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#e0ef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ort-AvgGasPrice" table:style-name="ta1">
        <table:shapes>
          <draw:frame draw:z-index="0" draw:style-name="gr1" draw:text-style-name="P1" svg:width="452.86pt" svg:height="255.23pt" svg:x="329.73pt" svg:y="48.95pt">
            <draw:object draw:notify-on-update-of-ranges="'export-AvgGasPrice'.A801:'export-AvgGasPrice'.A1093 'export-AvgGasPrice'.E800:'export-AvgGasPrice'.E800 'export-AvgGasPrice'.E801:'export-AvgGasPrice'.E1093 'export-AvgGasPrice'.F800:'export-AvgGasPrice'.F800 'export-AvgGasPrice'.F801:'export-AvgGasPrice'.F10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03.48pt" svg:y="71.35pt">
            <draw:object draw:notify-on-update-of-ranges="'export-AvgGasPrice'.A1:'export-AvgGasPrice'.A1 'export-AvgGasPrice'.A2:'export-AvgGasPrice'.A850 'export-AvgGasPrice'.D1:'export-AvgGasPrice'.D1 'export-AvgGasPrice'.D2:'export-AvgGasPrice'.D8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"/>
        <table:table-column table:style-name="co5" table:default-cell-style-name="ce3"/>
        <table:table-column table:style-name="co5" table:default-cell-style-name="ce4"/>
        <table:table-column table:style-name="co5" table:default-cell-style-name="ce2"/>
        <table:table-column table:style-name="co5" table:default-cell-style-name="ce3"/>
        <table:table-column table:style-name="co5" table:default-cell-style-name="ce4"/>
        <table:table-row table:style-name="ro1">
          <table:table-cell office:value-type="string" calcext:value-type="string">
            <text:p>Date(UTC)</text:p>
          </table:table-cell>
          <table:table-cell office:value-type="string" calcext:value-type="string">
            <text:p>UnixTimeStamp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/ 10^9</text:p>
          </table:table-cell>
          <table:table-cell office:value-type="string" calcext:value-type="string">
            <text:p>EthPrice</text:p>
          </table:table-cell>
          <table:table-cell office:value-type="string" calcext:value-type="string">
            <text:p>ValueInUsd</text:p>
          </table:table-cell>
          <table:table-cell office:value-type="string" calcext:value-type="string">
            <text:p>EthPriceVolatility</text:p>
          </table:table-cell>
          <table:table-cell office:value-type="string" calcext:value-type="string">
            <text:p>EthPriceVolatilityAbs</text:p>
          </table:table-cell>
          <table:table-cell office:value-type="string" calcext:value-type="string">
            <text:p>EthPriceVolatilitySquared</text:p>
          </table:table-cell>
          <table:table-cell office:value-type="string" calcext:value-type="string">
            <text:p>ValueVolatility</text:p>
          </table:table-cell>
          <table:table-cell office:value-type="string" calcext:value-type="string">
            <text:p>ValueVolatilityAbs</text:p>
          </table:table-cell>
          <table:table-cell office:value-type="string" calcext:value-type="string">
            <text:p>ValueVolatilitySquared</text:p>
          </table:table-cell>
        </table:table-row>
        <table:table-row table:style-name="ro1">
          <table:table-cell table:style-name="ce1" office:value-type="string" calcext:value-type="string">
            <text:p>8/11/2015</text:p>
          </table:table-cell>
          <table:table-cell office:value-type="float" office:value="1439251200" calcext:value-type="float">
            <text:p>1439251200</text:p>
          </table:table-cell>
          <table:table-cell office:value-type="float" office:value="77838819162" calcext:value-type="float">
            <text:p>77838819162</text:p>
          </table:table-cell>
          <table:table-cell table:formula="of:=[.C2]/10^9" office:value-type="float" office:value="77.838819162" calcext:value-type="float">
            <text:p>77.838819162</text:p>
          </table:table-cell>
          <table:table-cell office:value-type="float" office:value="0.99" calcext:value-type="float">
            <text:p>0.99</text:p>
          </table:table-cell>
          <table:table-cell table:formula="of:=[.E2]*[.D2]" office:value-type="float" office:value="77.06043097038" calcext:value-type="float">
            <text:p>77.0604309703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/12/2015</text:p>
          </table:table-cell>
          <table:table-cell office:value-type="float" office:value="1439337600" calcext:value-type="float">
            <text:p>1439337600</text:p>
          </table:table-cell>
          <table:table-cell office:value-type="float" office:value="444902379011" calcext:value-type="float">
            <text:p>444902379011</text:p>
          </table:table-cell>
          <table:table-cell table:formula="of:=[.C3]/10^9" office:value-type="float" office:value="444.902379011" calcext:value-type="float">
            <text:p>444.902379011</text:p>
          </table:table-cell>
          <table:table-cell office:value-type="float" office:value="1.29" calcext:value-type="float">
            <text:p>1.29</text:p>
          </table:table-cell>
          <table:table-cell table:formula="of:=[.E3]*[.D3]" office:value-type="float" office:value="573.92406892419" calcext:value-type="float">
            <text:p>573.92406892419</text:p>
          </table:table-cell>
          <table:table-cell table:formula="of:=([.E3]-[.E2])/([.E2]+0.0000000000001)" office:value-type="float" office:value="0.303030303030272" calcext:value-type="float">
            <text:p>0.303030303030272</text:p>
          </table:table-cell>
          <table:table-cell table:formula="of:=ABS([.G3])" office:value-type="float" office:value="0.303030303030272" calcext:value-type="float">
            <text:p>0.303030303030272</text:p>
          </table:table-cell>
          <table:table-cell table:formula="of:=[.G3]*[.G3]" office:value-type="float" office:value="0.0918273645546187" calcext:value-type="float">
            <text:p>0.091827364554619</text:p>
          </table:table-cell>
          <table:table-cell table:formula="of:=([.F3]-[.F2])/([.F2]+0.0000000000001)" office:value-type="float" office:value="6.44771423799577" calcext:value-type="float">
            <text:p>6.44771423799577</text:p>
          </table:table-cell>
          <table:table-cell table:formula="of:=ABS([.J3])" office:value-type="float" office:value="6.44771423799577" calcext:value-type="float">
            <text:p>6.44771423799577</text:p>
          </table:table-cell>
          <table:table-cell table:formula="of:=[.J3]*[.J3]" office:value-type="float" office:value="41.5730188948534" calcext:value-type="float">
            <text:p>41.5730188948534</text:p>
          </table:table-cell>
        </table:table-row>
        <table:table-row table:style-name="ro1">
          <table:table-cell table:style-name="ce1" office:value-type="string" calcext:value-type="string">
            <text:p>8/13/2015</text:p>
          </table:table-cell>
          <table:table-cell office:value-type="float" office:value="1439424000" calcext:value-type="float">
            <text:p>1439424000</text:p>
          </table:table-cell>
          <table:table-cell office:value-type="float" office:value="268683475202" calcext:value-type="float">
            <text:p>268683475202</text:p>
          </table:table-cell>
          <table:table-cell table:formula="of:=[.C4]/10^9" office:value-type="float" office:value="268.683475202" calcext:value-type="float">
            <text:p>268.683475202</text:p>
          </table:table-cell>
          <table:table-cell office:value-type="float" office:value="1.88" calcext:value-type="float">
            <text:p>1.88</text:p>
          </table:table-cell>
          <table:table-cell table:formula="of:=[.E4]*[.D4]" office:value-type="float" office:value="505.12493337976" calcext:value-type="float">
            <text:p>505.12493337976</text:p>
          </table:table-cell>
          <table:table-cell table:formula="of:=([.E4]-[.E3])/([.E3]+0.0000000000001)" office:value-type="float" office:value="0.457364341085236" calcext:value-type="float">
            <text:p>0.457364341085236</text:p>
          </table:table-cell>
          <table:table-cell table:formula="of:=ABS([.G4])" office:value-type="float" office:value="0.457364341085236" calcext:value-type="float">
            <text:p>0.457364341085236</text:p>
          </table:table-cell>
          <table:table-cell table:formula="of:=[.G4]*[.G4]" office:value-type="float" office:value="0.209182140496332" calcext:value-type="float">
            <text:p>0.209182140496332</text:p>
          </table:table-cell>
          <table:table-cell table:formula="of:=([.F4]-[.F3])/([.F3]+0.0000000000001)" office:value-type="float" office:value="-0.119874978711718" calcext:value-type="float">
            <text:p>-0.119874978711718</text:p>
          </table:table-cell>
          <table:table-cell table:formula="of:=ABS([.J4])" office:value-type="float" office:value="0.119874978711718" calcext:value-type="float">
            <text:p>0.119874978711718</text:p>
          </table:table-cell>
          <table:table-cell table:formula="of:=[.J4]*[.J4]" office:value-type="float" office:value="0.0143700105211349" calcext:value-type="float">
            <text:p>0.014370010521135</text:p>
          </table:table-cell>
        </table:table-row>
        <table:table-row table:style-name="ro1">
          <table:table-cell table:style-name="ce1" office:value-type="string" calcext:value-type="string">
            <text:p>8/14/2015</text:p>
          </table:table-cell>
          <table:table-cell office:value-type="float" office:value="1439510400" calcext:value-type="float">
            <text:p>1439510400</text:p>
          </table:table-cell>
          <table:table-cell office:value-type="float" office:value="193455494453" calcext:value-type="float">
            <text:p>193455494453</text:p>
          </table:table-cell>
          <table:table-cell table:formula="of:=[.C5]/10^9" office:value-type="float" office:value="193.455494453" calcext:value-type="float">
            <text:p>193.455494453</text:p>
          </table:table-cell>
          <table:table-cell office:value-type="float" office:value="1.79" calcext:value-type="float">
            <text:p>1.79</text:p>
          </table:table-cell>
          <table:table-cell table:formula="of:=[.E5]*[.D5]" office:value-type="float" office:value="346.28533507087" calcext:value-type="float">
            <text:p>346.28533507087</text:p>
          </table:table-cell>
          <table:table-cell table:formula="of:=([.E5]-[.E4])/([.E4]+0.0000000000001)" office:value-type="float" office:value="-0.0478723404255293" calcext:value-type="float">
            <text:p>-0.047872340425529</text:p>
          </table:table-cell>
          <table:table-cell table:formula="of:=ABS([.G5])" office:value-type="float" office:value="0.0478723404255293" calcext:value-type="float">
            <text:p>0.047872340425529</text:p>
          </table:table-cell>
          <table:table-cell table:formula="of:=[.G5]*[.G5]" office:value-type="float" office:value="0.00229176097781777" calcext:value-type="float">
            <text:p>0.002291760977818</text:p>
          </table:table-cell>
          <table:table-cell table:formula="of:=([.F5]-[.F4])/([.F4]+0.0000000000001)" office:value-type="float" office:value="-0.314456063861477" calcext:value-type="float">
            <text:p>-0.314456063861477</text:p>
          </table:table-cell>
          <table:table-cell table:formula="of:=ABS([.J5])" office:value-type="float" office:value="0.314456063861477" calcext:value-type="float">
            <text:p>0.314456063861477</text:p>
          </table:table-cell>
          <table:table-cell table:formula="of:=[.J5]*[.J5]" office:value-type="float" office:value="0.0988826160992531" calcext:value-type="float">
            <text:p>0.098882616099253</text:p>
          </table:table-cell>
        </table:table-row>
        <table:table-row table:style-name="ro1">
          <table:table-cell table:style-name="ce1" office:value-type="string" calcext:value-type="string">
            <text:p>8/15/2015</text:p>
          </table:table-cell>
          <table:table-cell office:value-type="float" office:value="1439596800" calcext:value-type="float">
            <text:p>1439596800</text:p>
          </table:table-cell>
          <table:table-cell office:value-type="float" office:value="144368937208" calcext:value-type="float">
            <text:p>144368937208</text:p>
          </table:table-cell>
          <table:table-cell table:formula="of:=[.C6]/10^9" office:value-type="float" office:value="144.368937208" calcext:value-type="float">
            <text:p>144.368937208</text:p>
          </table:table-cell>
          <table:table-cell office:value-type="float" office:value="1.79" calcext:value-type="float">
            <text:p>1.79</text:p>
          </table:table-cell>
          <table:table-cell table:formula="of:=[.E6]*[.D6]" office:value-type="float" office:value="258.42039760232" calcext:value-type="float">
            <text:p>258.42039760232</text:p>
          </table:table-cell>
          <table:table-cell table:formula="of:=([.E6]-[.E5])/([.E5]+0.0000000000001)" office:value-type="float" office:value="0" calcext:value-type="float">
            <text:p>0</text:p>
          </table:table-cell>
          <table:table-cell table:formula="of:=ABS([.G6])" office:value-type="float" office:value="0" calcext:value-type="float">
            <text:p>0</text:p>
          </table:table-cell>
          <table:table-cell table:formula="of:=[.G6]*[.G6]" office:value-type="float" office:value="0" calcext:value-type="float">
            <text:p>0</text:p>
          </table:table-cell>
          <table:table-cell table:formula="of:=([.F6]-[.F5])/([.F5]+0.0000000000001)" office:value-type="float" office:value="-0.25373565834247" calcext:value-type="float">
            <text:p>-0.25373565834247</text:p>
          </table:table-cell>
          <table:table-cell table:formula="of:=ABS([.J6])" office:value-type="float" office:value="0.25373565834247" calcext:value-type="float">
            <text:p>0.25373565834247</text:p>
          </table:table-cell>
          <table:table-cell table:formula="of:=[.J6]*[.J6]" office:value-type="float" office:value="0.0643817843144866" calcext:value-type="float">
            <text:p>0.064381784314487</text:p>
          </table:table-cell>
        </table:table-row>
        <table:table-row table:style-name="ro1">
          <table:table-cell table:style-name="ce1" office:value-type="string" calcext:value-type="string">
            <text:p>8/17/2015</text:p>
          </table:table-cell>
          <table:table-cell office:value-type="float" office:value="1439769600" calcext:value-type="float">
            <text:p>1439769600</text:p>
          </table:table-cell>
          <table:table-cell office:value-type="float" office:value="132149993345" calcext:value-type="float">
            <text:p>132149993345</text:p>
          </table:table-cell>
          <table:table-cell table:formula="of:=[.C7]/10^9" office:value-type="float" office:value="132.149993345" calcext:value-type="float">
            <text:p>132.149993345</text:p>
          </table:table-cell>
          <table:table-cell office:value-type="float" office:value="1.3" calcext:value-type="float">
            <text:p>1.3</text:p>
          </table:table-cell>
          <table:table-cell table:formula="of:=[.E7]*[.D7]" office:value-type="float" office:value="171.7949913485" calcext:value-type="float">
            <text:p>171.7949913485</text:p>
          </table:table-cell>
          <table:table-cell table:formula="of:=([.E7]-[.E6])/([.E6]+0.0000000000001)" office:value-type="float" office:value="-0.273743016759761" calcext:value-type="float">
            <text:p>-0.273743016759761</text:p>
          </table:table-cell>
          <table:table-cell table:formula="of:=ABS([.G7])" office:value-type="float" office:value="0.273743016759761" calcext:value-type="float">
            <text:p>0.273743016759761</text:p>
          </table:table-cell>
          <table:table-cell table:formula="of:=[.G7]*[.G7]" office:value-type="float" office:value="0.0749352392247349" calcext:value-type="float">
            <text:p>0.074935239224735</text:p>
          </table:table-cell>
          <table:table-cell table:formula="of:=([.F7]-[.F6])/([.F6]+0.0000000000001)" office:value-type="float" office:value="-0.335211179371091" calcext:value-type="float">
            <text:p>-0.335211179371091</text:p>
          </table:table-cell>
          <table:table-cell table:formula="of:=ABS([.J7])" office:value-type="float" office:value="0.335211179371091" calcext:value-type="float">
            <text:p>0.335211179371091</text:p>
          </table:table-cell>
          <table:table-cell table:formula="of:=[.J7]*[.J7]" office:value-type="float" office:value="0.112366534775358" calcext:value-type="float">
            <text:p>0.112366534775358</text:p>
          </table:table-cell>
        </table:table-row>
        <table:table-row table:style-name="ro1">
          <table:table-cell table:style-name="ce1" office:value-type="string" calcext:value-type="string">
            <text:p>8/16/2015</text:p>
          </table:table-cell>
          <table:table-cell office:value-type="float" office:value="1439683200" calcext:value-type="float">
            <text:p>1439683200</text:p>
          </table:table-cell>
          <table:table-cell office:value-type="float" office:value="120940093311" calcext:value-type="float">
            <text:p>120940093311</text:p>
          </table:table-cell>
          <table:table-cell table:formula="of:=[.C8]/10^9" office:value-type="float" office:value="120.940093311" calcext:value-type="float">
            <text:p>120.940093311</text:p>
          </table:table-cell>
          <table:table-cell office:value-type="float" office:value="1.37" calcext:value-type="float">
            <text:p>1.37</text:p>
          </table:table-cell>
          <table:table-cell table:formula="of:=[.E8]*[.D8]" office:value-type="float" office:value="165.68792783607" calcext:value-type="float">
            <text:p>165.68792783607</text:p>
          </table:table-cell>
          <table:table-cell table:formula="of:=([.E8]-[.E7])/([.E7]+0.0000000000001)" office:value-type="float" office:value="0.0538461538461498" calcext:value-type="float">
            <text:p>0.05384615384615</text:p>
          </table:table-cell>
          <table:table-cell table:formula="of:=ABS([.G8])" office:value-type="float" office:value="0.0538461538461498" calcext:value-type="float">
            <text:p>0.05384615384615</text:p>
          </table:table-cell>
          <table:table-cell table:formula="of:=[.G8]*[.G8]" office:value-type="float" office:value="0.00289940828402323" calcext:value-type="float">
            <text:p>0.002899408284023</text:p>
          </table:table-cell>
          <table:table-cell table:formula="of:=([.F8]-[.F7])/([.F7]+0.0000000000001)" office:value-type="float" office:value="-0.0355485539158784" calcext:value-type="float">
            <text:p>-0.035548553915878</text:p>
          </table:table-cell>
          <table:table-cell table:formula="of:=ABS([.J8])" office:value-type="float" office:value="0.0355485539158784" calcext:value-type="float">
            <text:p>0.035548553915878</text:p>
          </table:table-cell>
          <table:table-cell table:formula="of:=[.J8]*[.J8]" office:value-type="float" office:value="0.00126369968551011" calcext:value-type="float">
            <text:p>0.00126369968551</text:p>
          </table:table-cell>
        </table:table-row>
        <table:table-row table:style-name="ro1">
          <table:table-cell table:style-name="ce1" office:value-type="string" calcext:value-type="string">
            <text:p>8/18/2015</text:p>
          </table:table-cell>
          <table:table-cell office:value-type="float" office:value="1439856000" calcext:value-type="float">
            <text:p>1439856000</text:p>
          </table:table-cell>
          <table:table-cell office:value-type="float" office:value="146513014268" calcext:value-type="float">
            <text:p>146513014268</text:p>
          </table:table-cell>
          <table:table-cell table:formula="of:=[.C9]/10^9" office:value-type="float" office:value="146.513014268" calcext:value-type="float">
            <text:p>146.513014268</text:p>
          </table:table-cell>
          <table:table-cell office:value-type="float" office:value="1.36" calcext:value-type="float">
            <text:p>1.36</text:p>
          </table:table-cell>
          <table:table-cell table:formula="of:=[.E9]*[.D9]" office:value-type="float" office:value="199.25769940448" calcext:value-type="float">
            <text:p>199.25769940448</text:p>
          </table:table-cell>
          <table:table-cell table:formula="of:=([.E9]-[.E8])/([.E8]+0.0000000000001)" office:value-type="float" office:value="-0.00729927007299234" calcext:value-type="float">
            <text:p>-0.007299270072992</text:p>
          </table:table-cell>
          <table:table-cell table:formula="of:=ABS([.G9])" office:value-type="float" office:value="0.00729927007299234" calcext:value-type="float">
            <text:p>0.007299270072992</text:p>
          </table:table-cell>
          <table:table-cell table:formula="of:=[.G9]*[.G9]" office:value-type="float" office:value="0.0000532793435984815" calcext:value-type="float">
            <text:p>5.32793435984815E-05</text:p>
          </table:table-cell>
          <table:table-cell table:formula="of:=([.F9]-[.F8])/([.F8]+0.0000000000001)" office:value-type="float" office:value="0.202608433860212" calcext:value-type="float">
            <text:p>0.202608433860212</text:p>
          </table:table-cell>
          <table:table-cell table:formula="of:=ABS([.J9])" office:value-type="float" office:value="0.202608433860212" calcext:value-type="float">
            <text:p>0.202608433860212</text:p>
          </table:table-cell>
          <table:table-cell table:formula="of:=[.J9]*[.J9]" office:value-type="float" office:value="0.0410501774712879" calcext:value-type="float">
            <text:p>0.041050177471288</text:p>
          </table:table-cell>
        </table:table-row>
        <table:table-row table:style-name="ro1">
          <table:table-cell table:style-name="ce1" office:value-type="string" calcext:value-type="string">
            <text:p>8/19/2015</text:p>
          </table:table-cell>
          <table:table-cell office:value-type="float" office:value="1439942400" calcext:value-type="float">
            <text:p>1439942400</text:p>
          </table:table-cell>
          <table:table-cell office:value-type="float" office:value="194583349948" calcext:value-type="float">
            <text:p>194583349948</text:p>
          </table:table-cell>
          <table:table-cell table:formula="of:=[.C10]/10^9" office:value-type="float" office:value="194.583349948" calcext:value-type="float">
            <text:p>194.583349948</text:p>
          </table:table-cell>
          <table:table-cell office:value-type="float" office:value="1.24" calcext:value-type="float">
            <text:p>1.24</text:p>
          </table:table-cell>
          <table:table-cell table:formula="of:=[.E10]*[.D10]" office:value-type="float" office:value="241.28335393552" calcext:value-type="float">
            <text:p>241.28335393552</text:p>
          </table:table-cell>
          <table:table-cell table:formula="of:=([.E10]-[.E9])/([.E9]+0.0000000000001)" office:value-type="float" office:value="-0.0882352941176405" calcext:value-type="float">
            <text:p>-0.088235294117641</text:p>
          </table:table-cell>
          <table:table-cell table:formula="of:=ABS([.G10])" office:value-type="float" office:value="0.0882352941176405" calcext:value-type="float">
            <text:p>0.088235294117641</text:p>
          </table:table-cell>
          <table:table-cell table:formula="of:=[.G10]*[.G10]" office:value-type="float" office:value="0.00778546712802652" calcext:value-type="float">
            <text:p>0.007785467128027</text:p>
          </table:table-cell>
          <table:table-cell table:formula="of:=([.F10]-[.F9])/([.F9]+0.0000000000001)" office:value-type="float" office:value="0.210911069718469" calcext:value-type="float">
            <text:p>0.210911069718469</text:p>
          </table:table-cell>
          <table:table-cell table:formula="of:=ABS([.J10])" office:value-type="float" office:value="0.210911069718469" calcext:value-type="float">
            <text:p>0.210911069718469</text:p>
          </table:table-cell>
          <table:table-cell table:formula="of:=[.J10]*[.J10]" office:value-type="float" office:value="0.0444834793297889" calcext:value-type="float">
            <text:p>0.044483479329789</text:p>
          </table:table-cell>
        </table:table-row>
        <table:table-row table:style-name="ro1">
          <table:table-cell table:style-name="ce1" office:value-type="string" calcext:value-type="string">
            <text:p>8/20/2015</text:p>
          </table:table-cell>
          <table:table-cell office:value-type="float" office:value="1440028800" calcext:value-type="float">
            <text:p>1440028800</text:p>
          </table:table-cell>
          <table:table-cell office:value-type="float" office:value="99011782801" calcext:value-type="float">
            <text:p>99011782801</text:p>
          </table:table-cell>
          <table:table-cell table:formula="of:=[.C11]/10^9" office:value-type="float" office:value="99.011782801" calcext:value-type="float">
            <text:p>99.011782801</text:p>
          </table:table-cell>
          <table:table-cell office:value-type="float" office:value="1.52" calcext:value-type="float">
            <text:p>1.52</text:p>
          </table:table-cell>
          <table:table-cell table:formula="of:=[.E11]*[.D11]" office:value-type="float" office:value="150.49790985752" calcext:value-type="float">
            <text:p>150.49790985752</text:p>
          </table:table-cell>
          <table:table-cell table:formula="of:=([.E11]-[.E10])/([.E10]+0.0000000000001)" office:value-type="float" office:value="0.225806451612885" calcext:value-type="float">
            <text:p>0.225806451612885</text:p>
          </table:table-cell>
          <table:table-cell table:formula="of:=ABS([.G11])" office:value-type="float" office:value="0.225806451612885" calcext:value-type="float">
            <text:p>0.225806451612885</text:p>
          </table:table-cell>
          <table:table-cell table:formula="of:=[.G11]*[.G11]" office:value-type="float" office:value="0.0509885535900022" calcext:value-type="float">
            <text:p>0.050988553590002</text:p>
          </table:table-cell>
          <table:table-cell table:formula="of:=([.F11]-[.F10])/([.F10]+0.0000000000001)" office:value-type="float" office:value="-0.376260701773324" calcext:value-type="float">
            <text:p>-0.376260701773324</text:p>
          </table:table-cell>
          <table:table-cell table:formula="of:=ABS([.J11])" office:value-type="float" office:value="0.376260701773324" calcext:value-type="float">
            <text:p>0.376260701773324</text:p>
          </table:table-cell>
          <table:table-cell table:formula="of:=[.J11]*[.J11]" office:value-type="float" office:value="0.141572115698954" calcext:value-type="float">
            <text:p>0.141572115698954</text:p>
          </table:table-cell>
        </table:table-row>
        <table:table-row table:style-name="ro1">
          <table:table-cell table:style-name="ce1" office:value-type="string" calcext:value-type="string">
            <text:p>8/21/2015</text:p>
          </table:table-cell>
          <table:table-cell office:value-type="float" office:value="1440115200" calcext:value-type="float">
            <text:p>1440115200</text:p>
          </table:table-cell>
          <table:table-cell office:value-type="float" office:value="79543407701" calcext:value-type="float">
            <text:p>79543407701</text:p>
          </table:table-cell>
          <table:table-cell table:formula="of:=[.C12]/10^9" office:value-type="float" office:value="79.543407701" calcext:value-type="float">
            <text:p>79.543407701</text:p>
          </table:table-cell>
          <table:table-cell office:value-type="float" office:value="1.44" calcext:value-type="float">
            <text:p>1.44</text:p>
          </table:table-cell>
          <table:table-cell table:formula="of:=[.E12]*[.D12]" office:value-type="float" office:value="114.54250708944" calcext:value-type="float">
            <text:p>114.54250708944</text:p>
          </table:table-cell>
          <table:table-cell table:formula="of:=([.E12]-[.E11])/([.E11]+0.0000000000001)" office:value-type="float" office:value="-0.052631578947365" calcext:value-type="float">
            <text:p>-0.052631578947365</text:p>
          </table:table-cell>
          <table:table-cell table:formula="of:=ABS([.G12])" office:value-type="float" office:value="0.052631578947365" calcext:value-type="float">
            <text:p>0.052631578947365</text:p>
          </table:table-cell>
          <table:table-cell table:formula="of:=[.G12]*[.G12]" office:value-type="float" office:value="0.00277008310249272" calcext:value-type="float">
            <text:p>0.002770083102493</text:p>
          </table:table-cell>
          <table:table-cell table:formula="of:=([.F12]-[.F11])/([.F11]+0.0000000000001)" office:value-type="float" office:value="-0.238909648659704" calcext:value-type="float">
            <text:p>-0.238909648659704</text:p>
          </table:table-cell>
          <table:table-cell table:formula="of:=ABS([.J12])" office:value-type="float" office:value="0.238909648659704" calcext:value-type="float">
            <text:p>0.238909648659704</text:p>
          </table:table-cell>
          <table:table-cell table:formula="of:=[.J12]*[.J12]" office:value-type="float" office:value="0.0570778202227034" calcext:value-type="float">
            <text:p>0.057077820222703</text:p>
          </table:table-cell>
        </table:table-row>
        <table:table-row table:style-name="ro1">
          <table:table-cell table:style-name="ce1" office:value-type="string" calcext:value-type="string">
            <text:p>8/22/2015</text:p>
          </table:table-cell>
          <table:table-cell office:value-type="float" office:value="1440201600" calcext:value-type="float">
            <text:p>1440201600</text:p>
          </table:table-cell>
          <table:table-cell office:value-type="float" office:value="552841333007" calcext:value-type="float">
            <text:p>552841333007</text:p>
          </table:table-cell>
          <table:table-cell table:formula="of:=[.C13]/10^9" office:value-type="float" office:value="552.841333007" calcext:value-type="float">
            <text:p>552.841333007</text:p>
          </table:table-cell>
          <table:table-cell office:value-type="float" office:value="1.4" calcext:value-type="float">
            <text:p>1.4</text:p>
          </table:table-cell>
          <table:table-cell table:formula="of:=[.E13]*[.D13]" office:value-type="float" office:value="773.9778662098" calcext:value-type="float">
            <text:p>773.9778662098</text:p>
          </table:table-cell>
          <table:table-cell table:formula="of:=([.E13]-[.E12])/([.E12]+0.0000000000001)" office:value-type="float" office:value="-0.0277777777777759" calcext:value-type="float">
            <text:p>-0.027777777777776</text:p>
          </table:table-cell>
          <table:table-cell table:formula="of:=ABS([.G13])" office:value-type="float" office:value="0.0277777777777759" calcext:value-type="float">
            <text:p>0.027777777777776</text:p>
          </table:table-cell>
          <table:table-cell table:formula="of:=[.G13]*[.G13]" office:value-type="float" office:value="0.000771604938271499" calcext:value-type="float">
            <text:p>0.000771604938271</text:p>
          </table:table-cell>
          <table:table-cell table:formula="of:=([.F13]-[.F12])/([.F12]+0.0000000000001)" office:value-type="float" office:value="5.75712349831353" calcext:value-type="float">
            <text:p>5.75712349831353</text:p>
          </table:table-cell>
          <table:table-cell table:formula="of:=ABS([.J13])" office:value-type="float" office:value="5.75712349831353" calcext:value-type="float">
            <text:p>5.75712349831353</text:p>
          </table:table-cell>
          <table:table-cell table:formula="of:=[.J13]*[.J13]" office:value-type="float" office:value="33.1444709748338" calcext:value-type="float">
            <text:p>33.1444709748338</text:p>
          </table:table-cell>
        </table:table-row>
        <table:table-row table:style-name="ro1">
          <table:table-cell table:style-name="ce1" office:value-type="string" calcext:value-type="string">
            <text:p>8/23/2015</text:p>
          </table:table-cell>
          <table:table-cell office:value-type="float" office:value="1440288000" calcext:value-type="float">
            <text:p>1440288000</text:p>
          </table:table-cell>
          <table:table-cell office:value-type="float" office:value="73439482806" calcext:value-type="float">
            <text:p>73439482806</text:p>
          </table:table-cell>
          <table:table-cell table:formula="of:=[.C14]/10^9" office:value-type="float" office:value="73.439482806" calcext:value-type="float">
            <text:p>73.439482806</text:p>
          </table:table-cell>
          <table:table-cell office:value-type="float" office:value="1.35" calcext:value-type="float">
            <text:p>1.35</text:p>
          </table:table-cell>
          <table:table-cell table:formula="of:=[.E14]*[.D14]" office:value-type="float" office:value="99.1433017881" calcext:value-type="float">
            <text:p>99.1433017881</text:p>
          </table:table-cell>
          <table:table-cell table:formula="of:=([.E14]-[.E13])/([.E13]+0.0000000000001)" office:value-type="float" office:value="-0.035714285714283" calcext:value-type="float">
            <text:p>-0.035714285714283</text:p>
          </table:table-cell>
          <table:table-cell table:formula="of:=ABS([.G14])" office:value-type="float" office:value="0.035714285714283" calcext:value-type="float">
            <text:p>0.035714285714283</text:p>
          </table:table-cell>
          <table:table-cell table:formula="of:=[.G14]*[.G14]" office:value-type="float" office:value="0.00127551020408144" calcext:value-type="float">
            <text:p>0.001275510204081</text:p>
          </table:table-cell>
          <table:table-cell table:formula="of:=([.F14]-[.F13])/([.F13]+0.0000000000001)" office:value-type="float" office:value="-0.871904215719231" calcext:value-type="float">
            <text:p>-0.871904215719231</text:p>
          </table:table-cell>
          <table:table-cell table:formula="of:=ABS([.J14])" office:value-type="float" office:value="0.871904215719231" calcext:value-type="float">
            <text:p>0.871904215719231</text:p>
          </table:table-cell>
          <table:table-cell table:formula="of:=[.J14]*[.J14]" office:value-type="float" office:value="0.760216961388968" calcext:value-type="float">
            <text:p>0.760216961388968</text:p>
          </table:table-cell>
        </table:table-row>
        <table:table-row table:style-name="ro1">
          <table:table-cell table:style-name="ce1" office:value-type="string" calcext:value-type="string">
            <text:p>8/24/2015</text:p>
          </table:table-cell>
          <table:table-cell office:value-type="float" office:value="1440374400" calcext:value-type="float">
            <text:p>1440374400</text:p>
          </table:table-cell>
          <table:table-cell office:value-type="float" office:value="92409814705" calcext:value-type="float">
            <text:p>92409814705</text:p>
          </table:table-cell>
          <table:table-cell table:formula="of:=[.C15]/10^9" office:value-type="float" office:value="92.409814705" calcext:value-type="float">
            <text:p>92.409814705</text:p>
          </table:table-cell>
          <table:table-cell office:value-type="float" office:value="1.24" calcext:value-type="float">
            <text:p>1.24</text:p>
          </table:table-cell>
          <table:table-cell table:formula="of:=[.E15]*[.D15]" office:value-type="float" office:value="114.5881702342" calcext:value-type="float">
            <text:p>114.5881702342</text:p>
          </table:table-cell>
          <table:table-cell table:formula="of:=([.E15]-[.E14])/([.E14]+0.0000000000001)" office:value-type="float" office:value="-0.0814814814814755" calcext:value-type="float">
            <text:p>-0.081481481481476</text:p>
          </table:table-cell>
          <table:table-cell table:formula="of:=ABS([.G15])" office:value-type="float" office:value="0.0814814814814755" calcext:value-type="float">
            <text:p>0.081481481481476</text:p>
          </table:table-cell>
          <table:table-cell table:formula="of:=[.G15]*[.G15]" office:value-type="float" office:value="0.00663923182441604" calcext:value-type="float">
            <text:p>0.006639231824416</text:p>
          </table:table-cell>
          <table:table-cell table:formula="of:=([.F15]-[.F14])/([.F14]+0.0000000000001)" office:value-type="float" office:value="0.15578327700958" calcext:value-type="float">
            <text:p>0.15578327700958</text:p>
          </table:table-cell>
          <table:table-cell table:formula="of:=ABS([.J15])" office:value-type="float" office:value="0.15578327700958" calcext:value-type="float">
            <text:p>0.15578327700958</text:p>
          </table:table-cell>
          <table:table-cell table:formula="of:=[.J15]*[.J15]" office:value-type="float" office:value="0.0242684293958436" calcext:value-type="float">
            <text:p>0.024268429395844</text:p>
          </table:table-cell>
        </table:table-row>
        <table:table-row table:style-name="ro1">
          <table:table-cell table:style-name="ce1" office:value-type="string" calcext:value-type="string">
            <text:p>8/25/2015</text:p>
          </table:table-cell>
          <table:table-cell office:value-type="float" office:value="1440460800" calcext:value-type="float">
            <text:p>1440460800</text:p>
          </table:table-cell>
          <table:table-cell office:value-type="float" office:value="76432335617" calcext:value-type="float">
            <text:p>76432335617</text:p>
          </table:table-cell>
          <table:table-cell table:formula="of:=[.C16]/10^9" office:value-type="float" office:value="76.432335617" calcext:value-type="float">
            <text:p>76.432335617</text:p>
          </table:table-cell>
          <table:table-cell office:value-type="float" office:value="1.27" calcext:value-type="float">
            <text:p>1.27</text:p>
          </table:table-cell>
          <table:table-cell table:formula="of:=[.E16]*[.D16]" office:value-type="float" office:value="97.06906623359" calcext:value-type="float">
            <text:p>97.06906623359</text:p>
          </table:table-cell>
          <table:table-cell table:formula="of:=([.E16]-[.E15])/([.E15]+0.0000000000001)" office:value-type="float" office:value="0.0241935483870948" calcext:value-type="float">
            <text:p>0.024193548387095</text:p>
          </table:table-cell>
          <table:table-cell table:formula="of:=ABS([.G16])" office:value-type="float" office:value="0.0241935483870948" calcext:value-type="float">
            <text:p>0.024193548387095</text:p>
          </table:table-cell>
          <table:table-cell table:formula="of:=[.G16]*[.G16]" office:value-type="float" office:value="0.0005853277835587" calcext:value-type="float">
            <text:p>0.000585327783559</text:p>
          </table:table-cell>
          <table:table-cell table:formula="of:=([.F16]-[.F15])/([.F15]+0.0000000000001)" office:value-type="float" office:value="-0.152887544716036" calcext:value-type="float">
            <text:p>-0.152887544716036</text:p>
          </table:table-cell>
          <table:table-cell table:formula="of:=ABS([.J16])" office:value-type="float" office:value="0.152887544716036" calcext:value-type="float">
            <text:p>0.152887544716036</text:p>
          </table:table-cell>
          <table:table-cell table:formula="of:=[.J16]*[.J16]" office:value-type="float" office:value="0.0233746013292979" calcext:value-type="float">
            <text:p>0.023374601329298</text:p>
          </table:table-cell>
        </table:table-row>
        <table:table-row table:style-name="ro1">
          <table:table-cell table:style-name="ce1" office:value-type="string" calcext:value-type="string">
            <text:p>8/26/2015</text:p>
          </table:table-cell>
          <table:table-cell office:value-type="float" office:value="1440547200" calcext:value-type="float">
            <text:p>1440547200</text:p>
          </table:table-cell>
          <table:table-cell office:value-type="float" office:value="60481160549" calcext:value-type="float">
            <text:p>60481160549</text:p>
          </table:table-cell>
          <table:table-cell table:formula="of:=[.C17]/10^9" office:value-type="float" office:value="60.481160549" calcext:value-type="float">
            <text:p>60.481160549</text:p>
          </table:table-cell>
          <table:table-cell office:value-type="float" office:value="1.18" calcext:value-type="float">
            <text:p>1.18</text:p>
          </table:table-cell>
          <table:table-cell table:formula="of:=[.E17]*[.D17]" office:value-type="float" office:value="71.36776944782" calcext:value-type="float">
            <text:p>71.36776944782</text:p>
          </table:table-cell>
          <table:table-cell table:formula="of:=([.E17]-[.E16])/([.E16]+0.0000000000001)" office:value-type="float" office:value="-0.070866141732278" calcext:value-type="float">
            <text:p>-0.070866141732278</text:p>
          </table:table-cell>
          <table:table-cell table:formula="of:=ABS([.G17])" office:value-type="float" office:value="0.070866141732278" calcext:value-type="float">
            <text:p>0.070866141732278</text:p>
          </table:table-cell>
          <table:table-cell table:formula="of:=[.G17]*[.G17]" office:value-type="float" office:value="0.00502201004401931" calcext:value-type="float">
            <text:p>0.005022010044019</text:p>
          </table:table-cell>
          <table:table-cell table:formula="of:=([.F17]-[.F16])/([.F16]+0.0000000000001)" office:value-type="float" office:value="-0.264773297848787" calcext:value-type="float">
            <text:p>-0.264773297848787</text:p>
          </table:table-cell>
          <table:table-cell table:formula="of:=ABS([.J17])" office:value-type="float" office:value="0.264773297848787" calcext:value-type="float">
            <text:p>0.264773297848787</text:p>
          </table:table-cell>
          <table:table-cell table:formula="of:=[.J17]*[.J17]" office:value-type="float" office:value="0.0701048992537226" calcext:value-type="float">
            <text:p>0.070104899253723</text:p>
          </table:table-cell>
        </table:table-row>
        <table:table-row table:style-name="ro1">
          <table:table-cell table:style-name="ce1" office:value-type="string" calcext:value-type="string">
            <text:p>8/27/2015</text:p>
          </table:table-cell>
          <table:table-cell office:value-type="float" office:value="1440633600" calcext:value-type="float">
            <text:p>1440633600</text:p>
          </table:table-cell>
          <table:table-cell office:value-type="float" office:value="59307091958" calcext:value-type="float">
            <text:p>59307091958</text:p>
          </table:table-cell>
          <table:table-cell table:formula="of:=[.C18]/10^9" office:value-type="float" office:value="59.307091958" calcext:value-type="float">
            <text:p>59.307091958</text:p>
          </table:table-cell>
          <table:table-cell office:value-type="float" office:value="1.14" calcext:value-type="float">
            <text:p>1.14</text:p>
          </table:table-cell>
          <table:table-cell table:formula="of:=[.E18]*[.D18]" office:value-type="float" office:value="67.61008483212" calcext:value-type="float">
            <text:p>67.61008483212</text:p>
          </table:table-cell>
          <table:table-cell table:formula="of:=([.E18]-[.E17])/([.E17]+0.0000000000001)" office:value-type="float" office:value="-0.0338983050847427" calcext:value-type="float">
            <text:p>-0.033898305084743</text:p>
          </table:table-cell>
          <table:table-cell table:formula="of:=ABS([.G18])" office:value-type="float" office:value="0.0338983050847427" calcext:value-type="float">
            <text:p>0.033898305084743</text:p>
          </table:table-cell>
          <table:table-cell table:formula="of:=[.G18]*[.G18]" office:value-type="float" office:value="0.0011490950876183" calcext:value-type="float">
            <text:p>0.001149095087618</text:p>
          </table:table-cell>
          <table:table-cell table:formula="of:=([.F18]-[.F17])/([.F17]+0.0000000000001)" office:value-type="float" office:value="-0.0526524038059979" calcext:value-type="float">
            <text:p>-0.052652403805998</text:p>
          </table:table-cell>
          <table:table-cell table:formula="of:=ABS([.J18])" office:value-type="float" office:value="0.0526524038059979" calcext:value-type="float">
            <text:p>0.052652403805998</text:p>
          </table:table-cell>
          <table:table-cell table:formula="of:=[.J18]*[.J18]" office:value-type="float" office:value="0.00277227562654987" calcext:value-type="float">
            <text:p>0.00277227562655</text:p>
          </table:table-cell>
        </table:table-row>
        <table:table-row table:style-name="ro1">
          <table:table-cell table:style-name="ce1" office:value-type="string" calcext:value-type="string">
            <text:p>8/28/2015</text:p>
          </table:table-cell>
          <table:table-cell office:value-type="float" office:value="1440720000" calcext:value-type="float">
            <text:p>1440720000</text:p>
          </table:table-cell>
          <table:table-cell office:value-type="float" office:value="92879907335" calcext:value-type="float">
            <text:p>92879907335</text:p>
          </table:table-cell>
          <table:table-cell table:formula="of:=[.C19]/10^9" office:value-type="float" office:value="92.879907335" calcext:value-type="float">
            <text:p>92.879907335</text:p>
          </table:table-cell>
          <table:table-cell office:value-type="float" office:value="1.3" calcext:value-type="float">
            <text:p>1.3</text:p>
          </table:table-cell>
          <table:table-cell table:formula="of:=[.E19]*[.D19]" office:value-type="float" office:value="120.7438795355" calcext:value-type="float">
            <text:p>120.7438795355</text:p>
          </table:table-cell>
          <table:table-cell table:formula="of:=([.E19]-[.E18])/([.E18]+0.0000000000001)" office:value-type="float" office:value="0.14035087719297" calcext:value-type="float">
            <text:p>0.14035087719297</text:p>
          </table:table-cell>
          <table:table-cell table:formula="of:=ABS([.G19])" office:value-type="float" office:value="0.14035087719297" calcext:value-type="float">
            <text:p>0.14035087719297</text:p>
          </table:table-cell>
          <table:table-cell table:formula="of:=[.G19]*[.G19]" office:value-type="float" office:value="0.0196983687288362" calcext:value-type="float">
            <text:p>0.019698368728836</text:p>
          </table:table-cell>
          <table:table-cell table:formula="of:=([.F19]-[.F18])/([.F18]+0.0000000000001)" office:value-type="float" office:value="0.785885638737392" calcext:value-type="float">
            <text:p>0.785885638737392</text:p>
          </table:table-cell>
          <table:table-cell table:formula="of:=ABS([.J19])" office:value-type="float" office:value="0.785885638737392" calcext:value-type="float">
            <text:p>0.785885638737392</text:p>
          </table:table-cell>
          <table:table-cell table:formula="of:=[.J19]*[.J19]" office:value-type="float" office:value="0.617616237173679" calcext:value-type="float">
            <text:p>0.617616237173679</text:p>
          </table:table-cell>
        </table:table-row>
        <table:table-row table:style-name="ro1">
          <table:table-cell table:style-name="ce1" office:value-type="string" calcext:value-type="string">
            <text:p>8/29/2015</text:p>
          </table:table-cell>
          <table:table-cell office:value-type="float" office:value="1440806400" calcext:value-type="float">
            <text:p>1440806400</text:p>
          </table:table-cell>
          <table:table-cell office:value-type="float" office:value="56211090684" calcext:value-type="float">
            <text:p>56211090684</text:p>
          </table:table-cell>
          <table:table-cell table:formula="of:=[.C20]/10^9" office:value-type="float" office:value="56.211090684" calcext:value-type="float">
            <text:p>56.211090684</text:p>
          </table:table-cell>
          <table:table-cell office:value-type="float" office:value="1.18" calcext:value-type="float">
            <text:p>1.18</text:p>
          </table:table-cell>
          <table:table-cell table:formula="of:=[.E20]*[.D20]" office:value-type="float" office:value="66.32908700712" calcext:value-type="float">
            <text:p>66.32908700712</text:p>
          </table:table-cell>
          <table:table-cell table:formula="of:=([.E20]-[.E19])/([.E19]+0.0000000000001)" office:value-type="float" office:value="-0.0923076923076853" calcext:value-type="float">
            <text:p>-0.092307692307685</text:p>
          </table:table-cell>
          <table:table-cell table:formula="of:=ABS([.G20])" office:value-type="float" office:value="0.0923076923076853" calcext:value-type="float">
            <text:p>0.092307692307685</text:p>
          </table:table-cell>
          <table:table-cell table:formula="of:=[.G20]*[.G20]" office:value-type="float" office:value="0.0085207100591703" calcext:value-type="float">
            <text:p>0.00852071005917</text:p>
          </table:table-cell>
          <table:table-cell table:formula="of:=([.F20]-[.F19])/([.F19]+0.0000000000001)" office:value-type="float" office:value="-0.450662946541994" calcext:value-type="float">
            <text:p>-0.450662946541994</text:p>
          </table:table-cell>
          <table:table-cell table:formula="of:=ABS([.J20])" office:value-type="float" office:value="0.450662946541994" calcext:value-type="float">
            <text:p>0.450662946541994</text:p>
          </table:table-cell>
          <table:table-cell table:formula="of:=[.J20]*[.J20]" office:value-type="float" office:value="0.203097091385912" calcext:value-type="float">
            <text:p>0.203097091385912</text:p>
          </table:table-cell>
        </table:table-row>
        <table:table-row table:style-name="ro1">
          <table:table-cell table:style-name="ce1" office:value-type="string" calcext:value-type="string">
            <text:p>8/30/2015</text:p>
          </table:table-cell>
          <table:table-cell office:value-type="float" office:value="1440892800" calcext:value-type="float">
            <text:p>1440892800</text:p>
          </table:table-cell>
          <table:table-cell office:value-type="float" office:value="55155494457" calcext:value-type="float">
            <text:p>55155494457</text:p>
          </table:table-cell>
          <table:table-cell table:formula="of:=[.C21]/10^9" office:value-type="float" office:value="55.155494457" calcext:value-type="float">
            <text:p>55.155494457</text:p>
          </table:table-cell>
          <table:table-cell office:value-type="float" office:value="1.32" calcext:value-type="float">
            <text:p>1.32</text:p>
          </table:table-cell>
          <table:table-cell table:formula="of:=[.E21]*[.D21]" office:value-type="float" office:value="72.80525268324" calcext:value-type="float">
            <text:p>72.80525268324</text:p>
          </table:table-cell>
          <table:table-cell table:formula="of:=([.E21]-[.E20])/([.E20]+0.0000000000001)" office:value-type="float" office:value="0.1186440677966" calcext:value-type="float">
            <text:p>0.1186440677966</text:p>
          </table:table-cell>
          <table:table-cell table:formula="of:=ABS([.G21])" office:value-type="float" office:value="0.1186440677966" calcext:value-type="float">
            <text:p>0.1186440677966</text:p>
          </table:table-cell>
          <table:table-cell table:formula="of:=[.G21]*[.G21]" office:value-type="float" office:value="0.0140764148233243" calcext:value-type="float">
            <text:p>0.014076414823324</text:p>
          </table:table-cell>
          <table:table-cell table:formula="of:=([.F21]-[.F20])/([.F20]+0.0000000000001)" office:value-type="float" office:value="0.0976368885557679" calcext:value-type="float">
            <text:p>0.097636888555768</text:p>
          </table:table-cell>
          <table:table-cell table:formula="of:=ABS([.J21])" office:value-type="float" office:value="0.0976368885557679" calcext:value-type="float">
            <text:p>0.097636888555768</text:p>
          </table:table-cell>
          <table:table-cell table:formula="of:=[.J21]*[.J21]" office:value-type="float" office:value="0.00953296200685145" calcext:value-type="float">
            <text:p>0.009532962006851</text:p>
          </table:table-cell>
        </table:table-row>
        <table:table-row table:style-name="ro1">
          <table:table-cell table:style-name="ce1" office:value-type="string" calcext:value-type="string">
            <text:p>8/31/2015</text:p>
          </table:table-cell>
          <table:table-cell office:value-type="float" office:value="1440979200" calcext:value-type="float">
            <text:p>1440979200</text:p>
          </table:table-cell>
          <table:table-cell office:value-type="float" office:value="58423521569" calcext:value-type="float">
            <text:p>58423521569</text:p>
          </table:table-cell>
          <table:table-cell table:formula="of:=[.C22]/10^9" office:value-type="float" office:value="58.423521569" calcext:value-type="float">
            <text:p>58.423521569</text:p>
          </table:table-cell>
          <table:table-cell office:value-type="float" office:value="1.31" calcext:value-type="float">
            <text:p>1.31</text:p>
          </table:table-cell>
          <table:table-cell table:formula="of:=[.E22]*[.D22]" office:value-type="float" office:value="76.53481325539" calcext:value-type="float">
            <text:p>76.53481325539</text:p>
          </table:table-cell>
          <table:table-cell table:formula="of:=([.E22]-[.E21])/([.E21]+0.0000000000001)" office:value-type="float" office:value="-0.00757575757575701" calcext:value-type="float">
            <text:p>-0.007575757575757</text:p>
          </table:table-cell>
          <table:table-cell table:formula="of:=ABS([.G22])" office:value-type="float" office:value="0.00757575757575701" calcext:value-type="float">
            <text:p>0.007575757575757</text:p>
          </table:table-cell>
          <table:table-cell table:formula="of:=[.G22]*[.G22]" office:value-type="float" office:value="0.0000573921028466397" calcext:value-type="float">
            <text:p>5.73921028466397E-05</text:p>
          </table:table-cell>
          <table:table-cell table:formula="of:=([.F22]-[.F21])/([.F21]+0.0000000000001)" office:value-type="float" office:value="0.0512265315303073" calcext:value-type="float">
            <text:p>0.051226531530307</text:p>
          </table:table-cell>
          <table:table-cell table:formula="of:=ABS([.J22])" office:value-type="float" office:value="0.0512265315303073" calcext:value-type="float">
            <text:p>0.051226531530307</text:p>
          </table:table-cell>
          <table:table-cell table:formula="of:=[.J22]*[.J22]" office:value-type="float" office:value="0.00262415753262557" calcext:value-type="float">
            <text:p>0.002624157532626</text:p>
          </table:table-cell>
        </table:table-row>
        <table:table-row table:style-name="ro1">
          <table:table-cell table:style-name="ce1" office:value-type="string" calcext:value-type="string">
            <text:p>9/1/2015</text:p>
          </table:table-cell>
          <table:table-cell office:value-type="float" office:value="1441065600" calcext:value-type="float">
            <text:p>1441065600</text:p>
          </table:table-cell>
          <table:table-cell office:value-type="float" office:value="56671549652" calcext:value-type="float">
            <text:p>56671549652</text:p>
          </table:table-cell>
          <table:table-cell table:formula="of:=[.C23]/10^9" office:value-type="float" office:value="56.671549652" calcext:value-type="float">
            <text:p>56.671549652</text:p>
          </table:table-cell>
          <table:table-cell office:value-type="float" office:value="1.36" calcext:value-type="float">
            <text:p>1.36</text:p>
          </table:table-cell>
          <table:table-cell table:formula="of:=[.E23]*[.D23]" office:value-type="float" office:value="77.07330752672" calcext:value-type="float">
            <text:p>77.07330752672</text:p>
          </table:table-cell>
          <table:table-cell table:formula="of:=([.E23]-[.E22])/([.E22]+0.0000000000001)" office:value-type="float" office:value="0.0381679389312947" calcext:value-type="float">
            <text:p>0.038167938931295</text:p>
          </table:table-cell>
          <table:table-cell table:formula="of:=ABS([.G23])" office:value-type="float" office:value="0.0381679389312947" calcext:value-type="float">
            <text:p>0.038167938931295</text:p>
          </table:table-cell>
          <table:table-cell table:formula="of:=[.G23]*[.G23]" office:value-type="float" office:value="0.00145679156226304" calcext:value-type="float">
            <text:p>0.001456791562263</text:p>
          </table:table-cell>
          <table:table-cell table:formula="of:=([.F23]-[.F22])/([.F22]+0.0000000000001)" office:value-type="float" office:value="0.00703593892014979" calcext:value-type="float">
            <text:p>0.00703593892015</text:p>
          </table:table-cell>
          <table:table-cell table:formula="of:=ABS([.J23])" office:value-type="float" office:value="0.00703593892014979" calcext:value-type="float">
            <text:p>0.00703593892015</text:p>
          </table:table-cell>
          <table:table-cell table:formula="of:=[.J23]*[.J23]" office:value-type="float" office:value="0.0000495044364880785" calcext:value-type="float">
            <text:p>4.95044364880785E-05</text:p>
          </table:table-cell>
        </table:table-row>
        <table:table-row table:style-name="ro1">
          <table:table-cell table:style-name="ce1" office:value-type="string" calcext:value-type="string">
            <text:p>9/2/2015</text:p>
          </table:table-cell>
          <table:table-cell office:value-type="float" office:value="1441152000" calcext:value-type="float">
            <text:p>1441152000</text:p>
          </table:table-cell>
          <table:table-cell office:value-type="float" office:value="59243651401" calcext:value-type="float">
            <text:p>59243651401</text:p>
          </table:table-cell>
          <table:table-cell table:formula="of:=[.C24]/10^9" office:value-type="float" office:value="59.243651401" calcext:value-type="float">
            <text:p>59.243651401</text:p>
          </table:table-cell>
          <table:table-cell office:value-type="float" office:value="1.14" calcext:value-type="float">
            <text:p>1.14</text:p>
          </table:table-cell>
          <table:table-cell table:formula="of:=[.E24]*[.D24]" office:value-type="float" office:value="67.53776259714" calcext:value-type="float">
            <text:p>67.53776259714</text:p>
          </table:table-cell>
          <table:table-cell table:formula="of:=([.E24]-[.E23])/([.E23]+0.0000000000001)" office:value-type="float" office:value="-0.161764705882341" calcext:value-type="float">
            <text:p>-0.161764705882341</text:p>
          </table:table-cell>
          <table:table-cell table:formula="of:=ABS([.G24])" office:value-type="float" office:value="0.161764705882341" calcext:value-type="float">
            <text:p>0.161764705882341</text:p>
          </table:table-cell>
          <table:table-cell table:formula="of:=[.G24]*[.G24]" office:value-type="float" office:value="0.0261678200692002" calcext:value-type="float">
            <text:p>0.0261678200692</text:p>
          </table:table-cell>
          <table:table-cell table:formula="of:=([.F24]-[.F23])/([.F23]+0.0000000000001)" office:value-type="float" office:value="-0.123720458295814" calcext:value-type="float">
            <text:p>-0.123720458295814</text:p>
          </table:table-cell>
          <table:table-cell table:formula="of:=ABS([.J24])" office:value-type="float" office:value="0.123720458295814" calcext:value-type="float">
            <text:p>0.123720458295814</text:p>
          </table:table-cell>
          <table:table-cell table:formula="of:=[.J24]*[.J24]" office:value-type="float" office:value="0.0153067518009262" calcext:value-type="float">
            <text:p>0.015306751800926</text:p>
          </table:table-cell>
        </table:table-row>
        <table:table-row table:style-name="ro1">
          <table:table-cell table:style-name="ce1" office:value-type="string" calcext:value-type="string">
            <text:p>9/3/2015</text:p>
          </table:table-cell>
          <table:table-cell office:value-type="float" office:value="1441238400" calcext:value-type="float">
            <text:p>1441238400</text:p>
          </table:table-cell>
          <table:table-cell office:value-type="float" office:value="55051483461" calcext:value-type="float">
            <text:p>55051483461</text:p>
          </table:table-cell>
          <table:table-cell table:formula="of:=[.C25]/10^9" office:value-type="float" office:value="55.051483461" calcext:value-type="float">
            <text:p>55.051483461</text:p>
          </table:table-cell>
          <table:table-cell office:value-type="float" office:value="1.23" calcext:value-type="float">
            <text:p>1.23</text:p>
          </table:table-cell>
          <table:table-cell table:formula="of:=[.E25]*[.D25]" office:value-type="float" office:value="67.71332465703" calcext:value-type="float">
            <text:p>67.71332465703</text:p>
          </table:table-cell>
          <table:table-cell table:formula="of:=([.E25]-[.E24])/([.E24]+0.0000000000001)" office:value-type="float" office:value="0.0789473684210456" calcext:value-type="float">
            <text:p>0.078947368421046</text:p>
          </table:table-cell>
          <table:table-cell table:formula="of:=ABS([.G25])" office:value-type="float" office:value="0.0789473684210456" calcext:value-type="float">
            <text:p>0.078947368421046</text:p>
          </table:table-cell>
          <table:table-cell table:formula="of:=[.G25]*[.G25]" office:value-type="float" office:value="0.0062326869806083" calcext:value-type="float">
            <text:p>0.006232686980608</text:p>
          </table:table-cell>
          <table:table-cell table:formula="of:=([.F25]-[.F24])/([.F24]+0.0000000000001)" office:value-type="float" office:value="0.00259946514570254" calcext:value-type="float">
            <text:p>0.002599465145703</text:p>
          </table:table-cell>
          <table:table-cell table:formula="of:=ABS([.J25])" office:value-type="float" office:value="0.00259946514570254" calcext:value-type="float">
            <text:p>0.002599465145703</text:p>
          </table:table-cell>
          <table:table-cell table:formula="of:=[.J25]*[.J25]" office:value-type="float" office:value="0.00000675721904372231" calcext:value-type="float">
            <text:p>6.75721904372231E-06</text:p>
          </table:table-cell>
        </table:table-row>
        <table:table-row table:style-name="ro1">
          <table:table-cell table:style-name="ce1" office:value-type="string" calcext:value-type="string">
            <text:p>9/4/2015</text:p>
          </table:table-cell>
          <table:table-cell office:value-type="float" office:value="1441324800" calcext:value-type="float">
            <text:p>1441324800</text:p>
          </table:table-cell>
          <table:table-cell office:value-type="float" office:value="58779015464" calcext:value-type="float">
            <text:p>58779015464</text:p>
          </table:table-cell>
          <table:table-cell table:formula="of:=[.C26]/10^9" office:value-type="float" office:value="58.779015464" calcext:value-type="float">
            <text:p>58.779015464</text:p>
          </table:table-cell>
          <table:table-cell office:value-type="float" office:value="1.35" calcext:value-type="float">
            <text:p>1.35</text:p>
          </table:table-cell>
          <table:table-cell table:formula="of:=[.E26]*[.D26]" office:value-type="float" office:value="79.3516708764" calcext:value-type="float">
            <text:p>79.3516708764</text:p>
          </table:table-cell>
          <table:table-cell table:formula="of:=([.E26]-[.E25])/([.E25]+0.0000000000001)" office:value-type="float" office:value="0.0975609756097483" calcext:value-type="float">
            <text:p>0.097560975609748</text:p>
          </table:table-cell>
          <table:table-cell table:formula="of:=ABS([.G26])" office:value-type="float" office:value="0.0975609756097483" calcext:value-type="float">
            <text:p>0.097560975609748</text:p>
          </table:table-cell>
          <table:table-cell table:formula="of:=[.G26]*[.G26]" office:value-type="float" office:value="0.00951814396192589" calcext:value-type="float">
            <text:p>0.009518143961926</text:p>
          </table:table-cell>
          <table:table-cell table:formula="of:=([.F26]-[.F25])/([.F25]+0.0000000000001)" office:value-type="float" office:value="0.171876750673794" calcext:value-type="float">
            <text:p>0.171876750673794</text:p>
          </table:table-cell>
          <table:table-cell table:formula="of:=ABS([.J26])" office:value-type="float" office:value="0.171876750673794" calcext:value-type="float">
            <text:p>0.171876750673794</text:p>
          </table:table-cell>
          <table:table-cell table:formula="of:=[.J26]*[.J26]" office:value-type="float" office:value="0.0295416174221814" calcext:value-type="float">
            <text:p>0.029541617422182</text:p>
          </table:table-cell>
        </table:table-row>
        <table:table-row table:style-name="ro1">
          <table:table-cell table:style-name="ce1" office:value-type="string" calcext:value-type="string">
            <text:p>9/5/2015</text:p>
          </table:table-cell>
          <table:table-cell office:value-type="float" office:value="1441411200" calcext:value-type="float">
            <text:p>1441411200</text:p>
          </table:table-cell>
          <table:table-cell office:value-type="float" office:value="54768144366" calcext:value-type="float">
            <text:p>54768144366</text:p>
          </table:table-cell>
          <table:table-cell table:formula="of:=[.C27]/10^9" office:value-type="float" office:value="54.768144366" calcext:value-type="float">
            <text:p>54.768144366</text:p>
          </table:table-cell>
          <table:table-cell office:value-type="float" office:value="1.37" calcext:value-type="float">
            <text:p>1.37</text:p>
          </table:table-cell>
          <table:table-cell table:formula="of:=[.E27]*[.D27]" office:value-type="float" office:value="75.03235778142" calcext:value-type="float">
            <text:p>75.03235778142</text:p>
          </table:table-cell>
          <table:table-cell table:formula="of:=([.E27]-[.E26])/([.E26]+0.0000000000001)" office:value-type="float" office:value="0.0148148148148137" calcext:value-type="float">
            <text:p>0.014814814814814</text:p>
          </table:table-cell>
          <table:table-cell table:formula="of:=ABS([.G27])" office:value-type="float" office:value="0.0148148148148137" calcext:value-type="float">
            <text:p>0.014814814814814</text:p>
          </table:table-cell>
          <table:table-cell table:formula="of:=[.G27]*[.G27]" office:value-type="float" office:value="0.000219478737997224" calcext:value-type="float">
            <text:p>0.000219478737997</text:p>
          </table:table-cell>
          <table:table-cell table:formula="of:=([.F27]-[.F26])/([.F26]+0.0000000000001)" office:value-type="float" office:value="-0.0544325412089666" calcext:value-type="float">
            <text:p>-0.054432541208967</text:p>
          </table:table-cell>
          <table:table-cell table:formula="of:=ABS([.J27])" office:value-type="float" office:value="0.0544325412089666" calcext:value-type="float">
            <text:p>0.054432541208967</text:p>
          </table:table-cell>
          <table:table-cell table:formula="of:=[.J27]*[.J27]" office:value-type="float" office:value="0.00296290154246585" calcext:value-type="float">
            <text:p>0.002962901542466</text:p>
          </table:table-cell>
        </table:table-row>
        <table:table-row table:style-name="ro1">
          <table:table-cell table:style-name="ce1" office:value-type="string" calcext:value-type="string">
            <text:p>9/6/2015</text:p>
          </table:table-cell>
          <table:table-cell office:value-type="float" office:value="1441497600" calcext:value-type="float">
            <text:p>1441497600</text:p>
          </table:table-cell>
          <table:table-cell office:value-type="float" office:value="55089818552" calcext:value-type="float">
            <text:p>55089818552</text:p>
          </table:table-cell>
          <table:table-cell table:formula="of:=[.C28]/10^9" office:value-type="float" office:value="55.089818552" calcext:value-type="float">
            <text:p>55.089818552</text:p>
          </table:table-cell>
          <table:table-cell office:value-type="float" office:value="1.34" calcext:value-type="float">
            <text:p>1.34</text:p>
          </table:table-cell>
          <table:table-cell table:formula="of:=[.E28]*[.D28]" office:value-type="float" office:value="73.82035685968" calcext:value-type="float">
            <text:p>73.82035685968</text:p>
          </table:table-cell>
          <table:table-cell table:formula="of:=([.E28]-[.E27])/([.E27]+0.0000000000001)" office:value-type="float" office:value="-0.0218978102189765" calcext:value-type="float">
            <text:p>-0.021897810218977</text:p>
          </table:table-cell>
          <table:table-cell table:formula="of:=ABS([.G28])" office:value-type="float" office:value="0.0218978102189765" calcext:value-type="float">
            <text:p>0.021897810218977</text:p>
          </table:table-cell>
          <table:table-cell table:formula="of:=[.G28]*[.G28]" office:value-type="float" office:value="0.000479514092386313" calcext:value-type="float">
            <text:p>0.000479514092386</text:p>
          </table:table-cell>
          <table:table-cell table:formula="of:=([.F28]-[.F27])/([.F27]+0.0000000000001)" office:value-type="float" office:value="-0.0161530432679555" calcext:value-type="float">
            <text:p>-0.016153043267956</text:p>
          </table:table-cell>
          <table:table-cell table:formula="of:=ABS([.J28])" office:value-type="float" office:value="0.0161530432679555" calcext:value-type="float">
            <text:p>0.016153043267956</text:p>
          </table:table-cell>
          <table:table-cell table:formula="of:=[.J28]*[.J28]" office:value-type="float" office:value="0.000260920806816444" calcext:value-type="float">
            <text:p>0.000260920806816</text:p>
          </table:table-cell>
        </table:table-row>
        <table:table-row table:style-name="ro1">
          <table:table-cell table:style-name="ce1" office:value-type="string" calcext:value-type="string">
            <text:p>9/7/2015</text:p>
          </table:table-cell>
          <table:table-cell office:value-type="float" office:value="1441584000" calcext:value-type="float">
            <text:p>1441584000</text:p>
          </table:table-cell>
          <table:table-cell office:value-type="float" office:value="53594260637" calcext:value-type="float">
            <text:p>53594260637</text:p>
          </table:table-cell>
          <table:table-cell table:formula="of:=[.C29]/10^9" office:value-type="float" office:value="53.594260637" calcext:value-type="float">
            <text:p>53.594260637</text:p>
          </table:table-cell>
          <table:table-cell office:value-type="float" office:value="1.28" calcext:value-type="float">
            <text:p>1.28</text:p>
          </table:table-cell>
          <table:table-cell table:formula="of:=[.E29]*[.D29]" office:value-type="float" office:value="68.60065361536" calcext:value-type="float">
            <text:p>68.60065361536</text:p>
          </table:table-cell>
          <table:table-cell table:formula="of:=([.E29]-[.E28])/([.E28]+0.0000000000001)" office:value-type="float" office:value="-0.0447761194029818" calcext:value-type="float">
            <text:p>-0.044776119402982</text:p>
          </table:table-cell>
          <table:table-cell table:formula="of:=ABS([.G29])" office:value-type="float" office:value="0.0447761194029818" calcext:value-type="float">
            <text:p>0.044776119402982</text:p>
          </table:table-cell>
          <table:table-cell table:formula="of:=[.G29]*[.G29]" office:value-type="float" office:value="0.00200490086879008" calcext:value-type="float">
            <text:p>0.00200490086879</text:p>
          </table:table-cell>
          <table:table-cell table:formula="of:=([.F29]-[.F28])/([.F28]+0.0000000000001)" office:value-type="float" office:value="-0.0707081822191915" calcext:value-type="float">
            <text:p>-0.070708182219192</text:p>
          </table:table-cell>
          <table:table-cell table:formula="of:=ABS([.J29])" office:value-type="float" office:value="0.0707081822191915" calcext:value-type="float">
            <text:p>0.070708182219192</text:p>
          </table:table-cell>
          <table:table-cell table:formula="of:=[.J29]*[.J29]" office:value-type="float" office:value="0.00499964703274238" calcext:value-type="float">
            <text:p>0.004999647032742</text:p>
          </table:table-cell>
        </table:table-row>
        <table:table-row table:style-name="ro1">
          <table:table-cell table:style-name="ce1" office:value-type="string" calcext:value-type="string">
            <text:p>9/8/2015</text:p>
          </table:table-cell>
          <table:table-cell office:value-type="float" office:value="1441670400" calcext:value-type="float">
            <text:p>1441670400</text:p>
          </table:table-cell>
          <table:table-cell office:value-type="float" office:value="64932639811" calcext:value-type="float">
            <text:p>64932639811</text:p>
          </table:table-cell>
          <table:table-cell table:formula="of:=[.C30]/10^9" office:value-type="float" office:value="64.932639811" calcext:value-type="float">
            <text:p>64.932639811</text:p>
          </table:table-cell>
          <table:table-cell office:value-type="float" office:value="1.26" calcext:value-type="float">
            <text:p>1.26</text:p>
          </table:table-cell>
          <table:table-cell table:formula="of:=[.E30]*[.D30]" office:value-type="float" office:value="81.81512616186" calcext:value-type="float">
            <text:p>81.81512616186</text:p>
          </table:table-cell>
          <table:table-cell table:formula="of:=([.E30]-[.E29])/([.E29]+0.0000000000001)" office:value-type="float" office:value="-0.0156249999999988" calcext:value-type="float">
            <text:p>-0.015624999999999</text:p>
          </table:table-cell>
          <table:table-cell table:formula="of:=ABS([.G30])" office:value-type="float" office:value="0.0156249999999988" calcext:value-type="float">
            <text:p>0.015624999999999</text:p>
          </table:table-cell>
          <table:table-cell table:formula="of:=[.G30]*[.G30]" office:value-type="float" office:value="0.000244140624999962" calcext:value-type="float">
            <text:p>0.000244140625</text:p>
          </table:table-cell>
          <table:table-cell table:formula="of:=([.F30]-[.F29])/([.F29]+0.0000000000001)" office:value-type="float" office:value="0.19262895978503" calcext:value-type="float">
            <text:p>0.19262895978503</text:p>
          </table:table-cell>
          <table:table-cell table:formula="of:=ABS([.J30])" office:value-type="float" office:value="0.19262895978503" calcext:value-type="float">
            <text:p>0.19262895978503</text:p>
          </table:table-cell>
          <table:table-cell table:formula="of:=[.J30]*[.J30]" office:value-type="float" office:value="0.0371059161478629" calcext:value-type="float">
            <text:p>0.037105916147863</text:p>
          </table:table-cell>
        </table:table-row>
        <table:table-row table:style-name="ro1">
          <table:table-cell table:style-name="ce1" office:value-type="string" calcext:value-type="string">
            <text:p>9/9/2015</text:p>
          </table:table-cell>
          <table:table-cell office:value-type="float" office:value="1441756800" calcext:value-type="float">
            <text:p>1441756800</text:p>
          </table:table-cell>
          <table:table-cell office:value-type="float" office:value="53779997784" calcext:value-type="float">
            <text:p>53779997784</text:p>
          </table:table-cell>
          <table:table-cell table:formula="of:=[.C31]/10^9" office:value-type="float" office:value="53.779997784" calcext:value-type="float">
            <text:p>53.779997784</text:p>
          </table:table-cell>
          <table:table-cell office:value-type="float" office:value="1.21" calcext:value-type="float">
            <text:p>1.21</text:p>
          </table:table-cell>
          <table:table-cell table:formula="of:=[.E31]*[.D31]" office:value-type="float" office:value="65.07379731864" calcext:value-type="float">
            <text:p>65.07379731864</text:p>
          </table:table-cell>
          <table:table-cell table:formula="of:=([.E31]-[.E30])/([.E30]+0.0000000000001)" office:value-type="float" office:value="-0.0396825396825366" calcext:value-type="float">
            <text:p>-0.039682539682537</text:p>
          </table:table-cell>
          <table:table-cell table:formula="of:=ABS([.G31])" office:value-type="float" office:value="0.0396825396825366" calcext:value-type="float">
            <text:p>0.039682539682537</text:p>
          </table:table-cell>
          <table:table-cell table:formula="of:=[.G31]*[.G31]" office:value-type="float" office:value="0.00157470395565609" calcext:value-type="float">
            <text:p>0.001574703955656</text:p>
          </table:table-cell>
          <table:table-cell table:formula="of:=([.F31]-[.F30])/([.F30]+0.0000000000001)" office:value-type="float" office:value="-0.204623883487016" calcext:value-type="float">
            <text:p>-0.204623883487016</text:p>
          </table:table-cell>
          <table:table-cell table:formula="of:=ABS([.J31])" office:value-type="float" office:value="0.204623883487016" calcext:value-type="float">
            <text:p>0.204623883487016</text:p>
          </table:table-cell>
          <table:table-cell table:formula="of:=[.J31]*[.J31]" office:value-type="float" office:value="0.041870933693308" calcext:value-type="float">
            <text:p>0.041870933693308</text:p>
          </table:table-cell>
        </table:table-row>
        <table:table-row table:style-name="ro1">
          <table:table-cell table:style-name="ce1" office:value-type="string" calcext:value-type="string">
            <text:p>9/10/2015</text:p>
          </table:table-cell>
          <table:table-cell office:value-type="float" office:value="1441843200" calcext:value-type="float">
            <text:p>1441843200</text:p>
          </table:table-cell>
          <table:table-cell office:value-type="float" office:value="54630657670" calcext:value-type="float">
            <text:p>54630657670</text:p>
          </table:table-cell>
          <table:table-cell table:formula="of:=[.C32]/10^9" office:value-type="float" office:value="54.63065767" calcext:value-type="float">
            <text:p>54.63065767</text:p>
          </table:table-cell>
          <table:table-cell office:value-type="float" office:value="1.19" calcext:value-type="float">
            <text:p>1.19</text:p>
          </table:table-cell>
          <table:table-cell table:formula="of:=[.E32]*[.D32]" office:value-type="float" office:value="65.0104826273" calcext:value-type="float">
            <text:p>65.0104826273</text:p>
          </table:table-cell>
          <table:table-cell table:formula="of:=([.E32]-[.E31])/([.E31]+0.0000000000001)" office:value-type="float" office:value="-0.0165289256198334" calcext:value-type="float">
            <text:p>-0.016528925619833</text:p>
          </table:table-cell>
          <table:table-cell table:formula="of:=ABS([.G32])" office:value-type="float" office:value="0.0165289256198334" calcext:value-type="float">
            <text:p>0.016528925619833</text:p>
          </table:table-cell>
          <table:table-cell table:formula="of:=[.G32]*[.G32]" office:value-type="float" office:value="0.000273205382145984" calcext:value-type="float">
            <text:p>0.000273205382146</text:p>
          </table:table-cell>
          <table:table-cell table:formula="of:=([.F32]-[.F31])/([.F31]+0.0000000000001)" office:value-type="float" office:value="-0.000972967522242242" calcext:value-type="float">
            <text:p>-0.000972967522242</text:p>
          </table:table-cell>
          <table:table-cell table:formula="of:=ABS([.J32])" office:value-type="float" office:value="0.000972967522242242" calcext:value-type="float">
            <text:p>0.000972967522242</text:p>
          </table:table-cell>
          <table:table-cell table:formula="of:=[.J32]*[.J32]" office:value-type="float" office:value="0.000000946665799338208" calcext:value-type="float">
            <text:p>9.46665799338208E-07</text:p>
          </table:table-cell>
        </table:table-row>
        <table:table-row table:style-name="ro1">
          <table:table-cell table:style-name="ce1" office:value-type="string" calcext:value-type="string">
            <text:p>9/11/2015</text:p>
          </table:table-cell>
          <table:table-cell office:value-type="float" office:value="1441929600" calcext:value-type="float">
            <text:p>1441929600</text:p>
          </table:table-cell>
          <table:table-cell office:value-type="float" office:value="55713802958" calcext:value-type="float">
            <text:p>55713802958</text:p>
          </table:table-cell>
          <table:table-cell table:formula="of:=[.C33]/10^9" office:value-type="float" office:value="55.713802958" calcext:value-type="float">
            <text:p>55.713802958</text:p>
          </table:table-cell>
          <table:table-cell office:value-type="float" office:value="0.92" calcext:value-type="float">
            <text:p>0.92</text:p>
          </table:table-cell>
          <table:table-cell table:formula="of:=[.E33]*[.D33]" office:value-type="float" office:value="51.25669872136" calcext:value-type="float">
            <text:p>51.25669872136</text:p>
          </table:table-cell>
          <table:table-cell table:formula="of:=([.E33]-[.E32])/([.E32]+0.0000000000001)" office:value-type="float" office:value="-0.226890756302502" calcext:value-type="float">
            <text:p>-0.226890756302502</text:p>
          </table:table-cell>
          <table:table-cell table:formula="of:=ABS([.G33])" office:value-type="float" office:value="0.226890756302502" calcext:value-type="float">
            <text:p>0.226890756302502</text:p>
          </table:table-cell>
          <table:table-cell table:formula="of:=[.G33]*[.G33]" office:value-type="float" office:value="0.0514794152955213" calcext:value-type="float">
            <text:p>0.051479415295521</text:p>
          </table:table-cell>
          <table:table-cell table:formula="of:=([.F33]-[.F32])/([.F32]+0.0000000000001)" office:value-type="float" office:value="-0.211562556530911" calcext:value-type="float">
            <text:p>-0.211562556530911</text:p>
          </table:table-cell>
          <table:table-cell table:formula="of:=ABS([.J33])" office:value-type="float" office:value="0.211562556530911" calcext:value-type="float">
            <text:p>0.211562556530911</text:p>
          </table:table-cell>
          <table:table-cell table:formula="of:=[.J33]*[.J33]" office:value-type="float" office:value="0.044758715325895" calcext:value-type="float">
            <text:p>0.044758715325895</text:p>
          </table:table-cell>
        </table:table-row>
        <table:table-row table:style-name="ro1">
          <table:table-cell table:style-name="ce1" office:value-type="string" calcext:value-type="string">
            <text:p>9/12/2015</text:p>
          </table:table-cell>
          <table:table-cell office:value-type="float" office:value="1442016000" calcext:value-type="float">
            <text:p>1442016000</text:p>
          </table:table-cell>
          <table:table-cell office:value-type="float" office:value="61830202468" calcext:value-type="float">
            <text:p>61830202468</text:p>
          </table:table-cell>
          <table:table-cell table:formula="of:=[.C34]/10^9" office:value-type="float" office:value="61.830202468" calcext:value-type="float">
            <text:p>61.830202468</text:p>
          </table:table-cell>
          <table:table-cell office:value-type="float" office:value="1.15" calcext:value-type="float">
            <text:p>1.15</text:p>
          </table:table-cell>
          <table:table-cell table:formula="of:=[.E34]*[.D34]" office:value-type="float" office:value="71.1047328382" calcext:value-type="float">
            <text:p>71.1047328382</text:p>
          </table:table-cell>
          <table:table-cell table:formula="of:=([.E34]-[.E33])/([.E33]+0.0000000000001)" office:value-type="float" office:value="0.249999999999973" calcext:value-type="float">
            <text:p>0.249999999999973</text:p>
          </table:table-cell>
          <table:table-cell table:formula="of:=ABS([.G34])" office:value-type="float" office:value="0.249999999999973" calcext:value-type="float">
            <text:p>0.249999999999973</text:p>
          </table:table-cell>
          <table:table-cell table:formula="of:=[.G34]*[.G34]" office:value-type="float" office:value="0.0624999999999863" calcext:value-type="float">
            <text:p>0.062499999999986</text:p>
          </table:table-cell>
          <table:table-cell table:formula="of:=([.F34]-[.F33])/([.F33]+0.0000000000001)" office:value-type="float" office:value="0.387228101145124" calcext:value-type="float">
            <text:p>0.387228101145124</text:p>
          </table:table-cell>
          <table:table-cell table:formula="of:=ABS([.J34])" office:value-type="float" office:value="0.387228101145124" calcext:value-type="float">
            <text:p>0.387228101145124</text:p>
          </table:table-cell>
          <table:table-cell table:formula="of:=[.J34]*[.J34]" office:value-type="float" office:value="0.149945602316459" calcext:value-type="float">
            <text:p>0.149945602316459</text:p>
          </table:table-cell>
        </table:table-row>
        <table:table-row table:style-name="ro1">
          <table:table-cell table:style-name="ce1" office:value-type="string" calcext:value-type="string">
            <text:p>9/13/2015</text:p>
          </table:table-cell>
          <table:table-cell office:value-type="float" office:value="1442102400" calcext:value-type="float">
            <text:p>1442102400</text:p>
          </table:table-cell>
          <table:table-cell office:value-type="float" office:value="52313524792" calcext:value-type="float">
            <text:p>52313524792</text:p>
          </table:table-cell>
          <table:table-cell table:formula="of:=[.C35]/10^9" office:value-type="float" office:value="52.313524792" calcext:value-type="float">
            <text:p>52.313524792</text:p>
          </table:table-cell>
          <table:table-cell office:value-type="float" office:value="0.89" calcext:value-type="float">
            <text:p>0.89</text:p>
          </table:table-cell>
          <table:table-cell table:formula="of:=[.E35]*[.D35]" office:value-type="float" office:value="46.55903706488" calcext:value-type="float">
            <text:p>46.55903706488</text:p>
          </table:table-cell>
          <table:table-cell table:formula="of:=([.E35]-[.E34])/([.E34]+0.0000000000001)" office:value-type="float" office:value="-0.226086956521719" calcext:value-type="float">
            <text:p>-0.226086956521719</text:p>
          </table:table-cell>
          <table:table-cell table:formula="of:=ABS([.G35])" office:value-type="float" office:value="0.226086956521719" calcext:value-type="float">
            <text:p>0.226086956521719</text:p>
          </table:table-cell>
          <table:table-cell table:formula="of:=[.G35]*[.G35]" office:value-type="float" office:value="0.0511153119092539" calcext:value-type="float">
            <text:p>0.051115311909254</text:p>
          </table:table-cell>
          <table:table-cell table:formula="of:=([.F35]-[.F34])/([.F34]+0.0000000000001)" office:value-type="float" office:value="-0.345204809772285" calcext:value-type="float">
            <text:p>-0.345204809772285</text:p>
          </table:table-cell>
          <table:table-cell table:formula="of:=ABS([.J35])" office:value-type="float" office:value="0.345204809772285" calcext:value-type="float">
            <text:p>0.345204809772285</text:p>
          </table:table-cell>
          <table:table-cell table:formula="of:=[.J35]*[.J35]" office:value-type="float" office:value="0.119166360689919" calcext:value-type="float">
            <text:p>0.119166360689919</text:p>
          </table:table-cell>
        </table:table-row>
        <table:table-row table:style-name="ro1">
          <table:table-cell table:style-name="ce1" office:value-type="string" calcext:value-type="string">
            <text:p>9/14/2015</text:p>
          </table:table-cell>
          <table:table-cell office:value-type="float" office:value="1442188800" calcext:value-type="float">
            <text:p>1442188800</text:p>
          </table:table-cell>
          <table:table-cell office:value-type="float" office:value="53772389657" calcext:value-type="float">
            <text:p>53772389657</text:p>
          </table:table-cell>
          <table:table-cell table:formula="of:=[.C36]/10^9" office:value-type="float" office:value="53.772389657" calcext:value-type="float">
            <text:p>53.772389657</text:p>
          </table:table-cell>
          <table:table-cell office:value-type="float" office:value="0.96" calcext:value-type="float">
            <text:p>0.96</text:p>
          </table:table-cell>
          <table:table-cell table:formula="of:=[.E36]*[.D36]" office:value-type="float" office:value="51.62149407072" calcext:value-type="float">
            <text:p>51.62149407072</text:p>
          </table:table-cell>
          <table:table-cell table:formula="of:=([.E36]-[.E35])/([.E35]+0.0000000000001)" office:value-type="float" office:value="0.0786516853932495" calcext:value-type="float">
            <text:p>0.07865168539325</text:p>
          </table:table-cell>
          <table:table-cell table:formula="of:=ABS([.G36])" office:value-type="float" office:value="0.0786516853932495" calcext:value-type="float">
            <text:p>0.07865168539325</text:p>
          </table:table-cell>
          <table:table-cell table:formula="of:=[.G36]*[.G36]" office:value-type="float" office:value="0.0061860876151987" calcext:value-type="float">
            <text:p>0.006186087615199</text:p>
          </table:table-cell>
          <table:table-cell table:formula="of:=([.F36]-[.F35])/([.F35]+0.0000000000001)" office:value-type="float" office:value="0.108731995440229" calcext:value-type="float">
            <text:p>0.108731995440229</text:p>
          </table:table-cell>
          <table:table-cell table:formula="of:=ABS([.J36])" office:value-type="float" office:value="0.108731995440229" calcext:value-type="float">
            <text:p>0.108731995440229</text:p>
          </table:table-cell>
          <table:table-cell table:formula="of:=[.J36]*[.J36]" office:value-type="float" office:value="0.011822646832414" calcext:value-type="float">
            <text:p>0.011822646832414</text:p>
          </table:table-cell>
        </table:table-row>
        <table:table-row table:style-name="ro1">
          <table:table-cell table:style-name="ce1" office:value-type="string" calcext:value-type="string">
            <text:p>9/15/2015</text:p>
          </table:table-cell>
          <table:table-cell office:value-type="float" office:value="1442275200" calcext:value-type="float">
            <text:p>1442275200</text:p>
          </table:table-cell>
          <table:table-cell office:value-type="float" office:value="53191101494" calcext:value-type="float">
            <text:p>53191101494</text:p>
          </table:table-cell>
          <table:table-cell table:formula="of:=[.C37]/10^9" office:value-type="float" office:value="53.191101494" calcext:value-type="float">
            <text:p>53.191101494</text:p>
          </table:table-cell>
          <table:table-cell office:value-type="float" office:value="0.95" calcext:value-type="float">
            <text:p>0.95</text:p>
          </table:table-cell>
          <table:table-cell table:formula="of:=[.E37]*[.D37]" office:value-type="float" office:value="50.5315464193" calcext:value-type="float">
            <text:p>50.5315464193</text:p>
          </table:table-cell>
          <table:table-cell table:formula="of:=([.E37]-[.E36])/([.E36]+0.0000000000001)" office:value-type="float" office:value="-0.0104166666666655" calcext:value-type="float">
            <text:p>-0.010416666666666</text:p>
          </table:table-cell>
          <table:table-cell table:formula="of:=ABS([.G37])" office:value-type="float" office:value="0.0104166666666655" calcext:value-type="float">
            <text:p>0.010416666666666</text:p>
          </table:table-cell>
          <table:table-cell table:formula="of:=[.G37]*[.G37]" office:value-type="float" office:value="0.00010850694444442" calcext:value-type="float">
            <text:p>0.000108506944444</text:p>
          </table:table-cell>
          <table:table-cell table:formula="of:=([.F37]-[.F36])/([.F36]+0.0000000000001)" office:value-type="float" office:value="-0.0211142213343688" calcext:value-type="float">
            <text:p>-0.021114221334369</text:p>
          </table:table-cell>
          <table:table-cell table:formula="of:=ABS([.J37])" office:value-type="float" office:value="0.0211142213343688" calcext:value-type="float">
            <text:p>0.021114221334369</text:p>
          </table:table-cell>
          <table:table-cell table:formula="of:=[.J37]*[.J37]" office:value-type="float" office:value="0.000445810342556714" calcext:value-type="float">
            <text:p>0.000445810342557</text:p>
          </table:table-cell>
        </table:table-row>
        <table:table-row table:style-name="ro1">
          <table:table-cell table:style-name="ce1" office:value-type="string" calcext:value-type="string">
            <text:p>9/16/2015</text:p>
          </table:table-cell>
          <table:table-cell office:value-type="float" office:value="1442361600" calcext:value-type="float">
            <text:p>1442361600</text:p>
          </table:table-cell>
          <table:table-cell office:value-type="float" office:value="111518559318" calcext:value-type="float">
            <text:p>111518559318</text:p>
          </table:table-cell>
          <table:table-cell table:formula="of:=[.C38]/10^9" office:value-type="float" office:value="111.518559318" calcext:value-type="float">
            <text:p>111.518559318</text:p>
          </table:table-cell>
          <table:table-cell office:value-type="float" office:value="0.94" calcext:value-type="float">
            <text:p>0.94</text:p>
          </table:table-cell>
          <table:table-cell table:formula="of:=[.E38]*[.D38]" office:value-type="float" office:value="104.82744575892" calcext:value-type="float">
            <text:p>104.82744575892</text:p>
          </table:table-cell>
          <table:table-cell table:formula="of:=([.E38]-[.E37])/([.E37]+0.0000000000001)" office:value-type="float" office:value="-0.0105263157894726" calcext:value-type="float">
            <text:p>-0.010526315789473</text:p>
          </table:table-cell>
          <table:table-cell table:formula="of:=ABS([.G38])" office:value-type="float" office:value="0.0105263157894726" calcext:value-type="float">
            <text:p>0.010526315789473</text:p>
          </table:table-cell>
          <table:table-cell table:formula="of:=[.G38]*[.G38]" office:value-type="float" office:value="0.0001108033240997" calcext:value-type="float">
            <text:p>0.0001108033241</text:p>
          </table:table-cell>
          <table:table-cell table:formula="of:=([.F38]-[.F37])/([.F37]+0.0000000000001)" office:value-type="float" office:value="1.07449510626657" calcext:value-type="float">
            <text:p>1.07449510626657</text:p>
          </table:table-cell>
          <table:table-cell table:formula="of:=ABS([.J38])" office:value-type="float" office:value="1.07449510626657" calcext:value-type="float">
            <text:p>1.07449510626657</text:p>
          </table:table-cell>
          <table:table-cell table:formula="of:=[.J38]*[.J38]" office:value-type="float" office:value="1.15453973339081" calcext:value-type="float">
            <text:p>1.15453973339081</text:p>
          </table:table-cell>
        </table:table-row>
        <table:table-row table:style-name="ro1">
          <table:table-cell table:style-name="ce1" office:value-type="string" calcext:value-type="string">
            <text:p>9/17/2015</text:p>
          </table:table-cell>
          <table:table-cell office:value-type="float" office:value="1442448000" calcext:value-type="float">
            <text:p>1442448000</text:p>
          </table:table-cell>
          <table:table-cell office:value-type="float" office:value="55637920883" calcext:value-type="float">
            <text:p>55637920883</text:p>
          </table:table-cell>
          <table:table-cell table:formula="of:=[.C39]/10^9" office:value-type="float" office:value="55.637920883" calcext:value-type="float">
            <text:p>55.637920883</text:p>
          </table:table-cell>
          <table:table-cell office:value-type="float" office:value="0.88" calcext:value-type="float">
            <text:p>0.88</text:p>
          </table:table-cell>
          <table:table-cell table:formula="of:=[.E39]*[.D39]" office:value-type="float" office:value="48.96137037704" calcext:value-type="float">
            <text:p>48.96137037704</text:p>
          </table:table-cell>
          <table:table-cell table:formula="of:=([.E39]-[.E38])/([.E38]+0.0000000000001)" office:value-type="float" office:value="-0.0638297872340358" calcext:value-type="float">
            <text:p>-0.063829787234036</text:p>
          </table:table-cell>
          <table:table-cell table:formula="of:=ABS([.G39])" office:value-type="float" office:value="0.0638297872340358" calcext:value-type="float">
            <text:p>0.063829787234036</text:p>
          </table:table-cell>
          <table:table-cell table:formula="of:=[.G39]*[.G39]" office:value-type="float" office:value="0.00407424173834228" calcext:value-type="float">
            <text:p>0.004074241738342</text:p>
          </table:table-cell>
          <table:table-cell table:formula="of:=([.F39]-[.F38])/([.F38]+0.0000000000001)" office:value-type="float" office:value="-0.532933669969977" calcext:value-type="float">
            <text:p>-0.532933669969977</text:p>
          </table:table-cell>
          <table:table-cell table:formula="of:=ABS([.J39])" office:value-type="float" office:value="0.532933669969977" calcext:value-type="float">
            <text:p>0.532933669969977</text:p>
          </table:table-cell>
          <table:table-cell table:formula="of:=[.J39]*[.J39]" office:value-type="float" office:value="0.284018296587669" calcext:value-type="float">
            <text:p>0.284018296587669</text:p>
          </table:table-cell>
        </table:table-row>
        <table:table-row table:style-name="ro1">
          <table:table-cell table:style-name="ce1" office:value-type="string" calcext:value-type="string">
            <text:p>9/18/2015</text:p>
          </table:table-cell>
          <table:table-cell office:value-type="float" office:value="1442534400" calcext:value-type="float">
            <text:p>1442534400</text:p>
          </table:table-cell>
          <table:table-cell office:value-type="float" office:value="55703151966" calcext:value-type="float">
            <text:p>55703151966</text:p>
          </table:table-cell>
          <table:table-cell table:formula="of:=[.C40]/10^9" office:value-type="float" office:value="55.703151966" calcext:value-type="float">
            <text:p>55.703151966</text:p>
          </table:table-cell>
          <table:table-cell office:value-type="float" office:value="0.85" calcext:value-type="float">
            <text:p>0.85</text:p>
          </table:table-cell>
          <table:table-cell table:formula="of:=[.E40]*[.D40]" office:value-type="float" office:value="47.3476791711" calcext:value-type="float">
            <text:p>47.3476791711</text:p>
          </table:table-cell>
          <table:table-cell table:formula="of:=([.E40]-[.E39])/([.E39]+0.0000000000001)" office:value-type="float" office:value="-0.0340909090909052" calcext:value-type="float">
            <text:p>-0.034090909090905</text:p>
          </table:table-cell>
          <table:table-cell table:formula="of:=ABS([.G40])" office:value-type="float" office:value="0.0340909090909052" calcext:value-type="float">
            <text:p>0.034090909090905</text:p>
          </table:table-cell>
          <table:table-cell table:formula="of:=[.G40]*[.G40]" office:value-type="float" office:value="0.00116219008264437" calcext:value-type="float">
            <text:p>0.001162190082644</text:p>
          </table:table-cell>
          <table:table-cell table:formula="of:=([.F40]-[.F39])/([.F39]+0.0000000000001)" office:value-type="float" office:value="-0.0329584567080811" calcext:value-type="float">
            <text:p>-0.032958456708081</text:p>
          </table:table-cell>
          <table:table-cell table:formula="of:=ABS([.J40])" office:value-type="float" office:value="0.0329584567080811" calcext:value-type="float">
            <text:p>0.032958456708081</text:p>
          </table:table-cell>
          <table:table-cell table:formula="of:=[.J40]*[.J40]" office:value-type="float" office:value="0.00108625986857846" calcext:value-type="float">
            <text:p>0.001086259868578</text:p>
          </table:table-cell>
        </table:table-row>
        <table:table-row table:style-name="ro1">
          <table:table-cell table:style-name="ce1" office:value-type="string" calcext:value-type="string">
            <text:p>9/19/2015</text:p>
          </table:table-cell>
          <table:table-cell office:value-type="float" office:value="1442620800" calcext:value-type="float">
            <text:p>1442620800</text:p>
          </table:table-cell>
          <table:table-cell office:value-type="float" office:value="51639660974" calcext:value-type="float">
            <text:p>51639660974</text:p>
          </table:table-cell>
          <table:table-cell table:formula="of:=[.C41]/10^9" office:value-type="float" office:value="51.639660974" calcext:value-type="float">
            <text:p>51.639660974</text:p>
          </table:table-cell>
          <table:table-cell office:value-type="float" office:value="0.89" calcext:value-type="float">
            <text:p>0.89</text:p>
          </table:table-cell>
          <table:table-cell table:formula="of:=[.E41]*[.D41]" office:value-type="float" office:value="45.95929826686" calcext:value-type="float">
            <text:p>45.95929826686</text:p>
          </table:table-cell>
          <table:table-cell table:formula="of:=([.E41]-[.E40])/([.E40]+0.0000000000001)" office:value-type="float" office:value="0.0470588235294063" calcext:value-type="float">
            <text:p>0.047058823529406</text:p>
          </table:table-cell>
          <table:table-cell table:formula="of:=ABS([.G41])" office:value-type="float" office:value="0.0470588235294063" calcext:value-type="float">
            <text:p>0.047058823529406</text:p>
          </table:table-cell>
          <table:table-cell table:formula="of:=[.G41]*[.G41]" office:value-type="float" office:value="0.0022145328719718" calcext:value-type="float">
            <text:p>0.002214532871972</text:p>
          </table:table-cell>
          <table:table-cell table:formula="of:=([.F41]-[.F40])/([.F40]+0.0000000000001)" office:value-type="float" office:value="-0.0293231036567349" calcext:value-type="float">
            <text:p>-0.029323103656735</text:p>
          </table:table-cell>
          <table:table-cell table:formula="of:=ABS([.J41])" office:value-type="float" office:value="0.0293231036567349" calcext:value-type="float">
            <text:p>0.029323103656735</text:p>
          </table:table-cell>
          <table:table-cell table:formula="of:=[.J41]*[.J41]" office:value-type="float" office:value="0.000859844408063618" calcext:value-type="float">
            <text:p>0.000859844408064</text:p>
          </table:table-cell>
        </table:table-row>
        <table:table-row table:style-name="ro1">
          <table:table-cell table:style-name="ce1" office:value-type="string" calcext:value-type="string">
            <text:p>9/20/2015</text:p>
          </table:table-cell>
          <table:table-cell office:value-type="float" office:value="1442707200" calcext:value-type="float">
            <text:p>1442707200</text:p>
          </table:table-cell>
          <table:table-cell office:value-type="float" office:value="52910345407" calcext:value-type="float">
            <text:p>52910345407</text:p>
          </table:table-cell>
          <table:table-cell table:formula="of:=[.C42]/10^9" office:value-type="float" office:value="52.910345407" calcext:value-type="float">
            <text:p>52.910345407</text:p>
          </table:table-cell>
          <table:table-cell office:value-type="float" office:value="0.89" calcext:value-type="float">
            <text:p>0.89</text:p>
          </table:table-cell>
          <table:table-cell table:formula="of:=[.E42]*[.D42]" office:value-type="float" office:value="47.09020741223" calcext:value-type="float">
            <text:p>47.09020741223</text:p>
          </table:table-cell>
          <table:table-cell table:formula="of:=([.E42]-[.E41])/([.E41]+0.0000000000001)" office:value-type="float" office:value="0" calcext:value-type="float">
            <text:p>0</text:p>
          </table:table-cell>
          <table:table-cell table:formula="of:=ABS([.G42])" office:value-type="float" office:value="0" calcext:value-type="float">
            <text:p>0</text:p>
          </table:table-cell>
          <table:table-cell table:formula="of:=[.G42]*[.G42]" office:value-type="float" office:value="0" calcext:value-type="float">
            <text:p>0</text:p>
          </table:table-cell>
          <table:table-cell table:formula="of:=([.F42]-[.F41])/([.F41]+0.0000000000001)" office:value-type="float" office:value="0.024606753976169" calcext:value-type="float">
            <text:p>0.024606753976169</text:p>
          </table:table-cell>
          <table:table-cell table:formula="of:=ABS([.J42])" office:value-type="float" office:value="0.024606753976169" calcext:value-type="float">
            <text:p>0.024606753976169</text:p>
          </table:table-cell>
          <table:table-cell table:formula="of:=[.J42]*[.J42]" office:value-type="float" office:value="0.00060549234124371" calcext:value-type="float">
            <text:p>0.000605492341244</text:p>
          </table:table-cell>
        </table:table-row>
        <table:table-row table:style-name="ro1">
          <table:table-cell table:style-name="ce1" office:value-type="string" calcext:value-type="string">
            <text:p>9/21/2015</text:p>
          </table:table-cell>
          <table:table-cell office:value-type="float" office:value="1442793600" calcext:value-type="float">
            <text:p>1442793600</text:p>
          </table:table-cell>
          <table:table-cell office:value-type="float" office:value="51171380285" calcext:value-type="float">
            <text:p>51171380285</text:p>
          </table:table-cell>
          <table:table-cell table:formula="of:=[.C43]/10^9" office:value-type="float" office:value="51.171380285" calcext:value-type="float">
            <text:p>51.171380285</text:p>
          </table:table-cell>
          <table:table-cell office:value-type="float" office:value="0.94" calcext:value-type="float">
            <text:p>0.94</text:p>
          </table:table-cell>
          <table:table-cell table:formula="of:=[.E43]*[.D43]" office:value-type="float" office:value="48.1010974679" calcext:value-type="float">
            <text:p>48.1010974679</text:p>
          </table:table-cell>
          <table:table-cell table:formula="of:=([.E43]-[.E42])/([.E42]+0.0000000000001)" office:value-type="float" office:value="0.0561797752808926" calcext:value-type="float">
            <text:p>0.056179775280893</text:p>
          </table:table-cell>
          <table:table-cell table:formula="of:=ABS([.G43])" office:value-type="float" office:value="0.0561797752808926" calcext:value-type="float">
            <text:p>0.056179775280893</text:p>
          </table:table-cell>
          <table:table-cell table:formula="of:=[.G43]*[.G43]" office:value-type="float" office:value="0.00315616715061159" calcext:value-type="float">
            <text:p>0.003156167150612</text:p>
          </table:table-cell>
          <table:table-cell table:formula="of:=([.F43]-[.F42])/([.F42]+0.0000000000001)" office:value-type="float" office:value="0.0214670971147062" calcext:value-type="float">
            <text:p>0.021467097114706</text:p>
          </table:table-cell>
          <table:table-cell table:formula="of:=ABS([.J43])" office:value-type="float" office:value="0.0214670971147062" calcext:value-type="float">
            <text:p>0.021467097114706</text:p>
          </table:table-cell>
          <table:table-cell table:formula="of:=[.J43]*[.J43]" office:value-type="float" office:value="0.000460836258532229" calcext:value-type="float">
            <text:p>0.000460836258532</text:p>
          </table:table-cell>
        </table:table-row>
        <table:table-row table:style-name="ro1">
          <table:table-cell table:style-name="ce1" office:value-type="string" calcext:value-type="string">
            <text:p>9/22/2015</text:p>
          </table:table-cell>
          <table:table-cell office:value-type="float" office:value="1442880000" calcext:value-type="float">
            <text:p>1442880000</text:p>
          </table:table-cell>
          <table:table-cell office:value-type="float" office:value="51465441496" calcext:value-type="float">
            <text:p>51465441496</text:p>
          </table:table-cell>
          <table:table-cell table:formula="of:=[.C44]/10^9" office:value-type="float" office:value="51.465441496" calcext:value-type="float">
            <text:p>51.465441496</text:p>
          </table:table-cell>
          <table:table-cell office:value-type="float" office:value="0.81" calcext:value-type="float">
            <text:p>0.81</text:p>
          </table:table-cell>
          <table:table-cell table:formula="of:=[.E44]*[.D44]" office:value-type="float" office:value="41.68700761176" calcext:value-type="float">
            <text:p>41.68700761176</text:p>
          </table:table-cell>
          <table:table-cell table:formula="of:=([.E44]-[.E43])/([.E43]+0.0000000000001)" office:value-type="float" office:value="-0.138297872340411" calcext:value-type="float">
            <text:p>-0.138297872340411</text:p>
          </table:table-cell>
          <table:table-cell table:formula="of:=ABS([.G44])" office:value-type="float" office:value="0.138297872340411" calcext:value-type="float">
            <text:p>0.138297872340411</text:p>
          </table:table-cell>
          <table:table-cell table:formula="of:=[.G44]*[.G44]" office:value-type="float" office:value="0.0191263014938846" calcext:value-type="float">
            <text:p>0.019126301493885</text:p>
          </table:table-cell>
          <table:table-cell table:formula="of:=([.F44]-[.F43])/([.F43]+0.0000000000001)" office:value-type="float" office:value="-0.13334601898471" calcext:value-type="float">
            <text:p>-0.13334601898471</text:p>
          </table:table-cell>
          <table:table-cell table:formula="of:=ABS([.J44])" office:value-type="float" office:value="0.13334601898471" calcext:value-type="float">
            <text:p>0.13334601898471</text:p>
          </table:table-cell>
          <table:table-cell table:formula="of:=[.J44]*[.J44]" office:value-type="float" office:value="0.0177811607790707" calcext:value-type="float">
            <text:p>0.017781160779071</text:p>
          </table:table-cell>
        </table:table-row>
        <table:table-row table:style-name="ro1">
          <table:table-cell table:style-name="ce1" office:value-type="string" calcext:value-type="string">
            <text:p>9/23/2015</text:p>
          </table:table-cell>
          <table:table-cell office:value-type="float" office:value="1442966400" calcext:value-type="float">
            <text:p>1442966400</text:p>
          </table:table-cell>
          <table:table-cell office:value-type="float" office:value="51732832046" calcext:value-type="float">
            <text:p>51732832046</text:p>
          </table:table-cell>
          <table:table-cell table:formula="of:=[.C45]/10^9" office:value-type="float" office:value="51.732832046" calcext:value-type="float">
            <text:p>51.732832046</text:p>
          </table:table-cell>
          <table:table-cell office:value-type="float" office:value="0.91" calcext:value-type="float">
            <text:p>0.91</text:p>
          </table:table-cell>
          <table:table-cell table:formula="of:=[.E45]*[.D45]" office:value-type="float" office:value="47.07687716186" calcext:value-type="float">
            <text:p>47.07687716186</text:p>
          </table:table-cell>
          <table:table-cell table:formula="of:=([.E45]-[.E44])/([.E44]+0.0000000000001)" office:value-type="float" office:value="0.123456790123442" calcext:value-type="float">
            <text:p>0.123456790123442</text:p>
          </table:table-cell>
          <table:table-cell table:formula="of:=ABS([.G45])" office:value-type="float" office:value="0.123456790123442" calcext:value-type="float">
            <text:p>0.123456790123442</text:p>
          </table:table-cell>
          <table:table-cell table:formula="of:=[.G45]*[.G45]" office:value-type="float" office:value="0.0152415790275835" calcext:value-type="float">
            <text:p>0.015241579027584</text:p>
          </table:table-cell>
          <table:table-cell table:formula="of:=([.F45]-[.F44])/([.F44]+0.0000000000001)" office:value-type="float" office:value="0.129293750232614" calcext:value-type="float">
            <text:p>0.129293750232614</text:p>
          </table:table-cell>
          <table:table-cell table:formula="of:=ABS([.J45])" office:value-type="float" office:value="0.129293750232614" calcext:value-type="float">
            <text:p>0.129293750232614</text:p>
          </table:table-cell>
          <table:table-cell table:formula="of:=[.J45]*[.J45]" office:value-type="float" office:value="0.0167168738492136" calcext:value-type="float">
            <text:p>0.016716873849214</text:p>
          </table:table-cell>
        </table:table-row>
        <table:table-row table:style-name="ro1">
          <table:table-cell table:style-name="ce1" office:value-type="string" calcext:value-type="string">
            <text:p>9/24/2015</text:p>
          </table:table-cell>
          <table:table-cell office:value-type="float" office:value="1443052800" calcext:value-type="float">
            <text:p>1443052800</text:p>
          </table:table-cell>
          <table:table-cell office:value-type="float" office:value="54262646753" calcext:value-type="float">
            <text:p>54262646753</text:p>
          </table:table-cell>
          <table:table-cell table:formula="of:=[.C46]/10^9" office:value-type="float" office:value="54.262646753" calcext:value-type="float">
            <text:p>54.262646753</text:p>
          </table:table-cell>
          <table:table-cell office:value-type="float" office:value="0.8" calcext:value-type="float">
            <text:p>0.8</text:p>
          </table:table-cell>
          <table:table-cell table:formula="of:=[.E46]*[.D46]" office:value-type="float" office:value="43.4101174024" calcext:value-type="float">
            <text:p>43.4101174024</text:p>
          </table:table-cell>
          <table:table-cell table:formula="of:=([.E46]-[.E45])/([.E45]+0.0000000000001)" office:value-type="float" office:value="-0.120879120879108" calcext:value-type="float">
            <text:p>-0.120879120879108</text:p>
          </table:table-cell>
          <table:table-cell table:formula="of:=ABS([.G46])" office:value-type="float" office:value="0.120879120879108" calcext:value-type="float">
            <text:p>0.120879120879108</text:p>
          </table:table-cell>
          <table:table-cell table:formula="of:=[.G46]*[.G46]" office:value-type="float" office:value="0.0146117618645059" calcext:value-type="float">
            <text:p>0.014611761864506</text:p>
          </table:table-cell>
          <table:table-cell table:formula="of:=([.F46]-[.F45])/([.F45]+0.0000000000001)" office:value-type="float" office:value="-0.0778887636674138" calcext:value-type="float">
            <text:p>-0.077888763667414</text:p>
          </table:table-cell>
          <table:table-cell table:formula="of:=ABS([.J46])" office:value-type="float" office:value="0.0778887636674138" calcext:value-type="float">
            <text:p>0.077888763667414</text:p>
          </table:table-cell>
          <table:table-cell table:formula="of:=[.J46]*[.J46]" office:value-type="float" office:value="0.00606665950563824" calcext:value-type="float">
            <text:p>0.006066659505638</text:p>
          </table:table-cell>
        </table:table-row>
        <table:table-row table:style-name="ro1">
          <table:table-cell table:style-name="ce1" office:value-type="string" calcext:value-type="string">
            <text:p>9/25/2015</text:p>
          </table:table-cell>
          <table:table-cell office:value-type="float" office:value="1443139200" calcext:value-type="float">
            <text:p>1443139200</text:p>
          </table:table-cell>
          <table:table-cell office:value-type="float" office:value="52300197415" calcext:value-type="float">
            <text:p>52300197415</text:p>
          </table:table-cell>
          <table:table-cell table:formula="of:=[.C47]/10^9" office:value-type="float" office:value="52.300197415" calcext:value-type="float">
            <text:p>52.300197415</text:p>
          </table:table-cell>
          <table:table-cell office:value-type="float" office:value="0.68" calcext:value-type="float">
            <text:p>0.68</text:p>
          </table:table-cell>
          <table:table-cell table:formula="of:=[.E47]*[.D47]" office:value-type="float" office:value="35.5641342422" calcext:value-type="float">
            <text:p>35.5641342422</text:p>
          </table:table-cell>
          <table:table-cell table:formula="of:=([.E47]-[.E46])/([.E46]+0.0000000000001)" office:value-type="float" office:value="-0.149999999999981" calcext:value-type="float">
            <text:p>-0.149999999999981</text:p>
          </table:table-cell>
          <table:table-cell table:formula="of:=ABS([.G47])" office:value-type="float" office:value="0.149999999999981" calcext:value-type="float">
            <text:p>0.149999999999981</text:p>
          </table:table-cell>
          <table:table-cell table:formula="of:=[.G47]*[.G47]" office:value-type="float" office:value="0.0224999999999944" calcext:value-type="float">
            <text:p>0.022499999999994</text:p>
          </table:table-cell>
          <table:table-cell table:formula="of:=([.F47]-[.F46])/([.F46]+0.0000000000001)" office:value-type="float" office:value="-0.180740887831974" calcext:value-type="float">
            <text:p>-0.180740887831974</text:p>
          </table:table-cell>
          <table:table-cell table:formula="of:=ABS([.J47])" office:value-type="float" office:value="0.180740887831974" calcext:value-type="float">
            <text:p>0.180740887831974</text:p>
          </table:table-cell>
          <table:table-cell table:formula="of:=[.J47]*[.J47]" office:value-type="float" office:value="0.03266726853429" calcext:value-type="float">
            <text:p>0.03266726853429</text:p>
          </table:table-cell>
        </table:table-row>
        <table:table-row table:style-name="ro1">
          <table:table-cell table:style-name="ce1" office:value-type="string" calcext:value-type="string">
            <text:p>9/26/2015</text:p>
          </table:table-cell>
          <table:table-cell office:value-type="float" office:value="1443225600" calcext:value-type="float">
            <text:p>1443225600</text:p>
          </table:table-cell>
          <table:table-cell office:value-type="float" office:value="55315658061" calcext:value-type="float">
            <text:p>55315658061</text:p>
          </table:table-cell>
          <table:table-cell table:formula="of:=[.C48]/10^9" office:value-type="float" office:value="55.315658061" calcext:value-type="float">
            <text:p>55.315658061</text:p>
          </table:table-cell>
          <table:table-cell office:value-type="float" office:value="0.77" calcext:value-type="float">
            <text:p>0.77</text:p>
          </table:table-cell>
          <table:table-cell table:formula="of:=[.E48]*[.D48]" office:value-type="float" office:value="42.59305670697" calcext:value-type="float">
            <text:p>42.59305670697</text:p>
          </table:table-cell>
          <table:table-cell table:formula="of:=([.E48]-[.E47])/([.E47]+0.0000000000001)" office:value-type="float" office:value="0.132352941176451" calcext:value-type="float">
            <text:p>0.132352941176451</text:p>
          </table:table-cell>
          <table:table-cell table:formula="of:=ABS([.G48])" office:value-type="float" office:value="0.132352941176451" calcext:value-type="float">
            <text:p>0.132352941176451</text:p>
          </table:table-cell>
          <table:table-cell table:formula="of:=[.G48]*[.G48]" office:value-type="float" office:value="0.0175173010380571" calcext:value-type="float">
            <text:p>0.017517301038057</text:p>
          </table:table-cell>
          <table:table-cell table:formula="of:=([.F48]-[.F47])/([.F47]+0.0000000000001)" office:value-type="float" office:value="0.197640758436614" calcext:value-type="float">
            <text:p>0.197640758436614</text:p>
          </table:table-cell>
          <table:table-cell table:formula="of:=ABS([.J48])" office:value-type="float" office:value="0.197640758436614" calcext:value-type="float">
            <text:p>0.197640758436614</text:p>
          </table:table-cell>
          <table:table-cell table:formula="of:=[.J48]*[.J48]" office:value-type="float" office:value="0.0390618693954002" calcext:value-type="float">
            <text:p>0.0390618693954</text:p>
          </table:table-cell>
        </table:table-row>
        <table:table-row table:style-name="ro1">
          <table:table-cell table:style-name="ce1" office:value-type="string" calcext:value-type="string">
            <text:p>9/27/2015</text:p>
          </table:table-cell>
          <table:table-cell office:value-type="float" office:value="1443312000" calcext:value-type="float">
            <text:p>1443312000</text:p>
          </table:table-cell>
          <table:table-cell office:value-type="float" office:value="51025979902" calcext:value-type="float">
            <text:p>51025979902</text:p>
          </table:table-cell>
          <table:table-cell table:formula="of:=[.C49]/10^9" office:value-type="float" office:value="51.025979902" calcext:value-type="float">
            <text:p>51.025979902</text:p>
          </table:table-cell>
          <table:table-cell office:value-type="float" office:value="0.7" calcext:value-type="float">
            <text:p>0.7</text:p>
          </table:table-cell>
          <table:table-cell table:formula="of:=[.E49]*[.D49]" office:value-type="float" office:value="35.7181859314" calcext:value-type="float">
            <text:p>35.7181859314</text:p>
          </table:table-cell>
          <table:table-cell table:formula="of:=([.E49]-[.E48])/([.E48]+0.0000000000001)" office:value-type="float" office:value="-0.090909090909079" calcext:value-type="float">
            <text:p>-0.090909090909079</text:p>
          </table:table-cell>
          <table:table-cell table:formula="of:=ABS([.G49])" office:value-type="float" office:value="0.090909090909079" calcext:value-type="float">
            <text:p>0.090909090909079</text:p>
          </table:table-cell>
          <table:table-cell table:formula="of:=[.G49]*[.G49]" office:value-type="float" office:value="0.0082644628099152" calcext:value-type="float">
            <text:p>0.008264462809915</text:p>
          </table:table-cell>
          <table:table-cell table:formula="of:=([.F49]-[.F48])/([.F48]+0.0000000000001)" office:value-type="float" office:value="-0.161408250712491" calcext:value-type="float">
            <text:p>-0.161408250712491</text:p>
          </table:table-cell>
          <table:table-cell table:formula="of:=ABS([.J49])" office:value-type="float" office:value="0.161408250712491" calcext:value-type="float">
            <text:p>0.161408250712491</text:p>
          </table:table-cell>
          <table:table-cell table:formula="of:=[.J49]*[.J49]" office:value-type="float" office:value="0.0260526233980665" calcext:value-type="float">
            <text:p>0.026052623398067</text:p>
          </table:table-cell>
        </table:table-row>
        <table:table-row table:style-name="ro1">
          <table:table-cell table:style-name="ce1" office:value-type="string" calcext:value-type="string">
            <text:p>9/28/2015</text:p>
          </table:table-cell>
          <table:table-cell office:value-type="float" office:value="1443398400" calcext:value-type="float">
            <text:p>1443398400</text:p>
          </table:table-cell>
          <table:table-cell office:value-type="float" office:value="52683661382" calcext:value-type="float">
            <text:p>52683661382</text:p>
          </table:table-cell>
          <table:table-cell table:formula="of:=[.C50]/10^9" office:value-type="float" office:value="52.683661382" calcext:value-type="float">
            <text:p>52.683661382</text:p>
          </table:table-cell>
          <table:table-cell office:value-type="float" office:value="0.6" calcext:value-type="float">
            <text:p>0.6</text:p>
          </table:table-cell>
          <table:table-cell table:formula="of:=[.E50]*[.D50]" office:value-type="float" office:value="31.6101968292" calcext:value-type="float">
            <text:p>31.6101968292</text:p>
          </table:table-cell>
          <table:table-cell table:formula="of:=([.E50]-[.E49])/([.E49]+0.0000000000001)" office:value-type="float" office:value="-0.142857142857122" calcext:value-type="float">
            <text:p>-0.142857142857122</text:p>
          </table:table-cell>
          <table:table-cell table:formula="of:=ABS([.G50])" office:value-type="float" office:value="0.142857142857122" calcext:value-type="float">
            <text:p>0.142857142857122</text:p>
          </table:table-cell>
          <table:table-cell table:formula="of:=[.G50]*[.G50]" office:value-type="float" office:value="0.0204081632653003" calcext:value-type="float">
            <text:p>0.0204081632653</text:p>
          </table:table-cell>
          <table:table-cell table:formula="of:=([.F50]-[.F49])/([.F49]+0.0000000000001)" office:value-type="float" office:value="-0.115011134946488" calcext:value-type="float">
            <text:p>-0.115011134946488</text:p>
          </table:table-cell>
          <table:table-cell table:formula="of:=ABS([.J50])" office:value-type="float" office:value="0.115011134946488" calcext:value-type="float">
            <text:p>0.115011134946488</text:p>
          </table:table-cell>
          <table:table-cell table:formula="of:=[.J50]*[.J50]" office:value-type="float" office:value="0.0132275611616793" calcext:value-type="float">
            <text:p>0.013227561161679</text:p>
          </table:table-cell>
        </table:table-row>
        <table:table-row table:style-name="ro1">
          <table:table-cell table:style-name="ce1" office:value-type="string" calcext:value-type="string">
            <text:p>9/29/2015</text:p>
          </table:table-cell>
          <table:table-cell office:value-type="float" office:value="1443484800" calcext:value-type="float">
            <text:p>1443484800</text:p>
          </table:table-cell>
          <table:table-cell office:value-type="float" office:value="55437141860" calcext:value-type="float">
            <text:p>55437141860</text:p>
          </table:table-cell>
          <table:table-cell table:formula="of:=[.C51]/10^9" office:value-type="float" office:value="55.43714186" calcext:value-type="float">
            <text:p>55.43714186</text:p>
          </table:table-cell>
          <table:table-cell office:value-type="float" office:value="0.68" calcext:value-type="float">
            <text:p>0.68</text:p>
          </table:table-cell>
          <table:table-cell table:formula="of:=[.E51]*[.D51]" office:value-type="float" office:value="37.6972564648" calcext:value-type="float">
            <text:p>37.6972564648</text:p>
          </table:table-cell>
          <table:table-cell table:formula="of:=([.E51]-[.E50])/([.E50]+0.0000000000001)" office:value-type="float" office:value="0.133333333333311" calcext:value-type="float">
            <text:p>0.133333333333311</text:p>
          </table:table-cell>
          <table:table-cell table:formula="of:=ABS([.G51])" office:value-type="float" office:value="0.133333333333311" calcext:value-type="float">
            <text:p>0.133333333333311</text:p>
          </table:table-cell>
          <table:table-cell table:formula="of:=[.G51]*[.G51]" office:value-type="float" office:value="0.0177777777777718" calcext:value-type="float">
            <text:p>0.017777777777772</text:p>
          </table:table-cell>
          <table:table-cell table:formula="of:=([.F51]-[.F50])/([.F50]+0.0000000000001)" office:value-type="float" office:value="0.192566331316768" calcext:value-type="float">
            <text:p>0.192566331316768</text:p>
          </table:table-cell>
          <table:table-cell table:formula="of:=ABS([.J51])" office:value-type="float" office:value="0.192566331316768" calcext:value-type="float">
            <text:p>0.192566331316768</text:p>
          </table:table-cell>
          <table:table-cell table:formula="of:=[.J51]*[.J51]" office:value-type="float" office:value="0.0370817919567993" calcext:value-type="float">
            <text:p>0.037081791956799</text:p>
          </table:table-cell>
        </table:table-row>
        <table:table-row table:style-name="ro1">
          <table:table-cell table:style-name="ce1" office:value-type="string" calcext:value-type="string">
            <text:p>9/30/2015</text:p>
          </table:table-cell>
          <table:table-cell office:value-type="float" office:value="1443571200" calcext:value-type="float">
            <text:p>1443571200</text:p>
          </table:table-cell>
          <table:table-cell office:value-type="float" office:value="51461473059" calcext:value-type="float">
            <text:p>51461473059</text:p>
          </table:table-cell>
          <table:table-cell table:formula="of:=[.C52]/10^9" office:value-type="float" office:value="51.461473059" calcext:value-type="float">
            <text:p>51.461473059</text:p>
          </table:table-cell>
          <table:table-cell office:value-type="float" office:value="0.71" calcext:value-type="float">
            <text:p>0.71</text:p>
          </table:table-cell>
          <table:table-cell table:formula="of:=[.E52]*[.D52]" office:value-type="float" office:value="36.53764587189" calcext:value-type="float">
            <text:p>36.53764587189</text:p>
          </table:table-cell>
          <table:table-cell table:formula="of:=([.E52]-[.E51])/([.E51]+0.0000000000001)" office:value-type="float" office:value="0.0441176470588169" calcext:value-type="float">
            <text:p>0.044117647058817</text:p>
          </table:table-cell>
          <table:table-cell table:formula="of:=ABS([.G52])" office:value-type="float" office:value="0.0441176470588169" calcext:value-type="float">
            <text:p>0.044117647058817</text:p>
          </table:table-cell>
          <table:table-cell table:formula="of:=[.G52]*[.G52]" office:value-type="float" office:value="0.00194636678200634" calcext:value-type="float">
            <text:p>0.001946366782006</text:p>
          </table:table-cell>
          <table:table-cell table:formula="of:=([.F52]-[.F51])/([.F51]+0.0000000000001)" office:value-type="float" office:value="-0.0307611402435291" calcext:value-type="float">
            <text:p>-0.030761140243529</text:p>
          </table:table-cell>
          <table:table-cell table:formula="of:=ABS([.J52])" office:value-type="float" office:value="0.0307611402435291" calcext:value-type="float">
            <text:p>0.030761140243529</text:p>
          </table:table-cell>
          <table:table-cell table:formula="of:=[.J52]*[.J52]" office:value-type="float" office:value="0.000946247749082064" calcext:value-type="float">
            <text:p>0.000946247749082</text:p>
          </table:table-cell>
        </table:table-row>
        <table:table-row table:style-name="ro1">
          <table:table-cell table:style-name="ce1" office:value-type="string" calcext:value-type="string">
            <text:p>10/1/2015</text:p>
          </table:table-cell>
          <table:table-cell office:value-type="float" office:value="1443657600" calcext:value-type="float">
            <text:p>1443657600</text:p>
          </table:table-cell>
          <table:table-cell office:value-type="float" office:value="51474669294" calcext:value-type="float">
            <text:p>51474669294</text:p>
          </table:table-cell>
          <table:table-cell table:formula="of:=[.C53]/10^9" office:value-type="float" office:value="51.474669294" calcext:value-type="float">
            <text:p>51.474669294</text:p>
          </table:table-cell>
          <table:table-cell office:value-type="float" office:value="0.65" calcext:value-type="float">
            <text:p>0.65</text:p>
          </table:table-cell>
          <table:table-cell table:formula="of:=[.E53]*[.D53]" office:value-type="float" office:value="33.4585350411" calcext:value-type="float">
            <text:p>33.4585350411</text:p>
          </table:table-cell>
          <table:table-cell table:formula="of:=([.E53]-[.E52])/([.E52]+0.0000000000001)" office:value-type="float" office:value="-0.0845070422535092" calcext:value-type="float">
            <text:p>-0.084507042253509</text:p>
          </table:table-cell>
          <table:table-cell table:formula="of:=ABS([.G53])" office:value-type="float" office:value="0.0845070422535092" calcext:value-type="float">
            <text:p>0.084507042253509</text:p>
          </table:table-cell>
          <table:table-cell table:formula="of:=[.G53]*[.G53]" office:value-type="float" office:value="0.00714144019043638" calcext:value-type="float">
            <text:p>0.007141440190436</text:p>
          </table:table-cell>
          <table:table-cell table:formula="of:=([.F53]-[.F52])/([.F52]+0.0000000000001)" office:value-type="float" office:value="-0.0842722829376067" calcext:value-type="float">
            <text:p>-0.084272282937607</text:p>
          </table:table-cell>
          <table:table-cell table:formula="of:=ABS([.J53])" office:value-type="float" office:value="0.0842722829376067" calcext:value-type="float">
            <text:p>0.084272282937607</text:p>
          </table:table-cell>
          <table:table-cell table:formula="of:=[.J53]*[.J53]" office:value-type="float" office:value="0.00710181767151604" calcext:value-type="float">
            <text:p>0.007101817671516</text:p>
          </table:table-cell>
        </table:table-row>
        <table:table-row table:style-name="ro1">
          <table:table-cell table:style-name="ce1" office:value-type="string" calcext:value-type="string">
            <text:p>10/2/2015</text:p>
          </table:table-cell>
          <table:table-cell office:value-type="float" office:value="1443744000" calcext:value-type="float">
            <text:p>1443744000</text:p>
          </table:table-cell>
          <table:table-cell office:value-type="float" office:value="52567714347" calcext:value-type="float">
            <text:p>52567714347</text:p>
          </table:table-cell>
          <table:table-cell table:formula="of:=[.C54]/10^9" office:value-type="float" office:value="52.567714347" calcext:value-type="float">
            <text:p>52.567714347</text:p>
          </table:table-cell>
          <table:table-cell office:value-type="float" office:value="0.66" calcext:value-type="float">
            <text:p>0.66</text:p>
          </table:table-cell>
          <table:table-cell table:formula="of:=[.E54]*[.D54]" office:value-type="float" office:value="34.69469146902" calcext:value-type="float">
            <text:p>34.69469146902</text:p>
          </table:table-cell>
          <table:table-cell table:formula="of:=([.E54]-[.E53])/([.E53]+0.0000000000001)" office:value-type="float" office:value="0.015384615384613" calcext:value-type="float">
            <text:p>0.015384615384613</text:p>
          </table:table-cell>
          <table:table-cell table:formula="of:=ABS([.G54])" office:value-type="float" office:value="0.015384615384613" calcext:value-type="float">
            <text:p>0.015384615384613</text:p>
          </table:table-cell>
          <table:table-cell table:formula="of:=[.G54]*[.G54]" office:value-type="float" office:value="0.000236686390532472" calcext:value-type="float">
            <text:p>0.000236686390532</text:p>
          </table:table-cell>
          <table:table-cell table:formula="of:=([.F54]-[.F53])/([.F53]+0.0000000000001)" office:value-type="float" office:value="0.0369459220614866" calcext:value-type="float">
            <text:p>0.036945922061487</text:p>
          </table:table-cell>
          <table:table-cell table:formula="of:=ABS([.J54])" office:value-type="float" office:value="0.0369459220614866" calcext:value-type="float">
            <text:p>0.036945922061487</text:p>
          </table:table-cell>
          <table:table-cell table:formula="of:=[.J54]*[.J54]" office:value-type="float" office:value="0.00136500115697344" calcext:value-type="float">
            <text:p>0.001365001156973</text:p>
          </table:table-cell>
        </table:table-row>
        <table:table-row table:style-name="ro1">
          <table:table-cell table:style-name="ce1" office:value-type="string" calcext:value-type="string">
            <text:p>10/3/2015</text:p>
          </table:table-cell>
          <table:table-cell office:value-type="float" office:value="1443830400" calcext:value-type="float">
            <text:p>1443830400</text:p>
          </table:table-cell>
          <table:table-cell office:value-type="float" office:value="52502578427" calcext:value-type="float">
            <text:p>52502578427</text:p>
          </table:table-cell>
          <table:table-cell table:formula="of:=[.C55]/10^9" office:value-type="float" office:value="52.502578427" calcext:value-type="float">
            <text:p>52.502578427</text:p>
          </table:table-cell>
          <table:table-cell office:value-type="float" office:value="0.68" calcext:value-type="float">
            <text:p>0.68</text:p>
          </table:table-cell>
          <table:table-cell table:formula="of:=[.E55]*[.D55]" office:value-type="float" office:value="35.70175333036" calcext:value-type="float">
            <text:p>35.70175333036</text:p>
          </table:table-cell>
          <table:table-cell table:formula="of:=([.E55]-[.E54])/([.E54]+0.0000000000001)" office:value-type="float" office:value="0.0303030303030257" calcext:value-type="float">
            <text:p>0.030303030303026</text:p>
          </table:table-cell>
          <table:table-cell table:formula="of:=ABS([.G55])" office:value-type="float" office:value="0.0303030303030257" calcext:value-type="float">
            <text:p>0.030303030303026</text:p>
          </table:table-cell>
          <table:table-cell table:formula="of:=[.G55]*[.G55]" office:value-type="float" office:value="0.000918273645546096" calcext:value-type="float">
            <text:p>0.000918273645546</text:p>
          </table:table-cell>
          <table:table-cell table:formula="of:=([.F55]-[.F54])/([.F54]+0.0000000000001)" office:value-type="float" office:value="0.0290263962208524" calcext:value-type="float">
            <text:p>0.029026396220853</text:p>
          </table:table-cell>
          <table:table-cell table:formula="of:=ABS([.J55])" office:value-type="float" office:value="0.0290263962208524" calcext:value-type="float">
            <text:p>0.029026396220853</text:p>
          </table:table-cell>
          <table:table-cell table:formula="of:=[.J55]*[.J55]" office:value-type="float" office:value="0.000842531677569916" calcext:value-type="float">
            <text:p>0.00084253167757</text:p>
          </table:table-cell>
        </table:table-row>
        <table:table-row table:style-name="ro1">
          <table:table-cell table:style-name="ce1" office:value-type="string" calcext:value-type="string">
            <text:p>10/4/2015</text:p>
          </table:table-cell>
          <table:table-cell office:value-type="float" office:value="1443916800" calcext:value-type="float">
            <text:p>1443916800</text:p>
          </table:table-cell>
          <table:table-cell office:value-type="float" office:value="50733256095" calcext:value-type="float">
            <text:p>50733256095</text:p>
          </table:table-cell>
          <table:table-cell table:formula="of:=[.C56]/10^9" office:value-type="float" office:value="50.733256095" calcext:value-type="float">
            <text:p>50.733256095</text:p>
          </table:table-cell>
          <table:table-cell office:value-type="float" office:value="0.61" calcext:value-type="float">
            <text:p>0.61</text:p>
          </table:table-cell>
          <table:table-cell table:formula="of:=[.E56]*[.D56]" office:value-type="float" office:value="30.94728621795" calcext:value-type="float">
            <text:p>30.94728621795</text:p>
          </table:table-cell>
          <table:table-cell table:formula="of:=([.E56]-[.E55])/([.E55]+0.0000000000001)" office:value-type="float" office:value="-0.102941176470573" calcext:value-type="float">
            <text:p>-0.102941176470573</text:p>
          </table:table-cell>
          <table:table-cell table:formula="of:=ABS([.G56])" office:value-type="float" office:value="0.102941176470573" calcext:value-type="float">
            <text:p>0.102941176470573</text:p>
          </table:table-cell>
          <table:table-cell table:formula="of:=[.G56]*[.G56]" office:value-type="float" office:value="0.0105968858131457" calcext:value-type="float">
            <text:p>0.010596885813146</text:p>
          </table:table-cell>
          <table:table-cell table:formula="of:=([.F56]-[.F55])/([.F55]+0.0000000000001)" office:value-type="float" office:value="-0.13317181003452" calcext:value-type="float">
            <text:p>-0.13317181003452</text:p>
          </table:table-cell>
          <table:table-cell table:formula="of:=ABS([.J56])" office:value-type="float" office:value="0.13317181003452" calcext:value-type="float">
            <text:p>0.13317181003452</text:p>
          </table:table-cell>
          <table:table-cell table:formula="of:=[.J56]*[.J56]" office:value-type="float" office:value="0.0177347309878703" calcext:value-type="float">
            <text:p>0.01773473098787</text:p>
          </table:table-cell>
        </table:table-row>
        <table:table-row table:style-name="ro1">
          <table:table-cell table:style-name="ce1" office:value-type="string" calcext:value-type="string">
            <text:p>10/5/2015</text:p>
          </table:table-cell>
          <table:table-cell office:value-type="float" office:value="1444003200" calcext:value-type="float">
            <text:p>1444003200</text:p>
          </table:table-cell>
          <table:table-cell office:value-type="float" office:value="50742818443" calcext:value-type="float">
            <text:p>50742818443</text:p>
          </table:table-cell>
          <table:table-cell table:formula="of:=[.C57]/10^9" office:value-type="float" office:value="50.742818443" calcext:value-type="float">
            <text:p>50.742818443</text:p>
          </table:table-cell>
          <table:table-cell office:value-type="float" office:value="0.61" calcext:value-type="float">
            <text:p>0.61</text:p>
          </table:table-cell>
          <table:table-cell table:formula="of:=[.E57]*[.D57]" office:value-type="float" office:value="30.95311925023" calcext:value-type="float">
            <text:p>30.95311925023</text:p>
          </table:table-cell>
          <table:table-cell table:formula="of:=([.E57]-[.E56])/([.E56]+0.0000000000001)" office:value-type="float" office:value="0" calcext:value-type="float">
            <text:p>0</text:p>
          </table:table-cell>
          <table:table-cell table:formula="of:=ABS([.G57])" office:value-type="float" office:value="0" calcext:value-type="float">
            <text:p>0</text:p>
          </table:table-cell>
          <table:table-cell table:formula="of:=[.G57]*[.G57]" office:value-type="float" office:value="0" calcext:value-type="float">
            <text:p>0</text:p>
          </table:table-cell>
          <table:table-cell table:formula="of:=([.F57]-[.F56])/([.F56]+0.0000000000001)" office:value-type="float" office:value="0.000188482836230562" calcext:value-type="float">
            <text:p>0.000188482836231</text:p>
          </table:table-cell>
          <table:table-cell table:formula="of:=ABS([.J57])" office:value-type="float" office:value="0.000188482836230562" calcext:value-type="float">
            <text:p>0.000188482836231</text:p>
          </table:table-cell>
          <table:table-cell table:formula="of:=[.J57]*[.J57]" office:value-type="float" office:value="0.0000000355257795535167" calcext:value-type="float">
            <text:p>3.55257795535167E-08</text:p>
          </table:table-cell>
        </table:table-row>
        <table:table-row table:style-name="ro1">
          <table:table-cell table:style-name="ce1" office:value-type="string" calcext:value-type="string">
            <text:p>10/6/2015</text:p>
          </table:table-cell>
          <table:table-cell office:value-type="float" office:value="1444089600" calcext:value-type="float">
            <text:p>1444089600</text:p>
          </table:table-cell>
          <table:table-cell office:value-type="float" office:value="51375494165" calcext:value-type="float">
            <text:p>51375494165</text:p>
          </table:table-cell>
          <table:table-cell table:formula="of:=[.C58]/10^9" office:value-type="float" office:value="51.375494165" calcext:value-type="float">
            <text:p>51.375494165</text:p>
          </table:table-cell>
          <table:table-cell office:value-type="float" office:value="0.65" calcext:value-type="float">
            <text:p>0.65</text:p>
          </table:table-cell>
          <table:table-cell table:formula="of:=[.E58]*[.D58]" office:value-type="float" office:value="33.39407120725" calcext:value-type="float">
            <text:p>33.39407120725</text:p>
          </table:table-cell>
          <table:table-cell table:formula="of:=([.E58]-[.E57])/([.E57]+0.0000000000001)" office:value-type="float" office:value="0.0655737704917926" calcext:value-type="float">
            <text:p>0.065573770491793</text:p>
          </table:table-cell>
          <table:table-cell table:formula="of:=ABS([.G58])" office:value-type="float" office:value="0.0655737704917926" calcext:value-type="float">
            <text:p>0.065573770491793</text:p>
          </table:table-cell>
          <table:table-cell table:formula="of:=[.G58]*[.G58]" office:value-type="float" office:value="0.00429991937651029" calcext:value-type="float">
            <text:p>0.00429991937651</text:p>
          </table:table-cell>
          <table:table-cell table:formula="of:=([.F58]-[.F57])/([.F57]+0.0000000000001)" office:value-type="float" office:value="0.0788596437498575" calcext:value-type="float">
            <text:p>0.078859643749858</text:p>
          </table:table-cell>
          <table:table-cell table:formula="of:=ABS([.J58])" office:value-type="float" office:value="0.0788596437498575" calcext:value-type="float">
            <text:p>0.078859643749858</text:p>
          </table:table-cell>
          <table:table-cell table:formula="of:=[.J58]*[.J58]" office:value-type="float" office:value="0.00621884341235444" calcext:value-type="float">
            <text:p>0.006218843412354</text:p>
          </table:table-cell>
        </table:table-row>
        <table:table-row table:style-name="ro1">
          <table:table-cell table:style-name="ce1" office:value-type="string" calcext:value-type="string">
            <text:p>10/7/2015</text:p>
          </table:table-cell>
          <table:table-cell office:value-type="float" office:value="1444176000" calcext:value-type="float">
            <text:p>1444176000</text:p>
          </table:table-cell>
          <table:table-cell office:value-type="float" office:value="51181314265" calcext:value-type="float">
            <text:p>51181314265</text:p>
          </table:table-cell>
          <table:table-cell table:formula="of:=[.C59]/10^9" office:value-type="float" office:value="51.181314265" calcext:value-type="float">
            <text:p>51.181314265</text:p>
          </table:table-cell>
          <table:table-cell office:value-type="float" office:value="0.6" calcext:value-type="float">
            <text:p>0.6</text:p>
          </table:table-cell>
          <table:table-cell table:formula="of:=[.E59]*[.D59]" office:value-type="float" office:value="30.708788559" calcext:value-type="float">
            <text:p>30.708788559</text:p>
          </table:table-cell>
          <table:table-cell table:formula="of:=([.E59]-[.E58])/([.E58]+0.0000000000001)" office:value-type="float" office:value="-0.076923076923065" calcext:value-type="float">
            <text:p>-0.076923076923065</text:p>
          </table:table-cell>
          <table:table-cell table:formula="of:=ABS([.G59])" office:value-type="float" office:value="0.076923076923065" calcext:value-type="float">
            <text:p>0.076923076923065</text:p>
          </table:table-cell>
          <table:table-cell table:formula="of:=[.G59]*[.G59]" office:value-type="float" office:value="0.00591715976331177" calcext:value-type="float">
            <text:p>0.005917159763312</text:p>
          </table:table-cell>
          <table:table-cell table:formula="of:=([.F59]-[.F58])/([.F58]+0.0000000000001)" office:value-type="float" office:value="-0.0804119579066779" calcext:value-type="float">
            <text:p>-0.080411957906678</text:p>
          </table:table-cell>
          <table:table-cell table:formula="of:=ABS([.J59])" office:value-type="float" office:value="0.0804119579066779" calcext:value-type="float">
            <text:p>0.080411957906678</text:p>
          </table:table-cell>
          <table:table-cell table:formula="of:=[.J59]*[.J59]" office:value-type="float" office:value="0.00646608297438534" calcext:value-type="float">
            <text:p>0.006466082974385</text:p>
          </table:table-cell>
        </table:table-row>
        <table:table-row table:style-name="ro1">
          <table:table-cell table:style-name="ce1" office:value-type="string" calcext:value-type="string">
            <text:p>10/8/2015</text:p>
          </table:table-cell>
          <table:table-cell office:value-type="float" office:value="1444262400" calcext:value-type="float">
            <text:p>1444262400</text:p>
          </table:table-cell>
          <table:table-cell office:value-type="float" office:value="56971870131" calcext:value-type="float">
            <text:p>56971870131</text:p>
          </table:table-cell>
          <table:table-cell table:formula="of:=[.C60]/10^9" office:value-type="float" office:value="56.971870131" calcext:value-type="float">
            <text:p>56.971870131</text:p>
          </table:table-cell>
          <table:table-cell office:value-type="float" office:value="0.62" calcext:value-type="float">
            <text:p>0.62</text:p>
          </table:table-cell>
          <table:table-cell table:formula="of:=[.E60]*[.D60]" office:value-type="float" office:value="35.32255948122" calcext:value-type="float">
            <text:p>35.32255948122</text:p>
          </table:table-cell>
          <table:table-cell table:formula="of:=([.E60]-[.E59])/([.E59]+0.0000000000001)" office:value-type="float" office:value="0.0333333333333276" calcext:value-type="float">
            <text:p>0.033333333333328</text:p>
          </table:table-cell>
          <table:table-cell table:formula="of:=ABS([.G60])" office:value-type="float" office:value="0.0333333333333276" calcext:value-type="float">
            <text:p>0.033333333333328</text:p>
          </table:table-cell>
          <table:table-cell table:formula="of:=[.G60]*[.G60]" office:value-type="float" office:value="0.00111111111111073" calcext:value-type="float">
            <text:p>0.001111111111111</text:p>
          </table:table-cell>
          <table:table-cell table:formula="of:=([.F60]-[.F59])/([.F59]+0.0000000000001)" office:value-type="float" office:value="0.150242687475465" calcext:value-type="float">
            <text:p>0.150242687475465</text:p>
          </table:table-cell>
          <table:table-cell table:formula="of:=ABS([.J60])" office:value-type="float" office:value="0.150242687475465" calcext:value-type="float">
            <text:p>0.150242687475465</text:p>
          </table:table-cell>
          <table:table-cell table:formula="of:=[.J60]*[.J60]" office:value-type="float" office:value="0.0225728651398504" calcext:value-type="float">
            <text:p>0.02257286513985</text:p>
          </table:table-cell>
        </table:table-row>
        <table:table-row table:style-name="ro1">
          <table:table-cell table:style-name="ce1" office:value-type="string" calcext:value-type="string">
            <text:p>10/9/2015</text:p>
          </table:table-cell>
          <table:table-cell office:value-type="float" office:value="1444348800" calcext:value-type="float">
            <text:p>1444348800</text:p>
          </table:table-cell>
          <table:table-cell office:value-type="float" office:value="61962572208" calcext:value-type="float">
            <text:p>61962572208</text:p>
          </table:table-cell>
          <table:table-cell table:formula="of:=[.C61]/10^9" office:value-type="float" office:value="61.962572208" calcext:value-type="float">
            <text:p>61.962572208</text:p>
          </table:table-cell>
          <table:table-cell office:value-type="float" office:value="0.64" calcext:value-type="float">
            <text:p>0.64</text:p>
          </table:table-cell>
          <table:table-cell table:formula="of:=[.E61]*[.D61]" office:value-type="float" office:value="39.65604621312" calcext:value-type="float">
            <text:p>39.65604621312</text:p>
          </table:table-cell>
          <table:table-cell table:formula="of:=([.E61]-[.E60])/([.E60]+0.0000000000001)" office:value-type="float" office:value="0.0322580645161239" calcext:value-type="float">
            <text:p>0.032258064516124</text:p>
          </table:table-cell>
          <table:table-cell table:formula="of:=ABS([.G61])" office:value-type="float" office:value="0.0322580645161239" calcext:value-type="float">
            <text:p>0.032258064516124</text:p>
          </table:table-cell>
          <table:table-cell table:formula="of:=[.G61]*[.G61]" office:value-type="float" office:value="0.00104058272632641" calcext:value-type="float">
            <text:p>0.001040582726326</text:p>
          </table:table-cell>
          <table:table-cell table:formula="of:=([.F61]-[.F60])/([.F60]+0.0000000000001)" office:value-type="float" office:value="0.122683259524383" calcext:value-type="float">
            <text:p>0.122683259524383</text:p>
          </table:table-cell>
          <table:table-cell table:formula="of:=ABS([.J61])" office:value-type="float" office:value="0.122683259524383" calcext:value-type="float">
            <text:p>0.122683259524383</text:p>
          </table:table-cell>
          <table:table-cell table:formula="of:=[.J61]*[.J61]" office:value-type="float" office:value="0.0150511821675272" calcext:value-type="float">
            <text:p>0.015051182167527</text:p>
          </table:table-cell>
        </table:table-row>
        <table:table-row table:style-name="ro1">
          <table:table-cell table:style-name="ce1" office:value-type="string" calcext:value-type="string">
            <text:p>10/10/2015</text:p>
          </table:table-cell>
          <table:table-cell office:value-type="float" office:value="1444435200" calcext:value-type="float">
            <text:p>1444435200</text:p>
          </table:table-cell>
          <table:table-cell office:value-type="float" office:value="64893302980" calcext:value-type="float">
            <text:p>64893302980</text:p>
          </table:table-cell>
          <table:table-cell table:formula="of:=[.C62]/10^9" office:value-type="float" office:value="64.89330298" calcext:value-type="float">
            <text:p>64.89330298</text:p>
          </table:table-cell>
          <table:table-cell office:value-type="float" office:value="0.64" calcext:value-type="float">
            <text:p>0.64</text:p>
          </table:table-cell>
          <table:table-cell table:formula="of:=[.E62]*[.D62]" office:value-type="float" office:value="41.5317139072" calcext:value-type="float">
            <text:p>41.5317139072</text:p>
          </table:table-cell>
          <table:table-cell table:formula="of:=([.E62]-[.E61])/([.E61]+0.0000000000001)" office:value-type="float" office:value="0" calcext:value-type="float">
            <text:p>0</text:p>
          </table:table-cell>
          <table:table-cell table:formula="of:=ABS([.G62])" office:value-type="float" office:value="0" calcext:value-type="float">
            <text:p>0</text:p>
          </table:table-cell>
          <table:table-cell table:formula="of:=[.G62]*[.G62]" office:value-type="float" office:value="0" calcext:value-type="float">
            <text:p>0</text:p>
          </table:table-cell>
          <table:table-cell table:formula="of:=([.F62]-[.F61])/([.F61]+0.0000000000001)" office:value-type="float" office:value="0.0472984039810666" calcext:value-type="float">
            <text:p>0.047298403981067</text:p>
          </table:table-cell>
          <table:table-cell table:formula="of:=ABS([.J62])" office:value-type="float" office:value="0.0472984039810666" calcext:value-type="float">
            <text:p>0.047298403981067</text:p>
          </table:table-cell>
          <table:table-cell table:formula="of:=[.J62]*[.J62]" office:value-type="float" office:value="0.00223713901915618" calcext:value-type="float">
            <text:p>0.002237139019156</text:p>
          </table:table-cell>
        </table:table-row>
        <table:table-row table:style-name="ro1">
          <table:table-cell table:style-name="ce1" office:value-type="string" calcext:value-type="string">
            <text:p>10/11/2015</text:p>
          </table:table-cell>
          <table:table-cell office:value-type="float" office:value="1444521600" calcext:value-type="float">
            <text:p>1444521600</text:p>
          </table:table-cell>
          <table:table-cell office:value-type="float" office:value="56318375319" calcext:value-type="float">
            <text:p>56318375319</text:p>
          </table:table-cell>
          <table:table-cell table:formula="of:=[.C63]/10^9" office:value-type="float" office:value="56.318375319" calcext:value-type="float">
            <text:p>56.318375319</text:p>
          </table:table-cell>
          <table:table-cell office:value-type="float" office:value="0.6" calcext:value-type="float">
            <text:p>0.6</text:p>
          </table:table-cell>
          <table:table-cell table:formula="of:=[.E63]*[.D63]" office:value-type="float" office:value="33.7910251914" calcext:value-type="float">
            <text:p>33.7910251914</text:p>
          </table:table-cell>
          <table:table-cell table:formula="of:=([.E63]-[.E62])/([.E62]+0.0000000000001)" office:value-type="float" office:value="-0.0624999999999901" calcext:value-type="float">
            <text:p>-0.06249999999999</text:p>
          </table:table-cell>
          <table:table-cell table:formula="of:=ABS([.G63])" office:value-type="float" office:value="0.0624999999999901" calcext:value-type="float">
            <text:p>0.06249999999999</text:p>
          </table:table-cell>
          <table:table-cell table:formula="of:=[.G63]*[.G63]" office:value-type="float" office:value="0.00390624999999876" calcext:value-type="float">
            <text:p>0.003906249999999</text:p>
          </table:table-cell>
          <table:table-cell table:formula="of:=([.F63]-[.F62])/([.F62]+0.0000000000001)" office:value-type="float" office:value="-0.186380189680976" calcext:value-type="float">
            <text:p>-0.186380189680976</text:p>
          </table:table-cell>
          <table:table-cell table:formula="of:=ABS([.J63])" office:value-type="float" office:value="0.186380189680976" calcext:value-type="float">
            <text:p>0.186380189680976</text:p>
          </table:table-cell>
          <table:table-cell table:formula="of:=[.J63]*[.J63]" office:value-type="float" office:value="0.0347375751055167" calcext:value-type="float">
            <text:p>0.034737575105517</text:p>
          </table:table-cell>
        </table:table-row>
        <table:table-row table:style-name="ro1">
          <table:table-cell table:style-name="ce1" office:value-type="string" calcext:value-type="string">
            <text:p>10/12/2015</text:p>
          </table:table-cell>
          <table:table-cell office:value-type="float" office:value="1444608000" calcext:value-type="float">
            <text:p>1444608000</text:p>
          </table:table-cell>
          <table:table-cell office:value-type="float" office:value="51359902694" calcext:value-type="float">
            <text:p>51359902694</text:p>
          </table:table-cell>
          <table:table-cell table:formula="of:=[.C64]/10^9" office:value-type="float" office:value="51.359902694" calcext:value-type="float">
            <text:p>51.359902694</text:p>
          </table:table-cell>
          <table:table-cell office:value-type="float" office:value="0.63" calcext:value-type="float">
            <text:p>0.63</text:p>
          </table:table-cell>
          <table:table-cell table:formula="of:=[.E64]*[.D64]" office:value-type="float" office:value="32.35673869722" calcext:value-type="float">
            <text:p>32.35673869722</text:p>
          </table:table-cell>
          <table:table-cell table:formula="of:=([.E64]-[.E63])/([.E63]+0.0000000000001)" office:value-type="float" office:value="0.0499999999999915" calcext:value-type="float">
            <text:p>0.049999999999992</text:p>
          </table:table-cell>
          <table:table-cell table:formula="of:=ABS([.G64])" office:value-type="float" office:value="0.0499999999999915" calcext:value-type="float">
            <text:p>0.049999999999992</text:p>
          </table:table-cell>
          <table:table-cell table:formula="of:=[.G64]*[.G64]" office:value-type="float" office:value="0.00249999999999915" calcext:value-type="float">
            <text:p>0.002499999999999</text:p>
          </table:table-cell>
          <table:table-cell table:formula="of:=([.F64]-[.F63])/([.F63]+0.0000000000001)" office:value-type="float" office:value="-0.042445782158306" calcext:value-type="float">
            <text:p>-0.042445782158306</text:p>
          </table:table-cell>
          <table:table-cell table:formula="of:=ABS([.J64])" office:value-type="float" office:value="0.042445782158306" calcext:value-type="float">
            <text:p>0.042445782158306</text:p>
          </table:table-cell>
          <table:table-cell table:formula="of:=[.J64]*[.J64]" office:value-type="float" office:value="0.00180164442303037" calcext:value-type="float">
            <text:p>0.00180164442303</text:p>
          </table:table-cell>
        </table:table-row>
        <table:table-row table:style-name="ro1">
          <table:table-cell table:style-name="ce1" office:value-type="string" calcext:value-type="string">
            <text:p>10/13/2015</text:p>
          </table:table-cell>
          <table:table-cell office:value-type="float" office:value="1444694400" calcext:value-type="float">
            <text:p>1444694400</text:p>
          </table:table-cell>
          <table:table-cell office:value-type="float" office:value="53219625156" calcext:value-type="float">
            <text:p>53219625156</text:p>
          </table:table-cell>
          <table:table-cell table:formula="of:=[.C65]/10^9" office:value-type="float" office:value="53.219625156" calcext:value-type="float">
            <text:p>53.219625156</text:p>
          </table:table-cell>
          <table:table-cell office:value-type="float" office:value="0.6" calcext:value-type="float">
            <text:p>0.6</text:p>
          </table:table-cell>
          <table:table-cell table:formula="of:=[.E65]*[.D65]" office:value-type="float" office:value="31.9317750936" calcext:value-type="float">
            <text:p>31.9317750936</text:p>
          </table:table-cell>
          <table:table-cell table:formula="of:=([.E65]-[.E64])/([.E64]+0.0000000000001)" office:value-type="float" office:value="-0.0476190476190399" calcext:value-type="float">
            <text:p>-0.04761904761904</text:p>
          </table:table-cell>
          <table:table-cell table:formula="of:=ABS([.G65])" office:value-type="float" office:value="0.0476190476190399" calcext:value-type="float">
            <text:p>0.04761904761904</text:p>
          </table:table-cell>
          <table:table-cell table:formula="of:=[.G65]*[.G65]" office:value-type="float" office:value="0.00226757369614439" calcext:value-type="float">
            <text:p>0.002267573696144</text:p>
          </table:table-cell>
          <table:table-cell table:formula="of:=([.F65]-[.F64])/([.F64]+0.0000000000001)" office:value-type="float" office:value="-0.0131336970513814" calcext:value-type="float">
            <text:p>-0.013133697051381</text:p>
          </table:table-cell>
          <table:table-cell table:formula="of:=ABS([.J65])" office:value-type="float" office:value="0.0131336970513814" calcext:value-type="float">
            <text:p>0.013133697051381</text:p>
          </table:table-cell>
          <table:table-cell table:formula="of:=[.J65]*[.J65]" office:value-type="float" office:value="0.000172493998237463" calcext:value-type="float">
            <text:p>0.000172493998237</text:p>
          </table:table-cell>
        </table:table-row>
        <table:table-row table:style-name="ro1">
          <table:table-cell table:style-name="ce1" office:value-type="string" calcext:value-type="string">
            <text:p>10/14/2015</text:p>
          </table:table-cell>
          <table:table-cell office:value-type="float" office:value="1444780800" calcext:value-type="float">
            <text:p>1444780800</text:p>
          </table:table-cell>
          <table:table-cell office:value-type="float" office:value="57976429615" calcext:value-type="float">
            <text:p>57976429615</text:p>
          </table:table-cell>
          <table:table-cell table:formula="of:=[.C66]/10^9" office:value-type="float" office:value="57.976429615" calcext:value-type="float">
            <text:p>57.976429615</text:p>
          </table:table-cell>
          <table:table-cell office:value-type="float" office:value="0.5" calcext:value-type="float">
            <text:p>0.5</text:p>
          </table:table-cell>
          <table:table-cell table:formula="of:=[.E66]*[.D66]" office:value-type="float" office:value="28.9882148075" calcext:value-type="float">
            <text:p>28.9882148075</text:p>
          </table:table-cell>
          <table:table-cell table:formula="of:=([.E66]-[.E65])/([.E65]+0.0000000000001)" office:value-type="float" office:value="-0.166666666666639" calcext:value-type="float">
            <text:p>-0.166666666666639</text:p>
          </table:table-cell>
          <table:table-cell table:formula="of:=ABS([.G66])" office:value-type="float" office:value="0.166666666666639" calcext:value-type="float">
            <text:p>0.166666666666639</text:p>
          </table:table-cell>
          <table:table-cell table:formula="of:=[.G66]*[.G66]" office:value-type="float" office:value="0.0277777777777686" calcext:value-type="float">
            <text:p>0.027777777777769</text:p>
          </table:table-cell>
          <table:table-cell table:formula="of:=([.F66]-[.F65])/([.F65]+0.0000000000001)" office:value-type="float" office:value="-0.0921827952712208" calcext:value-type="float">
            <text:p>-0.092182795271221</text:p>
          </table:table-cell>
          <table:table-cell table:formula="of:=ABS([.J66])" office:value-type="float" office:value="0.0921827952712208" calcext:value-type="float">
            <text:p>0.092182795271221</text:p>
          </table:table-cell>
          <table:table-cell table:formula="of:=[.J66]*[.J66]" office:value-type="float" office:value="0.00849766774401581" calcext:value-type="float">
            <text:p>0.008497667744016</text:p>
          </table:table-cell>
        </table:table-row>
        <table:table-row table:style-name="ro1">
          <table:table-cell table:style-name="ce1" office:value-type="string" calcext:value-type="string">
            <text:p>10/15/2015</text:p>
          </table:table-cell>
          <table:table-cell office:value-type="float" office:value="1444867200" calcext:value-type="float">
            <text:p>1444867200</text:p>
          </table:table-cell>
          <table:table-cell office:value-type="float" office:value="54823147993" calcext:value-type="float">
            <text:p>54823147993</text:p>
          </table:table-cell>
          <table:table-cell table:formula="of:=[.C67]/10^9" office:value-type="float" office:value="54.823147993" calcext:value-type="float">
            <text:p>54.823147993</text:p>
          </table:table-cell>
          <table:table-cell office:value-type="float" office:value="0.56" calcext:value-type="float">
            <text:p>0.56</text:p>
          </table:table-cell>
          <table:table-cell table:formula="of:=[.E67]*[.D67]" office:value-type="float" office:value="30.70096287608" calcext:value-type="float">
            <text:p>30.70096287608</text:p>
          </table:table-cell>
          <table:table-cell table:formula="of:=([.E67]-[.E66])/([.E66]+0.0000000000001)" office:value-type="float" office:value="0.119999999999976" calcext:value-type="float">
            <text:p>0.119999999999976</text:p>
          </table:table-cell>
          <table:table-cell table:formula="of:=ABS([.G67])" office:value-type="float" office:value="0.119999999999976" calcext:value-type="float">
            <text:p>0.119999999999976</text:p>
          </table:table-cell>
          <table:table-cell table:formula="of:=[.G67]*[.G67]" office:value-type="float" office:value="0.0143999999999943" calcext:value-type="float">
            <text:p>0.014399999999994</text:p>
          </table:table-cell>
          <table:table-cell table:formula="of:=([.F67]-[.F66])/([.F66]+0.0000000000001)" office:value-type="float" office:value="0.0590842892518122" calcext:value-type="float">
            <text:p>0.059084289251812</text:p>
          </table:table-cell>
          <table:table-cell table:formula="of:=ABS([.J67])" office:value-type="float" office:value="0.0590842892518122" calcext:value-type="float">
            <text:p>0.059084289251812</text:p>
          </table:table-cell>
          <table:table-cell table:formula="of:=[.J67]*[.J67]" office:value-type="float" office:value="0.00349095323639181" calcext:value-type="float">
            <text:p>0.003490953236392</text:p>
          </table:table-cell>
        </table:table-row>
        <table:table-row table:style-name="ro1">
          <table:table-cell table:style-name="ce1" office:value-type="string" calcext:value-type="string">
            <text:p>10/16/2015</text:p>
          </table:table-cell>
          <table:table-cell office:value-type="float" office:value="1444953600" calcext:value-type="float">
            <text:p>1444953600</text:p>
          </table:table-cell>
          <table:table-cell office:value-type="float" office:value="53404946237" calcext:value-type="float">
            <text:p>53404946237</text:p>
          </table:table-cell>
          <table:table-cell table:formula="of:=[.C68]/10^9" office:value-type="float" office:value="53.404946237" calcext:value-type="float">
            <text:p>53.404946237</text:p>
          </table:table-cell>
          <table:table-cell office:value-type="float" office:value="0.53" calcext:value-type="float">
            <text:p>0.53</text:p>
          </table:table-cell>
          <table:table-cell table:formula="of:=[.E68]*[.D68]" office:value-type="float" office:value="28.30462150561" calcext:value-type="float">
            <text:p>28.30462150561</text:p>
          </table:table-cell>
          <table:table-cell table:formula="of:=([.E68]-[.E67])/([.E67]+0.0000000000001)" office:value-type="float" office:value="-0.053571428571419" calcext:value-type="float">
            <text:p>-0.053571428571419</text:p>
          </table:table-cell>
          <table:table-cell table:formula="of:=ABS([.G68])" office:value-type="float" office:value="0.053571428571419" calcext:value-type="float">
            <text:p>0.053571428571419</text:p>
          </table:table-cell>
          <table:table-cell table:formula="of:=[.G68]*[.G68]" office:value-type="float" office:value="0.00286989795918265" calcext:value-type="float">
            <text:p>0.002869897959183</text:p>
          </table:table-cell>
          <table:table-cell table:formula="of:=([.F68]-[.F67])/([.F67]+0.0000000000001)" office:value-type="float" office:value="-0.0780542740676401" calcext:value-type="float">
            <text:p>-0.07805427406764</text:p>
          </table:table-cell>
          <table:table-cell table:formula="of:=ABS([.J68])" office:value-type="float" office:value="0.0780542740676401" calcext:value-type="float">
            <text:p>0.07805427406764</text:p>
          </table:table-cell>
          <table:table-cell table:formula="of:=[.J68]*[.J68]" office:value-type="float" office:value="0.00609246970022627" calcext:value-type="float">
            <text:p>0.006092469700226</text:p>
          </table:table-cell>
        </table:table-row>
        <table:table-row table:style-name="ro1">
          <table:table-cell table:style-name="ce1" office:value-type="string" calcext:value-type="string">
            <text:p>10/17/2015</text:p>
          </table:table-cell>
          <table:table-cell office:value-type="float" office:value="1445040000" calcext:value-type="float">
            <text:p>1445040000</text:p>
          </table:table-cell>
          <table:table-cell office:value-type="float" office:value="53619552703" calcext:value-type="float">
            <text:p>53619552703</text:p>
          </table:table-cell>
          <table:table-cell table:formula="of:=[.C69]/10^9" office:value-type="float" office:value="53.619552703" calcext:value-type="float">
            <text:p>53.619552703</text:p>
          </table:table-cell>
          <table:table-cell office:value-type="float" office:value="0.52" calcext:value-type="float">
            <text:p>0.52</text:p>
          </table:table-cell>
          <table:table-cell table:formula="of:=[.E69]*[.D69]" office:value-type="float" office:value="27.88216740556" calcext:value-type="float">
            <text:p>27.88216740556</text:p>
          </table:table-cell>
          <table:table-cell table:formula="of:=([.E69]-[.E68])/([.E68]+0.0000000000001)" office:value-type="float" office:value="-0.0188679245282983" calcext:value-type="float">
            <text:p>-0.018867924528298</text:p>
          </table:table-cell>
          <table:table-cell table:formula="of:=ABS([.G69])" office:value-type="float" office:value="0.0188679245282983" calcext:value-type="float">
            <text:p>0.018867924528298</text:p>
          </table:table-cell>
          <table:table-cell table:formula="of:=[.G69]*[.G69]" office:value-type="float" office:value="0.000355998576005562" calcext:value-type="float">
            <text:p>0.000355998576006</text:p>
          </table:table-cell>
          <table:table-cell table:formula="of:=([.F69]-[.F68])/([.F68]+0.0000000000001)" office:value-type="float" office:value="-0.0149252693580894" calcext:value-type="float">
            <text:p>-0.014925269358089</text:p>
          </table:table-cell>
          <table:table-cell table:formula="of:=ABS([.J69])" office:value-type="float" office:value="0.0149252693580894" calcext:value-type="float">
            <text:p>0.014925269358089</text:p>
          </table:table-cell>
          <table:table-cell table:formula="of:=[.J69]*[.J69]" office:value-type="float" office:value="0.000222763665411522" calcext:value-type="float">
            <text:p>0.000222763665412</text:p>
          </table:table-cell>
        </table:table-row>
        <table:table-row table:style-name="ro1">
          <table:table-cell table:style-name="ce1" office:value-type="string" calcext:value-type="string">
            <text:p>10/18/2015</text:p>
          </table:table-cell>
          <table:table-cell office:value-type="float" office:value="1445126400" calcext:value-type="float">
            <text:p>1445126400</text:p>
          </table:table-cell>
          <table:table-cell office:value-type="float" office:value="52006592112" calcext:value-type="float">
            <text:p>52006592112</text:p>
          </table:table-cell>
          <table:table-cell table:formula="of:=[.C70]/10^9" office:value-type="float" office:value="52.006592112" calcext:value-type="float">
            <text:p>52.006592112</text:p>
          </table:table-cell>
          <table:table-cell office:value-type="float" office:value="0.51" calcext:value-type="float">
            <text:p>0.51</text:p>
          </table:table-cell>
          <table:table-cell table:formula="of:=[.E70]*[.D70]" office:value-type="float" office:value="26.52336197712" calcext:value-type="float">
            <text:p>26.52336197712</text:p>
          </table:table-cell>
          <table:table-cell table:formula="of:=([.E70]-[.E69])/([.E69]+0.0000000000001)" office:value-type="float" office:value="-0.0192307692307655" calcext:value-type="float">
            <text:p>-0.019230769230766</text:p>
          </table:table-cell>
          <table:table-cell table:formula="of:=ABS([.G70])" office:value-type="float" office:value="0.0192307692307655" calcext:value-type="float">
            <text:p>0.019230769230766</text:p>
          </table:table-cell>
          <table:table-cell table:formula="of:=[.G70]*[.G70]" office:value-type="float" office:value="0.000369822485206959" calcext:value-type="float">
            <text:p>0.000369822485207</text:p>
          </table:table-cell>
          <table:table-cell table:formula="of:=([.F70]-[.F69])/([.F69]+0.0000000000001)" office:value-type="float" office:value="-0.0487338523105286" calcext:value-type="float">
            <text:p>-0.048733852310529</text:p>
          </table:table-cell>
          <table:table-cell table:formula="of:=ABS([.J70])" office:value-type="float" office:value="0.0487338523105286" calcext:value-type="float">
            <text:p>0.048733852310529</text:p>
          </table:table-cell>
          <table:table-cell table:formula="of:=[.J70]*[.J70]" office:value-type="float" office:value="0.00237498836102441" calcext:value-type="float">
            <text:p>0.002374988361024</text:p>
          </table:table-cell>
        </table:table-row>
        <table:table-row table:style-name="ro1">
          <table:table-cell table:style-name="ce1" office:value-type="string" calcext:value-type="string">
            <text:p>10/19/2015</text:p>
          </table:table-cell>
          <table:table-cell office:value-type="float" office:value="1445212800" calcext:value-type="float">
            <text:p>1445212800</text:p>
          </table:table-cell>
          <table:table-cell office:value-type="float" office:value="52456819761" calcext:value-type="float">
            <text:p>52456819761</text:p>
          </table:table-cell>
          <table:table-cell table:formula="of:=[.C71]/10^9" office:value-type="float" office:value="52.456819761" calcext:value-type="float">
            <text:p>52.456819761</text:p>
          </table:table-cell>
          <table:table-cell office:value-type="float" office:value="0.5" calcext:value-type="float">
            <text:p>0.5</text:p>
          </table:table-cell>
          <table:table-cell table:formula="of:=[.E71]*[.D71]" office:value-type="float" office:value="26.2284098805" calcext:value-type="float">
            <text:p>26.2284098805</text:p>
          </table:table-cell>
          <table:table-cell table:formula="of:=([.E71]-[.E70])/([.E70]+0.0000000000001)" office:value-type="float" office:value="-0.0196078431372511" calcext:value-type="float">
            <text:p>-0.019607843137251</text:p>
          </table:table-cell>
          <table:table-cell table:formula="of:=ABS([.G71])" office:value-type="float" office:value="0.0196078431372511" calcext:value-type="float">
            <text:p>0.019607843137251</text:p>
          </table:table-cell>
          <table:table-cell table:formula="of:=[.G71]*[.G71]" office:value-type="float" office:value="0.000384467512495044" calcext:value-type="float">
            <text:p>0.000384467512495</text:p>
          </table:table-cell>
          <table:table-cell table:formula="of:=([.F71]-[.F70])/([.F70]+0.0000000000001)" office:value-type="float" office:value="-0.0111204641732235" calcext:value-type="float">
            <text:p>-0.011120464173224</text:p>
          </table:table-cell>
          <table:table-cell table:formula="of:=ABS([.J71])" office:value-type="float" office:value="0.0111204641732235" calcext:value-type="float">
            <text:p>0.011120464173224</text:p>
          </table:table-cell>
          <table:table-cell table:formula="of:=[.J71]*[.J71]" office:value-type="float" office:value="0.000123664723427946" calcext:value-type="float">
            <text:p>0.000123664723428</text:p>
          </table:table-cell>
        </table:table-row>
        <table:table-row table:style-name="ro1">
          <table:table-cell table:style-name="ce1" office:value-type="string" calcext:value-type="string">
            <text:p>10/20/2015</text:p>
          </table:table-cell>
          <table:table-cell office:value-type="float" office:value="1445299200" calcext:value-type="float">
            <text:p>1445299200</text:p>
          </table:table-cell>
          <table:table-cell office:value-type="float" office:value="53767556518" calcext:value-type="float">
            <text:p>53767556518</text:p>
          </table:table-cell>
          <table:table-cell table:formula="of:=[.C72]/10^9" office:value-type="float" office:value="53.767556518" calcext:value-type="float">
            <text:p>53.767556518</text:p>
          </table:table-cell>
          <table:table-cell office:value-type="float" office:value="0.44" calcext:value-type="float">
            <text:p>0.44</text:p>
          </table:table-cell>
          <table:table-cell table:formula="of:=[.E72]*[.D72]" office:value-type="float" office:value="23.65772486792" calcext:value-type="float">
            <text:p>23.65772486792</text:p>
          </table:table-cell>
          <table:table-cell table:formula="of:=([.E72]-[.E71])/([.E71]+0.0000000000001)" office:value-type="float" office:value="-0.119999999999976" calcext:value-type="float">
            <text:p>-0.119999999999976</text:p>
          </table:table-cell>
          <table:table-cell table:formula="of:=ABS([.G72])" office:value-type="float" office:value="0.119999999999976" calcext:value-type="float">
            <text:p>0.119999999999976</text:p>
          </table:table-cell>
          <table:table-cell table:formula="of:=[.G72]*[.G72]" office:value-type="float" office:value="0.0143999999999942" calcext:value-type="float">
            <text:p>0.014399999999994</text:p>
          </table:table-cell>
          <table:table-cell table:formula="of:=([.F72]-[.F71])/([.F71]+0.0000000000001)" office:value-type="float" office:value="-0.0980114701688879" calcext:value-type="float">
            <text:p>-0.098011470168888</text:p>
          </table:table-cell>
          <table:table-cell table:formula="of:=ABS([.J72])" office:value-type="float" office:value="0.0980114701688879" calcext:value-type="float">
            <text:p>0.098011470168888</text:p>
          </table:table-cell>
          <table:table-cell table:formula="of:=[.J72]*[.J72]" office:value-type="float" office:value="0.0096062482846668" calcext:value-type="float">
            <text:p>0.009606248284667</text:p>
          </table:table-cell>
        </table:table-row>
        <table:table-row table:style-name="ro1">
          <table:table-cell table:style-name="ce1" office:value-type="string" calcext:value-type="string">
            <text:p>10/22/2015</text:p>
          </table:table-cell>
          <table:table-cell office:value-type="float" office:value="1445472000" calcext:value-type="float">
            <text:p>1445472000</text:p>
          </table:table-cell>
          <table:table-cell office:value-type="float" office:value="57253941421" calcext:value-type="float">
            <text:p>57253941421</text:p>
          </table:table-cell>
          <table:table-cell table:formula="of:=[.C73]/10^9" office:value-type="float" office:value="57.253941421" calcext:value-type="float">
            <text:p>57.253941421</text:p>
          </table:table-cell>
          <table:table-cell office:value-type="float" office:value="0.61" calcext:value-type="float">
            <text:p>0.61</text:p>
          </table:table-cell>
          <table:table-cell table:formula="of:=[.E73]*[.D73]" office:value-type="float" office:value="34.92490426681" calcext:value-type="float">
            <text:p>34.92490426681</text:p>
          </table:table-cell>
          <table:table-cell table:formula="of:=([.E73]-[.E72])/([.E72]+0.0000000000001)" office:value-type="float" office:value="0.386363636363549" calcext:value-type="float">
            <text:p>0.386363636363549</text:p>
          </table:table-cell>
          <table:table-cell table:formula="of:=ABS([.G73])" office:value-type="float" office:value="0.386363636363549" calcext:value-type="float">
            <text:p>0.386363636363549</text:p>
          </table:table-cell>
          <table:table-cell table:formula="of:=[.G73]*[.G73]" office:value-type="float" office:value="0.149276859504064" calcext:value-type="float">
            <text:p>0.149276859504064</text:p>
          </table:table-cell>
          <table:table-cell table:formula="of:=([.F73]-[.F72])/([.F72]+0.0000000000001)" office:value-type="float" office:value="0.47625794372849" calcext:value-type="float">
            <text:p>0.47625794372849</text:p>
          </table:table-cell>
          <table:table-cell table:formula="of:=ABS([.J73])" office:value-type="float" office:value="0.47625794372849" calcext:value-type="float">
            <text:p>0.47625794372849</text:p>
          </table:table-cell>
          <table:table-cell table:formula="of:=[.J73]*[.J73]" office:value-type="float" office:value="0.22682162896449" calcext:value-type="float">
            <text:p>0.22682162896449</text:p>
          </table:table-cell>
        </table:table-row>
        <table:table-row table:style-name="ro1">
          <table:table-cell table:style-name="ce1" office:value-type="string" calcext:value-type="string">
            <text:p>10/21/2015</text:p>
          </table:table-cell>
          <table:table-cell office:value-type="float" office:value="1445385600" calcext:value-type="float">
            <text:p>1445385600</text:p>
          </table:table-cell>
          <table:table-cell office:value-type="float" office:value="53588794315" calcext:value-type="float">
            <text:p>53588794315</text:p>
          </table:table-cell>
          <table:table-cell table:formula="of:=[.C74]/10^9" office:value-type="float" office:value="53.588794315" calcext:value-type="float">
            <text:p>53.588794315</text:p>
          </table:table-cell>
          <table:table-cell office:value-type="float" office:value="0.42" calcext:value-type="float">
            <text:p>0.42</text:p>
          </table:table-cell>
          <table:table-cell table:formula="of:=[.E74]*[.D74]" office:value-type="float" office:value="22.5072936123" calcext:value-type="float">
            <text:p>22.5072936123</text:p>
          </table:table-cell>
          <table:table-cell table:formula="of:=([.E74]-[.E73])/([.E73]+0.0000000000001)" office:value-type="float" office:value="-0.311475409836014" calcext:value-type="float">
            <text:p>-0.311475409836014</text:p>
          </table:table-cell>
          <table:table-cell table:formula="of:=ABS([.G74])" office:value-type="float" office:value="0.311475409836014" calcext:value-type="float">
            <text:p>0.311475409836014</text:p>
          </table:table-cell>
          <table:table-cell table:formula="of:=[.G74]*[.G74]" office:value-type="float" office:value="0.0970169309325132" calcext:value-type="float">
            <text:p>0.097016930932513</text:p>
          </table:table-cell>
          <table:table-cell table:formula="of:=([.F74]-[.F73])/([.F73]+0.0000000000001)" office:value-type="float" office:value="-0.355551744956699" calcext:value-type="float">
            <text:p>-0.355551744956699</text:p>
          </table:table-cell>
          <table:table-cell table:formula="of:=ABS([.J74])" office:value-type="float" office:value="0.355551744956699" calcext:value-type="float">
            <text:p>0.355551744956699</text:p>
          </table:table-cell>
          <table:table-cell table:formula="of:=[.J74]*[.J74]" office:value-type="float" office:value="0.126417043341754" calcext:value-type="float">
            <text:p>0.126417043341754</text:p>
          </table:table-cell>
        </table:table-row>
        <table:table-row table:style-name="ro1">
          <table:table-cell table:style-name="ce1" office:value-type="string" calcext:value-type="string">
            <text:p>10/23/2015</text:p>
          </table:table-cell>
          <table:table-cell office:value-type="float" office:value="1445558400" calcext:value-type="float">
            <text:p>1445558400</text:p>
          </table:table-cell>
          <table:table-cell office:value-type="float" office:value="51207267003" calcext:value-type="float">
            <text:p>51207267003</text:p>
          </table:table-cell>
          <table:table-cell table:formula="of:=[.C75]/10^9" office:value-type="float" office:value="51.207267003" calcext:value-type="float">
            <text:p>51.207267003</text:p>
          </table:table-cell>
          <table:table-cell office:value-type="float" office:value="0.56" calcext:value-type="float">
            <text:p>0.56</text:p>
          </table:table-cell>
          <table:table-cell table:formula="of:=[.E75]*[.D75]" office:value-type="float" office:value="28.67606952168" calcext:value-type="float">
            <text:p>28.67606952168</text:p>
          </table:table-cell>
          <table:table-cell table:formula="of:=([.E75]-[.E74])/([.E74]+0.0000000000001)" office:value-type="float" office:value="0.333333333333254" calcext:value-type="float">
            <text:p>0.333333333333254</text:p>
          </table:table-cell>
          <table:table-cell table:formula="of:=ABS([.G75])" office:value-type="float" office:value="0.333333333333254" calcext:value-type="float">
            <text:p>0.333333333333254</text:p>
          </table:table-cell>
          <table:table-cell table:formula="of:=[.G75]*[.G75]" office:value-type="float" office:value="0.111111111111058" calcext:value-type="float">
            <text:p>0.111111111111058</text:p>
          </table:table-cell>
          <table:table-cell table:formula="of:=([.F75]-[.F74])/([.F74]+0.0000000000001)" office:value-type="float" office:value="0.274078972605076" calcext:value-type="float">
            <text:p>0.274078972605076</text:p>
          </table:table-cell>
          <table:table-cell table:formula="of:=ABS([.J75])" office:value-type="float" office:value="0.274078972605076" calcext:value-type="float">
            <text:p>0.274078972605076</text:p>
          </table:table-cell>
          <table:table-cell table:formula="of:=[.J75]*[.J75]" office:value-type="float" office:value="0.075119283224254" calcext:value-type="float">
            <text:p>0.075119283224254</text:p>
          </table:table-cell>
        </table:table-row>
        <table:table-row table:style-name="ro1">
          <table:table-cell table:style-name="ce1" office:value-type="string" calcext:value-type="string">
            <text:p>10/24/2015</text:p>
          </table:table-cell>
          <table:table-cell office:value-type="float" office:value="1445644800" calcext:value-type="float">
            <text:p>1445644800</text:p>
          </table:table-cell>
          <table:table-cell office:value-type="float" office:value="50749518370" calcext:value-type="float">
            <text:p>50749518370</text:p>
          </table:table-cell>
          <table:table-cell table:formula="of:=[.C76]/10^9" office:value-type="float" office:value="50.74951837" calcext:value-type="float">
            <text:p>50.74951837</text:p>
          </table:table-cell>
          <table:table-cell office:value-type="float" office:value="0.56" calcext:value-type="float">
            <text:p>0.56</text:p>
          </table:table-cell>
          <table:table-cell table:formula="of:=[.E76]*[.D76]" office:value-type="float" office:value="28.4197302872" calcext:value-type="float">
            <text:p>28.4197302872</text:p>
          </table:table-cell>
          <table:table-cell table:formula="of:=([.E76]-[.E75])/([.E75]+0.0000000000001)" office:value-type="float" office:value="0" calcext:value-type="float">
            <text:p>0</text:p>
          </table:table-cell>
          <table:table-cell table:formula="of:=ABS([.G76])" office:value-type="float" office:value="0" calcext:value-type="float">
            <text:p>0</text:p>
          </table:table-cell>
          <table:table-cell table:formula="of:=[.G76]*[.G76]" office:value-type="float" office:value="0" calcext:value-type="float">
            <text:p>0</text:p>
          </table:table-cell>
          <table:table-cell table:formula="of:=([.F76]-[.F75])/([.F75]+0.0000000000001)" office:value-type="float" office:value="-0.00893913422431205" calcext:value-type="float">
            <text:p>-0.008939134224312</text:p>
          </table:table-cell>
          <table:table-cell table:formula="of:=ABS([.J76])" office:value-type="float" office:value="0.00893913422431205" calcext:value-type="float">
            <text:p>0.008939134224312</text:p>
          </table:table-cell>
          <table:table-cell table:formula="of:=[.J76]*[.J76]" office:value-type="float" office:value="0.0000799081206802669" calcext:value-type="float">
            <text:p>7.99081206802669E-05</text:p>
          </table:table-cell>
        </table:table-row>
        <table:table-row table:style-name="ro1">
          <table:table-cell table:style-name="ce1" office:value-type="string" calcext:value-type="string">
            <text:p>10/25/2015</text:p>
          </table:table-cell>
          <table:table-cell office:value-type="float" office:value="1445731200" calcext:value-type="float">
            <text:p>1445731200</text:p>
          </table:table-cell>
          <table:table-cell office:value-type="float" office:value="51635339670" calcext:value-type="float">
            <text:p>51635339670</text:p>
          </table:table-cell>
          <table:table-cell table:formula="of:=[.C77]/10^9" office:value-type="float" office:value="51.63533967" calcext:value-type="float">
            <text:p>51.63533967</text:p>
          </table:table-cell>
          <table:table-cell office:value-type="float" office:value="0.62" calcext:value-type="float">
            <text:p>0.62</text:p>
          </table:table-cell>
          <table:table-cell table:formula="of:=[.E77]*[.D77]" office:value-type="float" office:value="32.0139105954" calcext:value-type="float">
            <text:p>32.0139105954</text:p>
          </table:table-cell>
          <table:table-cell table:formula="of:=([.E77]-[.E76])/([.E76]+0.0000000000001)" office:value-type="float" office:value="0.107142857142838" calcext:value-type="float">
            <text:p>0.107142857142838</text:p>
          </table:table-cell>
          <table:table-cell table:formula="of:=ABS([.G77])" office:value-type="float" office:value="0.107142857142838" calcext:value-type="float">
            <text:p>0.107142857142838</text:p>
          </table:table-cell>
          <table:table-cell table:formula="of:=[.G77]*[.G77]" office:value-type="float" office:value="0.0114795918367306" calcext:value-type="float">
            <text:p>0.011479591836731</text:p>
          </table:table-cell>
          <table:table-cell table:formula="of:=([.F77]-[.F76])/([.F76]+0.0000000000001)" office:value-type="float" office:value="0.126467783890925" calcext:value-type="float">
            <text:p>0.126467783890925</text:p>
          </table:table-cell>
          <table:table-cell table:formula="of:=ABS([.J77])" office:value-type="float" office:value="0.126467783890925" calcext:value-type="float">
            <text:p>0.126467783890925</text:p>
          </table:table-cell>
          <table:table-cell table:formula="of:=[.J77]*[.J77]" office:value-type="float" office:value="0.0159941003622817" calcext:value-type="float">
            <text:p>0.015994100362282</text:p>
          </table:table-cell>
        </table:table-row>
        <table:table-row table:style-name="ro1">
          <table:table-cell table:style-name="ce1" office:value-type="string" calcext:value-type="string">
            <text:p>10/26/2015</text:p>
          </table:table-cell>
          <table:table-cell office:value-type="float" office:value="1445817600" calcext:value-type="float">
            <text:p>1445817600</text:p>
          </table:table-cell>
          <table:table-cell office:value-type="float" office:value="54585998170" calcext:value-type="float">
            <text:p>54585998170</text:p>
          </table:table-cell>
          <table:table-cell table:formula="of:=[.C78]/10^9" office:value-type="float" office:value="54.58599817" calcext:value-type="float">
            <text:p>54.58599817</text:p>
          </table:table-cell>
          <table:table-cell office:value-type="float" office:value="0.71" calcext:value-type="float">
            <text:p>0.71</text:p>
          </table:table-cell>
          <table:table-cell table:formula="of:=[.E78]*[.D78]" office:value-type="float" office:value="38.7560587007" calcext:value-type="float">
            <text:p>38.7560587007</text:p>
          </table:table-cell>
          <table:table-cell table:formula="of:=([.E78]-[.E77])/([.E77]+0.0000000000001)" office:value-type="float" office:value="0.145161290322557" calcext:value-type="float">
            <text:p>0.145161290322557</text:p>
          </table:table-cell>
          <table:table-cell table:formula="of:=ABS([.G78])" office:value-type="float" office:value="0.145161290322557" calcext:value-type="float">
            <text:p>0.145161290322557</text:p>
          </table:table-cell>
          <table:table-cell table:formula="of:=[.G78]*[.G78]" office:value-type="float" office:value="0.0210718002081097" calcext:value-type="float">
            <text:p>0.02107180020811</text:p>
          </table:table-cell>
          <table:table-cell table:formula="of:=([.F78]-[.F77])/([.F77]+0.0000000000001)" office:value-type="float" office:value="0.210600578932982" calcext:value-type="float">
            <text:p>0.210600578932982</text:p>
          </table:table-cell>
          <table:table-cell table:formula="of:=ABS([.J78])" office:value-type="float" office:value="0.210600578932982" calcext:value-type="float">
            <text:p>0.210600578932982</text:p>
          </table:table-cell>
          <table:table-cell table:formula="of:=[.J78]*[.J78]" office:value-type="float" office:value="0.0443526038469074" calcext:value-type="float">
            <text:p>0.044352603846907</text:p>
          </table:table-cell>
        </table:table-row>
        <table:table-row table:style-name="ro1">
          <table:table-cell table:style-name="ce1" office:value-type="string" calcext:value-type="string">
            <text:p>10/27/2015</text:p>
          </table:table-cell>
          <table:table-cell office:value-type="float" office:value="1445904000" calcext:value-type="float">
            <text:p>1445904000</text:p>
          </table:table-cell>
          <table:table-cell office:value-type="float" office:value="53525777571" calcext:value-type="float">
            <text:p>53525777571</text:p>
          </table:table-cell>
          <table:table-cell table:formula="of:=[.C79]/10^9" office:value-type="float" office:value="53.525777571" calcext:value-type="float">
            <text:p>53.525777571</text:p>
          </table:table-cell>
          <table:table-cell office:value-type="float" office:value="0.83" calcext:value-type="float">
            <text:p>0.83</text:p>
          </table:table-cell>
          <table:table-cell table:formula="of:=[.E79]*[.D79]" office:value-type="float" office:value="44.42639538393" calcext:value-type="float">
            <text:p>44.42639538393</text:p>
          </table:table-cell>
          <table:table-cell table:formula="of:=([.E79]-[.E78])/([.E78]+0.0000000000001)" office:value-type="float" office:value="0.169014084507019" calcext:value-type="float">
            <text:p>0.169014084507019</text:p>
          </table:table-cell>
          <table:table-cell table:formula="of:=ABS([.G79])" office:value-type="float" office:value="0.169014084507019" calcext:value-type="float">
            <text:p>0.169014084507019</text:p>
          </table:table-cell>
          <table:table-cell table:formula="of:=[.G79]*[.G79]" office:value-type="float" office:value="0.0285657607617456" calcext:value-type="float">
            <text:p>0.028565760761746</text:p>
          </table:table-cell>
          <table:table-cell table:formula="of:=([.F79]-[.F78])/([.F78]+0.0000000000001)" office:value-type="float" office:value="0.146308393405534" calcext:value-type="float">
            <text:p>0.146308393405534</text:p>
          </table:table-cell>
          <table:table-cell table:formula="of:=ABS([.J79])" office:value-type="float" office:value="0.146308393405534" calcext:value-type="float">
            <text:p>0.146308393405534</text:p>
          </table:table-cell>
          <table:table-cell table:formula="of:=[.J79]*[.J79]" office:value-type="float" office:value="0.0214061459809085" calcext:value-type="float">
            <text:p>0.021406145980909</text:p>
          </table:table-cell>
        </table:table-row>
        <table:table-row table:style-name="ro1">
          <table:table-cell table:style-name="ce1" office:value-type="string" calcext:value-type="string">
            <text:p>10/28/2015</text:p>
          </table:table-cell>
          <table:table-cell office:value-type="float" office:value="1445990400" calcext:value-type="float">
            <text:p>1445990400</text:p>
          </table:table-cell>
          <table:table-cell office:value-type="float" office:value="54787998286" calcext:value-type="float">
            <text:p>54787998286</text:p>
          </table:table-cell>
          <table:table-cell table:formula="of:=[.C80]/10^9" office:value-type="float" office:value="54.787998286" calcext:value-type="float">
            <text:p>54.787998286</text:p>
          </table:table-cell>
          <table:table-cell office:value-type="float" office:value="0.99" calcext:value-type="float">
            <text:p>0.99</text:p>
          </table:table-cell>
          <table:table-cell table:formula="of:=[.E80]*[.D80]" office:value-type="float" office:value="54.24011830314" calcext:value-type="float">
            <text:p>54.24011830314</text:p>
          </table:table-cell>
          <table:table-cell table:formula="of:=([.E80]-[.E79])/([.E79]+0.0000000000001)" office:value-type="float" office:value="0.192771084337326" calcext:value-type="float">
            <text:p>0.192771084337326</text:p>
          </table:table-cell>
          <table:table-cell table:formula="of:=ABS([.G80])" office:value-type="float" office:value="0.192771084337326" calcext:value-type="float">
            <text:p>0.192771084337326</text:p>
          </table:table-cell>
          <table:table-cell table:formula="of:=[.G80]*[.G80]" office:value-type="float" office:value="0.0371606909565885" calcext:value-type="float">
            <text:p>0.037160690956589</text:p>
          </table:table-cell>
          <table:table-cell table:formula="of:=([.F80]-[.F79])/([.F79]+0.0000000000001)" office:value-type="float" office:value="0.22089847340529" calcext:value-type="float">
            <text:p>0.22089847340529</text:p>
          </table:table-cell>
          <table:table-cell table:formula="of:=ABS([.J80])" office:value-type="float" office:value="0.22089847340529" calcext:value-type="float">
            <text:p>0.22089847340529</text:p>
          </table:table-cell>
          <table:table-cell table:formula="of:=[.J80]*[.J80]" office:value-type="float" office:value="0.0487961355527877" calcext:value-type="float">
            <text:p>0.048796135552788</text:p>
          </table:table-cell>
        </table:table-row>
        <table:table-row table:style-name="ro1">
          <table:table-cell table:style-name="ce1" office:value-type="string" calcext:value-type="string">
            <text:p>10/29/2015</text:p>
          </table:table-cell>
          <table:table-cell office:value-type="float" office:value="1446076800" calcext:value-type="float">
            <text:p>1446076800</text:p>
          </table:table-cell>
          <table:table-cell office:value-type="float" office:value="52364630378" calcext:value-type="float">
            <text:p>52364630378</text:p>
          </table:table-cell>
          <table:table-cell table:formula="of:=[.C81]/10^9" office:value-type="float" office:value="52.364630378" calcext:value-type="float">
            <text:p>52.364630378</text:p>
          </table:table-cell>
          <table:table-cell office:value-type="float" office:value="1.12" calcext:value-type="float">
            <text:p>1.12</text:p>
          </table:table-cell>
          <table:table-cell table:formula="of:=[.E81]*[.D81]" office:value-type="float" office:value="58.64838602336" calcext:value-type="float">
            <text:p>58.64838602336</text:p>
          </table:table-cell>
          <table:table-cell table:formula="of:=([.E81]-[.E80])/([.E80]+0.0000000000001)" office:value-type="float" office:value="0.131313131313118" calcext:value-type="float">
            <text:p>0.131313131313118</text:p>
          </table:table-cell>
          <table:table-cell table:formula="of:=ABS([.G81])" office:value-type="float" office:value="0.131313131313118" calcext:value-type="float">
            <text:p>0.131313131313118</text:p>
          </table:table-cell>
          <table:table-cell table:formula="of:=[.G81]*[.G81]" office:value-type="float" office:value="0.0172431384552562" calcext:value-type="float">
            <text:p>0.017243138455256</text:p>
          </table:table-cell>
          <table:table-cell table:formula="of:=([.F81]-[.F80])/([.F80]+0.0000000000001)" office:value-type="float" office:value="0.0812731951575556" calcext:value-type="float">
            <text:p>0.081273195157556</text:p>
          </table:table-cell>
          <table:table-cell table:formula="of:=ABS([.J81])" office:value-type="float" office:value="0.0812731951575556" calcext:value-type="float">
            <text:p>0.081273195157556</text:p>
          </table:table-cell>
          <table:table-cell table:formula="of:=[.J81]*[.J81]" office:value-type="float" office:value="0.00660533225111813" calcext:value-type="float">
            <text:p>0.006605332251118</text:p>
          </table:table-cell>
        </table:table-row>
        <table:table-row table:style-name="ro1">
          <table:table-cell table:style-name="ce1" office:value-type="string" calcext:value-type="string">
            <text:p>10/30/2015</text:p>
          </table:table-cell>
          <table:table-cell office:value-type="float" office:value="1446163200" calcext:value-type="float">
            <text:p>1446163200</text:p>
          </table:table-cell>
          <table:table-cell office:value-type="float" office:value="54017718700" calcext:value-type="float">
            <text:p>54017718700</text:p>
          </table:table-cell>
          <table:table-cell table:formula="of:=[.C82]/10^9" office:value-type="float" office:value="54.0177187" calcext:value-type="float">
            <text:p>54.0177187</text:p>
          </table:table-cell>
          <table:table-cell office:value-type="float" office:value="1.14" calcext:value-type="float">
            <text:p>1.14</text:p>
          </table:table-cell>
          <table:table-cell table:formula="of:=[.E82]*[.D82]" office:value-type="float" office:value="61.580199318" calcext:value-type="float">
            <text:p>61.580199318</text:p>
          </table:table-cell>
          <table:table-cell table:formula="of:=([.E82]-[.E81])/([.E81]+0.0000000000001)" office:value-type="float" office:value="0.0178571428571413" calcext:value-type="float">
            <text:p>0.017857142857141</text:p>
          </table:table-cell>
          <table:table-cell table:formula="of:=ABS([.G82])" office:value-type="float" office:value="0.0178571428571413" calcext:value-type="float">
            <text:p>0.017857142857141</text:p>
          </table:table-cell>
          <table:table-cell table:formula="of:=[.G82]*[.G82]" office:value-type="float" office:value="0.000318877551020352" calcext:value-type="float">
            <text:p>0.00031887755102</text:p>
          </table:table-cell>
          <table:table-cell table:formula="of:=([.F82]-[.F81])/([.F81]+0.0000000000001)" office:value-type="float" office:value="0.0499896671235291" calcext:value-type="float">
            <text:p>0.049989667123529</text:p>
          </table:table-cell>
          <table:table-cell table:formula="of:=ABS([.J82])" office:value-type="float" office:value="0.0499896671235291" calcext:value-type="float">
            <text:p>0.049989667123529</text:p>
          </table:table-cell>
          <table:table-cell table:formula="of:=[.J82]*[.J82]" office:value-type="float" office:value="0.00249896681912125" calcext:value-type="float">
            <text:p>0.002498966819121</text:p>
          </table:table-cell>
        </table:table-row>
        <table:table-row table:style-name="ro1">
          <table:table-cell table:style-name="ce1" office:value-type="string" calcext:value-type="string">
            <text:p>10/31/2015</text:p>
          </table:table-cell>
          <table:table-cell office:value-type="float" office:value="1446249600" calcext:value-type="float">
            <text:p>1446249600</text:p>
          </table:table-cell>
          <table:table-cell office:value-type="float" office:value="53753181787" calcext:value-type="float">
            <text:p>53753181787</text:p>
          </table:table-cell>
          <table:table-cell table:formula="of:=[.C83]/10^9" office:value-type="float" office:value="53.753181787" calcext:value-type="float">
            <text:p>53.753181787</text:p>
          </table:table-cell>
          <table:table-cell office:value-type="float" office:value="0.87" calcext:value-type="float">
            <text:p>0.87</text:p>
          </table:table-cell>
          <table:table-cell table:formula="of:=[.E83]*[.D83]" office:value-type="float" office:value="46.76526815469" calcext:value-type="float">
            <text:p>46.76526815469</text:p>
          </table:table-cell>
          <table:table-cell table:formula="of:=([.E83]-[.E82])/([.E82]+0.0000000000001)" office:value-type="float" office:value="-0.236842105263137" calcext:value-type="float">
            <text:p>-0.236842105263137</text:p>
          </table:table-cell>
          <table:table-cell table:formula="of:=ABS([.G83])" office:value-type="float" office:value="0.236842105263137" calcext:value-type="float">
            <text:p>0.236842105263137</text:p>
          </table:table-cell>
          <table:table-cell table:formula="of:=[.G83]*[.G83]" office:value-type="float" office:value="0.056094182825475" calcext:value-type="float">
            <text:p>0.056094182825475</text:p>
          </table:table-cell>
          <table:table-cell table:formula="of:=([.F83]-[.F82])/([.F82]+0.0000000000001)" office:value-type="float" office:value="-0.240579461050551" calcext:value-type="float">
            <text:p>-0.240579461050551</text:p>
          </table:table-cell>
          <table:table-cell table:formula="of:=ABS([.J83])" office:value-type="float" office:value="0.240579461050551" calcext:value-type="float">
            <text:p>0.240579461050551</text:p>
          </table:table-cell>
          <table:table-cell table:formula="of:=[.J83]*[.J83]" office:value-type="float" office:value="0.0578784770793738" calcext:value-type="float">
            <text:p>0.057878477079374</text:p>
          </table:table-cell>
        </table:table-row>
        <table:table-row table:style-name="ro1">
          <table:table-cell table:style-name="ce1" office:value-type="string" calcext:value-type="string">
            <text:p>11/1/2015</text:p>
          </table:table-cell>
          <table:table-cell office:value-type="float" office:value="1446336000" calcext:value-type="float">
            <text:p>1446336000</text:p>
          </table:table-cell>
          <table:table-cell office:value-type="float" office:value="50751088484" calcext:value-type="float">
            <text:p>50751088484</text:p>
          </table:table-cell>
          <table:table-cell table:formula="of:=[.C84]/10^9" office:value-type="float" office:value="50.751088484" calcext:value-type="float">
            <text:p>50.751088484</text:p>
          </table:table-cell>
          <table:table-cell office:value-type="float" office:value="0.99" calcext:value-type="float">
            <text:p>0.99</text:p>
          </table:table-cell>
          <table:table-cell table:formula="of:=[.E84]*[.D84]" office:value-type="float" office:value="50.24357759916" calcext:value-type="float">
            <text:p>50.24357759916</text:p>
          </table:table-cell>
          <table:table-cell table:formula="of:=([.E84]-[.E83])/([.E83]+0.0000000000001)" office:value-type="float" office:value="0.137931034482743" calcext:value-type="float">
            <text:p>0.137931034482743</text:p>
          </table:table-cell>
          <table:table-cell table:formula="of:=ABS([.G84])" office:value-type="float" office:value="0.137931034482743" calcext:value-type="float">
            <text:p>0.137931034482743</text:p>
          </table:table-cell>
          <table:table-cell table:formula="of:=[.G84]*[.G84]" office:value-type="float" office:value="0.0190249702734796" calcext:value-type="float">
            <text:p>0.01902497027348</text:p>
          </table:table-cell>
          <table:table-cell table:formula="of:=([.F84]-[.F83])/([.F83]+0.0000000000001)" office:value-type="float" office:value="0.0743780498160396" calcext:value-type="float">
            <text:p>0.07437804981604</text:p>
          </table:table-cell>
          <table:table-cell table:formula="of:=ABS([.J84])" office:value-type="float" office:value="0.0743780498160396" calcext:value-type="float">
            <text:p>0.07437804981604</text:p>
          </table:table-cell>
          <table:table-cell table:formula="of:=[.J84]*[.J84]" office:value-type="float" office:value="0.00553209429443727" calcext:value-type="float">
            <text:p>0.005532094294437</text:p>
          </table:table-cell>
        </table:table-row>
        <table:table-row table:style-name="ro1">
          <table:table-cell table:style-name="ce1" office:value-type="string" calcext:value-type="string">
            <text:p>11/2/2015</text:p>
          </table:table-cell>
          <table:table-cell office:value-type="float" office:value="1446422400" calcext:value-type="float">
            <text:p>1446422400</text:p>
          </table:table-cell>
          <table:table-cell office:value-type="float" office:value="53162663704" calcext:value-type="float">
            <text:p>53162663704</text:p>
          </table:table-cell>
          <table:table-cell table:formula="of:=[.C85]/10^9" office:value-type="float" office:value="53.162663704" calcext:value-type="float">
            <text:p>53.162663704</text:p>
          </table:table-cell>
          <table:table-cell office:value-type="float" office:value="0.99" calcext:value-type="float">
            <text:p>0.99</text:p>
          </table:table-cell>
          <table:table-cell table:formula="of:=[.E85]*[.D85]" office:value-type="float" office:value="52.63103706696" calcext:value-type="float">
            <text:p>52.63103706696</text:p>
          </table:table-cell>
          <table:table-cell table:formula="of:=([.E85]-[.E84])/([.E84]+0.0000000000001)" office:value-type="float" office:value="0" calcext:value-type="float">
            <text:p>0</text:p>
          </table:table-cell>
          <table:table-cell table:formula="of:=ABS([.G85])" office:value-type="float" office:value="0" calcext:value-type="float">
            <text:p>0</text:p>
          </table:table-cell>
          <table:table-cell table:formula="of:=[.G85]*[.G85]" office:value-type="float" office:value="0" calcext:value-type="float">
            <text:p>0</text:p>
          </table:table-cell>
          <table:table-cell table:formula="of:=([.F85]-[.F84])/([.F84]+0.0000000000001)" office:value-type="float" office:value="0.047517704388947" calcext:value-type="float">
            <text:p>0.047517704388947</text:p>
          </table:table-cell>
          <table:table-cell table:formula="of:=ABS([.J85])" office:value-type="float" office:value="0.047517704388947" calcext:value-type="float">
            <text:p>0.047517704388947</text:p>
          </table:table-cell>
          <table:table-cell table:formula="of:=[.J85]*[.J85]" office:value-type="float" office:value="0.00225793223039535" calcext:value-type="float">
            <text:p>0.002257932230395</text:p>
          </table:table-cell>
        </table:table-row>
        <table:table-row table:style-name="ro1">
          <table:table-cell table:style-name="ce1" office:value-type="string" calcext:value-type="string">
            <text:p>11/3/2015</text:p>
          </table:table-cell>
          <table:table-cell office:value-type="float" office:value="1446508800" calcext:value-type="float">
            <text:p>1446508800</text:p>
          </table:table-cell>
          <table:table-cell office:value-type="float" office:value="51578536572" calcext:value-type="float">
            <text:p>51578536572</text:p>
          </table:table-cell>
          <table:table-cell table:formula="of:=[.C86]/10^9" office:value-type="float" office:value="51.578536572" calcext:value-type="float">
            <text:p>51.578536572</text:p>
          </table:table-cell>
          <table:table-cell office:value-type="float" office:value="1.06" calcext:value-type="float">
            <text:p>1.06</text:p>
          </table:table-cell>
          <table:table-cell table:formula="of:=[.E86]*[.D86]" office:value-type="float" office:value="54.67324876632" calcext:value-type="float">
            <text:p>54.67324876632</text:p>
          </table:table-cell>
          <table:table-cell table:formula="of:=([.E86]-[.E85])/([.E85]+0.0000000000001)" office:value-type="float" office:value="0.0707070707070636" calcext:value-type="float">
            <text:p>0.070707070707064</text:p>
          </table:table-cell>
          <table:table-cell table:formula="of:=ABS([.G86])" office:value-type="float" office:value="0.0707070707070636" calcext:value-type="float">
            <text:p>0.070707070707064</text:p>
          </table:table-cell>
          <table:table-cell table:formula="of:=[.G86]*[.G86]" office:value-type="float" office:value="0.00499948984797369" calcext:value-type="float">
            <text:p>0.004999489847974</text:p>
          </table:table-cell>
          <table:table-cell table:formula="of:=([.F86]-[.F85])/([.F85]+0.0000000000001)" office:value-type="float" office:value="0.038802421787011" calcext:value-type="float">
            <text:p>0.038802421787011</text:p>
          </table:table-cell>
          <table:table-cell table:formula="of:=ABS([.J86])" office:value-type="float" office:value="0.038802421787011" calcext:value-type="float">
            <text:p>0.038802421787011</text:p>
          </table:table-cell>
          <table:table-cell table:formula="of:=[.J86]*[.J86]" office:value-type="float" office:value="0.00150562793653711" calcext:value-type="float">
            <text:p>0.001505627936537</text:p>
          </table:table-cell>
        </table:table-row>
        <table:table-row table:style-name="ro1">
          <table:table-cell table:style-name="ce1" office:value-type="string" calcext:value-type="string">
            <text:p>11/4/2015</text:p>
          </table:table-cell>
          <table:table-cell office:value-type="float" office:value="1446595200" calcext:value-type="float">
            <text:p>1446595200</text:p>
          </table:table-cell>
          <table:table-cell office:value-type="float" office:value="52243136362" calcext:value-type="float">
            <text:p>52243136362</text:p>
          </table:table-cell>
          <table:table-cell table:formula="of:=[.C87]/10^9" office:value-type="float" office:value="52.243136362" calcext:value-type="float">
            <text:p>52.243136362</text:p>
          </table:table-cell>
          <table:table-cell office:value-type="float" office:value="0.8" calcext:value-type="float">
            <text:p>0.8</text:p>
          </table:table-cell>
          <table:table-cell table:formula="of:=[.E87]*[.D87]" office:value-type="float" office:value="41.7945090896" calcext:value-type="float">
            <text:p>41.7945090896</text:p>
          </table:table-cell>
          <table:table-cell table:formula="of:=([.E87]-[.E86])/([.E86]+0.0000000000001)" office:value-type="float" office:value="-0.245283018867901" calcext:value-type="float">
            <text:p>-0.245283018867901</text:p>
          </table:table-cell>
          <table:table-cell table:formula="of:=ABS([.G87])" office:value-type="float" office:value="0.245283018867901" calcext:value-type="float">
            <text:p>0.245283018867901</text:p>
          </table:table-cell>
          <table:table-cell table:formula="of:=[.G87]*[.G87]" office:value-type="float" office:value="0.0601637593449513" calcext:value-type="float">
            <text:p>0.060163759344951</text:p>
          </table:table-cell>
          <table:table-cell table:formula="of:=([.F87]-[.F86])/([.F86]+0.0000000000001)" office:value-type="float" office:value="-0.235558339175439" calcext:value-type="float">
            <text:p>-0.235558339175439</text:p>
          </table:table-cell>
          <table:table-cell table:formula="of:=ABS([.J87])" office:value-type="float" office:value="0.235558339175439" calcext:value-type="float">
            <text:p>0.235558339175439</text:p>
          </table:table-cell>
          <table:table-cell table:formula="of:=[.J87]*[.J87]" office:value-type="float" office:value="0.0554877311550913" calcext:value-type="float">
            <text:p>0.055487731155091</text:p>
          </table:table-cell>
        </table:table-row>
        <table:table-row table:style-name="ro1">
          <table:table-cell table:style-name="ce1" office:value-type="string" calcext:value-type="string">
            <text:p>11/5/2015</text:p>
          </table:table-cell>
          <table:table-cell office:value-type="float" office:value="1446681600" calcext:value-type="float">
            <text:p>1446681600</text:p>
          </table:table-cell>
          <table:table-cell office:value-type="float" office:value="52990311400" calcext:value-type="float">
            <text:p>52990311400</text:p>
          </table:table-cell>
          <table:table-cell table:formula="of:=[.C88]/10^9" office:value-type="float" office:value="52.9903114" calcext:value-type="float">
            <text:p>52.9903114</text:p>
          </table:table-cell>
          <table:table-cell office:value-type="float" office:value="0.88" calcext:value-type="float">
            <text:p>0.88</text:p>
          </table:table-cell>
          <table:table-cell table:formula="of:=[.E88]*[.D88]" office:value-type="float" office:value="46.631474032" calcext:value-type="float">
            <text:p>46.631474032</text:p>
          </table:table-cell>
          <table:table-cell table:formula="of:=([.E88]-[.E87])/([.E87]+0.0000000000001)" office:value-type="float" office:value="0.0999999999999874" calcext:value-type="float">
            <text:p>0.099999999999988</text:p>
          </table:table-cell>
          <table:table-cell table:formula="of:=ABS([.G88])" office:value-type="float" office:value="0.0999999999999874" calcext:value-type="float">
            <text:p>0.099999999999988</text:p>
          </table:table-cell>
          <table:table-cell table:formula="of:=[.G88]*[.G88]" office:value-type="float" office:value="0.00999999999999749" calcext:value-type="float">
            <text:p>0.009999999999997</text:p>
          </table:table-cell>
          <table:table-cell table:formula="of:=([.F88]-[.F87])/([.F87]+0.0000000000001)" office:value-type="float" office:value="0.115732067387857" calcext:value-type="float">
            <text:p>0.115732067387857</text:p>
          </table:table-cell>
          <table:table-cell table:formula="of:=ABS([.J88])" office:value-type="float" office:value="0.115732067387857" calcext:value-type="float">
            <text:p>0.115732067387857</text:p>
          </table:table-cell>
          <table:table-cell table:formula="of:=[.J88]*[.J88]" office:value-type="float" office:value="0.0133939114218674" calcext:value-type="float">
            <text:p>0.013393911421868</text:p>
          </table:table-cell>
        </table:table-row>
        <table:table-row table:style-name="ro1">
          <table:table-cell table:style-name="ce1" office:value-type="string" calcext:value-type="string">
            <text:p>11/6/2015</text:p>
          </table:table-cell>
          <table:table-cell office:value-type="float" office:value="1446768000" calcext:value-type="float">
            <text:p>1446768000</text:p>
          </table:table-cell>
          <table:table-cell office:value-type="float" office:value="52184810513" calcext:value-type="float">
            <text:p>52184810513</text:p>
          </table:table-cell>
          <table:table-cell table:formula="of:=[.C89]/10^9" office:value-type="float" office:value="52.184810513" calcext:value-type="float">
            <text:p>52.184810513</text:p>
          </table:table-cell>
          <table:table-cell office:value-type="float" office:value="0.99" calcext:value-type="float">
            <text:p>0.99</text:p>
          </table:table-cell>
          <table:table-cell table:formula="of:=[.E89]*[.D89]" office:value-type="float" office:value="51.66296240787" calcext:value-type="float">
            <text:p>51.66296240787</text:p>
          </table:table-cell>
          <table:table-cell table:formula="of:=([.E89]-[.E88])/([.E88]+0.0000000000001)" office:value-type="float" office:value="0.124999999999986" calcext:value-type="float">
            <text:p>0.124999999999986</text:p>
          </table:table-cell>
          <table:table-cell table:formula="of:=ABS([.G89])" office:value-type="float" office:value="0.124999999999986" calcext:value-type="float">
            <text:p>0.124999999999986</text:p>
          </table:table-cell>
          <table:table-cell table:formula="of:=[.G89]*[.G89]" office:value-type="float" office:value="0.0156249999999964" calcext:value-type="float">
            <text:p>0.015624999999997</text:p>
          </table:table-cell>
          <table:table-cell table:formula="of:=([.F89]-[.F88])/([.F88]+0.0000000000001)" office:value-type="float" office:value="0.107898977682267" calcext:value-type="float">
            <text:p>0.107898977682267</text:p>
          </table:table-cell>
          <table:table-cell table:formula="of:=ABS([.J89])" office:value-type="float" office:value="0.107898977682267" calcext:value-type="float">
            <text:p>0.107898977682267</text:p>
          </table:table-cell>
          <table:table-cell table:formula="of:=[.J89]*[.J89]" office:value-type="float" office:value="0.0116421893848784" calcext:value-type="float">
            <text:p>0.011642189384879</text:p>
          </table:table-cell>
        </table:table-row>
        <table:table-row table:style-name="ro1">
          <table:table-cell table:style-name="ce1" office:value-type="string" calcext:value-type="string">
            <text:p>11/7/2015</text:p>
          </table:table-cell>
          <table:table-cell office:value-type="float" office:value="1446854400" calcext:value-type="float">
            <text:p>1446854400</text:p>
          </table:table-cell>
          <table:table-cell office:value-type="float" office:value="51944373853" calcext:value-type="float">
            <text:p>51944373853</text:p>
          </table:table-cell>
          <table:table-cell table:formula="of:=[.C90]/10^9" office:value-type="float" office:value="51.944373853" calcext:value-type="float">
            <text:p>51.944373853</text:p>
          </table:table-cell>
          <table:table-cell office:value-type="float" office:value="0.93" calcext:value-type="float">
            <text:p>0.93</text:p>
          </table:table-cell>
          <table:table-cell table:formula="of:=[.E90]*[.D90]" office:value-type="float" office:value="48.30826768329" calcext:value-type="float">
            <text:p>48.30826768329</text:p>
          </table:table-cell>
          <table:table-cell table:formula="of:=([.E90]-[.E89])/([.E89]+0.0000000000001)" office:value-type="float" office:value="-0.0606060606060544" calcext:value-type="float">
            <text:p>-0.060606060606055</text:p>
          </table:table-cell>
          <table:table-cell table:formula="of:=ABS([.G90])" office:value-type="float" office:value="0.0606060606060544" calcext:value-type="float">
            <text:p>0.060606060606055</text:p>
          </table:table-cell>
          <table:table-cell table:formula="of:=[.G90]*[.G90]" office:value-type="float" office:value="0.00367309458218474" calcext:value-type="float">
            <text:p>0.003673094582185</text:p>
          </table:table-cell>
          <table:table-cell table:formula="of:=([.F90]-[.F89])/([.F89]+0.0000000000001)" office:value-type="float" office:value="-0.0649342307956572" calcext:value-type="float">
            <text:p>-0.064934230795657</text:p>
          </table:table-cell>
          <table:table-cell table:formula="of:=ABS([.J90])" office:value-type="float" office:value="0.0649342307956572" calcext:value-type="float">
            <text:p>0.064934230795657</text:p>
          </table:table-cell>
          <table:table-cell table:formula="of:=[.J90]*[.J90]" office:value-type="float" office:value="0.00421645432902368" calcext:value-type="float">
            <text:p>0.004216454329024</text:p>
          </table:table-cell>
        </table:table-row>
        <table:table-row table:style-name="ro1">
          <table:table-cell table:style-name="ce1" office:value-type="string" calcext:value-type="string">
            <text:p>11/8/2015</text:p>
          </table:table-cell>
          <table:table-cell office:value-type="float" office:value="1446940800" calcext:value-type="float">
            <text:p>1446940800</text:p>
          </table:table-cell>
          <table:table-cell office:value-type="float" office:value="52414324288" calcext:value-type="float">
            <text:p>52414324288</text:p>
          </table:table-cell>
          <table:table-cell table:formula="of:=[.C91]/10^9" office:value-type="float" office:value="52.414324288" calcext:value-type="float">
            <text:p>52.414324288</text:p>
          </table:table-cell>
          <table:table-cell office:value-type="float" office:value="1" calcext:value-type="float">
            <text:p>1</text:p>
          </table:table-cell>
          <table:table-cell table:formula="of:=[.E91]*[.D91]" office:value-type="float" office:value="52.414324288" calcext:value-type="float">
            <text:p>52.414324288</text:p>
          </table:table-cell>
          <table:table-cell table:formula="of:=([.E91]-[.E90])/([.E90]+0.0000000000001)" office:value-type="float" office:value="0.0752688172042929" calcext:value-type="float">
            <text:p>0.075268817204293</text:p>
          </table:table-cell>
          <table:table-cell table:formula="of:=ABS([.G91])" office:value-type="float" office:value="0.0752688172042929" calcext:value-type="float">
            <text:p>0.075268817204293</text:p>
          </table:table-cell>
          <table:table-cell table:formula="of:=[.G91]*[.G91]" office:value-type="float" office:value="0.00566539484333326" calcext:value-type="float">
            <text:p>0.005665394843333</text:p>
          </table:table-cell>
          <table:table-cell table:formula="of:=([.F91]-[.F90])/([.F90]+0.0000000000001)" office:value-type="float" office:value="0.0849969746716935" calcext:value-type="float">
            <text:p>0.084996974671694</text:p>
          </table:table-cell>
          <table:table-cell table:formula="of:=ABS([.J91])" office:value-type="float" office:value="0.0849969746716935" calcext:value-type="float">
            <text:p>0.084996974671694</text:p>
          </table:table-cell>
          <table:table-cell table:formula="of:=[.J91]*[.J91]" office:value-type="float" office:value="0.00722448570334051" calcext:value-type="float">
            <text:p>0.007224485703341</text:p>
          </table:table-cell>
        </table:table-row>
        <table:table-row table:style-name="ro1">
          <table:table-cell table:style-name="ce1" office:value-type="string" calcext:value-type="string">
            <text:p>11/9/2015</text:p>
          </table:table-cell>
          <table:table-cell office:value-type="float" office:value="1447027200" calcext:value-type="float">
            <text:p>1447027200</text:p>
          </table:table-cell>
          <table:table-cell office:value-type="float" office:value="51918274052" calcext:value-type="float">
            <text:p>51918274052</text:p>
          </table:table-cell>
          <table:table-cell table:formula="of:=[.C92]/10^9" office:value-type="float" office:value="51.918274052" calcext:value-type="float">
            <text:p>51.918274052</text:p>
          </table:table-cell>
          <table:table-cell office:value-type="float" office:value="1" calcext:value-type="float">
            <text:p>1</text:p>
          </table:table-cell>
          <table:table-cell table:formula="of:=[.E92]*[.D92]" office:value-type="float" office:value="51.918274052" calcext:value-type="float">
            <text:p>51.918274052</text:p>
          </table:table-cell>
          <table:table-cell table:formula="of:=([.E92]-[.E91])/([.E91]+0.0000000000001)" office:value-type="float" office:value="0" calcext:value-type="float">
            <text:p>0</text:p>
          </table:table-cell>
          <table:table-cell table:formula="of:=ABS([.G92])" office:value-type="float" office:value="0" calcext:value-type="float">
            <text:p>0</text:p>
          </table:table-cell>
          <table:table-cell table:formula="of:=[.G92]*[.G92]" office:value-type="float" office:value="0" calcext:value-type="float">
            <text:p>0</text:p>
          </table:table-cell>
          <table:table-cell table:formula="of:=([.F92]-[.F91])/([.F91]+0.0000000000001)" office:value-type="float" office:value="-0.00946402043216971" calcext:value-type="float">
            <text:p>-0.00946402043217</text:p>
          </table:table-cell>
          <table:table-cell table:formula="of:=ABS([.J92])" office:value-type="float" office:value="0.00946402043216971" calcext:value-type="float">
            <text:p>0.00946402043217</text:p>
          </table:table-cell>
          <table:table-cell table:formula="of:=[.J92]*[.J92]" office:value-type="float" office:value="0.0000895676827405257" calcext:value-type="float">
            <text:p>8.95676827405257E-05</text:p>
          </table:table-cell>
        </table:table-row>
        <table:table-row table:style-name="ro1">
          <table:table-cell table:style-name="ce1" office:value-type="string" calcext:value-type="string">
            <text:p>11/10/2015</text:p>
          </table:table-cell>
          <table:table-cell office:value-type="float" office:value="1447113600" calcext:value-type="float">
            <text:p>1447113600</text:p>
          </table:table-cell>
          <table:table-cell office:value-type="float" office:value="52237284910" calcext:value-type="float">
            <text:p>52237284910</text:p>
          </table:table-cell>
          <table:table-cell table:formula="of:=[.C93]/10^9" office:value-type="float" office:value="52.23728491" calcext:value-type="float">
            <text:p>52.23728491</text:p>
          </table:table-cell>
          <table:table-cell office:value-type="float" office:value="0.9" calcext:value-type="float">
            <text:p>0.9</text:p>
          </table:table-cell>
          <table:table-cell table:formula="of:=[.E93]*[.D93]" office:value-type="float" office:value="47.013556419" calcext:value-type="float">
            <text:p>47.013556419</text:p>
          </table:table-cell>
          <table:table-cell table:formula="of:=([.E93]-[.E92])/([.E92]+0.0000000000001)" office:value-type="float" office:value="-0.09999999999999" calcext:value-type="float">
            <text:p>-0.09999999999999</text:p>
          </table:table-cell>
          <table:table-cell table:formula="of:=ABS([.G93])" office:value-type="float" office:value="0.09999999999999" calcext:value-type="float">
            <text:p>0.09999999999999</text:p>
          </table:table-cell>
          <table:table-cell table:formula="of:=[.G93]*[.G93]" office:value-type="float" office:value="0.009999999999998" calcext:value-type="float">
            <text:p>0.009999999999998</text:p>
          </table:table-cell>
          <table:table-cell table:formula="of:=([.F93]-[.F92])/([.F92]+0.0000000000001)" office:value-type="float" office:value="-0.0944699669347165" calcext:value-type="float">
            <text:p>-0.094469966934717</text:p>
          </table:table-cell>
          <table:table-cell table:formula="of:=ABS([.J93])" office:value-type="float" office:value="0.0944699669347165" calcext:value-type="float">
            <text:p>0.094469966934717</text:p>
          </table:table-cell>
          <table:table-cell table:formula="of:=[.J93]*[.J93]" office:value-type="float" office:value="0.00892457465264642" calcext:value-type="float">
            <text:p>0.008924574652646</text:p>
          </table:table-cell>
        </table:table-row>
        <table:table-row table:style-name="ro1">
          <table:table-cell table:style-name="ce1" office:value-type="string" calcext:value-type="string">
            <text:p>11/11/2015</text:p>
          </table:table-cell>
          <table:table-cell office:value-type="float" office:value="1447200000" calcext:value-type="float">
            <text:p>1447200000</text:p>
          </table:table-cell>
          <table:table-cell office:value-type="float" office:value="52560853806" calcext:value-type="float">
            <text:p>52560853806</text:p>
          </table:table-cell>
          <table:table-cell table:formula="of:=[.C94]/10^9" office:value-type="float" office:value="52.560853806" calcext:value-type="float">
            <text:p>52.560853806</text:p>
          </table:table-cell>
          <table:table-cell office:value-type="float" office:value="0.75" calcext:value-type="float">
            <text:p>0.75</text:p>
          </table:table-cell>
          <table:table-cell table:formula="of:=[.E94]*[.D94]" office:value-type="float" office:value="39.4206403545" calcext:value-type="float">
            <text:p>39.4206403545</text:p>
          </table:table-cell>
          <table:table-cell table:formula="of:=([.E94]-[.E93])/([.E93]+0.0000000000001)" office:value-type="float" office:value="-0.166666666666648" calcext:value-type="float">
            <text:p>-0.166666666666648</text:p>
          </table:table-cell>
          <table:table-cell table:formula="of:=ABS([.G94])" office:value-type="float" office:value="0.166666666666648" calcext:value-type="float">
            <text:p>0.166666666666648</text:p>
          </table:table-cell>
          <table:table-cell table:formula="of:=[.G94]*[.G94]" office:value-type="float" office:value="0.0277777777777716" calcext:value-type="float">
            <text:p>0.027777777777772</text:p>
          </table:table-cell>
          <table:table-cell table:formula="of:=([.F94]-[.F93])/([.F93]+0.0000000000001)" office:value-type="float" office:value="-0.161504822073648" calcext:value-type="float">
            <text:p>-0.161504822073648</text:p>
          </table:table-cell>
          <table:table-cell table:formula="of:=ABS([.J94])" office:value-type="float" office:value="0.161504822073648" calcext:value-type="float">
            <text:p>0.161504822073648</text:p>
          </table:table-cell>
          <table:table-cell table:formula="of:=[.J94]*[.J94]" office:value-type="float" office:value="0.0260838075530406" calcext:value-type="float">
            <text:p>0.026083807553041</text:p>
          </table:table-cell>
        </table:table-row>
        <table:table-row table:style-name="ro1">
          <table:table-cell table:style-name="ce1" office:value-type="string" calcext:value-type="string">
            <text:p>11/12/2015</text:p>
          </table:table-cell>
          <table:table-cell office:value-type="float" office:value="1447286400" calcext:value-type="float">
            <text:p>1447286400</text:p>
          </table:table-cell>
          <table:table-cell office:value-type="float" office:value="59050838844" calcext:value-type="float">
            <text:p>59050838844</text:p>
          </table:table-cell>
          <table:table-cell table:formula="of:=[.C95]/10^9" office:value-type="float" office:value="59.050838844" calcext:value-type="float">
            <text:p>59.050838844</text:p>
          </table:table-cell>
          <table:table-cell office:value-type="float" office:value="0.88" calcext:value-type="float">
            <text:p>0.88</text:p>
          </table:table-cell>
          <table:table-cell table:formula="of:=[.E95]*[.D95]" office:value-type="float" office:value="51.96473818272" calcext:value-type="float">
            <text:p>51.96473818272</text:p>
          </table:table-cell>
          <table:table-cell table:formula="of:=([.E95]-[.E94])/([.E94]+0.0000000000001)" office:value-type="float" office:value="0.17333333333331" calcext:value-type="float">
            <text:p>0.17333333333331</text:p>
          </table:table-cell>
          <table:table-cell table:formula="of:=ABS([.G95])" office:value-type="float" office:value="0.17333333333331" calcext:value-type="float">
            <text:p>0.17333333333331</text:p>
          </table:table-cell>
          <table:table-cell table:formula="of:=[.G95]*[.G95]" office:value-type="float" office:value="0.0300444444444364" calcext:value-type="float">
            <text:p>0.030044444444437</text:p>
          </table:table-cell>
          <table:table-cell table:formula="of:=([.F95]-[.F94])/([.F94]+0.0000000000001)" office:value-type="float" office:value="0.318211417049901" calcext:value-type="float">
            <text:p>0.318211417049901</text:p>
          </table:table-cell>
          <table:table-cell table:formula="of:=ABS([.J95])" office:value-type="float" office:value="0.318211417049901" calcext:value-type="float">
            <text:p>0.318211417049901</text:p>
          </table:table-cell>
          <table:table-cell table:formula="of:=[.J95]*[.J95]" office:value-type="float" office:value="0.101258505940906" calcext:value-type="float">
            <text:p>0.101258505940906</text:p>
          </table:table-cell>
        </table:table-row>
        <table:table-row table:style-name="ro1">
          <table:table-cell table:style-name="ce1" office:value-type="string" calcext:value-type="string">
            <text:p>11/13/2015</text:p>
          </table:table-cell>
          <table:table-cell office:value-type="float" office:value="1447372800" calcext:value-type="float">
            <text:p>1447372800</text:p>
          </table:table-cell>
          <table:table-cell office:value-type="float" office:value="51534479321" calcext:value-type="float">
            <text:p>51534479321</text:p>
          </table:table-cell>
          <table:table-cell table:formula="of:=[.C96]/10^9" office:value-type="float" office:value="51.534479321" calcext:value-type="float">
            <text:p>51.534479321</text:p>
          </table:table-cell>
          <table:table-cell office:value-type="float" office:value="0.9" calcext:value-type="float">
            <text:p>0.9</text:p>
          </table:table-cell>
          <table:table-cell table:formula="of:=[.E96]*[.D96]" office:value-type="float" office:value="46.3810313889" calcext:value-type="float">
            <text:p>46.3810313889</text:p>
          </table:table-cell>
          <table:table-cell table:formula="of:=([.E96]-[.E95])/([.E95]+0.0000000000001)" office:value-type="float" office:value="0.0227272727272702" calcext:value-type="float">
            <text:p>0.02272727272727</text:p>
          </table:table-cell>
          <table:table-cell table:formula="of:=ABS([.G96])" office:value-type="float" office:value="0.0227272727272702" calcext:value-type="float">
            <text:p>0.02272727272727</text:p>
          </table:table-cell>
          <table:table-cell table:formula="of:=[.G96]*[.G96]" office:value-type="float" office:value="0.000516528925619718" calcext:value-type="float">
            <text:p>0.00051652892562</text:p>
          </table:table-cell>
          <table:table-cell table:formula="of:=([.F96]-[.F95])/([.F95]+0.0000000000001)" office:value-type="float" office:value="-0.107451841173266" calcext:value-type="float">
            <text:p>-0.107451841173266</text:p>
          </table:table-cell>
          <table:table-cell table:formula="of:=ABS([.J96])" office:value-type="float" office:value="0.107451841173266" calcext:value-type="float">
            <text:p>0.107451841173266</text:p>
          </table:table-cell>
          <table:table-cell table:formula="of:=[.J96]*[.J96]" office:value-type="float" office:value="0.0115458981715248" calcext:value-type="float">
            <text:p>0.011545898171525</text:p>
          </table:table-cell>
        </table:table-row>
        <table:table-row table:style-name="ro1">
          <table:table-cell table:style-name="ce1" office:value-type="string" calcext:value-type="string">
            <text:p>11/14/2015</text:p>
          </table:table-cell>
          <table:table-cell office:value-type="float" office:value="1447459200" calcext:value-type="float">
            <text:p>1447459200</text:p>
          </table:table-cell>
          <table:table-cell office:value-type="float" office:value="51216461485" calcext:value-type="float">
            <text:p>51216461485</text:p>
          </table:table-cell>
          <table:table-cell table:formula="of:=[.C97]/10^9" office:value-type="float" office:value="51.216461485" calcext:value-type="float">
            <text:p>51.216461485</text:p>
          </table:table-cell>
          <table:table-cell office:value-type="float" office:value="0.88" calcext:value-type="float">
            <text:p>0.88</text:p>
          </table:table-cell>
          <table:table-cell table:formula="of:=[.E97]*[.D97]" office:value-type="float" office:value="45.0704861068" calcext:value-type="float">
            <text:p>45.0704861068</text:p>
          </table:table-cell>
          <table:table-cell table:formula="of:=([.E97]-[.E96])/([.E96]+0.0000000000001)" office:value-type="float" office:value="-0.0222222222222198" calcext:value-type="float">
            <text:p>-0.02222222222222</text:p>
          </table:table-cell>
          <table:table-cell table:formula="of:=ABS([.G97])" office:value-type="float" office:value="0.0222222222222198" calcext:value-type="float">
            <text:p>0.02222222222222</text:p>
          </table:table-cell>
          <table:table-cell table:formula="of:=[.G97]*[.G97]" office:value-type="float" office:value="0.000493827160493718" calcext:value-type="float">
            <text:p>0.000493827160494</text:p>
          </table:table-cell>
          <table:table-cell table:formula="of:=([.F97]-[.F96])/([.F96]+0.0000000000001)" office:value-type="float" office:value="-0.0282560616453569" calcext:value-type="float">
            <text:p>-0.028256061645357</text:p>
          </table:table-cell>
          <table:table-cell table:formula="of:=ABS([.J97])" office:value-type="float" office:value="0.0282560616453569" calcext:value-type="float">
            <text:p>0.028256061645357</text:p>
          </table:table-cell>
          <table:table-cell table:formula="of:=[.J97]*[.J97]" office:value-type="float" office:value="0.000798405019706209" calcext:value-type="float">
            <text:p>0.000798405019706</text:p>
          </table:table-cell>
        </table:table-row>
        <table:table-row table:style-name="ro1">
          <table:table-cell table:style-name="ce1" office:value-type="string" calcext:value-type="string">
            <text:p>11/15/2015</text:p>
          </table:table-cell>
          <table:table-cell office:value-type="float" office:value="1447545600" calcext:value-type="float">
            <text:p>1447545600</text:p>
          </table:table-cell>
          <table:table-cell office:value-type="float" office:value="51537798825" calcext:value-type="float">
            <text:p>51537798825</text:p>
          </table:table-cell>
          <table:table-cell table:formula="of:=[.C98]/10^9" office:value-type="float" office:value="51.537798825" calcext:value-type="float">
            <text:p>51.537798825</text:p>
          </table:table-cell>
          <table:table-cell office:value-type="float" office:value="0.92" calcext:value-type="float">
            <text:p>0.92</text:p>
          </table:table-cell>
          <table:table-cell table:formula="of:=[.E98]*[.D98]" office:value-type="float" office:value="47.414774919" calcext:value-type="float">
            <text:p>47.414774919</text:p>
          </table:table-cell>
          <table:table-cell table:formula="of:=([.E98]-[.E97])/([.E97]+0.0000000000001)" office:value-type="float" office:value="0.0454545454545403" calcext:value-type="float">
            <text:p>0.04545454545454</text:p>
          </table:table-cell>
          <table:table-cell table:formula="of:=ABS([.G98])" office:value-type="float" office:value="0.0454545454545403" calcext:value-type="float">
            <text:p>0.04545454545454</text:p>
          </table:table-cell>
          <table:table-cell table:formula="of:=[.G98]*[.G98]" office:value-type="float" office:value="0.00206611570247887" calcext:value-type="float">
            <text:p>0.002066115702479</text:p>
          </table:table-cell>
          <table:table-cell table:formula="of:=([.F98]-[.F97])/([.F97]+0.0000000000001)" office:value-type="float" office:value="0.0520138346554531" calcext:value-type="float">
            <text:p>0.052013834655453</text:p>
          </table:table-cell>
          <table:table-cell table:formula="of:=ABS([.J98])" office:value-type="float" office:value="0.0520138346554531" calcext:value-type="float">
            <text:p>0.052013834655453</text:p>
          </table:table-cell>
          <table:table-cell table:formula="of:=[.J98]*[.J98]" office:value-type="float" office:value="0.00270543899556482" calcext:value-type="float">
            <text:p>0.002705438995565</text:p>
          </table:table-cell>
        </table:table-row>
        <table:table-row table:style-name="ro1">
          <table:table-cell table:style-name="ce1" office:value-type="string" calcext:value-type="string">
            <text:p>11/16/2015</text:p>
          </table:table-cell>
          <table:table-cell office:value-type="float" office:value="1447632000" calcext:value-type="float">
            <text:p>1447632000</text:p>
          </table:table-cell>
          <table:table-cell office:value-type="float" office:value="56768038418" calcext:value-type="float">
            <text:p>56768038418</text:p>
          </table:table-cell>
          <table:table-cell table:formula="of:=[.C99]/10^9" office:value-type="float" office:value="56.768038418" calcext:value-type="float">
            <text:p>56.768038418</text:p>
          </table:table-cell>
          <table:table-cell office:value-type="float" office:value="0.93" calcext:value-type="float">
            <text:p>0.93</text:p>
          </table:table-cell>
          <table:table-cell table:formula="of:=[.E99]*[.D99]" office:value-type="float" office:value="52.79427572874" calcext:value-type="float">
            <text:p>52.79427572874</text:p>
          </table:table-cell>
          <table:table-cell table:formula="of:=([.E99]-[.E98])/([.E98]+0.0000000000001)" office:value-type="float" office:value="0.0108695652173901" calcext:value-type="float">
            <text:p>0.01086956521739</text:p>
          </table:table-cell>
          <table:table-cell table:formula="of:=ABS([.G99])" office:value-type="float" office:value="0.0108695652173901" calcext:value-type="float">
            <text:p>0.01086956521739</text:p>
          </table:table-cell>
          <table:table-cell table:formula="of:=[.G99]*[.G99]" office:value-type="float" office:value="0.000118147448015097" calcext:value-type="float">
            <text:p>0.000118147448015</text:p>
          </table:table-cell>
          <table:table-cell table:formula="of:=([.F99]-[.F98])/([.F98]+0.0000000000001)" office:value-type="float" office:value="0.11345621315149" calcext:value-type="float">
            <text:p>0.11345621315149</text:p>
          </table:table-cell>
          <table:table-cell table:formula="of:=ABS([.J99])" office:value-type="float" office:value="0.11345621315149" calcext:value-type="float">
            <text:p>0.11345621315149</text:p>
          </table:table-cell>
          <table:table-cell table:formula="of:=[.J99]*[.J99]" office:value-type="float" office:value="0.0128723123026764" calcext:value-type="float">
            <text:p>0.012872312302676</text:p>
          </table:table-cell>
        </table:table-row>
        <table:table-row table:style-name="ro1">
          <table:table-cell table:style-name="ce1" office:value-type="string" calcext:value-type="string">
            <text:p>11/17/2015</text:p>
          </table:table-cell>
          <table:table-cell office:value-type="float" office:value="1447718400" calcext:value-type="float">
            <text:p>1447718400</text:p>
          </table:table-cell>
          <table:table-cell office:value-type="float" office:value="56303859554" calcext:value-type="float">
            <text:p>56303859554</text:p>
          </table:table-cell>
          <table:table-cell table:formula="of:=[.C100]/10^9" office:value-type="float" office:value="56.303859554" calcext:value-type="float">
            <text:p>56.303859554</text:p>
          </table:table-cell>
          <table:table-cell office:value-type="float" office:value="1" calcext:value-type="float">
            <text:p>1</text:p>
          </table:table-cell>
          <table:table-cell table:formula="of:=[.E100]*[.D100]" office:value-type="float" office:value="56.303859554" calcext:value-type="float">
            <text:p>56.303859554</text:p>
          </table:table-cell>
          <table:table-cell table:formula="of:=([.E100]-[.E99])/([.E99]+0.0000000000001)" office:value-type="float" office:value="0.0752688172042929" calcext:value-type="float">
            <text:p>0.075268817204293</text:p>
          </table:table-cell>
          <table:table-cell table:formula="of:=ABS([.G100])" office:value-type="float" office:value="0.0752688172042929" calcext:value-type="float">
            <text:p>0.075268817204293</text:p>
          </table:table-cell>
          <table:table-cell table:formula="of:=[.G100]*[.G100]" office:value-type="float" office:value="0.00566539484333326" calcext:value-type="float">
            <text:p>0.005665394843333</text:p>
          </table:table-cell>
          <table:table-cell table:formula="of:=([.F100]-[.F99])/([.F99]+0.0000000000001)" office:value-type="float" office:value="0.0664765976389643" calcext:value-type="float">
            <text:p>0.066476597638964</text:p>
          </table:table-cell>
          <table:table-cell table:formula="of:=ABS([.J100])" office:value-type="float" office:value="0.0664765976389643" calcext:value-type="float">
            <text:p>0.066476597638964</text:p>
          </table:table-cell>
          <table:table-cell table:formula="of:=[.J100]*[.J100]" office:value-type="float" office:value="0.00441913803365275" calcext:value-type="float">
            <text:p>0.004419138033653</text:p>
          </table:table-cell>
        </table:table-row>
        <table:table-row table:style-name="ro1">
          <table:table-cell table:style-name="ce1" office:value-type="string" calcext:value-type="string">
            <text:p>11/18/2015</text:p>
          </table:table-cell>
          <table:table-cell office:value-type="float" office:value="1447804800" calcext:value-type="float">
            <text:p>1447804800</text:p>
          </table:table-cell>
          <table:table-cell office:value-type="float" office:value="53515892028" calcext:value-type="float">
            <text:p>53515892028</text:p>
          </table:table-cell>
          <table:table-cell table:formula="of:=[.C101]/10^9" office:value-type="float" office:value="53.515892028" calcext:value-type="float">
            <text:p>53.515892028</text:p>
          </table:table-cell>
          <table:table-cell office:value-type="float" office:value="1" calcext:value-type="float">
            <text:p>1</text:p>
          </table:table-cell>
          <table:table-cell table:formula="of:=[.E101]*[.D101]" office:value-type="float" office:value="53.515892028" calcext:value-type="float">
            <text:p>53.515892028</text:p>
          </table:table-cell>
          <table:table-cell table:formula="of:=([.E101]-[.E100])/([.E100]+0.0000000000001)" office:value-type="float" office:value="0" calcext:value-type="float">
            <text:p>0</text:p>
          </table:table-cell>
          <table:table-cell table:formula="of:=ABS([.G101])" office:value-type="float" office:value="0" calcext:value-type="float">
            <text:p>0</text:p>
          </table:table-cell>
          <table:table-cell table:formula="of:=[.G101]*[.G101]" office:value-type="float" office:value="0" calcext:value-type="float">
            <text:p>0</text:p>
          </table:table-cell>
          <table:table-cell table:formula="of:=([.F101]-[.F100])/([.F100]+0.0000000000001)" office:value-type="float" office:value="-0.0495164549656867" calcext:value-type="float">
            <text:p>-0.049516454965687</text:p>
          </table:table-cell>
          <table:table-cell table:formula="of:=ABS([.J101])" office:value-type="float" office:value="0.0495164549656867" calcext:value-type="float">
            <text:p>0.049516454965687</text:p>
          </table:table-cell>
          <table:table-cell table:formula="of:=[.J101]*[.J101]" office:value-type="float" office:value="0.00245187931236888" calcext:value-type="float">
            <text:p>0.002451879312369</text:p>
          </table:table-cell>
        </table:table-row>
        <table:table-row table:style-name="ro1">
          <table:table-cell table:style-name="ce1" office:value-type="string" calcext:value-type="string">
            <text:p>11/19/2015</text:p>
          </table:table-cell>
          <table:table-cell office:value-type="float" office:value="1447891200" calcext:value-type="float">
            <text:p>1447891200</text:p>
          </table:table-cell>
          <table:table-cell office:value-type="float" office:value="54119551224" calcext:value-type="float">
            <text:p>54119551224</text:p>
          </table:table-cell>
          <table:table-cell table:formula="of:=[.C102]/10^9" office:value-type="float" office:value="54.119551224" calcext:value-type="float">
            <text:p>54.119551224</text:p>
          </table:table-cell>
          <table:table-cell office:value-type="float" office:value="0.94" calcext:value-type="float">
            <text:p>0.94</text:p>
          </table:table-cell>
          <table:table-cell table:formula="of:=[.E102]*[.D102]" office:value-type="float" office:value="50.87237815056" calcext:value-type="float">
            <text:p>50.87237815056</text:p>
          </table:table-cell>
          <table:table-cell table:formula="of:=([.E102]-[.E101])/([.E101]+0.0000000000001)" office:value-type="float" office:value="-0.0599999999999939" calcext:value-type="float">
            <text:p>-0.059999999999994</text:p>
          </table:table-cell>
          <table:table-cell table:formula="of:=ABS([.G102])" office:value-type="float" office:value="0.0599999999999939" calcext:value-type="float">
            <text:p>0.059999999999994</text:p>
          </table:table-cell>
          <table:table-cell table:formula="of:=[.G102]*[.G102]" office:value-type="float" office:value="0.00359999999999927" calcext:value-type="float">
            <text:p>0.003599999999999</text:p>
          </table:table-cell>
          <table:table-cell table:formula="of:=([.F102]-[.F101])/([.F101]+0.0000000000001)" office:value-type="float" office:value="-0.0493968011606138" calcext:value-type="float">
            <text:p>-0.049396801160614</text:p>
          </table:table-cell>
          <table:table-cell table:formula="of:=ABS([.J102])" office:value-type="float" office:value="0.0493968011606138" calcext:value-type="float">
            <text:p>0.049396801160614</text:p>
          </table:table-cell>
          <table:table-cell table:formula="of:=[.J102]*[.J102]" office:value-type="float" office:value="0.00244004396490122" calcext:value-type="float">
            <text:p>0.002440043964901</text:p>
          </table:table-cell>
        </table:table-row>
        <table:table-row table:style-name="ro1">
          <table:table-cell table:style-name="ce1" office:value-type="string" calcext:value-type="string">
            <text:p>11/20/2015</text:p>
          </table:table-cell>
          <table:table-cell office:value-type="float" office:value="1447977600" calcext:value-type="float">
            <text:p>1447977600</text:p>
          </table:table-cell>
          <table:table-cell office:value-type="float" office:value="54384895828" calcext:value-type="float">
            <text:p>54384895828</text:p>
          </table:table-cell>
          <table:table-cell table:formula="of:=[.C103]/10^9" office:value-type="float" office:value="54.384895828" calcext:value-type="float">
            <text:p>54.384895828</text:p>
          </table:table-cell>
          <table:table-cell office:value-type="float" office:value="0.92" calcext:value-type="float">
            <text:p>0.92</text:p>
          </table:table-cell>
          <table:table-cell table:formula="of:=[.E103]*[.D103]" office:value-type="float" office:value="50.03410416176" calcext:value-type="float">
            <text:p>50.03410416176</text:p>
          </table:table-cell>
          <table:table-cell table:formula="of:=([.E103]-[.E102])/([.E102]+0.0000000000001)" office:value-type="float" office:value="-0.0212765957446786" calcext:value-type="float">
            <text:p>-0.021276595744679</text:p>
          </table:table-cell>
          <table:table-cell table:formula="of:=ABS([.G103])" office:value-type="float" office:value="0.0212765957446786" calcext:value-type="float">
            <text:p>0.021276595744679</text:p>
          </table:table-cell>
          <table:table-cell table:formula="of:=[.G103]*[.G103]" office:value-type="float" office:value="0.000452693526482476" calcext:value-type="float">
            <text:p>0.000452693526482</text:p>
          </table:table-cell>
          <table:table-cell table:formula="of:=([.F103]-[.F102])/([.F102]+0.0000000000001)" office:value-type="float" office:value="-0.0164779791956861" calcext:value-type="float">
            <text:p>-0.016477979195686</text:p>
          </table:table-cell>
          <table:table-cell table:formula="of:=ABS([.J103])" office:value-type="float" office:value="0.0164779791956861" calcext:value-type="float">
            <text:p>0.016477979195686</text:p>
          </table:table-cell>
          <table:table-cell table:formula="of:=[.J103]*[.J103]" office:value-type="float" office:value="0.000271523798373463" calcext:value-type="float">
            <text:p>0.000271523798373</text:p>
          </table:table-cell>
        </table:table-row>
        <table:table-row table:style-name="ro1">
          <table:table-cell table:style-name="ce1" office:value-type="string" calcext:value-type="string">
            <text:p>11/21/2015</text:p>
          </table:table-cell>
          <table:table-cell office:value-type="float" office:value="1448064000" calcext:value-type="float">
            <text:p>1448064000</text:p>
          </table:table-cell>
          <table:table-cell office:value-type="float" office:value="54039631830" calcext:value-type="float">
            <text:p>54039631830</text:p>
          </table:table-cell>
          <table:table-cell table:formula="of:=[.C104]/10^9" office:value-type="float" office:value="54.03963183" calcext:value-type="float">
            <text:p>54.03963183</text:p>
          </table:table-cell>
          <table:table-cell office:value-type="float" office:value="0.96" calcext:value-type="float">
            <text:p>0.96</text:p>
          </table:table-cell>
          <table:table-cell table:formula="of:=[.E104]*[.D104]" office:value-type="float" office:value="51.8780465568" calcext:value-type="float">
            <text:p>51.8780465568</text:p>
          </table:table-cell>
          <table:table-cell table:formula="of:=([.E104]-[.E103])/([.E103]+0.0000000000001)" office:value-type="float" office:value="0.0434782608695604" calcext:value-type="float">
            <text:p>0.04347826086956</text:p>
          </table:table-cell>
          <table:table-cell table:formula="of:=ABS([.G104])" office:value-type="float" office:value="0.0434782608695604" calcext:value-type="float">
            <text:p>0.04347826086956</text:p>
          </table:table-cell>
          <table:table-cell table:formula="of:=[.G104]*[.G104]" office:value-type="float" office:value="0.00189035916824155" calcext:value-type="float">
            <text:p>0.001890359168242</text:p>
          </table:table-cell>
          <table:table-cell table:formula="of:=([.F104]-[.F103])/([.F103]+0.0000000000001)" office:value-type="float" office:value="0.0368537106026429" calcext:value-type="float">
            <text:p>0.036853710602643</text:p>
          </table:table-cell>
          <table:table-cell table:formula="of:=ABS([.J104])" office:value-type="float" office:value="0.0368537106026429" calcext:value-type="float">
            <text:p>0.036853710602643</text:p>
          </table:table-cell>
          <table:table-cell table:formula="of:=[.J104]*[.J104]" office:value-type="float" office:value="0.00135819598518335" calcext:value-type="float">
            <text:p>0.001358195985183</text:p>
          </table:table-cell>
        </table:table-row>
        <table:table-row table:style-name="ro1">
          <table:table-cell table:style-name="ce1" office:value-type="string" calcext:value-type="string">
            <text:p>11/22/2015</text:p>
          </table:table-cell>
          <table:table-cell office:value-type="float" office:value="1448150400" calcext:value-type="float">
            <text:p>1448150400</text:p>
          </table:table-cell>
          <table:table-cell office:value-type="float" office:value="53793371733" calcext:value-type="float">
            <text:p>53793371733</text:p>
          </table:table-cell>
          <table:table-cell table:formula="of:=[.C105]/10^9" office:value-type="float" office:value="53.793371733" calcext:value-type="float">
            <text:p>53.793371733</text:p>
          </table:table-cell>
          <table:table-cell office:value-type="float" office:value="0.97" calcext:value-type="float">
            <text:p>0.97</text:p>
          </table:table-cell>
          <table:table-cell table:formula="of:=[.E105]*[.D105]" office:value-type="float" office:value="52.17957058101" calcext:value-type="float">
            <text:p>52.17957058101</text:p>
          </table:table-cell>
          <table:table-cell table:formula="of:=([.E105]-[.E104])/([.E104]+0.0000000000001)" office:value-type="float" office:value="0.0104166666666656" calcext:value-type="float">
            <text:p>0.010416666666666</text:p>
          </table:table-cell>
          <table:table-cell table:formula="of:=ABS([.G105])" office:value-type="float" office:value="0.0104166666666656" calcext:value-type="float">
            <text:p>0.010416666666666</text:p>
          </table:table-cell>
          <table:table-cell table:formula="of:=[.G105]*[.G105]" office:value-type="float" office:value="0.000108506944444422" calcext:value-type="float">
            <text:p>0.000108506944444</text:p>
          </table:table-cell>
          <table:table-cell table:formula="of:=([.F105]-[.F104])/([.F104]+0.0000000000001)" office:value-type="float" office:value="0.0058121699682711" calcext:value-type="float">
            <text:p>0.005812169968271</text:p>
          </table:table-cell>
          <table:table-cell table:formula="of:=ABS([.J105])" office:value-type="float" office:value="0.0058121699682711" calcext:value-type="float">
            <text:p>0.005812169968271</text:p>
          </table:table-cell>
          <table:table-cell table:formula="of:=[.J105]*[.J105]" office:value-type="float" office:value="0.0000337813197400725" calcext:value-type="float">
            <text:p>3.37813197400725E-05</text:p>
          </table:table-cell>
        </table:table-row>
        <table:table-row table:style-name="ro1">
          <table:table-cell table:style-name="ce1" office:value-type="string" calcext:value-type="string">
            <text:p>11/23/2015</text:p>
          </table:table-cell>
          <table:table-cell office:value-type="float" office:value="1448236800" calcext:value-type="float">
            <text:p>1448236800</text:p>
          </table:table-cell>
          <table:table-cell office:value-type="float" office:value="55629754775" calcext:value-type="float">
            <text:p>55629754775</text:p>
          </table:table-cell>
          <table:table-cell table:formula="of:=[.C106]/10^9" office:value-type="float" office:value="55.629754775" calcext:value-type="float">
            <text:p>55.629754775</text:p>
          </table:table-cell>
          <table:table-cell office:value-type="float" office:value="0.92" calcext:value-type="float">
            <text:p>0.92</text:p>
          </table:table-cell>
          <table:table-cell table:formula="of:=[.E106]*[.D106]" office:value-type="float" office:value="51.179374393" calcext:value-type="float">
            <text:p>51.179374393</text:p>
          </table:table-cell>
          <table:table-cell table:formula="of:=([.E106]-[.E105])/([.E105]+0.0000000000001)" office:value-type="float" office:value="-0.0515463917525719" calcext:value-type="float">
            <text:p>-0.051546391752572</text:p>
          </table:table-cell>
          <table:table-cell table:formula="of:=ABS([.G106])" office:value-type="float" office:value="0.0515463917525719" calcext:value-type="float">
            <text:p>0.051546391752572</text:p>
          </table:table-cell>
          <table:table-cell table:formula="of:=[.G106]*[.G106]" office:value-type="float" office:value="0.00265703050270962" calcext:value-type="float">
            <text:p>0.00265703050271</text:p>
          </table:table-cell>
          <table:table-cell table:formula="of:=([.F106]-[.F105])/([.F105]+0.0000000000001)" office:value-type="float" office:value="-0.0191683483952242" calcext:value-type="float">
            <text:p>-0.019168348395224</text:p>
          </table:table-cell>
          <table:table-cell table:formula="of:=ABS([.J106])" office:value-type="float" office:value="0.0191683483952242" calcext:value-type="float">
            <text:p>0.019168348395224</text:p>
          </table:table-cell>
          <table:table-cell table:formula="of:=[.J106]*[.J106]" office:value-type="float" office:value="0.000367425580200695" calcext:value-type="float">
            <text:p>0.000367425580201</text:p>
          </table:table-cell>
        </table:table-row>
        <table:table-row table:style-name="ro1">
          <table:table-cell table:style-name="ce1" office:value-type="string" calcext:value-type="string">
            <text:p>11/24/2015</text:p>
          </table:table-cell>
          <table:table-cell office:value-type="float" office:value="1448323200" calcext:value-type="float">
            <text:p>1448323200</text:p>
          </table:table-cell>
          <table:table-cell office:value-type="float" office:value="58042755370" calcext:value-type="float">
            <text:p>58042755370</text:p>
          </table:table-cell>
          <table:table-cell table:formula="of:=[.C107]/10^9" office:value-type="float" office:value="58.04275537" calcext:value-type="float">
            <text:p>58.04275537</text:p>
          </table:table-cell>
          <table:table-cell office:value-type="float" office:value="0.91" calcext:value-type="float">
            <text:p>0.91</text:p>
          </table:table-cell>
          <table:table-cell table:formula="of:=[.E107]*[.D107]" office:value-type="float" office:value="52.8189073867" calcext:value-type="float">
            <text:p>52.8189073867</text:p>
          </table:table-cell>
          <table:table-cell table:formula="of:=([.E107]-[.E106])/([.E106]+0.0000000000001)" office:value-type="float" office:value="-0.0108695652173901" calcext:value-type="float">
            <text:p>-0.01086956521739</text:p>
          </table:table-cell>
          <table:table-cell table:formula="of:=ABS([.G107])" office:value-type="float" office:value="0.0108695652173901" calcext:value-type="float">
            <text:p>0.01086956521739</text:p>
          </table:table-cell>
          <table:table-cell table:formula="of:=[.G107]*[.G107]" office:value-type="float" office:value="0.000118147448015097" calcext:value-type="float">
            <text:p>0.000118147448015</text:p>
          </table:table-cell>
          <table:table-cell table:formula="of:=([.F107]-[.F106])/([.F106]+0.0000000000001)" office:value-type="float" office:value="0.0320350339007708" calcext:value-type="float">
            <text:p>0.032035033900771</text:p>
          </table:table-cell>
          <table:table-cell table:formula="of:=ABS([.J107])" office:value-type="float" office:value="0.0320350339007708" calcext:value-type="float">
            <text:p>0.032035033900771</text:p>
          </table:table-cell>
          <table:table-cell table:formula="of:=[.J107]*[.J107]" office:value-type="float" office:value="0.00102624339702354" calcext:value-type="float">
            <text:p>0.001026243397024</text:p>
          </table:table-cell>
        </table:table-row>
        <table:table-row table:style-name="ro1">
          <table:table-cell table:style-name="ce1" office:value-type="string" calcext:value-type="string">
            <text:p>11/25/2015</text:p>
          </table:table-cell>
          <table:table-cell office:value-type="float" office:value="1448409600" calcext:value-type="float">
            <text:p>1448409600</text:p>
          </table:table-cell>
          <table:table-cell office:value-type="float" office:value="54235748106" calcext:value-type="float">
            <text:p>54235748106</text:p>
          </table:table-cell>
          <table:table-cell table:formula="of:=[.C108]/10^9" office:value-type="float" office:value="54.235748106" calcext:value-type="float">
            <text:p>54.235748106</text:p>
          </table:table-cell>
          <table:table-cell office:value-type="float" office:value="0.87" calcext:value-type="float">
            <text:p>0.87</text:p>
          </table:table-cell>
          <table:table-cell table:formula="of:=[.E108]*[.D108]" office:value-type="float" office:value="47.18510085222" calcext:value-type="float">
            <text:p>47.18510085222</text:p>
          </table:table-cell>
          <table:table-cell table:formula="of:=([.E108]-[.E107])/([.E107]+0.0000000000001)" office:value-type="float" office:value="-0.0439560439560392" calcext:value-type="float">
            <text:p>-0.043956043956039</text:p>
          </table:table-cell>
          <table:table-cell table:formula="of:=ABS([.G108])" office:value-type="float" office:value="0.0439560439560392" calcext:value-type="float">
            <text:p>0.043956043956039</text:p>
          </table:table-cell>
          <table:table-cell table:formula="of:=[.G108]*[.G108]" office:value-type="float" office:value="0.00193213380026525" calcext:value-type="float">
            <text:p>0.001932133800265</text:p>
          </table:table-cell>
          <table:table-cell table:formula="of:=([.F108]-[.F107])/([.F107]+0.0000000000001)" office:value-type="float" office:value="-0.106662686019488" calcext:value-type="float">
            <text:p>-0.106662686019488</text:p>
          </table:table-cell>
          <table:table-cell table:formula="of:=ABS([.J108])" office:value-type="float" office:value="0.106662686019488" calcext:value-type="float">
            <text:p>0.106662686019488</text:p>
          </table:table-cell>
          <table:table-cell table:formula="of:=[.J108]*[.J108]" office:value-type="float" office:value="0.0113769285888919" calcext:value-type="float">
            <text:p>0.011376928588892</text:p>
          </table:table-cell>
        </table:table-row>
        <table:table-row table:style-name="ro1">
          <table:table-cell table:style-name="ce1" office:value-type="string" calcext:value-type="string">
            <text:p>11/26/2015</text:p>
          </table:table-cell>
          <table:table-cell office:value-type="float" office:value="1448496000" calcext:value-type="float">
            <text:p>1448496000</text:p>
          </table:table-cell>
          <table:table-cell office:value-type="float" office:value="53986356287" calcext:value-type="float">
            <text:p>53986356287</text:p>
          </table:table-cell>
          <table:table-cell table:formula="of:=[.C109]/10^9" office:value-type="float" office:value="53.986356287" calcext:value-type="float">
            <text:p>53.986356287</text:p>
          </table:table-cell>
          <table:table-cell office:value-type="float" office:value="0.86" calcext:value-type="float">
            <text:p>0.86</text:p>
          </table:table-cell>
          <table:table-cell table:formula="of:=[.E109]*[.D109]" office:value-type="float" office:value="46.42826640682" calcext:value-type="float">
            <text:p>46.42826640682</text:p>
          </table:table-cell>
          <table:table-cell table:formula="of:=([.E109]-[.E108])/([.E108]+0.0000000000001)" office:value-type="float" office:value="-0.0114942528735619" calcext:value-type="float">
            <text:p>-0.011494252873562</text:p>
          </table:table-cell>
          <table:table-cell table:formula="of:=ABS([.G109])" office:value-type="float" office:value="0.0114942528735619" calcext:value-type="float">
            <text:p>0.011494252873562</text:p>
          </table:table-cell>
          <table:table-cell table:formula="of:=[.G109]*[.G109]" office:value-type="float" office:value="0.000132117849121386" calcext:value-type="float">
            <text:p>0.000132117849121</text:p>
          </table:table-cell>
          <table:table-cell table:formula="of:=([.F109]-[.F108])/([.F108]+0.0000000000001)" office:value-type="float" office:value="-0.0160396911679885" calcext:value-type="float">
            <text:p>-0.016039691167989</text:p>
          </table:table-cell>
          <table:table-cell table:formula="of:=ABS([.J109])" office:value-type="float" office:value="0.0160396911679885" calcext:value-type="float">
            <text:p>0.016039691167989</text:p>
          </table:table-cell>
          <table:table-cell table:formula="of:=[.J109]*[.J109]" office:value-type="float" office:value="0.000257271692764449" calcext:value-type="float">
            <text:p>0.000257271692764</text:p>
          </table:table-cell>
        </table:table-row>
        <table:table-row table:style-name="ro1">
          <table:table-cell table:style-name="ce1" office:value-type="string" calcext:value-type="string">
            <text:p>11/27/2015</text:p>
          </table:table-cell>
          <table:table-cell office:value-type="float" office:value="1448582400" calcext:value-type="float">
            <text:p>1448582400</text:p>
          </table:table-cell>
          <table:table-cell office:value-type="float" office:value="53456555142" calcext:value-type="float">
            <text:p>53456555142</text:p>
          </table:table-cell>
          <table:table-cell table:formula="of:=[.C110]/10^9" office:value-type="float" office:value="53.456555142" calcext:value-type="float">
            <text:p>53.456555142</text:p>
          </table:table-cell>
          <table:table-cell office:value-type="float" office:value="0.88" calcext:value-type="float">
            <text:p>0.88</text:p>
          </table:table-cell>
          <table:table-cell table:formula="of:=[.E110]*[.D110]" office:value-type="float" office:value="47.04176852496" calcext:value-type="float">
            <text:p>47.04176852496</text:p>
          </table:table-cell>
          <table:table-cell table:formula="of:=([.E110]-[.E109])/([.E109]+0.0000000000001)" office:value-type="float" office:value="0.0232558139534857" calcext:value-type="float">
            <text:p>0.023255813953486</text:p>
          </table:table-cell>
          <table:table-cell table:formula="of:=ABS([.G110])" office:value-type="float" office:value="0.0232558139534857" calcext:value-type="float">
            <text:p>0.023255813953486</text:p>
          </table:table-cell>
          <table:table-cell table:formula="of:=[.G110]*[.G110]" office:value-type="float" office:value="0.000540832882639139" calcext:value-type="float">
            <text:p>0.000540832882639</text:p>
          </table:table-cell>
          <table:table-cell table:formula="of:=([.F110]-[.F109])/([.F109]+0.0000000000001)" office:value-type="float" office:value="0.0132139785871884" calcext:value-type="float">
            <text:p>0.013213978587188</text:p>
          </table:table-cell>
          <table:table-cell table:formula="of:=ABS([.J110])" office:value-type="float" office:value="0.0132139785871884" calcext:value-type="float">
            <text:p>0.013213978587188</text:p>
          </table:table-cell>
          <table:table-cell table:formula="of:=[.J110]*[.J110]" office:value-type="float" office:value="0.000174609230102673" calcext:value-type="float">
            <text:p>0.000174609230103</text:p>
          </table:table-cell>
        </table:table-row>
        <table:table-row table:style-name="ro1">
          <table:table-cell table:style-name="ce1" office:value-type="string" calcext:value-type="string">
            <text:p>11/28/2015</text:p>
          </table:table-cell>
          <table:table-cell office:value-type="float" office:value="1448668800" calcext:value-type="float">
            <text:p>1448668800</text:p>
          </table:table-cell>
          <table:table-cell office:value-type="float" office:value="54312682973" calcext:value-type="float">
            <text:p>54312682973</text:p>
          </table:table-cell>
          <table:table-cell table:formula="of:=[.C111]/10^9" office:value-type="float" office:value="54.312682973" calcext:value-type="float">
            <text:p>54.312682973</text:p>
          </table:table-cell>
          <table:table-cell office:value-type="float" office:value="0.91" calcext:value-type="float">
            <text:p>0.91</text:p>
          </table:table-cell>
          <table:table-cell table:formula="of:=[.E111]*[.D111]" office:value-type="float" office:value="49.42454150543" calcext:value-type="float">
            <text:p>49.42454150543</text:p>
          </table:table-cell>
          <table:table-cell table:formula="of:=([.E111]-[.E110])/([.E110]+0.0000000000001)" office:value-type="float" office:value="0.0340909090909052" calcext:value-type="float">
            <text:p>0.034090909090905</text:p>
          </table:table-cell>
          <table:table-cell table:formula="of:=ABS([.G111])" office:value-type="float" office:value="0.0340909090909052" calcext:value-type="float">
            <text:p>0.034090909090905</text:p>
          </table:table-cell>
          <table:table-cell table:formula="of:=[.G111]*[.G111]" office:value-type="float" office:value="0.00116219008264437" calcext:value-type="float">
            <text:p>0.001162190082644</text:p>
          </table:table-cell>
          <table:table-cell table:formula="of:=([.F111]-[.F110])/([.F110]+0.0000000000001)" office:value-type="float" office:value="0.0506522831769328" calcext:value-type="float">
            <text:p>0.050652283176933</text:p>
          </table:table-cell>
          <table:table-cell table:formula="of:=ABS([.J111])" office:value-type="float" office:value="0.0506522831769328" calcext:value-type="float">
            <text:p>0.050652283176933</text:p>
          </table:table-cell>
          <table:table-cell table:formula="of:=[.J111]*[.J111]" office:value-type="float" office:value="0.00256565379103619" calcext:value-type="float">
            <text:p>0.002565653791036</text:p>
          </table:table-cell>
        </table:table-row>
        <table:table-row table:style-name="ro1">
          <table:table-cell table:style-name="ce1" office:value-type="string" calcext:value-type="string">
            <text:p>11/29/2015</text:p>
          </table:table-cell>
          <table:table-cell office:value-type="float" office:value="1448755200" calcext:value-type="float">
            <text:p>1448755200</text:p>
          </table:table-cell>
          <table:table-cell office:value-type="float" office:value="53321187419" calcext:value-type="float">
            <text:p>53321187419</text:p>
          </table:table-cell>
          <table:table-cell table:formula="of:=[.C112]/10^9" office:value-type="float" office:value="53.321187419" calcext:value-type="float">
            <text:p>53.321187419</text:p>
          </table:table-cell>
          <table:table-cell office:value-type="float" office:value="0.87" calcext:value-type="float">
            <text:p>0.87</text:p>
          </table:table-cell>
          <table:table-cell table:formula="of:=[.E112]*[.D112]" office:value-type="float" office:value="46.38943305453" calcext:value-type="float">
            <text:p>46.38943305453</text:p>
          </table:table-cell>
          <table:table-cell table:formula="of:=([.E112]-[.E111])/([.E111]+0.0000000000001)" office:value-type="float" office:value="-0.0439560439560392" calcext:value-type="float">
            <text:p>-0.043956043956039</text:p>
          </table:table-cell>
          <table:table-cell table:formula="of:=ABS([.G112])" office:value-type="float" office:value="0.0439560439560392" calcext:value-type="float">
            <text:p>0.043956043956039</text:p>
          </table:table-cell>
          <table:table-cell table:formula="of:=[.G112]*[.G112]" office:value-type="float" office:value="0.00193213380026525" calcext:value-type="float">
            <text:p>0.001932133800265</text:p>
          </table:table-cell>
          <table:table-cell table:formula="of:=([.F112]-[.F111])/([.F111]+0.0000000000001)" office:value-type="float" office:value="-0.0614089348824116" calcext:value-type="float">
            <text:p>-0.061408934882412</text:p>
          </table:table-cell>
          <table:table-cell table:formula="of:=ABS([.J112])" office:value-type="float" office:value="0.0614089348824116" calcext:value-type="float">
            <text:p>0.061408934882412</text:p>
          </table:table-cell>
          <table:table-cell table:formula="of:=[.J112]*[.J112]" office:value-type="float" office:value="0.00377105728339226" calcext:value-type="float">
            <text:p>0.003771057283392</text:p>
          </table:table-cell>
        </table:table-row>
        <table:table-row table:style-name="ro1">
          <table:table-cell table:style-name="ce1" office:value-type="string" calcext:value-type="string">
            <text:p>11/30/2015</text:p>
          </table:table-cell>
          <table:table-cell office:value-type="float" office:value="1448841600" calcext:value-type="float">
            <text:p>1448841600</text:p>
          </table:table-cell>
          <table:table-cell office:value-type="float" office:value="55199244474" calcext:value-type="float">
            <text:p>55199244474</text:p>
          </table:table-cell>
          <table:table-cell table:formula="of:=[.C113]/10^9" office:value-type="float" office:value="55.199244474" calcext:value-type="float">
            <text:p>55.199244474</text:p>
          </table:table-cell>
          <table:table-cell office:value-type="float" office:value="0.88" calcext:value-type="float">
            <text:p>0.88</text:p>
          </table:table-cell>
          <table:table-cell table:formula="of:=[.E113]*[.D113]" office:value-type="float" office:value="48.57533513712" calcext:value-type="float">
            <text:p>48.57533513712</text:p>
          </table:table-cell>
          <table:table-cell table:formula="of:=([.E113]-[.E112])/([.E112]+0.0000000000001)" office:value-type="float" office:value="0.0114942528735619" calcext:value-type="float">
            <text:p>0.011494252873562</text:p>
          </table:table-cell>
          <table:table-cell table:formula="of:=ABS([.G113])" office:value-type="float" office:value="0.0114942528735619" calcext:value-type="float">
            <text:p>0.011494252873562</text:p>
          </table:table-cell>
          <table:table-cell table:formula="of:=[.G113]*[.G113]" office:value-type="float" office:value="0.000132117849121386" calcext:value-type="float">
            <text:p>0.000132117849121</text:p>
          </table:table-cell>
          <table:table-cell table:formula="of:=([.F113]-[.F112])/([.F112]+0.0000000000001)" office:value-type="float" office:value="0.0471206897489027" calcext:value-type="float">
            <text:p>0.047120689748903</text:p>
          </table:table-cell>
          <table:table-cell table:formula="of:=ABS([.J113])" office:value-type="float" office:value="0.0471206897489027" calcext:value-type="float">
            <text:p>0.047120689748903</text:p>
          </table:table-cell>
          <table:table-cell table:formula="of:=[.J113]*[.J113]" office:value-type="float" office:value="0.00222035940241234" calcext:value-type="float">
            <text:p>0.002220359402412</text:p>
          </table:table-cell>
        </table:table-row>
        <table:table-row table:style-name="ro1">
          <table:table-cell table:style-name="ce1" office:value-type="string" calcext:value-type="string">
            <text:p>12/1/2015</text:p>
          </table:table-cell>
          <table:table-cell office:value-type="float" office:value="1448928000" calcext:value-type="float">
            <text:p>1448928000</text:p>
          </table:table-cell>
          <table:table-cell office:value-type="float" office:value="54837947431" calcext:value-type="float">
            <text:p>54837947431</text:p>
          </table:table-cell>
          <table:table-cell table:formula="of:=[.C114]/10^9" office:value-type="float" office:value="54.837947431" calcext:value-type="float">
            <text:p>54.837947431</text:p>
          </table:table-cell>
          <table:table-cell office:value-type="float" office:value="0.87" calcext:value-type="float">
            <text:p>0.87</text:p>
          </table:table-cell>
          <table:table-cell table:formula="of:=[.E114]*[.D114]" office:value-type="float" office:value="47.70901426497" calcext:value-type="float">
            <text:p>47.70901426497</text:p>
          </table:table-cell>
          <table:table-cell table:formula="of:=([.E114]-[.E113])/([.E113]+0.0000000000001)" office:value-type="float" office:value="-0.0113636363636351" calcext:value-type="float">
            <text:p>-0.011363636363635</text:p>
          </table:table-cell>
          <table:table-cell table:formula="of:=ABS([.G114])" office:value-type="float" office:value="0.0113636363636351" calcext:value-type="float">
            <text:p>0.011363636363635</text:p>
          </table:table-cell>
          <table:table-cell table:formula="of:=[.G114]*[.G114]" office:value-type="float" office:value="0.00012913223140493" calcext:value-type="float">
            <text:p>0.000129132231405</text:p>
          </table:table-cell>
          <table:table-cell table:formula="of:=([.F114]-[.F113])/([.F113]+0.0000000000001)" office:value-type="float" office:value="-0.0178345835330733" calcext:value-type="float">
            <text:p>-0.017834583533073</text:p>
          </table:table-cell>
          <table:table-cell table:formula="of:=ABS([.J114])" office:value-type="float" office:value="0.0178345835330733" calcext:value-type="float">
            <text:p>0.017834583533073</text:p>
          </table:table-cell>
          <table:table-cell table:formula="of:=[.J114]*[.J114]" office:value-type="float" office:value="0.000318072369798169" calcext:value-type="float">
            <text:p>0.000318072369798</text:p>
          </table:table-cell>
        </table:table-row>
        <table:table-row table:style-name="ro1">
          <table:table-cell table:style-name="ce1" office:value-type="string" calcext:value-type="string">
            <text:p>12/3/2015</text:p>
          </table:table-cell>
          <table:table-cell office:value-type="float" office:value="1449100800" calcext:value-type="float">
            <text:p>1449100800</text:p>
          </table:table-cell>
          <table:table-cell office:value-type="float" office:value="53564860105" calcext:value-type="float">
            <text:p>53564860105</text:p>
          </table:table-cell>
          <table:table-cell table:formula="of:=[.C115]/10^9" office:value-type="float" office:value="53.564860105" calcext:value-type="float">
            <text:p>53.564860105</text:p>
          </table:table-cell>
          <table:table-cell office:value-type="float" office:value="0.83" calcext:value-type="float">
            <text:p>0.83</text:p>
          </table:table-cell>
          <table:table-cell table:formula="of:=[.E115]*[.D115]" office:value-type="float" office:value="44.45883388715" calcext:value-type="float">
            <text:p>44.45883388715</text:p>
          </table:table-cell>
          <table:table-cell table:formula="of:=([.E115]-[.E114])/([.E114]+0.0000000000001)" office:value-type="float" office:value="-0.0459770114942475" calcext:value-type="float">
            <text:p>-0.045977011494248</text:p>
          </table:table-cell>
          <table:table-cell table:formula="of:=ABS([.G115])" office:value-type="float" office:value="0.0459770114942475" calcext:value-type="float">
            <text:p>0.045977011494248</text:p>
          </table:table-cell>
          <table:table-cell table:formula="of:=[.G115]*[.G115]" office:value-type="float" office:value="0.00211388558594217" calcext:value-type="float">
            <text:p>0.002113885585942</text:p>
          </table:table-cell>
          <table:table-cell table:formula="of:=([.F115]-[.F114])/([.F114]+0.0000000000001)" office:value-type="float" office:value="-0.0681250792516669" calcext:value-type="float">
            <text:p>-0.068125079251667</text:p>
          </table:table-cell>
          <table:table-cell table:formula="of:=ABS([.J115])" office:value-type="float" office:value="0.0681250792516669" calcext:value-type="float">
            <text:p>0.068125079251667</text:p>
          </table:table-cell>
          <table:table-cell table:formula="of:=[.J115]*[.J115]" office:value-type="float" office:value="0.00464102642304589" calcext:value-type="float">
            <text:p>0.004641026423046</text:p>
          </table:table-cell>
        </table:table-row>
        <table:table-row table:style-name="ro1">
          <table:table-cell table:style-name="ce1" office:value-type="string" calcext:value-type="string">
            <text:p>12/2/2015</text:p>
          </table:table-cell>
          <table:table-cell office:value-type="float" office:value="1449014400" calcext:value-type="float">
            <text:p>1449014400</text:p>
          </table:table-cell>
          <table:table-cell office:value-type="float" office:value="53588845124" calcext:value-type="float">
            <text:p>53588845124</text:p>
          </table:table-cell>
          <table:table-cell table:formula="of:=[.C116]/10^9" office:value-type="float" office:value="53.588845124" calcext:value-type="float">
            <text:p>53.588845124</text:p>
          </table:table-cell>
          <table:table-cell office:value-type="float" office:value="0.82" calcext:value-type="float">
            <text:p>0.82</text:p>
          </table:table-cell>
          <table:table-cell table:formula="of:=[.E116]*[.D116]" office:value-type="float" office:value="43.94285300168" calcext:value-type="float">
            <text:p>43.94285300168</text:p>
          </table:table-cell>
          <table:table-cell table:formula="of:=([.E116]-[.E115])/([.E115]+0.0000000000001)" office:value-type="float" office:value="-0.0120481927710829" calcext:value-type="float">
            <text:p>-0.012048192771083</text:p>
          </table:table-cell>
          <table:table-cell table:formula="of:=ABS([.G116])" office:value-type="float" office:value="0.0120481927710829" calcext:value-type="float">
            <text:p>0.012048192771083</text:p>
          </table:table-cell>
          <table:table-cell table:formula="of:=[.G116]*[.G116]" office:value-type="float" office:value="0.000145158949049174" calcext:value-type="float">
            <text:p>0.000145158949049</text:p>
          </table:table-cell>
          <table:table-cell table:formula="of:=([.F116]-[.F115])/([.F115]+0.0000000000001)" office:value-type="float" office:value="-0.011605812396693" calcext:value-type="float">
            <text:p>-0.011605812396693</text:p>
          </table:table-cell>
          <table:table-cell table:formula="of:=ABS([.J116])" office:value-type="float" office:value="0.011605812396693" calcext:value-type="float">
            <text:p>0.011605812396693</text:p>
          </table:table-cell>
          <table:table-cell table:formula="of:=[.J116]*[.J116]" office:value-type="float" office:value="0.000134694881387232" calcext:value-type="float">
            <text:p>0.000134694881387</text:p>
          </table:table-cell>
        </table:table-row>
        <table:table-row table:style-name="ro1">
          <table:table-cell table:style-name="ce1" office:value-type="string" calcext:value-type="string">
            <text:p>12/4/2015</text:p>
          </table:table-cell>
          <table:table-cell office:value-type="float" office:value="1449187200" calcext:value-type="float">
            <text:p>1449187200</text:p>
          </table:table-cell>
          <table:table-cell office:value-type="float" office:value="53920215595" calcext:value-type="float">
            <text:p>53920215595</text:p>
          </table:table-cell>
          <table:table-cell table:formula="of:=[.C117]/10^9" office:value-type="float" office:value="53.920215595" calcext:value-type="float">
            <text:p>53.920215595</text:p>
          </table:table-cell>
          <table:table-cell office:value-type="float" office:value="0.84" calcext:value-type="float">
            <text:p>0.84</text:p>
          </table:table-cell>
          <table:table-cell table:formula="of:=[.E117]*[.D117]" office:value-type="float" office:value="45.2929810998" calcext:value-type="float">
            <text:p>45.2929810998</text:p>
          </table:table-cell>
          <table:table-cell table:formula="of:=([.E117]-[.E116])/([.E116]+0.0000000000001)" office:value-type="float" office:value="0.0243902439024359" calcext:value-type="float">
            <text:p>0.024390243902436</text:p>
          </table:table-cell>
          <table:table-cell table:formula="of:=ABS([.G117])" office:value-type="float" office:value="0.0243902439024359" calcext:value-type="float">
            <text:p>0.024390243902436</text:p>
          </table:table-cell>
          <table:table-cell table:formula="of:=[.G117]*[.G117]" office:value-type="float" office:value="0.000594883997620313" calcext:value-type="float">
            <text:p>0.00059488399762</text:p>
          </table:table-cell>
          <table:table-cell table:formula="of:=([.F117]-[.F116])/([.F116]+0.0000000000001)" office:value-type="float" office:value="0.0307246345172075" calcext:value-type="float">
            <text:p>0.030724634517208</text:p>
          </table:table-cell>
          <table:table-cell table:formula="of:=ABS([.J117])" office:value-type="float" office:value="0.0307246345172075" calcext:value-type="float">
            <text:p>0.030724634517208</text:p>
          </table:table-cell>
          <table:table-cell table:formula="of:=[.J117]*[.J117]" office:value-type="float" office:value="0.000944003166215978" calcext:value-type="float">
            <text:p>0.000944003166216</text:p>
          </table:table-cell>
        </table:table-row>
        <table:table-row table:style-name="ro1">
          <table:table-cell table:style-name="ce1" office:value-type="string" calcext:value-type="string">
            <text:p>12/5/2015</text:p>
          </table:table-cell>
          <table:table-cell office:value-type="float" office:value="1449273600" calcext:value-type="float">
            <text:p>1449273600</text:p>
          </table:table-cell>
          <table:table-cell office:value-type="float" office:value="54430269329" calcext:value-type="float">
            <text:p>54430269329</text:p>
          </table:table-cell>
          <table:table-cell table:formula="of:=[.C118]/10^9" office:value-type="float" office:value="54.430269329" calcext:value-type="float">
            <text:p>54.430269329</text:p>
          </table:table-cell>
          <table:table-cell office:value-type="float" office:value="0.87" calcext:value-type="float">
            <text:p>0.87</text:p>
          </table:table-cell>
          <table:table-cell table:formula="of:=[.E118]*[.D118]" office:value-type="float" office:value="47.35433431623" calcext:value-type="float">
            <text:p>47.35433431623</text:p>
          </table:table-cell>
          <table:table-cell table:formula="of:=([.E118]-[.E117])/([.E117]+0.0000000000001)" office:value-type="float" office:value="0.0357142857142815" calcext:value-type="float">
            <text:p>0.035714285714282</text:p>
          </table:table-cell>
          <table:table-cell table:formula="of:=ABS([.G118])" office:value-type="float" office:value="0.0357142857142815" calcext:value-type="float">
            <text:p>0.035714285714282</text:p>
          </table:table-cell>
          <table:table-cell table:formula="of:=[.G118]*[.G118]" office:value-type="float" office:value="0.00127551020408133" calcext:value-type="float">
            <text:p>0.001275510204081</text:p>
          </table:table-cell>
          <table:table-cell table:formula="of:=([.F118]-[.F117])/([.F117]+0.0000000000001)" office:value-type="float" office:value="0.0455115376903087" calcext:value-type="float">
            <text:p>0.045511537690309</text:p>
          </table:table-cell>
          <table:table-cell table:formula="of:=ABS([.J118])" office:value-type="float" office:value="0.0455115376903087" calcext:value-type="float">
            <text:p>0.045511537690309</text:p>
          </table:table-cell>
          <table:table-cell table:formula="of:=[.J118]*[.J118]" office:value-type="float" office:value="0.00207130006293639" calcext:value-type="float">
            <text:p>0.002071300062936</text:p>
          </table:table-cell>
        </table:table-row>
        <table:table-row table:style-name="ro1">
          <table:table-cell table:style-name="ce1" office:value-type="string" calcext:value-type="string">
            <text:p>12/6/2015</text:p>
          </table:table-cell>
          <table:table-cell office:value-type="float" office:value="1449360000" calcext:value-type="float">
            <text:p>1449360000</text:p>
          </table:table-cell>
          <table:table-cell office:value-type="float" office:value="53904812363" calcext:value-type="float">
            <text:p>53904812363</text:p>
          </table:table-cell>
          <table:table-cell table:formula="of:=[.C119]/10^9" office:value-type="float" office:value="53.904812363" calcext:value-type="float">
            <text:p>53.904812363</text:p>
          </table:table-cell>
          <table:table-cell office:value-type="float" office:value="0.83" calcext:value-type="float">
            <text:p>0.83</text:p>
          </table:table-cell>
          <table:table-cell table:formula="of:=[.E119]*[.D119]" office:value-type="float" office:value="44.74099426129" calcext:value-type="float">
            <text:p>44.74099426129</text:p>
          </table:table-cell>
          <table:table-cell table:formula="of:=([.E119]-[.E118])/([.E118]+0.0000000000001)" office:value-type="float" office:value="-0.0459770114942475" calcext:value-type="float">
            <text:p>-0.045977011494248</text:p>
          </table:table-cell>
          <table:table-cell table:formula="of:=ABS([.G119])" office:value-type="float" office:value="0.0459770114942475" calcext:value-type="float">
            <text:p>0.045977011494248</text:p>
          </table:table-cell>
          <table:table-cell table:formula="of:=[.G119]*[.G119]" office:value-type="float" office:value="0.00211388558594217" calcext:value-type="float">
            <text:p>0.002113885585942</text:p>
          </table:table-cell>
          <table:table-cell table:formula="of:=([.F119]-[.F118])/([.F118]+0.0000000000001)" office:value-type="float" office:value="-0.0551869241258514" calcext:value-type="float">
            <text:p>-0.055186924125851</text:p>
          </table:table-cell>
          <table:table-cell table:formula="of:=ABS([.J119])" office:value-type="float" office:value="0.0551869241258514" calcext:value-type="float">
            <text:p>0.055186924125851</text:p>
          </table:table-cell>
          <table:table-cell table:formula="of:=[.J119]*[.J119]" office:value-type="float" office:value="0.00304559659447247" calcext:value-type="float">
            <text:p>0.003045596594472</text:p>
          </table:table-cell>
        </table:table-row>
        <table:table-row table:style-name="ro1">
          <table:table-cell table:style-name="ce1" office:value-type="string" calcext:value-type="string">
            <text:p>12/7/2015</text:p>
          </table:table-cell>
          <table:table-cell office:value-type="float" office:value="1449446400" calcext:value-type="float">
            <text:p>1449446400</text:p>
          </table:table-cell>
          <table:table-cell office:value-type="float" office:value="53988885934" calcext:value-type="float">
            <text:p>53988885934</text:p>
          </table:table-cell>
          <table:table-cell table:formula="of:=[.C120]/10^9" office:value-type="float" office:value="53.988885934" calcext:value-type="float">
            <text:p>53.988885934</text:p>
          </table:table-cell>
          <table:table-cell office:value-type="float" office:value="0.79" calcext:value-type="float">
            <text:p>0.79</text:p>
          </table:table-cell>
          <table:table-cell table:formula="of:=[.E120]*[.D120]" office:value-type="float" office:value="42.65121988786" calcext:value-type="float">
            <text:p>42.65121988786</text:p>
          </table:table-cell>
          <table:table-cell table:formula="of:=([.E120]-[.E119])/([.E119]+0.0000000000001)" office:value-type="float" office:value="-0.0481927710843316" calcext:value-type="float">
            <text:p>-0.048192771084332</text:p>
          </table:table-cell>
          <table:table-cell table:formula="of:=ABS([.G120])" office:value-type="float" office:value="0.0481927710843316" calcext:value-type="float">
            <text:p>0.048192771084332</text:p>
          </table:table-cell>
          <table:table-cell table:formula="of:=[.G120]*[.G120]" office:value-type="float" office:value="0.00232254318478679" calcext:value-type="float">
            <text:p>0.002322543184787</text:p>
          </table:table-cell>
          <table:table-cell table:formula="of:=([.F120]-[.F119])/([.F119]+0.0000000000001)" office:value-type="float" office:value="-0.0467082685115488" calcext:value-type="float">
            <text:p>-0.046708268511549</text:p>
          </table:table-cell>
          <table:table-cell table:formula="of:=ABS([.J120])" office:value-type="float" office:value="0.0467082685115488" calcext:value-type="float">
            <text:p>0.046708268511549</text:p>
          </table:table-cell>
          <table:table-cell table:formula="of:=[.J120]*[.J120]" office:value-type="float" office:value="0.00218166234734694" calcext:value-type="float">
            <text:p>0.002181662347347</text:p>
          </table:table-cell>
        </table:table-row>
        <table:table-row table:style-name="ro1">
          <table:table-cell table:style-name="ce1" office:value-type="string" calcext:value-type="string">
            <text:p>12/8/2015</text:p>
          </table:table-cell>
          <table:table-cell office:value-type="float" office:value="1449532800" calcext:value-type="float">
            <text:p>1449532800</text:p>
          </table:table-cell>
          <table:table-cell office:value-type="float" office:value="53743612456" calcext:value-type="float">
            <text:p>53743612456</text:p>
          </table:table-cell>
          <table:table-cell table:formula="of:=[.C121]/10^9" office:value-type="float" office:value="53.743612456" calcext:value-type="float">
            <text:p>53.743612456</text:p>
          </table:table-cell>
          <table:table-cell office:value-type="float" office:value="0.81" calcext:value-type="float">
            <text:p>0.81</text:p>
          </table:table-cell>
          <table:table-cell table:formula="of:=[.E121]*[.D121]" office:value-type="float" office:value="43.53232608936" calcext:value-type="float">
            <text:p>43.53232608936</text:p>
          </table:table-cell>
          <table:table-cell table:formula="of:=([.E121]-[.E120])/([.E120]+0.0000000000001)" office:value-type="float" office:value="0.0253164556961993" calcext:value-type="float">
            <text:p>0.025316455696199</text:p>
          </table:table-cell>
          <table:table-cell table:formula="of:=ABS([.G121])" office:value-type="float" office:value="0.0253164556961993" calcext:value-type="float">
            <text:p>0.025316455696199</text:p>
          </table:table-cell>
          <table:table-cell table:formula="of:=[.G121]*[.G121]" office:value-type="float" office:value="0.000640922929017624" calcext:value-type="float">
            <text:p>0.000640922929018</text:p>
          </table:table-cell>
          <table:table-cell table:formula="of:=([.F121]-[.F120])/([.F120]+0.0000000000001)" office:value-type="float" office:value="0.0206584056403694" calcext:value-type="float">
            <text:p>0.020658405640369</text:p>
          </table:table-cell>
          <table:table-cell table:formula="of:=ABS([.J121])" office:value-type="float" office:value="0.0206584056403694" calcext:value-type="float">
            <text:p>0.020658405640369</text:p>
          </table:table-cell>
          <table:table-cell table:formula="of:=[.J121]*[.J121]" office:value-type="float" office:value="0.000426769723602045" calcext:value-type="float">
            <text:p>0.000426769723602</text:p>
          </table:table-cell>
        </table:table-row>
        <table:table-row table:style-name="ro1">
          <table:table-cell table:style-name="ce1" office:value-type="string" calcext:value-type="string">
            <text:p>12/9/2015</text:p>
          </table:table-cell>
          <table:table-cell office:value-type="float" office:value="1449619200" calcext:value-type="float">
            <text:p>1449619200</text:p>
          </table:table-cell>
          <table:table-cell office:value-type="float" office:value="54733915734" calcext:value-type="float">
            <text:p>54733915734</text:p>
          </table:table-cell>
          <table:table-cell table:formula="of:=[.C122]/10^9" office:value-type="float" office:value="54.733915734" calcext:value-type="float">
            <text:p>54.733915734</text:p>
          </table:table-cell>
          <table:table-cell office:value-type="float" office:value="0.81" calcext:value-type="float">
            <text:p>0.81</text:p>
          </table:table-cell>
          <table:table-cell table:formula="of:=[.E122]*[.D122]" office:value-type="float" office:value="44.33447174454" calcext:value-type="float">
            <text:p>44.33447174454</text:p>
          </table:table-cell>
          <table:table-cell table:formula="of:=([.E122]-[.E121])/([.E121]+0.0000000000001)" office:value-type="float" office:value="0" calcext:value-type="float">
            <text:p>0</text:p>
          </table:table-cell>
          <table:table-cell table:formula="of:=ABS([.G122])" office:value-type="float" office:value="0" calcext:value-type="float">
            <text:p>0</text:p>
          </table:table-cell>
          <table:table-cell table:formula="of:=[.G122]*[.G122]" office:value-type="float" office:value="0" calcext:value-type="float">
            <text:p>0</text:p>
          </table:table-cell>
          <table:table-cell table:formula="of:=([.F122]-[.F121])/([.F121]+0.0000000000001)" office:value-type="float" office:value="0.018426436793968" calcext:value-type="float">
            <text:p>0.018426436793968</text:p>
          </table:table-cell>
          <table:table-cell table:formula="of:=ABS([.J122])" office:value-type="float" office:value="0.018426436793968" calcext:value-type="float">
            <text:p>0.018426436793968</text:p>
          </table:table-cell>
          <table:table-cell table:formula="of:=[.J122]*[.J122]" office:value-type="float" office:value="0.000339533572922098" calcext:value-type="float">
            <text:p>0.000339533572922</text:p>
          </table:table-cell>
        </table:table-row>
        <table:table-row table:style-name="ro1">
          <table:table-cell table:style-name="ce1" office:value-type="string" calcext:value-type="string">
            <text:p>12/10/2015</text:p>
          </table:table-cell>
          <table:table-cell office:value-type="float" office:value="1449705600" calcext:value-type="float">
            <text:p>1449705600</text:p>
          </table:table-cell>
          <table:table-cell office:value-type="float" office:value="54938250098" calcext:value-type="float">
            <text:p>54938250098</text:p>
          </table:table-cell>
          <table:table-cell table:formula="of:=[.C123]/10^9" office:value-type="float" office:value="54.938250098" calcext:value-type="float">
            <text:p>54.938250098</text:p>
          </table:table-cell>
          <table:table-cell office:value-type="float" office:value="0.84" calcext:value-type="float">
            <text:p>0.84</text:p>
          </table:table-cell>
          <table:table-cell table:formula="of:=[.E123]*[.D123]" office:value-type="float" office:value="46.14813008232" calcext:value-type="float">
            <text:p>46.14813008232</text:p>
          </table:table-cell>
          <table:table-cell table:formula="of:=([.E123]-[.E122])/([.E122]+0.0000000000001)" office:value-type="float" office:value="0.0370370370370324" calcext:value-type="float">
            <text:p>0.037037037037032</text:p>
          </table:table-cell>
          <table:table-cell table:formula="of:=ABS([.G123])" office:value-type="float" office:value="0.0370370370370324" calcext:value-type="float">
            <text:p>0.037037037037032</text:p>
          </table:table-cell>
          <table:table-cell table:formula="of:=[.G123]*[.G123]" office:value-type="float" office:value="0.00137174211248251" calcext:value-type="float">
            <text:p>0.001371742112483</text:p>
          </table:table-cell>
          <table:table-cell table:formula="of:=([.F123]-[.F122])/([.F122]+0.0000000000001)" office:value-type="float" office:value="0.0409085360987378" calcext:value-type="float">
            <text:p>0.040908536098738</text:p>
          </table:table-cell>
          <table:table-cell table:formula="of:=ABS([.J123])" office:value-type="float" office:value="0.0409085360987378" calcext:value-type="float">
            <text:p>0.040908536098738</text:p>
          </table:table-cell>
          <table:table-cell table:formula="of:=[.J123]*[.J123]" office:value-type="float" office:value="0.00167350832574174" calcext:value-type="float">
            <text:p>0.001673508325742</text:p>
          </table:table-cell>
        </table:table-row>
        <table:table-row table:style-name="ro1">
          <table:table-cell table:style-name="ce1" office:value-type="string" calcext:value-type="string">
            <text:p>12/11/2015</text:p>
          </table:table-cell>
          <table:table-cell office:value-type="float" office:value="1449792000" calcext:value-type="float">
            <text:p>1449792000</text:p>
          </table:table-cell>
          <table:table-cell office:value-type="float" office:value="58195798149" calcext:value-type="float">
            <text:p>58195798149</text:p>
          </table:table-cell>
          <table:table-cell table:formula="of:=[.C124]/10^9" office:value-type="float" office:value="58.195798149" calcext:value-type="float">
            <text:p>58.195798149</text:p>
          </table:table-cell>
          <table:table-cell office:value-type="float" office:value="0.9" calcext:value-type="float">
            <text:p>0.9</text:p>
          </table:table-cell>
          <table:table-cell table:formula="of:=[.E124]*[.D124]" office:value-type="float" office:value="52.3762183341" calcext:value-type="float">
            <text:p>52.3762183341</text:p>
          </table:table-cell>
          <table:table-cell table:formula="of:=([.E124]-[.E123])/([.E123]+0.0000000000001)" office:value-type="float" office:value="0.071428571428563" calcext:value-type="float">
            <text:p>0.071428571428563</text:p>
          </table:table-cell>
          <table:table-cell table:formula="of:=ABS([.G124])" office:value-type="float" office:value="0.071428571428563" calcext:value-type="float">
            <text:p>0.071428571428563</text:p>
          </table:table-cell>
          <table:table-cell table:formula="of:=[.G124]*[.G124]" office:value-type="float" office:value="0.00510204081632532" calcext:value-type="float">
            <text:p>0.005102040816325</text:p>
          </table:table-cell>
          <table:table-cell table:formula="of:=([.F124]-[.F123])/([.F123]+0.0000000000001)" office:value-type="float" office:value="0.134958626507081" calcext:value-type="float">
            <text:p>0.134958626507081</text:p>
          </table:table-cell>
          <table:table-cell table:formula="of:=ABS([.J124])" office:value-type="float" office:value="0.134958626507081" calcext:value-type="float">
            <text:p>0.134958626507081</text:p>
          </table:table-cell>
          <table:table-cell table:formula="of:=[.J124]*[.J124]" office:value-type="float" office:value="0.0182138308686777" calcext:value-type="float">
            <text:p>0.018213830868678</text:p>
          </table:table-cell>
        </table:table-row>
        <table:table-row table:style-name="ro1">
          <table:table-cell table:style-name="ce1" office:value-type="string" calcext:value-type="string">
            <text:p>12/12/2015</text:p>
          </table:table-cell>
          <table:table-cell office:value-type="float" office:value="1449878400" calcext:value-type="float">
            <text:p>1449878400</text:p>
          </table:table-cell>
          <table:table-cell office:value-type="float" office:value="59486449382" calcext:value-type="float">
            <text:p>59486449382</text:p>
          </table:table-cell>
          <table:table-cell table:formula="of:=[.C125]/10^9" office:value-type="float" office:value="59.486449382" calcext:value-type="float">
            <text:p>59.486449382</text:p>
          </table:table-cell>
          <table:table-cell office:value-type="float" office:value="0.96" calcext:value-type="float">
            <text:p>0.96</text:p>
          </table:table-cell>
          <table:table-cell table:formula="of:=[.E125]*[.D125]" office:value-type="float" office:value="57.10699140672" calcext:value-type="float">
            <text:p>57.10699140672</text:p>
          </table:table-cell>
          <table:table-cell table:formula="of:=([.E125]-[.E124])/([.E124]+0.0000000000001)" office:value-type="float" office:value="0.0666666666666592" calcext:value-type="float">
            <text:p>0.066666666666659</text:p>
          </table:table-cell>
          <table:table-cell table:formula="of:=ABS([.G125])" office:value-type="float" office:value="0.0666666666666592" calcext:value-type="float">
            <text:p>0.066666666666659</text:p>
          </table:table-cell>
          <table:table-cell table:formula="of:=[.G125]*[.G125]" office:value-type="float" office:value="0.00444444444444345" calcext:value-type="float">
            <text:p>0.004444444444443</text:p>
          </table:table-cell>
          <table:table-cell table:formula="of:=([.F125]-[.F124])/([.F124]+0.0000000000001)" office:value-type="float" office:value="0.0903229217971236" calcext:value-type="float">
            <text:p>0.090322921797124</text:p>
          </table:table-cell>
          <table:table-cell table:formula="of:=ABS([.J125])" office:value-type="float" office:value="0.0903229217971236" calcext:value-type="float">
            <text:p>0.090322921797124</text:p>
          </table:table-cell>
          <table:table-cell table:formula="of:=[.J125]*[.J125]" office:value-type="float" office:value="0.00815823020196931" calcext:value-type="float">
            <text:p>0.008158230201969</text:p>
          </table:table-cell>
        </table:table-row>
        <table:table-row table:style-name="ro1">
          <table:table-cell table:style-name="ce1" office:value-type="string" calcext:value-type="string">
            <text:p>12/13/2015</text:p>
          </table:table-cell>
          <table:table-cell office:value-type="float" office:value="1449964800" calcext:value-type="float">
            <text:p>1449964800</text:p>
          </table:table-cell>
          <table:table-cell office:value-type="float" office:value="56701649126" calcext:value-type="float">
            <text:p>56701649126</text:p>
          </table:table-cell>
          <table:table-cell table:formula="of:=[.C126]/10^9" office:value-type="float" office:value="56.701649126" calcext:value-type="float">
            <text:p>56.701649126</text:p>
          </table:table-cell>
          <table:table-cell office:value-type="float" office:value="0.92" calcext:value-type="float">
            <text:p>0.92</text:p>
          </table:table-cell>
          <table:table-cell table:formula="of:=[.E126]*[.D126]" office:value-type="float" office:value="52.16551719592" calcext:value-type="float">
            <text:p>52.16551719592</text:p>
          </table:table-cell>
          <table:table-cell table:formula="of:=([.E126]-[.E125])/([.E125]+0.0000000000001)" office:value-type="float" office:value="-0.0416666666666622" calcext:value-type="float">
            <text:p>-0.041666666666662</text:p>
          </table:table-cell>
          <table:table-cell table:formula="of:=ABS([.G126])" office:value-type="float" office:value="0.0416666666666622" calcext:value-type="float">
            <text:p>0.041666666666662</text:p>
          </table:table-cell>
          <table:table-cell table:formula="of:=[.G126]*[.G126]" office:value-type="float" office:value="0.00173611111111074" calcext:value-type="float">
            <text:p>0.001736111111111</text:p>
          </table:table-cell>
          <table:table-cell table:formula="of:=([.F126]-[.F125])/([.F125]+0.0000000000001)" office:value-type="float" office:value="-0.0865301093452194" calcext:value-type="float">
            <text:p>-0.086530109345219</text:p>
          </table:table-cell>
          <table:table-cell table:formula="of:=ABS([.J126])" office:value-type="float" office:value="0.0865301093452194" calcext:value-type="float">
            <text:p>0.086530109345219</text:p>
          </table:table-cell>
          <table:table-cell table:formula="of:=[.J126]*[.J126]" office:value-type="float" office:value="0.00748745982329563" calcext:value-type="float">
            <text:p>0.007487459823296</text:p>
          </table:table-cell>
        </table:table-row>
        <table:table-row table:style-name="ro1">
          <table:table-cell table:style-name="ce1" office:value-type="string" calcext:value-type="string">
            <text:p>12/14/2015</text:p>
          </table:table-cell>
          <table:table-cell office:value-type="float" office:value="1450051200" calcext:value-type="float">
            <text:p>1450051200</text:p>
          </table:table-cell>
          <table:table-cell office:value-type="float" office:value="53372600387" calcext:value-type="float">
            <text:p>53372600387</text:p>
          </table:table-cell>
          <table:table-cell table:formula="of:=[.C127]/10^9" office:value-type="float" office:value="53.372600387" calcext:value-type="float">
            <text:p>53.372600387</text:p>
          </table:table-cell>
          <table:table-cell office:value-type="float" office:value="0.99" calcext:value-type="float">
            <text:p>0.99</text:p>
          </table:table-cell>
          <table:table-cell table:formula="of:=[.E127]*[.D127]" office:value-type="float" office:value="52.83887438313" calcext:value-type="float">
            <text:p>52.83887438313</text:p>
          </table:table-cell>
          <table:table-cell table:formula="of:=([.E127]-[.E126])/([.E126]+0.0000000000001)" office:value-type="float" office:value="0.0760869565217308" calcext:value-type="float">
            <text:p>0.076086956521731</text:p>
          </table:table-cell>
          <table:table-cell table:formula="of:=ABS([.G127])" office:value-type="float" office:value="0.0760869565217308" calcext:value-type="float">
            <text:p>0.076086956521731</text:p>
          </table:table-cell>
          <table:table-cell table:formula="of:=[.G127]*[.G127]" office:value-type="float" office:value="0.00578922495273975" calcext:value-type="float">
            <text:p>0.00578922495274</text:p>
          </table:table-cell>
          <table:table-cell table:formula="of:=([.F127]-[.F126])/([.F126]+0.0000000000001)" office:value-type="float" office:value="0.0129080899300018" calcext:value-type="float">
            <text:p>0.012908089930002</text:p>
          </table:table-cell>
          <table:table-cell table:formula="of:=ABS([.J127])" office:value-type="float" office:value="0.0129080899300018" calcext:value-type="float">
            <text:p>0.012908089930002</text:p>
          </table:table-cell>
          <table:table-cell table:formula="of:=[.J127]*[.J127]" office:value-type="float" office:value="0.000166618785641015" calcext:value-type="float">
            <text:p>0.000166618785641</text:p>
          </table:table-cell>
        </table:table-row>
        <table:table-row table:style-name="ro1">
          <table:table-cell table:style-name="ce1" office:value-type="string" calcext:value-type="string">
            <text:p>12/15/2015</text:p>
          </table:table-cell>
          <table:table-cell office:value-type="float" office:value="1450137600" calcext:value-type="float">
            <text:p>1450137600</text:p>
          </table:table-cell>
          <table:table-cell office:value-type="float" office:value="62650330558" calcext:value-type="float">
            <text:p>62650330558</text:p>
          </table:table-cell>
          <table:table-cell table:formula="of:=[.C128]/10^9" office:value-type="float" office:value="62.650330558" calcext:value-type="float">
            <text:p>62.650330558</text:p>
          </table:table-cell>
          <table:table-cell office:value-type="float" office:value="1" calcext:value-type="float">
            <text:p>1</text:p>
          </table:table-cell>
          <table:table-cell table:formula="of:=[.E128]*[.D128]" office:value-type="float" office:value="62.650330558" calcext:value-type="float">
            <text:p>62.650330558</text:p>
          </table:table-cell>
          <table:table-cell table:formula="of:=([.E128]-[.E127])/([.E127]+0.0000000000001)" office:value-type="float" office:value="0.0101010101010091" calcext:value-type="float">
            <text:p>0.010101010101009</text:p>
          </table:table-cell>
          <table:table-cell table:formula="of:=ABS([.G128])" office:value-type="float" office:value="0.0101010101010091" calcext:value-type="float">
            <text:p>0.010101010101009</text:p>
          </table:table-cell>
          <table:table-cell table:formula="of:=[.G128]*[.G128]" office:value-type="float" office:value="0.000102030405060688" calcext:value-type="float">
            <text:p>0.000102030405061</text:p>
          </table:table-cell>
          <table:table-cell table:formula="of:=([.F128]-[.F127])/([.F127]+0.0000000000001)" office:value-type="float" office:value="0.18568632071395" calcext:value-type="float">
            <text:p>0.18568632071395</text:p>
          </table:table-cell>
          <table:table-cell table:formula="of:=ABS([.J128])" office:value-type="float" office:value="0.18568632071395" calcext:value-type="float">
            <text:p>0.18568632071395</text:p>
          </table:table-cell>
          <table:table-cell table:formula="of:=[.J128]*[.J128]" office:value-type="float" office:value="0.0344794097002838" calcext:value-type="float">
            <text:p>0.034479409700284</text:p>
          </table:table-cell>
        </table:table-row>
        <table:table-row table:style-name="ro1">
          <table:table-cell table:style-name="ce1" office:value-type="string" calcext:value-type="string">
            <text:p>12/16/2015</text:p>
          </table:table-cell>
          <table:table-cell office:value-type="float" office:value="1450224000" calcext:value-type="float">
            <text:p>1450224000</text:p>
          </table:table-cell>
          <table:table-cell office:value-type="float" office:value="54026271431" calcext:value-type="float">
            <text:p>54026271431</text:p>
          </table:table-cell>
          <table:table-cell table:formula="of:=[.C129]/10^9" office:value-type="float" office:value="54.026271431" calcext:value-type="float">
            <text:p>54.026271431</text:p>
          </table:table-cell>
          <table:table-cell office:value-type="float" office:value="0.8" calcext:value-type="float">
            <text:p>0.8</text:p>
          </table:table-cell>
          <table:table-cell table:formula="of:=[.E129]*[.D129]" office:value-type="float" office:value="43.2210171448" calcext:value-type="float">
            <text:p>43.2210171448</text:p>
          </table:table-cell>
          <table:table-cell table:formula="of:=([.E129]-[.E128])/([.E128]+0.0000000000001)" office:value-type="float" office:value="-0.19999999999998" calcext:value-type="float">
            <text:p>-0.19999999999998</text:p>
          </table:table-cell>
          <table:table-cell table:formula="of:=ABS([.G129])" office:value-type="float" office:value="0.19999999999998" calcext:value-type="float">
            <text:p>0.19999999999998</text:p>
          </table:table-cell>
          <table:table-cell table:formula="of:=[.G129]*[.G129]" office:value-type="float" office:value="0.039999999999992" calcext:value-type="float">
            <text:p>0.039999999999992</text:p>
          </table:table-cell>
          <table:table-cell table:formula="of:=([.F129]-[.F128])/([.F128]+0.0000000000001)" office:value-type="float" office:value="-0.310123079002956" calcext:value-type="float">
            <text:p>-0.310123079002956</text:p>
          </table:table-cell>
          <table:table-cell table:formula="of:=ABS([.J129])" office:value-type="float" office:value="0.310123079002956" calcext:value-type="float">
            <text:p>0.310123079002956</text:p>
          </table:table-cell>
          <table:table-cell table:formula="of:=[.J129]*[.J129]" office:value-type="float" office:value="0.096176324130274" calcext:value-type="float">
            <text:p>0.096176324130274</text:p>
          </table:table-cell>
        </table:table-row>
        <table:table-row table:style-name="ro1">
          <table:table-cell table:style-name="ce1" office:value-type="string" calcext:value-type="string">
            <text:p>12/17/2015</text:p>
          </table:table-cell>
          <table:table-cell office:value-type="float" office:value="1450310400" calcext:value-type="float">
            <text:p>1450310400</text:p>
          </table:table-cell>
          <table:table-cell office:value-type="float" office:value="55081281267" calcext:value-type="float">
            <text:p>55081281267</text:p>
          </table:table-cell>
          <table:table-cell table:formula="of:=[.C130]/10^9" office:value-type="float" office:value="55.081281267" calcext:value-type="float">
            <text:p>55.081281267</text:p>
          </table:table-cell>
          <table:table-cell office:value-type="float" office:value="0.94" calcext:value-type="float">
            <text:p>0.94</text:p>
          </table:table-cell>
          <table:table-cell table:formula="of:=[.E130]*[.D130]" office:value-type="float" office:value="51.77640439098" calcext:value-type="float">
            <text:p>51.77640439098</text:p>
          </table:table-cell>
          <table:table-cell table:formula="of:=([.E130]-[.E129])/([.E129]+0.0000000000001)" office:value-type="float" office:value="0.174999999999978" calcext:value-type="float">
            <text:p>0.174999999999978</text:p>
          </table:table-cell>
          <table:table-cell table:formula="of:=ABS([.G130])" office:value-type="float" office:value="0.174999999999978" calcext:value-type="float">
            <text:p>0.174999999999978</text:p>
          </table:table-cell>
          <table:table-cell table:formula="of:=[.G130]*[.G130]" office:value-type="float" office:value="0.0306249999999923" calcext:value-type="float">
            <text:p>0.030624999999992</text:p>
          </table:table-cell>
          <table:table-cell table:formula="of:=([.F130]-[.F129])/([.F129]+0.0000000000001)" office:value-type="float" office:value="0.197945069583104" calcext:value-type="float">
            <text:p>0.197945069583104</text:p>
          </table:table-cell>
          <table:table-cell table:formula="of:=ABS([.J130])" office:value-type="float" office:value="0.197945069583104" calcext:value-type="float">
            <text:p>0.197945069583104</text:p>
          </table:table-cell>
          <table:table-cell table:formula="of:=[.J130]*[.J130]" office:value-type="float" office:value="0.03918225057226" calcext:value-type="float">
            <text:p>0.03918225057226</text:p>
          </table:table-cell>
        </table:table-row>
        <table:table-row table:style-name="ro1">
          <table:table-cell table:style-name="ce1" office:value-type="string" calcext:value-type="string">
            <text:p>12/18/2015</text:p>
          </table:table-cell>
          <table:table-cell office:value-type="float" office:value="1450396800" calcext:value-type="float">
            <text:p>1450396800</text:p>
          </table:table-cell>
          <table:table-cell office:value-type="float" office:value="55034649240" calcext:value-type="float">
            <text:p>55034649240</text:p>
          </table:table-cell>
          <table:table-cell table:formula="of:=[.C131]/10^9" office:value-type="float" office:value="55.03464924" calcext:value-type="float">
            <text:p>55.03464924</text:p>
          </table:table-cell>
          <table:table-cell office:value-type="float" office:value="0.9" calcext:value-type="float">
            <text:p>0.9</text:p>
          </table:table-cell>
          <table:table-cell table:formula="of:=[.E131]*[.D131]" office:value-type="float" office:value="49.531184316" calcext:value-type="float">
            <text:p>49.531184316</text:p>
          </table:table-cell>
          <table:table-cell table:formula="of:=([.E131]-[.E130])/([.E130]+0.0000000000001)" office:value-type="float" office:value="-0.0425531914893572" calcext:value-type="float">
            <text:p>-0.042553191489357</text:p>
          </table:table-cell>
          <table:table-cell table:formula="of:=ABS([.G131])" office:value-type="float" office:value="0.0425531914893572" calcext:value-type="float">
            <text:p>0.042553191489357</text:p>
          </table:table-cell>
          <table:table-cell table:formula="of:=[.G131]*[.G131]" office:value-type="float" office:value="0.0018107741059299" calcext:value-type="float">
            <text:p>0.00181077410593</text:p>
          </table:table-cell>
          <table:table-cell table:formula="of:=([.F131]-[.F130])/([.F130]+0.0000000000001)" office:value-type="float" office:value="-0.0433637696821439" calcext:value-type="float">
            <text:p>-0.043363769682144</text:p>
          </table:table-cell>
          <table:table-cell table:formula="of:=ABS([.J131])" office:value-type="float" office:value="0.0433637696821439" calcext:value-type="float">
            <text:p>0.043363769682144</text:p>
          </table:table-cell>
          <table:table-cell table:formula="of:=[.J131]*[.J131]" office:value-type="float" office:value="0.00188041652104602" calcext:value-type="float">
            <text:p>0.001880416521046</text:p>
          </table:table-cell>
        </table:table-row>
        <table:table-row table:style-name="ro1">
          <table:table-cell table:style-name="ce1" office:value-type="string" calcext:value-type="string">
            <text:p>12/19/2015</text:p>
          </table:table-cell>
          <table:table-cell office:value-type="float" office:value="1450483200" calcext:value-type="float">
            <text:p>1450483200</text:p>
          </table:table-cell>
          <table:table-cell office:value-type="float" office:value="53891713881" calcext:value-type="float">
            <text:p>53891713881</text:p>
          </table:table-cell>
          <table:table-cell table:formula="of:=[.C132]/10^9" office:value-type="float" office:value="53.891713881" calcext:value-type="float">
            <text:p>53.891713881</text:p>
          </table:table-cell>
          <table:table-cell office:value-type="float" office:value="0.89" calcext:value-type="float">
            <text:p>0.89</text:p>
          </table:table-cell>
          <table:table-cell table:formula="of:=[.E132]*[.D132]" office:value-type="float" office:value="47.96362535409" calcext:value-type="float">
            <text:p>47.96362535409</text:p>
          </table:table-cell>
          <table:table-cell table:formula="of:=([.E132]-[.E131])/([.E131]+0.0000000000001)" office:value-type="float" office:value="-0.0111111111111099" calcext:value-type="float">
            <text:p>-0.01111111111111</text:p>
          </table:table-cell>
          <table:table-cell table:formula="of:=ABS([.G132])" office:value-type="float" office:value="0.0111111111111099" calcext:value-type="float">
            <text:p>0.01111111111111</text:p>
          </table:table-cell>
          <table:table-cell table:formula="of:=[.G132]*[.G132]" office:value-type="float" office:value="0.00012345679012343" calcext:value-type="float">
            <text:p>0.000123456790123</text:p>
          </table:table-cell>
          <table:table-cell table:formula="of:=([.F132]-[.F131])/([.F131]+0.0000000000001)" office:value-type="float" office:value="-0.03164792006404" calcext:value-type="float">
            <text:p>-0.03164792006404</text:p>
          </table:table-cell>
          <table:table-cell table:formula="of:=ABS([.J132])" office:value-type="float" office:value="0.03164792006404" calcext:value-type="float">
            <text:p>0.03164792006404</text:p>
          </table:table-cell>
          <table:table-cell table:formula="of:=[.J132]*[.J132]" office:value-type="float" office:value="0.00100159084437986" calcext:value-type="float">
            <text:p>0.00100159084438</text:p>
          </table:table-cell>
        </table:table-row>
        <table:table-row table:style-name="ro1">
          <table:table-cell table:style-name="ce1" office:value-type="string" calcext:value-type="string">
            <text:p>12/20/2015</text:p>
          </table:table-cell>
          <table:table-cell office:value-type="float" office:value="1450569600" calcext:value-type="float">
            <text:p>1450569600</text:p>
          </table:table-cell>
          <table:table-cell office:value-type="float" office:value="53342677327" calcext:value-type="float">
            <text:p>53342677327</text:p>
          </table:table-cell>
          <table:table-cell table:formula="of:=[.C133]/10^9" office:value-type="float" office:value="53.342677327" calcext:value-type="float">
            <text:p>53.342677327</text:p>
          </table:table-cell>
          <table:table-cell office:value-type="float" office:value="1.07" calcext:value-type="float">
            <text:p>1.07</text:p>
          </table:table-cell>
          <table:table-cell table:formula="of:=[.E133]*[.D133]" office:value-type="float" office:value="57.07666473989" calcext:value-type="float">
            <text:p>57.07666473989</text:p>
          </table:table-cell>
          <table:table-cell table:formula="of:=([.E133]-[.E132])/([.E132]+0.0000000000001)" office:value-type="float" office:value="0.202247191011213" calcext:value-type="float">
            <text:p>0.202247191011213</text:p>
          </table:table-cell>
          <table:table-cell table:formula="of:=ABS([.G133])" office:value-type="float" office:value="0.202247191011213" calcext:value-type="float">
            <text:p>0.202247191011213</text:p>
          </table:table-cell>
          <table:table-cell table:formula="of:=[.G133]*[.G133]" office:value-type="float" office:value="0.0409039262719262" calcext:value-type="float">
            <text:p>0.040903926271926</text:p>
          </table:table-cell>
          <table:table-cell table:formula="of:=([.F133]-[.F132])/([.F132]+0.0000000000001)" office:value-type="float" office:value="0.189998969396563" calcext:value-type="float">
            <text:p>0.189998969396563</text:p>
          </table:table-cell>
          <table:table-cell table:formula="of:=ABS([.J133])" office:value-type="float" office:value="0.189998969396563" calcext:value-type="float">
            <text:p>0.189998969396563</text:p>
          </table:table-cell>
          <table:table-cell table:formula="of:=[.J133]*[.J133]" office:value-type="float" office:value="0.0360996083717563" calcext:value-type="float">
            <text:p>0.036099608371756</text:p>
          </table:table-cell>
        </table:table-row>
        <table:table-row table:style-name="ro1">
          <table:table-cell table:style-name="ce1" office:value-type="string" calcext:value-type="string">
            <text:p>12/21/2015</text:p>
          </table:table-cell>
          <table:table-cell office:value-type="float" office:value="1450656000" calcext:value-type="float">
            <text:p>1450656000</text:p>
          </table:table-cell>
          <table:table-cell office:value-type="float" office:value="53466176225" calcext:value-type="float">
            <text:p>53466176225</text:p>
          </table:table-cell>
          <table:table-cell table:formula="of:=[.C134]/10^9" office:value-type="float" office:value="53.466176225" calcext:value-type="float">
            <text:p>53.466176225</text:p>
          </table:table-cell>
          <table:table-cell office:value-type="float" office:value="0.91" calcext:value-type="float">
            <text:p>0.91</text:p>
          </table:table-cell>
          <table:table-cell table:formula="of:=[.E134]*[.D134]" office:value-type="float" office:value="48.65422036475" calcext:value-type="float">
            <text:p>48.65422036475</text:p>
          </table:table-cell>
          <table:table-cell table:formula="of:=([.E134]-[.E133])/([.E133]+0.0000000000001)" office:value-type="float" office:value="-0.14953271028036" calcext:value-type="float">
            <text:p>-0.14953271028036</text:p>
          </table:table-cell>
          <table:table-cell table:formula="of:=ABS([.G134])" office:value-type="float" office:value="0.14953271028036" calcext:value-type="float">
            <text:p>0.14953271028036</text:p>
          </table:table-cell>
          <table:table-cell table:formula="of:=[.G134]*[.G134]" office:value-type="float" office:value="0.02236003144379" calcext:value-type="float">
            <text:p>0.02236003144379</text:p>
          </table:table-cell>
          <table:table-cell table:formula="of:=([.F134]-[.F133])/([.F133]+0.0000000000001)" office:value-type="float" office:value="-0.147563709504099" calcext:value-type="float">
            <text:p>-0.147563709504099</text:p>
          </table:table-cell>
          <table:table-cell table:formula="of:=ABS([.J134])" office:value-type="float" office:value="0.147563709504099" calcext:value-type="float">
            <text:p>0.147563709504099</text:p>
          </table:table-cell>
          <table:table-cell table:formula="of:=[.J134]*[.J134]" office:value-type="float" office:value="0.0217750483626101" calcext:value-type="float">
            <text:p>0.02177504836261</text:p>
          </table:table-cell>
        </table:table-row>
        <table:table-row table:style-name="ro1">
          <table:table-cell table:style-name="ce1" office:value-type="string" calcext:value-type="string">
            <text:p>12/22/2015</text:p>
          </table:table-cell>
          <table:table-cell office:value-type="float" office:value="1450742400" calcext:value-type="float">
            <text:p>1450742400</text:p>
          </table:table-cell>
          <table:table-cell office:value-type="float" office:value="53627121090" calcext:value-type="float">
            <text:p>53627121090</text:p>
          </table:table-cell>
          <table:table-cell table:formula="of:=[.C135]/10^9" office:value-type="float" office:value="53.62712109" calcext:value-type="float">
            <text:p>53.62712109</text:p>
          </table:table-cell>
          <table:table-cell office:value-type="float" office:value="0.88" calcext:value-type="float">
            <text:p>0.88</text:p>
          </table:table-cell>
          <table:table-cell table:formula="of:=[.E135]*[.D135]" office:value-type="float" office:value="47.1918665592" calcext:value-type="float">
            <text:p>47.1918665592</text:p>
          </table:table-cell>
          <table:table-cell table:formula="of:=([.E135]-[.E134])/([.E134]+0.0000000000001)" office:value-type="float" office:value="-0.0329670329670294" calcext:value-type="float">
            <text:p>-0.032967032967029</text:p>
          </table:table-cell>
          <table:table-cell table:formula="of:=ABS([.G135])" office:value-type="float" office:value="0.0329670329670294" calcext:value-type="float">
            <text:p>0.032967032967029</text:p>
          </table:table-cell>
          <table:table-cell table:formula="of:=[.G135]*[.G135]" office:value-type="float" office:value="0.0010868252626492" calcext:value-type="float">
            <text:p>0.001086825262649</text:p>
          </table:table-cell>
          <table:table-cell table:formula="of:=([.F135]-[.F134])/([.F134]+0.0000000000001)" office:value-type="float" office:value="-0.0300560525805789" calcext:value-type="float">
            <text:p>-0.030056052580579</text:p>
          </table:table-cell>
          <table:table-cell table:formula="of:=ABS([.J135])" office:value-type="float" office:value="0.0300560525805789" calcext:value-type="float">
            <text:p>0.030056052580579</text:p>
          </table:table-cell>
          <table:table-cell table:formula="of:=[.J135]*[.J135]" office:value-type="float" office:value="0.000903366296726524" calcext:value-type="float">
            <text:p>0.000903366296727</text:p>
          </table:table-cell>
        </table:table-row>
        <table:table-row table:style-name="ro1">
          <table:table-cell table:style-name="ce1" office:value-type="string" calcext:value-type="string">
            <text:p>12/23/2015</text:p>
          </table:table-cell>
          <table:table-cell office:value-type="float" office:value="1450828800" calcext:value-type="float">
            <text:p>1450828800</text:p>
          </table:table-cell>
          <table:table-cell office:value-type="float" office:value="55663754533" calcext:value-type="float">
            <text:p>55663754533</text:p>
          </table:table-cell>
          <table:table-cell table:formula="of:=[.C136]/10^9" office:value-type="float" office:value="55.663754533" calcext:value-type="float">
            <text:p>55.663754533</text:p>
          </table:table-cell>
          <table:table-cell office:value-type="float" office:value="0.87" calcext:value-type="float">
            <text:p>0.87</text:p>
          </table:table-cell>
          <table:table-cell table:formula="of:=[.E136]*[.D136]" office:value-type="float" office:value="48.42746644371" calcext:value-type="float">
            <text:p>48.42746644371</text:p>
          </table:table-cell>
          <table:table-cell table:formula="of:=([.E136]-[.E135])/([.E135]+0.0000000000001)" office:value-type="float" office:value="-0.0113636363636351" calcext:value-type="float">
            <text:p>-0.011363636363635</text:p>
          </table:table-cell>
          <table:table-cell table:formula="of:=ABS([.G136])" office:value-type="float" office:value="0.0113636363636351" calcext:value-type="float">
            <text:p>0.011363636363635</text:p>
          </table:table-cell>
          <table:table-cell table:formula="of:=[.G136]*[.G136]" office:value-type="float" office:value="0.00012913223140493" calcext:value-type="float">
            <text:p>0.000129132231405</text:p>
          </table:table-cell>
          <table:table-cell table:formula="of:=([.F136]-[.F135])/([.F135]+0.0000000000001)" office:value-type="float" office:value="0.0261824753839731" calcext:value-type="float">
            <text:p>0.026182475383973</text:p>
          </table:table-cell>
          <table:table-cell table:formula="of:=ABS([.J136])" office:value-type="float" office:value="0.0261824753839731" calcext:value-type="float">
            <text:p>0.026182475383973</text:p>
          </table:table-cell>
          <table:table-cell table:formula="of:=[.J136]*[.J136]" office:value-type="float" office:value="0.000685522017232359" calcext:value-type="float">
            <text:p>0.000685522017232</text:p>
          </table:table-cell>
        </table:table-row>
        <table:table-row table:style-name="ro1">
          <table:table-cell table:style-name="ce1" office:value-type="string" calcext:value-type="string">
            <text:p>12/24/2015</text:p>
          </table:table-cell>
          <table:table-cell office:value-type="float" office:value="1450915200" calcext:value-type="float">
            <text:p>1450915200</text:p>
          </table:table-cell>
          <table:table-cell office:value-type="float" office:value="52792315740" calcext:value-type="float">
            <text:p>52792315740</text:p>
          </table:table-cell>
          <table:table-cell table:formula="of:=[.C137]/10^9" office:value-type="float" office:value="52.79231574" calcext:value-type="float">
            <text:p>52.79231574</text:p>
          </table:table-cell>
          <table:table-cell office:value-type="float" office:value="0.87" calcext:value-type="float">
            <text:p>0.87</text:p>
          </table:table-cell>
          <table:table-cell table:formula="of:=[.E137]*[.D137]" office:value-type="float" office:value="45.9293146938" calcext:value-type="float">
            <text:p>45.9293146938</text:p>
          </table:table-cell>
          <table:table-cell table:formula="of:=([.E137]-[.E136])/([.E136]+0.0000000000001)" office:value-type="float" office:value="0" calcext:value-type="float">
            <text:p>0</text:p>
          </table:table-cell>
          <table:table-cell table:formula="of:=ABS([.G137])" office:value-type="float" office:value="0" calcext:value-type="float">
            <text:p>0</text:p>
          </table:table-cell>
          <table:table-cell table:formula="of:=[.G137]*[.G137]" office:value-type="float" office:value="0" calcext:value-type="float">
            <text:p>0</text:p>
          </table:table-cell>
          <table:table-cell table:formula="of:=([.F137]-[.F136])/([.F136]+0.0000000000001)" office:value-type="float" office:value="-0.0515854314372142" calcext:value-type="float">
            <text:p>-0.051585431437214</text:p>
          </table:table-cell>
          <table:table-cell table:formula="of:=ABS([.J137])" office:value-type="float" office:value="0.0515854314372142" calcext:value-type="float">
            <text:p>0.051585431437214</text:p>
          </table:table-cell>
          <table:table-cell table:formula="of:=[.J137]*[.J137]" office:value-type="float" office:value="0.00266105673656353" calcext:value-type="float">
            <text:p>0.002661056736564</text:p>
          </table:table-cell>
        </table:table-row>
        <table:table-row table:style-name="ro1">
          <table:table-cell table:style-name="ce1" office:value-type="string" calcext:value-type="string">
            <text:p>12/25/2015</text:p>
          </table:table-cell>
          <table:table-cell office:value-type="float" office:value="1451001600" calcext:value-type="float">
            <text:p>1451001600</text:p>
          </table:table-cell>
          <table:table-cell office:value-type="float" office:value="53550792729" calcext:value-type="float">
            <text:p>53550792729</text:p>
          </table:table-cell>
          <table:table-cell table:formula="of:=[.C138]/10^9" office:value-type="float" office:value="53.550792729" calcext:value-type="float">
            <text:p>53.550792729</text:p>
          </table:table-cell>
          <table:table-cell office:value-type="float" office:value="0.88" calcext:value-type="float">
            <text:p>0.88</text:p>
          </table:table-cell>
          <table:table-cell table:formula="of:=[.E138]*[.D138]" office:value-type="float" office:value="47.12469760152" calcext:value-type="float">
            <text:p>47.12469760152</text:p>
          </table:table-cell>
          <table:table-cell table:formula="of:=([.E138]-[.E137])/([.E137]+0.0000000000001)" office:value-type="float" office:value="0.0114942528735619" calcext:value-type="float">
            <text:p>0.011494252873562</text:p>
          </table:table-cell>
          <table:table-cell table:formula="of:=ABS([.G138])" office:value-type="float" office:value="0.0114942528735619" calcext:value-type="float">
            <text:p>0.011494252873562</text:p>
          </table:table-cell>
          <table:table-cell table:formula="of:=[.G138]*[.G138]" office:value-type="float" office:value="0.000132117849121386" calcext:value-type="float">
            <text:p>0.000132117849121</text:p>
          </table:table-cell>
          <table:table-cell table:formula="of:=([.F138]-[.F137])/([.F137]+0.0000000000001)" office:value-type="float" office:value="0.0260265783560965" calcext:value-type="float">
            <text:p>0.026026578356097</text:p>
          </table:table-cell>
          <table:table-cell table:formula="of:=ABS([.J138])" office:value-type="float" office:value="0.0260265783560965" calcext:value-type="float">
            <text:p>0.026026578356097</text:p>
          </table:table-cell>
          <table:table-cell table:formula="of:=[.J138]*[.J138]" office:value-type="float" office:value="0.000677382780926031" calcext:value-type="float">
            <text:p>0.000677382780926</text:p>
          </table:table-cell>
        </table:table-row>
        <table:table-row table:style-name="ro1">
          <table:table-cell table:style-name="ce1" office:value-type="string" calcext:value-type="string">
            <text:p>12/26/2015</text:p>
          </table:table-cell>
          <table:table-cell office:value-type="float" office:value="1451088000" calcext:value-type="float">
            <text:p>1451088000</text:p>
          </table:table-cell>
          <table:table-cell office:value-type="float" office:value="53675955367" calcext:value-type="float">
            <text:p>53675955367</text:p>
          </table:table-cell>
          <table:table-cell table:formula="of:=[.C139]/10^9" office:value-type="float" office:value="53.675955367" calcext:value-type="float">
            <text:p>53.675955367</text:p>
          </table:table-cell>
          <table:table-cell office:value-type="float" office:value="0.85" calcext:value-type="float">
            <text:p>0.85</text:p>
          </table:table-cell>
          <table:table-cell table:formula="of:=[.E139]*[.D139]" office:value-type="float" office:value="45.62456206195" calcext:value-type="float">
            <text:p>45.62456206195</text:p>
          </table:table-cell>
          <table:table-cell table:formula="of:=([.E139]-[.E138])/([.E138]+0.0000000000001)" office:value-type="float" office:value="-0.0340909090909052" calcext:value-type="float">
            <text:p>-0.034090909090905</text:p>
          </table:table-cell>
          <table:table-cell table:formula="of:=ABS([.G139])" office:value-type="float" office:value="0.0340909090909052" calcext:value-type="float">
            <text:p>0.034090909090905</text:p>
          </table:table-cell>
          <table:table-cell table:formula="of:=[.G139]*[.G139]" office:value-type="float" office:value="0.00116219008264437" calcext:value-type="float">
            <text:p>0.001162190082644</text:p>
          </table:table-cell>
          <table:table-cell table:formula="of:=([.F139]-[.F138])/([.F138]+0.0000000000001)" office:value-type="float" office:value="-0.0318333191706595" calcext:value-type="float">
            <text:p>-0.03183331917066</text:p>
          </table:table-cell>
          <table:table-cell table:formula="of:=ABS([.J139])" office:value-type="float" office:value="0.0318333191706595" calcext:value-type="float">
            <text:p>0.03183331917066</text:p>
          </table:table-cell>
          <table:table-cell table:formula="of:=[.J139]*[.J139]" office:value-type="float" office:value="0.00101336020942108" calcext:value-type="float">
            <text:p>0.001013360209421</text:p>
          </table:table-cell>
        </table:table-row>
        <table:table-row table:style-name="ro1">
          <table:table-cell table:style-name="ce1" office:value-type="string" calcext:value-type="string">
            <text:p>12/27/2015</text:p>
          </table:table-cell>
          <table:table-cell office:value-type="float" office:value="1451174400" calcext:value-type="float">
            <text:p>1451174400</text:p>
          </table:table-cell>
          <table:table-cell office:value-type="float" office:value="66846252680" calcext:value-type="float">
            <text:p>66846252680</text:p>
          </table:table-cell>
          <table:table-cell table:formula="of:=[.C140]/10^9" office:value-type="float" office:value="66.84625268" calcext:value-type="float">
            <text:p>66.84625268</text:p>
          </table:table-cell>
          <table:table-cell office:value-type="float" office:value="0.92" calcext:value-type="float">
            <text:p>0.92</text:p>
          </table:table-cell>
          <table:table-cell table:formula="of:=[.E140]*[.D140]" office:value-type="float" office:value="61.4985524656" calcext:value-type="float">
            <text:p>61.4985524656</text:p>
          </table:table-cell>
          <table:table-cell table:formula="of:=([.E140]-[.E139])/([.E139]+0.0000000000001)" office:value-type="float" office:value="0.082352941176461" calcext:value-type="float">
            <text:p>0.082352941176461</text:p>
          </table:table-cell>
          <table:table-cell table:formula="of:=ABS([.G140])" office:value-type="float" office:value="0.082352941176461" calcext:value-type="float">
            <text:p>0.082352941176461</text:p>
          </table:table-cell>
          <table:table-cell table:formula="of:=[.G140]*[.G140]" office:value-type="float" office:value="0.00678200692041364" calcext:value-type="float">
            <text:p>0.006782006920414</text:p>
          </table:table-cell>
          <table:table-cell table:formula="of:=([.F140]-[.F139])/([.F139]+0.0000000000001)" office:value-type="float" office:value="0.347926416961459" calcext:value-type="float">
            <text:p>0.347926416961459</text:p>
          </table:table-cell>
          <table:table-cell table:formula="of:=ABS([.J140])" office:value-type="float" office:value="0.347926416961459" calcext:value-type="float">
            <text:p>0.347926416961459</text:p>
          </table:table-cell>
          <table:table-cell table:formula="of:=[.J140]*[.J140]" office:value-type="float" office:value="0.121052791619639" calcext:value-type="float">
            <text:p>0.121052791619639</text:p>
          </table:table-cell>
        </table:table-row>
        <table:table-row table:style-name="ro1">
          <table:table-cell table:style-name="ce1" office:value-type="string" calcext:value-type="string">
            <text:p>12/28/2015</text:p>
          </table:table-cell>
          <table:table-cell office:value-type="float" office:value="1451260800" calcext:value-type="float">
            <text:p>1451260800</text:p>
          </table:table-cell>
          <table:table-cell office:value-type="float" office:value="53108130511" calcext:value-type="float">
            <text:p>53108130511</text:p>
          </table:table-cell>
          <table:table-cell table:formula="of:=[.C141]/10^9" office:value-type="float" office:value="53.108130511" calcext:value-type="float">
            <text:p>53.108130511</text:p>
          </table:table-cell>
          <table:table-cell office:value-type="float" office:value="0.87" calcext:value-type="float">
            <text:p>0.87</text:p>
          </table:table-cell>
          <table:table-cell table:formula="of:=[.E141]*[.D141]" office:value-type="float" office:value="46.20407354457" calcext:value-type="float">
            <text:p>46.20407354457</text:p>
          </table:table-cell>
          <table:table-cell table:formula="of:=([.E141]-[.E140])/([.E140]+0.0000000000001)" office:value-type="float" office:value="-0.0543478260869507" calcext:value-type="float">
            <text:p>-0.054347826086951</text:p>
          </table:table-cell>
          <table:table-cell table:formula="of:=ABS([.G141])" office:value-type="float" office:value="0.0543478260869507" calcext:value-type="float">
            <text:p>0.054347826086951</text:p>
          </table:table-cell>
          <table:table-cell table:formula="of:=[.G141]*[.G141]" office:value-type="float" office:value="0.00295368620037743" calcext:value-type="float">
            <text:p>0.002953686200377</text:p>
          </table:table-cell>
          <table:table-cell table:formula="of:=([.F141]-[.F140])/([.F140]+0.0000000000001)" office:value-type="float" office:value="-0.248696567770195" calcext:value-type="float">
            <text:p>-0.248696567770195</text:p>
          </table:table-cell>
          <table:table-cell table:formula="of:=ABS([.J141])" office:value-type="float" office:value="0.248696567770195" calcext:value-type="float">
            <text:p>0.248696567770195</text:p>
          </table:table-cell>
          <table:table-cell table:formula="of:=[.J141]*[.J141]" office:value-type="float" office:value="0.0618499828206752" calcext:value-type="float">
            <text:p>0.061849982820675</text:p>
          </table:table-cell>
        </table:table-row>
        <table:table-row table:style-name="ro1">
          <table:table-cell table:style-name="ce1" office:value-type="string" calcext:value-type="string">
            <text:p>12/29/2015</text:p>
          </table:table-cell>
          <table:table-cell office:value-type="float" office:value="1451347200" calcext:value-type="float">
            <text:p>1451347200</text:p>
          </table:table-cell>
          <table:table-cell office:value-type="float" office:value="53729001893" calcext:value-type="float">
            <text:p>53729001893</text:p>
          </table:table-cell>
          <table:table-cell table:formula="of:=[.C142]/10^9" office:value-type="float" office:value="53.729001893" calcext:value-type="float">
            <text:p>53.729001893</text:p>
          </table:table-cell>
          <table:table-cell office:value-type="float" office:value="0.86" calcext:value-type="float">
            <text:p>0.86</text:p>
          </table:table-cell>
          <table:table-cell table:formula="of:=[.E142]*[.D142]" office:value-type="float" office:value="46.20694162798" calcext:value-type="float">
            <text:p>46.20694162798</text:p>
          </table:table-cell>
          <table:table-cell table:formula="of:=([.E142]-[.E141])/([.E141]+0.0000000000001)" office:value-type="float" office:value="-0.0114942528735619" calcext:value-type="float">
            <text:p>-0.011494252873562</text:p>
          </table:table-cell>
          <table:table-cell table:formula="of:=ABS([.G142])" office:value-type="float" office:value="0.0114942528735619" calcext:value-type="float">
            <text:p>0.011494252873562</text:p>
          </table:table-cell>
          <table:table-cell table:formula="of:=[.G142]*[.G142]" office:value-type="float" office:value="0.000132117849121386" calcext:value-type="float">
            <text:p>0.000132117849121</text:p>
          </table:table-cell>
          <table:table-cell table:formula="of:=([.F142]-[.F141])/([.F141]+0.0000000000001)" office:value-type="float" office:value="0.0000620742542804901" calcext:value-type="float">
            <text:p>6.20742542804901E-05</text:p>
          </table:table-cell>
          <table:table-cell table:formula="of:=ABS([.J142])" office:value-type="float" office:value="0.0000620742542804901" calcext:value-type="float">
            <text:p>6.20742542804901E-05</text:p>
          </table:table-cell>
          <table:table-cell table:formula="of:=[.J142]*[.J142]" office:value-type="float" office:value="0.00000000385321304447894" calcext:value-type="float">
            <text:p>3.85321304447894E-09</text:p>
          </table:table-cell>
        </table:table-row>
        <table:table-row table:style-name="ro1">
          <table:table-cell table:style-name="ce1" office:value-type="string" calcext:value-type="string">
            <text:p>12/30/2015</text:p>
          </table:table-cell>
          <table:table-cell office:value-type="float" office:value="1451433600" calcext:value-type="float">
            <text:p>1451433600</text:p>
          </table:table-cell>
          <table:table-cell office:value-type="float" office:value="56716784472" calcext:value-type="float">
            <text:p>56716784472</text:p>
          </table:table-cell>
          <table:table-cell table:formula="of:=[.C143]/10^9" office:value-type="float" office:value="56.716784472" calcext:value-type="float">
            <text:p>56.716784472</text:p>
          </table:table-cell>
          <table:table-cell office:value-type="float" office:value="0.89" calcext:value-type="float">
            <text:p>0.89</text:p>
          </table:table-cell>
          <table:table-cell table:formula="of:=[.E143]*[.D143]" office:value-type="float" office:value="50.47793818008" calcext:value-type="float">
            <text:p>50.47793818008</text:p>
          </table:table-cell>
          <table:table-cell table:formula="of:=([.E143]-[.E142])/([.E142]+0.0000000000001)" office:value-type="float" office:value="0.0348837209302285" calcext:value-type="float">
            <text:p>0.034883720930229</text:p>
          </table:table-cell>
          <table:table-cell table:formula="of:=ABS([.G143])" office:value-type="float" office:value="0.0348837209302285" calcext:value-type="float">
            <text:p>0.034883720930229</text:p>
          </table:table-cell>
          <table:table-cell table:formula="of:=[.G143]*[.G143]" office:value-type="float" office:value="0.00121687398593806" calcext:value-type="float">
            <text:p>0.001216873985938</text:p>
          </table:table-cell>
          <table:table-cell table:formula="of:=([.F143]-[.F142])/([.F142]+0.0000000000001)" office:value-type="float" office:value="0.0924319247633076" calcext:value-type="float">
            <text:p>0.092431924763308</text:p>
          </table:table-cell>
          <table:table-cell table:formula="of:=ABS([.J143])" office:value-type="float" office:value="0.0924319247633076" calcext:value-type="float">
            <text:p>0.092431924763308</text:p>
          </table:table-cell>
          <table:table-cell table:formula="of:=[.J143]*[.J143]" office:value-type="float" office:value="0.00854366071544975" calcext:value-type="float">
            <text:p>0.00854366071545</text:p>
          </table:table-cell>
        </table:table-row>
        <table:table-row table:style-name="ro1">
          <table:table-cell table:style-name="ce1" office:value-type="string" calcext:value-type="string">
            <text:p>12/31/2015</text:p>
          </table:table-cell>
          <table:table-cell office:value-type="float" office:value="1451520000" calcext:value-type="float">
            <text:p>1451520000</text:p>
          </table:table-cell>
          <table:table-cell office:value-type="float" office:value="57661175081" calcext:value-type="float">
            <text:p>57661175081</text:p>
          </table:table-cell>
          <table:table-cell table:formula="of:=[.C144]/10^9" office:value-type="float" office:value="57.661175081" calcext:value-type="float">
            <text:p>57.661175081</text:p>
          </table:table-cell>
          <table:table-cell office:value-type="float" office:value="0.95" calcext:value-type="float">
            <text:p>0.95</text:p>
          </table:table-cell>
          <table:table-cell table:formula="of:=[.E144]*[.D144]" office:value-type="float" office:value="54.77811632695" calcext:value-type="float">
            <text:p>54.77811632695</text:p>
          </table:table-cell>
          <table:table-cell table:formula="of:=([.E144]-[.E143])/([.E143]+0.0000000000001)" office:value-type="float" office:value="0.0674157303370711" calcext:value-type="float">
            <text:p>0.067415730337071</text:p>
          </table:table-cell>
          <table:table-cell table:formula="of:=ABS([.G144])" office:value-type="float" office:value="0.0674157303370711" calcext:value-type="float">
            <text:p>0.067415730337071</text:p>
          </table:table-cell>
          <table:table-cell table:formula="of:=[.G144]*[.G144]" office:value-type="float" office:value="0.00454488069688069" calcext:value-type="float">
            <text:p>0.004544880696881</text:p>
          </table:table-cell>
          <table:table-cell table:formula="of:=([.F144]-[.F143])/([.F143]+0.0000000000001)" office:value-type="float" office:value="0.0851892589497042" calcext:value-type="float">
            <text:p>0.085189258949704</text:p>
          </table:table-cell>
          <table:table-cell table:formula="of:=ABS([.J144])" office:value-type="float" office:value="0.0851892589497042" calcext:value-type="float">
            <text:p>0.085189258949704</text:p>
          </table:table-cell>
          <table:table-cell table:formula="of:=[.J144]*[.J144]" office:value-type="float" office:value="0.00725720984039975" calcext:value-type="float">
            <text:p>0.0072572098404</text:p>
          </table:table-cell>
        </table:table-row>
        <table:table-row table:style-name="ro1">
          <table:table-cell table:style-name="ce1" office:value-type="string" calcext:value-type="string">
            <text:p>1/1/2016</text:p>
          </table:table-cell>
          <table:table-cell office:value-type="float" office:value="1451606400" calcext:value-type="float">
            <text:p>1451606400</text:p>
          </table:table-cell>
          <table:table-cell office:value-type="float" office:value="54747565393" calcext:value-type="float">
            <text:p>54747565393</text:p>
          </table:table-cell>
          <table:table-cell table:formula="of:=[.C145]/10^9" office:value-type="float" office:value="54.747565393" calcext:value-type="float">
            <text:p>54.747565393</text:p>
          </table:table-cell>
          <table:table-cell office:value-type="float" office:value="0.92" calcext:value-type="float">
            <text:p>0.92</text:p>
          </table:table-cell>
          <table:table-cell table:formula="of:=[.E145]*[.D145]" office:value-type="float" office:value="50.36776016156" calcext:value-type="float">
            <text:p>50.36776016156</text:p>
          </table:table-cell>
          <table:table-cell table:formula="of:=([.E145]-[.E144])/([.E144]+0.0000000000001)" office:value-type="float" office:value="-0.0315789473684177" calcext:value-type="float">
            <text:p>-0.031578947368418</text:p>
          </table:table-cell>
          <table:table-cell table:formula="of:=ABS([.G145])" office:value-type="float" office:value="0.0315789473684177" calcext:value-type="float">
            <text:p>0.031578947368418</text:p>
          </table:table-cell>
          <table:table-cell table:formula="of:=[.G145]*[.G145]" office:value-type="float" office:value="0.000997229916897298" calcext:value-type="float">
            <text:p>0.000997229916897</text:p>
          </table:table-cell>
          <table:table-cell table:formula="of:=([.F145]-[.F144])/([.F144]+0.0000000000001)" office:value-type="float" office:value="-0.0805131037925114" calcext:value-type="float">
            <text:p>-0.080513103792512</text:p>
          </table:table-cell>
          <table:table-cell table:formula="of:=ABS([.J145])" office:value-type="float" office:value="0.0805131037925114" calcext:value-type="float">
            <text:p>0.080513103792512</text:p>
          </table:table-cell>
          <table:table-cell table:formula="of:=[.J145]*[.J145]" office:value-type="float" office:value="0.00648235988230372" calcext:value-type="float">
            <text:p>0.006482359882304</text:p>
          </table:table-cell>
        </table:table-row>
        <table:table-row table:style-name="ro1">
          <table:table-cell table:style-name="ce1" office:value-type="string" calcext:value-type="string">
            <text:p>1/2/2016</text:p>
          </table:table-cell>
          <table:table-cell office:value-type="float" office:value="1451692800" calcext:value-type="float">
            <text:p>1451692800</text:p>
          </table:table-cell>
          <table:table-cell office:value-type="float" office:value="53323453178" calcext:value-type="float">
            <text:p>53323453178</text:p>
          </table:table-cell>
          <table:table-cell table:formula="of:=[.C146]/10^9" office:value-type="float" office:value="53.323453178" calcext:value-type="float">
            <text:p>53.323453178</text:p>
          </table:table-cell>
          <table:table-cell office:value-type="float" office:value="0.95" calcext:value-type="float">
            <text:p>0.95</text:p>
          </table:table-cell>
          <table:table-cell table:formula="of:=[.E146]*[.D146]" office:value-type="float" office:value="50.6572805191" calcext:value-type="float">
            <text:p>50.6572805191</text:p>
          </table:table-cell>
          <table:table-cell table:formula="of:=([.E146]-[.E145])/([.E145]+0.0000000000001)" office:value-type="float" office:value="0.0326086956521704" calcext:value-type="float">
            <text:p>0.03260869565217</text:p>
          </table:table-cell>
          <table:table-cell table:formula="of:=ABS([.G146])" office:value-type="float" office:value="0.0326086956521704" calcext:value-type="float">
            <text:p>0.03260869565217</text:p>
          </table:table-cell>
          <table:table-cell table:formula="of:=[.G146]*[.G146]" office:value-type="float" office:value="0.00106332703213588" calcext:value-type="float">
            <text:p>0.001063327032136</text:p>
          </table:table-cell>
          <table:table-cell table:formula="of:=([.F146]-[.F145])/([.F145]+0.0000000000001)" office:value-type="float" office:value="0.00574812849750179" calcext:value-type="float">
            <text:p>0.005748128497502</text:p>
          </table:table-cell>
          <table:table-cell table:formula="of:=ABS([.J146])" office:value-type="float" office:value="0.00574812849750179" calcext:value-type="float">
            <text:p>0.005748128497502</text:p>
          </table:table-cell>
          <table:table-cell table:formula="of:=[.J146]*[.J146]" office:value-type="float" office:value="0.0000330409812237922" calcext:value-type="float">
            <text:p>3.30409812237922E-05</text:p>
          </table:table-cell>
        </table:table-row>
        <table:table-row table:style-name="ro1">
          <table:table-cell table:style-name="ce1" office:value-type="string" calcext:value-type="string">
            <text:p>1/3/2016</text:p>
          </table:table-cell>
          <table:table-cell office:value-type="float" office:value="1451779200" calcext:value-type="float">
            <text:p>1451779200</text:p>
          </table:table-cell>
          <table:table-cell office:value-type="float" office:value="53342341402" calcext:value-type="float">
            <text:p>53342341402</text:p>
          </table:table-cell>
          <table:table-cell table:formula="of:=[.C147]/10^9" office:value-type="float" office:value="53.342341402" calcext:value-type="float">
            <text:p>53.342341402</text:p>
          </table:table-cell>
          <table:table-cell office:value-type="float" office:value="0.96" calcext:value-type="float">
            <text:p>0.96</text:p>
          </table:table-cell>
          <table:table-cell table:formula="of:=[.E147]*[.D147]" office:value-type="float" office:value="51.20864774592" calcext:value-type="float">
            <text:p>51.20864774592</text:p>
          </table:table-cell>
          <table:table-cell table:formula="of:=([.E147]-[.E146])/([.E146]+0.0000000000001)" office:value-type="float" office:value="0.0105263157894725" calcext:value-type="float">
            <text:p>0.010526315789473</text:p>
          </table:table-cell>
          <table:table-cell table:formula="of:=ABS([.G147])" office:value-type="float" office:value="0.0105263157894725" calcext:value-type="float">
            <text:p>0.010526315789473</text:p>
          </table:table-cell>
          <table:table-cell table:formula="of:=[.G147]*[.G147]" office:value-type="float" office:value="0.000110803324099697" calcext:value-type="float">
            <text:p>0.0001108033241</text:p>
          </table:table-cell>
          <table:table-cell table:formula="of:=([.F147]-[.F146])/([.F146]+0.0000000000001)" office:value-type="float" office:value="0.0108842642394137" calcext:value-type="float">
            <text:p>0.010884264239414</text:p>
          </table:table-cell>
          <table:table-cell table:formula="of:=ABS([.J147])" office:value-type="float" office:value="0.0108842642394137" calcext:value-type="float">
            <text:p>0.010884264239414</text:p>
          </table:table-cell>
          <table:table-cell table:formula="of:=[.J147]*[.J147]" office:value-type="float" office:value="0.000118467208033381" calcext:value-type="float">
            <text:p>0.000118467208033</text:p>
          </table:table-cell>
        </table:table-row>
        <table:table-row table:style-name="ro1">
          <table:table-cell table:style-name="ce1" office:value-type="string" calcext:value-type="string">
            <text:p>1/4/2016</text:p>
          </table:table-cell>
          <table:table-cell office:value-type="float" office:value="1451865600" calcext:value-type="float">
            <text:p>1451865600</text:p>
          </table:table-cell>
          <table:table-cell office:value-type="float" office:value="54038066808" calcext:value-type="float">
            <text:p>54038066808</text:p>
          </table:table-cell>
          <table:table-cell table:formula="of:=[.C148]/10^9" office:value-type="float" office:value="54.038066808" calcext:value-type="float">
            <text:p>54.038066808</text:p>
          </table:table-cell>
          <table:table-cell office:value-type="float" office:value="0.95" calcext:value-type="float">
            <text:p>0.95</text:p>
          </table:table-cell>
          <table:table-cell table:formula="of:=[.E148]*[.D148]" office:value-type="float" office:value="51.3361634676" calcext:value-type="float">
            <text:p>51.3361634676</text:p>
          </table:table-cell>
          <table:table-cell table:formula="of:=([.E148]-[.E147])/([.E147]+0.0000000000001)" office:value-type="float" office:value="-0.0104166666666655" calcext:value-type="float">
            <text:p>-0.010416666666666</text:p>
          </table:table-cell>
          <table:table-cell table:formula="of:=ABS([.G148])" office:value-type="float" office:value="0.0104166666666655" calcext:value-type="float">
            <text:p>0.010416666666666</text:p>
          </table:table-cell>
          <table:table-cell table:formula="of:=[.G148]*[.G148]" office:value-type="float" office:value="0.00010850694444442" calcext:value-type="float">
            <text:p>0.000108506944444</text:p>
          </table:table-cell>
          <table:table-cell table:formula="of:=([.F148]-[.F147])/([.F147]+0.0000000000001)" office:value-type="float" office:value="0.00249012085444439" calcext:value-type="float">
            <text:p>0.002490120854444</text:p>
          </table:table-cell>
          <table:table-cell table:formula="of:=ABS([.J148])" office:value-type="float" office:value="0.00249012085444439" calcext:value-type="float">
            <text:p>0.002490120854444</text:p>
          </table:table-cell>
          <table:table-cell table:formula="of:=[.J148]*[.J148]" office:value-type="float" office:value="0.00000620070186973887" calcext:value-type="float">
            <text:p>6.20070186973887E-06</text:p>
          </table:table-cell>
        </table:table-row>
        <table:table-row table:style-name="ro1">
          <table:table-cell table:style-name="ce1" office:value-type="string" calcext:value-type="string">
            <text:p>1/5/2016</text:p>
          </table:table-cell>
          <table:table-cell office:value-type="float" office:value="1451952000" calcext:value-type="float">
            <text:p>1451952000</text:p>
          </table:table-cell>
          <table:table-cell office:value-type="float" office:value="57078526509" calcext:value-type="float">
            <text:p>57078526509</text:p>
          </table:table-cell>
          <table:table-cell table:formula="of:=[.C149]/10^9" office:value-type="float" office:value="57.078526509" calcext:value-type="float">
            <text:p>57.078526509</text:p>
          </table:table-cell>
          <table:table-cell office:value-type="float" office:value="0.94" calcext:value-type="float">
            <text:p>0.94</text:p>
          </table:table-cell>
          <table:table-cell table:formula="of:=[.E149]*[.D149]" office:value-type="float" office:value="53.65381491846" calcext:value-type="float">
            <text:p>53.65381491846</text:p>
          </table:table-cell>
          <table:table-cell table:formula="of:=([.E149]-[.E148])/([.E148]+0.0000000000001)" office:value-type="float" office:value="-0.0105263157894726" calcext:value-type="float">
            <text:p>-0.010526315789473</text:p>
          </table:table-cell>
          <table:table-cell table:formula="of:=ABS([.G149])" office:value-type="float" office:value="0.0105263157894726" calcext:value-type="float">
            <text:p>0.010526315789473</text:p>
          </table:table-cell>
          <table:table-cell table:formula="of:=[.G149]*[.G149]" office:value-type="float" office:value="0.0001108033240997" calcext:value-type="float">
            <text:p>0.0001108033241</text:p>
          </table:table-cell>
          <table:table-cell table:formula="of:=([.F149]-[.F148])/([.F148]+0.0000000000001)" office:value-type="float" office:value="0.0451465651951715" calcext:value-type="float">
            <text:p>0.045146565195172</text:p>
          </table:table-cell>
          <table:table-cell table:formula="of:=ABS([.J149])" office:value-type="float" office:value="0.0451465651951715" calcext:value-type="float">
            <text:p>0.045146565195172</text:p>
          </table:table-cell>
          <table:table-cell table:formula="of:=[.J149]*[.J149]" office:value-type="float" office:value="0.00203821234892187" calcext:value-type="float">
            <text:p>0.002038212348922</text:p>
          </table:table-cell>
        </table:table-row>
        <table:table-row table:style-name="ro1">
          <table:table-cell table:style-name="ce1" office:value-type="string" calcext:value-type="string">
            <text:p>1/6/2016</text:p>
          </table:table-cell>
          <table:table-cell office:value-type="float" office:value="1452038400" calcext:value-type="float">
            <text:p>1452038400</text:p>
          </table:table-cell>
          <table:table-cell office:value-type="float" office:value="53724486418" calcext:value-type="float">
            <text:p>53724486418</text:p>
          </table:table-cell>
          <table:table-cell table:formula="of:=[.C150]/10^9" office:value-type="float" office:value="53.724486418" calcext:value-type="float">
            <text:p>53.724486418</text:p>
          </table:table-cell>
          <table:table-cell office:value-type="float" office:value="0.95" calcext:value-type="float">
            <text:p>0.95</text:p>
          </table:table-cell>
          <table:table-cell table:formula="of:=[.E150]*[.D150]" office:value-type="float" office:value="51.0382620971" calcext:value-type="float">
            <text:p>51.0382620971</text:p>
          </table:table-cell>
          <table:table-cell table:formula="of:=([.E150]-[.E149])/([.E149]+0.0000000000001)" office:value-type="float" office:value="0.0106382978723393" calcext:value-type="float">
            <text:p>0.010638297872339</text:p>
          </table:table-cell>
          <table:table-cell table:formula="of:=ABS([.G150])" office:value-type="float" office:value="0.0106382978723393" calcext:value-type="float">
            <text:p>0.010638297872339</text:p>
          </table:table-cell>
          <table:table-cell table:formula="of:=[.G150]*[.G150]" office:value-type="float" office:value="0.000113173381620619" calcext:value-type="float">
            <text:p>0.000113173381621</text:p>
          </table:table-cell>
          <table:table-cell table:formula="of:=([.F150]-[.F149])/([.F149]+0.0000000000001)" office:value-type="float" office:value="-0.0487486831147973" calcext:value-type="float">
            <text:p>-0.048748683114797</text:p>
          </table:table-cell>
          <table:table-cell table:formula="of:=ABS([.J150])" office:value-type="float" office:value="0.0487486831147973" calcext:value-type="float">
            <text:p>0.048748683114797</text:p>
          </table:table-cell>
          <table:table-cell table:formula="of:=[.J150]*[.J150]" office:value-type="float" office:value="0.00237643410542693" calcext:value-type="float">
            <text:p>0.002376434105427</text:p>
          </table:table-cell>
        </table:table-row>
        <table:table-row table:style-name="ro1">
          <table:table-cell table:style-name="ce1" office:value-type="string" calcext:value-type="string">
            <text:p>1/7/2016</text:p>
          </table:table-cell>
          <table:table-cell office:value-type="float" office:value="1452124800" calcext:value-type="float">
            <text:p>1452124800</text:p>
          </table:table-cell>
          <table:table-cell office:value-type="float" office:value="53273537581" calcext:value-type="float">
            <text:p>53273537581</text:p>
          </table:table-cell>
          <table:table-cell table:formula="of:=[.C151]/10^9" office:value-type="float" office:value="53.273537581" calcext:value-type="float">
            <text:p>53.273537581</text:p>
          </table:table-cell>
          <table:table-cell office:value-type="float" office:value="0.94" calcext:value-type="float">
            <text:p>0.94</text:p>
          </table:table-cell>
          <table:table-cell table:formula="of:=[.E151]*[.D151]" office:value-type="float" office:value="50.07712532614" calcext:value-type="float">
            <text:p>50.07712532614</text:p>
          </table:table-cell>
          <table:table-cell table:formula="of:=([.E151]-[.E150])/([.E150]+0.0000000000001)" office:value-type="float" office:value="-0.0105263157894726" calcext:value-type="float">
            <text:p>-0.010526315789473</text:p>
          </table:table-cell>
          <table:table-cell table:formula="of:=ABS([.G151])" office:value-type="float" office:value="0.0105263157894726" calcext:value-type="float">
            <text:p>0.010526315789473</text:p>
          </table:table-cell>
          <table:table-cell table:formula="of:=[.G151]*[.G151]" office:value-type="float" office:value="0.0001108033240997" calcext:value-type="float">
            <text:p>0.0001108033241</text:p>
          </table:table-cell>
          <table:table-cell table:formula="of:=([.F151]-[.F150])/([.F150]+0.0000000000001)" office:value-type="float" office:value="-0.0188316908034886" calcext:value-type="float">
            <text:p>-0.018831690803489</text:p>
          </table:table-cell>
          <table:table-cell table:formula="of:=ABS([.J151])" office:value-type="float" office:value="0.0188316908034886" calcext:value-type="float">
            <text:p>0.018831690803489</text:p>
          </table:table-cell>
          <table:table-cell table:formula="of:=[.J151]*[.J151]" office:value-type="float" office:value="0.000354632578518199" calcext:value-type="float">
            <text:p>0.000354632578518</text:p>
          </table:table-cell>
        </table:table-row>
        <table:table-row table:style-name="ro1">
          <table:table-cell table:style-name="ce1" office:value-type="string" calcext:value-type="string">
            <text:p>1/8/2016</text:p>
          </table:table-cell>
          <table:table-cell office:value-type="float" office:value="1452211200" calcext:value-type="float">
            <text:p>1452211200</text:p>
          </table:table-cell>
          <table:table-cell office:value-type="float" office:value="53800517545" calcext:value-type="float">
            <text:p>53800517545</text:p>
          </table:table-cell>
          <table:table-cell table:formula="of:=[.C152]/10^9" office:value-type="float" office:value="53.800517545" calcext:value-type="float">
            <text:p>53.800517545</text:p>
          </table:table-cell>
          <table:table-cell office:value-type="float" office:value="0.99" calcext:value-type="float">
            <text:p>0.99</text:p>
          </table:table-cell>
          <table:table-cell table:formula="of:=[.E152]*[.D152]" office:value-type="float" office:value="53.26251236955" calcext:value-type="float">
            <text:p>53.26251236955</text:p>
          </table:table-cell>
          <table:table-cell table:formula="of:=([.E152]-[.E151])/([.E151]+0.0000000000001)" office:value-type="float" office:value="0.0531914893616964" calcext:value-type="float">
            <text:p>0.053191489361696</text:p>
          </table:table-cell>
          <table:table-cell table:formula="of:=ABS([.G152])" office:value-type="float" office:value="0.0531914893616964" calcext:value-type="float">
            <text:p>0.053191489361696</text:p>
          </table:table-cell>
          <table:table-cell table:formula="of:=[.G152]*[.G152]" office:value-type="float" office:value="0.00282933454051546" calcext:value-type="float">
            <text:p>0.002829334540515</text:p>
          </table:table-cell>
          <table:table-cell table:formula="of:=([.F152]-[.F151])/([.F151]+0.0000000000001)" office:value-type="float" office:value="0.0636096226104104" calcext:value-type="float">
            <text:p>0.06360962261041</text:p>
          </table:table-cell>
          <table:table-cell table:formula="of:=ABS([.J152])" office:value-type="float" office:value="0.0636096226104104" calcext:value-type="float">
            <text:p>0.06360962261041</text:p>
          </table:table-cell>
          <table:table-cell table:formula="of:=[.J152]*[.J152]" office:value-type="float" office:value="0.00404618408863883" calcext:value-type="float">
            <text:p>0.004046184088639</text:p>
          </table:table-cell>
        </table:table-row>
        <table:table-row table:style-name="ro1">
          <table:table-cell table:style-name="ce1" office:value-type="string" calcext:value-type="string">
            <text:p>1/9/2016</text:p>
          </table:table-cell>
          <table:table-cell office:value-type="float" office:value="1452297600" calcext:value-type="float">
            <text:p>1452297600</text:p>
          </table:table-cell>
          <table:table-cell office:value-type="float" office:value="53277018400" calcext:value-type="float">
            <text:p>53277018400</text:p>
          </table:table-cell>
          <table:table-cell table:formula="of:=[.C153]/10^9" office:value-type="float" office:value="53.2770184" calcext:value-type="float">
            <text:p>53.2770184</text:p>
          </table:table-cell>
          <table:table-cell office:value-type="float" office:value="0.99" calcext:value-type="float">
            <text:p>0.99</text:p>
          </table:table-cell>
          <table:table-cell table:formula="of:=[.E153]*[.D153]" office:value-type="float" office:value="52.744248216" calcext:value-type="float">
            <text:p>52.744248216</text:p>
          </table:table-cell>
          <table:table-cell table:formula="of:=([.E153]-[.E152])/([.E152]+0.0000000000001)" office:value-type="float" office:value="0" calcext:value-type="float">
            <text:p>0</text:p>
          </table:table-cell>
          <table:table-cell table:formula="of:=ABS([.G153])" office:value-type="float" office:value="0" calcext:value-type="float">
            <text:p>0</text:p>
          </table:table-cell>
          <table:table-cell table:formula="of:=[.G153]*[.G153]" office:value-type="float" office:value="0" calcext:value-type="float">
            <text:p>0</text:p>
          </table:table-cell>
          <table:table-cell table:formula="of:=([.F153]-[.F152])/([.F152]+0.0000000000001)" office:value-type="float" office:value="-0.00973037377497576" calcext:value-type="float">
            <text:p>-0.009730373774976</text:p>
          </table:table-cell>
          <table:table-cell table:formula="of:=ABS([.J153])" office:value-type="float" office:value="0.00973037377497576" calcext:value-type="float">
            <text:p>0.009730373774976</text:p>
          </table:table-cell>
          <table:table-cell table:formula="of:=[.J153]*[.J153]" office:value-type="float" office:value="0.0000946801738007361" calcext:value-type="float">
            <text:p>9.46801738007361E-05</text:p>
          </table:table-cell>
        </table:table-row>
        <table:table-row table:style-name="ro1">
          <table:table-cell table:style-name="ce1" office:value-type="string" calcext:value-type="string">
            <text:p>1/10/2016</text:p>
          </table:table-cell>
          <table:table-cell office:value-type="float" office:value="1452384000" calcext:value-type="float">
            <text:p>1452384000</text:p>
          </table:table-cell>
          <table:table-cell office:value-type="float" office:value="53104731714" calcext:value-type="float">
            <text:p>53104731714</text:p>
          </table:table-cell>
          <table:table-cell table:formula="of:=[.C154]/10^9" office:value-type="float" office:value="53.104731714" calcext:value-type="float">
            <text:p>53.104731714</text:p>
          </table:table-cell>
          <table:table-cell office:value-type="float" office:value="1" calcext:value-type="float">
            <text:p>1</text:p>
          </table:table-cell>
          <table:table-cell table:formula="of:=[.E154]*[.D154]" office:value-type="float" office:value="53.104731714" calcext:value-type="float">
            <text:p>53.104731714</text:p>
          </table:table-cell>
          <table:table-cell table:formula="of:=([.E154]-[.E153])/([.E153]+0.0000000000001)" office:value-type="float" office:value="0.0101010101010091" calcext:value-type="float">
            <text:p>0.010101010101009</text:p>
          </table:table-cell>
          <table:table-cell table:formula="of:=ABS([.G154])" office:value-type="float" office:value="0.0101010101010091" calcext:value-type="float">
            <text:p>0.010101010101009</text:p>
          </table:table-cell>
          <table:table-cell table:formula="of:=[.G154]*[.G154]" office:value-type="float" office:value="0.000102030405060688" calcext:value-type="float">
            <text:p>0.000102030405061</text:p>
          </table:table-cell>
          <table:table-cell table:formula="of:=([.F154]-[.F153])/([.F153]+0.0000000000001)" office:value-type="float" office:value="0.00683455561872331" calcext:value-type="float">
            <text:p>0.006834555618723</text:p>
          </table:table-cell>
          <table:table-cell table:formula="of:=ABS([.J154])" office:value-type="float" office:value="0.00683455561872331" calcext:value-type="float">
            <text:p>0.006834555618723</text:p>
          </table:table-cell>
          <table:table-cell table:formula="of:=[.J154]*[.J154]" office:value-type="float" office:value="0.0000467111505054224" calcext:value-type="float">
            <text:p>4.67111505054224E-05</text:p>
          </table:table-cell>
        </table:table-row>
        <table:table-row table:style-name="ro1">
          <table:table-cell table:style-name="ce1" office:value-type="string" calcext:value-type="string">
            <text:p>1/11/2016</text:p>
          </table:table-cell>
          <table:table-cell office:value-type="float" office:value="1452470400" calcext:value-type="float">
            <text:p>1452470400</text:p>
          </table:table-cell>
          <table:table-cell office:value-type="float" office:value="53940328769" calcext:value-type="float">
            <text:p>53940328769</text:p>
          </table:table-cell>
          <table:table-cell table:formula="of:=[.C155]/10^9" office:value-type="float" office:value="53.940328769" calcext:value-type="float">
            <text:p>53.940328769</text:p>
          </table:table-cell>
          <table:table-cell office:value-type="float" office:value="1.08" calcext:value-type="float">
            <text:p>1.08</text:p>
          </table:table-cell>
          <table:table-cell table:formula="of:=[.E155]*[.D155]" office:value-type="float" office:value="58.25555507052" calcext:value-type="float">
            <text:p>58.25555507052</text:p>
          </table:table-cell>
          <table:table-cell table:formula="of:=([.E155]-[.E154])/([.E154]+0.0000000000001)" office:value-type="float" office:value="0.0799999999999921" calcext:value-type="float">
            <text:p>0.079999999999992</text:p>
          </table:table-cell>
          <table:table-cell table:formula="of:=ABS([.G155])" office:value-type="float" office:value="0.0799999999999921" calcext:value-type="float">
            <text:p>0.079999999999992</text:p>
          </table:table-cell>
          <table:table-cell table:formula="of:=[.G155]*[.G155]" office:value-type="float" office:value="0.00639999999999873" calcext:value-type="float">
            <text:p>0.006399999999999</text:p>
          </table:table-cell>
          <table:table-cell table:formula="of:=([.F155]-[.F154])/([.F154]+0.0000000000001)" office:value-type="float" office:value="0.0969936800407953" calcext:value-type="float">
            <text:p>0.096993680040795</text:p>
          </table:table-cell>
          <table:table-cell table:formula="of:=ABS([.J155])" office:value-type="float" office:value="0.0969936800407953" calcext:value-type="float">
            <text:p>0.096993680040795</text:p>
          </table:table-cell>
          <table:table-cell table:formula="of:=[.J155]*[.J155]" office:value-type="float" office:value="0.00940777396785617" calcext:value-type="float">
            <text:p>0.009407773967856</text:p>
          </table:table-cell>
        </table:table-row>
        <table:table-row table:style-name="ro1">
          <table:table-cell table:style-name="ce1" office:value-type="string" calcext:value-type="string">
            <text:p>1/12/2016</text:p>
          </table:table-cell>
          <table:table-cell office:value-type="float" office:value="1452556800" calcext:value-type="float">
            <text:p>1452556800</text:p>
          </table:table-cell>
          <table:table-cell office:value-type="float" office:value="54526276152" calcext:value-type="float">
            <text:p>54526276152</text:p>
          </table:table-cell>
          <table:table-cell table:formula="of:=[.C156]/10^9" office:value-type="float" office:value="54.526276152" calcext:value-type="float">
            <text:p>54.526276152</text:p>
          </table:table-cell>
          <table:table-cell office:value-type="float" office:value="1.22" calcext:value-type="float">
            <text:p>1.22</text:p>
          </table:table-cell>
          <table:table-cell table:formula="of:=[.E156]*[.D156]" office:value-type="float" office:value="66.52205690544" calcext:value-type="float">
            <text:p>66.52205690544</text:p>
          </table:table-cell>
          <table:table-cell table:formula="of:=([.E156]-[.E155])/([.E155]+0.0000000000001)" office:value-type="float" office:value="0.129629629629618" calcext:value-type="float">
            <text:p>0.129629629629618</text:p>
          </table:table-cell>
          <table:table-cell table:formula="of:=ABS([.G156])" office:value-type="float" office:value="0.129629629629618" calcext:value-type="float">
            <text:p>0.129629629629618</text:p>
          </table:table-cell>
          <table:table-cell table:formula="of:=[.G156]*[.G156]" office:value-type="float" office:value="0.0168038408779118" calcext:value-type="float">
            <text:p>0.016803840877912</text:p>
          </table:table-cell>
          <table:table-cell table:formula="of:=([.F156]-[.F155])/([.F155]+0.0000000000001)" office:value-type="float" office:value="0.141900662089875" calcext:value-type="float">
            <text:p>0.141900662089875</text:p>
          </table:table-cell>
          <table:table-cell table:formula="of:=ABS([.J156])" office:value-type="float" office:value="0.141900662089875" calcext:value-type="float">
            <text:p>0.141900662089875</text:p>
          </table:table-cell>
          <table:table-cell table:formula="of:=[.J156]*[.J156]" office:value-type="float" office:value="0.020135797901545" calcext:value-type="float">
            <text:p>0.020135797901545</text:p>
          </table:table-cell>
        </table:table-row>
        <table:table-row table:style-name="ro1">
          <table:table-cell table:style-name="ce1" office:value-type="string" calcext:value-type="string">
            <text:p>1/13/2016</text:p>
          </table:table-cell>
          <table:table-cell office:value-type="float" office:value="1452643200" calcext:value-type="float">
            <text:p>1452643200</text:p>
          </table:table-cell>
          <table:table-cell office:value-type="float" office:value="58256098368" calcext:value-type="float">
            <text:p>58256098368</text:p>
          </table:table-cell>
          <table:table-cell table:formula="of:=[.C157]/10^9" office:value-type="float" office:value="58.256098368" calcext:value-type="float">
            <text:p>58.256098368</text:p>
          </table:table-cell>
          <table:table-cell office:value-type="float" office:value="1.14" calcext:value-type="float">
            <text:p>1.14</text:p>
          </table:table-cell>
          <table:table-cell table:formula="of:=[.E157]*[.D157]" office:value-type="float" office:value="66.41195213952" calcext:value-type="float">
            <text:p>66.41195213952</text:p>
          </table:table-cell>
          <table:table-cell table:formula="of:=([.E157]-[.E156])/([.E156]+0.0000000000001)" office:value-type="float" office:value="-0.0655737704917978" calcext:value-type="float">
            <text:p>-0.065573770491798</text:p>
          </table:table-cell>
          <table:table-cell table:formula="of:=ABS([.G157])" office:value-type="float" office:value="0.0655737704917978" calcext:value-type="float">
            <text:p>0.065573770491798</text:p>
          </table:table-cell>
          <table:table-cell table:formula="of:=[.G157]*[.G157]" office:value-type="float" office:value="0.00429991937651097" calcext:value-type="float">
            <text:p>0.004299919376511</text:p>
          </table:table-cell>
          <table:table-cell table:formula="of:=([.F157]-[.F156])/([.F156]+0.0000000000001)" office:value-type="float" office:value="-0.00165516177704031" calcext:value-type="float">
            <text:p>-0.00165516177704</text:p>
          </table:table-cell>
          <table:table-cell table:formula="of:=ABS([.J157])" office:value-type="float" office:value="0.00165516177704031" calcext:value-type="float">
            <text:p>0.00165516177704</text:p>
          </table:table-cell>
          <table:table-cell table:formula="of:=[.J157]*[.J157]" office:value-type="float" office:value="0.00000273956050817524" calcext:value-type="float">
            <text:p>2.73956050817524E-06</text:p>
          </table:table-cell>
        </table:table-row>
        <table:table-row table:style-name="ro1">
          <table:table-cell table:style-name="ce1" office:value-type="string" calcext:value-type="string">
            <text:p>1/14/2016</text:p>
          </table:table-cell>
          <table:table-cell office:value-type="float" office:value="1452729600" calcext:value-type="float">
            <text:p>1452729600</text:p>
          </table:table-cell>
          <table:table-cell office:value-type="float" office:value="55250356301" calcext:value-type="float">
            <text:p>55250356301</text:p>
          </table:table-cell>
          <table:table-cell table:formula="of:=[.C158]/10^9" office:value-type="float" office:value="55.250356301" calcext:value-type="float">
            <text:p>55.250356301</text:p>
          </table:table-cell>
          <table:table-cell office:value-type="float" office:value="1.16" calcext:value-type="float">
            <text:p>1.16</text:p>
          </table:table-cell>
          <table:table-cell table:formula="of:=[.E158]*[.D158]" office:value-type="float" office:value="64.09041330916" calcext:value-type="float">
            <text:p>64.09041330916</text:p>
          </table:table-cell>
          <table:table-cell table:formula="of:=([.E158]-[.E157])/([.E157]+0.0000000000001)" office:value-type="float" office:value="0.0175438596491211" calcext:value-type="float">
            <text:p>0.017543859649121</text:p>
          </table:table-cell>
          <table:table-cell table:formula="of:=ABS([.G158])" office:value-type="float" office:value="0.0175438596491211" calcext:value-type="float">
            <text:p>0.017543859649121</text:p>
          </table:table-cell>
          <table:table-cell table:formula="of:=[.G158]*[.G158]" office:value-type="float" office:value="0.000307787011388059" calcext:value-type="float">
            <text:p>0.000307787011388</text:p>
          </table:table-cell>
          <table:table-cell table:formula="of:=([.F158]-[.F157])/([.F157]+0.0000000000001)" office:value-type="float" office:value="-0.0349566419231718" calcext:value-type="float">
            <text:p>-0.034956641923172</text:p>
          </table:table-cell>
          <table:table-cell table:formula="of:=ABS([.J158])" office:value-type="float" office:value="0.0349566419231718" calcext:value-type="float">
            <text:p>0.034956641923172</text:p>
          </table:table-cell>
          <table:table-cell table:formula="of:=[.J158]*[.J158]" office:value-type="float" office:value="0.00122196681454485" calcext:value-type="float">
            <text:p>0.001221966814545</text:p>
          </table:table-cell>
        </table:table-row>
        <table:table-row table:style-name="ro1">
          <table:table-cell table:style-name="ce1" office:value-type="string" calcext:value-type="string">
            <text:p>1/15/2016</text:p>
          </table:table-cell>
          <table:table-cell office:value-type="float" office:value="1452816000" calcext:value-type="float">
            <text:p>1452816000</text:p>
          </table:table-cell>
          <table:table-cell office:value-type="float" office:value="57562550443" calcext:value-type="float">
            <text:p>57562550443</text:p>
          </table:table-cell>
          <table:table-cell table:formula="of:=[.C159]/10^9" office:value-type="float" office:value="57.562550443" calcext:value-type="float">
            <text:p>57.562550443</text:p>
          </table:table-cell>
          <table:table-cell office:value-type="float" office:value="1.2" calcext:value-type="float">
            <text:p>1.2</text:p>
          </table:table-cell>
          <table:table-cell table:formula="of:=[.E159]*[.D159]" office:value-type="float" office:value="69.0750605316" calcext:value-type="float">
            <text:p>69.0750605316</text:p>
          </table:table-cell>
          <table:table-cell table:formula="of:=([.E159]-[.E158])/([.E158]+0.0000000000001)" office:value-type="float" office:value="0.0344827586206867" calcext:value-type="float">
            <text:p>0.034482758620687</text:p>
          </table:table-cell>
          <table:table-cell table:formula="of:=ABS([.G159])" office:value-type="float" office:value="0.0344827586206867" calcext:value-type="float">
            <text:p>0.034482758620687</text:p>
          </table:table-cell>
          <table:table-cell table:formula="of:=[.G159]*[.G159]" office:value-type="float" office:value="0.00118906064209254" calcext:value-type="float">
            <text:p>0.001189060642093</text:p>
          </table:table-cell>
          <table:table-cell table:formula="of:=([.F159]-[.F158])/([.F158]+0.0000000000001)" office:value-type="float" office:value="0.0777752391515252" calcext:value-type="float">
            <text:p>0.077775239151525</text:p>
          </table:table-cell>
          <table:table-cell table:formula="of:=ABS([.J159])" office:value-type="float" office:value="0.0777752391515252" calcext:value-type="float">
            <text:p>0.077775239151525</text:p>
          </table:table-cell>
          <table:table-cell table:formula="of:=[.J159]*[.J159]" office:value-type="float" office:value="0.00604898782507694" calcext:value-type="float">
            <text:p>0.006048987825077</text:p>
          </table:table-cell>
        </table:table-row>
        <table:table-row table:style-name="ro1">
          <table:table-cell table:style-name="ce1" office:value-type="string" calcext:value-type="string">
            <text:p>1/16/2016</text:p>
          </table:table-cell>
          <table:table-cell office:value-type="float" office:value="1452902400" calcext:value-type="float">
            <text:p>1452902400</text:p>
          </table:table-cell>
          <table:table-cell office:value-type="float" office:value="55150540726" calcext:value-type="float">
            <text:p>55150540726</text:p>
          </table:table-cell>
          <table:table-cell table:formula="of:=[.C160]/10^9" office:value-type="float" office:value="55.150540726" calcext:value-type="float">
            <text:p>55.150540726</text:p>
          </table:table-cell>
          <table:table-cell office:value-type="float" office:value="1.22" calcext:value-type="float">
            <text:p>1.22</text:p>
          </table:table-cell>
          <table:table-cell table:formula="of:=[.E160]*[.D160]" office:value-type="float" office:value="67.28365968572" calcext:value-type="float">
            <text:p>67.28365968572</text:p>
          </table:table-cell>
          <table:table-cell table:formula="of:=([.E160]-[.E159])/([.E159]+0.0000000000001)" office:value-type="float" office:value="0.0166666666666653" calcext:value-type="float">
            <text:p>0.016666666666665</text:p>
          </table:table-cell>
          <table:table-cell table:formula="of:=ABS([.G160])" office:value-type="float" office:value="0.0166666666666653" calcext:value-type="float">
            <text:p>0.016666666666665</text:p>
          </table:table-cell>
          <table:table-cell table:formula="of:=[.G160]*[.G160]" office:value-type="float" office:value="0.000277777777777732" calcext:value-type="float">
            <text:p>0.000277777777778</text:p>
          </table:table-cell>
          <table:table-cell table:formula="of:=([.F160]-[.F159])/([.F159]+0.0000000000001)" office:value-type="float" office:value="-0.0259341190886179" calcext:value-type="float">
            <text:p>-0.025934119088618</text:p>
          </table:table-cell>
          <table:table-cell table:formula="of:=ABS([.J160])" office:value-type="float" office:value="0.0259341190886179" calcext:value-type="float">
            <text:p>0.025934119088618</text:p>
          </table:table-cell>
          <table:table-cell table:formula="of:=[.J160]*[.J160]" office:value-type="float" office:value="0.000672578532902614" calcext:value-type="float">
            <text:p>0.000672578532903</text:p>
          </table:table-cell>
        </table:table-row>
        <table:table-row table:style-name="ro1">
          <table:table-cell table:style-name="ce1" office:value-type="string" calcext:value-type="string">
            <text:p>1/17/2016</text:p>
          </table:table-cell>
          <table:table-cell office:value-type="float" office:value="1452988800" calcext:value-type="float">
            <text:p>1452988800</text:p>
          </table:table-cell>
          <table:table-cell office:value-type="float" office:value="53477721574" calcext:value-type="float">
            <text:p>53477721574</text:p>
          </table:table-cell>
          <table:table-cell table:formula="of:=[.C161]/10^9" office:value-type="float" office:value="53.477721574" calcext:value-type="float">
            <text:p>53.477721574</text:p>
          </table:table-cell>
          <table:table-cell office:value-type="float" office:value="1.31" calcext:value-type="float">
            <text:p>1.31</text:p>
          </table:table-cell>
          <table:table-cell table:formula="of:=[.E161]*[.D161]" office:value-type="float" office:value="70.05581526194" calcext:value-type="float">
            <text:p>70.05581526194</text:p>
          </table:table-cell>
          <table:table-cell table:formula="of:=([.E161]-[.E160])/([.E160]+0.0000000000001)" office:value-type="float" office:value="0.0737704918032727" calcext:value-type="float">
            <text:p>0.073770491803273</text:p>
          </table:table-cell>
          <table:table-cell table:formula="of:=ABS([.G161])" office:value-type="float" office:value="0.0737704918032727" calcext:value-type="float">
            <text:p>0.073770491803273</text:p>
          </table:table-cell>
          <table:table-cell table:formula="of:=[.G161]*[.G161]" office:value-type="float" office:value="0.00544208546089673" calcext:value-type="float">
            <text:p>0.005442085460897</text:p>
          </table:table-cell>
          <table:table-cell table:formula="of:=([.F161]-[.F160])/([.F160]+0.0000000000001)" office:value-type="float" office:value="0.041201022494446" calcext:value-type="float">
            <text:p>0.041201022494446</text:p>
          </table:table-cell>
          <table:table-cell table:formula="of:=ABS([.J161])" office:value-type="float" office:value="0.041201022494446" calcext:value-type="float">
            <text:p>0.041201022494446</text:p>
          </table:table-cell>
          <table:table-cell table:formula="of:=[.J161]*[.J161]" office:value-type="float" office:value="0.00169752425458784" calcext:value-type="float">
            <text:p>0.001697524254588</text:p>
          </table:table-cell>
        </table:table-row>
        <table:table-row table:style-name="ro1">
          <table:table-cell table:style-name="ce1" office:value-type="string" calcext:value-type="string">
            <text:p>1/18/2016</text:p>
          </table:table-cell>
          <table:table-cell office:value-type="float" office:value="1453075200" calcext:value-type="float">
            <text:p>1453075200</text:p>
          </table:table-cell>
          <table:table-cell office:value-type="float" office:value="53945900879" calcext:value-type="float">
            <text:p>53945900879</text:p>
          </table:table-cell>
          <table:table-cell table:formula="of:=[.C162]/10^9" office:value-type="float" office:value="53.945900879" calcext:value-type="float">
            <text:p>53.945900879</text:p>
          </table:table-cell>
          <table:table-cell office:value-type="float" office:value="1.47" calcext:value-type="float">
            <text:p>1.47</text:p>
          </table:table-cell>
          <table:table-cell table:formula="of:=[.E162]*[.D162]" office:value-type="float" office:value="79.30047429213" calcext:value-type="float">
            <text:p>79.30047429213</text:p>
          </table:table-cell>
          <table:table-cell table:formula="of:=([.E162]-[.E161])/([.E161]+0.0000000000001)" office:value-type="float" office:value="0.122137404580143" calcext:value-type="float">
            <text:p>0.122137404580143</text:p>
          </table:table-cell>
          <table:table-cell table:formula="of:=ABS([.G162])" office:value-type="float" office:value="0.122137404580143" calcext:value-type="float">
            <text:p>0.122137404580143</text:p>
          </table:table-cell>
          <table:table-cell table:formula="of:=[.G162]*[.G162]" office:value-type="float" office:value="0.0149175455975736" calcext:value-type="float">
            <text:p>0.014917545597574</text:p>
          </table:table-cell>
          <table:table-cell table:formula="of:=([.F162]-[.F161])/([.F161]+0.0000000000001)" office:value-type="float" office:value="0.131961336765892" calcext:value-type="float">
            <text:p>0.131961336765892</text:p>
          </table:table-cell>
          <table:table-cell table:formula="of:=ABS([.J162])" office:value-type="float" office:value="0.131961336765892" calcext:value-type="float">
            <text:p>0.131961336765892</text:p>
          </table:table-cell>
          <table:table-cell table:formula="of:=[.J162]*[.J162]" office:value-type="float" office:value="0.0174137944010412" calcext:value-type="float">
            <text:p>0.017413794401041</text:p>
          </table:table-cell>
        </table:table-row>
        <table:table-row table:style-name="ro1">
          <table:table-cell table:style-name="ce1" office:value-type="string" calcext:value-type="string">
            <text:p>1/19/2016</text:p>
          </table:table-cell>
          <table:table-cell office:value-type="float" office:value="1453161600" calcext:value-type="float">
            <text:p>1453161600</text:p>
          </table:table-cell>
          <table:table-cell office:value-type="float" office:value="53767376718" calcext:value-type="float">
            <text:p>53767376718</text:p>
          </table:table-cell>
          <table:table-cell table:formula="of:=[.C163]/10^9" office:value-type="float" office:value="53.767376718" calcext:value-type="float">
            <text:p>53.767376718</text:p>
          </table:table-cell>
          <table:table-cell office:value-type="float" office:value="1.22" calcext:value-type="float">
            <text:p>1.22</text:p>
          </table:table-cell>
          <table:table-cell table:formula="of:=[.E163]*[.D163]" office:value-type="float" office:value="65.59619959596" calcext:value-type="float">
            <text:p>65.59619959596</text:p>
          </table:table-cell>
          <table:table-cell table:formula="of:=([.E163]-[.E162])/([.E162]+0.0000000000001)" office:value-type="float" office:value="-0.170068027210873" calcext:value-type="float">
            <text:p>-0.170068027210873</text:p>
          </table:table-cell>
          <table:table-cell table:formula="of:=ABS([.G163])" office:value-type="float" office:value="0.170068027210873" calcext:value-type="float">
            <text:p>0.170068027210873</text:p>
          </table:table-cell>
          <table:table-cell table:formula="of:=[.G163]*[.G163]" office:value-type="float" office:value="0.0289231338793982" calcext:value-type="float">
            <text:p>0.028923133879398</text:p>
          </table:table-cell>
          <table:table-cell table:formula="of:=([.F163]-[.F162])/([.F162]+0.0000000000001)" office:value-type="float" office:value="-0.1728145363379" calcext:value-type="float">
            <text:p>-0.1728145363379</text:p>
          </table:table-cell>
          <table:table-cell table:formula="of:=ABS([.J163])" office:value-type="float" office:value="0.1728145363379" calcext:value-type="float">
            <text:p>0.1728145363379</text:p>
          </table:table-cell>
          <table:table-cell table:formula="of:=[.J163]*[.J163]" office:value-type="float" office:value="0.0298648639696833" calcext:value-type="float">
            <text:p>0.029864863969683</text:p>
          </table:table-cell>
        </table:table-row>
        <table:table-row table:style-name="ro1">
          <table:table-cell table:style-name="ce1" office:value-type="string" calcext:value-type="string">
            <text:p>1/20/2016</text:p>
          </table:table-cell>
          <table:table-cell office:value-type="float" office:value="1453248000" calcext:value-type="float">
            <text:p>1453248000</text:p>
          </table:table-cell>
          <table:table-cell office:value-type="float" office:value="55721616549" calcext:value-type="float">
            <text:p>55721616549</text:p>
          </table:table-cell>
          <table:table-cell table:formula="of:=[.C164]/10^9" office:value-type="float" office:value="55.721616549" calcext:value-type="float">
            <text:p>55.721616549</text:p>
          </table:table-cell>
          <table:table-cell office:value-type="float" office:value="1.54" calcext:value-type="float">
            <text:p>1.54</text:p>
          </table:table-cell>
          <table:table-cell table:formula="of:=[.E164]*[.D164]" office:value-type="float" office:value="85.81128948546" calcext:value-type="float">
            <text:p>85.81128948546</text:p>
          </table:table-cell>
          <table:table-cell table:formula="of:=([.E164]-[.E163])/([.E163]+0.0000000000001)" office:value-type="float" office:value="0.262295081967192" calcext:value-type="float">
            <text:p>0.262295081967192</text:p>
          </table:table-cell>
          <table:table-cell table:formula="of:=ABS([.G164])" office:value-type="float" office:value="0.262295081967192" calcext:value-type="float">
            <text:p>0.262295081967192</text:p>
          </table:table-cell>
          <table:table-cell table:formula="of:=[.G164]*[.G164]" office:value-type="float" office:value="0.0687987100241758" calcext:value-type="float">
            <text:p>0.068798710024176</text:p>
          </table:table-cell>
          <table:table-cell table:formula="of:=([.F164]-[.F163])/([.F163]+0.0000000000001)" office:value-type="float" office:value="0.30817471155364" calcext:value-type="float">
            <text:p>0.30817471155364</text:p>
          </table:table-cell>
          <table:table-cell table:formula="of:=ABS([.J164])" office:value-type="float" office:value="0.30817471155364" calcext:value-type="float">
            <text:p>0.30817471155364</text:p>
          </table:table-cell>
          <table:table-cell table:formula="of:=[.J164]*[.J164]" office:value-type="float" office:value="0.0949716528411692" calcext:value-type="float">
            <text:p>0.094971652841169</text:p>
          </table:table-cell>
        </table:table-row>
        <table:table-row table:style-name="ro1">
          <table:table-cell table:style-name="ce1" office:value-type="string" calcext:value-type="string">
            <text:p>1/21/2016</text:p>
          </table:table-cell>
          <table:table-cell office:value-type="float" office:value="1453334400" calcext:value-type="float">
            <text:p>1453334400</text:p>
          </table:table-cell>
          <table:table-cell office:value-type="float" office:value="60639283859" calcext:value-type="float">
            <text:p>60639283859</text:p>
          </table:table-cell>
          <table:table-cell table:formula="of:=[.C165]/10^9" office:value-type="float" office:value="60.639283859" calcext:value-type="float">
            <text:p>60.639283859</text:p>
          </table:table-cell>
          <table:table-cell office:value-type="float" office:value="1.54" calcext:value-type="float">
            <text:p>1.54</text:p>
          </table:table-cell>
          <table:table-cell table:formula="of:=[.E165]*[.D165]" office:value-type="float" office:value="93.38449714286" calcext:value-type="float">
            <text:p>93.38449714286</text:p>
          </table:table-cell>
          <table:table-cell table:formula="of:=([.E165]-[.E164])/([.E164]+0.0000000000001)" office:value-type="float" office:value="0" calcext:value-type="float">
            <text:p>0</text:p>
          </table:table-cell>
          <table:table-cell table:formula="of:=ABS([.G165])" office:value-type="float" office:value="0" calcext:value-type="float">
            <text:p>0</text:p>
          </table:table-cell>
          <table:table-cell table:formula="of:=[.G165]*[.G165]" office:value-type="float" office:value="0" calcext:value-type="float">
            <text:p>0</text:p>
          </table:table-cell>
          <table:table-cell table:formula="of:=([.F165]-[.F164])/([.F164]+0.0000000000001)" office:value-type="float" office:value="0.0882542111045099" calcext:value-type="float">
            <text:p>0.08825421110451</text:p>
          </table:table-cell>
          <table:table-cell table:formula="of:=ABS([.J165])" office:value-type="float" office:value="0.0882542111045099" calcext:value-type="float">
            <text:p>0.08825421110451</text:p>
          </table:table-cell>
          <table:table-cell table:formula="of:=[.J165]*[.J165]" office:value-type="float" office:value="0.0077888057776794" calcext:value-type="float">
            <text:p>0.007788805777679</text:p>
          </table:table-cell>
        </table:table-row>
        <table:table-row table:style-name="ro1">
          <table:table-cell table:style-name="ce1" office:value-type="string" calcext:value-type="string">
            <text:p>1/22/2016</text:p>
          </table:table-cell>
          <table:table-cell office:value-type="float" office:value="1453420800" calcext:value-type="float">
            <text:p>1453420800</text:p>
          </table:table-cell>
          <table:table-cell office:value-type="float" office:value="56195249052" calcext:value-type="float">
            <text:p>56195249052</text:p>
          </table:table-cell>
          <table:table-cell table:formula="of:=[.C166]/10^9" office:value-type="float" office:value="56.195249052" calcext:value-type="float">
            <text:p>56.195249052</text:p>
          </table:table-cell>
          <table:table-cell office:value-type="float" office:value="1.52" calcext:value-type="float">
            <text:p>1.52</text:p>
          </table:table-cell>
          <table:table-cell table:formula="of:=[.E166]*[.D166]" office:value-type="float" office:value="85.41677855904" calcext:value-type="float">
            <text:p>85.41677855904</text:p>
          </table:table-cell>
          <table:table-cell table:formula="of:=([.E166]-[.E165])/([.E165]+0.0000000000001)" office:value-type="float" office:value="-0.0129870129870122" calcext:value-type="float">
            <text:p>-0.012987012987012</text:p>
          </table:table-cell>
          <table:table-cell table:formula="of:=ABS([.G166])" office:value-type="float" office:value="0.0129870129870122" calcext:value-type="float">
            <text:p>0.012987012987012</text:p>
          </table:table-cell>
          <table:table-cell table:formula="of:=[.G166]*[.G166]" office:value-type="float" office:value="0.000168662506324822" calcext:value-type="float">
            <text:p>0.000168662506325</text:p>
          </table:table-cell>
          <table:table-cell table:formula="of:=([.F166]-[.F165])/([.F165]+0.0000000000001)" office:value-type="float" office:value="-0.0853216414672228" calcext:value-type="float">
            <text:p>-0.085321641467223</text:p>
          </table:table-cell>
          <table:table-cell table:formula="of:=ABS([.J166])" office:value-type="float" office:value="0.0853216414672228" calcext:value-type="float">
            <text:p>0.085321641467223</text:p>
          </table:table-cell>
          <table:table-cell table:formula="of:=[.J166]*[.J166]" office:value-type="float" office:value="0.00727978250266131" calcext:value-type="float">
            <text:p>0.007279782502661</text:p>
          </table:table-cell>
        </table:table-row>
        <table:table-row table:style-name="ro1">
          <table:table-cell table:style-name="ce1" office:value-type="string" calcext:value-type="string">
            <text:p>1/23/2016</text:p>
          </table:table-cell>
          <table:table-cell office:value-type="float" office:value="1453507200" calcext:value-type="float">
            <text:p>1453507200</text:p>
          </table:table-cell>
          <table:table-cell office:value-type="float" office:value="55504259187" calcext:value-type="float">
            <text:p>55504259187</text:p>
          </table:table-cell>
          <table:table-cell table:formula="of:=[.C167]/10^9" office:value-type="float" office:value="55.504259187" calcext:value-type="float">
            <text:p>55.504259187</text:p>
          </table:table-cell>
          <table:table-cell office:value-type="float" office:value="2.03" calcext:value-type="float">
            <text:p>2.03</text:p>
          </table:table-cell>
          <table:table-cell table:formula="of:=[.E167]*[.D167]" office:value-type="float" office:value="112.67364614961" calcext:value-type="float">
            <text:p>112.67364614961</text:p>
          </table:table-cell>
          <table:table-cell table:formula="of:=([.E167]-[.E166])/([.E166]+0.0000000000001)" office:value-type="float" office:value="0.335526315789451" calcext:value-type="float">
            <text:p>0.335526315789451</text:p>
          </table:table-cell>
          <table:table-cell table:formula="of:=ABS([.G167])" office:value-type="float" office:value="0.335526315789451" calcext:value-type="float">
            <text:p>0.335526315789451</text:p>
          </table:table-cell>
          <table:table-cell table:formula="of:=[.G167]*[.G167]" office:value-type="float" office:value="0.112577908587243" calcext:value-type="float">
            <text:p>0.112577908587243</text:p>
          </table:table-cell>
          <table:table-cell table:formula="of:=([.F167]-[.F166])/([.F166]+0.0000000000001)" office:value-type="float" office:value="0.319104373290431" calcext:value-type="float">
            <text:p>0.319104373290431</text:p>
          </table:table-cell>
          <table:table-cell table:formula="of:=ABS([.J167])" office:value-type="float" office:value="0.319104373290431" calcext:value-type="float">
            <text:p>0.319104373290431</text:p>
          </table:table-cell>
          <table:table-cell table:formula="of:=[.J167]*[.J167]" office:value-type="float" office:value="0.101827601053079" calcext:value-type="float">
            <text:p>0.101827601053079</text:p>
          </table:table-cell>
        </table:table-row>
        <table:table-row table:style-name="ro1">
          <table:table-cell table:style-name="ce1" office:value-type="string" calcext:value-type="string">
            <text:p>1/24/2016</text:p>
          </table:table-cell>
          <table:table-cell office:value-type="float" office:value="1453593600" calcext:value-type="float">
            <text:p>1453593600</text:p>
          </table:table-cell>
          <table:table-cell office:value-type="float" office:value="58951408559" calcext:value-type="float">
            <text:p>58951408559</text:p>
          </table:table-cell>
          <table:table-cell table:formula="of:=[.C168]/10^9" office:value-type="float" office:value="58.951408559" calcext:value-type="float">
            <text:p>58.951408559</text:p>
          </table:table-cell>
          <table:table-cell office:value-type="float" office:value="2.1" calcext:value-type="float">
            <text:p>2.1</text:p>
          </table:table-cell>
          <table:table-cell table:formula="of:=[.E168]*[.D168]" office:value-type="float" office:value="123.7979579739" calcext:value-type="float">
            <text:p>123.7979579739</text:p>
          </table:table-cell>
          <table:table-cell table:formula="of:=([.E168]-[.E167])/([.E167]+0.0000000000001)" office:value-type="float" office:value="0.0344827586206881" calcext:value-type="float">
            <text:p>0.034482758620688</text:p>
          </table:table-cell>
          <table:table-cell table:formula="of:=ABS([.G168])" office:value-type="float" office:value="0.0344827586206881" calcext:value-type="float">
            <text:p>0.034482758620688</text:p>
          </table:table-cell>
          <table:table-cell table:formula="of:=[.G168]*[.G168]" office:value-type="float" office:value="0.00118906064209264" calcext:value-type="float">
            <text:p>0.001189060642093</text:p>
          </table:table-cell>
          <table:table-cell table:formula="of:=([.F168]-[.F167])/([.F167]+0.0000000000001)" office:value-type="float" office:value="0.0987303793250727" calcext:value-type="float">
            <text:p>0.098730379325073</text:p>
          </table:table-cell>
          <table:table-cell table:formula="of:=ABS([.J168])" office:value-type="float" office:value="0.0987303793250727" calcext:value-type="float">
            <text:p>0.098730379325073</text:p>
          </table:table-cell>
          <table:table-cell table:formula="of:=[.J168]*[.J168]" office:value-type="float" office:value="0.00974768780167274" calcext:value-type="float">
            <text:p>0.009747687801673</text:p>
          </table:table-cell>
        </table:table-row>
        <table:table-row table:style-name="ro1">
          <table:table-cell table:style-name="ce1" office:value-type="string" calcext:value-type="string">
            <text:p>1/25/2016</text:p>
          </table:table-cell>
          <table:table-cell office:value-type="float" office:value="1453680000" calcext:value-type="float">
            <text:p>1453680000</text:p>
          </table:table-cell>
          <table:table-cell office:value-type="float" office:value="56752420983" calcext:value-type="float">
            <text:p>56752420983</text:p>
          </table:table-cell>
          <table:table-cell table:formula="of:=[.C169]/10^9" office:value-type="float" office:value="56.752420983" calcext:value-type="float">
            <text:p>56.752420983</text:p>
          </table:table-cell>
          <table:table-cell office:value-type="float" office:value="2.5" calcext:value-type="float">
            <text:p>2.5</text:p>
          </table:table-cell>
          <table:table-cell table:formula="of:=[.E169]*[.D169]" office:value-type="float" office:value="141.8810524575" calcext:value-type="float">
            <text:p>141.8810524575</text:p>
          </table:table-cell>
          <table:table-cell table:formula="of:=([.E169]-[.E168])/([.E168]+0.0000000000001)" office:value-type="float" office:value="0.190476190476181" calcext:value-type="float">
            <text:p>0.190476190476181</text:p>
          </table:table-cell>
          <table:table-cell table:formula="of:=ABS([.G169])" office:value-type="float" office:value="0.190476190476181" calcext:value-type="float">
            <text:p>0.190476190476181</text:p>
          </table:table-cell>
          <table:table-cell table:formula="of:=[.G169]*[.G169]" office:value-type="float" office:value="0.0362811791383185" calcext:value-type="float">
            <text:p>0.036281179138319</text:p>
          </table:table-cell>
          <table:table-cell table:formula="of:=([.F169]-[.F168])/([.F168]+0.0000000000001)" office:value-type="float" office:value="0.14606940840989" calcext:value-type="float">
            <text:p>0.14606940840989</text:p>
          </table:table-cell>
          <table:table-cell table:formula="of:=ABS([.J169])" office:value-type="float" office:value="0.14606940840989" calcext:value-type="float">
            <text:p>0.14606940840989</text:p>
          </table:table-cell>
          <table:table-cell table:formula="of:=[.J169]*[.J169]" office:value-type="float" office:value="0.0213362720732152" calcext:value-type="float">
            <text:p>0.021336272073215</text:p>
          </table:table-cell>
        </table:table-row>
        <table:table-row table:style-name="ro1">
          <table:table-cell table:style-name="ce1" office:value-type="string" calcext:value-type="string">
            <text:p>1/26/2016</text:p>
          </table:table-cell>
          <table:table-cell office:value-type="float" office:value="1453766400" calcext:value-type="float">
            <text:p>1453766400</text:p>
          </table:table-cell>
          <table:table-cell office:value-type="float" office:value="58955359850" calcext:value-type="float">
            <text:p>58955359850</text:p>
          </table:table-cell>
          <table:table-cell table:formula="of:=[.C170]/10^9" office:value-type="float" office:value="58.95535985" calcext:value-type="float">
            <text:p>58.95535985</text:p>
          </table:table-cell>
          <table:table-cell office:value-type="float" office:value="2.3" calcext:value-type="float">
            <text:p>2.3</text:p>
          </table:table-cell>
          <table:table-cell table:formula="of:=[.E170]*[.D170]" office:value-type="float" office:value="135.597327655" calcext:value-type="float">
            <text:p>135.597327655</text:p>
          </table:table-cell>
          <table:table-cell table:formula="of:=([.E170]-[.E169])/([.E169]+0.0000000000001)" office:value-type="float" office:value="-0.0799999999999969" calcext:value-type="float">
            <text:p>-0.079999999999997</text:p>
          </table:table-cell>
          <table:table-cell table:formula="of:=ABS([.G170])" office:value-type="float" office:value="0.0799999999999969" calcext:value-type="float">
            <text:p>0.079999999999997</text:p>
          </table:table-cell>
          <table:table-cell table:formula="of:=[.G170]*[.G170]" office:value-type="float" office:value="0.0063999999999995" calcext:value-type="float">
            <text:p>0.0064</text:p>
          </table:table-cell>
          <table:table-cell table:formula="of:=([.F170]-[.F169])/([.F169]+0.0000000000001)" office:value-type="float" office:value="-0.044288681918132" calcext:value-type="float">
            <text:p>-0.044288681918132</text:p>
          </table:table-cell>
          <table:table-cell table:formula="of:=ABS([.J170])" office:value-type="float" office:value="0.044288681918132" calcext:value-type="float">
            <text:p>0.044288681918132</text:p>
          </table:table-cell>
          <table:table-cell table:formula="of:=[.J170]*[.J170]" office:value-type="float" office:value="0.00196148734604547" calcext:value-type="float">
            <text:p>0.001961487346045</text:p>
          </table:table-cell>
        </table:table-row>
        <table:table-row table:style-name="ro1">
          <table:table-cell table:style-name="ce1" office:value-type="string" calcext:value-type="string">
            <text:p>1/27/2016</text:p>
          </table:table-cell>
          <table:table-cell office:value-type="float" office:value="1453852800" calcext:value-type="float">
            <text:p>1453852800</text:p>
          </table:table-cell>
          <table:table-cell office:value-type="float" office:value="58687046251" calcext:value-type="float">
            <text:p>58687046251</text:p>
          </table:table-cell>
          <table:table-cell table:formula="of:=[.C171]/10^9" office:value-type="float" office:value="58.687046251" calcext:value-type="float">
            <text:p>58.687046251</text:p>
          </table:table-cell>
          <table:table-cell office:value-type="float" office:value="2.42" calcext:value-type="float">
            <text:p>2.42</text:p>
          </table:table-cell>
          <table:table-cell table:formula="of:=[.E171]*[.D171]" office:value-type="float" office:value="142.02265192742" calcext:value-type="float">
            <text:p>142.02265192742</text:p>
          </table:table-cell>
          <table:table-cell table:formula="of:=([.E171]-[.E170])/([.E170]+0.0000000000001)" office:value-type="float" office:value="0.052173913043476" calcext:value-type="float">
            <text:p>0.052173913043476</text:p>
          </table:table-cell>
          <table:table-cell table:formula="of:=ABS([.G171])" office:value-type="float" office:value="0.052173913043476" calcext:value-type="float">
            <text:p>0.052173913043476</text:p>
          </table:table-cell>
          <table:table-cell table:formula="of:=[.G171]*[.G171]" office:value-type="float" office:value="0.0027221172022682" calcext:value-type="float">
            <text:p>0.002722117202268</text:p>
          </table:table-cell>
          <table:table-cell table:formula="of:=([.F171]-[.F170])/([.F170]+0.0000000000001)" office:value-type="float" office:value="0.047385331138442" calcext:value-type="float">
            <text:p>0.047385331138442</text:p>
          </table:table-cell>
          <table:table-cell table:formula="of:=ABS([.J171])" office:value-type="float" office:value="0.047385331138442" calcext:value-type="float">
            <text:p>0.047385331138442</text:p>
          </table:table-cell>
          <table:table-cell table:formula="of:=[.J171]*[.J171]" office:value-type="float" office:value="0.0022453696070998" calcext:value-type="float">
            <text:p>0.0022453696071</text:p>
          </table:table-cell>
        </table:table-row>
        <table:table-row table:style-name="ro1">
          <table:table-cell table:style-name="ce1" office:value-type="string" calcext:value-type="string">
            <text:p>1/28/2016</text:p>
          </table:table-cell>
          <table:table-cell office:value-type="float" office:value="1453939200" calcext:value-type="float">
            <text:p>1453939200</text:p>
          </table:table-cell>
          <table:table-cell office:value-type="float" office:value="56180261528" calcext:value-type="float">
            <text:p>56180261528</text:p>
          </table:table-cell>
          <table:table-cell table:formula="of:=[.C172]/10^9" office:value-type="float" office:value="56.180261528" calcext:value-type="float">
            <text:p>56.180261528</text:p>
          </table:table-cell>
          <table:table-cell office:value-type="float" office:value="2.55" calcext:value-type="float">
            <text:p>2.55</text:p>
          </table:table-cell>
          <table:table-cell table:formula="of:=[.E172]*[.D172]" office:value-type="float" office:value="143.2596668964" calcext:value-type="float">
            <text:p>143.2596668964</text:p>
          </table:table-cell>
          <table:table-cell table:formula="of:=([.E172]-[.E171])/([.E171]+0.0000000000001)" office:value-type="float" office:value="0.0537190082644606" calcext:value-type="float">
            <text:p>0.053719008264461</text:p>
          </table:table-cell>
          <table:table-cell table:formula="of:=ABS([.G172])" office:value-type="float" office:value="0.0537190082644606" calcext:value-type="float">
            <text:p>0.053719008264461</text:p>
          </table:table-cell>
          <table:table-cell table:formula="of:=[.G172]*[.G172]" office:value-type="float" office:value="0.00288573184891718" calcext:value-type="float">
            <text:p>0.002885731848917</text:p>
          </table:table-cell>
          <table:table-cell table:formula="of:=([.F172]-[.F171])/([.F171]+0.0000000000001)" office:value-type="float" office:value="0.00870998359904017" calcext:value-type="float">
            <text:p>0.00870998359904</text:p>
          </table:table-cell>
          <table:table-cell table:formula="of:=ABS([.J172])" office:value-type="float" office:value="0.00870998359904017" calcext:value-type="float">
            <text:p>0.00870998359904</text:p>
          </table:table-cell>
          <table:table-cell table:formula="of:=[.J172]*[.J172]" office:value-type="float" office:value="0.0000758638142955488" calcext:value-type="float">
            <text:p>7.58638142955488E-05</text:p>
          </table:table-cell>
        </table:table-row>
        <table:table-row table:style-name="ro1">
          <table:table-cell table:style-name="ce1" office:value-type="string" calcext:value-type="string">
            <text:p>1/29/2016</text:p>
          </table:table-cell>
          <table:table-cell office:value-type="float" office:value="1454025600" calcext:value-type="float">
            <text:p>1454025600</text:p>
          </table:table-cell>
          <table:table-cell office:value-type="float" office:value="59508641167" calcext:value-type="float">
            <text:p>59508641167</text:p>
          </table:table-cell>
          <table:table-cell table:formula="of:=[.C173]/10^9" office:value-type="float" office:value="59.508641167" calcext:value-type="float">
            <text:p>59.508641167</text:p>
          </table:table-cell>
          <table:table-cell office:value-type="float" office:value="2.41" calcext:value-type="float">
            <text:p>2.41</text:p>
          </table:table-cell>
          <table:table-cell table:formula="of:=[.E173]*[.D173]" office:value-type="float" office:value="143.41582521247" calcext:value-type="float">
            <text:p>143.41582521247</text:p>
          </table:table-cell>
          <table:table-cell table:formula="of:=([.E173]-[.E172])/([.E172]+0.0000000000001)" office:value-type="float" office:value="-0.0549019607843115" calcext:value-type="float">
            <text:p>-0.054901960784312</text:p>
          </table:table-cell>
          <table:table-cell table:formula="of:=ABS([.G173])" office:value-type="float" office:value="0.0549019607843115" calcext:value-type="float">
            <text:p>0.054901960784312</text:p>
          </table:table-cell>
          <table:table-cell table:formula="of:=[.G173]*[.G173]" office:value-type="float" office:value="0.00301422529796207" calcext:value-type="float">
            <text:p>0.003014225297962</text:p>
          </table:table-cell>
          <table:table-cell table:formula="of:=([.F173]-[.F172])/([.F172]+0.0000000000001)" office:value-type="float" office:value="0.00109003685023866" calcext:value-type="float">
            <text:p>0.001090036850239</text:p>
          </table:table-cell>
          <table:table-cell table:formula="of:=ABS([.J173])" office:value-type="float" office:value="0.00109003685023866" calcext:value-type="float">
            <text:p>0.001090036850239</text:p>
          </table:table-cell>
          <table:table-cell table:formula="of:=[.J173]*[.J173]" office:value-type="float" office:value="0.00000118818033487821" calcext:value-type="float">
            <text:p>1.18818033487821E-06</text:p>
          </table:table-cell>
        </table:table-row>
        <table:table-row table:style-name="ro1">
          <table:table-cell table:style-name="ce1" office:value-type="string" calcext:value-type="string">
            <text:p>1/30/2016</text:p>
          </table:table-cell>
          <table:table-cell office:value-type="float" office:value="1454112000" calcext:value-type="float">
            <text:p>1454112000</text:p>
          </table:table-cell>
          <table:table-cell office:value-type="float" office:value="67198755701" calcext:value-type="float">
            <text:p>67198755701</text:p>
          </table:table-cell>
          <table:table-cell table:formula="of:=[.C174]/10^9" office:value-type="float" office:value="67.198755701" calcext:value-type="float">
            <text:p>67.198755701</text:p>
          </table:table-cell>
          <table:table-cell office:value-type="float" office:value="2.44" calcext:value-type="float">
            <text:p>2.44</text:p>
          </table:table-cell>
          <table:table-cell table:formula="of:=[.E174]*[.D174]" office:value-type="float" office:value="163.96496391044" calcext:value-type="float">
            <text:p>163.96496391044</text:p>
          </table:table-cell>
          <table:table-cell table:formula="of:=([.E174]-[.E173])/([.E173]+0.0000000000001)" office:value-type="float" office:value="0.0124481327800824" calcext:value-type="float">
            <text:p>0.012448132780082</text:p>
          </table:table-cell>
          <table:table-cell table:formula="of:=ABS([.G174])" office:value-type="float" office:value="0.0124481327800824" calcext:value-type="float">
            <text:p>0.012448132780082</text:p>
          </table:table-cell>
          <table:table-cell table:formula="of:=[.G174]*[.G174]" office:value-type="float" office:value="0.000154956009710562" calcext:value-type="float">
            <text:p>0.000154956009711</text:p>
          </table:table-cell>
          <table:table-cell table:formula="of:=([.F174]-[.F173])/([.F173]+0.0000000000001)" office:value-type="float" office:value="0.143283620671056" calcext:value-type="float">
            <text:p>0.143283620671056</text:p>
          </table:table-cell>
          <table:table-cell table:formula="of:=ABS([.J174])" office:value-type="float" office:value="0.143283620671056" calcext:value-type="float">
            <text:p>0.143283620671056</text:p>
          </table:table-cell>
          <table:table-cell table:formula="of:=[.J174]*[.J174]" office:value-type="float" office:value="0.020530195952607" calcext:value-type="float">
            <text:p>0.020530195952607</text:p>
          </table:table-cell>
        </table:table-row>
        <table:table-row table:style-name="ro1">
          <table:table-cell table:style-name="ce1" office:value-type="string" calcext:value-type="string">
            <text:p>1/31/2016</text:p>
          </table:table-cell>
          <table:table-cell office:value-type="float" office:value="1454198400" calcext:value-type="float">
            <text:p>1454198400</text:p>
          </table:table-cell>
          <table:table-cell office:value-type="float" office:value="66544976813" calcext:value-type="float">
            <text:p>66544976813</text:p>
          </table:table-cell>
          <table:table-cell table:formula="of:=[.C175]/10^9" office:value-type="float" office:value="66.544976813" calcext:value-type="float">
            <text:p>66.544976813</text:p>
          </table:table-cell>
          <table:table-cell office:value-type="float" office:value="2.2" calcext:value-type="float">
            <text:p>2.2</text:p>
          </table:table-cell>
          <table:table-cell table:formula="of:=[.E175]*[.D175]" office:value-type="float" office:value="146.3989489886" calcext:value-type="float">
            <text:p>146.3989489886</text:p>
          </table:table-cell>
          <table:table-cell table:formula="of:=([.E175]-[.E174])/([.E174]+0.0000000000001)" office:value-type="float" office:value="-0.0983606557377008" calcext:value-type="float">
            <text:p>-0.098360655737701</text:p>
          </table:table-cell>
          <table:table-cell table:formula="of:=ABS([.G175])" office:value-type="float" office:value="0.0983606557377008" calcext:value-type="float">
            <text:p>0.098360655737701</text:p>
          </table:table-cell>
          <table:table-cell table:formula="of:=[.G175]*[.G175]" office:value-type="float" office:value="0.00967481859715049" calcext:value-type="float">
            <text:p>0.009674818597151</text:p>
          </table:table-cell>
          <table:table-cell table:formula="of:=([.F175]-[.F174])/([.F174]+0.0000000000001)" office:value-type="float" office:value="-0.107132734353144" calcext:value-type="float">
            <text:p>-0.107132734353144</text:p>
          </table:table-cell>
          <table:table-cell table:formula="of:=ABS([.J175])" office:value-type="float" office:value="0.107132734353144" calcext:value-type="float">
            <text:p>0.107132734353144</text:p>
          </table:table-cell>
          <table:table-cell table:formula="of:=[.J175]*[.J175]" office:value-type="float" office:value="0.0114774227699813" calcext:value-type="float">
            <text:p>0.011477422769981</text:p>
          </table:table-cell>
        </table:table-row>
        <table:table-row table:style-name="ro1">
          <table:table-cell table:style-name="ce1" office:value-type="string" calcext:value-type="string">
            <text:p>2/1/2016</text:p>
          </table:table-cell>
          <table:table-cell office:value-type="float" office:value="1454284800" calcext:value-type="float">
            <text:p>1454284800</text:p>
          </table:table-cell>
          <table:table-cell office:value-type="float" office:value="66170097350" calcext:value-type="float">
            <text:p>66170097350</text:p>
          </table:table-cell>
          <table:table-cell table:formula="of:=[.C176]/10^9" office:value-type="float" office:value="66.17009735" calcext:value-type="float">
            <text:p>66.17009735</text:p>
          </table:table-cell>
          <table:table-cell office:value-type="float" office:value="2.17" calcext:value-type="float">
            <text:p>2.17</text:p>
          </table:table-cell>
          <table:table-cell table:formula="of:=[.E176]*[.D176]" office:value-type="float" office:value="143.5891112495" calcext:value-type="float">
            <text:p>143.5891112495</text:p>
          </table:table-cell>
          <table:table-cell table:formula="of:=([.E176]-[.E175])/([.E175]+0.0000000000001)" office:value-type="float" office:value="-0.0136363636363631" calcext:value-type="float">
            <text:p>-0.013636363636363</text:p>
          </table:table-cell>
          <table:table-cell table:formula="of:=ABS([.G176])" office:value-type="float" office:value="0.0136363636363631" calcext:value-type="float">
            <text:p>0.013636363636363</text:p>
          </table:table-cell>
          <table:table-cell table:formula="of:=[.G176]*[.G176]" office:value-type="float" office:value="0.000185950413223127" calcext:value-type="float">
            <text:p>0.000185950413223</text:p>
          </table:table-cell>
          <table:table-cell table:formula="of:=([.F176]-[.F175])/([.F175]+0.0000000000001)" office:value-type="float" office:value="-0.0191930185189977" calcext:value-type="float">
            <text:p>-0.019193018518998</text:p>
          </table:table-cell>
          <table:table-cell table:formula="of:=ABS([.J176])" office:value-type="float" office:value="0.0191930185189977" calcext:value-type="float">
            <text:p>0.019193018518998</text:p>
          </table:table-cell>
          <table:table-cell table:formula="of:=[.J176]*[.J176]" office:value-type="float" office:value="0.000368371959870589" calcext:value-type="float">
            <text:p>0.000368371959871</text:p>
          </table:table-cell>
        </table:table-row>
        <table:table-row table:style-name="ro1">
          <table:table-cell table:style-name="ce1" office:value-type="string" calcext:value-type="string">
            <text:p>2/2/2016</text:p>
          </table:table-cell>
          <table:table-cell office:value-type="float" office:value="1454371200" calcext:value-type="float">
            <text:p>1454371200</text:p>
          </table:table-cell>
          <table:table-cell office:value-type="float" office:value="65763607541" calcext:value-type="float">
            <text:p>65763607541</text:p>
          </table:table-cell>
          <table:table-cell table:formula="of:=[.C177]/10^9" office:value-type="float" office:value="65.763607541" calcext:value-type="float">
            <text:p>65.763607541</text:p>
          </table:table-cell>
          <table:table-cell office:value-type="float" office:value="2.45" calcext:value-type="float">
            <text:p>2.45</text:p>
          </table:table-cell>
          <table:table-cell table:formula="of:=[.E177]*[.D177]" office:value-type="float" office:value="161.12083847545" calcext:value-type="float">
            <text:p>161.12083847545</text:p>
          </table:table-cell>
          <table:table-cell table:formula="of:=([.E177]-[.E176])/([.E176]+0.0000000000001)" office:value-type="float" office:value="0.12903225806451" calcext:value-type="float">
            <text:p>0.12903225806451</text:p>
          </table:table-cell>
          <table:table-cell table:formula="of:=ABS([.G177])" office:value-type="float" office:value="0.12903225806451" calcext:value-type="float">
            <text:p>0.12903225806451</text:p>
          </table:table-cell>
          <table:table-cell table:formula="of:=[.G177]*[.G177]" office:value-type="float" office:value="0.0166493236212264" calcext:value-type="float">
            <text:p>0.016649323621226</text:p>
          </table:table-cell>
          <table:table-cell table:formula="of:=([.F177]-[.F176])/([.F176]+0.0000000000001)" office:value-type="float" office:value="0.122096495154754" calcext:value-type="float">
            <text:p>0.122096495154754</text:p>
          </table:table-cell>
          <table:table-cell table:formula="of:=ABS([.J177])" office:value-type="float" office:value="0.122096495154754" calcext:value-type="float">
            <text:p>0.122096495154754</text:p>
          </table:table-cell>
          <table:table-cell table:formula="of:=[.J177]*[.J177]" office:value-type="float" office:value="0.0149075541290748" calcext:value-type="float">
            <text:p>0.014907554129075</text:p>
          </table:table-cell>
        </table:table-row>
        <table:table-row table:style-name="ro1">
          <table:table-cell table:style-name="ce1" office:value-type="string" calcext:value-type="string">
            <text:p>2/3/2016</text:p>
          </table:table-cell>
          <table:table-cell office:value-type="float" office:value="1454457600" calcext:value-type="float">
            <text:p>1454457600</text:p>
          </table:table-cell>
          <table:table-cell office:value-type="float" office:value="64138762372" calcext:value-type="float">
            <text:p>64138762372</text:p>
          </table:table-cell>
          <table:table-cell table:formula="of:=[.C178]/10^9" office:value-type="float" office:value="64.138762372" calcext:value-type="float">
            <text:p>64.138762372</text:p>
          </table:table-cell>
          <table:table-cell office:value-type="float" office:value="2.53" calcext:value-type="float">
            <text:p>2.53</text:p>
          </table:table-cell>
          <table:table-cell table:formula="of:=[.E178]*[.D178]" office:value-type="float" office:value="162.27106880116" calcext:value-type="float">
            <text:p>162.27106880116</text:p>
          </table:table-cell>
          <table:table-cell table:formula="of:=([.E178]-[.E177])/([.E177]+0.0000000000001)" office:value-type="float" office:value="0.0326530612244885" calcext:value-type="float">
            <text:p>0.032653061224489</text:p>
          </table:table-cell>
          <table:table-cell table:formula="of:=ABS([.G178])" office:value-type="float" office:value="0.0326530612244885" calcext:value-type="float">
            <text:p>0.032653061224489</text:p>
          </table:table-cell>
          <table:table-cell table:formula="of:=[.G178]*[.G178]" office:value-type="float" office:value="0.00106622240733019" calcext:value-type="float">
            <text:p>0.00106622240733</text:p>
          </table:table-cell>
          <table:table-cell table:formula="of:=([.F178]-[.F177])/([.F177]+0.0000000000001)" office:value-type="float" office:value="0.00713892961701094" calcext:value-type="float">
            <text:p>0.007138929617011</text:p>
          </table:table-cell>
          <table:table-cell table:formula="of:=ABS([.J178])" office:value-type="float" office:value="0.00713892961701094" calcext:value-type="float">
            <text:p>0.007138929617011</text:p>
          </table:table-cell>
          <table:table-cell table:formula="of:=[.J178]*[.J178]" office:value-type="float" office:value="0.000050964316076636" calcext:value-type="float">
            <text:p>5.0964316076636E-05</text:p>
          </table:table-cell>
        </table:table-row>
        <table:table-row table:style-name="ro1">
          <table:table-cell table:style-name="ce1" office:value-type="string" calcext:value-type="string">
            <text:p>2/4/2016</text:p>
          </table:table-cell>
          <table:table-cell office:value-type="float" office:value="1454544000" calcext:value-type="float">
            <text:p>1454544000</text:p>
          </table:table-cell>
          <table:table-cell office:value-type="float" office:value="73409019027" calcext:value-type="float">
            <text:p>73409019027</text:p>
          </table:table-cell>
          <table:table-cell table:formula="of:=[.C179]/10^9" office:value-type="float" office:value="73.409019027" calcext:value-type="float">
            <text:p>73.409019027</text:p>
          </table:table-cell>
          <table:table-cell office:value-type="float" office:value="2.57" calcext:value-type="float">
            <text:p>2.57</text:p>
          </table:table-cell>
          <table:table-cell table:formula="of:=[.E179]*[.D179]" office:value-type="float" office:value="188.66117889939" calcext:value-type="float">
            <text:p>188.66117889939</text:p>
          </table:table-cell>
          <table:table-cell table:formula="of:=([.E179]-[.E178])/([.E178]+0.0000000000001)" office:value-type="float" office:value="0.0158102766798413" calcext:value-type="float">
            <text:p>0.015810276679841</text:p>
          </table:table-cell>
          <table:table-cell table:formula="of:=ABS([.G179])" office:value-type="float" office:value="0.0158102766798413" calcext:value-type="float">
            <text:p>0.015810276679841</text:p>
          </table:table-cell>
          <table:table-cell table:formula="of:=[.G179]*[.G179]" office:value-type="float" office:value="0.000249964848693133" calcext:value-type="float">
            <text:p>0.000249964848693</text:p>
          </table:table-cell>
          <table:table-cell table:formula="of:=([.F179]-[.F178])/([.F178]+0.0000000000001)" office:value-type="float" office:value="0.162629791577741" calcext:value-type="float">
            <text:p>0.162629791577741</text:p>
          </table:table-cell>
          <table:table-cell table:formula="of:=ABS([.J179])" office:value-type="float" office:value="0.162629791577741" calcext:value-type="float">
            <text:p>0.162629791577741</text:p>
          </table:table-cell>
          <table:table-cell table:formula="of:=[.J179]*[.J179]" office:value-type="float" office:value="0.0264484491086196" calcext:value-type="float">
            <text:p>0.02644844910862</text:p>
          </table:table-cell>
        </table:table-row>
        <table:table-row table:style-name="ro1">
          <table:table-cell table:style-name="ce1" office:value-type="string" calcext:value-type="string">
            <text:p>2/5/2016</text:p>
          </table:table-cell>
          <table:table-cell office:value-type="float" office:value="1454630400" calcext:value-type="float">
            <text:p>1454630400</text:p>
          </table:table-cell>
          <table:table-cell office:value-type="float" office:value="68267066894" calcext:value-type="float">
            <text:p>68267066894</text:p>
          </table:table-cell>
          <table:table-cell table:formula="of:=[.C180]/10^9" office:value-type="float" office:value="68.267066894" calcext:value-type="float">
            <text:p>68.267066894</text:p>
          </table:table-cell>
          <table:table-cell office:value-type="float" office:value="2.56" calcext:value-type="float">
            <text:p>2.56</text:p>
          </table:table-cell>
          <table:table-cell table:formula="of:=[.E180]*[.D180]" office:value-type="float" office:value="174.76369124864" calcext:value-type="float">
            <text:p>174.76369124864</text:p>
          </table:table-cell>
          <table:table-cell table:formula="of:=([.E180]-[.E179])/([.E179]+0.0000000000001)" office:value-type="float" office:value="-0.00389105058365753" calcext:value-type="float">
            <text:p>-0.003891050583658</text:p>
          </table:table-cell>
          <table:table-cell table:formula="of:=ABS([.G180])" office:value-type="float" office:value="0.00389105058365753" calcext:value-type="float">
            <text:p>0.003891050583658</text:p>
          </table:table-cell>
          <table:table-cell table:formula="of:=[.G180]*[.G180]" office:value-type="float" office:value="0.0000151402746445816" calcext:value-type="float">
            <text:p>1.51402746445816E-05</text:p>
          </table:table-cell>
          <table:table-cell table:formula="of:=([.F180]-[.F179])/([.F179]+0.0000000000001)" office:value-type="float" office:value="-0.0736637379869302" calcext:value-type="float">
            <text:p>-0.07366373798693</text:p>
          </table:table-cell>
          <table:table-cell table:formula="of:=ABS([.J180])" office:value-type="float" office:value="0.0736637379869302" calcext:value-type="float">
            <text:p>0.07366373798693</text:p>
          </table:table-cell>
          <table:table-cell table:formula="of:=[.J180]*[.J180]" office:value-type="float" office:value="0.0054263462942071" calcext:value-type="float">
            <text:p>0.005426346294207</text:p>
          </table:table-cell>
        </table:table-row>
        <table:table-row table:style-name="ro1">
          <table:table-cell table:style-name="ce1" office:value-type="string" calcext:value-type="string">
            <text:p>2/6/2016</text:p>
          </table:table-cell>
          <table:table-cell office:value-type="float" office:value="1454716800" calcext:value-type="float">
            <text:p>1454716800</text:p>
          </table:table-cell>
          <table:table-cell office:value-type="float" office:value="131916789237" calcext:value-type="float">
            <text:p>131916789237</text:p>
          </table:table-cell>
          <table:table-cell table:formula="of:=[.C181]/10^9" office:value-type="float" office:value="131.916789237" calcext:value-type="float">
            <text:p>131.916789237</text:p>
          </table:table-cell>
          <table:table-cell office:value-type="float" office:value="2.53" calcext:value-type="float">
            <text:p>2.53</text:p>
          </table:table-cell>
          <table:table-cell table:formula="of:=[.E181]*[.D181]" office:value-type="float" office:value="333.74947676961" calcext:value-type="float">
            <text:p>333.74947676961</text:p>
          </table:table-cell>
          <table:table-cell table:formula="of:=([.E181]-[.E180])/([.E180]+0.0000000000001)" office:value-type="float" office:value="-0.0117187499999995" calcext:value-type="float">
            <text:p>-0.01171875</text:p>
          </table:table-cell>
          <table:table-cell table:formula="of:=ABS([.G181])" office:value-type="float" office:value="0.0117187499999995" calcext:value-type="float">
            <text:p>0.01171875</text:p>
          </table:table-cell>
          <table:table-cell table:formula="of:=[.G181]*[.G181]" office:value-type="float" office:value="0.000137329101562487" calcext:value-type="float">
            <text:p>0.000137329101562</text:p>
          </table:table-cell>
          <table:table-cell table:formula="of:=([.F181]-[.F180])/([.F180]+0.0000000000001)" office:value-type="float" office:value="0.909718628538107" calcext:value-type="float">
            <text:p>0.909718628538107</text:p>
          </table:table-cell>
          <table:table-cell table:formula="of:=ABS([.J181])" office:value-type="float" office:value="0.909718628538107" calcext:value-type="float">
            <text:p>0.909718628538107</text:p>
          </table:table-cell>
          <table:table-cell table:formula="of:=[.J181]*[.J181]" office:value-type="float" office:value="0.827587983109254" calcext:value-type="float">
            <text:p>0.827587983109254</text:p>
          </table:table-cell>
        </table:table-row>
        <table:table-row table:style-name="ro1">
          <table:table-cell table:style-name="ce1" office:value-type="string" calcext:value-type="string">
            <text:p>2/7/2016</text:p>
          </table:table-cell>
          <table:table-cell office:value-type="float" office:value="1454803200" calcext:value-type="float">
            <text:p>1454803200</text:p>
          </table:table-cell>
          <table:table-cell office:value-type="float" office:value="81674346130" calcext:value-type="float">
            <text:p>81674346130</text:p>
          </table:table-cell>
          <table:table-cell table:formula="of:=[.C182]/10^9" office:value-type="float" office:value="81.67434613" calcext:value-type="float">
            <text:p>81.67434613</text:p>
          </table:table-cell>
          <table:table-cell office:value-type="float" office:value="3" calcext:value-type="float">
            <text:p>3</text:p>
          </table:table-cell>
          <table:table-cell table:formula="of:=[.E182]*[.D182]" office:value-type="float" office:value="245.02303839" calcext:value-type="float">
            <text:p>245.02303839</text:p>
          </table:table-cell>
          <table:table-cell table:formula="of:=([.E182]-[.E181])/([.E181]+0.0000000000001)" office:value-type="float" office:value="0.185770750988135" calcext:value-type="float">
            <text:p>0.185770750988135</text:p>
          </table:table-cell>
          <table:table-cell table:formula="of:=ABS([.G182])" office:value-type="float" office:value="0.185770750988135" calcext:value-type="float">
            <text:p>0.185770750988135</text:p>
          </table:table-cell>
          <table:table-cell table:formula="of:=[.G182]*[.G182]" office:value-type="float" office:value="0.0345107719226956" calcext:value-type="float">
            <text:p>0.034510771922696</text:p>
          </table:table-cell>
          <table:table-cell table:formula="of:=([.F182]-[.F181])/([.F181]+0.0000000000001)" office:value-type="float" office:value="-0.265847423158235" calcext:value-type="float">
            <text:p>-0.265847423158235</text:p>
          </table:table-cell>
          <table:table-cell table:formula="of:=ABS([.J182])" office:value-type="float" office:value="0.265847423158235" calcext:value-type="float">
            <text:p>0.265847423158235</text:p>
          </table:table-cell>
          <table:table-cell table:formula="of:=[.J182]*[.J182]" office:value-type="float" office:value="0.0706748523998736" calcext:value-type="float">
            <text:p>0.070674852399874</text:p>
          </table:table-cell>
        </table:table-row>
        <table:table-row table:style-name="ro1">
          <table:table-cell table:style-name="ce1" office:value-type="string" calcext:value-type="string">
            <text:p>2/8/2016</text:p>
          </table:table-cell>
          <table:table-cell office:value-type="float" office:value="1454889600" calcext:value-type="float">
            <text:p>1454889600</text:p>
          </table:table-cell>
          <table:table-cell office:value-type="float" office:value="80464718771" calcext:value-type="float">
            <text:p>80464718771</text:p>
          </table:table-cell>
          <table:table-cell table:formula="of:=[.C183]/10^9" office:value-type="float" office:value="80.464718771" calcext:value-type="float">
            <text:p>80.464718771</text:p>
          </table:table-cell>
          <table:table-cell office:value-type="float" office:value="3.16" calcext:value-type="float">
            <text:p>3.16</text:p>
          </table:table-cell>
          <table:table-cell table:formula="of:=[.E183]*[.D183]" office:value-type="float" office:value="254.26851131636" calcext:value-type="float">
            <text:p>254.26851131636</text:p>
          </table:table-cell>
          <table:table-cell table:formula="of:=([.E183]-[.E182])/([.E182]+0.0000000000001)" office:value-type="float" office:value="0.0533333333333316" calcext:value-type="float">
            <text:p>0.053333333333332</text:p>
          </table:table-cell>
          <table:table-cell table:formula="of:=ABS([.G183])" office:value-type="float" office:value="0.0533333333333316" calcext:value-type="float">
            <text:p>0.053333333333332</text:p>
          </table:table-cell>
          <table:table-cell table:formula="of:=[.G183]*[.G183]" office:value-type="float" office:value="0.00284444444444426" calcext:value-type="float">
            <text:p>0.002844444444444</text:p>
          </table:table-cell>
          <table:table-cell table:formula="of:=([.F183]-[.F182])/([.F182]+0.0000000000001)" office:value-type="float" office:value="0.0377330759879162" calcext:value-type="float">
            <text:p>0.037733075987916</text:p>
          </table:table-cell>
          <table:table-cell table:formula="of:=ABS([.J183])" office:value-type="float" office:value="0.0377330759879162" calcext:value-type="float">
            <text:p>0.037733075987916</text:p>
          </table:table-cell>
          <table:table-cell table:formula="of:=[.J183]*[.J183]" office:value-type="float" office:value="0.00142378502350986" calcext:value-type="float">
            <text:p>0.00142378502351</text:p>
          </table:table-cell>
        </table:table-row>
        <table:table-row table:style-name="ro1">
          <table:table-cell table:style-name="ce1" office:value-type="string" calcext:value-type="string">
            <text:p>2/9/2016</text:p>
          </table:table-cell>
          <table:table-cell office:value-type="float" office:value="1454976000" calcext:value-type="float">
            <text:p>1454976000</text:p>
          </table:table-cell>
          <table:table-cell office:value-type="float" office:value="124510154916" calcext:value-type="float">
            <text:p>124510154916</text:p>
          </table:table-cell>
          <table:table-cell table:formula="of:=[.C184]/10^9" office:value-type="float" office:value="124.510154916" calcext:value-type="float">
            <text:p>124.510154916</text:p>
          </table:table-cell>
          <table:table-cell office:value-type="float" office:value="3.76" calcext:value-type="float">
            <text:p>3.76</text:p>
          </table:table-cell>
          <table:table-cell table:formula="of:=[.E184]*[.D184]" office:value-type="float" office:value="468.15818248416" calcext:value-type="float">
            <text:p>468.15818248416</text:p>
          </table:table-cell>
          <table:table-cell table:formula="of:=([.E184]-[.E183])/([.E183]+0.0000000000001)" office:value-type="float" office:value="0.189873417721513" calcext:value-type="float">
            <text:p>0.189873417721513</text:p>
          </table:table-cell>
          <table:table-cell table:formula="of:=ABS([.G184])" office:value-type="float" office:value="0.189873417721513" calcext:value-type="float">
            <text:p>0.189873417721513</text:p>
          </table:table-cell>
          <table:table-cell table:formula="of:=[.G184]*[.G184]" office:value-type="float" office:value="0.0360519147572481" calcext:value-type="float">
            <text:p>0.036051914757248</text:p>
          </table:table-cell>
          <table:table-cell table:formula="of:=([.F184]-[.F183])/([.F183]+0.0000000000001)" office:value-type="float" office:value="0.841196064980611" calcext:value-type="float">
            <text:p>0.841196064980611</text:p>
          </table:table-cell>
          <table:table-cell table:formula="of:=ABS([.J184])" office:value-type="float" office:value="0.841196064980611" calcext:value-type="float">
            <text:p>0.841196064980611</text:p>
          </table:table-cell>
          <table:table-cell table:formula="of:=[.J184]*[.J184]" office:value-type="float" office:value="0.707610819738864" calcext:value-type="float">
            <text:p>0.707610819738864</text:p>
          </table:table-cell>
        </table:table-row>
        <table:table-row table:style-name="ro1">
          <table:table-cell table:style-name="ce1" office:value-type="string" calcext:value-type="string">
            <text:p>2/10/2016</text:p>
          </table:table-cell>
          <table:table-cell office:value-type="float" office:value="1455062400" calcext:value-type="float">
            <text:p>1455062400</text:p>
          </table:table-cell>
          <table:table-cell office:value-type="float" office:value="141417210581" calcext:value-type="float">
            <text:p>141417210581</text:p>
          </table:table-cell>
          <table:table-cell table:formula="of:=[.C185]/10^9" office:value-type="float" office:value="141.417210581" calcext:value-type="float">
            <text:p>141.417210581</text:p>
          </table:table-cell>
          <table:table-cell office:value-type="float" office:value="4.35" calcext:value-type="float">
            <text:p>4.35</text:p>
          </table:table-cell>
          <table:table-cell table:formula="of:=[.E185]*[.D185]" office:value-type="float" office:value="615.16486602735" calcext:value-type="float">
            <text:p>615.16486602735</text:p>
          </table:table-cell>
          <table:table-cell table:formula="of:=([.E185]-[.E184])/([.E184]+0.0000000000001)" office:value-type="float" office:value="0.156914893617017" calcext:value-type="float">
            <text:p>0.156914893617017</text:p>
          </table:table-cell>
          <table:table-cell table:formula="of:=ABS([.G185])" office:value-type="float" office:value="0.156914893617017" calcext:value-type="float">
            <text:p>0.156914893617017</text:p>
          </table:table-cell>
          <table:table-cell table:formula="of:=[.G185]*[.G185]" office:value-type="float" office:value="0.0246222838388398" calcext:value-type="float">
            <text:p>0.02462228383884</text:p>
          </table:table-cell>
          <table:table-cell table:formula="of:=([.F185]-[.F184])/([.F184]+0.0000000000001)" office:value-type="float" office:value="0.314010710574655" calcext:value-type="float">
            <text:p>0.314010710574655</text:p>
          </table:table-cell>
          <table:table-cell table:formula="of:=ABS([.J185])" office:value-type="float" office:value="0.314010710574655" calcext:value-type="float">
            <text:p>0.314010710574655</text:p>
          </table:table-cell>
          <table:table-cell table:formula="of:=[.J185]*[.J185]" office:value-type="float" office:value="0.0986027263555996" calcext:value-type="float">
            <text:p>0.0986027263556</text:p>
          </table:table-cell>
        </table:table-row>
        <table:table-row table:style-name="ro1">
          <table:table-cell table:style-name="ce1" office:value-type="string" calcext:value-type="string">
            <text:p>2/11/2016</text:p>
          </table:table-cell>
          <table:table-cell office:value-type="float" office:value="1455148800" calcext:value-type="float">
            <text:p>1455148800</text:p>
          </table:table-cell>
          <table:table-cell office:value-type="float" office:value="66426480457" calcext:value-type="float">
            <text:p>66426480457</text:p>
          </table:table-cell>
          <table:table-cell table:formula="of:=[.C186]/10^9" office:value-type="float" office:value="66.426480457" calcext:value-type="float">
            <text:p>66.426480457</text:p>
          </table:table-cell>
          <table:table-cell office:value-type="float" office:value="6.38" calcext:value-type="float">
            <text:p>6.38</text:p>
          </table:table-cell>
          <table:table-cell table:formula="of:=[.E186]*[.D186]" office:value-type="float" office:value="423.80094531566" calcext:value-type="float">
            <text:p>423.80094531566</text:p>
          </table:table-cell>
          <table:table-cell table:formula="of:=([.E186]-[.E185])/([.E185]+0.0000000000001)" office:value-type="float" office:value="0.466666666666656" calcext:value-type="float">
            <text:p>0.466666666666656</text:p>
          </table:table-cell>
          <table:table-cell table:formula="of:=ABS([.G186])" office:value-type="float" office:value="0.466666666666656" calcext:value-type="float">
            <text:p>0.466666666666656</text:p>
          </table:table-cell>
          <table:table-cell table:formula="of:=[.G186]*[.G186]" office:value-type="float" office:value="0.217777777777768" calcext:value-type="float">
            <text:p>0.217777777777768</text:p>
          </table:table-cell>
          <table:table-cell table:formula="of:=([.F186]-[.F185])/([.F185]+0.0000000000001)" office:value-type="float" office:value="-0.311077454646413" calcext:value-type="float">
            <text:p>-0.311077454646413</text:p>
          </table:table-cell>
          <table:table-cell table:formula="of:=ABS([.J186])" office:value-type="float" office:value="0.311077454646413" calcext:value-type="float">
            <text:p>0.311077454646413</text:p>
          </table:table-cell>
          <table:table-cell table:formula="of:=[.J186]*[.J186]" office:value-type="float" office:value="0.0967691827892914" calcext:value-type="float">
            <text:p>0.096769182789291</text:p>
          </table:table-cell>
        </table:table-row>
        <table:table-row table:style-name="ro1">
          <table:table-cell table:style-name="ce1" office:value-type="string" calcext:value-type="string">
            <text:p>2/13/2016</text:p>
          </table:table-cell>
          <table:table-cell office:value-type="float" office:value="1455321600" calcext:value-type="float">
            <text:p>1455321600</text:p>
          </table:table-cell>
          <table:table-cell office:value-type="float" office:value="57729244744" calcext:value-type="float">
            <text:p>57729244744</text:p>
          </table:table-cell>
          <table:table-cell table:formula="of:=[.C187]/10^9" office:value-type="float" office:value="57.729244744" calcext:value-type="float">
            <text:p>57.729244744</text:p>
          </table:table-cell>
          <table:table-cell office:value-type="float" office:value="5.22" calcext:value-type="float">
            <text:p>5.22</text:p>
          </table:table-cell>
          <table:table-cell table:formula="of:=[.E187]*[.D187]" office:value-type="float" office:value="301.34665756368" calcext:value-type="float">
            <text:p>301.34665756368</text:p>
          </table:table-cell>
          <table:table-cell table:formula="of:=([.E187]-[.E186])/([.E186]+0.0000000000001)" office:value-type="float" office:value="-0.181818181818179" calcext:value-type="float">
            <text:p>-0.181818181818179</text:p>
          </table:table-cell>
          <table:table-cell table:formula="of:=ABS([.G187])" office:value-type="float" office:value="0.181818181818179" calcext:value-type="float">
            <text:p>0.181818181818179</text:p>
          </table:table-cell>
          <table:table-cell table:formula="of:=[.G187]*[.G187]" office:value-type="float" office:value="0.0330578512396684" calcext:value-type="float">
            <text:p>0.033057851239668</text:p>
          </table:table-cell>
          <table:table-cell table:formula="of:=([.F187]-[.F186])/([.F186]+0.0000000000001)" office:value-type="float" office:value="-0.288942932066308" calcext:value-type="float">
            <text:p>-0.288942932066308</text:p>
          </table:table-cell>
          <table:table-cell table:formula="of:=ABS([.J187])" office:value-type="float" office:value="0.288942932066308" calcext:value-type="float">
            <text:p>0.288942932066308</text:p>
          </table:table-cell>
          <table:table-cell table:formula="of:=[.J187]*[.J187]" office:value-type="float" office:value="0.0834880179910753" calcext:value-type="float">
            <text:p>0.083488017991075</text:p>
          </table:table-cell>
        </table:table-row>
        <table:table-row table:style-name="ro1">
          <table:table-cell table:style-name="ce1" office:value-type="string" calcext:value-type="string">
            <text:p>2/12/2016</text:p>
          </table:table-cell>
          <table:table-cell office:value-type="float" office:value="1455235200" calcext:value-type="float">
            <text:p>1455235200</text:p>
          </table:table-cell>
          <table:table-cell office:value-type="float" office:value="62799761220" calcext:value-type="float">
            <text:p>62799761220</text:p>
          </table:table-cell>
          <table:table-cell table:formula="of:=[.C188]/10^9" office:value-type="float" office:value="62.79976122" calcext:value-type="float">
            <text:p>62.79976122</text:p>
          </table:table-cell>
          <table:table-cell office:value-type="float" office:value="5.27" calcext:value-type="float">
            <text:p>5.27</text:p>
          </table:table-cell>
          <table:table-cell table:formula="of:=[.E188]*[.D188]" office:value-type="float" office:value="330.9547416294" calcext:value-type="float">
            <text:p>330.9547416294</text:p>
          </table:table-cell>
          <table:table-cell table:formula="of:=([.E188]-[.E187])/([.E187]+0.0000000000001)" office:value-type="float" office:value="0.00957854406130246" calcext:value-type="float">
            <text:p>0.009578544061302</text:p>
          </table:table-cell>
          <table:table-cell table:formula="of:=ABS([.G188])" office:value-type="float" office:value="0.00957854406130246" calcext:value-type="float">
            <text:p>0.009578544061302</text:p>
          </table:table-cell>
          <table:table-cell table:formula="of:=[.G188]*[.G188]" office:value-type="float" office:value="0.0000917485063343127" calcext:value-type="float">
            <text:p>9.17485063343127E-05</text:p>
          </table:table-cell>
          <table:table-cell table:formula="of:=([.F188]-[.F187])/([.F187]+0.0000000000001)" office:value-type="float" office:value="0.0982525716564925" calcext:value-type="float">
            <text:p>0.098252571656493</text:p>
          </table:table-cell>
          <table:table-cell table:formula="of:=ABS([.J188])" office:value-type="float" office:value="0.0982525716564925" calcext:value-type="float">
            <text:p>0.098252571656493</text:p>
          </table:table-cell>
          <table:table-cell table:formula="of:=[.J188]*[.J188]" office:value-type="float" office:value="0.0096535678371142" calcext:value-type="float">
            <text:p>0.009653567837114</text:p>
          </table:table-cell>
        </table:table-row>
        <table:table-row table:style-name="ro1">
          <table:table-cell table:style-name="ce1" office:value-type="string" calcext:value-type="string">
            <text:p>2/14/2016</text:p>
          </table:table-cell>
          <table:table-cell office:value-type="float" office:value="1455408000" calcext:value-type="float">
            <text:p>1455408000</text:p>
          </table:table-cell>
          <table:table-cell office:value-type="float" office:value="53479540613" calcext:value-type="float">
            <text:p>53479540613</text:p>
          </table:table-cell>
          <table:table-cell table:formula="of:=[.C189]/10^9" office:value-type="float" office:value="53.479540613" calcext:value-type="float">
            <text:p>53.479540613</text:p>
          </table:table-cell>
          <table:table-cell office:value-type="float" office:value="5.2" calcext:value-type="float">
            <text:p>5.2</text:p>
          </table:table-cell>
          <table:table-cell table:formula="of:=[.E189]*[.D189]" office:value-type="float" office:value="278.0936111876" calcext:value-type="float">
            <text:p>278.0936111876</text:p>
          </table:table-cell>
          <table:table-cell table:formula="of:=([.E189]-[.E188])/([.E188]+0.0000000000001)" office:value-type="float" office:value="-0.0132827324478175" calcext:value-type="float">
            <text:p>-0.013282732447818</text:p>
          </table:table-cell>
          <table:table-cell table:formula="of:=ABS([.G189])" office:value-type="float" office:value="0.0132827324478175" calcext:value-type="float">
            <text:p>0.013282732447818</text:p>
          </table:table-cell>
          <table:table-cell table:formula="of:=[.G189]*[.G189]" office:value-type="float" office:value="0.000176430981280303" calcext:value-type="float">
            <text:p>0.00017643098128</text:p>
          </table:table-cell>
          <table:table-cell table:formula="of:=([.F189]-[.F188])/([.F188]+0.0000000000001)" office:value-type="float" office:value="-0.159723139730668" calcext:value-type="float">
            <text:p>-0.159723139730668</text:p>
          </table:table-cell>
          <table:table-cell table:formula="of:=ABS([.J189])" office:value-type="float" office:value="0.159723139730668" calcext:value-type="float">
            <text:p>0.159723139730668</text:p>
          </table:table-cell>
          <table:table-cell table:formula="of:=[.J189]*[.J189]" office:value-type="float" office:value="0.0255114813654226" calcext:value-type="float">
            <text:p>0.025511481365423</text:p>
          </table:table-cell>
        </table:table-row>
        <table:table-row table:style-name="ro1">
          <table:table-cell table:style-name="ce1" office:value-type="string" calcext:value-type="string">
            <text:p>2/15/2016</text:p>
          </table:table-cell>
          <table:table-cell office:value-type="float" office:value="1455494400" calcext:value-type="float">
            <text:p>1455494400</text:p>
          </table:table-cell>
          <table:table-cell office:value-type="float" office:value="56788416456" calcext:value-type="float">
            <text:p>56788416456</text:p>
          </table:table-cell>
          <table:table-cell table:formula="of:=[.C190]/10^9" office:value-type="float" office:value="56.788416456" calcext:value-type="float">
            <text:p>56.788416456</text:p>
          </table:table-cell>
          <table:table-cell office:value-type="float" office:value="5.22" calcext:value-type="float">
            <text:p>5.22</text:p>
          </table:table-cell>
          <table:table-cell table:formula="of:=[.E190]*[.D190]" office:value-type="float" office:value="296.43553390032" calcext:value-type="float">
            <text:p>296.43553390032</text:p>
          </table:table-cell>
          <table:table-cell table:formula="of:=([.E190]-[.E189])/([.E189]+0.0000000000001)" office:value-type="float" office:value="0.00384615384615369" calcext:value-type="float">
            <text:p>0.003846153846154</text:p>
          </table:table-cell>
          <table:table-cell table:formula="of:=ABS([.G190])" office:value-type="float" office:value="0.00384615384615369" calcext:value-type="float">
            <text:p>0.003846153846154</text:p>
          </table:table-cell>
          <table:table-cell table:formula="of:=[.G190]*[.G190]" office:value-type="float" office:value="0.0000147928994082828" calcext:value-type="float">
            <text:p>1.47928994082828E-05</text:p>
          </table:table-cell>
          <table:table-cell table:formula="of:=([.F190]-[.F189])/([.F189]+0.0000000000001)" office:value-type="float" office:value="0.0659559298553847" calcext:value-type="float">
            <text:p>0.065955929855385</text:p>
          </table:table-cell>
          <table:table-cell table:formula="of:=ABS([.J190])" office:value-type="float" office:value="0.0659559298553847" calcext:value-type="float">
            <text:p>0.065955929855385</text:p>
          </table:table-cell>
          <table:table-cell table:formula="of:=[.J190]*[.J190]" office:value-type="float" office:value="0.00435018468308842" calcext:value-type="float">
            <text:p>0.004350184683088</text:p>
          </table:table-cell>
        </table:table-row>
        <table:table-row table:style-name="ro1">
          <table:table-cell table:style-name="ce1" office:value-type="string" calcext:value-type="string">
            <text:p>2/16/2016</text:p>
          </table:table-cell>
          <table:table-cell office:value-type="float" office:value="1455580800" calcext:value-type="float">
            <text:p>1455580800</text:p>
          </table:table-cell>
          <table:table-cell office:value-type="float" office:value="55814592783" calcext:value-type="float">
            <text:p>55814592783</text:p>
          </table:table-cell>
          <table:table-cell table:formula="of:=[.C191]/10^9" office:value-type="float" office:value="55.814592783" calcext:value-type="float">
            <text:p>55.814592783</text:p>
          </table:table-cell>
          <table:table-cell office:value-type="float" office:value="4.25" calcext:value-type="float">
            <text:p>4.25</text:p>
          </table:table-cell>
          <table:table-cell table:formula="of:=[.E191]*[.D191]" office:value-type="float" office:value="237.21201932775" calcext:value-type="float">
            <text:p>237.21201932775</text:p>
          </table:table-cell>
          <table:table-cell table:formula="of:=([.E191]-[.E190])/([.E190]+0.0000000000001)" office:value-type="float" office:value="-0.185823754789268" calcext:value-type="float">
            <text:p>-0.185823754789268</text:p>
          </table:table-cell>
          <table:table-cell table:formula="of:=ABS([.G191])" office:value-type="float" office:value="0.185823754789268" calcext:value-type="float">
            <text:p>0.185823754789268</text:p>
          </table:table-cell>
          <table:table-cell table:formula="of:=[.G191]*[.G191]" office:value-type="float" office:value="0.0345304678439821" calcext:value-type="float">
            <text:p>0.034530467843982</text:p>
          </table:table-cell>
          <table:table-cell table:formula="of:=([.F191]-[.F190])/([.F190]+0.0000000000001)" office:value-type="float" office:value="-0.199785477109787" calcext:value-type="float">
            <text:p>-0.199785477109787</text:p>
          </table:table-cell>
          <table:table-cell table:formula="of:=ABS([.J191])" office:value-type="float" office:value="0.199785477109787" calcext:value-type="float">
            <text:p>0.199785477109787</text:p>
          </table:table-cell>
          <table:table-cell table:formula="of:=[.J191]*[.J191]" office:value-type="float" office:value="0.0399142368639853" calcext:value-type="float">
            <text:p>0.039914236863985</text:p>
          </table:table-cell>
        </table:table-row>
        <table:table-row table:style-name="ro1">
          <table:table-cell table:style-name="ce1" office:value-type="string" calcext:value-type="string">
            <text:p>2/17/2016</text:p>
          </table:table-cell>
          <table:table-cell office:value-type="float" office:value="1455667200" calcext:value-type="float">
            <text:p>1455667200</text:p>
          </table:table-cell>
          <table:table-cell office:value-type="float" office:value="54601880947" calcext:value-type="float">
            <text:p>54601880947</text:p>
          </table:table-cell>
          <table:table-cell table:formula="of:=[.C192]/10^9" office:value-type="float" office:value="54.601880947" calcext:value-type="float">
            <text:p>54.601880947</text:p>
          </table:table-cell>
          <table:table-cell office:value-type="float" office:value="3.86" calcext:value-type="float">
            <text:p>3.86</text:p>
          </table:table-cell>
          <table:table-cell table:formula="of:=[.E192]*[.D192]" office:value-type="float" office:value="210.76326045542" calcext:value-type="float">
            <text:p>210.76326045542</text:p>
          </table:table-cell>
          <table:table-cell table:formula="of:=([.E192]-[.E191])/([.E191]+0.0000000000001)" office:value-type="float" office:value="-0.0917647058823508" calcext:value-type="float">
            <text:p>-0.091764705882351</text:p>
          </table:table-cell>
          <table:table-cell table:formula="of:=ABS([.G192])" office:value-type="float" office:value="0.0917647058823508" calcext:value-type="float">
            <text:p>0.091764705882351</text:p>
          </table:table-cell>
          <table:table-cell table:formula="of:=[.G192]*[.G192]" office:value-type="float" office:value="0.00842076124567435" calcext:value-type="float">
            <text:p>0.008420761245674</text:p>
          </table:table-cell>
          <table:table-cell table:formula="of:=([.F192]-[.F191])/([.F191]+0.0000000000001)" office:value-type="float" office:value="-0.111498392650106" calcext:value-type="float">
            <text:p>-0.111498392650106</text:p>
          </table:table-cell>
          <table:table-cell table:formula="of:=ABS([.J192])" office:value-type="float" office:value="0.111498392650106" calcext:value-type="float">
            <text:p>0.111498392650106</text:p>
          </table:table-cell>
          <table:table-cell table:formula="of:=[.J192]*[.J192]" office:value-type="float" office:value="0.0124318915635572" calcext:value-type="float">
            <text:p>0.012431891563557</text:p>
          </table:table-cell>
        </table:table-row>
        <table:table-row table:style-name="ro1">
          <table:table-cell table:style-name="ce1" office:value-type="string" calcext:value-type="string">
            <text:p>2/18/2016</text:p>
          </table:table-cell>
          <table:table-cell office:value-type="float" office:value="1455753600" calcext:value-type="float">
            <text:p>1455753600</text:p>
          </table:table-cell>
          <table:table-cell office:value-type="float" office:value="54513971078" calcext:value-type="float">
            <text:p>54513971078</text:p>
          </table:table-cell>
          <table:table-cell table:formula="of:=[.C193]/10^9" office:value-type="float" office:value="54.513971078" calcext:value-type="float">
            <text:p>54.513971078</text:p>
          </table:table-cell>
          <table:table-cell office:value-type="float" office:value="4.36" calcext:value-type="float">
            <text:p>4.36</text:p>
          </table:table-cell>
          <table:table-cell table:formula="of:=[.E193]*[.D193]" office:value-type="float" office:value="237.68091390008" calcext:value-type="float">
            <text:p>237.68091390008</text:p>
          </table:table-cell>
          <table:table-cell table:formula="of:=([.E193]-[.E192])/([.E192]+0.0000000000001)" office:value-type="float" office:value="0.129533678756473" calcext:value-type="float">
            <text:p>0.129533678756473</text:p>
          </table:table-cell>
          <table:table-cell table:formula="of:=ABS([.G193])" office:value-type="float" office:value="0.129533678756473" calcext:value-type="float">
            <text:p>0.129533678756473</text:p>
          </table:table-cell>
          <table:table-cell table:formula="of:=[.G193]*[.G193]" office:value-type="float" office:value="0.0167789739321853" calcext:value-type="float">
            <text:p>0.016778973932185</text:p>
          </table:table-cell>
          <table:table-cell table:formula="of:=([.F193]-[.F192])/([.F192]+0.0000000000001)" office:value-type="float" office:value="0.127715112142866" calcext:value-type="float">
            <text:p>0.127715112142866</text:p>
          </table:table-cell>
          <table:table-cell table:formula="of:=ABS([.J193])" office:value-type="float" office:value="0.127715112142866" calcext:value-type="float">
            <text:p>0.127715112142866</text:p>
          </table:table-cell>
          <table:table-cell table:formula="of:=[.J193]*[.J193]" office:value-type="float" office:value="0.0163111498696648" calcext:value-type="float">
            <text:p>0.016311149869665</text:p>
          </table:table-cell>
        </table:table-row>
        <table:table-row table:style-name="ro1">
          <table:table-cell table:style-name="ce1" office:value-type="string" calcext:value-type="string">
            <text:p>2/19/2016</text:p>
          </table:table-cell>
          <table:table-cell office:value-type="float" office:value="1455840000" calcext:value-type="float">
            <text:p>1455840000</text:p>
          </table:table-cell>
          <table:table-cell office:value-type="float" office:value="54608221632" calcext:value-type="float">
            <text:p>54608221632</text:p>
          </table:table-cell>
          <table:table-cell table:formula="of:=[.C194]/10^9" office:value-type="float" office:value="54.608221632" calcext:value-type="float">
            <text:p>54.608221632</text:p>
          </table:table-cell>
          <table:table-cell office:value-type="float" office:value="4.45" calcext:value-type="float">
            <text:p>4.45</text:p>
          </table:table-cell>
          <table:table-cell table:formula="of:=[.E194]*[.D194]" office:value-type="float" office:value="243.0065862624" calcext:value-type="float">
            <text:p>243.0065862624</text:p>
          </table:table-cell>
          <table:table-cell table:formula="of:=([.E194]-[.E193])/([.E193]+0.0000000000001)" office:value-type="float" office:value="0.0206422018348619" calcext:value-type="float">
            <text:p>0.020642201834862</text:p>
          </table:table-cell>
          <table:table-cell table:formula="of:=ABS([.G194])" office:value-type="float" office:value="0.0206422018348619" calcext:value-type="float">
            <text:p>0.020642201834862</text:p>
          </table:table-cell>
          <table:table-cell table:formula="of:=[.G194]*[.G194]" office:value-type="float" office:value="0.000426100496591175" calcext:value-type="float">
            <text:p>0.000426100496591</text:p>
          </table:table-cell>
          <table:table-cell table:formula="of:=([.F194]-[.F193])/([.F193]+0.0000000000001)" office:value-type="float" office:value="0.0224068154019253" calcext:value-type="float">
            <text:p>0.022406815401925</text:p>
          </table:table-cell>
          <table:table-cell table:formula="of:=ABS([.J194])" office:value-type="float" office:value="0.0224068154019253" calcext:value-type="float">
            <text:p>0.022406815401925</text:p>
          </table:table-cell>
          <table:table-cell table:formula="of:=[.J194]*[.J194]" office:value-type="float" office:value="0.000502065376455959" calcext:value-type="float">
            <text:p>0.000502065376456</text:p>
          </table:table-cell>
        </table:table-row>
        <table:table-row table:style-name="ro1">
          <table:table-cell table:style-name="ce1" office:value-type="string" calcext:value-type="string">
            <text:p>2/20/2016</text:p>
          </table:table-cell>
          <table:table-cell office:value-type="float" office:value="1455926400" calcext:value-type="float">
            <text:p>1455926400</text:p>
          </table:table-cell>
          <table:table-cell office:value-type="float" office:value="53778238540" calcext:value-type="float">
            <text:p>53778238540</text:p>
          </table:table-cell>
          <table:table-cell table:formula="of:=[.C195]/10^9" office:value-type="float" office:value="53.77823854" calcext:value-type="float">
            <text:p>53.77823854</text:p>
          </table:table-cell>
          <table:table-cell office:value-type="float" office:value="4.37" calcext:value-type="float">
            <text:p>4.37</text:p>
          </table:table-cell>
          <table:table-cell table:formula="of:=[.E195]*[.D195]" office:value-type="float" office:value="235.0109024198" calcext:value-type="float">
            <text:p>235.0109024198</text:p>
          </table:table-cell>
          <table:table-cell table:formula="of:=([.E195]-[.E194])/([.E194]+0.0000000000001)" office:value-type="float" office:value="-0.0179775280898873" calcext:value-type="float">
            <text:p>-0.017977528089887</text:p>
          </table:table-cell>
          <table:table-cell table:formula="of:=ABS([.G195])" office:value-type="float" office:value="0.0179775280898873" calcext:value-type="float">
            <text:p>0.017977528089887</text:p>
          </table:table-cell>
          <table:table-cell table:formula="of:=[.G195]*[.G195]" office:value-type="float" office:value="0.000323191516222685" calcext:value-type="float">
            <text:p>0.000323191516223</text:p>
          </table:table-cell>
          <table:table-cell table:formula="of:=([.F195]-[.F194])/([.F194]+0.0000000000001)" office:value-type="float" office:value="-0.0329031569291139" calcext:value-type="float">
            <text:p>-0.032903156929114</text:p>
          </table:table-cell>
          <table:table-cell table:formula="of:=ABS([.J195])" office:value-type="float" office:value="0.0329031569291139" calcext:value-type="float">
            <text:p>0.032903156929114</text:p>
          </table:table-cell>
          <table:table-cell table:formula="of:=[.J195]*[.J195]" office:value-type="float" office:value="0.0010826177359019" calcext:value-type="float">
            <text:p>0.001082617735902</text:p>
          </table:table-cell>
        </table:table-row>
        <table:table-row table:style-name="ro1">
          <table:table-cell table:style-name="ce1" office:value-type="string" calcext:value-type="string">
            <text:p>2/21/2016</text:p>
          </table:table-cell>
          <table:table-cell office:value-type="float" office:value="1456012800" calcext:value-type="float">
            <text:p>1456012800</text:p>
          </table:table-cell>
          <table:table-cell office:value-type="float" office:value="54255151037" calcext:value-type="float">
            <text:p>54255151037</text:p>
          </table:table-cell>
          <table:table-cell table:formula="of:=[.C196]/10^9" office:value-type="float" office:value="54.255151037" calcext:value-type="float">
            <text:p>54.255151037</text:p>
          </table:table-cell>
          <table:table-cell office:value-type="float" office:value="4.63" calcext:value-type="float">
            <text:p>4.63</text:p>
          </table:table-cell>
          <table:table-cell table:formula="of:=[.E196]*[.D196]" office:value-type="float" office:value="251.20134930131" calcext:value-type="float">
            <text:p>251.20134930131</text:p>
          </table:table-cell>
          <table:table-cell table:formula="of:=([.E196]-[.E195])/([.E195]+0.0000000000001)" office:value-type="float" office:value="0.0594965675057194" calcext:value-type="float">
            <text:p>0.059496567505719</text:p>
          </table:table-cell>
          <table:table-cell table:formula="of:=ABS([.G196])" office:value-type="float" office:value="0.0594965675057194" calcext:value-type="float">
            <text:p>0.059496567505719</text:p>
          </table:table-cell>
          <table:table-cell table:formula="of:=[.G196]*[.G196]" office:value-type="float" office:value="0.00353984154496263" calcext:value-type="float">
            <text:p>0.003539841544963</text:p>
          </table:table-cell>
          <table:table-cell table:formula="of:=([.F196]-[.F195])/([.F195]+0.0000000000001)" office:value-type="float" office:value="0.0688923225042087" calcext:value-type="float">
            <text:p>0.068892322504209</text:p>
          </table:table-cell>
          <table:table-cell table:formula="of:=ABS([.J196])" office:value-type="float" office:value="0.0688923225042087" calcext:value-type="float">
            <text:p>0.068892322504209</text:p>
          </table:table-cell>
          <table:table-cell table:formula="of:=[.J196]*[.J196]" office:value-type="float" office:value="0.0047461521000239" calcext:value-type="float">
            <text:p>0.004746152100024</text:p>
          </table:table-cell>
        </table:table-row>
        <table:table-row table:style-name="ro1">
          <table:table-cell table:style-name="ce1" office:value-type="string" calcext:value-type="string">
            <text:p>2/22/2016</text:p>
          </table:table-cell>
          <table:table-cell office:value-type="float" office:value="1456099200" calcext:value-type="float">
            <text:p>1456099200</text:p>
          </table:table-cell>
          <table:table-cell office:value-type="float" office:value="59577980579" calcext:value-type="float">
            <text:p>59577980579</text:p>
          </table:table-cell>
          <table:table-cell table:formula="of:=[.C197]/10^9" office:value-type="float" office:value="59.577980579" calcext:value-type="float">
            <text:p>59.577980579</text:p>
          </table:table-cell>
          <table:table-cell office:value-type="float" office:value="5.6" calcext:value-type="float">
            <text:p>5.6</text:p>
          </table:table-cell>
          <table:table-cell table:formula="of:=[.E197]*[.D197]" office:value-type="float" office:value="333.6366912424" calcext:value-type="float">
            <text:p>333.6366912424</text:p>
          </table:table-cell>
          <table:table-cell table:formula="of:=([.E197]-[.E196])/([.E196]+0.0000000000001)" office:value-type="float" office:value="0.209503239740816" calcext:value-type="float">
            <text:p>0.209503239740816</text:p>
          </table:table-cell>
          <table:table-cell table:formula="of:=ABS([.G197])" office:value-type="float" office:value="0.209503239740816" calcext:value-type="float">
            <text:p>0.209503239740816</text:p>
          </table:table-cell>
          <table:table-cell table:formula="of:=[.G197]*[.G197]" office:value-type="float" office:value="0.0438916074618979" calcext:value-type="float">
            <text:p>0.043891607461898</text:p>
          </table:table-cell>
          <table:table-cell table:formula="of:=([.F197]-[.F196])/([.F196]+0.0000000000001)" office:value-type="float" office:value="0.328164407437998" calcext:value-type="float">
            <text:p>0.328164407437998</text:p>
          </table:table-cell>
          <table:table-cell table:formula="of:=ABS([.J197])" office:value-type="float" office:value="0.328164407437998" calcext:value-type="float">
            <text:p>0.328164407437998</text:p>
          </table:table-cell>
          <table:table-cell table:formula="of:=[.J197]*[.J197]" office:value-type="float" office:value="0.107691878309132" calcext:value-type="float">
            <text:p>0.107691878309132</text:p>
          </table:table-cell>
        </table:table-row>
        <table:table-row table:style-name="ro1">
          <table:table-cell table:style-name="ce1" office:value-type="string" calcext:value-type="string">
            <text:p>2/23/2016</text:p>
          </table:table-cell>
          <table:table-cell office:value-type="float" office:value="1456185600" calcext:value-type="float">
            <text:p>1456185600</text:p>
          </table:table-cell>
          <table:table-cell office:value-type="float" office:value="61016867321" calcext:value-type="float">
            <text:p>61016867321</text:p>
          </table:table-cell>
          <table:table-cell table:formula="of:=[.C198]/10^9" office:value-type="float" office:value="61.016867321" calcext:value-type="float">
            <text:p>61.016867321</text:p>
          </table:table-cell>
          <table:table-cell office:value-type="float" office:value="5.7" calcext:value-type="float">
            <text:p>5.7</text:p>
          </table:table-cell>
          <table:table-cell table:formula="of:=[.E198]*[.D198]" office:value-type="float" office:value="347.7961437297" calcext:value-type="float">
            <text:p>347.7961437297</text:p>
          </table:table-cell>
          <table:table-cell table:formula="of:=([.E198]-[.E197])/([.E197]+0.0000000000001)" office:value-type="float" office:value="0.0178571428571426" calcext:value-type="float">
            <text:p>0.017857142857143</text:p>
          </table:table-cell>
          <table:table-cell table:formula="of:=ABS([.G198])" office:value-type="float" office:value="0.0178571428571426" calcext:value-type="float">
            <text:p>0.017857142857143</text:p>
          </table:table-cell>
          <table:table-cell table:formula="of:=[.G198]*[.G198]" office:value-type="float" office:value="0.0003188775510204" calcext:value-type="float">
            <text:p>0.00031887755102</text:p>
          </table:table-cell>
          <table:table-cell table:formula="of:=([.F198]-[.F197])/([.F197]+0.0000000000001)" office:value-type="float" office:value="0.0424397341748382" calcext:value-type="float">
            <text:p>0.042439734174838</text:p>
          </table:table-cell>
          <table:table-cell table:formula="of:=ABS([.J198])" office:value-type="float" office:value="0.0424397341748382" calcext:value-type="float">
            <text:p>0.042439734174838</text:p>
          </table:table-cell>
          <table:table-cell table:formula="of:=[.J198]*[.J198]" office:value-type="float" office:value="0.00180113103683093" calcext:value-type="float">
            <text:p>0.001801131036831</text:p>
          </table:table-cell>
        </table:table-row>
        <table:table-row table:style-name="ro1">
          <table:table-cell table:style-name="ce1" office:value-type="string" calcext:value-type="string">
            <text:p>2/24/2016</text:p>
          </table:table-cell>
          <table:table-cell office:value-type="float" office:value="1456272000" calcext:value-type="float">
            <text:p>1456272000</text:p>
          </table:table-cell>
          <table:table-cell office:value-type="float" office:value="58177356219" calcext:value-type="float">
            <text:p>58177356219</text:p>
          </table:table-cell>
          <table:table-cell table:formula="of:=[.C199]/10^9" office:value-type="float" office:value="58.177356219" calcext:value-type="float">
            <text:p>58.177356219</text:p>
          </table:table-cell>
          <table:table-cell office:value-type="float" office:value="6.23" calcext:value-type="float">
            <text:p>6.23</text:p>
          </table:table-cell>
          <table:table-cell table:formula="of:=[.E199]*[.D199]" office:value-type="float" office:value="362.44492924437" calcext:value-type="float">
            <text:p>362.44492924437</text:p>
          </table:table-cell>
          <table:table-cell table:formula="of:=([.E199]-[.E198])/([.E198]+0.0000000000001)" office:value-type="float" office:value="0.0929824561403493" calcext:value-type="float">
            <text:p>0.092982456140349</text:p>
          </table:table-cell>
          <table:table-cell table:formula="of:=ABS([.G199])" office:value-type="float" office:value="0.0929824561403493" calcext:value-type="float">
            <text:p>0.092982456140349</text:p>
          </table:table-cell>
          <table:table-cell table:formula="of:=[.G199]*[.G199]" office:value-type="float" office:value="0.00864573714989198" calcext:value-type="float">
            <text:p>0.008645737149892</text:p>
          </table:table-cell>
          <table:table-cell table:formula="of:=([.F199]-[.F198])/([.F198]+0.0000000000001)" office:value-type="float" office:value="0.0421188842336755" calcext:value-type="float">
            <text:p>0.042118884233676</text:p>
          </table:table-cell>
          <table:table-cell table:formula="of:=ABS([.J199])" office:value-type="float" office:value="0.0421188842336755" calcext:value-type="float">
            <text:p>0.042118884233676</text:p>
          </table:table-cell>
          <table:table-cell table:formula="of:=[.J199]*[.J199]" office:value-type="float" office:value="0.00177400040908976" calcext:value-type="float">
            <text:p>0.00177400040909</text:p>
          </table:table-cell>
        </table:table-row>
        <table:table-row table:style-name="ro1">
          <table:table-cell table:style-name="ce1" office:value-type="string" calcext:value-type="string">
            <text:p>2/25/2016</text:p>
          </table:table-cell>
          <table:table-cell office:value-type="float" office:value="1456358400" calcext:value-type="float">
            <text:p>1456358400</text:p>
          </table:table-cell>
          <table:table-cell office:value-type="float" office:value="57464169480" calcext:value-type="float">
            <text:p>57464169480</text:p>
          </table:table-cell>
          <table:table-cell table:formula="of:=[.C200]/10^9" office:value-type="float" office:value="57.46416948" calcext:value-type="float">
            <text:p>57.46416948</text:p>
          </table:table-cell>
          <table:table-cell office:value-type="float" office:value="5.93" calcext:value-type="float">
            <text:p>5.93</text:p>
          </table:table-cell>
          <table:table-cell table:formula="of:=[.E200]*[.D200]" office:value-type="float" office:value="340.7625250164" calcext:value-type="float">
            <text:p>340.7625250164</text:p>
          </table:table-cell>
          <table:table-cell table:formula="of:=([.E200]-[.E199])/([.E199]+0.0000000000001)" office:value-type="float" office:value="-0.0481540930979127" calcext:value-type="float">
            <text:p>-0.048154093097913</text:p>
          </table:table-cell>
          <table:table-cell table:formula="of:=ABS([.G200])" office:value-type="float" office:value="0.0481540930979127" calcext:value-type="float">
            <text:p>0.048154093097913</text:p>
          </table:table-cell>
          <table:table-cell table:formula="of:=[.G200]*[.G200]" office:value-type="float" office:value="0.00231881668208244" calcext:value-type="float">
            <text:p>0.002318816682082</text:p>
          </table:table-cell>
          <table:table-cell table:formula="of:=([.F200]-[.F199])/([.F199]+0.0000000000001)" office:value-type="float" office:value="-0.0598226171164094" calcext:value-type="float">
            <text:p>-0.059822617116409</text:p>
          </table:table-cell>
          <table:table-cell table:formula="of:=ABS([.J200])" office:value-type="float" office:value="0.0598226171164094" calcext:value-type="float">
            <text:p>0.059822617116409</text:p>
          </table:table-cell>
          <table:table-cell table:formula="of:=[.J200]*[.J200]" office:value-type="float" office:value="0.00357874551865652" calcext:value-type="float">
            <text:p>0.003578745518657</text:p>
          </table:table-cell>
        </table:table-row>
        <table:table-row table:style-name="ro1">
          <table:table-cell table:style-name="ce1" office:value-type="string" calcext:value-type="string">
            <text:p>2/26/2016</text:p>
          </table:table-cell>
          <table:table-cell office:value-type="float" office:value="1456444800" calcext:value-type="float">
            <text:p>1456444800</text:p>
          </table:table-cell>
          <table:table-cell office:value-type="float" office:value="54600904591" calcext:value-type="float">
            <text:p>54600904591</text:p>
          </table:table-cell>
          <table:table-cell table:formula="of:=[.C201]/10^9" office:value-type="float" office:value="54.600904591" calcext:value-type="float">
            <text:p>54.600904591</text:p>
          </table:table-cell>
          <table:table-cell office:value-type="float" office:value="6.03" calcext:value-type="float">
            <text:p>6.03</text:p>
          </table:table-cell>
          <table:table-cell table:formula="of:=[.E201]*[.D201]" office:value-type="float" office:value="329.24345468373" calcext:value-type="float">
            <text:p>329.24345468373</text:p>
          </table:table-cell>
          <table:table-cell table:formula="of:=([.E201]-[.E200])/([.E200]+0.0000000000001)" office:value-type="float" office:value="0.0168634064080942" calcext:value-type="float">
            <text:p>0.016863406408094</text:p>
          </table:table-cell>
          <table:table-cell table:formula="of:=ABS([.G201])" office:value-type="float" office:value="0.0168634064080942" calcext:value-type="float">
            <text:p>0.016863406408094</text:p>
          </table:table-cell>
          <table:table-cell table:formula="of:=[.G201]*[.G201]" office:value-type="float" office:value="0.000284374475684554" calcext:value-type="float">
            <text:p>0.000284374475685</text:p>
          </table:table-cell>
          <table:table-cell table:formula="of:=([.F201]-[.F200])/([.F200]+0.0000000000001)" office:value-type="float" office:value="-0.0338038061318966" calcext:value-type="float">
            <text:p>-0.033803806131897</text:p>
          </table:table-cell>
          <table:table-cell table:formula="of:=ABS([.J201])" office:value-type="float" office:value="0.0338038061318966" calcext:value-type="float">
            <text:p>0.033803806131897</text:p>
          </table:table-cell>
          <table:table-cell table:formula="of:=[.J201]*[.J201]" office:value-type="float" office:value="0.00114269730900285" calcext:value-type="float">
            <text:p>0.001142697309003</text:p>
          </table:table-cell>
        </table:table-row>
        <table:table-row table:style-name="ro1">
          <table:table-cell table:style-name="ce1" office:value-type="string" calcext:value-type="string">
            <text:p>2/27/2016</text:p>
          </table:table-cell>
          <table:table-cell office:value-type="float" office:value="1456531200" calcext:value-type="float">
            <text:p>1456531200</text:p>
          </table:table-cell>
          <table:table-cell office:value-type="float" office:value="54108259575" calcext:value-type="float">
            <text:p>54108259575</text:p>
          </table:table-cell>
          <table:table-cell table:formula="of:=[.C202]/10^9" office:value-type="float" office:value="54.108259575" calcext:value-type="float">
            <text:p>54.108259575</text:p>
          </table:table-cell>
          <table:table-cell office:value-type="float" office:value="6.31" calcext:value-type="float">
            <text:p>6.31</text:p>
          </table:table-cell>
          <table:table-cell table:formula="of:=[.E202]*[.D202]" office:value-type="float" office:value="341.42311791825" calcext:value-type="float">
            <text:p>341.42311791825</text:p>
          </table:table-cell>
          <table:table-cell table:formula="of:=([.E202]-[.E201])/([.E201]+0.0000000000001)" office:value-type="float" office:value="0.0464344941956874" calcext:value-type="float">
            <text:p>0.046434494195687</text:p>
          </table:table-cell>
          <table:table-cell table:formula="of:=ABS([.G202])" office:value-type="float" office:value="0.0464344941956874" calcext:value-type="float">
            <text:p>0.046434494195687</text:p>
          </table:table-cell>
          <table:table-cell table:formula="of:=[.G202]*[.G202]" office:value-type="float" office:value="0.00215616225120932" calcext:value-type="float">
            <text:p>0.002156162251209</text:p>
          </table:table-cell>
          <table:table-cell table:formula="of:=([.F202]-[.F201])/([.F201]+0.0000000000001)" office:value-type="float" office:value="0.0369928788598688" calcext:value-type="float">
            <text:p>0.036992878859869</text:p>
          </table:table-cell>
          <table:table-cell table:formula="of:=ABS([.J202])" office:value-type="float" office:value="0.0369928788598688" calcext:value-type="float">
            <text:p>0.036992878859869</text:p>
          </table:table-cell>
          <table:table-cell table:formula="of:=[.J202]*[.J202]" office:value-type="float" office:value="0.00136847308634093" calcext:value-type="float">
            <text:p>0.001368473086341</text:p>
          </table:table-cell>
        </table:table-row>
        <table:table-row table:style-name="ro1">
          <table:table-cell table:style-name="ce1" office:value-type="string" calcext:value-type="string">
            <text:p>2/28/2016</text:p>
          </table:table-cell>
          <table:table-cell office:value-type="float" office:value="1456617600" calcext:value-type="float">
            <text:p>1456617600</text:p>
          </table:table-cell>
          <table:table-cell office:value-type="float" office:value="54072562583" calcext:value-type="float">
            <text:p>54072562583</text:p>
          </table:table-cell>
          <table:table-cell table:formula="of:=[.C203]/10^9" office:value-type="float" office:value="54.072562583" calcext:value-type="float">
            <text:p>54.072562583</text:p>
          </table:table-cell>
          <table:table-cell office:value-type="float" office:value="6.5" calcext:value-type="float">
            <text:p>6.5</text:p>
          </table:table-cell>
          <table:table-cell table:formula="of:=[.E203]*[.D203]" office:value-type="float" office:value="351.4716567895" calcext:value-type="float">
            <text:p>351.4716567895</text:p>
          </table:table-cell>
          <table:table-cell table:formula="of:=([.E203]-[.E202])/([.E202]+0.0000000000001)" office:value-type="float" office:value="0.0301109350237714" calcext:value-type="float">
            <text:p>0.030110935023771</text:p>
          </table:table-cell>
          <table:table-cell table:formula="of:=ABS([.G203])" office:value-type="float" office:value="0.0301109350237714" calcext:value-type="float">
            <text:p>0.030110935023771</text:p>
          </table:table-cell>
          <table:table-cell table:formula="of:=[.G203]*[.G203]" office:value-type="float" office:value="0.000906668408005782" calcext:value-type="float">
            <text:p>0.000906668408006</text:p>
          </table:table-cell>
          <table:table-cell table:formula="of:=([.F203]-[.F202])/([.F202]+0.0000000000001)" office:value-type="float" office:value="0.0294313370826169" calcext:value-type="float">
            <text:p>0.029431337082617</text:p>
          </table:table-cell>
          <table:table-cell table:formula="of:=ABS([.J203])" office:value-type="float" office:value="0.0294313370826169" calcext:value-type="float">
            <text:p>0.029431337082617</text:p>
          </table:table-cell>
          <table:table-cell table:formula="of:=[.J203]*[.J203]" office:value-type="float" office:value="0.000866203602470618" calcext:value-type="float">
            <text:p>0.000866203602471</text:p>
          </table:table-cell>
        </table:table-row>
        <table:table-row table:style-name="ro1">
          <table:table-cell table:style-name="ce1" office:value-type="string" calcext:value-type="string">
            <text:p>2/29/2016</text:p>
          </table:table-cell>
          <table:table-cell office:value-type="float" office:value="1456704000" calcext:value-type="float">
            <text:p>1456704000</text:p>
          </table:table-cell>
          <table:table-cell office:value-type="float" office:value="58416492222" calcext:value-type="float">
            <text:p>58416492222</text:p>
          </table:table-cell>
          <table:table-cell table:formula="of:=[.C204]/10^9" office:value-type="float" office:value="58.416492222" calcext:value-type="float">
            <text:p>58.416492222</text:p>
          </table:table-cell>
          <table:table-cell office:value-type="float" office:value="6.35" calcext:value-type="float">
            <text:p>6.35</text:p>
          </table:table-cell>
          <table:table-cell table:formula="of:=[.E204]*[.D204]" office:value-type="float" office:value="370.9447256097" calcext:value-type="float">
            <text:p>370.9447256097</text:p>
          </table:table-cell>
          <table:table-cell table:formula="of:=([.E204]-[.E203])/([.E203]+0.0000000000001)" office:value-type="float" office:value="-0.0230769230769228" calcext:value-type="float">
            <text:p>-0.023076923076923</text:p>
          </table:table-cell>
          <table:table-cell table:formula="of:=ABS([.G204])" office:value-type="float" office:value="0.0230769230769228" calcext:value-type="float">
            <text:p>0.023076923076923</text:p>
          </table:table-cell>
          <table:table-cell table:formula="of:=[.G204]*[.G204]" office:value-type="float" office:value="0.000532544378698211" calcext:value-type="float">
            <text:p>0.000532544378698</text:p>
          </table:table-cell>
          <table:table-cell table:formula="of:=([.F204]-[.F203])/([.F203]+0.0000000000001)" office:value-type="float" office:value="0.0554043788283692" calcext:value-type="float">
            <text:p>0.055404378828369</text:p>
          </table:table-cell>
          <table:table-cell table:formula="of:=ABS([.J204])" office:value-type="float" office:value="0.0554043788283692" calcext:value-type="float">
            <text:p>0.055404378828369</text:p>
          </table:table-cell>
          <table:table-cell table:formula="of:=[.J204]*[.J204]" office:value-type="float" office:value="0.00306964519335744" calcext:value-type="float">
            <text:p>0.003069645193357</text:p>
          </table:table-cell>
        </table:table-row>
        <table:table-row table:style-name="ro1">
          <table:table-cell table:style-name="ce1" office:value-type="string" calcext:value-type="string">
            <text:p>3/1/2016</text:p>
          </table:table-cell>
          <table:table-cell office:value-type="float" office:value="1456790400" calcext:value-type="float">
            <text:p>1456790400</text:p>
          </table:table-cell>
          <table:table-cell office:value-type="float" office:value="59690933816" calcext:value-type="float">
            <text:p>59690933816</text:p>
          </table:table-cell>
          <table:table-cell table:formula="of:=[.C205]/10^9" office:value-type="float" office:value="59.690933816" calcext:value-type="float">
            <text:p>59.690933816</text:p>
          </table:table-cell>
          <table:table-cell office:value-type="float" office:value="7.59" calcext:value-type="float">
            <text:p>7.59</text:p>
          </table:table-cell>
          <table:table-cell table:formula="of:=[.E205]*[.D205]" office:value-type="float" office:value="453.05418766344" calcext:value-type="float">
            <text:p>453.05418766344</text:p>
          </table:table-cell>
          <table:table-cell table:formula="of:=([.E205]-[.E204])/([.E204]+0.0000000000001)" office:value-type="float" office:value="0.195275590551178" calcext:value-type="float">
            <text:p>0.195275590551178</text:p>
          </table:table-cell>
          <table:table-cell table:formula="of:=ABS([.G205])" office:value-type="float" office:value="0.195275590551178" calcext:value-type="float">
            <text:p>0.195275590551178</text:p>
          </table:table-cell>
          <table:table-cell table:formula="of:=[.G205]*[.G205]" office:value-type="float" office:value="0.0381325562651113" calcext:value-type="float">
            <text:p>0.038132556265111</text:p>
          </table:table-cell>
          <table:table-cell table:formula="of:=([.F205]-[.F204])/([.F204]+0.0000000000001)" office:value-type="float" office:value="0.221352283466981" calcext:value-type="float">
            <text:p>0.221352283466981</text:p>
          </table:table-cell>
          <table:table-cell table:formula="of:=ABS([.J205])" office:value-type="float" office:value="0.221352283466981" calcext:value-type="float">
            <text:p>0.221352283466981</text:p>
          </table:table-cell>
          <table:table-cell table:formula="of:=[.J205]*[.J205]" office:value-type="float" office:value="0.0489968333960469" calcext:value-type="float">
            <text:p>0.048996833396047</text:p>
          </table:table-cell>
        </table:table-row>
        <table:table-row table:style-name="ro1">
          <table:table-cell table:style-name="ce1" office:value-type="string" calcext:value-type="string">
            <text:p>3/2/2016</text:p>
          </table:table-cell>
          <table:table-cell office:value-type="float" office:value="1456876800" calcext:value-type="float">
            <text:p>1456876800</text:p>
          </table:table-cell>
          <table:table-cell office:value-type="float" office:value="67322497890" calcext:value-type="float">
            <text:p>67322497890</text:p>
          </table:table-cell>
          <table:table-cell table:formula="of:=[.C206]/10^9" office:value-type="float" office:value="67.32249789" calcext:value-type="float">
            <text:p>67.32249789</text:p>
          </table:table-cell>
          <table:table-cell office:value-type="float" office:value="8.7" calcext:value-type="float">
            <text:p>8.7</text:p>
          </table:table-cell>
          <table:table-cell table:formula="of:=[.E206]*[.D206]" office:value-type="float" office:value="585.705731643" calcext:value-type="float">
            <text:p>585.705731643</text:p>
          </table:table-cell>
          <table:table-cell table:formula="of:=([.E206]-[.E205])/([.E205]+0.0000000000001)" office:value-type="float" office:value="0.146245059288536" calcext:value-type="float">
            <text:p>0.146245059288536</text:p>
          </table:table-cell>
          <table:table-cell table:formula="of:=ABS([.G206])" office:value-type="float" office:value="0.146245059288536" calcext:value-type="float">
            <text:p>0.146245059288536</text:p>
          </table:table-cell>
          <table:table-cell table:formula="of:=[.G206]*[.G206]" office:value-type="float" office:value="0.0213876173663073" calcext:value-type="float">
            <text:p>0.021387617366307</text:p>
          </table:table-cell>
          <table:table-cell table:formula="of:=([.F206]-[.F205])/([.F205]+0.0000000000001)" office:value-type="float" office:value="0.292793991517197" calcext:value-type="float">
            <text:p>0.292793991517197</text:p>
          </table:table-cell>
          <table:table-cell table:formula="of:=ABS([.J206])" office:value-type="float" office:value="0.292793991517197" calcext:value-type="float">
            <text:p>0.292793991517197</text:p>
          </table:table-cell>
          <table:table-cell table:formula="of:=[.J206]*[.J206]" office:value-type="float" office:value="0.0857283214685726" calcext:value-type="float">
            <text:p>0.085728321468573</text:p>
          </table:table-cell>
        </table:table-row>
        <table:table-row table:style-name="ro1">
          <table:table-cell table:style-name="ce1" office:value-type="string" calcext:value-type="string">
            <text:p>3/3/2016</text:p>
          </table:table-cell>
          <table:table-cell office:value-type="float" office:value="1456963200" calcext:value-type="float">
            <text:p>1456963200</text:p>
          </table:table-cell>
          <table:table-cell office:value-type="float" office:value="56545945782" calcext:value-type="float">
            <text:p>56545945782</text:p>
          </table:table-cell>
          <table:table-cell table:formula="of:=[.C207]/10^9" office:value-type="float" office:value="56.545945782" calcext:value-type="float">
            <text:p>56.545945782</text:p>
          </table:table-cell>
          <table:table-cell office:value-type="float" office:value="9.35" calcext:value-type="float">
            <text:p>9.35</text:p>
          </table:table-cell>
          <table:table-cell table:formula="of:=[.E207]*[.D207]" office:value-type="float" office:value="528.7045930617" calcext:value-type="float">
            <text:p>528.7045930617</text:p>
          </table:table-cell>
          <table:table-cell table:formula="of:=([.E207]-[.E206])/([.E206]+0.0000000000001)" office:value-type="float" office:value="0.0747126436781601" calcext:value-type="float">
            <text:p>0.07471264367816</text:p>
          </table:table-cell>
          <table:table-cell table:formula="of:=ABS([.G207])" office:value-type="float" office:value="0.0747126436781601" calcext:value-type="float">
            <text:p>0.07471264367816</text:p>
          </table:table-cell>
          <table:table-cell table:formula="of:=[.G207]*[.G207]" office:value-type="float" office:value="0.00558197912537972" calcext:value-type="float">
            <text:p>0.00558197912538</text:p>
          </table:table-cell>
          <table:table-cell table:formula="of:=([.F207]-[.F206])/([.F206]+0.0000000000001)" office:value-type="float" office:value="-0.0973204384075302" calcext:value-type="float">
            <text:p>-0.09732043840753</text:p>
          </table:table-cell>
          <table:table-cell table:formula="of:=ABS([.J207])" office:value-type="float" office:value="0.0973204384075302" calcext:value-type="float">
            <text:p>0.09732043840753</text:p>
          </table:table-cell>
          <table:table-cell table:formula="of:=[.J207]*[.J207]" office:value-type="float" office:value="0.00947126773183387" calcext:value-type="float">
            <text:p>0.009471267731834</text:p>
          </table:table-cell>
        </table:table-row>
        <table:table-row table:style-name="ro1">
          <table:table-cell table:style-name="ce1" office:value-type="string" calcext:value-type="string">
            <text:p>3/4/2016</text:p>
          </table:table-cell>
          <table:table-cell office:value-type="float" office:value="1457049600" calcext:value-type="float">
            <text:p>1457049600</text:p>
          </table:table-cell>
          <table:table-cell office:value-type="float" office:value="53626100171" calcext:value-type="float">
            <text:p>53626100171</text:p>
          </table:table-cell>
          <table:table-cell table:formula="of:=[.C208]/10^9" office:value-type="float" office:value="53.626100171" calcext:value-type="float">
            <text:p>53.626100171</text:p>
          </table:table-cell>
          <table:table-cell office:value-type="float" office:value="9.96" calcext:value-type="float">
            <text:p>9.96</text:p>
          </table:table-cell>
          <table:table-cell table:formula="of:=[.E208]*[.D208]" office:value-type="float" office:value="534.11595770316" calcext:value-type="float">
            <text:p>534.11595770316</text:p>
          </table:table-cell>
          <table:table-cell table:formula="of:=([.E208]-[.E207])/([.E207]+0.0000000000001)" office:value-type="float" office:value="0.0652406417112294" calcext:value-type="float">
            <text:p>0.065240641711229</text:p>
          </table:table-cell>
          <table:table-cell table:formula="of:=ABS([.G208])" office:value-type="float" office:value="0.0652406417112294" calcext:value-type="float">
            <text:p>0.065240641711229</text:p>
          </table:table-cell>
          <table:table-cell table:formula="of:=[.G208]*[.G208]" office:value-type="float" office:value="0.004256341330893" calcext:value-type="float">
            <text:p>0.004256341330893</text:p>
          </table:table-cell>
          <table:table-cell table:formula="of:=([.F208]-[.F207])/([.F207]+0.0000000000001)" office:value-type="float" office:value="0.010235138321994" calcext:value-type="float">
            <text:p>0.010235138321994</text:p>
          </table:table-cell>
          <table:table-cell table:formula="of:=ABS([.J208])" office:value-type="float" office:value="0.010235138321994" calcext:value-type="float">
            <text:p>0.010235138321994</text:p>
          </table:table-cell>
          <table:table-cell table:formula="of:=[.J208]*[.J208]" office:value-type="float" office:value="0.000104758056470351" calcext:value-type="float">
            <text:p>0.00010475805647</text:p>
          </table:table-cell>
        </table:table-row>
        <table:table-row table:style-name="ro1">
          <table:table-cell table:style-name="ce1" office:value-type="string" calcext:value-type="string">
            <text:p>3/5/2016</text:p>
          </table:table-cell>
          <table:table-cell office:value-type="float" office:value="1457136000" calcext:value-type="float">
            <text:p>1457136000</text:p>
          </table:table-cell>
          <table:table-cell office:value-type="float" office:value="47489912177" calcext:value-type="float">
            <text:p>47489912177</text:p>
          </table:table-cell>
          <table:table-cell table:formula="of:=[.C209]/10^9" office:value-type="float" office:value="47.489912177" calcext:value-type="float">
            <text:p>47.489912177</text:p>
          </table:table-cell>
          <table:table-cell office:value-type="float" office:value="11" calcext:value-type="float">
            <text:p>11</text:p>
          </table:table-cell>
          <table:table-cell table:formula="of:=[.E209]*[.D209]" office:value-type="float" office:value="522.389033947" calcext:value-type="float">
            <text:p>522.389033947</text:p>
          </table:table-cell>
          <table:table-cell table:formula="of:=([.E209]-[.E208])/([.E208]+0.0000000000001)" office:value-type="float" office:value="0.10441767068273" calcext:value-type="float">
            <text:p>0.10441767068273</text:p>
          </table:table-cell>
          <table:table-cell table:formula="of:=ABS([.G209])" office:value-type="float" office:value="0.10441767068273" calcext:value-type="float">
            <text:p>0.10441767068273</text:p>
          </table:table-cell>
          <table:table-cell table:formula="of:=[.G209]*[.G209]" office:value-type="float" office:value="0.010903049950807" calcext:value-type="float">
            <text:p>0.010903049950807</text:p>
          </table:table-cell>
          <table:table-cell table:formula="of:=([.F209]-[.F208])/([.F208]+0.0000000000001)" office:value-type="float" office:value="-0.0219557637008054" calcext:value-type="float">
            <text:p>-0.021955763700806</text:p>
          </table:table-cell>
          <table:table-cell table:formula="of:=ABS([.J209])" office:value-type="float" office:value="0.0219557637008054" calcext:value-type="float">
            <text:p>0.021955763700806</text:p>
          </table:table-cell>
          <table:table-cell table:formula="of:=[.J209]*[.J209]" office:value-type="float" office:value="0.000482055559685606" calcext:value-type="float">
            <text:p>0.000482055559686</text:p>
          </table:table-cell>
        </table:table-row>
        <table:table-row table:style-name="ro1">
          <table:table-cell table:style-name="ce1" office:value-type="string" calcext:value-type="string">
            <text:p>3/6/2016</text:p>
          </table:table-cell>
          <table:table-cell office:value-type="float" office:value="1457222400" calcext:value-type="float">
            <text:p>1457222400</text:p>
          </table:table-cell>
          <table:table-cell office:value-type="float" office:value="47260765636" calcext:value-type="float">
            <text:p>47260765636</text:p>
          </table:table-cell>
          <table:table-cell table:formula="of:=[.C210]/10^9" office:value-type="float" office:value="47.260765636" calcext:value-type="float">
            <text:p>47.260765636</text:p>
          </table:table-cell>
          <table:table-cell office:value-type="float" office:value="10.98" calcext:value-type="float">
            <text:p>10.98</text:p>
          </table:table-cell>
          <table:table-cell table:formula="of:=[.E210]*[.D210]" office:value-type="float" office:value="518.92320668328" calcext:value-type="float">
            <text:p>518.92320668328</text:p>
          </table:table-cell>
          <table:table-cell table:formula="of:=([.E210]-[.E209])/([.E209]+0.0000000000001)" office:value-type="float" office:value="-0.00181818181818176" calcext:value-type="float">
            <text:p>-0.001818181818182</text:p>
          </table:table-cell>
          <table:table-cell table:formula="of:=ABS([.G210])" office:value-type="float" office:value="0.00181818181818176" calcext:value-type="float">
            <text:p>0.001818181818182</text:p>
          </table:table-cell>
          <table:table-cell table:formula="of:=[.G210]*[.G210]" office:value-type="float" office:value="0.00000330578512396674" calcext:value-type="float">
            <text:p>3.30578512396674E-06</text:p>
          </table:table-cell>
          <table:table-cell table:formula="of:=([.F210]-[.F209])/([.F209]+0.0000000000001)" office:value-type="float" office:value="-0.00663457124575027" calcext:value-type="float">
            <text:p>-0.00663457124575</text:p>
          </table:table-cell>
          <table:table-cell table:formula="of:=ABS([.J210])" office:value-type="float" office:value="0.00663457124575027" calcext:value-type="float">
            <text:p>0.00663457124575</text:p>
          </table:table-cell>
          <table:table-cell table:formula="of:=[.J210]*[.J210]" office:value-type="float" office:value="0.0000440175356149363" calcext:value-type="float">
            <text:p>4.40175356149363E-05</text:p>
          </table:table-cell>
        </table:table-row>
        <table:table-row table:style-name="ro1">
          <table:table-cell table:style-name="ce1" office:value-type="string" calcext:value-type="string">
            <text:p>3/7/2016</text:p>
          </table:table-cell>
          <table:table-cell office:value-type="float" office:value="1457308800" calcext:value-type="float">
            <text:p>1457308800</text:p>
          </table:table-cell>
          <table:table-cell office:value-type="float" office:value="50440843854" calcext:value-type="float">
            <text:p>50440843854</text:p>
          </table:table-cell>
          <table:table-cell table:formula="of:=[.C211]/10^9" office:value-type="float" office:value="50.440843854" calcext:value-type="float">
            <text:p>50.440843854</text:p>
          </table:table-cell>
          <table:table-cell office:value-type="float" office:value="9.5" calcext:value-type="float">
            <text:p>9.5</text:p>
          </table:table-cell>
          <table:table-cell table:formula="of:=[.E211]*[.D211]" office:value-type="float" office:value="479.188016613" calcext:value-type="float">
            <text:p>479.188016613</text:p>
          </table:table-cell>
          <table:table-cell table:formula="of:=([.E211]-[.E210])/([.E210]+0.0000000000001)" office:value-type="float" office:value="-0.13479052823315" calcext:value-type="float">
            <text:p>-0.13479052823315</text:p>
          </table:table-cell>
          <table:table-cell table:formula="of:=ABS([.G211])" office:value-type="float" office:value="0.13479052823315" calcext:value-type="float">
            <text:p>0.13479052823315</text:p>
          </table:table-cell>
          <table:table-cell table:formula="of:=[.G211]*[.G211]" office:value-type="float" office:value="0.0181684865013716" calcext:value-type="float">
            <text:p>0.018168486501372</text:p>
          </table:table-cell>
          <table:table-cell table:formula="of:=([.F211]-[.F210])/([.F210]+0.0000000000001)" office:value-type="float" office:value="-0.0765723898228587" calcext:value-type="float">
            <text:p>-0.076572389822859</text:p>
          </table:table-cell>
          <table:table-cell table:formula="of:=ABS([.J211])" office:value-type="float" office:value="0.0765723898228587" calcext:value-type="float">
            <text:p>0.076572389822859</text:p>
          </table:table-cell>
          <table:table-cell table:formula="of:=[.J211]*[.J211]" office:value-type="float" office:value="0.00586333088318384" calcext:value-type="float">
            <text:p>0.005863330883184</text:p>
          </table:table-cell>
        </table:table-row>
        <table:table-row table:style-name="ro1">
          <table:table-cell table:style-name="ce1" office:value-type="string" calcext:value-type="string">
            <text:p>3/8/2016</text:p>
          </table:table-cell>
          <table:table-cell office:value-type="float" office:value="1457395200" calcext:value-type="float">
            <text:p>1457395200</text:p>
          </table:table-cell>
          <table:table-cell office:value-type="float" office:value="53596473626" calcext:value-type="float">
            <text:p>53596473626</text:p>
          </table:table-cell>
          <table:table-cell table:formula="of:=[.C212]/10^9" office:value-type="float" office:value="53.596473626" calcext:value-type="float">
            <text:p>53.596473626</text:p>
          </table:table-cell>
          <table:table-cell office:value-type="float" office:value="9.88" calcext:value-type="float">
            <text:p>9.88</text:p>
          </table:table-cell>
          <table:table-cell table:formula="of:=[.E212]*[.D212]" office:value-type="float" office:value="529.53315942488" calcext:value-type="float">
            <text:p>529.53315942488</text:p>
          </table:table-cell>
          <table:table-cell table:formula="of:=([.E212]-[.E211])/([.E211]+0.0000000000001)" office:value-type="float" office:value="0.0399999999999997" calcext:value-type="float">
            <text:p>0.04</text:p>
          </table:table-cell>
          <table:table-cell table:formula="of:=ABS([.G212])" office:value-type="float" office:value="0.0399999999999997" calcext:value-type="float">
            <text:p>0.04</text:p>
          </table:table-cell>
          <table:table-cell table:formula="of:=[.G212]*[.G212]" office:value-type="float" office:value="0.00159999999999997" calcext:value-type="float">
            <text:p>0.0016</text:p>
          </table:table-cell>
          <table:table-cell table:formula="of:=([.F212]-[.F211])/([.F211]+0.0000000000001)" office:value-type="float" office:value="0.105063442879331" calcext:value-type="float">
            <text:p>0.105063442879331</text:p>
          </table:table-cell>
          <table:table-cell table:formula="of:=ABS([.J212])" office:value-type="float" office:value="0.105063442879331" calcext:value-type="float">
            <text:p>0.105063442879331</text:p>
          </table:table-cell>
          <table:table-cell table:formula="of:=[.J212]*[.J212]" office:value-type="float" office:value="0.0110383270296585" calcext:value-type="float">
            <text:p>0.011038327029659</text:p>
          </table:table-cell>
        </table:table-row>
        <table:table-row table:style-name="ro1">
          <table:table-cell table:style-name="ce1" office:value-type="string" calcext:value-type="string">
            <text:p>3/9/2016</text:p>
          </table:table-cell>
          <table:table-cell office:value-type="float" office:value="1457481600" calcext:value-type="float">
            <text:p>1457481600</text:p>
          </table:table-cell>
          <table:table-cell office:value-type="float" office:value="38089619702" calcext:value-type="float">
            <text:p>38089619702</text:p>
          </table:table-cell>
          <table:table-cell table:formula="of:=[.C213]/10^9" office:value-type="float" office:value="38.089619702" calcext:value-type="float">
            <text:p>38.089619702</text:p>
          </table:table-cell>
          <table:table-cell office:value-type="float" office:value="11.55" calcext:value-type="float">
            <text:p>11.55</text:p>
          </table:table-cell>
          <table:table-cell table:formula="of:=[.E213]*[.D213]" office:value-type="float" office:value="439.9351075581" calcext:value-type="float">
            <text:p>439.9351075581</text:p>
          </table:table-cell>
          <table:table-cell table:formula="of:=([.E213]-[.E212])/([.E212]+0.0000000000001)" office:value-type="float" office:value="0.16902834008097" calcext:value-type="float">
            <text:p>0.16902834008097</text:p>
          </table:table-cell>
          <table:table-cell table:formula="of:=ABS([.G213])" office:value-type="float" office:value="0.16902834008097" calcext:value-type="float">
            <text:p>0.16902834008097</text:p>
          </table:table-cell>
          <table:table-cell table:formula="of:=[.G213]*[.G213]" office:value-type="float" office:value="0.028570579750528" calcext:value-type="float">
            <text:p>0.028570579750528</text:p>
          </table:table-cell>
          <table:table-cell table:formula="of:=([.F213]-[.F212])/([.F212]+0.0000000000001)" office:value-type="float" office:value="-0.169201966434154" calcext:value-type="float">
            <text:p>-0.169201966434154</text:p>
          </table:table-cell>
          <table:table-cell table:formula="of:=ABS([.J213])" office:value-type="float" office:value="0.169201966434154" calcext:value-type="float">
            <text:p>0.169201966434154</text:p>
          </table:table-cell>
          <table:table-cell table:formula="of:=[.J213]*[.J213]" office:value-type="float" office:value="0.0286293054451845" calcext:value-type="float">
            <text:p>0.028629305445185</text:p>
          </table:table-cell>
        </table:table-row>
        <table:table-row table:style-name="ro1">
          <table:table-cell table:style-name="ce1" office:value-type="string" calcext:value-type="string">
            <text:p>3/10/2016</text:p>
          </table:table-cell>
          <table:table-cell office:value-type="float" office:value="1457568000" calcext:value-type="float">
            <text:p>1457568000</text:p>
          </table:table-cell>
          <table:table-cell office:value-type="float" office:value="30204433047" calcext:value-type="float">
            <text:p>30204433047</text:p>
          </table:table-cell>
          <table:table-cell table:formula="of:=[.C214]/10^9" office:value-type="float" office:value="30.204433047" calcext:value-type="float">
            <text:p>30.204433047</text:p>
          </table:table-cell>
          <table:table-cell office:value-type="float" office:value="11.11" calcext:value-type="float">
            <text:p>11.11</text:p>
          </table:table-cell>
          <table:table-cell table:formula="of:=[.E214]*[.D214]" office:value-type="float" office:value="335.57125115217" calcext:value-type="float">
            <text:p>335.57125115217</text:p>
          </table:table-cell>
          <table:table-cell table:formula="of:=([.E214]-[.E213])/([.E213]+0.0000000000001)" office:value-type="float" office:value="-0.0380952380952379" calcext:value-type="float">
            <text:p>-0.038095238095238</text:p>
          </table:table-cell>
          <table:table-cell table:formula="of:=ABS([.G214])" office:value-type="float" office:value="0.0380952380952379" calcext:value-type="float">
            <text:p>0.038095238095238</text:p>
          </table:table-cell>
          <table:table-cell table:formula="of:=[.G214]*[.G214]" office:value-type="float" office:value="0.00145124716553286" calcext:value-type="float">
            <text:p>0.001451247165533</text:p>
          </table:table-cell>
          <table:table-cell table:formula="of:=([.F214]-[.F213])/([.F213]+0.0000000000001)" office:value-type="float" office:value="-0.2372255694373" calcext:value-type="float">
            <text:p>-0.2372255694373</text:p>
          </table:table-cell>
          <table:table-cell table:formula="of:=ABS([.J214])" office:value-type="float" office:value="0.2372255694373" calcext:value-type="float">
            <text:p>0.2372255694373</text:p>
          </table:table-cell>
          <table:table-cell table:formula="of:=[.J214]*[.J214]" office:value-type="float" office:value="0.0562759707948512" calcext:value-type="float">
            <text:p>0.056275970794851</text:p>
          </table:table-cell>
        </table:table-row>
        <table:table-row table:style-name="ro1">
          <table:table-cell table:style-name="ce1" office:value-type="string" calcext:value-type="string">
            <text:p>3/11/2016</text:p>
          </table:table-cell>
          <table:table-cell office:value-type="float" office:value="1457654400" calcext:value-type="float">
            <text:p>1457654400</text:p>
          </table:table-cell>
          <table:table-cell office:value-type="float" office:value="29035652694" calcext:value-type="float">
            <text:p>29035652694</text:p>
          </table:table-cell>
          <table:table-cell table:formula="of:=[.C215]/10^9" office:value-type="float" office:value="29.035652694" calcext:value-type="float">
            <text:p>29.035652694</text:p>
          </table:table-cell>
          <table:table-cell office:value-type="float" office:value="11.25" calcext:value-type="float">
            <text:p>11.25</text:p>
          </table:table-cell>
          <table:table-cell table:formula="of:=[.E215]*[.D215]" office:value-type="float" office:value="326.6510928075" calcext:value-type="float">
            <text:p>326.6510928075</text:p>
          </table:table-cell>
          <table:table-cell table:formula="of:=([.E215]-[.E214])/([.E214]+0.0000000000001)" office:value-type="float" office:value="0.0126012601260125" calcext:value-type="float">
            <text:p>0.012601260126013</text:p>
          </table:table-cell>
          <table:table-cell table:formula="of:=ABS([.G215])" office:value-type="float" office:value="0.0126012601260125" calcext:value-type="float">
            <text:p>0.012601260126013</text:p>
          </table:table-cell>
          <table:table-cell table:formula="of:=[.G215]*[.G215]" office:value-type="float" office:value="0.000158791756763434" calcext:value-type="float">
            <text:p>0.000158791756763</text:p>
          </table:table-cell>
          <table:table-cell table:formula="of:=([.F215]-[.F214])/([.F214]+0.0000000000001)" office:value-type="float" office:value="-0.0265820099726749" calcext:value-type="float">
            <text:p>-0.026582009972675</text:p>
          </table:table-cell>
          <table:table-cell table:formula="of:=ABS([.J215])" office:value-type="float" office:value="0.0265820099726749" calcext:value-type="float">
            <text:p>0.026582009972675</text:p>
          </table:table-cell>
          <table:table-cell table:formula="of:=[.J215]*[.J215]" office:value-type="float" office:value="0.000706603254187387" calcext:value-type="float">
            <text:p>0.000706603254187</text:p>
          </table:table-cell>
        </table:table-row>
        <table:table-row table:style-name="ro1">
          <table:table-cell table:style-name="ce1" office:value-type="string" calcext:value-type="string">
            <text:p>3/12/2016</text:p>
          </table:table-cell>
          <table:table-cell office:value-type="float" office:value="1457740800" calcext:value-type="float">
            <text:p>1457740800</text:p>
          </table:table-cell>
          <table:table-cell office:value-type="float" office:value="29197411911" calcext:value-type="float">
            <text:p>29197411911</text:p>
          </table:table-cell>
          <table:table-cell table:formula="of:=[.C216]/10^9" office:value-type="float" office:value="29.197411911" calcext:value-type="float">
            <text:p>29.197411911</text:p>
          </table:table-cell>
          <table:table-cell office:value-type="float" office:value="13.25" calcext:value-type="float">
            <text:p>13.25</text:p>
          </table:table-cell>
          <table:table-cell table:formula="of:=[.E216]*[.D216]" office:value-type="float" office:value="386.86570782075" calcext:value-type="float">
            <text:p>386.86570782075</text:p>
          </table:table-cell>
          <table:table-cell table:formula="of:=([.E216]-[.E215])/([.E215]+0.0000000000001)" office:value-type="float" office:value="0.177777777777776" calcext:value-type="float">
            <text:p>0.177777777777776</text:p>
          </table:table-cell>
          <table:table-cell table:formula="of:=ABS([.G216])" office:value-type="float" office:value="0.177777777777776" calcext:value-type="float">
            <text:p>0.177777777777776</text:p>
          </table:table-cell>
          <table:table-cell table:formula="of:=[.G216]*[.G216]" office:value-type="float" office:value="0.0316049382716044" calcext:value-type="float">
            <text:p>0.031604938271604</text:p>
          </table:table-cell>
          <table:table-cell table:formula="of:=([.F216]-[.F215])/([.F215]+0.0000000000001)" office:value-type="float" office:value="0.184339242510158" calcext:value-type="float">
            <text:p>0.184339242510158</text:p>
          </table:table-cell>
          <table:table-cell table:formula="of:=ABS([.J216])" office:value-type="float" office:value="0.184339242510158" calcext:value-type="float">
            <text:p>0.184339242510158</text:p>
          </table:table-cell>
          <table:table-cell table:formula="of:=[.J216]*[.J216]" office:value-type="float" office:value="0.033980956329219" calcext:value-type="float">
            <text:p>0.033980956329219</text:p>
          </table:table-cell>
        </table:table-row>
        <table:table-row table:style-name="ro1">
          <table:table-cell table:style-name="ce1" office:value-type="string" calcext:value-type="string">
            <text:p>3/13/2016</text:p>
          </table:table-cell>
          <table:table-cell office:value-type="float" office:value="1457827200" calcext:value-type="float">
            <text:p>1457827200</text:p>
          </table:table-cell>
          <table:table-cell office:value-type="float" office:value="30820960382" calcext:value-type="float">
            <text:p>30820960382</text:p>
          </table:table-cell>
          <table:table-cell table:formula="of:=[.C217]/10^9" office:value-type="float" office:value="30.820960382" calcext:value-type="float">
            <text:p>30.820960382</text:p>
          </table:table-cell>
          <table:table-cell office:value-type="float" office:value="15" calcext:value-type="float">
            <text:p>15</text:p>
          </table:table-cell>
          <table:table-cell table:formula="of:=[.E217]*[.D217]" office:value-type="float" office:value="462.31440573" calcext:value-type="float">
            <text:p>462.31440573</text:p>
          </table:table-cell>
          <table:table-cell table:formula="of:=([.E217]-[.E216])/([.E216]+0.0000000000001)" office:value-type="float" office:value="0.132075471698112" calcext:value-type="float">
            <text:p>0.132075471698112</text:p>
          </table:table-cell>
          <table:table-cell table:formula="of:=ABS([.G217])" office:value-type="float" office:value="0.132075471698112" calcext:value-type="float">
            <text:p>0.132075471698112</text:p>
          </table:table-cell>
          <table:table-cell table:formula="of:=[.G217]*[.G217]" office:value-type="float" office:value="0.0174439302242788" calcext:value-type="float">
            <text:p>0.017443930224279</text:p>
          </table:table-cell>
          <table:table-cell table:formula="of:=([.F217]-[.F216])/([.F216]+0.0000000000001)" office:value-type="float" office:value="0.195025551202921" calcext:value-type="float">
            <text:p>0.195025551202921</text:p>
          </table:table-cell>
          <table:table-cell table:formula="of:=ABS([.J217])" office:value-type="float" office:value="0.195025551202921" calcext:value-type="float">
            <text:p>0.195025551202921</text:p>
          </table:table-cell>
          <table:table-cell table:formula="of:=[.J217]*[.J217]" office:value-type="float" office:value="0.0380349656220032" calcext:value-type="float">
            <text:p>0.038034965622003</text:p>
          </table:table-cell>
        </table:table-row>
        <table:table-row table:style-name="ro1">
          <table:table-cell table:style-name="ce1" office:value-type="string" calcext:value-type="string">
            <text:p>3/14/2016</text:p>
          </table:table-cell>
          <table:table-cell office:value-type="float" office:value="1457913600" calcext:value-type="float">
            <text:p>1457913600</text:p>
          </table:table-cell>
          <table:table-cell office:value-type="float" office:value="28509995013" calcext:value-type="float">
            <text:p>28509995013</text:p>
          </table:table-cell>
          <table:table-cell table:formula="of:=[.C218]/10^9" office:value-type="float" office:value="28.509995013" calcext:value-type="float">
            <text:p>28.509995013</text:p>
          </table:table-cell>
          <table:table-cell office:value-type="float" office:value="12.5" calcext:value-type="float">
            <text:p>12.5</text:p>
          </table:table-cell>
          <table:table-cell table:formula="of:=[.E218]*[.D218]" office:value-type="float" office:value="356.3749376625" calcext:value-type="float">
            <text:p>356.3749376625</text:p>
          </table:table-cell>
          <table:table-cell table:formula="of:=([.E218]-[.E217])/([.E217]+0.0000000000001)" office:value-type="float" office:value="-0.166666666666666" calcext:value-type="float">
            <text:p>-0.166666666666666</text:p>
          </table:table-cell>
          <table:table-cell table:formula="of:=ABS([.G218])" office:value-type="float" office:value="0.166666666666666" calcext:value-type="float">
            <text:p>0.166666666666666</text:p>
          </table:table-cell>
          <table:table-cell table:formula="of:=[.G218]*[.G218]" office:value-type="float" office:value="0.0277777777777774" calcext:value-type="float">
            <text:p>0.027777777777778</text:p>
          </table:table-cell>
          <table:table-cell table:formula="of:=([.F218]-[.F217])/([.F217]+0.0000000000001)" office:value-type="float" office:value="-0.229150263877718" calcext:value-type="float">
            <text:p>-0.229150263877718</text:p>
          </table:table-cell>
          <table:table-cell table:formula="of:=ABS([.J218])" office:value-type="float" office:value="0.229150263877718" calcext:value-type="float">
            <text:p>0.229150263877718</text:p>
          </table:table-cell>
          <table:table-cell table:formula="of:=[.J218]*[.J218]" office:value-type="float" office:value="0.0525098434352278" calcext:value-type="float">
            <text:p>0.052509843435228</text:p>
          </table:table-cell>
        </table:table-row>
        <table:table-row table:style-name="ro1">
          <table:table-cell table:style-name="ce1" office:value-type="string" calcext:value-type="string">
            <text:p>3/15/2016</text:p>
          </table:table-cell>
          <table:table-cell office:value-type="float" office:value="1458000000" calcext:value-type="float">
            <text:p>1458000000</text:p>
          </table:table-cell>
          <table:table-cell office:value-type="float" office:value="26342144976" calcext:value-type="float">
            <text:p>26342144976</text:p>
          </table:table-cell>
          <table:table-cell table:formula="of:=[.C219]/10^9" office:value-type="float" office:value="26.342144976" calcext:value-type="float">
            <text:p>26.342144976</text:p>
          </table:table-cell>
          <table:table-cell office:value-type="float" office:value="13.09" calcext:value-type="float">
            <text:p>13.09</text:p>
          </table:table-cell>
          <table:table-cell table:formula="of:=[.E219]*[.D219]" office:value-type="float" office:value="344.81867773584" calcext:value-type="float">
            <text:p>344.81867773584</text:p>
          </table:table-cell>
          <table:table-cell table:formula="of:=([.E219]-[.E218])/([.E218]+0.0000000000001)" office:value-type="float" office:value="0.0471999999999996" calcext:value-type="float">
            <text:p>0.0472</text:p>
          </table:table-cell>
          <table:table-cell table:formula="of:=ABS([.G219])" office:value-type="float" office:value="0.0471999999999996" calcext:value-type="float">
            <text:p>0.0472</text:p>
          </table:table-cell>
          <table:table-cell table:formula="of:=[.G219]*[.G219]" office:value-type="float" office:value="0.00222783999999996" calcext:value-type="float">
            <text:p>0.00222784</text:p>
          </table:table-cell>
          <table:table-cell table:formula="of:=([.F219]-[.F218])/([.F218]+0.0000000000001)" office:value-type="float" office:value="-0.0324272520465628" calcext:value-type="float">
            <text:p>-0.032427252046563</text:p>
          </table:table-cell>
          <table:table-cell table:formula="of:=ABS([.J219])" office:value-type="float" office:value="0.0324272520465628" calcext:value-type="float">
            <text:p>0.032427252046563</text:p>
          </table:table-cell>
          <table:table-cell table:formula="of:=[.J219]*[.J219]" office:value-type="float" office:value="0.00105152667529131" calcext:value-type="float">
            <text:p>0.001051526675291</text:p>
          </table:table-cell>
        </table:table-row>
        <table:table-row table:style-name="ro1">
          <table:table-cell table:style-name="ce1" office:value-type="string" calcext:value-type="string">
            <text:p>3/16/2016</text:p>
          </table:table-cell>
          <table:table-cell office:value-type="float" office:value="1458086400" calcext:value-type="float">
            <text:p>1458086400</text:p>
          </table:table-cell>
          <table:table-cell office:value-type="float" office:value="25523949148" calcext:value-type="float">
            <text:p>25523949148</text:p>
          </table:table-cell>
          <table:table-cell table:formula="of:=[.C220]/10^9" office:value-type="float" office:value="25.523949148" calcext:value-type="float">
            <text:p>25.523949148</text:p>
          </table:table-cell>
          <table:table-cell office:value-type="float" office:value="12.92" calcext:value-type="float">
            <text:p>12.92</text:p>
          </table:table-cell>
          <table:table-cell table:formula="of:=[.E220]*[.D220]" office:value-type="float" office:value="329.76942299216" calcext:value-type="float">
            <text:p>329.76942299216</text:p>
          </table:table-cell>
          <table:table-cell table:formula="of:=([.E220]-[.E219])/([.E219]+0.0000000000001)" office:value-type="float" office:value="-0.0129870129870129" calcext:value-type="float">
            <text:p>-0.012987012987013</text:p>
          </table:table-cell>
          <table:table-cell table:formula="of:=ABS([.G220])" office:value-type="float" office:value="0.0129870129870129" calcext:value-type="float">
            <text:p>0.012987012987013</text:p>
          </table:table-cell>
          <table:table-cell table:formula="of:=[.G220]*[.G220]" office:value-type="float" office:value="0.000168662506324841" calcext:value-type="float">
            <text:p>0.000168662506325</text:p>
          </table:table-cell>
          <table:table-cell table:formula="of:=([.F220]-[.F219])/([.F219]+0.0000000000001)" office:value-type="float" office:value="-0.0436439662796022" calcext:value-type="float">
            <text:p>-0.043643966279602</text:p>
          </table:table-cell>
          <table:table-cell table:formula="of:=ABS([.J220])" office:value-type="float" office:value="0.0436439662796022" calcext:value-type="float">
            <text:p>0.043643966279602</text:p>
          </table:table-cell>
          <table:table-cell table:formula="of:=[.J220]*[.J220]" office:value-type="float" office:value="0.00190479579261505" calcext:value-type="float">
            <text:p>0.001904795792615</text:p>
          </table:table-cell>
        </table:table-row>
        <table:table-row table:style-name="ro1">
          <table:table-cell table:style-name="ce1" office:value-type="string" calcext:value-type="string">
            <text:p>3/17/2016</text:p>
          </table:table-cell>
          <table:table-cell office:value-type="float" office:value="1458172800" calcext:value-type="float">
            <text:p>1458172800</text:p>
          </table:table-cell>
          <table:table-cell office:value-type="float" office:value="27708932990" calcext:value-type="float">
            <text:p>27708932990</text:p>
          </table:table-cell>
          <table:table-cell table:formula="of:=[.C221]/10^9" office:value-type="float" office:value="27.70893299" calcext:value-type="float">
            <text:p>27.70893299</text:p>
          </table:table-cell>
          <table:table-cell office:value-type="float" office:value="11.14" calcext:value-type="float">
            <text:p>11.14</text:p>
          </table:table-cell>
          <table:table-cell table:formula="of:=[.E221]*[.D221]" office:value-type="float" office:value="308.6775135086" calcext:value-type="float">
            <text:p>308.6775135086</text:p>
          </table:table-cell>
          <table:table-cell table:formula="of:=([.E221]-[.E220])/([.E220]+0.0000000000001)" office:value-type="float" office:value="-0.137770897832816" calcext:value-type="float">
            <text:p>-0.137770897832816</text:p>
          </table:table-cell>
          <table:table-cell table:formula="of:=ABS([.G221])" office:value-type="float" office:value="0.137770897832816" calcext:value-type="float">
            <text:p>0.137770897832816</text:p>
          </table:table-cell>
          <table:table-cell table:formula="of:=[.G221]*[.G221]" office:value-type="float" office:value="0.0189808202896603" calcext:value-type="float">
            <text:p>0.01898082028966</text:p>
          </table:table-cell>
          <table:table-cell table:formula="of:=([.F221]-[.F220])/([.F220]+0.0000000000001)" office:value-type="float" office:value="-0.0639595669367484" calcext:value-type="float">
            <text:p>-0.063959566936748</text:p>
          </table:table-cell>
          <table:table-cell table:formula="of:=ABS([.J221])" office:value-type="float" office:value="0.0639595669367484" calcext:value-type="float">
            <text:p>0.063959566936748</text:p>
          </table:table-cell>
          <table:table-cell table:formula="of:=[.J221]*[.J221]" office:value-type="float" office:value="0.0040908262027364" calcext:value-type="float">
            <text:p>0.004090826202736</text:p>
          </table:table-cell>
        </table:table-row>
        <table:table-row table:style-name="ro1">
          <table:table-cell table:style-name="ce1" office:value-type="string" calcext:value-type="string">
            <text:p>3/18/2016</text:p>
          </table:table-cell>
          <table:table-cell office:value-type="float" office:value="1458259200" calcext:value-type="float">
            <text:p>1458259200</text:p>
          </table:table-cell>
          <table:table-cell office:value-type="float" office:value="26302902480" calcext:value-type="float">
            <text:p>26302902480</text:p>
          </table:table-cell>
          <table:table-cell table:formula="of:=[.C222]/10^9" office:value-type="float" office:value="26.30290248" calcext:value-type="float">
            <text:p>26.30290248</text:p>
          </table:table-cell>
          <table:table-cell office:value-type="float" office:value="10.75" calcext:value-type="float">
            <text:p>10.75</text:p>
          </table:table-cell>
          <table:table-cell table:formula="of:=[.E222]*[.D222]" office:value-type="float" office:value="282.75620166" calcext:value-type="float">
            <text:p>282.75620166</text:p>
          </table:table-cell>
          <table:table-cell table:formula="of:=([.E222]-[.E221])/([.E221]+0.0000000000001)" office:value-type="float" office:value="-0.035008976660682" calcext:value-type="float">
            <text:p>-0.035008976660682</text:p>
          </table:table-cell>
          <table:table-cell table:formula="of:=ABS([.G222])" office:value-type="float" office:value="0.035008976660682" calcext:value-type="float">
            <text:p>0.035008976660682</text:p>
          </table:table-cell>
          <table:table-cell table:formula="of:=[.G222]*[.G222]" office:value-type="float" office:value="0.00122562844682817" calcext:value-type="float">
            <text:p>0.001225628446828</text:p>
          </table:table-cell>
          <table:table-cell table:formula="of:=([.F222]-[.F221])/([.F221]+0.0000000000001)" office:value-type="float" office:value="-0.083975381147671" calcext:value-type="float">
            <text:p>-0.083975381147671</text:p>
          </table:table-cell>
          <table:table-cell table:formula="of:=ABS([.J222])" office:value-type="float" office:value="0.083975381147671" calcext:value-type="float">
            <text:p>0.083975381147671</text:p>
          </table:table-cell>
          <table:table-cell table:formula="of:=[.J222]*[.J222]" office:value-type="float" office:value="0.00705186463889661" calcext:value-type="float">
            <text:p>0.007051864638897</text:p>
          </table:table-cell>
        </table:table-row>
        <table:table-row table:style-name="ro1">
          <table:table-cell table:style-name="ce1" office:value-type="string" calcext:value-type="string">
            <text:p>3/19/2016</text:p>
          </table:table-cell>
          <table:table-cell office:value-type="float" office:value="1458345600" calcext:value-type="float">
            <text:p>1458345600</text:p>
          </table:table-cell>
          <table:table-cell office:value-type="float" office:value="29326753003" calcext:value-type="float">
            <text:p>29326753003</text:p>
          </table:table-cell>
          <table:table-cell table:formula="of:=[.C223]/10^9" office:value-type="float" office:value="29.326753003" calcext:value-type="float">
            <text:p>29.326753003</text:p>
          </table:table-cell>
          <table:table-cell office:value-type="float" office:value="10.55" calcext:value-type="float">
            <text:p>10.55</text:p>
          </table:table-cell>
          <table:table-cell table:formula="of:=[.E223]*[.D223]" office:value-type="float" office:value="309.39724418165" calcext:value-type="float">
            <text:p>309.39724418165</text:p>
          </table:table-cell>
          <table:table-cell table:formula="of:=([.E223]-[.E222])/([.E222]+0.0000000000001)" office:value-type="float" office:value="-0.0186046511627905" calcext:value-type="float">
            <text:p>-0.018604651162791</text:p>
          </table:table-cell>
          <table:table-cell table:formula="of:=ABS([.G223])" office:value-type="float" office:value="0.0186046511627905" calcext:value-type="float">
            <text:p>0.018604651162791</text:p>
          </table:table-cell>
          <table:table-cell table:formula="of:=[.G223]*[.G223]" office:value-type="float" office:value="0.00034613304488912" calcext:value-type="float">
            <text:p>0.000346133044889</text:p>
          </table:table-cell>
          <table:table-cell table:formula="of:=([.F223]-[.F222])/([.F222]+0.0000000000001)" office:value-type="float" office:value="0.094219127167667" calcext:value-type="float">
            <text:p>0.094219127167667</text:p>
          </table:table-cell>
          <table:table-cell table:formula="of:=ABS([.J223])" office:value-type="float" office:value="0.094219127167667" calcext:value-type="float">
            <text:p>0.094219127167667</text:p>
          </table:table-cell>
          <table:table-cell table:formula="of:=[.J223]*[.J223]" office:value-type="float" office:value="0.008877243924237" calcext:value-type="float">
            <text:p>0.008877243924237</text:p>
          </table:table-cell>
        </table:table-row>
        <table:table-row table:style-name="ro1">
          <table:table-cell table:style-name="ce1" office:value-type="string" calcext:value-type="string">
            <text:p>3/20/2016</text:p>
          </table:table-cell>
          <table:table-cell office:value-type="float" office:value="1458432000" calcext:value-type="float">
            <text:p>1458432000</text:p>
          </table:table-cell>
          <table:table-cell office:value-type="float" office:value="26655411712" calcext:value-type="float">
            <text:p>26655411712</text:p>
          </table:table-cell>
          <table:table-cell table:formula="of:=[.C224]/10^9" office:value-type="float" office:value="26.655411712" calcext:value-type="float">
            <text:p>26.655411712</text:p>
          </table:table-cell>
          <table:table-cell office:value-type="float" office:value="10.06" calcext:value-type="float">
            <text:p>10.06</text:p>
          </table:table-cell>
          <table:table-cell table:formula="of:=[.E224]*[.D224]" office:value-type="float" office:value="268.15344182272" calcext:value-type="float">
            <text:p>268.15344182272</text:p>
          </table:table-cell>
          <table:table-cell table:formula="of:=([.E224]-[.E223])/([.E223]+0.0000000000001)" office:value-type="float" office:value="-0.0464454976303313" calcext:value-type="float">
            <text:p>-0.046445497630331</text:p>
          </table:table-cell>
          <table:table-cell table:formula="of:=ABS([.G224])" office:value-type="float" office:value="0.0464454976303313" calcext:value-type="float">
            <text:p>0.046445497630331</text:p>
          </table:table-cell>
          <table:table-cell table:formula="of:=[.G224]*[.G224]" office:value-type="float" office:value="0.00215718425012911" calcext:value-type="float">
            <text:p>0.002157184250129</text:p>
          </table:table-cell>
          <table:table-cell table:formula="of:=([.F224]-[.F223])/([.F223]+0.0000000000001)" office:value-type="float" office:value="-0.1333037159656" calcext:value-type="float">
            <text:p>-0.1333037159656</text:p>
          </table:table-cell>
          <table:table-cell table:formula="of:=ABS([.J224])" office:value-type="float" office:value="0.1333037159656" calcext:value-type="float">
            <text:p>0.1333037159656</text:p>
          </table:table-cell>
          <table:table-cell table:formula="of:=[.J224]*[.J224]" office:value-type="float" office:value="0.0177698806902373" calcext:value-type="float">
            <text:p>0.017769880690237</text:p>
          </table:table-cell>
        </table:table-row>
        <table:table-row table:style-name="ro1">
          <table:table-cell table:style-name="ce1" office:value-type="string" calcext:value-type="string">
            <text:p>3/21/2016</text:p>
          </table:table-cell>
          <table:table-cell office:value-type="float" office:value="1458518400" calcext:value-type="float">
            <text:p>1458518400</text:p>
          </table:table-cell>
          <table:table-cell office:value-type="float" office:value="26198708915" calcext:value-type="float">
            <text:p>26198708915</text:p>
          </table:table-cell>
          <table:table-cell table:formula="of:=[.C225]/10^9" office:value-type="float" office:value="26.198708915" calcext:value-type="float">
            <text:p>26.198708915</text:p>
          </table:table-cell>
          <table:table-cell office:value-type="float" office:value="11.97" calcext:value-type="float">
            <text:p>11.97</text:p>
          </table:table-cell>
          <table:table-cell table:formula="of:=[.E225]*[.D225]" office:value-type="float" office:value="313.59854571255" calcext:value-type="float">
            <text:p>313.59854571255</text:p>
          </table:table-cell>
          <table:table-cell table:formula="of:=([.E225]-[.E224])/([.E224]+0.0000000000001)" office:value-type="float" office:value="0.189860834990058" calcext:value-type="float">
            <text:p>0.189860834990058</text:p>
          </table:table-cell>
          <table:table-cell table:formula="of:=ABS([.G225])" office:value-type="float" office:value="0.189860834990058" calcext:value-type="float">
            <text:p>0.189860834990058</text:p>
          </table:table-cell>
          <table:table-cell table:formula="of:=[.G225]*[.G225]" office:value-type="float" office:value="0.0360471366631219" calcext:value-type="float">
            <text:p>0.036047136663122</text:p>
          </table:table-cell>
          <table:table-cell table:formula="of:=([.F225]-[.F224])/([.F224]+0.0000000000001)" office:value-type="float" office:value="0.169474251685624" calcext:value-type="float">
            <text:p>0.169474251685624</text:p>
          </table:table-cell>
          <table:table-cell table:formula="of:=ABS([.J225])" office:value-type="float" office:value="0.169474251685624" calcext:value-type="float">
            <text:p>0.169474251685624</text:p>
          </table:table-cell>
          <table:table-cell table:formula="of:=[.J225]*[.J225]" office:value-type="float" office:value="0.0287215219844022" calcext:value-type="float">
            <text:p>0.028721521984402</text:p>
          </table:table-cell>
        </table:table-row>
        <table:table-row table:style-name="ro1">
          <table:table-cell table:style-name="ce1" office:value-type="string" calcext:value-type="string">
            <text:p>3/22/2016</text:p>
          </table:table-cell>
          <table:table-cell office:value-type="float" office:value="1458604800" calcext:value-type="float">
            <text:p>1458604800</text:p>
          </table:table-cell>
          <table:table-cell office:value-type="float" office:value="23516912695" calcext:value-type="float">
            <text:p>23516912695</text:p>
          </table:table-cell>
          <table:table-cell table:formula="of:=[.C226]/10^9" office:value-type="float" office:value="23.516912695" calcext:value-type="float">
            <text:p>23.516912695</text:p>
          </table:table-cell>
          <table:table-cell office:value-type="float" office:value="10.96" calcext:value-type="float">
            <text:p>10.96</text:p>
          </table:table-cell>
          <table:table-cell table:formula="of:=[.E226]*[.D226]" office:value-type="float" office:value="257.7453631372" calcext:value-type="float">
            <text:p>257.7453631372</text:p>
          </table:table-cell>
          <table:table-cell table:formula="of:=([.E226]-[.E225])/([.E225]+0.0000000000001)" office:value-type="float" office:value="-0.0843776106933994" calcext:value-type="float">
            <text:p>-0.0843776106934</text:p>
          </table:table-cell>
          <table:table-cell table:formula="of:=ABS([.G226])" office:value-type="float" office:value="0.0843776106933994" calcext:value-type="float">
            <text:p>0.0843776106934</text:p>
          </table:table-cell>
          <table:table-cell table:formula="of:=[.G226]*[.G226]" office:value-type="float" office:value="0.00711958118632688" calcext:value-type="float">
            <text:p>0.007119581186327</text:p>
          </table:table-cell>
          <table:table-cell table:formula="of:=([.F226]-[.F225])/([.F225]+0.0000000000001)" office:value-type="float" office:value="-0.178104086702449" calcext:value-type="float">
            <text:p>-0.178104086702449</text:p>
          </table:table-cell>
          <table:table-cell table:formula="of:=ABS([.J226])" office:value-type="float" office:value="0.178104086702449" calcext:value-type="float">
            <text:p>0.178104086702449</text:p>
          </table:table-cell>
          <table:table-cell table:formula="of:=[.J226]*[.J226]" office:value-type="float" office:value="0.0317210657001136" calcext:value-type="float">
            <text:p>0.031721065700114</text:p>
          </table:table-cell>
        </table:table-row>
        <table:table-row table:style-name="ro1">
          <table:table-cell table:style-name="ce1" office:value-type="string" calcext:value-type="string">
            <text:p>3/23/2016</text:p>
          </table:table-cell>
          <table:table-cell office:value-type="float" office:value="1458691200" calcext:value-type="float">
            <text:p>1458691200</text:p>
          </table:table-cell>
          <table:table-cell office:value-type="float" office:value="24515668491" calcext:value-type="float">
            <text:p>24515668491</text:p>
          </table:table-cell>
          <table:table-cell table:formula="of:=[.C227]/10^9" office:value-type="float" office:value="24.515668491" calcext:value-type="float">
            <text:p>24.515668491</text:p>
          </table:table-cell>
          <table:table-cell office:value-type="float" office:value="12.29" calcext:value-type="float">
            <text:p>12.29</text:p>
          </table:table-cell>
          <table:table-cell table:formula="of:=[.E227]*[.D227]" office:value-type="float" office:value="301.29756575439" calcext:value-type="float">
            <text:p>301.29756575439</text:p>
          </table:table-cell>
          <table:table-cell table:formula="of:=([.E227]-[.E226])/([.E226]+0.0000000000001)" office:value-type="float" office:value="0.121350364963502" calcext:value-type="float">
            <text:p>0.121350364963502</text:p>
          </table:table-cell>
          <table:table-cell table:formula="of:=ABS([.G227])" office:value-type="float" office:value="0.121350364963502" calcext:value-type="float">
            <text:p>0.121350364963502</text:p>
          </table:table-cell>
          <table:table-cell table:formula="of:=[.G227]*[.G227]" office:value-type="float" office:value="0.0147259110767752" calcext:value-type="float">
            <text:p>0.014725911076775</text:p>
          </table:table-cell>
          <table:table-cell table:formula="of:=([.F227]-[.F226])/([.F226]+0.0000000000001)" office:value-type="float" office:value="0.168973758003191" calcext:value-type="float">
            <text:p>0.168973758003191</text:p>
          </table:table-cell>
          <table:table-cell table:formula="of:=ABS([.J227])" office:value-type="float" office:value="0.168973758003191" calcext:value-type="float">
            <text:p>0.168973758003191</text:p>
          </table:table-cell>
          <table:table-cell table:formula="of:=[.J227]*[.J227]" office:value-type="float" office:value="0.0285521308937211" calcext:value-type="float">
            <text:p>0.028552130893721</text:p>
          </table:table-cell>
        </table:table-row>
        <table:table-row table:style-name="ro1">
          <table:table-cell table:style-name="ce1" office:value-type="string" calcext:value-type="string">
            <text:p>3/24/2016</text:p>
          </table:table-cell>
          <table:table-cell office:value-type="float" office:value="1458777600" calcext:value-type="float">
            <text:p>1458777600</text:p>
          </table:table-cell>
          <table:table-cell office:value-type="float" office:value="24817035022" calcext:value-type="float">
            <text:p>24817035022</text:p>
          </table:table-cell>
          <table:table-cell table:formula="of:=[.C228]/10^9" office:value-type="float" office:value="24.817035022" calcext:value-type="float">
            <text:p>24.817035022</text:p>
          </table:table-cell>
          <table:table-cell office:value-type="float" office:value="11.13" calcext:value-type="float">
            <text:p>11.13</text:p>
          </table:table-cell>
          <table:table-cell table:formula="of:=[.E228]*[.D228]" office:value-type="float" office:value="276.21359979486" calcext:value-type="float">
            <text:p>276.21359979486</text:p>
          </table:table-cell>
          <table:table-cell table:formula="of:=([.E228]-[.E227])/([.E227]+0.0000000000001)" office:value-type="float" office:value="-0.094385679414157" calcext:value-type="float">
            <text:p>-0.094385679414157</text:p>
          </table:table-cell>
          <table:table-cell table:formula="of:=ABS([.G228])" office:value-type="float" office:value="0.094385679414157" calcext:value-type="float">
            <text:p>0.094385679414157</text:p>
          </table:table-cell>
          <table:table-cell table:formula="of:=[.G228]*[.G228]" office:value-type="float" office:value="0.00890865647847201" calcext:value-type="float">
            <text:p>0.008908656478472</text:p>
          </table:table-cell>
          <table:table-cell table:formula="of:=([.F228]-[.F227])/([.F227]+0.0000000000001)" office:value-type="float" office:value="-0.0832531318224382" calcext:value-type="float">
            <text:p>-0.083253131822438</text:p>
          </table:table-cell>
          <table:table-cell table:formula="of:=ABS([.J228])" office:value-type="float" office:value="0.0832531318224382" calcext:value-type="float">
            <text:p>0.083253131822438</text:p>
          </table:table-cell>
          <table:table-cell table:formula="of:=[.J228]*[.J228]" office:value-type="float" office:value="0.00693108395824426" calcext:value-type="float">
            <text:p>0.006931083958244</text:p>
          </table:table-cell>
        </table:table-row>
        <table:table-row table:style-name="ro1">
          <table:table-cell table:style-name="ce1" office:value-type="string" calcext:value-type="string">
            <text:p>3/25/2016</text:p>
          </table:table-cell>
          <table:table-cell office:value-type="float" office:value="1458864000" calcext:value-type="float">
            <text:p>1458864000</text:p>
          </table:table-cell>
          <table:table-cell office:value-type="float" office:value="28125320881" calcext:value-type="float">
            <text:p>28125320881</text:p>
          </table:table-cell>
          <table:table-cell table:formula="of:=[.C229]/10^9" office:value-type="float" office:value="28.125320881" calcext:value-type="float">
            <text:p>28.125320881</text:p>
          </table:table-cell>
          <table:table-cell office:value-type="float" office:value="10.69" calcext:value-type="float">
            <text:p>10.69</text:p>
          </table:table-cell>
          <table:table-cell table:formula="of:=[.E229]*[.D229]" office:value-type="float" office:value="300.65968021789" calcext:value-type="float">
            <text:p>300.65968021789</text:p>
          </table:table-cell>
          <table:table-cell table:formula="of:=([.E229]-[.E228])/([.E228]+0.0000000000001)" office:value-type="float" office:value="-0.0395327942497751" calcext:value-type="float">
            <text:p>-0.039532794249775</text:p>
          </table:table-cell>
          <table:table-cell table:formula="of:=ABS([.G229])" office:value-type="float" office:value="0.0395327942497751" calcext:value-type="float">
            <text:p>0.039532794249775</text:p>
          </table:table-cell>
          <table:table-cell table:formula="of:=[.G229]*[.G229]" office:value-type="float" office:value="0.00156284182119505" calcext:value-type="float">
            <text:p>0.001562841821195</text:p>
          </table:table-cell>
          <table:table-cell table:formula="of:=([.F229]-[.F228])/([.F228]+0.0000000000001)" office:value-type="float" office:value="0.0885042606199904" calcext:value-type="float">
            <text:p>0.08850426061999</text:p>
          </table:table-cell>
          <table:table-cell table:formula="of:=ABS([.J229])" office:value-type="float" office:value="0.0885042606199904" calcext:value-type="float">
            <text:p>0.08850426061999</text:p>
          </table:table-cell>
          <table:table-cell table:formula="of:=[.J229]*[.J229]" office:value-type="float" office:value="0.00783300414789118" calcext:value-type="float">
            <text:p>0.007833004147891</text:p>
          </table:table-cell>
        </table:table-row>
        <table:table-row table:style-name="ro1">
          <table:table-cell table:style-name="ce1" office:value-type="string" calcext:value-type="string">
            <text:p>3/26/2016</text:p>
          </table:table-cell>
          <table:table-cell office:value-type="float" office:value="1458950400" calcext:value-type="float">
            <text:p>1458950400</text:p>
          </table:table-cell>
          <table:table-cell office:value-type="float" office:value="25100050063" calcext:value-type="float">
            <text:p>25100050063</text:p>
          </table:table-cell>
          <table:table-cell table:formula="of:=[.C230]/10^9" office:value-type="float" office:value="25.100050063" calcext:value-type="float">
            <text:p>25.100050063</text:p>
          </table:table-cell>
          <table:table-cell office:value-type="float" office:value="11" calcext:value-type="float">
            <text:p>11</text:p>
          </table:table-cell>
          <table:table-cell table:formula="of:=[.E230]*[.D230]" office:value-type="float" office:value="276.100550693" calcext:value-type="float">
            <text:p>276.100550693</text:p>
          </table:table-cell>
          <table:table-cell table:formula="of:=([.E230]-[.E229])/([.E229]+0.0000000000001)" office:value-type="float" office:value="0.0289990645463047" calcext:value-type="float">
            <text:p>0.028999064546305</text:p>
          </table:table-cell>
          <table:table-cell table:formula="of:=ABS([.G230])" office:value-type="float" office:value="0.0289990645463047" calcext:value-type="float">
            <text:p>0.028999064546305</text:p>
          </table:table-cell>
          <table:table-cell table:formula="of:=[.G230]*[.G230]" office:value-type="float" office:value="0.000840945744560748" calcext:value-type="float">
            <text:p>0.000840945744561</text:p>
          </table:table-cell>
          <table:table-cell table:formula="of:=([.F230]-[.F229])/([.F229]+0.0000000000001)" office:value-type="float" office:value="-0.0816841470299305" calcext:value-type="float">
            <text:p>-0.081684147029931</text:p>
          </table:table-cell>
          <table:table-cell table:formula="of:=ABS([.J230])" office:value-type="float" office:value="0.0816841470299305" calcext:value-type="float">
            <text:p>0.081684147029931</text:p>
          </table:table-cell>
          <table:table-cell table:formula="of:=[.J230]*[.J230]" office:value-type="float" office:value="0.0066722998760073" calcext:value-type="float">
            <text:p>0.006672299876007</text:p>
          </table:table-cell>
        </table:table-row>
        <table:table-row table:style-name="ro1">
          <table:table-cell table:style-name="ce1" office:value-type="string" calcext:value-type="string">
            <text:p>3/27/2016</text:p>
          </table:table-cell>
          <table:table-cell office:value-type="float" office:value="1459036800" calcext:value-type="float">
            <text:p>1459036800</text:p>
          </table:table-cell>
          <table:table-cell office:value-type="float" office:value="23366025518" calcext:value-type="float">
            <text:p>23366025518</text:p>
          </table:table-cell>
          <table:table-cell table:formula="of:=[.C231]/10^9" office:value-type="float" office:value="23.366025518" calcext:value-type="float">
            <text:p>23.366025518</text:p>
          </table:table-cell>
          <table:table-cell office:value-type="float" office:value="10.5" calcext:value-type="float">
            <text:p>10.5</text:p>
          </table:table-cell>
          <table:table-cell table:formula="of:=[.E231]*[.D231]" office:value-type="float" office:value="245.343267939" calcext:value-type="float">
            <text:p>245.343267939</text:p>
          </table:table-cell>
          <table:table-cell table:formula="of:=([.E231]-[.E230])/([.E230]+0.0000000000001)" office:value-type="float" office:value="-0.045454545454545" calcext:value-type="float">
            <text:p>-0.045454545454545</text:p>
          </table:table-cell>
          <table:table-cell table:formula="of:=ABS([.G231])" office:value-type="float" office:value="0.045454545454545" calcext:value-type="float">
            <text:p>0.045454545454545</text:p>
          </table:table-cell>
          <table:table-cell table:formula="of:=[.G231]*[.G231]" office:value-type="float" office:value="0.0020661157024793" calcext:value-type="float">
            <text:p>0.002066115702479</text:p>
          </table:table-cell>
          <table:table-cell table:formula="of:=([.F231]-[.F230])/([.F230]+0.0000000000001)" office:value-type="float" office:value="-0.111398846097194" calcext:value-type="float">
            <text:p>-0.111398846097194</text:p>
          </table:table-cell>
          <table:table-cell table:formula="of:=ABS([.J231])" office:value-type="float" office:value="0.111398846097194" calcext:value-type="float">
            <text:p>0.111398846097194</text:p>
          </table:table-cell>
          <table:table-cell table:formula="of:=[.J231]*[.J231]" office:value-type="float" office:value="0.0124097029117863" calcext:value-type="float">
            <text:p>0.012409702911786</text:p>
          </table:table-cell>
        </table:table-row>
        <table:table-row table:style-name="ro1">
          <table:table-cell table:style-name="ce1" office:value-type="string" calcext:value-type="string">
            <text:p>3/28/2016</text:p>
          </table:table-cell>
          <table:table-cell office:value-type="float" office:value="1459123200" calcext:value-type="float">
            <text:p>1459123200</text:p>
          </table:table-cell>
          <table:table-cell office:value-type="float" office:value="23293862605" calcext:value-type="float">
            <text:p>23293862605</text:p>
          </table:table-cell>
          <table:table-cell table:formula="of:=[.C232]/10^9" office:value-type="float" office:value="23.293862605" calcext:value-type="float">
            <text:p>23.293862605</text:p>
          </table:table-cell>
          <table:table-cell office:value-type="float" office:value="11.58" calcext:value-type="float">
            <text:p>11.58</text:p>
          </table:table-cell>
          <table:table-cell table:formula="of:=[.E232]*[.D232]" office:value-type="float" office:value="269.7429289659" calcext:value-type="float">
            <text:p>269.7429289659</text:p>
          </table:table-cell>
          <table:table-cell table:formula="of:=([.E232]-[.E231])/([.E231]+0.0000000000001)" office:value-type="float" office:value="0.102857142857142" calcext:value-type="float">
            <text:p>0.102857142857142</text:p>
          </table:table-cell>
          <table:table-cell table:formula="of:=ABS([.G232])" office:value-type="float" office:value="0.102857142857142" calcext:value-type="float">
            <text:p>0.102857142857142</text:p>
          </table:table-cell>
          <table:table-cell table:formula="of:=[.G232]*[.G232]" office:value-type="float" office:value="0.0105795918367345" calcext:value-type="float">
            <text:p>0.010579591836735</text:p>
          </table:table-cell>
          <table:table-cell table:formula="of:=([.F232]-[.F231])/([.F231]+0.0000000000001)" office:value-type="float" office:value="0.0994511128504513" calcext:value-type="float">
            <text:p>0.099451112850451</text:p>
          </table:table-cell>
          <table:table-cell table:formula="of:=ABS([.J232])" office:value-type="float" office:value="0.0994511128504513" calcext:value-type="float">
            <text:p>0.099451112850451</text:p>
          </table:table-cell>
          <table:table-cell table:formula="of:=[.J232]*[.J232]" office:value-type="float" office:value="0.00989052384719321" calcext:value-type="float">
            <text:p>0.009890523847193</text:p>
          </table:table-cell>
        </table:table-row>
        <table:table-row table:style-name="ro1">
          <table:table-cell table:style-name="ce1" office:value-type="string" calcext:value-type="string">
            <text:p>3/29/2016</text:p>
          </table:table-cell>
          <table:table-cell office:value-type="float" office:value="1459209600" calcext:value-type="float">
            <text:p>1459209600</text:p>
          </table:table-cell>
          <table:table-cell office:value-type="float" office:value="24748798767" calcext:value-type="float">
            <text:p>24748798767</text:p>
          </table:table-cell>
          <table:table-cell table:formula="of:=[.C233]/10^9" office:value-type="float" office:value="24.748798767" calcext:value-type="float">
            <text:p>24.748798767</text:p>
          </table:table-cell>
          <table:table-cell office:value-type="float" office:value="11.73" calcext:value-type="float">
            <text:p>11.73</text:p>
          </table:table-cell>
          <table:table-cell table:formula="of:=[.E233]*[.D233]" office:value-type="float" office:value="290.30340953691" calcext:value-type="float">
            <text:p>290.30340953691</text:p>
          </table:table-cell>
          <table:table-cell table:formula="of:=([.E233]-[.E232])/([.E232]+0.0000000000001)" office:value-type="float" office:value="0.0129533678756476" calcext:value-type="float">
            <text:p>0.012953367875648</text:p>
          </table:table-cell>
          <table:table-cell table:formula="of:=ABS([.G233])" office:value-type="float" office:value="0.0129533678756476" calcext:value-type="float">
            <text:p>0.012953367875648</text:p>
          </table:table-cell>
          <table:table-cell table:formula="of:=[.G233]*[.G233]" office:value-type="float" office:value="0.000167789739321859" calcext:value-type="float">
            <text:p>0.000167789739322</text:p>
          </table:table-cell>
          <table:table-cell table:formula="of:=([.F233]-[.F232])/([.F232]+0.0000000000001)" office:value-type="float" office:value="0.0762225006224691" calcext:value-type="float">
            <text:p>0.076222500622469</text:p>
          </table:table-cell>
          <table:table-cell table:formula="of:=ABS([.J233])" office:value-type="float" office:value="0.0762225006224691" calcext:value-type="float">
            <text:p>0.076222500622469</text:p>
          </table:table-cell>
          <table:table-cell table:formula="of:=[.J233]*[.J233]" office:value-type="float" office:value="0.00580986960114231" calcext:value-type="float">
            <text:p>0.005809869601142</text:p>
          </table:table-cell>
        </table:table-row>
        <table:table-row table:style-name="ro1">
          <table:table-cell table:style-name="ce1" office:value-type="string" calcext:value-type="string">
            <text:p>3/30/2016</text:p>
          </table:table-cell>
          <table:table-cell office:value-type="float" office:value="1459296000" calcext:value-type="float">
            <text:p>1459296000</text:p>
          </table:table-cell>
          <table:table-cell office:value-type="float" office:value="29356903690" calcext:value-type="float">
            <text:p>29356903690</text:p>
          </table:table-cell>
          <table:table-cell table:formula="of:=[.C234]/10^9" office:value-type="float" office:value="29.35690369" calcext:value-type="float">
            <text:p>29.35690369</text:p>
          </table:table-cell>
          <table:table-cell office:value-type="float" office:value="11.88" calcext:value-type="float">
            <text:p>11.88</text:p>
          </table:table-cell>
          <table:table-cell table:formula="of:=[.E234]*[.D234]" office:value-type="float" office:value="348.7600158372" calcext:value-type="float">
            <text:p>348.7600158372</text:p>
          </table:table-cell>
          <table:table-cell table:formula="of:=([.E234]-[.E233])/([.E233]+0.0000000000001)" office:value-type="float" office:value="0.0127877237851662" calcext:value-type="float">
            <text:p>0.012787723785166</text:p>
          </table:table-cell>
          <table:table-cell table:formula="of:=ABS([.G234])" office:value-type="float" office:value="0.0127877237851662" calcext:value-type="float">
            <text:p>0.012787723785166</text:p>
          </table:table-cell>
          <table:table-cell table:formula="of:=[.G234]*[.G234]" office:value-type="float" office:value="0.000163525879605704" calcext:value-type="float">
            <text:p>0.000163525879606</text:p>
          </table:table-cell>
          <table:table-cell table:formula="of:=([.F234]-[.F233])/([.F233]+0.0000000000001)" office:value-type="float" office:value="0.201363829634449" calcext:value-type="float">
            <text:p>0.201363829634449</text:p>
          </table:table-cell>
          <table:table-cell table:formula="of:=ABS([.J234])" office:value-type="float" office:value="0.201363829634449" calcext:value-type="float">
            <text:p>0.201363829634449</text:p>
          </table:table-cell>
          <table:table-cell table:formula="of:=[.J234]*[.J234]" office:value-type="float" office:value="0.0405473918850513" calcext:value-type="float">
            <text:p>0.040547391885051</text:p>
          </table:table-cell>
        </table:table-row>
        <table:table-row table:style-name="ro1">
          <table:table-cell table:style-name="ce1" office:value-type="string" calcext:value-type="string">
            <text:p>3/31/2016</text:p>
          </table:table-cell>
          <table:table-cell office:value-type="float" office:value="1459382400" calcext:value-type="float">
            <text:p>1459382400</text:p>
          </table:table-cell>
          <table:table-cell office:value-type="float" office:value="23943731847" calcext:value-type="float">
            <text:p>23943731847</text:p>
          </table:table-cell>
          <table:table-cell table:formula="of:=[.C235]/10^9" office:value-type="float" office:value="23.943731847" calcext:value-type="float">
            <text:p>23.943731847</text:p>
          </table:table-cell>
          <table:table-cell office:value-type="float" office:value="11.41" calcext:value-type="float">
            <text:p>11.41</text:p>
          </table:table-cell>
          <table:table-cell table:formula="of:=[.E235]*[.D235]" office:value-type="float" office:value="273.19798037427" calcext:value-type="float">
            <text:p>273.19798037427</text:p>
          </table:table-cell>
          <table:table-cell table:formula="of:=([.E235]-[.E234])/([.E234]+0.0000000000001)" office:value-type="float" office:value="-0.0395622895622893" calcext:value-type="float">
            <text:p>-0.039562289562289</text:p>
          </table:table-cell>
          <table:table-cell table:formula="of:=ABS([.G235])" office:value-type="float" office:value="0.0395622895622893" calcext:value-type="float">
            <text:p>0.039562289562289</text:p>
          </table:table-cell>
          <table:table-cell table:formula="of:=[.G235]*[.G235]" office:value-type="float" office:value="0.00156517475541042" calcext:value-type="float">
            <text:p>0.00156517475541</text:p>
          </table:table-cell>
          <table:table-cell table:formula="of:=([.F235]-[.F234])/([.F234]+0.0000000000001)" office:value-type="float" office:value="-0.216659112374287" calcext:value-type="float">
            <text:p>-0.216659112374287</text:p>
          </table:table-cell>
          <table:table-cell table:formula="of:=ABS([.J235])" office:value-type="float" office:value="0.216659112374287" calcext:value-type="float">
            <text:p>0.216659112374287</text:p>
          </table:table-cell>
          <table:table-cell table:formula="of:=[.J235]*[.J235]" office:value-type="float" office:value="0.0469411709748139" calcext:value-type="float">
            <text:p>0.046941170974814</text:p>
          </table:table-cell>
        </table:table-row>
        <table:table-row table:style-name="ro1">
          <table:table-cell table:style-name="ce1" office:value-type="string" calcext:value-type="string">
            <text:p>4/1/2016</text:p>
          </table:table-cell>
          <table:table-cell office:value-type="float" office:value="1459468800" calcext:value-type="float">
            <text:p>1459468800</text:p>
          </table:table-cell>
          <table:table-cell office:value-type="float" office:value="23089731009" calcext:value-type="float">
            <text:p>23089731009</text:p>
          </table:table-cell>
          <table:table-cell table:formula="of:=[.C236]/10^9" office:value-type="float" office:value="23.089731009" calcext:value-type="float">
            <text:p>23.089731009</text:p>
          </table:table-cell>
          <table:table-cell office:value-type="float" office:value="11.63" calcext:value-type="float">
            <text:p>11.63</text:p>
          </table:table-cell>
          <table:table-cell table:formula="of:=[.E236]*[.D236]" office:value-type="float" office:value="268.53357163467" calcext:value-type="float">
            <text:p>268.53357163467</text:p>
          </table:table-cell>
          <table:table-cell table:formula="of:=([.E236]-[.E235])/([.E235]+0.0000000000001)" office:value-type="float" office:value="0.0192813321647676" calcext:value-type="float">
            <text:p>0.019281332164768</text:p>
          </table:table-cell>
          <table:table-cell table:formula="of:=ABS([.G236])" office:value-type="float" office:value="0.0192813321647676" calcext:value-type="float">
            <text:p>0.019281332164768</text:p>
          </table:table-cell>
          <table:table-cell table:formula="of:=[.G236]*[.G236]" office:value-type="float" office:value="0.000371769770048103" calcext:value-type="float">
            <text:p>0.000371769770048</text:p>
          </table:table-cell>
          <table:table-cell table:formula="of:=([.F236]-[.F235])/([.F235]+0.0000000000001)" office:value-type="float" office:value="-0.0170733646464368" calcext:value-type="float">
            <text:p>-0.017073364646437</text:p>
          </table:table-cell>
          <table:table-cell table:formula="of:=ABS([.J236])" office:value-type="float" office:value="0.0170733646464368" calcext:value-type="float">
            <text:p>0.017073364646437</text:p>
          </table:table-cell>
          <table:table-cell table:formula="of:=[.J236]*[.J236]" office:value-type="float" office:value="0.000291499780350197" calcext:value-type="float">
            <text:p>0.00029149978035</text:p>
          </table:table-cell>
        </table:table-row>
        <table:table-row table:style-name="ro1">
          <table:table-cell table:style-name="ce1" office:value-type="string" calcext:value-type="string">
            <text:p>4/2/2016</text:p>
          </table:table-cell>
          <table:table-cell office:value-type="float" office:value="1459555200" calcext:value-type="float">
            <text:p>1459555200</text:p>
          </table:table-cell>
          <table:table-cell office:value-type="float" office:value="22939736669" calcext:value-type="float">
            <text:p>22939736669</text:p>
          </table:table-cell>
          <table:table-cell table:formula="of:=[.C237]/10^9" office:value-type="float" office:value="22.939736669" calcext:value-type="float">
            <text:p>22.939736669</text:p>
          </table:table-cell>
          <table:table-cell office:value-type="float" office:value="11.61" calcext:value-type="float">
            <text:p>11.61</text:p>
          </table:table-cell>
          <table:table-cell table:formula="of:=[.E237]*[.D237]" office:value-type="float" office:value="266.33034272709" calcext:value-type="float">
            <text:p>266.33034272709</text:p>
          </table:table-cell>
          <table:table-cell table:formula="of:=([.E237]-[.E236])/([.E236]+0.0000000000001)" office:value-type="float" office:value="-0.00171969045571807" calcext:value-type="float">
            <text:p>-0.001719690455718</text:p>
          </table:table-cell>
          <table:table-cell table:formula="of:=ABS([.G237])" office:value-type="float" office:value="0.00171969045571807" calcext:value-type="float">
            <text:p>0.001719690455718</text:p>
          </table:table-cell>
          <table:table-cell table:formula="of:=[.G237]*[.G237]" office:value-type="float" office:value="0.00000295733526348783" calcext:value-type="float">
            <text:p>2.95733526348783E-06</text:p>
          </table:table-cell>
          <table:table-cell table:formula="of:=([.F237]-[.F236])/([.F236]+0.0000000000001)" office:value-type="float" office:value="-0.00820466839273817" calcext:value-type="float">
            <text:p>-0.008204668392738</text:p>
          </table:table-cell>
          <table:table-cell table:formula="of:=ABS([.J237])" office:value-type="float" office:value="0.00820466839273817" calcext:value-type="float">
            <text:p>0.008204668392738</text:p>
          </table:table-cell>
          <table:table-cell table:formula="of:=[.J237]*[.J237]" office:value-type="float" office:value="0.0000673165834347967" calcext:value-type="float">
            <text:p>6.73165834347967E-05</text:p>
          </table:table-cell>
        </table:table-row>
        <table:table-row table:style-name="ro1">
          <table:table-cell table:style-name="ce1" office:value-type="string" calcext:value-type="string">
            <text:p>4/3/2016</text:p>
          </table:table-cell>
          <table:table-cell office:value-type="float" office:value="1459641600" calcext:value-type="float">
            <text:p>1459641600</text:p>
          </table:table-cell>
          <table:table-cell office:value-type="float" office:value="22705288437" calcext:value-type="float">
            <text:p>22705288437</text:p>
          </table:table-cell>
          <table:table-cell table:formula="of:=[.C238]/10^9" office:value-type="float" office:value="22.705288437" calcext:value-type="float">
            <text:p>22.705288437</text:p>
          </table:table-cell>
          <table:table-cell office:value-type="float" office:value="11.58" calcext:value-type="float">
            <text:p>11.58</text:p>
          </table:table-cell>
          <table:table-cell table:formula="of:=[.E238]*[.D238]" office:value-type="float" office:value="262.92724010046" calcext:value-type="float">
            <text:p>262.92724010046</text:p>
          </table:table-cell>
          <table:table-cell table:formula="of:=([.E238]-[.E237])/([.E237]+0.0000000000001)" office:value-type="float" office:value="-0.0025839793281653" calcext:value-type="float">
            <text:p>-0.002583979328165</text:p>
          </table:table-cell>
          <table:table-cell table:formula="of:=ABS([.G238])" office:value-type="float" office:value="0.0025839793281653" calcext:value-type="float">
            <text:p>0.002583979328165</text:p>
          </table:table-cell>
          <table:table-cell table:formula="of:=[.G238]*[.G238]" office:value-type="float" office:value="0.00000667694916838558" calcext:value-type="float">
            <text:p>6.67694916838558E-06</text:p>
          </table:table-cell>
          <table:table-cell table:formula="of:=([.F238]-[.F237])/([.F237]+0.0000000000001)" office:value-type="float" office:value="-0.0127777503373588" calcext:value-type="float">
            <text:p>-0.012777750337359</text:p>
          </table:table-cell>
          <table:table-cell table:formula="of:=ABS([.J238])" office:value-type="float" office:value="0.0127777503373588" calcext:value-type="float">
            <text:p>0.012777750337359</text:p>
          </table:table-cell>
          <table:table-cell table:formula="of:=[.J238]*[.J238]" office:value-type="float" office:value="0.000163270903683873" calcext:value-type="float">
            <text:p>0.000163270903684</text:p>
          </table:table-cell>
        </table:table-row>
        <table:table-row table:style-name="ro1">
          <table:table-cell table:style-name="ce1" office:value-type="string" calcext:value-type="string">
            <text:p>4/4/2016</text:p>
          </table:table-cell>
          <table:table-cell office:value-type="float" office:value="1459728000" calcext:value-type="float">
            <text:p>1459728000</text:p>
          </table:table-cell>
          <table:table-cell office:value-type="float" office:value="23071306359" calcext:value-type="float">
            <text:p>23071306359</text:p>
          </table:table-cell>
          <table:table-cell table:formula="of:=[.C239]/10^9" office:value-type="float" office:value="23.071306359" calcext:value-type="float">
            <text:p>23.071306359</text:p>
          </table:table-cell>
          <table:table-cell office:value-type="float" office:value="11.1" calcext:value-type="float">
            <text:p>11.1</text:p>
          </table:table-cell>
          <table:table-cell table:formula="of:=[.E239]*[.D239]" office:value-type="float" office:value="256.0915005849" calcext:value-type="float">
            <text:p>256.0915005849</text:p>
          </table:table-cell>
          <table:table-cell table:formula="of:=([.E239]-[.E238])/([.E238]+0.0000000000001)" office:value-type="float" office:value="-0.0414507772020722" calcext:value-type="float">
            <text:p>-0.041450777202072</text:p>
          </table:table-cell>
          <table:table-cell table:formula="of:=ABS([.G239])" office:value-type="float" office:value="0.0414507772020722" calcext:value-type="float">
            <text:p>0.041450777202072</text:p>
          </table:table-cell>
          <table:table-cell table:formula="of:=[.G239]*[.G239]" office:value-type="float" office:value="0.00171816693065583" calcext:value-type="float">
            <text:p>0.001718166930656</text:p>
          </table:table-cell>
          <table:table-cell table:formula="of:=([.F239]-[.F238])/([.F238]+0.0000000000001)" office:value-type="float" office:value="-0.0259985976080232" calcext:value-type="float">
            <text:p>-0.025998597608023</text:p>
          </table:table-cell>
          <table:table-cell table:formula="of:=ABS([.J239])" office:value-type="float" office:value="0.0259985976080232" calcext:value-type="float">
            <text:p>0.025998597608023</text:p>
          </table:table-cell>
          <table:table-cell table:formula="of:=[.J239]*[.J239]" office:value-type="float" office:value="0.00067592707758391" calcext:value-type="float">
            <text:p>0.000675927077584</text:p>
          </table:table-cell>
        </table:table-row>
        <table:table-row table:style-name="ro1">
          <table:table-cell table:style-name="ce1" office:value-type="string" calcext:value-type="string">
            <text:p>4/5/2016</text:p>
          </table:table-cell>
          <table:table-cell office:value-type="float" office:value="1459814400" calcext:value-type="float">
            <text:p>1459814400</text:p>
          </table:table-cell>
          <table:table-cell office:value-type="float" office:value="22855001812" calcext:value-type="float">
            <text:p>22855001812</text:p>
          </table:table-cell>
          <table:table-cell table:formula="of:=[.C240]/10^9" office:value-type="float" office:value="22.855001812" calcext:value-type="float">
            <text:p>22.855001812</text:p>
          </table:table-cell>
          <table:table-cell office:value-type="float" office:value="10.39" calcext:value-type="float">
            <text:p>10.39</text:p>
          </table:table-cell>
          <table:table-cell table:formula="of:=[.E240]*[.D240]" office:value-type="float" office:value="237.46346882668" calcext:value-type="float">
            <text:p>237.46346882668</text:p>
          </table:table-cell>
          <table:table-cell table:formula="of:=([.E240]-[.E239])/([.E239]+0.0000000000001)" office:value-type="float" office:value="-0.0639639639639633" calcext:value-type="float">
            <text:p>-0.063963963963963</text:p>
          </table:table-cell>
          <table:table-cell table:formula="of:=ABS([.G240])" office:value-type="float" office:value="0.0639639639639633" calcext:value-type="float">
            <text:p>0.063963963963963</text:p>
          </table:table-cell>
          <table:table-cell table:formula="of:=[.G240]*[.G240]" office:value-type="float" office:value="0.0040913886859832" calcext:value-type="float">
            <text:p>0.004091388685983</text:p>
          </table:table-cell>
          <table:table-cell table:formula="of:=([.F240]-[.F239])/([.F239]+0.0000000000001)" office:value-type="float" office:value="-0.0727397501114817" calcext:value-type="float">
            <text:p>-0.072739750111482</text:p>
          </table:table-cell>
          <table:table-cell table:formula="of:=ABS([.J240])" office:value-type="float" office:value="0.0727397501114817" calcext:value-type="float">
            <text:p>0.072739750111482</text:p>
          </table:table-cell>
          <table:table-cell table:formula="of:=[.J240]*[.J240]" office:value-type="float" office:value="0.0052910712462808" calcext:value-type="float">
            <text:p>0.005291071246281</text:p>
          </table:table-cell>
        </table:table-row>
        <table:table-row table:style-name="ro1">
          <table:table-cell table:style-name="ce1" office:value-type="string" calcext:value-type="string">
            <text:p>4/6/2016</text:p>
          </table:table-cell>
          <table:table-cell office:value-type="float" office:value="1459900800" calcext:value-type="float">
            <text:p>1459900800</text:p>
          </table:table-cell>
          <table:table-cell office:value-type="float" office:value="23774218158" calcext:value-type="float">
            <text:p>23774218158</text:p>
          </table:table-cell>
          <table:table-cell table:formula="of:=[.C241]/10^9" office:value-type="float" office:value="23.774218158" calcext:value-type="float">
            <text:p>23.774218158</text:p>
          </table:table-cell>
          <table:table-cell office:value-type="float" office:value="10.79" calcext:value-type="float">
            <text:p>10.79</text:p>
          </table:table-cell>
          <table:table-cell table:formula="of:=[.E241]*[.D241]" office:value-type="float" office:value="256.52381392482" calcext:value-type="float">
            <text:p>256.52381392482</text:p>
          </table:table-cell>
          <table:table-cell table:formula="of:=([.E241]-[.E240])/([.E240]+0.0000000000001)" office:value-type="float" office:value="0.0384985563041381" calcext:value-type="float">
            <text:p>0.038498556304138</text:p>
          </table:table-cell>
          <table:table-cell table:formula="of:=ABS([.G241])" office:value-type="float" office:value="0.0384985563041381" calcext:value-type="float">
            <text:p>0.038498556304138</text:p>
          </table:table-cell>
          <table:table-cell table:formula="of:=[.G241]*[.G241]" office:value-type="float" office:value="0.00148213883750289" calcext:value-type="float">
            <text:p>0.001482138837503</text:p>
          </table:table-cell>
          <table:table-cell table:formula="of:=([.F241]-[.F240])/([.F240]+0.0000000000001)" office:value-type="float" office:value="0.0802664308422604" calcext:value-type="float">
            <text:p>0.08026643084226</text:p>
          </table:table-cell>
          <table:table-cell table:formula="of:=ABS([.J241])" office:value-type="float" office:value="0.0802664308422604" calcext:value-type="float">
            <text:p>0.08026643084226</text:p>
          </table:table-cell>
          <table:table-cell table:formula="of:=[.J241]*[.J241]" office:value-type="float" office:value="0.00644269992015537" calcext:value-type="float">
            <text:p>0.006442699920155</text:p>
          </table:table-cell>
        </table:table-row>
        <table:table-row table:style-name="ro1">
          <table:table-cell table:style-name="ce1" office:value-type="string" calcext:value-type="string">
            <text:p>4/7/2016</text:p>
          </table:table-cell>
          <table:table-cell office:value-type="float" office:value="1459987200" calcext:value-type="float">
            <text:p>1459987200</text:p>
          </table:table-cell>
          <table:table-cell office:value-type="float" office:value="22920002717" calcext:value-type="float">
            <text:p>22920002717</text:p>
          </table:table-cell>
          <table:table-cell table:formula="of:=[.C242]/10^9" office:value-type="float" office:value="22.920002717" calcext:value-type="float">
            <text:p>22.920002717</text:p>
          </table:table-cell>
          <table:table-cell office:value-type="float" office:value="10.08" calcext:value-type="float">
            <text:p>10.08</text:p>
          </table:table-cell>
          <table:table-cell table:formula="of:=[.E242]*[.D242]" office:value-type="float" office:value="231.03362738736" calcext:value-type="float">
            <text:p>231.03362738736</text:p>
          </table:table-cell>
          <table:table-cell table:formula="of:=([.E242]-[.E241])/([.E241]+0.0000000000001)" office:value-type="float" office:value="-0.0658016682113061" calcext:value-type="float">
            <text:p>-0.065801668211306</text:p>
          </table:table-cell>
          <table:table-cell table:formula="of:=ABS([.G242])" office:value-type="float" office:value="0.0658016682113061" calcext:value-type="float">
            <text:p>0.065801668211306</text:p>
          </table:table-cell>
          <table:table-cell table:formula="of:=[.G242]*[.G242]" office:value-type="float" office:value="0.00432985953939081" calcext:value-type="float">
            <text:p>0.004329859539391</text:p>
          </table:table-cell>
          <table:table-cell table:formula="of:=([.F242]-[.F241])/([.F241]+0.0000000000001)" office:value-type="float" office:value="-0.0993677200859428" calcext:value-type="float">
            <text:p>-0.099367720085943</text:p>
          </table:table-cell>
          <table:table-cell table:formula="of:=ABS([.J242])" office:value-type="float" office:value="0.0993677200859428" calcext:value-type="float">
            <text:p>0.099367720085943</text:p>
          </table:table-cell>
          <table:table-cell table:formula="of:=[.J242]*[.J242]" office:value-type="float" office:value="0.00987394379507828" calcext:value-type="float">
            <text:p>0.009873943795078</text:p>
          </table:table-cell>
        </table:table-row>
        <table:table-row table:style-name="ro1">
          <table:table-cell table:style-name="ce1" office:value-type="string" calcext:value-type="string">
            <text:p>4/8/2016</text:p>
          </table:table-cell>
          <table:table-cell office:value-type="float" office:value="1460073600" calcext:value-type="float">
            <text:p>1460073600</text:p>
          </table:table-cell>
          <table:table-cell office:value-type="float" office:value="23663537901" calcext:value-type="float">
            <text:p>23663537901</text:p>
          </table:table-cell>
          <table:table-cell table:formula="of:=[.C243]/10^9" office:value-type="float" office:value="23.663537901" calcext:value-type="float">
            <text:p>23.663537901</text:p>
          </table:table-cell>
          <table:table-cell office:value-type="float" office:value="9.74" calcext:value-type="float">
            <text:p>9.74</text:p>
          </table:table-cell>
          <table:table-cell table:formula="of:=[.E243]*[.D243]" office:value-type="float" office:value="230.48285915574" calcext:value-type="float">
            <text:p>230.48285915574</text:p>
          </table:table-cell>
          <table:table-cell table:formula="of:=([.E243]-[.E242])/([.E242]+0.0000000000001)" office:value-type="float" office:value="-0.0337301587301584" calcext:value-type="float">
            <text:p>-0.033730158730158</text:p>
          </table:table-cell>
          <table:table-cell table:formula="of:=ABS([.G243])" office:value-type="float" office:value="0.0337301587301584" calcext:value-type="float">
            <text:p>0.033730158730158</text:p>
          </table:table-cell>
          <table:table-cell table:formula="of:=[.G243]*[.G243]" office:value-type="float" office:value="0.00113772360796168" calcext:value-type="float">
            <text:p>0.001137723607962</text:p>
          </table:table-cell>
          <table:table-cell table:formula="of:=([.F243]-[.F242])/([.F242]+0.0000000000001)" office:value-type="float" office:value="-0.00238393102271874" calcext:value-type="float">
            <text:p>-0.002383931022719</text:p>
          </table:table-cell>
          <table:table-cell table:formula="of:=ABS([.J243])" office:value-type="float" office:value="0.00238393102271874" calcext:value-type="float">
            <text:p>0.002383931022719</text:p>
          </table:table-cell>
          <table:table-cell table:formula="of:=[.J243]*[.J243]" office:value-type="float" office:value="0.00000568312712108081" calcext:value-type="float">
            <text:p>5.68312712108081E-06</text:p>
          </table:table-cell>
        </table:table-row>
        <table:table-row table:style-name="ro1">
          <table:table-cell table:style-name="ce1" office:value-type="string" calcext:value-type="string">
            <text:p>4/9/2016</text:p>
          </table:table-cell>
          <table:table-cell office:value-type="float" office:value="1460160000" calcext:value-type="float">
            <text:p>1460160000</text:p>
          </table:table-cell>
          <table:table-cell office:value-type="float" office:value="23374699345" calcext:value-type="float">
            <text:p>23374699345</text:p>
          </table:table-cell>
          <table:table-cell table:formula="of:=[.C244]/10^9" office:value-type="float" office:value="23.374699345" calcext:value-type="float">
            <text:p>23.374699345</text:p>
          </table:table-cell>
          <table:table-cell office:value-type="float" office:value="9.16" calcext:value-type="float">
            <text:p>9.16</text:p>
          </table:table-cell>
          <table:table-cell table:formula="of:=[.E244]*[.D244]" office:value-type="float" office:value="214.1122460002" calcext:value-type="float">
            <text:p>214.1122460002</text:p>
          </table:table-cell>
          <table:table-cell table:formula="of:=([.E244]-[.E243])/([.E243]+0.0000000000001)" office:value-type="float" office:value="-0.0595482546201226" calcext:value-type="float">
            <text:p>-0.059548254620123</text:p>
          </table:table-cell>
          <table:table-cell table:formula="of:=ABS([.G244])" office:value-type="float" office:value="0.0595482546201226" calcext:value-type="float">
            <text:p>0.059548254620123</text:p>
          </table:table-cell>
          <table:table-cell table:formula="of:=[.G244]*[.G244]" office:value-type="float" office:value="0.00354599462830295" calcext:value-type="float">
            <text:p>0.003545994628303</text:p>
          </table:table-cell>
          <table:table-cell table:formula="of:=([.F244]-[.F243])/([.F243]+0.0000000000001)" office:value-type="float" office:value="-0.0710274647559721" calcext:value-type="float">
            <text:p>-0.071027464755972</text:p>
          </table:table-cell>
          <table:table-cell table:formula="of:=ABS([.J244])" office:value-type="float" office:value="0.0710274647559721" calcext:value-type="float">
            <text:p>0.071027464755972</text:p>
          </table:table-cell>
          <table:table-cell table:formula="of:=[.J244]*[.J244]" office:value-type="float" office:value="0.00504490074966086" calcext:value-type="float">
            <text:p>0.005044900749661</text:p>
          </table:table-cell>
        </table:table-row>
        <table:table-row table:style-name="ro1">
          <table:table-cell table:style-name="ce1" office:value-type="string" calcext:value-type="string">
            <text:p>4/10/2016</text:p>
          </table:table-cell>
          <table:table-cell office:value-type="float" office:value="1460246400" calcext:value-type="float">
            <text:p>1460246400</text:p>
          </table:table-cell>
          <table:table-cell office:value-type="float" office:value="23678330657" calcext:value-type="float">
            <text:p>23678330657</text:p>
          </table:table-cell>
          <table:table-cell table:formula="of:=[.C245]/10^9" office:value-type="float" office:value="23.678330657" calcext:value-type="float">
            <text:p>23.678330657</text:p>
          </table:table-cell>
          <table:table-cell office:value-type="float" office:value="8.8" calcext:value-type="float">
            <text:p>8.8</text:p>
          </table:table-cell>
          <table:table-cell table:formula="of:=[.E245]*[.D245]" office:value-type="float" office:value="208.3693097816" calcext:value-type="float">
            <text:p>208.3693097816</text:p>
          </table:table-cell>
          <table:table-cell table:formula="of:=([.E245]-[.E244])/([.E244]+0.0000000000001)" office:value-type="float" office:value="-0.0393013100436676" calcext:value-type="float">
            <text:p>-0.039301310043668</text:p>
          </table:table-cell>
          <table:table-cell table:formula="of:=ABS([.G245])" office:value-type="float" office:value="0.0393013100436676" calcext:value-type="float">
            <text:p>0.039301310043668</text:p>
          </table:table-cell>
          <table:table-cell table:formula="of:=[.G245]*[.G245]" office:value-type="float" office:value="0.00154459297114849" calcext:value-type="float">
            <text:p>0.001544592971148</text:p>
          </table:table-cell>
          <table:table-cell table:formula="of:=([.F245]-[.F244])/([.F244]+0.0000000000001)" office:value-type="float" office:value="-0.026822081996163" calcext:value-type="float">
            <text:p>-0.026822081996163</text:p>
          </table:table-cell>
          <table:table-cell table:formula="of:=ABS([.J245])" office:value-type="float" office:value="0.026822081996163" calcext:value-type="float">
            <text:p>0.026822081996163</text:p>
          </table:table-cell>
          <table:table-cell table:formula="of:=[.J245]*[.J245]" office:value-type="float" office:value="0.000719424082608892" calcext:value-type="float">
            <text:p>0.000719424082609</text:p>
          </table:table-cell>
        </table:table-row>
        <table:table-row table:style-name="ro1">
          <table:table-cell table:style-name="ce1" office:value-type="string" calcext:value-type="string">
            <text:p>4/11/2016</text:p>
          </table:table-cell>
          <table:table-cell office:value-type="float" office:value="1460332800" calcext:value-type="float">
            <text:p>1460332800</text:p>
          </table:table-cell>
          <table:table-cell office:value-type="float" office:value="23659454582" calcext:value-type="float">
            <text:p>23659454582</text:p>
          </table:table-cell>
          <table:table-cell table:formula="of:=[.C246]/10^9" office:value-type="float" office:value="23.659454582" calcext:value-type="float">
            <text:p>23.659454582</text:p>
          </table:table-cell>
          <table:table-cell office:value-type="float" office:value="8.72" calcext:value-type="float">
            <text:p>8.72</text:p>
          </table:table-cell>
          <table:table-cell table:formula="of:=[.E246]*[.D246]" office:value-type="float" office:value="206.31044395504" calcext:value-type="float">
            <text:p>206.31044395504</text:p>
          </table:table-cell>
          <table:table-cell table:formula="of:=([.E246]-[.E245])/([.E245]+0.0000000000001)" office:value-type="float" office:value="-0.00909090909090899" calcext:value-type="float">
            <text:p>-0.009090909090909</text:p>
          </table:table-cell>
          <table:table-cell table:formula="of:=ABS([.G246])" office:value-type="float" office:value="0.00909090909090899" calcext:value-type="float">
            <text:p>0.009090909090909</text:p>
          </table:table-cell>
          <table:table-cell table:formula="of:=[.G246]*[.G246]" office:value-type="float" office:value="0.0000826446280991718" calcext:value-type="float">
            <text:p>8.26446280991718E-05</text:p>
          </table:table-cell>
          <table:table-cell table:formula="of:=([.F246]-[.F245])/([.F245]+0.0000000000001)" office:value-type="float" office:value="-0.00988084967367788" calcext:value-type="float">
            <text:p>-0.009880849673678</text:p>
          </table:table-cell>
          <table:table-cell table:formula="of:=ABS([.J246])" office:value-type="float" office:value="0.00988084967367788" calcext:value-type="float">
            <text:p>0.009880849673678</text:p>
          </table:table-cell>
          <table:table-cell table:formula="of:=[.J246]*[.J246]" office:value-type="float" office:value="0.0000976311902738203" calcext:value-type="float">
            <text:p>9.76311902738203E-05</text:p>
          </table:table-cell>
        </table:table-row>
        <table:table-row table:style-name="ro1">
          <table:table-cell table:style-name="ce1" office:value-type="string" calcext:value-type="string">
            <text:p>4/12/2016</text:p>
          </table:table-cell>
          <table:table-cell office:value-type="float" office:value="1460419200" calcext:value-type="float">
            <text:p>1460419200</text:p>
          </table:table-cell>
          <table:table-cell office:value-type="float" office:value="23059716953" calcext:value-type="float">
            <text:p>23059716953</text:p>
          </table:table-cell>
          <table:table-cell table:formula="of:=[.C247]/10^9" office:value-type="float" office:value="23.059716953" calcext:value-type="float">
            <text:p>23.059716953</text:p>
          </table:table-cell>
          <table:table-cell office:value-type="float" office:value="7.53" calcext:value-type="float">
            <text:p>7.53</text:p>
          </table:table-cell>
          <table:table-cell table:formula="of:=[.E247]*[.D247]" office:value-type="float" office:value="173.63966865609" calcext:value-type="float">
            <text:p>173.63966865609</text:p>
          </table:table-cell>
          <table:table-cell table:formula="of:=([.E247]-[.E246])/([.E246]+0.0000000000001)" office:value-type="float" office:value="-0.136467889908255" calcext:value-type="float">
            <text:p>-0.136467889908255</text:p>
          </table:table-cell>
          <table:table-cell table:formula="of:=ABS([.G247])" office:value-type="float" office:value="0.136467889908255" calcext:value-type="float">
            <text:p>0.136467889908255</text:p>
          </table:table-cell>
          <table:table-cell table:formula="of:=[.G247]*[.G247]" office:value-type="float" office:value="0.0186234849760117" calcext:value-type="float">
            <text:p>0.018623484976012</text:p>
          </table:table-cell>
          <table:table-cell table:formula="of:=([.F247]-[.F246])/([.F246]+0.0000000000001)" office:value-type="float" office:value="-0.158357350566652" calcext:value-type="float">
            <text:p>-0.158357350566652</text:p>
          </table:table-cell>
          <table:table-cell table:formula="of:=ABS([.J247])" office:value-type="float" office:value="0.158357350566652" calcext:value-type="float">
            <text:p>0.158357350566652</text:p>
          </table:table-cell>
          <table:table-cell table:formula="of:=[.J247]*[.J247]" office:value-type="float" office:value="0.0250770504784897" calcext:value-type="float">
            <text:p>0.02507705047849</text:p>
          </table:table-cell>
        </table:table-row>
        <table:table-row table:style-name="ro1">
          <table:table-cell table:style-name="ce1" office:value-type="string" calcext:value-type="string">
            <text:p>4/13/2016</text:p>
          </table:table-cell>
          <table:table-cell office:value-type="float" office:value="1460505600" calcext:value-type="float">
            <text:p>1460505600</text:p>
          </table:table-cell>
          <table:table-cell office:value-type="float" office:value="25246911318" calcext:value-type="float">
            <text:p>25246911318</text:p>
          </table:table-cell>
          <table:table-cell table:formula="of:=[.C248]/10^9" office:value-type="float" office:value="25.246911318" calcext:value-type="float">
            <text:p>25.246911318</text:p>
          </table:table-cell>
          <table:table-cell office:value-type="float" office:value="8.02" calcext:value-type="float">
            <text:p>8.02</text:p>
          </table:table-cell>
          <table:table-cell table:formula="of:=[.E248]*[.D248]" office:value-type="float" office:value="202.48022877036" calcext:value-type="float">
            <text:p>202.48022877036</text:p>
          </table:table-cell>
          <table:table-cell table:formula="of:=([.E248]-[.E247])/([.E247]+0.0000000000001)" office:value-type="float" office:value="0.0650730411686577" calcext:value-type="float">
            <text:p>0.065073041168658</text:p>
          </table:table-cell>
          <table:table-cell table:formula="of:=ABS([.G248])" office:value-type="float" office:value="0.0650730411686577" calcext:value-type="float">
            <text:p>0.065073041168658</text:p>
          </table:table-cell>
          <table:table-cell table:formula="of:=[.G248]*[.G248]" office:value-type="float" office:value="0.00423450068693782" calcext:value-type="float">
            <text:p>0.004234500686938</text:p>
          </table:table-cell>
          <table:table-cell table:formula="of:=([.F248]-[.F247])/([.F247]+0.0000000000001)" office:value-type="float" office:value="0.166094305163594" calcext:value-type="float">
            <text:p>0.166094305163594</text:p>
          </table:table-cell>
          <table:table-cell table:formula="of:=ABS([.J248])" office:value-type="float" office:value="0.166094305163594" calcext:value-type="float">
            <text:p>0.166094305163594</text:p>
          </table:table-cell>
          <table:table-cell table:formula="of:=[.J248]*[.J248]" office:value-type="float" office:value="0.0275873182077771" calcext:value-type="float">
            <text:p>0.027587318207777</text:p>
          </table:table-cell>
        </table:table-row>
        <table:table-row table:style-name="ro1">
          <table:table-cell table:style-name="ce1" office:value-type="string" calcext:value-type="string">
            <text:p>4/14/2016</text:p>
          </table:table-cell>
          <table:table-cell office:value-type="float" office:value="1460592000" calcext:value-type="float">
            <text:p>1460592000</text:p>
          </table:table-cell>
          <table:table-cell office:value-type="float" office:value="25758426765" calcext:value-type="float">
            <text:p>25758426765</text:p>
          </table:table-cell>
          <table:table-cell table:formula="of:=[.C249]/10^9" office:value-type="float" office:value="25.758426765" calcext:value-type="float">
            <text:p>25.758426765</text:p>
          </table:table-cell>
          <table:table-cell office:value-type="float" office:value="8.48" calcext:value-type="float">
            <text:p>8.48</text:p>
          </table:table-cell>
          <table:table-cell table:formula="of:=[.E249]*[.D249]" office:value-type="float" office:value="218.4314589672" calcext:value-type="float">
            <text:p>218.4314589672</text:p>
          </table:table-cell>
          <table:table-cell table:formula="of:=([.E249]-[.E248])/([.E248]+0.0000000000001)" office:value-type="float" office:value="0.0573566084788024" calcext:value-type="float">
            <text:p>0.057356608478802</text:p>
          </table:table-cell>
          <table:table-cell table:formula="of:=ABS([.G249])" office:value-type="float" office:value="0.0573566084788024" calcext:value-type="float">
            <text:p>0.057356608478802</text:p>
          </table:table-cell>
          <table:table-cell table:formula="of:=[.G249]*[.G249]" office:value-type="float" office:value="0.00328978053619063" calcext:value-type="float">
            <text:p>0.003289780536191</text:p>
          </table:table-cell>
          <table:table-cell table:formula="of:=([.F249]-[.F248])/([.F248]+0.0000000000001)" office:value-type="float" office:value="0.0787791988072616" calcext:value-type="float">
            <text:p>0.078779198807262</text:p>
          </table:table-cell>
          <table:table-cell table:formula="of:=ABS([.J249])" office:value-type="float" office:value="0.0787791988072616" calcext:value-type="float">
            <text:p>0.078779198807262</text:p>
          </table:table-cell>
          <table:table-cell table:formula="of:=[.J249]*[.J249]" office:value-type="float" office:value="0.00620616216471405" calcext:value-type="float">
            <text:p>0.006206162164714</text:p>
          </table:table-cell>
        </table:table-row>
        <table:table-row table:style-name="ro1">
          <table:table-cell table:style-name="ce1" office:value-type="string" calcext:value-type="string">
            <text:p>4/15/2016</text:p>
          </table:table-cell>
          <table:table-cell office:value-type="float" office:value="1460678400" calcext:value-type="float">
            <text:p>1460678400</text:p>
          </table:table-cell>
          <table:table-cell office:value-type="float" office:value="22848354360" calcext:value-type="float">
            <text:p>22848354360</text:p>
          </table:table-cell>
          <table:table-cell table:formula="of:=[.C250]/10^9" office:value-type="float" office:value="22.84835436" calcext:value-type="float">
            <text:p>22.84835436</text:p>
          </table:table-cell>
          <table:table-cell office:value-type="float" office:value="8.22" calcext:value-type="float">
            <text:p>8.22</text:p>
          </table:table-cell>
          <table:table-cell table:formula="of:=[.E250]*[.D250]" office:value-type="float" office:value="187.8134728392" calcext:value-type="float">
            <text:p>187.8134728392</text:p>
          </table:table-cell>
          <table:table-cell table:formula="of:=([.E250]-[.E249])/([.E249]+0.0000000000001)" office:value-type="float" office:value="-0.0306603773584902" calcext:value-type="float">
            <text:p>-0.03066037735849</text:p>
          </table:table-cell>
          <table:table-cell table:formula="of:=ABS([.G250])" office:value-type="float" office:value="0.0306603773584902" calcext:value-type="float">
            <text:p>0.03066037735849</text:p>
          </table:table-cell>
          <table:table-cell table:formula="of:=[.G250]*[.G250]" office:value-type="float" office:value="0.000940058739765017" calcext:value-type="float">
            <text:p>0.000940058739765</text:p>
          </table:table-cell>
          <table:table-cell table:formula="of:=([.F250]-[.F249])/([.F249]+0.0000000000001)" office:value-type="float" office:value="-0.140172053388141" calcext:value-type="float">
            <text:p>-0.140172053388141</text:p>
          </table:table-cell>
          <table:table-cell table:formula="of:=ABS([.J250])" office:value-type="float" office:value="0.140172053388141" calcext:value-type="float">
            <text:p>0.140172053388141</text:p>
          </table:table-cell>
          <table:table-cell table:formula="of:=[.J250]*[.J250]" office:value-type="float" office:value="0.019648204551048" calcext:value-type="float">
            <text:p>0.019648204551048</text:p>
          </table:table-cell>
        </table:table-row>
        <table:table-row table:style-name="ro1">
          <table:table-cell table:style-name="ce1" office:value-type="string" calcext:value-type="string">
            <text:p>4/16/2016</text:p>
          </table:table-cell>
          <table:table-cell office:value-type="float" office:value="1460764800" calcext:value-type="float">
            <text:p>1460764800</text:p>
          </table:table-cell>
          <table:table-cell office:value-type="float" office:value="22969314896" calcext:value-type="float">
            <text:p>22969314896</text:p>
          </table:table-cell>
          <table:table-cell table:formula="of:=[.C251]/10^9" office:value-type="float" office:value="22.969314896" calcext:value-type="float">
            <text:p>22.969314896</text:p>
          </table:table-cell>
          <table:table-cell office:value-type="float" office:value="8.48" calcext:value-type="float">
            <text:p>8.48</text:p>
          </table:table-cell>
          <table:table-cell table:formula="of:=[.E251]*[.D251]" office:value-type="float" office:value="194.77979031808" calcext:value-type="float">
            <text:p>194.77979031808</text:p>
          </table:table-cell>
          <table:table-cell table:formula="of:=([.E251]-[.E250])/([.E250]+0.0000000000001)" office:value-type="float" office:value="0.0316301703163013" calcext:value-type="float">
            <text:p>0.031630170316301</text:p>
          </table:table-cell>
          <table:table-cell table:formula="of:=ABS([.G251])" office:value-type="float" office:value="0.0316301703163013" calcext:value-type="float">
            <text:p>0.031630170316301</text:p>
          </table:table-cell>
          <table:table-cell table:formula="of:=[.G251]*[.G251]" office:value-type="float" office:value="0.00100046767423823" calcext:value-type="float">
            <text:p>0.001000467674238</text:p>
          </table:table-cell>
          <table:table-cell table:formula="of:=([.F251]-[.F250])/([.F250]+0.0000000000001)" office:value-type="float" office:value="0.0370916813025675" calcext:value-type="float">
            <text:p>0.037091681302568</text:p>
          </table:table-cell>
          <table:table-cell table:formula="of:=ABS([.J251])" office:value-type="float" office:value="0.0370916813025675" calcext:value-type="float">
            <text:p>0.037091681302568</text:p>
          </table:table-cell>
          <table:table-cell table:formula="of:=[.J251]*[.J251]" office:value-type="float" office:value="0.00137579282185124" calcext:value-type="float">
            <text:p>0.001375792821851</text:p>
          </table:table-cell>
        </table:table-row>
        <table:table-row table:style-name="ro1">
          <table:table-cell table:style-name="ce1" office:value-type="string" calcext:value-type="string">
            <text:p>4/17/2016</text:p>
          </table:table-cell>
          <table:table-cell office:value-type="float" office:value="1460851200" calcext:value-type="float">
            <text:p>1460851200</text:p>
          </table:table-cell>
          <table:table-cell office:value-type="float" office:value="23167419890" calcext:value-type="float">
            <text:p>23167419890</text:p>
          </table:table-cell>
          <table:table-cell table:formula="of:=[.C252]/10^9" office:value-type="float" office:value="23.16741989" calcext:value-type="float">
            <text:p>23.16741989</text:p>
          </table:table-cell>
          <table:table-cell office:value-type="float" office:value="9.45" calcext:value-type="float">
            <text:p>9.45</text:p>
          </table:table-cell>
          <table:table-cell table:formula="of:=[.E252]*[.D252]" office:value-type="float" office:value="218.9321179605" calcext:value-type="float">
            <text:p>218.9321179605</text:p>
          </table:table-cell>
          <table:table-cell table:formula="of:=([.E252]-[.E251])/([.E251]+0.0000000000001)" office:value-type="float" office:value="0.114386792452829" calcext:value-type="float">
            <text:p>0.114386792452829</text:p>
          </table:table-cell>
          <table:table-cell table:formula="of:=ABS([.G252])" office:value-type="float" office:value="0.114386792452829" calcext:value-type="float">
            <text:p>0.114386792452829</text:p>
          </table:table-cell>
          <table:table-cell table:formula="of:=[.G252]*[.G252]" office:value-type="float" office:value="0.0130843382876465" calcext:value-type="float">
            <text:p>0.013084338287647</text:p>
          </table:table-cell>
          <table:table-cell table:formula="of:=([.F252]-[.F251])/([.F251]+0.0000000000001)" office:value-type="float" office:value="0.123998119122003" calcext:value-type="float">
            <text:p>0.123998119122003</text:p>
          </table:table-cell>
          <table:table-cell table:formula="of:=ABS([.J252])" office:value-type="float" office:value="0.123998119122003" calcext:value-type="float">
            <text:p>0.123998119122003</text:p>
          </table:table-cell>
          <table:table-cell table:formula="of:=[.J252]*[.J252]" office:value-type="float" office:value="0.0153755335457943" calcext:value-type="float">
            <text:p>0.015375533545794</text:p>
          </table:table-cell>
        </table:table-row>
        <table:table-row table:style-name="ro1">
          <table:table-cell table:style-name="ce1" office:value-type="string" calcext:value-type="string">
            <text:p>4/18/2016</text:p>
          </table:table-cell>
          <table:table-cell office:value-type="float" office:value="1460937600" calcext:value-type="float">
            <text:p>1460937600</text:p>
          </table:table-cell>
          <table:table-cell office:value-type="float" office:value="22692256964" calcext:value-type="float">
            <text:p>22692256964</text:p>
          </table:table-cell>
          <table:table-cell table:formula="of:=[.C253]/10^9" office:value-type="float" office:value="22.692256964" calcext:value-type="float">
            <text:p>22.692256964</text:p>
          </table:table-cell>
          <table:table-cell office:value-type="float" office:value="8.92" calcext:value-type="float">
            <text:p>8.92</text:p>
          </table:table-cell>
          <table:table-cell table:formula="of:=[.E253]*[.D253]" office:value-type="float" office:value="202.41493211888" calcext:value-type="float">
            <text:p>202.41493211888</text:p>
          </table:table-cell>
          <table:table-cell table:formula="of:=([.E253]-[.E252])/([.E252]+0.0000000000001)" office:value-type="float" office:value="-0.0560846560846554" calcext:value-type="float">
            <text:p>-0.056084656084656</text:p>
          </table:table-cell>
          <table:table-cell table:formula="of:=ABS([.G253])" office:value-type="float" office:value="0.0560846560846554" calcext:value-type="float">
            <text:p>0.056084656084656</text:p>
          </table:table-cell>
          <table:table-cell table:formula="of:=[.G253]*[.G253]" office:value-type="float" office:value="0.00314548864813408" calcext:value-type="float">
            <text:p>0.003145488648134</text:p>
          </table:table-cell>
          <table:table-cell table:formula="of:=([.F253]-[.F252])/([.F252]+0.0000000000001)" office:value-type="float" office:value="-0.075444324914447" calcext:value-type="float">
            <text:p>-0.075444324914447</text:p>
          </table:table-cell>
          <table:table-cell table:formula="of:=ABS([.J253])" office:value-type="float" office:value="0.075444324914447" calcext:value-type="float">
            <text:p>0.075444324914447</text:p>
          </table:table-cell>
          <table:table-cell table:formula="of:=[.J253]*[.J253]" office:value-type="float" office:value="0.00569184616179665" calcext:value-type="float">
            <text:p>0.005691846161797</text:p>
          </table:table-cell>
        </table:table-row>
        <table:table-row table:style-name="ro1">
          <table:table-cell table:style-name="ce1" office:value-type="string" calcext:value-type="string">
            <text:p>4/19/2016</text:p>
          </table:table-cell>
          <table:table-cell office:value-type="float" office:value="1461024000" calcext:value-type="float">
            <text:p>1461024000</text:p>
          </table:table-cell>
          <table:table-cell office:value-type="float" office:value="22921917181" calcext:value-type="float">
            <text:p>22921917181</text:p>
          </table:table-cell>
          <table:table-cell table:formula="of:=[.C254]/10^9" office:value-type="float" office:value="22.921917181" calcext:value-type="float">
            <text:p>22.921917181</text:p>
          </table:table-cell>
          <table:table-cell office:value-type="float" office:value="8.77" calcext:value-type="float">
            <text:p>8.77</text:p>
          </table:table-cell>
          <table:table-cell table:formula="of:=[.E254]*[.D254]" office:value-type="float" office:value="201.02521367737" calcext:value-type="float">
            <text:p>201.02521367737</text:p>
          </table:table-cell>
          <table:table-cell table:formula="of:=([.E254]-[.E253])/([.E253]+0.0000000000001)" office:value-type="float" office:value="-0.0168161434977577" calcext:value-type="float">
            <text:p>-0.016816143497758</text:p>
          </table:table-cell>
          <table:table-cell table:formula="of:=ABS([.G254])" office:value-type="float" office:value="0.0168161434977577" calcext:value-type="float">
            <text:p>0.016816143497758</text:p>
          </table:table-cell>
          <table:table-cell table:formula="of:=[.G254]*[.G254]" office:value-type="float" office:value="0.000282782682137179" calcext:value-type="float">
            <text:p>0.000282782682137</text:p>
          </table:table-cell>
          <table:table-cell table:formula="of:=([.F254]-[.F253])/([.F253]+0.0000000000001)" office:value-type="float" office:value="-0.00686569131517328" calcext:value-type="float">
            <text:p>-0.006865691315173</text:p>
          </table:table-cell>
          <table:table-cell table:formula="of:=ABS([.J254])" office:value-type="float" office:value="0.00686569131517328" calcext:value-type="float">
            <text:p>0.006865691315173</text:p>
          </table:table-cell>
          <table:table-cell table:formula="of:=[.J254]*[.J254]" office:value-type="float" office:value="0.0000471377172352458" calcext:value-type="float">
            <text:p>4.71377172352458E-05</text:p>
          </table:table-cell>
        </table:table-row>
        <table:table-row table:style-name="ro1">
          <table:table-cell table:style-name="ce1" office:value-type="string" calcext:value-type="string">
            <text:p>4/20/2016</text:p>
          </table:table-cell>
          <table:table-cell office:value-type="float" office:value="1461110400" calcext:value-type="float">
            <text:p>1461110400</text:p>
          </table:table-cell>
          <table:table-cell office:value-type="float" office:value="23244541703" calcext:value-type="float">
            <text:p>23244541703</text:p>
          </table:table-cell>
          <table:table-cell table:formula="of:=[.C255]/10^9" office:value-type="float" office:value="23.244541703" calcext:value-type="float">
            <text:p>23.244541703</text:p>
          </table:table-cell>
          <table:table-cell office:value-type="float" office:value="8.54" calcext:value-type="float">
            <text:p>8.54</text:p>
          </table:table-cell>
          <table:table-cell table:formula="of:=[.E255]*[.D255]" office:value-type="float" office:value="198.50838614362" calcext:value-type="float">
            <text:p>198.50838614362</text:p>
          </table:table-cell>
          <table:table-cell table:formula="of:=([.E255]-[.E254])/([.E254]+0.0000000000001)" office:value-type="float" office:value="-0.026225769669327" calcext:value-type="float">
            <text:p>-0.026225769669327</text:p>
          </table:table-cell>
          <table:table-cell table:formula="of:=ABS([.G255])" office:value-type="float" office:value="0.026225769669327" calcext:value-type="float">
            <text:p>0.026225769669327</text:p>
          </table:table-cell>
          <table:table-cell table:formula="of:=[.G255]*[.G255]" office:value-type="float" office:value="0.000687790994748592" calcext:value-type="float">
            <text:p>0.000687790994749</text:p>
          </table:table-cell>
          <table:table-cell table:formula="of:=([.F255]-[.F254])/([.F254]+0.0000000000001)" office:value-type="float" office:value="-0.0125199595001517" calcext:value-type="float">
            <text:p>-0.012519959500152</text:p>
          </table:table-cell>
          <table:table-cell table:formula="of:=ABS([.J255])" office:value-type="float" office:value="0.0125199595001517" calcext:value-type="float">
            <text:p>0.012519959500152</text:p>
          </table:table-cell>
          <table:table-cell table:formula="of:=[.J255]*[.J255]" office:value-type="float" office:value="0.000156749385885439" calcext:value-type="float">
            <text:p>0.000156749385885</text:p>
          </table:table-cell>
        </table:table-row>
        <table:table-row table:style-name="ro1">
          <table:table-cell table:style-name="ce1" office:value-type="string" calcext:value-type="string">
            <text:p>4/21/2016</text:p>
          </table:table-cell>
          <table:table-cell office:value-type="float" office:value="1461196800" calcext:value-type="float">
            <text:p>1461196800</text:p>
          </table:table-cell>
          <table:table-cell office:value-type="float" office:value="24583057704" calcext:value-type="float">
            <text:p>24583057704</text:p>
          </table:table-cell>
          <table:table-cell table:formula="of:=[.C256]/10^9" office:value-type="float" office:value="24.583057704" calcext:value-type="float">
            <text:p>24.583057704</text:p>
          </table:table-cell>
          <table:table-cell office:value-type="float" office:value="8.15" calcext:value-type="float">
            <text:p>8.15</text:p>
          </table:table-cell>
          <table:table-cell table:formula="of:=[.E256]*[.D256]" office:value-type="float" office:value="200.3519202876" calcext:value-type="float">
            <text:p>200.3519202876</text:p>
          </table:table-cell>
          <table:table-cell table:formula="of:=([.E256]-[.E255])/([.E255]+0.0000000000001)" office:value-type="float" office:value="-0.0456674473067909" calcext:value-type="float">
            <text:p>-0.045667447306791</text:p>
          </table:table-cell>
          <table:table-cell table:formula="of:=ABS([.G256])" office:value-type="float" office:value="0.0456674473067909" calcext:value-type="float">
            <text:p>0.045667447306791</text:p>
          </table:table-cell>
          <table:table-cell table:formula="of:=[.G256]*[.G256]" office:value-type="float" office:value="0.00208551574351852" calcext:value-type="float">
            <text:p>0.002085515743519</text:p>
          </table:table-cell>
          <table:table-cell table:formula="of:=([.F256]-[.F255])/([.F255]+0.0000000000001)" office:value-type="float" office:value="0.00928693331195714" calcext:value-type="float">
            <text:p>0.009286933311957</text:p>
          </table:table-cell>
          <table:table-cell table:formula="of:=ABS([.J256])" office:value-type="float" office:value="0.00928693331195714" calcext:value-type="float">
            <text:p>0.009286933311957</text:p>
          </table:table-cell>
          <table:table-cell table:formula="of:=[.J256]*[.J256]" office:value-type="float" office:value="0.0000862471303407392" calcext:value-type="float">
            <text:p>8.62471303407392E-05</text:p>
          </table:table-cell>
        </table:table-row>
        <table:table-row table:style-name="ro1">
          <table:table-cell table:style-name="ce1" office:value-type="string" calcext:value-type="string">
            <text:p>4/22/2016</text:p>
          </table:table-cell>
          <table:table-cell office:value-type="float" office:value="1461283200" calcext:value-type="float">
            <text:p>1461283200</text:p>
          </table:table-cell>
          <table:table-cell office:value-type="float" office:value="23168317793" calcext:value-type="float">
            <text:p>23168317793</text:p>
          </table:table-cell>
          <table:table-cell table:formula="of:=[.C257]/10^9" office:value-type="float" office:value="23.168317793" calcext:value-type="float">
            <text:p>23.168317793</text:p>
          </table:table-cell>
          <table:table-cell office:value-type="float" office:value="7.83" calcext:value-type="float">
            <text:p>7.83</text:p>
          </table:table-cell>
          <table:table-cell table:formula="of:=[.E257]*[.D257]" office:value-type="float" office:value="181.40792831919" calcext:value-type="float">
            <text:p>181.40792831919</text:p>
          </table:table-cell>
          <table:table-cell table:formula="of:=([.E257]-[.E256])/([.E256]+0.0000000000001)" office:value-type="float" office:value="-0.0392638036809811" calcext:value-type="float">
            <text:p>-0.039263803680981</text:p>
          </table:table-cell>
          <table:table-cell table:formula="of:=ABS([.G257])" office:value-type="float" office:value="0.0392638036809811" calcext:value-type="float">
            <text:p>0.039263803680981</text:p>
          </table:table-cell>
          <table:table-cell table:formula="of:=[.G257]*[.G257]" office:value-type="float" office:value="0.00154164627949863" calcext:value-type="float">
            <text:p>0.001541646279499</text:p>
          </table:table-cell>
          <table:table-cell table:formula="of:=([.F257]-[.F256])/([.F256]+0.0000000000001)" office:value-type="float" office:value="-0.0945535832210462" calcext:value-type="float">
            <text:p>-0.094553583221046</text:p>
          </table:table-cell>
          <table:table-cell table:formula="of:=ABS([.J257])" office:value-type="float" office:value="0.0945535832210462" calcext:value-type="float">
            <text:p>0.094553583221046</text:p>
          </table:table-cell>
          <table:table-cell table:formula="of:=[.J257]*[.J257]" office:value-type="float" office:value="0.00894038009993931" calcext:value-type="float">
            <text:p>0.008940380099939</text:p>
          </table:table-cell>
        </table:table-row>
        <table:table-row table:style-name="ro1">
          <table:table-cell table:style-name="ce1" office:value-type="string" calcext:value-type="string">
            <text:p>4/23/2016</text:p>
          </table:table-cell>
          <table:table-cell office:value-type="float" office:value="1461369600" calcext:value-type="float">
            <text:p>1461369600</text:p>
          </table:table-cell>
          <table:table-cell office:value-type="float" office:value="23328772911" calcext:value-type="float">
            <text:p>23328772911</text:p>
          </table:table-cell>
          <table:table-cell table:formula="of:=[.C258]/10^9" office:value-type="float" office:value="23.328772911" calcext:value-type="float">
            <text:p>23.328772911</text:p>
          </table:table-cell>
          <table:table-cell office:value-type="float" office:value="8.31" calcext:value-type="float">
            <text:p>8.31</text:p>
          </table:table-cell>
          <table:table-cell table:formula="of:=[.E258]*[.D258]" office:value-type="float" office:value="193.86210289041" calcext:value-type="float">
            <text:p>193.86210289041</text:p>
          </table:table-cell>
          <table:table-cell table:formula="of:=([.E258]-[.E257])/([.E257]+0.0000000000001)" office:value-type="float" office:value="0.0613026819923364" calcext:value-type="float">
            <text:p>0.061302681992337</text:p>
          </table:table-cell>
          <table:table-cell table:formula="of:=ABS([.G258])" office:value-type="float" office:value="0.0613026819923364" calcext:value-type="float">
            <text:p>0.061302681992337</text:p>
          </table:table-cell>
          <table:table-cell table:formula="of:=[.G258]*[.G258]" office:value-type="float" office:value="0.00375801881945353" calcext:value-type="float">
            <text:p>0.003758018819454</text:p>
          </table:table-cell>
          <table:table-cell table:formula="of:=([.F258]-[.F257])/([.F257]+0.0000000000001)" office:value-type="float" office:value="0.0686528680781068" calcext:value-type="float">
            <text:p>0.068652868078107</text:p>
          </table:table-cell>
          <table:table-cell table:formula="of:=ABS([.J258])" office:value-type="float" office:value="0.0686528680781068" calcext:value-type="float">
            <text:p>0.068652868078107</text:p>
          </table:table-cell>
          <table:table-cell table:formula="of:=[.J258]*[.J258]" office:value-type="float" office:value="0.00471321629534994" calcext:value-type="float">
            <text:p>0.00471321629535</text:p>
          </table:table-cell>
        </table:table-row>
        <table:table-row table:style-name="ro1">
          <table:table-cell table:style-name="ce1" office:value-type="string" calcext:value-type="string">
            <text:p>4/24/2016</text:p>
          </table:table-cell>
          <table:table-cell office:value-type="float" office:value="1461456000" calcext:value-type="float">
            <text:p>1461456000</text:p>
          </table:table-cell>
          <table:table-cell office:value-type="float" office:value="22898306186" calcext:value-type="float">
            <text:p>22898306186</text:p>
          </table:table-cell>
          <table:table-cell table:formula="of:=[.C259]/10^9" office:value-type="float" office:value="22.898306186" calcext:value-type="float">
            <text:p>22.898306186</text:p>
          </table:table-cell>
          <table:table-cell office:value-type="float" office:value="8" calcext:value-type="float">
            <text:p>8</text:p>
          </table:table-cell>
          <table:table-cell table:formula="of:=[.E259]*[.D259]" office:value-type="float" office:value="183.186449488" calcext:value-type="float">
            <text:p>183.186449488</text:p>
          </table:table-cell>
          <table:table-cell table:formula="of:=([.E259]-[.E258])/([.E258]+0.0000000000001)" office:value-type="float" office:value="-0.0373044524669069" calcext:value-type="float">
            <text:p>-0.037304452466907</text:p>
          </table:table-cell>
          <table:table-cell table:formula="of:=ABS([.G259])" office:value-type="float" office:value="0.0373044524669069" calcext:value-type="float">
            <text:p>0.037304452466907</text:p>
          </table:table-cell>
          <table:table-cell table:formula="of:=[.G259]*[.G259]" office:value-type="float" office:value="0.00139162217385572" calcext:value-type="float">
            <text:p>0.001391622173856</text:p>
          </table:table-cell>
          <table:table-cell table:formula="of:=([.F259]-[.F258])/([.F258]+0.0000000000001)" office:value-type="float" office:value="-0.0550682843280874" calcext:value-type="float">
            <text:p>-0.055068284328087</text:p>
          </table:table-cell>
          <table:table-cell table:formula="of:=ABS([.J259])" office:value-type="float" office:value="0.0550682843280874" calcext:value-type="float">
            <text:p>0.055068284328087</text:p>
          </table:table-cell>
          <table:table-cell table:formula="of:=[.J259]*[.J259]" office:value-type="float" office:value="0.00303251593883907" calcext:value-type="float">
            <text:p>0.003032515938839</text:p>
          </table:table-cell>
        </table:table-row>
        <table:table-row table:style-name="ro1">
          <table:table-cell table:style-name="ce1" office:value-type="string" calcext:value-type="string">
            <text:p>4/25/2016</text:p>
          </table:table-cell>
          <table:table-cell office:value-type="float" office:value="1461542400" calcext:value-type="float">
            <text:p>1461542400</text:p>
          </table:table-cell>
          <table:table-cell office:value-type="float" office:value="22894325246" calcext:value-type="float">
            <text:p>22894325246</text:p>
          </table:table-cell>
          <table:table-cell table:formula="of:=[.C260]/10^9" office:value-type="float" office:value="22.894325246" calcext:value-type="float">
            <text:p>22.894325246</text:p>
          </table:table-cell>
          <table:table-cell office:value-type="float" office:value="7.43" calcext:value-type="float">
            <text:p>7.43</text:p>
          </table:table-cell>
          <table:table-cell table:formula="of:=[.E260]*[.D260]" office:value-type="float" office:value="170.10483657778" calcext:value-type="float">
            <text:p>170.10483657778</text:p>
          </table:table-cell>
          <table:table-cell table:formula="of:=([.E260]-[.E259])/([.E259]+0.0000000000001)" office:value-type="float" office:value="-0.0712499999999992" calcext:value-type="float">
            <text:p>-0.071249999999999</text:p>
          </table:table-cell>
          <table:table-cell table:formula="of:=ABS([.G260])" office:value-type="float" office:value="0.0712499999999992" calcext:value-type="float">
            <text:p>0.071249999999999</text:p>
          </table:table-cell>
          <table:table-cell table:formula="of:=[.G260]*[.G260]" office:value-type="float" office:value="0.00507656249999988" calcext:value-type="float">
            <text:p>0.0050765625</text:p>
          </table:table-cell>
          <table:table-cell table:formula="of:=([.F260]-[.F259])/([.F259]+0.0000000000001)" office:value-type="float" office:value="-0.0714114660051694" calcext:value-type="float">
            <text:p>-0.071411466005169</text:p>
          </table:table-cell>
          <table:table-cell table:formula="of:=ABS([.J260])" office:value-type="float" office:value="0.0714114660051694" calcext:value-type="float">
            <text:p>0.071411466005169</text:p>
          </table:table-cell>
          <table:table-cell table:formula="of:=[.J260]*[.J260]" office:value-type="float" office:value="0.00509959747700747" calcext:value-type="float">
            <text:p>0.005099597477007</text:p>
          </table:table-cell>
        </table:table-row>
        <table:table-row table:style-name="ro1">
          <table:table-cell table:style-name="ce1" office:value-type="string" calcext:value-type="string">
            <text:p>4/26/2016</text:p>
          </table:table-cell>
          <table:table-cell office:value-type="float" office:value="1461628800" calcext:value-type="float">
            <text:p>1461628800</text:p>
          </table:table-cell>
          <table:table-cell office:value-type="float" office:value="24013247909" calcext:value-type="float">
            <text:p>24013247909</text:p>
          </table:table-cell>
          <table:table-cell table:formula="of:=[.C261]/10^9" office:value-type="float" office:value="24.013247909" calcext:value-type="float">
            <text:p>24.013247909</text:p>
          </table:table-cell>
          <table:table-cell office:value-type="float" office:value="7.5" calcext:value-type="float">
            <text:p>7.5</text:p>
          </table:table-cell>
          <table:table-cell table:formula="of:=[.E261]*[.D261]" office:value-type="float" office:value="180.0993593175" calcext:value-type="float">
            <text:p>180.0993593175</text:p>
          </table:table-cell>
          <table:table-cell table:formula="of:=([.E261]-[.E260])/([.E260]+0.0000000000001)" office:value-type="float" office:value="0.00942126514131889" calcext:value-type="float">
            <text:p>0.009421265141319</text:p>
          </table:table-cell>
          <table:table-cell table:formula="of:=ABS([.G261])" office:value-type="float" office:value="0.00942126514131889" calcext:value-type="float">
            <text:p>0.009421265141319</text:p>
          </table:table-cell>
          <table:table-cell table:formula="of:=[.G261]*[.G261]" office:value-type="float" office:value="0.0000887602368630304" calcext:value-type="float">
            <text:p>8.87602368630304E-05</text:p>
          </table:table-cell>
          <table:table-cell table:formula="of:=([.F261]-[.F260])/([.F260]+0.0000000000001)" office:value-type="float" office:value="0.0587550768149383" calcext:value-type="float">
            <text:p>0.058755076814938</text:p>
          </table:table-cell>
          <table:table-cell table:formula="of:=ABS([.J261])" office:value-type="float" office:value="0.0587550768149383" calcext:value-type="float">
            <text:p>0.058755076814938</text:p>
          </table:table-cell>
          <table:table-cell table:formula="of:=[.J261]*[.J261]" office:value-type="float" office:value="0.0034521590515293" calcext:value-type="float">
            <text:p>0.003452159051529</text:p>
          </table:table-cell>
        </table:table-row>
        <table:table-row table:style-name="ro1">
          <table:table-cell table:style-name="ce1" office:value-type="string" calcext:value-type="string">
            <text:p>4/27/2016</text:p>
          </table:table-cell>
          <table:table-cell office:value-type="float" office:value="1461715200" calcext:value-type="float">
            <text:p>1461715200</text:p>
          </table:table-cell>
          <table:table-cell office:value-type="float" office:value="22769355411" calcext:value-type="float">
            <text:p>22769355411</text:p>
          </table:table-cell>
          <table:table-cell table:formula="of:=[.C262]/10^9" office:value-type="float" office:value="22.769355411" calcext:value-type="float">
            <text:p>22.769355411</text:p>
          </table:table-cell>
          <table:table-cell office:value-type="float" office:value="7.77" calcext:value-type="float">
            <text:p>7.77</text:p>
          </table:table-cell>
          <table:table-cell table:formula="of:=[.E262]*[.D262]" office:value-type="float" office:value="176.91789154347" calcext:value-type="float">
            <text:p>176.91789154347</text:p>
          </table:table-cell>
          <table:table-cell table:formula="of:=([.E262]-[.E261])/([.E261]+0.0000000000001)" office:value-type="float" office:value="0.0359999999999995" calcext:value-type="float">
            <text:p>0.036</text:p>
          </table:table-cell>
          <table:table-cell table:formula="of:=ABS([.G262])" office:value-type="float" office:value="0.0359999999999995" calcext:value-type="float">
            <text:p>0.036</text:p>
          </table:table-cell>
          <table:table-cell table:formula="of:=[.G262]*[.G262]" office:value-type="float" office:value="0.00129599999999996" calcext:value-type="float">
            <text:p>0.001296</text:p>
          </table:table-cell>
          <table:table-cell table:formula="of:=([.F262]-[.F261])/([.F261]+0.0000000000001)" office:value-type="float" office:value="-0.0176650699152202" calcext:value-type="float">
            <text:p>-0.01766506991522</text:p>
          </table:table-cell>
          <table:table-cell table:formula="of:=ABS([.J262])" office:value-type="float" office:value="0.0176650699152202" calcext:value-type="float">
            <text:p>0.01766506991522</text:p>
          </table:table-cell>
          <table:table-cell table:formula="of:=[.J262]*[.J262]" office:value-type="float" office:value="0.000312054695109619" calcext:value-type="float">
            <text:p>0.00031205469511</text:p>
          </table:table-cell>
        </table:table-row>
        <table:table-row table:style-name="ro1">
          <table:table-cell table:style-name="ce1" office:value-type="string" calcext:value-type="string">
            <text:p>4/28/2016</text:p>
          </table:table-cell>
          <table:table-cell office:value-type="float" office:value="1461801600" calcext:value-type="float">
            <text:p>1461801600</text:p>
          </table:table-cell>
          <table:table-cell office:value-type="float" office:value="23151110557" calcext:value-type="float">
            <text:p>23151110557</text:p>
          </table:table-cell>
          <table:table-cell table:formula="of:=[.C263]/10^9" office:value-type="float" office:value="23.151110557" calcext:value-type="float">
            <text:p>23.151110557</text:p>
          </table:table-cell>
          <table:table-cell office:value-type="float" office:value="7.3" calcext:value-type="float">
            <text:p>7.3</text:p>
          </table:table-cell>
          <table:table-cell table:formula="of:=[.E263]*[.D263]" office:value-type="float" office:value="169.0031070661" calcext:value-type="float">
            <text:p>169.0031070661</text:p>
          </table:table-cell>
          <table:table-cell table:formula="of:=([.E263]-[.E262])/([.E262]+0.0000000000001)" office:value-type="float" office:value="-0.0604890604890597" calcext:value-type="float">
            <text:p>-0.06048906048906</text:p>
          </table:table-cell>
          <table:table-cell table:formula="of:=ABS([.G263])" office:value-type="float" office:value="0.0604890604890597" calcext:value-type="float">
            <text:p>0.06048906048906</text:p>
          </table:table-cell>
          <table:table-cell table:formula="of:=[.G263]*[.G263]" office:value-type="float" office:value="0.00365892643884912" calcext:value-type="float">
            <text:p>0.003658926438849</text:p>
          </table:table-cell>
          <table:table-cell table:formula="of:=([.F263]-[.F262])/([.F262]+0.0000000000001)" office:value-type="float" office:value="-0.0447370495336547" calcext:value-type="float">
            <text:p>-0.044737049533655</text:p>
          </table:table-cell>
          <table:table-cell table:formula="of:=ABS([.J263])" office:value-type="float" office:value="0.0447370495336547" calcext:value-type="float">
            <text:p>0.044737049533655</text:p>
          </table:table-cell>
          <table:table-cell table:formula="of:=[.J263]*[.J263]" office:value-type="float" office:value="0.00200140360097668" calcext:value-type="float">
            <text:p>0.002001403600977</text:p>
          </table:table-cell>
        </table:table-row>
        <table:table-row table:style-name="ro1">
          <table:table-cell table:style-name="ce1" office:value-type="string" calcext:value-type="string">
            <text:p>4/29/2016</text:p>
          </table:table-cell>
          <table:table-cell office:value-type="float" office:value="1461888000" calcext:value-type="float">
            <text:p>1461888000</text:p>
          </table:table-cell>
          <table:table-cell office:value-type="float" office:value="22517844341" calcext:value-type="float">
            <text:p>22517844341</text:p>
          </table:table-cell>
          <table:table-cell table:formula="of:=[.C264]/10^9" office:value-type="float" office:value="22.517844341" calcext:value-type="float">
            <text:p>22.517844341</text:p>
          </table:table-cell>
          <table:table-cell office:value-type="float" office:value="7.51" calcext:value-type="float">
            <text:p>7.51</text:p>
          </table:table-cell>
          <table:table-cell table:formula="of:=[.E264]*[.D264]" office:value-type="float" office:value="169.10901100091" calcext:value-type="float">
            <text:p>169.10901100091</text:p>
          </table:table-cell>
          <table:table-cell table:formula="of:=([.E264]-[.E263])/([.E263]+0.0000000000001)" office:value-type="float" office:value="0.0287671232876708" calcext:value-type="float">
            <text:p>0.028767123287671</text:p>
          </table:table-cell>
          <table:table-cell table:formula="of:=ABS([.G264])" office:value-type="float" office:value="0.0287671232876708" calcext:value-type="float">
            <text:p>0.028767123287671</text:p>
          </table:table-cell>
          <table:table-cell table:formula="of:=[.G264]*[.G264]" office:value-type="float" office:value="0.000827547382248054" calcext:value-type="float">
            <text:p>0.000827547382248</text:p>
          </table:table-cell>
          <table:table-cell table:formula="of:=([.F264]-[.F263])/([.F263]+0.0000000000001)" office:value-type="float" office:value="0.000626638981072498" calcext:value-type="float">
            <text:p>0.000626638981072</text:p>
          </table:table-cell>
          <table:table-cell table:formula="of:=ABS([.J264])" office:value-type="float" office:value="0.000626638981072498" calcext:value-type="float">
            <text:p>0.000626638981072</text:p>
          </table:table-cell>
          <table:table-cell table:formula="of:=[.J264]*[.J264]" office:value-type="float" office:value="0.000000392676412599579" calcext:value-type="float">
            <text:p>3.92676412599579E-07</text:p>
          </table:table-cell>
        </table:table-row>
        <table:table-row table:style-name="ro1">
          <table:table-cell table:style-name="ce1" office:value-type="string" calcext:value-type="string">
            <text:p>4/30/2016</text:p>
          </table:table-cell>
          <table:table-cell office:value-type="float" office:value="1461974400" calcext:value-type="float">
            <text:p>1461974400</text:p>
          </table:table-cell>
          <table:table-cell office:value-type="float" office:value="23589420595" calcext:value-type="float">
            <text:p>23589420595</text:p>
          </table:table-cell>
          <table:table-cell table:formula="of:=[.C265]/10^9" office:value-type="float" office:value="23.589420595" calcext:value-type="float">
            <text:p>23.589420595</text:p>
          </table:table-cell>
          <table:table-cell office:value-type="float" office:value="8.83" calcext:value-type="float">
            <text:p>8.83</text:p>
          </table:table-cell>
          <table:table-cell table:formula="of:=[.E265]*[.D265]" office:value-type="float" office:value="208.29458385385" calcext:value-type="float">
            <text:p>208.29458385385</text:p>
          </table:table-cell>
          <table:table-cell table:formula="of:=([.E265]-[.E264])/([.E264]+0.0000000000001)" office:value-type="float" office:value="0.17576564580559" calcext:value-type="float">
            <text:p>0.17576564580559</text:p>
          </table:table-cell>
          <table:table-cell table:formula="of:=ABS([.G265])" office:value-type="float" office:value="0.17576564580559" calcext:value-type="float">
            <text:p>0.17576564580559</text:p>
          </table:table-cell>
          <table:table-cell table:formula="of:=[.G265]*[.G265]" office:value-type="float" office:value="0.0308935622454562" calcext:value-type="float">
            <text:p>0.030893562245456</text:p>
          </table:table-cell>
          <table:table-cell table:formula="of:=([.F265]-[.F264])/([.F264]+0.0000000000001)" office:value-type="float" office:value="0.231717828760344" calcext:value-type="float">
            <text:p>0.231717828760344</text:p>
          </table:table-cell>
          <table:table-cell table:formula="of:=ABS([.J265])" office:value-type="float" office:value="0.231717828760344" calcext:value-type="float">
            <text:p>0.231717828760344</text:p>
          </table:table-cell>
          <table:table-cell table:formula="of:=[.J265]*[.J265]" office:value-type="float" office:value="0.0536931521654081" calcext:value-type="float">
            <text:p>0.053693152165408</text:p>
          </table:table-cell>
        </table:table-row>
        <table:table-row table:style-name="ro1">
          <table:table-cell table:style-name="ce1" office:value-type="string" calcext:value-type="string">
            <text:p>5/1/2016</text:p>
          </table:table-cell>
          <table:table-cell office:value-type="float" office:value="1462060800" calcext:value-type="float">
            <text:p>1462060800</text:p>
          </table:table-cell>
          <table:table-cell office:value-type="float" office:value="24074701211" calcext:value-type="float">
            <text:p>24074701211</text:p>
          </table:table-cell>
          <table:table-cell table:formula="of:=[.C266]/10^9" office:value-type="float" office:value="24.074701211" calcext:value-type="float">
            <text:p>24.074701211</text:p>
          </table:table-cell>
          <table:table-cell office:value-type="float" office:value="8.76" calcext:value-type="float">
            <text:p>8.76</text:p>
          </table:table-cell>
          <table:table-cell table:formula="of:=[.E266]*[.D266]" office:value-type="float" office:value="210.89438260836" calcext:value-type="float">
            <text:p>210.89438260836</text:p>
          </table:table-cell>
          <table:table-cell table:formula="of:=([.E266]-[.E265])/([.E265]+0.0000000000001)" office:value-type="float" office:value="-0.00792751981879949" calcext:value-type="float">
            <text:p>-0.007927519818799</text:p>
          </table:table-cell>
          <table:table-cell table:formula="of:=ABS([.G266])" office:value-type="float" office:value="0.00792751981879949" calcext:value-type="float">
            <text:p>0.007927519818799</text:p>
          </table:table-cell>
          <table:table-cell table:formula="of:=[.G266]*[.G266]" office:value-type="float" office:value="0.0000628455704774587" calcext:value-type="float">
            <text:p>6.28455704774587E-05</text:p>
          </table:table-cell>
          <table:table-cell table:formula="of:=([.F266]-[.F265])/([.F265]+0.0000000000001)" office:value-type="float" office:value="0.0124813555225907" calcext:value-type="float">
            <text:p>0.012481355522591</text:p>
          </table:table-cell>
          <table:table-cell table:formula="of:=ABS([.J266])" office:value-type="float" office:value="0.0124813555225907" calcext:value-type="float">
            <text:p>0.012481355522591</text:p>
          </table:table-cell>
          <table:table-cell table:formula="of:=[.J266]*[.J266]" office:value-type="float" office:value="0.000155784235681304" calcext:value-type="float">
            <text:p>0.000155784235681</text:p>
          </table:table-cell>
        </table:table-row>
        <table:table-row table:style-name="ro1">
          <table:table-cell table:style-name="ce1" office:value-type="string" calcext:value-type="string">
            <text:p>5/2/2016</text:p>
          </table:table-cell>
          <table:table-cell office:value-type="float" office:value="1462147200" calcext:value-type="float">
            <text:p>1462147200</text:p>
          </table:table-cell>
          <table:table-cell office:value-type="float" office:value="23735031560" calcext:value-type="float">
            <text:p>23735031560</text:p>
          </table:table-cell>
          <table:table-cell table:formula="of:=[.C267]/10^9" office:value-type="float" office:value="23.73503156" calcext:value-type="float">
            <text:p>23.73503156</text:p>
          </table:table-cell>
          <table:table-cell office:value-type="float" office:value="10.03" calcext:value-type="float">
            <text:p>10.03</text:p>
          </table:table-cell>
          <table:table-cell table:formula="of:=[.E267]*[.D267]" office:value-type="float" office:value="238.0623665468" calcext:value-type="float">
            <text:p>238.0623665468</text:p>
          </table:table-cell>
          <table:table-cell table:formula="of:=([.E267]-[.E266])/([.E266]+0.0000000000001)" office:value-type="float" office:value="0.14497716894977" calcext:value-type="float">
            <text:p>0.14497716894977</text:p>
          </table:table-cell>
          <table:table-cell table:formula="of:=ABS([.G267])" office:value-type="float" office:value="0.14497716894977" calcext:value-type="float">
            <text:p>0.14497716894977</text:p>
          </table:table-cell>
          <table:table-cell table:formula="of:=[.G267]*[.G267]" office:value-type="float" office:value="0.0210183795166902" calcext:value-type="float">
            <text:p>0.02101837951669</text:p>
          </table:table-cell>
          <table:table-cell table:formula="of:=([.F267]-[.F266])/([.F266]+0.0000000000001)" office:value-type="float" office:value="0.128822700739697" calcext:value-type="float">
            <text:p>0.128822700739697</text:p>
          </table:table-cell>
          <table:table-cell table:formula="of:=ABS([.J267])" office:value-type="float" office:value="0.128822700739697" calcext:value-type="float">
            <text:p>0.128822700739697</text:p>
          </table:table-cell>
          <table:table-cell table:formula="of:=[.J267]*[.J267]" office:value-type="float" office:value="0.0165952882258696" calcext:value-type="float">
            <text:p>0.01659528822587</text:p>
          </table:table-cell>
        </table:table-row>
        <table:table-row table:style-name="ro1">
          <table:table-cell table:style-name="ce1" office:value-type="string" calcext:value-type="string">
            <text:p>5/3/2016</text:p>
          </table:table-cell>
          <table:table-cell office:value-type="float" office:value="1462233600" calcext:value-type="float">
            <text:p>1462233600</text:p>
          </table:table-cell>
          <table:table-cell office:value-type="float" office:value="24296239464" calcext:value-type="float">
            <text:p>24296239464</text:p>
          </table:table-cell>
          <table:table-cell table:formula="of:=[.C268]/10^9" office:value-type="float" office:value="24.296239464" calcext:value-type="float">
            <text:p>24.296239464</text:p>
          </table:table-cell>
          <table:table-cell office:value-type="float" office:value="9.37" calcext:value-type="float">
            <text:p>9.37</text:p>
          </table:table-cell>
          <table:table-cell table:formula="of:=[.E268]*[.D268]" office:value-type="float" office:value="227.65576377768" calcext:value-type="float">
            <text:p>227.65576377768</text:p>
          </table:table-cell>
          <table:table-cell table:formula="of:=([.E268]-[.E267])/([.E267]+0.0000000000001)" office:value-type="float" office:value="-0.0658025922233294" calcext:value-type="float">
            <text:p>-0.065802592223329</text:p>
          </table:table-cell>
          <table:table-cell table:formula="of:=ABS([.G268])" office:value-type="float" office:value="0.0658025922233294" calcext:value-type="float">
            <text:p>0.065802592223329</text:p>
          </table:table-cell>
          <table:table-cell table:formula="of:=[.G268]*[.G268]" office:value-type="float" office:value="0.00432998114330977" calcext:value-type="float">
            <text:p>0.00432998114331</text:p>
          </table:table-cell>
          <table:table-cell table:formula="of:=([.F268]-[.F267])/([.F267]+0.0000000000001)" office:value-type="float" office:value="-0.0437137667749523" calcext:value-type="float">
            <text:p>-0.043713766774952</text:p>
          </table:table-cell>
          <table:table-cell table:formula="of:=ABS([.J268])" office:value-type="float" office:value="0.0437137667749523" calcext:value-type="float">
            <text:p>0.043713766774952</text:p>
          </table:table-cell>
          <table:table-cell table:formula="of:=[.J268]*[.J268]" office:value-type="float" office:value="0.00191089340565492" calcext:value-type="float">
            <text:p>0.001910893405655</text:p>
          </table:table-cell>
        </table:table-row>
        <table:table-row table:style-name="ro1">
          <table:table-cell table:style-name="ce1" office:value-type="string" calcext:value-type="string">
            <text:p>5/4/2016</text:p>
          </table:table-cell>
          <table:table-cell office:value-type="float" office:value="1462320000" calcext:value-type="float">
            <text:p>1462320000</text:p>
          </table:table-cell>
          <table:table-cell office:value-type="float" office:value="23683442809" calcext:value-type="float">
            <text:p>23683442809</text:p>
          </table:table-cell>
          <table:table-cell table:formula="of:=[.C269]/10^9" office:value-type="float" office:value="23.683442809" calcext:value-type="float">
            <text:p>23.683442809</text:p>
          </table:table-cell>
          <table:table-cell office:value-type="float" office:value="9.43" calcext:value-type="float">
            <text:p>9.43</text:p>
          </table:table-cell>
          <table:table-cell table:formula="of:=[.E269]*[.D269]" office:value-type="float" office:value="223.33486568887" calcext:value-type="float">
            <text:p>223.33486568887</text:p>
          </table:table-cell>
          <table:table-cell table:formula="of:=([.E269]-[.E268])/([.E268]+0.0000000000001)" office:value-type="float" office:value="0.00640341515474919" calcext:value-type="float">
            <text:p>0.006403415154749</text:p>
          </table:table-cell>
          <table:table-cell table:formula="of:=ABS([.G269])" office:value-type="float" office:value="0.00640341515474919" calcext:value-type="float">
            <text:p>0.006403415154749</text:p>
          </table:table-cell>
          <table:table-cell table:formula="of:=[.G269]*[.G269]" office:value-type="float" office:value="0.0000410037256440715" calcext:value-type="float">
            <text:p>4.10037256440715E-05</text:p>
          </table:table-cell>
          <table:table-cell table:formula="of:=([.F269]-[.F268])/([.F268]+0.0000000000001)" office:value-type="float" office:value="-0.018979963507665" calcext:value-type="float">
            <text:p>-0.018979963507665</text:p>
          </table:table-cell>
          <table:table-cell table:formula="of:=ABS([.J269])" office:value-type="float" office:value="0.018979963507665" calcext:value-type="float">
            <text:p>0.018979963507665</text:p>
          </table:table-cell>
          <table:table-cell table:formula="of:=[.J269]*[.J269]" office:value-type="float" office:value="0.000360239014752295" calcext:value-type="float">
            <text:p>0.000360239014752</text:p>
          </table:table-cell>
        </table:table-row>
        <table:table-row table:style-name="ro1">
          <table:table-cell table:style-name="ce1" office:value-type="string" calcext:value-type="string">
            <text:p>5/5/2016</text:p>
          </table:table-cell>
          <table:table-cell office:value-type="float" office:value="1462406400" calcext:value-type="float">
            <text:p>1462406400</text:p>
          </table:table-cell>
          <table:table-cell office:value-type="float" office:value="24293386757" calcext:value-type="float">
            <text:p>24293386757</text:p>
          </table:table-cell>
          <table:table-cell table:formula="of:=[.C270]/10^9" office:value-type="float" office:value="24.293386757" calcext:value-type="float">
            <text:p>24.293386757</text:p>
          </table:table-cell>
          <table:table-cell office:value-type="float" office:value="9.79" calcext:value-type="float">
            <text:p>9.79</text:p>
          </table:table-cell>
          <table:table-cell table:formula="of:=[.E270]*[.D270]" office:value-type="float" office:value="237.83225635103" calcext:value-type="float">
            <text:p>237.83225635103</text:p>
          </table:table-cell>
          <table:table-cell table:formula="of:=([.E270]-[.E269])/([.E269]+0.0000000000001)" office:value-type="float" office:value="0.0381760339342519" calcext:value-type="float">
            <text:p>0.038176033934252</text:p>
          </table:table-cell>
          <table:table-cell table:formula="of:=ABS([.G270])" office:value-type="float" office:value="0.0381760339342519" calcext:value-type="float">
            <text:p>0.038176033934252</text:p>
          </table:table-cell>
          <table:table-cell table:formula="of:=[.G270]*[.G270]" office:value-type="float" office:value="0.00145740956694915" calcext:value-type="float">
            <text:p>0.001457409566949</text:p>
          </table:table-cell>
          <table:table-cell table:formula="of:=([.F270]-[.F269])/([.F269]+0.0000000000001)" office:value-type="float" office:value="0.064913244143243" calcext:value-type="float">
            <text:p>0.064913244143243</text:p>
          </table:table-cell>
          <table:table-cell table:formula="of:=ABS([.J270])" office:value-type="float" office:value="0.064913244143243" calcext:value-type="float">
            <text:p>0.064913244143243</text:p>
          </table:table-cell>
          <table:table-cell table:formula="of:=[.J270]*[.J270]" office:value-type="float" office:value="0.00421372926520027" calcext:value-type="float">
            <text:p>0.0042137292652</text:p>
          </table:table-cell>
        </table:table-row>
        <table:table-row table:style-name="ro1">
          <table:table-cell table:style-name="ce1" office:value-type="string" calcext:value-type="string">
            <text:p>5/6/2016</text:p>
          </table:table-cell>
          <table:table-cell office:value-type="float" office:value="1462492800" calcext:value-type="float">
            <text:p>1462492800</text:p>
          </table:table-cell>
          <table:table-cell office:value-type="float" office:value="23038005218" calcext:value-type="float">
            <text:p>23038005218</text:p>
          </table:table-cell>
          <table:table-cell table:formula="of:=[.C271]/10^9" office:value-type="float" office:value="23.038005218" calcext:value-type="float">
            <text:p>23.038005218</text:p>
          </table:table-cell>
          <table:table-cell office:value-type="float" office:value="9.27" calcext:value-type="float">
            <text:p>9.27</text:p>
          </table:table-cell>
          <table:table-cell table:formula="of:=[.E271]*[.D271]" office:value-type="float" office:value="213.56230837086" calcext:value-type="float">
            <text:p>213.56230837086</text:p>
          </table:table-cell>
          <table:table-cell table:formula="of:=([.E271]-[.E270])/([.E270]+0.0000000000001)" office:value-type="float" office:value="-0.0531154239019402" calcext:value-type="float">
            <text:p>-0.05311542390194</text:p>
          </table:table-cell>
          <table:table-cell table:formula="of:=ABS([.G271])" office:value-type="float" office:value="0.0531154239019402" calcext:value-type="float">
            <text:p>0.05311542390194</text:p>
          </table:table-cell>
          <table:table-cell table:formula="of:=[.G271]*[.G271]" office:value-type="float" office:value="0.0028212482562828" calcext:value-type="float">
            <text:p>0.002821248256283</text:p>
          </table:table-cell>
          <table:table-cell table:formula="of:=([.F271]-[.F270])/([.F270]+0.0000000000001)" office:value-type="float" office:value="-0.102046494249916" calcext:value-type="float">
            <text:p>-0.102046494249916</text:p>
          </table:table-cell>
          <table:table-cell table:formula="of:=ABS([.J271])" office:value-type="float" office:value="0.102046494249916" calcext:value-type="float">
            <text:p>0.102046494249916</text:p>
          </table:table-cell>
          <table:table-cell table:formula="of:=[.J271]*[.J271]" office:value-type="float" office:value="0.0104134869886982" calcext:value-type="float">
            <text:p>0.010413486988698</text:p>
          </table:table-cell>
        </table:table-row>
        <table:table-row table:style-name="ro1">
          <table:table-cell table:style-name="ce1" office:value-type="string" calcext:value-type="string">
            <text:p>5/7/2016</text:p>
          </table:table-cell>
          <table:table-cell office:value-type="float" office:value="1462579200" calcext:value-type="float">
            <text:p>1462579200</text:p>
          </table:table-cell>
          <table:table-cell office:value-type="float" office:value="23118154788" calcext:value-type="float">
            <text:p>23118154788</text:p>
          </table:table-cell>
          <table:table-cell table:formula="of:=[.C272]/10^9" office:value-type="float" office:value="23.118154788" calcext:value-type="float">
            <text:p>23.118154788</text:p>
          </table:table-cell>
          <table:table-cell office:value-type="float" office:value="9.3" calcext:value-type="float">
            <text:p>9.3</text:p>
          </table:table-cell>
          <table:table-cell table:formula="of:=[.E272]*[.D272]" office:value-type="float" office:value="214.9988395284" calcext:value-type="float">
            <text:p>214.9988395284</text:p>
          </table:table-cell>
          <table:table-cell table:formula="of:=([.E272]-[.E271])/([.E271]+0.0000000000001)" office:value-type="float" office:value="0.00323624595469264" calcext:value-type="float">
            <text:p>0.003236245954693</text:p>
          </table:table-cell>
          <table:table-cell table:formula="of:=ABS([.G272])" office:value-type="float" office:value="0.00323624595469264" calcext:value-type="float">
            <text:p>0.003236245954693</text:p>
          </table:table-cell>
          <table:table-cell table:formula="of:=[.G272]*[.G272]" office:value-type="float" office:value="0.0000104732878792645" calcext:value-type="float">
            <text:p>1.04732878792645E-05</text:p>
          </table:table-cell>
          <table:table-cell table:formula="of:=([.F272]-[.F271])/([.F271]+0.0000000000001)" office:value-type="float" office:value="0.00672652008914154" calcext:value-type="float">
            <text:p>0.006726520089142</text:p>
          </table:table-cell>
          <table:table-cell table:formula="of:=ABS([.J272])" office:value-type="float" office:value="0.00672652008914154" calcext:value-type="float">
            <text:p>0.006726520089142</text:p>
          </table:table-cell>
          <table:table-cell table:formula="of:=[.J272]*[.J272]" office:value-type="float" office:value="0.0000452460725096247" calcext:value-type="float">
            <text:p>4.52460725096247E-05</text:p>
          </table:table-cell>
        </table:table-row>
        <table:table-row table:style-name="ro1">
          <table:table-cell table:style-name="ce1" office:value-type="string" calcext:value-type="string">
            <text:p>5/8/2016</text:p>
          </table:table-cell>
          <table:table-cell office:value-type="float" office:value="1462665600" calcext:value-type="float">
            <text:p>1462665600</text:p>
          </table:table-cell>
          <table:table-cell office:value-type="float" office:value="23310345000" calcext:value-type="float">
            <text:p>23310345000</text:p>
          </table:table-cell>
          <table:table-cell table:formula="of:=[.C273]/10^9" office:value-type="float" office:value="23.310345" calcext:value-type="float">
            <text:p>23.310345</text:p>
          </table:table-cell>
          <table:table-cell office:value-type="float" office:value="9.44" calcext:value-type="float">
            <text:p>9.44</text:p>
          </table:table-cell>
          <table:table-cell table:formula="of:=[.E273]*[.D273]" office:value-type="float" office:value="220.0496568" calcext:value-type="float">
            <text:p>220.0496568</text:p>
          </table:table-cell>
          <table:table-cell table:formula="of:=([.E273]-[.E272])/([.E272]+0.0000000000001)" office:value-type="float" office:value="0.0150537634408599" calcext:value-type="float">
            <text:p>0.01505376344086</text:p>
          </table:table-cell>
          <table:table-cell table:formula="of:=ABS([.G273])" office:value-type="float" office:value="0.0150537634408599" calcext:value-type="float">
            <text:p>0.01505376344086</text:p>
          </table:table-cell>
          <table:table-cell table:formula="of:=[.G273]*[.G273]" office:value-type="float" office:value="0.000226615793733371" calcext:value-type="float">
            <text:p>0.000226615793733</text:p>
          </table:table-cell>
          <table:table-cell table:formula="of:=([.F273]-[.F272])/([.F272]+0.0000000000001)" office:value-type="float" office:value="0.0234923001569635" calcext:value-type="float">
            <text:p>0.023492300156964</text:p>
          </table:table-cell>
          <table:table-cell table:formula="of:=ABS([.J273])" office:value-type="float" office:value="0.0234923001569635" calcext:value-type="float">
            <text:p>0.023492300156964</text:p>
          </table:table-cell>
          <table:table-cell table:formula="of:=[.J273]*[.J273]" office:value-type="float" office:value="0.000551888166664869" calcext:value-type="float">
            <text:p>0.000551888166665</text:p>
          </table:table-cell>
        </table:table-row>
        <table:table-row table:style-name="ro1">
          <table:table-cell table:style-name="ce1" office:value-type="string" calcext:value-type="string">
            <text:p>5/9/2016</text:p>
          </table:table-cell>
          <table:table-cell office:value-type="float" office:value="1462752000" calcext:value-type="float">
            <text:p>1462752000</text:p>
          </table:table-cell>
          <table:table-cell office:value-type="float" office:value="23021017203" calcext:value-type="float">
            <text:p>23021017203</text:p>
          </table:table-cell>
          <table:table-cell table:formula="of:=[.C274]/10^9" office:value-type="float" office:value="23.021017203" calcext:value-type="float">
            <text:p>23.021017203</text:p>
          </table:table-cell>
          <table:table-cell office:value-type="float" office:value="9.32" calcext:value-type="float">
            <text:p>9.32</text:p>
          </table:table-cell>
          <table:table-cell table:formula="of:=[.E274]*[.D274]" office:value-type="float" office:value="214.55588033196" calcext:value-type="float">
            <text:p>214.55588033196</text:p>
          </table:table-cell>
          <table:table-cell table:formula="of:=([.E274]-[.E273])/([.E273]+0.0000000000001)" office:value-type="float" office:value="-0.0127118644067794" calcext:value-type="float">
            <text:p>-0.01271186440678</text:p>
          </table:table-cell>
          <table:table-cell table:formula="of:=ABS([.G274])" office:value-type="float" office:value="0.0127118644067794" calcext:value-type="float">
            <text:p>0.01271186440678</text:p>
          </table:table-cell>
          <table:table-cell table:formula="of:=[.G274]*[.G274]" office:value-type="float" office:value="0.000161591496696346" calcext:value-type="float">
            <text:p>0.000161591496696</text:p>
          </table:table-cell>
          <table:table-cell table:formula="of:=([.F274]-[.F273])/([.F273]+0.0000000000001)" office:value-type="float" office:value="-0.0249660760572475" calcext:value-type="float">
            <text:p>-0.024966076057248</text:p>
          </table:table-cell>
          <table:table-cell table:formula="of:=ABS([.J274])" office:value-type="float" office:value="0.0249660760572475" calcext:value-type="float">
            <text:p>0.024966076057248</text:p>
          </table:table-cell>
          <table:table-cell table:formula="of:=[.J274]*[.J274]" office:value-type="float" office:value="0.000623304953696267" calcext:value-type="float">
            <text:p>0.000623304953696</text:p>
          </table:table-cell>
        </table:table-row>
        <table:table-row table:style-name="ro1">
          <table:table-cell table:style-name="ce1" office:value-type="string" calcext:value-type="string">
            <text:p>5/10/2016</text:p>
          </table:table-cell>
          <table:table-cell office:value-type="float" office:value="1462838400" calcext:value-type="float">
            <text:p>1462838400</text:p>
          </table:table-cell>
          <table:table-cell office:value-type="float" office:value="23592720268" calcext:value-type="float">
            <text:p>23592720268</text:p>
          </table:table-cell>
          <table:table-cell table:formula="of:=[.C275]/10^9" office:value-type="float" office:value="23.592720268" calcext:value-type="float">
            <text:p>23.592720268</text:p>
          </table:table-cell>
          <table:table-cell office:value-type="float" office:value="9.39" calcext:value-type="float">
            <text:p>9.39</text:p>
          </table:table-cell>
          <table:table-cell table:formula="of:=[.E275]*[.D275]" office:value-type="float" office:value="221.53564331652" calcext:value-type="float">
            <text:p>221.53564331652</text:p>
          </table:table-cell>
          <table:table-cell table:formula="of:=([.E275]-[.E274])/([.E274]+0.0000000000001)" office:value-type="float" office:value="0.00751072961373386" calcext:value-type="float">
            <text:p>0.007510729613734</text:p>
          </table:table-cell>
          <table:table-cell table:formula="of:=ABS([.G275])" office:value-type="float" office:value="0.00751072961373386" calcext:value-type="float">
            <text:p>0.007510729613734</text:p>
          </table:table-cell>
          <table:table-cell table:formula="of:=[.G275]*[.G275]" office:value-type="float" office:value="0.0000564110593306187" calcext:value-type="float">
            <text:p>5.64110593306187E-05</text:p>
          </table:table-cell>
          <table:table-cell table:formula="of:=([.F275]-[.F274])/([.F274]+0.0000000000001)" office:value-type="float" office:value="0.0325312127253793" calcext:value-type="float">
            <text:p>0.032531212725379</text:p>
          </table:table-cell>
          <table:table-cell table:formula="of:=ABS([.J275])" office:value-type="float" office:value="0.0325312127253793" calcext:value-type="float">
            <text:p>0.032531212725379</text:p>
          </table:table-cell>
          <table:table-cell table:formula="of:=[.J275]*[.J275]" office:value-type="float" office:value="0.00105827980138388" calcext:value-type="float">
            <text:p>0.001058279801384</text:p>
          </table:table-cell>
        </table:table-row>
        <table:table-row table:style-name="ro1">
          <table:table-cell table:style-name="ce1" office:value-type="string" calcext:value-type="string">
            <text:p>5/11/2016</text:p>
          </table:table-cell>
          <table:table-cell office:value-type="float" office:value="1462924800" calcext:value-type="float">
            <text:p>1462924800</text:p>
          </table:table-cell>
          <table:table-cell office:value-type="float" office:value="23627226077" calcext:value-type="float">
            <text:p>23627226077</text:p>
          </table:table-cell>
          <table:table-cell table:formula="of:=[.C276]/10^9" office:value-type="float" office:value="23.627226077" calcext:value-type="float">
            <text:p>23.627226077</text:p>
          </table:table-cell>
          <table:table-cell office:value-type="float" office:value="9.97" calcext:value-type="float">
            <text:p>9.97</text:p>
          </table:table-cell>
          <table:table-cell table:formula="of:=[.E276]*[.D276]" office:value-type="float" office:value="235.56344398769" calcext:value-type="float">
            <text:p>235.56344398769</text:p>
          </table:table-cell>
          <table:table-cell table:formula="of:=([.E276]-[.E275])/([.E275]+0.0000000000001)" office:value-type="float" office:value="0.0617678381256649" calcext:value-type="float">
            <text:p>0.061767838125665</text:p>
          </table:table-cell>
          <table:table-cell table:formula="of:=ABS([.G276])" office:value-type="float" office:value="0.0617678381256649" calcext:value-type="float">
            <text:p>0.061767838125665</text:p>
          </table:table-cell>
          <table:table-cell table:formula="of:=[.G276]*[.G276]" office:value-type="float" office:value="0.00381526582671835" calcext:value-type="float">
            <text:p>0.003815265826718</text:p>
          </table:table-cell>
          <table:table-cell table:formula="of:=([.F276]-[.F275])/([.F275]+0.0000000000001)" office:value-type="float" office:value="0.0633207390971742" calcext:value-type="float">
            <text:p>0.063320739097174</text:p>
          </table:table-cell>
          <table:table-cell table:formula="of:=ABS([.J276])" office:value-type="float" office:value="0.0633207390971742" calcext:value-type="float">
            <text:p>0.063320739097174</text:p>
          </table:table-cell>
          <table:table-cell table:formula="of:=[.J276]*[.J276]" office:value-type="float" office:value="0.00400951599981241" calcext:value-type="float">
            <text:p>0.004009515999812</text:p>
          </table:table-cell>
        </table:table-row>
        <table:table-row table:style-name="ro1">
          <table:table-cell table:style-name="ce1" office:value-type="string" calcext:value-type="string">
            <text:p>5/12/2016</text:p>
          </table:table-cell>
          <table:table-cell office:value-type="float" office:value="1463011200" calcext:value-type="float">
            <text:p>1463011200</text:p>
          </table:table-cell>
          <table:table-cell office:value-type="float" office:value="25330807567" calcext:value-type="float">
            <text:p>25330807567</text:p>
          </table:table-cell>
          <table:table-cell table:formula="of:=[.C277]/10^9" office:value-type="float" office:value="25.330807567" calcext:value-type="float">
            <text:p>25.330807567</text:p>
          </table:table-cell>
          <table:table-cell office:value-type="float" office:value="10.1" calcext:value-type="float">
            <text:p>10.1</text:p>
          </table:table-cell>
          <table:table-cell table:formula="of:=[.E277]*[.D277]" office:value-type="float" office:value="255.8411564267" calcext:value-type="float">
            <text:p>255.8411564267</text:p>
          </table:table-cell>
          <table:table-cell table:formula="of:=([.E277]-[.E276])/([.E276]+0.0000000000001)" office:value-type="float" office:value="0.0130391173520559" calcext:value-type="float">
            <text:p>0.013039117352056</text:p>
          </table:table-cell>
          <table:table-cell table:formula="of:=ABS([.G277])" office:value-type="float" office:value="0.0130391173520559" calcext:value-type="float">
            <text:p>0.013039117352056</text:p>
          </table:table-cell>
          <table:table-cell table:formula="of:=[.G277]*[.G277]" office:value-type="float" office:value="0.000170018581320686" calcext:value-type="float">
            <text:p>0.000170018581321</text:p>
          </table:table-cell>
          <table:table-cell table:formula="of:=([.F277]-[.F276])/([.F276]+0.0000000000001)" office:value-type="float" office:value="0.0860817455193499" calcext:value-type="float">
            <text:p>0.08608174551935</text:p>
          </table:table-cell>
          <table:table-cell table:formula="of:=ABS([.J277])" office:value-type="float" office:value="0.0860817455193499" calcext:value-type="float">
            <text:p>0.08608174551935</text:p>
          </table:table-cell>
          <table:table-cell table:formula="of:=[.J277]*[.J277]" office:value-type="float" office:value="0.00741006691165812" calcext:value-type="float">
            <text:p>0.007410066911658</text:p>
          </table:table-cell>
        </table:table-row>
        <table:table-row table:style-name="ro1">
          <table:table-cell table:style-name="ce1" office:value-type="string" calcext:value-type="string">
            <text:p>5/13/2016</text:p>
          </table:table-cell>
          <table:table-cell office:value-type="float" office:value="1463097600" calcext:value-type="float">
            <text:p>1463097600</text:p>
          </table:table-cell>
          <table:table-cell office:value-type="float" office:value="28093994639" calcext:value-type="float">
            <text:p>28093994639</text:p>
          </table:table-cell>
          <table:table-cell table:formula="of:=[.C278]/10^9" office:value-type="float" office:value="28.093994639" calcext:value-type="float">
            <text:p>28.093994639</text:p>
          </table:table-cell>
          <table:table-cell office:value-type="float" office:value="10.48" calcext:value-type="float">
            <text:p>10.48</text:p>
          </table:table-cell>
          <table:table-cell table:formula="of:=[.E278]*[.D278]" office:value-type="float" office:value="294.42506381672" calcext:value-type="float">
            <text:p>294.42506381672</text:p>
          </table:table-cell>
          <table:table-cell table:formula="of:=([.E278]-[.E277])/([.E277]+0.0000000000001)" office:value-type="float" office:value="0.0376237623762373" calcext:value-type="float">
            <text:p>0.037623762376237</text:p>
          </table:table-cell>
          <table:table-cell table:formula="of:=ABS([.G278])" office:value-type="float" office:value="0.0376237623762373" calcext:value-type="float">
            <text:p>0.037623762376237</text:p>
          </table:table-cell>
          <table:table-cell table:formula="of:=[.G278]*[.G278]" office:value-type="float" office:value="0.00141554749534357" calcext:value-type="float">
            <text:p>0.001415547495344</text:p>
          </table:table-cell>
          <table:table-cell table:formula="of:=([.F278]-[.F277])/([.F277]+0.0000000000001)" office:value-type="float" office:value="0.150811964458402" calcext:value-type="float">
            <text:p>0.150811964458402</text:p>
          </table:table-cell>
          <table:table-cell table:formula="of:=ABS([.J278])" office:value-type="float" office:value="0.150811964458402" calcext:value-type="float">
            <text:p>0.150811964458402</text:p>
          </table:table-cell>
          <table:table-cell table:formula="of:=[.J278]*[.J278]" office:value-type="float" office:value="0.0227442486238024" calcext:value-type="float">
            <text:p>0.022744248623802</text:p>
          </table:table-cell>
        </table:table-row>
        <table:table-row table:style-name="ro1">
          <table:table-cell table:style-name="ce1" office:value-type="string" calcext:value-type="string">
            <text:p>5/14/2016</text:p>
          </table:table-cell>
          <table:table-cell office:value-type="float" office:value="1463184000" calcext:value-type="float">
            <text:p>1463184000</text:p>
          </table:table-cell>
          <table:table-cell office:value-type="float" office:value="23703052414" calcext:value-type="float">
            <text:p>23703052414</text:p>
          </table:table-cell>
          <table:table-cell table:formula="of:=[.C279]/10^9" office:value-type="float" office:value="23.703052414" calcext:value-type="float">
            <text:p>23.703052414</text:p>
          </table:table-cell>
          <table:table-cell office:value-type="float" office:value="10.14" calcext:value-type="float">
            <text:p>10.14</text:p>
          </table:table-cell>
          <table:table-cell table:formula="of:=[.E279]*[.D279]" office:value-type="float" office:value="240.34895147796" calcext:value-type="float">
            <text:p>240.34895147796</text:p>
          </table:table-cell>
          <table:table-cell table:formula="of:=([.E279]-[.E278])/([.E278]+0.0000000000001)" office:value-type="float" office:value="-0.0324427480916027" calcext:value-type="float">
            <text:p>-0.032442748091603</text:p>
          </table:table-cell>
          <table:table-cell table:formula="of:=ABS([.G279])" office:value-type="float" office:value="0.0324427480916027" calcext:value-type="float">
            <text:p>0.032442748091603</text:p>
          </table:table-cell>
          <table:table-cell table:formula="of:=[.G279]*[.G279]" office:value-type="float" office:value="0.00105253190373519" calcext:value-type="float">
            <text:p>0.001052531903735</text:p>
          </table:table-cell>
          <table:table-cell table:formula="of:=([.F279]-[.F278])/([.F278]+0.0000000000001)" office:value-type="float" office:value="-0.183666810283592" calcext:value-type="float">
            <text:p>-0.183666810283592</text:p>
          </table:table-cell>
          <table:table-cell table:formula="of:=ABS([.J279])" office:value-type="float" office:value="0.183666810283592" calcext:value-type="float">
            <text:p>0.183666810283592</text:p>
          </table:table-cell>
          <table:table-cell table:formula="of:=[.J279]*[.J279]" office:value-type="float" office:value="0.033733497199749" calcext:value-type="float">
            <text:p>0.033733497199749</text:p>
          </table:table-cell>
        </table:table-row>
        <table:table-row table:style-name="ro1">
          <table:table-cell table:style-name="ce1" office:value-type="string" calcext:value-type="string">
            <text:p>5/15/2016</text:p>
          </table:table-cell>
          <table:table-cell office:value-type="float" office:value="1463270400" calcext:value-type="float">
            <text:p>1463270400</text:p>
          </table:table-cell>
          <table:table-cell office:value-type="float" office:value="22439773235" calcext:value-type="float">
            <text:p>22439773235</text:p>
          </table:table-cell>
          <table:table-cell table:formula="of:=[.C280]/10^9" office:value-type="float" office:value="22.439773235" calcext:value-type="float">
            <text:p>22.439773235</text:p>
          </table:table-cell>
          <table:table-cell office:value-type="float" office:value="9.94" calcext:value-type="float">
            <text:p>9.94</text:p>
          </table:table-cell>
          <table:table-cell table:formula="of:=[.E280]*[.D280]" office:value-type="float" office:value="223.0513459559" calcext:value-type="float">
            <text:p>223.0513459559</text:p>
          </table:table-cell>
          <table:table-cell table:formula="of:=([.E280]-[.E279])/([.E279]+0.0000000000001)" office:value-type="float" office:value="-0.0197238658777119" calcext:value-type="float">
            <text:p>-0.019723865877712</text:p>
          </table:table-cell>
          <table:table-cell table:formula="of:=ABS([.G280])" office:value-type="float" office:value="0.0197238658777119" calcext:value-type="float">
            <text:p>0.019723865877712</text:p>
          </table:table-cell>
          <table:table-cell table:formula="of:=[.G280]*[.G280]" office:value-type="float" office:value="0.000389030885161969" calcext:value-type="float">
            <text:p>0.000389030885162</text:p>
          </table:table-cell>
          <table:table-cell table:formula="of:=([.F280]-[.F279])/([.F279]+0.0000000000001)" office:value-type="float" office:value="-0.0719687163837958" calcext:value-type="float">
            <text:p>-0.071968716383796</text:p>
          </table:table-cell>
          <table:table-cell table:formula="of:=ABS([.J280])" office:value-type="float" office:value="0.0719687163837958" calcext:value-type="float">
            <text:p>0.071968716383796</text:p>
          </table:table-cell>
          <table:table-cell table:formula="of:=[.J280]*[.J280]" office:value-type="float" office:value="0.00517949613793123" calcext:value-type="float">
            <text:p>0.005179496137931</text:p>
          </table:table-cell>
        </table:table-row>
        <table:table-row table:style-name="ro1">
          <table:table-cell table:style-name="ce1" office:value-type="string" calcext:value-type="string">
            <text:p>5/16/2016</text:p>
          </table:table-cell>
          <table:table-cell office:value-type="float" office:value="1463356800" calcext:value-type="float">
            <text:p>1463356800</text:p>
          </table:table-cell>
          <table:table-cell office:value-type="float" office:value="22740132145" calcext:value-type="float">
            <text:p>22740132145</text:p>
          </table:table-cell>
          <table:table-cell table:formula="of:=[.C281]/10^9" office:value-type="float" office:value="22.740132145" calcext:value-type="float">
            <text:p>22.740132145</text:p>
          </table:table-cell>
          <table:table-cell office:value-type="float" office:value="11.04" calcext:value-type="float">
            <text:p>11.04</text:p>
          </table:table-cell>
          <table:table-cell table:formula="of:=[.E281]*[.D281]" office:value-type="float" office:value="251.0510588808" calcext:value-type="float">
            <text:p>251.0510588808</text:p>
          </table:table-cell>
          <table:table-cell table:formula="of:=([.E281]-[.E280])/([.E280]+0.0000000000001)" office:value-type="float" office:value="0.110663983903419" calcext:value-type="float">
            <text:p>0.110663983903419</text:p>
          </table:table-cell>
          <table:table-cell table:formula="of:=ABS([.G281])" office:value-type="float" office:value="0.110663983903419" calcext:value-type="float">
            <text:p>0.110663983903419</text:p>
          </table:table-cell>
          <table:table-cell table:formula="of:=[.G281]*[.G281]" office:value-type="float" office:value="0.0122465173333763" calcext:value-type="float">
            <text:p>0.012246517333376</text:p>
          </table:table-cell>
          <table:table-cell table:formula="of:=([.F281]-[.F280])/([.F280]+0.0000000000001)" office:value-type="float" office:value="0.125530347305933" calcext:value-type="float">
            <text:p>0.125530347305933</text:p>
          </table:table-cell>
          <table:table-cell table:formula="of:=ABS([.J281])" office:value-type="float" office:value="0.125530347305933" calcext:value-type="float">
            <text:p>0.125530347305933</text:p>
          </table:table-cell>
          <table:table-cell table:formula="of:=[.J281]*[.J281]" office:value-type="float" office:value="0.0157578680947482" calcext:value-type="float">
            <text:p>0.015757868094748</text:p>
          </table:table-cell>
        </table:table-row>
        <table:table-row table:style-name="ro1">
          <table:table-cell table:style-name="ce1" office:value-type="string" calcext:value-type="string">
            <text:p>5/17/2016</text:p>
          </table:table-cell>
          <table:table-cell office:value-type="float" office:value="1463443200" calcext:value-type="float">
            <text:p>1463443200</text:p>
          </table:table-cell>
          <table:table-cell office:value-type="float" office:value="22852181919" calcext:value-type="float">
            <text:p>22852181919</text:p>
          </table:table-cell>
          <table:table-cell table:formula="of:=[.C282]/10^9" office:value-type="float" office:value="22.852181919" calcext:value-type="float">
            <text:p>22.852181919</text:p>
          </table:table-cell>
          <table:table-cell office:value-type="float" office:value="12.26" calcext:value-type="float">
            <text:p>12.26</text:p>
          </table:table-cell>
          <table:table-cell table:formula="of:=[.E282]*[.D282]" office:value-type="float" office:value="280.16775032694" calcext:value-type="float">
            <text:p>280.16775032694</text:p>
          </table:table-cell>
          <table:table-cell table:formula="of:=([.E282]-[.E281])/([.E281]+0.0000000000001)" office:value-type="float" office:value="0.110507246376811" calcext:value-type="float">
            <text:p>0.110507246376811</text:p>
          </table:table-cell>
          <table:table-cell table:formula="of:=ABS([.G282])" office:value-type="float" office:value="0.110507246376811" calcext:value-type="float">
            <text:p>0.110507246376811</text:p>
          </table:table-cell>
          <table:table-cell table:formula="of:=[.G282]*[.G282]" office:value-type="float" office:value="0.0122118515017851" calcext:value-type="float">
            <text:p>0.012211851501785</text:p>
          </table:table-cell>
          <table:table-cell table:formula="of:=([.F282]-[.F281])/([.F281]+0.0000000000001)" office:value-type="float" office:value="0.115979162071428" calcext:value-type="float">
            <text:p>0.115979162071428</text:p>
          </table:table-cell>
          <table:table-cell table:formula="of:=ABS([.J282])" office:value-type="float" office:value="0.115979162071428" calcext:value-type="float">
            <text:p>0.115979162071428</text:p>
          </table:table-cell>
          <table:table-cell table:formula="of:=[.J282]*[.J282]" office:value-type="float" office:value="0.0134511660347906" calcext:value-type="float">
            <text:p>0.013451166034791</text:p>
          </table:table-cell>
        </table:table-row>
        <table:table-row table:style-name="ro1">
          <table:table-cell table:style-name="ce1" office:value-type="string" calcext:value-type="string">
            <text:p>5/18/2016</text:p>
          </table:table-cell>
          <table:table-cell office:value-type="float" office:value="1463529600" calcext:value-type="float">
            <text:p>1463529600</text:p>
          </table:table-cell>
          <table:table-cell office:value-type="float" office:value="23498384260" calcext:value-type="float">
            <text:p>23498384260</text:p>
          </table:table-cell>
          <table:table-cell table:formula="of:=[.C283]/10^9" office:value-type="float" office:value="23.49838426" calcext:value-type="float">
            <text:p>23.49838426</text:p>
          </table:table-cell>
          <table:table-cell office:value-type="float" office:value="13.29" calcext:value-type="float">
            <text:p>13.29</text:p>
          </table:table-cell>
          <table:table-cell table:formula="of:=[.E283]*[.D283]" office:value-type="float" office:value="312.2935268154" calcext:value-type="float">
            <text:p>312.2935268154</text:p>
          </table:table-cell>
          <table:table-cell table:formula="of:=([.E283]-[.E282])/([.E282]+0.0000000000001)" office:value-type="float" office:value="0.0840130505709617" calcext:value-type="float">
            <text:p>0.084013050570962</text:p>
          </table:table-cell>
          <table:table-cell table:formula="of:=ABS([.G283])" office:value-type="float" office:value="0.0840130505709617" calcext:value-type="float">
            <text:p>0.084013050570962</text:p>
          </table:table-cell>
          <table:table-cell table:formula="of:=[.G283]*[.G283]" office:value-type="float" office:value="0.00705819266623898" calcext:value-type="float">
            <text:p>0.007058192666239</text:p>
          </table:table-cell>
          <table:table-cell table:formula="of:=([.F283]-[.F282])/([.F282]+0.0000000000001)" office:value-type="float" office:value="0.11466621854575" calcext:value-type="float">
            <text:p>0.11466621854575</text:p>
          </table:table-cell>
          <table:table-cell table:formula="of:=ABS([.J283])" office:value-type="float" office:value="0.11466621854575" calcext:value-type="float">
            <text:p>0.11466621854575</text:p>
          </table:table-cell>
          <table:table-cell table:formula="of:=[.J283]*[.J283]" office:value-type="float" office:value="0.0131483416755817" calcext:value-type="float">
            <text:p>0.013148341675582</text:p>
          </table:table-cell>
        </table:table-row>
        <table:table-row table:style-name="ro1">
          <table:table-cell table:style-name="ce1" office:value-type="string" calcext:value-type="string">
            <text:p>5/19/2016</text:p>
          </table:table-cell>
          <table:table-cell office:value-type="float" office:value="1463616000" calcext:value-type="float">
            <text:p>1463616000</text:p>
          </table:table-cell>
          <table:table-cell office:value-type="float" office:value="23539460755" calcext:value-type="float">
            <text:p>23539460755</text:p>
          </table:table-cell>
          <table:table-cell table:formula="of:=[.C284]/10^9" office:value-type="float" office:value="23.539460755" calcext:value-type="float">
            <text:p>23.539460755</text:p>
          </table:table-cell>
          <table:table-cell office:value-type="float" office:value="14.49" calcext:value-type="float">
            <text:p>14.49</text:p>
          </table:table-cell>
          <table:table-cell table:formula="of:=[.E284]*[.D284]" office:value-type="float" office:value="341.08678633995" calcext:value-type="float">
            <text:p>341.08678633995</text:p>
          </table:table-cell>
          <table:table-cell table:formula="of:=([.E284]-[.E283])/([.E283]+0.0000000000001)" office:value-type="float" office:value="0.0902934537246044" calcext:value-type="float">
            <text:p>0.090293453724604</text:p>
          </table:table-cell>
          <table:table-cell table:formula="of:=ABS([.G284])" office:value-type="float" office:value="0.0902934537246044" calcext:value-type="float">
            <text:p>0.090293453724604</text:p>
          </table:table-cell>
          <table:table-cell table:formula="of:=[.G284]*[.G284]" office:value-type="float" office:value="0.00815290778551727" calcext:value-type="float">
            <text:p>0.008152907785517</text:p>
          </table:table-cell>
          <table:table-cell table:formula="of:=([.F284]-[.F283])/([.F283]+0.0000000000001)" office:value-type="float" office:value="0.0921993478960901" calcext:value-type="float">
            <text:p>0.09219934789609</text:p>
          </table:table-cell>
          <table:table-cell table:formula="of:=ABS([.J284])" office:value-type="float" office:value="0.0921993478960901" calcext:value-type="float">
            <text:p>0.09219934789609</text:p>
          </table:table-cell>
          <table:table-cell table:formula="of:=[.J284]*[.J284]" office:value-type="float" office:value="0.00850071975246426" calcext:value-type="float">
            <text:p>0.008500719752464</text:p>
          </table:table-cell>
        </table:table-row>
        <table:table-row table:style-name="ro1">
          <table:table-cell table:style-name="ce1" office:value-type="string" calcext:value-type="string">
            <text:p>5/20/2016</text:p>
          </table:table-cell>
          <table:table-cell office:value-type="float" office:value="1463702400" calcext:value-type="float">
            <text:p>1463702400</text:p>
          </table:table-cell>
          <table:table-cell office:value-type="float" office:value="23617555647" calcext:value-type="float">
            <text:p>23617555647</text:p>
          </table:table-cell>
          <table:table-cell table:formula="of:=[.C285]/10^9" office:value-type="float" office:value="23.617555647" calcext:value-type="float">
            <text:p>23.617555647</text:p>
          </table:table-cell>
          <table:table-cell office:value-type="float" office:value="13.73" calcext:value-type="float">
            <text:p>13.73</text:p>
          </table:table-cell>
          <table:table-cell table:formula="of:=[.E285]*[.D285]" office:value-type="float" office:value="324.26903903331" calcext:value-type="float">
            <text:p>324.26903903331</text:p>
          </table:table-cell>
          <table:table-cell table:formula="of:=([.E285]-[.E284])/([.E284]+0.0000000000001)" office:value-type="float" office:value="-0.0524499654934434" calcext:value-type="float">
            <text:p>-0.052449965493443</text:p>
          </table:table-cell>
          <table:table-cell table:formula="of:=ABS([.G285])" office:value-type="float" office:value="0.0524499654934434" calcext:value-type="float">
            <text:p>0.052449965493443</text:p>
          </table:table-cell>
          <table:table-cell table:formula="of:=[.G285]*[.G285]" office:value-type="float" office:value="0.0027509988802634" calcext:value-type="float">
            <text:p>0.002750998880263</text:p>
          </table:table-cell>
          <table:table-cell table:formula="of:=([.F285]-[.F284])/([.F284]+0.0000000000001)" office:value-type="float" office:value="-0.0493063583233575" calcext:value-type="float">
            <text:p>-0.049306358323358</text:p>
          </table:table-cell>
          <table:table-cell table:formula="of:=ABS([.J285])" office:value-type="float" office:value="0.0493063583233575" calcext:value-type="float">
            <text:p>0.049306358323358</text:p>
          </table:table-cell>
          <table:table-cell table:formula="of:=[.J285]*[.J285]" office:value-type="float" office:value="0.00243111697111132" calcext:value-type="float">
            <text:p>0.002431116971111</text:p>
          </table:table-cell>
        </table:table-row>
        <table:table-row table:style-name="ro1">
          <table:table-cell table:style-name="ce1" office:value-type="string" calcext:value-type="string">
            <text:p>5/21/2016</text:p>
          </table:table-cell>
          <table:table-cell office:value-type="float" office:value="1463788800" calcext:value-type="float">
            <text:p>1463788800</text:p>
          </table:table-cell>
          <table:table-cell office:value-type="float" office:value="22932813089" calcext:value-type="float">
            <text:p>22932813089</text:p>
          </table:table-cell>
          <table:table-cell table:formula="of:=[.C286]/10^9" office:value-type="float" office:value="22.932813089" calcext:value-type="float">
            <text:p>22.932813089</text:p>
          </table:table-cell>
          <table:table-cell office:value-type="float" office:value="13.95" calcext:value-type="float">
            <text:p>13.95</text:p>
          </table:table-cell>
          <table:table-cell table:formula="of:=[.E286]*[.D286]" office:value-type="float" office:value="319.91274259155" calcext:value-type="float">
            <text:p>319.91274259155</text:p>
          </table:table-cell>
          <table:table-cell table:formula="of:=([.E286]-[.E285])/([.E285]+0.0000000000001)" office:value-type="float" office:value="0.0160233066278221" calcext:value-type="float">
            <text:p>0.016023306627822</text:p>
          </table:table-cell>
          <table:table-cell table:formula="of:=ABS([.G286])" office:value-type="float" office:value="0.0160233066278221" calcext:value-type="float">
            <text:p>0.016023306627822</text:p>
          </table:table-cell>
          <table:table-cell table:formula="of:=[.G286]*[.G286]" office:value-type="float" office:value="0.000256746355289207" calcext:value-type="float">
            <text:p>0.000256746355289</text:p>
          </table:table-cell>
          <table:table-cell table:formula="of:=([.F286]-[.F285])/([.F285]+0.0000000000001)" office:value-type="float" office:value="-0.0134342040632269" calcext:value-type="float">
            <text:p>-0.013434204063227</text:p>
          </table:table-cell>
          <table:table-cell table:formula="of:=ABS([.J286])" office:value-type="float" office:value="0.0134342040632269" calcext:value-type="float">
            <text:p>0.013434204063227</text:p>
          </table:table-cell>
          <table:table-cell table:formula="of:=[.J286]*[.J286]" office:value-type="float" office:value="0.000180477838812422" calcext:value-type="float">
            <text:p>0.000180477838812</text:p>
          </table:table-cell>
        </table:table-row>
        <table:table-row table:style-name="ro1">
          <table:table-cell table:style-name="ce1" office:value-type="string" calcext:value-type="string">
            <text:p>5/22/2016</text:p>
          </table:table-cell>
          <table:table-cell office:value-type="float" office:value="1463875200" calcext:value-type="float">
            <text:p>1463875200</text:p>
          </table:table-cell>
          <table:table-cell office:value-type="float" office:value="22915048414" calcext:value-type="float">
            <text:p>22915048414</text:p>
          </table:table-cell>
          <table:table-cell table:formula="of:=[.C287]/10^9" office:value-type="float" office:value="22.915048414" calcext:value-type="float">
            <text:p>22.915048414</text:p>
          </table:table-cell>
          <table:table-cell office:value-type="float" office:value="14.21" calcext:value-type="float">
            <text:p>14.21</text:p>
          </table:table-cell>
          <table:table-cell table:formula="of:=[.E287]*[.D287]" office:value-type="float" office:value="325.62283796294" calcext:value-type="float">
            <text:p>325.62283796294</text:p>
          </table:table-cell>
          <table:table-cell table:formula="of:=([.E287]-[.E286])/([.E286]+0.0000000000001)" office:value-type="float" office:value="0.0186379928315412" calcext:value-type="float">
            <text:p>0.018637992831541</text:p>
          </table:table-cell>
          <table:table-cell table:formula="of:=ABS([.G287])" office:value-type="float" office:value="0.0186379928315412" calcext:value-type="float">
            <text:p>0.018637992831541</text:p>
          </table:table-cell>
          <table:table-cell table:formula="of:=[.G287]*[.G287]" office:value-type="float" office:value="0.000347374776788581" calcext:value-type="float">
            <text:p>0.000347374776789</text:p>
          </table:table-cell>
          <table:table-cell table:formula="of:=([.F287]-[.F286])/([.F286]+0.0000000000001)" office:value-type="float" office:value="0.0178489150670701" calcext:value-type="float">
            <text:p>0.01784891506707</text:p>
          </table:table-cell>
          <table:table-cell table:formula="of:=ABS([.J287])" office:value-type="float" office:value="0.0178489150670701" calcext:value-type="float">
            <text:p>0.01784891506707</text:p>
          </table:table-cell>
          <table:table-cell table:formula="of:=[.J287]*[.J287]" office:value-type="float" office:value="0.000318583769071481" calcext:value-type="float">
            <text:p>0.000318583769071</text:p>
          </table:table-cell>
        </table:table-row>
        <table:table-row table:style-name="ro1">
          <table:table-cell table:style-name="ce1" office:value-type="string" calcext:value-type="string">
            <text:p>5/23/2016</text:p>
          </table:table-cell>
          <table:table-cell office:value-type="float" office:value="1463961600" calcext:value-type="float">
            <text:p>1463961600</text:p>
          </table:table-cell>
          <table:table-cell office:value-type="float" office:value="23047905809" calcext:value-type="float">
            <text:p>23047905809</text:p>
          </table:table-cell>
          <table:table-cell table:formula="of:=[.C288]/10^9" office:value-type="float" office:value="23.047905809" calcext:value-type="float">
            <text:p>23.047905809</text:p>
          </table:table-cell>
          <table:table-cell office:value-type="float" office:value="13.45" calcext:value-type="float">
            <text:p>13.45</text:p>
          </table:table-cell>
          <table:table-cell table:formula="of:=[.E288]*[.D288]" office:value-type="float" office:value="309.99433313105" calcext:value-type="float">
            <text:p>309.99433313105</text:p>
          </table:table-cell>
          <table:table-cell table:formula="of:=([.E288]-[.E287])/([.E287]+0.0000000000001)" office:value-type="float" office:value="-0.0534834623504572" calcext:value-type="float">
            <text:p>-0.053483462350457</text:p>
          </table:table-cell>
          <table:table-cell table:formula="of:=ABS([.G288])" office:value-type="float" office:value="0.0534834623504572" calcext:value-type="float">
            <text:p>0.053483462350457</text:p>
          </table:table-cell>
          <table:table-cell table:formula="of:=[.G288]*[.G288]" office:value-type="float" office:value="0.00286048074499277" calcext:value-type="float">
            <text:p>0.002860480744993</text:p>
          </table:table-cell>
          <table:table-cell table:formula="of:=([.F288]-[.F287])/([.F287]+0.0000000000001)" office:value-type="float" office:value="-0.0479957269878864" calcext:value-type="float">
            <text:p>-0.047995726987886</text:p>
          </table:table-cell>
          <table:table-cell table:formula="of:=ABS([.J288])" office:value-type="float" office:value="0.0479957269878864" calcext:value-type="float">
            <text:p>0.047995726987886</text:p>
          </table:table-cell>
          <table:table-cell table:formula="of:=[.J288]*[.J288]" office:value-type="float" office:value="0.00230358980909573" calcext:value-type="float">
            <text:p>0.002303589809096</text:p>
          </table:table-cell>
        </table:table-row>
        <table:table-row table:style-name="ro1">
          <table:table-cell table:style-name="ce1" office:value-type="string" calcext:value-type="string">
            <text:p>5/24/2016</text:p>
          </table:table-cell>
          <table:table-cell office:value-type="float" office:value="1464048000" calcext:value-type="float">
            <text:p>1464048000</text:p>
          </table:table-cell>
          <table:table-cell office:value-type="float" office:value="23390787327" calcext:value-type="float">
            <text:p>23390787327</text:p>
          </table:table-cell>
          <table:table-cell table:formula="of:=[.C289]/10^9" office:value-type="float" office:value="23.390787327" calcext:value-type="float">
            <text:p>23.390787327</text:p>
          </table:table-cell>
          <table:table-cell office:value-type="float" office:value="12.62" calcext:value-type="float">
            <text:p>12.62</text:p>
          </table:table-cell>
          <table:table-cell table:formula="of:=[.E289]*[.D289]" office:value-type="float" office:value="295.19173606674" calcext:value-type="float">
            <text:p>295.19173606674</text:p>
          </table:table-cell>
          <table:table-cell table:formula="of:=([.E289]-[.E288])/([.E288]+0.0000000000001)" office:value-type="float" office:value="-0.0617100371747207" calcext:value-type="float">
            <text:p>-0.061710037174721</text:p>
          </table:table-cell>
          <table:table-cell table:formula="of:=ABS([.G289])" office:value-type="float" office:value="0.0617100371747207" calcext:value-type="float">
            <text:p>0.061710037174721</text:p>
          </table:table-cell>
          <table:table-cell table:formula="of:=[.G289]*[.G289]" office:value-type="float" office:value="0.00380812868810542" calcext:value-type="float">
            <text:p>0.003808128688105</text:p>
          </table:table-cell>
          <table:table-cell table:formula="of:=([.F289]-[.F288])/([.F288]+0.0000000000001)" office:value-type="float" office:value="-0.0477511860129784" calcext:value-type="float">
            <text:p>-0.047751186012978</text:p>
          </table:table-cell>
          <table:table-cell table:formula="of:=ABS([.J289])" office:value-type="float" office:value="0.0477511860129784" calcext:value-type="float">
            <text:p>0.047751186012978</text:p>
          </table:table-cell>
          <table:table-cell table:formula="of:=[.J289]*[.J289]" office:value-type="float" office:value="0.00228017576564606" calcext:value-type="float">
            <text:p>0.002280175765646</text:p>
          </table:table-cell>
        </table:table-row>
        <table:table-row table:style-name="ro1">
          <table:table-cell table:style-name="ce1" office:value-type="string" calcext:value-type="string">
            <text:p>5/25/2016</text:p>
          </table:table-cell>
          <table:table-cell office:value-type="float" office:value="1464134400" calcext:value-type="float">
            <text:p>1464134400</text:p>
          </table:table-cell>
          <table:table-cell office:value-type="float" office:value="23119167836" calcext:value-type="float">
            <text:p>23119167836</text:p>
          </table:table-cell>
          <table:table-cell table:formula="of:=[.C290]/10^9" office:value-type="float" office:value="23.119167836" calcext:value-type="float">
            <text:p>23.119167836</text:p>
          </table:table-cell>
          <table:table-cell office:value-type="float" office:value="12.53" calcext:value-type="float">
            <text:p>12.53</text:p>
          </table:table-cell>
          <table:table-cell table:formula="of:=[.E290]*[.D290]" office:value-type="float" office:value="289.68317298508" calcext:value-type="float">
            <text:p>289.68317298508</text:p>
          </table:table-cell>
          <table:table-cell table:formula="of:=([.E290]-[.E289])/([.E289]+0.0000000000001)" office:value-type="float" office:value="-0.0071315372424722" calcext:value-type="float">
            <text:p>-0.007131537242472</text:p>
          </table:table-cell>
          <table:table-cell table:formula="of:=ABS([.G290])" office:value-type="float" office:value="0.0071315372424722" calcext:value-type="float">
            <text:p>0.007131537242472</text:p>
          </table:table-cell>
          <table:table-cell table:formula="of:=[.G290]*[.G290]" office:value-type="float" office:value="0.000050858823440768" calcext:value-type="float">
            <text:p>5.0858823440768E-05</text:p>
          </table:table-cell>
          <table:table-cell table:formula="of:=([.F290]-[.F289])/([.F289]+0.0000000000001)" office:value-type="float" office:value="-0.0186609664452619" calcext:value-type="float">
            <text:p>-0.018660966445262</text:p>
          </table:table-cell>
          <table:table-cell table:formula="of:=ABS([.J290])" office:value-type="float" office:value="0.0186609664452619" calcext:value-type="float">
            <text:p>0.018660966445262</text:p>
          </table:table-cell>
          <table:table-cell table:formula="of:=[.J290]*[.J290]" office:value-type="float" office:value="0.00034823166867119" calcext:value-type="float">
            <text:p>0.000348231668671</text:p>
          </table:table-cell>
        </table:table-row>
        <table:table-row table:style-name="ro1">
          <table:table-cell table:style-name="ce1" office:value-type="string" calcext:value-type="string">
            <text:p>5/26/2016</text:p>
          </table:table-cell>
          <table:table-cell office:value-type="float" office:value="1464220800" calcext:value-type="float">
            <text:p>1464220800</text:p>
          </table:table-cell>
          <table:table-cell office:value-type="float" office:value="22614164987" calcext:value-type="float">
            <text:p>22614164987</text:p>
          </table:table-cell>
          <table:table-cell table:formula="of:=[.C291]/10^9" office:value-type="float" office:value="22.614164987" calcext:value-type="float">
            <text:p>22.614164987</text:p>
          </table:table-cell>
          <table:table-cell office:value-type="float" office:value="12.37" calcext:value-type="float">
            <text:p>12.37</text:p>
          </table:table-cell>
          <table:table-cell table:formula="of:=[.E291]*[.D291]" office:value-type="float" office:value="279.73722088919" calcext:value-type="float">
            <text:p>279.73722088919</text:p>
          </table:table-cell>
          <table:table-cell table:formula="of:=([.E291]-[.E290])/([.E290]+0.0000000000001)" office:value-type="float" office:value="-0.0127693535514764" calcext:value-type="float">
            <text:p>-0.012769353551476</text:p>
          </table:table-cell>
          <table:table-cell table:formula="of:=ABS([.G291])" office:value-type="float" office:value="0.0127693535514764" calcext:value-type="float">
            <text:p>0.012769353551476</text:p>
          </table:table-cell>
          <table:table-cell table:formula="of:=[.G291]*[.G291]" office:value-type="float" office:value="0.000163056390122602" calcext:value-type="float">
            <text:p>0.000163056390123</text:p>
          </table:table-cell>
          <table:table-cell table:formula="of:=([.F291]-[.F290])/([.F290]+0.0000000000001)" office:value-type="float" office:value="-0.0343338965580933" calcext:value-type="float">
            <text:p>-0.034333896558093</text:p>
          </table:table-cell>
          <table:table-cell table:formula="of:=ABS([.J291])" office:value-type="float" office:value="0.0343338965580933" calcext:value-type="float">
            <text:p>0.034333896558093</text:p>
          </table:table-cell>
          <table:table-cell table:formula="of:=[.J291]*[.J291]" office:value-type="float" office:value="0.00117881645286185" calcext:value-type="float">
            <text:p>0.001178816452862</text:p>
          </table:table-cell>
        </table:table-row>
        <table:table-row table:style-name="ro1">
          <table:table-cell table:style-name="ce1" office:value-type="string" calcext:value-type="string">
            <text:p>5/28/2016</text:p>
          </table:table-cell>
          <table:table-cell office:value-type="float" office:value="1464393600" calcext:value-type="float">
            <text:p>1464393600</text:p>
          </table:table-cell>
          <table:table-cell office:value-type="float" office:value="26746665349" calcext:value-type="float">
            <text:p>26746665349</text:p>
          </table:table-cell>
          <table:table-cell table:formula="of:=[.C292]/10^9" office:value-type="float" office:value="26.746665349" calcext:value-type="float">
            <text:p>26.746665349</text:p>
          </table:table-cell>
          <table:table-cell office:value-type="float" office:value="11.56" calcext:value-type="float">
            <text:p>11.56</text:p>
          </table:table-cell>
          <table:table-cell table:formula="of:=[.E292]*[.D292]" office:value-type="float" office:value="309.19145143444" calcext:value-type="float">
            <text:p>309.19145143444</text:p>
          </table:table-cell>
          <table:table-cell table:formula="of:=([.E292]-[.E291])/([.E291]+0.0000000000001)" office:value-type="float" office:value="-0.0654810024252217" calcext:value-type="float">
            <text:p>-0.065481002425222</text:p>
          </table:table-cell>
          <table:table-cell table:formula="of:=ABS([.G292])" office:value-type="float" office:value="0.0654810024252217" calcext:value-type="float">
            <text:p>0.065481002425222</text:p>
          </table:table-cell>
          <table:table-cell table:formula="of:=[.G292]*[.G292]" office:value-type="float" office:value="0.00428776167861189" calcext:value-type="float">
            <text:p>0.004287761678612</text:p>
          </table:table-cell>
          <table:table-cell table:formula="of:=([.F292]-[.F291])/([.F291]+0.0000000000001)" office:value-type="float" office:value="0.105292497192991" calcext:value-type="float">
            <text:p>0.105292497192991</text:p>
          </table:table-cell>
          <table:table-cell table:formula="of:=ABS([.J292])" office:value-type="float" office:value="0.105292497192991" calcext:value-type="float">
            <text:p>0.105292497192991</text:p>
          </table:table-cell>
          <table:table-cell table:formula="of:=[.J292]*[.J292]" office:value-type="float" office:value="0.0110865099651359" calcext:value-type="float">
            <text:p>0.011086509965136</text:p>
          </table:table-cell>
        </table:table-row>
        <table:table-row table:style-name="ro1">
          <table:table-cell table:style-name="ce1" office:value-type="string" calcext:value-type="string">
            <text:p>5/27/2016</text:p>
          </table:table-cell>
          <table:table-cell office:value-type="float" office:value="1464307200" calcext:value-type="float">
            <text:p>1464307200</text:p>
          </table:table-cell>
          <table:table-cell office:value-type="float" office:value="23740827315" calcext:value-type="float">
            <text:p>23740827315</text:p>
          </table:table-cell>
          <table:table-cell table:formula="of:=[.C293]/10^9" office:value-type="float" office:value="23.740827315" calcext:value-type="float">
            <text:p>23.740827315</text:p>
          </table:table-cell>
          <table:table-cell office:value-type="float" office:value="11.11" calcext:value-type="float">
            <text:p>11.11</text:p>
          </table:table-cell>
          <table:table-cell table:formula="of:=[.E293]*[.D293]" office:value-type="float" office:value="263.76059146965" calcext:value-type="float">
            <text:p>263.76059146965</text:p>
          </table:table-cell>
          <table:table-cell table:formula="of:=([.E293]-[.E292])/([.E292]+0.0000000000001)" office:value-type="float" office:value="-0.0389273356401382" calcext:value-type="float">
            <text:p>-0.038927335640138</text:p>
          </table:table-cell>
          <table:table-cell table:formula="of:=ABS([.G293])" office:value-type="float" office:value="0.0389273356401382" calcext:value-type="float">
            <text:p>0.038927335640138</text:p>
          </table:table-cell>
          <table:table-cell table:formula="of:=[.G293]*[.G293]" office:value-type="float" office:value="0.00151533746003997" calcext:value-type="float">
            <text:p>0.00151533746004</text:p>
          </table:table-cell>
          <table:table-cell table:formula="of:=([.F293]-[.F292])/([.F292]+0.0000000000001)" office:value-type="float" office:value="-0.146934398587094" calcext:value-type="float">
            <text:p>-0.146934398587094</text:p>
          </table:table-cell>
          <table:table-cell table:formula="of:=ABS([.J293])" office:value-type="float" office:value="0.146934398587094" calcext:value-type="float">
            <text:p>0.146934398587094</text:p>
          </table:table-cell>
          <table:table-cell table:formula="of:=[.J293]*[.J293]" office:value-type="float" office:value="0.0215897174881509" calcext:value-type="float">
            <text:p>0.021589717488151</text:p>
          </table:table-cell>
        </table:table-row>
        <table:table-row table:style-name="ro1">
          <table:table-cell table:style-name="ce1" office:value-type="string" calcext:value-type="string">
            <text:p>5/29/2016</text:p>
          </table:table-cell>
          <table:table-cell office:value-type="float" office:value="1464480000" calcext:value-type="float">
            <text:p>1464480000</text:p>
          </table:table-cell>
          <table:table-cell office:value-type="float" office:value="23677018969" calcext:value-type="float">
            <text:p>23677018969</text:p>
          </table:table-cell>
          <table:table-cell table:formula="of:=[.C294]/10^9" office:value-type="float" office:value="23.677018969" calcext:value-type="float">
            <text:p>23.677018969</text:p>
          </table:table-cell>
          <table:table-cell office:value-type="float" office:value="12.28" calcext:value-type="float">
            <text:p>12.28</text:p>
          </table:table-cell>
          <table:table-cell table:formula="of:=[.E294]*[.D294]" office:value-type="float" office:value="290.75379293932" calcext:value-type="float">
            <text:p>290.75379293932</text:p>
          </table:table-cell>
          <table:table-cell table:formula="of:=([.E294]-[.E293])/([.E293]+0.0000000000001)" office:value-type="float" office:value="0.105310531053104" calcext:value-type="float">
            <text:p>0.105310531053104</text:p>
          </table:table-cell>
          <table:table-cell table:formula="of:=ABS([.G294])" office:value-type="float" office:value="0.105310531053104" calcext:value-type="float">
            <text:p>0.105310531053104</text:p>
          </table:table-cell>
          <table:table-cell table:formula="of:=[.G294]*[.G294]" office:value-type="float" office:value="0.0110903079506869" calcext:value-type="float">
            <text:p>0.011090307950687</text:p>
          </table:table-cell>
          <table:table-cell table:formula="of:=([.F294]-[.F293])/([.F293]+0.0000000000001)" office:value-type="float" office:value="0.102339782145871" calcext:value-type="float">
            <text:p>0.102339782145871</text:p>
          </table:table-cell>
          <table:table-cell table:formula="of:=ABS([.J294])" office:value-type="float" office:value="0.102339782145871" calcext:value-type="float">
            <text:p>0.102339782145871</text:p>
          </table:table-cell>
          <table:table-cell table:formula="of:=[.J294]*[.J294]" office:value-type="float" office:value="0.0104734310096643" calcext:value-type="float">
            <text:p>0.010473431009664</text:p>
          </table:table-cell>
        </table:table-row>
        <table:table-row table:style-name="ro1">
          <table:table-cell table:style-name="ce1" office:value-type="string" calcext:value-type="string">
            <text:p>5/30/2016</text:p>
          </table:table-cell>
          <table:table-cell office:value-type="float" office:value="1464566400" calcext:value-type="float">
            <text:p>1464566400</text:p>
          </table:table-cell>
          <table:table-cell office:value-type="float" office:value="23145863918" calcext:value-type="float">
            <text:p>23145863918</text:p>
          </table:table-cell>
          <table:table-cell table:formula="of:=[.C295]/10^9" office:value-type="float" office:value="23.145863918" calcext:value-type="float">
            <text:p>23.145863918</text:p>
          </table:table-cell>
          <table:table-cell office:value-type="float" office:value="12.48" calcext:value-type="float">
            <text:p>12.48</text:p>
          </table:table-cell>
          <table:table-cell table:formula="of:=[.E295]*[.D295]" office:value-type="float" office:value="288.86038169664" calcext:value-type="float">
            <text:p>288.86038169664</text:p>
          </table:table-cell>
          <table:table-cell table:formula="of:=([.E295]-[.E294])/([.E294]+0.0000000000001)" office:value-type="float" office:value="0.01628664495114" calcext:value-type="float">
            <text:p>0.01628664495114</text:p>
          </table:table-cell>
          <table:table-cell table:formula="of:=ABS([.G295])" office:value-type="float" office:value="0.01628664495114" calcext:value-type="float">
            <text:p>0.01628664495114</text:p>
          </table:table-cell>
          <table:table-cell table:formula="of:=[.G295]*[.G295]" office:value-type="float" office:value="0.000265254803764495" calcext:value-type="float">
            <text:p>0.000265254803764</text:p>
          </table:table-cell>
          <table:table-cell table:formula="of:=([.F295]-[.F294])/([.F294]+0.0000000000001)" office:value-type="float" office:value="-0.00651207753315578" calcext:value-type="float">
            <text:p>-0.006512077533156</text:p>
          </table:table-cell>
          <table:table-cell table:formula="of:=ABS([.J295])" office:value-type="float" office:value="0.00651207753315578" calcext:value-type="float">
            <text:p>0.006512077533156</text:p>
          </table:table-cell>
          <table:table-cell table:formula="of:=[.J295]*[.J295]" office:value-type="float" office:value="0.0000424071537978323" calcext:value-type="float">
            <text:p>4.24071537978323E-05</text:p>
          </table:table-cell>
        </table:table-row>
        <table:table-row table:style-name="ro1">
          <table:table-cell table:style-name="ce1" office:value-type="string" calcext:value-type="string">
            <text:p>5/31/2016</text:p>
          </table:table-cell>
          <table:table-cell office:value-type="float" office:value="1464652800" calcext:value-type="float">
            <text:p>1464652800</text:p>
          </table:table-cell>
          <table:table-cell office:value-type="float" office:value="22735089093" calcext:value-type="float">
            <text:p>22735089093</text:p>
          </table:table-cell>
          <table:table-cell table:formula="of:=[.C296]/10^9" office:value-type="float" office:value="22.735089093" calcext:value-type="float">
            <text:p>22.735089093</text:p>
          </table:table-cell>
          <table:table-cell office:value-type="float" office:value="13.85" calcext:value-type="float">
            <text:p>13.85</text:p>
          </table:table-cell>
          <table:table-cell table:formula="of:=[.E296]*[.D296]" office:value-type="float" office:value="314.88098393805" calcext:value-type="float">
            <text:p>314.88098393805</text:p>
          </table:table-cell>
          <table:table-cell table:formula="of:=([.E296]-[.E295])/([.E295]+0.0000000000001)" office:value-type="float" office:value="0.10977564102564" calcext:value-type="float">
            <text:p>0.10977564102564</text:p>
          </table:table-cell>
          <table:table-cell table:formula="of:=ABS([.G296])" office:value-type="float" office:value="0.10977564102564" calcext:value-type="float">
            <text:p>0.10977564102564</text:p>
          </table:table-cell>
          <table:table-cell table:formula="of:=[.G296]*[.G296]" office:value-type="float" office:value="0.0120506913625902" calcext:value-type="float">
            <text:p>0.01205069136259</text:p>
          </table:table-cell>
          <table:table-cell table:formula="of:=([.F296]-[.F295])/([.F295]+0.0000000000001)" office:value-type="float" office:value="0.0900802044523251" calcext:value-type="float">
            <text:p>0.090080204452325</text:p>
          </table:table-cell>
          <table:table-cell table:formula="of:=ABS([.J296])" office:value-type="float" office:value="0.0900802044523251" calcext:value-type="float">
            <text:p>0.090080204452325</text:p>
          </table:table-cell>
          <table:table-cell table:formula="of:=[.J296]*[.J296]" office:value-type="float" office:value="0.0081144432341727" calcext:value-type="float">
            <text:p>0.008114443234173</text:p>
          </table:table-cell>
        </table:table-row>
        <table:table-row table:style-name="ro1">
          <table:table-cell table:style-name="ce1" office:value-type="string" calcext:value-type="string">
            <text:p>6/1/2016</text:p>
          </table:table-cell>
          <table:table-cell office:value-type="float" office:value="1464739200" calcext:value-type="float">
            <text:p>1464739200</text:p>
          </table:table-cell>
          <table:table-cell office:value-type="float" office:value="22687558792" calcext:value-type="float">
            <text:p>22687558792</text:p>
          </table:table-cell>
          <table:table-cell table:formula="of:=[.C297]/10^9" office:value-type="float" office:value="22.687558792" calcext:value-type="float">
            <text:p>22.687558792</text:p>
          </table:table-cell>
          <table:table-cell office:value-type="float" office:value="13.83" calcext:value-type="float">
            <text:p>13.83</text:p>
          </table:table-cell>
          <table:table-cell table:formula="of:=[.E297]*[.D297]" office:value-type="float" office:value="313.76893809336" calcext:value-type="float">
            <text:p>313.76893809336</text:p>
          </table:table-cell>
          <table:table-cell table:formula="of:=([.E297]-[.E296])/([.E296]+0.0000000000001)" office:value-type="float" office:value="-0.0014440433212996" calcext:value-type="float">
            <text:p>-0.0014440433213</text:p>
          </table:table-cell>
          <table:table-cell table:formula="of:=ABS([.G297])" office:value-type="float" office:value="0.0014440433212996" calcext:value-type="float">
            <text:p>0.0014440433213</text:p>
          </table:table-cell>
          <table:table-cell table:formula="of:=[.G297]*[.G297]" office:value-type="float" office:value="0.00000208526111378997" calcext:value-type="float">
            <text:p>2.08526111378997E-06</text:p>
          </table:table-cell>
          <table:table-cell table:formula="of:=([.F297]-[.F296])/([.F296]+0.0000000000001)" office:value-type="float" office:value="-0.00353163862352759" calcext:value-type="float">
            <text:p>-0.003531638623528</text:p>
          </table:table-cell>
          <table:table-cell table:formula="of:=ABS([.J297])" office:value-type="float" office:value="0.00353163862352759" calcext:value-type="float">
            <text:p>0.003531638623528</text:p>
          </table:table-cell>
          <table:table-cell table:formula="of:=[.J297]*[.J297]" office:value-type="float" office:value="0.0000124724713671918" calcext:value-type="float">
            <text:p>1.24724713671918E-05</text:p>
          </table:table-cell>
        </table:table-row>
        <table:table-row table:style-name="ro1">
          <table:table-cell table:style-name="ce1" office:value-type="string" calcext:value-type="string">
            <text:p>6/2/2016</text:p>
          </table:table-cell>
          <table:table-cell office:value-type="float" office:value="1464825600" calcext:value-type="float">
            <text:p>1464825600</text:p>
          </table:table-cell>
          <table:table-cell office:value-type="float" office:value="22831513081" calcext:value-type="float">
            <text:p>22831513081</text:p>
          </table:table-cell>
          <table:table-cell table:formula="of:=[.C298]/10^9" office:value-type="float" office:value="22.831513081" calcext:value-type="float">
            <text:p>22.831513081</text:p>
          </table:table-cell>
          <table:table-cell office:value-type="float" office:value="13.78" calcext:value-type="float">
            <text:p>13.78</text:p>
          </table:table-cell>
          <table:table-cell table:formula="of:=[.E298]*[.D298]" office:value-type="float" office:value="314.61825025618" calcext:value-type="float">
            <text:p>314.61825025618</text:p>
          </table:table-cell>
          <table:table-cell table:formula="of:=([.E298]-[.E297])/([.E297]+0.0000000000001)" office:value-type="float" office:value="-0.00361532899493856" calcext:value-type="float">
            <text:p>-0.003615328994939</text:p>
          </table:table-cell>
          <table:table-cell table:formula="of:=ABS([.G298])" office:value-type="float" office:value="0.00361532899493856" calcext:value-type="float">
            <text:p>0.003615328994939</text:p>
          </table:table-cell>
          <table:table-cell table:formula="of:=[.G298]*[.G298]" office:value-type="float" office:value="0.0000130706037416435" calcext:value-type="float">
            <text:p>1.30706037416435E-05</text:p>
          </table:table-cell>
          <table:table-cell table:formula="of:=([.F298]-[.F297])/([.F297]+0.0000000000001)" office:value-type="float" office:value="0.00270680765272963" calcext:value-type="float">
            <text:p>0.00270680765273</text:p>
          </table:table-cell>
          <table:table-cell table:formula="of:=ABS([.J298])" office:value-type="float" office:value="0.00270680765272963" calcext:value-type="float">
            <text:p>0.00270680765273</text:p>
          </table:table-cell>
          <table:table-cell table:formula="of:=[.J298]*[.J298]" office:value-type="float" office:value="0.00000732680766887568" calcext:value-type="float">
            <text:p>7.32680766887568E-06</text:p>
          </table:table-cell>
        </table:table-row>
        <table:table-row table:style-name="ro1">
          <table:table-cell table:style-name="ce1" office:value-type="string" calcext:value-type="string">
            <text:p>6/3/2016</text:p>
          </table:table-cell>
          <table:table-cell office:value-type="float" office:value="1464912000" calcext:value-type="float">
            <text:p>1464912000</text:p>
          </table:table-cell>
          <table:table-cell office:value-type="float" office:value="22754854055" calcext:value-type="float">
            <text:p>22754854055</text:p>
          </table:table-cell>
          <table:table-cell table:formula="of:=[.C299]/10^9" office:value-type="float" office:value="22.754854055" calcext:value-type="float">
            <text:p>22.754854055</text:p>
          </table:table-cell>
          <table:table-cell office:value-type="float" office:value="13.78" calcext:value-type="float">
            <text:p>13.78</text:p>
          </table:table-cell>
          <table:table-cell table:formula="of:=[.E299]*[.D299]" office:value-type="float" office:value="313.5618888779" calcext:value-type="float">
            <text:p>313.5618888779</text:p>
          </table:table-cell>
          <table:table-cell table:formula="of:=([.E299]-[.E298])/([.E298]+0.0000000000001)" office:value-type="float" office:value="0" calcext:value-type="float">
            <text:p>0</text:p>
          </table:table-cell>
          <table:table-cell table:formula="of:=ABS([.G299])" office:value-type="float" office:value="0" calcext:value-type="float">
            <text:p>0</text:p>
          </table:table-cell>
          <table:table-cell table:formula="of:=[.G299]*[.G299]" office:value-type="float" office:value="0" calcext:value-type="float">
            <text:p>0</text:p>
          </table:table-cell>
          <table:table-cell table:formula="of:=([.F299]-[.F298])/([.F298]+0.0000000000001)" office:value-type="float" office:value="-0.0033575972704059" calcext:value-type="float">
            <text:p>-0.003357597270406</text:p>
          </table:table-cell>
          <table:table-cell table:formula="of:=ABS([.J299])" office:value-type="float" office:value="0.0033575972704059" calcext:value-type="float">
            <text:p>0.003357597270406</text:p>
          </table:table-cell>
          <table:table-cell table:formula="of:=[.J299]*[.J299]" office:value-type="float" office:value="0.0000112734594302371" calcext:value-type="float">
            <text:p>1.12734594302371E-05</text:p>
          </table:table-cell>
        </table:table-row>
        <table:table-row table:style-name="ro1">
          <table:table-cell table:style-name="ce1" office:value-type="string" calcext:value-type="string">
            <text:p>6/4/2016</text:p>
          </table:table-cell>
          <table:table-cell office:value-type="float" office:value="1464998400" calcext:value-type="float">
            <text:p>1464998400</text:p>
          </table:table-cell>
          <table:table-cell office:value-type="float" office:value="22562926511" calcext:value-type="float">
            <text:p>22562926511</text:p>
          </table:table-cell>
          <table:table-cell table:formula="of:=[.C300]/10^9" office:value-type="float" office:value="22.562926511" calcext:value-type="float">
            <text:p>22.562926511</text:p>
          </table:table-cell>
          <table:table-cell office:value-type="float" office:value="13.66" calcext:value-type="float">
            <text:p>13.66</text:p>
          </table:table-cell>
          <table:table-cell table:formula="of:=[.E300]*[.D300]" office:value-type="float" office:value="308.20957614026" calcext:value-type="float">
            <text:p>308.20957614026</text:p>
          </table:table-cell>
          <table:table-cell table:formula="of:=([.E300]-[.E299])/([.E299]+0.0000000000001)" office:value-type="float" office:value="-0.00870827285921614" calcext:value-type="float">
            <text:p>-0.008708272859216</text:p>
          </table:table-cell>
          <table:table-cell table:formula="of:=ABS([.G300])" office:value-type="float" office:value="0.00870827285921614" calcext:value-type="float">
            <text:p>0.008708272859216</text:p>
          </table:table-cell>
          <table:table-cell table:formula="of:=[.G300]*[.G300]" office:value-type="float" office:value="0.0000758340161905604" calcext:value-type="float">
            <text:p>7.58340161905604E-05</text:p>
          </table:table-cell>
          <table:table-cell table:formula="of:=([.F300]-[.F299])/([.F299]+0.0000000000001)" office:value-type="float" office:value="-0.0170693981873674" calcext:value-type="float">
            <text:p>-0.017069398187367</text:p>
          </table:table-cell>
          <table:table-cell table:formula="of:=ABS([.J300])" office:value-type="float" office:value="0.0170693981873674" calcext:value-type="float">
            <text:p>0.017069398187367</text:p>
          </table:table-cell>
          <table:table-cell table:formula="of:=[.J300]*[.J300]" office:value-type="float" office:value="0.000291364354478901" calcext:value-type="float">
            <text:p>0.000291364354479</text:p>
          </table:table-cell>
        </table:table-row>
        <table:table-row table:style-name="ro1">
          <table:table-cell table:style-name="ce1" office:value-type="string" calcext:value-type="string">
            <text:p>6/5/2016</text:p>
          </table:table-cell>
          <table:table-cell office:value-type="float" office:value="1465084800" calcext:value-type="float">
            <text:p>1465084800</text:p>
          </table:table-cell>
          <table:table-cell office:value-type="float" office:value="22634657554" calcext:value-type="float">
            <text:p>22634657554</text:p>
          </table:table-cell>
          <table:table-cell table:formula="of:=[.C301]/10^9" office:value-type="float" office:value="22.634657554" calcext:value-type="float">
            <text:p>22.634657554</text:p>
          </table:table-cell>
          <table:table-cell office:value-type="float" office:value="13.85" calcext:value-type="float">
            <text:p>13.85</text:p>
          </table:table-cell>
          <table:table-cell table:formula="of:=[.E301]*[.D301]" office:value-type="float" office:value="313.4900071229" calcext:value-type="float">
            <text:p>313.4900071229</text:p>
          </table:table-cell>
          <table:table-cell table:formula="of:=([.E301]-[.E300])/([.E300]+0.0000000000001)" office:value-type="float" office:value="0.0139092240117129" calcext:value-type="float">
            <text:p>0.013909224011713</text:p>
          </table:table-cell>
          <table:table-cell table:formula="of:=ABS([.G301])" office:value-type="float" office:value="0.0139092240117129" calcext:value-type="float">
            <text:p>0.013909224011713</text:p>
          </table:table-cell>
          <table:table-cell table:formula="of:=[.G301]*[.G301]" office:value-type="float" office:value="0.00019346651260801" calcext:value-type="float">
            <text:p>0.000193466512608</text:p>
          </table:table-cell>
          <table:table-cell table:formula="of:=([.F301]-[.F300])/([.F300]+0.0000000000001)" office:value-type="float" office:value="0.0171325986971831" calcext:value-type="float">
            <text:p>0.017132598697183</text:p>
          </table:table-cell>
          <table:table-cell table:formula="of:=ABS([.J301])" office:value-type="float" office:value="0.0171325986971831" calcext:value-type="float">
            <text:p>0.017132598697183</text:p>
          </table:table-cell>
          <table:table-cell table:formula="of:=[.J301]*[.J301]" office:value-type="float" office:value="0.000293525938118721" calcext:value-type="float">
            <text:p>0.000293525938119</text:p>
          </table:table-cell>
        </table:table-row>
        <table:table-row table:style-name="ro1">
          <table:table-cell table:style-name="ce1" office:value-type="string" calcext:value-type="string">
            <text:p>6/6/2016</text:p>
          </table:table-cell>
          <table:table-cell office:value-type="float" office:value="1465171200" calcext:value-type="float">
            <text:p>1465171200</text:p>
          </table:table-cell>
          <table:table-cell office:value-type="float" office:value="23217826841" calcext:value-type="float">
            <text:p>23217826841</text:p>
          </table:table-cell>
          <table:table-cell table:formula="of:=[.C302]/10^9" office:value-type="float" office:value="23.217826841" calcext:value-type="float">
            <text:p>23.217826841</text:p>
          </table:table-cell>
          <table:table-cell office:value-type="float" office:value="13.96" calcext:value-type="float">
            <text:p>13.96</text:p>
          </table:table-cell>
          <table:table-cell table:formula="of:=[.E302]*[.D302]" office:value-type="float" office:value="324.12086270036" calcext:value-type="float">
            <text:p>324.12086270036</text:p>
          </table:table-cell>
          <table:table-cell table:formula="of:=([.E302]-[.E301])/([.E301]+0.0000000000001)" office:value-type="float" office:value="0.00794223826714804" calcext:value-type="float">
            <text:p>0.007942238267148</text:p>
          </table:table-cell>
          <table:table-cell table:formula="of:=ABS([.G302])" office:value-type="float" office:value="0.00794223826714804" calcext:value-type="float">
            <text:p>0.007942238267148</text:p>
          </table:table-cell>
          <table:table-cell table:formula="of:=[.G302]*[.G302]" office:value-type="float" office:value="0.0000630791486921508" calcext:value-type="float">
            <text:p>6.30791486921508E-05</text:p>
          </table:table-cell>
          <table:table-cell table:formula="of:=([.F302]-[.F301])/([.F301]+0.0000000000001)" office:value-type="float" office:value="0.0339113060573325" calcext:value-type="float">
            <text:p>0.033911306057333</text:p>
          </table:table-cell>
          <table:table-cell table:formula="of:=ABS([.J302])" office:value-type="float" office:value="0.0339113060573325" calcext:value-type="float">
            <text:p>0.033911306057333</text:p>
          </table:table-cell>
          <table:table-cell table:formula="of:=[.J302]*[.J302]" office:value-type="float" office:value="0.00114997667851408" calcext:value-type="float">
            <text:p>0.001149976678514</text:p>
          </table:table-cell>
        </table:table-row>
        <table:table-row table:style-name="ro1">
          <table:table-cell table:style-name="ce1" office:value-type="string" calcext:value-type="string">
            <text:p>6/7/2016</text:p>
          </table:table-cell>
          <table:table-cell office:value-type="float" office:value="1465257600" calcext:value-type="float">
            <text:p>1465257600</text:p>
          </table:table-cell>
          <table:table-cell office:value-type="float" office:value="23737534493" calcext:value-type="float">
            <text:p>23737534493</text:p>
          </table:table-cell>
          <table:table-cell table:formula="of:=[.C303]/10^9" office:value-type="float" office:value="23.737534493" calcext:value-type="float">
            <text:p>23.737534493</text:p>
          </table:table-cell>
          <table:table-cell office:value-type="float" office:value="14.41" calcext:value-type="float">
            <text:p>14.41</text:p>
          </table:table-cell>
          <table:table-cell table:formula="of:=[.E303]*[.D303]" office:value-type="float" office:value="342.05787204413" calcext:value-type="float">
            <text:p>342.05787204413</text:p>
          </table:table-cell>
          <table:table-cell table:formula="of:=([.E303]-[.E302])/([.E302]+0.0000000000001)" office:value-type="float" office:value="0.032234957020057" calcext:value-type="float">
            <text:p>0.032234957020057</text:p>
          </table:table-cell>
          <table:table-cell table:formula="of:=ABS([.G303])" office:value-type="float" office:value="0.032234957020057" calcext:value-type="float">
            <text:p>0.032234957020057</text:p>
          </table:table-cell>
          <table:table-cell table:formula="of:=[.G303]*[.G303]" office:value-type="float" office:value="0.00103909245408492" calcext:value-type="float">
            <text:p>0.001039092454085</text:p>
          </table:table-cell>
          <table:table-cell table:formula="of:=([.F303]-[.F302])/([.F302]+0.0000000000001)" office:value-type="float" office:value="0.0553404961171912" calcext:value-type="float">
            <text:p>0.055340496117191</text:p>
          </table:table-cell>
          <table:table-cell table:formula="of:=ABS([.J303])" office:value-type="float" office:value="0.0553404961171912" calcext:value-type="float">
            <text:p>0.055340496117191</text:p>
          </table:table-cell>
          <table:table-cell table:formula="of:=[.J303]*[.J303]" office:value-type="float" office:value="0.00306257051049685" calcext:value-type="float">
            <text:p>0.003062570510497</text:p>
          </table:table-cell>
        </table:table-row>
        <table:table-row table:style-name="ro1">
          <table:table-cell table:style-name="ce1" office:value-type="string" calcext:value-type="string">
            <text:p>6/8/2016</text:p>
          </table:table-cell>
          <table:table-cell office:value-type="float" office:value="1465344000" calcext:value-type="float">
            <text:p>1465344000</text:p>
          </table:table-cell>
          <table:table-cell office:value-type="float" office:value="23042966451" calcext:value-type="float">
            <text:p>23042966451</text:p>
          </table:table-cell>
          <table:table-cell table:formula="of:=[.C304]/10^9" office:value-type="float" office:value="23.042966451" calcext:value-type="float">
            <text:p>23.042966451</text:p>
          </table:table-cell>
          <table:table-cell office:value-type="float" office:value="14.44" calcext:value-type="float">
            <text:p>14.44</text:p>
          </table:table-cell>
          <table:table-cell table:formula="of:=[.E304]*[.D304]" office:value-type="float" office:value="332.74043555244" calcext:value-type="float">
            <text:p>332.74043555244</text:p>
          </table:table-cell>
          <table:table-cell table:formula="of:=([.E304]-[.E303])/([.E303]+0.0000000000001)" office:value-type="float" office:value="0.00208188757807073" calcext:value-type="float">
            <text:p>0.002081887578071</text:p>
          </table:table-cell>
          <table:table-cell table:formula="of:=ABS([.G304])" office:value-type="float" office:value="0.00208188757807073" calcext:value-type="float">
            <text:p>0.002081887578071</text:p>
          </table:table-cell>
          <table:table-cell table:formula="of:=[.G304]*[.G304]" office:value-type="float" office:value="0.00000433425588772519" calcext:value-type="float">
            <text:p>4.33425588772519E-06</text:p>
          </table:table-cell>
          <table:table-cell table:formula="of:=([.F304]-[.F303])/([.F303]+0.0000000000001)" office:value-type="float" office:value="-0.0272393570012266" calcext:value-type="float">
            <text:p>-0.027239357001227</text:p>
          </table:table-cell>
          <table:table-cell table:formula="of:=ABS([.J304])" office:value-type="float" office:value="0.0272393570012266" calcext:value-type="float">
            <text:p>0.027239357001227</text:p>
          </table:table-cell>
          <table:table-cell table:formula="of:=[.J304]*[.J304]" office:value-type="float" office:value="0.00074198256984027" calcext:value-type="float">
            <text:p>0.00074198256984</text:p>
          </table:table-cell>
        </table:table-row>
        <table:table-row table:style-name="ro1">
          <table:table-cell table:style-name="ce1" office:value-type="string" calcext:value-type="string">
            <text:p>6/9/2016</text:p>
          </table:table-cell>
          <table:table-cell office:value-type="float" office:value="1465430400" calcext:value-type="float">
            <text:p>1465430400</text:p>
          </table:table-cell>
          <table:table-cell office:value-type="float" office:value="22658862386" calcext:value-type="float">
            <text:p>22658862386</text:p>
          </table:table-cell>
          <table:table-cell table:formula="of:=[.C305]/10^9" office:value-type="float" office:value="22.658862386" calcext:value-type="float">
            <text:p>22.658862386</text:p>
          </table:table-cell>
          <table:table-cell office:value-type="float" office:value="14.49" calcext:value-type="float">
            <text:p>14.49</text:p>
          </table:table-cell>
          <table:table-cell table:formula="of:=[.E305]*[.D305]" office:value-type="float" office:value="328.32691597314" calcext:value-type="float">
            <text:p>328.32691597314</text:p>
          </table:table-cell>
          <table:table-cell table:formula="of:=([.E305]-[.E304])/([.E304]+0.0000000000001)" office:value-type="float" office:value="0.00346260387811637" calcext:value-type="float">
            <text:p>0.003462603878116</text:p>
          </table:table-cell>
          <table:table-cell table:formula="of:=ABS([.G305])" office:value-type="float" office:value="0.00346260387811637" calcext:value-type="float">
            <text:p>0.003462603878116</text:p>
          </table:table-cell>
          <table:table-cell table:formula="of:=[.G305]*[.G305]" office:value-type="float" office:value="0.0000119896256167465" calcext:value-type="float">
            <text:p>1.19896256167465E-05</text:p>
          </table:table-cell>
          <table:table-cell table:formula="of:=([.F305]-[.F304])/([.F304]+0.0000000000001)" office:value-type="float" office:value="-0.0132641515960403" calcext:value-type="float">
            <text:p>-0.01326415159604</text:p>
          </table:table-cell>
          <table:table-cell table:formula="of:=ABS([.J305])" office:value-type="float" office:value="0.0132641515960403" calcext:value-type="float">
            <text:p>0.01326415159604</text:p>
          </table:table-cell>
          <table:table-cell table:formula="of:=[.J305]*[.J305]" office:value-type="float" office:value="0.000175937717562738" calcext:value-type="float">
            <text:p>0.000175937717563</text:p>
          </table:table-cell>
        </table:table-row>
        <table:table-row table:style-name="ro1">
          <table:table-cell table:style-name="ce1" office:value-type="string" calcext:value-type="string">
            <text:p>6/10/2016</text:p>
          </table:table-cell>
          <table:table-cell office:value-type="float" office:value="1465516800" calcext:value-type="float">
            <text:p>1465516800</text:p>
          </table:table-cell>
          <table:table-cell office:value-type="float" office:value="22804128940" calcext:value-type="float">
            <text:p>22804128940</text:p>
          </table:table-cell>
          <table:table-cell table:formula="of:=[.C306]/10^9" office:value-type="float" office:value="22.80412894" calcext:value-type="float">
            <text:p>22.80412894</text:p>
          </table:table-cell>
          <table:table-cell office:value-type="float" office:value="13.97" calcext:value-type="float">
            <text:p>13.97</text:p>
          </table:table-cell>
          <table:table-cell table:formula="of:=[.E306]*[.D306]" office:value-type="float" office:value="318.5736812918" calcext:value-type="float">
            <text:p>318.5736812918</text:p>
          </table:table-cell>
          <table:table-cell table:formula="of:=([.E306]-[.E305])/([.E305]+0.0000000000001)" office:value-type="float" office:value="-0.0358868184955139" calcext:value-type="float">
            <text:p>-0.035886818495514</text:p>
          </table:table-cell>
          <table:table-cell table:formula="of:=ABS([.G306])" office:value-type="float" office:value="0.0358868184955139" calcext:value-type="float">
            <text:p>0.035886818495514</text:p>
          </table:table-cell>
          <table:table-cell table:formula="of:=[.G306]*[.G306]" office:value-type="float" office:value="0.00128786374172996" calcext:value-type="float">
            <text:p>0.00128786374173</text:p>
          </table:table-cell>
          <table:table-cell table:formula="of:=([.F306]-[.F305])/([.F305]+0.0000000000001)" office:value-type="float" office:value="-0.0297058639022392" calcext:value-type="float">
            <text:p>-0.029705863902239</text:p>
          </table:table-cell>
          <table:table-cell table:formula="of:=ABS([.J306])" office:value-type="float" office:value="0.0297058639022392" calcext:value-type="float">
            <text:p>0.029705863902239</text:p>
          </table:table-cell>
          <table:table-cell table:formula="of:=[.J306]*[.J306]" office:value-type="float" office:value="0.000882438350178357" calcext:value-type="float">
            <text:p>0.000882438350178</text:p>
          </table:table-cell>
        </table:table-row>
        <table:table-row table:style-name="ro1">
          <table:table-cell table:style-name="ce1" office:value-type="string" calcext:value-type="string">
            <text:p>6/11/2016</text:p>
          </table:table-cell>
          <table:table-cell office:value-type="float" office:value="1465603200" calcext:value-type="float">
            <text:p>1465603200</text:p>
          </table:table-cell>
          <table:table-cell office:value-type="float" office:value="22375029283" calcext:value-type="float">
            <text:p>22375029283</text:p>
          </table:table-cell>
          <table:table-cell table:formula="of:=[.C307]/10^9" office:value-type="float" office:value="22.375029283" calcext:value-type="float">
            <text:p>22.375029283</text:p>
          </table:table-cell>
          <table:table-cell office:value-type="float" office:value="14.01" calcext:value-type="float">
            <text:p>14.01</text:p>
          </table:table-cell>
          <table:table-cell table:formula="of:=[.E307]*[.D307]" office:value-type="float" office:value="313.47416025483" calcext:value-type="float">
            <text:p>313.47416025483</text:p>
          </table:table-cell>
          <table:table-cell table:formula="of:=([.E307]-[.E306])/([.E306]+0.0000000000001)" office:value-type="float" office:value="0.00286327845382955" calcext:value-type="float">
            <text:p>0.00286327845383</text:p>
          </table:table-cell>
          <table:table-cell table:formula="of:=ABS([.G307])" office:value-type="float" office:value="0.00286327845382955" calcext:value-type="float">
            <text:p>0.00286327845383</text:p>
          </table:table-cell>
          <table:table-cell table:formula="of:=[.G307]*[.G307]" office:value-type="float" office:value="0.00000819836350416456" calcext:value-type="float">
            <text:p>8.19836350416456E-06</text:p>
          </table:table-cell>
          <table:table-cell table:formula="of:=([.F307]-[.F306])/([.F306]+0.0000000000001)" office:value-type="float" office:value="-0.01600735194537" calcext:value-type="float">
            <text:p>-0.01600735194537</text:p>
          </table:table-cell>
          <table:table-cell table:formula="of:=ABS([.J307])" office:value-type="float" office:value="0.01600735194537" calcext:value-type="float">
            <text:p>0.01600735194537</text:p>
          </table:table-cell>
          <table:table-cell table:formula="of:=[.J307]*[.J307]" office:value-type="float" office:value="0.00025623531630294" calcext:value-type="float">
            <text:p>0.000256235316303</text:p>
          </table:table-cell>
        </table:table-row>
        <table:table-row table:style-name="ro1">
          <table:table-cell table:style-name="ce1" office:value-type="string" calcext:value-type="string">
            <text:p>6/12/2016</text:p>
          </table:table-cell>
          <table:table-cell office:value-type="float" office:value="1465689600" calcext:value-type="float">
            <text:p>1465689600</text:p>
          </table:table-cell>
          <table:table-cell office:value-type="float" office:value="22951154962" calcext:value-type="float">
            <text:p>22951154962</text:p>
          </table:table-cell>
          <table:table-cell table:formula="of:=[.C308]/10^9" office:value-type="float" office:value="22.951154962" calcext:value-type="float">
            <text:p>22.951154962</text:p>
          </table:table-cell>
          <table:table-cell office:value-type="float" office:value="15.57" calcext:value-type="float">
            <text:p>15.57</text:p>
          </table:table-cell>
          <table:table-cell table:formula="of:=[.E308]*[.D308]" office:value-type="float" office:value="357.34948275834" calcext:value-type="float">
            <text:p>357.34948275834</text:p>
          </table:table-cell>
          <table:table-cell table:formula="of:=([.E308]-[.E307])/([.E307]+0.0000000000001)" office:value-type="float" office:value="0.111349036402569" calcext:value-type="float">
            <text:p>0.111349036402569</text:p>
          </table:table-cell>
          <table:table-cell table:formula="of:=ABS([.G308])" office:value-type="float" office:value="0.111349036402569" calcext:value-type="float">
            <text:p>0.111349036402569</text:p>
          </table:table-cell>
          <table:table-cell table:formula="of:=[.G308]*[.G308]" office:value-type="float" office:value="0.0123986079077806" calcext:value-type="float">
            <text:p>0.012398607907781</text:p>
          </table:table-cell>
          <table:table-cell table:formula="of:=([.F308]-[.F307])/([.F307]+0.0000000000001)" office:value-type="float" office:value="0.139964718201471" calcext:value-type="float">
            <text:p>0.139964718201471</text:p>
          </table:table-cell>
          <table:table-cell table:formula="of:=ABS([.J308])" office:value-type="float" office:value="0.139964718201471" calcext:value-type="float">
            <text:p>0.139964718201471</text:p>
          </table:table-cell>
          <table:table-cell table:formula="of:=[.J308]*[.J308]" office:value-type="float" office:value="0.0195901223412171" calcext:value-type="float">
            <text:p>0.019590122341217</text:p>
          </table:table-cell>
        </table:table-row>
        <table:table-row table:style-name="ro1">
          <table:table-cell table:style-name="ce1" office:value-type="string" calcext:value-type="string">
            <text:p>6/13/2016</text:p>
          </table:table-cell>
          <table:table-cell office:value-type="float" office:value="1465776000" calcext:value-type="float">
            <text:p>1465776000</text:p>
          </table:table-cell>
          <table:table-cell office:value-type="float" office:value="22759240658" calcext:value-type="float">
            <text:p>22759240658</text:p>
          </table:table-cell>
          <table:table-cell table:formula="of:=[.C309]/10^9" office:value-type="float" office:value="22.759240658" calcext:value-type="float">
            <text:p>22.759240658</text:p>
          </table:table-cell>
          <table:table-cell office:value-type="float" office:value="17.55" calcext:value-type="float">
            <text:p>17.55</text:p>
          </table:table-cell>
          <table:table-cell table:formula="of:=[.E309]*[.D309]" office:value-type="float" office:value="399.4246735479" calcext:value-type="float">
            <text:p>399.4246735479</text:p>
          </table:table-cell>
          <table:table-cell table:formula="of:=([.E309]-[.E308])/([.E308]+0.0000000000001)" office:value-type="float" office:value="0.127167630057803" calcext:value-type="float">
            <text:p>0.127167630057803</text:p>
          </table:table-cell>
          <table:table-cell table:formula="of:=ABS([.G309])" office:value-type="float" office:value="0.127167630057803" calcext:value-type="float">
            <text:p>0.127167630057803</text:p>
          </table:table-cell>
          <table:table-cell table:formula="of:=[.G309]*[.G309]" office:value-type="float" office:value="0.0161716061345182" calcext:value-type="float">
            <text:p>0.016171606134518</text:p>
          </table:table-cell>
          <table:table-cell table:formula="of:=([.F309]-[.F308])/([.F308]+0.0000000000001)" office:value-type="float" office:value="0.117742414134159" calcext:value-type="float">
            <text:p>0.117742414134159</text:p>
          </table:table-cell>
          <table:table-cell table:formula="of:=ABS([.J309])" office:value-type="float" office:value="0.117742414134159" calcext:value-type="float">
            <text:p>0.117742414134159</text:p>
          </table:table-cell>
          <table:table-cell table:formula="of:=[.J309]*[.J309]" office:value-type="float" office:value="0.0138632760861398" calcext:value-type="float">
            <text:p>0.01386327608614</text:p>
          </table:table-cell>
        </table:table-row>
        <table:table-row table:style-name="ro1">
          <table:table-cell table:style-name="ce1" office:value-type="string" calcext:value-type="string">
            <text:p>6/14/2016</text:p>
          </table:table-cell>
          <table:table-cell office:value-type="float" office:value="1465862400" calcext:value-type="float">
            <text:p>1465862400</text:p>
          </table:table-cell>
          <table:table-cell office:value-type="float" office:value="22856579441" calcext:value-type="float">
            <text:p>22856579441</text:p>
          </table:table-cell>
          <table:table-cell table:formula="of:=[.C310]/10^9" office:value-type="float" office:value="22.856579441" calcext:value-type="float">
            <text:p>22.856579441</text:p>
          </table:table-cell>
          <table:table-cell office:value-type="float" office:value="18.7" calcext:value-type="float">
            <text:p>18.7</text:p>
          </table:table-cell>
          <table:table-cell table:formula="of:=[.E310]*[.D310]" office:value-type="float" office:value="427.4180355467" calcext:value-type="float">
            <text:p>427.4180355467</text:p>
          </table:table-cell>
          <table:table-cell table:formula="of:=([.E310]-[.E309])/([.E309]+0.0000000000001)" office:value-type="float" office:value="0.0655270655270651" calcext:value-type="float">
            <text:p>0.065527065527065</text:p>
          </table:table-cell>
          <table:table-cell table:formula="of:=ABS([.G310])" office:value-type="float" office:value="0.0655270655270651" calcext:value-type="float">
            <text:p>0.065527065527065</text:p>
          </table:table-cell>
          <table:table-cell table:formula="of:=[.G310]*[.G310]" office:value-type="float" office:value="0.00429379631658828" calcext:value-type="float">
            <text:p>0.004293796316588</text:p>
          </table:table-cell>
          <table:table-cell table:formula="of:=([.F310]-[.F309])/([.F309]+0.0000000000001)" office:value-type="float" office:value="0.0700842082441935" calcext:value-type="float">
            <text:p>0.070084208244194</text:p>
          </table:table-cell>
          <table:table-cell table:formula="of:=ABS([.J310])" office:value-type="float" office:value="0.0700842082441935" calcext:value-type="float">
            <text:p>0.070084208244194</text:p>
          </table:table-cell>
          <table:table-cell table:formula="of:=[.J310]*[.J310]" office:value-type="float" office:value="0.00491179624521548" calcext:value-type="float">
            <text:p>0.004911796245215</text:p>
          </table:table-cell>
        </table:table-row>
        <table:table-row table:style-name="ro1">
          <table:table-cell table:style-name="ce1" office:value-type="string" calcext:value-type="string">
            <text:p>6/15/2016</text:p>
          </table:table-cell>
          <table:table-cell office:value-type="float" office:value="1465948800" calcext:value-type="float">
            <text:p>1465948800</text:p>
          </table:table-cell>
          <table:table-cell office:value-type="float" office:value="22714226454" calcext:value-type="float">
            <text:p>22714226454</text:p>
          </table:table-cell>
          <table:table-cell table:formula="of:=[.C311]/10^9" office:value-type="float" office:value="22.714226454" calcext:value-type="float">
            <text:p>22.714226454</text:p>
          </table:table-cell>
          <table:table-cell office:value-type="float" office:value="18.3" calcext:value-type="float">
            <text:p>18.3</text:p>
          </table:table-cell>
          <table:table-cell table:formula="of:=[.E311]*[.D311]" office:value-type="float" office:value="415.6703441082" calcext:value-type="float">
            <text:p>415.6703441082</text:p>
          </table:table-cell>
          <table:table-cell table:formula="of:=([.E311]-[.E310])/([.E310]+0.0000000000001)" office:value-type="float" office:value="-0.0213903743315506" calcext:value-type="float">
            <text:p>-0.021390374331551</text:p>
          </table:table-cell>
          <table:table-cell table:formula="of:=ABS([.G311])" office:value-type="float" office:value="0.0213903743315506" calcext:value-type="float">
            <text:p>0.021390374331551</text:p>
          </table:table-cell>
          <table:table-cell table:formula="of:=[.G311]*[.G311]" office:value-type="float" office:value="0.000457548114043859" calcext:value-type="float">
            <text:p>0.000457548114044</text:p>
          </table:table-cell>
          <table:table-cell table:formula="of:=([.F311]-[.F310])/([.F310]+0.0000000000001)" office:value-type="float" office:value="-0.0274852497122024" calcext:value-type="float">
            <text:p>-0.027485249712202</text:p>
          </table:table-cell>
          <table:table-cell table:formula="of:=ABS([.J311])" office:value-type="float" office:value="0.0274852497122024" calcext:value-type="float">
            <text:p>0.027485249712202</text:p>
          </table:table-cell>
          <table:table-cell table:formula="of:=[.J311]*[.J311]" office:value-type="float" office:value="0.000755438951742122" calcext:value-type="float">
            <text:p>0.000755438951742</text:p>
          </table:table-cell>
        </table:table-row>
        <table:table-row table:style-name="ro1">
          <table:table-cell table:style-name="ce1" office:value-type="string" calcext:value-type="string">
            <text:p>6/16/2016</text:p>
          </table:table-cell>
          <table:table-cell office:value-type="float" office:value="1466035200" calcext:value-type="float">
            <text:p>1466035200</text:p>
          </table:table-cell>
          <table:table-cell office:value-type="float" office:value="23212696396" calcext:value-type="float">
            <text:p>23212696396</text:p>
          </table:table-cell>
          <table:table-cell table:formula="of:=[.C312]/10^9" office:value-type="float" office:value="23.212696396" calcext:value-type="float">
            <text:p>23.212696396</text:p>
          </table:table-cell>
          <table:table-cell office:value-type="float" office:value="20.61" calcext:value-type="float">
            <text:p>20.61</text:p>
          </table:table-cell>
          <table:table-cell table:formula="of:=[.E312]*[.D312]" office:value-type="float" office:value="478.41367272156" calcext:value-type="float">
            <text:p>478.41367272156</text:p>
          </table:table-cell>
          <table:table-cell table:formula="of:=([.E312]-[.E311])/([.E311]+0.0000000000001)" office:value-type="float" office:value="0.126229508196721" calcext:value-type="float">
            <text:p>0.126229508196721</text:p>
          </table:table-cell>
          <table:table-cell table:formula="of:=ABS([.G312])" office:value-type="float" office:value="0.126229508196721" calcext:value-type="float">
            <text:p>0.126229508196721</text:p>
          </table:table-cell>
          <table:table-cell table:formula="of:=[.G312]*[.G312]" office:value-type="float" office:value="0.0159338887395859" calcext:value-type="float">
            <text:p>0.015933888739586</text:p>
          </table:table-cell>
          <table:table-cell table:formula="of:=([.F312]-[.F311])/([.F311]+0.0000000000001)" office:value-type="float" office:value="0.150944924271595" calcext:value-type="float">
            <text:p>0.150944924271595</text:p>
          </table:table-cell>
          <table:table-cell table:formula="of:=ABS([.J312])" office:value-type="float" office:value="0.150944924271595" calcext:value-type="float">
            <text:p>0.150944924271595</text:p>
          </table:table-cell>
          <table:table-cell table:formula="of:=[.J312]*[.J312]" office:value-type="float" office:value="0.0227843701633575" calcext:value-type="float">
            <text:p>0.022784370163358</text:p>
          </table:table-cell>
        </table:table-row>
        <table:table-row table:style-name="ro1">
          <table:table-cell table:style-name="ce1" office:value-type="string" calcext:value-type="string">
            <text:p>6/17/2016</text:p>
          </table:table-cell>
          <table:table-cell office:value-type="float" office:value="1466121600" calcext:value-type="float">
            <text:p>1466121600</text:p>
          </table:table-cell>
          <table:table-cell office:value-type="float" office:value="24632069593" calcext:value-type="float">
            <text:p>24632069593</text:p>
          </table:table-cell>
          <table:table-cell table:formula="of:=[.C313]/10^9" office:value-type="float" office:value="24.632069593" calcext:value-type="float">
            <text:p>24.632069593</text:p>
          </table:table-cell>
          <table:table-cell office:value-type="float" office:value="15.49" calcext:value-type="float">
            <text:p>15.49</text:p>
          </table:table-cell>
          <table:table-cell table:formula="of:=[.E313]*[.D313]" office:value-type="float" office:value="381.55075799557" calcext:value-type="float">
            <text:p>381.55075799557</text:p>
          </table:table-cell>
          <table:table-cell table:formula="of:=([.E313]-[.E312])/([.E312]+0.0000000000001)" office:value-type="float" office:value="-0.248423095584666" calcext:value-type="float">
            <text:p>-0.248423095584666</text:p>
          </table:table-cell>
          <table:table-cell table:formula="of:=ABS([.G313])" office:value-type="float" office:value="0.248423095584666" calcext:value-type="float">
            <text:p>0.248423095584666</text:p>
          </table:table-cell>
          <table:table-cell table:formula="of:=[.G313]*[.G313]" office:value-type="float" office:value="0.0617140344198683" calcext:value-type="float">
            <text:p>0.061714034419868</text:p>
          </table:table-cell>
          <table:table-cell table:formula="of:=([.F313]-[.F312])/([.F312]+0.0000000000001)" office:value-type="float" office:value="-0.202466861314737" calcext:value-type="float">
            <text:p>-0.202466861314737</text:p>
          </table:table-cell>
          <table:table-cell table:formula="of:=ABS([.J313])" office:value-type="float" office:value="0.202466861314737" calcext:value-type="float">
            <text:p>0.202466861314737</text:p>
          </table:table-cell>
          <table:table-cell table:formula="of:=[.J313]*[.J313]" office:value-type="float" office:value="0.0409928299306409" calcext:value-type="float">
            <text:p>0.040992829930641</text:p>
          </table:table-cell>
        </table:table-row>
        <table:table-row table:style-name="ro1">
          <table:table-cell table:style-name="ce1" office:value-type="string" calcext:value-type="string">
            <text:p>6/18/2016</text:p>
          </table:table-cell>
          <table:table-cell office:value-type="float" office:value="1466208000" calcext:value-type="float">
            <text:p>1466208000</text:p>
          </table:table-cell>
          <table:table-cell office:value-type="float" office:value="24843768913" calcext:value-type="float">
            <text:p>24843768913</text:p>
          </table:table-cell>
          <table:table-cell table:formula="of:=[.C314]/10^9" office:value-type="float" office:value="24.843768913" calcext:value-type="float">
            <text:p>24.843768913</text:p>
          </table:table-cell>
          <table:table-cell office:value-type="float" office:value="11.36" calcext:value-type="float">
            <text:p>11.36</text:p>
          </table:table-cell>
          <table:table-cell table:formula="of:=[.E314]*[.D314]" office:value-type="float" office:value="282.22521485168" calcext:value-type="float">
            <text:p>282.22521485168</text:p>
          </table:table-cell>
          <table:table-cell table:formula="of:=([.E314]-[.E313])/([.E313]+0.0000000000001)" office:value-type="float" office:value="-0.26662362814719" calcext:value-type="float">
            <text:p>-0.26662362814719</text:p>
          </table:table-cell>
          <table:table-cell table:formula="of:=ABS([.G314])" office:value-type="float" office:value="0.26662362814719" calcext:value-type="float">
            <text:p>0.26662362814719</text:p>
          </table:table-cell>
          <table:table-cell table:formula="of:=[.G314]*[.G314]" office:value-type="float" office:value="0.0710881590863711" calcext:value-type="float">
            <text:p>0.071088159086371</text:p>
          </table:table-cell>
          <table:table-cell table:formula="of:=([.F314]-[.F313])/([.F313]+0.0000000000001)" office:value-type="float" office:value="-0.260320654755568" calcext:value-type="float">
            <text:p>-0.260320654755568</text:p>
          </table:table-cell>
          <table:table-cell table:formula="of:=ABS([.J314])" office:value-type="float" office:value="0.260320654755568" calcext:value-type="float">
            <text:p>0.260320654755568</text:p>
          </table:table-cell>
          <table:table-cell table:formula="of:=[.J314]*[.J314]" office:value-type="float" office:value="0.0677668432923675" calcext:value-type="float">
            <text:p>0.067766843292368</text:p>
          </table:table-cell>
        </table:table-row>
        <table:table-row table:style-name="ro1">
          <table:table-cell table:style-name="ce1" office:value-type="string" calcext:value-type="string">
            <text:p>6/19/2016</text:p>
          </table:table-cell>
          <table:table-cell office:value-type="float" office:value="1466294400" calcext:value-type="float">
            <text:p>1466294400</text:p>
          </table:table-cell>
          <table:table-cell office:value-type="float" office:value="22736174769" calcext:value-type="float">
            <text:p>22736174769</text:p>
          </table:table-cell>
          <table:table-cell table:formula="of:=[.C315]/10^9" office:value-type="float" office:value="22.736174769" calcext:value-type="float">
            <text:p>22.736174769</text:p>
          </table:table-cell>
          <table:table-cell office:value-type="float" office:value="12.33" calcext:value-type="float">
            <text:p>12.33</text:p>
          </table:table-cell>
          <table:table-cell table:formula="of:=[.E315]*[.D315]" office:value-type="float" office:value="280.33703490177" calcext:value-type="float">
            <text:p>280.33703490177</text:p>
          </table:table-cell>
          <table:table-cell table:formula="of:=([.E315]-[.E314])/([.E314]+0.0000000000001)" office:value-type="float" office:value="0.0853873239436613" calcext:value-type="float">
            <text:p>0.085387323943661</text:p>
          </table:table-cell>
          <table:table-cell table:formula="of:=ABS([.G315])" office:value-type="float" office:value="0.0853873239436613" calcext:value-type="float">
            <text:p>0.085387323943661</text:p>
          </table:table-cell>
          <table:table-cell table:formula="of:=[.G315]*[.G315]" office:value-type="float" office:value="0.00729099509025975" calcext:value-type="float">
            <text:p>0.00729099509026</text:p>
          </table:table-cell>
          <table:table-cell table:formula="of:=([.F315]-[.F314])/([.F314]+0.0000000000001)" office:value-type="float" office:value="-0.0066903304543581" calcext:value-type="float">
            <text:p>-0.006690330454358</text:p>
          </table:table-cell>
          <table:table-cell table:formula="of:=ABS([.J315])" office:value-type="float" office:value="0.0066903304543581" calcext:value-type="float">
            <text:p>0.006690330454358</text:p>
          </table:table-cell>
          <table:table-cell table:formula="of:=[.J315]*[.J315]" office:value-type="float" office:value="0.0000447605215885115" calcext:value-type="float">
            <text:p>4.47605215885115E-05</text:p>
          </table:table-cell>
        </table:table-row>
        <table:table-row table:style-name="ro1">
          <table:table-cell table:style-name="ce1" office:value-type="string" calcext:value-type="string">
            <text:p>6/20/2016</text:p>
          </table:table-cell>
          <table:table-cell office:value-type="float" office:value="1466380800" calcext:value-type="float">
            <text:p>1466380800</text:p>
          </table:table-cell>
          <table:table-cell office:value-type="float" office:value="22691090048" calcext:value-type="float">
            <text:p>22691090048</text:p>
          </table:table-cell>
          <table:table-cell table:formula="of:=[.C316]/10^9" office:value-type="float" office:value="22.691090048" calcext:value-type="float">
            <text:p>22.691090048</text:p>
          </table:table-cell>
          <table:table-cell office:value-type="float" office:value="11.7" calcext:value-type="float">
            <text:p>11.7</text:p>
          </table:table-cell>
          <table:table-cell table:formula="of:=[.E316]*[.D316]" office:value-type="float" office:value="265.4857535616" calcext:value-type="float">
            <text:p>265.4857535616</text:p>
          </table:table-cell>
          <table:table-cell table:formula="of:=([.E316]-[.E315])/([.E315]+0.0000000000001)" office:value-type="float" office:value="-0.0510948905109486" calcext:value-type="float">
            <text:p>-0.051094890510949</text:p>
          </table:table-cell>
          <table:table-cell table:formula="of:=ABS([.G316])" office:value-type="float" office:value="0.0510948905109486" calcext:value-type="float">
            <text:p>0.051094890510949</text:p>
          </table:table-cell>
          <table:table-cell table:formula="of:=[.G316]*[.G316]" office:value-type="float" office:value="0.00261068783632582" calcext:value-type="float">
            <text:p>0.002610687836326</text:p>
          </table:table-cell>
          <table:table-cell table:formula="of:=([.F316]-[.F315])/([.F315]+0.0000000000001)" office:value-type="float" office:value="-0.0529765228678184" calcext:value-type="float">
            <text:p>-0.052976522867818</text:p>
          </table:table-cell>
          <table:table-cell table:formula="of:=ABS([.J316])" office:value-type="float" office:value="0.0529765228678184" calcext:value-type="float">
            <text:p>0.052976522867818</text:p>
          </table:table-cell>
          <table:table-cell table:formula="of:=[.J316]*[.J316]" office:value-type="float" office:value="0.00280651197516449" calcext:value-type="float">
            <text:p>0.002806511975164</text:p>
          </table:table-cell>
        </table:table-row>
        <table:table-row table:style-name="ro1">
          <table:table-cell table:style-name="ce1" office:value-type="string" calcext:value-type="string">
            <text:p>6/21/2016</text:p>
          </table:table-cell>
          <table:table-cell office:value-type="float" office:value="1466467200" calcext:value-type="float">
            <text:p>1466467200</text:p>
          </table:table-cell>
          <table:table-cell office:value-type="float" office:value="25068845210" calcext:value-type="float">
            <text:p>25068845210</text:p>
          </table:table-cell>
          <table:table-cell table:formula="of:=[.C317]/10^9" office:value-type="float" office:value="25.06884521" calcext:value-type="float">
            <text:p>25.06884521</text:p>
          </table:table-cell>
          <table:table-cell office:value-type="float" office:value="12.71" calcext:value-type="float">
            <text:p>12.71</text:p>
          </table:table-cell>
          <table:table-cell table:formula="of:=[.E317]*[.D317]" office:value-type="float" office:value="318.6250226191" calcext:value-type="float">
            <text:p>318.6250226191</text:p>
          </table:table-cell>
          <table:table-cell table:formula="of:=([.E317]-[.E316])/([.E316]+0.0000000000001)" office:value-type="float" office:value="0.0863247863247857" calcext:value-type="float">
            <text:p>0.086324786324786</text:p>
          </table:table-cell>
          <table:table-cell table:formula="of:=ABS([.G317])" office:value-type="float" office:value="0.0863247863247857" calcext:value-type="float">
            <text:p>0.086324786324786</text:p>
          </table:table-cell>
          <table:table-cell table:formula="of:=[.G317]*[.G317]" office:value-type="float" office:value="0.00745196873401991" calcext:value-type="float">
            <text:p>0.00745196873402</text:p>
          </table:table-cell>
          <table:table-cell table:formula="of:=([.F317]-[.F316])/([.F316]+0.0000000000001)" office:value-type="float" office:value="0.200158646347742" calcext:value-type="float">
            <text:p>0.200158646347742</text:p>
          </table:table-cell>
          <table:table-cell table:formula="of:=ABS([.J317])" office:value-type="float" office:value="0.200158646347742" calcext:value-type="float">
            <text:p>0.200158646347742</text:p>
          </table:table-cell>
          <table:table-cell table:formula="of:=[.J317]*[.J317]" office:value-type="float" office:value="0.0400634837077603" calcext:value-type="float">
            <text:p>0.04006348370776</text:p>
          </table:table-cell>
        </table:table-row>
        <table:table-row table:style-name="ro1">
          <table:table-cell table:style-name="ce1" office:value-type="string" calcext:value-type="string">
            <text:p>6/22/2016</text:p>
          </table:table-cell>
          <table:table-cell office:value-type="float" office:value="1466553600" calcext:value-type="float">
            <text:p>1466553600</text:p>
          </table:table-cell>
          <table:table-cell office:value-type="float" office:value="23017973391" calcext:value-type="float">
            <text:p>23017973391</text:p>
          </table:table-cell>
          <table:table-cell table:formula="of:=[.C318]/10^9" office:value-type="float" office:value="23.017973391" calcext:value-type="float">
            <text:p>23.017973391</text:p>
          </table:table-cell>
          <table:table-cell office:value-type="float" office:value="13.21" calcext:value-type="float">
            <text:p>13.21</text:p>
          </table:table-cell>
          <table:table-cell table:formula="of:=[.E318]*[.D318]" office:value-type="float" office:value="304.06742849511" calcext:value-type="float">
            <text:p>304.06742849511</text:p>
          </table:table-cell>
          <table:table-cell table:formula="of:=([.E318]-[.E317])/([.E317]+0.0000000000001)" office:value-type="float" office:value="0.0393391030684497" calcext:value-type="float">
            <text:p>0.03933910306845</text:p>
          </table:table-cell>
          <table:table-cell table:formula="of:=ABS([.G318])" office:value-type="float" office:value="0.0393391030684497" calcext:value-type="float">
            <text:p>0.03933910306845</text:p>
          </table:table-cell>
          <table:table-cell table:formula="of:=[.G318]*[.G318]" office:value-type="float" office:value="0.00154756503023011" calcext:value-type="float">
            <text:p>0.00154756503023</text:p>
          </table:table-cell>
          <table:table-cell table:formula="of:=([.F318]-[.F317])/([.F317]+0.0000000000001)" office:value-type="float" office:value="-0.0456887974595543" calcext:value-type="float">
            <text:p>-0.045688797459554</text:p>
          </table:table-cell>
          <table:table-cell table:formula="of:=ABS([.J318])" office:value-type="float" office:value="0.0456887974595543" calcext:value-type="float">
            <text:p>0.045688797459554</text:p>
          </table:table-cell>
          <table:table-cell table:formula="of:=[.J318]*[.J318]" office:value-type="float" office:value="0.00208746621330018" calcext:value-type="float">
            <text:p>0.0020874662133</text:p>
          </table:table-cell>
        </table:table-row>
        <table:table-row table:style-name="ro1">
          <table:table-cell table:style-name="ce1" office:value-type="string" calcext:value-type="string">
            <text:p>6/24/2016</text:p>
          </table:table-cell>
          <table:table-cell office:value-type="float" office:value="1466726400" calcext:value-type="float">
            <text:p>1466726400</text:p>
          </table:table-cell>
          <table:table-cell office:value-type="float" office:value="22376397200" calcext:value-type="float">
            <text:p>22376397200</text:p>
          </table:table-cell>
          <table:table-cell table:formula="of:=[.C319]/10^9" office:value-type="float" office:value="22.3763972" calcext:value-type="float">
            <text:p>22.3763972</text:p>
          </table:table-cell>
          <table:table-cell office:value-type="float" office:value="14.25" calcext:value-type="float">
            <text:p>14.25</text:p>
          </table:table-cell>
          <table:table-cell table:formula="of:=[.E319]*[.D319]" office:value-type="float" office:value="318.8636601" calcext:value-type="float">
            <text:p>318.8636601</text:p>
          </table:table-cell>
          <table:table-cell table:formula="of:=([.E319]-[.E318])/([.E318]+0.0000000000001)" office:value-type="float" office:value="0.0787282361847079" calcext:value-type="float">
            <text:p>0.078728236184708</text:p>
          </table:table-cell>
          <table:table-cell table:formula="of:=ABS([.G319])" office:value-type="float" office:value="0.0787282361847079" calcext:value-type="float">
            <text:p>0.078728236184708</text:p>
          </table:table-cell>
          <table:table-cell table:formula="of:=[.G319]*[.G319]" office:value-type="float" office:value="0.00619813517275515" calcext:value-type="float">
            <text:p>0.006198135172755</text:p>
          </table:table-cell>
          <table:table-cell table:formula="of:=([.F319]-[.F318])/([.F318]+0.0000000000001)" office:value-type="float" office:value="0.0486610212679452" calcext:value-type="float">
            <text:p>0.048661021267945</text:p>
          </table:table-cell>
          <table:table-cell table:formula="of:=ABS([.J319])" office:value-type="float" office:value="0.0486610212679452" calcext:value-type="float">
            <text:p>0.048661021267945</text:p>
          </table:table-cell>
          <table:table-cell table:formula="of:=[.J319]*[.J319]" office:value-type="float" office:value="0.00236789499083941" calcext:value-type="float">
            <text:p>0.002367894990839</text:p>
          </table:table-cell>
        </table:table-row>
        <table:table-row table:style-name="ro1">
          <table:table-cell table:style-name="ce1" office:value-type="string" calcext:value-type="string">
            <text:p>6/23/2016</text:p>
          </table:table-cell>
          <table:table-cell office:value-type="float" office:value="1466640000" calcext:value-type="float">
            <text:p>1466640000</text:p>
          </table:table-cell>
          <table:table-cell office:value-type="float" office:value="22617185981" calcext:value-type="float">
            <text:p>22617185981</text:p>
          </table:table-cell>
          <table:table-cell table:formula="of:=[.C320]/10^9" office:value-type="float" office:value="22.617185981" calcext:value-type="float">
            <text:p>22.617185981</text:p>
          </table:table-cell>
          <table:table-cell office:value-type="float" office:value="13.58" calcext:value-type="float">
            <text:p>13.58</text:p>
          </table:table-cell>
          <table:table-cell table:formula="of:=[.E320]*[.D320]" office:value-type="float" office:value="307.14138562198" calcext:value-type="float">
            <text:p>307.14138562198</text:p>
          </table:table-cell>
          <table:table-cell table:formula="of:=([.E320]-[.E319])/([.E319]+0.0000000000001)" office:value-type="float" office:value="-0.0470175438596488" calcext:value-type="float">
            <text:p>-0.047017543859649</text:p>
          </table:table-cell>
          <table:table-cell table:formula="of:=ABS([.G320])" office:value-type="float" office:value="0.0470175438596488" calcext:value-type="float">
            <text:p>0.047017543859649</text:p>
          </table:table-cell>
          <table:table-cell table:formula="of:=[.G320]*[.G320]" office:value-type="float" office:value="0.002210649430594" calcext:value-type="float">
            <text:p>0.002210649430594</text:p>
          </table:table-cell>
          <table:table-cell table:formula="of:=([.F320]-[.F319])/([.F319]+0.0000000000001)" office:value-type="float" office:value="-0.036762654215108" calcext:value-type="float">
            <text:p>-0.036762654215108</text:p>
          </table:table-cell>
          <table:table-cell table:formula="of:=ABS([.J320])" office:value-type="float" office:value="0.036762654215108" calcext:value-type="float">
            <text:p>0.036762654215108</text:p>
          </table:table-cell>
          <table:table-cell table:formula="of:=[.J320]*[.J320]" office:value-type="float" office:value="0.0013514927449396" calcext:value-type="float">
            <text:p>0.00135149274494</text:p>
          </table:table-cell>
        </table:table-row>
        <table:table-row table:style-name="ro1">
          <table:table-cell table:style-name="ce1" office:value-type="string" calcext:value-type="string">
            <text:p>6/25/2016</text:p>
          </table:table-cell>
          <table:table-cell office:value-type="float" office:value="1466812800" calcext:value-type="float">
            <text:p>1466812800</text:p>
          </table:table-cell>
          <table:table-cell office:value-type="float" office:value="22497935939" calcext:value-type="float">
            <text:p>22497935939</text:p>
          </table:table-cell>
          <table:table-cell table:formula="of:=[.C321]/10^9" office:value-type="float" office:value="22.497935939" calcext:value-type="float">
            <text:p>22.497935939</text:p>
          </table:table-cell>
          <table:table-cell office:value-type="float" office:value="14.28" calcext:value-type="float">
            <text:p>14.28</text:p>
          </table:table-cell>
          <table:table-cell table:formula="of:=[.E321]*[.D321]" office:value-type="float" office:value="321.27052520892" calcext:value-type="float">
            <text:p>321.27052520892</text:p>
          </table:table-cell>
          <table:table-cell table:formula="of:=([.E321]-[.E320])/([.E320]+0.0000000000001)" office:value-type="float" office:value="0.0515463917525769" calcext:value-type="float">
            <text:p>0.051546391752577</text:p>
          </table:table-cell>
          <table:table-cell table:formula="of:=ABS([.G321])" office:value-type="float" office:value="0.0515463917525769" calcext:value-type="float">
            <text:p>0.051546391752577</text:p>
          </table:table-cell>
          <table:table-cell table:formula="of:=[.G321]*[.G321]" office:value-type="float" office:value="0.00265703050271013" calcext:value-type="float">
            <text:p>0.00265703050271</text:p>
          </table:table-cell>
          <table:table-cell table:formula="of:=([.F321]-[.F320])/([.F320]+0.0000000000001)" office:value-type="float" office:value="0.0460020702137801" calcext:value-type="float">
            <text:p>0.04600207021378</text:p>
          </table:table-cell>
          <table:table-cell table:formula="of:=ABS([.J321])" office:value-type="float" office:value="0.0460020702137801" calcext:value-type="float">
            <text:p>0.04600207021378</text:p>
          </table:table-cell>
          <table:table-cell table:formula="of:=[.J321]*[.J321]" office:value-type="float" office:value="0.00211619046395355" calcext:value-type="float">
            <text:p>0.002116190463954</text:p>
          </table:table-cell>
        </table:table-row>
        <table:table-row table:style-name="ro1">
          <table:table-cell table:style-name="ce1" office:value-type="string" calcext:value-type="string">
            <text:p>6/26/2016</text:p>
          </table:table-cell>
          <table:table-cell office:value-type="float" office:value="1466899200" calcext:value-type="float">
            <text:p>1466899200</text:p>
          </table:table-cell>
          <table:table-cell office:value-type="float" office:value="22141167067" calcext:value-type="float">
            <text:p>22141167067</text:p>
          </table:table-cell>
          <table:table-cell table:formula="of:=[.C322]/10^9" office:value-type="float" office:value="22.141167067" calcext:value-type="float">
            <text:p>22.141167067</text:p>
          </table:table-cell>
          <table:table-cell office:value-type="float" office:value="13.82" calcext:value-type="float">
            <text:p>13.82</text:p>
          </table:table-cell>
          <table:table-cell table:formula="of:=[.E322]*[.D322]" office:value-type="float" office:value="305.99092886594" calcext:value-type="float">
            <text:p>305.99092886594</text:p>
          </table:table-cell>
          <table:table-cell table:formula="of:=([.E322]-[.E321])/([.E321]+0.0000000000001)" office:value-type="float" office:value="-0.0322128851540613" calcext:value-type="float">
            <text:p>-0.032212885154061</text:p>
          </table:table-cell>
          <table:table-cell table:formula="of:=ABS([.G322])" office:value-type="float" office:value="0.0322128851540613" calcext:value-type="float">
            <text:p>0.032212885154061</text:p>
          </table:table-cell>
          <table:table-cell table:formula="of:=[.G322]*[.G322]" office:value-type="float" office:value="0.00103766996994875" calcext:value-type="float">
            <text:p>0.001037669969949</text:p>
          </table:table-cell>
          <table:table-cell table:formula="of:=([.F322]-[.F321])/([.F321]+0.0000000000001)" office:value-type="float" office:value="-0.0475599071313615" calcext:value-type="float">
            <text:p>-0.047559907131362</text:p>
          </table:table-cell>
          <table:table-cell table:formula="of:=ABS([.J322])" office:value-type="float" office:value="0.0475599071313615" calcext:value-type="float">
            <text:p>0.047559907131362</text:p>
          </table:table-cell>
          <table:table-cell table:formula="of:=[.J322]*[.J322]" office:value-type="float" office:value="0.00226194476634373" calcext:value-type="float">
            <text:p>0.002261944766344</text:p>
          </table:table-cell>
        </table:table-row>
        <table:table-row table:style-name="ro1">
          <table:table-cell table:style-name="ce1" office:value-type="string" calcext:value-type="string">
            <text:p>6/27/2016</text:p>
          </table:table-cell>
          <table:table-cell office:value-type="float" office:value="1466985600" calcext:value-type="float">
            <text:p>1466985600</text:p>
          </table:table-cell>
          <table:table-cell office:value-type="float" office:value="22312348466" calcext:value-type="float">
            <text:p>22312348466</text:p>
          </table:table-cell>
          <table:table-cell table:formula="of:=[.C323]/10^9" office:value-type="float" office:value="22.312348466" calcext:value-type="float">
            <text:p>22.312348466</text:p>
          </table:table-cell>
          <table:table-cell office:value-type="float" office:value="14.04" calcext:value-type="float">
            <text:p>14.04</text:p>
          </table:table-cell>
          <table:table-cell table:formula="of:=[.E323]*[.D323]" office:value-type="float" office:value="313.26537246264" calcext:value-type="float">
            <text:p>313.26537246264</text:p>
          </table:table-cell>
          <table:table-cell table:formula="of:=([.E323]-[.E322])/([.E322]+0.0000000000001)" office:value-type="float" office:value="0.0159189580318377" calcext:value-type="float">
            <text:p>0.015918958031838</text:p>
          </table:table-cell>
          <table:table-cell table:formula="of:=ABS([.G323])" office:value-type="float" office:value="0.0159189580318377" calcext:value-type="float">
            <text:p>0.015918958031838</text:p>
          </table:table-cell>
          <table:table-cell table:formula="of:=[.G323]*[.G323]" office:value-type="float" office:value="0.000253413224819411" calcext:value-type="float">
            <text:p>0.000253413224819</text:p>
          </table:table-cell>
          <table:table-cell table:formula="of:=([.F323]-[.F322])/([.F322]+0.0000000000001)" office:value-type="float" office:value="0.0237733962364845" calcext:value-type="float">
            <text:p>0.023773396236485</text:p>
          </table:table-cell>
          <table:table-cell table:formula="of:=ABS([.J323])" office:value-type="float" office:value="0.0237733962364845" calcext:value-type="float">
            <text:p>0.023773396236485</text:p>
          </table:table-cell>
          <table:table-cell table:formula="of:=[.J323]*[.J323]" office:value-type="float" office:value="0.000565174368616896" calcext:value-type="float">
            <text:p>0.000565174368617</text:p>
          </table:table-cell>
        </table:table-row>
        <table:table-row table:style-name="ro1">
          <table:table-cell table:style-name="ce1" office:value-type="string" calcext:value-type="string">
            <text:p>6/28/2016</text:p>
          </table:table-cell>
          <table:table-cell office:value-type="float" office:value="1467072000" calcext:value-type="float">
            <text:p>1467072000</text:p>
          </table:table-cell>
          <table:table-cell office:value-type="float" office:value="22584213073" calcext:value-type="float">
            <text:p>22584213073</text:p>
          </table:table-cell>
          <table:table-cell table:formula="of:=[.C324]/10^9" office:value-type="float" office:value="22.584213073" calcext:value-type="float">
            <text:p>22.584213073</text:p>
          </table:table-cell>
          <table:table-cell office:value-type="float" office:value="12.15" calcext:value-type="float">
            <text:p>12.15</text:p>
          </table:table-cell>
          <table:table-cell table:formula="of:=[.E324]*[.D324]" office:value-type="float" office:value="274.39818883695" calcext:value-type="float">
            <text:p>274.39818883695</text:p>
          </table:table-cell>
          <table:table-cell table:formula="of:=([.E324]-[.E323])/([.E323]+0.0000000000001)" office:value-type="float" office:value="-0.134615384615384" calcext:value-type="float">
            <text:p>-0.134615384615384</text:p>
          </table:table-cell>
          <table:table-cell table:formula="of:=ABS([.G324])" office:value-type="float" office:value="0.134615384615384" calcext:value-type="float">
            <text:p>0.134615384615384</text:p>
          </table:table-cell>
          <table:table-cell table:formula="of:=[.G324]*[.G324]" office:value-type="float" office:value="0.0181213017751476" calcext:value-type="float">
            <text:p>0.018121301775148</text:p>
          </table:table-cell>
          <table:table-cell table:formula="of:=([.F324]-[.F323])/([.F323]+0.0000000000001)" office:value-type="float" office:value="-0.124071113638087" calcext:value-type="float">
            <text:p>-0.124071113638087</text:p>
          </table:table-cell>
          <table:table-cell table:formula="of:=ABS([.J324])" office:value-type="float" office:value="0.124071113638087" calcext:value-type="float">
            <text:p>0.124071113638087</text:p>
          </table:table-cell>
          <table:table-cell table:formula="of:=[.J324]*[.J324]" office:value-type="float" office:value="0.0153936412393952" calcext:value-type="float">
            <text:p>0.015393641239395</text:p>
          </table:table-cell>
        </table:table-row>
        <table:table-row table:style-name="ro1">
          <table:table-cell table:style-name="ce1" office:value-type="string" calcext:value-type="string">
            <text:p>6/29/2016</text:p>
          </table:table-cell>
          <table:table-cell office:value-type="float" office:value="1467158400" calcext:value-type="float">
            <text:p>1467158400</text:p>
          </table:table-cell>
          <table:table-cell office:value-type="float" office:value="22918582594" calcext:value-type="float">
            <text:p>22918582594</text:p>
          </table:table-cell>
          <table:table-cell table:formula="of:=[.C325]/10^9" office:value-type="float" office:value="22.918582594" calcext:value-type="float">
            <text:p>22.918582594</text:p>
          </table:table-cell>
          <table:table-cell office:value-type="float" office:value="12.76" calcext:value-type="float">
            <text:p>12.76</text:p>
          </table:table-cell>
          <table:table-cell table:formula="of:=[.E325]*[.D325]" office:value-type="float" office:value="292.44111389944" calcext:value-type="float">
            <text:p>292.44111389944</text:p>
          </table:table-cell>
          <table:table-cell table:formula="of:=([.E325]-[.E324])/([.E324]+0.0000000000001)" office:value-type="float" office:value="0.050205761316872" calcext:value-type="float">
            <text:p>0.050205761316872</text:p>
          </table:table-cell>
          <table:table-cell table:formula="of:=ABS([.G325])" office:value-type="float" office:value="0.050205761316872" calcext:value-type="float">
            <text:p>0.050205761316872</text:p>
          </table:table-cell>
          <table:table-cell table:formula="of:=[.G325]*[.G325]" office:value-type="float" office:value="0.00252061846940672" calcext:value-type="float">
            <text:p>0.002520618469407</text:p>
          </table:table-cell>
          <table:table-cell table:formula="of:=([.F325]-[.F324])/([.F324]+0.0000000000001)" office:value-type="float" office:value="0.0657545340913721" calcext:value-type="float">
            <text:p>0.065754534091372</text:p>
          </table:table-cell>
          <table:table-cell table:formula="of:=ABS([.J325])" office:value-type="float" office:value="0.0657545340913721" calcext:value-type="float">
            <text:p>0.065754534091372</text:p>
          </table:table-cell>
          <table:table-cell table:formula="of:=[.J325]*[.J325]" office:value-type="float" office:value="0.00432365875357341" calcext:value-type="float">
            <text:p>0.004323658753573</text:p>
          </table:table-cell>
        </table:table-row>
        <table:table-row table:style-name="ro1">
          <table:table-cell table:style-name="ce1" office:value-type="string" calcext:value-type="string">
            <text:p>6/30/2016</text:p>
          </table:table-cell>
          <table:table-cell office:value-type="float" office:value="1467244800" calcext:value-type="float">
            <text:p>1467244800</text:p>
          </table:table-cell>
          <table:table-cell office:value-type="float" office:value="22446491113" calcext:value-type="float">
            <text:p>22446491113</text:p>
          </table:table-cell>
          <table:table-cell table:formula="of:=[.C326]/10^9" office:value-type="float" office:value="22.446491113" calcext:value-type="float">
            <text:p>22.446491113</text:p>
          </table:table-cell>
          <table:table-cell office:value-type="float" office:value="12.4" calcext:value-type="float">
            <text:p>12.4</text:p>
          </table:table-cell>
          <table:table-cell table:formula="of:=[.E326]*[.D326]" office:value-type="float" office:value="278.3364898012" calcext:value-type="float">
            <text:p>278.3364898012</text:p>
          </table:table-cell>
          <table:table-cell table:formula="of:=([.E326]-[.E325])/([.E325]+0.0000000000001)" office:value-type="float" office:value="-0.0282131661442004" calcext:value-type="float">
            <text:p>-0.0282131661442</text:p>
          </table:table-cell>
          <table:table-cell table:formula="of:=ABS([.G326])" office:value-type="float" office:value="0.0282131661442004" calcext:value-type="float">
            <text:p>0.0282131661442</text:p>
          </table:table-cell>
          <table:table-cell table:formula="of:=[.G326]*[.G326]" office:value-type="float" office:value="0.000795982743880253" calcext:value-type="float">
            <text:p>0.00079598274388</text:p>
          </table:table-cell>
          <table:table-cell table:formula="of:=([.F326]-[.F325])/([.F325]+0.0000000000001)" office:value-type="float" office:value="-0.0482306468819225" calcext:value-type="float">
            <text:p>-0.048230646881923</text:p>
          </table:table-cell>
          <table:table-cell table:formula="of:=ABS([.J326])" office:value-type="float" office:value="0.0482306468819225" calcext:value-type="float">
            <text:p>0.048230646881923</text:p>
          </table:table-cell>
          <table:table-cell table:formula="of:=[.J326]*[.J326]" office:value-type="float" office:value="0.0023261952986487" calcext:value-type="float">
            <text:p>0.002326195298649</text:p>
          </table:table-cell>
        </table:table-row>
        <table:table-row table:style-name="ro1">
          <table:table-cell table:style-name="ce1" office:value-type="string" calcext:value-type="string">
            <text:p>7/1/2016</text:p>
          </table:table-cell>
          <table:table-cell office:value-type="float" office:value="1467331200" calcext:value-type="float">
            <text:p>1467331200</text:p>
          </table:table-cell>
          <table:table-cell office:value-type="float" office:value="22618172634" calcext:value-type="float">
            <text:p>22618172634</text:p>
          </table:table-cell>
          <table:table-cell table:formula="of:=[.C327]/10^9" office:value-type="float" office:value="22.618172634" calcext:value-type="float">
            <text:p>22.618172634</text:p>
          </table:table-cell>
          <table:table-cell office:value-type="float" office:value="12.23" calcext:value-type="float">
            <text:p>12.23</text:p>
          </table:table-cell>
          <table:table-cell table:formula="of:=[.E327]*[.D327]" office:value-type="float" office:value="276.62025131382" calcext:value-type="float">
            <text:p>276.62025131382</text:p>
          </table:table-cell>
          <table:table-cell table:formula="of:=([.E327]-[.E326])/([.E326]+0.0000000000001)" office:value-type="float" office:value="-0.0137096774193547" calcext:value-type="float">
            <text:p>-0.013709677419355</text:p>
          </table:table-cell>
          <table:table-cell table:formula="of:=ABS([.G327])" office:value-type="float" office:value="0.0137096774193547" calcext:value-type="float">
            <text:p>0.013709677419355</text:p>
          </table:table-cell>
          <table:table-cell table:formula="of:=[.G327]*[.G327]" office:value-type="float" office:value="0.000187955254942765" calcext:value-type="float">
            <text:p>0.000187955254943</text:p>
          </table:table-cell>
          <table:table-cell table:formula="of:=([.F327]-[.F326])/([.F326]+0.0000000000001)" office:value-type="float" office:value="-0.00616605637516593" calcext:value-type="float">
            <text:p>-0.006166056375166</text:p>
          </table:table-cell>
          <table:table-cell table:formula="of:=ABS([.J327])" office:value-type="float" office:value="0.00616605637516593" calcext:value-type="float">
            <text:p>0.006166056375166</text:p>
          </table:table-cell>
          <table:table-cell table:formula="of:=[.J327]*[.J327]" office:value-type="float" office:value="0.0000380202512217244" calcext:value-type="float">
            <text:p>3.80202512217244E-05</text:p>
          </table:table-cell>
        </table:table-row>
        <table:table-row table:style-name="ro1">
          <table:table-cell table:style-name="ce1" office:value-type="string" calcext:value-type="string">
            <text:p>7/2/2016</text:p>
          </table:table-cell>
          <table:table-cell office:value-type="float" office:value="1467417600" calcext:value-type="float">
            <text:p>1467417600</text:p>
          </table:table-cell>
          <table:table-cell office:value-type="float" office:value="22174765936" calcext:value-type="float">
            <text:p>22174765936</text:p>
          </table:table-cell>
          <table:table-cell table:formula="of:=[.C328]/10^9" office:value-type="float" office:value="22.174765936" calcext:value-type="float">
            <text:p>22.174765936</text:p>
          </table:table-cell>
          <table:table-cell office:value-type="float" office:value="12.04" calcext:value-type="float">
            <text:p>12.04</text:p>
          </table:table-cell>
          <table:table-cell table:formula="of:=[.E328]*[.D328]" office:value-type="float" office:value="266.98418186944" calcext:value-type="float">
            <text:p>266.98418186944</text:p>
          </table:table-cell>
          <table:table-cell table:formula="of:=([.E328]-[.E327])/([.E327]+0.0000000000001)" office:value-type="float" office:value="-0.0155355682747342" calcext:value-type="float">
            <text:p>-0.015535568274734</text:p>
          </table:table-cell>
          <table:table-cell table:formula="of:=ABS([.G328])" office:value-type="float" office:value="0.0155355682747342" calcext:value-type="float">
            <text:p>0.015535568274734</text:p>
          </table:table-cell>
          <table:table-cell table:formula="of:=[.G328]*[.G328]" office:value-type="float" office:value="0.000241353881618929" calcext:value-type="float">
            <text:p>0.000241353881619</text:p>
          </table:table-cell>
          <table:table-cell table:formula="of:=([.F328]-[.F327])/([.F327]+0.0000000000001)" office:value-type="float" office:value="-0.0348350108085475" calcext:value-type="float">
            <text:p>-0.034835010808548</text:p>
          </table:table-cell>
          <table:table-cell table:formula="of:=ABS([.J328])" office:value-type="float" office:value="0.0348350108085475" calcext:value-type="float">
            <text:p>0.034835010808548</text:p>
          </table:table-cell>
          <table:table-cell table:formula="of:=[.J328]*[.J328]" office:value-type="float" office:value="0.00121347797803162" calcext:value-type="float">
            <text:p>0.001213477978032</text:p>
          </table:table-cell>
        </table:table-row>
        <table:table-row table:style-name="ro1">
          <table:table-cell table:style-name="ce1" office:value-type="string" calcext:value-type="string">
            <text:p>7/3/2016</text:p>
          </table:table-cell>
          <table:table-cell office:value-type="float" office:value="1467504000" calcext:value-type="float">
            <text:p>1467504000</text:p>
          </table:table-cell>
          <table:table-cell office:value-type="float" office:value="22438609328" calcext:value-type="float">
            <text:p>22438609328</text:p>
          </table:table-cell>
          <table:table-cell table:formula="of:=[.C329]/10^9" office:value-type="float" office:value="22.438609328" calcext:value-type="float">
            <text:p>22.438609328</text:p>
          </table:table-cell>
          <table:table-cell office:value-type="float" office:value="11.85" calcext:value-type="float">
            <text:p>11.85</text:p>
          </table:table-cell>
          <table:table-cell table:formula="of:=[.E329]*[.D329]" office:value-type="float" office:value="265.8975205368" calcext:value-type="float">
            <text:p>265.8975205368</text:p>
          </table:table-cell>
          <table:table-cell table:formula="of:=([.E329]-[.E328])/([.E328]+0.0000000000001)" office:value-type="float" office:value="-0.0157807308970098" calcext:value-type="float">
            <text:p>-0.01578073089701</text:p>
          </table:table-cell>
          <table:table-cell table:formula="of:=ABS([.G329])" office:value-type="float" office:value="0.0157807308970098" calcext:value-type="float">
            <text:p>0.01578073089701</text:p>
          </table:table-cell>
          <table:table-cell table:formula="of:=[.G329]*[.G329]" office:value-type="float" office:value="0.00024903146764384" calcext:value-type="float">
            <text:p>0.000249031467644</text:p>
          </table:table-cell>
          <table:table-cell table:formula="of:=([.F329]-[.F328])/([.F328]+0.0000000000001)" office:value-type="float" office:value="-0.00407013376234927" calcext:value-type="float">
            <text:p>-0.004070133762349</text:p>
          </table:table-cell>
          <table:table-cell table:formula="of:=ABS([.J329])" office:value-type="float" office:value="0.00407013376234927" calcext:value-type="float">
            <text:p>0.004070133762349</text:p>
          </table:table-cell>
          <table:table-cell table:formula="of:=[.J329]*[.J329]" office:value-type="float" office:value="0.0000165659888434154" calcext:value-type="float">
            <text:p>1.65659888434154E-05</text:p>
          </table:table-cell>
        </table:table-row>
        <table:table-row table:style-name="ro1">
          <table:table-cell table:style-name="ce1" office:value-type="string" calcext:value-type="string">
            <text:p>7/4/2016</text:p>
          </table:table-cell>
          <table:table-cell office:value-type="float" office:value="1467590400" calcext:value-type="float">
            <text:p>1467590400</text:p>
          </table:table-cell>
          <table:table-cell office:value-type="float" office:value="22445903080" calcext:value-type="float">
            <text:p>22445903080</text:p>
          </table:table-cell>
          <table:table-cell table:formula="of:=[.C330]/10^9" office:value-type="float" office:value="22.44590308" calcext:value-type="float">
            <text:p>22.44590308</text:p>
          </table:table-cell>
          <table:table-cell office:value-type="float" office:value="11.34" calcext:value-type="float">
            <text:p>11.34</text:p>
          </table:table-cell>
          <table:table-cell table:formula="of:=[.E330]*[.D330]" office:value-type="float" office:value="254.5365409272" calcext:value-type="float">
            <text:p>254.5365409272</text:p>
          </table:table-cell>
          <table:table-cell table:formula="of:=([.E330]-[.E329])/([.E329]+0.0000000000001)" office:value-type="float" office:value="-0.0430379746835439" calcext:value-type="float">
            <text:p>-0.043037974683544</text:p>
          </table:table-cell>
          <table:table-cell table:formula="of:=ABS([.G330])" office:value-type="float" office:value="0.0430379746835439" calcext:value-type="float">
            <text:p>0.043037974683544</text:p>
          </table:table-cell>
          <table:table-cell table:formula="of:=[.G330]*[.G330]" office:value-type="float" office:value="0.00185226726486137" calcext:value-type="float">
            <text:p>0.001852267264861</text:p>
          </table:table-cell>
          <table:table-cell table:formula="of:=([.F330]-[.F329])/([.F329]+0.0000000000001)" office:value-type="float" office:value="-0.0427269106784604" calcext:value-type="float">
            <text:p>-0.042726910678461</text:p>
          </table:table-cell>
          <table:table-cell table:formula="of:=ABS([.J330])" office:value-type="float" office:value="0.0427269106784604" calcext:value-type="float">
            <text:p>0.042726910678461</text:p>
          </table:table-cell>
          <table:table-cell table:formula="of:=[.J330]*[.J330]" office:value-type="float" office:value="0.00182558889612514" calcext:value-type="float">
            <text:p>0.001825588896125</text:p>
          </table:table-cell>
        </table:table-row>
        <table:table-row table:style-name="ro1">
          <table:table-cell table:style-name="ce1" office:value-type="string" calcext:value-type="string">
            <text:p>7/5/2016</text:p>
          </table:table-cell>
          <table:table-cell office:value-type="float" office:value="1467676800" calcext:value-type="float">
            <text:p>1467676800</text:p>
          </table:table-cell>
          <table:table-cell office:value-type="float" office:value="22791928270" calcext:value-type="float">
            <text:p>22791928270</text:p>
          </table:table-cell>
          <table:table-cell table:formula="of:=[.C331]/10^9" office:value-type="float" office:value="22.79192827" calcext:value-type="float">
            <text:p>22.79192827</text:p>
          </table:table-cell>
          <table:table-cell office:value-type="float" office:value="10.45" calcext:value-type="float">
            <text:p>10.45</text:p>
          </table:table-cell>
          <table:table-cell table:formula="of:=[.E331]*[.D331]" office:value-type="float" office:value="238.1756504215" calcext:value-type="float">
            <text:p>238.1756504215</text:p>
          </table:table-cell>
          <table:table-cell table:formula="of:=([.E331]-[.E330])/([.E330]+0.0000000000001)" office:value-type="float" office:value="-0.0784832451499112" calcext:value-type="float">
            <text:p>-0.078483245149911</text:p>
          </table:table-cell>
          <table:table-cell table:formula="of:=ABS([.G331])" office:value-type="float" office:value="0.0784832451499112" calcext:value-type="float">
            <text:p>0.078483245149911</text:p>
          </table:table-cell>
          <table:table-cell table:formula="of:=[.G331]*[.G331]" office:value-type="float" office:value="0.00615961976926106" calcext:value-type="float">
            <text:p>0.006159619769261</text:p>
          </table:table-cell>
          <table:table-cell table:formula="of:=([.F331]-[.F330])/([.F330]+0.0000000000001)" office:value-type="float" office:value="-0.0642771778311367" calcext:value-type="float">
            <text:p>-0.064277177831137</text:p>
          </table:table-cell>
          <table:table-cell table:formula="of:=ABS([.J331])" office:value-type="float" office:value="0.0642771778311367" calcext:value-type="float">
            <text:p>0.064277177831137</text:p>
          </table:table-cell>
          <table:table-cell table:formula="of:=[.J331]*[.J331]" office:value-type="float" office:value="0.00413155558993557" calcext:value-type="float">
            <text:p>0.004131555589936</text:p>
          </table:table-cell>
        </table:table-row>
        <table:table-row table:style-name="ro1">
          <table:table-cell table:style-name="ce1" office:value-type="string" calcext:value-type="string">
            <text:p>7/6/2016</text:p>
          </table:table-cell>
          <table:table-cell office:value-type="float" office:value="1467763200" calcext:value-type="float">
            <text:p>1467763200</text:p>
          </table:table-cell>
          <table:table-cell office:value-type="float" office:value="22376280596" calcext:value-type="float">
            <text:p>22376280596</text:p>
          </table:table-cell>
          <table:table-cell table:formula="of:=[.C332]/10^9" office:value-type="float" office:value="22.376280596" calcext:value-type="float">
            <text:p>22.376280596</text:p>
          </table:table-cell>
          <table:table-cell office:value-type="float" office:value="10.51" calcext:value-type="float">
            <text:p>10.51</text:p>
          </table:table-cell>
          <table:table-cell table:formula="of:=[.E332]*[.D332]" office:value-type="float" office:value="235.17470906396" calcext:value-type="float">
            <text:p>235.17470906396</text:p>
          </table:table-cell>
          <table:table-cell table:formula="of:=([.E332]-[.E331])/([.E331]+0.0000000000001)" office:value-type="float" office:value="0.00574162679425837" calcext:value-type="float">
            <text:p>0.005741626794258</text:p>
          </table:table-cell>
          <table:table-cell table:formula="of:=ABS([.G332])" office:value-type="float" office:value="0.00574162679425837" calcext:value-type="float">
            <text:p>0.005741626794258</text:p>
          </table:table-cell>
          <table:table-cell table:formula="of:=[.G332]*[.G332]" office:value-type="float" office:value="0.0000329662782445456" calcext:value-type="float">
            <text:p>3.29662782445456E-05</text:p>
          </table:table-cell>
          <table:table-cell table:formula="of:=([.F332]-[.F331])/([.F331]+0.0000000000001)" office:value-type="float" office:value="-0.0125996983832277" calcext:value-type="float">
            <text:p>-0.012599698383228</text:p>
          </table:table-cell>
          <table:table-cell table:formula="of:=ABS([.J332])" office:value-type="float" office:value="0.0125996983832277" calcext:value-type="float">
            <text:p>0.012599698383228</text:p>
          </table:table-cell>
          <table:table-cell table:formula="of:=[.J332]*[.J332]" office:value-type="float" office:value="0.00015875239934831" calcext:value-type="float">
            <text:p>0.000158752399348</text:p>
          </table:table-cell>
        </table:table-row>
        <table:table-row table:style-name="ro1">
          <table:table-cell table:style-name="ce1" office:value-type="string" calcext:value-type="string">
            <text:p>7/7/2016</text:p>
          </table:table-cell>
          <table:table-cell office:value-type="float" office:value="1467849600" calcext:value-type="float">
            <text:p>1467849600</text:p>
          </table:table-cell>
          <table:table-cell office:value-type="float" office:value="22363551641" calcext:value-type="float">
            <text:p>22363551641</text:p>
          </table:table-cell>
          <table:table-cell table:formula="of:=[.C333]/10^9" office:value-type="float" office:value="22.363551641" calcext:value-type="float">
            <text:p>22.363551641</text:p>
          </table:table-cell>
          <table:table-cell office:value-type="float" office:value="10.07" calcext:value-type="float">
            <text:p>10.07</text:p>
          </table:table-cell>
          <table:table-cell table:formula="of:=[.E333]*[.D333]" office:value-type="float" office:value="225.20096502487" calcext:value-type="float">
            <text:p>225.20096502487</text:p>
          </table:table-cell>
          <table:table-cell table:formula="of:=([.E333]-[.E332])/([.E332]+0.0000000000001)" office:value-type="float" office:value="-0.0418648905803992" calcext:value-type="float">
            <text:p>-0.041864890580399</text:p>
          </table:table-cell>
          <table:table-cell table:formula="of:=ABS([.G333])" office:value-type="float" office:value="0.0418648905803992" calcext:value-type="float">
            <text:p>0.041864890580399</text:p>
          </table:table-cell>
          <table:table-cell table:formula="of:=[.G333]*[.G333]" office:value-type="float" office:value="0.0017526690633088" calcext:value-type="float">
            <text:p>0.001752669063309</text:p>
          </table:table-cell>
          <table:table-cell table:formula="of:=([.F333]-[.F332])/([.F332]+0.0000000000001)" office:value-type="float" office:value="-0.0424099346344995" calcext:value-type="float">
            <text:p>-0.0424099346345</text:p>
          </table:table-cell>
          <table:table-cell table:formula="of:=ABS([.J333])" office:value-type="float" office:value="0.0424099346344995" calcext:value-type="float">
            <text:p>0.0424099346345</text:p>
          </table:table-cell>
          <table:table-cell table:formula="of:=[.J333]*[.J333]" office:value-type="float" office:value="0.00179860255570252" calcext:value-type="float">
            <text:p>0.001798602555703</text:p>
          </table:table-cell>
        </table:table-row>
        <table:table-row table:style-name="ro1">
          <table:table-cell table:style-name="ce1" office:value-type="string" calcext:value-type="string">
            <text:p>7/8/2016</text:p>
          </table:table-cell>
          <table:table-cell office:value-type="float" office:value="1467936000" calcext:value-type="float">
            <text:p>1467936000</text:p>
          </table:table-cell>
          <table:table-cell office:value-type="float" office:value="22368208463" calcext:value-type="float">
            <text:p>22368208463</text:p>
          </table:table-cell>
          <table:table-cell table:formula="of:=[.C334]/10^9" office:value-type="float" office:value="22.368208463" calcext:value-type="float">
            <text:p>22.368208463</text:p>
          </table:table-cell>
          <table:table-cell office:value-type="float" office:value="11.3" calcext:value-type="float">
            <text:p>11.3</text:p>
          </table:table-cell>
          <table:table-cell table:formula="of:=[.E334]*[.D334]" office:value-type="float" office:value="252.7607556319" calcext:value-type="float">
            <text:p>252.7607556319</text:p>
          </table:table-cell>
          <table:table-cell table:formula="of:=([.E334]-[.E333])/([.E333]+0.0000000000001)" office:value-type="float" office:value="0.122144985104269" calcext:value-type="float">
            <text:p>0.122144985104269</text:p>
          </table:table-cell>
          <table:table-cell table:formula="of:=ABS([.G334])" office:value-type="float" office:value="0.122144985104269" calcext:value-type="float">
            <text:p>0.122144985104269</text:p>
          </table:table-cell>
          <table:table-cell table:formula="of:=[.G334]*[.G334]" office:value-type="float" office:value="0.0149193973861221" calcext:value-type="float">
            <text:p>0.014919397386122</text:p>
          </table:table-cell>
          <table:table-cell table:formula="of:=([.F334]-[.F333])/([.F333]+0.0000000000001)" office:value-type="float" office:value="0.122378652347189" calcext:value-type="float">
            <text:p>0.122378652347189</text:p>
          </table:table-cell>
          <table:table-cell table:formula="of:=ABS([.J334])" office:value-type="float" office:value="0.122378652347189" calcext:value-type="float">
            <text:p>0.122378652347189</text:p>
          </table:table-cell>
          <table:table-cell table:formula="of:=[.J334]*[.J334]" office:value-type="float" office:value="0.0149765345503141" calcext:value-type="float">
            <text:p>0.014976534550314</text:p>
          </table:table-cell>
        </table:table-row>
        <table:table-row table:style-name="ro1">
          <table:table-cell table:style-name="ce1" office:value-type="string" calcext:value-type="string">
            <text:p>7/9/2016</text:p>
          </table:table-cell>
          <table:table-cell office:value-type="float" office:value="1468022400" calcext:value-type="float">
            <text:p>1468022400</text:p>
          </table:table-cell>
          <table:table-cell office:value-type="float" office:value="22412574674" calcext:value-type="float">
            <text:p>22412574674</text:p>
          </table:table-cell>
          <table:table-cell table:formula="of:=[.C335]/10^9" office:value-type="float" office:value="22.412574674" calcext:value-type="float">
            <text:p>22.412574674</text:p>
          </table:table-cell>
          <table:table-cell office:value-type="float" office:value="10.92" calcext:value-type="float">
            <text:p>10.92</text:p>
          </table:table-cell>
          <table:table-cell table:formula="of:=[.E335]*[.D335]" office:value-type="float" office:value="244.74531544008" calcext:value-type="float">
            <text:p>244.74531544008</text:p>
          </table:table-cell>
          <table:table-cell table:formula="of:=([.E335]-[.E334])/([.E334]+0.0000000000001)" office:value-type="float" office:value="-0.0336283185840706" calcext:value-type="float">
            <text:p>-0.033628318584071</text:p>
          </table:table-cell>
          <table:table-cell table:formula="of:=ABS([.G335])" office:value-type="float" office:value="0.0336283185840706" calcext:value-type="float">
            <text:p>0.033628318584071</text:p>
          </table:table-cell>
          <table:table-cell table:formula="of:=[.G335]*[.G335]" office:value-type="float" office:value="0.00113086381079175" calcext:value-type="float">
            <text:p>0.001130863810792</text:p>
          </table:table-cell>
          <table:table-cell table:formula="of:=([.F335]-[.F334])/([.F334]+0.0000000000001)" office:value-type="float" office:value="-0.031711569194282" calcext:value-type="float">
            <text:p>-0.031711569194282</text:p>
          </table:table-cell>
          <table:table-cell table:formula="of:=ABS([.J335])" office:value-type="float" office:value="0.031711569194282" calcext:value-type="float">
            <text:p>0.031711569194282</text:p>
          </table:table-cell>
          <table:table-cell table:formula="of:=[.J335]*[.J335]" office:value-type="float" office:value="0.00100562362076374" calcext:value-type="float">
            <text:p>0.001005623620764</text:p>
          </table:table-cell>
        </table:table-row>
        <table:table-row table:style-name="ro1">
          <table:table-cell table:style-name="ce1" office:value-type="string" calcext:value-type="string">
            <text:p>7/10/2016</text:p>
          </table:table-cell>
          <table:table-cell office:value-type="float" office:value="1468108800" calcext:value-type="float">
            <text:p>1468108800</text:p>
          </table:table-cell>
          <table:table-cell office:value-type="float" office:value="22296567527" calcext:value-type="float">
            <text:p>22296567527</text:p>
          </table:table-cell>
          <table:table-cell table:formula="of:=[.C336]/10^9" office:value-type="float" office:value="22.296567527" calcext:value-type="float">
            <text:p>22.296567527</text:p>
          </table:table-cell>
          <table:table-cell office:value-type="float" office:value="10.97" calcext:value-type="float">
            <text:p>10.97</text:p>
          </table:table-cell>
          <table:table-cell table:formula="of:=[.E336]*[.D336]" office:value-type="float" office:value="244.59334577119" calcext:value-type="float">
            <text:p>244.59334577119</text:p>
          </table:table-cell>
          <table:table-cell table:formula="of:=([.E336]-[.E335])/([.E335]+0.0000000000001)" office:value-type="float" office:value="0.0045787545787546" calcext:value-type="float">
            <text:p>0.004578754578755</text:p>
          </table:table-cell>
          <table:table-cell table:formula="of:=ABS([.G336])" office:value-type="float" office:value="0.0045787545787546" calcext:value-type="float">
            <text:p>0.004578754578755</text:p>
          </table:table-cell>
          <table:table-cell table:formula="of:=[.G336]*[.G336]" office:value-type="float" office:value="0.0000209649934924662" calcext:value-type="float">
            <text:p>2.09649934924662E-05</text:p>
          </table:table-cell>
          <table:table-cell table:formula="of:=([.F336]-[.F335])/([.F335]+0.0000000000001)" office:value-type="float" office:value="-0.00062092983727473" calcext:value-type="float">
            <text:p>-0.000620929837275</text:p>
          </table:table-cell>
          <table:table-cell table:formula="of:=ABS([.J336])" office:value-type="float" office:value="0.00062092983727473" calcext:value-type="float">
            <text:p>0.000620929837275</text:p>
          </table:table-cell>
          <table:table-cell table:formula="of:=[.J336]*[.J336]" office:value-type="float" office:value="0.000000385553862818023" calcext:value-type="float">
            <text:p>3.85553862818023E-07</text:p>
          </table:table-cell>
        </table:table-row>
        <table:table-row table:style-name="ro1">
          <table:table-cell table:style-name="ce1" office:value-type="string" calcext:value-type="string">
            <text:p>7/11/2016</text:p>
          </table:table-cell>
          <table:table-cell office:value-type="float" office:value="1468195200" calcext:value-type="float">
            <text:p>1468195200</text:p>
          </table:table-cell>
          <table:table-cell office:value-type="float" office:value="22505333819" calcext:value-type="float">
            <text:p>22505333819</text:p>
          </table:table-cell>
          <table:table-cell table:formula="of:=[.C337]/10^9" office:value-type="float" office:value="22.505333819" calcext:value-type="float">
            <text:p>22.505333819</text:p>
          </table:table-cell>
          <table:table-cell office:value-type="float" office:value="10.58" calcext:value-type="float">
            <text:p>10.58</text:p>
          </table:table-cell>
          <table:table-cell table:formula="of:=[.E337]*[.D337]" office:value-type="float" office:value="238.10643180502" calcext:value-type="float">
            <text:p>238.10643180502</text:p>
          </table:table-cell>
          <table:table-cell table:formula="of:=([.E337]-[.E336])/([.E336]+0.0000000000001)" office:value-type="float" office:value="-0.0355515041020964" calcext:value-type="float">
            <text:p>-0.035551504102096</text:p>
          </table:table-cell>
          <table:table-cell table:formula="of:=ABS([.G337])" office:value-type="float" office:value="0.0355515041020964" calcext:value-type="float">
            <text:p>0.035551504102096</text:p>
          </table:table-cell>
          <table:table-cell table:formula="of:=[.G337]*[.G337]" office:value-type="float" office:value="0.00126390944392137" calcext:value-type="float">
            <text:p>0.001263909443921</text:p>
          </table:table-cell>
          <table:table-cell table:formula="of:=([.F337]-[.F336])/([.F336]+0.0000000000001)" office:value-type="float" office:value="-0.0265212201326128" calcext:value-type="float">
            <text:p>-0.026521220132613</text:p>
          </table:table-cell>
          <table:table-cell table:formula="of:=ABS([.J337])" office:value-type="float" office:value="0.0265212201326128" calcext:value-type="float">
            <text:p>0.026521220132613</text:p>
          </table:table-cell>
          <table:table-cell table:formula="of:=[.J337]*[.J337]" office:value-type="float" office:value="0.000703375117322509" calcext:value-type="float">
            <text:p>0.000703375117323</text:p>
          </table:table-cell>
        </table:table-row>
        <table:table-row table:style-name="ro1">
          <table:table-cell table:style-name="ce1" office:value-type="string" calcext:value-type="string">
            <text:p>7/12/2016</text:p>
          </table:table-cell>
          <table:table-cell office:value-type="float" office:value="1468281600" calcext:value-type="float">
            <text:p>1468281600</text:p>
          </table:table-cell>
          <table:table-cell office:value-type="float" office:value="22440652514" calcext:value-type="float">
            <text:p>22440652514</text:p>
          </table:table-cell>
          <table:table-cell table:formula="of:=[.C338]/10^9" office:value-type="float" office:value="22.440652514" calcext:value-type="float">
            <text:p>22.440652514</text:p>
          </table:table-cell>
          <table:table-cell office:value-type="float" office:value="10.54" calcext:value-type="float">
            <text:p>10.54</text:p>
          </table:table-cell>
          <table:table-cell table:formula="of:=[.E338]*[.D338]" office:value-type="float" office:value="236.52447749756" calcext:value-type="float">
            <text:p>236.52447749756</text:p>
          </table:table-cell>
          <table:table-cell table:formula="of:=([.E338]-[.E337])/([.E337]+0.0000000000001)" office:value-type="float" office:value="-0.00378071833648398" calcext:value-type="float">
            <text:p>-0.003780718336484</text:p>
          </table:table-cell>
          <table:table-cell table:formula="of:=ABS([.G338])" office:value-type="float" office:value="0.00378071833648398" calcext:value-type="float">
            <text:p>0.003780718336484</text:p>
          </table:table-cell>
          <table:table-cell table:formula="of:=[.G338]*[.G338]" office:value-type="float" office:value="0.0000142938311398262" calcext:value-type="float">
            <text:p>1.42938311398262E-05</text:p>
          </table:table-cell>
          <table:table-cell table:formula="of:=([.F338]-[.F337])/([.F337]+0.0000000000001)" office:value-type="float" office:value="-0.0066438957380011" calcext:value-type="float">
            <text:p>-0.006643895738001</text:p>
          </table:table-cell>
          <table:table-cell table:formula="of:=ABS([.J338])" office:value-type="float" office:value="0.0066438957380011" calcext:value-type="float">
            <text:p>0.006643895738001</text:p>
          </table:table-cell>
          <table:table-cell table:formula="of:=[.J338]*[.J338]" office:value-type="float" office:value="0.0000441413505774292" calcext:value-type="float">
            <text:p>4.41413505774292E-05</text:p>
          </table:table-cell>
        </table:table-row>
        <table:table-row table:style-name="ro1">
          <table:table-cell table:style-name="ce1" office:value-type="string" calcext:value-type="string">
            <text:p>7/13/2016</text:p>
          </table:table-cell>
          <table:table-cell office:value-type="float" office:value="1468368000" calcext:value-type="float">
            <text:p>1468368000</text:p>
          </table:table-cell>
          <table:table-cell office:value-type="float" office:value="22106770557" calcext:value-type="float">
            <text:p>22106770557</text:p>
          </table:table-cell>
          <table:table-cell table:formula="of:=[.C339]/10^9" office:value-type="float" office:value="22.106770557" calcext:value-type="float">
            <text:p>22.106770557</text:p>
          </table:table-cell>
          <table:table-cell office:value-type="float" office:value="10.44" calcext:value-type="float">
            <text:p>10.44</text:p>
          </table:table-cell>
          <table:table-cell table:formula="of:=[.E339]*[.D339]" office:value-type="float" office:value="230.79468461508" calcext:value-type="float">
            <text:p>230.79468461508</text:p>
          </table:table-cell>
          <table:table-cell table:formula="of:=([.E339]-[.E338])/([.E338]+0.0000000000001)" office:value-type="float" office:value="-0.00948766603415548" calcext:value-type="float">
            <text:p>-0.009487666034155</text:p>
          </table:table-cell>
          <table:table-cell table:formula="of:=ABS([.G339])" office:value-type="float" office:value="0.00948766603415548" calcext:value-type="float">
            <text:p>0.009487666034155</text:p>
          </table:table-cell>
          <table:table-cell table:formula="of:=[.G339]*[.G339]" office:value-type="float" office:value="0.0000900158067756675" calcext:value-type="float">
            <text:p>9.00158067756675E-05</text:p>
          </table:table-cell>
          <table:table-cell table:formula="of:=([.F339]-[.F338])/([.F338]+0.0000000000001)" office:value-type="float" office:value="-0.0242249467924058" calcext:value-type="float">
            <text:p>-0.024224946792406</text:p>
          </table:table-cell>
          <table:table-cell table:formula="of:=ABS([.J339])" office:value-type="float" office:value="0.0242249467924058" calcext:value-type="float">
            <text:p>0.024224946792406</text:p>
          </table:table-cell>
          <table:table-cell table:formula="of:=[.J339]*[.J339]" office:value-type="float" office:value="0.000586848047094894" calcext:value-type="float">
            <text:p>0.000586848047095</text:p>
          </table:table-cell>
        </table:table-row>
        <table:table-row table:style-name="ro1">
          <table:table-cell table:style-name="ce1" office:value-type="string" calcext:value-type="string">
            <text:p>7/14/2016</text:p>
          </table:table-cell>
          <table:table-cell office:value-type="float" office:value="1468454400" calcext:value-type="float">
            <text:p>1468454400</text:p>
          </table:table-cell>
          <table:table-cell office:value-type="float" office:value="22324847989" calcext:value-type="float">
            <text:p>22324847989</text:p>
          </table:table-cell>
          <table:table-cell table:formula="of:=[.C340]/10^9" office:value-type="float" office:value="22.324847989" calcext:value-type="float">
            <text:p>22.324847989</text:p>
          </table:table-cell>
          <table:table-cell office:value-type="float" office:value="11.55" calcext:value-type="float">
            <text:p>11.55</text:p>
          </table:table-cell>
          <table:table-cell table:formula="of:=[.E340]*[.D340]" office:value-type="float" office:value="257.85199427295" calcext:value-type="float">
            <text:p>257.85199427295</text:p>
          </table:table-cell>
          <table:table-cell table:formula="of:=([.E340]-[.E339])/([.E339]+0.0000000000001)" office:value-type="float" office:value="0.106321839080459" calcext:value-type="float">
            <text:p>0.106321839080459</text:p>
          </table:table-cell>
          <table:table-cell table:formula="of:=ABS([.G340])" office:value-type="float" office:value="0.106321839080459" calcext:value-type="float">
            <text:p>0.106321839080459</text:p>
          </table:table-cell>
          <table:table-cell table:formula="of:=[.G340]*[.G340]" office:value-type="float" office:value="0.011304333465451" calcext:value-type="float">
            <text:p>0.011304333465451</text:p>
          </table:table-cell>
          <table:table-cell table:formula="of:=([.F340]-[.F339])/([.F339]+0.0000000000001)" office:value-type="float" office:value="0.117235410785115" calcext:value-type="float">
            <text:p>0.117235410785115</text:p>
          </table:table-cell>
          <table:table-cell table:formula="of:=ABS([.J340])" office:value-type="float" office:value="0.117235410785115" calcext:value-type="float">
            <text:p>0.117235410785115</text:p>
          </table:table-cell>
          <table:table-cell table:formula="of:=[.J340]*[.J340]" office:value-type="float" office:value="0.0137441415419547" calcext:value-type="float">
            <text:p>0.013744141541955</text:p>
          </table:table-cell>
        </table:table-row>
        <table:table-row table:style-name="ro1">
          <table:table-cell table:style-name="ce1" office:value-type="string" calcext:value-type="string">
            <text:p>7/15/2016</text:p>
          </table:table-cell>
          <table:table-cell office:value-type="float" office:value="1468540800" calcext:value-type="float">
            <text:p>1468540800</text:p>
          </table:table-cell>
          <table:table-cell office:value-type="float" office:value="22150401292" calcext:value-type="float">
            <text:p>22150401292</text:p>
          </table:table-cell>
          <table:table-cell table:formula="of:=[.C341]/10^9" office:value-type="float" office:value="22.150401292" calcext:value-type="float">
            <text:p>22.150401292</text:p>
          </table:table-cell>
          <table:table-cell office:value-type="float" office:value="11.88" calcext:value-type="float">
            <text:p>11.88</text:p>
          </table:table-cell>
          <table:table-cell table:formula="of:=[.E341]*[.D341]" office:value-type="float" office:value="263.14676734896" calcext:value-type="float">
            <text:p>263.14676734896</text:p>
          </table:table-cell>
          <table:table-cell table:formula="of:=([.E341]-[.E340])/([.E340]+0.0000000000001)" office:value-type="float" office:value="0.0285714285714283" calcext:value-type="float">
            <text:p>0.028571428571428</text:p>
          </table:table-cell>
          <table:table-cell table:formula="of:=ABS([.G341])" office:value-type="float" office:value="0.0285714285714283" calcext:value-type="float">
            <text:p>0.028571428571428</text:p>
          </table:table-cell>
          <table:table-cell table:formula="of:=[.G341]*[.G341]" office:value-type="float" office:value="0.000816326530612231" calcext:value-type="float">
            <text:p>0.000816326530612</text:p>
          </table:table-cell>
          <table:table-cell table:formula="of:=([.F341]-[.F340])/([.F340]+0.0000000000001)" office:value-type="float" office:value="0.0205341560027078" calcext:value-type="float">
            <text:p>0.020534156002708</text:p>
          </table:table-cell>
          <table:table-cell table:formula="of:=ABS([.J341])" office:value-type="float" office:value="0.0205341560027078" calcext:value-type="float">
            <text:p>0.020534156002708</text:p>
          </table:table-cell>
          <table:table-cell table:formula="of:=[.J341]*[.J341]" office:value-type="float" office:value="0.000421651562743541" calcext:value-type="float">
            <text:p>0.000421651562744</text:p>
          </table:table-cell>
        </table:table-row>
        <table:table-row table:style-name="ro1">
          <table:table-cell table:style-name="ce1" office:value-type="string" calcext:value-type="string">
            <text:p>7/16/2016</text:p>
          </table:table-cell>
          <table:table-cell office:value-type="float" office:value="1468627200" calcext:value-type="float">
            <text:p>1468627200</text:p>
          </table:table-cell>
          <table:table-cell office:value-type="float" office:value="22453905433" calcext:value-type="float">
            <text:p>22453905433</text:p>
          </table:table-cell>
          <table:table-cell table:formula="of:=[.C342]/10^9" office:value-type="float" office:value="22.453905433" calcext:value-type="float">
            <text:p>22.453905433</text:p>
          </table:table-cell>
          <table:table-cell office:value-type="float" office:value="11.59" calcext:value-type="float">
            <text:p>11.59</text:p>
          </table:table-cell>
          <table:table-cell table:formula="of:=[.E342]*[.D342]" office:value-type="float" office:value="260.24076396847" calcext:value-type="float">
            <text:p>260.24076396847</text:p>
          </table:table-cell>
          <table:table-cell table:formula="of:=([.E342]-[.E341])/([.E341]+0.0000000000001)" office:value-type="float" office:value="-0.0244107744107743" calcext:value-type="float">
            <text:p>-0.024410774410774</text:p>
          </table:table-cell>
          <table:table-cell table:formula="of:=ABS([.G342])" office:value-type="float" office:value="0.0244107744107743" calcext:value-type="float">
            <text:p>0.024410774410774</text:p>
          </table:table-cell>
          <table:table-cell table:formula="of:=[.G342]*[.G342]" office:value-type="float" office:value="0.000595885907333712" calcext:value-type="float">
            <text:p>0.000595885907334</text:p>
          </table:table-cell>
          <table:table-cell table:formula="of:=([.F342]-[.F341])/([.F341]+0.0000000000001)" office:value-type="float" office:value="-0.011043279800722" calcext:value-type="float">
            <text:p>-0.011043279800722</text:p>
          </table:table-cell>
          <table:table-cell table:formula="of:=ABS([.J342])" office:value-type="float" office:value="0.011043279800722" calcext:value-type="float">
            <text:p>0.011043279800722</text:p>
          </table:table-cell>
          <table:table-cell table:formula="of:=[.J342]*[.J342]" office:value-type="float" office:value="0.000121954028757034" calcext:value-type="float">
            <text:p>0.000121954028757</text:p>
          </table:table-cell>
        </table:table-row>
        <table:table-row table:style-name="ro1">
          <table:table-cell table:style-name="ce1" office:value-type="string" calcext:value-type="string">
            <text:p>7/17/2016</text:p>
          </table:table-cell>
          <table:table-cell office:value-type="float" office:value="1468713600" calcext:value-type="float">
            <text:p>1468713600</text:p>
          </table:table-cell>
          <table:table-cell office:value-type="float" office:value="22385907496" calcext:value-type="float">
            <text:p>22385907496</text:p>
          </table:table-cell>
          <table:table-cell table:formula="of:=[.C343]/10^9" office:value-type="float" office:value="22.385907496" calcext:value-type="float">
            <text:p>22.385907496</text:p>
          </table:table-cell>
          <table:table-cell office:value-type="float" office:value="11.19" calcext:value-type="float">
            <text:p>11.19</text:p>
          </table:table-cell>
          <table:table-cell table:formula="of:=[.E343]*[.D343]" office:value-type="float" office:value="250.49830488024" calcext:value-type="float">
            <text:p>250.49830488024</text:p>
          </table:table-cell>
          <table:table-cell table:formula="of:=([.E343]-[.E342])/([.E342]+0.0000000000001)" office:value-type="float" office:value="-0.0345125107851594" calcext:value-type="float">
            <text:p>-0.034512510785159</text:p>
          </table:table-cell>
          <table:table-cell table:formula="of:=ABS([.G343])" office:value-type="float" office:value="0.0345125107851594" calcext:value-type="float">
            <text:p>0.034512510785159</text:p>
          </table:table-cell>
          <table:table-cell table:formula="of:=[.G343]*[.G343]" office:value-type="float" office:value="0.00119111340069574" calcext:value-type="float">
            <text:p>0.001191113400696</text:p>
          </table:table-cell>
          <table:table-cell table:formula="of:=([.F343]-[.F342])/([.F342]+0.0000000000001)" office:value-type="float" office:value="-0.0374363298803194" calcext:value-type="float">
            <text:p>-0.03743632988032</text:p>
          </table:table-cell>
          <table:table-cell table:formula="of:=ABS([.J343])" office:value-type="float" office:value="0.0374363298803194" calcext:value-type="float">
            <text:p>0.03743632988032</text:p>
          </table:table-cell>
          <table:table-cell table:formula="of:=[.J343]*[.J343]" office:value-type="float" office:value="0.0014014787949081" calcext:value-type="float">
            <text:p>0.001401478794908</text:p>
          </table:table-cell>
        </table:table-row>
        <table:table-row table:style-name="ro1">
          <table:table-cell table:style-name="ce1" office:value-type="string" calcext:value-type="string">
            <text:p>7/18/2016</text:p>
          </table:table-cell>
          <table:table-cell office:value-type="float" office:value="1468800000" calcext:value-type="float">
            <text:p>1468800000</text:p>
          </table:table-cell>
          <table:table-cell office:value-type="float" office:value="22194304300" calcext:value-type="float">
            <text:p>22194304300</text:p>
          </table:table-cell>
          <table:table-cell table:formula="of:=[.C344]/10^9" office:value-type="float" office:value="22.1943043" calcext:value-type="float">
            <text:p>22.1943043</text:p>
          </table:table-cell>
          <table:table-cell office:value-type="float" office:value="11.03" calcext:value-type="float">
            <text:p>11.03</text:p>
          </table:table-cell>
          <table:table-cell table:formula="of:=[.E344]*[.D344]" office:value-type="float" office:value="244.803176429" calcext:value-type="float">
            <text:p>244.803176429</text:p>
          </table:table-cell>
          <table:table-cell table:formula="of:=([.E344]-[.E343])/([.E343]+0.0000000000001)" office:value-type="float" office:value="-0.0142984807864163" calcext:value-type="float">
            <text:p>-0.014298480786416</text:p>
          </table:table-cell>
          <table:table-cell table:formula="of:=ABS([.G344])" office:value-type="float" office:value="0.0142984807864163" calcext:value-type="float">
            <text:p>0.014298480786416</text:p>
          </table:table-cell>
          <table:table-cell table:formula="of:=[.G344]*[.G344]" office:value-type="float" office:value="0.000204446552799517" calcext:value-type="float">
            <text:p>0.0002044465528</text:p>
          </table:table-cell>
          <table:table-cell table:formula="of:=([.F344]-[.F343])/([.F343]+0.0000000000001)" office:value-type="float" office:value="-0.02273519756536" calcext:value-type="float">
            <text:p>-0.02273519756536</text:p>
          </table:table-cell>
          <table:table-cell table:formula="of:=ABS([.J344])" office:value-type="float" office:value="0.02273519756536" calcext:value-type="float">
            <text:p>0.02273519756536</text:p>
          </table:table-cell>
          <table:table-cell table:formula="of:=[.J344]*[.J344]" office:value-type="float" office:value="0.000516889208335951" calcext:value-type="float">
            <text:p>0.000516889208336</text:p>
          </table:table-cell>
        </table:table-row>
        <table:table-row table:style-name="ro1">
          <table:table-cell table:style-name="ce1" office:value-type="string" calcext:value-type="string">
            <text:p>7/19/2016</text:p>
          </table:table-cell>
          <table:table-cell office:value-type="float" office:value="1468886400" calcext:value-type="float">
            <text:p>1468886400</text:p>
          </table:table-cell>
          <table:table-cell office:value-type="float" office:value="21817375021" calcext:value-type="float">
            <text:p>21817375021</text:p>
          </table:table-cell>
          <table:table-cell table:formula="of:=[.C345]/10^9" office:value-type="float" office:value="21.817375021" calcext:value-type="float">
            <text:p>21.817375021</text:p>
          </table:table-cell>
          <table:table-cell office:value-type="float" office:value="11.63" calcext:value-type="float">
            <text:p>11.63</text:p>
          </table:table-cell>
          <table:table-cell table:formula="of:=[.E345]*[.D345]" office:value-type="float" office:value="253.73607149423" calcext:value-type="float">
            <text:p>253.73607149423</text:p>
          </table:table-cell>
          <table:table-cell table:formula="of:=([.E345]-[.E344])/([.E344]+0.0000000000001)" office:value-type="float" office:value="0.0543970988213958" calcext:value-type="float">
            <text:p>0.054397098821396</text:p>
          </table:table-cell>
          <table:table-cell table:formula="of:=ABS([.G345])" office:value-type="float" office:value="0.0543970988213958" calcext:value-type="float">
            <text:p>0.054397098821396</text:p>
          </table:table-cell>
          <table:table-cell table:formula="of:=[.G345]*[.G345]" office:value-type="float" office:value="0.0029590443601847" calcext:value-type="float">
            <text:p>0.002959044360185</text:p>
          </table:table-cell>
          <table:table-cell table:formula="of:=([.F345]-[.F344])/([.F344]+0.0000000000001)" office:value-type="float" office:value="0.03649011093539" calcext:value-type="float">
            <text:p>0.03649011093539</text:p>
          </table:table-cell>
          <table:table-cell table:formula="of:=ABS([.J345])" office:value-type="float" office:value="0.03649011093539" calcext:value-type="float">
            <text:p>0.03649011093539</text:p>
          </table:table-cell>
          <table:table-cell table:formula="of:=[.J345]*[.J345]" office:value-type="float" office:value="0.00133152819607707" calcext:value-type="float">
            <text:p>0.001331528196077</text:p>
          </table:table-cell>
        </table:table-row>
        <table:table-row table:style-name="ro1">
          <table:table-cell table:style-name="ce1" office:value-type="string" calcext:value-type="string">
            <text:p>7/20/2016</text:p>
          </table:table-cell>
          <table:table-cell office:value-type="float" office:value="1468972800" calcext:value-type="float">
            <text:p>1468972800</text:p>
          </table:table-cell>
          <table:table-cell office:value-type="float" office:value="22553228644" calcext:value-type="float">
            <text:p>22553228644</text:p>
          </table:table-cell>
          <table:table-cell table:formula="of:=[.C346]/10^9" office:value-type="float" office:value="22.553228644" calcext:value-type="float">
            <text:p>22.553228644</text:p>
          </table:table-cell>
          <table:table-cell office:value-type="float" office:value="12.54" calcext:value-type="float">
            <text:p>12.54</text:p>
          </table:table-cell>
          <table:table-cell table:formula="of:=[.E346]*[.D346]" office:value-type="float" office:value="282.81748719576" calcext:value-type="float">
            <text:p>282.81748719576</text:p>
          </table:table-cell>
          <table:table-cell table:formula="of:=([.E346]-[.E345])/([.E345]+0.0000000000001)" office:value-type="float" office:value="0.0782459157351669" calcext:value-type="float">
            <text:p>0.078245915735167</text:p>
          </table:table-cell>
          <table:table-cell table:formula="of:=ABS([.G346])" office:value-type="float" office:value="0.0782459157351669" calcext:value-type="float">
            <text:p>0.078245915735167</text:p>
          </table:table-cell>
          <table:table-cell table:formula="of:=[.G346]*[.G346]" office:value-type="float" office:value="0.00612242332923483" calcext:value-type="float">
            <text:p>0.006122423329235</text:p>
          </table:table-cell>
          <table:table-cell table:formula="of:=([.F346]-[.F345])/([.F345]+0.0000000000001)" office:value-type="float" office:value="0.114612855516648" calcext:value-type="float">
            <text:p>0.114612855516648</text:p>
          </table:table-cell>
          <table:table-cell table:formula="of:=ABS([.J346])" office:value-type="float" office:value="0.114612855516648" calcext:value-type="float">
            <text:p>0.114612855516648</text:p>
          </table:table-cell>
          <table:table-cell table:formula="of:=[.J346]*[.J346]" office:value-type="float" office:value="0.0131361066496799" calcext:value-type="float">
            <text:p>0.01313610664968</text:p>
          </table:table-cell>
        </table:table-row>
        <table:table-row table:style-name="ro1">
          <table:table-cell table:style-name="ce1" office:value-type="string" calcext:value-type="string">
            <text:p>7/21/2016</text:p>
          </table:table-cell>
          <table:table-cell office:value-type="float" office:value="1469059200" calcext:value-type="float">
            <text:p>1469059200</text:p>
          </table:table-cell>
          <table:table-cell office:value-type="float" office:value="22496025782" calcext:value-type="float">
            <text:p>22496025782</text:p>
          </table:table-cell>
          <table:table-cell table:formula="of:=[.C347]/10^9" office:value-type="float" office:value="22.496025782" calcext:value-type="float">
            <text:p>22.496025782</text:p>
          </table:table-cell>
          <table:table-cell office:value-type="float" office:value="12.66" calcext:value-type="float">
            <text:p>12.66</text:p>
          </table:table-cell>
          <table:table-cell table:formula="of:=[.E347]*[.D347]" office:value-type="float" office:value="284.79968640012" calcext:value-type="float">
            <text:p>284.79968640012</text:p>
          </table:table-cell>
          <table:table-cell table:formula="of:=([.E347]-[.E346])/([.E346]+0.0000000000001)" office:value-type="float" office:value="0.00956937799043063" calcext:value-type="float">
            <text:p>0.009569377990431</text:p>
          </table:table-cell>
          <table:table-cell table:formula="of:=ABS([.G347])" office:value-type="float" office:value="0.00956937799043063" calcext:value-type="float">
            <text:p>0.009569377990431</text:p>
          </table:table-cell>
          <table:table-cell table:formula="of:=[.G347]*[.G347]" office:value-type="float" office:value="0.0000915729951237381" calcext:value-type="float">
            <text:p>9.15729951237381E-05</text:p>
          </table:table-cell>
          <table:table-cell table:formula="of:=([.F347]-[.F346])/([.F346]+0.0000000000001)" office:value-type="float" office:value="0.00700875757017082" calcext:value-type="float">
            <text:p>0.007008757570171</text:p>
          </table:table-cell>
          <table:table-cell table:formula="of:=ABS([.J347])" office:value-type="float" office:value="0.00700875757017082" calcext:value-type="float">
            <text:p>0.007008757570171</text:p>
          </table:table-cell>
          <table:table-cell table:formula="of:=[.J347]*[.J347]" office:value-type="float" office:value="0.0000491226826774267" calcext:value-type="float">
            <text:p>4.91226826774267E-05</text:p>
          </table:table-cell>
        </table:table-row>
        <table:table-row table:style-name="ro1">
          <table:table-cell table:style-name="ce1" office:value-type="string" calcext:value-type="string">
            <text:p>7/22/2016</text:p>
          </table:table-cell>
          <table:table-cell office:value-type="float" office:value="1469145600" calcext:value-type="float">
            <text:p>1469145600</text:p>
          </table:table-cell>
          <table:table-cell office:value-type="float" office:value="22388524770" calcext:value-type="float">
            <text:p>22388524770</text:p>
          </table:table-cell>
          <table:table-cell table:formula="of:=[.C348]/10^9" office:value-type="float" office:value="22.38852477" calcext:value-type="float">
            <text:p>22.38852477</text:p>
          </table:table-cell>
          <table:table-cell office:value-type="float" office:value="14.82" calcext:value-type="float">
            <text:p>14.82</text:p>
          </table:table-cell>
          <table:table-cell table:formula="of:=[.E348]*[.D348]" office:value-type="float" office:value="331.7979370914" calcext:value-type="float">
            <text:p>331.7979370914</text:p>
          </table:table-cell>
          <table:table-cell table:formula="of:=([.E348]-[.E347])/([.E347]+0.0000000000001)" office:value-type="float" office:value="0.170616113744075" calcext:value-type="float">
            <text:p>0.170616113744075</text:p>
          </table:table-cell>
          <table:table-cell table:formula="of:=ABS([.G348])" office:value-type="float" office:value="0.170616113744075" calcext:value-type="float">
            <text:p>0.170616113744075</text:p>
          </table:table-cell>
          <table:table-cell table:formula="of:=[.G348]*[.G348]" office:value-type="float" office:value="0.029109858269131" calcext:value-type="float">
            <text:p>0.029109858269131</text:p>
          </table:table-cell>
          <table:table-cell table:formula="of:=([.F348]-[.F347])/([.F347]+0.0000000000001)" office:value-type="float" office:value="0.165022129361657" calcext:value-type="float">
            <text:p>0.165022129361657</text:p>
          </table:table-cell>
          <table:table-cell table:formula="of:=ABS([.J348])" office:value-type="float" office:value="0.165022129361657" calcext:value-type="float">
            <text:p>0.165022129361657</text:p>
          </table:table-cell>
          <table:table-cell table:formula="of:=[.J348]*[.J348]" office:value-type="float" office:value="0.0272323031790555" calcext:value-type="float">
            <text:p>0.027232303179056</text:p>
          </table:table-cell>
        </table:table-row>
        <table:table-row table:style-name="ro1">
          <table:table-cell table:style-name="ce1" office:value-type="string" calcext:value-type="string">
            <text:p>7/23/2016</text:p>
          </table:table-cell>
          <table:table-cell office:value-type="float" office:value="1469232000" calcext:value-type="float">
            <text:p>1469232000</text:p>
          </table:table-cell>
          <table:table-cell office:value-type="float" office:value="22644090502" calcext:value-type="float">
            <text:p>22644090502</text:p>
          </table:table-cell>
          <table:table-cell table:formula="of:=[.C349]/10^9" office:value-type="float" office:value="22.644090502" calcext:value-type="float">
            <text:p>22.644090502</text:p>
          </table:table-cell>
          <table:table-cell office:value-type="float" office:value="14.4" calcext:value-type="float">
            <text:p>14.4</text:p>
          </table:table-cell>
          <table:table-cell table:formula="of:=[.E349]*[.D349]" office:value-type="float" office:value="326.0749032288" calcext:value-type="float">
            <text:p>326.0749032288</text:p>
          </table:table-cell>
          <table:table-cell table:formula="of:=([.E349]-[.E348])/([.E348]+0.0000000000001)" office:value-type="float" office:value="-0.0283400809716597" calcext:value-type="float">
            <text:p>-0.02834008097166</text:p>
          </table:table-cell>
          <table:table-cell table:formula="of:=ABS([.G349])" office:value-type="float" office:value="0.0283400809716597" calcext:value-type="float">
            <text:p>0.02834008097166</text:p>
          </table:table-cell>
          <table:table-cell table:formula="of:=[.G349]*[.G349]" office:value-type="float" office:value="0.00080316018948023" calcext:value-type="float">
            <text:p>0.00080316018948</text:p>
          </table:table-cell>
          <table:table-cell table:formula="of:=([.F349]-[.F348])/([.F348]+0.0000000000001)" office:value-type="float" office:value="-0.0172485516720482" calcext:value-type="float">
            <text:p>-0.017248551672048</text:p>
          </table:table-cell>
          <table:table-cell table:formula="of:=ABS([.J349])" office:value-type="float" office:value="0.0172485516720482" calcext:value-type="float">
            <text:p>0.017248551672048</text:p>
          </table:table-cell>
          <table:table-cell table:formula="of:=[.J349]*[.J349]" office:value-type="float" office:value="0.000297512534783316" calcext:value-type="float">
            <text:p>0.000297512534783</text:p>
          </table:table-cell>
        </table:table-row>
        <table:table-row table:style-name="ro1">
          <table:table-cell table:style-name="ce1" office:value-type="string" calcext:value-type="string">
            <text:p>7/24/2016</text:p>
          </table:table-cell>
          <table:table-cell office:value-type="float" office:value="1469318400" calcext:value-type="float">
            <text:p>1469318400</text:p>
          </table:table-cell>
          <table:table-cell office:value-type="float" office:value="23334840904" calcext:value-type="float">
            <text:p>23334840904</text:p>
          </table:table-cell>
          <table:table-cell table:formula="of:=[.C350]/10^9" office:value-type="float" office:value="23.334840904" calcext:value-type="float">
            <text:p>23.334840904</text:p>
          </table:table-cell>
          <table:table-cell office:value-type="float" office:value="12.63" calcext:value-type="float">
            <text:p>12.63</text:p>
          </table:table-cell>
          <table:table-cell table:formula="of:=[.E350]*[.D350]" office:value-type="float" office:value="294.71904061752" calcext:value-type="float">
            <text:p>294.71904061752</text:p>
          </table:table-cell>
          <table:table-cell table:formula="of:=([.E350]-[.E349])/([.E349]+0.0000000000001)" office:value-type="float" office:value="-0.122916666666666" calcext:value-type="float">
            <text:p>-0.122916666666666</text:p>
          </table:table-cell>
          <table:table-cell table:formula="of:=ABS([.G350])" office:value-type="float" office:value="0.122916666666666" calcext:value-type="float">
            <text:p>0.122916666666666</text:p>
          </table:table-cell>
          <table:table-cell table:formula="of:=[.G350]*[.G350]" office:value-type="float" office:value="0.0151085069444442" calcext:value-type="float">
            <text:p>0.015108506944444</text:p>
          </table:table-cell>
          <table:table-cell table:formula="of:=([.F350]-[.F349])/([.F349]+0.0000000000001)" office:value-type="float" office:value="-0.0961615331348522" calcext:value-type="float">
            <text:p>-0.096161533134852</text:p>
          </table:table-cell>
          <table:table-cell table:formula="of:=ABS([.J350])" office:value-type="float" office:value="0.0961615331348522" calcext:value-type="float">
            <text:p>0.096161533134852</text:p>
          </table:table-cell>
          <table:table-cell table:formula="of:=[.J350]*[.J350]" office:value-type="float" office:value="0.00924704045484527" calcext:value-type="float">
            <text:p>0.009247040454845</text:p>
          </table:table-cell>
        </table:table-row>
        <table:table-row table:style-name="ro1">
          <table:table-cell table:style-name="ce1" office:value-type="string" calcext:value-type="string">
            <text:p>7/25/2016</text:p>
          </table:table-cell>
          <table:table-cell office:value-type="float" office:value="1469404800" calcext:value-type="float">
            <text:p>1469404800</text:p>
          </table:table-cell>
          <table:table-cell office:value-type="float" office:value="23055593809" calcext:value-type="float">
            <text:p>23055593809</text:p>
          </table:table-cell>
          <table:table-cell table:formula="of:=[.C351]/10^9" office:value-type="float" office:value="23.055593809" calcext:value-type="float">
            <text:p>23.055593809</text:p>
          </table:table-cell>
          <table:table-cell office:value-type="float" office:value="13.84" calcext:value-type="float">
            <text:p>13.84</text:p>
          </table:table-cell>
          <table:table-cell table:formula="of:=[.E351]*[.D351]" office:value-type="float" office:value="319.08941831656" calcext:value-type="float">
            <text:p>319.08941831656</text:p>
          </table:table-cell>
          <table:table-cell table:formula="of:=([.E351]-[.E350])/([.E350]+0.0000000000001)" office:value-type="float" office:value="0.0958036421219311" calcext:value-type="float">
            <text:p>0.095803642121931</text:p>
          </table:table-cell>
          <table:table-cell table:formula="of:=ABS([.G351])" office:value-type="float" office:value="0.0958036421219311" calcext:value-type="float">
            <text:p>0.095803642121931</text:p>
          </table:table-cell>
          <table:table-cell table:formula="of:=[.G351]*[.G351]" office:value-type="float" office:value="0.00917833784382704" calcext:value-type="float">
            <text:p>0.009178337843827</text:p>
          </table:table-cell>
          <table:table-cell table:formula="of:=([.F351]-[.F350])/([.F350]+0.0000000000001)" office:value-type="float" office:value="0.0826902043654089" calcext:value-type="float">
            <text:p>0.082690204365409</text:p>
          </table:table-cell>
          <table:table-cell table:formula="of:=ABS([.J351])" office:value-type="float" office:value="0.0826902043654089" calcext:value-type="float">
            <text:p>0.082690204365409</text:p>
          </table:table-cell>
          <table:table-cell table:formula="of:=[.J351]*[.J351]" office:value-type="float" office:value="0.00683766989799308" calcext:value-type="float">
            <text:p>0.006837669897993</text:p>
          </table:table-cell>
        </table:table-row>
        <table:table-row table:style-name="ro1">
          <table:table-cell table:style-name="ce1" office:value-type="string" calcext:value-type="string">
            <text:p>7/26/2016</text:p>
          </table:table-cell>
          <table:table-cell office:value-type="float" office:value="1469491200" calcext:value-type="float">
            <text:p>1469491200</text:p>
          </table:table-cell>
          <table:table-cell office:value-type="float" office:value="23802114598" calcext:value-type="float">
            <text:p>23802114598</text:p>
          </table:table-cell>
          <table:table-cell table:formula="of:=[.C352]/10^9" office:value-type="float" office:value="23.802114598" calcext:value-type="float">
            <text:p>23.802114598</text:p>
          </table:table-cell>
          <table:table-cell office:value-type="float" office:value="12.08" calcext:value-type="float">
            <text:p>12.08</text:p>
          </table:table-cell>
          <table:table-cell table:formula="of:=[.E352]*[.D352]" office:value-type="float" office:value="287.52954434384" calcext:value-type="float">
            <text:p>287.52954434384</text:p>
          </table:table-cell>
          <table:table-cell table:formula="of:=([.E352]-[.E351])/([.E351]+0.0000000000001)" office:value-type="float" office:value="-0.127167630057803" calcext:value-type="float">
            <text:p>-0.127167630057803</text:p>
          </table:table-cell>
          <table:table-cell table:formula="of:=ABS([.G352])" office:value-type="float" office:value="0.127167630057803" calcext:value-type="float">
            <text:p>0.127167630057803</text:p>
          </table:table-cell>
          <table:table-cell table:formula="of:=[.G352]*[.G352]" office:value-type="float" office:value="0.0161716061345181" calcext:value-type="float">
            <text:p>0.016171606134518</text:p>
          </table:table-cell>
          <table:table-cell table:formula="of:=([.F352]-[.F351])/([.F351]+0.0000000000001)" office:value-type="float" office:value="-0.0989060500320644" calcext:value-type="float">
            <text:p>-0.098906050032065</text:p>
          </table:table-cell>
          <table:table-cell table:formula="of:=ABS([.J352])" office:value-type="float" office:value="0.0989060500320644" calcext:value-type="float">
            <text:p>0.098906050032065</text:p>
          </table:table-cell>
          <table:table-cell table:formula="of:=[.J352]*[.J352]" office:value-type="float" office:value="0.00978240673294523" calcext:value-type="float">
            <text:p>0.009782406732945</text:p>
          </table:table-cell>
        </table:table-row>
        <table:table-row table:style-name="ro1">
          <table:table-cell table:style-name="ce1" office:value-type="string" calcext:value-type="string">
            <text:p>7/27/2016</text:p>
          </table:table-cell>
          <table:table-cell office:value-type="float" office:value="1469577600" calcext:value-type="float">
            <text:p>1469577600</text:p>
          </table:table-cell>
          <table:table-cell office:value-type="float" office:value="22886382980" calcext:value-type="float">
            <text:p>22886382980</text:p>
          </table:table-cell>
          <table:table-cell table:formula="of:=[.C353]/10^9" office:value-type="float" office:value="22.88638298" calcext:value-type="float">
            <text:p>22.88638298</text:p>
          </table:table-cell>
          <table:table-cell office:value-type="float" office:value="13.05" calcext:value-type="float">
            <text:p>13.05</text:p>
          </table:table-cell>
          <table:table-cell table:formula="of:=[.E353]*[.D353]" office:value-type="float" office:value="298.667297889" calcext:value-type="float">
            <text:p>298.667297889</text:p>
          </table:table-cell>
          <table:table-cell table:formula="of:=([.E353]-[.E352])/([.E352]+0.0000000000001)" office:value-type="float" office:value="0.0802980132450325" calcext:value-type="float">
            <text:p>0.080298013245033</text:p>
          </table:table-cell>
          <table:table-cell table:formula="of:=ABS([.G353])" office:value-type="float" office:value="0.0802980132450325" calcext:value-type="float">
            <text:p>0.080298013245033</text:p>
          </table:table-cell>
          <table:table-cell table:formula="of:=[.G353]*[.G353]" office:value-type="float" office:value="0.00644777093109942" calcext:value-type="float">
            <text:p>0.006447770931099</text:p>
          </table:table-cell>
          <table:table-cell table:formula="of:=([.F353]-[.F352])/([.F352]+0.0000000000001)" office:value-type="float" office:value="0.0387360317026796" calcext:value-type="float">
            <text:p>0.03873603170268</text:p>
          </table:table-cell>
          <table:table-cell table:formula="of:=ABS([.J353])" office:value-type="float" office:value="0.0387360317026796" calcext:value-type="float">
            <text:p>0.03873603170268</text:p>
          </table:table-cell>
          <table:table-cell table:formula="of:=[.J353]*[.J353]" office:value-type="float" office:value="0.001500480152071" calcext:value-type="float">
            <text:p>0.001500480152071</text:p>
          </table:table-cell>
        </table:table-row>
        <table:table-row table:style-name="ro1">
          <table:table-cell table:style-name="ce1" office:value-type="string" calcext:value-type="string">
            <text:p>7/28/2016</text:p>
          </table:table-cell>
          <table:table-cell office:value-type="float" office:value="1469664000" calcext:value-type="float">
            <text:p>1469664000</text:p>
          </table:table-cell>
          <table:table-cell office:value-type="float" office:value="24336775150" calcext:value-type="float">
            <text:p>24336775150</text:p>
          </table:table-cell>
          <table:table-cell table:formula="of:=[.C354]/10^9" office:value-type="float" office:value="24.33677515" calcext:value-type="float">
            <text:p>24.33677515</text:p>
          </table:table-cell>
          <table:table-cell office:value-type="float" office:value="12.87" calcext:value-type="float">
            <text:p>12.87</text:p>
          </table:table-cell>
          <table:table-cell table:formula="of:=[.E354]*[.D354]" office:value-type="float" office:value="313.2142961805" calcext:value-type="float">
            <text:p>313.2142961805</text:p>
          </table:table-cell>
          <table:table-cell table:formula="of:=([.E354]-[.E353])/([.E353]+0.0000000000001)" office:value-type="float" office:value="-0.0137931034482759" calcext:value-type="float">
            <text:p>-0.013793103448276</text:p>
          </table:table-cell>
          <table:table-cell table:formula="of:=ABS([.G354])" office:value-type="float" office:value="0.0137931034482759" calcext:value-type="float">
            <text:p>0.013793103448276</text:p>
          </table:table-cell>
          <table:table-cell table:formula="of:=[.G354]*[.G354]" office:value-type="float" office:value="0.00019024970273484" calcext:value-type="float">
            <text:p>0.000190249702735</text:p>
          </table:table-cell>
          <table:table-cell table:formula="of:=([.F354]-[.F353])/([.F353]+0.0000000000001)" office:value-type="float" office:value="0.0487063645545366" calcext:value-type="float">
            <text:p>0.048706364554537</text:p>
          </table:table-cell>
          <table:table-cell table:formula="of:=ABS([.J354])" office:value-type="float" office:value="0.0487063645545366" calcext:value-type="float">
            <text:p>0.048706364554537</text:p>
          </table:table-cell>
          <table:table-cell table:formula="of:=[.J354]*[.J354]" office:value-type="float" office:value="0.00237230994811942" calcext:value-type="float">
            <text:p>0.002372309948119</text:p>
          </table:table-cell>
        </table:table-row>
        <table:table-row table:style-name="ro1">
          <table:table-cell table:style-name="ce1" office:value-type="string" calcext:value-type="string">
            <text:p>7/29/2016</text:p>
          </table:table-cell>
          <table:table-cell office:value-type="float" office:value="1469750400" calcext:value-type="float">
            <text:p>1469750400</text:p>
          </table:table-cell>
          <table:table-cell office:value-type="float" office:value="22951966479" calcext:value-type="float">
            <text:p>22951966479</text:p>
          </table:table-cell>
          <table:table-cell table:formula="of:=[.C355]/10^9" office:value-type="float" office:value="22.951966479" calcext:value-type="float">
            <text:p>22.951966479</text:p>
          </table:table-cell>
          <table:table-cell office:value-type="float" office:value="12.87" calcext:value-type="float">
            <text:p>12.87</text:p>
          </table:table-cell>
          <table:table-cell table:formula="of:=[.E355]*[.D355]" office:value-type="float" office:value="295.39180858473" calcext:value-type="float">
            <text:p>295.39180858473</text:p>
          </table:table-cell>
          <table:table-cell table:formula="of:=([.E355]-[.E354])/([.E354]+0.0000000000001)" office:value-type="float" office:value="0" calcext:value-type="float">
            <text:p>0</text:p>
          </table:table-cell>
          <table:table-cell table:formula="of:=ABS([.G355])" office:value-type="float" office:value="0" calcext:value-type="float">
            <text:p>0</text:p>
          </table:table-cell>
          <table:table-cell table:formula="of:=[.G355]*[.G355]" office:value-type="float" office:value="0" calcext:value-type="float">
            <text:p>0</text:p>
          </table:table-cell>
          <table:table-cell table:formula="of:=([.F355]-[.F354])/([.F354]+0.0000000000001)" office:value-type="float" office:value="-0.0569018969220334" calcext:value-type="float">
            <text:p>-0.056901896922033</text:p>
          </table:table-cell>
          <table:table-cell table:formula="of:=ABS([.J355])" office:value-type="float" office:value="0.0569018969220334" calcext:value-type="float">
            <text:p>0.056901896922033</text:p>
          </table:table-cell>
          <table:table-cell table:formula="of:=[.J355]*[.J355]" office:value-type="float" office:value="0.00323782587332571" calcext:value-type="float">
            <text:p>0.003237825873326</text:p>
          </table:table-cell>
        </table:table-row>
        <table:table-row table:style-name="ro1">
          <table:table-cell table:style-name="ce1" office:value-type="string" calcext:value-type="string">
            <text:p>7/30/2016</text:p>
          </table:table-cell>
          <table:table-cell office:value-type="float" office:value="1469836800" calcext:value-type="float">
            <text:p>1469836800</text:p>
          </table:table-cell>
          <table:table-cell office:value-type="float" office:value="22341575288" calcext:value-type="float">
            <text:p>22341575288</text:p>
          </table:table-cell>
          <table:table-cell table:formula="of:=[.C356]/10^9" office:value-type="float" office:value="22.341575288" calcext:value-type="float">
            <text:p>22.341575288</text:p>
          </table:table-cell>
          <table:table-cell office:value-type="float" office:value="12.57" calcext:value-type="float">
            <text:p>12.57</text:p>
          </table:table-cell>
          <table:table-cell table:formula="of:=[.E356]*[.D356]" office:value-type="float" office:value="280.83360137016" calcext:value-type="float">
            <text:p>280.83360137016</text:p>
          </table:table-cell>
          <table:table-cell table:formula="of:=([.E356]-[.E355])/([.E355]+0.0000000000001)" office:value-type="float" office:value="-0.023310023310023" calcext:value-type="float">
            <text:p>-0.023310023310023</text:p>
          </table:table-cell>
          <table:table-cell table:formula="of:=ABS([.G356])" office:value-type="float" office:value="0.023310023310023" calcext:value-type="float">
            <text:p>0.023310023310023</text:p>
          </table:table-cell>
          <table:table-cell table:formula="of:=[.G356]*[.G356]" office:value-type="float" office:value="0.000543357186713818" calcext:value-type="float">
            <text:p>0.000543357186714</text:p>
          </table:table-cell>
          <table:table-cell table:formula="of:=([.F356]-[.F355])/([.F355]+0.0000000000001)" office:value-type="float" office:value="-0.0492843971683598" calcext:value-type="float">
            <text:p>-0.04928439716836</text:p>
          </table:table-cell>
          <table:table-cell table:formula="of:=ABS([.J356])" office:value-type="float" office:value="0.0492843971683598" calcext:value-type="float">
            <text:p>0.04928439716836</text:p>
          </table:table-cell>
          <table:table-cell table:formula="of:=[.J356]*[.J356]" office:value-type="float" office:value="0.00242895180424863" calcext:value-type="float">
            <text:p>0.002428951804249</text:p>
          </table:table-cell>
        </table:table-row>
        <table:table-row table:style-name="ro1">
          <table:table-cell table:style-name="ce1" office:value-type="string" calcext:value-type="string">
            <text:p>7/31/2016</text:p>
          </table:table-cell>
          <table:table-cell office:value-type="float" office:value="1469923200" calcext:value-type="float">
            <text:p>1469923200</text:p>
          </table:table-cell>
          <table:table-cell office:value-type="float" office:value="22551495057" calcext:value-type="float">
            <text:p>22551495057</text:p>
          </table:table-cell>
          <table:table-cell table:formula="of:=[.C357]/10^9" office:value-type="float" office:value="22.551495057" calcext:value-type="float">
            <text:p>22.551495057</text:p>
          </table:table-cell>
          <table:table-cell office:value-type="float" office:value="11.86" calcext:value-type="float">
            <text:p>11.86</text:p>
          </table:table-cell>
          <table:table-cell table:formula="of:=[.E357]*[.D357]" office:value-type="float" office:value="267.46073137602" calcext:value-type="float">
            <text:p>267.46073137602</text:p>
          </table:table-cell>
          <table:table-cell table:formula="of:=([.E357]-[.E356])/([.E356]+0.0000000000001)" office:value-type="float" office:value="-0.0564836913285597" calcext:value-type="float">
            <text:p>-0.05648369132856</text:p>
          </table:table-cell>
          <table:table-cell table:formula="of:=ABS([.G357])" office:value-type="float" office:value="0.0564836913285597" calcext:value-type="float">
            <text:p>0.05648369132856</text:p>
          </table:table-cell>
          <table:table-cell table:formula="of:=[.G357]*[.G357]" office:value-type="float" office:value="0.00319040738610001" calcext:value-type="float">
            <text:p>0.0031904073861</text:p>
          </table:table-cell>
          <table:table-cell table:formula="of:=([.F357]-[.F356])/([.F356]+0.0000000000001)" office:value-type="float" office:value="-0.047618482720355" calcext:value-type="float">
            <text:p>-0.047618482720355</text:p>
          </table:table-cell>
          <table:table-cell table:formula="of:=ABS([.J357])" office:value-type="float" office:value="0.047618482720355" calcext:value-type="float">
            <text:p>0.047618482720355</text:p>
          </table:table-cell>
          <table:table-cell table:formula="of:=[.J357]*[.J357]" office:value-type="float" office:value="0.00226751989658875" calcext:value-type="float">
            <text:p>0.002267519896589</text:p>
          </table:table-cell>
        </table:table-row>
        <table:table-row table:style-name="ro1">
          <table:table-cell table:style-name="ce1" office:value-type="string" calcext:value-type="string">
            <text:p>8/1/2016</text:p>
          </table:table-cell>
          <table:table-cell office:value-type="float" office:value="1470009600" calcext:value-type="float">
            <text:p>1470009600</text:p>
          </table:table-cell>
          <table:table-cell office:value-type="float" office:value="22560601997" calcext:value-type="float">
            <text:p>22560601997</text:p>
          </table:table-cell>
          <table:table-cell table:formula="of:=[.C358]/10^9" office:value-type="float" office:value="22.560601997" calcext:value-type="float">
            <text:p>22.560601997</text:p>
          </table:table-cell>
          <table:table-cell office:value-type="float" office:value="11.04" calcext:value-type="float">
            <text:p>11.04</text:p>
          </table:table-cell>
          <table:table-cell table:formula="of:=[.E358]*[.D358]" office:value-type="float" office:value="249.06904604688" calcext:value-type="float">
            <text:p>249.06904604688</text:p>
          </table:table-cell>
          <table:table-cell table:formula="of:=([.E358]-[.E357])/([.E357]+0.0000000000001)" office:value-type="float" office:value="-0.0691399662731866" calcext:value-type="float">
            <text:p>-0.069139966273187</text:p>
          </table:table-cell>
          <table:table-cell table:formula="of:=ABS([.G358])" office:value-type="float" office:value="0.0691399662731866" calcext:value-type="float">
            <text:p>0.069139966273187</text:p>
          </table:table-cell>
          <table:table-cell table:formula="of:=[.G358]*[.G358]" office:value-type="float" office:value="0.00478033493625739" calcext:value-type="float">
            <text:p>0.004780334936257</text:p>
          </table:table-cell>
          <table:table-cell table:formula="of:=([.F358]-[.F357])/([.F357]+0.0000000000001)" office:value-type="float" office:value="-0.0687640583143524" calcext:value-type="float">
            <text:p>-0.068764058314352</text:p>
          </table:table-cell>
          <table:table-cell table:formula="of:=ABS([.J358])" office:value-type="float" office:value="0.0687640583143524" calcext:value-type="float">
            <text:p>0.068764058314352</text:p>
          </table:table-cell>
          <table:table-cell table:formula="of:=[.J358]*[.J358]" office:value-type="float" office:value="0.00472849571585966" calcext:value-type="float">
            <text:p>0.00472849571586</text:p>
          </table:table-cell>
        </table:table-row>
        <table:table-row table:style-name="ro1">
          <table:table-cell table:style-name="ce1" office:value-type="string" calcext:value-type="string">
            <text:p>8/2/2016</text:p>
          </table:table-cell>
          <table:table-cell office:value-type="float" office:value="1470096000" calcext:value-type="float">
            <text:p>1470096000</text:p>
          </table:table-cell>
          <table:table-cell office:value-type="float" office:value="22679744211" calcext:value-type="float">
            <text:p>22679744211</text:p>
          </table:table-cell>
          <table:table-cell table:formula="of:=[.C359]/10^9" office:value-type="float" office:value="22.679744211" calcext:value-type="float">
            <text:p>22.679744211</text:p>
          </table:table-cell>
          <table:table-cell office:value-type="float" office:value="8.3" calcext:value-type="float">
            <text:p>8.3</text:p>
          </table:table-cell>
          <table:table-cell table:formula="of:=[.E359]*[.D359]" office:value-type="float" office:value="188.2418769513" calcext:value-type="float">
            <text:p>188.2418769513</text:p>
          </table:table-cell>
          <table:table-cell table:formula="of:=([.E359]-[.E358])/([.E358]+0.0000000000001)" office:value-type="float" office:value="-0.248188405797099" calcext:value-type="float">
            <text:p>-0.248188405797099</text:p>
          </table:table-cell>
          <table:table-cell table:formula="of:=ABS([.G359])" office:value-type="float" office:value="0.248188405797099" calcext:value-type="float">
            <text:p>0.248188405797099</text:p>
          </table:table-cell>
          <table:table-cell table:formula="of:=[.G359]*[.G359]" office:value-type="float" office:value="0.0615974847721055" calcext:value-type="float">
            <text:p>0.061597484772106</text:p>
          </table:table-cell>
          <table:table-cell table:formula="of:=([.F359]-[.F358])/([.F358]+0.0000000000001)" office:value-type="float" office:value="-0.244218099603316" calcext:value-type="float">
            <text:p>-0.244218099603316</text:p>
          </table:table-cell>
          <table:table-cell table:formula="of:=ABS([.J359])" office:value-type="float" office:value="0.244218099603316" calcext:value-type="float">
            <text:p>0.244218099603316</text:p>
          </table:table-cell>
          <table:table-cell table:formula="of:=[.J359]*[.J359]" office:value-type="float" office:value="0.0596424801738554" calcext:value-type="float">
            <text:p>0.059642480173855</text:p>
          </table:table-cell>
        </table:table-row>
        <table:table-row table:style-name="ro1">
          <table:table-cell table:style-name="ce1" office:value-type="string" calcext:value-type="string">
            <text:p>8/3/2016</text:p>
          </table:table-cell>
          <table:table-cell office:value-type="float" office:value="1470182400" calcext:value-type="float">
            <text:p>1470182400</text:p>
          </table:table-cell>
          <table:table-cell office:value-type="float" office:value="22667499175" calcext:value-type="float">
            <text:p>22667499175</text:p>
          </table:table-cell>
          <table:table-cell table:formula="of:=[.C360]/10^9" office:value-type="float" office:value="22.667499175" calcext:value-type="float">
            <text:p>22.667499175</text:p>
          </table:table-cell>
          <table:table-cell office:value-type="float" office:value="10.42" calcext:value-type="float">
            <text:p>10.42</text:p>
          </table:table-cell>
          <table:table-cell table:formula="of:=[.E360]*[.D360]" office:value-type="float" office:value="236.1953414035" calcext:value-type="float">
            <text:p>236.1953414035</text:p>
          </table:table-cell>
          <table:table-cell table:formula="of:=([.E360]-[.E359])/([.E359]+0.0000000000001)" office:value-type="float" office:value="0.255421686746985" calcext:value-type="float">
            <text:p>0.255421686746985</text:p>
          </table:table-cell>
          <table:table-cell table:formula="of:=ABS([.G360])" office:value-type="float" office:value="0.255421686746985" calcext:value-type="float">
            <text:p>0.255421686746985</text:p>
          </table:table-cell>
          <table:table-cell table:formula="of:=[.G360]*[.G360]" office:value-type="float" office:value="0.0652402380606748" calcext:value-type="float">
            <text:p>0.065240238060675</text:p>
          </table:table-cell>
          <table:table-cell table:formula="of:=([.F360]-[.F359])/([.F359]+0.0000000000001)" office:value-type="float" office:value="0.254743871177007" calcext:value-type="float">
            <text:p>0.254743871177007</text:p>
          </table:table-cell>
          <table:table-cell table:formula="of:=ABS([.J360])" office:value-type="float" office:value="0.254743871177007" calcext:value-type="float">
            <text:p>0.254743871177007</text:p>
          </table:table-cell>
          <table:table-cell table:formula="of:=[.J360]*[.J360]" office:value-type="float" office:value="0.0648944399022474" calcext:value-type="float">
            <text:p>0.064894439902248</text:p>
          </table:table-cell>
        </table:table-row>
        <table:table-row table:style-name="ro1">
          <table:table-cell table:style-name="ce1" office:value-type="string" calcext:value-type="string">
            <text:p>8/4/2016</text:p>
          </table:table-cell>
          <table:table-cell office:value-type="float" office:value="1470268800" calcext:value-type="float">
            <text:p>1470268800</text:p>
          </table:table-cell>
          <table:table-cell office:value-type="float" office:value="22424068262" calcext:value-type="float">
            <text:p>22424068262</text:p>
          </table:table-cell>
          <table:table-cell table:formula="of:=[.C361]/10^9" office:value-type="float" office:value="22.424068262" calcext:value-type="float">
            <text:p>22.424068262</text:p>
          </table:table-cell>
          <table:table-cell office:value-type="float" office:value="11.21" calcext:value-type="float">
            <text:p>11.21</text:p>
          </table:table-cell>
          <table:table-cell table:formula="of:=[.E361]*[.D361]" office:value-type="float" office:value="251.37380521702" calcext:value-type="float">
            <text:p>251.37380521702</text:p>
          </table:table-cell>
          <table:table-cell table:formula="of:=([.E361]-[.E360])/([.E360]+0.0000000000001)" office:value-type="float" office:value="0.075815738963531" calcext:value-type="float">
            <text:p>0.075815738963531</text:p>
          </table:table-cell>
          <table:table-cell table:formula="of:=ABS([.G361])" office:value-type="float" office:value="0.075815738963531" calcext:value-type="float">
            <text:p>0.075815738963531</text:p>
          </table:table-cell>
          <table:table-cell table:formula="of:=[.G361]*[.G361]" office:value-type="float" office:value="0.00574802627458628" calcext:value-type="float">
            <text:p>0.005748026274586</text:p>
          </table:table-cell>
          <table:table-cell table:formula="of:=([.F361]-[.F360])/([.F360]+0.0000000000001)" office:value-type="float" office:value="0.0642623335554707" calcext:value-type="float">
            <text:p>0.064262333555471</text:p>
          </table:table-cell>
          <table:table-cell table:formula="of:=ABS([.J361])" office:value-type="float" office:value="0.0642623335554707" calcext:value-type="float">
            <text:p>0.064262333555471</text:p>
          </table:table-cell>
          <table:table-cell table:formula="of:=[.J361]*[.J361]" office:value-type="float" office:value="0.00412964751399458" calcext:value-type="float">
            <text:p>0.004129647513995</text:p>
          </table:table-cell>
        </table:table-row>
        <table:table-row table:style-name="ro1">
          <table:table-cell table:style-name="ce1" office:value-type="string" calcext:value-type="string">
            <text:p>8/5/2016</text:p>
          </table:table-cell>
          <table:table-cell office:value-type="float" office:value="1470355200" calcext:value-type="float">
            <text:p>1470355200</text:p>
          </table:table-cell>
          <table:table-cell office:value-type="float" office:value="22709716839" calcext:value-type="float">
            <text:p>22709716839</text:p>
          </table:table-cell>
          <table:table-cell table:formula="of:=[.C362]/10^9" office:value-type="float" office:value="22.709716839" calcext:value-type="float">
            <text:p>22.709716839</text:p>
          </table:table-cell>
          <table:table-cell office:value-type="float" office:value="11.05" calcext:value-type="float">
            <text:p>11.05</text:p>
          </table:table-cell>
          <table:table-cell table:formula="of:=[.E362]*[.D362]" office:value-type="float" office:value="250.94237107095" calcext:value-type="float">
            <text:p>250.94237107095</text:p>
          </table:table-cell>
          <table:table-cell table:formula="of:=([.E362]-[.E361])/([.E361]+0.0000000000001)" office:value-type="float" office:value="-0.0142729705619981" calcext:value-type="float">
            <text:p>-0.014272970561998</text:p>
          </table:table-cell>
          <table:table-cell table:formula="of:=ABS([.G362])" office:value-type="float" office:value="0.0142729705619981" calcext:value-type="float">
            <text:p>0.014272970561998</text:p>
          </table:table-cell>
          <table:table-cell table:formula="of:=[.G362]*[.G362]" office:value-type="float" office:value="0.000203717688663664" calcext:value-type="float">
            <text:p>0.000203717688664</text:p>
          </table:table-cell>
          <table:table-cell table:formula="of:=([.F362]-[.F361])/([.F361]+0.0000000000001)" office:value-type="float" office:value="-0.00171630510863102" calcext:value-type="float">
            <text:p>-0.001716305108631</text:p>
          </table:table-cell>
          <table:table-cell table:formula="of:=ABS([.J362])" office:value-type="float" office:value="0.00171630510863102" calcext:value-type="float">
            <text:p>0.001716305108631</text:p>
          </table:table-cell>
          <table:table-cell table:formula="of:=[.J362]*[.J362]" office:value-type="float" office:value="0.00000294570322591292" calcext:value-type="float">
            <text:p>2.94570322591292E-06</text:p>
          </table:table-cell>
        </table:table-row>
        <table:table-row table:style-name="ro1">
          <table:table-cell table:style-name="ce1" office:value-type="string" calcext:value-type="string">
            <text:p>8/6/2016</text:p>
          </table:table-cell>
          <table:table-cell office:value-type="float" office:value="1470441600" calcext:value-type="float">
            <text:p>1470441600</text:p>
          </table:table-cell>
          <table:table-cell office:value-type="float" office:value="22261007498" calcext:value-type="float">
            <text:p>22261007498</text:p>
          </table:table-cell>
          <table:table-cell table:formula="of:=[.C363]/10^9" office:value-type="float" office:value="22.261007498" calcext:value-type="float">
            <text:p>22.261007498</text:p>
          </table:table-cell>
          <table:table-cell office:value-type="float" office:value="10.95" calcext:value-type="float">
            <text:p>10.95</text:p>
          </table:table-cell>
          <table:table-cell table:formula="of:=[.E363]*[.D363]" office:value-type="float" office:value="243.7580321031" calcext:value-type="float">
            <text:p>243.7580321031</text:p>
          </table:table-cell>
          <table:table-cell table:formula="of:=([.E363]-[.E362])/([.E362]+0.0000000000001)" office:value-type="float" office:value="-0.00904977375565615" calcext:value-type="float">
            <text:p>-0.009049773755656</text:p>
          </table:table-cell>
          <table:table-cell table:formula="of:=ABS([.G363])" office:value-type="float" office:value="0.00904977375565615" calcext:value-type="float">
            <text:p>0.009049773755656</text:p>
          </table:table-cell>
          <table:table-cell table:formula="of:=[.G363]*[.G363]" office:value-type="float" office:value="0.0000818984050285629" calcext:value-type="float">
            <text:p>8.18984050285629E-05</text:p>
          </table:table-cell>
          <table:table-cell table:formula="of:=([.F363]-[.F362])/([.F362]+0.0000000000001)" office:value-type="float" office:value="-0.0286294376561013" calcext:value-type="float">
            <text:p>-0.028629437656101</text:p>
          </table:table-cell>
          <table:table-cell table:formula="of:=ABS([.J363])" office:value-type="float" office:value="0.0286294376561013" calcext:value-type="float">
            <text:p>0.028629437656101</text:p>
          </table:table-cell>
          <table:table-cell table:formula="of:=[.J363]*[.J363]" office:value-type="float" office:value="0.000819644700504592" calcext:value-type="float">
            <text:p>0.000819644700505</text:p>
          </table:table-cell>
        </table:table-row>
        <table:table-row table:style-name="ro1">
          <table:table-cell table:style-name="ce1" office:value-type="string" calcext:value-type="string">
            <text:p>8/7/2016</text:p>
          </table:table-cell>
          <table:table-cell office:value-type="float" office:value="1470528000" calcext:value-type="float">
            <text:p>1470528000</text:p>
          </table:table-cell>
          <table:table-cell office:value-type="float" office:value="22143757119" calcext:value-type="float">
            <text:p>22143757119</text:p>
          </table:table-cell>
          <table:table-cell table:formula="of:=[.C364]/10^9" office:value-type="float" office:value="22.143757119" calcext:value-type="float">
            <text:p>22.143757119</text:p>
          </table:table-cell>
          <table:table-cell office:value-type="float" office:value="10.98" calcext:value-type="float">
            <text:p>10.98</text:p>
          </table:table-cell>
          <table:table-cell table:formula="of:=[.E364]*[.D364]" office:value-type="float" office:value="243.13845316662" calcext:value-type="float">
            <text:p>243.13845316662</text:p>
          </table:table-cell>
          <table:table-cell table:formula="of:=([.E364]-[.E363])/([.E363]+0.0000000000001)" office:value-type="float" office:value="0.00273972602739734" calcext:value-type="float">
            <text:p>0.002739726027397</text:p>
          </table:table-cell>
          <table:table-cell table:formula="of:=ABS([.G364])" office:value-type="float" office:value="0.00273972602739734" calcext:value-type="float">
            <text:p>0.002739726027397</text:p>
          </table:table-cell>
          <table:table-cell table:formula="of:=[.G364]*[.G364]" office:value-type="float" office:value="0.00000750609870519841" calcext:value-type="float">
            <text:p>7.50609870519841E-06</text:p>
          </table:table-cell>
          <table:table-cell table:formula="of:=([.F364]-[.F363])/([.F363]+0.0000000000001)" office:value-type="float" office:value="-0.0025417785462673" calcext:value-type="float">
            <text:p>-0.002541778546267</text:p>
          </table:table-cell>
          <table:table-cell table:formula="of:=ABS([.J364])" office:value-type="float" office:value="0.0025417785462673" calcext:value-type="float">
            <text:p>0.002541778546267</text:p>
          </table:table-cell>
          <table:table-cell table:formula="of:=[.J364]*[.J364]" office:value-type="float" office:value="0.00000646063817826473" calcext:value-type="float">
            <text:p>6.46063817826473E-06</text:p>
          </table:table-cell>
        </table:table-row>
        <table:table-row table:style-name="ro1">
          <table:table-cell table:style-name="ce1" office:value-type="string" calcext:value-type="string">
            <text:p>8/8/2016</text:p>
          </table:table-cell>
          <table:table-cell office:value-type="float" office:value="1470614400" calcext:value-type="float">
            <text:p>1470614400</text:p>
          </table:table-cell>
          <table:table-cell office:value-type="float" office:value="22238663553" calcext:value-type="float">
            <text:p>22238663553</text:p>
          </table:table-cell>
          <table:table-cell table:formula="of:=[.C365]/10^9" office:value-type="float" office:value="22.238663553" calcext:value-type="float">
            <text:p>22.238663553</text:p>
          </table:table-cell>
          <table:table-cell office:value-type="float" office:value="11.29" calcext:value-type="float">
            <text:p>11.29</text:p>
          </table:table-cell>
          <table:table-cell table:formula="of:=[.E365]*[.D365]" office:value-type="float" office:value="251.07451151337" calcext:value-type="float">
            <text:p>251.07451151337</text:p>
          </table:table-cell>
          <table:table-cell table:formula="of:=([.E365]-[.E364])/([.E364]+0.0000000000001)" office:value-type="float" office:value="0.0282331511839705" calcext:value-type="float">
            <text:p>0.028233151183971</text:p>
          </table:table-cell>
          <table:table-cell table:formula="of:=ABS([.G365])" office:value-type="float" office:value="0.0282331511839705" calcext:value-type="float">
            <text:p>0.028233151183971</text:p>
          </table:table-cell>
          <table:table-cell table:formula="of:=[.G365]*[.G365]" office:value-type="float" office:value="0.000797110825776934" calcext:value-type="float">
            <text:p>0.000797110825777</text:p>
          </table:table-cell>
          <table:table-cell table:formula="of:=([.F365]-[.F364])/([.F364]+0.0000000000001)" office:value-type="float" office:value="0.0326400791129138" calcext:value-type="float">
            <text:p>0.032640079112914</text:p>
          </table:table-cell>
          <table:table-cell table:formula="of:=ABS([.J365])" office:value-type="float" office:value="0.0326400791129138" calcext:value-type="float">
            <text:p>0.032640079112914</text:p>
          </table:table-cell>
          <table:table-cell table:formula="of:=[.J365]*[.J365]" office:value-type="float" office:value="0.00106537476449727" calcext:value-type="float">
            <text:p>0.001065374764497</text:p>
          </table:table-cell>
        </table:table-row>
        <table:table-row table:style-name="ro1">
          <table:table-cell table:style-name="ce1" office:value-type="string" calcext:value-type="string">
            <text:p>8/10/2016</text:p>
          </table:table-cell>
          <table:table-cell office:value-type="float" office:value="1470787200" calcext:value-type="float">
            <text:p>1470787200</text:p>
          </table:table-cell>
          <table:table-cell office:value-type="float" office:value="22839922128" calcext:value-type="float">
            <text:p>22839922128</text:p>
          </table:table-cell>
          <table:table-cell table:formula="of:=[.C366]/10^9" office:value-type="float" office:value="22.839922128" calcext:value-type="float">
            <text:p>22.839922128</text:p>
          </table:table-cell>
          <table:table-cell office:value-type="float" office:value="12.22" calcext:value-type="float">
            <text:p>12.22</text:p>
          </table:table-cell>
          <table:table-cell table:formula="of:=[.E366]*[.D366]" office:value-type="float" office:value="279.10384840416" calcext:value-type="float">
            <text:p>279.10384840416</text:p>
          </table:table-cell>
          <table:table-cell table:formula="of:=([.E366]-[.E365])/([.E365]+0.0000000000001)" office:value-type="float" office:value="0.0823737821080596" calcext:value-type="float">
            <text:p>0.08237378210806</text:p>
          </table:table-cell>
          <table:table-cell table:formula="of:=ABS([.G366])" office:value-type="float" office:value="0.0823737821080596" calcext:value-type="float">
            <text:p>0.08237378210806</text:p>
          </table:table-cell>
          <table:table-cell table:formula="of:=[.G366]*[.G366]" office:value-type="float" office:value="0.00678543997878609" calcext:value-type="float">
            <text:p>0.006785439978786</text:p>
          </table:table-cell>
          <table:table-cell table:formula="of:=([.F366]-[.F365])/([.F365]+0.0000000000001)" office:value-type="float" office:value="0.111637524342241" calcext:value-type="float">
            <text:p>0.111637524342241</text:p>
          </table:table-cell>
          <table:table-cell table:formula="of:=ABS([.J366])" office:value-type="float" office:value="0.111637524342241" calcext:value-type="float">
            <text:p>0.111637524342241</text:p>
          </table:table-cell>
          <table:table-cell table:formula="of:=[.J366]*[.J366]" office:value-type="float" office:value="0.0124629368412644" calcext:value-type="float">
            <text:p>0.012462936841264</text:p>
          </table:table-cell>
        </table:table-row>
        <table:table-row table:style-name="ro1">
          <table:table-cell table:style-name="ce1" office:value-type="string" calcext:value-type="string">
            <text:p>8/9/2016</text:p>
          </table:table-cell>
          <table:table-cell office:value-type="float" office:value="1470700800" calcext:value-type="float">
            <text:p>1470700800</text:p>
          </table:table-cell>
          <table:table-cell office:value-type="float" office:value="22880314198" calcext:value-type="float">
            <text:p>22880314198</text:p>
          </table:table-cell>
          <table:table-cell table:formula="of:=[.C367]/10^9" office:value-type="float" office:value="22.880314198" calcext:value-type="float">
            <text:p>22.880314198</text:p>
          </table:table-cell>
          <table:table-cell office:value-type="float" office:value="12.22" calcext:value-type="float">
            <text:p>12.22</text:p>
          </table:table-cell>
          <table:table-cell table:formula="of:=[.E367]*[.D367]" office:value-type="float" office:value="279.59743949956" calcext:value-type="float">
            <text:p>279.59743949956</text:p>
          </table:table-cell>
          <table:table-cell table:formula="of:=([.E367]-[.E366])/([.E366]+0.0000000000001)" office:value-type="float" office:value="0" calcext:value-type="float">
            <text:p>0</text:p>
          </table:table-cell>
          <table:table-cell table:formula="of:=ABS([.G367])" office:value-type="float" office:value="0" calcext:value-type="float">
            <text:p>0</text:p>
          </table:table-cell>
          <table:table-cell table:formula="of:=[.G367]*[.G367]" office:value-type="float" office:value="0" calcext:value-type="float">
            <text:p>0</text:p>
          </table:table-cell>
          <table:table-cell table:formula="of:=([.F367]-[.F366])/([.F366]+0.0000000000001)" office:value-type="float" office:value="0.00176848545164184" calcext:value-type="float">
            <text:p>0.001768485451642</text:p>
          </table:table-cell>
          <table:table-cell table:formula="of:=ABS([.J367])" office:value-type="float" office:value="0.00176848545164184" calcext:value-type="float">
            <text:p>0.001768485451642</text:p>
          </table:table-cell>
          <table:table-cell table:formula="of:=[.J367]*[.J367]" office:value-type="float" office:value="0.00000312754079266884" calcext:value-type="float">
            <text:p>3.12754079266884E-06</text:p>
          </table:table-cell>
        </table:table-row>
        <table:table-row table:style-name="ro1">
          <table:table-cell table:style-name="ce1" office:value-type="string" calcext:value-type="string">
            <text:p>8/11/2016</text:p>
          </table:table-cell>
          <table:table-cell office:value-type="float" office:value="1470873600" calcext:value-type="float">
            <text:p>1470873600</text:p>
          </table:table-cell>
          <table:table-cell office:value-type="float" office:value="22430005194" calcext:value-type="float">
            <text:p>22430005194</text:p>
          </table:table-cell>
          <table:table-cell table:formula="of:=[.C368]/10^9" office:value-type="float" office:value="22.430005194" calcext:value-type="float">
            <text:p>22.430005194</text:p>
          </table:table-cell>
          <table:table-cell office:value-type="float" office:value="11.68" calcext:value-type="float">
            <text:p>11.68</text:p>
          </table:table-cell>
          <table:table-cell table:formula="of:=[.E368]*[.D368]" office:value-type="float" office:value="261.98246066592" calcext:value-type="float">
            <text:p>261.98246066592</text:p>
          </table:table-cell>
          <table:table-cell table:formula="of:=([.E368]-[.E367])/([.E367]+0.0000000000001)" office:value-type="float" office:value="-0.0441898527004907" calcext:value-type="float">
            <text:p>-0.044189852700491</text:p>
          </table:table-cell>
          <table:table-cell table:formula="of:=ABS([.G368])" office:value-type="float" office:value="0.0441898527004907" calcext:value-type="float">
            <text:p>0.044189852700491</text:p>
          </table:table-cell>
          <table:table-cell table:formula="of:=[.G368]*[.G368]" office:value-type="float" office:value="0.00195274308169107" calcext:value-type="float">
            <text:p>0.001952743081691</text:p>
          </table:table-cell>
          <table:table-cell table:formula="of:=([.F368]-[.F367])/([.F367]+0.0000000000001)" office:value-type="float" office:value="-0.0630012165532288" calcext:value-type="float">
            <text:p>-0.063001216553229</text:p>
          </table:table-cell>
          <table:table-cell table:formula="of:=ABS([.J368])" office:value-type="float" office:value="0.0630012165532288" calcext:value-type="float">
            <text:p>0.063001216553229</text:p>
          </table:table-cell>
          <table:table-cell table:formula="of:=[.J368]*[.J368]" office:value-type="float" office:value="0.00396915328718683" calcext:value-type="float">
            <text:p>0.003969153287187</text:p>
          </table:table-cell>
        </table:table-row>
        <table:table-row table:style-name="ro1">
          <table:table-cell table:style-name="ce1" office:value-type="string" calcext:value-type="string">
            <text:p>8/12/2016</text:p>
          </table:table-cell>
          <table:table-cell office:value-type="float" office:value="1470960000" calcext:value-type="float">
            <text:p>1470960000</text:p>
          </table:table-cell>
          <table:table-cell office:value-type="float" office:value="23389186213" calcext:value-type="float">
            <text:p>23389186213</text:p>
          </table:table-cell>
          <table:table-cell table:formula="of:=[.C369]/10^9" office:value-type="float" office:value="23.389186213" calcext:value-type="float">
            <text:p>23.389186213</text:p>
          </table:table-cell>
          <table:table-cell office:value-type="float" office:value="11.78" calcext:value-type="float">
            <text:p>11.78</text:p>
          </table:table-cell>
          <table:table-cell table:formula="of:=[.E369]*[.D369]" office:value-type="float" office:value="275.52461358914" calcext:value-type="float">
            <text:p>275.52461358914</text:p>
          </table:table-cell>
          <table:table-cell table:formula="of:=([.E369]-[.E368])/([.E368]+0.0000000000001)" office:value-type="float" office:value="0.00856164383561634" calcext:value-type="float">
            <text:p>0.008561643835616</text:p>
          </table:table-cell>
          <table:table-cell table:formula="of:=ABS([.G369])" office:value-type="float" office:value="0.00856164383561634" calcext:value-type="float">
            <text:p>0.008561643835616</text:p>
          </table:table-cell>
          <table:table-cell table:formula="of:=[.G369]*[.G369]" office:value-type="float" office:value="0.0000733017451679472" calcext:value-type="float">
            <text:p>7.33017451679472E-05</text:p>
          </table:table-cell>
          <table:table-cell table:formula="of:=([.F369]-[.F368])/([.F368]+0.0000000000001)" office:value-type="float" office:value="0.0516910669851633" calcext:value-type="float">
            <text:p>0.051691066985163</text:p>
          </table:table-cell>
          <table:table-cell table:formula="of:=ABS([.J369])" office:value-type="float" office:value="0.0516910669851633" calcext:value-type="float">
            <text:p>0.051691066985163</text:p>
          </table:table-cell>
          <table:table-cell table:formula="of:=[.J369]*[.J369]" office:value-type="float" office:value="0.00267196640606464" calcext:value-type="float">
            <text:p>0.002671966406065</text:p>
          </table:table-cell>
        </table:table-row>
        <table:table-row table:style-name="ro1">
          <table:table-cell table:style-name="ce1" office:value-type="string" calcext:value-type="string">
            <text:p>8/13/2016</text:p>
          </table:table-cell>
          <table:table-cell office:value-type="float" office:value="1471046400" calcext:value-type="float">
            <text:p>1471046400</text:p>
          </table:table-cell>
          <table:table-cell office:value-type="float" office:value="22116282460" calcext:value-type="float">
            <text:p>22116282460</text:p>
          </table:table-cell>
          <table:table-cell table:formula="of:=[.C370]/10^9" office:value-type="float" office:value="22.11628246" calcext:value-type="float">
            <text:p>22.11628246</text:p>
          </table:table-cell>
          <table:table-cell office:value-type="float" office:value="11.56" calcext:value-type="float">
            <text:p>11.56</text:p>
          </table:table-cell>
          <table:table-cell table:formula="of:=[.E370]*[.D370]" office:value-type="float" office:value="255.6642252376" calcext:value-type="float">
            <text:p>255.6642252376</text:p>
          </table:table-cell>
          <table:table-cell table:formula="of:=([.E370]-[.E369])/([.E369]+0.0000000000001)" office:value-type="float" office:value="-0.0186757215619692" calcext:value-type="float">
            <text:p>-0.018675721561969</text:p>
          </table:table-cell>
          <table:table-cell table:formula="of:=ABS([.G370])" office:value-type="float" office:value="0.0186757215619692" calcext:value-type="float">
            <text:p>0.018675721561969</text:p>
          </table:table-cell>
          <table:table-cell table:formula="of:=[.G370]*[.G370]" office:value-type="float" office:value="0.000348782575860201" calcext:value-type="float">
            <text:p>0.00034878257586</text:p>
          </table:table-cell>
          <table:table-cell table:formula="of:=([.F370]-[.F369])/([.F369]+0.0000000000001)" office:value-type="float" office:value="-0.0720820840389802" calcext:value-type="float">
            <text:p>-0.07208208403898</text:p>
          </table:table-cell>
          <table:table-cell table:formula="of:=ABS([.J370])" office:value-type="float" office:value="0.0720820840389802" calcext:value-type="float">
            <text:p>0.07208208403898</text:p>
          </table:table-cell>
          <table:table-cell table:formula="of:=[.J370]*[.J370]" office:value-type="float" office:value="0.0051958268394026" calcext:value-type="float">
            <text:p>0.005195826839403</text:p>
          </table:table-cell>
        </table:table-row>
        <table:table-row table:style-name="ro1">
          <table:table-cell table:style-name="ce1" office:value-type="string" calcext:value-type="string">
            <text:p>8/14/2016</text:p>
          </table:table-cell>
          <table:table-cell office:value-type="float" office:value="1471132800" calcext:value-type="float">
            <text:p>1471132800</text:p>
          </table:table-cell>
          <table:table-cell office:value-type="float" office:value="22080023368" calcext:value-type="float">
            <text:p>22080023368</text:p>
          </table:table-cell>
          <table:table-cell table:formula="of:=[.C371]/10^9" office:value-type="float" office:value="22.080023368" calcext:value-type="float">
            <text:p>22.080023368</text:p>
          </table:table-cell>
          <table:table-cell office:value-type="float" office:value="11.21" calcext:value-type="float">
            <text:p>11.21</text:p>
          </table:table-cell>
          <table:table-cell table:formula="of:=[.E371]*[.D371]" office:value-type="float" office:value="247.51706195528" calcext:value-type="float">
            <text:p>247.51706195528</text:p>
          </table:table-cell>
          <table:table-cell table:formula="of:=([.E371]-[.E370])/([.E370]+0.0000000000001)" office:value-type="float" office:value="-0.0302768166089962" calcext:value-type="float">
            <text:p>-0.030276816608996</text:p>
          </table:table-cell>
          <table:table-cell table:formula="of:=ABS([.G371])" office:value-type="float" office:value="0.0302768166089962" calcext:value-type="float">
            <text:p>0.030276816608996</text:p>
          </table:table-cell>
          <table:table-cell table:formula="of:=[.G371]*[.G371]" office:value-type="float" office:value="0.000916685623974791" calcext:value-type="float">
            <text:p>0.000916685623975</text:p>
          </table:table-cell>
          <table:table-cell table:formula="of:=([.F371]-[.F370])/([.F370]+0.0000000000001)" office:value-type="float" office:value="-0.0318666535169263" calcext:value-type="float">
            <text:p>-0.031866653516926</text:p>
          </table:table-cell>
          <table:table-cell table:formula="of:=ABS([.J371])" office:value-type="float" office:value="0.0318666535169263" calcext:value-type="float">
            <text:p>0.031866653516926</text:p>
          </table:table-cell>
          <table:table-cell table:formula="of:=[.J371]*[.J371]" office:value-type="float" office:value="0.00101548360636783" calcext:value-type="float">
            <text:p>0.001015483606368</text:p>
          </table:table-cell>
        </table:table-row>
        <table:table-row table:style-name="ro1">
          <table:table-cell table:style-name="ce1" office:value-type="string" calcext:value-type="string">
            <text:p>8/15/2016</text:p>
          </table:table-cell>
          <table:table-cell office:value-type="float" office:value="1471219200" calcext:value-type="float">
            <text:p>1471219200</text:p>
          </table:table-cell>
          <table:table-cell office:value-type="float" office:value="22387394758" calcext:value-type="float">
            <text:p>22387394758</text:p>
          </table:table-cell>
          <table:table-cell table:formula="of:=[.C372]/10^9" office:value-type="float" office:value="22.387394758" calcext:value-type="float">
            <text:p>22.387394758</text:p>
          </table:table-cell>
          <table:table-cell office:value-type="float" office:value="11.21" calcext:value-type="float">
            <text:p>11.21</text:p>
          </table:table-cell>
          <table:table-cell table:formula="of:=[.E372]*[.D372]" office:value-type="float" office:value="250.96269523718" calcext:value-type="float">
            <text:p>250.96269523718</text:p>
          </table:table-cell>
          <table:table-cell table:formula="of:=([.E372]-[.E371])/([.E371]+0.0000000000001)" office:value-type="float" office:value="0" calcext:value-type="float">
            <text:p>0</text:p>
          </table:table-cell>
          <table:table-cell table:formula="of:=ABS([.G372])" office:value-type="float" office:value="0" calcext:value-type="float">
            <text:p>0</text:p>
          </table:table-cell>
          <table:table-cell table:formula="of:=[.G372]*[.G372]" office:value-type="float" office:value="0" calcext:value-type="float">
            <text:p>0</text:p>
          </table:table-cell>
          <table:table-cell table:formula="of:=([.F372]-[.F371])/([.F371]+0.0000000000001)" office:value-type="float" office:value="0.0139207909736846" calcext:value-type="float">
            <text:p>0.013920790973685</text:p>
          </table:table-cell>
          <table:table-cell table:formula="of:=ABS([.J372])" office:value-type="float" office:value="0.0139207909736846" calcext:value-type="float">
            <text:p>0.013920790973685</text:p>
          </table:table-cell>
          <table:table-cell table:formula="of:=[.J372]*[.J372]" office:value-type="float" office:value="0.000193788421333019" calcext:value-type="float">
            <text:p>0.000193788421333</text:p>
          </table:table-cell>
        </table:table-row>
        <table:table-row table:style-name="ro1">
          <table:table-cell table:style-name="ce1" office:value-type="string" calcext:value-type="string">
            <text:p>8/16/2016</text:p>
          </table:table-cell>
          <table:table-cell office:value-type="float" office:value="1471305600" calcext:value-type="float">
            <text:p>1471305600</text:p>
          </table:table-cell>
          <table:table-cell office:value-type="float" office:value="22133315567" calcext:value-type="float">
            <text:p>22133315567</text:p>
          </table:table-cell>
          <table:table-cell table:formula="of:=[.C373]/10^9" office:value-type="float" office:value="22.133315567" calcext:value-type="float">
            <text:p>22.133315567</text:p>
          </table:table-cell>
          <table:table-cell office:value-type="float" office:value="11.17" calcext:value-type="float">
            <text:p>11.17</text:p>
          </table:table-cell>
          <table:table-cell table:formula="of:=[.E373]*[.D373]" office:value-type="float" office:value="247.22913488339" calcext:value-type="float">
            <text:p>247.22913488339</text:p>
          </table:table-cell>
          <table:table-cell table:formula="of:=([.E373]-[.E372])/([.E372]+0.0000000000001)" office:value-type="float" office:value="-0.0035682426404996" calcext:value-type="float">
            <text:p>-0.0035682426405</text:p>
          </table:table-cell>
          <table:table-cell table:formula="of:=ABS([.G373])" office:value-type="float" office:value="0.0035682426404996" calcext:value-type="float">
            <text:p>0.0035682426405</text:p>
          </table:table-cell>
          <table:table-cell table:formula="of:=[.G373]*[.G373]" office:value-type="float" office:value="0.0000127323555414796" calcext:value-type="float">
            <text:p>1.27323555414796E-05</text:p>
          </table:table-cell>
          <table:table-cell table:formula="of:=([.F373]-[.F372])/([.F372]+0.0000000000001)" office:value-type="float" office:value="-0.0148769535259473" calcext:value-type="float">
            <text:p>-0.014876953525947</text:p>
          </table:table-cell>
          <table:table-cell table:formula="of:=ABS([.J373])" office:value-type="float" office:value="0.0148769535259473" calcext:value-type="float">
            <text:p>0.014876953525947</text:p>
          </table:table-cell>
          <table:table-cell table:formula="of:=[.J373]*[.J373]" office:value-type="float" office:value="0.000221323746213197" calcext:value-type="float">
            <text:p>0.000221323746213</text:p>
          </table:table-cell>
        </table:table-row>
        <table:table-row table:style-name="ro1">
          <table:table-cell table:style-name="ce1" office:value-type="string" calcext:value-type="string">
            <text:p>8/17/2016</text:p>
          </table:table-cell>
          <table:table-cell office:value-type="float" office:value="1471392000" calcext:value-type="float">
            <text:p>1471392000</text:p>
          </table:table-cell>
          <table:table-cell office:value-type="float" office:value="22449010538" calcext:value-type="float">
            <text:p>22449010538</text:p>
          </table:table-cell>
          <table:table-cell table:formula="of:=[.C374]/10^9" office:value-type="float" office:value="22.449010538" calcext:value-type="float">
            <text:p>22.449010538</text:p>
          </table:table-cell>
          <table:table-cell office:value-type="float" office:value="10.77" calcext:value-type="float">
            <text:p>10.77</text:p>
          </table:table-cell>
          <table:table-cell table:formula="of:=[.E374]*[.D374]" office:value-type="float" office:value="241.77584349426" calcext:value-type="float">
            <text:p>241.77584349426</text:p>
          </table:table-cell>
          <table:table-cell table:formula="of:=([.E374]-[.E373])/([.E373]+0.0000000000001)" office:value-type="float" office:value="-0.0358102059086837" calcext:value-type="float">
            <text:p>-0.035810205908684</text:p>
          </table:table-cell>
          <table:table-cell table:formula="of:=ABS([.G374])" office:value-type="float" office:value="0.0358102059086837" calcext:value-type="float">
            <text:p>0.035810205908684</text:p>
          </table:table-cell>
          <table:table-cell table:formula="of:=[.G374]*[.G374]" office:value-type="float" office:value="0.00128237084722232" calcext:value-type="float">
            <text:p>0.001282370847222</text:p>
          </table:table-cell>
          <table:table-cell table:formula="of:=([.F374]-[.F373])/([.F373]+0.0000000000001)" office:value-type="float" office:value="-0.0220576405434665" calcext:value-type="float">
            <text:p>-0.022057640543467</text:p>
          </table:table-cell>
          <table:table-cell table:formula="of:=ABS([.J374])" office:value-type="float" office:value="0.0220576405434665" calcext:value-type="float">
            <text:p>0.022057640543467</text:p>
          </table:table-cell>
          <table:table-cell table:formula="of:=[.J374]*[.J374]" office:value-type="float" office:value="0.000486539506344777" calcext:value-type="float">
            <text:p>0.000486539506345</text:p>
          </table:table-cell>
        </table:table-row>
        <table:table-row table:style-name="ro1">
          <table:table-cell table:style-name="ce1" office:value-type="string" calcext:value-type="string">
            <text:p>8/18/2016</text:p>
          </table:table-cell>
          <table:table-cell office:value-type="float" office:value="1471478400" calcext:value-type="float">
            <text:p>1471478400</text:p>
          </table:table-cell>
          <table:table-cell office:value-type="float" office:value="22271755769" calcext:value-type="float">
            <text:p>22271755769</text:p>
          </table:table-cell>
          <table:table-cell table:formula="of:=[.C375]/10^9" office:value-type="float" office:value="22.271755769" calcext:value-type="float">
            <text:p>22.271755769</text:p>
          </table:table-cell>
          <table:table-cell office:value-type="float" office:value="10.77" calcext:value-type="float">
            <text:p>10.77</text:p>
          </table:table-cell>
          <table:table-cell table:formula="of:=[.E375]*[.D375]" office:value-type="float" office:value="239.86680963213" calcext:value-type="float">
            <text:p>239.86680963213</text:p>
          </table:table-cell>
          <table:table-cell table:formula="of:=([.E375]-[.E374])/([.E374]+0.0000000000001)" office:value-type="float" office:value="0" calcext:value-type="float">
            <text:p>0</text:p>
          </table:table-cell>
          <table:table-cell table:formula="of:=ABS([.G375])" office:value-type="float" office:value="0" calcext:value-type="float">
            <text:p>0</text:p>
          </table:table-cell>
          <table:table-cell table:formula="of:=[.G375]*[.G375]" office:value-type="float" office:value="0" calcext:value-type="float">
            <text:p>0</text:p>
          </table:table-cell>
          <table:table-cell table:formula="of:=([.F375]-[.F374])/([.F374]+0.0000000000001)" office:value-type="float" office:value="-0.00789588337089319" calcext:value-type="float">
            <text:p>-0.007895883370893</text:p>
          </table:table-cell>
          <table:table-cell table:formula="of:=ABS([.J375])" office:value-type="float" office:value="0.00789588337089319" calcext:value-type="float">
            <text:p>0.007895883370893</text:p>
          </table:table-cell>
          <table:table-cell table:formula="of:=[.J375]*[.J375]" office:value-type="float" office:value="0.0000623449742067476" calcext:value-type="float">
            <text:p>6.23449742067476E-05</text:p>
          </table:table-cell>
        </table:table-row>
        <table:table-row table:style-name="ro1">
          <table:table-cell table:style-name="ce1" office:value-type="string" calcext:value-type="string">
            <text:p>8/19/2016</text:p>
          </table:table-cell>
          <table:table-cell office:value-type="float" office:value="1471564800" calcext:value-type="float">
            <text:p>1471564800</text:p>
          </table:table-cell>
          <table:table-cell office:value-type="float" office:value="23013031811" calcext:value-type="float">
            <text:p>23013031811</text:p>
          </table:table-cell>
          <table:table-cell table:formula="of:=[.C376]/10^9" office:value-type="float" office:value="23.013031811" calcext:value-type="float">
            <text:p>23.013031811</text:p>
          </table:table-cell>
          <table:table-cell office:value-type="float" office:value="10.71" calcext:value-type="float">
            <text:p>10.71</text:p>
          </table:table-cell>
          <table:table-cell table:formula="of:=[.E376]*[.D376]" office:value-type="float" office:value="246.46957069581" calcext:value-type="float">
            <text:p>246.46957069581</text:p>
          </table:table-cell>
          <table:table-cell table:formula="of:=([.E376]-[.E375])/([.E375]+0.0000000000001)" office:value-type="float" office:value="-0.00557103064066835" calcext:value-type="float">
            <text:p>-0.005571030640668</text:p>
          </table:table-cell>
          <table:table-cell table:formula="of:=ABS([.G376])" office:value-type="float" office:value="0.00557103064066835" calcext:value-type="float">
            <text:p>0.005571030640668</text:p>
          </table:table-cell>
          <table:table-cell table:formula="of:=[.G376]*[.G376]" office:value-type="float" office:value="0.0000310363823992656" calcext:value-type="float">
            <text:p>3.10363823992656E-05</text:p>
          </table:table-cell>
          <table:table-cell table:formula="of:=([.F376]-[.F375])/([.F375]+0.0000000000001)" office:value-type="float" office:value="0.0275267806905271" calcext:value-type="float">
            <text:p>0.027526780690527</text:p>
          </table:table-cell>
          <table:table-cell table:formula="of:=ABS([.J376])" office:value-type="float" office:value="0.0275267806905271" calcext:value-type="float">
            <text:p>0.027526780690527</text:p>
          </table:table-cell>
          <table:table-cell table:formula="of:=[.J376]*[.J376]" office:value-type="float" office:value="0.000757723655184373" calcext:value-type="float">
            <text:p>0.000757723655184</text:p>
          </table:table-cell>
        </table:table-row>
        <table:table-row table:style-name="ro1">
          <table:table-cell table:style-name="ce1" office:value-type="string" calcext:value-type="string">
            <text:p>8/20/2016</text:p>
          </table:table-cell>
          <table:table-cell office:value-type="float" office:value="1471651200" calcext:value-type="float">
            <text:p>1471651200</text:p>
          </table:table-cell>
          <table:table-cell office:value-type="float" office:value="22008202022" calcext:value-type="float">
            <text:p>22008202022</text:p>
          </table:table-cell>
          <table:table-cell table:formula="of:=[.C377]/10^9" office:value-type="float" office:value="22.008202022" calcext:value-type="float">
            <text:p>22.008202022</text:p>
          </table:table-cell>
          <table:table-cell office:value-type="float" office:value="11.28" calcext:value-type="float">
            <text:p>11.28</text:p>
          </table:table-cell>
          <table:table-cell table:formula="of:=[.E377]*[.D377]" office:value-type="float" office:value="248.25251880816" calcext:value-type="float">
            <text:p>248.25251880816</text:p>
          </table:table-cell>
          <table:table-cell table:formula="of:=([.E377]-[.E376])/([.E376]+0.0000000000001)" office:value-type="float" office:value="0.0532212885154055" calcext:value-type="float">
            <text:p>0.053221288515406</text:p>
          </table:table-cell>
          <table:table-cell table:formula="of:=ABS([.G377])" office:value-type="float" office:value="0.0532212885154055" calcext:value-type="float">
            <text:p>0.053221288515406</text:p>
          </table:table-cell>
          <table:table-cell table:formula="of:=[.G377]*[.G377]" office:value-type="float" office:value="0.00283250555124004" calcext:value-type="float">
            <text:p>0.00283250555124</text:p>
          </table:table-cell>
          <table:table-cell table:formula="of:=([.F377]-[.F376])/([.F376]+0.0000000000001)" office:value-type="float" office:value="0.00723394822053078" calcext:value-type="float">
            <text:p>0.007233948220531</text:p>
          </table:table-cell>
          <table:table-cell table:formula="of:=ABS([.J377])" office:value-type="float" office:value="0.00723394822053078" calcext:value-type="float">
            <text:p>0.007233948220531</text:p>
          </table:table-cell>
          <table:table-cell table:formula="of:=[.J377]*[.J377]" office:value-type="float" office:value="0.0000523300068573205" calcext:value-type="float">
            <text:p>5.23300068573205E-05</text:p>
          </table:table-cell>
        </table:table-row>
        <table:table-row table:style-name="ro1">
          <table:table-cell table:style-name="ce1" office:value-type="string" calcext:value-type="string">
            <text:p>8/21/2016</text:p>
          </table:table-cell>
          <table:table-cell office:value-type="float" office:value="1471737600" calcext:value-type="float">
            <text:p>1471737600</text:p>
          </table:table-cell>
          <table:table-cell office:value-type="float" office:value="22724928781" calcext:value-type="float">
            <text:p>22724928781</text:p>
          </table:table-cell>
          <table:table-cell table:formula="of:=[.C378]/10^9" office:value-type="float" office:value="22.724928781" calcext:value-type="float">
            <text:p>22.724928781</text:p>
          </table:table-cell>
          <table:table-cell office:value-type="float" office:value="11.14" calcext:value-type="float">
            <text:p>11.14</text:p>
          </table:table-cell>
          <table:table-cell table:formula="of:=[.E378]*[.D378]" office:value-type="float" office:value="253.15570662034" calcext:value-type="float">
            <text:p>253.15570662034</text:p>
          </table:table-cell>
          <table:table-cell table:formula="of:=([.E378]-[.E377])/([.E377]+0.0000000000001)" office:value-type="float" office:value="-0.0124113475177303" calcext:value-type="float">
            <text:p>-0.01241134751773</text:p>
          </table:table-cell>
          <table:table-cell table:formula="of:=ABS([.G378])" office:value-type="float" office:value="0.0124113475177303" calcext:value-type="float">
            <text:p>0.01241134751773</text:p>
          </table:table-cell>
          <table:table-cell table:formula="of:=[.G378]*[.G378]" office:value-type="float" office:value="0.00015404154720587" calcext:value-type="float">
            <text:p>0.000154041547206</text:p>
          </table:table-cell>
          <table:table-cell table:formula="of:=([.F378]-[.F377])/([.F377]+0.0000000000001)" office:value-type="float" office:value="0.0197508079101063" calcext:value-type="float">
            <text:p>0.019750807910106</text:p>
          </table:table-cell>
          <table:table-cell table:formula="of:=ABS([.J378])" office:value-type="float" office:value="0.0197508079101063" calcext:value-type="float">
            <text:p>0.019750807910106</text:p>
          </table:table-cell>
          <table:table-cell table:formula="of:=[.J378]*[.J378]" office:value-type="float" office:value="0.000390094413101918" calcext:value-type="float">
            <text:p>0.000390094413102</text:p>
          </table:table-cell>
        </table:table-row>
        <table:table-row table:style-name="ro1">
          <table:table-cell table:style-name="ce1" office:value-type="string" calcext:value-type="string">
            <text:p>8/22/2016</text:p>
          </table:table-cell>
          <table:table-cell office:value-type="float" office:value="1471824000" calcext:value-type="float">
            <text:p>1471824000</text:p>
          </table:table-cell>
          <table:table-cell office:value-type="float" office:value="22323641612" calcext:value-type="float">
            <text:p>22323641612</text:p>
          </table:table-cell>
          <table:table-cell table:formula="of:=[.C379]/10^9" office:value-type="float" office:value="22.323641612" calcext:value-type="float">
            <text:p>22.323641612</text:p>
          </table:table-cell>
          <table:table-cell office:value-type="float" office:value="11.07" calcext:value-type="float">
            <text:p>11.07</text:p>
          </table:table-cell>
          <table:table-cell table:formula="of:=[.E379]*[.D379]" office:value-type="float" office:value="247.12271264484" calcext:value-type="float">
            <text:p>247.12271264484</text:p>
          </table:table-cell>
          <table:table-cell table:formula="of:=([.E379]-[.E378])/([.E378]+0.0000000000001)" office:value-type="float" office:value="-0.00628366247755832" calcext:value-type="float">
            <text:p>-0.006283662477558</text:p>
          </table:table-cell>
          <table:table-cell table:formula="of:=ABS([.G379])" office:value-type="float" office:value="0.00628366247755832" calcext:value-type="float">
            <text:p>0.006283662477558</text:p>
          </table:table-cell>
          <table:table-cell table:formula="of:=[.G379]*[.G379]" office:value-type="float" office:value="0.0000394844141318743" calcext:value-type="float">
            <text:p>3.94844141318743E-05</text:p>
          </table:table-cell>
          <table:table-cell table:formula="of:=([.F379]-[.F378])/([.F378]+0.0000000000001)" office:value-type="float" office:value="-0.0238311593131406" calcext:value-type="float">
            <text:p>-0.023831159313141</text:p>
          </table:table-cell>
          <table:table-cell table:formula="of:=ABS([.J379])" office:value-type="float" office:value="0.0238311593131406" calcext:value-type="float">
            <text:p>0.023831159313141</text:p>
          </table:table-cell>
          <table:table-cell table:formula="of:=[.J379]*[.J379]" office:value-type="float" office:value="0.000567924154208288" calcext:value-type="float">
            <text:p>0.000567924154208</text:p>
          </table:table-cell>
        </table:table-row>
        <table:table-row table:style-name="ro1">
          <table:table-cell table:style-name="ce1" office:value-type="string" calcext:value-type="string">
            <text:p>8/23/2016</text:p>
          </table:table-cell>
          <table:table-cell office:value-type="float" office:value="1471910400" calcext:value-type="float">
            <text:p>1471910400</text:p>
          </table:table-cell>
          <table:table-cell office:value-type="float" office:value="22472449180" calcext:value-type="float">
            <text:p>22472449180</text:p>
          </table:table-cell>
          <table:table-cell table:formula="of:=[.C380]/10^9" office:value-type="float" office:value="22.47244918" calcext:value-type="float">
            <text:p>22.47244918</text:p>
          </table:table-cell>
          <table:table-cell office:value-type="float" office:value="11.01" calcext:value-type="float">
            <text:p>11.01</text:p>
          </table:table-cell>
          <table:table-cell table:formula="of:=[.E380]*[.D380]" office:value-type="float" office:value="247.4216654718" calcext:value-type="float">
            <text:p>247.4216654718</text:p>
          </table:table-cell>
          <table:table-cell table:formula="of:=([.E380]-[.E379])/([.E379]+0.0000000000001)" office:value-type="float" office:value="-0.005420054200542" calcext:value-type="float">
            <text:p>-0.005420054200542</text:p>
          </table:table-cell>
          <table:table-cell table:formula="of:=ABS([.G380])" office:value-type="float" office:value="0.005420054200542" calcext:value-type="float">
            <text:p>0.005420054200542</text:p>
          </table:table-cell>
          <table:table-cell table:formula="of:=[.G380]*[.G380]" office:value-type="float" office:value="0.000029376987536813" calcext:value-type="float">
            <text:p>2.9376987536813E-05</text:p>
          </table:table-cell>
          <table:table-cell table:formula="of:=([.F380]-[.F379])/([.F379]+0.0000000000001)" office:value-type="float" office:value="0.00120973432089863" calcext:value-type="float">
            <text:p>0.001209734320899</text:p>
          </table:table-cell>
          <table:table-cell table:formula="of:=ABS([.J380])" office:value-type="float" office:value="0.00120973432089863" calcext:value-type="float">
            <text:p>0.001209734320899</text:p>
          </table:table-cell>
          <table:table-cell table:formula="of:=[.J380]*[.J380]" office:value-type="float" office:value="0.00000146345712716007" calcext:value-type="float">
            <text:p>1.46345712716007E-06</text:p>
          </table:table-cell>
        </table:table-row>
        <table:table-row table:style-name="ro1">
          <table:table-cell table:style-name="ce1" office:value-type="string" calcext:value-type="string">
            <text:p>8/24/2016</text:p>
          </table:table-cell>
          <table:table-cell office:value-type="float" office:value="1471996800" calcext:value-type="float">
            <text:p>1471996800</text:p>
          </table:table-cell>
          <table:table-cell office:value-type="float" office:value="22134955112" calcext:value-type="float">
            <text:p>22134955112</text:p>
          </table:table-cell>
          <table:table-cell table:formula="of:=[.C381]/10^9" office:value-type="float" office:value="22.134955112" calcext:value-type="float">
            <text:p>22.134955112</text:p>
          </table:table-cell>
          <table:table-cell office:value-type="float" office:value="11.01" calcext:value-type="float">
            <text:p>11.01</text:p>
          </table:table-cell>
          <table:table-cell table:formula="of:=[.E381]*[.D381]" office:value-type="float" office:value="243.70585578312" calcext:value-type="float">
            <text:p>243.70585578312</text:p>
          </table:table-cell>
          <table:table-cell table:formula="of:=([.E381]-[.E380])/([.E380]+0.0000000000001)" office:value-type="float" office:value="0" calcext:value-type="float">
            <text:p>0</text:p>
          </table:table-cell>
          <table:table-cell table:formula="of:=ABS([.G381])" office:value-type="float" office:value="0" calcext:value-type="float">
            <text:p>0</text:p>
          </table:table-cell>
          <table:table-cell table:formula="of:=[.G381]*[.G381]" office:value-type="float" office:value="0" calcext:value-type="float">
            <text:p>0</text:p>
          </table:table-cell>
          <table:table-cell table:formula="of:=([.F381]-[.F380])/([.F380]+0.0000000000001)" office:value-type="float" office:value="-0.01501812576354" calcext:value-type="float">
            <text:p>-0.01501812576354</text:p>
          </table:table-cell>
          <table:table-cell table:formula="of:=ABS([.J381])" office:value-type="float" office:value="0.01501812576354" calcext:value-type="float">
            <text:p>0.01501812576354</text:p>
          </table:table-cell>
          <table:table-cell table:formula="of:=[.J381]*[.J381]" office:value-type="float" office:value="0.000225544101449505" calcext:value-type="float">
            <text:p>0.00022554410145</text:p>
          </table:table-cell>
        </table:table-row>
        <table:table-row table:style-name="ro1">
          <table:table-cell table:style-name="ce1" office:value-type="string" calcext:value-type="string">
            <text:p>8/25/2016</text:p>
          </table:table-cell>
          <table:table-cell office:value-type="float" office:value="1472083200" calcext:value-type="float">
            <text:p>1472083200</text:p>
          </table:table-cell>
          <table:table-cell office:value-type="float" office:value="21662495420" calcext:value-type="float">
            <text:p>21662495420</text:p>
          </table:table-cell>
          <table:table-cell table:formula="of:=[.C382]/10^9" office:value-type="float" office:value="21.66249542" calcext:value-type="float">
            <text:p>21.66249542</text:p>
          </table:table-cell>
          <table:table-cell office:value-type="float" office:value="11.35" calcext:value-type="float">
            <text:p>11.35</text:p>
          </table:table-cell>
          <table:table-cell table:formula="of:=[.E382]*[.D382]" office:value-type="float" office:value="245.869323017" calcext:value-type="float">
            <text:p>245.869323017</text:p>
          </table:table-cell>
          <table:table-cell table:formula="of:=([.E382]-[.E381])/([.E381]+0.0000000000001)" office:value-type="float" office:value="0.0308810172570388" calcext:value-type="float">
            <text:p>0.030881017257039</text:p>
          </table:table-cell>
          <table:table-cell table:formula="of:=ABS([.G382])" office:value-type="float" office:value="0.0308810172570388" calcext:value-type="float">
            <text:p>0.030881017257039</text:p>
          </table:table-cell>
          <table:table-cell table:formula="of:=[.G382]*[.G382]" office:value-type="float" office:value="0.000953637226829526" calcext:value-type="float">
            <text:p>0.00095363722683</text:p>
          </table:table-cell>
          <table:table-cell table:formula="of:=([.F382]-[.F381])/([.F381]+0.0000000000001)" office:value-type="float" office:value="0.00887737074239732" calcext:value-type="float">
            <text:p>0.008877370742397</text:p>
          </table:table-cell>
          <table:table-cell table:formula="of:=ABS([.J382])" office:value-type="float" office:value="0.00887737074239732" calcext:value-type="float">
            <text:p>0.008877370742397</text:p>
          </table:table-cell>
          <table:table-cell table:formula="of:=[.J382]*[.J382]" office:value-type="float" office:value="0.0000788077112979719" calcext:value-type="float">
            <text:p>7.88077112979719E-05</text:p>
          </table:table-cell>
        </table:table-row>
        <table:table-row table:style-name="ro1">
          <table:table-cell table:style-name="ce1" office:value-type="string" calcext:value-type="string">
            <text:p>8/26/2016</text:p>
          </table:table-cell>
          <table:table-cell office:value-type="float" office:value="1472169600" calcext:value-type="float">
            <text:p>1472169600</text:p>
          </table:table-cell>
          <table:table-cell office:value-type="float" office:value="22060468684" calcext:value-type="float">
            <text:p>22060468684</text:p>
          </table:table-cell>
          <table:table-cell table:formula="of:=[.C383]/10^9" office:value-type="float" office:value="22.060468684" calcext:value-type="float">
            <text:p>22.060468684</text:p>
          </table:table-cell>
          <table:table-cell office:value-type="float" office:value="11.26" calcext:value-type="float">
            <text:p>11.26</text:p>
          </table:table-cell>
          <table:table-cell table:formula="of:=[.E383]*[.D383]" office:value-type="float" office:value="248.40087738184" calcext:value-type="float">
            <text:p>248.40087738184</text:p>
          </table:table-cell>
          <table:table-cell table:formula="of:=([.E383]-[.E382])/([.E382]+0.0000000000001)" office:value-type="float" office:value="-0.00792951541850212" calcext:value-type="float">
            <text:p>-0.007929515418502</text:p>
          </table:table-cell>
          <table:table-cell table:formula="of:=ABS([.G383])" office:value-type="float" office:value="0.00792951541850212" calcext:value-type="float">
            <text:p>0.007929515418502</text:p>
          </table:table-cell>
          <table:table-cell table:formula="of:=[.G383]*[.G383]" office:value-type="float" office:value="0.0000628772147722629" calcext:value-type="float">
            <text:p>6.28772147722629E-05</text:p>
          </table:table-cell>
          <table:table-cell table:formula="of:=([.F383]-[.F382])/([.F382]+0.0000000000001)" office:value-type="float" office:value="0.0102963408926984" calcext:value-type="float">
            <text:p>0.010296340892699</text:p>
          </table:table-cell>
          <table:table-cell table:formula="of:=ABS([.J383])" office:value-type="float" office:value="0.0102963408926984" calcext:value-type="float">
            <text:p>0.010296340892699</text:p>
          </table:table-cell>
          <table:table-cell table:formula="of:=[.J383]*[.J383]" office:value-type="float" office:value="0.000106014635778654" calcext:value-type="float">
            <text:p>0.000106014635779</text:p>
          </table:table-cell>
        </table:table-row>
        <table:table-row table:style-name="ro1">
          <table:table-cell table:style-name="ce1" office:value-type="string" calcext:value-type="string">
            <text:p>8/27/2016</text:p>
          </table:table-cell>
          <table:table-cell office:value-type="float" office:value="1472256000" calcext:value-type="float">
            <text:p>1472256000</text:p>
          </table:table-cell>
          <table:table-cell office:value-type="float" office:value="22084491734" calcext:value-type="float">
            <text:p>22084491734</text:p>
          </table:table-cell>
          <table:table-cell table:formula="of:=[.C384]/10^9" office:value-type="float" office:value="22.084491734" calcext:value-type="float">
            <text:p>22.084491734</text:p>
          </table:table-cell>
          <table:table-cell office:value-type="float" office:value="11.19" calcext:value-type="float">
            <text:p>11.19</text:p>
          </table:table-cell>
          <table:table-cell table:formula="of:=[.E384]*[.D384]" office:value-type="float" office:value="247.12546250346" calcext:value-type="float">
            <text:p>247.12546250346</text:p>
          </table:table-cell>
          <table:table-cell table:formula="of:=([.E384]-[.E383])/([.E383]+0.0000000000001)" office:value-type="float" office:value="-0.00621669626998221" calcext:value-type="float">
            <text:p>-0.006216696269982</text:p>
          </table:table-cell>
          <table:table-cell table:formula="of:=ABS([.G384])" office:value-type="float" office:value="0.00621669626998221" calcext:value-type="float">
            <text:p>0.006216696269982</text:p>
          </table:table-cell>
          <table:table-cell table:formula="of:=[.G384]*[.G384]" office:value-type="float" office:value="0.0000386473125132107" calcext:value-type="float">
            <text:p>3.86473125132107E-05</text:p>
          </table:table-cell>
          <table:table-cell table:formula="of:=([.F384]-[.F383])/([.F383]+0.0000000000001)" office:value-type="float" office:value="-0.00513450230861879" calcext:value-type="float">
            <text:p>-0.005134502308619</text:p>
          </table:table-cell>
          <table:table-cell table:formula="of:=ABS([.J384])" office:value-type="float" office:value="0.00513450230861879" calcext:value-type="float">
            <text:p>0.005134502308619</text:p>
          </table:table-cell>
          <table:table-cell table:formula="of:=[.J384]*[.J384]" office:value-type="float" office:value="0.0000263631139572117" calcext:value-type="float">
            <text:p>2.63631139572117E-05</text:p>
          </table:table-cell>
        </table:table-row>
        <table:table-row table:style-name="ro1">
          <table:table-cell table:style-name="ce1" office:value-type="string" calcext:value-type="string">
            <text:p>8/28/2016</text:p>
          </table:table-cell>
          <table:table-cell office:value-type="float" office:value="1472342400" calcext:value-type="float">
            <text:p>1472342400</text:p>
          </table:table-cell>
          <table:table-cell office:value-type="float" office:value="22327330954" calcext:value-type="float">
            <text:p>22327330954</text:p>
          </table:table-cell>
          <table:table-cell table:formula="of:=[.C385]/10^9" office:value-type="float" office:value="22.327330954" calcext:value-type="float">
            <text:p>22.327330954</text:p>
          </table:table-cell>
          <table:table-cell office:value-type="float" office:value="10.99" calcext:value-type="float">
            <text:p>10.99</text:p>
          </table:table-cell>
          <table:table-cell table:formula="of:=[.E385]*[.D385]" office:value-type="float" office:value="245.37736718446" calcext:value-type="float">
            <text:p>245.37736718446</text:p>
          </table:table-cell>
          <table:table-cell table:formula="of:=([.E385]-[.E384])/([.E384]+0.0000000000001)" office:value-type="float" office:value="-0.0178731009830203" calcext:value-type="float">
            <text:p>-0.01787310098302</text:p>
          </table:table-cell>
          <table:table-cell table:formula="of:=ABS([.G385])" office:value-type="float" office:value="0.0178731009830203" calcext:value-type="float">
            <text:p>0.01787310098302</text:p>
          </table:table-cell>
          <table:table-cell table:formula="of:=[.G385]*[.G385]" office:value-type="float" office:value="0.000319447738749242" calcext:value-type="float">
            <text:p>0.000319447738749</text:p>
          </table:table-cell>
          <table:table-cell table:formula="of:=([.F385]-[.F384])/([.F384]+0.0000000000001)" office:value-type="float" office:value="-0.00707371592263792" calcext:value-type="float">
            <text:p>-0.007073715922638</text:p>
          </table:table-cell>
          <table:table-cell table:formula="of:=ABS([.J385])" office:value-type="float" office:value="0.00707371592263792" calcext:value-type="float">
            <text:p>0.007073715922638</text:p>
          </table:table-cell>
          <table:table-cell table:formula="of:=[.J385]*[.J385]" office:value-type="float" office:value="0.0000500374569541813" calcext:value-type="float">
            <text:p>5.00374569541813E-05</text:p>
          </table:table-cell>
        </table:table-row>
        <table:table-row table:style-name="ro1">
          <table:table-cell table:style-name="ce1" office:value-type="string" calcext:value-type="string">
            <text:p>8/29/2016</text:p>
          </table:table-cell>
          <table:table-cell office:value-type="float" office:value="1472428800" calcext:value-type="float">
            <text:p>1472428800</text:p>
          </table:table-cell>
          <table:table-cell office:value-type="float" office:value="22503390990" calcext:value-type="float">
            <text:p>22503390990</text:p>
          </table:table-cell>
          <table:table-cell table:formula="of:=[.C386]/10^9" office:value-type="float" office:value="22.50339099" calcext:value-type="float">
            <text:p>22.50339099</text:p>
          </table:table-cell>
          <table:table-cell office:value-type="float" office:value="10.95" calcext:value-type="float">
            <text:p>10.95</text:p>
          </table:table-cell>
          <table:table-cell table:formula="of:=[.E386]*[.D386]" office:value-type="float" office:value="246.4121313405" calcext:value-type="float">
            <text:p>246.4121313405</text:p>
          </table:table-cell>
          <table:table-cell table:formula="of:=([.E386]-[.E385])/([.E385]+0.0000000000001)" office:value-type="float" office:value="-0.0036396724294814" calcext:value-type="float">
            <text:p>-0.003639672429481</text:p>
          </table:table-cell>
          <table:table-cell table:formula="of:=ABS([.G386])" office:value-type="float" office:value="0.0036396724294814" calcext:value-type="float">
            <text:p>0.003639672429481</text:p>
          </table:table-cell>
          <table:table-cell table:formula="of:=[.G386]*[.G386]" office:value-type="float" office:value="0.000013247215393927" calcext:value-type="float">
            <text:p>1.3247215393927E-05</text:p>
          </table:table-cell>
          <table:table-cell table:formula="of:=([.F386]-[.F385])/([.F385]+0.0000000000001)" office:value-type="float" office:value="0.0042170317821614" calcext:value-type="float">
            <text:p>0.004217031782161</text:p>
          </table:table-cell>
          <table:table-cell table:formula="of:=ABS([.J386])" office:value-type="float" office:value="0.0042170317821614" calcext:value-type="float">
            <text:p>0.004217031782161</text:p>
          </table:table-cell>
          <table:table-cell table:formula="of:=[.J386]*[.J386]" office:value-type="float" office:value="0.0000177833570517593" calcext:value-type="float">
            <text:p>1.77833570517593E-05</text:p>
          </table:table-cell>
        </table:table-row>
        <table:table-row table:style-name="ro1">
          <table:table-cell table:style-name="ce1" office:value-type="string" calcext:value-type="string">
            <text:p>8/30/2016</text:p>
          </table:table-cell>
          <table:table-cell office:value-type="float" office:value="1472515200" calcext:value-type="float">
            <text:p>1472515200</text:p>
          </table:table-cell>
          <table:table-cell office:value-type="float" office:value="21969060645" calcext:value-type="float">
            <text:p>21969060645</text:p>
          </table:table-cell>
          <table:table-cell table:formula="of:=[.C387]/10^9" office:value-type="float" office:value="21.969060645" calcext:value-type="float">
            <text:p>21.969060645</text:p>
          </table:table-cell>
          <table:table-cell office:value-type="float" office:value="11.21" calcext:value-type="float">
            <text:p>11.21</text:p>
          </table:table-cell>
          <table:table-cell table:formula="of:=[.E387]*[.D387]" office:value-type="float" office:value="246.27316983045" calcext:value-type="float">
            <text:p>246.27316983045</text:p>
          </table:table-cell>
          <table:table-cell table:formula="of:=([.E387]-[.E386])/([.E386]+0.0000000000001)" office:value-type="float" office:value="0.0237442922374428" calcext:value-type="float">
            <text:p>0.023744292237443</text:p>
          </table:table-cell>
          <table:table-cell table:formula="of:=ABS([.G387])" office:value-type="float" office:value="0.0237442922374428" calcext:value-type="float">
            <text:p>0.023744292237443</text:p>
          </table:table-cell>
          <table:table-cell table:formula="of:=[.G387]*[.G387]" office:value-type="float" office:value="0.000563791413857089" calcext:value-type="float">
            <text:p>0.000563791413857</text:p>
          </table:table-cell>
          <table:table-cell table:formula="of:=([.F387]-[.F386])/([.F386]+0.0000000000001)" office:value-type="float" office:value="-0.000563939402228316" calcext:value-type="float">
            <text:p>-0.000563939402228</text:p>
          </table:table-cell>
          <table:table-cell table:formula="of:=ABS([.J387])" office:value-type="float" office:value="0.000563939402228316" calcext:value-type="float">
            <text:p>0.000563939402228</text:p>
          </table:table-cell>
          <table:table-cell table:formula="of:=[.J387]*[.J387]" office:value-type="float" office:value="0.00000031802764938563" calcext:value-type="float">
            <text:p>3.1802764938563E-07</text:p>
          </table:table-cell>
        </table:table-row>
        <table:table-row table:style-name="ro1">
          <table:table-cell table:style-name="ce1" office:value-type="string" calcext:value-type="string">
            <text:p>8/31/2016</text:p>
          </table:table-cell>
          <table:table-cell office:value-type="float" office:value="1472601600" calcext:value-type="float">
            <text:p>1472601600</text:p>
          </table:table-cell>
          <table:table-cell office:value-type="float" office:value="22383972827" calcext:value-type="float">
            <text:p>22383972827</text:p>
          </table:table-cell>
          <table:table-cell table:formula="of:=[.C388]/10^9" office:value-type="float" office:value="22.383972827" calcext:value-type="float">
            <text:p>22.383972827</text:p>
          </table:table-cell>
          <table:table-cell office:value-type="float" office:value="11.55" calcext:value-type="float">
            <text:p>11.55</text:p>
          </table:table-cell>
          <table:table-cell table:formula="of:=[.E388]*[.D388]" office:value-type="float" office:value="258.53488615185" calcext:value-type="float">
            <text:p>258.53488615185</text:p>
          </table:table-cell>
          <table:table-cell table:formula="of:=([.E388]-[.E387])/([.E387]+0.0000000000001)" office:value-type="float" office:value="0.0303300624442459" calcext:value-type="float">
            <text:p>0.030330062444246</text:p>
          </table:table-cell>
          <table:table-cell table:formula="of:=ABS([.G388])" office:value-type="float" office:value="0.0303300624442459" calcext:value-type="float">
            <text:p>0.030330062444246</text:p>
          </table:table-cell>
          <table:table-cell table:formula="of:=[.G388]*[.G388]" office:value-type="float" office:value="0.000919912687871857" calcext:value-type="float">
            <text:p>0.000919912687872</text:p>
          </table:table-cell>
          <table:table-cell table:formula="of:=([.F388]-[.F387])/([.F387]+0.0000000000001)" office:value-type="float" office:value="0.0497890871743834" calcext:value-type="float">
            <text:p>0.049789087174383</text:p>
          </table:table-cell>
          <table:table-cell table:formula="of:=ABS([.J388])" office:value-type="float" office:value="0.0497890871743834" calcext:value-type="float">
            <text:p>0.049789087174383</text:p>
          </table:table-cell>
          <table:table-cell table:formula="of:=[.J388]*[.J388]" office:value-type="float" office:value="0.00247895320165835" calcext:value-type="float">
            <text:p>0.002478953201658</text:p>
          </table:table-cell>
        </table:table-row>
        <table:table-row table:style-name="ro1">
          <table:table-cell table:style-name="ce1" office:value-type="string" calcext:value-type="string">
            <text:p>9/1/2016</text:p>
          </table:table-cell>
          <table:table-cell office:value-type="float" office:value="1472688000" calcext:value-type="float">
            <text:p>1472688000</text:p>
          </table:table-cell>
          <table:table-cell office:value-type="float" office:value="22350497450" calcext:value-type="float">
            <text:p>22350497450</text:p>
          </table:table-cell>
          <table:table-cell table:formula="of:=[.C389]/10^9" office:value-type="float" office:value="22.35049745" calcext:value-type="float">
            <text:p>22.35049745</text:p>
          </table:table-cell>
          <table:table-cell office:value-type="float" office:value="12.21" calcext:value-type="float">
            <text:p>12.21</text:p>
          </table:table-cell>
          <table:table-cell table:formula="of:=[.E389]*[.D389]" office:value-type="float" office:value="272.8995738645" calcext:value-type="float">
            <text:p>272.8995738645</text:p>
          </table:table-cell>
          <table:table-cell table:formula="of:=([.E389]-[.E388])/([.E388]+0.0000000000001)" office:value-type="float" office:value="0.0571428571428567" calcext:value-type="float">
            <text:p>0.057142857142857</text:p>
          </table:table-cell>
          <table:table-cell table:formula="of:=ABS([.G389])" office:value-type="float" office:value="0.0571428571428567" calcext:value-type="float">
            <text:p>0.057142857142857</text:p>
          </table:table-cell>
          <table:table-cell table:formula="of:=[.G389]*[.G389]" office:value-type="float" office:value="0.00326530612244892" calcext:value-type="float">
            <text:p>0.003265306122449</text:p>
          </table:table-cell>
          <table:table-cell table:formula="of:=([.F389]-[.F388])/([.F388]+0.0000000000001)" office:value-type="float" office:value="0.0555618931218934" calcext:value-type="float">
            <text:p>0.055561893121894</text:p>
          </table:table-cell>
          <table:table-cell table:formula="of:=ABS([.J389])" office:value-type="float" office:value="0.0555618931218934" calcext:value-type="float">
            <text:p>0.055561893121894</text:p>
          </table:table-cell>
          <table:table-cell table:formula="of:=[.J389]*[.J389]" office:value-type="float" office:value="0.00308712396728871" calcext:value-type="float">
            <text:p>0.003087123967289</text:p>
          </table:table-cell>
        </table:table-row>
        <table:table-row table:style-name="ro1">
          <table:table-cell table:style-name="ce1" office:value-type="string" calcext:value-type="string">
            <text:p>9/2/2016</text:p>
          </table:table-cell>
          <table:table-cell office:value-type="float" office:value="1472774400" calcext:value-type="float">
            <text:p>1472774400</text:p>
          </table:table-cell>
          <table:table-cell office:value-type="float" office:value="21832746445" calcext:value-type="float">
            <text:p>21832746445</text:p>
          </table:table-cell>
          <table:table-cell table:formula="of:=[.C390]/10^9" office:value-type="float" office:value="21.832746445" calcext:value-type="float">
            <text:p>21.832746445</text:p>
          </table:table-cell>
          <table:table-cell office:value-type="float" office:value="12.08" calcext:value-type="float">
            <text:p>12.08</text:p>
          </table:table-cell>
          <table:table-cell table:formula="of:=[.E390]*[.D390]" office:value-type="float" office:value="263.7395770556" calcext:value-type="float">
            <text:p>263.7395770556</text:p>
          </table:table-cell>
          <table:table-cell table:formula="of:=([.E390]-[.E389])/([.E389]+0.0000000000001)" office:value-type="float" office:value="-0.0106470106470106" calcext:value-type="float">
            <text:p>-0.010647010647011</text:p>
          </table:table-cell>
          <table:table-cell table:formula="of:=ABS([.G390])" office:value-type="float" office:value="0.0106470106470106" calcext:value-type="float">
            <text:p>0.010647010647011</text:p>
          </table:table-cell>
          <table:table-cell table:formula="of:=[.G390]*[.G390]" office:value-type="float" office:value="0.000113358835717558" calcext:value-type="float">
            <text:p>0.000113358835718</text:p>
          </table:table-cell>
          <table:table-cell table:formula="of:=([.F390]-[.F389])/([.F389]+0.0000000000001)" office:value-type="float" office:value="-0.0335654492939886" calcext:value-type="float">
            <text:p>-0.033565449293989</text:p>
          </table:table-cell>
          <table:table-cell table:formula="of:=ABS([.J390])" office:value-type="float" office:value="0.0335654492939886" calcext:value-type="float">
            <text:p>0.033565449293989</text:p>
          </table:table-cell>
          <table:table-cell table:formula="of:=[.J390]*[.J390]" office:value-type="float" office:value="0.00112663938630732" calcext:value-type="float">
            <text:p>0.001126639386307</text:p>
          </table:table-cell>
        </table:table-row>
        <table:table-row table:style-name="ro1">
          <table:table-cell table:style-name="ce1" office:value-type="string" calcext:value-type="string">
            <text:p>9/3/2016</text:p>
          </table:table-cell>
          <table:table-cell office:value-type="float" office:value="1472860800" calcext:value-type="float">
            <text:p>1472860800</text:p>
          </table:table-cell>
          <table:table-cell office:value-type="float" office:value="22180114518" calcext:value-type="float">
            <text:p>22180114518</text:p>
          </table:table-cell>
          <table:table-cell table:formula="of:=[.C391]/10^9" office:value-type="float" office:value="22.180114518" calcext:value-type="float">
            <text:p>22.180114518</text:p>
          </table:table-cell>
          <table:table-cell office:value-type="float" office:value="11.85" calcext:value-type="float">
            <text:p>11.85</text:p>
          </table:table-cell>
          <table:table-cell table:formula="of:=[.E391]*[.D391]" office:value-type="float" office:value="262.8343570383" calcext:value-type="float">
            <text:p>262.8343570383</text:p>
          </table:table-cell>
          <table:table-cell table:formula="of:=([.E391]-[.E390])/([.E390]+0.0000000000001)" office:value-type="float" office:value="-0.0190397350993376" calcext:value-type="float">
            <text:p>-0.019039735099338</text:p>
          </table:table-cell>
          <table:table-cell table:formula="of:=ABS([.G391])" office:value-type="float" office:value="0.0190397350993376" calcext:value-type="float">
            <text:p>0.019039735099338</text:p>
          </table:table-cell>
          <table:table-cell table:formula="of:=[.G391]*[.G391]" office:value-type="float" office:value="0.000362511512652949" calcext:value-type="float">
            <text:p>0.000362511512653</text:p>
          </table:table-cell>
          <table:table-cell table:formula="of:=([.F391]-[.F390])/([.F390]+0.0000000000001)" office:value-type="float" office:value="-0.00343224944623772" calcext:value-type="float">
            <text:p>-0.003432249446238</text:p>
          </table:table-cell>
          <table:table-cell table:formula="of:=ABS([.J391])" office:value-type="float" office:value="0.00343224944623772" calcext:value-type="float">
            <text:p>0.003432249446238</text:p>
          </table:table-cell>
          <table:table-cell table:formula="of:=[.J391]*[.J391]" office:value-type="float" office:value="0.0000117803362611991" calcext:value-type="float">
            <text:p>1.17803362611991E-05</text:p>
          </table:table-cell>
        </table:table-row>
        <table:table-row table:style-name="ro1">
          <table:table-cell table:style-name="ce1" office:value-type="string" calcext:value-type="string">
            <text:p>9/4/2016</text:p>
          </table:table-cell>
          <table:table-cell office:value-type="float" office:value="1472947200" calcext:value-type="float">
            <text:p>1472947200</text:p>
          </table:table-cell>
          <table:table-cell office:value-type="float" office:value="23122925314" calcext:value-type="float">
            <text:p>23122925314</text:p>
          </table:table-cell>
          <table:table-cell table:formula="of:=[.C392]/10^9" office:value-type="float" office:value="23.122925314" calcext:value-type="float">
            <text:p>23.122925314</text:p>
          </table:table-cell>
          <table:table-cell office:value-type="float" office:value="11.71" calcext:value-type="float">
            <text:p>11.71</text:p>
          </table:table-cell>
          <table:table-cell table:formula="of:=[.E392]*[.D392]" office:value-type="float" office:value="270.76945542694" calcext:value-type="float">
            <text:p>270.76945542694</text:p>
          </table:table-cell>
          <table:table-cell table:formula="of:=([.E392]-[.E391])/([.E391]+0.0000000000001)" office:value-type="float" office:value="-0.011814345991561" calcext:value-type="float">
            <text:p>-0.011814345991561</text:p>
          </table:table-cell>
          <table:table-cell table:formula="of:=ABS([.G392])" office:value-type="float" office:value="0.011814345991561" calcext:value-type="float">
            <text:p>0.011814345991561</text:p>
          </table:table-cell>
          <table:table-cell table:formula="of:=[.G392]*[.G392]" office:value-type="float" office:value="0.000139578771208313" calcext:value-type="float">
            <text:p>0.000139578771208</text:p>
          </table:table-cell>
          <table:table-cell table:formula="of:=([.F392]-[.F391])/([.F391]+0.0000000000001)" office:value-type="float" office:value="0.0301904913727992" calcext:value-type="float">
            <text:p>0.030190491372799</text:p>
          </table:table-cell>
          <table:table-cell table:formula="of:=ABS([.J392])" office:value-type="float" office:value="0.0301904913727992" calcext:value-type="float">
            <text:p>0.030190491372799</text:p>
          </table:table-cell>
          <table:table-cell table:formula="of:=[.J392]*[.J392]" office:value-type="float" office:value="0.000911465769331064" calcext:value-type="float">
            <text:p>0.000911465769331</text:p>
          </table:table-cell>
        </table:table-row>
        <table:table-row table:style-name="ro1">
          <table:table-cell table:style-name="ce1" office:value-type="string" calcext:value-type="string">
            <text:p>9/5/2016</text:p>
          </table:table-cell>
          <table:table-cell office:value-type="float" office:value="1473033600" calcext:value-type="float">
            <text:p>1473033600</text:p>
          </table:table-cell>
          <table:table-cell office:value-type="float" office:value="22297761925" calcext:value-type="float">
            <text:p>22297761925</text:p>
          </table:table-cell>
          <table:table-cell table:formula="of:=[.C393]/10^9" office:value-type="float" office:value="22.297761925" calcext:value-type="float">
            <text:p>22.297761925</text:p>
          </table:table-cell>
          <table:table-cell office:value-type="float" office:value="11.75" calcext:value-type="float">
            <text:p>11.75</text:p>
          </table:table-cell>
          <table:table-cell table:formula="of:=[.E393]*[.D393]" office:value-type="float" office:value="261.99870261875" calcext:value-type="float">
            <text:p>261.99870261875</text:p>
          </table:table-cell>
          <table:table-cell table:formula="of:=([.E393]-[.E392])/([.E392]+0.0000000000001)" office:value-type="float" office:value="0.00341588385994866" calcext:value-type="float">
            <text:p>0.003415883859949</text:p>
          </table:table-cell>
          <table:table-cell table:formula="of:=ABS([.G393])" office:value-type="float" office:value="0.00341588385994866" calcext:value-type="float">
            <text:p>0.003415883859949</text:p>
          </table:table-cell>
          <table:table-cell table:formula="of:=[.G393]*[.G393]" office:value-type="float" office:value="0.0000116682625446578" calcext:value-type="float">
            <text:p>1.16682625446578E-05</text:p>
          </table:table-cell>
          <table:table-cell table:formula="of:=([.F393]-[.F392])/([.F392]+0.0000000000001)" office:value-type="float" office:value="-0.0323919579273098" calcext:value-type="float">
            <text:p>-0.03239195792731</text:p>
          </table:table-cell>
          <table:table-cell table:formula="of:=ABS([.J393])" office:value-type="float" office:value="0.0323919579273098" calcext:value-type="float">
            <text:p>0.03239195792731</text:p>
          </table:table-cell>
          <table:table-cell table:formula="of:=[.J393]*[.J393]" office:value-type="float" office:value="0.00104923893836461" calcext:value-type="float">
            <text:p>0.001049238938365</text:p>
          </table:table-cell>
        </table:table-row>
        <table:table-row table:style-name="ro1">
          <table:table-cell table:style-name="ce1" office:value-type="string" calcext:value-type="string">
            <text:p>9/6/2016</text:p>
          </table:table-cell>
          <table:table-cell office:value-type="float" office:value="1473120000" calcext:value-type="float">
            <text:p>1473120000</text:p>
          </table:table-cell>
          <table:table-cell office:value-type="float" office:value="22011556383" calcext:value-type="float">
            <text:p>22011556383</text:p>
          </table:table-cell>
          <table:table-cell table:formula="of:=[.C394]/10^9" office:value-type="float" office:value="22.011556383" calcext:value-type="float">
            <text:p>22.011556383</text:p>
          </table:table-cell>
          <table:table-cell office:value-type="float" office:value="11.7" calcext:value-type="float">
            <text:p>11.7</text:p>
          </table:table-cell>
          <table:table-cell table:formula="of:=[.E394]*[.D394]" office:value-type="float" office:value="257.5352096811" calcext:value-type="float">
            <text:p>257.5352096811</text:p>
          </table:table-cell>
          <table:table-cell table:formula="of:=([.E394]-[.E393])/([.E393]+0.0000000000001)" office:value-type="float" office:value="-0.00425531914893619" calcext:value-type="float">
            <text:p>-0.004255319148936</text:p>
          </table:table-cell>
          <table:table-cell table:formula="of:=ABS([.G394])" office:value-type="float" office:value="0.00425531914893619" calcext:value-type="float">
            <text:p>0.004255319148936</text:p>
          </table:table-cell>
          <table:table-cell table:formula="of:=[.G394]*[.G394]" office:value-type="float" office:value="0.0000181077410593031" calcext:value-type="float">
            <text:p>1.81077410593031E-05</text:p>
          </table:table-cell>
          <table:table-cell table:formula="of:=([.F394]-[.F393])/([.F393]+0.0000000000001)" office:value-type="float" office:value="-0.0170363169475122" calcext:value-type="float">
            <text:p>-0.017036316947512</text:p>
          </table:table-cell>
          <table:table-cell table:formula="of:=ABS([.J394])" office:value-type="float" office:value="0.0170363169475122" calcext:value-type="float">
            <text:p>0.017036316947512</text:p>
          </table:table-cell>
          <table:table-cell table:formula="of:=[.J394]*[.J394]" office:value-type="float" office:value="0.000290236095136091" calcext:value-type="float">
            <text:p>0.000290236095136</text:p>
          </table:table-cell>
        </table:table-row>
        <table:table-row table:style-name="ro1">
          <table:table-cell table:style-name="ce1" office:value-type="string" calcext:value-type="string">
            <text:p>9/7/2016</text:p>
          </table:table-cell>
          <table:table-cell office:value-type="float" office:value="1473206400" calcext:value-type="float">
            <text:p>1473206400</text:p>
          </table:table-cell>
          <table:table-cell office:value-type="float" office:value="22086810764" calcext:value-type="float">
            <text:p>22086810764</text:p>
          </table:table-cell>
          <table:table-cell table:formula="of:=[.C395]/10^9" office:value-type="float" office:value="22.086810764" calcext:value-type="float">
            <text:p>22.086810764</text:p>
          </table:table-cell>
          <table:table-cell office:value-type="float" office:value="11.59" calcext:value-type="float">
            <text:p>11.59</text:p>
          </table:table-cell>
          <table:table-cell table:formula="of:=[.E395]*[.D395]" office:value-type="float" office:value="255.98613675476" calcext:value-type="float">
            <text:p>255.98613675476</text:p>
          </table:table-cell>
          <table:table-cell table:formula="of:=([.E395]-[.E394])/([.E394]+0.0000000000001)" office:value-type="float" office:value="-0.00940170940170927" calcext:value-type="float">
            <text:p>-0.009401709401709</text:p>
          </table:table-cell>
          <table:table-cell table:formula="of:=ABS([.G395])" office:value-type="float" office:value="0.00940170940170927" calcext:value-type="float">
            <text:p>0.009401709401709</text:p>
          </table:table-cell>
          <table:table-cell table:formula="of:=[.G395]*[.G395]" office:value-type="float" office:value="0.0000883921396741885" calcext:value-type="float">
            <text:p>8.83921396741885E-05</text:p>
          </table:table-cell>
          <table:table-cell table:formula="of:=([.F395]-[.F394])/([.F394]+0.0000000000001)" office:value-type="float" office:value="-0.0060149947195886" calcext:value-type="float">
            <text:p>-0.006014994719589</text:p>
          </table:table-cell>
          <table:table-cell table:formula="of:=ABS([.J395])" office:value-type="float" office:value="0.0060149947195886" calcext:value-type="float">
            <text:p>0.006014994719589</text:p>
          </table:table-cell>
          <table:table-cell table:formula="of:=[.J395]*[.J395]" office:value-type="float" office:value="0.0000361801614766787" calcext:value-type="float">
            <text:p>3.61801614766787E-05</text:p>
          </table:table-cell>
        </table:table-row>
        <table:table-row table:style-name="ro1">
          <table:table-cell table:style-name="ce1" office:value-type="string" calcext:value-type="string">
            <text:p>9/8/2016</text:p>
          </table:table-cell>
          <table:table-cell office:value-type="float" office:value="1473292800" calcext:value-type="float">
            <text:p>1473292800</text:p>
          </table:table-cell>
          <table:table-cell office:value-type="float" office:value="22630806155" calcext:value-type="float">
            <text:p>22630806155</text:p>
          </table:table-cell>
          <table:table-cell table:formula="of:=[.C396]/10^9" office:value-type="float" office:value="22.630806155" calcext:value-type="float">
            <text:p>22.630806155</text:p>
          </table:table-cell>
          <table:table-cell office:value-type="float" office:value="11.39" calcext:value-type="float">
            <text:p>11.39</text:p>
          </table:table-cell>
          <table:table-cell table:formula="of:=[.E396]*[.D396]" office:value-type="float" office:value="257.76488210545" calcext:value-type="float">
            <text:p>257.76488210545</text:p>
          </table:table-cell>
          <table:table-cell table:formula="of:=([.E396]-[.E395])/([.E395]+0.0000000000001)" office:value-type="float" office:value="-0.0172562553925796" calcext:value-type="float">
            <text:p>-0.01725625539258</text:p>
          </table:table-cell>
          <table:table-cell table:formula="of:=ABS([.G396])" office:value-type="float" office:value="0.0172562553925796" calcext:value-type="float">
            <text:p>0.01725625539258</text:p>
          </table:table-cell>
          <table:table-cell table:formula="of:=[.G396]*[.G396]" office:value-type="float" office:value="0.000297778350173933" calcext:value-type="float">
            <text:p>0.000297778350174</text:p>
          </table:table-cell>
          <table:table-cell table:formula="of:=([.F396]-[.F395])/([.F395]+0.0000000000001)" office:value-type="float" office:value="0.00694860031578224" calcext:value-type="float">
            <text:p>0.006948600315782</text:p>
          </table:table-cell>
          <table:table-cell table:formula="of:=ABS([.J396])" office:value-type="float" office:value="0.00694860031578224" calcext:value-type="float">
            <text:p>0.006948600315782</text:p>
          </table:table-cell>
          <table:table-cell table:formula="of:=[.J396]*[.J396]" office:value-type="float" office:value="0.0000482830463484891" calcext:value-type="float">
            <text:p>4.82830463484891E-05</text:p>
          </table:table-cell>
        </table:table-row>
        <table:table-row table:style-name="ro1">
          <table:table-cell table:style-name="ce1" office:value-type="string" calcext:value-type="string">
            <text:p>9/9/2016</text:p>
          </table:table-cell>
          <table:table-cell office:value-type="float" office:value="1473379200" calcext:value-type="float">
            <text:p>1473379200</text:p>
          </table:table-cell>
          <table:table-cell office:value-type="float" office:value="21954984795" calcext:value-type="float">
            <text:p>21954984795</text:p>
          </table:table-cell>
          <table:table-cell table:formula="of:=[.C397]/10^9" office:value-type="float" office:value="21.954984795" calcext:value-type="float">
            <text:p>21.954984795</text:p>
          </table:table-cell>
          <table:table-cell office:value-type="float" office:value="11.72" calcext:value-type="float">
            <text:p>11.72</text:p>
          </table:table-cell>
          <table:table-cell table:formula="of:=[.E397]*[.D397]" office:value-type="float" office:value="257.3124217974" calcext:value-type="float">
            <text:p>257.3124217974</text:p>
          </table:table-cell>
          <table:table-cell table:formula="of:=([.E397]-[.E396])/([.E396]+0.0000000000001)" office:value-type="float" office:value="0.0289727831431077" calcext:value-type="float">
            <text:p>0.028972783143108</text:p>
          </table:table-cell>
          <table:table-cell table:formula="of:=ABS([.G397])" office:value-type="float" office:value="0.0289727831431077" calcext:value-type="float">
            <text:p>0.028972783143108</text:p>
          </table:table-cell>
          <table:table-cell table:formula="of:=[.G397]*[.G397]" office:value-type="float" office:value="0.000839422163057548" calcext:value-type="float">
            <text:p>0.000839422163058</text:p>
          </table:table-cell>
          <table:table-cell table:formula="of:=([.F397]-[.F396])/([.F396]+0.0000000000001)" office:value-type="float" office:value="-0.00175532176592186" calcext:value-type="float">
            <text:p>-0.001755321765922</text:p>
          </table:table-cell>
          <table:table-cell table:formula="of:=ABS([.J397])" office:value-type="float" office:value="0.00175532176592186" calcext:value-type="float">
            <text:p>0.001755321765922</text:p>
          </table:table-cell>
          <table:table-cell table:formula="of:=[.J397]*[.J397]" office:value-type="float" office:value="0.00000308115450191904" calcext:value-type="float">
            <text:p>3.08115450191904E-06</text:p>
          </table:table-cell>
        </table:table-row>
        <table:table-row table:style-name="ro1">
          <table:table-cell table:style-name="ce1" office:value-type="string" calcext:value-type="string">
            <text:p>9/10/2016</text:p>
          </table:table-cell>
          <table:table-cell office:value-type="float" office:value="1473465600" calcext:value-type="float">
            <text:p>1473465600</text:p>
          </table:table-cell>
          <table:table-cell office:value-type="float" office:value="22516085593" calcext:value-type="float">
            <text:p>22516085593</text:p>
          </table:table-cell>
          <table:table-cell table:formula="of:=[.C398]/10^9" office:value-type="float" office:value="22.516085593" calcext:value-type="float">
            <text:p>22.516085593</text:p>
          </table:table-cell>
          <table:table-cell office:value-type="float" office:value="12.05" calcext:value-type="float">
            <text:p>12.05</text:p>
          </table:table-cell>
          <table:table-cell table:formula="of:=[.E398]*[.D398]" office:value-type="float" office:value="271.31883139565" calcext:value-type="float">
            <text:p>271.31883139565</text:p>
          </table:table-cell>
          <table:table-cell table:formula="of:=([.E398]-[.E397])/([.E397]+0.0000000000001)" office:value-type="float" office:value="0.0281569965870305" calcext:value-type="float">
            <text:p>0.028156996587031</text:p>
          </table:table-cell>
          <table:table-cell table:formula="of:=ABS([.G398])" office:value-type="float" office:value="0.0281569965870305" calcext:value-type="float">
            <text:p>0.028156996587031</text:p>
          </table:table-cell>
          <table:table-cell table:formula="of:=[.G398]*[.G398]" office:value-type="float" office:value="0.000792816456802046" calcext:value-type="float">
            <text:p>0.000792816456802</text:p>
          </table:table-cell>
          <table:table-cell table:formula="of:=([.F398]-[.F397])/([.F397]+0.0000000000001)" office:value-type="float" office:value="0.0544334762403279" calcext:value-type="float">
            <text:p>0.054433476240328</text:p>
          </table:table-cell>
          <table:table-cell table:formula="of:=ABS([.J398])" office:value-type="float" office:value="0.0544334762403279" calcext:value-type="float">
            <text:p>0.054433476240328</text:p>
          </table:table-cell>
          <table:table-cell table:formula="of:=[.J398]*[.J398]" office:value-type="float" office:value="0.00296300333560634" calcext:value-type="float">
            <text:p>0.002963003335606</text:p>
          </table:table-cell>
        </table:table-row>
        <table:table-row table:style-name="ro1">
          <table:table-cell table:style-name="ce1" office:value-type="string" calcext:value-type="string">
            <text:p>9/11/2016</text:p>
          </table:table-cell>
          <table:table-cell office:value-type="float" office:value="1473552000" calcext:value-type="float">
            <text:p>1473552000</text:p>
          </table:table-cell>
          <table:table-cell office:value-type="float" office:value="23221716092" calcext:value-type="float">
            <text:p>23221716092</text:p>
          </table:table-cell>
          <table:table-cell table:formula="of:=[.C399]/10^9" office:value-type="float" office:value="23.221716092" calcext:value-type="float">
            <text:p>23.221716092</text:p>
          </table:table-cell>
          <table:table-cell office:value-type="float" office:value="11.64" calcext:value-type="float">
            <text:p>11.64</text:p>
          </table:table-cell>
          <table:table-cell table:formula="of:=[.E399]*[.D399]" office:value-type="float" office:value="270.30077531088" calcext:value-type="float">
            <text:p>270.30077531088</text:p>
          </table:table-cell>
          <table:table-cell table:formula="of:=([.E399]-[.E398])/([.E398]+0.0000000000001)" office:value-type="float" office:value="-0.0340248962655599" calcext:value-type="float">
            <text:p>-0.03402489626556</text:p>
          </table:table-cell>
          <table:table-cell table:formula="of:=ABS([.G399])" office:value-type="float" office:value="0.0340248962655599" calcext:value-type="float">
            <text:p>0.03402489626556</text:p>
          </table:table-cell>
          <table:table-cell table:formula="of:=[.G399]*[.G399]" office:value-type="float" office:value="0.00115769356588211" calcext:value-type="float">
            <text:p>0.001157693565882</text:p>
          </table:table-cell>
          <table:table-cell table:formula="of:=([.F399]-[.F398])/([.F398]+0.0000000000001)" office:value-type="float" office:value="-0.00375224999876785" calcext:value-type="float">
            <text:p>-0.003752249998768</text:p>
          </table:table-cell>
          <table:table-cell table:formula="of:=ABS([.J399])" office:value-type="float" office:value="0.00375224999876785" calcext:value-type="float">
            <text:p>0.003752249998768</text:p>
          </table:table-cell>
          <table:table-cell table:formula="of:=[.J399]*[.J399]" office:value-type="float" office:value="0.0000140793800532534" calcext:value-type="float">
            <text:p>1.40793800532534E-05</text:p>
          </table:table-cell>
        </table:table-row>
        <table:table-row table:style-name="ro1">
          <table:table-cell table:style-name="ce1" office:value-type="string" calcext:value-type="string">
            <text:p>9/12/2016</text:p>
          </table:table-cell>
          <table:table-cell office:value-type="float" office:value="1473638400" calcext:value-type="float">
            <text:p>1473638400</text:p>
          </table:table-cell>
          <table:table-cell office:value-type="float" office:value="23192092540" calcext:value-type="float">
            <text:p>23192092540</text:p>
          </table:table-cell>
          <table:table-cell table:formula="of:=[.C400]/10^9" office:value-type="float" office:value="23.19209254" calcext:value-type="float">
            <text:p>23.19209254</text:p>
          </table:table-cell>
          <table:table-cell office:value-type="float" office:value="11.89" calcext:value-type="float">
            <text:p>11.89</text:p>
          </table:table-cell>
          <table:table-cell table:formula="of:=[.E400]*[.D400]" office:value-type="float" office:value="275.7539803006" calcext:value-type="float">
            <text:p>275.7539803006</text:p>
          </table:table-cell>
          <table:table-cell table:formula="of:=([.E400]-[.E399])/([.E399]+0.0000000000001)" office:value-type="float" office:value="0.0214776632302404" calcext:value-type="float">
            <text:p>0.02147766323024</text:p>
          </table:table-cell>
          <table:table-cell table:formula="of:=ABS([.G400])" office:value-type="float" office:value="0.0214776632302404" calcext:value-type="float">
            <text:p>0.02147766323024</text:p>
          </table:table-cell>
          <table:table-cell table:formula="of:=[.G400]*[.G400]" office:value-type="float" office:value="0.000461290017831619" calcext:value-type="float">
            <text:p>0.000461290017832</text:p>
          </table:table-cell>
          <table:table-cell table:formula="of:=([.F400]-[.F399])/([.F399]+0.0000000000001)" office:value-type="float" office:value="0.0201745813841937" calcext:value-type="float">
            <text:p>0.020174581384194</text:p>
          </table:table-cell>
          <table:table-cell table:formula="of:=ABS([.J400])" office:value-type="float" office:value="0.0201745813841937" calcext:value-type="float">
            <text:p>0.020174581384194</text:p>
          </table:table-cell>
          <table:table-cell table:formula="of:=[.J400]*[.J400]" office:value-type="float" office:value="0.000407013734027455" calcext:value-type="float">
            <text:p>0.000407013734027</text:p>
          </table:table-cell>
        </table:table-row>
        <table:table-row table:style-name="ro1">
          <table:table-cell table:style-name="ce1" office:value-type="string" calcext:value-type="string">
            <text:p>9/13/2016</text:p>
          </table:table-cell>
          <table:table-cell office:value-type="float" office:value="1473724800" calcext:value-type="float">
            <text:p>1473724800</text:p>
          </table:table-cell>
          <table:table-cell office:value-type="float" office:value="22172975216" calcext:value-type="float">
            <text:p>22172975216</text:p>
          </table:table-cell>
          <table:table-cell table:formula="of:=[.C401]/10^9" office:value-type="float" office:value="22.172975216" calcext:value-type="float">
            <text:p>22.172975216</text:p>
          </table:table-cell>
          <table:table-cell office:value-type="float" office:value="11.92" calcext:value-type="float">
            <text:p>11.92</text:p>
          </table:table-cell>
          <table:table-cell table:formula="of:=[.E401]*[.D401]" office:value-type="float" office:value="264.30186457472" calcext:value-type="float">
            <text:p>264.30186457472</text:p>
          </table:table-cell>
          <table:table-cell table:formula="of:=([.E401]-[.E400])/([.E400]+0.0000000000001)" office:value-type="float" office:value="0.00252312867956258" calcext:value-type="float">
            <text:p>0.002523128679563</text:p>
          </table:table-cell>
          <table:table-cell table:formula="of:=ABS([.G401])" office:value-type="float" office:value="0.00252312867956258" calcext:value-type="float">
            <text:p>0.002523128679563</text:p>
          </table:table-cell>
          <table:table-cell table:formula="of:=[.G401]*[.G401]" office:value-type="float" office:value="0.00000636617833363122" calcext:value-type="float">
            <text:p>6.36617833363122E-06</text:p>
          </table:table-cell>
          <table:table-cell table:formula="of:=([.F401]-[.F400])/([.F400]+0.0000000000001)" office:value-type="float" office:value="-0.041530191924686" calcext:value-type="float">
            <text:p>-0.041530191924686</text:p>
          </table:table-cell>
          <table:table-cell table:formula="of:=ABS([.J401])" office:value-type="float" office:value="0.041530191924686" calcext:value-type="float">
            <text:p>0.041530191924686</text:p>
          </table:table-cell>
          <table:table-cell table:formula="of:=[.J401]*[.J401]" office:value-type="float" office:value="0.00172475684130125" calcext:value-type="float">
            <text:p>0.001724756841301</text:p>
          </table:table-cell>
        </table:table-row>
        <table:table-row table:style-name="ro1">
          <table:table-cell table:style-name="ce1" office:value-type="string" calcext:value-type="string">
            <text:p>9/14/2016</text:p>
          </table:table-cell>
          <table:table-cell office:value-type="float" office:value="1473811200" calcext:value-type="float">
            <text:p>1473811200</text:p>
          </table:table-cell>
          <table:table-cell office:value-type="float" office:value="21847315101" calcext:value-type="float">
            <text:p>21847315101</text:p>
          </table:table-cell>
          <table:table-cell table:formula="of:=[.C402]/10^9" office:value-type="float" office:value="21.847315101" calcext:value-type="float">
            <text:p>21.847315101</text:p>
          </table:table-cell>
          <table:table-cell office:value-type="float" office:value="11.97" calcext:value-type="float">
            <text:p>11.97</text:p>
          </table:table-cell>
          <table:table-cell table:formula="of:=[.E402]*[.D402]" office:value-type="float" office:value="261.51236175897" calcext:value-type="float">
            <text:p>261.51236175897</text:p>
          </table:table-cell>
          <table:table-cell table:formula="of:=([.E402]-[.E401])/([.E401]+0.0000000000001)" office:value-type="float" office:value="0.00419463087248325" calcext:value-type="float">
            <text:p>0.004194630872483</text:p>
          </table:table-cell>
          <table:table-cell table:formula="of:=ABS([.G402])" office:value-type="float" office:value="0.00419463087248325" calcext:value-type="float">
            <text:p>0.004194630872483</text:p>
          </table:table-cell>
          <table:table-cell table:formula="of:=[.G402]*[.G402]" office:value-type="float" office:value="0.0000175949281563896" calcext:value-type="float">
            <text:p>1.75949281563896E-05</text:p>
          </table:table-cell>
          <table:table-cell table:formula="of:=([.F402]-[.F401])/([.F401]+0.0000000000001)" office:value-type="float" office:value="-0.0105542305584506" calcext:value-type="float">
            <text:p>-0.010554230558451</text:p>
          </table:table-cell>
          <table:table-cell table:formula="of:=ABS([.J402])" office:value-type="float" office:value="0.0105542305584506" calcext:value-type="float">
            <text:p>0.010554230558451</text:p>
          </table:table-cell>
          <table:table-cell table:formula="of:=[.J402]*[.J402]" office:value-type="float" office:value="0.000111391782680932" calcext:value-type="float">
            <text:p>0.000111391782681</text:p>
          </table:table-cell>
        </table:table-row>
        <table:table-row table:style-name="ro1">
          <table:table-cell table:style-name="ce1" office:value-type="string" calcext:value-type="string">
            <text:p>9/15/2016</text:p>
          </table:table-cell>
          <table:table-cell office:value-type="float" office:value="1473897600" calcext:value-type="float">
            <text:p>1473897600</text:p>
          </table:table-cell>
          <table:table-cell office:value-type="float" office:value="22076869309" calcext:value-type="float">
            <text:p>22076869309</text:p>
          </table:table-cell>
          <table:table-cell table:formula="of:=[.C403]/10^9" office:value-type="float" office:value="22.076869309" calcext:value-type="float">
            <text:p>22.076869309</text:p>
          </table:table-cell>
          <table:table-cell office:value-type="float" office:value="11.96" calcext:value-type="float">
            <text:p>11.96</text:p>
          </table:table-cell>
          <table:table-cell table:formula="of:=[.E403]*[.D403]" office:value-type="float" office:value="264.03935693564" calcext:value-type="float">
            <text:p>264.03935693564</text:p>
          </table:table-cell>
          <table:table-cell table:formula="of:=([.E403]-[.E402])/([.E402]+0.0000000000001)" office:value-type="float" office:value="-0.000835421888053442" calcext:value-type="float">
            <text:p>-0.000835421888053</text:p>
          </table:table-cell>
          <table:table-cell table:formula="of:=ABS([.G403])" office:value-type="float" office:value="0.000835421888053442" calcext:value-type="float">
            <text:p>0.000835421888053</text:p>
          </table:table-cell>
          <table:table-cell table:formula="of:=[.G403]*[.G403]" office:value-type="float" office:value="0.000000697929731038778" calcext:value-type="float">
            <text:p>6.97929731038778E-07</text:p>
          </table:table-cell>
          <table:table-cell table:formula="of:=([.F403]-[.F402])/([.F402]+0.0000000000001)" office:value-type="float" office:value="0.00966300468426438" calcext:value-type="float">
            <text:p>0.009663004684264</text:p>
          </table:table-cell>
          <table:table-cell table:formula="of:=ABS([.J403])" office:value-type="float" office:value="0.00966300468426438" calcext:value-type="float">
            <text:p>0.009663004684264</text:p>
          </table:table-cell>
          <table:table-cell table:formula="of:=[.J403]*[.J403]" office:value-type="float" office:value="0.0000933736595281154" calcext:value-type="float">
            <text:p>9.33736595281154E-05</text:p>
          </table:table-cell>
        </table:table-row>
        <table:table-row table:style-name="ro1">
          <table:table-cell table:style-name="ce1" office:value-type="string" calcext:value-type="string">
            <text:p>9/16/2016</text:p>
          </table:table-cell>
          <table:table-cell office:value-type="float" office:value="1473984000" calcext:value-type="float">
            <text:p>1473984000</text:p>
          </table:table-cell>
          <table:table-cell office:value-type="float" office:value="21913132122" calcext:value-type="float">
            <text:p>21913132122</text:p>
          </table:table-cell>
          <table:table-cell table:formula="of:=[.C404]/10^9" office:value-type="float" office:value="21.913132122" calcext:value-type="float">
            <text:p>21.913132122</text:p>
          </table:table-cell>
          <table:table-cell office:value-type="float" office:value="12.61" calcext:value-type="float">
            <text:p>12.61</text:p>
          </table:table-cell>
          <table:table-cell table:formula="of:=[.E404]*[.D404]" office:value-type="float" office:value="276.32459605842" calcext:value-type="float">
            <text:p>276.32459605842</text:p>
          </table:table-cell>
          <table:table-cell table:formula="of:=([.E404]-[.E403])/([.E403]+0.0000000000001)" office:value-type="float" office:value="0.0543478260869559" calcext:value-type="float">
            <text:p>0.054347826086956</text:p>
          </table:table-cell>
          <table:table-cell table:formula="of:=ABS([.G404])" office:value-type="float" office:value="0.0543478260869559" calcext:value-type="float">
            <text:p>0.054347826086956</text:p>
          </table:table-cell>
          <table:table-cell table:formula="of:=[.G404]*[.G404]" office:value-type="float" office:value="0.00295368620037801" calcext:value-type="float">
            <text:p>0.002953686200378</text:p>
          </table:table-cell>
          <table:table-cell table:formula="of:=([.F404]-[.F403])/([.F403]+0.0000000000001)" office:value-type="float" office:value="0.0465280603064586" calcext:value-type="float">
            <text:p>0.046528060306459</text:p>
          </table:table-cell>
          <table:table-cell table:formula="of:=ABS([.J404])" office:value-type="float" office:value="0.0465280603064586" calcext:value-type="float">
            <text:p>0.046528060306459</text:p>
          </table:table-cell>
          <table:table-cell table:formula="of:=[.J404]*[.J404]" office:value-type="float" office:value="0.00216486039588145" calcext:value-type="float">
            <text:p>0.002164860395881</text:p>
          </table:table-cell>
        </table:table-row>
        <table:table-row table:style-name="ro1">
          <table:table-cell table:style-name="ce1" office:value-type="string" calcext:value-type="string">
            <text:p>9/17/2016</text:p>
          </table:table-cell>
          <table:table-cell office:value-type="float" office:value="1474070400" calcext:value-type="float">
            <text:p>1474070400</text:p>
          </table:table-cell>
          <table:table-cell office:value-type="float" office:value="22349371995" calcext:value-type="float">
            <text:p>22349371995</text:p>
          </table:table-cell>
          <table:table-cell table:formula="of:=[.C405]/10^9" office:value-type="float" office:value="22.349371995" calcext:value-type="float">
            <text:p>22.349371995</text:p>
          </table:table-cell>
          <table:table-cell office:value-type="float" office:value="12.83" calcext:value-type="float">
            <text:p>12.83</text:p>
          </table:table-cell>
          <table:table-cell table:formula="of:=[.E405]*[.D405]" office:value-type="float" office:value="286.74244269585" calcext:value-type="float">
            <text:p>286.74244269585</text:p>
          </table:table-cell>
          <table:table-cell table:formula="of:=([.E405]-[.E404])/([.E404]+0.0000000000001)" office:value-type="float" office:value="0.0174464710547184" calcext:value-type="float">
            <text:p>0.017446471054718</text:p>
          </table:table-cell>
          <table:table-cell table:formula="of:=ABS([.G405])" office:value-type="float" office:value="0.0174464710547184" calcext:value-type="float">
            <text:p>0.017446471054718</text:p>
          </table:table-cell>
          <table:table-cell table:formula="of:=[.G405]*[.G405]" office:value-type="float" office:value="0.000304379352263127" calcext:value-type="float">
            <text:p>0.000304379352263</text:p>
          </table:table-cell>
          <table:table-cell table:formula="of:=([.F405]-[.F404])/([.F404]+0.0000000000001)" office:value-type="float" office:value="0.0377014814679308" calcext:value-type="float">
            <text:p>0.037701481467931</text:p>
          </table:table-cell>
          <table:table-cell table:formula="of:=ABS([.J405])" office:value-type="float" office:value="0.0377014814679308" calcext:value-type="float">
            <text:p>0.037701481467931</text:p>
          </table:table-cell>
          <table:table-cell table:formula="of:=[.J405]*[.J405]" office:value-type="float" office:value="0.00142140170487673" calcext:value-type="float">
            <text:p>0.001421401704877</text:p>
          </table:table-cell>
        </table:table-row>
        <table:table-row table:style-name="ro1">
          <table:table-cell table:style-name="ce1" office:value-type="string" calcext:value-type="string">
            <text:p>9/18/2016</text:p>
          </table:table-cell>
          <table:table-cell office:value-type="float" office:value="1474156800" calcext:value-type="float">
            <text:p>1474156800</text:p>
          </table:table-cell>
          <table:table-cell office:value-type="float" office:value="22722051979" calcext:value-type="float">
            <text:p>22722051979</text:p>
          </table:table-cell>
          <table:table-cell table:formula="of:=[.C406]/10^9" office:value-type="float" office:value="22.722051979" calcext:value-type="float">
            <text:p>22.722051979</text:p>
          </table:table-cell>
          <table:table-cell office:value-type="float" office:value="12.39" calcext:value-type="float">
            <text:p>12.39</text:p>
          </table:table-cell>
          <table:table-cell table:formula="of:=[.E406]*[.D406]" office:value-type="float" office:value="281.52622401981" calcext:value-type="float">
            <text:p>281.52622401981</text:p>
          </table:table-cell>
          <table:table-cell table:formula="of:=([.E406]-[.E405])/([.E405]+0.0000000000001)" office:value-type="float" office:value="-0.0342946219797347" calcext:value-type="float">
            <text:p>-0.034294621979735</text:p>
          </table:table-cell>
          <table:table-cell table:formula="of:=ABS([.G406])" office:value-type="float" office:value="0.0342946219797347" calcext:value-type="float">
            <text:p>0.034294621979735</text:p>
          </table:table-cell>
          <table:table-cell table:formula="of:=[.G406]*[.G406]" office:value-type="float" office:value="0.0011761210967329" calcext:value-type="float">
            <text:p>0.001176121096733</text:p>
          </table:table-cell>
          <table:table-cell table:formula="of:=([.F406]-[.F405])/([.F405]+0.0000000000001)" office:value-type="float" office:value="-0.0181913030627729" calcext:value-type="float">
            <text:p>-0.018191303062773</text:p>
          </table:table-cell>
          <table:table-cell table:formula="of:=ABS([.J406])" office:value-type="float" office:value="0.0181913030627729" calcext:value-type="float">
            <text:p>0.018191303062773</text:p>
          </table:table-cell>
          <table:table-cell table:formula="of:=[.J406]*[.J406]" office:value-type="float" office:value="0.000330923507121651" calcext:value-type="float">
            <text:p>0.000330923507122</text:p>
          </table:table-cell>
        </table:table-row>
        <table:table-row table:style-name="ro1">
          <table:table-cell table:style-name="ce1" office:value-type="string" calcext:value-type="string">
            <text:p>9/19/2016</text:p>
          </table:table-cell>
          <table:table-cell office:value-type="float" office:value="1474243200" calcext:value-type="float">
            <text:p>1474243200</text:p>
          </table:table-cell>
          <table:table-cell office:value-type="float" office:value="22459974842" calcext:value-type="float">
            <text:p>22459974842</text:p>
          </table:table-cell>
          <table:table-cell table:formula="of:=[.C407]/10^9" office:value-type="float" office:value="22.459974842" calcext:value-type="float">
            <text:p>22.459974842</text:p>
          </table:table-cell>
          <table:table-cell office:value-type="float" office:value="12.93" calcext:value-type="float">
            <text:p>12.93</text:p>
          </table:table-cell>
          <table:table-cell table:formula="of:=[.E407]*[.D407]" office:value-type="float" office:value="290.40747470706" calcext:value-type="float">
            <text:p>290.40747470706</text:p>
          </table:table-cell>
          <table:table-cell table:formula="of:=([.E407]-[.E406])/([.E406]+0.0000000000001)" office:value-type="float" office:value="0.0435835351089584" calcext:value-type="float">
            <text:p>0.043583535108959</text:p>
          </table:table-cell>
          <table:table-cell table:formula="of:=ABS([.G407])" office:value-type="float" office:value="0.0435835351089584" calcext:value-type="float">
            <text:p>0.043583535108959</text:p>
          </table:table-cell>
          <table:table-cell table:formula="of:=[.G407]*[.G407]" office:value-type="float" office:value="0.00189952453259381" calcext:value-type="float">
            <text:p>0.001899524532594</text:p>
          </table:table-cell>
          <table:table-cell table:formula="of:=([.F407]-[.F406])/([.F406]+0.0000000000001)" office:value-type="float" office:value="0.031546797170217" calcext:value-type="float">
            <text:p>0.031546797170217</text:p>
          </table:table-cell>
          <table:table-cell table:formula="of:=ABS([.J407])" office:value-type="float" office:value="0.031546797170217" calcext:value-type="float">
            <text:p>0.031546797170217</text:p>
          </table:table-cell>
          <table:table-cell table:formula="of:=[.J407]*[.J407]" office:value-type="float" office:value="0.000995200411698813" calcext:value-type="float">
            <text:p>0.000995200411699</text:p>
          </table:table-cell>
        </table:table-row>
        <table:table-row table:style-name="ro1">
          <table:table-cell table:style-name="ce1" office:value-type="string" calcext:value-type="string">
            <text:p>9/20/2016</text:p>
          </table:table-cell>
          <table:table-cell office:value-type="float" office:value="1474329600" calcext:value-type="float">
            <text:p>1474329600</text:p>
          </table:table-cell>
          <table:table-cell office:value-type="float" office:value="22114596899" calcext:value-type="float">
            <text:p>22114596899</text:p>
          </table:table-cell>
          <table:table-cell table:formula="of:=[.C408]/10^9" office:value-type="float" office:value="22.114596899" calcext:value-type="float">
            <text:p>22.114596899</text:p>
          </table:table-cell>
          <table:table-cell office:value-type="float" office:value="14.72" calcext:value-type="float">
            <text:p>14.72</text:p>
          </table:table-cell>
          <table:table-cell table:formula="of:=[.E408]*[.D408]" office:value-type="float" office:value="325.52686635328" calcext:value-type="float">
            <text:p>325.52686635328</text:p>
          </table:table-cell>
          <table:table-cell table:formula="of:=([.E408]-[.E407])/([.E407]+0.0000000000001)" office:value-type="float" office:value="0.138437741686001" calcext:value-type="float">
            <text:p>0.138437741686001</text:p>
          </table:table-cell>
          <table:table-cell table:formula="of:=ABS([.G408])" office:value-type="float" office:value="0.138437741686001" calcext:value-type="float">
            <text:p>0.138437741686001</text:p>
          </table:table-cell>
          <table:table-cell table:formula="of:=[.G408]*[.G408]" office:value-type="float" office:value="0.0191650083231198" calcext:value-type="float">
            <text:p>0.01916500832312</text:p>
          </table:table-cell>
          <table:table-cell table:formula="of:=([.F408]-[.F407])/([.F407]+0.0000000000001)" office:value-type="float" office:value="0.120931431539927" calcext:value-type="float">
            <text:p>0.120931431539927</text:p>
          </table:table-cell>
          <table:table-cell table:formula="of:=ABS([.J408])" office:value-type="float" office:value="0.120931431539927" calcext:value-type="float">
            <text:p>0.120931431539927</text:p>
          </table:table-cell>
          <table:table-cell table:formula="of:=[.J408]*[.J408]" office:value-type="float" office:value="0.0146244111342961" calcext:value-type="float">
            <text:p>0.014624411134296</text:p>
          </table:table-cell>
        </table:table-row>
        <table:table-row table:style-name="ro1">
          <table:table-cell table:style-name="ce1" office:value-type="string" calcext:value-type="string">
            <text:p>9/21/2016</text:p>
          </table:table-cell>
          <table:table-cell office:value-type="float" office:value="1474416000" calcext:value-type="float">
            <text:p>1474416000</text:p>
          </table:table-cell>
          <table:table-cell office:value-type="float" office:value="21875371150" calcext:value-type="float">
            <text:p>21875371150</text:p>
          </table:table-cell>
          <table:table-cell table:formula="of:=[.C409]/10^9" office:value-type="float" office:value="21.87537115" calcext:value-type="float">
            <text:p>21.87537115</text:p>
          </table:table-cell>
          <table:table-cell office:value-type="float" office:value="13.72" calcext:value-type="float">
            <text:p>13.72</text:p>
          </table:table-cell>
          <table:table-cell table:formula="of:=[.E409]*[.D409]" office:value-type="float" office:value="300.130092178" calcext:value-type="float">
            <text:p>300.130092178</text:p>
          </table:table-cell>
          <table:table-cell table:formula="of:=([.E409]-[.E408])/([.E408]+0.0000000000001)" office:value-type="float" office:value="-0.0679347826086952" calcext:value-type="float">
            <text:p>-0.067934782608695</text:p>
          </table:table-cell>
          <table:table-cell table:formula="of:=ABS([.G409])" office:value-type="float" office:value="0.0679347826086952" calcext:value-type="float">
            <text:p>0.067934782608695</text:p>
          </table:table-cell>
          <table:table-cell table:formula="of:=[.G409]*[.G409]" office:value-type="float" office:value="0.00461513468809067" calcext:value-type="float">
            <text:p>0.004615134688091</text:p>
          </table:table-cell>
          <table:table-cell table:formula="of:=([.F409]-[.F408])/([.F408]+0.0000000000001)" office:value-type="float" office:value="-0.0780174443350492" calcext:value-type="float">
            <text:p>-0.078017444335049</text:p>
          </table:table-cell>
          <table:table-cell table:formula="of:=ABS([.J409])" office:value-type="float" office:value="0.0780174443350492" calcext:value-type="float">
            <text:p>0.078017444335049</text:p>
          </table:table-cell>
          <table:table-cell table:formula="of:=[.J409]*[.J409]" office:value-type="float" office:value="0.0060867216205725" calcext:value-type="float">
            <text:p>0.006086721620573</text:p>
          </table:table-cell>
        </table:table-row>
        <table:table-row table:style-name="ro1">
          <table:table-cell table:style-name="ce1" office:value-type="string" calcext:value-type="string">
            <text:p>9/22/2016</text:p>
          </table:table-cell>
          <table:table-cell office:value-type="float" office:value="1474502400" calcext:value-type="float">
            <text:p>1474502400</text:p>
          </table:table-cell>
          <table:table-cell office:value-type="float" office:value="21998293790" calcext:value-type="float">
            <text:p>21998293790</text:p>
          </table:table-cell>
          <table:table-cell table:formula="of:=[.C410]/10^9" office:value-type="float" office:value="21.99829379" calcext:value-type="float">
            <text:p>21.99829379</text:p>
          </table:table-cell>
          <table:table-cell office:value-type="float" office:value="13.11" calcext:value-type="float">
            <text:p>13.11</text:p>
          </table:table-cell>
          <table:table-cell table:formula="of:=[.E410]*[.D410]" office:value-type="float" office:value="288.3976315869" calcext:value-type="float">
            <text:p>288.3976315869</text:p>
          </table:table-cell>
          <table:table-cell table:formula="of:=([.E410]-[.E409])/([.E409]+0.0000000000001)" office:value-type="float" office:value="-0.0444606413994167" calcext:value-type="float">
            <text:p>-0.044460641399417</text:p>
          </table:table-cell>
          <table:table-cell table:formula="of:=ABS([.G410])" office:value-type="float" office:value="0.0444606413994167" calcext:value-type="float">
            <text:p>0.044460641399417</text:p>
          </table:table-cell>
          <table:table-cell table:formula="of:=[.G410]*[.G410]" office:value-type="float" office:value="0.00197674863364752" calcext:value-type="float">
            <text:p>0.001976748633648</text:p>
          </table:table-cell>
          <table:table-cell table:formula="of:=([.F410]-[.F409])/([.F409]+0.0000000000001)" office:value-type="float" office:value="-0.0390912504173082" calcext:value-type="float">
            <text:p>-0.039091250417308</text:p>
          </table:table-cell>
          <table:table-cell table:formula="of:=ABS([.J410])" office:value-type="float" office:value="0.0390912504173082" calcext:value-type="float">
            <text:p>0.039091250417308</text:p>
          </table:table-cell>
          <table:table-cell table:formula="of:=[.J410]*[.J410]" office:value-type="float" office:value="0.0015281258591887" calcext:value-type="float">
            <text:p>0.001528125859189</text:p>
          </table:table-cell>
        </table:table-row>
        <table:table-row table:style-name="ro1">
          <table:table-cell table:style-name="ce1" office:value-type="string" calcext:value-type="string">
            <text:p>9/23/2016</text:p>
          </table:table-cell>
          <table:table-cell office:value-type="float" office:value="1474588800" calcext:value-type="float">
            <text:p>1474588800</text:p>
          </table:table-cell>
          <table:table-cell office:value-type="float" office:value="36520780497" calcext:value-type="float">
            <text:p>36520780497</text:p>
          </table:table-cell>
          <table:table-cell table:formula="of:=[.C411]/10^9" office:value-type="float" office:value="36.520780497" calcext:value-type="float">
            <text:p>36.520780497</text:p>
          </table:table-cell>
          <table:table-cell office:value-type="float" office:value="13.36" calcext:value-type="float">
            <text:p>13.36</text:p>
          </table:table-cell>
          <table:table-cell table:formula="of:=[.E411]*[.D411]" office:value-type="float" office:value="487.91762743992" calcext:value-type="float">
            <text:p>487.91762743992</text:p>
          </table:table-cell>
          <table:table-cell table:formula="of:=([.E411]-[.E410])/([.E410]+0.0000000000001)" office:value-type="float" office:value="0.0190694126620899" calcext:value-type="float">
            <text:p>0.01906941266209</text:p>
          </table:table-cell>
          <table:table-cell table:formula="of:=ABS([.G411])" office:value-type="float" office:value="0.0190694126620899" calcext:value-type="float">
            <text:p>0.01906941266209</text:p>
          </table:table-cell>
          <table:table-cell table:formula="of:=[.G411]*[.G411]" office:value-type="float" office:value="0.000363642499277073" calcext:value-type="float">
            <text:p>0.000363642499277</text:p>
          </table:table-cell>
          <table:table-cell table:formula="of:=([.F411]-[.F410])/([.F410]+0.0000000000001)" office:value-type="float" office:value="0.691822587984397" calcext:value-type="float">
            <text:p>0.691822587984397</text:p>
          </table:table-cell>
          <table:table-cell table:formula="of:=ABS([.J411])" office:value-type="float" office:value="0.691822587984397" calcext:value-type="float">
            <text:p>0.691822587984397</text:p>
          </table:table-cell>
          <table:table-cell table:formula="of:=[.J411]*[.J411]" office:value-type="float" office:value="0.478618493245429" calcext:value-type="float">
            <text:p>0.478618493245429</text:p>
          </table:table-cell>
        </table:table-row>
        <table:table-row table:style-name="ro1">
          <table:table-cell table:style-name="ce1" office:value-type="string" calcext:value-type="string">
            <text:p>9/24/2016</text:p>
          </table:table-cell>
          <table:table-cell office:value-type="float" office:value="1474675200" calcext:value-type="float">
            <text:p>1474675200</text:p>
          </table:table-cell>
          <table:table-cell office:value-type="float" office:value="33231902597" calcext:value-type="float">
            <text:p>33231902597</text:p>
          </table:table-cell>
          <table:table-cell table:formula="of:=[.C412]/10^9" office:value-type="float" office:value="33.231902597" calcext:value-type="float">
            <text:p>33.231902597</text:p>
          </table:table-cell>
          <table:table-cell office:value-type="float" office:value="12.91" calcext:value-type="float">
            <text:p>12.91</text:p>
          </table:table-cell>
          <table:table-cell table:formula="of:=[.E412]*[.D412]" office:value-type="float" office:value="429.02386252727" calcext:value-type="float">
            <text:p>429.02386252727</text:p>
          </table:table-cell>
          <table:table-cell table:formula="of:=([.E412]-[.E411])/([.E411]+0.0000000000001)" office:value-type="float" office:value="-0.0336826347305386" calcext:value-type="float">
            <text:p>-0.033682634730539</text:p>
          </table:table-cell>
          <table:table-cell table:formula="of:=ABS([.G412])" office:value-type="float" office:value="0.0336826347305386" calcext:value-type="float">
            <text:p>0.033682634730539</text:p>
          </table:table-cell>
          <table:table-cell table:formula="of:=[.G412]*[.G412]" office:value-type="float" office:value="0.00113451988239089" calcext:value-type="float">
            <text:p>0.001134519882391</text:p>
          </table:table-cell>
          <table:table-cell table:formula="of:=([.F412]-[.F411])/([.F411]+0.0000000000001)" office:value-type="float" office:value="-0.120704318927075" calcext:value-type="float">
            <text:p>-0.120704318927075</text:p>
          </table:table-cell>
          <table:table-cell table:formula="of:=ABS([.J412])" office:value-type="float" office:value="0.120704318927075" calcext:value-type="float">
            <text:p>0.120704318927075</text:p>
          </table:table-cell>
          <table:table-cell table:formula="of:=[.J412]*[.J412]" office:value-type="float" office:value="0.0145695326076491" calcext:value-type="float">
            <text:p>0.014569532607649</text:p>
          </table:table-cell>
        </table:table-row>
        <table:table-row table:style-name="ro1">
          <table:table-cell table:style-name="ce1" office:value-type="string" calcext:value-type="string">
            <text:p>9/25/2016</text:p>
          </table:table-cell>
          <table:table-cell office:value-type="float" office:value="1474761600" calcext:value-type="float">
            <text:p>1474761600</text:p>
          </table:table-cell>
          <table:table-cell office:value-type="float" office:value="38650733832" calcext:value-type="float">
            <text:p>38650733832</text:p>
          </table:table-cell>
          <table:table-cell table:formula="of:=[.C413]/10^9" office:value-type="float" office:value="38.650733832" calcext:value-type="float">
            <text:p>38.650733832</text:p>
          </table:table-cell>
          <table:table-cell office:value-type="float" office:value="13.05" calcext:value-type="float">
            <text:p>13.05</text:p>
          </table:table-cell>
          <table:table-cell table:formula="of:=[.E413]*[.D413]" office:value-type="float" office:value="504.3920765076" calcext:value-type="float">
            <text:p>504.3920765076</text:p>
          </table:table-cell>
          <table:table-cell table:formula="of:=([.E413]-[.E412])/([.E412]+0.0000000000001)" office:value-type="float" office:value="0.010844306738962" calcext:value-type="float">
            <text:p>0.010844306738962</text:p>
          </table:table-cell>
          <table:table-cell table:formula="of:=ABS([.G413])" office:value-type="float" office:value="0.010844306738962" calcext:value-type="float">
            <text:p>0.010844306738962</text:p>
          </table:table-cell>
          <table:table-cell table:formula="of:=[.G413]*[.G413]" office:value-type="float" office:value="0.000117598988648697" calcext:value-type="float">
            <text:p>0.000117598988649</text:p>
          </table:table-cell>
          <table:table-cell table:formula="of:=([.F413]-[.F412])/([.F412]+0.0000000000001)" office:value-type="float" office:value="0.175673710866233" calcext:value-type="float">
            <text:p>0.175673710866233</text:p>
          </table:table-cell>
          <table:table-cell table:formula="of:=ABS([.J413])" office:value-type="float" office:value="0.175673710866233" calcext:value-type="float">
            <text:p>0.175673710866233</text:p>
          </table:table-cell>
          <table:table-cell table:formula="of:=[.J413]*[.J413]" office:value-type="float" office:value="0.0308612526895127" calcext:value-type="float">
            <text:p>0.030861252689513</text:p>
          </table:table-cell>
        </table:table-row>
        <table:table-row table:style-name="ro1">
          <table:table-cell table:style-name="ce1" office:value-type="string" calcext:value-type="string">
            <text:p>9/26/2016</text:p>
          </table:table-cell>
          <table:table-cell office:value-type="float" office:value="1474848000" calcext:value-type="float">
            <text:p>1474848000</text:p>
          </table:table-cell>
          <table:table-cell office:value-type="float" office:value="43188170153" calcext:value-type="float">
            <text:p>43188170153</text:p>
          </table:table-cell>
          <table:table-cell table:formula="of:=[.C414]/10^9" office:value-type="float" office:value="43.188170153" calcext:value-type="float">
            <text:p>43.188170153</text:p>
          </table:table-cell>
          <table:table-cell office:value-type="float" office:value="12.89" calcext:value-type="float">
            <text:p>12.89</text:p>
          </table:table-cell>
          <table:table-cell table:formula="of:=[.E414]*[.D414]" office:value-type="float" office:value="556.69551327217" calcext:value-type="float">
            <text:p>556.69551327217</text:p>
          </table:table-cell>
          <table:table-cell table:formula="of:=([.E414]-[.E413])/([.E413]+0.0000000000001)" office:value-type="float" office:value="-0.0122605363984674" calcext:value-type="float">
            <text:p>-0.012260536398467</text:p>
          </table:table-cell>
          <table:table-cell table:formula="of:=ABS([.G414])" office:value-type="float" office:value="0.0122605363984674" calcext:value-type="float">
            <text:p>0.012260536398467</text:p>
          </table:table-cell>
          <table:table-cell table:formula="of:=[.G414]*[.G414]" office:value-type="float" office:value="0.000150320752778143" calcext:value-type="float">
            <text:p>0.000150320752778</text:p>
          </table:table-cell>
          <table:table-cell table:formula="of:=([.F414]-[.F413])/([.F413]+0.0000000000001)" office:value-type="float" office:value="0.103695992067754" calcext:value-type="float">
            <text:p>0.103695992067754</text:p>
          </table:table-cell>
          <table:table-cell table:formula="of:=ABS([.J414])" office:value-type="float" office:value="0.103695992067754" calcext:value-type="float">
            <text:p>0.103695992067754</text:p>
          </table:table-cell>
          <table:table-cell table:formula="of:=[.J414]*[.J414]" office:value-type="float" office:value="0.0107528587709157" calcext:value-type="float">
            <text:p>0.010752858770916</text:p>
          </table:table-cell>
        </table:table-row>
        <table:table-row table:style-name="ro1">
          <table:table-cell table:style-name="ce1" office:value-type="string" calcext:value-type="string">
            <text:p>9/27/2016</text:p>
          </table:table-cell>
          <table:table-cell office:value-type="float" office:value="1474934400" calcext:value-type="float">
            <text:p>1474934400</text:p>
          </table:table-cell>
          <table:table-cell office:value-type="float" office:value="35880566234" calcext:value-type="float">
            <text:p>35880566234</text:p>
          </table:table-cell>
          <table:table-cell table:formula="of:=[.C415]/10^9" office:value-type="float" office:value="35.880566234" calcext:value-type="float">
            <text:p>35.880566234</text:p>
          </table:table-cell>
          <table:table-cell office:value-type="float" office:value="13.09" calcext:value-type="float">
            <text:p>13.09</text:p>
          </table:table-cell>
          <table:table-cell table:formula="of:=[.E415]*[.D415]" office:value-type="float" office:value="469.67661200306" calcext:value-type="float">
            <text:p>469.67661200306</text:p>
          </table:table-cell>
          <table:table-cell table:formula="of:=([.E415]-[.E414])/([.E414]+0.0000000000001)" office:value-type="float" office:value="0.0155159038013963" calcext:value-type="float">
            <text:p>0.015515903801396</text:p>
          </table:table-cell>
          <table:table-cell table:formula="of:=ABS([.G415])" office:value-type="float" office:value="0.0155159038013963" calcext:value-type="float">
            <text:p>0.015515903801396</text:p>
          </table:table-cell>
          <table:table-cell table:formula="of:=[.G415]*[.G415]" office:value-type="float" office:value="0.000240743270774183" calcext:value-type="float">
            <text:p>0.000240743270774</text:p>
          </table:table-cell>
          <table:table-cell table:formula="of:=([.F415]-[.F414])/([.F414]+0.0000000000001)" office:value-type="float" office:value="-0.156313279332227" calcext:value-type="float">
            <text:p>-0.156313279332227</text:p>
          </table:table-cell>
          <table:table-cell table:formula="of:=ABS([.J415])" office:value-type="float" office:value="0.156313279332227" calcext:value-type="float">
            <text:p>0.156313279332227</text:p>
          </table:table-cell>
          <table:table-cell table:formula="of:=[.J415]*[.J415]" office:value-type="float" office:value="0.0244338412955947" calcext:value-type="float">
            <text:p>0.024433841295595</text:p>
          </table:table-cell>
        </table:table-row>
        <table:table-row table:style-name="ro1">
          <table:table-cell table:style-name="ce1" office:value-type="string" calcext:value-type="string">
            <text:p>9/29/2016</text:p>
          </table:table-cell>
          <table:table-cell office:value-type="float" office:value="1475107200" calcext:value-type="float">
            <text:p>1475107200</text:p>
          </table:table-cell>
          <table:table-cell office:value-type="float" office:value="30521640536" calcext:value-type="float">
            <text:p>30521640536</text:p>
          </table:table-cell>
          <table:table-cell table:formula="of:=[.C416]/10^9" office:value-type="float" office:value="30.521640536" calcext:value-type="float">
            <text:p>30.521640536</text:p>
          </table:table-cell>
          <table:table-cell office:value-type="float" office:value="13.17" calcext:value-type="float">
            <text:p>13.17</text:p>
          </table:table-cell>
          <table:table-cell table:formula="of:=[.E416]*[.D416]" office:value-type="float" office:value="401.97000585912" calcext:value-type="float">
            <text:p>401.97000585912</text:p>
          </table:table-cell>
          <table:table-cell table:formula="of:=([.E416]-[.E415])/([.E415]+0.0000000000001)" office:value-type="float" office:value="0.00611153552330019" calcext:value-type="float">
            <text:p>0.0061115355233</text:p>
          </table:table-cell>
          <table:table-cell table:formula="of:=ABS([.G416])" office:value-type="float" office:value="0.00611153552330019" calcext:value-type="float">
            <text:p>0.0061115355233</text:p>
          </table:table-cell>
          <table:table-cell table:formula="of:=[.G416]*[.G416]" office:value-type="float" office:value="0.0000373508664525601" calcext:value-type="float">
            <text:p>3.73508664525601E-05</text:p>
          </table:table-cell>
          <table:table-cell table:formula="of:=([.F416]-[.F415])/([.F415]+0.0000000000001)" office:value-type="float" office:value="-0.144155796592015" calcext:value-type="float">
            <text:p>-0.144155796592015</text:p>
          </table:table-cell>
          <table:table-cell table:formula="of:=ABS([.J416])" office:value-type="float" office:value="0.144155796592015" calcext:value-type="float">
            <text:p>0.144155796592015</text:p>
          </table:table-cell>
          <table:table-cell table:formula="of:=[.J416]*[.J416]" office:value-type="float" office:value="0.0207808936910785" calcext:value-type="float">
            <text:p>0.020780893691079</text:p>
          </table:table-cell>
        </table:table-row>
        <table:table-row table:style-name="ro1">
          <table:table-cell table:style-name="ce1" office:value-type="string" calcext:value-type="string">
            <text:p>9/28/2016</text:p>
          </table:table-cell>
          <table:table-cell office:value-type="float" office:value="1475020800" calcext:value-type="float">
            <text:p>1475020800</text:p>
          </table:table-cell>
          <table:table-cell office:value-type="float" office:value="31053957466" calcext:value-type="float">
            <text:p>31053957466</text:p>
          </table:table-cell>
          <table:table-cell table:formula="of:=[.C417]/10^9" office:value-type="float" office:value="31.053957466" calcext:value-type="float">
            <text:p>31.053957466</text:p>
          </table:table-cell>
          <table:table-cell office:value-type="float" office:value="13.3" calcext:value-type="float">
            <text:p>13.3</text:p>
          </table:table-cell>
          <table:table-cell table:formula="of:=[.E417]*[.D417]" office:value-type="float" office:value="413.0176342978" calcext:value-type="float">
            <text:p>413.0176342978</text:p>
          </table:table-cell>
          <table:table-cell table:formula="of:=([.E417]-[.E416])/([.E416]+0.0000000000001)" office:value-type="float" office:value="0.00987091875474562" calcext:value-type="float">
            <text:p>0.009870918754746</text:p>
          </table:table-cell>
          <table:table-cell table:formula="of:=ABS([.G417])" office:value-type="float" office:value="0.00987091875474562" calcext:value-type="float">
            <text:p>0.009870918754746</text:p>
          </table:table-cell>
          <table:table-cell table:formula="of:=[.G417]*[.G417]" office:value-type="float" office:value="0.0000974350370627888" calcext:value-type="float">
            <text:p>9.74350370627888E-05</text:p>
          </table:table-cell>
          <table:table-cell table:formula="of:=([.F417]-[.F416])/([.F416]+0.0000000000001)" office:value-type="float" office:value="0.0274837134056017" calcext:value-type="float">
            <text:p>0.027483713405602</text:p>
          </table:table-cell>
          <table:table-cell table:formula="of:=ABS([.J417])" office:value-type="float" office:value="0.0274837134056017" calcext:value-type="float">
            <text:p>0.027483713405602</text:p>
          </table:table-cell>
          <table:table-cell table:formula="of:=[.J417]*[.J417]" office:value-type="float" office:value="0.000755354502561249" calcext:value-type="float">
            <text:p>0.000755354502561</text:p>
          </table:table-cell>
        </table:table-row>
        <table:table-row table:style-name="ro1">
          <table:table-cell table:style-name="ce1" office:value-type="string" calcext:value-type="string">
            <text:p>9/30/2016</text:p>
          </table:table-cell>
          <table:table-cell office:value-type="float" office:value="1475193600" calcext:value-type="float">
            <text:p>1475193600</text:p>
          </table:table-cell>
          <table:table-cell office:value-type="float" office:value="29817386069" calcext:value-type="float">
            <text:p>29817386069</text:p>
          </table:table-cell>
          <table:table-cell table:formula="of:=[.C418]/10^9" office:value-type="float" office:value="29.817386069" calcext:value-type="float">
            <text:p>29.817386069</text:p>
          </table:table-cell>
          <table:table-cell office:value-type="float" office:value="13.24" calcext:value-type="float">
            <text:p>13.24</text:p>
          </table:table-cell>
          <table:table-cell table:formula="of:=[.E418]*[.D418]" office:value-type="float" office:value="394.78219155356" calcext:value-type="float">
            <text:p>394.78219155356</text:p>
          </table:table-cell>
          <table:table-cell table:formula="of:=([.E418]-[.E417])/([.E417]+0.0000000000001)" office:value-type="float" office:value="-0.00451127819548873" calcext:value-type="float">
            <text:p>-0.004511278195489</text:p>
          </table:table-cell>
          <table:table-cell table:formula="of:=ABS([.G418])" office:value-type="float" office:value="0.00451127819548873" calcext:value-type="float">
            <text:p>0.004511278195489</text:p>
          </table:table-cell>
          <table:table-cell table:formula="of:=[.G418]*[.G418]" office:value-type="float" office:value="0.000020351630957092" calcext:value-type="float">
            <text:p>2.0351630957092E-05</text:p>
          </table:table-cell>
          <table:table-cell table:formula="of:=([.F418]-[.F417])/([.F417]+0.0000000000001)" office:value-type="float" office:value="-0.0441517291997552" calcext:value-type="float">
            <text:p>-0.044151729199755</text:p>
          </table:table-cell>
          <table:table-cell table:formula="of:=ABS([.J418])" office:value-type="float" office:value="0.0441517291997552" calcext:value-type="float">
            <text:p>0.044151729199755</text:p>
          </table:table-cell>
          <table:table-cell table:formula="of:=[.J418]*[.J418]" office:value-type="float" office:value="0.00194937519132852" calcext:value-type="float">
            <text:p>0.001949375191329</text:p>
          </table:table-cell>
        </table:table-row>
        <table:table-row table:style-name="ro1">
          <table:table-cell table:style-name="ce1" office:value-type="string" calcext:value-type="string">
            <text:p>10/1/2016</text:p>
          </table:table-cell>
          <table:table-cell office:value-type="float" office:value="1475280000" calcext:value-type="float">
            <text:p>1475280000</text:p>
          </table:table-cell>
          <table:table-cell office:value-type="float" office:value="27851144123" calcext:value-type="float">
            <text:p>27851144123</text:p>
          </table:table-cell>
          <table:table-cell table:formula="of:=[.C419]/10^9" office:value-type="float" office:value="27.851144123" calcext:value-type="float">
            <text:p>27.851144123</text:p>
          </table:table-cell>
          <table:table-cell office:value-type="float" office:value="13.21" calcext:value-type="float">
            <text:p>13.21</text:p>
          </table:table-cell>
          <table:table-cell table:formula="of:=[.E419]*[.D419]" office:value-type="float" office:value="367.91361386483" calcext:value-type="float">
            <text:p>367.91361386483</text:p>
          </table:table-cell>
          <table:table-cell table:formula="of:=([.E419]-[.E418])/([.E418]+0.0000000000001)" office:value-type="float" office:value="-0.00226586102719027" calcext:value-type="float">
            <text:p>-0.00226586102719</text:p>
          </table:table-cell>
          <table:table-cell table:formula="of:=ABS([.G419])" office:value-type="float" office:value="0.00226586102719027" calcext:value-type="float">
            <text:p>0.00226586102719</text:p>
          </table:table-cell>
          <table:table-cell table:formula="of:=[.G419]*[.G419]" office:value-type="float" office:value="0.00000513412619453973" calcext:value-type="float">
            <text:p>5.13412619453973E-06</text:p>
          </table:table-cell>
          <table:table-cell table:formula="of:=([.F419]-[.F418])/([.F418]+0.0000000000001)" office:value-type="float" office:value="-0.0680592444735054" calcext:value-type="float">
            <text:p>-0.068059244473506</text:p>
          </table:table-cell>
          <table:table-cell table:formula="of:=ABS([.J419])" office:value-type="float" office:value="0.0680592444735054" calcext:value-type="float">
            <text:p>0.068059244473506</text:p>
          </table:table-cell>
          <table:table-cell table:formula="of:=[.J419]*[.J419]" office:value-type="float" office:value="0.00463206075830438" calcext:value-type="float">
            <text:p>0.004632060758304</text:p>
          </table:table-cell>
        </table:table-row>
        <table:table-row table:style-name="ro1">
          <table:table-cell table:style-name="ce1" office:value-type="string" calcext:value-type="string">
            <text:p>10/2/2016</text:p>
          </table:table-cell>
          <table:table-cell office:value-type="float" office:value="1475366400" calcext:value-type="float">
            <text:p>1475366400</text:p>
          </table:table-cell>
          <table:table-cell office:value-type="float" office:value="29274270351" calcext:value-type="float">
            <text:p>29274270351</text:p>
          </table:table-cell>
          <table:table-cell table:formula="of:=[.C420]/10^9" office:value-type="float" office:value="29.274270351" calcext:value-type="float">
            <text:p>29.274270351</text:p>
          </table:table-cell>
          <table:table-cell office:value-type="float" office:value="13.23" calcext:value-type="float">
            <text:p>13.23</text:p>
          </table:table-cell>
          <table:table-cell table:formula="of:=[.E420]*[.D420]" office:value-type="float" office:value="387.29859674373" calcext:value-type="float">
            <text:p>387.29859674373</text:p>
          </table:table-cell>
          <table:table-cell table:formula="of:=([.E420]-[.E419])/([.E419]+0.0000000000001)" office:value-type="float" office:value="0.00151400454201358" calcext:value-type="float">
            <text:p>0.001514004542014</text:p>
          </table:table-cell>
          <table:table-cell table:formula="of:=ABS([.G420])" office:value-type="float" office:value="0.00151400454201358" calcext:value-type="float">
            <text:p>0.001514004542014</text:p>
          </table:table-cell>
          <table:table-cell table:formula="of:=[.G420]*[.G420]" office:value-type="float" office:value="0.00000229220975323776" calcext:value-type="float">
            <text:p>2.29220975323776E-06</text:p>
          </table:table-cell>
          <table:table-cell table:formula="of:=([.F420]-[.F419])/([.F419]+0.0000000000001)" office:value-type="float" office:value="0.0526889523746243" calcext:value-type="float">
            <text:p>0.052688952374624</text:p>
          </table:table-cell>
          <table:table-cell table:formula="of:=ABS([.J420])" office:value-type="float" office:value="0.0526889523746243" calcext:value-type="float">
            <text:p>0.052688952374624</text:p>
          </table:table-cell>
          <table:table-cell table:formula="of:=[.J420]*[.J420]" office:value-type="float" office:value="0.00277612570233543" calcext:value-type="float">
            <text:p>0.002776125702335</text:p>
          </table:table-cell>
        </table:table-row>
        <table:table-row table:style-name="ro1">
          <table:table-cell table:style-name="ce1" office:value-type="string" calcext:value-type="string">
            <text:p>10/3/2016</text:p>
          </table:table-cell>
          <table:table-cell office:value-type="float" office:value="1475452800" calcext:value-type="float">
            <text:p>1475452800</text:p>
          </table:table-cell>
          <table:table-cell office:value-type="float" office:value="28921116127" calcext:value-type="float">
            <text:p>28921116127</text:p>
          </table:table-cell>
          <table:table-cell table:formula="of:=[.C421]/10^9" office:value-type="float" office:value="28.921116127" calcext:value-type="float">
            <text:p>28.921116127</text:p>
          </table:table-cell>
          <table:table-cell office:value-type="float" office:value="13.45" calcext:value-type="float">
            <text:p>13.45</text:p>
          </table:table-cell>
          <table:table-cell table:formula="of:=[.E421]*[.D421]" office:value-type="float" office:value="388.98901190815" calcext:value-type="float">
            <text:p>388.98901190815</text:p>
          </table:table-cell>
          <table:table-cell table:formula="of:=([.E421]-[.E420])/([.E420]+0.0000000000001)" office:value-type="float" office:value="0.0166288737717307" calcext:value-type="float">
            <text:p>0.016628873771731</text:p>
          </table:table-cell>
          <table:table-cell table:formula="of:=ABS([.G421])" office:value-type="float" office:value="0.0166288737717307" calcext:value-type="float">
            <text:p>0.016628873771731</text:p>
          </table:table-cell>
          <table:table-cell table:formula="of:=[.G421]*[.G421]" office:value-type="float" office:value="0.000276519442916153" calcext:value-type="float">
            <text:p>0.000276519442916</text:p>
          </table:table-cell>
          <table:table-cell table:formula="of:=([.F421]-[.F420])/([.F420]+0.0000000000001)" office:value-type="float" office:value="0.0043646302326743" calcext:value-type="float">
            <text:p>0.004364630232674</text:p>
          </table:table-cell>
          <table:table-cell table:formula="of:=ABS([.J421])" office:value-type="float" office:value="0.0043646302326743" calcext:value-type="float">
            <text:p>0.004364630232674</text:p>
          </table:table-cell>
          <table:table-cell table:formula="of:=[.J421]*[.J421]" office:value-type="float" office:value="0.0000190499970679745" calcext:value-type="float">
            <text:p>1.90499970679745E-05</text:p>
          </table:table-cell>
        </table:table-row>
        <table:table-row table:style-name="ro1">
          <table:table-cell table:style-name="ce1" office:value-type="string" calcext:value-type="string">
            <text:p>10/4/2016</text:p>
          </table:table-cell>
          <table:table-cell office:value-type="float" office:value="1475539200" calcext:value-type="float">
            <text:p>1475539200</text:p>
          </table:table-cell>
          <table:table-cell office:value-type="float" office:value="25719466740" calcext:value-type="float">
            <text:p>25719466740</text:p>
          </table:table-cell>
          <table:table-cell table:formula="of:=[.C422]/10^9" office:value-type="float" office:value="25.71946674" calcext:value-type="float">
            <text:p>25.71946674</text:p>
          </table:table-cell>
          <table:table-cell office:value-type="float" office:value="13.32" calcext:value-type="float">
            <text:p>13.32</text:p>
          </table:table-cell>
          <table:table-cell table:formula="of:=[.E422]*[.D422]" office:value-type="float" office:value="342.5832969768" calcext:value-type="float">
            <text:p>342.5832969768</text:p>
          </table:table-cell>
          <table:table-cell table:formula="of:=([.E422]-[.E421])/([.E421]+0.0000000000001)" office:value-type="float" office:value="-0.00966542750929353" calcext:value-type="float">
            <text:p>-0.009665427509294</text:p>
          </table:table-cell>
          <table:table-cell table:formula="of:=ABS([.G422])" office:value-type="float" office:value="0.00966542750929353" calcext:value-type="float">
            <text:p>0.009665427509294</text:p>
          </table:table-cell>
          <table:table-cell table:formula="of:=[.G422]*[.G422]" office:value-type="float" office:value="0.0000934204889374082" calcext:value-type="float">
            <text:p>9.34204889374082E-05</text:p>
          </table:table-cell>
          <table:table-cell table:formula="of:=([.F422]-[.F421])/([.F421]+0.0000000000001)" office:value-type="float" office:value="-0.119298266816615" calcext:value-type="float">
            <text:p>-0.119298266816615</text:p>
          </table:table-cell>
          <table:table-cell table:formula="of:=ABS([.J422])" office:value-type="float" office:value="0.119298266816615" calcext:value-type="float">
            <text:p>0.119298266816615</text:p>
          </table:table-cell>
          <table:table-cell table:formula="of:=[.J422]*[.J422]" office:value-type="float" office:value="0.0142320764654483" calcext:value-type="float">
            <text:p>0.014232076465448</text:p>
          </table:table-cell>
        </table:table-row>
        <table:table-row table:style-name="ro1">
          <table:table-cell table:style-name="ce1" office:value-type="string" calcext:value-type="string">
            <text:p>10/5/2016</text:p>
          </table:table-cell>
          <table:table-cell office:value-type="float" office:value="1475625600" calcext:value-type="float">
            <text:p>1475625600</text:p>
          </table:table-cell>
          <table:table-cell office:value-type="float" office:value="25204877308" calcext:value-type="float">
            <text:p>25204877308</text:p>
          </table:table-cell>
          <table:table-cell table:formula="of:=[.C423]/10^9" office:value-type="float" office:value="25.204877308" calcext:value-type="float">
            <text:p>25.204877308</text:p>
          </table:table-cell>
          <table:table-cell office:value-type="float" office:value="13.09" calcext:value-type="float">
            <text:p>13.09</text:p>
          </table:table-cell>
          <table:table-cell table:formula="of:=[.E423]*[.D423]" office:value-type="float" office:value="329.93184396172" calcext:value-type="float">
            <text:p>329.93184396172</text:p>
          </table:table-cell>
          <table:table-cell table:formula="of:=([.E423]-[.E422])/([.E422]+0.0000000000001)" office:value-type="float" office:value="-0.0172672672672672" calcext:value-type="float">
            <text:p>-0.017267267267267</text:p>
          </table:table-cell>
          <table:table-cell table:formula="of:=ABS([.G423])" office:value-type="float" office:value="0.0172672672672672" calcext:value-type="float">
            <text:p>0.017267267267267</text:p>
          </table:table-cell>
          <table:table-cell table:formula="of:=[.G423]*[.G423]" office:value-type="float" office:value="0.000298158518879236" calcext:value-type="float">
            <text:p>0.000298158518879</text:p>
          </table:table-cell>
          <table:table-cell table:formula="of:=([.F423]-[.F422])/([.F422]+0.0000000000001)" office:value-type="float" office:value="-0.0369295675729829" calcext:value-type="float">
            <text:p>-0.036929567572983</text:p>
          </table:table-cell>
          <table:table-cell table:formula="of:=ABS([.J423])" office:value-type="float" office:value="0.0369295675729829" calcext:value-type="float">
            <text:p>0.036929567572983</text:p>
          </table:table-cell>
          <table:table-cell table:formula="of:=[.J423]*[.J423]" office:value-type="float" office:value="0.00136379296112751" calcext:value-type="float">
            <text:p>0.001363792961128</text:p>
          </table:table-cell>
        </table:table-row>
        <table:table-row table:style-name="ro1">
          <table:table-cell table:style-name="ce1" office:value-type="string" calcext:value-type="string">
            <text:p>10/6/2016</text:p>
          </table:table-cell>
          <table:table-cell office:value-type="float" office:value="1475712000" calcext:value-type="float">
            <text:p>1475712000</text:p>
          </table:table-cell>
          <table:table-cell office:value-type="float" office:value="23383154022" calcext:value-type="float">
            <text:p>23383154022</text:p>
          </table:table-cell>
          <table:table-cell table:formula="of:=[.C424]/10^9" office:value-type="float" office:value="23.383154022" calcext:value-type="float">
            <text:p>23.383154022</text:p>
          </table:table-cell>
          <table:table-cell office:value-type="float" office:value="12.87" calcext:value-type="float">
            <text:p>12.87</text:p>
          </table:table-cell>
          <table:table-cell table:formula="of:=[.E424]*[.D424]" office:value-type="float" office:value="300.94119226314" calcext:value-type="float">
            <text:p>300.94119226314</text:p>
          </table:table-cell>
          <table:table-cell table:formula="of:=([.E424]-[.E423])/([.E423]+0.0000000000001)" office:value-type="float" office:value="-0.0168067226890756" calcext:value-type="float">
            <text:p>-0.016806722689076</text:p>
          </table:table-cell>
          <table:table-cell table:formula="of:=ABS([.G424])" office:value-type="float" office:value="0.0168067226890756" calcext:value-type="float">
            <text:p>0.016806722689076</text:p>
          </table:table-cell>
          <table:table-cell table:formula="of:=[.G424]*[.G424]" office:value-type="float" office:value="0.000282465927547487" calcext:value-type="float">
            <text:p>0.000282465927547</text:p>
          </table:table-cell>
          <table:table-cell table:formula="of:=([.F424]-[.F423])/([.F423]+0.0000000000001)" office:value-type="float" office:value="-0.0878686074992617" calcext:value-type="float">
            <text:p>-0.087868607499262</text:p>
          </table:table-cell>
          <table:table-cell table:formula="of:=ABS([.J424])" office:value-type="float" office:value="0.0878686074992617" calcext:value-type="float">
            <text:p>0.087868607499262</text:p>
          </table:table-cell>
          <table:table-cell table:formula="of:=[.J424]*[.J424]" office:value-type="float" office:value="0.00772089218385931" calcext:value-type="float">
            <text:p>0.007720892183859</text:p>
          </table:table-cell>
        </table:table-row>
        <table:table-row table:style-name="ro1">
          <table:table-cell table:style-name="ce1" office:value-type="string" calcext:value-type="string">
            <text:p>10/7/2016</text:p>
          </table:table-cell>
          <table:table-cell office:value-type="float" office:value="1475798400" calcext:value-type="float">
            <text:p>1475798400</text:p>
          </table:table-cell>
          <table:table-cell office:value-type="float" office:value="23148248452" calcext:value-type="float">
            <text:p>23148248452</text:p>
          </table:table-cell>
          <table:table-cell table:formula="of:=[.C425]/10^9" office:value-type="float" office:value="23.148248452" calcext:value-type="float">
            <text:p>23.148248452</text:p>
          </table:table-cell>
          <table:table-cell office:value-type="float" office:value="12.68" calcext:value-type="float">
            <text:p>12.68</text:p>
          </table:table-cell>
          <table:table-cell table:formula="of:=[.E425]*[.D425]" office:value-type="float" office:value="293.51979037136" calcext:value-type="float">
            <text:p>293.51979037136</text:p>
          </table:table-cell>
          <table:table-cell table:formula="of:=([.E425]-[.E424])/([.E424]+0.0000000000001)" office:value-type="float" office:value="-0.0147630147630146" calcext:value-type="float">
            <text:p>-0.014763014763015</text:p>
          </table:table-cell>
          <table:table-cell table:formula="of:=ABS([.G425])" office:value-type="float" office:value="0.0147630147630146" calcext:value-type="float">
            <text:p>0.014763014763015</text:p>
          </table:table-cell>
          <table:table-cell table:formula="of:=[.G425]*[.G425]" office:value-type="float" office:value="0.000217946604892987" calcext:value-type="float">
            <text:p>0.000217946604893</text:p>
          </table:table-cell>
          <table:table-cell table:formula="of:=([.F425]-[.F424])/([.F424]+0.0000000000001)" office:value-type="float" office:value="-0.0246606382993617" calcext:value-type="float">
            <text:p>-0.024660638299362</text:p>
          </table:table-cell>
          <table:table-cell table:formula="of:=ABS([.J425])" office:value-type="float" office:value="0.0246606382993617" calcext:value-type="float">
            <text:p>0.024660638299362</text:p>
          </table:table-cell>
          <table:table-cell table:formula="of:=[.J425]*[.J425]" office:value-type="float" office:value="0.000608147081331945" calcext:value-type="float">
            <text:p>0.000608147081332</text:p>
          </table:table-cell>
        </table:table-row>
        <table:table-row table:style-name="ro1">
          <table:table-cell table:style-name="ce1" office:value-type="string" calcext:value-type="string">
            <text:p>10/8/2016</text:p>
          </table:table-cell>
          <table:table-cell office:value-type="float" office:value="1475884800" calcext:value-type="float">
            <text:p>1475884800</text:p>
          </table:table-cell>
          <table:table-cell office:value-type="float" office:value="23382156317" calcext:value-type="float">
            <text:p>23382156317</text:p>
          </table:table-cell>
          <table:table-cell table:formula="of:=[.C426]/10^9" office:value-type="float" office:value="23.382156317" calcext:value-type="float">
            <text:p>23.382156317</text:p>
          </table:table-cell>
          <table:table-cell office:value-type="float" office:value="12.24" calcext:value-type="float">
            <text:p>12.24</text:p>
          </table:table-cell>
          <table:table-cell table:formula="of:=[.E426]*[.D426]" office:value-type="float" office:value="286.19759332008" calcext:value-type="float">
            <text:p>286.19759332008</text:p>
          </table:table-cell>
          <table:table-cell table:formula="of:=([.E426]-[.E425])/([.E425]+0.0000000000001)" office:value-type="float" office:value="-0.0347003154574129" calcext:value-type="float">
            <text:p>-0.034700315457413</text:p>
          </table:table-cell>
          <table:table-cell table:formula="of:=ABS([.G426])" office:value-type="float" office:value="0.0347003154574129" calcext:value-type="float">
            <text:p>0.034700315457413</text:p>
          </table:table-cell>
          <table:table-cell table:formula="of:=[.G426]*[.G426]" office:value-type="float" office:value="0.00120411189284397" calcext:value-type="float">
            <text:p>0.001204111892844</text:p>
          </table:table-cell>
          <table:table-cell table:formula="of:=([.F426]-[.F425])/([.F425]+0.0000000000001)" office:value-type="float" office:value="-0.024946178388912" calcext:value-type="float">
            <text:p>-0.024946178388912</text:p>
          </table:table-cell>
          <table:table-cell table:formula="of:=ABS([.J426])" office:value-type="float" office:value="0.024946178388912" calcext:value-type="float">
            <text:p>0.024946178388912</text:p>
          </table:table-cell>
          <table:table-cell table:formula="of:=[.J426]*[.J426]" office:value-type="float" office:value="0.000622311816211419" calcext:value-type="float">
            <text:p>0.000622311816211</text:p>
          </table:table-cell>
        </table:table-row>
        <table:table-row table:style-name="ro1">
          <table:table-cell table:style-name="ce1" office:value-type="string" calcext:value-type="string">
            <text:p>10/9/2016</text:p>
          </table:table-cell>
          <table:table-cell office:value-type="float" office:value="1475971200" calcext:value-type="float">
            <text:p>1475971200</text:p>
          </table:table-cell>
          <table:table-cell office:value-type="float" office:value="24293403159" calcext:value-type="float">
            <text:p>24293403159</text:p>
          </table:table-cell>
          <table:table-cell table:formula="of:=[.C427]/10^9" office:value-type="float" office:value="24.293403159" calcext:value-type="float">
            <text:p>24.293403159</text:p>
          </table:table-cell>
          <table:table-cell office:value-type="float" office:value="12.06" calcext:value-type="float">
            <text:p>12.06</text:p>
          </table:table-cell>
          <table:table-cell table:formula="of:=[.E427]*[.D427]" office:value-type="float" office:value="292.97844209754" calcext:value-type="float">
            <text:p>292.97844209754</text:p>
          </table:table-cell>
          <table:table-cell table:formula="of:=([.E427]-[.E426])/([.E426]+0.0000000000001)" office:value-type="float" office:value="-0.014705882352941" calcext:value-type="float">
            <text:p>-0.014705882352941</text:p>
          </table:table-cell>
          <table:table-cell table:formula="of:=ABS([.G427])" office:value-type="float" office:value="0.014705882352941" calcext:value-type="float">
            <text:p>0.014705882352941</text:p>
          </table:table-cell>
          <table:table-cell table:formula="of:=[.G427]*[.G427]" office:value-type="float" office:value="0.000216262975778542" calcext:value-type="float">
            <text:p>0.000216262975779</text:p>
          </table:table-cell>
          <table:table-cell table:formula="of:=([.F427]-[.F426])/([.F426]+0.0000000000001)" office:value-type="float" office:value="0.0236928923782962" calcext:value-type="float">
            <text:p>0.023692892378296</text:p>
          </table:table-cell>
          <table:table-cell table:formula="of:=ABS([.J427])" office:value-type="float" office:value="0.0236928923782962" calcext:value-type="float">
            <text:p>0.023692892378296</text:p>
          </table:table-cell>
          <table:table-cell table:formula="of:=[.J427]*[.J427]" office:value-type="float" office:value="0.000561353149249528" calcext:value-type="float">
            <text:p>0.00056135314925</text:p>
          </table:table-cell>
        </table:table-row>
        <table:table-row table:style-name="ro1">
          <table:table-cell table:style-name="ce1" office:value-type="string" calcext:value-type="string">
            <text:p>10/10/2016</text:p>
          </table:table-cell>
          <table:table-cell office:value-type="float" office:value="1476057600" calcext:value-type="float">
            <text:p>1476057600</text:p>
          </table:table-cell>
          <table:table-cell office:value-type="float" office:value="23808820587" calcext:value-type="float">
            <text:p>23808820587</text:p>
          </table:table-cell>
          <table:table-cell table:formula="of:=[.C428]/10^9" office:value-type="float" office:value="23.808820587" calcext:value-type="float">
            <text:p>23.808820587</text:p>
          </table:table-cell>
          <table:table-cell office:value-type="float" office:value="11.74" calcext:value-type="float">
            <text:p>11.74</text:p>
          </table:table-cell>
          <table:table-cell table:formula="of:=[.E428]*[.D428]" office:value-type="float" office:value="279.51555369138" calcext:value-type="float">
            <text:p>279.51555369138</text:p>
          </table:table-cell>
          <table:table-cell table:formula="of:=([.E428]-[.E427])/([.E427]+0.0000000000001)" office:value-type="float" office:value="-0.0265339966832502" calcext:value-type="float">
            <text:p>-0.02653399668325</text:p>
          </table:table-cell>
          <table:table-cell table:formula="of:=ABS([.G428])" office:value-type="float" office:value="0.0265339966832502" calcext:value-type="float">
            <text:p>0.02653399668325</text:p>
          </table:table-cell>
          <table:table-cell table:formula="of:=[.G428]*[.G428]" office:value-type="float" office:value="0.000704052979986733" calcext:value-type="float">
            <text:p>0.000704052979987</text:p>
          </table:table-cell>
          <table:table-cell table:formula="of:=([.F428]-[.F427])/([.F427]+0.0000000000001)" office:value-type="float" office:value="-0.0459518055655369" calcext:value-type="float">
            <text:p>-0.045951805565537</text:p>
          </table:table-cell>
          <table:table-cell table:formula="of:=ABS([.J428])" office:value-type="float" office:value="0.0459518055655369" calcext:value-type="float">
            <text:p>0.045951805565537</text:p>
          </table:table-cell>
          <table:table-cell table:formula="of:=[.J428]*[.J428]" office:value-type="float" office:value="0.0021115684347329" calcext:value-type="float">
            <text:p>0.002111568434733</text:p>
          </table:table-cell>
        </table:table-row>
        <table:table-row table:style-name="ro1">
          <table:table-cell table:style-name="ce1" office:value-type="string" calcext:value-type="string">
            <text:p>10/11/2016</text:p>
          </table:table-cell>
          <table:table-cell office:value-type="float" office:value="1476144000" calcext:value-type="float">
            <text:p>1476144000</text:p>
          </table:table-cell>
          <table:table-cell office:value-type="float" office:value="24289033632" calcext:value-type="float">
            <text:p>24289033632</text:p>
          </table:table-cell>
          <table:table-cell table:formula="of:=[.C429]/10^9" office:value-type="float" office:value="24.289033632" calcext:value-type="float">
            <text:p>24.289033632</text:p>
          </table:table-cell>
          <table:table-cell office:value-type="float" office:value="11.75" calcext:value-type="float">
            <text:p>11.75</text:p>
          </table:table-cell>
          <table:table-cell table:formula="of:=[.E429]*[.D429]" office:value-type="float" office:value="285.396145176" calcext:value-type="float">
            <text:p>285.396145176</text:p>
          </table:table-cell>
          <table:table-cell table:formula="of:=([.E429]-[.E428])/([.E428]+0.0000000000001)" office:value-type="float" office:value="0.00085178875638839" calcext:value-type="float">
            <text:p>0.000851788756388</text:p>
          </table:table-cell>
          <table:table-cell table:formula="of:=ABS([.G429])" office:value-type="float" office:value="0.00085178875638839" calcext:value-type="float">
            <text:p>0.000851788756388</text:p>
          </table:table-cell>
          <table:table-cell table:formula="of:=[.G429]*[.G429]" office:value-type="float" office:value="0.000000725544085509681" calcext:value-type="float">
            <text:p>7.25544085509681E-07</text:p>
          </table:table-cell>
          <table:table-cell table:formula="of:=([.F429]-[.F428])/([.F428]+0.0000000000001)" office:value-type="float" office:value="0.0210385125513013" calcext:value-type="float">
            <text:p>0.021038512551301</text:p>
          </table:table-cell>
          <table:table-cell table:formula="of:=ABS([.J429])" office:value-type="float" office:value="0.0210385125513013" calcext:value-type="float">
            <text:p>0.021038512551301</text:p>
          </table:table-cell>
          <table:table-cell table:formula="of:=[.J429]*[.J429]" office:value-type="float" office:value="0.000442619010371261" calcext:value-type="float">
            <text:p>0.000442619010371</text:p>
          </table:table-cell>
        </table:table-row>
        <table:table-row table:style-name="ro1">
          <table:table-cell table:style-name="ce1" office:value-type="string" calcext:value-type="string">
            <text:p>10/12/2016</text:p>
          </table:table-cell>
          <table:table-cell office:value-type="float" office:value="1476230400" calcext:value-type="float">
            <text:p>1476230400</text:p>
          </table:table-cell>
          <table:table-cell office:value-type="float" office:value="26037096488" calcext:value-type="float">
            <text:p>26037096488</text:p>
          </table:table-cell>
          <table:table-cell table:formula="of:=[.C430]/10^9" office:value-type="float" office:value="26.037096488" calcext:value-type="float">
            <text:p>26.037096488</text:p>
          </table:table-cell>
          <table:table-cell office:value-type="float" office:value="11.77" calcext:value-type="float">
            <text:p>11.77</text:p>
          </table:table-cell>
          <table:table-cell table:formula="of:=[.E430]*[.D430]" office:value-type="float" office:value="306.45662566376" calcext:value-type="float">
            <text:p>306.45662566376</text:p>
          </table:table-cell>
          <table:table-cell table:formula="of:=([.E430]-[.E429])/([.E429]+0.0000000000001)" office:value-type="float" office:value="0.00170212765957442" calcext:value-type="float">
            <text:p>0.001702127659574</text:p>
          </table:table-cell>
          <table:table-cell table:formula="of:=ABS([.G430])" office:value-type="float" office:value="0.00170212765957442" calcext:value-type="float">
            <text:p>0.001702127659574</text:p>
          </table:table-cell>
          <table:table-cell table:formula="of:=[.G430]*[.G430]" office:value-type="float" office:value="0.00000289723856948828" calcext:value-type="float">
            <text:p>2.89723856948828E-06</text:p>
          </table:table-cell>
          <table:table-cell table:formula="of:=([.F430]-[.F429])/([.F429]+0.0000000000001)" office:value-type="float" office:value="0.0737938505608486" calcext:value-type="float">
            <text:p>0.073793850560849</text:p>
          </table:table-cell>
          <table:table-cell table:formula="of:=ABS([.J430])" office:value-type="float" office:value="0.0737938505608486" calcext:value-type="float">
            <text:p>0.073793850560849</text:p>
          </table:table-cell>
          <table:table-cell table:formula="of:=[.J430]*[.J430]" office:value-type="float" office:value="0.00544553238059685" calcext:value-type="float">
            <text:p>0.005445532380597</text:p>
          </table:table-cell>
        </table:table-row>
        <table:table-row table:style-name="ro1">
          <table:table-cell table:style-name="ce1" office:value-type="string" calcext:value-type="string">
            <text:p>10/13/2016</text:p>
          </table:table-cell>
          <table:table-cell office:value-type="float" office:value="1476316800" calcext:value-type="float">
            <text:p>1476316800</text:p>
          </table:table-cell>
          <table:table-cell office:value-type="float" office:value="74508549155" calcext:value-type="float">
            <text:p>74508549155</text:p>
          </table:table-cell>
          <table:table-cell table:formula="of:=[.C431]/10^9" office:value-type="float" office:value="74.508549155" calcext:value-type="float">
            <text:p>74.508549155</text:p>
          </table:table-cell>
          <table:table-cell office:value-type="float" office:value="12.02" calcext:value-type="float">
            <text:p>12.02</text:p>
          </table:table-cell>
          <table:table-cell table:formula="of:=[.E431]*[.D431]" office:value-type="float" office:value="895.5927608431" calcext:value-type="float">
            <text:p>895.5927608431</text:p>
          </table:table-cell>
          <table:table-cell table:formula="of:=([.E431]-[.E430])/([.E430]+0.0000000000001)" office:value-type="float" office:value="0.0212404418011893" calcext:value-type="float">
            <text:p>0.021240441801189</text:p>
          </table:table-cell>
          <table:table-cell table:formula="of:=ABS([.G431])" office:value-type="float" office:value="0.0212404418011893" calcext:value-type="float">
            <text:p>0.021240441801189</text:p>
          </table:table-cell>
          <table:table-cell table:formula="of:=[.G431]*[.G431]" office:value-type="float" office:value="0.000451156367909709" calcext:value-type="float">
            <text:p>0.00045115636791</text:p>
          </table:table-cell>
          <table:table-cell table:formula="of:=([.F431]-[.F430])/([.F430]+0.0000000000001)" office:value-type="float" office:value="1.92241278485436" calcext:value-type="float">
            <text:p>1.92241278485436</text:p>
          </table:table-cell>
          <table:table-cell table:formula="of:=ABS([.J431])" office:value-type="float" office:value="1.92241278485436" calcext:value-type="float">
            <text:p>1.92241278485436</text:p>
          </table:table-cell>
          <table:table-cell table:formula="of:=[.J431]*[.J431]" office:value-type="float" office:value="3.6956709153715" calcext:value-type="float">
            <text:p>3.6956709153715</text:p>
          </table:table-cell>
        </table:table-row>
        <table:table-row table:style-name="ro1">
          <table:table-cell table:style-name="ce1" office:value-type="string" calcext:value-type="string">
            <text:p>10/14/2016</text:p>
          </table:table-cell>
          <table:table-cell office:value-type="float" office:value="1476403200" calcext:value-type="float">
            <text:p>1476403200</text:p>
          </table:table-cell>
          <table:table-cell office:value-type="float" office:value="47491822159" calcext:value-type="float">
            <text:p>47491822159</text:p>
          </table:table-cell>
          <table:table-cell table:formula="of:=[.C432]/10^9" office:value-type="float" office:value="47.491822159" calcext:value-type="float">
            <text:p>47.491822159</text:p>
          </table:table-cell>
          <table:table-cell office:value-type="float" office:value="11.9" calcext:value-type="float">
            <text:p>11.9</text:p>
          </table:table-cell>
          <table:table-cell table:formula="of:=[.E432]*[.D432]" office:value-type="float" office:value="565.1526836921" calcext:value-type="float">
            <text:p>565.1526836921</text:p>
          </table:table-cell>
          <table:table-cell table:formula="of:=([.E432]-[.E431])/([.E431]+0.0000000000001)" office:value-type="float" office:value="-0.0099833610648917" calcext:value-type="float">
            <text:p>-0.009983361064892</text:p>
          </table:table-cell>
          <table:table-cell table:formula="of:=ABS([.G432])" office:value-type="float" office:value="0.0099833610648917" calcext:value-type="float">
            <text:p>0.009983361064892</text:p>
          </table:table-cell>
          <table:table-cell table:formula="of:=[.G432]*[.G432]" office:value-type="float" office:value="0.0000996674981519955" calcext:value-type="float">
            <text:p>9.96674981519955E-05</text:p>
          </table:table-cell>
          <table:table-cell table:formula="of:=([.F432]-[.F431])/([.F431]+0.0000000000001)" office:value-type="float" office:value="-0.368962425332612" calcext:value-type="float">
            <text:p>-0.368962425332612</text:p>
          </table:table-cell>
          <table:table-cell table:formula="of:=ABS([.J432])" office:value-type="float" office:value="0.368962425332612" calcext:value-type="float">
            <text:p>0.368962425332612</text:p>
          </table:table-cell>
          <table:table-cell table:formula="of:=[.J432]*[.J432]" office:value-type="float" office:value="0.136133271307323" calcext:value-type="float">
            <text:p>0.136133271307323</text:p>
          </table:table-cell>
        </table:table-row>
        <table:table-row table:style-name="ro1">
          <table:table-cell table:style-name="ce1" office:value-type="string" calcext:value-type="string">
            <text:p>10/15/2016</text:p>
          </table:table-cell>
          <table:table-cell office:value-type="float" office:value="1476489600" calcext:value-type="float">
            <text:p>1476489600</text:p>
          </table:table-cell>
          <table:table-cell office:value-type="float" office:value="67021626922" calcext:value-type="float">
            <text:p>67021626922</text:p>
          </table:table-cell>
          <table:table-cell table:formula="of:=[.C433]/10^9" office:value-type="float" office:value="67.021626922" calcext:value-type="float">
            <text:p>67.021626922</text:p>
          </table:table-cell>
          <table:table-cell office:value-type="float" office:value="11.96" calcext:value-type="float">
            <text:p>11.96</text:p>
          </table:table-cell>
          <table:table-cell table:formula="of:=[.E433]*[.D433]" office:value-type="float" office:value="801.57865798712" calcext:value-type="float">
            <text:p>801.57865798712</text:p>
          </table:table-cell>
          <table:table-cell table:formula="of:=([.E433]-[.E432])/([.E432]+0.0000000000001)" office:value-type="float" office:value="0.00504201680672269" calcext:value-type="float">
            <text:p>0.005042016806723</text:p>
          </table:table-cell>
          <table:table-cell table:formula="of:=ABS([.G433])" office:value-type="float" office:value="0.00504201680672269" calcext:value-type="float">
            <text:p>0.005042016806723</text:p>
          </table:table-cell>
          <table:table-cell table:formula="of:=[.G433]*[.G433]" office:value-type="float" office:value="0.0000254219334792741" calcext:value-type="float">
            <text:p>2.54219334792741E-05</text:p>
          </table:table-cell>
          <table:table-cell table:formula="of:=([.F433]-[.F432])/([.F432]+0.0000000000001)" office:value-type="float" office:value="0.418340001060363" calcext:value-type="float">
            <text:p>0.418340001060363</text:p>
          </table:table-cell>
          <table:table-cell table:formula="of:=ABS([.J433])" office:value-type="float" office:value="0.418340001060363" calcext:value-type="float">
            <text:p>0.418340001060363</text:p>
          </table:table-cell>
          <table:table-cell table:formula="of:=[.J433]*[.J433]" office:value-type="float" office:value="0.175008356487184" calcext:value-type="float">
            <text:p>0.175008356487184</text:p>
          </table:table-cell>
        </table:table-row>
        <table:table-row table:style-name="ro1">
          <table:table-cell table:style-name="ce1" office:value-type="string" calcext:value-type="string">
            <text:p>10/16/2016</text:p>
          </table:table-cell>
          <table:table-cell office:value-type="float" office:value="1476576000" calcext:value-type="float">
            <text:p>1476576000</text:p>
          </table:table-cell>
          <table:table-cell office:value-type="float" office:value="64860315135" calcext:value-type="float">
            <text:p>64860315135</text:p>
          </table:table-cell>
          <table:table-cell table:formula="of:=[.C434]/10^9" office:value-type="float" office:value="64.860315135" calcext:value-type="float">
            <text:p>64.860315135</text:p>
          </table:table-cell>
          <table:table-cell office:value-type="float" office:value="11.93" calcext:value-type="float">
            <text:p>11.93</text:p>
          </table:table-cell>
          <table:table-cell table:formula="of:=[.E434]*[.D434]" office:value-type="float" office:value="773.78355956055" calcext:value-type="float">
            <text:p>773.78355956055</text:p>
          </table:table-cell>
          <table:table-cell table:formula="of:=([.E434]-[.E433])/([.E433]+0.0000000000001)" office:value-type="float" office:value="-0.00250836120401345" calcext:value-type="float">
            <text:p>-0.002508361204013</text:p>
          </table:table-cell>
          <table:table-cell table:formula="of:=ABS([.G434])" office:value-type="float" office:value="0.00250836120401345" calcext:value-type="float">
            <text:p>0.002508361204013</text:p>
          </table:table-cell>
          <table:table-cell table:formula="of:=[.G434]*[.G434]" office:value-type="float" office:value="0.00000629187592979982" calcext:value-type="float">
            <text:p>6.29187592979982E-06</text:p>
          </table:table-cell>
          <table:table-cell table:formula="of:=([.F434]-[.F433])/([.F433]+0.0000000000001)" office:value-type="float" office:value="-0.0346754471936262" calcext:value-type="float">
            <text:p>-0.034675447193626</text:p>
          </table:table-cell>
          <table:table-cell table:formula="of:=ABS([.J434])" office:value-type="float" office:value="0.0346754471936262" calcext:value-type="float">
            <text:p>0.034675447193626</text:p>
          </table:table-cell>
          <table:table-cell table:formula="of:=[.J434]*[.J434]" office:value-type="float" office:value="0.00120238663807796" calcext:value-type="float">
            <text:p>0.001202386638078</text:p>
          </table:table-cell>
        </table:table-row>
        <table:table-row table:style-name="ro1">
          <table:table-cell table:style-name="ce1" office:value-type="string" calcext:value-type="string">
            <text:p>10/17/2016</text:p>
          </table:table-cell>
          <table:table-cell office:value-type="float" office:value="1476662400" calcext:value-type="float">
            <text:p>1476662400</text:p>
          </table:table-cell>
          <table:table-cell office:value-type="float" office:value="62917625993" calcext:value-type="float">
            <text:p>62917625993</text:p>
          </table:table-cell>
          <table:table-cell table:formula="of:=[.C435]/10^9" office:value-type="float" office:value="62.917625993" calcext:value-type="float">
            <text:p>62.917625993</text:p>
          </table:table-cell>
          <table:table-cell office:value-type="float" office:value="11.98" calcext:value-type="float">
            <text:p>11.98</text:p>
          </table:table-cell>
          <table:table-cell table:formula="of:=[.E435]*[.D435]" office:value-type="float" office:value="753.75315939614" calcext:value-type="float">
            <text:p>753.75315939614</text:p>
          </table:table-cell>
          <table:table-cell table:formula="of:=([.E435]-[.E434])/([.E434]+0.0000000000001)" office:value-type="float" office:value="0.00419111483654655" calcext:value-type="float">
            <text:p>0.004191114836547</text:p>
          </table:table-cell>
          <table:table-cell table:formula="of:=ABS([.G435])" office:value-type="float" office:value="0.00419111483654655" calcext:value-type="float">
            <text:p>0.004191114836547</text:p>
          </table:table-cell>
          <table:table-cell table:formula="of:=[.G435]*[.G435]" office:value-type="float" office:value="0.0000175654435731206" calcext:value-type="float">
            <text:p>1.75654435731206E-05</text:p>
          </table:table-cell>
          <table:table-cell table:formula="of:=([.F435]-[.F434])/([.F434]+0.0000000000001)" office:value-type="float" office:value="-0.0258863087964618" calcext:value-type="float">
            <text:p>-0.025886308796462</text:p>
          </table:table-cell>
          <table:table-cell table:formula="of:=ABS([.J435])" office:value-type="float" office:value="0.0258863087964618" calcext:value-type="float">
            <text:p>0.025886308796462</text:p>
          </table:table-cell>
          <table:table-cell table:formula="of:=[.J435]*[.J435]" office:value-type="float" office:value="0.000670100983105776" calcext:value-type="float">
            <text:p>0.000670100983106</text:p>
          </table:table-cell>
        </table:table-row>
        <table:table-row table:style-name="ro1">
          <table:table-cell table:style-name="ce1" office:value-type="string" calcext:value-type="string">
            <text:p>10/18/2016</text:p>
          </table:table-cell>
          <table:table-cell office:value-type="float" office:value="1476748800" calcext:value-type="float">
            <text:p>1476748800</text:p>
          </table:table-cell>
          <table:table-cell office:value-type="float" office:value="56109104953" calcext:value-type="float">
            <text:p>56109104953</text:p>
          </table:table-cell>
          <table:table-cell table:formula="of:=[.C436]/10^9" office:value-type="float" office:value="56.109104953" calcext:value-type="float">
            <text:p>56.109104953</text:p>
          </table:table-cell>
          <table:table-cell office:value-type="float" office:value="12.5" calcext:value-type="float">
            <text:p>12.5</text:p>
          </table:table-cell>
          <table:table-cell table:formula="of:=[.E436]*[.D436]" office:value-type="float" office:value="701.3638119125" calcext:value-type="float">
            <text:p>701.3638119125</text:p>
          </table:table-cell>
          <table:table-cell table:formula="of:=([.E436]-[.E435])/([.E435]+0.0000000000001)" office:value-type="float" office:value="0.0434056761268777" calcext:value-type="float">
            <text:p>0.043405676126878</text:p>
          </table:table-cell>
          <table:table-cell table:formula="of:=ABS([.G436])" office:value-type="float" office:value="0.0434056761268777" calcext:value-type="float">
            <text:p>0.043405676126878</text:p>
          </table:table-cell>
          <table:table-cell table:formula="of:=[.G436]*[.G436]" office:value-type="float" office:value="0.0018840527200314" calcext:value-type="float">
            <text:p>0.001884052720031</text:p>
          </table:table-cell>
          <table:table-cell table:formula="of:=([.F436]-[.F435])/([.F435]+0.0000000000001)" office:value-type="float" office:value="-0.0695046472848103" calcext:value-type="float">
            <text:p>-0.06950464728481</text:p>
          </table:table-cell>
          <table:table-cell table:formula="of:=ABS([.J436])" office:value-type="float" office:value="0.0695046472848103" calcext:value-type="float">
            <text:p>0.06950464728481</text:p>
          </table:table-cell>
          <table:table-cell table:formula="of:=[.J436]*[.J436]" office:value-type="float" office:value="0.00483089599418589" calcext:value-type="float">
            <text:p>0.004830895994186</text:p>
          </table:table-cell>
        </table:table-row>
        <table:table-row table:style-name="ro1">
          <table:table-cell table:style-name="ce1" office:value-type="string" calcext:value-type="string">
            <text:p>10/19/2016</text:p>
          </table:table-cell>
          <table:table-cell office:value-type="float" office:value="1476835200" calcext:value-type="float">
            <text:p>1476835200</text:p>
          </table:table-cell>
          <table:table-cell office:value-type="float" office:value="26727015004" calcext:value-type="float">
            <text:p>26727015004</text:p>
          </table:table-cell>
          <table:table-cell table:formula="of:=[.C437]/10^9" office:value-type="float" office:value="26.727015004" calcext:value-type="float">
            <text:p>26.727015004</text:p>
          </table:table-cell>
          <table:table-cell office:value-type="float" office:value="11.98" calcext:value-type="float">
            <text:p>11.98</text:p>
          </table:table-cell>
          <table:table-cell table:formula="of:=[.E437]*[.D437]" office:value-type="float" office:value="320.18963974792" calcext:value-type="float">
            <text:p>320.18963974792</text:p>
          </table:table-cell>
          <table:table-cell table:formula="of:=([.E437]-[.E436])/([.E436]+0.0000000000001)" office:value-type="float" office:value="-0.0415999999999996" calcext:value-type="float">
            <text:p>-0.0416</text:p>
          </table:table-cell>
          <table:table-cell table:formula="of:=ABS([.G437])" office:value-type="float" office:value="0.0415999999999996" calcext:value-type="float">
            <text:p>0.0416</text:p>
          </table:table-cell>
          <table:table-cell table:formula="of:=[.G437]*[.G437]" office:value-type="float" office:value="0.00173055999999997" calcext:value-type="float">
            <text:p>0.00173056</text:p>
          </table:table-cell>
          <table:table-cell table:formula="of:=([.F437]-[.F436])/([.F436]+0.0000000000001)" office:value-type="float" office:value="-0.543475676518272" calcext:value-type="float">
            <text:p>-0.543475676518272</text:p>
          </table:table-cell>
          <table:table-cell table:formula="of:=ABS([.J437])" office:value-type="float" office:value="0.543475676518272" calcext:value-type="float">
            <text:p>0.543475676518272</text:p>
          </table:table-cell>
          <table:table-cell table:formula="of:=[.J437]*[.J437]" office:value-type="float" office:value="0.295365810966993" calcext:value-type="float">
            <text:p>0.295365810966993</text:p>
          </table:table-cell>
        </table:table-row>
        <table:table-row table:style-name="ro1">
          <table:table-cell table:style-name="ce1" office:value-type="string" calcext:value-type="string">
            <text:p>10/20/2016</text:p>
          </table:table-cell>
          <table:table-cell office:value-type="float" office:value="1476921600" calcext:value-type="float">
            <text:p>1476921600</text:p>
          </table:table-cell>
          <table:table-cell office:value-type="float" office:value="28388678071" calcext:value-type="float">
            <text:p>28388678071</text:p>
          </table:table-cell>
          <table:table-cell table:formula="of:=[.C438]/10^9" office:value-type="float" office:value="28.388678071" calcext:value-type="float">
            <text:p>28.388678071</text:p>
          </table:table-cell>
          <table:table-cell office:value-type="float" office:value="12.05" calcext:value-type="float">
            <text:p>12.05</text:p>
          </table:table-cell>
          <table:table-cell table:formula="of:=[.E438]*[.D438]" office:value-type="float" office:value="342.08357075555" calcext:value-type="float">
            <text:p>342.08357075555</text:p>
          </table:table-cell>
          <table:table-cell table:formula="of:=([.E438]-[.E437])/([.E437]+0.0000000000001)" office:value-type="float" office:value="0.00584307178631049" calcext:value-type="float">
            <text:p>0.005843071786311</text:p>
          </table:table-cell>
          <table:table-cell table:formula="of:=ABS([.G438])" office:value-type="float" office:value="0.00584307178631049" calcext:value-type="float">
            <text:p>0.005843071786311</text:p>
          </table:table-cell>
          <table:table-cell table:formula="of:=[.G438]*[.G438]" office:value-type="float" office:value="0.0000341414878999777" calcext:value-type="float">
            <text:p>3.41414878999777E-05</text:p>
          </table:table-cell>
          <table:table-cell table:formula="of:=([.F438]-[.F437])/([.F437]+0.0000000000001)" office:value-type="float" office:value="0.0683780119333866" calcext:value-type="float">
            <text:p>0.068378011933387</text:p>
          </table:table-cell>
          <table:table-cell table:formula="of:=ABS([.J438])" office:value-type="float" office:value="0.0683780119333866" calcext:value-type="float">
            <text:p>0.068378011933387</text:p>
          </table:table-cell>
          <table:table-cell table:formula="of:=[.J438]*[.J438]" office:value-type="float" office:value="0.00467555251596236" calcext:value-type="float">
            <text:p>0.004675552515962</text:p>
          </table:table-cell>
        </table:table-row>
        <table:table-row table:style-name="ro1">
          <table:table-cell table:style-name="ce1" office:value-type="string" calcext:value-type="string">
            <text:p>10/21/2016</text:p>
          </table:table-cell>
          <table:table-cell office:value-type="float" office:value="1477008000" calcext:value-type="float">
            <text:p>1477008000</text:p>
          </table:table-cell>
          <table:table-cell office:value-type="float" office:value="27327186756" calcext:value-type="float">
            <text:p>27327186756</text:p>
          </table:table-cell>
          <table:table-cell table:formula="of:=[.C439]/10^9" office:value-type="float" office:value="27.327186756" calcext:value-type="float">
            <text:p>27.327186756</text:p>
          </table:table-cell>
          <table:table-cell office:value-type="float" office:value="12.07" calcext:value-type="float">
            <text:p>12.07</text:p>
          </table:table-cell>
          <table:table-cell table:formula="of:=[.E439]*[.D439]" office:value-type="float" office:value="329.83914414492" calcext:value-type="float">
            <text:p>329.83914414492</text:p>
          </table:table-cell>
          <table:table-cell table:formula="of:=([.E439]-[.E438])/([.E438]+0.0000000000001)" office:value-type="float" office:value="0.00165975103734435" calcext:value-type="float">
            <text:p>0.001659751037344</text:p>
          </table:table-cell>
          <table:table-cell table:formula="of:=ABS([.G439])" office:value-type="float" office:value="0.00165975103734435" calcext:value-type="float">
            <text:p>0.001659751037344</text:p>
          </table:table-cell>
          <table:table-cell table:formula="of:=[.G439]*[.G439]" office:value-type="float" office:value="0.00000275477350596564" calcext:value-type="float">
            <text:p>2.75477350596564E-06</text:p>
          </table:table-cell>
          <table:table-cell table:formula="of:=([.F439]-[.F438])/([.F438]+0.0000000000001)" office:value-type="float" office:value="-0.0357936704869694" calcext:value-type="float">
            <text:p>-0.03579367048697</text:p>
          </table:table-cell>
          <table:table-cell table:formula="of:=ABS([.J439])" office:value-type="float" office:value="0.0357936704869694" calcext:value-type="float">
            <text:p>0.03579367048697</text:p>
          </table:table-cell>
          <table:table-cell table:formula="of:=[.J439]*[.J439]" office:value-type="float" office:value="0.00128118684692975" calcext:value-type="float">
            <text:p>0.00128118684693</text:p>
          </table:table-cell>
        </table:table-row>
        <table:table-row table:style-name="ro1">
          <table:table-cell table:style-name="ce1" office:value-type="string" calcext:value-type="string">
            <text:p>10/22/2016</text:p>
          </table:table-cell>
          <table:table-cell office:value-type="float" office:value="1477094400" calcext:value-type="float">
            <text:p>1477094400</text:p>
          </table:table-cell>
          <table:table-cell office:value-type="float" office:value="25568419660" calcext:value-type="float">
            <text:p>25568419660</text:p>
          </table:table-cell>
          <table:table-cell table:formula="of:=[.C440]/10^9" office:value-type="float" office:value="25.56841966" calcext:value-type="float">
            <text:p>25.56841966</text:p>
          </table:table-cell>
          <table:table-cell office:value-type="float" office:value="12.06" calcext:value-type="float">
            <text:p>12.06</text:p>
          </table:table-cell>
          <table:table-cell table:formula="of:=[.E440]*[.D440]" office:value-type="float" office:value="308.3551410996" calcext:value-type="float">
            <text:p>308.3551410996</text:p>
          </table:table-cell>
          <table:table-cell table:formula="of:=([.E440]-[.E439])/([.E439]+0.0000000000001)" office:value-type="float" office:value="-0.000828500414250183" calcext:value-type="float">
            <text:p>-0.00082850041425</text:p>
          </table:table-cell>
          <table:table-cell table:formula="of:=ABS([.G440])" office:value-type="float" office:value="0.000828500414250183" calcext:value-type="float">
            <text:p>0.00082850041425</text:p>
          </table:table-cell>
          <table:table-cell table:formula="of:=[.G440]*[.G440]" office:value-type="float" office:value="0.000000686412936412724" calcext:value-type="float">
            <text:p>6.86412936412724E-07</text:p>
          </table:table-cell>
          <table:table-cell table:formula="of:=([.F440]-[.F439])/([.F439]+0.0000000000001)" office:value-type="float" office:value="-0.0651347889621028" calcext:value-type="float">
            <text:p>-0.065134788962103</text:p>
          </table:table-cell>
          <table:table-cell table:formula="of:=ABS([.J440])" office:value-type="float" office:value="0.0651347889621028" calcext:value-type="float">
            <text:p>0.065134788962103</text:p>
          </table:table-cell>
          <table:table-cell table:formula="of:=[.J440]*[.J440]" office:value-type="float" office:value="0.00424254073313767" calcext:value-type="float">
            <text:p>0.004242540733138</text:p>
          </table:table-cell>
        </table:table-row>
        <table:table-row table:style-name="ro1">
          <table:table-cell table:style-name="ce1" office:value-type="string" calcext:value-type="string">
            <text:p>10/23/2016</text:p>
          </table:table-cell>
          <table:table-cell office:value-type="float" office:value="1477180800" calcext:value-type="float">
            <text:p>1477180800</text:p>
          </table:table-cell>
          <table:table-cell office:value-type="float" office:value="27189463354" calcext:value-type="float">
            <text:p>27189463354</text:p>
          </table:table-cell>
          <table:table-cell table:formula="of:=[.C441]/10^9" office:value-type="float" office:value="27.189463354" calcext:value-type="float">
            <text:p>27.189463354</text:p>
          </table:table-cell>
          <table:table-cell office:value-type="float" office:value="11.95" calcext:value-type="float">
            <text:p>11.95</text:p>
          </table:table-cell>
          <table:table-cell table:formula="of:=[.E441]*[.D441]" office:value-type="float" office:value="324.9140870803" calcext:value-type="float">
            <text:p>324.9140870803</text:p>
          </table:table-cell>
          <table:table-cell table:formula="of:=([.E441]-[.E440])/([.E440]+0.0000000000001)" office:value-type="float" office:value="-0.00912106135986735" calcext:value-type="float">
            <text:p>-0.009121061359867</text:p>
          </table:table-cell>
          <table:table-cell table:formula="of:=ABS([.G441])" office:value-type="float" office:value="0.00912106135986735" calcext:value-type="float">
            <text:p>0.009121061359867</text:p>
          </table:table-cell>
          <table:table-cell table:formula="of:=[.G441]*[.G441]" office:value-type="float" office:value="0.0000831937603304653" calcext:value-type="float">
            <text:p>8.31937603304653E-05</text:p>
          </table:table-cell>
          <table:table-cell table:formula="of:=([.F441]-[.F440])/([.F440]+0.0000000000001)" office:value-type="float" office:value="0.0537008915163549" calcext:value-type="float">
            <text:p>0.053700891516355</text:p>
          </table:table-cell>
          <table:table-cell table:formula="of:=ABS([.J441])" office:value-type="float" office:value="0.0537008915163549" calcext:value-type="float">
            <text:p>0.053700891516355</text:p>
          </table:table-cell>
          <table:table-cell table:formula="of:=[.J441]*[.J441]" office:value-type="float" office:value="0.00288378574965132" calcext:value-type="float">
            <text:p>0.002883785749651</text:p>
          </table:table-cell>
        </table:table-row>
        <table:table-row table:style-name="ro1">
          <table:table-cell table:style-name="ce1" office:value-type="string" calcext:value-type="string">
            <text:p>10/24/2016</text:p>
          </table:table-cell>
          <table:table-cell office:value-type="float" office:value="1477267200" calcext:value-type="float">
            <text:p>1477267200</text:p>
          </table:table-cell>
          <table:table-cell office:value-type="float" office:value="26738598194" calcext:value-type="float">
            <text:p>26738598194</text:p>
          </table:table-cell>
          <table:table-cell table:formula="of:=[.C442]/10^9" office:value-type="float" office:value="26.738598194" calcext:value-type="float">
            <text:p>26.738598194</text:p>
          </table:table-cell>
          <table:table-cell office:value-type="float" office:value="11.93" calcext:value-type="float">
            <text:p>11.93</text:p>
          </table:table-cell>
          <table:table-cell table:formula="of:=[.E442]*[.D442]" office:value-type="float" office:value="318.99147645442" calcext:value-type="float">
            <text:p>318.99147645442</text:p>
          </table:table-cell>
          <table:table-cell table:formula="of:=([.E442]-[.E441])/([.E441]+0.0000000000001)" office:value-type="float" office:value="-0.00167364016736397" calcext:value-type="float">
            <text:p>-0.001673640167364</text:p>
          </table:table-cell>
          <table:table-cell table:formula="of:=ABS([.G442])" office:value-type="float" office:value="0.00167364016736397" calcext:value-type="float">
            <text:p>0.001673640167364</text:p>
          </table:table-cell>
          <table:table-cell table:formula="of:=[.G442]*[.G442]" office:value-type="float" office:value="0.00000280107140981409" calcext:value-type="float">
            <text:p>2.80107140981409E-06</text:p>
          </table:table-cell>
          <table:table-cell table:formula="of:=([.F442]-[.F441])/([.F441]+0.0000000000001)" office:value-type="float" office:value="-0.0182282358979905" calcext:value-type="float">
            <text:p>-0.018228235897991</text:p>
          </table:table-cell>
          <table:table-cell table:formula="of:=ABS([.J442])" office:value-type="float" office:value="0.0182282358979905" calcext:value-type="float">
            <text:p>0.018228235897991</text:p>
          </table:table-cell>
          <table:table-cell table:formula="of:=[.J442]*[.J442]" office:value-type="float" office:value="0.00033226858395279" calcext:value-type="float">
            <text:p>0.000332268583953</text:p>
          </table:table-cell>
        </table:table-row>
        <table:table-row table:style-name="ro1">
          <table:table-cell table:style-name="ce1" office:value-type="string" calcext:value-type="string">
            <text:p>10/25/2016</text:p>
          </table:table-cell>
          <table:table-cell office:value-type="float" office:value="1477353600" calcext:value-type="float">
            <text:p>1477353600</text:p>
          </table:table-cell>
          <table:table-cell office:value-type="float" office:value="25467763116" calcext:value-type="float">
            <text:p>25467763116</text:p>
          </table:table-cell>
          <table:table-cell table:formula="of:=[.C443]/10^9" office:value-type="float" office:value="25.467763116" calcext:value-type="float">
            <text:p>25.467763116</text:p>
          </table:table-cell>
          <table:table-cell office:value-type="float" office:value="11.38" calcext:value-type="float">
            <text:p>11.38</text:p>
          </table:table-cell>
          <table:table-cell table:formula="of:=[.E443]*[.D443]" office:value-type="float" office:value="289.82314426008" calcext:value-type="float">
            <text:p>289.82314426008</text:p>
          </table:table-cell>
          <table:table-cell table:formula="of:=([.E443]-[.E442])/([.E442]+0.0000000000001)" office:value-type="float" office:value="-0.0461022632020113" calcext:value-type="float">
            <text:p>-0.046102263202011</text:p>
          </table:table-cell>
          <table:table-cell table:formula="of:=ABS([.G443])" office:value-type="float" office:value="0.0461022632020113" calcext:value-type="float">
            <text:p>0.046102263202011</text:p>
          </table:table-cell>
          <table:table-cell table:formula="of:=[.G443]*[.G443]" office:value-type="float" office:value="0.00212541867234752" calcext:value-type="float">
            <text:p>0.002125418672348</text:p>
          </table:table-cell>
          <table:table-cell table:formula="of:=([.F443]-[.F442])/([.F442]+0.0000000000001)" office:value-type="float" office:value="-0.0914392212561447" calcext:value-type="float">
            <text:p>-0.091439221256145</text:p>
          </table:table-cell>
          <table:table-cell table:formula="of:=ABS([.J443])" office:value-type="float" office:value="0.0914392212561447" calcext:value-type="float">
            <text:p>0.091439221256145</text:p>
          </table:table-cell>
          <table:table-cell table:formula="of:=[.J443]*[.J443]" office:value-type="float" office:value="0.00836113118393019" calcext:value-type="float">
            <text:p>0.00836113118393</text:p>
          </table:table-cell>
        </table:table-row>
        <table:table-row table:style-name="ro1">
          <table:table-cell table:style-name="ce1" office:value-type="string" calcext:value-type="string">
            <text:p>10/26/2016</text:p>
          </table:table-cell>
          <table:table-cell office:value-type="float" office:value="1477440000" calcext:value-type="float">
            <text:p>1477440000</text:p>
          </table:table-cell>
          <table:table-cell office:value-type="float" office:value="24766803093" calcext:value-type="float">
            <text:p>24766803093</text:p>
          </table:table-cell>
          <table:table-cell table:formula="of:=[.C444]/10^9" office:value-type="float" office:value="24.766803093" calcext:value-type="float">
            <text:p>24.766803093</text:p>
          </table:table-cell>
          <table:table-cell office:value-type="float" office:value="11.5" calcext:value-type="float">
            <text:p>11.5</text:p>
          </table:table-cell>
          <table:table-cell table:formula="of:=[.E444]*[.D444]" office:value-type="float" office:value="284.8182355695" calcext:value-type="float">
            <text:p>284.8182355695</text:p>
          </table:table-cell>
          <table:table-cell table:formula="of:=([.E444]-[.E443])/([.E443]+0.0000000000001)" office:value-type="float" office:value="0.0105448154657292" calcext:value-type="float">
            <text:p>0.010544815465729</text:p>
          </table:table-cell>
          <table:table-cell table:formula="of:=ABS([.G444])" office:value-type="float" office:value="0.0105448154657292" calcext:value-type="float">
            <text:p>0.010544815465729</text:p>
          </table:table-cell>
          <table:table-cell table:formula="of:=[.G444]*[.G444]" office:value-type="float" office:value="0.000111193133206281" calcext:value-type="float">
            <text:p>0.000111193133206</text:p>
          </table:table-cell>
          <table:table-cell table:formula="of:=([.F444]-[.F443])/([.F443]+0.0000000000001)" office:value-type="float" office:value="-0.0172688371846823" calcext:value-type="float">
            <text:p>-0.017268837184682</text:p>
          </table:table-cell>
          <table:table-cell table:formula="of:=ABS([.J444])" office:value-type="float" office:value="0.0172688371846823" calcext:value-type="float">
            <text:p>0.017268837184682</text:p>
          </table:table-cell>
          <table:table-cell table:formula="of:=[.J444]*[.J444]" office:value-type="float" office:value="0.000298212737711065" calcext:value-type="float">
            <text:p>0.000298212737711</text:p>
          </table:table-cell>
        </table:table-row>
        <table:table-row table:style-name="ro1">
          <table:table-cell table:style-name="ce1" office:value-type="string" calcext:value-type="string">
            <text:p>10/27/2016</text:p>
          </table:table-cell>
          <table:table-cell office:value-type="float" office:value="1477526400" calcext:value-type="float">
            <text:p>1477526400</text:p>
          </table:table-cell>
          <table:table-cell office:value-type="float" office:value="25335805631" calcext:value-type="float">
            <text:p>25335805631</text:p>
          </table:table-cell>
          <table:table-cell table:formula="of:=[.C445]/10^9" office:value-type="float" office:value="25.335805631" calcext:value-type="float">
            <text:p>25.335805631</text:p>
          </table:table-cell>
          <table:table-cell office:value-type="float" office:value="11.43" calcext:value-type="float">
            <text:p>11.43</text:p>
          </table:table-cell>
          <table:table-cell table:formula="of:=[.E445]*[.D445]" office:value-type="float" office:value="289.58825836233" calcext:value-type="float">
            <text:p>289.58825836233</text:p>
          </table:table-cell>
          <table:table-cell table:formula="of:=([.E445]-[.E444])/([.E444]+0.0000000000001)" office:value-type="float" office:value="-0.0060869565217391" calcext:value-type="float">
            <text:p>-0.006086956521739</text:p>
          </table:table-cell>
          <table:table-cell table:formula="of:=ABS([.G445])" office:value-type="float" office:value="0.0060869565217391" calcext:value-type="float">
            <text:p>0.006086956521739</text:p>
          </table:table-cell>
          <table:table-cell table:formula="of:=[.G445]*[.G445]" office:value-type="float" office:value="0.0000370510396975422" calcext:value-type="float">
            <text:p>3.70510396975422E-05</text:p>
          </table:table-cell>
          <table:table-cell table:formula="of:=([.F445]-[.F444])/([.F444]+0.0000000000001)" office:value-type="float" office:value="0.0167476031978508" calcext:value-type="float">
            <text:p>0.016747603197851</text:p>
          </table:table-cell>
          <table:table-cell table:formula="of:=ABS([.J445])" office:value-type="float" office:value="0.0167476031978508" calcext:value-type="float">
            <text:p>0.016747603197851</text:p>
          </table:table-cell>
          <table:table-cell table:formula="of:=[.J445]*[.J445]" office:value-type="float" office:value="0.000280482212872663" calcext:value-type="float">
            <text:p>0.000280482212873</text:p>
          </table:table-cell>
        </table:table-row>
        <table:table-row table:style-name="ro1">
          <table:table-cell table:style-name="ce1" office:value-type="string" calcext:value-type="string">
            <text:p>10/28/2016</text:p>
          </table:table-cell>
          <table:table-cell office:value-type="float" office:value="1477612800" calcext:value-type="float">
            <text:p>1477612800</text:p>
          </table:table-cell>
          <table:table-cell office:value-type="float" office:value="26393346615" calcext:value-type="float">
            <text:p>26393346615</text:p>
          </table:table-cell>
          <table:table-cell table:formula="of:=[.C446]/10^9" office:value-type="float" office:value="26.393346615" calcext:value-type="float">
            <text:p>26.393346615</text:p>
          </table:table-cell>
          <table:table-cell office:value-type="float" office:value="11.08" calcext:value-type="float">
            <text:p>11.08</text:p>
          </table:table-cell>
          <table:table-cell table:formula="of:=[.E446]*[.D446]" office:value-type="float" office:value="292.4382804942" calcext:value-type="float">
            <text:p>292.4382804942</text:p>
          </table:table-cell>
          <table:table-cell table:formula="of:=([.E446]-[.E445])/([.E445]+0.0000000000001)" office:value-type="float" office:value="-0.0306211723534555" calcext:value-type="float">
            <text:p>-0.030621172353456</text:p>
          </table:table-cell>
          <table:table-cell table:formula="of:=ABS([.G446])" office:value-type="float" office:value="0.0306211723534555" calcext:value-type="float">
            <text:p>0.030621172353456</text:p>
          </table:table-cell>
          <table:table-cell table:formula="of:=[.G446]*[.G446]" office:value-type="float" office:value="0.000937656196300029" calcext:value-type="float">
            <text:p>0.0009376561963</text:p>
          </table:table-cell>
          <table:table-cell table:formula="of:=([.F446]-[.F445])/([.F445]+0.0000000000001)" office:value-type="float" office:value="0.00984163566571152" calcext:value-type="float">
            <text:p>0.009841635665712</text:p>
          </table:table-cell>
          <table:table-cell table:formula="of:=ABS([.J446])" office:value-type="float" office:value="0.00984163566571152" calcext:value-type="float">
            <text:p>0.009841635665712</text:p>
          </table:table-cell>
          <table:table-cell table:formula="of:=[.J446]*[.J446]" office:value-type="float" office:value="0.0000968577925766051" calcext:value-type="float">
            <text:p>9.68577925766051E-05</text:p>
          </table:table-cell>
        </table:table-row>
        <table:table-row table:style-name="ro1">
          <table:table-cell table:style-name="ce1" office:value-type="string" calcext:value-type="string">
            <text:p>10/29/2016</text:p>
          </table:table-cell>
          <table:table-cell office:value-type="float" office:value="1477699200" calcext:value-type="float">
            <text:p>1477699200</text:p>
          </table:table-cell>
          <table:table-cell office:value-type="float" office:value="26931401011" calcext:value-type="float">
            <text:p>26931401011</text:p>
          </table:table-cell>
          <table:table-cell table:formula="of:=[.C447]/10^9" office:value-type="float" office:value="26.931401011" calcext:value-type="float">
            <text:p>26.931401011</text:p>
          </table:table-cell>
          <table:table-cell office:value-type="float" office:value="10.39" calcext:value-type="float">
            <text:p>10.39</text:p>
          </table:table-cell>
          <table:table-cell table:formula="of:=[.E447]*[.D447]" office:value-type="float" office:value="279.81725650429" calcext:value-type="float">
            <text:p>279.81725650429</text:p>
          </table:table-cell>
          <table:table-cell table:formula="of:=([.E447]-[.E446])/([.E446]+0.0000000000001)" office:value-type="float" office:value="-0.0622743682310463" calcext:value-type="float">
            <text:p>-0.062274368231046</text:p>
          </table:table-cell>
          <table:table-cell table:formula="of:=ABS([.G447])" office:value-type="float" office:value="0.0622743682310463" calcext:value-type="float">
            <text:p>0.062274368231046</text:p>
          </table:table-cell>
          <table:table-cell table:formula="of:=[.G447]*[.G447]" office:value-type="float" office:value="0.00387809693857595" calcext:value-type="float">
            <text:p>0.003878096938576</text:p>
          </table:table-cell>
          <table:table-cell table:formula="of:=([.F447]-[.F446])/([.F446]+0.0000000000001)" office:value-type="float" office:value="-0.0431579065797451" calcext:value-type="float">
            <text:p>-0.043157906579745</text:p>
          </table:table-cell>
          <table:table-cell table:formula="of:=ABS([.J447])" office:value-type="float" office:value="0.0431579065797451" calcext:value-type="float">
            <text:p>0.043157906579745</text:p>
          </table:table-cell>
          <table:table-cell table:formula="of:=[.J447]*[.J447]" office:value-type="float" office:value="0.00186260490034601" calcext:value-type="float">
            <text:p>0.001862604900346</text:p>
          </table:table-cell>
        </table:table-row>
        <table:table-row table:style-name="ro1">
          <table:table-cell table:style-name="ce1" office:value-type="string" calcext:value-type="string">
            <text:p>10/30/2016</text:p>
          </table:table-cell>
          <table:table-cell office:value-type="float" office:value="1477785600" calcext:value-type="float">
            <text:p>1477785600</text:p>
          </table:table-cell>
          <table:table-cell office:value-type="float" office:value="25710654068" calcext:value-type="float">
            <text:p>25710654068</text:p>
          </table:table-cell>
          <table:table-cell table:formula="of:=[.C448]/10^9" office:value-type="float" office:value="25.710654068" calcext:value-type="float">
            <text:p>25.710654068</text:p>
          </table:table-cell>
          <table:table-cell office:value-type="float" office:value="11.22" calcext:value-type="float">
            <text:p>11.22</text:p>
          </table:table-cell>
          <table:table-cell table:formula="of:=[.E448]*[.D448]" office:value-type="float" office:value="288.47353864296" calcext:value-type="float">
            <text:p>288.47353864296</text:p>
          </table:table-cell>
          <table:table-cell table:formula="of:=([.E448]-[.E447])/([.E447]+0.0000000000001)" office:value-type="float" office:value="0.0798845043310868" calcext:value-type="float">
            <text:p>0.079884504331087</text:p>
          </table:table-cell>
          <table:table-cell table:formula="of:=ABS([.G448])" office:value-type="float" office:value="0.0798845043310868" calcext:value-type="float">
            <text:p>0.079884504331087</text:p>
          </table:table-cell>
          <table:table-cell table:formula="of:=[.G448]*[.G448]" office:value-type="float" office:value="0.00638153403222343" calcext:value-type="float">
            <text:p>0.006381534032223</text:p>
          </table:table-cell>
          <table:table-cell table:formula="of:=([.F448]-[.F447])/([.F447]+0.0000000000001)" office:value-type="float" office:value="0.0309354835609908" calcext:value-type="float">
            <text:p>0.030935483560991</text:p>
          </table:table-cell>
          <table:table-cell table:formula="of:=ABS([.J448])" office:value-type="float" office:value="0.0309354835609908" calcext:value-type="float">
            <text:p>0.030935483560991</text:p>
          </table:table-cell>
          <table:table-cell table:formula="of:=[.J448]*[.J448]" office:value-type="float" office:value="0.000957004143152331" calcext:value-type="float">
            <text:p>0.000957004143152</text:p>
          </table:table-cell>
        </table:table-row>
        <table:table-row table:style-name="ro1">
          <table:table-cell table:style-name="ce1" office:value-type="string" calcext:value-type="string">
            <text:p>10/31/2016</text:p>
          </table:table-cell>
          <table:table-cell office:value-type="float" office:value="1477872000" calcext:value-type="float">
            <text:p>1477872000</text:p>
          </table:table-cell>
          <table:table-cell office:value-type="float" office:value="24958279875" calcext:value-type="float">
            <text:p>24958279875</text:p>
          </table:table-cell>
          <table:table-cell table:formula="of:=[.C449]/10^9" office:value-type="float" office:value="24.958279875" calcext:value-type="float">
            <text:p>24.958279875</text:p>
          </table:table-cell>
          <table:table-cell office:value-type="float" office:value="10.91" calcext:value-type="float">
            <text:p>10.91</text:p>
          </table:table-cell>
          <table:table-cell table:formula="of:=[.E449]*[.D449]" office:value-type="float" office:value="272.29483343625" calcext:value-type="float">
            <text:p>272.29483343625</text:p>
          </table:table-cell>
          <table:table-cell table:formula="of:=([.E449]-[.E448])/([.E448]+0.0000000000001)" office:value-type="float" office:value="-0.0276292335115862" calcext:value-type="float">
            <text:p>-0.027629233511586</text:p>
          </table:table-cell>
          <table:table-cell table:formula="of:=ABS([.G449])" office:value-type="float" office:value="0.0276292335115862" calcext:value-type="float">
            <text:p>0.027629233511586</text:p>
          </table:table-cell>
          <table:table-cell table:formula="of:=[.G449]*[.G449]" office:value-type="float" office:value="0.000763374544437761" calcext:value-type="float">
            <text:p>0.000763374544438</text:p>
          </table:table-cell>
          <table:table-cell table:formula="of:=([.F449]-[.F448])/([.F448]+0.0000000000001)" office:value-type="float" office:value="-0.0560838449267065" calcext:value-type="float">
            <text:p>-0.056083844926707</text:p>
          </table:table-cell>
          <table:table-cell table:formula="of:=ABS([.J449])" office:value-type="float" office:value="0.0560838449267065" calcext:value-type="float">
            <text:p>0.056083844926707</text:p>
          </table:table-cell>
          <table:table-cell table:formula="of:=[.J449]*[.J449]" office:value-type="float" office:value="0.00314539766176286" calcext:value-type="float">
            <text:p>0.003145397661763</text:p>
          </table:table-cell>
        </table:table-row>
        <table:table-row table:style-name="ro1">
          <table:table-cell table:style-name="ce1" office:value-type="string" calcext:value-type="string">
            <text:p>11/1/2016</text:p>
          </table:table-cell>
          <table:table-cell office:value-type="float" office:value="1477958400" calcext:value-type="float">
            <text:p>1477958400</text:p>
          </table:table-cell>
          <table:table-cell office:value-type="float" office:value="27306724366" calcext:value-type="float">
            <text:p>27306724366</text:p>
          </table:table-cell>
          <table:table-cell table:formula="of:=[.C450]/10^9" office:value-type="float" office:value="27.306724366" calcext:value-type="float">
            <text:p>27.306724366</text:p>
          </table:table-cell>
          <table:table-cell office:value-type="float" office:value="10.75" calcext:value-type="float">
            <text:p>10.75</text:p>
          </table:table-cell>
          <table:table-cell table:formula="of:=[.E450]*[.D450]" office:value-type="float" office:value="293.5472869345" calcext:value-type="float">
            <text:p>293.5472869345</text:p>
          </table:table-cell>
          <table:table-cell table:formula="of:=([.E450]-[.E449])/([.E449]+0.0000000000001)" office:value-type="float" office:value="-0.0146654445462877" calcext:value-type="float">
            <text:p>-0.014665444546288</text:p>
          </table:table-cell>
          <table:table-cell table:formula="of:=ABS([.G450])" office:value-type="float" office:value="0.0146654445462877" calcext:value-type="float">
            <text:p>0.014665444546288</text:p>
          </table:table-cell>
          <table:table-cell table:formula="of:=[.G450]*[.G450]" office:value-type="float" office:value="0.000215075263740239" calcext:value-type="float">
            <text:p>0.00021507526374</text:p>
          </table:table-cell>
          <table:table-cell table:formula="of:=([.F450]-[.F449])/([.F449]+0.0000000000001)" office:value-type="float" office:value="0.0780494188231657" calcext:value-type="float">
            <text:p>0.078049418823166</text:p>
          </table:table-cell>
          <table:table-cell table:formula="of:=ABS([.J450])" office:value-type="float" office:value="0.0780494188231657" calcext:value-type="float">
            <text:p>0.078049418823166</text:p>
          </table:table-cell>
          <table:table-cell table:formula="of:=[.J450]*[.J450]" office:value-type="float" office:value="0.00609171177863393" calcext:value-type="float">
            <text:p>0.006091711778634</text:p>
          </table:table-cell>
        </table:table-row>
        <table:table-row table:style-name="ro1">
          <table:table-cell table:style-name="ce1" office:value-type="string" calcext:value-type="string">
            <text:p>11/2/2016</text:p>
          </table:table-cell>
          <table:table-cell office:value-type="float" office:value="1478044800" calcext:value-type="float">
            <text:p>1478044800</text:p>
          </table:table-cell>
          <table:table-cell office:value-type="float" office:value="24483859111" calcext:value-type="float">
            <text:p>24483859111</text:p>
          </table:table-cell>
          <table:table-cell table:formula="of:=[.C451]/10^9" office:value-type="float" office:value="24.483859111" calcext:value-type="float">
            <text:p>24.483859111</text:p>
          </table:table-cell>
          <table:table-cell office:value-type="float" office:value="10.82" calcext:value-type="float">
            <text:p>10.82</text:p>
          </table:table-cell>
          <table:table-cell table:formula="of:=[.E451]*[.D451]" office:value-type="float" office:value="264.91535558102" calcext:value-type="float">
            <text:p>264.91535558102</text:p>
          </table:table-cell>
          <table:table-cell table:formula="of:=([.E451]-[.E450])/([.E450]+0.0000000000001)" office:value-type="float" office:value="0.00651162790697671" calcext:value-type="float">
            <text:p>0.006511627906977</text:p>
          </table:table-cell>
          <table:table-cell table:formula="of:=ABS([.G451])" office:value-type="float" office:value="0.00651162790697671" calcext:value-type="float">
            <text:p>0.006511627906977</text:p>
          </table:table-cell>
          <table:table-cell table:formula="of:=[.G451]*[.G451]" office:value-type="float" office:value="0.0000424012979989179" calcext:value-type="float">
            <text:p>4.24012979989179E-05</text:p>
          </table:table-cell>
          <table:table-cell table:formula="of:=([.F451]-[.F450])/([.F450]+0.0000000000001)" office:value-type="float" office:value="-0.0975377141191861" calcext:value-type="float">
            <text:p>-0.097537714119186</text:p>
          </table:table-cell>
          <table:table-cell table:formula="of:=ABS([.J451])" office:value-type="float" office:value="0.0975377141191861" calcext:value-type="float">
            <text:p>0.097537714119186</text:p>
          </table:table-cell>
          <table:table-cell table:formula="of:=[.J451]*[.J451]" office:value-type="float" office:value="0.00951360567559607" calcext:value-type="float">
            <text:p>0.009513605675596</text:p>
          </table:table-cell>
        </table:table-row>
        <table:table-row table:style-name="ro1">
          <table:table-cell table:style-name="ce1" office:value-type="string" calcext:value-type="string">
            <text:p>11/3/2016</text:p>
          </table:table-cell>
          <table:table-cell office:value-type="float" office:value="1478131200" calcext:value-type="float">
            <text:p>1478131200</text:p>
          </table:table-cell>
          <table:table-cell office:value-type="float" office:value="24961749448" calcext:value-type="float">
            <text:p>24961749448</text:p>
          </table:table-cell>
          <table:table-cell table:formula="of:=[.C452]/10^9" office:value-type="float" office:value="24.961749448" calcext:value-type="float">
            <text:p>24.961749448</text:p>
          </table:table-cell>
          <table:table-cell office:value-type="float" office:value="10.86" calcext:value-type="float">
            <text:p>10.86</text:p>
          </table:table-cell>
          <table:table-cell table:formula="of:=[.E452]*[.D452]" office:value-type="float" office:value="271.08459900528" calcext:value-type="float">
            <text:p>271.08459900528</text:p>
          </table:table-cell>
          <table:table-cell table:formula="of:=([.E452]-[.E451])/([.E451]+0.0000000000001)" office:value-type="float" office:value="0.00369685767097955" calcext:value-type="float">
            <text:p>0.00369685767098</text:p>
          </table:table-cell>
          <table:table-cell table:formula="of:=ABS([.G452])" office:value-type="float" office:value="0.00369685767097955" calcext:value-type="float">
            <text:p>0.00369685767098</text:p>
          </table:table-cell>
          <table:table-cell table:formula="of:=[.G452]*[.G452]" office:value-type="float" office:value="0.0000136667566394804" calcext:value-type="float">
            <text:p>1.36667566394804E-05</text:p>
          </table:table-cell>
          <table:table-cell table:formula="of:=([.F452]-[.F451])/([.F451]+0.0000000000001)" office:value-type="float" office:value="0.023287602225735" calcext:value-type="float">
            <text:p>0.023287602225735</text:p>
          </table:table-cell>
          <table:table-cell table:formula="of:=ABS([.J452])" office:value-type="float" office:value="0.023287602225735" calcext:value-type="float">
            <text:p>0.023287602225735</text:p>
          </table:table-cell>
          <table:table-cell table:formula="of:=[.J452]*[.J452]" office:value-type="float" office:value="0.000542312417424058" calcext:value-type="float">
            <text:p>0.000542312417424</text:p>
          </table:table-cell>
        </table:table-row>
        <table:table-row table:style-name="ro1">
          <table:table-cell table:style-name="ce1" office:value-type="string" calcext:value-type="string">
            <text:p>11/4/2016</text:p>
          </table:table-cell>
          <table:table-cell office:value-type="float" office:value="1478217600" calcext:value-type="float">
            <text:p>1478217600</text:p>
          </table:table-cell>
          <table:table-cell office:value-type="float" office:value="23953353775" calcext:value-type="float">
            <text:p>23953353775</text:p>
          </table:table-cell>
          <table:table-cell table:formula="of:=[.C453]/10^9" office:value-type="float" office:value="23.953353775" calcext:value-type="float">
            <text:p>23.953353775</text:p>
          </table:table-cell>
          <table:table-cell office:value-type="float" office:value="11.13" calcext:value-type="float">
            <text:p>11.13</text:p>
          </table:table-cell>
          <table:table-cell table:formula="of:=[.E453]*[.D453]" office:value-type="float" office:value="266.60082751575" calcext:value-type="float">
            <text:p>266.60082751575</text:p>
          </table:table-cell>
          <table:table-cell table:formula="of:=([.E453]-[.E452])/([.E452]+0.0000000000001)" office:value-type="float" office:value="0.0248618784530386" calcext:value-type="float">
            <text:p>0.024861878453039</text:p>
          </table:table-cell>
          <table:table-cell table:formula="of:=ABS([.G453])" office:value-type="float" office:value="0.0248618784530386" calcext:value-type="float">
            <text:p>0.024861878453039</text:p>
          </table:table-cell>
          <table:table-cell table:formula="of:=[.G453]*[.G453]" office:value-type="float" office:value="0.000618113000213664" calcext:value-type="float">
            <text:p>0.000618113000214</text:p>
          </table:table-cell>
          <table:table-cell table:formula="of:=([.F453]-[.F452])/([.F452]+0.0000000000001)" office:value-type="float" office:value="-0.0165401188631989" calcext:value-type="float">
            <text:p>-0.016540118863199</text:p>
          </table:table-cell>
          <table:table-cell table:formula="of:=ABS([.J453])" office:value-type="float" office:value="0.0165401188631989" calcext:value-type="float">
            <text:p>0.016540118863199</text:p>
          </table:table-cell>
          <table:table-cell table:formula="of:=[.J453]*[.J453]" office:value-type="float" office:value="0.000273575532008748" calcext:value-type="float">
            <text:p>0.000273575532009</text:p>
          </table:table-cell>
        </table:table-row>
        <table:table-row table:style-name="ro1">
          <table:table-cell table:style-name="ce1" office:value-type="string" calcext:value-type="string">
            <text:p>11/5/2016</text:p>
          </table:table-cell>
          <table:table-cell office:value-type="float" office:value="1478304000" calcext:value-type="float">
            <text:p>1478304000</text:p>
          </table:table-cell>
          <table:table-cell office:value-type="float" office:value="24196990421" calcext:value-type="float">
            <text:p>24196990421</text:p>
          </table:table-cell>
          <table:table-cell table:formula="of:=[.C454]/10^9" office:value-type="float" office:value="24.196990421" calcext:value-type="float">
            <text:p>24.196990421</text:p>
          </table:table-cell>
          <table:table-cell office:value-type="float" office:value="11.11" calcext:value-type="float">
            <text:p>11.11</text:p>
          </table:table-cell>
          <table:table-cell table:formula="of:=[.E454]*[.D454]" office:value-type="float" office:value="268.82856357731" calcext:value-type="float">
            <text:p>268.82856357731</text:p>
          </table:table-cell>
          <table:table-cell table:formula="of:=([.E454]-[.E453])/([.E453]+0.0000000000001)" office:value-type="float" office:value="-0.00179694519317171" calcext:value-type="float">
            <text:p>-0.001796945193172</text:p>
          </table:table-cell>
          <table:table-cell table:formula="of:=ABS([.G454])" office:value-type="float" office:value="0.00179694519317171" calcext:value-type="float">
            <text:p>0.001796945193172</text:p>
          </table:table-cell>
          <table:table-cell table:formula="of:=[.G454]*[.G454]" office:value-type="float" office:value="0.00000322901202726293" calcext:value-type="float">
            <text:p>3.22901202726293E-06</text:p>
          </table:table-cell>
          <table:table-cell table:formula="of:=([.F454]-[.F453])/([.F453]+0.0000000000001)" office:value-type="float" office:value="0.0083560733187459" calcext:value-type="float">
            <text:p>0.008356073318746</text:p>
          </table:table-cell>
          <table:table-cell table:formula="of:=ABS([.J454])" office:value-type="float" office:value="0.0083560733187459" calcext:value-type="float">
            <text:p>0.008356073318746</text:p>
          </table:table-cell>
          <table:table-cell table:formula="of:=[.J454]*[.J454]" office:value-type="float" office:value="0.0000698239613082571" calcext:value-type="float">
            <text:p>6.98239613082571E-05</text:p>
          </table:table-cell>
        </table:table-row>
        <table:table-row table:style-name="ro1">
          <table:table-cell table:style-name="ce1" office:value-type="string" calcext:value-type="string">
            <text:p>11/6/2016</text:p>
          </table:table-cell>
          <table:table-cell office:value-type="float" office:value="1478390400" calcext:value-type="float">
            <text:p>1478390400</text:p>
          </table:table-cell>
          <table:table-cell office:value-type="float" office:value="24064007293" calcext:value-type="float">
            <text:p>24064007293</text:p>
          </table:table-cell>
          <table:table-cell table:formula="of:=[.C455]/10^9" office:value-type="float" office:value="24.064007293" calcext:value-type="float">
            <text:p>24.064007293</text:p>
          </table:table-cell>
          <table:table-cell office:value-type="float" office:value="10.97" calcext:value-type="float">
            <text:p>10.97</text:p>
          </table:table-cell>
          <table:table-cell table:formula="of:=[.E455]*[.D455]" office:value-type="float" office:value="263.98216000421" calcext:value-type="float">
            <text:p>263.98216000421</text:p>
          </table:table-cell>
          <table:table-cell table:formula="of:=([.E455]-[.E454])/([.E454]+0.0000000000001)" office:value-type="float" office:value="-0.0126012601260124" calcext:value-type="float">
            <text:p>-0.012601260126012</text:p>
          </table:table-cell>
          <table:table-cell table:formula="of:=ABS([.G455])" office:value-type="float" office:value="0.0126012601260124" calcext:value-type="float">
            <text:p>0.012601260126012</text:p>
          </table:table-cell>
          <table:table-cell table:formula="of:=[.G455]*[.G455]" office:value-type="float" office:value="0.00015879175676343" calcext:value-type="float">
            <text:p>0.000158791756763</text:p>
          </table:table-cell>
          <table:table-cell table:formula="of:=([.F455]-[.F454])/([.F454]+0.0000000000001)" office:value-type="float" office:value="-0.0180278594975501" calcext:value-type="float">
            <text:p>-0.01802785949755</text:p>
          </table:table-cell>
          <table:table-cell table:formula="of:=ABS([.J455])" office:value-type="float" office:value="0.0180278594975501" calcext:value-type="float">
            <text:p>0.01802785949755</text:p>
          </table:table-cell>
          <table:table-cell table:formula="of:=[.J455]*[.J455]" office:value-type="float" office:value="0.000325003718063408" calcext:value-type="float">
            <text:p>0.000325003718063</text:p>
          </table:table-cell>
        </table:table-row>
        <table:table-row table:style-name="ro1">
          <table:table-cell table:style-name="ce1" office:value-type="string" calcext:value-type="string">
            <text:p>11/7/2016</text:p>
          </table:table-cell>
          <table:table-cell office:value-type="float" office:value="1478476800" calcext:value-type="float">
            <text:p>1478476800</text:p>
          </table:table-cell>
          <table:table-cell office:value-type="float" office:value="24556000429" calcext:value-type="float">
            <text:p>24556000429</text:p>
          </table:table-cell>
          <table:table-cell table:formula="of:=[.C456]/10^9" office:value-type="float" office:value="24.556000429" calcext:value-type="float">
            <text:p>24.556000429</text:p>
          </table:table-cell>
          <table:table-cell office:value-type="float" office:value="10.9" calcext:value-type="float">
            <text:p>10.9</text:p>
          </table:table-cell>
          <table:table-cell table:formula="of:=[.E456]*[.D456]" office:value-type="float" office:value="267.6604046761" calcext:value-type="float">
            <text:p>267.6604046761</text:p>
          </table:table-cell>
          <table:table-cell table:formula="of:=([.E456]-[.E455])/([.E455]+0.0000000000001)" office:value-type="float" office:value="-0.00638103919781218" calcext:value-type="float">
            <text:p>-0.006381039197812</text:p>
          </table:table-cell>
          <table:table-cell table:formula="of:=ABS([.G456])" office:value-type="float" office:value="0.00638103919781218" calcext:value-type="float">
            <text:p>0.006381039197812</text:p>
          </table:table-cell>
          <table:table-cell table:formula="of:=[.G456]*[.G456]" office:value-type="float" office:value="0.0000407176612440155" calcext:value-type="float">
            <text:p>4.07176612440155E-05</text:p>
          </table:table-cell>
          <table:table-cell table:formula="of:=([.F456]-[.F455])/([.F455]+0.0000000000001)" office:value-type="float" office:value="0.0139336865484825" calcext:value-type="float">
            <text:p>0.013933686548483</text:p>
          </table:table-cell>
          <table:table-cell table:formula="of:=ABS([.J456])" office:value-type="float" office:value="0.0139336865484825" calcext:value-type="float">
            <text:p>0.013933686548483</text:p>
          </table:table-cell>
          <table:table-cell table:formula="of:=[.J456]*[.J456]" office:value-type="float" office:value="0.000194147620831362" calcext:value-type="float">
            <text:p>0.000194147620831</text:p>
          </table:table-cell>
        </table:table-row>
        <table:table-row table:style-name="ro1">
          <table:table-cell table:style-name="ce1" office:value-type="string" calcext:value-type="string">
            <text:p>11/8/2016</text:p>
          </table:table-cell>
          <table:table-cell office:value-type="float" office:value="1478563200" calcext:value-type="float">
            <text:p>1478563200</text:p>
          </table:table-cell>
          <table:table-cell office:value-type="float" office:value="24358801328" calcext:value-type="float">
            <text:p>24358801328</text:p>
          </table:table-cell>
          <table:table-cell table:formula="of:=[.C457]/10^9" office:value-type="float" office:value="24.358801328" calcext:value-type="float">
            <text:p>24.358801328</text:p>
          </table:table-cell>
          <table:table-cell office:value-type="float" office:value="10.86" calcext:value-type="float">
            <text:p>10.86</text:p>
          </table:table-cell>
          <table:table-cell table:formula="of:=[.E457]*[.D457]" office:value-type="float" office:value="264.53658242208" calcext:value-type="float">
            <text:p>264.53658242208</text:p>
          </table:table-cell>
          <table:table-cell table:formula="of:=([.E457]-[.E456])/([.E456]+0.0000000000001)" office:value-type="float" office:value="-0.00366972477064225" calcext:value-type="float">
            <text:p>-0.003669724770642</text:p>
          </table:table-cell>
          <table:table-cell table:formula="of:=ABS([.G457])" office:value-type="float" office:value="0.00366972477064225" calcext:value-type="float">
            <text:p>0.003669724770642</text:p>
          </table:table-cell>
          <table:table-cell table:formula="of:=[.G457]*[.G457]" office:value-type="float" office:value="0.0000134668798922653" calcext:value-type="float">
            <text:p>1.34668798922653E-05</text:p>
          </table:table-cell>
          <table:table-cell table:formula="of:=([.F457]-[.F456])/([.F456]+0.0000000000001)" office:value-type="float" office:value="-0.0116708418557472" calcext:value-type="float">
            <text:p>-0.011670841855747</text:p>
          </table:table-cell>
          <table:table-cell table:formula="of:=ABS([.J457])" office:value-type="float" office:value="0.0116708418557472" calcext:value-type="float">
            <text:p>0.011670841855747</text:p>
          </table:table-cell>
          <table:table-cell table:formula="of:=[.J457]*[.J457]" office:value-type="float" office:value="0.000136208549621861" calcext:value-type="float">
            <text:p>0.000136208549622</text:p>
          </table:table-cell>
        </table:table-row>
        <table:table-row table:style-name="ro1">
          <table:table-cell table:style-name="ce1" office:value-type="string" calcext:value-type="string">
            <text:p>11/9/2016</text:p>
          </table:table-cell>
          <table:table-cell office:value-type="float" office:value="1478649600" calcext:value-type="float">
            <text:p>1478649600</text:p>
          </table:table-cell>
          <table:table-cell office:value-type="float" office:value="25674126403" calcext:value-type="float">
            <text:p>25674126403</text:p>
          </table:table-cell>
          <table:table-cell table:formula="of:=[.C458]/10^9" office:value-type="float" office:value="25.674126403" calcext:value-type="float">
            <text:p>25.674126403</text:p>
          </table:table-cell>
          <table:table-cell office:value-type="float" office:value="10.64" calcext:value-type="float">
            <text:p>10.64</text:p>
          </table:table-cell>
          <table:table-cell table:formula="of:=[.E458]*[.D458]" office:value-type="float" office:value="273.17270492792" calcext:value-type="float">
            <text:p>273.17270492792</text:p>
          </table:table-cell>
          <table:table-cell table:formula="of:=([.E458]-[.E457])/([.E457]+0.0000000000001)" office:value-type="float" office:value="-0.0202578268876609" calcext:value-type="float">
            <text:p>-0.020257826887661</text:p>
          </table:table-cell>
          <table:table-cell table:formula="of:=ABS([.G458])" office:value-type="float" office:value="0.0202578268876609" calcext:value-type="float">
            <text:p>0.020257826887661</text:p>
          </table:table-cell>
          <table:table-cell table:formula="of:=[.G458]*[.G458]" office:value-type="float" office:value="0.000410379550210435" calcext:value-type="float">
            <text:p>0.00041037955021</text:p>
          </table:table-cell>
          <table:table-cell table:formula="of:=([.F458]-[.F457])/([.F457]+0.0000000000001)" office:value-type="float" office:value="0.0326462314843877" calcext:value-type="float">
            <text:p>0.032646231484388</text:p>
          </table:table-cell>
          <table:table-cell table:formula="of:=ABS([.J458])" office:value-type="float" office:value="0.0326462314843877" calcext:value-type="float">
            <text:p>0.032646231484388</text:p>
          </table:table-cell>
          <table:table-cell table:formula="of:=[.J458]*[.J458]" office:value-type="float" office:value="0.00106577643013223" calcext:value-type="float">
            <text:p>0.001065776430132</text:p>
          </table:table-cell>
        </table:table-row>
        <table:table-row table:style-name="ro1">
          <table:table-cell table:style-name="ce1" office:value-type="string" calcext:value-type="string">
            <text:p>11/10/2016</text:p>
          </table:table-cell>
          <table:table-cell office:value-type="float" office:value="1478736000" calcext:value-type="float">
            <text:p>1478736000</text:p>
          </table:table-cell>
          <table:table-cell office:value-type="float" office:value="24703835063" calcext:value-type="float">
            <text:p>24703835063</text:p>
          </table:table-cell>
          <table:table-cell table:formula="of:=[.C459]/10^9" office:value-type="float" office:value="24.703835063" calcext:value-type="float">
            <text:p>24.703835063</text:p>
          </table:table-cell>
          <table:table-cell office:value-type="float" office:value="10.52" calcext:value-type="float">
            <text:p>10.52</text:p>
          </table:table-cell>
          <table:table-cell table:formula="of:=[.E459]*[.D459]" office:value-type="float" office:value="259.88434486276" calcext:value-type="float">
            <text:p>259.88434486276</text:p>
          </table:table-cell>
          <table:table-cell table:formula="of:=([.E459]-[.E458])/([.E458]+0.0000000000001)" office:value-type="float" office:value="-0.0112781954887218" calcext:value-type="float">
            <text:p>-0.011278195488722</text:p>
          </table:table-cell>
          <table:table-cell table:formula="of:=ABS([.G459])" office:value-type="float" office:value="0.0112781954887218" calcext:value-type="float">
            <text:p>0.011278195488722</text:p>
          </table:table-cell>
          <table:table-cell table:formula="of:=[.G459]*[.G459]" office:value-type="float" office:value="0.000127197693481825" calcext:value-type="float">
            <text:p>0.000127197693482</text:p>
          </table:table-cell>
          <table:table-cell table:formula="of:=([.F459]-[.F458])/([.F458]+0.0000000000001)" office:value-type="float" office:value="-0.0486445381454429" calcext:value-type="float">
            <text:p>-0.048644538145443</text:p>
          </table:table-cell>
          <table:table-cell table:formula="of:=ABS([.J459])" office:value-type="float" office:value="0.0486445381454429" calcext:value-type="float">
            <text:p>0.048644538145443</text:p>
          </table:table-cell>
          <table:table-cell table:formula="of:=[.J459]*[.J459]" office:value-type="float" office:value="0.00236629109138345" calcext:value-type="float">
            <text:p>0.002366291091383</text:p>
          </table:table-cell>
        </table:table-row>
        <table:table-row table:style-name="ro1">
          <table:table-cell table:style-name="ce1" office:value-type="string" calcext:value-type="string">
            <text:p>11/11/2016</text:p>
          </table:table-cell>
          <table:table-cell office:value-type="float" office:value="1478822400" calcext:value-type="float">
            <text:p>1478822400</text:p>
          </table:table-cell>
          <table:table-cell office:value-type="float" office:value="28889390493" calcext:value-type="float">
            <text:p>28889390493</text:p>
          </table:table-cell>
          <table:table-cell table:formula="of:=[.C460]/10^9" office:value-type="float" office:value="28.889390493" calcext:value-type="float">
            <text:p>28.889390493</text:p>
          </table:table-cell>
          <table:table-cell office:value-type="float" office:value="10.29" calcext:value-type="float">
            <text:p>10.29</text:p>
          </table:table-cell>
          <table:table-cell table:formula="of:=[.E460]*[.D460]" office:value-type="float" office:value="297.27182817297" calcext:value-type="float">
            <text:p>297.27182817297</text:p>
          </table:table-cell>
          <table:table-cell table:formula="of:=([.E460]-[.E459])/([.E459]+0.0000000000001)" office:value-type="float" office:value="-0.0218631178707223" calcext:value-type="float">
            <text:p>-0.021863117870722</text:p>
          </table:table-cell>
          <table:table-cell table:formula="of:=ABS([.G460])" office:value-type="float" office:value="0.0218631178707223" calcext:value-type="float">
            <text:p>0.021863117870722</text:p>
          </table:table-cell>
          <table:table-cell table:formula="of:=[.G460]*[.G460]" office:value-type="float" office:value="0.000477995923029095" calcext:value-type="float">
            <text:p>0.000477995923029</text:p>
          </table:table-cell>
          <table:table-cell table:formula="of:=([.F460]-[.F459])/([.F459]+0.0000000000001)" office:value-type="float" office:value="0.143862006501214" calcext:value-type="float">
            <text:p>0.143862006501214</text:p>
          </table:table-cell>
          <table:table-cell table:formula="of:=ABS([.J460])" office:value-type="float" office:value="0.143862006501214" calcext:value-type="float">
            <text:p>0.143862006501214</text:p>
          </table:table-cell>
          <table:table-cell table:formula="of:=[.J460]*[.J460]" office:value-type="float" office:value="0.0206962769145552" calcext:value-type="float">
            <text:p>0.020696276914555</text:p>
          </table:table-cell>
        </table:table-row>
        <table:table-row table:style-name="ro1">
          <table:table-cell table:style-name="ce1" office:value-type="string" calcext:value-type="string">
            <text:p>11/12/2016</text:p>
          </table:table-cell>
          <table:table-cell office:value-type="float" office:value="1478908800" calcext:value-type="float">
            <text:p>1478908800</text:p>
          </table:table-cell>
          <table:table-cell office:value-type="float" office:value="25243993965" calcext:value-type="float">
            <text:p>25243993965</text:p>
          </table:table-cell>
          <table:table-cell table:formula="of:=[.C461]/10^9" office:value-type="float" office:value="25.243993965" calcext:value-type="float">
            <text:p>25.243993965</text:p>
          </table:table-cell>
          <table:table-cell office:value-type="float" office:value="9.96" calcext:value-type="float">
            <text:p>9.96</text:p>
          </table:table-cell>
          <table:table-cell table:formula="of:=[.E461]*[.D461]" office:value-type="float" office:value="251.4301798914" calcext:value-type="float">
            <text:p>251.4301798914</text:p>
          </table:table-cell>
          <table:table-cell table:formula="of:=([.E461]-[.E460])/([.E460]+0.0000000000001)" office:value-type="float" office:value="-0.0320699708454806" calcext:value-type="float">
            <text:p>-0.032069970845481</text:p>
          </table:table-cell>
          <table:table-cell table:formula="of:=ABS([.G461])" office:value-type="float" office:value="0.0320699708454806" calcext:value-type="float">
            <text:p>0.032069970845481</text:p>
          </table:table-cell>
          <table:table-cell table:formula="of:=[.G461]*[.G461]" office:value-type="float" office:value="0.00102848303002997" calcext:value-type="float">
            <text:p>0.00102848303003</text:p>
          </table:table-cell>
          <table:table-cell table:formula="of:=([.F461]-[.F460])/([.F460]+0.0000000000001)" office:value-type="float" office:value="-0.154207845941246" calcext:value-type="float">
            <text:p>-0.154207845941246</text:p>
          </table:table-cell>
          <table:table-cell table:formula="of:=ABS([.J461])" office:value-type="float" office:value="0.154207845941246" calcext:value-type="float">
            <text:p>0.154207845941246</text:p>
          </table:table-cell>
          <table:table-cell table:formula="of:=[.J461]*[.J461]" office:value-type="float" office:value="0.0237800597498391" calcext:value-type="float">
            <text:p>0.023780059749839</text:p>
          </table:table-cell>
        </table:table-row>
        <table:table-row table:style-name="ro1">
          <table:table-cell table:style-name="ce1" office:value-type="string" calcext:value-type="string">
            <text:p>11/13/2016</text:p>
          </table:table-cell>
          <table:table-cell office:value-type="float" office:value="1478995200" calcext:value-type="float">
            <text:p>1478995200</text:p>
          </table:table-cell>
          <table:table-cell office:value-type="float" office:value="25168748733" calcext:value-type="float">
            <text:p>25168748733</text:p>
          </table:table-cell>
          <table:table-cell table:formula="of:=[.C462]/10^9" office:value-type="float" office:value="25.168748733" calcext:value-type="float">
            <text:p>25.168748733</text:p>
          </table:table-cell>
          <table:table-cell office:value-type="float" office:value="10.13" calcext:value-type="float">
            <text:p>10.13</text:p>
          </table:table-cell>
          <table:table-cell table:formula="of:=[.E462]*[.D462]" office:value-type="float" office:value="254.95942466529" calcext:value-type="float">
            <text:p>254.95942466529</text:p>
          </table:table-cell>
          <table:table-cell table:formula="of:=([.E462]-[.E461])/([.E461]+0.0000000000001)" office:value-type="float" office:value="0.0170682730923693" calcext:value-type="float">
            <text:p>0.017068273092369</text:p>
          </table:table-cell>
          <table:table-cell table:formula="of:=ABS([.G462])" office:value-type="float" office:value="0.0170682730923693" calcext:value-type="float">
            <text:p>0.017068273092369</text:p>
          </table:table-cell>
          <table:table-cell table:formula="of:=[.G462]*[.G462]" office:value-type="float" office:value="0.000291325946355698" calcext:value-type="float">
            <text:p>0.000291325946356</text:p>
          </table:table-cell>
          <table:table-cell table:formula="of:=([.F462]-[.F461])/([.F461]+0.0000000000001)" office:value-type="float" office:value="0.0140366791902802" calcext:value-type="float">
            <text:p>0.01403667919028</text:p>
          </table:table-cell>
          <table:table-cell table:formula="of:=ABS([.J462])" office:value-type="float" office:value="0.0140366791902802" calcext:value-type="float">
            <text:p>0.01403667919028</text:p>
          </table:table-cell>
          <table:table-cell table:formula="of:=[.J462]*[.J462]" office:value-type="float" office:value="0.000197028362690844" calcext:value-type="float">
            <text:p>0.000197028362691</text:p>
          </table:table-cell>
        </table:table-row>
        <table:table-row table:style-name="ro1">
          <table:table-cell table:style-name="ce1" office:value-type="string" calcext:value-type="string">
            <text:p>11/15/2016</text:p>
          </table:table-cell>
          <table:table-cell office:value-type="float" office:value="1479168000" calcext:value-type="float">
            <text:p>1479168000</text:p>
          </table:table-cell>
          <table:table-cell office:value-type="float" office:value="24586128040" calcext:value-type="float">
            <text:p>24586128040</text:p>
          </table:table-cell>
          <table:table-cell table:formula="of:=[.C463]/10^9" office:value-type="float" office:value="24.58612804" calcext:value-type="float">
            <text:p>24.58612804</text:p>
          </table:table-cell>
          <table:table-cell office:value-type="float" office:value="10.22" calcext:value-type="float">
            <text:p>10.22</text:p>
          </table:table-cell>
          <table:table-cell table:formula="of:=[.E463]*[.D463]" office:value-type="float" office:value="251.2702285688" calcext:value-type="float">
            <text:p>251.2702285688</text:p>
          </table:table-cell>
          <table:table-cell table:formula="of:=([.E463]-[.E462])/([.E462]+0.0000000000001)" office:value-type="float" office:value="0.00888450148075014" calcext:value-type="float">
            <text:p>0.00888450148075</text:p>
          </table:table-cell>
          <table:table-cell table:formula="of:=ABS([.G463])" office:value-type="float" office:value="0.00888450148075014" calcext:value-type="float">
            <text:p>0.00888450148075</text:p>
          </table:table-cell>
          <table:table-cell table:formula="of:=[.G463]*[.G463]" office:value-type="float" office:value="0.0000789343665614515" calcext:value-type="float">
            <text:p>7.89343665614515E-05</text:p>
          </table:table-cell>
          <table:table-cell table:formula="of:=([.F463]-[.F462])/([.F462]+0.0000000000001)" office:value-type="float" office:value="-0.0144697380821799" calcext:value-type="float">
            <text:p>-0.01446973808218</text:p>
          </table:table-cell>
          <table:table-cell table:formula="of:=ABS([.J463])" office:value-type="float" office:value="0.0144697380821799" calcext:value-type="float">
            <text:p>0.01446973808218</text:p>
          </table:table-cell>
          <table:table-cell table:formula="of:=[.J463]*[.J463]" office:value-type="float" office:value="0.000209373320166888" calcext:value-type="float">
            <text:p>0.000209373320167</text:p>
          </table:table-cell>
        </table:table-row>
        <table:table-row table:style-name="ro1">
          <table:table-cell table:style-name="ce1" office:value-type="string" calcext:value-type="string">
            <text:p>11/14/2016</text:p>
          </table:table-cell>
          <table:table-cell office:value-type="float" office:value="1479081600" calcext:value-type="float">
            <text:p>1479081600</text:p>
          </table:table-cell>
          <table:table-cell office:value-type="float" office:value="24969184273" calcext:value-type="float">
            <text:p>24969184273</text:p>
          </table:table-cell>
          <table:table-cell table:formula="of:=[.C464]/10^9" office:value-type="float" office:value="24.969184273" calcext:value-type="float">
            <text:p>24.969184273</text:p>
          </table:table-cell>
          <table:table-cell office:value-type="float" office:value="10" calcext:value-type="float">
            <text:p>10</text:p>
          </table:table-cell>
          <table:table-cell table:formula="of:=[.E464]*[.D464]" office:value-type="float" office:value="249.69184273" calcext:value-type="float">
            <text:p>249.69184273</text:p>
          </table:table-cell>
          <table:table-cell table:formula="of:=([.E464]-[.E463])/([.E463]+0.0000000000001)" office:value-type="float" office:value="-0.0215264187866926" calcext:value-type="float">
            <text:p>-0.021526418786693</text:p>
          </table:table-cell>
          <table:table-cell table:formula="of:=ABS([.G464])" office:value-type="float" office:value="0.0215264187866926" calcext:value-type="float">
            <text:p>0.021526418786693</text:p>
          </table:table-cell>
          <table:table-cell table:formula="of:=[.G464]*[.G464]" office:value-type="float" office:value="0.000463386705780073" calcext:value-type="float">
            <text:p>0.00046338670578</text:p>
          </table:table-cell>
          <table:table-cell table:formula="of:=([.F464]-[.F463])/([.F463]+0.0000000000001)" office:value-type="float" office:value="-0.00628162694717269" calcext:value-type="float">
            <text:p>-0.006281626947173</text:p>
          </table:table-cell>
          <table:table-cell table:formula="of:=ABS([.J464])" office:value-type="float" office:value="0.00628162694717269" calcext:value-type="float">
            <text:p>0.006281626947173</text:p>
          </table:table-cell>
          <table:table-cell table:formula="of:=[.J464]*[.J464]" office:value-type="float" office:value="0.0000394588371034461" calcext:value-type="float">
            <text:p>3.94588371034461E-05</text:p>
          </table:table-cell>
        </table:table-row>
        <table:table-row table:style-name="ro1">
          <table:table-cell table:style-name="ce1" office:value-type="string" calcext:value-type="string">
            <text:p>11/16/2016</text:p>
          </table:table-cell>
          <table:table-cell office:value-type="float" office:value="1479254400" calcext:value-type="float">
            <text:p>1479254400</text:p>
          </table:table-cell>
          <table:table-cell office:value-type="float" office:value="24746018974" calcext:value-type="float">
            <text:p>24746018974</text:p>
          </table:table-cell>
          <table:table-cell table:formula="of:=[.C465]/10^9" office:value-type="float" office:value="24.746018974" calcext:value-type="float">
            <text:p>24.746018974</text:p>
          </table:table-cell>
          <table:table-cell office:value-type="float" office:value="10.01" calcext:value-type="float">
            <text:p>10.01</text:p>
          </table:table-cell>
          <table:table-cell table:formula="of:=[.E465]*[.D465]" office:value-type="float" office:value="247.70764992974" calcext:value-type="float">
            <text:p>247.70764992974</text:p>
          </table:table-cell>
          <table:table-cell table:formula="of:=([.E465]-[.E464])/([.E464]+0.0000000000001)" office:value-type="float" office:value="0.000999999999999969" calcext:value-type="float">
            <text:p>0.001</text:p>
          </table:table-cell>
          <table:table-cell table:formula="of:=ABS([.G465])" office:value-type="float" office:value="0.000999999999999969" calcext:value-type="float">
            <text:p>0.001</text:p>
          </table:table-cell>
          <table:table-cell table:formula="of:=[.G465]*[.G465]" office:value-type="float" office:value="0.000000999999999999938" calcext:value-type="float">
            <text:p>9.99999999999938E-07</text:p>
          </table:table-cell>
          <table:table-cell table:formula="of:=([.F465]-[.F464])/([.F464]+0.0000000000001)" office:value-type="float" office:value="-0.00794656636983368" calcext:value-type="float">
            <text:p>-0.007946566369834</text:p>
          </table:table-cell>
          <table:table-cell table:formula="of:=ABS([.J465])" office:value-type="float" office:value="0.00794656636983368" calcext:value-type="float">
            <text:p>0.007946566369834</text:p>
          </table:table-cell>
          <table:table-cell table:formula="of:=[.J465]*[.J465]" office:value-type="float" office:value="0.0000631479170701716" calcext:value-type="float">
            <text:p>6.31479170701716E-05</text:p>
          </table:table-cell>
        </table:table-row>
        <table:table-row table:style-name="ro1">
          <table:table-cell table:style-name="ce1" office:value-type="string" calcext:value-type="string">
            <text:p>11/17/2016</text:p>
          </table:table-cell>
          <table:table-cell office:value-type="float" office:value="1479340800" calcext:value-type="float">
            <text:p>1479340800</text:p>
          </table:table-cell>
          <table:table-cell office:value-type="float" office:value="24334480804" calcext:value-type="float">
            <text:p>24334480804</text:p>
          </table:table-cell>
          <table:table-cell table:formula="of:=[.C466]/10^9" office:value-type="float" office:value="24.334480804" calcext:value-type="float">
            <text:p>24.334480804</text:p>
          </table:table-cell>
          <table:table-cell office:value-type="float" office:value="9.95" calcext:value-type="float">
            <text:p>9.95</text:p>
          </table:table-cell>
          <table:table-cell table:formula="of:=[.E466]*[.D466]" office:value-type="float" office:value="242.1280839998" calcext:value-type="float">
            <text:p>242.1280839998</text:p>
          </table:table-cell>
          <table:table-cell table:formula="of:=([.E466]-[.E465])/([.E465]+0.0000000000001)" office:value-type="float" office:value="-0.00599400599400598" calcext:value-type="float">
            <text:p>-0.005994005994006</text:p>
          </table:table-cell>
          <table:table-cell table:formula="of:=ABS([.G466])" office:value-type="float" office:value="0.00599400599400598" calcext:value-type="float">
            <text:p>0.005994005994006</text:p>
          </table:table-cell>
          <table:table-cell table:formula="of:=[.G466]*[.G466]" office:value-type="float" office:value="0.0000359281078561797" calcext:value-type="float">
            <text:p>3.59281078561797E-05</text:p>
          </table:table-cell>
          <table:table-cell table:formula="of:=([.F466]-[.F465])/([.F465]+0.0000000000001)" office:value-type="float" office:value="-0.0225248026515233" calcext:value-type="float">
            <text:p>-0.022524802651523</text:p>
          </table:table-cell>
          <table:table-cell table:formula="of:=ABS([.J466])" office:value-type="float" office:value="0.0225248026515233" calcext:value-type="float">
            <text:p>0.022524802651523</text:p>
          </table:table-cell>
          <table:table-cell table:formula="of:=[.J466]*[.J466]" office:value-type="float" office:value="0.000507366734490069" calcext:value-type="float">
            <text:p>0.00050736673449</text:p>
          </table:table-cell>
        </table:table-row>
        <table:table-row table:style-name="ro1">
          <table:table-cell table:style-name="ce1" office:value-type="string" calcext:value-type="string">
            <text:p>11/18/2016</text:p>
          </table:table-cell>
          <table:table-cell office:value-type="float" office:value="1479427200" calcext:value-type="float">
            <text:p>1479427200</text:p>
          </table:table-cell>
          <table:table-cell office:value-type="float" office:value="24779293462" calcext:value-type="float">
            <text:p>24779293462</text:p>
          </table:table-cell>
          <table:table-cell table:formula="of:=[.C467]/10^9" office:value-type="float" office:value="24.779293462" calcext:value-type="float">
            <text:p>24.779293462</text:p>
          </table:table-cell>
          <table:table-cell office:value-type="float" office:value="9.53" calcext:value-type="float">
            <text:p>9.53</text:p>
          </table:table-cell>
          <table:table-cell table:formula="of:=[.E467]*[.D467]" office:value-type="float" office:value="236.14666669286" calcext:value-type="float">
            <text:p>236.14666669286</text:p>
          </table:table-cell>
          <table:table-cell table:formula="of:=([.E467]-[.E466])/([.E466]+0.0000000000001)" office:value-type="float" office:value="-0.0422110552763815" calcext:value-type="float">
            <text:p>-0.042211055276382</text:p>
          </table:table-cell>
          <table:table-cell table:formula="of:=ABS([.G467])" office:value-type="float" office:value="0.0422110552763815" calcext:value-type="float">
            <text:p>0.042211055276382</text:p>
          </table:table-cell>
          <table:table-cell table:formula="of:=[.G467]*[.G467]" office:value-type="float" office:value="0.00178177318754573" calcext:value-type="float">
            <text:p>0.001781773187546</text:p>
          </table:table-cell>
          <table:table-cell table:formula="of:=([.F467]-[.F466])/([.F466]+0.0000000000001)" office:value-type="float" office:value="-0.0247035255395856" calcext:value-type="float">
            <text:p>-0.024703525539586</text:p>
          </table:table-cell>
          <table:table-cell table:formula="of:=ABS([.J467])" office:value-type="float" office:value="0.0247035255395856" calcext:value-type="float">
            <text:p>0.024703525539586</text:p>
          </table:table-cell>
          <table:table-cell table:formula="of:=[.J467]*[.J467]" office:value-type="float" office:value="0.000610264174084958" calcext:value-type="float">
            <text:p>0.000610264174085</text:p>
          </table:table-cell>
        </table:table-row>
        <table:table-row table:style-name="ro1">
          <table:table-cell table:style-name="ce1" office:value-type="string" calcext:value-type="string">
            <text:p>11/19/2016</text:p>
          </table:table-cell>
          <table:table-cell office:value-type="float" office:value="1479513600" calcext:value-type="float">
            <text:p>1479513600</text:p>
          </table:table-cell>
          <table:table-cell office:value-type="float" office:value="24367796634" calcext:value-type="float">
            <text:p>24367796634</text:p>
          </table:table-cell>
          <table:table-cell table:formula="of:=[.C468]/10^9" office:value-type="float" office:value="24.367796634" calcext:value-type="float">
            <text:p>24.367796634</text:p>
          </table:table-cell>
          <table:table-cell office:value-type="float" office:value="9.7" calcext:value-type="float">
            <text:p>9.7</text:p>
          </table:table-cell>
          <table:table-cell table:formula="of:=[.E468]*[.D468]" office:value-type="float" office:value="236.3676273498" calcext:value-type="float">
            <text:p>236.3676273498</text:p>
          </table:table-cell>
          <table:table-cell table:formula="of:=([.E468]-[.E467])/([.E467]+0.0000000000001)" office:value-type="float" office:value="0.0178384050367259" calcext:value-type="float">
            <text:p>0.017838405036726</text:p>
          </table:table-cell>
          <table:table-cell table:formula="of:=ABS([.G468])" office:value-type="float" office:value="0.0178384050367259" calcext:value-type="float">
            <text:p>0.017838405036726</text:p>
          </table:table-cell>
          <table:table-cell table:formula="of:=[.G468]*[.G468]" office:value-type="float" office:value="0.000318208694254289" calcext:value-type="float">
            <text:p>0.000318208694254</text:p>
          </table:table-cell>
          <table:table-cell table:formula="of:=([.F468]-[.F467])/([.F467]+0.0000000000001)" office:value-type="float" office:value="0.000935692466188381" calcext:value-type="float">
            <text:p>0.000935692466188</text:p>
          </table:table-cell>
          <table:table-cell table:formula="of:=ABS([.J468])" office:value-type="float" office:value="0.000935692466188381" calcext:value-type="float">
            <text:p>0.000935692466188</text:p>
          </table:table-cell>
          <table:table-cell table:formula="of:=[.J468]*[.J468]" office:value-type="float" office:value="0.000000875520391281696" calcext:value-type="float">
            <text:p>8.75520391281696E-07</text:p>
          </table:table-cell>
        </table:table-row>
        <table:table-row table:style-name="ro1">
          <table:table-cell table:style-name="ce1" office:value-type="string" calcext:value-type="string">
            <text:p>11/20/2016</text:p>
          </table:table-cell>
          <table:table-cell office:value-type="float" office:value="1479600000" calcext:value-type="float">
            <text:p>1479600000</text:p>
          </table:table-cell>
          <table:table-cell office:value-type="float" office:value="24297865025" calcext:value-type="float">
            <text:p>24297865025</text:p>
          </table:table-cell>
          <table:table-cell table:formula="of:=[.C469]/10^9" office:value-type="float" office:value="24.297865025" calcext:value-type="float">
            <text:p>24.297865025</text:p>
          </table:table-cell>
          <table:table-cell office:value-type="float" office:value="9.57" calcext:value-type="float">
            <text:p>9.57</text:p>
          </table:table-cell>
          <table:table-cell table:formula="of:=[.E469]*[.D469]" office:value-type="float" office:value="232.53056828925" calcext:value-type="float">
            <text:p>232.53056828925</text:p>
          </table:table-cell>
          <table:table-cell table:formula="of:=([.E469]-[.E468])/([.E468]+0.0000000000001)" office:value-type="float" office:value="-0.0134020618556699" calcext:value-type="float">
            <text:p>-0.01340206185567</text:p>
          </table:table-cell>
          <table:table-cell table:formula="of:=ABS([.G469])" office:value-type="float" office:value="0.0134020618556699" calcext:value-type="float">
            <text:p>0.01340206185567</text:p>
          </table:table-cell>
          <table:table-cell table:formula="of:=[.G469]*[.G469]" office:value-type="float" office:value="0.000179615261983201" calcext:value-type="float">
            <text:p>0.000179615261983</text:p>
          </table:table-cell>
          <table:table-cell table:formula="of:=([.F469]-[.F468])/([.F468]+0.0000000000001)" office:value-type="float" office:value="-0.0162334373093805" calcext:value-type="float">
            <text:p>-0.016233437309381</text:p>
          </table:table-cell>
          <table:table-cell table:formula="of:=ABS([.J469])" office:value-type="float" office:value="0.0162334373093805" calcext:value-type="float">
            <text:p>0.016233437309381</text:p>
          </table:table-cell>
          <table:table-cell table:formula="of:=[.J469]*[.J469]" office:value-type="float" office:value="0.000263524486877587" calcext:value-type="float">
            <text:p>0.000263524486878</text:p>
          </table:table-cell>
        </table:table-row>
        <table:table-row table:style-name="ro1">
          <table:table-cell table:style-name="ce1" office:value-type="string" calcext:value-type="string">
            <text:p>11/21/2016</text:p>
          </table:table-cell>
          <table:table-cell office:value-type="float" office:value="1479686400" calcext:value-type="float">
            <text:p>1479686400</text:p>
          </table:table-cell>
          <table:table-cell office:value-type="float" office:value="24827550548" calcext:value-type="float">
            <text:p>24827550548</text:p>
          </table:table-cell>
          <table:table-cell table:formula="of:=[.C470]/10^9" office:value-type="float" office:value="24.827550548" calcext:value-type="float">
            <text:p>24.827550548</text:p>
          </table:table-cell>
          <table:table-cell office:value-type="float" office:value="9.56" calcext:value-type="float">
            <text:p>9.56</text:p>
          </table:table-cell>
          <table:table-cell table:formula="of:=[.E470]*[.D470]" office:value-type="float" office:value="237.35138323888" calcext:value-type="float">
            <text:p>237.35138323888</text:p>
          </table:table-cell>
          <table:table-cell table:formula="of:=([.E470]-[.E469])/([.E469]+0.0000000000001)" office:value-type="float" office:value="-0.00104493207941481" calcext:value-type="float">
            <text:p>-0.001044932079415</text:p>
          </table:table-cell>
          <table:table-cell table:formula="of:=ABS([.G470])" office:value-type="float" office:value="0.00104493207941481" calcext:value-type="float">
            <text:p>0.001044932079415</text:p>
          </table:table-cell>
          <table:table-cell table:formula="of:=[.G470]*[.G470]" office:value-type="float" office:value="0.00000109188305059015" calcext:value-type="float">
            <text:p>1.09188305059015E-06</text:p>
          </table:table-cell>
          <table:table-cell table:formula="of:=([.F470]-[.F469])/([.F469]+0.0000000000001)" office:value-type="float" office:value="0.0207319621893037" calcext:value-type="float">
            <text:p>0.020731962189304</text:p>
          </table:table-cell>
          <table:table-cell table:formula="of:=ABS([.J470])" office:value-type="float" office:value="0.0207319621893037" calcext:value-type="float">
            <text:p>0.020731962189304</text:p>
          </table:table-cell>
          <table:table-cell table:formula="of:=[.J470]*[.J470]" office:value-type="float" office:value="0.000429814256218718" calcext:value-type="float">
            <text:p>0.000429814256219</text:p>
          </table:table-cell>
        </table:table-row>
        <table:table-row table:style-name="ro1">
          <table:table-cell table:style-name="ce1" office:value-type="string" calcext:value-type="string">
            <text:p>11/22/2016</text:p>
          </table:table-cell>
          <table:table-cell office:value-type="float" office:value="1479772800" calcext:value-type="float">
            <text:p>1479772800</text:p>
          </table:table-cell>
          <table:table-cell office:value-type="float" office:value="23329377849" calcext:value-type="float">
            <text:p>23329377849</text:p>
          </table:table-cell>
          <table:table-cell table:formula="of:=[.C471]/10^9" office:value-type="float" office:value="23.329377849" calcext:value-type="float">
            <text:p>23.329377849</text:p>
          </table:table-cell>
          <table:table-cell office:value-type="float" office:value="9.84" calcext:value-type="float">
            <text:p>9.84</text:p>
          </table:table-cell>
          <table:table-cell table:formula="of:=[.E471]*[.D471]" office:value-type="float" office:value="229.56107803416" calcext:value-type="float">
            <text:p>229.56107803416</text:p>
          </table:table-cell>
          <table:table-cell table:formula="of:=([.E471]-[.E470])/([.E470]+0.0000000000001)" office:value-type="float" office:value="0.0292887029288699" calcext:value-type="float">
            <text:p>0.02928870292887</text:p>
          </table:table-cell>
          <table:table-cell table:formula="of:=ABS([.G471])" office:value-type="float" office:value="0.0292887029288699" calcext:value-type="float">
            <text:p>0.02928870292887</text:p>
          </table:table-cell>
          <table:table-cell table:formula="of:=[.G471]*[.G471]" office:value-type="float" office:value="0.000857828119255593" calcext:value-type="float">
            <text:p>0.000857828119256</text:p>
          </table:table-cell>
          <table:table-cell table:formula="of:=([.F471]-[.F470])/([.F470]+0.0000000000001)" office:value-type="float" office:value="-0.03282182348556" calcext:value-type="float">
            <text:p>-0.03282182348556</text:p>
          </table:table-cell>
          <table:table-cell table:formula="of:=ABS([.J471])" office:value-type="float" office:value="0.03282182348556" calcext:value-type="float">
            <text:p>0.03282182348556</text:p>
          </table:table-cell>
          <table:table-cell table:formula="of:=[.J471]*[.J471]" office:value-type="float" office:value="0.00107727209691726" calcext:value-type="float">
            <text:p>0.001077272096917</text:p>
          </table:table-cell>
        </table:table-row>
        <table:table-row table:style-name="ro1">
          <table:table-cell table:style-name="ce1" office:value-type="string" calcext:value-type="string">
            <text:p>11/23/2016</text:p>
          </table:table-cell>
          <table:table-cell office:value-type="float" office:value="1479859200" calcext:value-type="float">
            <text:p>1479859200</text:p>
          </table:table-cell>
          <table:table-cell office:value-type="float" office:value="24571404785" calcext:value-type="float">
            <text:p>24571404785</text:p>
          </table:table-cell>
          <table:table-cell table:formula="of:=[.C472]/10^9" office:value-type="float" office:value="24.571404785" calcext:value-type="float">
            <text:p>24.571404785</text:p>
          </table:table-cell>
          <table:table-cell office:value-type="float" office:value="9.78" calcext:value-type="float">
            <text:p>9.78</text:p>
          </table:table-cell>
          <table:table-cell table:formula="of:=[.E472]*[.D472]" office:value-type="float" office:value="240.3083387973" calcext:value-type="float">
            <text:p>240.3083387973</text:p>
          </table:table-cell>
          <table:table-cell table:formula="of:=([.E472]-[.E471])/([.E471]+0.0000000000001)" office:value-type="float" office:value="-0.00609756097560974" calcext:value-type="float">
            <text:p>-0.00609756097561</text:p>
          </table:table-cell>
          <table:table-cell table:formula="of:=ABS([.G472])" office:value-type="float" office:value="0.00609756097560974" calcext:value-type="float">
            <text:p>0.00609756097561</text:p>
          </table:table-cell>
          <table:table-cell table:formula="of:=[.G472]*[.G472]" office:value-type="float" office:value="0.0000371802498512789" calcext:value-type="float">
            <text:p>3.71802498512789E-05</text:p>
          </table:table-cell>
          <table:table-cell table:formula="of:=([.F472]-[.F471])/([.F471]+0.0000000000001)" office:value-type="float" office:value="0.0468165633964339" calcext:value-type="float">
            <text:p>0.046816563396434</text:p>
          </table:table-cell>
          <table:table-cell table:formula="of:=ABS([.J472])" office:value-type="float" office:value="0.0468165633964339" calcext:value-type="float">
            <text:p>0.046816563396434</text:p>
          </table:table-cell>
          <table:table-cell table:formula="of:=[.J472]*[.J472]" office:value-type="float" office:value="0.00219179060825231" calcext:value-type="float">
            <text:p>0.002191790608252</text:p>
          </table:table-cell>
        </table:table-row>
        <table:table-row table:style-name="ro1">
          <table:table-cell table:style-name="ce1" office:value-type="string" calcext:value-type="string">
            <text:p>11/24/2016</text:p>
          </table:table-cell>
          <table:table-cell office:value-type="float" office:value="1479945600" calcext:value-type="float">
            <text:p>1479945600</text:p>
          </table:table-cell>
          <table:table-cell office:value-type="float" office:value="27981297065" calcext:value-type="float">
            <text:p>27981297065</text:p>
          </table:table-cell>
          <table:table-cell table:formula="of:=[.C473]/10^9" office:value-type="float" office:value="27.981297065" calcext:value-type="float">
            <text:p>27.981297065</text:p>
          </table:table-cell>
          <table:table-cell office:value-type="float" office:value="9.22" calcext:value-type="float">
            <text:p>9.22</text:p>
          </table:table-cell>
          <table:table-cell table:formula="of:=[.E473]*[.D473]" office:value-type="float" office:value="257.9875589393" calcext:value-type="float">
            <text:p>257.9875589393</text:p>
          </table:table-cell>
          <table:table-cell table:formula="of:=([.E473]-[.E472])/([.E472]+0.0000000000001)" office:value-type="float" office:value="-0.0572597137014308" calcext:value-type="float">
            <text:p>-0.057259713701431</text:p>
          </table:table-cell>
          <table:table-cell table:formula="of:=ABS([.G473])" office:value-type="float" office:value="0.0572597137014308" calcext:value-type="float">
            <text:p>0.057259713701431</text:p>
          </table:table-cell>
          <table:table-cell table:formula="of:=[.G473]*[.G473]" office:value-type="float" office:value="0.00327867481316982" calcext:value-type="float">
            <text:p>0.00327867481317</text:p>
          </table:table-cell>
          <table:table-cell table:formula="of:=([.F473]-[.F472])/([.F472]+0.0000000000001)" office:value-type="float" office:value="0.0735688999827528" calcext:value-type="float">
            <text:p>0.073568899982753</text:p>
          </table:table-cell>
          <table:table-cell table:formula="of:=ABS([.J473])" office:value-type="float" office:value="0.0735688999827528" calcext:value-type="float">
            <text:p>0.073568899982753</text:p>
          </table:table-cell>
          <table:table-cell table:formula="of:=[.J473]*[.J473]" office:value-type="float" office:value="0.00541238304467229" calcext:value-type="float">
            <text:p>0.005412383044672</text:p>
          </table:table-cell>
        </table:table-row>
        <table:table-row table:style-name="ro1">
          <table:table-cell table:style-name="ce1" office:value-type="string" calcext:value-type="string">
            <text:p>11/25/2016</text:p>
          </table:table-cell>
          <table:table-cell office:value-type="float" office:value="1480032000" calcext:value-type="float">
            <text:p>1480032000</text:p>
          </table:table-cell>
          <table:table-cell office:value-type="float" office:value="24440853301" calcext:value-type="float">
            <text:p>24440853301</text:p>
          </table:table-cell>
          <table:table-cell table:formula="of:=[.C474]/10^9" office:value-type="float" office:value="24.440853301" calcext:value-type="float">
            <text:p>24.440853301</text:p>
          </table:table-cell>
          <table:table-cell office:value-type="float" office:value="9.39" calcext:value-type="float">
            <text:p>9.39</text:p>
          </table:table-cell>
          <table:table-cell table:formula="of:=[.E474]*[.D474]" office:value-type="float" office:value="229.49961249639" calcext:value-type="float">
            <text:p>229.49961249639</text:p>
          </table:table-cell>
          <table:table-cell table:formula="of:=([.E474]-[.E473])/([.E473]+0.0000000000001)" office:value-type="float" office:value="0.0184381778741863" calcext:value-type="float">
            <text:p>0.018438177874186</text:p>
          </table:table-cell>
          <table:table-cell table:formula="of:=ABS([.G474])" office:value-type="float" office:value="0.0184381778741863" calcext:value-type="float">
            <text:p>0.018438177874186</text:p>
          </table:table-cell>
          <table:table-cell table:formula="of:=[.G474]*[.G474]" office:value-type="float" office:value="0.000339966403320135" calcext:value-type="float">
            <text:p>0.00033996640332</text:p>
          </table:table-cell>
          <table:table-cell table:formula="of:=([.F474]-[.F473])/([.F473]+0.0000000000001)" office:value-type="float" office:value="-0.110423721826108" calcext:value-type="float">
            <text:p>-0.110423721826108</text:p>
          </table:table-cell>
          <table:table-cell table:formula="of:=ABS([.J474])" office:value-type="float" office:value="0.110423721826108" calcext:value-type="float">
            <text:p>0.110423721826108</text:p>
          </table:table-cell>
          <table:table-cell table:formula="of:=[.J474]*[.J474]" office:value-type="float" office:value="0.0121933983419297" calcext:value-type="float">
            <text:p>0.01219339834193</text:p>
          </table:table-cell>
        </table:table-row>
        <table:table-row table:style-name="ro1">
          <table:table-cell table:style-name="ce1" office:value-type="string" calcext:value-type="string">
            <text:p>11/26/2016</text:p>
          </table:table-cell>
          <table:table-cell office:value-type="float" office:value="1480118400" calcext:value-type="float">
            <text:p>1480118400</text:p>
          </table:table-cell>
          <table:table-cell office:value-type="float" office:value="24641800522" calcext:value-type="float">
            <text:p>24641800522</text:p>
          </table:table-cell>
          <table:table-cell table:formula="of:=[.C475]/10^9" office:value-type="float" office:value="24.641800522" calcext:value-type="float">
            <text:p>24.641800522</text:p>
          </table:table-cell>
          <table:table-cell office:value-type="float" office:value="9.34" calcext:value-type="float">
            <text:p>9.34</text:p>
          </table:table-cell>
          <table:table-cell table:formula="of:=[.E475]*[.D475]" office:value-type="float" office:value="230.15441687548" calcext:value-type="float">
            <text:p>230.15441687548</text:p>
          </table:table-cell>
          <table:table-cell table:formula="of:=([.E475]-[.E474])/([.E474]+0.0000000000001)" office:value-type="float" office:value="-0.00532481363152292" calcext:value-type="float">
            <text:p>-0.005324813631523</text:p>
          </table:table-cell>
          <table:table-cell table:formula="of:=ABS([.G475])" office:value-type="float" office:value="0.00532481363152292" calcext:value-type="float">
            <text:p>0.005324813631523</text:p>
          </table:table-cell>
          <table:table-cell table:formula="of:=[.G475]*[.G475]" office:value-type="float" office:value="0.0000283536402104523" calcext:value-type="float">
            <text:p>2.83536402104523E-05</text:p>
          </table:table-cell>
          <table:table-cell table:formula="of:=([.F475]-[.F474])/([.F474]+0.0000000000001)" office:value-type="float" office:value="0.002853182939907" calcext:value-type="float">
            <text:p>0.002853182939907</text:p>
          </table:table-cell>
          <table:table-cell table:formula="of:=ABS([.J475])" office:value-type="float" office:value="0.002853182939907" calcext:value-type="float">
            <text:p>0.002853182939907</text:p>
          </table:table-cell>
          <table:table-cell table:formula="of:=[.J475]*[.J475]" office:value-type="float" office:value="0.00000814065288857633" calcext:value-type="float">
            <text:p>8.14065288857633E-06</text:p>
          </table:table-cell>
        </table:table-row>
        <table:table-row table:style-name="ro1">
          <table:table-cell table:style-name="ce1" office:value-type="string" calcext:value-type="string">
            <text:p>11/27/2016</text:p>
          </table:table-cell>
          <table:table-cell office:value-type="float" office:value="1480204800" calcext:value-type="float">
            <text:p>1480204800</text:p>
          </table:table-cell>
          <table:table-cell office:value-type="float" office:value="25256371561" calcext:value-type="float">
            <text:p>25256371561</text:p>
          </table:table-cell>
          <table:table-cell table:formula="of:=[.C476]/10^9" office:value-type="float" office:value="25.256371561" calcext:value-type="float">
            <text:p>25.256371561</text:p>
          </table:table-cell>
          <table:table-cell office:value-type="float" office:value="8.91" calcext:value-type="float">
            <text:p>8.91</text:p>
          </table:table-cell>
          <table:table-cell table:formula="of:=[.E476]*[.D476]" office:value-type="float" office:value="225.03427060851" calcext:value-type="float">
            <text:p>225.03427060851</text:p>
          </table:table-cell>
          <table:table-cell table:formula="of:=([.E476]-[.E475])/([.E475]+0.0000000000001)" office:value-type="float" office:value="-0.0460385438972158" calcext:value-type="float">
            <text:p>-0.046038543897216</text:p>
          </table:table-cell>
          <table:table-cell table:formula="of:=ABS([.G476])" office:value-type="float" office:value="0.0460385438972158" calcext:value-type="float">
            <text:p>0.046038543897216</text:p>
          </table:table-cell>
          <table:table-cell table:formula="of:=[.G476]*[.G476]" office:value-type="float" office:value="0.00211954752417586" calcext:value-type="float">
            <text:p>0.002119547524176</text:p>
          </table:table-cell>
          <table:table-cell table:formula="of:=([.F476]-[.F475])/([.F475]+0.0000000000001)" office:value-type="float" office:value="-0.0222465696573624" calcext:value-type="float">
            <text:p>-0.022246569657362</text:p>
          </table:table-cell>
          <table:table-cell table:formula="of:=ABS([.J476])" office:value-type="float" office:value="0.0222465696573624" calcext:value-type="float">
            <text:p>0.022246569657362</text:p>
          </table:table-cell>
          <table:table-cell table:formula="of:=[.J476]*[.J476]" office:value-type="float" office:value="0.000494909861519875" calcext:value-type="float">
            <text:p>0.00049490986152</text:p>
          </table:table-cell>
        </table:table-row>
        <table:table-row table:style-name="ro1">
          <table:table-cell table:style-name="ce1" office:value-type="string" calcext:value-type="string">
            <text:p>11/28/2016</text:p>
          </table:table-cell>
          <table:table-cell office:value-type="float" office:value="1480291200" calcext:value-type="float">
            <text:p>1480291200</text:p>
          </table:table-cell>
          <table:table-cell office:value-type="float" office:value="25726139305" calcext:value-type="float">
            <text:p>25726139305</text:p>
          </table:table-cell>
          <table:table-cell table:formula="of:=[.C477]/10^9" office:value-type="float" office:value="25.726139305" calcext:value-type="float">
            <text:p>25.726139305</text:p>
          </table:table-cell>
          <table:table-cell office:value-type="float" office:value="8.66" calcext:value-type="float">
            <text:p>8.66</text:p>
          </table:table-cell>
          <table:table-cell table:formula="of:=[.E477]*[.D477]" office:value-type="float" office:value="222.7883663813" calcext:value-type="float">
            <text:p>222.7883663813</text:p>
          </table:table-cell>
          <table:table-cell table:formula="of:=([.E477]-[.E476])/([.E476]+0.0000000000001)" office:value-type="float" office:value="-0.0280583613916944" calcext:value-type="float">
            <text:p>-0.028058361391695</text:p>
          </table:table-cell>
          <table:table-cell table:formula="of:=ABS([.G477])" office:value-type="float" office:value="0.0280583613916944" calcext:value-type="float">
            <text:p>0.028058361391695</text:p>
          </table:table-cell>
          <table:table-cell table:formula="of:=[.G477]*[.G477]" office:value-type="float" office:value="0.000787271643986927" calcext:value-type="float">
            <text:p>0.000787271643987</text:p>
          </table:table-cell>
          <table:table-cell table:formula="of:=([.F477]-[.F476])/([.F476]+0.0000000000001)" office:value-type="float" office:value="-0.00998027643139385" calcext:value-type="float">
            <text:p>-0.009980276431394</text:p>
          </table:table-cell>
          <table:table-cell table:formula="of:=ABS([.J477])" office:value-type="float" office:value="0.00998027643139385" calcext:value-type="float">
            <text:p>0.009980276431394</text:p>
          </table:table-cell>
          <table:table-cell table:formula="of:=[.J477]*[.J477]" office:value-type="float" office:value="0.0000996059176470355" calcext:value-type="float">
            <text:p>9.96059176470355E-05</text:p>
          </table:table-cell>
        </table:table-row>
        <table:table-row table:style-name="ro1">
          <table:table-cell table:style-name="ce1" office:value-type="string" calcext:value-type="string">
            <text:p>11/29/2016</text:p>
          </table:table-cell>
          <table:table-cell office:value-type="float" office:value="1480377600" calcext:value-type="float">
            <text:p>1480377600</text:p>
          </table:table-cell>
          <table:table-cell office:value-type="float" office:value="25163119754" calcext:value-type="float">
            <text:p>25163119754</text:p>
          </table:table-cell>
          <table:table-cell table:formula="of:=[.C478]/10^9" office:value-type="float" office:value="25.163119754" calcext:value-type="float">
            <text:p>25.163119754</text:p>
          </table:table-cell>
          <table:table-cell office:value-type="float" office:value="8.18" calcext:value-type="float">
            <text:p>8.18</text:p>
          </table:table-cell>
          <table:table-cell table:formula="of:=[.E478]*[.D478]" office:value-type="float" office:value="205.83431958772" calcext:value-type="float">
            <text:p>205.83431958772</text:p>
          </table:table-cell>
          <table:table-cell table:formula="of:=([.E478]-[.E477])/([.E477]+0.0000000000001)" office:value-type="float" office:value="-0.055427251732101" calcext:value-type="float">
            <text:p>-0.055427251732101</text:p>
          </table:table-cell>
          <table:table-cell table:formula="of:=ABS([.G478])" office:value-type="float" office:value="0.055427251732101" calcext:value-type="float">
            <text:p>0.055427251732101</text:p>
          </table:table-cell>
          <table:table-cell table:formula="of:=[.G478]*[.G478]" office:value-type="float" office:value="0.0030721802345737" calcext:value-type="float">
            <text:p>0.003072180234574</text:p>
          </table:table-cell>
          <table:table-cell table:formula="of:=([.F478]-[.F477])/([.F477]+0.0000000000001)" office:value-type="float" office:value="-0.0760993361949758" calcext:value-type="float">
            <text:p>-0.076099336194976</text:p>
          </table:table-cell>
          <table:table-cell table:formula="of:=ABS([.J478])" office:value-type="float" office:value="0.0760993361949758" calcext:value-type="float">
            <text:p>0.076099336194976</text:p>
          </table:table-cell>
          <table:table-cell table:formula="of:=[.J478]*[.J478]" office:value-type="float" office:value="0.00579110896931596" calcext:value-type="float">
            <text:p>0.005791108969316</text:p>
          </table:table-cell>
        </table:table-row>
        <table:table-row table:style-name="ro1">
          <table:table-cell table:style-name="ce1" office:value-type="string" calcext:value-type="string">
            <text:p>11/30/2016</text:p>
          </table:table-cell>
          <table:table-cell office:value-type="float" office:value="1480464000" calcext:value-type="float">
            <text:p>1480464000</text:p>
          </table:table-cell>
          <table:table-cell office:value-type="float" office:value="23375317675" calcext:value-type="float">
            <text:p>23375317675</text:p>
          </table:table-cell>
          <table:table-cell table:formula="of:=[.C479]/10^9" office:value-type="float" office:value="23.375317675" calcext:value-type="float">
            <text:p>23.375317675</text:p>
          </table:table-cell>
          <table:table-cell office:value-type="float" office:value="8.59" calcext:value-type="float">
            <text:p>8.59</text:p>
          </table:table-cell>
          <table:table-cell table:formula="of:=[.E479]*[.D479]" office:value-type="float" office:value="200.79397882825" calcext:value-type="float">
            <text:p>200.79397882825</text:p>
          </table:table-cell>
          <table:table-cell table:formula="of:=([.E479]-[.E478])/([.E478]+0.0000000000001)" office:value-type="float" office:value="0.0501222493887525" calcext:value-type="float">
            <text:p>0.050122249388753</text:p>
          </table:table-cell>
          <table:table-cell table:formula="of:=ABS([.G479])" office:value-type="float" office:value="0.0501222493887525" calcext:value-type="float">
            <text:p>0.050122249388753</text:p>
          </table:table-cell>
          <table:table-cell table:formula="of:=[.G479]*[.G479]" office:value-type="float" office:value="0.0025122398837883" calcext:value-type="float">
            <text:p>0.002512239883788</text:p>
          </table:table-cell>
          <table:table-cell table:formula="of:=([.F479]-[.F478])/([.F478]+0.0000000000001)" office:value-type="float" office:value="-0.0244873681394125" calcext:value-type="float">
            <text:p>-0.024487368139413</text:p>
          </table:table-cell>
          <table:table-cell table:formula="of:=ABS([.J479])" office:value-type="float" office:value="0.0244873681394125" calcext:value-type="float">
            <text:p>0.024487368139413</text:p>
          </table:table-cell>
          <table:table-cell table:formula="of:=[.J479]*[.J479]" office:value-type="float" office:value="0.000599631198395114" calcext:value-type="float">
            <text:p>0.000599631198395</text:p>
          </table:table-cell>
        </table:table-row>
        <table:table-row table:style-name="ro1">
          <table:table-cell table:style-name="ce1" office:value-type="string" calcext:value-type="string">
            <text:p>12/1/2016</text:p>
          </table:table-cell>
          <table:table-cell office:value-type="float" office:value="1480550400" calcext:value-type="float">
            <text:p>1480550400</text:p>
          </table:table-cell>
          <table:table-cell office:value-type="float" office:value="22785340768" calcext:value-type="float">
            <text:p>22785340768</text:p>
          </table:table-cell>
          <table:table-cell table:formula="of:=[.C480]/10^9" office:value-type="float" office:value="22.785340768" calcext:value-type="float">
            <text:p>22.785340768</text:p>
          </table:table-cell>
          <table:table-cell office:value-type="float" office:value="8.44" calcext:value-type="float">
            <text:p>8.44</text:p>
          </table:table-cell>
          <table:table-cell table:formula="of:=[.E480]*[.D480]" office:value-type="float" office:value="192.30827608192" calcext:value-type="float">
            <text:p>192.30827608192</text:p>
          </table:table-cell>
          <table:table-cell table:formula="of:=([.E480]-[.E479])/([.E479]+0.0000000000001)" office:value-type="float" office:value="-0.0174621653084981" calcext:value-type="float">
            <text:p>-0.017462165308498</text:p>
          </table:table-cell>
          <table:table-cell table:formula="of:=ABS([.G480])" office:value-type="float" office:value="0.0174621653084981" calcext:value-type="float">
            <text:p>0.017462165308498</text:p>
          </table:table-cell>
          <table:table-cell table:formula="of:=[.G480]*[.G480]" office:value-type="float" office:value="0.000304927217261314" calcext:value-type="float">
            <text:p>0.000304927217261</text:p>
          </table:table-cell>
          <table:table-cell table:formula="of:=([.F480]-[.F479])/([.F479]+0.0000000000001)" office:value-type="float" office:value="-0.0422607430553896" calcext:value-type="float">
            <text:p>-0.04226074305539</text:p>
          </table:table-cell>
          <table:table-cell table:formula="of:=ABS([.J480])" office:value-type="float" office:value="0.0422607430553896" calcext:value-type="float">
            <text:p>0.04226074305539</text:p>
          </table:table-cell>
          <table:table-cell table:formula="of:=[.J480]*[.J480]" office:value-type="float" office:value="0.00178597040359366" calcext:value-type="float">
            <text:p>0.001785970403594</text:p>
          </table:table-cell>
        </table:table-row>
        <table:table-row table:style-name="ro1">
          <table:table-cell table:style-name="ce1" office:value-type="string" calcext:value-type="string">
            <text:p>12/2/2016</text:p>
          </table:table-cell>
          <table:table-cell office:value-type="float" office:value="1480636800" calcext:value-type="float">
            <text:p>1480636800</text:p>
          </table:table-cell>
          <table:table-cell office:value-type="float" office:value="23095222285" calcext:value-type="float">
            <text:p>23095222285</text:p>
          </table:table-cell>
          <table:table-cell table:formula="of:=[.C481]/10^9" office:value-type="float" office:value="23.095222285" calcext:value-type="float">
            <text:p>23.095222285</text:p>
          </table:table-cell>
          <table:table-cell office:value-type="float" office:value="7.65" calcext:value-type="float">
            <text:p>7.65</text:p>
          </table:table-cell>
          <table:table-cell table:formula="of:=[.E481]*[.D481]" office:value-type="float" office:value="176.67845048025" calcext:value-type="float">
            <text:p>176.67845048025</text:p>
          </table:table-cell>
          <table:table-cell table:formula="of:=([.E481]-[.E480])/([.E480]+0.0000000000001)" office:value-type="float" office:value="-0.093601895734596" calcext:value-type="float">
            <text:p>-0.093601895734596</text:p>
          </table:table-cell>
          <table:table-cell table:formula="of:=ABS([.G481])" office:value-type="float" office:value="0.093601895734596" calcext:value-type="float">
            <text:p>0.093601895734596</text:p>
          </table:table-cell>
          <table:table-cell table:formula="of:=[.G481]*[.G481]" office:value-type="float" office:value="0.00876131488511017" calcext:value-type="float">
            <text:p>0.00876131488511</text:p>
          </table:table-cell>
          <table:table-cell table:formula="of:=([.F481]-[.F480])/([.F480]+0.0000000000001)" office:value-type="float" office:value="-0.0812748464086482" calcext:value-type="float">
            <text:p>-0.081274846408648</text:p>
          </table:table-cell>
          <table:table-cell table:formula="of:=ABS([.J481])" office:value-type="float" office:value="0.0812748464086482" calcext:value-type="float">
            <text:p>0.081274846408648</text:p>
          </table:table-cell>
          <table:table-cell table:formula="of:=[.J481]*[.J481]" office:value-type="float" office:value="0.00660560065874936" calcext:value-type="float">
            <text:p>0.006605600658749</text:p>
          </table:table-cell>
        </table:table-row>
        <table:table-row table:style-name="ro1">
          <table:table-cell table:style-name="ce1" office:value-type="string" calcext:value-type="string">
            <text:p>12/3/2016</text:p>
          </table:table-cell>
          <table:table-cell office:value-type="float" office:value="1480723200" calcext:value-type="float">
            <text:p>1480723200</text:p>
          </table:table-cell>
          <table:table-cell office:value-type="float" office:value="22832490174" calcext:value-type="float">
            <text:p>22832490174</text:p>
          </table:table-cell>
          <table:table-cell table:formula="of:=[.C482]/10^9" office:value-type="float" office:value="22.832490174" calcext:value-type="float">
            <text:p>22.832490174</text:p>
          </table:table-cell>
          <table:table-cell office:value-type="float" office:value="7.9" calcext:value-type="float">
            <text:p>7.9</text:p>
          </table:table-cell>
          <table:table-cell table:formula="of:=[.E482]*[.D482]" office:value-type="float" office:value="180.3766723746" calcext:value-type="float">
            <text:p>180.3766723746</text:p>
          </table:table-cell>
          <table:table-cell table:formula="of:=([.E482]-[.E481])/([.E481]+0.0000000000001)" office:value-type="float" office:value="0.0326797385620911" calcext:value-type="float">
            <text:p>0.032679738562091</text:p>
          </table:table-cell>
          <table:table-cell table:formula="of:=ABS([.G482])" office:value-type="float" office:value="0.0326797385620911" calcext:value-type="float">
            <text:p>0.032679738562091</text:p>
          </table:table-cell>
          <table:table-cell table:formula="of:=[.G482]*[.G482]" office:value-type="float" office:value="0.00106796531248662" calcext:value-type="float">
            <text:p>0.001067965312487</text:p>
          </table:table-cell>
          <table:table-cell table:formula="of:=([.F482]-[.F481])/([.F481]+0.0000000000001)" office:value-type="float" office:value="0.0209319352999613" calcext:value-type="float">
            <text:p>0.020931935299961</text:p>
          </table:table-cell>
          <table:table-cell table:formula="of:=ABS([.J482])" office:value-type="float" office:value="0.0209319352999613" calcext:value-type="float">
            <text:p>0.020931935299961</text:p>
          </table:table-cell>
          <table:table-cell table:formula="of:=[.J482]*[.J482]" office:value-type="float" office:value="0.000438145915401766" calcext:value-type="float">
            <text:p>0.000438145915402</text:p>
          </table:table-cell>
        </table:table-row>
        <table:table-row table:style-name="ro1">
          <table:table-cell table:style-name="ce1" office:value-type="string" calcext:value-type="string">
            <text:p>12/4/2016</text:p>
          </table:table-cell>
          <table:table-cell office:value-type="float" office:value="1480809600" calcext:value-type="float">
            <text:p>1480809600</text:p>
          </table:table-cell>
          <table:table-cell office:value-type="float" office:value="22644586389" calcext:value-type="float">
            <text:p>22644586389</text:p>
          </table:table-cell>
          <table:table-cell table:formula="of:=[.C483]/10^9" office:value-type="float" office:value="22.644586389" calcext:value-type="float">
            <text:p>22.644586389</text:p>
          </table:table-cell>
          <table:table-cell office:value-type="float" office:value="7.54" calcext:value-type="float">
            <text:p>7.54</text:p>
          </table:table-cell>
          <table:table-cell table:formula="of:=[.E483]*[.D483]" office:value-type="float" office:value="170.74018137306" calcext:value-type="float">
            <text:p>170.74018137306</text:p>
          </table:table-cell>
          <table:table-cell table:formula="of:=([.E483]-[.E482])/([.E482]+0.0000000000001)" office:value-type="float" office:value="-0.045569620253164" calcext:value-type="float">
            <text:p>-0.045569620253164</text:p>
          </table:table-cell>
          <table:table-cell table:formula="of:=ABS([.G483])" office:value-type="float" office:value="0.045569620253164" calcext:value-type="float">
            <text:p>0.045569620253164</text:p>
          </table:table-cell>
          <table:table-cell table:formula="of:=[.G483]*[.G483]" office:value-type="float" office:value="0.00207659029001758" calcext:value-type="float">
            <text:p>0.002076590290018</text:p>
          </table:table-cell>
          <table:table-cell table:formula="of:=([.F483]-[.F482])/([.F482]+0.0000000000001)" office:value-type="float" office:value="-0.0534242642060015" calcext:value-type="float">
            <text:p>-0.053424264206002</text:p>
          </table:table-cell>
          <table:table-cell table:formula="of:=ABS([.J483])" office:value-type="float" office:value="0.0534242642060015" calcext:value-type="float">
            <text:p>0.053424264206002</text:p>
          </table:table-cell>
          <table:table-cell table:formula="of:=[.J483]*[.J483]" office:value-type="float" office:value="0.00285415200595265" calcext:value-type="float">
            <text:p>0.002854152005953</text:p>
          </table:table-cell>
        </table:table-row>
        <table:table-row table:style-name="ro1">
          <table:table-cell table:style-name="ce1" office:value-type="string" calcext:value-type="string">
            <text:p>12/5/2016</text:p>
          </table:table-cell>
          <table:table-cell office:value-type="float" office:value="1480896000" calcext:value-type="float">
            <text:p>1480896000</text:p>
          </table:table-cell>
          <table:table-cell office:value-type="float" office:value="23613848731" calcext:value-type="float">
            <text:p>23613848731</text:p>
          </table:table-cell>
          <table:table-cell table:formula="of:=[.C484]/10^9" office:value-type="float" office:value="23.613848731" calcext:value-type="float">
            <text:p>23.613848731</text:p>
          </table:table-cell>
          <table:table-cell office:value-type="float" office:value="6.69" calcext:value-type="float">
            <text:p>6.69</text:p>
          </table:table-cell>
          <table:table-cell table:formula="of:=[.E484]*[.D484]" office:value-type="float" office:value="157.97664801039" calcext:value-type="float">
            <text:p>157.97664801039</text:p>
          </table:table-cell>
          <table:table-cell table:formula="of:=([.E484]-[.E483])/([.E483]+0.0000000000001)" office:value-type="float" office:value="-0.112732095490715" calcext:value-type="float">
            <text:p>-0.112732095490715</text:p>
          </table:table-cell>
          <table:table-cell table:formula="of:=ABS([.G484])" office:value-type="float" office:value="0.112732095490715" calcext:value-type="float">
            <text:p>0.112732095490715</text:p>
          </table:table-cell>
          <table:table-cell table:formula="of:=[.G484]*[.G484]" office:value-type="float" office:value="0.0127085253537276" calcext:value-type="float">
            <text:p>0.012708525353728</text:p>
          </table:table-cell>
          <table:table-cell table:formula="of:=([.F484]-[.F483])/([.F483]+0.0000000000001)" office:value-type="float" office:value="-0.074754127938884" calcext:value-type="float">
            <text:p>-0.074754127938884</text:p>
          </table:table-cell>
          <table:table-cell table:formula="of:=ABS([.J484])" office:value-type="float" office:value="0.074754127938884" calcext:value-type="float">
            <text:p>0.074754127938884</text:p>
          </table:table-cell>
          <table:table-cell table:formula="of:=[.J484]*[.J484]" office:value-type="float" office:value="0.00558817964390303" calcext:value-type="float">
            <text:p>0.005588179643903</text:p>
          </table:table-cell>
        </table:table-row>
        <table:table-row table:style-name="ro1">
          <table:table-cell table:style-name="ce1" office:value-type="string" calcext:value-type="string">
            <text:p>12/6/2016</text:p>
          </table:table-cell>
          <table:table-cell office:value-type="float" office:value="1480982400" calcext:value-type="float">
            <text:p>1480982400</text:p>
          </table:table-cell>
          <table:table-cell office:value-type="float" office:value="23636815655" calcext:value-type="float">
            <text:p>23636815655</text:p>
          </table:table-cell>
          <table:table-cell table:formula="of:=[.C485]/10^9" office:value-type="float" office:value="23.636815655" calcext:value-type="float">
            <text:p>23.636815655</text:p>
          </table:table-cell>
          <table:table-cell office:value-type="float" office:value="7.61" calcext:value-type="float">
            <text:p>7.61</text:p>
          </table:table-cell>
          <table:table-cell table:formula="of:=[.E485]*[.D485]" office:value-type="float" office:value="179.87616713455" calcext:value-type="float">
            <text:p>179.87616713455</text:p>
          </table:table-cell>
          <table:table-cell table:formula="of:=([.E485]-[.E484])/([.E484]+0.0000000000001)" office:value-type="float" office:value="0.137518684603884" calcext:value-type="float">
            <text:p>0.137518684603884</text:p>
          </table:table-cell>
          <table:table-cell table:formula="of:=ABS([.G485])" office:value-type="float" office:value="0.137518684603884" calcext:value-type="float">
            <text:p>0.137518684603884</text:p>
          </table:table-cell>
          <table:table-cell table:formula="of:=[.G485]*[.G485]" office:value-type="float" office:value="0.0189113886151826" calcext:value-type="float">
            <text:p>0.018911388615183</text:p>
          </table:table-cell>
          <table:table-cell table:formula="of:=([.F485]-[.F484])/([.F484]+0.0000000000001)" office:value-type="float" office:value="0.138625039839557" calcext:value-type="float">
            <text:p>0.138625039839557</text:p>
          </table:table-cell>
          <table:table-cell table:formula="of:=ABS([.J485])" office:value-type="float" office:value="0.138625039839557" calcext:value-type="float">
            <text:p>0.138625039839557</text:p>
          </table:table-cell>
          <table:table-cell table:formula="of:=[.J485]*[.J485]" office:value-type="float" office:value="0.0192169016705187" calcext:value-type="float">
            <text:p>0.019216901670519</text:p>
          </table:table-cell>
        </table:table-row>
        <table:table-row table:style-name="ro1">
          <table:table-cell table:style-name="ce1" office:value-type="string" calcext:value-type="string">
            <text:p>12/7/2016</text:p>
          </table:table-cell>
          <table:table-cell office:value-type="float" office:value="1481068800" calcext:value-type="float">
            <text:p>1481068800</text:p>
          </table:table-cell>
          <table:table-cell office:value-type="float" office:value="23374892164" calcext:value-type="float">
            <text:p>23374892164</text:p>
          </table:table-cell>
          <table:table-cell table:formula="of:=[.C486]/10^9" office:value-type="float" office:value="23.374892164" calcext:value-type="float">
            <text:p>23.374892164</text:p>
          </table:table-cell>
          <table:table-cell office:value-type="float" office:value="8.35" calcext:value-type="float">
            <text:p>8.35</text:p>
          </table:table-cell>
          <table:table-cell table:formula="of:=[.E486]*[.D486]" office:value-type="float" office:value="195.1803495694" calcext:value-type="float">
            <text:p>195.1803495694</text:p>
          </table:table-cell>
          <table:table-cell table:formula="of:=([.E486]-[.E485])/([.E485]+0.0000000000001)" office:value-type="float" office:value="0.0972404730617595" calcext:value-type="float">
            <text:p>0.09724047306176</text:p>
          </table:table-cell>
          <table:table-cell table:formula="of:=ABS([.G486])" office:value-type="float" office:value="0.0972404730617595" calcext:value-type="float">
            <text:p>0.09724047306176</text:p>
          </table:table-cell>
          <table:table-cell table:formula="of:=[.G486]*[.G486]" office:value-type="float" office:value="0.00945570960127477" calcext:value-type="float">
            <text:p>0.009455709601275</text:p>
          </table:table-cell>
          <table:table-cell table:formula="of:=([.F486]-[.F485])/([.F485]+0.0000000000001)" office:value-type="float" office:value="0.0850817686336523" calcext:value-type="float">
            <text:p>0.085081768633652</text:p>
          </table:table-cell>
          <table:table-cell table:formula="of:=ABS([.J486])" office:value-type="float" office:value="0.0850817686336523" calcext:value-type="float">
            <text:p>0.085081768633652</text:p>
          </table:table-cell>
          <table:table-cell table:formula="of:=[.J486]*[.J486]" office:value-type="float" office:value="0.00723890735383034" calcext:value-type="float">
            <text:p>0.00723890735383</text:p>
          </table:table-cell>
        </table:table-row>
        <table:table-row table:style-name="ro1">
          <table:table-cell table:style-name="ce1" office:value-type="string" calcext:value-type="string">
            <text:p>12/8/2016</text:p>
          </table:table-cell>
          <table:table-cell office:value-type="float" office:value="1481155200" calcext:value-type="float">
            <text:p>1481155200</text:p>
          </table:table-cell>
          <table:table-cell office:value-type="float" office:value="23374892164" calcext:value-type="float">
            <text:p>23374892164</text:p>
          </table:table-cell>
          <table:table-cell table:formula="of:=[.C487]/10^9" office:value-type="float" office:value="23.374892164" calcext:value-type="float">
            <text:p>23.374892164</text:p>
          </table:table-cell>
          <table:table-cell office:value-type="float" office:value="8.3" calcext:value-type="float">
            <text:p>8.3</text:p>
          </table:table-cell>
          <table:table-cell table:formula="of:=[.E487]*[.D487]" office:value-type="float" office:value="194.0116049612" calcext:value-type="float">
            <text:p>194.0116049612</text:p>
          </table:table-cell>
          <table:table-cell table:formula="of:=([.E487]-[.E486])/([.E486]+0.0000000000001)" office:value-type="float" office:value="-0.00598802395209561" calcext:value-type="float">
            <text:p>-0.005988023952096</text:p>
          </table:table-cell>
          <table:table-cell table:formula="of:=ABS([.G487])" office:value-type="float" office:value="0.00598802395209561" calcext:value-type="float">
            <text:p>0.005988023952096</text:p>
          </table:table-cell>
          <table:table-cell table:formula="of:=[.G487]*[.G487]" office:value-type="float" office:value="0.0000358564308508707" calcext:value-type="float">
            <text:p>3.58564308508707E-05</text:p>
          </table:table-cell>
          <table:table-cell table:formula="of:=([.F487]-[.F486])/([.F486]+0.0000000000001)" office:value-type="float" office:value="-0.00598802395209566" calcext:value-type="float">
            <text:p>-0.005988023952096</text:p>
          </table:table-cell>
          <table:table-cell table:formula="of:=ABS([.J487])" office:value-type="float" office:value="0.00598802395209566" calcext:value-type="float">
            <text:p>0.005988023952096</text:p>
          </table:table-cell>
          <table:table-cell table:formula="of:=[.J487]*[.J487]" office:value-type="float" office:value="0.0000358564308508714" calcext:value-type="float">
            <text:p>3.58564308508714E-05</text:p>
          </table:table-cell>
        </table:table-row>
        <table:table-row table:style-name="ro1">
          <table:table-cell table:style-name="ce1" office:value-type="string" calcext:value-type="string">
            <text:p>12/9/2016</text:p>
          </table:table-cell>
          <table:table-cell office:value-type="float" office:value="1481241600" calcext:value-type="float">
            <text:p>1481241600</text:p>
          </table:table-cell>
          <table:table-cell office:value-type="float" office:value="22949471336" calcext:value-type="float">
            <text:p>22949471336</text:p>
          </table:table-cell>
          <table:table-cell table:formula="of:=[.C488]/10^9" office:value-type="float" office:value="22.949471336" calcext:value-type="float">
            <text:p>22.949471336</text:p>
          </table:table-cell>
          <table:table-cell office:value-type="float" office:value="8.52" calcext:value-type="float">
            <text:p>8.52</text:p>
          </table:table-cell>
          <table:table-cell table:formula="of:=[.E488]*[.D488]" office:value-type="float" office:value="195.52949578272" calcext:value-type="float">
            <text:p>195.52949578272</text:p>
          </table:table-cell>
          <table:table-cell table:formula="of:=([.E488]-[.E487])/([.E487]+0.0000000000001)" office:value-type="float" office:value="0.0265060240963851" calcext:value-type="float">
            <text:p>0.026506024096385</text:p>
          </table:table-cell>
          <table:table-cell table:formula="of:=ABS([.G488])" office:value-type="float" office:value="0.0265060240963851" calcext:value-type="float">
            <text:p>0.026506024096385</text:p>
          </table:table-cell>
          <table:table-cell table:formula="of:=[.G488]*[.G488]" office:value-type="float" office:value="0.000702569313398147" calcext:value-type="float">
            <text:p>0.000702569313398</text:p>
          </table:table-cell>
          <table:table-cell table:formula="of:=([.F488]-[.F487])/([.F487]+0.0000000000001)" office:value-type="float" office:value="0.00782371148274117" calcext:value-type="float">
            <text:p>0.007823711482741</text:p>
          </table:table-cell>
          <table:table-cell table:formula="of:=ABS([.J488])" office:value-type="float" office:value="0.00782371148274117" calcext:value-type="float">
            <text:p>0.007823711482741</text:p>
          </table:table-cell>
          <table:table-cell table:formula="of:=[.J488]*[.J488]" office:value-type="float" office:value="0.000061210461365176" calcext:value-type="float">
            <text:p>6.1210461365176E-05</text:p>
          </table:table-cell>
        </table:table-row>
        <table:table-row table:style-name="ro1">
          <table:table-cell table:style-name="ce1" office:value-type="string" calcext:value-type="string">
            <text:p>12/10/2016</text:p>
          </table:table-cell>
          <table:table-cell office:value-type="float" office:value="1481328000" calcext:value-type="float">
            <text:p>1481328000</text:p>
          </table:table-cell>
          <table:table-cell office:value-type="float" office:value="22755035263" calcext:value-type="float">
            <text:p>22755035263</text:p>
          </table:table-cell>
          <table:table-cell table:formula="of:=[.C489]/10^9" office:value-type="float" office:value="22.755035263" calcext:value-type="float">
            <text:p>22.755035263</text:p>
          </table:table-cell>
          <table:table-cell office:value-type="float" office:value="8.09" calcext:value-type="float">
            <text:p>8.09</text:p>
          </table:table-cell>
          <table:table-cell table:formula="of:=[.E489]*[.D489]" office:value-type="float" office:value="184.08823527767" calcext:value-type="float">
            <text:p>184.08823527767</text:p>
          </table:table-cell>
          <table:table-cell table:formula="of:=([.E489]-[.E488])/([.E488]+0.0000000000001)" office:value-type="float" office:value="-0.0504694835680745" calcext:value-type="float">
            <text:p>-0.050469483568075</text:p>
          </table:table-cell>
          <table:table-cell table:formula="of:=ABS([.G489])" office:value-type="float" office:value="0.0504694835680745" calcext:value-type="float">
            <text:p>0.050469483568075</text:p>
          </table:table-cell>
          <table:table-cell table:formula="of:=[.G489]*[.G489]" office:value-type="float" office:value="0.00254716877162814" calcext:value-type="float">
            <text:p>0.002547168771628</text:p>
          </table:table-cell>
          <table:table-cell table:formula="of:=([.F489]-[.F488])/([.F488]+0.0000000000001)" office:value-type="float" office:value="-0.0585142433843533" calcext:value-type="float">
            <text:p>-0.058514243384353</text:p>
          </table:table-cell>
          <table:table-cell table:formula="of:=ABS([.J489])" office:value-type="float" office:value="0.0585142433843533" calcext:value-type="float">
            <text:p>0.058514243384353</text:p>
          </table:table-cell>
          <table:table-cell table:formula="of:=[.J489]*[.J489]" office:value-type="float" office:value="0.00342391667884334" calcext:value-type="float">
            <text:p>0.003423916678843</text:p>
          </table:table-cell>
        </table:table-row>
        <table:table-row table:style-name="ro1">
          <table:table-cell table:style-name="ce1" office:value-type="string" calcext:value-type="string">
            <text:p>12/11/2016</text:p>
          </table:table-cell>
          <table:table-cell office:value-type="float" office:value="1481414400" calcext:value-type="float">
            <text:p>1481414400</text:p>
          </table:table-cell>
          <table:table-cell office:value-type="float" office:value="23102362744" calcext:value-type="float">
            <text:p>23102362744</text:p>
          </table:table-cell>
          <table:table-cell table:formula="of:=[.C490]/10^9" office:value-type="float" office:value="23.102362744" calcext:value-type="float">
            <text:p>23.102362744</text:p>
          </table:table-cell>
          <table:table-cell office:value-type="float" office:value="8.2" calcext:value-type="float">
            <text:p>8.2</text:p>
          </table:table-cell>
          <table:table-cell table:formula="of:=[.E490]*[.D490]" office:value-type="float" office:value="189.4393745008" calcext:value-type="float">
            <text:p>189.4393745008</text:p>
          </table:table-cell>
          <table:table-cell table:formula="of:=([.E490]-[.E489])/([.E489]+0.0000000000001)" office:value-type="float" office:value="0.0135970333745362" calcext:value-type="float">
            <text:p>0.013597033374536</text:p>
          </table:table-cell>
          <table:table-cell table:formula="of:=ABS([.G490])" office:value-type="float" office:value="0.0135970333745362" calcext:value-type="float">
            <text:p>0.013597033374536</text:p>
          </table:table-cell>
          <table:table-cell table:formula="of:=[.G490]*[.G490]" office:value-type="float" office:value="0.000184879316588252" calcext:value-type="float">
            <text:p>0.000184879316588</text:p>
          </table:table-cell>
          <table:table-cell table:formula="of:=([.F490]-[.F489])/([.F489]+0.0000000000001)" office:value-type="float" office:value="0.0290683389683137" calcext:value-type="float">
            <text:p>0.029068338968314</text:p>
          </table:table-cell>
          <table:table-cell table:formula="of:=ABS([.J490])" office:value-type="float" office:value="0.0290683389683137" calcext:value-type="float">
            <text:p>0.029068338968314</text:p>
          </table:table-cell>
          <table:table-cell table:formula="of:=[.J490]*[.J490]" office:value-type="float" office:value="0.000844968330376782" calcext:value-type="float">
            <text:p>0.000844968330377</text:p>
          </table:table-cell>
        </table:table-row>
        <table:table-row table:style-name="ro1">
          <table:table-cell table:style-name="ce1" office:value-type="string" calcext:value-type="string">
            <text:p>12/12/2016</text:p>
          </table:table-cell>
          <table:table-cell office:value-type="float" office:value="1481500800" calcext:value-type="float">
            <text:p>1481500800</text:p>
          </table:table-cell>
          <table:table-cell office:value-type="float" office:value="23597952573" calcext:value-type="float">
            <text:p>23597952573</text:p>
          </table:table-cell>
          <table:table-cell table:formula="of:=[.C491]/10^9" office:value-type="float" office:value="23.597952573" calcext:value-type="float">
            <text:p>23.597952573</text:p>
          </table:table-cell>
          <table:table-cell office:value-type="float" office:value="8.45" calcext:value-type="float">
            <text:p>8.45</text:p>
          </table:table-cell>
          <table:table-cell table:formula="of:=[.E491]*[.D491]" office:value-type="float" office:value="199.40269924185" calcext:value-type="float">
            <text:p>199.40269924185</text:p>
          </table:table-cell>
          <table:table-cell table:formula="of:=([.E491]-[.E490])/([.E490]+0.0000000000001)" office:value-type="float" office:value="0.0304878048780484" calcext:value-type="float">
            <text:p>0.030487804878049</text:p>
          </table:table-cell>
          <table:table-cell table:formula="of:=ABS([.G491])" office:value-type="float" office:value="0.0304878048780484" calcext:value-type="float">
            <text:p>0.030487804878049</text:p>
          </table:table-cell>
          <table:table-cell table:formula="of:=[.G491]*[.G491]" office:value-type="float" office:value="0.000929506246281952" calcext:value-type="float">
            <text:p>0.000929506246282</text:p>
          </table:table-cell>
          <table:table-cell table:formula="of:=([.F491]-[.F490])/([.F490]+0.0000000000001)" office:value-type="float" office:value="0.0525937375337349" calcext:value-type="float">
            <text:p>0.052593737533735</text:p>
          </table:table-cell>
          <table:table-cell table:formula="of:=ABS([.J491])" office:value-type="float" office:value="0.0525937375337349" calcext:value-type="float">
            <text:p>0.052593737533735</text:p>
          </table:table-cell>
          <table:table-cell table:formula="of:=[.J491]*[.J491]" office:value-type="float" office:value="0.0027661012277674" calcext:value-type="float">
            <text:p>0.002766101227767</text:p>
          </table:table-cell>
        </table:table-row>
        <table:table-row table:style-name="ro1">
          <table:table-cell table:style-name="ce1" office:value-type="string" calcext:value-type="string">
            <text:p>12/13/2016</text:p>
          </table:table-cell>
          <table:table-cell office:value-type="float" office:value="1481587200" calcext:value-type="float">
            <text:p>1481587200</text:p>
          </table:table-cell>
          <table:table-cell office:value-type="float" office:value="22648901910" calcext:value-type="float">
            <text:p>22648901910</text:p>
          </table:table-cell>
          <table:table-cell table:formula="of:=[.C492]/10^9" office:value-type="float" office:value="22.64890191" calcext:value-type="float">
            <text:p>22.64890191</text:p>
          </table:table-cell>
          <table:table-cell office:value-type="float" office:value="8.4" calcext:value-type="float">
            <text:p>8.4</text:p>
          </table:table-cell>
          <table:table-cell table:formula="of:=[.E492]*[.D492]" office:value-type="float" office:value="190.250776044" calcext:value-type="float">
            <text:p>190.250776044</text:p>
          </table:table-cell>
          <table:table-cell table:formula="of:=([.E492]-[.E491])/([.E491]+0.0000000000001)" office:value-type="float" office:value="-0.00591715976331341" calcext:value-type="float">
            <text:p>-0.005917159763313</text:p>
          </table:table-cell>
          <table:table-cell table:formula="of:=ABS([.G492])" office:value-type="float" office:value="0.00591715976331341" calcext:value-type="float">
            <text:p>0.005917159763313</text:p>
          </table:table-cell>
          <table:table-cell table:formula="of:=[.G492]*[.G492]" office:value-type="float" office:value="0.0000350127796645753" calcext:value-type="float">
            <text:p>3.50127796645753E-05</text:p>
          </table:table-cell>
          <table:table-cell table:formula="of:=([.F492]-[.F491])/([.F491]+0.0000000000001)" office:value-type="float" office:value="-0.045896686617817" calcext:value-type="float">
            <text:p>-0.045896686617817</text:p>
          </table:table-cell>
          <table:table-cell table:formula="of:=ABS([.J492])" office:value-type="float" office:value="0.045896686617817" calcext:value-type="float">
            <text:p>0.045896686617817</text:p>
          </table:table-cell>
          <table:table-cell table:formula="of:=[.J492]*[.J492]" office:value-type="float" office:value="0.0021065058424941" calcext:value-type="float">
            <text:p>0.002106505842494</text:p>
          </table:table-cell>
        </table:table-row>
        <table:table-row table:style-name="ro1">
          <table:table-cell table:style-name="ce1" office:value-type="string" calcext:value-type="string">
            <text:p>12/14/2016</text:p>
          </table:table-cell>
          <table:table-cell office:value-type="float" office:value="1481673600" calcext:value-type="float">
            <text:p>1481673600</text:p>
          </table:table-cell>
          <table:table-cell office:value-type="float" office:value="22618352558" calcext:value-type="float">
            <text:p>22618352558</text:p>
          </table:table-cell>
          <table:table-cell table:formula="of:=[.C493]/10^9" office:value-type="float" office:value="22.618352558" calcext:value-type="float">
            <text:p>22.618352558</text:p>
          </table:table-cell>
          <table:table-cell office:value-type="float" office:value="8.23" calcext:value-type="float">
            <text:p>8.23</text:p>
          </table:table-cell>
          <table:table-cell table:formula="of:=[.E493]*[.D493]" office:value-type="float" office:value="186.14904155234" calcext:value-type="float">
            <text:p>186.14904155234</text:p>
          </table:table-cell>
          <table:table-cell table:formula="of:=([.E493]-[.E492])/([.E492]+0.0000000000001)" office:value-type="float" office:value="-0.020238095238095" calcext:value-type="float">
            <text:p>-0.020238095238095</text:p>
          </table:table-cell>
          <table:table-cell table:formula="of:=ABS([.G493])" office:value-type="float" office:value="0.020238095238095" calcext:value-type="float">
            <text:p>0.020238095238095</text:p>
          </table:table-cell>
          <table:table-cell table:formula="of:=[.G493]*[.G493]" office:value-type="float" office:value="0.000409580498866203" calcext:value-type="float">
            <text:p>0.000409580498866</text:p>
          </table:table-cell>
          <table:table-cell table:formula="of:=([.F493]-[.F492])/([.F492]+0.0000000000001)" office:value-type="float" office:value="-0.0215596202914376" calcext:value-type="float">
            <text:p>-0.021559620291438</text:p>
          </table:table-cell>
          <table:table-cell table:formula="of:=ABS([.J493])" office:value-type="float" office:value="0.0215596202914376" calcext:value-type="float">
            <text:p>0.021559620291438</text:p>
          </table:table-cell>
          <table:table-cell table:formula="of:=[.J493]*[.J493]" office:value-type="float" office:value="0.00046481722711097" calcext:value-type="float">
            <text:p>0.000464817227111</text:p>
          </table:table-cell>
        </table:table-row>
        <table:table-row table:style-name="ro1">
          <table:table-cell table:style-name="ce1" office:value-type="string" calcext:value-type="string">
            <text:p>12/15/2016</text:p>
          </table:table-cell>
          <table:table-cell office:value-type="float" office:value="1481760000" calcext:value-type="float">
            <text:p>1481760000</text:p>
          </table:table-cell>
          <table:table-cell office:value-type="float" office:value="23094151934" calcext:value-type="float">
            <text:p>23094151934</text:p>
          </table:table-cell>
          <table:table-cell table:formula="of:=[.C494]/10^9" office:value-type="float" office:value="23.094151934" calcext:value-type="float">
            <text:p>23.094151934</text:p>
          </table:table-cell>
          <table:table-cell office:value-type="float" office:value="7.76" calcext:value-type="float">
            <text:p>7.76</text:p>
          </table:table-cell>
          <table:table-cell table:formula="of:=[.E494]*[.D494]" office:value-type="float" office:value="179.21061900784" calcext:value-type="float">
            <text:p>179.21061900784</text:p>
          </table:table-cell>
          <table:table-cell table:formula="of:=([.E494]-[.E493])/([.E493]+0.0000000000001)" office:value-type="float" office:value="-0.0571081409477515" calcext:value-type="float">
            <text:p>-0.057108140947752</text:p>
          </table:table-cell>
          <table:table-cell table:formula="of:=ABS([.G494])" office:value-type="float" office:value="0.0571081409477515" calcext:value-type="float">
            <text:p>0.057108140947752</text:p>
          </table:table-cell>
          <table:table-cell table:formula="of:=[.G494]*[.G494]" office:value-type="float" office:value="0.00326133976250825" calcext:value-type="float">
            <text:p>0.003261339762508</text:p>
          </table:table-cell>
          <table:table-cell table:formula="of:=([.F494]-[.F493])/([.F493]+0.0000000000001)" office:value-type="float" office:value="-0.037273479823688" calcext:value-type="float">
            <text:p>-0.037273479823688</text:p>
          </table:table-cell>
          <table:table-cell table:formula="of:=ABS([.J494])" office:value-type="float" office:value="0.037273479823688" calcext:value-type="float">
            <text:p>0.037273479823688</text:p>
          </table:table-cell>
          <table:table-cell table:formula="of:=[.J494]*[.J494]" office:value-type="float" office:value="0.00138931229816688" calcext:value-type="float">
            <text:p>0.001389312298167</text:p>
          </table:table-cell>
        </table:table-row>
        <table:table-row table:style-name="ro1">
          <table:table-cell table:style-name="ce1" office:value-type="string" calcext:value-type="string">
            <text:p>12/16/2016</text:p>
          </table:table-cell>
          <table:table-cell office:value-type="float" office:value="1481846400" calcext:value-type="float">
            <text:p>1481846400</text:p>
          </table:table-cell>
          <table:table-cell office:value-type="float" office:value="22992393242" calcext:value-type="float">
            <text:p>22992393242</text:p>
          </table:table-cell>
          <table:table-cell table:formula="of:=[.C495]/10^9" office:value-type="float" office:value="22.992393242" calcext:value-type="float">
            <text:p>22.992393242</text:p>
          </table:table-cell>
          <table:table-cell office:value-type="float" office:value="7.85" calcext:value-type="float">
            <text:p>7.85</text:p>
          </table:table-cell>
          <table:table-cell table:formula="of:=[.E495]*[.D495]" office:value-type="float" office:value="180.4902869497" calcext:value-type="float">
            <text:p>180.4902869497</text:p>
          </table:table-cell>
          <table:table-cell table:formula="of:=([.E495]-[.E494])/([.E494]+0.0000000000001)" office:value-type="float" office:value="0.0115979381443297" calcext:value-type="float">
            <text:p>0.01159793814433</text:p>
          </table:table-cell>
          <table:table-cell table:formula="of:=ABS([.G495])" office:value-type="float" office:value="0.0115979381443297" calcext:value-type="float">
            <text:p>0.01159793814433</text:p>
          </table:table-cell>
          <table:table-cell table:formula="of:=[.G495]*[.G495]" office:value-type="float" office:value="0.000134512169199699" calcext:value-type="float">
            <text:p>0.0001345121692</text:p>
          </table:table-cell>
          <table:table-cell table:formula="of:=([.F495]-[.F494])/([.F494]+0.0000000000001)" office:value-type="float" office:value="0.00714058100432104" calcext:value-type="float">
            <text:p>0.007140581004321</text:p>
          </table:table-cell>
          <table:table-cell table:formula="of:=ABS([.J495])" office:value-type="float" office:value="0.00714058100432104" calcext:value-type="float">
            <text:p>0.007140581004321</text:p>
          </table:table-cell>
          <table:table-cell table:formula="of:=[.J495]*[.J495]" office:value-type="float" office:value="0.0000509878970792705" calcext:value-type="float">
            <text:p>5.09878970792705E-05</text:p>
          </table:table-cell>
        </table:table-row>
        <table:table-row table:style-name="ro1">
          <table:table-cell table:style-name="ce1" office:value-type="string" calcext:value-type="string">
            <text:p>12/17/2016</text:p>
          </table:table-cell>
          <table:table-cell office:value-type="float" office:value="1481932800" calcext:value-type="float">
            <text:p>1481932800</text:p>
          </table:table-cell>
          <table:table-cell office:value-type="float" office:value="23595023607" calcext:value-type="float">
            <text:p>23595023607</text:p>
          </table:table-cell>
          <table:table-cell table:formula="of:=[.C496]/10^9" office:value-type="float" office:value="23.595023607" calcext:value-type="float">
            <text:p>23.595023607</text:p>
          </table:table-cell>
          <table:table-cell office:value-type="float" office:value="7.66" calcext:value-type="float">
            <text:p>7.66</text:p>
          </table:table-cell>
          <table:table-cell table:formula="of:=[.E496]*[.D496]" office:value-type="float" office:value="180.73788082962" calcext:value-type="float">
            <text:p>180.73788082962</text:p>
          </table:table-cell>
          <table:table-cell table:formula="of:=([.E496]-[.E495])/([.E495]+0.0000000000001)" office:value-type="float" office:value="-0.0242038216560506" calcext:value-type="float">
            <text:p>-0.024203821656051</text:p>
          </table:table-cell>
          <table:table-cell table:formula="of:=ABS([.G496])" office:value-type="float" office:value="0.0242038216560506" calcext:value-type="float">
            <text:p>0.024203821656051</text:p>
          </table:table-cell>
          <table:table-cell table:formula="of:=[.G496]*[.G496]" office:value-type="float" office:value="0.000585824982757903" calcext:value-type="float">
            <text:p>0.000585824982758</text:p>
          </table:table-cell>
          <table:table-cell table:formula="of:=([.F496]-[.F495])/([.F495]+0.0000000000001)" office:value-type="float" office:value="0.00137178506447293" calcext:value-type="float">
            <text:p>0.001371785064473</text:p>
          </table:table-cell>
          <table:table-cell table:formula="of:=ABS([.J496])" office:value-type="float" office:value="0.00137178506447293" calcext:value-type="float">
            <text:p>0.001371785064473</text:p>
          </table:table-cell>
          <table:table-cell table:formula="of:=[.J496]*[.J496]" office:value-type="float" office:value="0.000001881794263111" calcext:value-type="float">
            <text:p>1.881794263111E-06</text:p>
          </table:table-cell>
        </table:table-row>
        <table:table-row table:style-name="ro1">
          <table:table-cell table:style-name="ce1" office:value-type="string" calcext:value-type="string">
            <text:p>12/18/2016</text:p>
          </table:table-cell>
          <table:table-cell office:value-type="float" office:value="1482019200" calcext:value-type="float">
            <text:p>1482019200</text:p>
          </table:table-cell>
          <table:table-cell office:value-type="float" office:value="23992718388" calcext:value-type="float">
            <text:p>23992718388</text:p>
          </table:table-cell>
          <table:table-cell table:formula="of:=[.C497]/10^9" office:value-type="float" office:value="23.992718388" calcext:value-type="float">
            <text:p>23.992718388</text:p>
          </table:table-cell>
          <table:table-cell office:value-type="float" office:value="7.89" calcext:value-type="float">
            <text:p>7.89</text:p>
          </table:table-cell>
          <table:table-cell table:formula="of:=[.E497]*[.D497]" office:value-type="float" office:value="189.30254808132" calcext:value-type="float">
            <text:p>189.30254808132</text:p>
          </table:table-cell>
          <table:table-cell table:formula="of:=([.E497]-[.E496])/([.E496]+0.0000000000001)" office:value-type="float" office:value="0.030026109660574" calcext:value-type="float">
            <text:p>0.030026109660574</text:p>
          </table:table-cell>
          <table:table-cell table:formula="of:=ABS([.G497])" office:value-type="float" office:value="0.030026109660574" calcext:value-type="float">
            <text:p>0.030026109660574</text:p>
          </table:table-cell>
          <table:table-cell table:formula="of:=[.G497]*[.G497]" office:value-type="float" office:value="0.000901567261348813" calcext:value-type="float">
            <text:p>0.000901567261349</text:p>
          </table:table-cell>
          <table:table-cell table:formula="of:=([.F497]-[.F496])/([.F496]+0.0000000000001)" office:value-type="float" office:value="0.0473872284680255" calcext:value-type="float">
            <text:p>0.047387228468026</text:p>
          </table:table-cell>
          <table:table-cell table:formula="of:=ABS([.J497])" office:value-type="float" office:value="0.0473872284680255" calcext:value-type="float">
            <text:p>0.047387228468026</text:p>
          </table:table-cell>
          <table:table-cell table:formula="of:=[.J497]*[.J497]" office:value-type="float" office:value="0.00224554942188084" calcext:value-type="float">
            <text:p>0.002245549421881</text:p>
          </table:table-cell>
        </table:table-row>
        <table:table-row table:style-name="ro1">
          <table:table-cell table:style-name="ce1" office:value-type="string" calcext:value-type="string">
            <text:p>12/19/2016</text:p>
          </table:table-cell>
          <table:table-cell office:value-type="float" office:value="1482105600" calcext:value-type="float">
            <text:p>1482105600</text:p>
          </table:table-cell>
          <table:table-cell office:value-type="float" office:value="23123514564" calcext:value-type="float">
            <text:p>23123514564</text:p>
          </table:table-cell>
          <table:table-cell table:formula="of:=[.C498]/10^9" office:value-type="float" office:value="23.123514564" calcext:value-type="float">
            <text:p>23.123514564</text:p>
          </table:table-cell>
          <table:table-cell office:value-type="float" office:value="7.61" calcext:value-type="float">
            <text:p>7.61</text:p>
          </table:table-cell>
          <table:table-cell table:formula="of:=[.E498]*[.D498]" office:value-type="float" office:value="175.96994583204" calcext:value-type="float">
            <text:p>175.96994583204</text:p>
          </table:table-cell>
          <table:table-cell table:formula="of:=([.E498]-[.E497])/([.E497]+0.0000000000001)" office:value-type="float" office:value="-0.0354879594423315" calcext:value-type="float">
            <text:p>-0.035487959442332</text:p>
          </table:table-cell>
          <table:table-cell table:formula="of:=ABS([.G498])" office:value-type="float" office:value="0.0354879594423315" calcext:value-type="float">
            <text:p>0.035487959442332</text:p>
          </table:table-cell>
          <table:table-cell table:formula="of:=[.G498]*[.G498]" office:value-type="float" office:value="0.00125939526538057" calcext:value-type="float">
            <text:p>0.001259395265381</text:p>
          </table:table-cell>
          <table:table-cell table:formula="of:=([.F498]-[.F497])/([.F497]+0.0000000000001)" office:value-type="float" office:value="-0.0704301256608157" calcext:value-type="float">
            <text:p>-0.070430125660816</text:p>
          </table:table-cell>
          <table:table-cell table:formula="of:=ABS([.J498])" office:value-type="float" office:value="0.0704301256608157" calcext:value-type="float">
            <text:p>0.070430125660816</text:p>
          </table:table-cell>
          <table:table-cell table:formula="of:=[.J498]*[.J498]" office:value-type="float" office:value="0.00496040260059828" calcext:value-type="float">
            <text:p>0.004960402600598</text:p>
          </table:table-cell>
        </table:table-row>
        <table:table-row table:style-name="ro1">
          <table:table-cell table:style-name="ce1" office:value-type="string" calcext:value-type="string">
            <text:p>12/20/2016</text:p>
          </table:table-cell>
          <table:table-cell office:value-type="float" office:value="1482192000" calcext:value-type="float">
            <text:p>1482192000</text:p>
          </table:table-cell>
          <table:table-cell office:value-type="float" office:value="24119840003" calcext:value-type="float">
            <text:p>24119840003</text:p>
          </table:table-cell>
          <table:table-cell table:formula="of:=[.C499]/10^9" office:value-type="float" office:value="24.119840003" calcext:value-type="float">
            <text:p>24.119840003</text:p>
          </table:table-cell>
          <table:table-cell office:value-type="float" office:value="7.59" calcext:value-type="float">
            <text:p>7.59</text:p>
          </table:table-cell>
          <table:table-cell table:formula="of:=[.E499]*[.D499]" office:value-type="float" office:value="183.06958562277" calcext:value-type="float">
            <text:p>183.06958562277</text:p>
          </table:table-cell>
          <table:table-cell table:formula="of:=([.E499]-[.E498])/([.E498]+0.0000000000001)" office:value-type="float" office:value="-0.00262812089356113" calcext:value-type="float">
            <text:p>-0.002628120893561</text:p>
          </table:table-cell>
          <table:table-cell table:formula="of:=ABS([.G499])" office:value-type="float" office:value="0.00262812089356113" calcext:value-type="float">
            <text:p>0.002628120893561</text:p>
          </table:table-cell>
          <table:table-cell table:formula="of:=[.G499]*[.G499]" office:value-type="float" office:value="0.00000690701943117255" calcext:value-type="float">
            <text:p>6.90701943117255E-06</text:p>
          </table:table-cell>
          <table:table-cell table:formula="of:=([.F499]-[.F498])/([.F498]+0.0000000000001)" office:value-type="float" office:value="0.0403457519814574" calcext:value-type="float">
            <text:p>0.040345751981457</text:p>
          </table:table-cell>
          <table:table-cell table:formula="of:=ABS([.J499])" office:value-type="float" office:value="0.0403457519814574" calcext:value-type="float">
            <text:p>0.040345751981457</text:p>
          </table:table-cell>
          <table:table-cell table:formula="of:=[.J499]*[.J499]" office:value-type="float" office:value="0.00162777970294927" calcext:value-type="float">
            <text:p>0.001627779702949</text:p>
          </table:table-cell>
        </table:table-row>
        <table:table-row table:style-name="ro1">
          <table:table-cell table:style-name="ce1" office:value-type="string" calcext:value-type="string">
            <text:p>12/21/2016</text:p>
          </table:table-cell>
          <table:table-cell office:value-type="float" office:value="1482278400" calcext:value-type="float">
            <text:p>1482278400</text:p>
          </table:table-cell>
          <table:table-cell office:value-type="float" office:value="23592292635" calcext:value-type="float">
            <text:p>23592292635</text:p>
          </table:table-cell>
          <table:table-cell table:formula="of:=[.C500]/10^9" office:value-type="float" office:value="23.592292635" calcext:value-type="float">
            <text:p>23.592292635</text:p>
          </table:table-cell>
          <table:table-cell office:value-type="float" office:value="7.87" calcext:value-type="float">
            <text:p>7.87</text:p>
          </table:table-cell>
          <table:table-cell table:formula="of:=[.E500]*[.D500]" office:value-type="float" office:value="185.67134303745" calcext:value-type="float">
            <text:p>185.67134303745</text:p>
          </table:table-cell>
          <table:table-cell table:formula="of:=([.E500]-[.E499])/([.E499]+0.0000000000001)" office:value-type="float" office:value="0.0368906455862973" calcext:value-type="float">
            <text:p>0.036890645586297</text:p>
          </table:table-cell>
          <table:table-cell table:formula="of:=ABS([.G500])" office:value-type="float" office:value="0.0368906455862973" calcext:value-type="float">
            <text:p>0.036890645586297</text:p>
          </table:table-cell>
          <table:table-cell table:formula="of:=[.G500]*[.G500]" office:value-type="float" office:value="0.0013609197317738" calcext:value-type="float">
            <text:p>0.001360919731774</text:p>
          </table:table-cell>
          <table:table-cell table:formula="of:=([.F500]-[.F499])/([.F499]+0.0000000000001)" office:value-type="float" office:value="0.0142118495862066" calcext:value-type="float">
            <text:p>0.014211849586207</text:p>
          </table:table-cell>
          <table:table-cell table:formula="of:=ABS([.J500])" office:value-type="float" office:value="0.0142118495862066" calcext:value-type="float">
            <text:p>0.014211849586207</text:p>
          </table:table-cell>
          <table:table-cell table:formula="of:=[.J500]*[.J500]" office:value-type="float" office:value="0.000201976668660961" calcext:value-type="float">
            <text:p>0.000201976668661</text:p>
          </table:table-cell>
        </table:table-row>
        <table:table-row table:style-name="ro1">
          <table:table-cell table:style-name="ce1" office:value-type="string" calcext:value-type="string">
            <text:p>12/22/2016</text:p>
          </table:table-cell>
          <table:table-cell office:value-type="float" office:value="1482364800" calcext:value-type="float">
            <text:p>1482364800</text:p>
          </table:table-cell>
          <table:table-cell office:value-type="float" office:value="20481256826" calcext:value-type="float">
            <text:p>20481256826</text:p>
          </table:table-cell>
          <table:table-cell table:formula="of:=[.C501]/10^9" office:value-type="float" office:value="20.481256826" calcext:value-type="float">
            <text:p>20.481256826</text:p>
          </table:table-cell>
          <table:table-cell office:value-type="float" office:value="7.64" calcext:value-type="float">
            <text:p>7.64</text:p>
          </table:table-cell>
          <table:table-cell table:formula="of:=[.E501]*[.D501]" office:value-type="float" office:value="156.47680215064" calcext:value-type="float">
            <text:p>156.47680215064</text:p>
          </table:table-cell>
          <table:table-cell table:formula="of:=([.E501]-[.E500])/([.E500]+0.0000000000001)" office:value-type="float" office:value="-0.0292249047013974" calcext:value-type="float">
            <text:p>-0.029224904701397</text:p>
          </table:table-cell>
          <table:table-cell table:formula="of:=ABS([.G501])" office:value-type="float" office:value="0.0292249047013974" calcext:value-type="float">
            <text:p>0.029224904701397</text:p>
          </table:table-cell>
          <table:table-cell table:formula="of:=[.G501]*[.G501]" office:value-type="float" office:value="0.000854095054805759" calcext:value-type="float">
            <text:p>0.000854095054806</text:p>
          </table:table-cell>
          <table:table-cell table:formula="of:=([.F501]-[.F500])/([.F500]+0.0000000000001)" office:value-type="float" office:value="-0.157237732054975" calcext:value-type="float">
            <text:p>-0.157237732054975</text:p>
          </table:table-cell>
          <table:table-cell table:formula="of:=ABS([.J501])" office:value-type="float" office:value="0.157237732054975" calcext:value-type="float">
            <text:p>0.157237732054975</text:p>
          </table:table-cell>
          <table:table-cell table:formula="of:=[.J501]*[.J501]" office:value-type="float" office:value="0.0247237043817922" calcext:value-type="float">
            <text:p>0.024723704381792</text:p>
          </table:table-cell>
        </table:table-row>
        <table:table-row table:style-name="ro1">
          <table:table-cell table:style-name="ce1" office:value-type="string" calcext:value-type="string">
            <text:p>12/23/2016</text:p>
          </table:table-cell>
          <table:table-cell office:value-type="float" office:value="1482451200" calcext:value-type="float">
            <text:p>1482451200</text:p>
          </table:table-cell>
          <table:table-cell office:value-type="float" office:value="21893017280" calcext:value-type="float">
            <text:p>21893017280</text:p>
          </table:table-cell>
          <table:table-cell table:formula="of:=[.C502]/10^9" office:value-type="float" office:value="21.89301728" calcext:value-type="float">
            <text:p>21.89301728</text:p>
          </table:table-cell>
          <table:table-cell office:value-type="float" office:value="7.16" calcext:value-type="float">
            <text:p>7.16</text:p>
          </table:table-cell>
          <table:table-cell table:formula="of:=[.E502]*[.D502]" office:value-type="float" office:value="156.7540037248" calcext:value-type="float">
            <text:p>156.7540037248</text:p>
          </table:table-cell>
          <table:table-cell table:formula="of:=([.E502]-[.E501])/([.E501]+0.0000000000001)" office:value-type="float" office:value="-0.0628272251308892" calcext:value-type="float">
            <text:p>-0.062827225130889</text:p>
          </table:table-cell>
          <table:table-cell table:formula="of:=ABS([.G502])" office:value-type="float" office:value="0.0628272251308892" calcext:value-type="float">
            <text:p>0.062827225130889</text:p>
          </table:table-cell>
          <table:table-cell table:formula="of:=[.G502]*[.G502]" office:value-type="float" office:value="0.00394726021764743" calcext:value-type="float">
            <text:p>0.003947260217647</text:p>
          </table:table-cell>
          <table:table-cell table:formula="of:=([.F502]-[.F501])/([.F501]+0.0000000000001)" office:value-type="float" office:value="0.00177151865548177" calcext:value-type="float">
            <text:p>0.001771518655482</text:p>
          </table:table-cell>
          <table:table-cell table:formula="of:=ABS([.J502])" office:value-type="float" office:value="0.00177151865548177" calcext:value-type="float">
            <text:p>0.001771518655482</text:p>
          </table:table-cell>
          <table:table-cell table:formula="of:=[.J502]*[.J502]" office:value-type="float" office:value="0.00000313827834671993" calcext:value-type="float">
            <text:p>3.13827834671993E-06</text:p>
          </table:table-cell>
        </table:table-row>
        <table:table-row table:style-name="ro1">
          <table:table-cell table:style-name="ce1" office:value-type="string" calcext:value-type="string">
            <text:p>12/24/2016</text:p>
          </table:table-cell>
          <table:table-cell office:value-type="float" office:value="1482537600" calcext:value-type="float">
            <text:p>1482537600</text:p>
          </table:table-cell>
          <table:table-cell office:value-type="float" office:value="22905581735" calcext:value-type="float">
            <text:p>22905581735</text:p>
          </table:table-cell>
          <table:table-cell table:formula="of:=[.C503]/10^9" office:value-type="float" office:value="22.905581735" calcext:value-type="float">
            <text:p>22.905581735</text:p>
          </table:table-cell>
          <table:table-cell office:value-type="float" office:value="7.23" calcext:value-type="float">
            <text:p>7.23</text:p>
          </table:table-cell>
          <table:table-cell table:formula="of:=[.E503]*[.D503]" office:value-type="float" office:value="165.60735594405" calcext:value-type="float">
            <text:p>165.60735594405</text:p>
          </table:table-cell>
          <table:table-cell table:formula="of:=([.E503]-[.E502])/([.E502]+0.0000000000001)" office:value-type="float" office:value="0.00977653631284906" calcext:value-type="float">
            <text:p>0.009776536312849</text:p>
          </table:table-cell>
          <table:table-cell table:formula="of:=ABS([.G503])" office:value-type="float" office:value="0.00977653631284906" calcext:value-type="float">
            <text:p>0.009776536312849</text:p>
          </table:table-cell>
          <table:table-cell table:formula="of:=[.G503]*[.G503]" office:value-type="float" office:value="0.0000955806622764564" calcext:value-type="float">
            <text:p>9.55806622764564E-05</text:p>
          </table:table-cell>
          <table:table-cell table:formula="of:=([.F503]-[.F502])/([.F502]+0.0000000000001)" office:value-type="float" office:value="0.0564792733128087" calcext:value-type="float">
            <text:p>0.056479273312809</text:p>
          </table:table-cell>
          <table:table-cell table:formula="of:=ABS([.J503])" office:value-type="float" office:value="0.0564792733128087" calcext:value-type="float">
            <text:p>0.056479273312809</text:p>
          </table:table-cell>
          <table:table-cell table:formula="of:=[.J503]*[.J503]" office:value-type="float" office:value="0.00318990831394294" calcext:value-type="float">
            <text:p>0.003189908313943</text:p>
          </table:table-cell>
        </table:table-row>
        <table:table-row table:style-name="ro1">
          <table:table-cell table:style-name="ce1" office:value-type="string" calcext:value-type="string">
            <text:p>12/25/2016</text:p>
          </table:table-cell>
          <table:table-cell office:value-type="float" office:value="1482624000" calcext:value-type="float">
            <text:p>1482624000</text:p>
          </table:table-cell>
          <table:table-cell office:value-type="float" office:value="22736759512" calcext:value-type="float">
            <text:p>22736759512</text:p>
          </table:table-cell>
          <table:table-cell table:formula="of:=[.C504]/10^9" office:value-type="float" office:value="22.736759512" calcext:value-type="float">
            <text:p>22.736759512</text:p>
          </table:table-cell>
          <table:table-cell office:value-type="float" office:value="7.19" calcext:value-type="float">
            <text:p>7.19</text:p>
          </table:table-cell>
          <table:table-cell table:formula="of:=[.E504]*[.D504]" office:value-type="float" office:value="163.47730089128" calcext:value-type="float">
            <text:p>163.47730089128</text:p>
          </table:table-cell>
          <table:table-cell table:formula="of:=([.E504]-[.E503])/([.E503]+0.0000000000001)" office:value-type="float" office:value="-0.00553250345781459" calcext:value-type="float">
            <text:p>-0.005532503457815</text:p>
          </table:table-cell>
          <table:table-cell table:formula="of:=ABS([.G504])" office:value-type="float" office:value="0.00553250345781459" calcext:value-type="float">
            <text:p>0.005532503457815</text:p>
          </table:table-cell>
          <table:table-cell table:formula="of:=[.G504]*[.G504]" office:value-type="float" office:value="0.0000306085945107304" calcext:value-type="float">
            <text:p>3.06085945107304E-05</text:p>
          </table:table-cell>
          <table:table-cell table:formula="of:=([.F504]-[.F503])/([.F503]+0.0000000000001)" office:value-type="float" office:value="-0.0128620799518689" calcext:value-type="float">
            <text:p>-0.012862079951869</text:p>
          </table:table-cell>
          <table:table-cell table:formula="of:=ABS([.J504])" office:value-type="float" office:value="0.0128620799518689" calcext:value-type="float">
            <text:p>0.012862079951869</text:p>
          </table:table-cell>
          <table:table-cell table:formula="of:=[.J504]*[.J504]" office:value-type="float" office:value="0.000165433100688269" calcext:value-type="float">
            <text:p>0.000165433100688</text:p>
          </table:table-cell>
        </table:table-row>
        <table:table-row table:style-name="ro1">
          <table:table-cell table:style-name="ce1" office:value-type="string" calcext:value-type="string">
            <text:p>12/26/2016</text:p>
          </table:table-cell>
          <table:table-cell office:value-type="float" office:value="1482710400" calcext:value-type="float">
            <text:p>1482710400</text:p>
          </table:table-cell>
          <table:table-cell office:value-type="float" office:value="22814139095" calcext:value-type="float">
            <text:p>22814139095</text:p>
          </table:table-cell>
          <table:table-cell table:formula="of:=[.C505]/10^9" office:value-type="float" office:value="22.814139095" calcext:value-type="float">
            <text:p>22.814139095</text:p>
          </table:table-cell>
          <table:table-cell office:value-type="float" office:value="7.21" calcext:value-type="float">
            <text:p>7.21</text:p>
          </table:table-cell>
          <table:table-cell table:formula="of:=[.E505]*[.D505]" office:value-type="float" office:value="164.48994287495" calcext:value-type="float">
            <text:p>164.48994287495</text:p>
          </table:table-cell>
          <table:table-cell table:formula="of:=([.E505]-[.E504])/([.E504]+0.0000000000001)" office:value-type="float" office:value="0.00278164116828919" calcext:value-type="float">
            <text:p>0.002781641168289</text:p>
          </table:table-cell>
          <table:table-cell table:formula="of:=ABS([.G505])" office:value-type="float" office:value="0.00278164116828919" calcext:value-type="float">
            <text:p>0.002781641168289</text:p>
          </table:table-cell>
          <table:table-cell table:formula="of:=[.G505]*[.G505]" office:value-type="float" office:value="0.00000773752758912127" calcext:value-type="float">
            <text:p>7.73752758912127E-06</text:p>
          </table:table-cell>
          <table:table-cell table:formula="of:=([.F505]-[.F504])/([.F504]+0.0000000000001)" office:value-type="float" office:value="0.00619438893442122" calcext:value-type="float">
            <text:p>0.006194388934421</text:p>
          </table:table-cell>
          <table:table-cell table:formula="of:=ABS([.J505])" office:value-type="float" office:value="0.00619438893442122" calcext:value-type="float">
            <text:p>0.006194388934421</text:p>
          </table:table-cell>
          <table:table-cell table:formula="of:=[.J505]*[.J505]" office:value-type="float" office:value="0.0000383704542708801" calcext:value-type="float">
            <text:p>3.83704542708801E-05</text:p>
          </table:table-cell>
        </table:table-row>
        <table:table-row table:style-name="ro1">
          <table:table-cell table:style-name="ce1" office:value-type="string" calcext:value-type="string">
            <text:p>12/27/2016</text:p>
          </table:table-cell>
          <table:table-cell office:value-type="float" office:value="1482796800" calcext:value-type="float">
            <text:p>1482796800</text:p>
          </table:table-cell>
          <table:table-cell office:value-type="float" office:value="23152519818" calcext:value-type="float">
            <text:p>23152519818</text:p>
          </table:table-cell>
          <table:table-cell table:formula="of:=[.C506]/10^9" office:value-type="float" office:value="23.152519818" calcext:value-type="float">
            <text:p>23.152519818</text:p>
          </table:table-cell>
          <table:table-cell office:value-type="float" office:value="7.15" calcext:value-type="float">
            <text:p>7.15</text:p>
          </table:table-cell>
          <table:table-cell table:formula="of:=[.E506]*[.D506]" office:value-type="float" office:value="165.5405166987" calcext:value-type="float">
            <text:p>165.5405166987</text:p>
          </table:table-cell>
          <table:table-cell table:formula="of:=([.E506]-[.E505])/([.E505]+0.0000000000001)" office:value-type="float" office:value="-0.0083217753120664" calcext:value-type="float">
            <text:p>-0.008321775312066</text:p>
          </table:table-cell>
          <table:table-cell table:formula="of:=ABS([.G506])" office:value-type="float" office:value="0.0083217753120664" calcext:value-type="float">
            <text:p>0.008321775312066</text:p>
          </table:table-cell>
          <table:table-cell table:formula="of:=[.G506]*[.G506]" office:value-type="float" office:value="0.0000692519443445179" calcext:value-type="float">
            <text:p>6.92519443445179E-05</text:p>
          </table:table-cell>
          <table:table-cell table:formula="of:=([.F506]-[.F505])/([.F505]+0.0000000000001)" office:value-type="float" office:value="0.00638685749042223" calcext:value-type="float">
            <text:p>0.006386857490422</text:p>
          </table:table-cell>
          <table:table-cell table:formula="of:=ABS([.J506])" office:value-type="float" office:value="0.00638685749042223" calcext:value-type="float">
            <text:p>0.006386857490422</text:p>
          </table:table-cell>
          <table:table-cell table:formula="of:=[.J506]*[.J506]" office:value-type="float" office:value="0.0000407919486029625" calcext:value-type="float">
            <text:p>4.07919486029625E-05</text:p>
          </table:table-cell>
        </table:table-row>
        <table:table-row table:style-name="ro1">
          <table:table-cell table:style-name="ce1" office:value-type="string" calcext:value-type="string">
            <text:p>12/28/2016</text:p>
          </table:table-cell>
          <table:table-cell office:value-type="float" office:value="1482883200" calcext:value-type="float">
            <text:p>1482883200</text:p>
          </table:table-cell>
          <table:table-cell office:value-type="float" office:value="22822250696" calcext:value-type="float">
            <text:p>22822250696</text:p>
          </table:table-cell>
          <table:table-cell table:formula="of:=[.C507]/10^9" office:value-type="float" office:value="22.822250696" calcext:value-type="float">
            <text:p>22.822250696</text:p>
          </table:table-cell>
          <table:table-cell office:value-type="float" office:value="7.57" calcext:value-type="float">
            <text:p>7.57</text:p>
          </table:table-cell>
          <table:table-cell table:formula="of:=[.E507]*[.D507]" office:value-type="float" office:value="172.76443776872" calcext:value-type="float">
            <text:p>172.76443776872</text:p>
          </table:table-cell>
          <table:table-cell table:formula="of:=([.E507]-[.E506])/([.E506]+0.0000000000001)" office:value-type="float" office:value="0.0587412587412579" calcext:value-type="float">
            <text:p>0.058741258741258</text:p>
          </table:table-cell>
          <table:table-cell table:formula="of:=ABS([.G507])" office:value-type="float" office:value="0.0587412587412579" calcext:value-type="float">
            <text:p>0.058741258741258</text:p>
          </table:table-cell>
          <table:table-cell table:formula="of:=[.G507]*[.G507]" office:value-type="float" office:value="0.00345053547850741" calcext:value-type="float">
            <text:p>0.003450535478507</text:p>
          </table:table-cell>
          <table:table-cell table:formula="of:=([.F507]-[.F506])/([.F506]+0.0000000000001)" office:value-type="float" office:value="0.0436383866263283" calcext:value-type="float">
            <text:p>0.043638386626328</text:p>
          </table:table-cell>
          <table:table-cell table:formula="of:=ABS([.J507])" office:value-type="float" office:value="0.0436383866263283" calcext:value-type="float">
            <text:p>0.043638386626328</text:p>
          </table:table-cell>
          <table:table-cell table:formula="of:=[.J507]*[.J507]" office:value-type="float" office:value="0.00190430878734891" calcext:value-type="float">
            <text:p>0.001904308787349</text:p>
          </table:table-cell>
        </table:table-row>
        <table:table-row table:style-name="ro1">
          <table:table-cell table:style-name="ce1" office:value-type="string" calcext:value-type="string">
            <text:p>12/29/2016</text:p>
          </table:table-cell>
          <table:table-cell office:value-type="float" office:value="1482969600" calcext:value-type="float">
            <text:p>1482969600</text:p>
          </table:table-cell>
          <table:table-cell office:value-type="float" office:value="23046273651" calcext:value-type="float">
            <text:p>23046273651</text:p>
          </table:table-cell>
          <table:table-cell table:formula="of:=[.C508]/10^9" office:value-type="float" office:value="23.046273651" calcext:value-type="float">
            <text:p>23.046273651</text:p>
          </table:table-cell>
          <table:table-cell office:value-type="float" office:value="8.21" calcext:value-type="float">
            <text:p>8.21</text:p>
          </table:table-cell>
          <table:table-cell table:formula="of:=[.E508]*[.D508]" office:value-type="float" office:value="189.20990667471" calcext:value-type="float">
            <text:p>189.20990667471</text:p>
          </table:table-cell>
          <table:table-cell table:formula="of:=([.E508]-[.E507])/([.E507]+0.0000000000001)" office:value-type="float" office:value="0.0845442536327598" calcext:value-type="float">
            <text:p>0.08454425363276</text:p>
          </table:table-cell>
          <table:table-cell table:formula="of:=ABS([.G508])" office:value-type="float" office:value="0.0845442536327598" calcext:value-type="float">
            <text:p>0.08454425363276</text:p>
          </table:table-cell>
          <table:table-cell table:formula="of:=[.G508]*[.G508]" office:value-type="float" office:value="0.00714773082232043" calcext:value-type="float">
            <text:p>0.00714773082232</text:p>
          </table:table-cell>
          <table:table-cell table:formula="of:=([.F508]-[.F507])/([.F507]+0.0000000000001)" office:value-type="float" office:value="0.0951901277738973" calcext:value-type="float">
            <text:p>0.095190127773897</text:p>
          </table:table-cell>
          <table:table-cell table:formula="of:=ABS([.J508])" office:value-type="float" office:value="0.0951901277738973" calcext:value-type="float">
            <text:p>0.095190127773897</text:p>
          </table:table-cell>
          <table:table-cell table:formula="of:=[.J508]*[.J508]" office:value-type="float" office:value="0.00906116042561089" calcext:value-type="float">
            <text:p>0.009061160425611</text:p>
          </table:table-cell>
        </table:table-row>
        <table:table-row table:style-name="ro1">
          <table:table-cell table:style-name="ce1" office:value-type="string" calcext:value-type="string">
            <text:p>12/30/2016</text:p>
          </table:table-cell>
          <table:table-cell office:value-type="float" office:value="1483056000" calcext:value-type="float">
            <text:p>1483056000</text:p>
          </table:table-cell>
          <table:table-cell office:value-type="float" office:value="22836679784" calcext:value-type="float">
            <text:p>22836679784</text:p>
          </table:table-cell>
          <table:table-cell table:formula="of:=[.C509]/10^9" office:value-type="float" office:value="22.836679784" calcext:value-type="float">
            <text:p>22.836679784</text:p>
          </table:table-cell>
          <table:table-cell office:value-type="float" office:value="8.16" calcext:value-type="float">
            <text:p>8.16</text:p>
          </table:table-cell>
          <table:table-cell table:formula="of:=[.E509]*[.D509]" office:value-type="float" office:value="186.34730703744" calcext:value-type="float">
            <text:p>186.34730703744</text:p>
          </table:table-cell>
          <table:table-cell table:formula="of:=([.E509]-[.E508])/([.E508]+0.0000000000001)" office:value-type="float" office:value="-0.00609013398294764" calcext:value-type="float">
            <text:p>-0.006090133982948</text:p>
          </table:table-cell>
          <table:table-cell table:formula="of:=ABS([.G509])" office:value-type="float" office:value="0.00609013398294764" calcext:value-type="float">
            <text:p>0.006090133982948</text:p>
          </table:table-cell>
          <table:table-cell table:formula="of:=[.G509]*[.G509]" office:value-type="float" office:value="0.0000370897319302536" calcext:value-type="float">
            <text:p>3.70897319302536E-05</text:p>
          </table:table-cell>
          <table:table-cell table:formula="of:=([.F509]-[.F508])/([.F508]+0.0000000000001)" office:value-type="float" office:value="-0.0151292270451325" calcext:value-type="float">
            <text:p>-0.015129227045133</text:p>
          </table:table-cell>
          <table:table-cell table:formula="of:=ABS([.J509])" office:value-type="float" office:value="0.0151292270451325" calcext:value-type="float">
            <text:p>0.015129227045133</text:p>
          </table:table-cell>
          <table:table-cell table:formula="of:=[.J509]*[.J509]" office:value-type="float" office:value="0.000228893510983169" calcext:value-type="float">
            <text:p>0.000228893510983</text:p>
          </table:table-cell>
        </table:table-row>
        <table:table-row table:style-name="ro1">
          <table:table-cell table:style-name="ce1" office:value-type="string" calcext:value-type="string">
            <text:p>12/31/2016</text:p>
          </table:table-cell>
          <table:table-cell office:value-type="float" office:value="1483142400" calcext:value-type="float">
            <text:p>1483142400</text:p>
          </table:table-cell>
          <table:table-cell office:value-type="float" office:value="22450276633" calcext:value-type="float">
            <text:p>22450276633</text:p>
          </table:table-cell>
          <table:table-cell table:formula="of:=[.C510]/10^9" office:value-type="float" office:value="22.450276633" calcext:value-type="float">
            <text:p>22.450276633</text:p>
          </table:table-cell>
          <table:table-cell office:value-type="float" office:value="8.05" calcext:value-type="float">
            <text:p>8.05</text:p>
          </table:table-cell>
          <table:table-cell table:formula="of:=[.E510]*[.D510]" office:value-type="float" office:value="180.72472689565" calcext:value-type="float">
            <text:p>180.72472689565</text:p>
          </table:table-cell>
          <table:table-cell table:formula="of:=([.E510]-[.E509])/([.E509]+0.0000000000001)" office:value-type="float" office:value="-0.0134803921568625" calcext:value-type="float">
            <text:p>-0.013480392156863</text:p>
          </table:table-cell>
          <table:table-cell table:formula="of:=ABS([.G510])" office:value-type="float" office:value="0.0134803921568625" calcext:value-type="float">
            <text:p>0.013480392156863</text:p>
          </table:table-cell>
          <table:table-cell table:formula="of:=[.G510]*[.G510]" office:value-type="float" office:value="0.0001817209727028" calcext:value-type="float">
            <text:p>0.000181720972703</text:p>
          </table:table-cell>
          <table:table-cell table:formula="of:=([.F510]-[.F509])/([.F509]+0.0000000000001)" office:value-type="float" office:value="-0.0301725859695966" calcext:value-type="float">
            <text:p>-0.030172585969597</text:p>
          </table:table-cell>
          <table:table-cell table:formula="of:=ABS([.J510])" office:value-type="float" office:value="0.0301725859695966" calcext:value-type="float">
            <text:p>0.030172585969597</text:p>
          </table:table-cell>
          <table:table-cell table:formula="of:=[.J510]*[.J510]" office:value-type="float" office:value="0.000910384944092695" calcext:value-type="float">
            <text:p>0.000910384944093</text:p>
          </table:table-cell>
        </table:table-row>
        <table:table-row table:style-name="ro1">
          <table:table-cell table:style-name="ce1" office:value-type="string" calcext:value-type="string">
            <text:p>1/1/2017</text:p>
          </table:table-cell>
          <table:table-cell office:value-type="float" office:value="1483228800" calcext:value-type="float">
            <text:p>1483228800</text:p>
          </table:table-cell>
          <table:table-cell office:value-type="float" office:value="22502464773" calcext:value-type="float">
            <text:p>22502464773</text:p>
          </table:table-cell>
          <table:table-cell table:formula="of:=[.C511]/10^9" office:value-type="float" office:value="22.502464773" calcext:value-type="float">
            <text:p>22.502464773</text:p>
          </table:table-cell>
          <table:table-cell office:value-type="float" office:value="8.14" calcext:value-type="float">
            <text:p>8.14</text:p>
          </table:table-cell>
          <table:table-cell table:formula="of:=[.E511]*[.D511]" office:value-type="float" office:value="183.17006325222" calcext:value-type="float">
            <text:p>183.17006325222</text:p>
          </table:table-cell>
          <table:table-cell table:formula="of:=([.E511]-[.E510])/([.E510]+0.0000000000001)" office:value-type="float" office:value="0.0111801242236023" calcext:value-type="float">
            <text:p>0.011180124223602</text:p>
          </table:table-cell>
          <table:table-cell table:formula="of:=ABS([.G511])" office:value-type="float" office:value="0.0111801242236023" calcext:value-type="float">
            <text:p>0.011180124223602</text:p>
          </table:table-cell>
          <table:table-cell table:formula="of:=[.G511]*[.G511]" office:value-type="float" office:value="0.00012499517765518" calcext:value-type="float">
            <text:p>0.000124995177655</text:p>
          </table:table-cell>
          <table:table-cell table:formula="of:=([.F511]-[.F510])/([.F510]+0.0000000000001)" office:value-type="float" office:value="0.0135307237619007" calcext:value-type="float">
            <text:p>0.013530723761901</text:p>
          </table:table-cell>
          <table:table-cell table:formula="of:=ABS([.J511])" office:value-type="float" office:value="0.0135307237619007" calcext:value-type="float">
            <text:p>0.013530723761901</text:p>
          </table:table-cell>
          <table:table-cell table:formula="of:=[.J511]*[.J511]" office:value-type="float" office:value="0.000183080485520863" calcext:value-type="float">
            <text:p>0.000183080485521</text:p>
          </table:table-cell>
        </table:table-row>
        <table:table-row table:style-name="ro1">
          <table:table-cell table:style-name="ce1" office:value-type="string" calcext:value-type="string">
            <text:p>1/2/2017</text:p>
          </table:table-cell>
          <table:table-cell office:value-type="float" office:value="1483315200" calcext:value-type="float">
            <text:p>1483315200</text:p>
          </table:table-cell>
          <table:table-cell office:value-type="float" office:value="22989772352" calcext:value-type="float">
            <text:p>22989772352</text:p>
          </table:table-cell>
          <table:table-cell table:formula="of:=[.C512]/10^9" office:value-type="float" office:value="22.989772352" calcext:value-type="float">
            <text:p>22.989772352</text:p>
          </table:table-cell>
          <table:table-cell office:value-type="float" office:value="8.33" calcext:value-type="float">
            <text:p>8.33</text:p>
          </table:table-cell>
          <table:table-cell table:formula="of:=[.E512]*[.D512]" office:value-type="float" office:value="191.50480369216" calcext:value-type="float">
            <text:p>191.50480369216</text:p>
          </table:table-cell>
          <table:table-cell table:formula="of:=([.E512]-[.E511])/([.E511]+0.0000000000001)" office:value-type="float" office:value="0.023341523341523" calcext:value-type="float">
            <text:p>0.023341523341523</text:p>
          </table:table-cell>
          <table:table-cell table:formula="of:=ABS([.G512])" office:value-type="float" office:value="0.023341523341523" calcext:value-type="float">
            <text:p>0.023341523341523</text:p>
          </table:table-cell>
          <table:table-cell table:formula="of:=[.G512]*[.G512]" office:value-type="float" office:value="0.000544826711902863" calcext:value-type="float">
            <text:p>0.000544826711903</text:p>
          </table:table-cell>
          <table:table-cell table:formula="of:=([.F512]-[.F511])/([.F511]+0.0000000000001)" office:value-type="float" office:value="0.0455027436905083" calcext:value-type="float">
            <text:p>0.045502743690508</text:p>
          </table:table-cell>
          <table:table-cell table:formula="of:=ABS([.J512])" office:value-type="float" office:value="0.0455027436905083" calcext:value-type="float">
            <text:p>0.045502743690508</text:p>
          </table:table-cell>
          <table:table-cell table:formula="of:=[.J512]*[.J512]" office:value-type="float" office:value="0.00207049968336409" calcext:value-type="float">
            <text:p>0.002070499683364</text:p>
          </table:table-cell>
        </table:table-row>
        <table:table-row table:style-name="ro1">
          <table:table-cell table:style-name="ce1" office:value-type="string" calcext:value-type="string">
            <text:p>1/3/2017</text:p>
          </table:table-cell>
          <table:table-cell office:value-type="float" office:value="1483401600" calcext:value-type="float">
            <text:p>1483401600</text:p>
          </table:table-cell>
          <table:table-cell office:value-type="float" office:value="23220439902" calcext:value-type="float">
            <text:p>23220439902</text:p>
          </table:table-cell>
          <table:table-cell table:formula="of:=[.C513]/10^9" office:value-type="float" office:value="23.220439902" calcext:value-type="float">
            <text:p>23.220439902</text:p>
          </table:table-cell>
          <table:table-cell office:value-type="float" office:value="9.59" calcext:value-type="float">
            <text:p>9.59</text:p>
          </table:table-cell>
          <table:table-cell table:formula="of:=[.E513]*[.D513]" office:value-type="float" office:value="222.68401866018" calcext:value-type="float">
            <text:p>222.68401866018</text:p>
          </table:table-cell>
          <table:table-cell table:formula="of:=([.E513]-[.E512])/([.E512]+0.0000000000001)" office:value-type="float" office:value="0.151260504201679" calcext:value-type="float">
            <text:p>0.151260504201679</text:p>
          </table:table-cell>
          <table:table-cell table:formula="of:=ABS([.G513])" office:value-type="float" office:value="0.151260504201679" calcext:value-type="float">
            <text:p>0.151260504201679</text:p>
          </table:table-cell>
          <table:table-cell table:formula="of:=[.G513]*[.G513]" office:value-type="float" office:value="0.0228797401313461" calcext:value-type="float">
            <text:p>0.022879740131346</text:p>
          </table:table-cell>
          <table:table-cell table:formula="of:=([.F513]-[.F512])/([.F512]+0.0000000000001)" office:value-type="float" office:value="0.162811659900396" calcext:value-type="float">
            <text:p>0.162811659900396</text:p>
          </table:table-cell>
          <table:table-cell table:formula="of:=ABS([.J513])" office:value-type="float" office:value="0.162811659900396" calcext:value-type="float">
            <text:p>0.162811659900396</text:p>
          </table:table-cell>
          <table:table-cell table:formula="of:=[.J513]*[.J513]" office:value-type="float" office:value="0.0265076365995221" calcext:value-type="float">
            <text:p>0.026507636599522</text:p>
          </table:table-cell>
        </table:table-row>
        <table:table-row table:style-name="ro1">
          <table:table-cell table:style-name="ce1" office:value-type="string" calcext:value-type="string">
            <text:p>1/4/2017</text:p>
          </table:table-cell>
          <table:table-cell office:value-type="float" office:value="1483488000" calcext:value-type="float">
            <text:p>1483488000</text:p>
          </table:table-cell>
          <table:table-cell office:value-type="float" office:value="23038159919" calcext:value-type="float">
            <text:p>23038159919</text:p>
          </table:table-cell>
          <table:table-cell table:formula="of:=[.C514]/10^9" office:value-type="float" office:value="23.038159919" calcext:value-type="float">
            <text:p>23.038159919</text:p>
          </table:table-cell>
          <table:table-cell office:value-type="float" office:value="10.88" calcext:value-type="float">
            <text:p>10.88</text:p>
          </table:table-cell>
          <table:table-cell table:formula="of:=[.E514]*[.D514]" office:value-type="float" office:value="250.65517991872" calcext:value-type="float">
            <text:p>250.65517991872</text:p>
          </table:table-cell>
          <table:table-cell table:formula="of:=([.E514]-[.E513])/([.E513]+0.0000000000001)" office:value-type="float" office:value="0.134515119916578" calcext:value-type="float">
            <text:p>0.134515119916578</text:p>
          </table:table-cell>
          <table:table-cell table:formula="of:=ABS([.G514])" office:value-type="float" office:value="0.134515119916578" calcext:value-type="float">
            <text:p>0.134515119916578</text:p>
          </table:table-cell>
          <table:table-cell table:formula="of:=[.G514]*[.G514]" office:value-type="float" office:value="0.0180943174861715" calcext:value-type="float">
            <text:p>0.018094317486172</text:p>
          </table:table-cell>
          <table:table-cell table:formula="of:=([.F514]-[.F513])/([.F513]+0.0000000000001)" office:value-type="float" office:value="0.125609199199986" calcext:value-type="float">
            <text:p>0.125609199199986</text:p>
          </table:table-cell>
          <table:table-cell table:formula="of:=ABS([.J514])" office:value-type="float" office:value="0.125609199199986" calcext:value-type="float">
            <text:p>0.125609199199986</text:p>
          </table:table-cell>
          <table:table-cell table:formula="of:=[.J514]*[.J514]" office:value-type="float" office:value="0.0157776709236618" calcext:value-type="float">
            <text:p>0.015777670923662</text:p>
          </table:table-cell>
        </table:table-row>
        <table:table-row table:style-name="ro1">
          <table:table-cell table:style-name="ce1" office:value-type="string" calcext:value-type="string">
            <text:p>1/5/2017</text:p>
          </table:table-cell>
          <table:table-cell office:value-type="float" office:value="1483574400" calcext:value-type="float">
            <text:p>1483574400</text:p>
          </table:table-cell>
          <table:table-cell office:value-type="float" office:value="22939235415" calcext:value-type="float">
            <text:p>22939235415</text:p>
          </table:table-cell>
          <table:table-cell table:formula="of:=[.C515]/10^9" office:value-type="float" office:value="22.939235415" calcext:value-type="float">
            <text:p>22.939235415</text:p>
          </table:table-cell>
          <table:table-cell office:value-type="float" office:value="10.2" calcext:value-type="float">
            <text:p>10.2</text:p>
          </table:table-cell>
          <table:table-cell table:formula="of:=[.E515]*[.D515]" office:value-type="float" office:value="233.980201233" calcext:value-type="float">
            <text:p>233.980201233</text:p>
          </table:table-cell>
          <table:table-cell table:formula="of:=([.E515]-[.E514])/([.E514]+0.0000000000001)" office:value-type="float" office:value="-0.0624999999999996" calcext:value-type="float">
            <text:p>-0.0625</text:p>
          </table:table-cell>
          <table:table-cell table:formula="of:=ABS([.G515])" office:value-type="float" office:value="0.0624999999999996" calcext:value-type="float">
            <text:p>0.0625</text:p>
          </table:table-cell>
          <table:table-cell table:formula="of:=[.G515]*[.G515]" office:value-type="float" office:value="0.00390624999999995" calcext:value-type="float">
            <text:p>0.00390625</text:p>
          </table:table-cell>
          <table:table-cell table:formula="of:=([.F515]-[.F514])/([.F514]+0.0000000000001)" office:value-type="float" office:value="-0.0665255698730313" calcext:value-type="float">
            <text:p>-0.066525569873031</text:p>
          </table:table-cell>
          <table:table-cell table:formula="of:=ABS([.J515])" office:value-type="float" office:value="0.0665255698730313" calcext:value-type="float">
            <text:p>0.066525569873031</text:p>
          </table:table-cell>
          <table:table-cell table:formula="of:=[.J515]*[.J515]" office:value-type="float" office:value="0.00442565144693157" calcext:value-type="float">
            <text:p>0.004425651446932</text:p>
          </table:table-cell>
        </table:table-row>
        <table:table-row table:style-name="ro1">
          <table:table-cell table:style-name="ce1" office:value-type="string" calcext:value-type="string">
            <text:p>1/6/2017</text:p>
          </table:table-cell>
          <table:table-cell office:value-type="float" office:value="1483660800" calcext:value-type="float">
            <text:p>1483660800</text:p>
          </table:table-cell>
          <table:table-cell office:value-type="float" office:value="23009819425" calcext:value-type="float">
            <text:p>23009819425</text:p>
          </table:table-cell>
          <table:table-cell table:formula="of:=[.C516]/10^9" office:value-type="float" office:value="23.009819425" calcext:value-type="float">
            <text:p>23.009819425</text:p>
          </table:table-cell>
          <table:table-cell office:value-type="float" office:value="10.07" calcext:value-type="float">
            <text:p>10.07</text:p>
          </table:table-cell>
          <table:table-cell table:formula="of:=[.E516]*[.D516]" office:value-type="float" office:value="231.70888160975" calcext:value-type="float">
            <text:p>231.70888160975</text:p>
          </table:table-cell>
          <table:table-cell table:formula="of:=([.E516]-[.E515])/([.E515]+0.0000000000001)" office:value-type="float" office:value="-0.0127450980392155" calcext:value-type="float">
            <text:p>-0.012745098039216</text:p>
          </table:table-cell>
          <table:table-cell table:formula="of:=ABS([.G516])" office:value-type="float" office:value="0.0127450980392155" calcext:value-type="float">
            <text:p>0.012745098039216</text:p>
          </table:table-cell>
          <table:table-cell table:formula="of:=[.G516]*[.G516]" office:value-type="float" office:value="0.000162437524029214" calcext:value-type="float">
            <text:p>0.000162437524029</text:p>
          </table:table-cell>
          <table:table-cell table:formula="of:=([.F516]-[.F515])/([.F515]+0.0000000000001)" office:value-type="float" office:value="-0.0097073154535335" calcext:value-type="float">
            <text:p>-0.009707315453534</text:p>
          </table:table-cell>
          <table:table-cell table:formula="of:=ABS([.J516])" office:value-type="float" office:value="0.0097073154535335" calcext:value-type="float">
            <text:p>0.009707315453534</text:p>
          </table:table-cell>
          <table:table-cell table:formula="of:=[.J516]*[.J516]" office:value-type="float" office:value="0.0000942319733144103" calcext:value-type="float">
            <text:p>9.42319733144103E-05</text:p>
          </table:table-cell>
        </table:table-row>
        <table:table-row table:style-name="ro1">
          <table:table-cell table:style-name="ce1" office:value-type="string" calcext:value-type="string">
            <text:p>1/7/2017</text:p>
          </table:table-cell>
          <table:table-cell office:value-type="float" office:value="1483747200" calcext:value-type="float">
            <text:p>1483747200</text:p>
          </table:table-cell>
          <table:table-cell office:value-type="float" office:value="22843513981" calcext:value-type="float">
            <text:p>22843513981</text:p>
          </table:table-cell>
          <table:table-cell table:formula="of:=[.C517]/10^9" office:value-type="float" office:value="22.843513981" calcext:value-type="float">
            <text:p>22.843513981</text:p>
          </table:table-cell>
          <table:table-cell office:value-type="float" office:value="9.78" calcext:value-type="float">
            <text:p>9.78</text:p>
          </table:table-cell>
          <table:table-cell table:formula="of:=[.E517]*[.D517]" office:value-type="float" office:value="223.40956673418" calcext:value-type="float">
            <text:p>223.40956673418</text:p>
          </table:table-cell>
          <table:table-cell table:formula="of:=([.E517]-[.E516])/([.E516]+0.0000000000001)" office:value-type="float" office:value="-0.0287984111221448" calcext:value-type="float">
            <text:p>-0.028798411122145</text:p>
          </table:table-cell>
          <table:table-cell table:formula="of:=ABS([.G517])" office:value-type="float" office:value="0.0287984111221448" calcext:value-type="float">
            <text:p>0.028798411122145</text:p>
          </table:table-cell>
          <table:table-cell table:formula="of:=[.G517]*[.G517]" office:value-type="float" office:value="0.000829348483160073" calcext:value-type="float">
            <text:p>0.00082934848316</text:p>
          </table:table-cell>
          <table:table-cell table:formula="of:=([.F517]-[.F516])/([.F516]+0.0000000000001)" office:value-type="float" office:value="-0.0358178539290863" calcext:value-type="float">
            <text:p>-0.035817853929086</text:p>
          </table:table-cell>
          <table:table-cell table:formula="of:=ABS([.J517])" office:value-type="float" office:value="0.0358178539290863" calcext:value-type="float">
            <text:p>0.035817853929086</text:p>
          </table:table-cell>
          <table:table-cell table:formula="of:=[.J517]*[.J517]" office:value-type="float" office:value="0.00128291866008537" calcext:value-type="float">
            <text:p>0.001282918660085</text:p>
          </table:table-cell>
        </table:table-row>
        <table:table-row table:style-name="ro1">
          <table:table-cell table:style-name="ce1" office:value-type="string" calcext:value-type="string">
            <text:p>1/8/2017</text:p>
          </table:table-cell>
          <table:table-cell office:value-type="float" office:value="1483833600" calcext:value-type="float">
            <text:p>1483833600</text:p>
          </table:table-cell>
          <table:table-cell office:value-type="float" office:value="22998988736" calcext:value-type="float">
            <text:p>22998988736</text:p>
          </table:table-cell>
          <table:table-cell table:formula="of:=[.C518]/10^9" office:value-type="float" office:value="22.998988736" calcext:value-type="float">
            <text:p>22.998988736</text:p>
          </table:table-cell>
          <table:table-cell office:value-type="float" office:value="10.27" calcext:value-type="float">
            <text:p>10.27</text:p>
          </table:table-cell>
          <table:table-cell table:formula="of:=[.E518]*[.D518]" office:value-type="float" office:value="236.19961431872" calcext:value-type="float">
            <text:p>236.19961431872</text:p>
          </table:table-cell>
          <table:table-cell table:formula="of:=([.E518]-[.E517])/([.E517]+0.0000000000001)" office:value-type="float" office:value="0.0501022494887521" calcext:value-type="float">
            <text:p>0.050102249488752</text:p>
          </table:table-cell>
          <table:table-cell table:formula="of:=ABS([.G518])" office:value-type="float" office:value="0.0501022494887521" calcext:value-type="float">
            <text:p>0.050102249488752</text:p>
          </table:table-cell>
          <table:table-cell table:formula="of:=[.G518]*[.G518]" office:value-type="float" office:value="0.00251023540383316" calcext:value-type="float">
            <text:p>0.002510235403833</text:p>
          </table:table-cell>
          <table:table-cell table:formula="of:=([.F518]-[.F517])/([.F517]+0.0000000000001)" office:value-type="float" office:value="0.0572493280905826" calcext:value-type="float">
            <text:p>0.057249328090583</text:p>
          </table:table-cell>
          <table:table-cell table:formula="of:=ABS([.J518])" office:value-type="float" office:value="0.0572493280905826" calcext:value-type="float">
            <text:p>0.057249328090583</text:p>
          </table:table-cell>
          <table:table-cell table:formula="of:=[.J518]*[.J518]" office:value-type="float" office:value="0.00327748556682317" calcext:value-type="float">
            <text:p>0.003277485566823</text:p>
          </table:table-cell>
        </table:table-row>
        <table:table-row table:style-name="ro1">
          <table:table-cell table:style-name="ce1" office:value-type="string" calcext:value-type="string">
            <text:p>1/9/2017</text:p>
          </table:table-cell>
          <table:table-cell office:value-type="float" office:value="1483920000" calcext:value-type="float">
            <text:p>1483920000</text:p>
          </table:table-cell>
          <table:table-cell office:value-type="float" office:value="23091635207" calcext:value-type="float">
            <text:p>23091635207</text:p>
          </table:table-cell>
          <table:table-cell table:formula="of:=[.C519]/10^9" office:value-type="float" office:value="23.091635207" calcext:value-type="float">
            <text:p>23.091635207</text:p>
          </table:table-cell>
          <table:table-cell office:value-type="float" office:value="10.2" calcext:value-type="float">
            <text:p>10.2</text:p>
          </table:table-cell>
          <table:table-cell table:formula="of:=[.E519]*[.D519]" office:value-type="float" office:value="235.5346791114" calcext:value-type="float">
            <text:p>235.5346791114</text:p>
          </table:table-cell>
          <table:table-cell table:formula="of:=([.E519]-[.E518])/([.E518]+0.0000000000001)" office:value-type="float" office:value="-0.00681596884128526" calcext:value-type="float">
            <text:p>-0.006815968841285</text:p>
          </table:table-cell>
          <table:table-cell table:formula="of:=ABS([.G519])" office:value-type="float" office:value="0.00681596884128526" calcext:value-type="float">
            <text:p>0.006815968841285</text:p>
          </table:table-cell>
          <table:table-cell table:formula="of:=[.G519]*[.G519]" office:value-type="float" office:value="0.0000464574312453715" calcext:value-type="float">
            <text:p>4.64574312453715E-05</text:p>
          </table:table-cell>
          <table:table-cell table:formula="of:=([.F519]-[.F518])/([.F518]+0.0000000000001)" office:value-type="float" office:value="-0.00281514095286697" calcext:value-type="float">
            <text:p>-0.002815140952867</text:p>
          </table:table-cell>
          <table:table-cell table:formula="of:=ABS([.J519])" office:value-type="float" office:value="0.00281514095286697" calcext:value-type="float">
            <text:p>0.002815140952867</text:p>
          </table:table-cell>
          <table:table-cell table:formula="of:=[.J519]*[.J519]" office:value-type="float" office:value="0.00000792501858450877" calcext:value-type="float">
            <text:p>7.92501858450877E-06</text:p>
          </table:table-cell>
        </table:table-row>
        <table:table-row table:style-name="ro1">
          <table:table-cell table:style-name="ce1" office:value-type="string" calcext:value-type="string">
            <text:p>1/10/2017</text:p>
          </table:table-cell>
          <table:table-cell office:value-type="float" office:value="1484006400" calcext:value-type="float">
            <text:p>1484006400</text:p>
          </table:table-cell>
          <table:table-cell office:value-type="float" office:value="22532703925" calcext:value-type="float">
            <text:p>22532703925</text:p>
          </table:table-cell>
          <table:table-cell table:formula="of:=[.C520]/10^9" office:value-type="float" office:value="22.532703925" calcext:value-type="float">
            <text:p>22.532703925</text:p>
          </table:table-cell>
          <table:table-cell office:value-type="float" office:value="10.55" calcext:value-type="float">
            <text:p>10.55</text:p>
          </table:table-cell>
          <table:table-cell table:formula="of:=[.E520]*[.D520]" office:value-type="float" office:value="237.72002640875" calcext:value-type="float">
            <text:p>237.72002640875</text:p>
          </table:table-cell>
          <table:table-cell table:formula="of:=([.E520]-[.E519])/([.E519]+0.0000000000001)" office:value-type="float" office:value="0.0343137254901959" calcext:value-type="float">
            <text:p>0.034313725490196</text:p>
          </table:table-cell>
          <table:table-cell table:formula="of:=ABS([.G520])" office:value-type="float" office:value="0.0343137254901959" calcext:value-type="float">
            <text:p>0.034313725490196</text:p>
          </table:table-cell>
          <table:table-cell table:formula="of:=[.G520]*[.G520]" office:value-type="float" office:value="0.00117743175701652" calcext:value-type="float">
            <text:p>0.001177431757017</text:p>
          </table:table-cell>
          <table:table-cell table:formula="of:=([.F520]-[.F519])/([.F519]+0.0000000000001)" office:value-type="float" office:value="0.00927824006891333" calcext:value-type="float">
            <text:p>0.009278240068913</text:p>
          </table:table-cell>
          <table:table-cell table:formula="of:=ABS([.J520])" office:value-type="float" office:value="0.00927824006891333" calcext:value-type="float">
            <text:p>0.009278240068913</text:p>
          </table:table-cell>
          <table:table-cell table:formula="of:=[.J520]*[.J520]" office:value-type="float" office:value="0.0000860857387763887" calcext:value-type="float">
            <text:p>8.60857387763887E-05</text:p>
          </table:table-cell>
        </table:table-row>
        <table:table-row table:style-name="ro1">
          <table:table-cell table:style-name="ce1" office:value-type="string" calcext:value-type="string">
            <text:p>1/11/2017</text:p>
          </table:table-cell>
          <table:table-cell office:value-type="float" office:value="1484092800" calcext:value-type="float">
            <text:p>1484092800</text:p>
          </table:table-cell>
          <table:table-cell office:value-type="float" office:value="22676639926" calcext:value-type="float">
            <text:p>22676639926</text:p>
          </table:table-cell>
          <table:table-cell table:formula="of:=[.C521]/10^9" office:value-type="float" office:value="22.676639926" calcext:value-type="float">
            <text:p>22.676639926</text:p>
          </table:table-cell>
          <table:table-cell office:value-type="float" office:value="9.83" calcext:value-type="float">
            <text:p>9.83</text:p>
          </table:table-cell>
          <table:table-cell table:formula="of:=[.E521]*[.D521]" office:value-type="float" office:value="222.91137047258" calcext:value-type="float">
            <text:p>222.91137047258</text:p>
          </table:table-cell>
          <table:table-cell table:formula="of:=([.E521]-[.E520])/([.E520]+0.0000000000001)" office:value-type="float" office:value="-0.0682464454976298" calcext:value-type="float">
            <text:p>-0.06824644549763</text:p>
          </table:table-cell>
          <table:table-cell table:formula="of:=ABS([.G521])" office:value-type="float" office:value="0.0682464454976298" calcext:value-type="float">
            <text:p>0.06824644549763</text:p>
          </table:table-cell>
          <table:table-cell table:formula="of:=[.G521]*[.G521]" office:value-type="float" office:value="0.00465757732306095" calcext:value-type="float">
            <text:p>0.004657577323061</text:p>
          </table:table-cell>
          <table:table-cell table:formula="of:=([.F521]-[.F520])/([.F520]+0.0000000000001)" office:value-type="float" office:value="-0.0622945241925353" calcext:value-type="float">
            <text:p>-0.062294524192535</text:p>
          </table:table-cell>
          <table:table-cell table:formula="of:=ABS([.J521])" office:value-type="float" office:value="0.0622945241925353" calcext:value-type="float">
            <text:p>0.062294524192535</text:p>
          </table:table-cell>
          <table:table-cell table:formula="of:=[.J521]*[.J521]" office:value-type="float" office:value="0.00388060774437437" calcext:value-type="float">
            <text:p>0.003880607744374</text:p>
          </table:table-cell>
        </table:table-row>
        <table:table-row table:style-name="ro1">
          <table:table-cell table:style-name="ce1" office:value-type="string" calcext:value-type="string">
            <text:p>1/12/2017</text:p>
          </table:table-cell>
          <table:table-cell office:value-type="float" office:value="1484179200" calcext:value-type="float">
            <text:p>1484179200</text:p>
          </table:table-cell>
          <table:table-cell office:value-type="float" office:value="23040753981" calcext:value-type="float">
            <text:p>23040753981</text:p>
          </table:table-cell>
          <table:table-cell table:formula="of:=[.C522]/10^9" office:value-type="float" office:value="23.040753981" calcext:value-type="float">
            <text:p>23.040753981</text:p>
          </table:table-cell>
          <table:table-cell office:value-type="float" office:value="9.81" calcext:value-type="float">
            <text:p>9.81</text:p>
          </table:table-cell>
          <table:table-cell table:formula="of:=[.E522]*[.D522]" office:value-type="float" office:value="226.02979655361" calcext:value-type="float">
            <text:p>226.02979655361</text:p>
          </table:table-cell>
          <table:table-cell table:formula="of:=([.E522]-[.E521])/([.E521]+0.0000000000001)" office:value-type="float" office:value="-0.00203458799593076" calcext:value-type="float">
            <text:p>-0.002034587995931</text:p>
          </table:table-cell>
          <table:table-cell table:formula="of:=ABS([.G522])" office:value-type="float" office:value="0.00203458799593076" calcext:value-type="float">
            <text:p>0.002034587995931</text:p>
          </table:table-cell>
          <table:table-cell table:formula="of:=[.G522]*[.G522]" office:value-type="float" office:value="0.00000413954831318555" calcext:value-type="float">
            <text:p>4.13954831318555E-06</text:p>
          </table:table-cell>
          <table:table-cell table:formula="of:=([.F522]-[.F521])/([.F521]+0.0000000000001)" office:value-type="float" office:value="0.0139895334832802" calcext:value-type="float">
            <text:p>0.01398953348328</text:p>
          </table:table-cell>
          <table:table-cell table:formula="of:=ABS([.J522])" office:value-type="float" office:value="0.0139895334832802" calcext:value-type="float">
            <text:p>0.01398953348328</text:p>
          </table:table-cell>
          <table:table-cell table:formula="of:=[.J522]*[.J522]" office:value-type="float" office:value="0.000195707047079818" calcext:value-type="float">
            <text:p>0.00019570704708</text:p>
          </table:table-cell>
        </table:table-row>
        <table:table-row table:style-name="ro1">
          <table:table-cell table:style-name="ce1" office:value-type="string" calcext:value-type="string">
            <text:p>1/13/2017</text:p>
          </table:table-cell>
          <table:table-cell office:value-type="float" office:value="1484265600" calcext:value-type="float">
            <text:p>1484265600</text:p>
          </table:table-cell>
          <table:table-cell office:value-type="float" office:value="22119879499" calcext:value-type="float">
            <text:p>22119879499</text:p>
          </table:table-cell>
          <table:table-cell table:formula="of:=[.C523]/10^9" office:value-type="float" office:value="22.119879499" calcext:value-type="float">
            <text:p>22.119879499</text:p>
          </table:table-cell>
          <table:table-cell office:value-type="float" office:value="9.78" calcext:value-type="float">
            <text:p>9.78</text:p>
          </table:table-cell>
          <table:table-cell table:formula="of:=[.E523]*[.D523]" office:value-type="float" office:value="216.33242150022" calcext:value-type="float">
            <text:p>216.33242150022</text:p>
          </table:table-cell>
          <table:table-cell table:formula="of:=([.E523]-[.E522])/([.E522]+0.0000000000001)" office:value-type="float" office:value="-0.00305810397553525" calcext:value-type="float">
            <text:p>-0.003058103975535</text:p>
          </table:table-cell>
          <table:table-cell table:formula="of:=ABS([.G523])" office:value-type="float" office:value="0.00305810397553525" calcext:value-type="float">
            <text:p>0.003058103975535</text:p>
          </table:table-cell>
          <table:table-cell table:formula="of:=[.G523]*[.G523]" office:value-type="float" office:value="0.00000935199992518452" calcext:value-type="float">
            <text:p>9.35199992518452E-06</text:p>
          </table:table-cell>
          <table:table-cell table:formula="of:=([.F523]-[.F522])/([.F522]+0.0000000000001)" office:value-type="float" office:value="-0.0429030826964001" calcext:value-type="float">
            <text:p>-0.0429030826964</text:p>
          </table:table-cell>
          <table:table-cell table:formula="of:=ABS([.J523])" office:value-type="float" office:value="0.0429030826964001" calcext:value-type="float">
            <text:p>0.0429030826964</text:p>
          </table:table-cell>
          <table:table-cell table:formula="of:=[.J523]*[.J523]" office:value-type="float" office:value="0.00184067450485415" calcext:value-type="float">
            <text:p>0.001840674504854</text:p>
          </table:table-cell>
        </table:table-row>
        <table:table-row table:style-name="ro1">
          <table:table-cell table:style-name="ce1" office:value-type="string" calcext:value-type="string">
            <text:p>1/14/2017</text:p>
          </table:table-cell>
          <table:table-cell office:value-type="float" office:value="1484352000" calcext:value-type="float">
            <text:p>1484352000</text:p>
          </table:table-cell>
          <table:table-cell office:value-type="float" office:value="22409886093" calcext:value-type="float">
            <text:p>22409886093</text:p>
          </table:table-cell>
          <table:table-cell table:formula="of:=[.C524]/10^9" office:value-type="float" office:value="22.409886093" calcext:value-type="float">
            <text:p>22.409886093</text:p>
          </table:table-cell>
          <table:table-cell office:value-type="float" office:value="9.78" calcext:value-type="float">
            <text:p>9.78</text:p>
          </table:table-cell>
          <table:table-cell table:formula="of:=[.E524]*[.D524]" office:value-type="float" office:value="219.16868598954" calcext:value-type="float">
            <text:p>219.16868598954</text:p>
          </table:table-cell>
          <table:table-cell table:formula="of:=([.E524]-[.E523])/([.E523]+0.0000000000001)" office:value-type="float" office:value="0" calcext:value-type="float">
            <text:p>0</text:p>
          </table:table-cell>
          <table:table-cell table:formula="of:=ABS([.G524])" office:value-type="float" office:value="0" calcext:value-type="float">
            <text:p>0</text:p>
          </table:table-cell>
          <table:table-cell table:formula="of:=[.G524]*[.G524]" office:value-type="float" office:value="0" calcext:value-type="float">
            <text:p>0</text:p>
          </table:table-cell>
          <table:table-cell table:formula="of:=([.F524]-[.F523])/([.F523]+0.0000000000001)" office:value-type="float" office:value="0.0131106769371465" calcext:value-type="float">
            <text:p>0.013110676937147</text:p>
          </table:table-cell>
          <table:table-cell table:formula="of:=ABS([.J524])" office:value-type="float" office:value="0.0131106769371465" calcext:value-type="float">
            <text:p>0.013110676937147</text:p>
          </table:table-cell>
          <table:table-cell table:formula="of:=[.J524]*[.J524]" office:value-type="float" office:value="0.000171889849750226" calcext:value-type="float">
            <text:p>0.00017188984975</text:p>
          </table:table-cell>
        </table:table-row>
        <table:table-row table:style-name="ro1">
          <table:table-cell table:style-name="ce1" office:value-type="string" calcext:value-type="string">
            <text:p>1/15/2017</text:p>
          </table:table-cell>
          <table:table-cell office:value-type="float" office:value="1484438400" calcext:value-type="float">
            <text:p>1484438400</text:p>
          </table:table-cell>
          <table:table-cell office:value-type="float" office:value="22419878847" calcext:value-type="float">
            <text:p>22419878847</text:p>
          </table:table-cell>
          <table:table-cell table:formula="of:=[.C525]/10^9" office:value-type="float" office:value="22.419878847" calcext:value-type="float">
            <text:p>22.419878847</text:p>
          </table:table-cell>
          <table:table-cell office:value-type="float" office:value="9.88" calcext:value-type="float">
            <text:p>9.88</text:p>
          </table:table-cell>
          <table:table-cell table:formula="of:=[.E525]*[.D525]" office:value-type="float" office:value="221.50840300836" calcext:value-type="float">
            <text:p>221.50840300836</text:p>
          </table:table-cell>
          <table:table-cell table:formula="of:=([.E525]-[.E524])/([.E524]+0.0000000000001)" office:value-type="float" office:value="0.0102249488752557" calcext:value-type="float">
            <text:p>0.010224948875256</text:p>
          </table:table-cell>
          <table:table-cell table:formula="of:=ABS([.G525])" office:value-type="float" office:value="0.0102249488752557" calcext:value-type="float">
            <text:p>0.010224948875256</text:p>
          </table:table-cell>
          <table:table-cell table:formula="of:=[.G525]*[.G525]" office:value-type="float" office:value="0.000104549579501592" calcext:value-type="float">
            <text:p>0.000104549579502</text:p>
          </table:table-cell>
          <table:table-cell table:formula="of:=([.F525]-[.F524])/([.F524]+0.0000000000001)" office:value-type="float" office:value="0.0106754165553179" calcext:value-type="float">
            <text:p>0.010675416555318</text:p>
          </table:table-cell>
          <table:table-cell table:formula="of:=ABS([.J525])" office:value-type="float" office:value="0.0106754165553179" calcext:value-type="float">
            <text:p>0.010675416555318</text:p>
          </table:table-cell>
          <table:table-cell table:formula="of:=[.J525]*[.J525]" office:value-type="float" office:value="0.000113964518629556" calcext:value-type="float">
            <text:p>0.00011396451863</text:p>
          </table:table-cell>
        </table:table-row>
        <table:table-row table:style-name="ro1">
          <table:table-cell table:style-name="ce1" office:value-type="string" calcext:value-type="string">
            <text:p>1/16/2017</text:p>
          </table:table-cell>
          <table:table-cell office:value-type="float" office:value="1484524800" calcext:value-type="float">
            <text:p>1484524800</text:p>
          </table:table-cell>
          <table:table-cell office:value-type="float" office:value="22395773525" calcext:value-type="float">
            <text:p>22395773525</text:p>
          </table:table-cell>
          <table:table-cell table:formula="of:=[.C526]/10^9" office:value-type="float" office:value="22.395773525" calcext:value-type="float">
            <text:p>22.395773525</text:p>
          </table:table-cell>
          <table:table-cell office:value-type="float" office:value="9.59" calcext:value-type="float">
            <text:p>9.59</text:p>
          </table:table-cell>
          <table:table-cell table:formula="of:=[.E526]*[.D526]" office:value-type="float" office:value="214.77546810475" calcext:value-type="float">
            <text:p>214.77546810475</text:p>
          </table:table-cell>
          <table:table-cell table:formula="of:=([.E526]-[.E525])/([.E525]+0.0000000000001)" office:value-type="float" office:value="-0.0293522267206476" calcext:value-type="float">
            <text:p>-0.029352226720648</text:p>
          </table:table-cell>
          <table:table-cell table:formula="of:=ABS([.G526])" office:value-type="float" office:value="0.0293522267206476" calcext:value-type="float">
            <text:p>0.029352226720648</text:p>
          </table:table-cell>
          <table:table-cell table:formula="of:=[.G526]*[.G526]" office:value-type="float" office:value="0.000861553213460297" calcext:value-type="float">
            <text:p>0.00086155321346</text:p>
          </table:table-cell>
          <table:table-cell table:formula="of:=([.F526]-[.F525])/([.F525]+0.0000000000001)" office:value-type="float" office:value="-0.0303958441854502" calcext:value-type="float">
            <text:p>-0.03039584418545</text:p>
          </table:table-cell>
          <table:table-cell table:formula="of:=ABS([.J526])" office:value-type="float" office:value="0.0303958441854502" calcext:value-type="float">
            <text:p>0.03039584418545</text:p>
          </table:table-cell>
          <table:table-cell table:formula="of:=[.J526]*[.J526]" office:value-type="float" office:value="0.000923907343746165" calcext:value-type="float">
            <text:p>0.000923907343746</text:p>
          </table:table-cell>
        </table:table-row>
        <table:table-row table:style-name="ro1">
          <table:table-cell table:style-name="ce1" office:value-type="string" calcext:value-type="string">
            <text:p>1/17/2017</text:p>
          </table:table-cell>
          <table:table-cell office:value-type="float" office:value="1484611200" calcext:value-type="float">
            <text:p>1484611200</text:p>
          </table:table-cell>
          <table:table-cell office:value-type="float" office:value="22742343222" calcext:value-type="float">
            <text:p>22742343222</text:p>
          </table:table-cell>
          <table:table-cell table:formula="of:=[.C527]/10^9" office:value-type="float" office:value="22.742343222" calcext:value-type="float">
            <text:p>22.742343222</text:p>
          </table:table-cell>
          <table:table-cell office:value-type="float" office:value="10.14" calcext:value-type="float">
            <text:p>10.14</text:p>
          </table:table-cell>
          <table:table-cell table:formula="of:=[.E527]*[.D527]" office:value-type="float" office:value="230.60736027108" calcext:value-type="float">
            <text:p>230.60736027108</text:p>
          </table:table-cell>
          <table:table-cell table:formula="of:=([.E527]-[.E526])/([.E526]+0.0000000000001)" office:value-type="float" office:value="0.0573514077163707" calcext:value-type="float">
            <text:p>0.057351407716371</text:p>
          </table:table-cell>
          <table:table-cell table:formula="of:=ABS([.G527])" office:value-type="float" office:value="0.0573514077163707" calcext:value-type="float">
            <text:p>0.057351407716371</text:p>
          </table:table-cell>
          <table:table-cell table:formula="of:=[.G527]*[.G527]" office:value-type="float" office:value="0.00328918396704938" calcext:value-type="float">
            <text:p>0.003289183967049</text:p>
          </table:table-cell>
          <table:table-cell table:formula="of:=([.F527]-[.F526])/([.F526]+0.0000000000001)" office:value-type="float" office:value="0.0737136894918022" calcext:value-type="float">
            <text:p>0.073713689491802</text:p>
          </table:table-cell>
          <table:table-cell table:formula="of:=ABS([.J527])" office:value-type="float" office:value="0.0737136894918022" calcext:value-type="float">
            <text:p>0.073713689491802</text:p>
          </table:table-cell>
          <table:table-cell table:formula="of:=[.J527]*[.J527]" office:value-type="float" office:value="0.00543370801849383" calcext:value-type="float">
            <text:p>0.005433708018494</text:p>
          </table:table-cell>
        </table:table-row>
        <table:table-row table:style-name="ro1">
          <table:table-cell table:style-name="ce1" office:value-type="string" calcext:value-type="string">
            <text:p>1/18/2017</text:p>
          </table:table-cell>
          <table:table-cell office:value-type="float" office:value="1484697600" calcext:value-type="float">
            <text:p>1484697600</text:p>
          </table:table-cell>
          <table:table-cell office:value-type="float" office:value="22420105832" calcext:value-type="float">
            <text:p>22420105832</text:p>
          </table:table-cell>
          <table:table-cell table:formula="of:=[.C528]/10^9" office:value-type="float" office:value="22.420105832" calcext:value-type="float">
            <text:p>22.420105832</text:p>
          </table:table-cell>
          <table:table-cell office:value-type="float" office:value="10.19" calcext:value-type="float">
            <text:p>10.19</text:p>
          </table:table-cell>
          <table:table-cell table:formula="of:=[.E528]*[.D528]" office:value-type="float" office:value="228.46087842808" calcext:value-type="float">
            <text:p>228.46087842808</text:p>
          </table:table-cell>
          <table:table-cell table:formula="of:=([.E528]-[.E527])/([.E527]+0.0000000000001)" office:value-type="float" office:value="0.00493096646942785" calcext:value-type="float">
            <text:p>0.004930966469428</text:p>
          </table:table-cell>
          <table:table-cell table:formula="of:=ABS([.G528])" office:value-type="float" office:value="0.00493096646942785" calcext:value-type="float">
            <text:p>0.004930966469428</text:p>
          </table:table-cell>
          <table:table-cell table:formula="of:=[.G528]*[.G528]" office:value-type="float" office:value="0.0000243144303226218" calcext:value-type="float">
            <text:p>2.43144303226218E-05</text:p>
          </table:table-cell>
          <table:table-cell table:formula="of:=([.F528]-[.F527])/([.F527]+0.0000000000001)" office:value-type="float" office:value="-0.00930795027737538" calcext:value-type="float">
            <text:p>-0.009307950277375</text:p>
          </table:table-cell>
          <table:table-cell table:formula="of:=ABS([.J528])" office:value-type="float" office:value="0.00930795027737538" calcext:value-type="float">
            <text:p>0.009307950277375</text:p>
          </table:table-cell>
          <table:table-cell table:formula="of:=[.J528]*[.J528]" office:value-type="float" office:value="0.0000866379383660924" calcext:value-type="float">
            <text:p>8.66379383660924E-05</text:p>
          </table:table-cell>
        </table:table-row>
        <table:table-row table:style-name="ro1">
          <table:table-cell table:style-name="ce1" office:value-type="string" calcext:value-type="string">
            <text:p>1/19/2017</text:p>
          </table:table-cell>
          <table:table-cell office:value-type="float" office:value="1484784000" calcext:value-type="float">
            <text:p>1484784000</text:p>
          </table:table-cell>
          <table:table-cell office:value-type="float" office:value="22228644380" calcext:value-type="float">
            <text:p>22228644380</text:p>
          </table:table-cell>
          <table:table-cell table:formula="of:=[.C529]/10^9" office:value-type="float" office:value="22.22864438" calcext:value-type="float">
            <text:p>22.22864438</text:p>
          </table:table-cell>
          <table:table-cell office:value-type="float" office:value="10.43" calcext:value-type="float">
            <text:p>10.43</text:p>
          </table:table-cell>
          <table:table-cell table:formula="of:=[.E529]*[.D529]" office:value-type="float" office:value="231.8447608834" calcext:value-type="float">
            <text:p>231.8447608834</text:p>
          </table:table-cell>
          <table:table-cell table:formula="of:=([.E529]-[.E528])/([.E528]+0.0000000000001)" office:value-type="float" office:value="0.0235525024533855" calcext:value-type="float">
            <text:p>0.023552502453386</text:p>
          </table:table-cell>
          <table:table-cell table:formula="of:=ABS([.G529])" office:value-type="float" office:value="0.0235525024533855" calcext:value-type="float">
            <text:p>0.023552502453386</text:p>
          </table:table-cell>
          <table:table-cell table:formula="of:=[.G529]*[.G529]" office:value-type="float" office:value="0.000554720371816728" calcext:value-type="float">
            <text:p>0.000554720371817</text:p>
          </table:table-cell>
          <table:table-cell table:formula="of:=([.F529]-[.F528])/([.F528]+0.0000000000001)" office:value-type="float" office:value="0.0148116494981666" calcext:value-type="float">
            <text:p>0.014811649498167</text:p>
          </table:table-cell>
          <table:table-cell table:formula="of:=ABS([.J529])" office:value-type="float" office:value="0.0148116494981666" calcext:value-type="float">
            <text:p>0.014811649498167</text:p>
          </table:table-cell>
          <table:table-cell table:formula="of:=[.J529]*[.J529]" office:value-type="float" office:value="0.000219384960856537" calcext:value-type="float">
            <text:p>0.000219384960857</text:p>
          </table:table-cell>
        </table:table-row>
        <table:table-row table:style-name="ro1">
          <table:table-cell table:style-name="ce1" office:value-type="string" calcext:value-type="string">
            <text:p>1/20/2017</text:p>
          </table:table-cell>
          <table:table-cell office:value-type="float" office:value="1484870400" calcext:value-type="float">
            <text:p>1484870400</text:p>
          </table:table-cell>
          <table:table-cell office:value-type="float" office:value="22369863556" calcext:value-type="float">
            <text:p>22369863556</text:p>
          </table:table-cell>
          <table:table-cell table:formula="of:=[.C530]/10^9" office:value-type="float" office:value="22.369863556" calcext:value-type="float">
            <text:p>22.369863556</text:p>
          </table:table-cell>
          <table:table-cell office:value-type="float" office:value="10.6" calcext:value-type="float">
            <text:p>10.6</text:p>
          </table:table-cell>
          <table:table-cell table:formula="of:=[.E530]*[.D530]" office:value-type="float" office:value="237.1205536936" calcext:value-type="float">
            <text:p>237.1205536936</text:p>
          </table:table-cell>
          <table:table-cell table:formula="of:=([.E530]-[.E529])/([.E529]+0.0000000000001)" office:value-type="float" office:value="0.0162991371045061" calcext:value-type="float">
            <text:p>0.016299137104506</text:p>
          </table:table-cell>
          <table:table-cell table:formula="of:=ABS([.G530])" office:value-type="float" office:value="0.0162991371045061" calcext:value-type="float">
            <text:p>0.016299137104506</text:p>
          </table:table-cell>
          <table:table-cell table:formula="of:=[.G530]*[.G530]" office:value-type="float" office:value="0.000265661870351486" calcext:value-type="float">
            <text:p>0.000265661870351</text:p>
          </table:table-cell>
          <table:table-cell table:formula="of:=([.F530]-[.F529])/([.F529]+0.0000000000001)" office:value-type="float" office:value="0.0227557128748462" calcext:value-type="float">
            <text:p>0.022755712874846</text:p>
          </table:table-cell>
          <table:table-cell table:formula="of:=ABS([.J530])" office:value-type="float" office:value="0.0227557128748462" calcext:value-type="float">
            <text:p>0.022755712874846</text:p>
          </table:table-cell>
          <table:table-cell table:formula="of:=[.J530]*[.J530]" office:value-type="float" office:value="0.000517822468442439" calcext:value-type="float">
            <text:p>0.000517822468442</text:p>
          </table:table-cell>
        </table:table-row>
        <table:table-row table:style-name="ro1">
          <table:table-cell table:style-name="ce1" office:value-type="string" calcext:value-type="string">
            <text:p>1/21/2017</text:p>
          </table:table-cell>
          <table:table-cell office:value-type="float" office:value="1484956800" calcext:value-type="float">
            <text:p>1484956800</text:p>
          </table:table-cell>
          <table:table-cell office:value-type="float" office:value="22405633901" calcext:value-type="float">
            <text:p>22405633901</text:p>
          </table:table-cell>
          <table:table-cell table:formula="of:=[.C531]/10^9" office:value-type="float" office:value="22.405633901" calcext:value-type="float">
            <text:p>22.405633901</text:p>
          </table:table-cell>
          <table:table-cell office:value-type="float" office:value="10.91" calcext:value-type="float">
            <text:p>10.91</text:p>
          </table:table-cell>
          <table:table-cell table:formula="of:=[.E531]*[.D531]" office:value-type="float" office:value="244.44546585991" calcext:value-type="float">
            <text:p>244.44546585991</text:p>
          </table:table-cell>
          <table:table-cell table:formula="of:=([.E531]-[.E530])/([.E530]+0.0000000000001)" office:value-type="float" office:value="0.0292452830188677" calcext:value-type="float">
            <text:p>0.029245283018868</text:p>
          </table:table-cell>
          <table:table-cell table:formula="of:=ABS([.G531])" office:value-type="float" office:value="0.0292452830188677" calcext:value-type="float">
            <text:p>0.029245283018868</text:p>
          </table:table-cell>
          <table:table-cell table:formula="of:=[.G531]*[.G531]" office:value-type="float" office:value="0.000855286578853671" calcext:value-type="float">
            <text:p>0.000855286578854</text:p>
          </table:table-cell>
          <table:table-cell table:formula="of:=([.F531]-[.F530])/([.F530]+0.0000000000001)" office:value-type="float" office:value="0.0308910891620769" calcext:value-type="float">
            <text:p>0.030891089162077</text:p>
          </table:table-cell>
          <table:table-cell table:formula="of:=ABS([.J531])" office:value-type="float" office:value="0.0308910891620769" calcext:value-type="float">
            <text:p>0.030891089162077</text:p>
          </table:table-cell>
          <table:table-cell table:formula="of:=[.J531]*[.J531]" office:value-type="float" office:value="0.000954259389619384" calcext:value-type="float">
            <text:p>0.000954259389619</text:p>
          </table:table-cell>
        </table:table-row>
        <table:table-row table:style-name="ro1">
          <table:table-cell table:style-name="ce1" office:value-type="string" calcext:value-type="string">
            <text:p>1/22/2017</text:p>
          </table:table-cell>
          <table:table-cell office:value-type="float" office:value="1485043200" calcext:value-type="float">
            <text:p>1485043200</text:p>
          </table:table-cell>
          <table:table-cell office:value-type="float" office:value="22118050371" calcext:value-type="float">
            <text:p>22118050371</text:p>
          </table:table-cell>
          <table:table-cell table:formula="of:=[.C532]/10^9" office:value-type="float" office:value="22.118050371" calcext:value-type="float">
            <text:p>22.118050371</text:p>
          </table:table-cell>
          <table:table-cell office:value-type="float" office:value="10.71" calcext:value-type="float">
            <text:p>10.71</text:p>
          </table:table-cell>
          <table:table-cell table:formula="of:=[.E532]*[.D532]" office:value-type="float" office:value="236.88431947341" calcext:value-type="float">
            <text:p>236.88431947341</text:p>
          </table:table-cell>
          <table:table-cell table:formula="of:=([.E532]-[.E531])/([.E531]+0.0000000000001)" office:value-type="float" office:value="-0.0183318056828595" calcext:value-type="float">
            <text:p>-0.01833180568286</text:p>
          </table:table-cell>
          <table:table-cell table:formula="of:=ABS([.G532])" office:value-type="float" office:value="0.0183318056828595" calcext:value-type="float">
            <text:p>0.01833180568286</text:p>
          </table:table-cell>
          <table:table-cell table:formula="of:=[.G532]*[.G532]" office:value-type="float" office:value="0.000336055099594121" calcext:value-type="float">
            <text:p>0.000336055099594</text:p>
          </table:table-cell>
          <table:table-cell table:formula="of:=([.F532]-[.F531])/([.F531]+0.0000000000001)" office:value-type="float" office:value="-0.0309318332410111" calcext:value-type="float">
            <text:p>-0.030931833241011</text:p>
          </table:table-cell>
          <table:table-cell table:formula="of:=ABS([.J532])" office:value-type="float" office:value="0.0309318332410111" calcext:value-type="float">
            <text:p>0.030931833241011</text:p>
          </table:table-cell>
          <table:table-cell table:formula="of:=[.J532]*[.J532]" office:value-type="float" office:value="0.000956778307649719" calcext:value-type="float">
            <text:p>0.00095677830765</text:p>
          </table:table-cell>
        </table:table-row>
        <table:table-row table:style-name="ro1">
          <table:table-cell table:style-name="ce1" office:value-type="string" calcext:value-type="string">
            <text:p>1/23/2017</text:p>
          </table:table-cell>
          <table:table-cell office:value-type="float" office:value="1485129600" calcext:value-type="float">
            <text:p>1485129600</text:p>
          </table:table-cell>
          <table:table-cell office:value-type="float" office:value="22267116021" calcext:value-type="float">
            <text:p>22267116021</text:p>
          </table:table-cell>
          <table:table-cell table:formula="of:=[.C533]/10^9" office:value-type="float" office:value="22.267116021" calcext:value-type="float">
            <text:p>22.267116021</text:p>
          </table:table-cell>
          <table:table-cell office:value-type="float" office:value="10.78" calcext:value-type="float">
            <text:p>10.78</text:p>
          </table:table-cell>
          <table:table-cell table:formula="of:=[.E533]*[.D533]" office:value-type="float" office:value="240.03951070638" calcext:value-type="float">
            <text:p>240.03951070638</text:p>
          </table:table-cell>
          <table:table-cell table:formula="of:=([.E533]-[.E532])/([.E532]+0.0000000000001)" office:value-type="float" office:value="0.0065359477124181" calcext:value-type="float">
            <text:p>0.006535947712418</text:p>
          </table:table-cell>
          <table:table-cell table:formula="of:=ABS([.G533])" office:value-type="float" office:value="0.0065359477124181" calcext:value-type="float">
            <text:p>0.006535947712418</text:p>
          </table:table-cell>
          <table:table-cell table:formula="of:=[.G533]*[.G533]" office:value-type="float" office:value="0.0000427186124994634" calcext:value-type="float">
            <text:p>4.27186124994634E-05</text:p>
          </table:table-cell>
          <table:table-cell table:formula="of:=([.F533]-[.F532])/([.F532]+0.0000000000001)" office:value-type="float" office:value="0.0133195444932105" calcext:value-type="float">
            <text:p>0.013319544493211</text:p>
          </table:table-cell>
          <table:table-cell table:formula="of:=ABS([.J533])" office:value-type="float" office:value="0.0133195444932105" calcext:value-type="float">
            <text:p>0.013319544493211</text:p>
          </table:table-cell>
          <table:table-cell table:formula="of:=[.J533]*[.J533]" office:value-type="float" office:value="0.000177410265506613" calcext:value-type="float">
            <text:p>0.000177410265507</text:p>
          </table:table-cell>
        </table:table-row>
        <table:table-row table:style-name="ro1">
          <table:table-cell table:style-name="ce1" office:value-type="string" calcext:value-type="string">
            <text:p>1/24/2017</text:p>
          </table:table-cell>
          <table:table-cell office:value-type="float" office:value="1485216000" calcext:value-type="float">
            <text:p>1485216000</text:p>
          </table:table-cell>
          <table:table-cell office:value-type="float" office:value="22081334070" calcext:value-type="float">
            <text:p>22081334070</text:p>
          </table:table-cell>
          <table:table-cell table:formula="of:=[.C534]/10^9" office:value-type="float" office:value="22.08133407" calcext:value-type="float">
            <text:p>22.08133407</text:p>
          </table:table-cell>
          <table:table-cell office:value-type="float" office:value="10.51" calcext:value-type="float">
            <text:p>10.51</text:p>
          </table:table-cell>
          <table:table-cell table:formula="of:=[.E534]*[.D534]" office:value-type="float" office:value="232.0748210757" calcext:value-type="float">
            <text:p>232.0748210757</text:p>
          </table:table-cell>
          <table:table-cell table:formula="of:=([.E534]-[.E533])/([.E533]+0.0000000000001)" office:value-type="float" office:value="-0.0250463821892391" calcext:value-type="float">
            <text:p>-0.025046382189239</text:p>
          </table:table-cell>
          <table:table-cell table:formula="of:=ABS([.G534])" office:value-type="float" office:value="0.0250463821892391" calcext:value-type="float">
            <text:p>0.025046382189239</text:p>
          </table:table-cell>
          <table:table-cell table:formula="of:=[.G534]*[.G534]" office:value-type="float" office:value="0.000627321260769432" calcext:value-type="float">
            <text:p>0.000627321260769</text:p>
          </table:table-cell>
          <table:table-cell table:formula="of:=([.F534]-[.F533])/([.F533]+0.0000000000001)" office:value-type="float" office:value="-0.0331807443168076" calcext:value-type="float">
            <text:p>-0.033180744316808</text:p>
          </table:table-cell>
          <table:table-cell table:formula="of:=ABS([.J534])" office:value-type="float" office:value="0.0331807443168076" calcext:value-type="float">
            <text:p>0.033180744316808</text:p>
          </table:table-cell>
          <table:table-cell table:formula="of:=[.J534]*[.J534]" office:value-type="float" office:value="0.00110096179341736" calcext:value-type="float">
            <text:p>0.001100961793417</text:p>
          </table:table-cell>
        </table:table-row>
        <table:table-row table:style-name="ro1">
          <table:table-cell table:style-name="ce1" office:value-type="string" calcext:value-type="string">
            <text:p>1/25/2017</text:p>
          </table:table-cell>
          <table:table-cell office:value-type="float" office:value="1485302400" calcext:value-type="float">
            <text:p>1485302400</text:p>
          </table:table-cell>
          <table:table-cell office:value-type="float" office:value="22329866070" calcext:value-type="float">
            <text:p>22329866070</text:p>
          </table:table-cell>
          <table:table-cell table:formula="of:=[.C535]/10^9" office:value-type="float" office:value="22.32986607" calcext:value-type="float">
            <text:p>22.32986607</text:p>
          </table:table-cell>
          <table:table-cell office:value-type="float" office:value="10.51" calcext:value-type="float">
            <text:p>10.51</text:p>
          </table:table-cell>
          <table:table-cell table:formula="of:=[.E535]*[.D535]" office:value-type="float" office:value="234.6868923957" calcext:value-type="float">
            <text:p>234.6868923957</text:p>
          </table:table-cell>
          <table:table-cell table:formula="of:=([.E535]-[.E534])/([.E534]+0.0000000000001)" office:value-type="float" office:value="0" calcext:value-type="float">
            <text:p>0</text:p>
          </table:table-cell>
          <table:table-cell table:formula="of:=ABS([.G535])" office:value-type="float" office:value="0" calcext:value-type="float">
            <text:p>0</text:p>
          </table:table-cell>
          <table:table-cell table:formula="of:=[.G535]*[.G535]" office:value-type="float" office:value="0" calcext:value-type="float">
            <text:p>0</text:p>
          </table:table-cell>
          <table:table-cell table:formula="of:=([.F535]-[.F534])/([.F534]+0.0000000000001)" office:value-type="float" office:value="0.0112552982175864" calcext:value-type="float">
            <text:p>0.011255298217587</text:p>
          </table:table-cell>
          <table:table-cell table:formula="of:=ABS([.J535])" office:value-type="float" office:value="0.0112552982175864" calcext:value-type="float">
            <text:p>0.011255298217587</text:p>
          </table:table-cell>
          <table:table-cell table:formula="of:=[.J535]*[.J535]" office:value-type="float" office:value="0.000126681737966804" calcext:value-type="float">
            <text:p>0.000126681737967</text:p>
          </table:table-cell>
        </table:table-row>
        <table:table-row table:style-name="ro1">
          <table:table-cell table:style-name="ce1" office:value-type="string" calcext:value-type="string">
            <text:p>1/26/2017</text:p>
          </table:table-cell>
          <table:table-cell office:value-type="float" office:value="1485388800" calcext:value-type="float">
            <text:p>1485388800</text:p>
          </table:table-cell>
          <table:table-cell office:value-type="float" office:value="22478987111" calcext:value-type="float">
            <text:p>22478987111</text:p>
          </table:table-cell>
          <table:table-cell table:formula="of:=[.C536]/10^9" office:value-type="float" office:value="22.478987111" calcext:value-type="float">
            <text:p>22.478987111</text:p>
          </table:table-cell>
          <table:table-cell office:value-type="float" office:value="10.65" calcext:value-type="float">
            <text:p>10.65</text:p>
          </table:table-cell>
          <table:table-cell table:formula="of:=[.E536]*[.D536]" office:value-type="float" office:value="239.40121273215" calcext:value-type="float">
            <text:p>239.40121273215</text:p>
          </table:table-cell>
          <table:table-cell table:formula="of:=([.E536]-[.E535])/([.E535]+0.0000000000001)" office:value-type="float" office:value="0.0133206470028544" calcext:value-type="float">
            <text:p>0.013320647002854</text:p>
          </table:table-cell>
          <table:table-cell table:formula="of:=ABS([.G536])" office:value-type="float" office:value="0.0133206470028544" calcext:value-type="float">
            <text:p>0.013320647002854</text:p>
          </table:table-cell>
          <table:table-cell table:formula="of:=[.G536]*[.G536]" office:value-type="float" office:value="0.000177439636574653" calcext:value-type="float">
            <text:p>0.000177439636575</text:p>
          </table:table-cell>
          <table:table-cell table:formula="of:=([.F536]-[.F535])/([.F535]+0.0000000000001)" office:value-type="float" office:value="0.0200877019092369" calcext:value-type="float">
            <text:p>0.020087701909237</text:p>
          </table:table-cell>
          <table:table-cell table:formula="of:=ABS([.J536])" office:value-type="float" office:value="0.0200877019092369" calcext:value-type="float">
            <text:p>0.020087701909237</text:p>
          </table:table-cell>
          <table:table-cell table:formula="of:=[.J536]*[.J536]" office:value-type="float" office:value="0.000403515767994361" calcext:value-type="float">
            <text:p>0.000403515767994</text:p>
          </table:table-cell>
        </table:table-row>
        <table:table-row table:style-name="ro1">
          <table:table-cell table:style-name="ce1" office:value-type="string" calcext:value-type="string">
            <text:p>1/27/2017</text:p>
          </table:table-cell>
          <table:table-cell office:value-type="float" office:value="1485475200" calcext:value-type="float">
            <text:p>1485475200</text:p>
          </table:table-cell>
          <table:table-cell office:value-type="float" office:value="22449741445" calcext:value-type="float">
            <text:p>22449741445</text:p>
          </table:table-cell>
          <table:table-cell table:formula="of:=[.C537]/10^9" office:value-type="float" office:value="22.449741445" calcext:value-type="float">
            <text:p>22.449741445</text:p>
          </table:table-cell>
          <table:table-cell office:value-type="float" office:value="10.51" calcext:value-type="float">
            <text:p>10.51</text:p>
          </table:table-cell>
          <table:table-cell table:formula="of:=[.E537]*[.D537]" office:value-type="float" office:value="235.94678258695" calcext:value-type="float">
            <text:p>235.94678258695</text:p>
          </table:table-cell>
          <table:table-cell table:formula="of:=([.E537]-[.E536])/([.E536]+0.0000000000001)" office:value-type="float" office:value="-0.0131455399061032" calcext:value-type="float">
            <text:p>-0.013145539906103</text:p>
          </table:table-cell>
          <table:table-cell table:formula="of:=ABS([.G537])" office:value-type="float" office:value="0.0131455399061032" calcext:value-type="float">
            <text:p>0.013145539906103</text:p>
          </table:table-cell>
          <table:table-cell table:formula="of:=[.G537]*[.G537]" office:value-type="float" office:value="0.000172805219422952" calcext:value-type="float">
            <text:p>0.000172805219423</text:p>
          </table:table-cell>
          <table:table-cell table:formula="of:=([.F537]-[.F536])/([.F536]+0.0000000000001)" office:value-type="float" office:value="-0.0144294596747298" calcext:value-type="float">
            <text:p>-0.01442945967473</text:p>
          </table:table-cell>
          <table:table-cell table:formula="of:=ABS([.J537])" office:value-type="float" office:value="0.0144294596747298" calcext:value-type="float">
            <text:p>0.01442945967473</text:p>
          </table:table-cell>
          <table:table-cell table:formula="of:=[.J537]*[.J537]" office:value-type="float" office:value="0.000208209306504654" calcext:value-type="float">
            <text:p>0.000208209306505</text:p>
          </table:table-cell>
        </table:table-row>
        <table:table-row table:style-name="ro1">
          <table:table-cell table:style-name="ce1" office:value-type="string" calcext:value-type="string">
            <text:p>1/28/2017</text:p>
          </table:table-cell>
          <table:table-cell office:value-type="float" office:value="1485561600" calcext:value-type="float">
            <text:p>1485561600</text:p>
          </table:table-cell>
          <table:table-cell office:value-type="float" office:value="22219721089" calcext:value-type="float">
            <text:p>22219721089</text:p>
          </table:table-cell>
          <table:table-cell table:formula="of:=[.C538]/10^9" office:value-type="float" office:value="22.219721089" calcext:value-type="float">
            <text:p>22.219721089</text:p>
          </table:table-cell>
          <table:table-cell office:value-type="float" office:value="10.54" calcext:value-type="float">
            <text:p>10.54</text:p>
          </table:table-cell>
          <table:table-cell table:formula="of:=[.E538]*[.D538]" office:value-type="float" office:value="234.19586027806" calcext:value-type="float">
            <text:p>234.19586027806</text:p>
          </table:table-cell>
          <table:table-cell table:formula="of:=([.E538]-[.E537])/([.E537]+0.0000000000001)" office:value-type="float" office:value="0.00285442435775443" calcext:value-type="float">
            <text:p>0.002854424357754</text:p>
          </table:table-cell>
          <table:table-cell table:formula="of:=ABS([.G538])" office:value-type="float" office:value="0.00285442435775443" calcext:value-type="float">
            <text:p>0.002854424357754</text:p>
          </table:table-cell>
          <table:table-cell table:formula="of:=[.G538]*[.G538]" office:value-type="float" office:value="0.0000081477384141418" calcext:value-type="float">
            <text:p>8.1477384141418E-06</text:p>
          </table:table-cell>
          <table:table-cell table:formula="of:=([.F538]-[.F537])/([.F537]+0.0000000000001)" office:value-type="float" office:value="-0.0074208357058006" calcext:value-type="float">
            <text:p>-0.007420835705801</text:p>
          </table:table-cell>
          <table:table-cell table:formula="of:=ABS([.J538])" office:value-type="float" office:value="0.0074208357058006" calcext:value-type="float">
            <text:p>0.007420835705801</text:p>
          </table:table-cell>
          <table:table-cell table:formula="of:=[.J538]*[.J538]" office:value-type="float" office:value="0.0000550688025724851" calcext:value-type="float">
            <text:p>5.50688025724851E-05</text:p>
          </table:table-cell>
        </table:table-row>
        <table:table-row table:style-name="ro1">
          <table:table-cell table:style-name="ce1" office:value-type="string" calcext:value-type="string">
            <text:p>1/29/2017</text:p>
          </table:table-cell>
          <table:table-cell office:value-type="float" office:value="1485648000" calcext:value-type="float">
            <text:p>1485648000</text:p>
          </table:table-cell>
          <table:table-cell office:value-type="float" office:value="22393586898" calcext:value-type="float">
            <text:p>22393586898</text:p>
          </table:table-cell>
          <table:table-cell table:formula="of:=[.C539]/10^9" office:value-type="float" office:value="22.393586898" calcext:value-type="float">
            <text:p>22.393586898</text:p>
          </table:table-cell>
          <table:table-cell office:value-type="float" office:value="10.47" calcext:value-type="float">
            <text:p>10.47</text:p>
          </table:table-cell>
          <table:table-cell table:formula="of:=[.E539]*[.D539]" office:value-type="float" office:value="234.46085482206" calcext:value-type="float">
            <text:p>234.46085482206</text:p>
          </table:table-cell>
          <table:table-cell table:formula="of:=([.E539]-[.E538])/([.E538]+0.0000000000001)" office:value-type="float" office:value="-0.00664136622390871" calcext:value-type="float">
            <text:p>-0.006641366223909</text:p>
          </table:table-cell>
          <table:table-cell table:formula="of:=ABS([.G539])" office:value-type="float" office:value="0.00664136622390871" calcext:value-type="float">
            <text:p>0.006641366223909</text:p>
          </table:table-cell>
          <table:table-cell table:formula="of:=[.G539]*[.G539]" office:value-type="float" office:value="0.0000441077453200755" calcext:value-type="float">
            <text:p>4.41077453200755E-05</text:p>
          </table:table-cell>
          <table:table-cell table:formula="of:=([.F539]-[.F538])/([.F538]+0.0000000000001)" office:value-type="float" office:value="0.00113150823283294" calcext:value-type="float">
            <text:p>0.001131508232833</text:p>
          </table:table-cell>
          <table:table-cell table:formula="of:=ABS([.J539])" office:value-type="float" office:value="0.00113150823283294" calcext:value-type="float">
            <text:p>0.001131508232833</text:p>
          </table:table-cell>
          <table:table-cell table:formula="of:=[.J539]*[.J539]" office:value-type="float" office:value="0.00000128031088096872" calcext:value-type="float">
            <text:p>1.28031088096872E-06</text:p>
          </table:table-cell>
        </table:table-row>
        <table:table-row table:style-name="ro1">
          <table:table-cell table:style-name="ce1" office:value-type="string" calcext:value-type="string">
            <text:p>1/30/2017</text:p>
          </table:table-cell>
          <table:table-cell office:value-type="float" office:value="1485734400" calcext:value-type="float">
            <text:p>1485734400</text:p>
          </table:table-cell>
          <table:table-cell office:value-type="float" office:value="22234080218" calcext:value-type="float">
            <text:p>22234080218</text:p>
          </table:table-cell>
          <table:table-cell table:formula="of:=[.C540]/10^9" office:value-type="float" office:value="22.234080218" calcext:value-type="float">
            <text:p>22.234080218</text:p>
          </table:table-cell>
          <table:table-cell office:value-type="float" office:value="10.62" calcext:value-type="float">
            <text:p>10.62</text:p>
          </table:table-cell>
          <table:table-cell table:formula="of:=[.E540]*[.D540]" office:value-type="float" office:value="236.12593191516" calcext:value-type="float">
            <text:p>236.12593191516</text:p>
          </table:table-cell>
          <table:table-cell table:formula="of:=([.E540]-[.E539])/([.E539]+0.0000000000001)" office:value-type="float" office:value="0.0143266475644696" calcext:value-type="float">
            <text:p>0.01432664756447</text:p>
          </table:table-cell>
          <table:table-cell table:formula="of:=ABS([.G540])" office:value-type="float" office:value="0.0143266475644696" calcext:value-type="float">
            <text:p>0.01432664756447</text:p>
          </table:table-cell>
          <table:table-cell table:formula="of:=[.G540]*[.G540]" office:value-type="float" office:value="0.000205252830436524" calcext:value-type="float">
            <text:p>0.000205252830437</text:p>
          </table:table-cell>
          <table:table-cell table:formula="of:=([.F540]-[.F539])/([.F539]+0.0000000000001)" office:value-type="float" office:value="0.00710172746902099" calcext:value-type="float">
            <text:p>0.007101727469021</text:p>
          </table:table-cell>
          <table:table-cell table:formula="of:=ABS([.J540])" office:value-type="float" office:value="0.00710172746902099" calcext:value-type="float">
            <text:p>0.007101727469021</text:p>
          </table:table-cell>
          <table:table-cell table:formula="of:=[.J540]*[.J540]" office:value-type="float" office:value="0.0000504345330442473" calcext:value-type="float">
            <text:p>5.04345330442473E-05</text:p>
          </table:table-cell>
        </table:table-row>
        <table:table-row table:style-name="ro1">
          <table:table-cell table:style-name="ce1" office:value-type="string" calcext:value-type="string">
            <text:p>1/31/2017</text:p>
          </table:table-cell>
          <table:table-cell office:value-type="float" office:value="1485820800" calcext:value-type="float">
            <text:p>1485820800</text:p>
          </table:table-cell>
          <table:table-cell office:value-type="float" office:value="23010693003" calcext:value-type="float">
            <text:p>23010693003</text:p>
          </table:table-cell>
          <table:table-cell table:formula="of:=[.C541]/10^9" office:value-type="float" office:value="23.010693003" calcext:value-type="float">
            <text:p>23.010693003</text:p>
          </table:table-cell>
          <table:table-cell office:value-type="float" office:value="10.71" calcext:value-type="float">
            <text:p>10.71</text:p>
          </table:table-cell>
          <table:table-cell table:formula="of:=[.E541]*[.D541]" office:value-type="float" office:value="246.44452206213" calcext:value-type="float">
            <text:p>246.44452206213</text:p>
          </table:table-cell>
          <table:table-cell table:formula="of:=([.E541]-[.E540])/([.E540]+0.0000000000001)" office:value-type="float" office:value="0.00847457627118652" calcext:value-type="float">
            <text:p>0.008474576271187</text:p>
          </table:table-cell>
          <table:table-cell table:formula="of:=ABS([.G541])" office:value-type="float" office:value="0.00847457627118652" calcext:value-type="float">
            <text:p>0.008474576271187</text:p>
          </table:table-cell>
          <table:table-cell table:formula="of:=[.G541]*[.G541]" office:value-type="float" office:value="0.0000718184429761575" calcext:value-type="float">
            <text:p>7.18184429761575E-05</text:p>
          </table:table-cell>
          <table:table-cell table:formula="of:=([.F541]-[.F540])/([.F540]+0.0000000000001)" office:value-type="float" office:value="0.0436995211126473" calcext:value-type="float">
            <text:p>0.043699521112647</text:p>
          </table:table-cell>
          <table:table-cell table:formula="of:=ABS([.J541])" office:value-type="float" office:value="0.0436995211126473" calcext:value-type="float">
            <text:p>0.043699521112647</text:p>
          </table:table-cell>
          <table:table-cell table:formula="of:=[.J541]*[.J541]" office:value-type="float" office:value="0.00190964814547471" calcext:value-type="float">
            <text:p>0.001909648145475</text:p>
          </table:table-cell>
        </table:table-row>
        <table:table-row table:style-name="ro1">
          <table:table-cell table:style-name="ce1" office:value-type="string" calcext:value-type="string">
            <text:p>2/1/2017</text:p>
          </table:table-cell>
          <table:table-cell office:value-type="float" office:value="1485907200" calcext:value-type="float">
            <text:p>1485907200</text:p>
          </table:table-cell>
          <table:table-cell office:value-type="float" office:value="22534983936" calcext:value-type="float">
            <text:p>22534983936</text:p>
          </table:table-cell>
          <table:table-cell table:formula="of:=[.C542]/10^9" office:value-type="float" office:value="22.534983936" calcext:value-type="float">
            <text:p>22.534983936</text:p>
          </table:table-cell>
          <table:table-cell office:value-type="float" office:value="10.71" calcext:value-type="float">
            <text:p>10.71</text:p>
          </table:table-cell>
          <table:table-cell table:formula="of:=[.E542]*[.D542]" office:value-type="float" office:value="241.34967795456" calcext:value-type="float">
            <text:p>241.34967795456</text:p>
          </table:table-cell>
          <table:table-cell table:formula="of:=([.E542]-[.E541])/([.E541]+0.0000000000001)" office:value-type="float" office:value="0" calcext:value-type="float">
            <text:p>0</text:p>
          </table:table-cell>
          <table:table-cell table:formula="of:=ABS([.G542])" office:value-type="float" office:value="0" calcext:value-type="float">
            <text:p>0</text:p>
          </table:table-cell>
          <table:table-cell table:formula="of:=[.G542]*[.G542]" office:value-type="float" office:value="0" calcext:value-type="float">
            <text:p>0</text:p>
          </table:table-cell>
          <table:table-cell table:formula="of:=([.F542]-[.F541])/([.F541]+0.0000000000001)" office:value-type="float" office:value="-0.0206733915809481" calcext:value-type="float">
            <text:p>-0.020673391580948</text:p>
          </table:table-cell>
          <table:table-cell table:formula="of:=ABS([.J542])" office:value-type="float" office:value="0.0206733915809481" calcext:value-type="float">
            <text:p>0.020673391580948</text:p>
          </table:table-cell>
          <table:table-cell table:formula="of:=[.J542]*[.J542]" office:value-type="float" office:value="0.000427389119459217" calcext:value-type="float">
            <text:p>0.000427389119459</text:p>
          </table:table-cell>
        </table:table-row>
        <table:table-row table:style-name="ro1">
          <table:table-cell table:style-name="ce1" office:value-type="string" calcext:value-type="string">
            <text:p>2/2/2017</text:p>
          </table:table-cell>
          <table:table-cell office:value-type="float" office:value="1485993600" calcext:value-type="float">
            <text:p>1485993600</text:p>
          </table:table-cell>
          <table:table-cell office:value-type="float" office:value="22623466807" calcext:value-type="float">
            <text:p>22623466807</text:p>
          </table:table-cell>
          <table:table-cell table:formula="of:=[.C543]/10^9" office:value-type="float" office:value="22.623466807" calcext:value-type="float">
            <text:p>22.623466807</text:p>
          </table:table-cell>
          <table:table-cell office:value-type="float" office:value="10.78" calcext:value-type="float">
            <text:p>10.78</text:p>
          </table:table-cell>
          <table:table-cell table:formula="of:=[.E543]*[.D543]" office:value-type="float" office:value="243.88097217946" calcext:value-type="float">
            <text:p>243.88097217946</text:p>
          </table:table-cell>
          <table:table-cell table:formula="of:=([.E543]-[.E542])/([.E542]+0.0000000000001)" office:value-type="float" office:value="0.0065359477124181" calcext:value-type="float">
            <text:p>0.006535947712418</text:p>
          </table:table-cell>
          <table:table-cell table:formula="of:=ABS([.G543])" office:value-type="float" office:value="0.0065359477124181" calcext:value-type="float">
            <text:p>0.006535947712418</text:p>
          </table:table-cell>
          <table:table-cell table:formula="of:=[.G543]*[.G543]" office:value-type="float" office:value="0.0000427186124994634" calcext:value-type="float">
            <text:p>4.27186124994634E-05</text:p>
          </table:table-cell>
          <table:table-cell table:formula="of:=([.F543]-[.F542])/([.F542]+0.0000000000001)" office:value-type="float" office:value="0.0104880779056873" calcext:value-type="float">
            <text:p>0.010488077905687</text:p>
          </table:table-cell>
          <table:table-cell table:formula="of:=ABS([.J543])" office:value-type="float" office:value="0.0104880779056873" calcext:value-type="float">
            <text:p>0.010488077905687</text:p>
          </table:table-cell>
          <table:table-cell table:formula="of:=[.J543]*[.J543]" office:value-type="float" office:value="0.000109999778155766" calcext:value-type="float">
            <text:p>0.000109999778156</text:p>
          </table:table-cell>
        </table:table-row>
        <table:table-row table:style-name="ro1">
          <table:table-cell table:style-name="ce1" office:value-type="string" calcext:value-type="string">
            <text:p>2/3/2017</text:p>
          </table:table-cell>
          <table:table-cell office:value-type="float" office:value="1486080000" calcext:value-type="float">
            <text:p>1486080000</text:p>
          </table:table-cell>
          <table:table-cell office:value-type="float" office:value="22508635957" calcext:value-type="float">
            <text:p>22508635957</text:p>
          </table:table-cell>
          <table:table-cell table:formula="of:=[.C544]/10^9" office:value-type="float" office:value="22.508635957" calcext:value-type="float">
            <text:p>22.508635957</text:p>
          </table:table-cell>
          <table:table-cell office:value-type="float" office:value="10.95" calcext:value-type="float">
            <text:p>10.95</text:p>
          </table:table-cell>
          <table:table-cell table:formula="of:=[.E544]*[.D544]" office:value-type="float" office:value="246.46956372915" calcext:value-type="float">
            <text:p>246.46956372915</text:p>
          </table:table-cell>
          <table:table-cell table:formula="of:=([.E544]-[.E543])/([.E543]+0.0000000000001)" office:value-type="float" office:value="0.0157699443413728" calcext:value-type="float">
            <text:p>0.015769944341373</text:p>
          </table:table-cell>
          <table:table-cell table:formula="of:=ABS([.G544])" office:value-type="float" office:value="0.0157699443413728" calcext:value-type="float">
            <text:p>0.015769944341373</text:p>
          </table:table-cell>
          <table:table-cell table:formula="of:=[.G544]*[.G544]" office:value-type="float" office:value="0.000248691144529995" calcext:value-type="float">
            <text:p>0.00024869114453</text:p>
          </table:table-cell>
          <table:table-cell table:formula="of:=([.F544]-[.F543])/([.F543]+0.0000000000001)" office:value-type="float" office:value="0.0106141595490491" calcext:value-type="float">
            <text:p>0.010614159549049</text:p>
          </table:table-cell>
          <table:table-cell table:formula="of:=ABS([.J544])" office:value-type="float" office:value="0.0106141595490491" calcext:value-type="float">
            <text:p>0.010614159549049</text:p>
          </table:table-cell>
          <table:table-cell table:formula="of:=[.J544]*[.J544]" office:value-type="float" office:value="0.00011266038293267" calcext:value-type="float">
            <text:p>0.000112660382933</text:p>
          </table:table-cell>
        </table:table-row>
        <table:table-row table:style-name="ro1">
          <table:table-cell table:style-name="ce1" office:value-type="string" calcext:value-type="string">
            <text:p>2/4/2017</text:p>
          </table:table-cell>
          <table:table-cell office:value-type="float" office:value="1486166400" calcext:value-type="float">
            <text:p>1486166400</text:p>
          </table:table-cell>
          <table:table-cell office:value-type="float" office:value="22623314914" calcext:value-type="float">
            <text:p>22623314914</text:p>
          </table:table-cell>
          <table:table-cell table:formula="of:=[.C545]/10^9" office:value-type="float" office:value="22.623314914" calcext:value-type="float">
            <text:p>22.623314914</text:p>
          </table:table-cell>
          <table:table-cell office:value-type="float" office:value="11.32" calcext:value-type="float">
            <text:p>11.32</text:p>
          </table:table-cell>
          <table:table-cell table:formula="of:=[.E545]*[.D545]" office:value-type="float" office:value="256.09592482648" calcext:value-type="float">
            <text:p>256.09592482648</text:p>
          </table:table-cell>
          <table:table-cell table:formula="of:=([.E545]-[.E544])/([.E544]+0.0000000000001)" office:value-type="float" office:value="0.0337899543378993" calcext:value-type="float">
            <text:p>0.033789954337899</text:p>
          </table:table-cell>
          <table:table-cell table:formula="of:=ABS([.G545])" office:value-type="float" office:value="0.0337899543378993" calcext:value-type="float">
            <text:p>0.033789954337899</text:p>
          </table:table-cell>
          <table:table-cell table:formula="of:=[.G545]*[.G545]" office:value-type="float" office:value="0.00114176101415732" calcext:value-type="float">
            <text:p>0.001141761014157</text:p>
          </table:table-cell>
          <table:table-cell table:formula="of:=([.F545]-[.F544])/([.F544]+0.0000000000001)" office:value-type="float" office:value="0.0390569973496145" calcext:value-type="float">
            <text:p>0.039056997349615</text:p>
          </table:table-cell>
          <table:table-cell table:formula="of:=ABS([.J545])" office:value-type="float" office:value="0.0390569973496145" calcext:value-type="float">
            <text:p>0.039056997349615</text:p>
          </table:table-cell>
          <table:table-cell table:formula="of:=[.J545]*[.J545]" office:value-type="float" office:value="0.0015254490419678" calcext:value-type="float">
            <text:p>0.001525449041968</text:p>
          </table:table-cell>
        </table:table-row>
        <table:table-row table:style-name="ro1">
          <table:table-cell table:style-name="ce1" office:value-type="string" calcext:value-type="string">
            <text:p>2/5/2017</text:p>
          </table:table-cell>
          <table:table-cell office:value-type="float" office:value="1486252800" calcext:value-type="float">
            <text:p>1486252800</text:p>
          </table:table-cell>
          <table:table-cell office:value-type="float" office:value="22331019732" calcext:value-type="float">
            <text:p>22331019732</text:p>
          </table:table-cell>
          <table:table-cell table:formula="of:=[.C546]/10^9" office:value-type="float" office:value="22.331019732" calcext:value-type="float">
            <text:p>22.331019732</text:p>
          </table:table-cell>
          <table:table-cell office:value-type="float" office:value="11.22" calcext:value-type="float">
            <text:p>11.22</text:p>
          </table:table-cell>
          <table:table-cell table:formula="of:=[.E546]*[.D546]" office:value-type="float" office:value="250.55404139304" calcext:value-type="float">
            <text:p>250.55404139304</text:p>
          </table:table-cell>
          <table:table-cell table:formula="of:=([.E546]-[.E545])/([.E545]+0.0000000000001)" office:value-type="float" office:value="-0.00883392226148399" calcext:value-type="float">
            <text:p>-0.008833922261484</text:p>
          </table:table-cell>
          <table:table-cell table:formula="of:=ABS([.G546])" office:value-type="float" office:value="0.00883392226148399" calcext:value-type="float">
            <text:p>0.008833922261484</text:p>
          </table:table-cell>
          <table:table-cell table:formula="of:=[.G546]*[.G546]" office:value-type="float" office:value="0.0000780381825219424" calcext:value-type="float">
            <text:p>7.80381825219424E-05</text:p>
          </table:table-cell>
          <table:table-cell table:formula="of:=([.F546]-[.F545])/([.F545]+0.0000000000001)" office:value-type="float" office:value="-0.0216398735637631" calcext:value-type="float">
            <text:p>-0.021639873563763</text:p>
          </table:table-cell>
          <table:table-cell table:formula="of:=ABS([.J546])" office:value-type="float" office:value="0.0216398735637631" calcext:value-type="float">
            <text:p>0.021639873563763</text:p>
          </table:table-cell>
          <table:table-cell table:formula="of:=[.J546]*[.J546]" office:value-type="float" office:value="0.000468284127855652" calcext:value-type="float">
            <text:p>0.000468284127856</text:p>
          </table:table-cell>
        </table:table-row>
        <table:table-row table:style-name="ro1">
          <table:table-cell table:style-name="ce1" office:value-type="string" calcext:value-type="string">
            <text:p>2/6/2017</text:p>
          </table:table-cell>
          <table:table-cell office:value-type="float" office:value="1486339200" calcext:value-type="float">
            <text:p>1486339200</text:p>
          </table:table-cell>
          <table:table-cell office:value-type="float" office:value="22488425969" calcext:value-type="float">
            <text:p>22488425969</text:p>
          </table:table-cell>
          <table:table-cell table:formula="of:=[.C547]/10^9" office:value-type="float" office:value="22.488425969" calcext:value-type="float">
            <text:p>22.488425969</text:p>
          </table:table-cell>
          <table:table-cell office:value-type="float" office:value="11.32" calcext:value-type="float">
            <text:p>11.32</text:p>
          </table:table-cell>
          <table:table-cell table:formula="of:=[.E547]*[.D547]" office:value-type="float" office:value="254.56898196908" calcext:value-type="float">
            <text:p>254.56898196908</text:p>
          </table:table-cell>
          <table:table-cell table:formula="of:=([.E547]-[.E546])/([.E546]+0.0000000000001)" office:value-type="float" office:value="0.00891265597147939" calcext:value-type="float">
            <text:p>0.008912655971479</text:p>
          </table:table-cell>
          <table:table-cell table:formula="of:=ABS([.G547])" office:value-type="float" office:value="0.00891265597147939" calcext:value-type="float">
            <text:p>0.008912655971479</text:p>
          </table:table-cell>
          <table:table-cell table:formula="of:=[.G547]*[.G547]" office:value-type="float" office:value="0.0000794354364659472" calcext:value-type="float">
            <text:p>7.94354364659472E-05</text:p>
          </table:table-cell>
          <table:table-cell table:formula="of:=([.F547]-[.F546])/([.F546]+0.0000000000001)" office:value-type="float" office:value="0.0160242499131827" calcext:value-type="float">
            <text:p>0.016024249913183</text:p>
          </table:table-cell>
          <table:table-cell table:formula="of:=ABS([.J547])" office:value-type="float" office:value="0.0160242499131827" calcext:value-type="float">
            <text:p>0.016024249913183</text:p>
          </table:table-cell>
          <table:table-cell table:formula="of:=[.J547]*[.J547]" office:value-type="float" office:value="0.000256776585280137" calcext:value-type="float">
            <text:p>0.00025677658528</text:p>
          </table:table-cell>
        </table:table-row>
        <table:table-row table:style-name="ro1">
          <table:table-cell table:style-name="ce1" office:value-type="string" calcext:value-type="string">
            <text:p>2/7/2017</text:p>
          </table:table-cell>
          <table:table-cell office:value-type="float" office:value="1486425600" calcext:value-type="float">
            <text:p>1486425600</text:p>
          </table:table-cell>
          <table:table-cell office:value-type="float" office:value="22381838948" calcext:value-type="float">
            <text:p>22381838948</text:p>
          </table:table-cell>
          <table:table-cell table:formula="of:=[.C548]/10^9" office:value-type="float" office:value="22.381838948" calcext:value-type="float">
            <text:p>22.381838948</text:p>
          </table:table-cell>
          <table:table-cell office:value-type="float" office:value="11.45" calcext:value-type="float">
            <text:p>11.45</text:p>
          </table:table-cell>
          <table:table-cell table:formula="of:=[.E548]*[.D548]" office:value-type="float" office:value="256.2720559546" calcext:value-type="float">
            <text:p>256.2720559546</text:p>
          </table:table-cell>
          <table:table-cell table:formula="of:=([.E548]-[.E547])/([.E547]+0.0000000000001)" office:value-type="float" office:value="0.0114840989399291" calcext:value-type="float">
            <text:p>0.011484098939929</text:p>
          </table:table-cell>
          <table:table-cell table:formula="of:=ABS([.G548])" office:value-type="float" office:value="0.0114840989399291" calcext:value-type="float">
            <text:p>0.011484098939929</text:p>
          </table:table-cell>
          <table:table-cell table:formula="of:=[.G548]*[.G548]" office:value-type="float" office:value="0.000131884528462082" calcext:value-type="float">
            <text:p>0.000131884528462</text:p>
          </table:table-cell>
          <table:table-cell table:formula="of:=([.F548]-[.F547])/([.F547]+0.0000000000001)" office:value-type="float" office:value="0.00669002944642645" calcext:value-type="float">
            <text:p>0.006690029446426</text:p>
          </table:table-cell>
          <table:table-cell table:formula="of:=ABS([.J548])" office:value-type="float" office:value="0.00669002944642645" calcext:value-type="float">
            <text:p>0.006690029446426</text:p>
          </table:table-cell>
          <table:table-cell table:formula="of:=[.J548]*[.J548]" office:value-type="float" office:value="0.000044756493994053" calcext:value-type="float">
            <text:p>4.4756493994053E-05</text:p>
          </table:table-cell>
        </table:table-row>
        <table:table-row table:style-name="ro1">
          <table:table-cell table:style-name="ce1" office:value-type="string" calcext:value-type="string">
            <text:p>2/8/2017</text:p>
          </table:table-cell>
          <table:table-cell office:value-type="float" office:value="1486512000" calcext:value-type="float">
            <text:p>1486512000</text:p>
          </table:table-cell>
          <table:table-cell office:value-type="float" office:value="22770223820" calcext:value-type="float">
            <text:p>22770223820</text:p>
          </table:table-cell>
          <table:table-cell table:formula="of:=[.C549]/10^9" office:value-type="float" office:value="22.77022382" calcext:value-type="float">
            <text:p>22.77022382</text:p>
          </table:table-cell>
          <table:table-cell office:value-type="float" office:value="11.39" calcext:value-type="float">
            <text:p>11.39</text:p>
          </table:table-cell>
          <table:table-cell table:formula="of:=[.E549]*[.D549]" office:value-type="float" office:value="259.3528493098" calcext:value-type="float">
            <text:p>259.3528493098</text:p>
          </table:table-cell>
          <table:table-cell table:formula="of:=([.E549]-[.E548])/([.E548]+0.0000000000001)" office:value-type="float" office:value="-0.00524017467248893" calcext:value-type="float">
            <text:p>-0.005240174672489</text:p>
          </table:table-cell>
          <table:table-cell table:formula="of:=ABS([.G549])" office:value-type="float" office:value="0.00524017467248893" calcext:value-type="float">
            <text:p>0.005240174672489</text:p>
          </table:table-cell>
          <table:table-cell table:formula="of:=[.G549]*[.G549]" office:value-type="float" office:value="0.0000274594305981944" calcext:value-type="float">
            <text:p>2.74594305981944E-05</text:p>
          </table:table-cell>
          <table:table-cell table:formula="of:=([.F549]-[.F548])/([.F548]+0.0000000000001)" office:value-type="float" office:value="0.012021573494325" calcext:value-type="float">
            <text:p>0.012021573494325</text:p>
          </table:table-cell>
          <table:table-cell table:formula="of:=ABS([.J549])" office:value-type="float" office:value="0.012021573494325" calcext:value-type="float">
            <text:p>0.012021573494325</text:p>
          </table:table-cell>
          <table:table-cell table:formula="of:=[.J549]*[.J549]" office:value-type="float" office:value="0.000144518229279458" calcext:value-type="float">
            <text:p>0.000144518229279</text:p>
          </table:table-cell>
        </table:table-row>
        <table:table-row table:style-name="ro1">
          <table:table-cell table:style-name="ce1" office:value-type="string" calcext:value-type="string">
            <text:p>2/9/2017</text:p>
          </table:table-cell>
          <table:table-cell office:value-type="float" office:value="1486598400" calcext:value-type="float">
            <text:p>1486598400</text:p>
          </table:table-cell>
          <table:table-cell office:value-type="float" office:value="22865377988" calcext:value-type="float">
            <text:p>22865377988</text:p>
          </table:table-cell>
          <table:table-cell table:formula="of:=[.C550]/10^9" office:value-type="float" office:value="22.865377988" calcext:value-type="float">
            <text:p>22.865377988</text:p>
          </table:table-cell>
          <table:table-cell office:value-type="float" office:value="10.94" calcext:value-type="float">
            <text:p>10.94</text:p>
          </table:table-cell>
          <table:table-cell table:formula="of:=[.E550]*[.D550]" office:value-type="float" office:value="250.14723518872" calcext:value-type="float">
            <text:p>250.14723518872</text:p>
          </table:table-cell>
          <table:table-cell table:formula="of:=([.E550]-[.E549])/([.E549]+0.0000000000001)" office:value-type="float" office:value="-0.0395083406496925" calcext:value-type="float">
            <text:p>-0.039508340649693</text:p>
          </table:table-cell>
          <table:table-cell table:formula="of:=ABS([.G550])" office:value-type="float" office:value="0.0395083406496925" calcext:value-type="float">
            <text:p>0.039508340649693</text:p>
          </table:table-cell>
          <table:table-cell table:formula="of:=[.G550]*[.G550]" office:value-type="float" office:value="0.00156090898089214" calcext:value-type="float">
            <text:p>0.001560908980892</text:p>
          </table:table-cell>
          <table:table-cell table:formula="of:=([.F550]-[.F549])/([.F549]+0.0000000000001)" office:value-type="float" office:value="-0.0354945555662039" calcext:value-type="float">
            <text:p>-0.035494555566204</text:p>
          </table:table-cell>
          <table:table-cell table:formula="of:=ABS([.J550])" office:value-type="float" office:value="0.0354945555662039" calcext:value-type="float">
            <text:p>0.035494555566204</text:p>
          </table:table-cell>
          <table:table-cell table:formula="of:=[.J550]*[.J550]" office:value-type="float" office:value="0.00125986347484234" calcext:value-type="float">
            <text:p>0.001259863474842</text:p>
          </table:table-cell>
        </table:table-row>
        <table:table-row table:style-name="ro1">
          <table:table-cell table:style-name="ce1" office:value-type="string" calcext:value-type="string">
            <text:p>2/10/2017</text:p>
          </table:table-cell>
          <table:table-cell office:value-type="float" office:value="1486684800" calcext:value-type="float">
            <text:p>1486684800</text:p>
          </table:table-cell>
          <table:table-cell office:value-type="float" office:value="22403621823" calcext:value-type="float">
            <text:p>22403621823</text:p>
          </table:table-cell>
          <table:table-cell table:formula="of:=[.C551]/10^9" office:value-type="float" office:value="22.403621823" calcext:value-type="float">
            <text:p>22.403621823</text:p>
          </table:table-cell>
          <table:table-cell office:value-type="float" office:value="11.34" calcext:value-type="float">
            <text:p>11.34</text:p>
          </table:table-cell>
          <table:table-cell table:formula="of:=[.E551]*[.D551]" office:value-type="float" office:value="254.05707147282" calcext:value-type="float">
            <text:p>254.05707147282</text:p>
          </table:table-cell>
          <table:table-cell table:formula="of:=([.E551]-[.E550])/([.E550]+0.0000000000001)" office:value-type="float" office:value="0.0365630712979887" calcext:value-type="float">
            <text:p>0.036563071297989</text:p>
          </table:table-cell>
          <table:table-cell table:formula="of:=ABS([.G551])" office:value-type="float" office:value="0.0365630712979887" calcext:value-type="float">
            <text:p>0.036563071297989</text:p>
          </table:table-cell>
          <table:table-cell table:formula="of:=[.G551]*[.G551]" office:value-type="float" office:value="0.00133685818274181" calcext:value-type="float">
            <text:p>0.001336858182742</text:p>
          </table:table-cell>
          <table:table-cell table:formula="of:=([.F551]-[.F550])/([.F550]+0.0000000000001)" office:value-type="float" office:value="0.0156301399100027" calcext:value-type="float">
            <text:p>0.015630139910003</text:p>
          </table:table-cell>
          <table:table-cell table:formula="of:=ABS([.J551])" office:value-type="float" office:value="0.0156301399100027" calcext:value-type="float">
            <text:p>0.015630139910003</text:p>
          </table:table-cell>
          <table:table-cell table:formula="of:=[.J551]*[.J551]" office:value-type="float" office:value="0.000244301273606258" calcext:value-type="float">
            <text:p>0.000244301273606</text:p>
          </table:table-cell>
        </table:table-row>
        <table:table-row table:style-name="ro1">
          <table:table-cell table:style-name="ce1" office:value-type="string" calcext:value-type="string">
            <text:p>2/11/2017</text:p>
          </table:table-cell>
          <table:table-cell office:value-type="float" office:value="1486771200" calcext:value-type="float">
            <text:p>1486771200</text:p>
          </table:table-cell>
          <table:table-cell office:value-type="float" office:value="22195555854" calcext:value-type="float">
            <text:p>22195555854</text:p>
          </table:table-cell>
          <table:table-cell table:formula="of:=[.C552]/10^9" office:value-type="float" office:value="22.195555854" calcext:value-type="float">
            <text:p>22.195555854</text:p>
          </table:table-cell>
          <table:table-cell office:value-type="float" office:value="11.43" calcext:value-type="float">
            <text:p>11.43</text:p>
          </table:table-cell>
          <table:table-cell table:formula="of:=[.E552]*[.D552]" office:value-type="float" office:value="253.69520341122" calcext:value-type="float">
            <text:p>253.69520341122</text:p>
          </table:table-cell>
          <table:table-cell table:formula="of:=([.E552]-[.E551])/([.E551]+0.0000000000001)" office:value-type="float" office:value="0.00793650793650785" calcext:value-type="float">
            <text:p>0.007936507936508</text:p>
          </table:table-cell>
          <table:table-cell table:formula="of:=ABS([.G552])" office:value-type="float" office:value="0.00793650793650785" calcext:value-type="float">
            <text:p>0.007936507936508</text:p>
          </table:table-cell>
          <table:table-cell table:formula="of:=[.G552]*[.G552]" office:value-type="float" office:value="0.0000629881582262522" calcext:value-type="float">
            <text:p>6.29881582262522E-05</text:p>
          </table:table-cell>
          <table:table-cell table:formula="of:=([.F552]-[.F551])/([.F551]+0.0000000000001)" office:value-type="float" office:value="-0.00142435736782374" calcext:value-type="float">
            <text:p>-0.001424357367824</text:p>
          </table:table-cell>
          <table:table-cell table:formula="of:=ABS([.J552])" office:value-type="float" office:value="0.00142435736782374" calcext:value-type="float">
            <text:p>0.001424357367824</text:p>
          </table:table-cell>
          <table:table-cell table:formula="of:=[.J552]*[.J552]" office:value-type="float" office:value="0.00000202879391127378" calcext:value-type="float">
            <text:p>2.02879391127378E-06</text:p>
          </table:table-cell>
        </table:table-row>
        <table:table-row table:style-name="ro1">
          <table:table-cell table:style-name="ce1" office:value-type="string" calcext:value-type="string">
            <text:p>2/12/2017</text:p>
          </table:table-cell>
          <table:table-cell office:value-type="float" office:value="1486857600" calcext:value-type="float">
            <text:p>1486857600</text:p>
          </table:table-cell>
          <table:table-cell office:value-type="float" office:value="22626108892" calcext:value-type="float">
            <text:p>22626108892</text:p>
          </table:table-cell>
          <table:table-cell table:formula="of:=[.C553]/10^9" office:value-type="float" office:value="22.626108892" calcext:value-type="float">
            <text:p>22.626108892</text:p>
          </table:table-cell>
          <table:table-cell office:value-type="float" office:value="11.42" calcext:value-type="float">
            <text:p>11.42</text:p>
          </table:table-cell>
          <table:table-cell table:formula="of:=[.E553]*[.D553]" office:value-type="float" office:value="258.39016354664" calcext:value-type="float">
            <text:p>258.39016354664</text:p>
          </table:table-cell>
          <table:table-cell table:formula="of:=([.E553]-[.E552])/([.E552]+0.0000000000001)" office:value-type="float" office:value="-0.00087489063867014" calcext:value-type="float">
            <text:p>-0.00087489063867</text:p>
          </table:table-cell>
          <table:table-cell table:formula="of:=ABS([.G553])" office:value-type="float" office:value="0.00087489063867014" calcext:value-type="float">
            <text:p>0.00087489063867</text:p>
          </table:table-cell>
          <table:table-cell table:formula="of:=[.G553]*[.G553]" office:value-type="float" office:value="0.000000765433629632646" calcext:value-type="float">
            <text:p>7.65433629632646E-07</text:p>
          </table:table-cell>
          <table:table-cell table:formula="of:=([.F553]-[.F552])/([.F552]+0.0000000000001)" office:value-type="float" office:value="0.0185063023356017" calcext:value-type="float">
            <text:p>0.018506302335602</text:p>
          </table:table-cell>
          <table:table-cell table:formula="of:=ABS([.J553])" office:value-type="float" office:value="0.0185063023356017" calcext:value-type="float">
            <text:p>0.018506302335602</text:p>
          </table:table-cell>
          <table:table-cell table:formula="of:=[.J553]*[.J553]" office:value-type="float" office:value="0.000342483226136698" calcext:value-type="float">
            <text:p>0.000342483226137</text:p>
          </table:table-cell>
        </table:table-row>
        <table:table-row table:style-name="ro1">
          <table:table-cell table:style-name="ce1" office:value-type="string" calcext:value-type="string">
            <text:p>2/13/2017</text:p>
          </table:table-cell>
          <table:table-cell office:value-type="float" office:value="1486944000" calcext:value-type="float">
            <text:p>1486944000</text:p>
          </table:table-cell>
          <table:table-cell office:value-type="float" office:value="23210412106" calcext:value-type="float">
            <text:p>23210412106</text:p>
          </table:table-cell>
          <table:table-cell table:formula="of:=[.C554]/10^9" office:value-type="float" office:value="23.210412106" calcext:value-type="float">
            <text:p>23.210412106</text:p>
          </table:table-cell>
          <table:table-cell office:value-type="float" office:value="11.39" calcext:value-type="float">
            <text:p>11.39</text:p>
          </table:table-cell>
          <table:table-cell table:formula="of:=[.E554]*[.D554]" office:value-type="float" office:value="264.36659388734" calcext:value-type="float">
            <text:p>264.36659388734</text:p>
          </table:table-cell>
          <table:table-cell table:formula="of:=([.E554]-[.E553])/([.E553]+0.0000000000001)" office:value-type="float" office:value="-0.00262697022767067" calcext:value-type="float">
            <text:p>-0.002626970227671</text:p>
          </table:table-cell>
          <table:table-cell table:formula="of:=ABS([.G554])" office:value-type="float" office:value="0.00262697022767067" calcext:value-type="float">
            <text:p>0.002626970227671</text:p>
          </table:table-cell>
          <table:table-cell table:formula="of:=[.G554]*[.G554]" office:value-type="float" office:value="0.00000690097257706811" calcext:value-type="float">
            <text:p>6.90097257706811E-06</text:p>
          </table:table-cell>
          <table:table-cell table:formula="of:=([.F554]-[.F553])/([.F553]+0.0000000000001)" office:value-type="float" office:value="0.0231294808543331" calcext:value-type="float">
            <text:p>0.023129480854333</text:p>
          </table:table-cell>
          <table:table-cell table:formula="of:=ABS([.J554])" office:value-type="float" office:value="0.0231294808543331" calcext:value-type="float">
            <text:p>0.023129480854333</text:p>
          </table:table-cell>
          <table:table-cell table:formula="of:=[.J554]*[.J554]" office:value-type="float" office:value="0.000534972884590961" calcext:value-type="float">
            <text:p>0.000534972884591</text:p>
          </table:table-cell>
        </table:table-row>
        <table:table-row table:style-name="ro1">
          <table:table-cell table:style-name="ce1" office:value-type="string" calcext:value-type="string">
            <text:p>2/14/2017</text:p>
          </table:table-cell>
          <table:table-cell office:value-type="float" office:value="1487030400" calcext:value-type="float">
            <text:p>1487030400</text:p>
          </table:table-cell>
          <table:table-cell office:value-type="float" office:value="22818886821" calcext:value-type="float">
            <text:p>22818886821</text:p>
          </table:table-cell>
          <table:table-cell table:formula="of:=[.C555]/10^9" office:value-type="float" office:value="22.818886821" calcext:value-type="float">
            <text:p>22.818886821</text:p>
          </table:table-cell>
          <table:table-cell office:value-type="float" office:value="13" calcext:value-type="float">
            <text:p>13</text:p>
          </table:table-cell>
          <table:table-cell table:formula="of:=[.E555]*[.D555]" office:value-type="float" office:value="296.645528673" calcext:value-type="float">
            <text:p>296.645528673</text:p>
          </table:table-cell>
          <table:table-cell table:formula="of:=([.E555]-[.E554])/([.E554]+0.0000000000001)" office:value-type="float" office:value="0.141352063213344" calcext:value-type="float">
            <text:p>0.141352063213344</text:p>
          </table:table-cell>
          <table:table-cell table:formula="of:=ABS([.G555])" office:value-type="float" office:value="0.141352063213344" calcext:value-type="float">
            <text:p>0.141352063213344</text:p>
          </table:table-cell>
          <table:table-cell table:formula="of:=[.G555]*[.G555]" office:value-type="float" office:value="0.0199804057746691" calcext:value-type="float">
            <text:p>0.019980405774669</text:p>
          </table:table-cell>
          <table:table-cell table:formula="of:=([.F555]-[.F554])/([.F554]+0.0000000000001)" office:value-type="float" office:value="0.122099143885841" calcext:value-type="float">
            <text:p>0.122099143885841</text:p>
          </table:table-cell>
          <table:table-cell table:formula="of:=ABS([.J555])" office:value-type="float" office:value="0.122099143885841" calcext:value-type="float">
            <text:p>0.122099143885841</text:p>
          </table:table-cell>
          <table:table-cell table:formula="of:=[.J555]*[.J555]" office:value-type="float" office:value="0.0149082009376553" calcext:value-type="float">
            <text:p>0.014908200937655</text:p>
          </table:table-cell>
        </table:table-row>
        <table:table-row table:style-name="ro1">
          <table:table-cell table:style-name="ce1" office:value-type="string" calcext:value-type="string">
            <text:p>2/15/2017</text:p>
          </table:table-cell>
          <table:table-cell office:value-type="float" office:value="1487116800" calcext:value-type="float">
            <text:p>1487116800</text:p>
          </table:table-cell>
          <table:table-cell office:value-type="float" office:value="31915437681" calcext:value-type="float">
            <text:p>31915437681</text:p>
          </table:table-cell>
          <table:table-cell table:formula="of:=[.C556]/10^9" office:value-type="float" office:value="31.915437681" calcext:value-type="float">
            <text:p>31.915437681</text:p>
          </table:table-cell>
          <table:table-cell office:value-type="float" office:value="12.97" calcext:value-type="float">
            <text:p>12.97</text:p>
          </table:table-cell>
          <table:table-cell table:formula="of:=[.E556]*[.D556]" office:value-type="float" office:value="413.94322672257" calcext:value-type="float">
            <text:p>413.94322672257</text:p>
          </table:table-cell>
          <table:table-cell table:formula="of:=([.E556]-[.E555])/([.E555]+0.0000000000001)" office:value-type="float" office:value="-0.00230769230769224" calcext:value-type="float">
            <text:p>-0.002307692307692</text:p>
          </table:table-cell>
          <table:table-cell table:formula="of:=ABS([.G556])" office:value-type="float" office:value="0.00230769230769224" calcext:value-type="float">
            <text:p>0.002307692307692</text:p>
          </table:table-cell>
          <table:table-cell table:formula="of:=[.G556]*[.G556]" office:value-type="float" office:value="0.00000532544378698194" calcext:value-type="float">
            <text:p>5.32544378698194E-06</text:p>
          </table:table-cell>
          <table:table-cell table:formula="of:=([.F556]-[.F555])/([.F555]+0.0000000000001)" office:value-type="float" office:value="0.395413672925676" calcext:value-type="float">
            <text:p>0.395413672925676</text:p>
          </table:table-cell>
          <table:table-cell table:formula="of:=ABS([.J556])" office:value-type="float" office:value="0.395413672925676" calcext:value-type="float">
            <text:p>0.395413672925676</text:p>
          </table:table-cell>
          <table:table-cell table:formula="of:=[.J556]*[.J556]" office:value-type="float" office:value="0.156351972736574" calcext:value-type="float">
            <text:p>0.156351972736574</text:p>
          </table:table-cell>
        </table:table-row>
        <table:table-row table:style-name="ro1">
          <table:table-cell table:style-name="ce1" office:value-type="string" calcext:value-type="string">
            <text:p>2/16/2017</text:p>
          </table:table-cell>
          <table:table-cell office:value-type="float" office:value="1487203200" calcext:value-type="float">
            <text:p>1487203200</text:p>
          </table:table-cell>
          <table:table-cell office:value-type="float" office:value="22602328224" calcext:value-type="float">
            <text:p>22602328224</text:p>
          </table:table-cell>
          <table:table-cell table:formula="of:=[.C557]/10^9" office:value-type="float" office:value="22.602328224" calcext:value-type="float">
            <text:p>22.602328224</text:p>
          </table:table-cell>
          <table:table-cell office:value-type="float" office:value="12.95" calcext:value-type="float">
            <text:p>12.95</text:p>
          </table:table-cell>
          <table:table-cell table:formula="of:=[.E557]*[.D557]" office:value-type="float" office:value="292.7001505008" calcext:value-type="float">
            <text:p>292.7001505008</text:p>
          </table:table-cell>
          <table:table-cell table:formula="of:=([.E557]-[.E556])/([.E556]+0.0000000000001)" office:value-type="float" office:value="-0.00154202004626069" calcext:value-type="float">
            <text:p>-0.001542020046261</text:p>
          </table:table-cell>
          <table:table-cell table:formula="of:=ABS([.G557])" office:value-type="float" office:value="0.00154202004626069" calcext:value-type="float">
            <text:p>0.001542020046261</text:p>
          </table:table-cell>
          <table:table-cell table:formula="of:=[.G557]*[.G557]" office:value-type="float" office:value="0.00000237782582306983" calcext:value-type="float">
            <text:p>2.37782582306983E-06</text:p>
          </table:table-cell>
          <table:table-cell table:formula="of:=([.F557]-[.F556])/([.F556]+0.0000000000001)" office:value-type="float" office:value="-0.292897838144912" calcext:value-type="float">
            <text:p>-0.292897838144912</text:p>
          </table:table-cell>
          <table:table-cell table:formula="of:=ABS([.J557])" office:value-type="float" office:value="0.292897838144912" calcext:value-type="float">
            <text:p>0.292897838144912</text:p>
          </table:table-cell>
          <table:table-cell table:formula="of:=[.J557]*[.J557]" office:value-type="float" office:value="0.0857891435899632" calcext:value-type="float">
            <text:p>0.085789143589963</text:p>
          </table:table-cell>
        </table:table-row>
        <table:table-row table:style-name="ro1">
          <table:table-cell table:style-name="ce1" office:value-type="string" calcext:value-type="string">
            <text:p>2/17/2017</text:p>
          </table:table-cell>
          <table:table-cell office:value-type="float" office:value="1487289600" calcext:value-type="float">
            <text:p>1487289600</text:p>
          </table:table-cell>
          <table:table-cell office:value-type="float" office:value="22533195533" calcext:value-type="float">
            <text:p>22533195533</text:p>
          </table:table-cell>
          <table:table-cell table:formula="of:=[.C558]/10^9" office:value-type="float" office:value="22.533195533" calcext:value-type="float">
            <text:p>22.533195533</text:p>
          </table:table-cell>
          <table:table-cell office:value-type="float" office:value="12.72" calcext:value-type="float">
            <text:p>12.72</text:p>
          </table:table-cell>
          <table:table-cell table:formula="of:=[.E558]*[.D558]" office:value-type="float" office:value="286.62224717976" calcext:value-type="float">
            <text:p>286.62224717976</text:p>
          </table:table-cell>
          <table:table-cell table:formula="of:=([.E558]-[.E557])/([.E557]+0.0000000000001)" office:value-type="float" office:value="-0.0177606177606175" calcext:value-type="float">
            <text:p>-0.017760617760618</text:p>
          </table:table-cell>
          <table:table-cell table:formula="of:=ABS([.G558])" office:value-type="float" office:value="0.0177606177606175" calcext:value-type="float">
            <text:p>0.017760617760618</text:p>
          </table:table-cell>
          <table:table-cell table:formula="of:=[.G558]*[.G558]" office:value-type="float" office:value="0.000315439543238762" calcext:value-type="float">
            <text:p>0.000315439543239</text:p>
          </table:table-cell>
          <table:table-cell table:formula="of:=([.F558]-[.F557])/([.F557]+0.0000000000001)" office:value-type="float" office:value="-0.0207649477140375" calcext:value-type="float">
            <text:p>-0.020764947714038</text:p>
          </table:table-cell>
          <table:table-cell table:formula="of:=ABS([.J558])" office:value-type="float" office:value="0.0207649477140375" calcext:value-type="float">
            <text:p>0.020764947714038</text:p>
          </table:table-cell>
          <table:table-cell table:formula="of:=[.J558]*[.J558]" office:value-type="float" office:value="0.000431183053566712" calcext:value-type="float">
            <text:p>0.000431183053567</text:p>
          </table:table-cell>
        </table:table-row>
        <table:table-row table:style-name="ro1">
          <table:table-cell table:style-name="ce1" office:value-type="string" calcext:value-type="string">
            <text:p>2/18/2017</text:p>
          </table:table-cell>
          <table:table-cell office:value-type="float" office:value="1487376000" calcext:value-type="float">
            <text:p>1487376000</text:p>
          </table:table-cell>
          <table:table-cell office:value-type="float" office:value="23057941420" calcext:value-type="float">
            <text:p>23057941420</text:p>
          </table:table-cell>
          <table:table-cell table:formula="of:=[.C559]/10^9" office:value-type="float" office:value="23.05794142" calcext:value-type="float">
            <text:p>23.05794142</text:p>
          </table:table-cell>
          <table:table-cell office:value-type="float" office:value="12.83" calcext:value-type="float">
            <text:p>12.83</text:p>
          </table:table-cell>
          <table:table-cell table:formula="of:=[.E559]*[.D559]" office:value-type="float" office:value="295.8333884186" calcext:value-type="float">
            <text:p>295.8333884186</text:p>
          </table:table-cell>
          <table:table-cell table:formula="of:=([.E559]-[.E558])/([.E558]+0.0000000000001)" office:value-type="float" office:value="0.00864779874213825" calcext:value-type="float">
            <text:p>0.008647798742138</text:p>
          </table:table-cell>
          <table:table-cell table:formula="of:=ABS([.G559])" office:value-type="float" office:value="0.00864779874213825" calcext:value-type="float">
            <text:p>0.008647798742138</text:p>
          </table:table-cell>
          <table:table-cell table:formula="of:=[.G559]*[.G559]" office:value-type="float" office:value="0.0000747844230845279" calcext:value-type="float">
            <text:p>7.47844230845279E-05</text:p>
          </table:table-cell>
          <table:table-cell table:formula="of:=([.F559]-[.F558])/([.F558]+0.0000000000001)" office:value-type="float" office:value="0.0321368677047008" calcext:value-type="float">
            <text:p>0.032136867704701</text:p>
          </table:table-cell>
          <table:table-cell table:formula="of:=ABS([.J559])" office:value-type="float" office:value="0.0321368677047008" calcext:value-type="float">
            <text:p>0.032136867704701</text:p>
          </table:table-cell>
          <table:table-cell table:formula="of:=[.J559]*[.J559]" office:value-type="float" office:value="0.00103277826586944" calcext:value-type="float">
            <text:p>0.001032778265869</text:p>
          </table:table-cell>
        </table:table-row>
        <table:table-row table:style-name="ro1">
          <table:table-cell table:style-name="ce1" office:value-type="string" calcext:value-type="string">
            <text:p>2/19/2017</text:p>
          </table:table-cell>
          <table:table-cell office:value-type="float" office:value="1487462400" calcext:value-type="float">
            <text:p>1487462400</text:p>
          </table:table-cell>
          <table:table-cell office:value-type="float" office:value="22391656238" calcext:value-type="float">
            <text:p>22391656238</text:p>
          </table:table-cell>
          <table:table-cell table:formula="of:=[.C560]/10^9" office:value-type="float" office:value="22.391656238" calcext:value-type="float">
            <text:p>22.391656238</text:p>
          </table:table-cell>
          <table:table-cell office:value-type="float" office:value="12.82" calcext:value-type="float">
            <text:p>12.82</text:p>
          </table:table-cell>
          <table:table-cell table:formula="of:=[.E560]*[.D560]" office:value-type="float" office:value="287.06103297116" calcext:value-type="float">
            <text:p>287.06103297116</text:p>
          </table:table-cell>
          <table:table-cell table:formula="of:=([.E560]-[.E559])/([.E559]+0.0000000000001)" office:value-type="float" office:value="-0.000779423226812136" calcext:value-type="float">
            <text:p>-0.000779423226812</text:p>
          </table:table-cell>
          <table:table-cell table:formula="of:=ABS([.G560])" office:value-type="float" office:value="0.000779423226812136" calcext:value-type="float">
            <text:p>0.000779423226812</text:p>
          </table:table-cell>
          <table:table-cell table:formula="of:=[.G560]*[.G560]" office:value-type="float" office:value="0.000000607500566494243" calcext:value-type="float">
            <text:p>6.07500566494243E-07</text:p>
          </table:table-cell>
          <table:table-cell table:formula="of:=([.F560]-[.F559])/([.F559]+0.0000000000001)" office:value-type="float" office:value="-0.0296530269768849" calcext:value-type="float">
            <text:p>-0.029653026976885</text:p>
          </table:table-cell>
          <table:table-cell table:formula="of:=ABS([.J560])" office:value-type="float" office:value="0.0296530269768849" calcext:value-type="float">
            <text:p>0.029653026976885</text:p>
          </table:table-cell>
          <table:table-cell table:formula="of:=[.J560]*[.J560]" office:value-type="float" office:value="0.000879302008891864" calcext:value-type="float">
            <text:p>0.000879302008892</text:p>
          </table:table-cell>
        </table:table-row>
        <table:table-row table:style-name="ro1">
          <table:table-cell table:style-name="ce1" office:value-type="string" calcext:value-type="string">
            <text:p>2/20/2017</text:p>
          </table:table-cell>
          <table:table-cell office:value-type="float" office:value="1487548800" calcext:value-type="float">
            <text:p>1487548800</text:p>
          </table:table-cell>
          <table:table-cell office:value-type="float" office:value="22466228953" calcext:value-type="float">
            <text:p>22466228953</text:p>
          </table:table-cell>
          <table:table-cell table:formula="of:=[.C561]/10^9" office:value-type="float" office:value="22.466228953" calcext:value-type="float">
            <text:p>22.466228953</text:p>
          </table:table-cell>
          <table:table-cell office:value-type="float" office:value="12.52" calcext:value-type="float">
            <text:p>12.52</text:p>
          </table:table-cell>
          <table:table-cell table:formula="of:=[.E561]*[.D561]" office:value-type="float" office:value="281.27718649156" calcext:value-type="float">
            <text:p>281.27718649156</text:p>
          </table:table-cell>
          <table:table-cell table:formula="of:=([.E561]-[.E560])/([.E560]+0.0000000000001)" office:value-type="float" office:value="-0.0234009360374414" calcext:value-type="float">
            <text:p>-0.023400936037441</text:p>
          </table:table-cell>
          <table:table-cell table:formula="of:=ABS([.G561])" office:value-type="float" office:value="0.0234009360374414" calcext:value-type="float">
            <text:p>0.023400936037441</text:p>
          </table:table-cell>
          <table:table-cell table:formula="of:=[.G561]*[.G561]" office:value-type="float" office:value="0.000547603807428422" calcext:value-type="float">
            <text:p>0.000547603807428</text:p>
          </table:table-cell>
          <table:table-cell table:formula="of:=([.F561]-[.F560])/([.F560]+0.0000000000001)" office:value-type="float" office:value="-0.0201484904437762" calcext:value-type="float">
            <text:p>-0.020148490443776</text:p>
          </table:table-cell>
          <table:table-cell table:formula="of:=ABS([.J561])" office:value-type="float" office:value="0.0201484904437762" calcext:value-type="float">
            <text:p>0.020148490443776</text:p>
          </table:table-cell>
          <table:table-cell table:formula="of:=[.J561]*[.J561]" office:value-type="float" office:value="0.000405961667162943" calcext:value-type="float">
            <text:p>0.000405961667163</text:p>
          </table:table-cell>
        </table:table-row>
        <table:table-row table:style-name="ro1">
          <table:table-cell table:style-name="ce1" office:value-type="string" calcext:value-type="string">
            <text:p>2/21/2017</text:p>
          </table:table-cell>
          <table:table-cell office:value-type="float" office:value="1487635200" calcext:value-type="float">
            <text:p>1487635200</text:p>
          </table:table-cell>
          <table:table-cell office:value-type="float" office:value="22569187220" calcext:value-type="float">
            <text:p>22569187220</text:p>
          </table:table-cell>
          <table:table-cell table:formula="of:=[.C562]/10^9" office:value-type="float" office:value="22.56918722" calcext:value-type="float">
            <text:p>22.56918722</text:p>
          </table:table-cell>
          <table:table-cell office:value-type="float" office:value="12.77" calcext:value-type="float">
            <text:p>12.77</text:p>
          </table:table-cell>
          <table:table-cell table:formula="of:=[.E562]*[.D562]" office:value-type="float" office:value="288.2085207994" calcext:value-type="float">
            <text:p>288.2085207994</text:p>
          </table:table-cell>
          <table:table-cell table:formula="of:=([.E562]-[.E561])/([.E561]+0.0000000000001)" office:value-type="float" office:value="0.0199680511182107" calcext:value-type="float">
            <text:p>0.019968051118211</text:p>
          </table:table-cell>
          <table:table-cell table:formula="of:=ABS([.G562])" office:value-type="float" office:value="0.0199680511182107" calcext:value-type="float">
            <text:p>0.019968051118211</text:p>
          </table:table-cell>
          <table:table-cell table:formula="of:=[.G562]*[.G562]" office:value-type="float" office:value="0.000398723065459476" calcext:value-type="float">
            <text:p>0.000398723065459</text:p>
          </table:table-cell>
          <table:table-cell table:formula="of:=([.F562]-[.F561])/([.F561]+0.0000000000001)" office:value-type="float" office:value="0.0246423621989974" calcext:value-type="float">
            <text:p>0.024642362198997</text:p>
          </table:table-cell>
          <table:table-cell table:formula="of:=ABS([.J562])" office:value-type="float" office:value="0.0246423621989974" calcext:value-type="float">
            <text:p>0.024642362198997</text:p>
          </table:table-cell>
          <table:table-cell table:formula="of:=[.J562]*[.J562]" office:value-type="float" office:value="0.000607246014746576" calcext:value-type="float">
            <text:p>0.000607246014747</text:p>
          </table:table-cell>
        </table:table-row>
        <table:table-row table:style-name="ro1">
          <table:table-cell table:style-name="ce1" office:value-type="string" calcext:value-type="string">
            <text:p>2/22/2017</text:p>
          </table:table-cell>
          <table:table-cell office:value-type="float" office:value="1487721600" calcext:value-type="float">
            <text:p>1487721600</text:p>
          </table:table-cell>
          <table:table-cell office:value-type="float" office:value="22844411723" calcext:value-type="float">
            <text:p>22844411723</text:p>
          </table:table-cell>
          <table:table-cell table:formula="of:=[.C563]/10^9" office:value-type="float" office:value="22.844411723" calcext:value-type="float">
            <text:p>22.844411723</text:p>
          </table:table-cell>
          <table:table-cell office:value-type="float" office:value="12.69" calcext:value-type="float">
            <text:p>12.69</text:p>
          </table:table-cell>
          <table:table-cell table:formula="of:=[.E563]*[.D563]" office:value-type="float" office:value="289.89558476487" calcext:value-type="float">
            <text:p>289.89558476487</text:p>
          </table:table-cell>
          <table:table-cell table:formula="of:=([.E563]-[.E562])/([.E562]+0.0000000000001)" office:value-type="float" office:value="-0.00626468285043065" calcext:value-type="float">
            <text:p>-0.006264682850431</text:p>
          </table:table-cell>
          <table:table-cell table:formula="of:=ABS([.G563])" office:value-type="float" office:value="0.00626468285043065" calcext:value-type="float">
            <text:p>0.006264682850431</text:p>
          </table:table-cell>
          <table:table-cell table:formula="of:=[.G563]*[.G563]" office:value-type="float" office:value="0.0000392462512164799" calcext:value-type="float">
            <text:p>3.92462512164799E-05</text:p>
          </table:table-cell>
          <table:table-cell table:formula="of:=([.F563]-[.F562])/([.F562]+0.0000000000001)" office:value-type="float" office:value="0.00585362278946711" calcext:value-type="float">
            <text:p>0.005853622789467</text:p>
          </table:table-cell>
          <table:table-cell table:formula="of:=ABS([.J563])" office:value-type="float" office:value="0.00585362278946711" calcext:value-type="float">
            <text:p>0.005853622789467</text:p>
          </table:table-cell>
          <table:table-cell table:formula="of:=[.J563]*[.J563]" office:value-type="float" office:value="0.0000342648997613687" calcext:value-type="float">
            <text:p>3.42648997613687E-05</text:p>
          </table:table-cell>
        </table:table-row>
        <table:table-row table:style-name="ro1">
          <table:table-cell table:style-name="ce1" office:value-type="string" calcext:value-type="string">
            <text:p>2/23/2017</text:p>
          </table:table-cell>
          <table:table-cell office:value-type="float" office:value="1487808000" calcext:value-type="float">
            <text:p>1487808000</text:p>
          </table:table-cell>
          <table:table-cell office:value-type="float" office:value="22741575515" calcext:value-type="float">
            <text:p>22741575515</text:p>
          </table:table-cell>
          <table:table-cell table:formula="of:=[.C564]/10^9" office:value-type="float" office:value="22.741575515" calcext:value-type="float">
            <text:p>22.741575515</text:p>
          </table:table-cell>
          <table:table-cell office:value-type="float" office:value="13.13" calcext:value-type="float">
            <text:p>13.13</text:p>
          </table:table-cell>
          <table:table-cell table:formula="of:=[.E564]*[.D564]" office:value-type="float" office:value="298.59688651195" calcext:value-type="float">
            <text:p>298.59688651195</text:p>
          </table:table-cell>
          <table:table-cell table:formula="of:=([.E564]-[.E563])/([.E563]+0.0000000000001)" office:value-type="float" office:value="0.0346729708431834" calcext:value-type="float">
            <text:p>0.034672970843184</text:p>
          </table:table-cell>
          <table:table-cell table:formula="of:=ABS([.G564])" office:value-type="float" office:value="0.0346729708431834" calcext:value-type="float">
            <text:p>0.034672970843184</text:p>
          </table:table-cell>
          <table:table-cell table:formula="of:=[.G564]*[.G564]" office:value-type="float" office:value="0.00120221490709225" calcext:value-type="float">
            <text:p>0.001202214907092</text:p>
          </table:table-cell>
          <table:table-cell table:formula="of:=([.F564]-[.F563])/([.F563]+0.0000000000001)" office:value-type="float" office:value="0.030015295866398" calcext:value-type="float">
            <text:p>0.030015295866398</text:p>
          </table:table-cell>
          <table:table-cell table:formula="of:=ABS([.J564])" office:value-type="float" office:value="0.030015295866398" calcext:value-type="float">
            <text:p>0.030015295866398</text:p>
          </table:table-cell>
          <table:table-cell table:formula="of:=[.J564]*[.J564]" office:value-type="float" office:value="0.000900917985947409" calcext:value-type="float">
            <text:p>0.000900917985947</text:p>
          </table:table-cell>
        </table:table-row>
        <table:table-row table:style-name="ro1">
          <table:table-cell table:style-name="ce1" office:value-type="string" calcext:value-type="string">
            <text:p>2/24/2017</text:p>
          </table:table-cell>
          <table:table-cell office:value-type="float" office:value="1487894400" calcext:value-type="float">
            <text:p>1487894400</text:p>
          </table:table-cell>
          <table:table-cell office:value-type="float" office:value="22755690878" calcext:value-type="float">
            <text:p>22755690878</text:p>
          </table:table-cell>
          <table:table-cell table:formula="of:=[.C565]/10^9" office:value-type="float" office:value="22.755690878" calcext:value-type="float">
            <text:p>22.755690878</text:p>
          </table:table-cell>
          <table:table-cell office:value-type="float" office:value="13.11" calcext:value-type="float">
            <text:p>13.11</text:p>
          </table:table-cell>
          <table:table-cell table:formula="of:=[.E565]*[.D565]" office:value-type="float" office:value="298.32710741058" calcext:value-type="float">
            <text:p>298.32710741058</text:p>
          </table:table-cell>
          <table:table-cell table:formula="of:=([.E565]-[.E564])/([.E564]+0.0000000000001)" office:value-type="float" office:value="-0.00152322924600161" calcext:value-type="float">
            <text:p>-0.001523229246002</text:p>
          </table:table-cell>
          <table:table-cell table:formula="of:=ABS([.G565])" office:value-type="float" office:value="0.00152322924600161" calcext:value-type="float">
            <text:p>0.001523229246002</text:p>
          </table:table-cell>
          <table:table-cell table:formula="of:=[.G565]*[.G565]" office:value-type="float" office:value="0.00000232022733587465" calcext:value-type="float">
            <text:p>2.32022733587465E-06</text:p>
          </table:table-cell>
          <table:table-cell table:formula="of:=([.F565]-[.F564])/([.F564]+0.0000000000001)" office:value-type="float" office:value="-0.000903489331457705" calcext:value-type="float">
            <text:p>-0.000903489331458</text:p>
          </table:table-cell>
          <table:table-cell table:formula="of:=ABS([.J565])" office:value-type="float" office:value="0.000903489331457705" calcext:value-type="float">
            <text:p>0.000903489331458</text:p>
          </table:table-cell>
          <table:table-cell table:formula="of:=[.J565]*[.J565]" office:value-type="float" office:value="0.00000081629297205789" calcext:value-type="float">
            <text:p>8.1629297205789E-07</text:p>
          </table:table-cell>
        </table:table-row>
        <table:table-row table:style-name="ro1">
          <table:table-cell table:style-name="ce1" office:value-type="string" calcext:value-type="string">
            <text:p>2/25/2017</text:p>
          </table:table-cell>
          <table:table-cell office:value-type="float" office:value="1487980800" calcext:value-type="float">
            <text:p>1487980800</text:p>
          </table:table-cell>
          <table:table-cell office:value-type="float" office:value="22580332911" calcext:value-type="float">
            <text:p>22580332911</text:p>
          </table:table-cell>
          <table:table-cell table:formula="of:=[.C566]/10^9" office:value-type="float" office:value="22.580332911" calcext:value-type="float">
            <text:p>22.580332911</text:p>
          </table:table-cell>
          <table:table-cell office:value-type="float" office:value="13.57" calcext:value-type="float">
            <text:p>13.57</text:p>
          </table:table-cell>
          <table:table-cell table:formula="of:=[.E566]*[.D566]" office:value-type="float" office:value="306.41511760227" calcext:value-type="float">
            <text:p>306.41511760227</text:p>
          </table:table-cell>
          <table:table-cell table:formula="of:=([.E566]-[.E565])/([.E565]+0.0000000000001)" office:value-type="float" office:value="0.0350877192982454" calcext:value-type="float">
            <text:p>0.035087719298246</text:p>
          </table:table-cell>
          <table:table-cell table:formula="of:=ABS([.G566])" office:value-type="float" office:value="0.0350877192982454" calcext:value-type="float">
            <text:p>0.035087719298246</text:p>
          </table:table-cell>
          <table:table-cell table:formula="of:=[.G566]*[.G566]" office:value-type="float" office:value="0.00123114804555246" calcext:value-type="float">
            <text:p>0.001231148045552</text:p>
          </table:table-cell>
          <table:table-cell table:formula="of:=([.F566]-[.F565])/([.F565]+0.0000000000001)" office:value-type="float" office:value="0.0271112144715657" calcext:value-type="float">
            <text:p>0.027111214471566</text:p>
          </table:table-cell>
          <table:table-cell table:formula="of:=ABS([.J566])" office:value-type="float" office:value="0.0271112144715657" calcext:value-type="float">
            <text:p>0.027111214471566</text:p>
          </table:table-cell>
          <table:table-cell table:formula="of:=[.J566]*[.J566]" office:value-type="float" office:value="0.000735017950123232" calcext:value-type="float">
            <text:p>0.000735017950123</text:p>
          </table:table-cell>
        </table:table-row>
        <table:table-row table:style-name="ro1">
          <table:table-cell table:style-name="ce1" office:value-type="string" calcext:value-type="string">
            <text:p>2/26/2017</text:p>
          </table:table-cell>
          <table:table-cell office:value-type="float" office:value="1488067200" calcext:value-type="float">
            <text:p>1488067200</text:p>
          </table:table-cell>
          <table:table-cell office:value-type="float" office:value="22771424431" calcext:value-type="float">
            <text:p>22771424431</text:p>
          </table:table-cell>
          <table:table-cell table:formula="of:=[.C567]/10^9" office:value-type="float" office:value="22.771424431" calcext:value-type="float">
            <text:p>22.771424431</text:p>
          </table:table-cell>
          <table:table-cell office:value-type="float" office:value="14.59" calcext:value-type="float">
            <text:p>14.59</text:p>
          </table:table-cell>
          <table:table-cell table:formula="of:=[.E567]*[.D567]" office:value-type="float" office:value="332.23508244829" calcext:value-type="float">
            <text:p>332.23508244829</text:p>
          </table:table-cell>
          <table:table-cell table:formula="of:=([.E567]-[.E566])/([.E566]+0.0000000000001)" office:value-type="float" office:value="0.0751658069270444" calcext:value-type="float">
            <text:p>0.075165806927044</text:p>
          </table:table-cell>
          <table:table-cell table:formula="of:=ABS([.G567])" office:value-type="float" office:value="0.0751658069270444" calcext:value-type="float">
            <text:p>0.075165806927044</text:p>
          </table:table-cell>
          <table:table-cell table:formula="of:=[.G567]*[.G567]" office:value-type="float" office:value="0.00564989853099371" calcext:value-type="float">
            <text:p>0.005649898530994</text:p>
          </table:table-cell>
          <table:table-cell table:formula="of:=([.F567]-[.F566])/([.F566]+0.0000000000001)" office:value-type="float" office:value="0.0842646572011977" calcext:value-type="float">
            <text:p>0.084264657201198</text:p>
          </table:table-cell>
          <table:table-cell table:formula="of:=ABS([.J567])" office:value-type="float" office:value="0.0842646572011977" calcext:value-type="float">
            <text:p>0.084264657201198</text:p>
          </table:table-cell>
          <table:table-cell table:formula="of:=[.J567]*[.J567]" office:value-type="float" office:value="0.00710053245323535" calcext:value-type="float">
            <text:p>0.007100532453235</text:p>
          </table:table-cell>
        </table:table-row>
        <table:table-row table:style-name="ro1">
          <table:table-cell table:style-name="ce1" office:value-type="string" calcext:value-type="string">
            <text:p>2/27/2017</text:p>
          </table:table-cell>
          <table:table-cell office:value-type="float" office:value="1488153600" calcext:value-type="float">
            <text:p>1488153600</text:p>
          </table:table-cell>
          <table:table-cell office:value-type="float" office:value="23193818563" calcext:value-type="float">
            <text:p>23193818563</text:p>
          </table:table-cell>
          <table:table-cell table:formula="of:=[.C568]/10^9" office:value-type="float" office:value="23.193818563" calcext:value-type="float">
            <text:p>23.193818563</text:p>
          </table:table-cell>
          <table:table-cell office:value-type="float" office:value="15.55" calcext:value-type="float">
            <text:p>15.55</text:p>
          </table:table-cell>
          <table:table-cell table:formula="of:=[.E568]*[.D568]" office:value-type="float" office:value="360.66387865465" calcext:value-type="float">
            <text:p>360.66387865465</text:p>
          </table:table-cell>
          <table:table-cell table:formula="of:=([.E568]-[.E567])/([.E567]+0.0000000000001)" office:value-type="float" office:value="0.0657984921178886" calcext:value-type="float">
            <text:p>0.065798492117889</text:p>
          </table:table-cell>
          <table:table-cell table:formula="of:=ABS([.G568])" office:value-type="float" office:value="0.0657984921178886" calcext:value-type="float">
            <text:p>0.065798492117889</text:p>
          </table:table-cell>
          <table:table-cell table:formula="of:=[.G568]*[.G568]" office:value-type="float" office:value="0.00432944156498784" calcext:value-type="float">
            <text:p>0.004329441564988</text:p>
          </table:table-cell>
          <table:table-cell table:formula="of:=([.F568]-[.F567])/([.F567]+0.0000000000001)" office:value-type="float" office:value="0.0855683150522937" calcext:value-type="float">
            <text:p>0.085568315052294</text:p>
          </table:table-cell>
          <table:table-cell table:formula="of:=ABS([.J568])" office:value-type="float" office:value="0.0855683150522937" calcext:value-type="float">
            <text:p>0.085568315052294</text:p>
          </table:table-cell>
          <table:table-cell table:formula="of:=[.J568]*[.J568]" office:value-type="float" office:value="0.00732193654088859" calcext:value-type="float">
            <text:p>0.007321936540889</text:p>
          </table:table-cell>
        </table:table-row>
        <table:table-row table:style-name="ro1">
          <table:table-cell table:style-name="ce1" office:value-type="string" calcext:value-type="string">
            <text:p>2/28/2017</text:p>
          </table:table-cell>
          <table:table-cell office:value-type="float" office:value="1488240000" calcext:value-type="float">
            <text:p>1488240000</text:p>
          </table:table-cell>
          <table:table-cell office:value-type="float" office:value="23580755304" calcext:value-type="float">
            <text:p>23580755304</text:p>
          </table:table-cell>
          <table:table-cell table:formula="of:=[.C569]/10^9" office:value-type="float" office:value="23.580755304" calcext:value-type="float">
            <text:p>23.580755304</text:p>
          </table:table-cell>
          <table:table-cell office:value-type="float" office:value="16.07" calcext:value-type="float">
            <text:p>16.07</text:p>
          </table:table-cell>
          <table:table-cell table:formula="of:=[.E569]*[.D569]" office:value-type="float" office:value="378.94273773528" calcext:value-type="float">
            <text:p>378.94273773528</text:p>
          </table:table-cell>
          <table:table-cell table:formula="of:=([.E569]-[.E568])/([.E568]+0.0000000000001)" office:value-type="float" office:value="0.0334405144694531" calcext:value-type="float">
            <text:p>0.033440514469453</text:p>
          </table:table-cell>
          <table:table-cell table:formula="of:=ABS([.G569])" office:value-type="float" office:value="0.0334405144694531" calcext:value-type="float">
            <text:p>0.033440514469453</text:p>
          </table:table-cell>
          <table:table-cell table:formula="of:=[.G569]*[.G569]" office:value-type="float" office:value="0.0011182680079817" calcext:value-type="float">
            <text:p>0.001118268007982</text:p>
          </table:table-cell>
          <table:table-cell table:formula="of:=([.F569]-[.F568])/([.F568]+0.0000000000001)" office:value-type="float" office:value="0.0506811470802505" calcext:value-type="float">
            <text:p>0.050681147080251</text:p>
          </table:table-cell>
          <table:table-cell table:formula="of:=ABS([.J569])" office:value-type="float" office:value="0.0506811470802505" calcext:value-type="float">
            <text:p>0.050681147080251</text:p>
          </table:table-cell>
          <table:table-cell table:formula="of:=[.J569]*[.J569]" office:value-type="float" office:value="0.00256857866936999" calcext:value-type="float">
            <text:p>0.00256857866937</text:p>
          </table:table-cell>
        </table:table-row>
        <table:table-row table:style-name="ro1">
          <table:table-cell table:style-name="ce1" office:value-type="string" calcext:value-type="string">
            <text:p>3/1/2017</text:p>
          </table:table-cell>
          <table:table-cell office:value-type="float" office:value="1488326400" calcext:value-type="float">
            <text:p>1488326400</text:p>
          </table:table-cell>
          <table:table-cell office:value-type="float" office:value="27402631555" calcext:value-type="float">
            <text:p>27402631555</text:p>
          </table:table-cell>
          <table:table-cell table:formula="of:=[.C570]/10^9" office:value-type="float" office:value="27.402631555" calcext:value-type="float">
            <text:p>27.402631555</text:p>
          </table:table-cell>
          <table:table-cell office:value-type="float" office:value="17.55" calcext:value-type="float">
            <text:p>17.55</text:p>
          </table:table-cell>
          <table:table-cell table:formula="of:=[.E570]*[.D570]" office:value-type="float" office:value="480.91618379025" calcext:value-type="float">
            <text:p>480.91618379025</text:p>
          </table:table-cell>
          <table:table-cell table:formula="of:=([.E570]-[.E569])/([.E569]+0.0000000000001)" office:value-type="float" office:value="0.0920970752955813" calcext:value-type="float">
            <text:p>0.092097075295581</text:p>
          </table:table-cell>
          <table:table-cell table:formula="of:=ABS([.G570])" office:value-type="float" office:value="0.0920970752955813" calcext:value-type="float">
            <text:p>0.092097075295581</text:p>
          </table:table-cell>
          <table:table-cell table:formula="of:=[.G570]*[.G570]" office:value-type="float" office:value="0.00848187127799997" calcext:value-type="float">
            <text:p>0.008481871278</text:p>
          </table:table-cell>
          <table:table-cell table:formula="of:=([.F570]-[.F569])/([.F569]+0.0000000000001)" office:value-type="float" office:value="0.269099882120465" calcext:value-type="float">
            <text:p>0.269099882120465</text:p>
          </table:table-cell>
          <table:table-cell table:formula="of:=ABS([.J570])" office:value-type="float" office:value="0.269099882120465" calcext:value-type="float">
            <text:p>0.269099882120465</text:p>
          </table:table-cell>
          <table:table-cell table:formula="of:=[.J570]*[.J570]" office:value-type="float" office:value="0.0724147465572479" calcext:value-type="float">
            <text:p>0.072414746557248</text:p>
          </table:table-cell>
        </table:table-row>
        <table:table-row table:style-name="ro1">
          <table:table-cell table:style-name="ce1" office:value-type="string" calcext:value-type="string">
            <text:p>3/2/2017</text:p>
          </table:table-cell>
          <table:table-cell office:value-type="float" office:value="1488412800" calcext:value-type="float">
            <text:p>1488412800</text:p>
          </table:table-cell>
          <table:table-cell office:value-type="float" office:value="23609865289" calcext:value-type="float">
            <text:p>23609865289</text:p>
          </table:table-cell>
          <table:table-cell table:formula="of:=[.C571]/10^9" office:value-type="float" office:value="23.609865289" calcext:value-type="float">
            <text:p>23.609865289</text:p>
          </table:table-cell>
          <table:table-cell office:value-type="float" office:value="19.08" calcext:value-type="float">
            <text:p>19.08</text:p>
          </table:table-cell>
          <table:table-cell table:formula="of:=[.E571]*[.D571]" office:value-type="float" office:value="450.47622971412" calcext:value-type="float">
            <text:p>450.47622971412</text:p>
          </table:table-cell>
          <table:table-cell table:formula="of:=([.E571]-[.E570])/([.E570]+0.0000000000001)" office:value-type="float" office:value="0.0871794871794866" calcext:value-type="float">
            <text:p>0.087179487179487</text:p>
          </table:table-cell>
          <table:table-cell table:formula="of:=ABS([.G571])" office:value-type="float" office:value="0.0871794871794866" calcext:value-type="float">
            <text:p>0.087179487179487</text:p>
          </table:table-cell>
          <table:table-cell table:formula="of:=[.G571]*[.G571]" office:value-type="float" office:value="0.00760026298487826" calcext:value-type="float">
            <text:p>0.007600262984878</text:p>
          </table:table-cell>
          <table:table-cell table:formula="of:=([.F571]-[.F570])/([.F570]+0.0000000000001)" office:value-type="float" office:value="-0.0632957573526083" calcext:value-type="float">
            <text:p>-0.063295757352608</text:p>
          </table:table-cell>
          <table:table-cell table:formula="of:=ABS([.J571])" office:value-type="float" office:value="0.0632957573526083" calcext:value-type="float">
            <text:p>0.063295757352608</text:p>
          </table:table-cell>
          <table:table-cell table:formula="of:=[.J571]*[.J571]" office:value-type="float" office:value="0.00400635289884027" calcext:value-type="float">
            <text:p>0.00400635289884</text:p>
          </table:table-cell>
        </table:table-row>
        <table:table-row table:style-name="ro1">
          <table:table-cell table:style-name="ce1" office:value-type="string" calcext:value-type="string">
            <text:p>3/3/2017</text:p>
          </table:table-cell>
          <table:table-cell office:value-type="float" office:value="1488499200" calcext:value-type="float">
            <text:p>1488499200</text:p>
          </table:table-cell>
          <table:table-cell office:value-type="float" office:value="23008036079" calcext:value-type="float">
            <text:p>23008036079</text:p>
          </table:table-cell>
          <table:table-cell table:formula="of:=[.C572]/10^9" office:value-type="float" office:value="23.008036079" calcext:value-type="float">
            <text:p>23.008036079</text:p>
          </table:table-cell>
          <table:table-cell office:value-type="float" office:value="19.48" calcext:value-type="float">
            <text:p>19.48</text:p>
          </table:table-cell>
          <table:table-cell table:formula="of:=[.E572]*[.D572]" office:value-type="float" office:value="448.19654281892" calcext:value-type="float">
            <text:p>448.19654281892</text:p>
          </table:table-cell>
          <table:table-cell table:formula="of:=([.E572]-[.E571])/([.E571]+0.0000000000001)" office:value-type="float" office:value="0.0209643605870021" calcext:value-type="float">
            <text:p>0.020964360587002</text:p>
          </table:table-cell>
          <table:table-cell table:formula="of:=ABS([.G572])" office:value-type="float" office:value="0.0209643605870021" calcext:value-type="float">
            <text:p>0.020964360587002</text:p>
          </table:table-cell>
          <table:table-cell table:formula="of:=[.G572]*[.G572]" office:value-type="float" office:value="0.000439504414821847" calcext:value-type="float">
            <text:p>0.000439504414822</text:p>
          </table:table-cell>
          <table:table-cell table:formula="of:=([.F572]-[.F571])/([.F571]+0.0000000000001)" office:value-type="float" office:value="-0.00506061528850622" calcext:value-type="float">
            <text:p>-0.005060615288506</text:p>
          </table:table-cell>
          <table:table-cell table:formula="of:=ABS([.J572])" office:value-type="float" office:value="0.00506061528850622" calcext:value-type="float">
            <text:p>0.005060615288506</text:p>
          </table:table-cell>
          <table:table-cell table:formula="of:=[.J572]*[.J572]" office:value-type="float" office:value="0.0000256098270982629" calcext:value-type="float">
            <text:p>2.56098270982629E-05</text:p>
          </table:table-cell>
        </table:table-row>
        <table:table-row table:style-name="ro1">
          <table:table-cell table:style-name="ce1" office:value-type="string" calcext:value-type="string">
            <text:p>3/4/2017</text:p>
          </table:table-cell>
          <table:table-cell office:value-type="float" office:value="1488585600" calcext:value-type="float">
            <text:p>1488585600</text:p>
          </table:table-cell>
          <table:table-cell office:value-type="float" office:value="22752613012" calcext:value-type="float">
            <text:p>22752613012</text:p>
          </table:table-cell>
          <table:table-cell table:formula="of:=[.C573]/10^9" office:value-type="float" office:value="22.752613012" calcext:value-type="float">
            <text:p>22.752613012</text:p>
          </table:table-cell>
          <table:table-cell office:value-type="float" office:value="18.61" calcext:value-type="float">
            <text:p>18.61</text:p>
          </table:table-cell>
          <table:table-cell table:formula="of:=[.E573]*[.D573]" office:value-type="float" office:value="423.42612815332" calcext:value-type="float">
            <text:p>423.42612815332</text:p>
          </table:table-cell>
          <table:table-cell table:formula="of:=([.E573]-[.E572])/([.E572]+0.0000000000001)" office:value-type="float" office:value="-0.0446611909650922" calcext:value-type="float">
            <text:p>-0.044661190965092</text:p>
          </table:table-cell>
          <table:table-cell table:formula="of:=ABS([.G573])" office:value-type="float" office:value="0.0446611909650922" calcext:value-type="float">
            <text:p>0.044661190965092</text:p>
          </table:table-cell>
          <table:table-cell table:formula="of:=[.G573]*[.G573]" office:value-type="float" office:value="0.00199462197842044" calcext:value-type="float">
            <text:p>0.00199462197842</text:p>
          </table:table-cell>
          <table:table-cell table:formula="of:=([.F573]-[.F572])/([.F572]+0.0000000000001)" office:value-type="float" office:value="-0.0552668579498788" calcext:value-type="float">
            <text:p>-0.055266857949879</text:p>
          </table:table-cell>
          <table:table-cell table:formula="of:=ABS([.J573])" office:value-type="float" office:value="0.0552668579498788" calcext:value-type="float">
            <text:p>0.055266857949879</text:p>
          </table:table-cell>
          <table:table-cell table:formula="of:=[.J573]*[.J573]" office:value-type="float" office:value="0.00305442558765208" calcext:value-type="float">
            <text:p>0.003054425587652</text:p>
          </table:table-cell>
        </table:table-row>
        <table:table-row table:style-name="ro1">
          <table:table-cell table:style-name="ce1" office:value-type="string" calcext:value-type="string">
            <text:p>3/5/2017</text:p>
          </table:table-cell>
          <table:table-cell office:value-type="float" office:value="1488672000" calcext:value-type="float">
            <text:p>1488672000</text:p>
          </table:table-cell>
          <table:table-cell office:value-type="float" office:value="22459193729" calcext:value-type="float">
            <text:p>22459193729</text:p>
          </table:table-cell>
          <table:table-cell table:formula="of:=[.C574]/10^9" office:value-type="float" office:value="22.459193729" calcext:value-type="float">
            <text:p>22.459193729</text:p>
          </table:table-cell>
          <table:table-cell office:value-type="float" office:value="19.22" calcext:value-type="float">
            <text:p>19.22</text:p>
          </table:table-cell>
          <table:table-cell table:formula="of:=[.E574]*[.D574]" office:value-type="float" office:value="431.66570347138" calcext:value-type="float">
            <text:p>431.66570347138</text:p>
          </table:table-cell>
          <table:table-cell table:formula="of:=([.E574]-[.E573])/([.E573]+0.0000000000001)" office:value-type="float" office:value="0.0327780763030627" calcext:value-type="float">
            <text:p>0.032778076303063</text:p>
          </table:table-cell>
          <table:table-cell table:formula="of:=ABS([.G574])" office:value-type="float" office:value="0.0327780763030627" calcext:value-type="float">
            <text:p>0.032778076303063</text:p>
          </table:table-cell>
          <table:table-cell table:formula="of:=[.G574]*[.G574]" office:value-type="float" office:value="0.0010744022861294" calcext:value-type="float">
            <text:p>0.001074402286129</text:p>
          </table:table-cell>
          <table:table-cell table:formula="of:=([.F574]-[.F573])/([.F573]+0.0000000000001)" office:value-type="float" office:value="0.0194592982582229" calcext:value-type="float">
            <text:p>0.019459298258223</text:p>
          </table:table-cell>
          <table:table-cell table:formula="of:=ABS([.J574])" office:value-type="float" office:value="0.0194592982582229" calcext:value-type="float">
            <text:p>0.019459298258223</text:p>
          </table:table-cell>
          <table:table-cell table:formula="of:=[.J574]*[.J574]" office:value-type="float" office:value="0.000378664288702476" calcext:value-type="float">
            <text:p>0.000378664288702</text:p>
          </table:table-cell>
        </table:table-row>
        <table:table-row table:style-name="ro1">
          <table:table-cell table:style-name="ce1" office:value-type="string" calcext:value-type="string">
            <text:p>3/6/2017</text:p>
          </table:table-cell>
          <table:table-cell office:value-type="float" office:value="1488758400" calcext:value-type="float">
            <text:p>1488758400</text:p>
          </table:table-cell>
          <table:table-cell office:value-type="float" office:value="22683379793" calcext:value-type="float">
            <text:p>22683379793</text:p>
          </table:table-cell>
          <table:table-cell table:formula="of:=[.C575]/10^9" office:value-type="float" office:value="22.683379793" calcext:value-type="float">
            <text:p>22.683379793</text:p>
          </table:table-cell>
          <table:table-cell office:value-type="float" office:value="19.75" calcext:value-type="float">
            <text:p>19.75</text:p>
          </table:table-cell>
          <table:table-cell table:formula="of:=[.E575]*[.D575]" office:value-type="float" office:value="447.99675091175" calcext:value-type="float">
            <text:p>447.99675091175</text:p>
          </table:table-cell>
          <table:table-cell table:formula="of:=([.E575]-[.E574])/([.E574]+0.0000000000001)" office:value-type="float" office:value="0.0275754422476586" calcext:value-type="float">
            <text:p>0.027575442247659</text:p>
          </table:table-cell>
          <table:table-cell table:formula="of:=ABS([.G575])" office:value-type="float" office:value="0.0275754422476586" calcext:value-type="float">
            <text:p>0.027575442247659</text:p>
          </table:table-cell>
          <table:table-cell table:formula="of:=[.G575]*[.G575]" office:value-type="float" office:value="0.000760405015153955" calcext:value-type="float">
            <text:p>0.000760405015154</text:p>
          </table:table-cell>
          <table:table-cell table:formula="of:=([.F575]-[.F574])/([.F574]+0.0000000000001)" office:value-type="float" office:value="0.0378326267503732" calcext:value-type="float">
            <text:p>0.037832626750373</text:p>
          </table:table-cell>
          <table:table-cell table:formula="of:=ABS([.J575])" office:value-type="float" office:value="0.0378326267503732" calcext:value-type="float">
            <text:p>0.037832626750373</text:p>
          </table:table-cell>
          <table:table-cell table:formula="of:=[.J575]*[.J575]" office:value-type="float" office:value="0.00143130764683306" calcext:value-type="float">
            <text:p>0.001431307646833</text:p>
          </table:table-cell>
        </table:table-row>
        <table:table-row table:style-name="ro1">
          <table:table-cell table:style-name="ce1" office:value-type="string" calcext:value-type="string">
            <text:p>3/7/2017</text:p>
          </table:table-cell>
          <table:table-cell office:value-type="float" office:value="1488844800" calcext:value-type="float">
            <text:p>1488844800</text:p>
          </table:table-cell>
          <table:table-cell office:value-type="float" office:value="22439900327" calcext:value-type="float">
            <text:p>22439900327</text:p>
          </table:table-cell>
          <table:table-cell table:formula="of:=[.C576]/10^9" office:value-type="float" office:value="22.439900327" calcext:value-type="float">
            <text:p>22.439900327</text:p>
          </table:table-cell>
          <table:table-cell office:value-type="float" office:value="18.91" calcext:value-type="float">
            <text:p>18.91</text:p>
          </table:table-cell>
          <table:table-cell table:formula="of:=[.E576]*[.D576]" office:value-type="float" office:value="424.33851518357" calcext:value-type="float">
            <text:p>424.33851518357</text:p>
          </table:table-cell>
          <table:table-cell table:formula="of:=([.E576]-[.E575])/([.E575]+0.0000000000001)" office:value-type="float" office:value="-0.04253164556962" calcext:value-type="float">
            <text:p>-0.04253164556962</text:p>
          </table:table-cell>
          <table:table-cell table:formula="of:=ABS([.G576])" office:value-type="float" office:value="0.04253164556962" calcext:value-type="float">
            <text:p>0.04253164556962</text:p>
          </table:table-cell>
          <table:table-cell table:formula="of:=[.G576]*[.G576]" office:value-type="float" office:value="0.00180894087485978" calcext:value-type="float">
            <text:p>0.00180894087486</text:p>
          </table:table-cell>
          <table:table-cell table:formula="of:=([.F576]-[.F575])/([.F575]+0.0000000000001)" office:value-type="float" office:value="-0.0528089448863891" calcext:value-type="float">
            <text:p>-0.052808944886389</text:p>
          </table:table-cell>
          <table:table-cell table:formula="of:=ABS([.J576])" office:value-type="float" office:value="0.0528089448863891" calcext:value-type="float">
            <text:p>0.052808944886389</text:p>
          </table:table-cell>
          <table:table-cell table:formula="of:=[.J576]*[.J576]" office:value-type="float" office:value="0.00278878466001368" calcext:value-type="float">
            <text:p>0.002788784660014</text:p>
          </table:table-cell>
        </table:table-row>
        <table:table-row table:style-name="ro1">
          <table:table-cell table:style-name="ce1" office:value-type="string" calcext:value-type="string">
            <text:p>3/8/2017</text:p>
          </table:table-cell>
          <table:table-cell office:value-type="float" office:value="1488931200" calcext:value-type="float">
            <text:p>1488931200</text:p>
          </table:table-cell>
          <table:table-cell office:value-type="float" office:value="22717981194" calcext:value-type="float">
            <text:p>22717981194</text:p>
          </table:table-cell>
          <table:table-cell table:formula="of:=[.C577]/10^9" office:value-type="float" office:value="22.717981194" calcext:value-type="float">
            <text:p>22.717981194</text:p>
          </table:table-cell>
          <table:table-cell office:value-type="float" office:value="16.54" calcext:value-type="float">
            <text:p>16.54</text:p>
          </table:table-cell>
          <table:table-cell table:formula="of:=[.E577]*[.D577]" office:value-type="float" office:value="375.75540894876" calcext:value-type="float">
            <text:p>375.75540894876</text:p>
          </table:table-cell>
          <table:table-cell table:formula="of:=([.E577]-[.E576])/([.E576]+0.0000000000001)" office:value-type="float" office:value="-0.125330512956107" calcext:value-type="float">
            <text:p>-0.125330512956107</text:p>
          </table:table-cell>
          <table:table-cell table:formula="of:=ABS([.G577])" office:value-type="float" office:value="0.125330512956107" calcext:value-type="float">
            <text:p>0.125330512956107</text:p>
          </table:table-cell>
          <table:table-cell table:formula="of:=[.G577]*[.G577]" office:value-type="float" office:value="0.015707737477841" calcext:value-type="float">
            <text:p>0.015707737477841</text:p>
          </table:table-cell>
          <table:table-cell table:formula="of:=([.F577]-[.F576])/([.F576]+0.0000000000001)" office:value-type="float" office:value="-0.114491389530816" calcext:value-type="float">
            <text:p>-0.114491389530816</text:p>
          </table:table-cell>
          <table:table-cell table:formula="of:=ABS([.J577])" office:value-type="float" office:value="0.114491389530816" calcext:value-type="float">
            <text:p>0.114491389530816</text:p>
          </table:table-cell>
          <table:table-cell table:formula="of:=[.J577]*[.J577]" office:value-type="float" office:value="0.013108278276697" calcext:value-type="float">
            <text:p>0.013108278276697</text:p>
          </table:table-cell>
        </table:table-row>
        <table:table-row table:style-name="ro1">
          <table:table-cell table:style-name="ce1" office:value-type="string" calcext:value-type="string">
            <text:p>3/9/2017</text:p>
          </table:table-cell>
          <table:table-cell office:value-type="float" office:value="1489017600" calcext:value-type="float">
            <text:p>1489017600</text:p>
          </table:table-cell>
          <table:table-cell office:value-type="float" office:value="22460423289" calcext:value-type="float">
            <text:p>22460423289</text:p>
          </table:table-cell>
          <table:table-cell table:formula="of:=[.C578]/10^9" office:value-type="float" office:value="22.460423289" calcext:value-type="float">
            <text:p>22.460423289</text:p>
          </table:table-cell>
          <table:table-cell office:value-type="float" office:value="17.71" calcext:value-type="float">
            <text:p>17.71</text:p>
          </table:table-cell>
          <table:table-cell table:formula="of:=[.E578]*[.D578]" office:value-type="float" office:value="397.77409644819" calcext:value-type="float">
            <text:p>397.77409644819</text:p>
          </table:table-cell>
          <table:table-cell table:formula="of:=([.E578]-[.E577])/([.E577]+0.0000000000001)" office:value-type="float" office:value="0.0707376058041109" calcext:value-type="float">
            <text:p>0.070737605804111</text:p>
          </table:table-cell>
          <table:table-cell table:formula="of:=ABS([.G578])" office:value-type="float" office:value="0.0707376058041109" calcext:value-type="float">
            <text:p>0.070737605804111</text:p>
          </table:table-cell>
          <table:table-cell table:formula="of:=[.G578]*[.G578]" office:value-type="float" office:value="0.00500380887489779" calcext:value-type="float">
            <text:p>0.005003808874898</text:p>
          </table:table-cell>
          <table:table-cell table:formula="of:=([.F578]-[.F577])/([.F577]+0.0000000000001)" office:value-type="float" office:value="0.0585984578665977" calcext:value-type="float">
            <text:p>0.058598457866598</text:p>
          </table:table-cell>
          <table:table-cell table:formula="of:=ABS([.J578])" office:value-type="float" office:value="0.0585984578665977" calcext:value-type="float">
            <text:p>0.058598457866598</text:p>
          </table:table-cell>
          <table:table-cell table:formula="of:=[.J578]*[.J578]" office:value-type="float" office:value="0.00343377926434342" calcext:value-type="float">
            <text:p>0.003433779264343</text:p>
          </table:table-cell>
        </table:table-row>
        <table:table-row table:style-name="ro1">
          <table:table-cell table:style-name="ce1" office:value-type="string" calcext:value-type="string">
            <text:p>3/10/2017</text:p>
          </table:table-cell>
          <table:table-cell office:value-type="float" office:value="1489104000" calcext:value-type="float">
            <text:p>1489104000</text:p>
          </table:table-cell>
          <table:table-cell office:value-type="float" office:value="25715550291" calcext:value-type="float">
            <text:p>25715550291</text:p>
          </table:table-cell>
          <table:table-cell table:formula="of:=[.C579]/10^9" office:value-type="float" office:value="25.715550291" calcext:value-type="float">
            <text:p>25.715550291</text:p>
          </table:table-cell>
          <table:table-cell office:value-type="float" office:value="19.13" calcext:value-type="float">
            <text:p>19.13</text:p>
          </table:table-cell>
          <table:table-cell table:formula="of:=[.E579]*[.D579]" office:value-type="float" office:value="491.93847706683" calcext:value-type="float">
            <text:p>491.93847706683</text:p>
          </table:table-cell>
          <table:table-cell table:formula="of:=([.E579]-[.E578])/([.E578]+0.0000000000001)" office:value-type="float" office:value="0.0801806888763405" calcext:value-type="float">
            <text:p>0.080180688876341</text:p>
          </table:table-cell>
          <table:table-cell table:formula="of:=ABS([.G579])" office:value-type="float" office:value="0.0801806888763405" calcext:value-type="float">
            <text:p>0.080180688876341</text:p>
          </table:table-cell>
          <table:table-cell table:formula="of:=[.G579]*[.G579]" office:value-type="float" office:value="0.00642894286868451" calcext:value-type="float">
            <text:p>0.006428942868685</text:p>
          </table:table-cell>
          <table:table-cell table:formula="of:=([.F579]-[.F578])/([.F578]+0.0000000000001)" office:value-type="float" office:value="0.236728287385865" calcext:value-type="float">
            <text:p>0.236728287385865</text:p>
          </table:table-cell>
          <table:table-cell table:formula="of:=ABS([.J579])" office:value-type="float" office:value="0.236728287385865" calcext:value-type="float">
            <text:p>0.236728287385865</text:p>
          </table:table-cell>
          <table:table-cell table:formula="of:=[.J579]*[.J579]" office:value-type="float" office:value="0.0560402820486447" calcext:value-type="float">
            <text:p>0.056040282048645</text:p>
          </table:table-cell>
        </table:table-row>
        <table:table-row table:style-name="ro1">
          <table:table-cell table:style-name="ce1" office:value-type="string" calcext:value-type="string">
            <text:p>3/11/2017</text:p>
          </table:table-cell>
          <table:table-cell office:value-type="float" office:value="1489190400" calcext:value-type="float">
            <text:p>1489190400</text:p>
          </table:table-cell>
          <table:table-cell office:value-type="float" office:value="22822227019" calcext:value-type="float">
            <text:p>22822227019</text:p>
          </table:table-cell>
          <table:table-cell table:formula="of:=[.C580]/10^9" office:value-type="float" office:value="22.822227019" calcext:value-type="float">
            <text:p>22.822227019</text:p>
          </table:table-cell>
          <table:table-cell office:value-type="float" office:value="21.45" calcext:value-type="float">
            <text:p>21.45</text:p>
          </table:table-cell>
          <table:table-cell table:formula="of:=[.E580]*[.D580]" office:value-type="float" office:value="489.53676955755" calcext:value-type="float">
            <text:p>489.53676955755</text:p>
          </table:table-cell>
          <table:table-cell table:formula="of:=([.E580]-[.E579])/([.E579]+0.0000000000001)" office:value-type="float" office:value="0.121275483533716" calcext:value-type="float">
            <text:p>0.121275483533716</text:p>
          </table:table-cell>
          <table:table-cell table:formula="of:=ABS([.G580])" office:value-type="float" office:value="0.121275483533716" calcext:value-type="float">
            <text:p>0.121275483533716</text:p>
          </table:table-cell>
          <table:table-cell table:formula="of:=[.G580]*[.G580]" office:value-type="float" office:value="0.0147077429063366" calcext:value-type="float">
            <text:p>0.014707742906337</text:p>
          </table:table-cell>
          <table:table-cell table:formula="of:=([.F580]-[.F579])/([.F579]+0.0000000000001)" office:value-type="float" office:value="-0.0048821298215991" calcext:value-type="float">
            <text:p>-0.004882129821599</text:p>
          </table:table-cell>
          <table:table-cell table:formula="of:=ABS([.J580])" office:value-type="float" office:value="0.0048821298215991" calcext:value-type="float">
            <text:p>0.004882129821599</text:p>
          </table:table-cell>
          <table:table-cell table:formula="of:=[.J580]*[.J580]" office:value-type="float" office:value="0.0000238351915949472" calcext:value-type="float">
            <text:p>2.38351915949472E-05</text:p>
          </table:table-cell>
        </table:table-row>
        <table:table-row table:style-name="ro1">
          <table:table-cell table:style-name="ce1" office:value-type="string" calcext:value-type="string">
            <text:p>3/12/2017</text:p>
          </table:table-cell>
          <table:table-cell office:value-type="float" office:value="1489276800" calcext:value-type="float">
            <text:p>1489276800</text:p>
          </table:table-cell>
          <table:table-cell office:value-type="float" office:value="22944292835" calcext:value-type="float">
            <text:p>22944292835</text:p>
          </table:table-cell>
          <table:table-cell table:formula="of:=[.C581]/10^9" office:value-type="float" office:value="22.944292835" calcext:value-type="float">
            <text:p>22.944292835</text:p>
          </table:table-cell>
          <table:table-cell office:value-type="float" office:value="23.31" calcext:value-type="float">
            <text:p>23.31</text:p>
          </table:table-cell>
          <table:table-cell table:formula="of:=[.E581]*[.D581]" office:value-type="float" office:value="534.83146598385" calcext:value-type="float">
            <text:p>534.83146598385</text:p>
          </table:table-cell>
          <table:table-cell table:formula="of:=([.E581]-[.E580])/([.E580]+0.0000000000001)" office:value-type="float" office:value="0.0867132867132863" calcext:value-type="float">
            <text:p>0.086713286713286</text:p>
          </table:table-cell>
          <table:table-cell table:formula="of:=ABS([.G581])" office:value-type="float" office:value="0.0867132867132863" calcext:value-type="float">
            <text:p>0.086713286713286</text:p>
          </table:table-cell>
          <table:table-cell table:formula="of:=[.G581]*[.G581]" office:value-type="float" office:value="0.00751919409262059" calcext:value-type="float">
            <text:p>0.007519194092621</text:p>
          </table:table-cell>
          <table:table-cell table:formula="of:=([.F581]-[.F580])/([.F580]+0.0000000000001)" office:value-type="float" office:value="0.0925256267618834" calcext:value-type="float">
            <text:p>0.092525626761883</text:p>
          </table:table-cell>
          <table:table-cell table:formula="of:=ABS([.J581])" office:value-type="float" office:value="0.0925256267618834" calcext:value-type="float">
            <text:p>0.092525626761883</text:p>
          </table:table-cell>
          <table:table-cell table:formula="of:=[.J581]*[.J581]" office:value-type="float" office:value="0.00856099160767935" calcext:value-type="float">
            <text:p>0.008560991607679</text:p>
          </table:table-cell>
        </table:table-row>
        <table:table-row table:style-name="ro1">
          <table:table-cell table:style-name="ce1" office:value-type="string" calcext:value-type="string">
            <text:p>3/13/2017</text:p>
          </table:table-cell>
          <table:table-cell office:value-type="float" office:value="1489363200" calcext:value-type="float">
            <text:p>1489363200</text:p>
          </table:table-cell>
          <table:table-cell office:value-type="float" office:value="23503094188" calcext:value-type="float">
            <text:p>23503094188</text:p>
          </table:table-cell>
          <table:table-cell table:formula="of:=[.C582]/10^9" office:value-type="float" office:value="23.503094188" calcext:value-type="float">
            <text:p>23.503094188</text:p>
          </table:table-cell>
          <table:table-cell office:value-type="float" office:value="28.45" calcext:value-type="float">
            <text:p>28.45</text:p>
          </table:table-cell>
          <table:table-cell table:formula="of:=[.E582]*[.D582]" office:value-type="float" office:value="668.6630296486" calcext:value-type="float">
            <text:p>668.6630296486</text:p>
          </table:table-cell>
          <table:table-cell table:formula="of:=([.E582]-[.E581])/([.E581]+0.0000000000001)" office:value-type="float" office:value="0.22050622050622" calcext:value-type="float">
            <text:p>0.22050622050622</text:p>
          </table:table-cell>
          <table:table-cell table:formula="of:=ABS([.G582])" office:value-type="float" office:value="0.22050622050622" calcext:value-type="float">
            <text:p>0.22050622050622</text:p>
          </table:table-cell>
          <table:table-cell table:formula="of:=[.G582]*[.G582]" office:value-type="float" office:value="0.0486229932819375" calcext:value-type="float">
            <text:p>0.048622993281938</text:p>
          </table:table-cell>
          <table:table-cell table:formula="of:=([.F582]-[.F581])/([.F581]+0.0000000000001)" office:value-type="float" office:value="0.250231282519176" calcext:value-type="float">
            <text:p>0.250231282519176</text:p>
          </table:table-cell>
          <table:table-cell table:formula="of:=ABS([.J582])" office:value-type="float" office:value="0.250231282519176" calcext:value-type="float">
            <text:p>0.250231282519176</text:p>
          </table:table-cell>
          <table:table-cell table:formula="of:=[.J582]*[.J582]" office:value-type="float" office:value="0.0626156947511918" calcext:value-type="float">
            <text:p>0.062615694751192</text:p>
          </table:table-cell>
        </table:table-row>
        <table:table-row table:style-name="ro1">
          <table:table-cell table:style-name="ce1" office:value-type="string" calcext:value-type="string">
            <text:p>3/14/2017</text:p>
          </table:table-cell>
          <table:table-cell office:value-type="float" office:value="1489449600" calcext:value-type="float">
            <text:p>1489449600</text:p>
          </table:table-cell>
          <table:table-cell office:value-type="float" office:value="22958465248" calcext:value-type="float">
            <text:p>22958465248</text:p>
          </table:table-cell>
          <table:table-cell table:formula="of:=[.C583]/10^9" office:value-type="float" office:value="22.958465248" calcext:value-type="float">
            <text:p>22.958465248</text:p>
          </table:table-cell>
          <table:table-cell office:value-type="float" office:value="28.58" calcext:value-type="float">
            <text:p>28.58</text:p>
          </table:table-cell>
          <table:table-cell table:formula="of:=[.E583]*[.D583]" office:value-type="float" office:value="656.15293678784" calcext:value-type="float">
            <text:p>656.15293678784</text:p>
          </table:table-cell>
          <table:table-cell table:formula="of:=([.E583]-[.E582])/([.E582]+0.0000000000001)" office:value-type="float" office:value="0.00456942003514933" calcext:value-type="float">
            <text:p>0.004569420035149</text:p>
          </table:table-cell>
          <table:table-cell table:formula="of:=ABS([.G583])" office:value-type="float" office:value="0.00456942003514933" calcext:value-type="float">
            <text:p>0.004569420035149</text:p>
          </table:table-cell>
          <table:table-cell table:formula="of:=[.G583]*[.G583]" office:value-type="float" office:value="0.0000208795994576241" calcext:value-type="float">
            <text:p>2.08795994576241E-05</text:p>
          </table:table-cell>
          <table:table-cell table:formula="of:=([.F583]-[.F582])/([.F582]+0.0000000000001)" office:value-type="float" office:value="-0.018709114017167" calcext:value-type="float">
            <text:p>-0.018709114017167</text:p>
          </table:table-cell>
          <table:table-cell table:formula="of:=ABS([.J583])" office:value-type="float" office:value="0.018709114017167" calcext:value-type="float">
            <text:p>0.018709114017167</text:p>
          </table:table-cell>
          <table:table-cell table:formula="of:=[.J583]*[.J583]" office:value-type="float" office:value="0.000350030947307355" calcext:value-type="float">
            <text:p>0.000350030947307</text:p>
          </table:table-cell>
        </table:table-row>
        <table:table-row table:style-name="ro1">
          <table:table-cell table:style-name="ce1" office:value-type="string" calcext:value-type="string">
            <text:p>3/15/2017</text:p>
          </table:table-cell>
          <table:table-cell office:value-type="float" office:value="1489536000" calcext:value-type="float">
            <text:p>1489536000</text:p>
          </table:table-cell>
          <table:table-cell office:value-type="float" office:value="22877843867" calcext:value-type="float">
            <text:p>22877843867</text:p>
          </table:table-cell>
          <table:table-cell table:formula="of:=[.C584]/10^9" office:value-type="float" office:value="22.877843867" calcext:value-type="float">
            <text:p>22.877843867</text:p>
          </table:table-cell>
          <table:table-cell office:value-type="float" office:value="35.18" calcext:value-type="float">
            <text:p>35.18</text:p>
          </table:table-cell>
          <table:table-cell table:formula="of:=[.E584]*[.D584]" office:value-type="float" office:value="804.84254724106" calcext:value-type="float">
            <text:p>804.84254724106</text:p>
          </table:table-cell>
          <table:table-cell table:formula="of:=([.E584]-[.E583])/([.E583]+0.0000000000001)" office:value-type="float" office:value="0.230930720783764" calcext:value-type="float">
            <text:p>0.230930720783764</text:p>
          </table:table-cell>
          <table:table-cell table:formula="of:=ABS([.G584])" office:value-type="float" office:value="0.230930720783764" calcext:value-type="float">
            <text:p>0.230930720783764</text:p>
          </table:table-cell>
          <table:table-cell table:formula="of:=[.G584]*[.G584]" office:value-type="float" office:value="0.0533289978017088" calcext:value-type="float">
            <text:p>0.053328997801709</text:p>
          </table:table-cell>
          <table:table-cell table:formula="of:=([.F584]-[.F583])/([.F583]+0.0000000000001)" office:value-type="float" office:value="0.226608161172183" calcext:value-type="float">
            <text:p>0.226608161172183</text:p>
          </table:table-cell>
          <table:table-cell table:formula="of:=ABS([.J584])" office:value-type="float" office:value="0.226608161172183" calcext:value-type="float">
            <text:p>0.226608161172183</text:p>
          </table:table-cell>
          <table:table-cell table:formula="of:=[.J584]*[.J584]" office:value-type="float" office:value="0.051351258709838" calcext:value-type="float">
            <text:p>0.051351258709838</text:p>
          </table:table-cell>
        </table:table-row>
        <table:table-row table:style-name="ro1">
          <table:table-cell table:style-name="ce1" office:value-type="string" calcext:value-type="string">
            <text:p>3/16/2017</text:p>
          </table:table-cell>
          <table:table-cell office:value-type="float" office:value="1489622400" calcext:value-type="float">
            <text:p>1489622400</text:p>
          </table:table-cell>
          <table:table-cell office:value-type="float" office:value="23318234775" calcext:value-type="float">
            <text:p>23318234775</text:p>
          </table:table-cell>
          <table:table-cell table:formula="of:=[.C585]/10^9" office:value-type="float" office:value="23.318234775" calcext:value-type="float">
            <text:p>23.318234775</text:p>
          </table:table-cell>
          <table:table-cell office:value-type="float" office:value="45.51" calcext:value-type="float">
            <text:p>45.51</text:p>
          </table:table-cell>
          <table:table-cell table:formula="of:=[.E585]*[.D585]" office:value-type="float" office:value="1061.21286461025" calcext:value-type="float">
            <text:p>1061.21286461025</text:p>
          </table:table-cell>
          <table:table-cell table:formula="of:=([.E585]-[.E584])/([.E584]+0.0000000000001)" office:value-type="float" office:value="0.293632745878339" calcext:value-type="float">
            <text:p>0.293632745878339</text:p>
          </table:table-cell>
          <table:table-cell table:formula="of:=ABS([.G585])" office:value-type="float" office:value="0.293632745878339" calcext:value-type="float">
            <text:p>0.293632745878339</text:p>
          </table:table-cell>
          <table:table-cell table:formula="of:=[.G585]*[.G585]" office:value-type="float" office:value="0.0862201894520533" calcext:value-type="float">
            <text:p>0.086220189452053</text:p>
          </table:table-cell>
          <table:table-cell table:formula="of:=([.F585]-[.F584])/([.F584]+0.0000000000001)" office:value-type="float" office:value="0.318534747259583" calcext:value-type="float">
            <text:p>0.318534747259583</text:p>
          </table:table-cell>
          <table:table-cell table:formula="of:=ABS([.J585])" office:value-type="float" office:value="0.318534747259583" calcext:value-type="float">
            <text:p>0.318534747259583</text:p>
          </table:table-cell>
          <table:table-cell table:formula="of:=[.J585]*[.J585]" office:value-type="float" office:value="0.101464385211726" calcext:value-type="float">
            <text:p>0.101464385211726</text:p>
          </table:table-cell>
        </table:table-row>
        <table:table-row table:style-name="ro1">
          <table:table-cell table:style-name="ce1" office:value-type="string" calcext:value-type="string">
            <text:p>3/17/2017</text:p>
          </table:table-cell>
          <table:table-cell office:value-type="float" office:value="1489708800" calcext:value-type="float">
            <text:p>1489708800</text:p>
          </table:table-cell>
          <table:table-cell office:value-type="float" office:value="27329559604" calcext:value-type="float">
            <text:p>27329559604</text:p>
          </table:table-cell>
          <table:table-cell table:formula="of:=[.C586]/10^9" office:value-type="float" office:value="27.329559604" calcext:value-type="float">
            <text:p>27.329559604</text:p>
          </table:table-cell>
          <table:table-cell office:value-type="float" office:value="44.48" calcext:value-type="float">
            <text:p>44.48</text:p>
          </table:table-cell>
          <table:table-cell table:formula="of:=[.E586]*[.D586]" office:value-type="float" office:value="1215.61881118592" calcext:value-type="float">
            <text:p>1215.61881118592</text:p>
          </table:table-cell>
          <table:table-cell table:formula="of:=([.E586]-[.E585])/([.E585]+0.0000000000001)" office:value-type="float" office:value="-0.022632388486047" calcext:value-type="float">
            <text:p>-0.022632388486047</text:p>
          </table:table-cell>
          <table:table-cell table:formula="of:=ABS([.G586])" office:value-type="float" office:value="0.022632388486047" calcext:value-type="float">
            <text:p>0.022632388486047</text:p>
          </table:table-cell>
          <table:table-cell table:formula="of:=[.G586]*[.G586]" office:value-type="float" office:value="0.000512225008583353" calcext:value-type="float">
            <text:p>0.000512225008583</text:p>
          </table:table-cell>
          <table:table-cell table:formula="of:=([.F586]-[.F585])/([.F585]+0.0000000000001)" office:value-type="float" office:value="0.145499505070906" calcext:value-type="float">
            <text:p>0.145499505070906</text:p>
          </table:table-cell>
          <table:table-cell table:formula="of:=ABS([.J586])" office:value-type="float" office:value="0.145499505070906" calcext:value-type="float">
            <text:p>0.145499505070906</text:p>
          </table:table-cell>
          <table:table-cell table:formula="of:=[.J586]*[.J586]" office:value-type="float" office:value="0.0211701059758787" calcext:value-type="float">
            <text:p>0.021170105975879</text:p>
          </table:table-cell>
        </table:table-row>
        <table:table-row table:style-name="ro1">
          <table:table-cell table:style-name="ce1" office:value-type="string" calcext:value-type="string">
            <text:p>3/18/2017</text:p>
          </table:table-cell>
          <table:table-cell office:value-type="float" office:value="1489795200" calcext:value-type="float">
            <text:p>1489795200</text:p>
          </table:table-cell>
          <table:table-cell office:value-type="float" office:value="22588280322" calcext:value-type="float">
            <text:p>22588280322</text:p>
          </table:table-cell>
          <table:table-cell table:formula="of:=[.C587]/10^9" office:value-type="float" office:value="22.588280322" calcext:value-type="float">
            <text:p>22.588280322</text:p>
          </table:table-cell>
          <table:table-cell office:value-type="float" office:value="34" calcext:value-type="float">
            <text:p>34</text:p>
          </table:table-cell>
          <table:table-cell table:formula="of:=[.E587]*[.D587]" office:value-type="float" office:value="768.001530948" calcext:value-type="float">
            <text:p>768.001530948</text:p>
          </table:table-cell>
          <table:table-cell table:formula="of:=([.E587]-[.E586])/([.E586]+0.0000000000001)" office:value-type="float" office:value="-0.235611510791366" calcext:value-type="float">
            <text:p>-0.235611510791366</text:p>
          </table:table-cell>
          <table:table-cell table:formula="of:=ABS([.G587])" office:value-type="float" office:value="0.235611510791366" calcext:value-type="float">
            <text:p>0.235611510791366</text:p>
          </table:table-cell>
          <table:table-cell table:formula="of:=[.G587]*[.G587]" office:value-type="float" office:value="0.0555127840173901" calcext:value-type="float">
            <text:p>0.05551278401739</text:p>
          </table:table-cell>
          <table:table-cell table:formula="of:=([.F587]-[.F586])/([.F586]+0.0000000000001)" office:value-type="float" office:value="-0.368221745269998" calcext:value-type="float">
            <text:p>-0.368221745269998</text:p>
          </table:table-cell>
          <table:table-cell table:formula="of:=ABS([.J587])" office:value-type="float" office:value="0.368221745269998" calcext:value-type="float">
            <text:p>0.368221745269998</text:p>
          </table:table-cell>
          <table:table-cell table:formula="of:=[.J587]*[.J587]" office:value-type="float" office:value="0.135587253689683" calcext:value-type="float">
            <text:p>0.135587253689683</text:p>
          </table:table-cell>
        </table:table-row>
        <table:table-row table:style-name="ro1">
          <table:table-cell table:style-name="ce1" office:value-type="string" calcext:value-type="string">
            <text:p>3/19/2017</text:p>
          </table:table-cell>
          <table:table-cell office:value-type="float" office:value="1489881600" calcext:value-type="float">
            <text:p>1489881600</text:p>
          </table:table-cell>
          <table:table-cell office:value-type="float" office:value="22676654708" calcext:value-type="float">
            <text:p>22676654708</text:p>
          </table:table-cell>
          <table:table-cell table:formula="of:=[.C588]/10^9" office:value-type="float" office:value="22.676654708" calcext:value-type="float">
            <text:p>22.676654708</text:p>
          </table:table-cell>
          <table:table-cell office:value-type="float" office:value="43.12" calcext:value-type="float">
            <text:p>43.12</text:p>
          </table:table-cell>
          <table:table-cell table:formula="of:=[.E588]*[.D588]" office:value-type="float" office:value="977.81735100896" calcext:value-type="float">
            <text:p>977.81735100896</text:p>
          </table:table-cell>
          <table:table-cell table:formula="of:=([.E588]-[.E587])/([.E587]+0.0000000000001)" office:value-type="float" office:value="0.268235294117646" calcext:value-type="float">
            <text:p>0.268235294117646</text:p>
          </table:table-cell>
          <table:table-cell table:formula="of:=ABS([.G588])" office:value-type="float" office:value="0.268235294117646" calcext:value-type="float">
            <text:p>0.268235294117646</text:p>
          </table:table-cell>
          <table:table-cell table:formula="of:=[.G588]*[.G588]" office:value-type="float" office:value="0.0719501730103802" calcext:value-type="float">
            <text:p>0.07195017301038</text:p>
          </table:table-cell>
          <table:table-cell table:formula="of:=([.F588]-[.F587])/([.F587]+0.0000000000001)" office:value-type="float" office:value="0.273197137773891" calcext:value-type="float">
            <text:p>0.273197137773891</text:p>
          </table:table-cell>
          <table:table-cell table:formula="of:=ABS([.J588])" office:value-type="float" office:value="0.273197137773891" calcext:value-type="float">
            <text:p>0.273197137773891</text:p>
          </table:table-cell>
          <table:table-cell table:formula="of:=[.J588]*[.J588]" office:value-type="float" office:value="0.0746366760878464" calcext:value-type="float">
            <text:p>0.074636676087847</text:p>
          </table:table-cell>
        </table:table-row>
        <table:table-row table:style-name="ro1">
          <table:table-cell table:style-name="ce1" office:value-type="string" calcext:value-type="string">
            <text:p>3/20/2017</text:p>
          </table:table-cell>
          <table:table-cell office:value-type="float" office:value="1489968000" calcext:value-type="float">
            <text:p>1489968000</text:p>
          </table:table-cell>
          <table:table-cell office:value-type="float" office:value="22485861954" calcext:value-type="float">
            <text:p>22485861954</text:p>
          </table:table-cell>
          <table:table-cell table:formula="of:=[.C589]/10^9" office:value-type="float" office:value="22.485861954" calcext:value-type="float">
            <text:p>22.485861954</text:p>
          </table:table-cell>
          <table:table-cell office:value-type="float" office:value="42.51" calcext:value-type="float">
            <text:p>42.51</text:p>
          </table:table-cell>
          <table:table-cell table:formula="of:=[.E589]*[.D589]" office:value-type="float" office:value="955.87399166454" calcext:value-type="float">
            <text:p>955.87399166454</text:p>
          </table:table-cell>
          <table:table-cell table:formula="of:=([.E589]-[.E588])/([.E588]+0.0000000000001)" office:value-type="float" office:value="-0.0141465677179962" calcext:value-type="float">
            <text:p>-0.014146567717996</text:p>
          </table:table-cell>
          <table:table-cell table:formula="of:=ABS([.G589])" office:value-type="float" office:value="0.0141465677179962" calcext:value-type="float">
            <text:p>0.014146567717996</text:p>
          </table:table-cell>
          <table:table-cell table:formula="of:=[.G589]*[.G589]" office:value-type="float" office:value="0.000200125378199853" calcext:value-type="float">
            <text:p>0.0002001253782</text:p>
          </table:table-cell>
          <table:table-cell table:formula="of:=([.F589]-[.F588])/([.F588]+0.0000000000001)" office:value-type="float" office:value="-0.0224411638040354" calcext:value-type="float">
            <text:p>-0.022441163804035</text:p>
          </table:table-cell>
          <table:table-cell table:formula="of:=ABS([.J589])" office:value-type="float" office:value="0.0224411638040354" calcext:value-type="float">
            <text:p>0.022441163804035</text:p>
          </table:table-cell>
          <table:table-cell table:formula="of:=[.J589]*[.J589]" office:value-type="float" office:value="0.000503605832879549" calcext:value-type="float">
            <text:p>0.00050360583288</text:p>
          </table:table-cell>
        </table:table-row>
        <table:table-row table:style-name="ro1">
          <table:table-cell table:style-name="ce1" office:value-type="string" calcext:value-type="string">
            <text:p>3/21/2017</text:p>
          </table:table-cell>
          <table:table-cell office:value-type="float" office:value="1490054400" calcext:value-type="float">
            <text:p>1490054400</text:p>
          </table:table-cell>
          <table:table-cell office:value-type="float" office:value="22401666063" calcext:value-type="float">
            <text:p>22401666063</text:p>
          </table:table-cell>
          <table:table-cell table:formula="of:=[.C590]/10^9" office:value-type="float" office:value="22.401666063" calcext:value-type="float">
            <text:p>22.401666063</text:p>
          </table:table-cell>
          <table:table-cell office:value-type="float" office:value="42.67" calcext:value-type="float">
            <text:p>42.67</text:p>
          </table:table-cell>
          <table:table-cell table:formula="of:=[.E590]*[.D590]" office:value-type="float" office:value="955.87909090821" calcext:value-type="float">
            <text:p>955.87909090821</text:p>
          </table:table-cell>
          <table:table-cell table:formula="of:=([.E590]-[.E589])/([.E589]+0.0000000000001)" office:value-type="float" office:value="0.00376382027758182" calcext:value-type="float">
            <text:p>0.003763820277582</text:p>
          </table:table-cell>
          <table:table-cell table:formula="of:=ABS([.G590])" office:value-type="float" office:value="0.00376382027758182" calcext:value-type="float">
            <text:p>0.003763820277582</text:p>
          </table:table-cell>
          <table:table-cell table:formula="of:=[.G590]*[.G590]" office:value-type="float" office:value="0.0000141663430819361" calcext:value-type="float">
            <text:p>1.41663430819361E-05</text:p>
          </table:table-cell>
          <table:table-cell table:formula="of:=([.F590]-[.F589])/([.F589]+0.0000000000001)" office:value-type="float" office:value="0.0000053346400410041" calcext:value-type="float">
            <text:p>5.3346400410041E-06</text:p>
          </table:table-cell>
          <table:table-cell table:formula="of:=ABS([.J590])" office:value-type="float" office:value="0.0000053346400410041" calcext:value-type="float">
            <text:p>5.3346400410041E-06</text:p>
          </table:table-cell>
          <table:table-cell table:formula="of:=[.J590]*[.J590]" office:value-type="float" office:value="0.0000000000284583843670842" calcext:value-type="float">
            <text:p>2.84583843670842E-11</text:p>
          </table:table-cell>
        </table:table-row>
        <table:table-row table:style-name="ro1">
          <table:table-cell table:style-name="ce1" office:value-type="string" calcext:value-type="string">
            <text:p>3/22/2017</text:p>
          </table:table-cell>
          <table:table-cell office:value-type="float" office:value="1490140800" calcext:value-type="float">
            <text:p>1490140800</text:p>
          </table:table-cell>
          <table:table-cell office:value-type="float" office:value="22752454613" calcext:value-type="float">
            <text:p>22752454613</text:p>
          </table:table-cell>
          <table:table-cell table:formula="of:=[.C591]/10^9" office:value-type="float" office:value="22.752454613" calcext:value-type="float">
            <text:p>22.752454613</text:p>
          </table:table-cell>
          <table:table-cell office:value-type="float" office:value="41.65" calcext:value-type="float">
            <text:p>41.65</text:p>
          </table:table-cell>
          <table:table-cell table:formula="of:=[.E591]*[.D591]" office:value-type="float" office:value="947.63973463145" calcext:value-type="float">
            <text:p>947.63973463145</text:p>
          </table:table-cell>
          <table:table-cell table:formula="of:=([.E591]-[.E590])/([.E590]+0.0000000000001)" office:value-type="float" office:value="-0.0239043824701195" calcext:value-type="float">
            <text:p>-0.02390438247012</text:p>
          </table:table-cell>
          <table:table-cell table:formula="of:=ABS([.G591])" office:value-type="float" office:value="0.0239043824701195" calcext:value-type="float">
            <text:p>0.02390438247012</text:p>
          </table:table-cell>
          <table:table-cell table:formula="of:=[.G591]*[.G591]" office:value-type="float" office:value="0.000571419501277758" calcext:value-type="float">
            <text:p>0.000571419501278</text:p>
          </table:table-cell>
          <table:table-cell table:formula="of:=([.F591]-[.F590])/([.F590]+0.0000000000001)" office:value-type="float" office:value="-0.00861966367412808" calcext:value-type="float">
            <text:p>-0.008619663674128</text:p>
          </table:table-cell>
          <table:table-cell table:formula="of:=ABS([.J591])" office:value-type="float" office:value="0.00861966367412808" calcext:value-type="float">
            <text:p>0.008619663674128</text:p>
          </table:table-cell>
          <table:table-cell table:formula="of:=[.J591]*[.J591]" office:value-type="float" office:value="0.0000742986018550833" calcext:value-type="float">
            <text:p>7.42986018550833E-05</text:p>
          </table:table-cell>
        </table:table-row>
        <table:table-row table:style-name="ro1">
          <table:table-cell table:style-name="ce1" office:value-type="string" calcext:value-type="string">
            <text:p>3/23/2017</text:p>
          </table:table-cell>
          <table:table-cell office:value-type="float" office:value="1490227200" calcext:value-type="float">
            <text:p>1490227200</text:p>
          </table:table-cell>
          <table:table-cell office:value-type="float" office:value="22541771175" calcext:value-type="float">
            <text:p>22541771175</text:p>
          </table:table-cell>
          <table:table-cell table:formula="of:=[.C592]/10^9" office:value-type="float" office:value="22.541771175" calcext:value-type="float">
            <text:p>22.541771175</text:p>
          </table:table-cell>
          <table:table-cell office:value-type="float" office:value="43.2" calcext:value-type="float">
            <text:p>43.2</text:p>
          </table:table-cell>
          <table:table-cell table:formula="of:=[.E592]*[.D592]" office:value-type="float" office:value="973.80451476" calcext:value-type="float">
            <text:p>973.80451476</text:p>
          </table:table-cell>
          <table:table-cell table:formula="of:=([.E592]-[.E591])/([.E591]+0.0000000000001)" office:value-type="float" office:value="0.0372148859543818" calcext:value-type="float">
            <text:p>0.037214885954382</text:p>
          </table:table-cell>
          <table:table-cell table:formula="of:=ABS([.G592])" office:value-type="float" office:value="0.0372148859543818" calcext:value-type="float">
            <text:p>0.037214885954382</text:p>
          </table:table-cell>
          <table:table-cell table:formula="of:=[.G592]*[.G592]" office:value-type="float" office:value="0.00138494773659764" calcext:value-type="float">
            <text:p>0.001384947736598</text:p>
          </table:table-cell>
          <table:table-cell table:formula="of:=([.F592]-[.F591])/([.F591]+0.0000000000001)" office:value-type="float" office:value="0.0276104717566807" calcext:value-type="float">
            <text:p>0.027610471756681</text:p>
          </table:table-cell>
          <table:table-cell table:formula="of:=ABS([.J592])" office:value-type="float" office:value="0.0276104717566807" calcext:value-type="float">
            <text:p>0.027610471756681</text:p>
          </table:table-cell>
          <table:table-cell table:formula="of:=[.J592]*[.J592]" office:value-type="float" office:value="0.000762338150626465" calcext:value-type="float">
            <text:p>0.000762338150626</text:p>
          </table:table-cell>
        </table:table-row>
        <table:table-row table:style-name="ro1">
          <table:table-cell table:style-name="ce1" office:value-type="string" calcext:value-type="string">
            <text:p>3/24/2017</text:p>
          </table:table-cell>
          <table:table-cell office:value-type="float" office:value="1490313600" calcext:value-type="float">
            <text:p>1490313600</text:p>
          </table:table-cell>
          <table:table-cell office:value-type="float" office:value="27441833681" calcext:value-type="float">
            <text:p>27441833681</text:p>
          </table:table-cell>
          <table:table-cell table:formula="of:=[.C593]/10^9" office:value-type="float" office:value="27.441833681" calcext:value-type="float">
            <text:p>27.441833681</text:p>
          </table:table-cell>
          <table:table-cell office:value-type="float" office:value="53.19" calcext:value-type="float">
            <text:p>53.19</text:p>
          </table:table-cell>
          <table:table-cell table:formula="of:=[.E593]*[.D593]" office:value-type="float" office:value="1459.63113349239" calcext:value-type="float">
            <text:p>1459.63113349239</text:p>
          </table:table-cell>
          <table:table-cell table:formula="of:=([.E593]-[.E592])/([.E592]+0.0000000000001)" office:value-type="float" office:value="0.231249999999999" calcext:value-type="float">
            <text:p>0.231249999999999</text:p>
          </table:table-cell>
          <table:table-cell table:formula="of:=ABS([.G593])" office:value-type="float" office:value="0.231249999999999" calcext:value-type="float">
            <text:p>0.231249999999999</text:p>
          </table:table-cell>
          <table:table-cell table:formula="of:=[.G593]*[.G593]" office:value-type="float" office:value="0.0534765624999997" calcext:value-type="float">
            <text:p>0.0534765625</text:p>
          </table:table-cell>
          <table:table-cell table:formula="of:=([.F593]-[.F592])/([.F592]+0.0000000000001)" office:value-type="float" office:value="0.498895426513939" calcext:value-type="float">
            <text:p>0.498895426513939</text:p>
          </table:table-cell>
          <table:table-cell table:formula="of:=ABS([.J593])" office:value-type="float" office:value="0.498895426513939" calcext:value-type="float">
            <text:p>0.498895426513939</text:p>
          </table:table-cell>
          <table:table-cell table:formula="of:=[.J593]*[.J593]" office:value-type="float" office:value="0.248896646596525" calcext:value-type="float">
            <text:p>0.248896646596525</text:p>
          </table:table-cell>
        </table:table-row>
        <table:table-row table:style-name="ro1">
          <table:table-cell table:style-name="ce1" office:value-type="string" calcext:value-type="string">
            <text:p>3/25/2017</text:p>
          </table:table-cell>
          <table:table-cell office:value-type="float" office:value="1490400000" calcext:value-type="float">
            <text:p>1490400000</text:p>
          </table:table-cell>
          <table:table-cell office:value-type="float" office:value="23012529660" calcext:value-type="float">
            <text:p>23012529660</text:p>
          </table:table-cell>
          <table:table-cell table:formula="of:=[.C594]/10^9" office:value-type="float" office:value="23.01252966" calcext:value-type="float">
            <text:p>23.01252966</text:p>
          </table:table-cell>
          <table:table-cell office:value-type="float" office:value="50.62" calcext:value-type="float">
            <text:p>50.62</text:p>
          </table:table-cell>
          <table:table-cell table:formula="of:=[.E594]*[.D594]" office:value-type="float" office:value="1164.8942513892" calcext:value-type="float">
            <text:p>1164.8942513892</text:p>
          </table:table-cell>
          <table:table-cell table:formula="of:=([.E594]-[.E593])/([.E593]+0.0000000000001)" office:value-type="float" office:value="-0.0483173528858807" calcext:value-type="float">
            <text:p>-0.048317352885881</text:p>
          </table:table-cell>
          <table:table-cell table:formula="of:=ABS([.G594])" office:value-type="float" office:value="0.0483173528858807" calcext:value-type="float">
            <text:p>0.048317352885881</text:p>
          </table:table-cell>
          <table:table-cell table:formula="of:=[.G594]*[.G594]" office:value-type="float" office:value="0.00233456658989873" calcext:value-type="float">
            <text:p>0.002334566589899</text:p>
          </table:table-cell>
          <table:table-cell table:formula="of:=([.F594]-[.F593])/([.F593]+0.0000000000001)" office:value-type="float" office:value="-0.201925592939352" calcext:value-type="float">
            <text:p>-0.201925592939352</text:p>
          </table:table-cell>
          <table:table-cell table:formula="of:=ABS([.J594])" office:value-type="float" office:value="0.201925592939352" calcext:value-type="float">
            <text:p>0.201925592939352</text:p>
          </table:table-cell>
          <table:table-cell table:formula="of:=[.J594]*[.J594]" office:value-type="float" office:value="0.0407739450839091" calcext:value-type="float">
            <text:p>0.040773945083909</text:p>
          </table:table-cell>
        </table:table-row>
        <table:table-row table:style-name="ro1">
          <table:table-cell table:style-name="ce1" office:value-type="string" calcext:value-type="string">
            <text:p>3/26/2017</text:p>
          </table:table-cell>
          <table:table-cell office:value-type="float" office:value="1490486400" calcext:value-type="float">
            <text:p>1490486400</text:p>
          </table:table-cell>
          <table:table-cell office:value-type="float" office:value="22249849693" calcext:value-type="float">
            <text:p>22249849693</text:p>
          </table:table-cell>
          <table:table-cell table:formula="of:=[.C595]/10^9" office:value-type="float" office:value="22.249849693" calcext:value-type="float">
            <text:p>22.249849693</text:p>
          </table:table-cell>
          <table:table-cell office:value-type="float" office:value="50.63" calcext:value-type="float">
            <text:p>50.63</text:p>
          </table:table-cell>
          <table:table-cell table:formula="of:=[.E595]*[.D595]" office:value-type="float" office:value="1126.50988995659" calcext:value-type="float">
            <text:p>1126.50988995659</text:p>
          </table:table-cell>
          <table:table-cell table:formula="of:=([.E595]-[.E594])/([.E594]+0.0000000000001)" office:value-type="float" office:value="0.000197550375345814" calcext:value-type="float">
            <text:p>0.000197550375346</text:p>
          </table:table-cell>
          <table:table-cell table:formula="of:=ABS([.G595])" office:value-type="float" office:value="0.000197550375345814" calcext:value-type="float">
            <text:p>0.000197550375346</text:p>
          </table:table-cell>
          <table:table-cell table:formula="of:=[.G595]*[.G595]" office:value-type="float" office:value="0.0000000390261507992719" calcext:value-type="float">
            <text:p>3.90261507992719E-08</text:p>
          </table:table-cell>
          <table:table-cell table:formula="of:=([.F595]-[.F594])/([.F594]+0.0000000000001)" office:value-type="float" office:value="-0.0329509407285977" calcext:value-type="float">
            <text:p>-0.032950940728598</text:p>
          </table:table-cell>
          <table:table-cell table:formula="of:=ABS([.J595])" office:value-type="float" office:value="0.0329509407285977" calcext:value-type="float">
            <text:p>0.032950940728598</text:p>
          </table:table-cell>
          <table:table-cell table:formula="of:=[.J595]*[.J595]" office:value-type="float" office:value="0.00108576449489956" calcext:value-type="float">
            <text:p>0.0010857644949</text:p>
          </table:table-cell>
        </table:table-row>
        <table:table-row table:style-name="ro1">
          <table:table-cell table:style-name="ce1" office:value-type="string" calcext:value-type="string">
            <text:p>3/27/2017</text:p>
          </table:table-cell>
          <table:table-cell office:value-type="float" office:value="1490572800" calcext:value-type="float">
            <text:p>1490572800</text:p>
          </table:table-cell>
          <table:table-cell office:value-type="float" office:value="22247794560" calcext:value-type="float">
            <text:p>22247794560</text:p>
          </table:table-cell>
          <table:table-cell table:formula="of:=[.C596]/10^9" office:value-type="float" office:value="22.24779456" calcext:value-type="float">
            <text:p>22.24779456</text:p>
          </table:table-cell>
          <table:table-cell office:value-type="float" office:value="49.06" calcext:value-type="float">
            <text:p>49.06</text:p>
          </table:table-cell>
          <table:table-cell table:formula="of:=[.E596]*[.D596]" office:value-type="float" office:value="1091.4768011136" calcext:value-type="float">
            <text:p>1091.4768011136</text:p>
          </table:table-cell>
          <table:table-cell table:formula="of:=([.E596]-[.E595])/([.E595]+0.0000000000001)" office:value-type="float" office:value="-0.0310092830337744" calcext:value-type="float">
            <text:p>-0.031009283033774</text:p>
          </table:table-cell>
          <table:table-cell table:formula="of:=ABS([.G596])" office:value-type="float" office:value="0.0310092830337744" calcext:value-type="float">
            <text:p>0.031009283033774</text:p>
          </table:table-cell>
          <table:table-cell table:formula="of:=[.G596]*[.G596]" office:value-type="float" office:value="0.000961575634268728" calcext:value-type="float">
            <text:p>0.000961575634269</text:p>
          </table:table-cell>
          <table:table-cell table:formula="of:=([.F596]-[.F595])/([.F595]+0.0000000000001)" office:value-type="float" office:value="-0.0310987849776801" calcext:value-type="float">
            <text:p>-0.03109878497768</text:p>
          </table:table-cell>
          <table:table-cell table:formula="of:=ABS([.J596])" office:value-type="float" office:value="0.0310987849776801" calcext:value-type="float">
            <text:p>0.03109878497768</text:p>
          </table:table-cell>
          <table:table-cell table:formula="of:=[.J596]*[.J596]" office:value-type="float" office:value="0.000967134427087982" calcext:value-type="float">
            <text:p>0.000967134427088</text:p>
          </table:table-cell>
        </table:table-row>
        <table:table-row table:style-name="ro1">
          <table:table-cell table:style-name="ce1" office:value-type="string" calcext:value-type="string">
            <text:p>3/28/2017</text:p>
          </table:table-cell>
          <table:table-cell office:value-type="float" office:value="1490659200" calcext:value-type="float">
            <text:p>1490659200</text:p>
          </table:table-cell>
          <table:table-cell office:value-type="float" office:value="22247087954" calcext:value-type="float">
            <text:p>22247087954</text:p>
          </table:table-cell>
          <table:table-cell table:formula="of:=[.C597]/10^9" office:value-type="float" office:value="22.247087954" calcext:value-type="float">
            <text:p>22.247087954</text:p>
          </table:table-cell>
          <table:table-cell office:value-type="float" office:value="50.25" calcext:value-type="float">
            <text:p>50.25</text:p>
          </table:table-cell>
          <table:table-cell table:formula="of:=[.E597]*[.D597]" office:value-type="float" office:value="1117.9161696885" calcext:value-type="float">
            <text:p>1117.9161696885</text:p>
          </table:table-cell>
          <table:table-cell table:formula="of:=([.E597]-[.E596])/([.E596]+0.0000000000001)" office:value-type="float" office:value="0.0242560130452506" calcext:value-type="float">
            <text:p>0.024256013045251</text:p>
          </table:table-cell>
          <table:table-cell table:formula="of:=ABS([.G597])" office:value-type="float" office:value="0.0242560130452506" calcext:value-type="float">
            <text:p>0.024256013045251</text:p>
          </table:table-cell>
          <table:table-cell table:formula="of:=[.G597]*[.G597]" office:value-type="float" office:value="0.000588354168851368" calcext:value-type="float">
            <text:p>0.000588354168851</text:p>
          </table:table-cell>
          <table:table-cell table:formula="of:=([.F597]-[.F596])/([.F596]+0.0000000000001)" office:value-type="float" office:value="0.0242234819355984" calcext:value-type="float">
            <text:p>0.024223481935599</text:p>
          </table:table-cell>
          <table:table-cell table:formula="of:=ABS([.J597])" office:value-type="float" office:value="0.0242234819355984" calcext:value-type="float">
            <text:p>0.024223481935599</text:p>
          </table:table-cell>
          <table:table-cell table:formula="of:=[.J597]*[.J597]" office:value-type="float" office:value="0.000586777077084264" calcext:value-type="float">
            <text:p>0.000586777077084</text:p>
          </table:table-cell>
        </table:table-row>
        <table:table-row table:style-name="ro1">
          <table:table-cell table:style-name="ce1" office:value-type="string" calcext:value-type="string">
            <text:p>3/29/2017</text:p>
          </table:table-cell>
          <table:table-cell office:value-type="float" office:value="1490745600" calcext:value-type="float">
            <text:p>1490745600</text:p>
          </table:table-cell>
          <table:table-cell office:value-type="float" office:value="22264312196" calcext:value-type="float">
            <text:p>22264312196</text:p>
          </table:table-cell>
          <table:table-cell table:formula="of:=[.C598]/10^9" office:value-type="float" office:value="22.264312196" calcext:value-type="float">
            <text:p>22.264312196</text:p>
          </table:table-cell>
          <table:table-cell office:value-type="float" office:value="53.07" calcext:value-type="float">
            <text:p>53.07</text:p>
          </table:table-cell>
          <table:table-cell table:formula="of:=[.E598]*[.D598]" office:value-type="float" office:value="1181.56704824172" calcext:value-type="float">
            <text:p>1181.56704824172</text:p>
          </table:table-cell>
          <table:table-cell table:formula="of:=([.E598]-[.E597])/([.E597]+0.0000000000001)" office:value-type="float" office:value="0.0561194029850745" calcext:value-type="float">
            <text:p>0.056119402985075</text:p>
          </table:table-cell>
          <table:table-cell table:formula="of:=ABS([.G598])" office:value-type="float" office:value="0.0561194029850745" calcext:value-type="float">
            <text:p>0.056119402985075</text:p>
          </table:table-cell>
          <table:table-cell table:formula="of:=[.G598]*[.G598]" office:value-type="float" office:value="0.00314938739140119" calcext:value-type="float">
            <text:p>0.003149387391401</text:p>
          </table:table-cell>
          <table:table-cell table:formula="of:=([.F598]-[.F597])/([.F597]+0.0000000000001)" office:value-type="float" office:value="0.0569370765707376" calcext:value-type="float">
            <text:p>0.056937076570738</text:p>
          </table:table-cell>
          <table:table-cell table:formula="of:=ABS([.J598])" office:value-type="float" office:value="0.0569370765707376" calcext:value-type="float">
            <text:p>0.056937076570738</text:p>
          </table:table-cell>
          <table:table-cell table:formula="of:=[.J598]*[.J598]" office:value-type="float" office:value="0.00324183068842204" calcext:value-type="float">
            <text:p>0.003241830688422</text:p>
          </table:table-cell>
        </table:table-row>
        <table:table-row table:style-name="ro1">
          <table:table-cell table:style-name="ce1" office:value-type="string" calcext:value-type="string">
            <text:p>3/30/2017</text:p>
          </table:table-cell>
          <table:table-cell office:value-type="float" office:value="1490832000" calcext:value-type="float">
            <text:p>1490832000</text:p>
          </table:table-cell>
          <table:table-cell office:value-type="float" office:value="22337722011" calcext:value-type="float">
            <text:p>22337722011</text:p>
          </table:table-cell>
          <table:table-cell table:formula="of:=[.C599]/10^9" office:value-type="float" office:value="22.337722011" calcext:value-type="float">
            <text:p>22.337722011</text:p>
          </table:table-cell>
          <table:table-cell office:value-type="float" office:value="51.91" calcext:value-type="float">
            <text:p>51.91</text:p>
          </table:table-cell>
          <table:table-cell table:formula="of:=[.E599]*[.D599]" office:value-type="float" office:value="1159.55114959101" calcext:value-type="float">
            <text:p>1159.55114959101</text:p>
          </table:table-cell>
          <table:table-cell table:formula="of:=([.E599]-[.E598])/([.E598]+0.0000000000001)" office:value-type="float" office:value="-0.0218579234972678" calcext:value-type="float">
            <text:p>-0.021857923497268</text:p>
          </table:table-cell>
          <table:table-cell table:formula="of:=ABS([.G599])" office:value-type="float" office:value="0.0218579234972678" calcext:value-type="float">
            <text:p>0.021857923497268</text:p>
          </table:table-cell>
          <table:table-cell table:formula="of:=[.G599]*[.G599]" office:value-type="float" office:value="0.000477768819612411" calcext:value-type="float">
            <text:p>0.000477768819612</text:p>
          </table:table-cell>
          <table:table-cell table:formula="of:=([.F599]-[.F598])/([.F598]+0.0000000000001)" office:value-type="float" office:value="-0.0186327967451966" calcext:value-type="float">
            <text:p>-0.018632796745197</text:p>
          </table:table-cell>
          <table:table-cell table:formula="of:=ABS([.J599])" office:value-type="float" office:value="0.0186327967451966" calcext:value-type="float">
            <text:p>0.018632796745197</text:p>
          </table:table-cell>
          <table:table-cell table:formula="of:=[.J599]*[.J599]" office:value-type="float" office:value="0.00034718111454781" calcext:value-type="float">
            <text:p>0.000347181114548</text:p>
          </table:table-cell>
        </table:table-row>
        <table:table-row table:style-name="ro1">
          <table:table-cell table:style-name="ce1" office:value-type="string" calcext:value-type="string">
            <text:p>3/31/2017</text:p>
          </table:table-cell>
          <table:table-cell office:value-type="float" office:value="1490918400" calcext:value-type="float">
            <text:p>1490918400</text:p>
          </table:table-cell>
          <table:table-cell office:value-type="float" office:value="22421222086" calcext:value-type="float">
            <text:p>22421222086</text:p>
          </table:table-cell>
          <table:table-cell table:formula="of:=[.C600]/10^9" office:value-type="float" office:value="22.421222086" calcext:value-type="float">
            <text:p>22.421222086</text:p>
          </table:table-cell>
          <table:table-cell office:value-type="float" office:value="49.91" calcext:value-type="float">
            <text:p>49.91</text:p>
          </table:table-cell>
          <table:table-cell table:formula="of:=[.E600]*[.D600]" office:value-type="float" office:value="1119.04319431226" calcext:value-type="float">
            <text:p>1119.04319431226</text:p>
          </table:table-cell>
          <table:table-cell table:formula="of:=([.E600]-[.E599])/([.E599]+0.0000000000001)" office:value-type="float" office:value="-0.0385282219225582" calcext:value-type="float">
            <text:p>-0.038528221922558</text:p>
          </table:table-cell>
          <table:table-cell table:formula="of:=ABS([.G600])" office:value-type="float" office:value="0.0385282219225582" calcext:value-type="float">
            <text:p>0.038528221922558</text:p>
          </table:table-cell>
          <table:table-cell table:formula="of:=[.G600]*[.G600]" office:value-type="float" office:value="0.00148442388451389" calcext:value-type="float">
            <text:p>0.001484423884514</text:p>
          </table:table-cell>
          <table:table-cell table:formula="of:=([.F600]-[.F599])/([.F599]+0.0000000000001)" office:value-type="float" office:value="-0.0349341685298125" calcext:value-type="float">
            <text:p>-0.034934168529813</text:p>
          </table:table-cell>
          <table:table-cell table:formula="of:=ABS([.J600])" office:value-type="float" office:value="0.0349341685298125" calcext:value-type="float">
            <text:p>0.034934168529813</text:p>
          </table:table-cell>
          <table:table-cell table:formula="of:=[.J600]*[.J600]" office:value-type="float" office:value="0.00122039613086934" calcext:value-type="float">
            <text:p>0.001220396130869</text:p>
          </table:table-cell>
        </table:table-row>
        <table:table-row table:style-name="ro1">
          <table:table-cell table:style-name="ce1" office:value-type="string" calcext:value-type="string">
            <text:p>4/1/2017</text:p>
          </table:table-cell>
          <table:table-cell office:value-type="float" office:value="1491004800" calcext:value-type="float">
            <text:p>1491004800</text:p>
          </table:table-cell>
          <table:table-cell office:value-type="float" office:value="22145659410" calcext:value-type="float">
            <text:p>22145659410</text:p>
          </table:table-cell>
          <table:table-cell table:formula="of:=[.C601]/10^9" office:value-type="float" office:value="22.14565941" calcext:value-type="float">
            <text:p>22.14565941</text:p>
          </table:table-cell>
          <table:table-cell office:value-type="float" office:value="50.6" calcext:value-type="float">
            <text:p>50.6</text:p>
          </table:table-cell>
          <table:table-cell table:formula="of:=[.E601]*[.D601]" office:value-type="float" office:value="1120.570366146" calcext:value-type="float">
            <text:p>1120.570366146</text:p>
          </table:table-cell>
          <table:table-cell table:formula="of:=([.E601]-[.E600])/([.E600]+0.0000000000001)" office:value-type="float" office:value="0.0138248847926268" calcext:value-type="float">
            <text:p>0.013824884792627</text:p>
          </table:table-cell>
          <table:table-cell table:formula="of:=ABS([.G601])" office:value-type="float" office:value="0.0138248847926268" calcext:value-type="float">
            <text:p>0.013824884792627</text:p>
          </table:table-cell>
          <table:table-cell table:formula="of:=[.G601]*[.G601]" office:value-type="float" office:value="0.000191127439529404" calcext:value-type="float">
            <text:p>0.000191127439529</text:p>
          </table:table-cell>
          <table:table-cell table:formula="of:=([.F601]-[.F600])/([.F600]+0.0000000000001)" office:value-type="float" office:value="0.00136471214114186" calcext:value-type="float">
            <text:p>0.001364712141142</text:p>
          </table:table-cell>
          <table:table-cell table:formula="of:=ABS([.J601])" office:value-type="float" office:value="0.00136471214114186" calcext:value-type="float">
            <text:p>0.001364712141142</text:p>
          </table:table-cell>
          <table:table-cell table:formula="of:=[.J601]*[.J601]" office:value-type="float" office:value="0.00000186243922818" calcext:value-type="float">
            <text:p>1.86243922818E-06</text:p>
          </table:table-cell>
        </table:table-row>
        <table:table-row table:style-name="ro1">
          <table:table-cell table:style-name="ce1" office:value-type="string" calcext:value-type="string">
            <text:p>4/2/2017</text:p>
          </table:table-cell>
          <table:table-cell office:value-type="float" office:value="1491091200" calcext:value-type="float">
            <text:p>1491091200</text:p>
          </table:table-cell>
          <table:table-cell office:value-type="float" office:value="22176202916" calcext:value-type="float">
            <text:p>22176202916</text:p>
          </table:table-cell>
          <table:table-cell table:formula="of:=[.C602]/10^9" office:value-type="float" office:value="22.176202916" calcext:value-type="float">
            <text:p>22.176202916</text:p>
          </table:table-cell>
          <table:table-cell office:value-type="float" office:value="48.55" calcext:value-type="float">
            <text:p>48.55</text:p>
          </table:table-cell>
          <table:table-cell table:formula="of:=[.E602]*[.D602]" office:value-type="float" office:value="1076.6546515718" calcext:value-type="float">
            <text:p>1076.6546515718</text:p>
          </table:table-cell>
          <table:table-cell table:formula="of:=([.E602]-[.E601])/([.E601]+0.0000000000001)" office:value-type="float" office:value="-0.0405138339920949" calcext:value-type="float">
            <text:p>-0.040513833992095</text:p>
          </table:table-cell>
          <table:table-cell table:formula="of:=ABS([.G602])" office:value-type="float" office:value="0.0405138339920949" calcext:value-type="float">
            <text:p>0.040513833992095</text:p>
          </table:table-cell>
          <table:table-cell table:formula="of:=[.G602]*[.G602]" office:value-type="float" office:value="0.00164137074473902" calcext:value-type="float">
            <text:p>0.001641370744739</text:p>
          </table:table-cell>
          <table:table-cell table:formula="of:=([.F602]-[.F601])/([.F601]+0.0000000000001)" office:value-type="float" office:value="-0.0391905014633218" calcext:value-type="float">
            <text:p>-0.039190501463322</text:p>
          </table:table-cell>
          <table:table-cell table:formula="of:=ABS([.J602])" office:value-type="float" office:value="0.0391905014633218" calcext:value-type="float">
            <text:p>0.039190501463322</text:p>
          </table:table-cell>
          <table:table-cell table:formula="of:=[.J602]*[.J602]" office:value-type="float" office:value="0.00153589540494663" calcext:value-type="float">
            <text:p>0.001535895404947</text:p>
          </table:table-cell>
        </table:table-row>
        <table:table-row table:style-name="ro1">
          <table:table-cell table:style-name="ce1" office:value-type="string" calcext:value-type="string">
            <text:p>4/3/2017</text:p>
          </table:table-cell>
          <table:table-cell office:value-type="float" office:value="1491177600" calcext:value-type="float">
            <text:p>1491177600</text:p>
          </table:table-cell>
          <table:table-cell office:value-type="float" office:value="22176569227" calcext:value-type="float">
            <text:p>22176569227</text:p>
          </table:table-cell>
          <table:table-cell table:formula="of:=[.C603]/10^9" office:value-type="float" office:value="22.176569227" calcext:value-type="float">
            <text:p>22.176569227</text:p>
          </table:table-cell>
          <table:table-cell office:value-type="float" office:value="44.13" calcext:value-type="float">
            <text:p>44.13</text:p>
          </table:table-cell>
          <table:table-cell table:formula="of:=[.E603]*[.D603]" office:value-type="float" office:value="978.65199998751" calcext:value-type="float">
            <text:p>978.65199998751</text:p>
          </table:table-cell>
          <table:table-cell table:formula="of:=([.E603]-[.E602])/([.E602]+0.0000000000001)" office:value-type="float" office:value="-0.0910401647785785" calcext:value-type="float">
            <text:p>-0.091040164778579</text:p>
          </table:table-cell>
          <table:table-cell table:formula="of:=ABS([.G603])" office:value-type="float" office:value="0.0910401647785785" calcext:value-type="float">
            <text:p>0.091040164778579</text:p>
          </table:table-cell>
          <table:table-cell table:formula="of:=[.G603]*[.G603]" office:value-type="float" office:value="0.00828831160291072" calcext:value-type="float">
            <text:p>0.008288311602911</text:p>
          </table:table-cell>
          <table:table-cell table:formula="of:=([.F603]-[.F602])/([.F602]+0.0000000000001)" office:value-type="float" office:value="-0.0910251503963843" calcext:value-type="float">
            <text:p>-0.091025150396384</text:p>
          </table:table-cell>
          <table:table-cell table:formula="of:=ABS([.J603])" office:value-type="float" office:value="0.0910251503963843" calcext:value-type="float">
            <text:p>0.091025150396384</text:p>
          </table:table-cell>
          <table:table-cell table:formula="of:=[.J603]*[.J603]" office:value-type="float" office:value="0.00828557800468439" calcext:value-type="float">
            <text:p>0.008285578004684</text:p>
          </table:table-cell>
        </table:table-row>
        <table:table-row table:style-name="ro1">
          <table:table-cell table:style-name="ce1" office:value-type="string" calcext:value-type="string">
            <text:p>4/4/2017</text:p>
          </table:table-cell>
          <table:table-cell office:value-type="float" office:value="1491264000" calcext:value-type="float">
            <text:p>1491264000</text:p>
          </table:table-cell>
          <table:table-cell office:value-type="float" office:value="22335006404" calcext:value-type="float">
            <text:p>22335006404</text:p>
          </table:table-cell>
          <table:table-cell table:formula="of:=[.C604]/10^9" office:value-type="float" office:value="22.335006404" calcext:value-type="float">
            <text:p>22.335006404</text:p>
          </table:table-cell>
          <table:table-cell office:value-type="float" office:value="44.43" calcext:value-type="float">
            <text:p>44.43</text:p>
          </table:table-cell>
          <table:table-cell table:formula="of:=[.E604]*[.D604]" office:value-type="float" office:value="992.34433452972" calcext:value-type="float">
            <text:p>992.34433452972</text:p>
          </table:table-cell>
          <table:table-cell table:formula="of:=([.E604]-[.E603])/([.E603]+0.0000000000001)" office:value-type="float" office:value="0.00679809653297069" calcext:value-type="float">
            <text:p>0.006798096532971</text:p>
          </table:table-cell>
          <table:table-cell table:formula="of:=ABS([.G604])" office:value-type="float" office:value="0.00679809653297069" calcext:value-type="float">
            <text:p>0.006798096532971</text:p>
          </table:table-cell>
          <table:table-cell table:formula="of:=[.G604]*[.G604]" office:value-type="float" office:value="0.0000462141164715881" calcext:value-type="float">
            <text:p>4.62141164715881E-05</text:p>
          </table:table-cell>
          <table:table-cell table:formula="of:=([.F604]-[.F603])/([.F603]+0.0000000000001)" office:value-type="float" office:value="0.0139910147247281" calcext:value-type="float">
            <text:p>0.013991014724728</text:p>
          </table:table-cell>
          <table:table-cell table:formula="of:=ABS([.J604])" office:value-type="float" office:value="0.0139910147247281" calcext:value-type="float">
            <text:p>0.013991014724728</text:p>
          </table:table-cell>
          <table:table-cell table:formula="of:=[.J604]*[.J604]" office:value-type="float" office:value="0.000195748493027559" calcext:value-type="float">
            <text:p>0.000195748493028</text:p>
          </table:table-cell>
        </table:table-row>
        <table:table-row table:style-name="ro1">
          <table:table-cell table:style-name="ce1" office:value-type="string" calcext:value-type="string">
            <text:p>4/5/2017</text:p>
          </table:table-cell>
          <table:table-cell office:value-type="float" office:value="1491350400" calcext:value-type="float">
            <text:p>1491350400</text:p>
          </table:table-cell>
          <table:table-cell office:value-type="float" office:value="22438228964" calcext:value-type="float">
            <text:p>22438228964</text:p>
          </table:table-cell>
          <table:table-cell table:formula="of:=[.C605]/10^9" office:value-type="float" office:value="22.438228964" calcext:value-type="float">
            <text:p>22.438228964</text:p>
          </table:table-cell>
          <table:table-cell office:value-type="float" office:value="44.9" calcext:value-type="float">
            <text:p>44.9</text:p>
          </table:table-cell>
          <table:table-cell table:formula="of:=[.E605]*[.D605]" office:value-type="float" office:value="1007.4764804836" calcext:value-type="float">
            <text:p>1007.4764804836</text:p>
          </table:table-cell>
          <table:table-cell table:formula="of:=([.E605]-[.E604])/([.E604]+0.0000000000001)" office:value-type="float" office:value="0.0105784379923475" calcext:value-type="float">
            <text:p>0.010578437992348</text:p>
          </table:table-cell>
          <table:table-cell table:formula="of:=ABS([.G605])" office:value-type="float" office:value="0.0105784379923475" calcext:value-type="float">
            <text:p>0.010578437992348</text:p>
          </table:table-cell>
          <table:table-cell table:formula="of:=[.G605]*[.G605]" office:value-type="float" office:value="0.00011190335035794" calcext:value-type="float">
            <text:p>0.000111903350358</text:p>
          </table:table-cell>
          <table:table-cell table:formula="of:=([.F605]-[.F604])/([.F604]+0.0000000000001)" office:value-type="float" office:value="0.0152488863263891" calcext:value-type="float">
            <text:p>0.015248886326389</text:p>
          </table:table-cell>
          <table:table-cell table:formula="of:=ABS([.J605])" office:value-type="float" office:value="0.0152488863263891" calcext:value-type="float">
            <text:p>0.015248886326389</text:p>
          </table:table-cell>
          <table:table-cell table:formula="of:=[.J605]*[.J605]" office:value-type="float" office:value="0.000232528534195135" calcext:value-type="float">
            <text:p>0.000232528534195</text:p>
          </table:table-cell>
        </table:table-row>
        <table:table-row table:style-name="ro1">
          <table:table-cell table:style-name="ce1" office:value-type="string" calcext:value-type="string">
            <text:p>4/6/2017</text:p>
          </table:table-cell>
          <table:table-cell office:value-type="float" office:value="1491436800" calcext:value-type="float">
            <text:p>1491436800</text:p>
          </table:table-cell>
          <table:table-cell office:value-type="float" office:value="22774967565" calcext:value-type="float">
            <text:p>22774967565</text:p>
          </table:table-cell>
          <table:table-cell table:formula="of:=[.C606]/10^9" office:value-type="float" office:value="22.774967565" calcext:value-type="float">
            <text:p>22.774967565</text:p>
          </table:table-cell>
          <table:table-cell office:value-type="float" office:value="43.23" calcext:value-type="float">
            <text:p>43.23</text:p>
          </table:table-cell>
          <table:table-cell table:formula="of:=[.E606]*[.D606]" office:value-type="float" office:value="984.56184783495" calcext:value-type="float">
            <text:p>984.56184783495</text:p>
          </table:table-cell>
          <table:table-cell table:formula="of:=([.E606]-[.E605])/([.E605]+0.0000000000001)" office:value-type="float" office:value="-0.0371937639198218" calcext:value-type="float">
            <text:p>-0.037193763919822</text:p>
          </table:table-cell>
          <table:table-cell table:formula="of:=ABS([.G606])" office:value-type="float" office:value="0.0371937639198218" calcext:value-type="float">
            <text:p>0.037193763919822</text:p>
          </table:table-cell>
          <table:table-cell table:formula="of:=[.G606]*[.G606]" office:value-type="float" office:value="0.00138337607452344" calcext:value-type="float">
            <text:p>0.001383376074523</text:p>
          </table:table-cell>
          <table:table-cell table:formula="of:=([.F606]-[.F605])/([.F605]+0.0000000000001)" office:value-type="float" office:value="-0.022744583216127" calcext:value-type="float">
            <text:p>-0.022744583216127</text:p>
          </table:table-cell>
          <table:table-cell table:formula="of:=ABS([.J606])" office:value-type="float" office:value="0.022744583216127" calcext:value-type="float">
            <text:p>0.022744583216127</text:p>
          </table:table-cell>
          <table:table-cell table:formula="of:=[.J606]*[.J606]" office:value-type="float" office:value="0.000517316065675327" calcext:value-type="float">
            <text:p>0.000517316065675</text:p>
          </table:table-cell>
        </table:table-row>
        <table:table-row table:style-name="ro1">
          <table:table-cell table:style-name="ce1" office:value-type="string" calcext:value-type="string">
            <text:p>4/7/2017</text:p>
          </table:table-cell>
          <table:table-cell office:value-type="float" office:value="1491523200" calcext:value-type="float">
            <text:p>1491523200</text:p>
          </table:table-cell>
          <table:table-cell office:value-type="float" office:value="22133175527" calcext:value-type="float">
            <text:p>22133175527</text:p>
          </table:table-cell>
          <table:table-cell table:formula="of:=[.C607]/10^9" office:value-type="float" office:value="22.133175527" calcext:value-type="float">
            <text:p>22.133175527</text:p>
          </table:table-cell>
          <table:table-cell office:value-type="float" office:value="42.31" calcext:value-type="float">
            <text:p>42.31</text:p>
          </table:table-cell>
          <table:table-cell table:formula="of:=[.E607]*[.D607]" office:value-type="float" office:value="936.45465654737" calcext:value-type="float">
            <text:p>936.45465654737</text:p>
          </table:table-cell>
          <table:table-cell table:formula="of:=([.E607]-[.E606])/([.E606]+0.0000000000001)" office:value-type="float" office:value="-0.0212815174647234" calcext:value-type="float">
            <text:p>-0.021281517464723</text:p>
          </table:table-cell>
          <table:table-cell table:formula="of:=ABS([.G607])" office:value-type="float" office:value="0.0212815174647234" calcext:value-type="float">
            <text:p>0.021281517464723</text:p>
          </table:table-cell>
          <table:table-cell table:formula="of:=[.G607]*[.G607]" office:value-type="float" office:value="0.000452902985601327" calcext:value-type="float">
            <text:p>0.000452902985601</text:p>
          </table:table-cell>
          <table:table-cell table:formula="of:=([.F607]-[.F606])/([.F606]+0.0000000000001)" office:value-type="float" office:value="-0.0488615229133321" calcext:value-type="float">
            <text:p>-0.048861522913332</text:p>
          </table:table-cell>
          <table:table-cell table:formula="of:=ABS([.J607])" office:value-type="float" office:value="0.0488615229133321" calcext:value-type="float">
            <text:p>0.048861522913332</text:p>
          </table:table-cell>
          <table:table-cell table:formula="of:=[.J607]*[.J607]" office:value-type="float" office:value="0.00238744842141008" calcext:value-type="float">
            <text:p>0.00238744842141</text:p>
          </table:table-cell>
        </table:table-row>
        <table:table-row table:style-name="ro1">
          <table:table-cell table:style-name="ce1" office:value-type="string" calcext:value-type="string">
            <text:p>4/8/2017</text:p>
          </table:table-cell>
          <table:table-cell office:value-type="float" office:value="1491609600" calcext:value-type="float">
            <text:p>1491609600</text:p>
          </table:table-cell>
          <table:table-cell office:value-type="float" office:value="22134943280" calcext:value-type="float">
            <text:p>22134943280</text:p>
          </table:table-cell>
          <table:table-cell table:formula="of:=[.C608]/10^9" office:value-type="float" office:value="22.13494328" calcext:value-type="float">
            <text:p>22.13494328</text:p>
          </table:table-cell>
          <table:table-cell office:value-type="float" office:value="44.37" calcext:value-type="float">
            <text:p>44.37</text:p>
          </table:table-cell>
          <table:table-cell table:formula="of:=[.E608]*[.D608]" office:value-type="float" office:value="982.1274333336" calcext:value-type="float">
            <text:p>982.1274333336</text:p>
          </table:table-cell>
          <table:table-cell table:formula="of:=([.E608]-[.E607])/([.E607]+0.0000000000001)" office:value-type="float" office:value="0.0486882533679979" calcext:value-type="float">
            <text:p>0.048688253367998</text:p>
          </table:table-cell>
          <table:table-cell table:formula="of:=ABS([.G608])" office:value-type="float" office:value="0.0486882533679979" calcext:value-type="float">
            <text:p>0.048688253367998</text:p>
          </table:table-cell>
          <table:table-cell table:formula="of:=[.G608]*[.G608]" office:value-type="float" office:value="0.00237054601602636" calcext:value-type="float">
            <text:p>0.002370546016026</text:p>
          </table:table-cell>
          <table:table-cell table:formula="of:=([.F608]-[.F607])/([.F607]+0.0000000000001)" office:value-type="float" office:value="0.0487720109744788" calcext:value-type="float">
            <text:p>0.048772010974479</text:p>
          </table:table-cell>
          <table:table-cell table:formula="of:=ABS([.J608])" office:value-type="float" office:value="0.0487720109744788" calcext:value-type="float">
            <text:p>0.048772010974479</text:p>
          </table:table-cell>
          <table:table-cell table:formula="of:=[.J608]*[.J608]" office:value-type="float" office:value="0.00237870905449468" calcext:value-type="float">
            <text:p>0.002378709054495</text:p>
          </table:table-cell>
        </table:table-row>
        <table:table-row table:style-name="ro1">
          <table:table-cell table:style-name="ce1" office:value-type="string" calcext:value-type="string">
            <text:p>4/9/2017</text:p>
          </table:table-cell>
          <table:table-cell office:value-type="float" office:value="1491696000" calcext:value-type="float">
            <text:p>1491696000</text:p>
          </table:table-cell>
          <table:table-cell office:value-type="float" office:value="21963656913" calcext:value-type="float">
            <text:p>21963656913</text:p>
          </table:table-cell>
          <table:table-cell table:formula="of:=[.C609]/10^9" office:value-type="float" office:value="21.963656913" calcext:value-type="float">
            <text:p>21.963656913</text:p>
          </table:table-cell>
          <table:table-cell office:value-type="float" office:value="43.72" calcext:value-type="float">
            <text:p>43.72</text:p>
          </table:table-cell>
          <table:table-cell table:formula="of:=[.E609]*[.D609]" office:value-type="float" office:value="960.25108023636" calcext:value-type="float">
            <text:p>960.25108023636</text:p>
          </table:table-cell>
          <table:table-cell table:formula="of:=([.E609]-[.E608])/([.E608]+0.0000000000001)" office:value-type="float" office:value="-0.0146495379761099" calcext:value-type="float">
            <text:p>-0.01464953797611</text:p>
          </table:table-cell>
          <table:table-cell table:formula="of:=ABS([.G609])" office:value-type="float" office:value="0.0146495379761099" calcext:value-type="float">
            <text:p>0.01464953797611</text:p>
          </table:table-cell>
          <table:table-cell table:formula="of:=[.G609]*[.G609]" office:value-type="float" office:value="0.000214608962913487" calcext:value-type="float">
            <text:p>0.000214608962913</text:p>
          </table:table-cell>
          <table:table-cell table:formula="of:=([.F609]-[.F608])/([.F608]+0.0000000000001)" office:value-type="float" office:value="-0.0222744547751669" calcext:value-type="float">
            <text:p>-0.022274454775167</text:p>
          </table:table-cell>
          <table:table-cell table:formula="of:=ABS([.J609])" office:value-type="float" office:value="0.0222744547751669" calcext:value-type="float">
            <text:p>0.022274454775167</text:p>
          </table:table-cell>
          <table:table-cell table:formula="of:=[.J609]*[.J609]" office:value-type="float" office:value="0.000496151335530954" calcext:value-type="float">
            <text:p>0.000496151335531</text:p>
          </table:table-cell>
        </table:table-row>
        <table:table-row table:style-name="ro1">
          <table:table-cell table:style-name="ce1" office:value-type="string" calcext:value-type="string">
            <text:p>4/10/2017</text:p>
          </table:table-cell>
          <table:table-cell office:value-type="float" office:value="1491782400" calcext:value-type="float">
            <text:p>1491782400</text:p>
          </table:table-cell>
          <table:table-cell office:value-type="float" office:value="22330645586" calcext:value-type="float">
            <text:p>22330645586</text:p>
          </table:table-cell>
          <table:table-cell table:formula="of:=[.C610]/10^9" office:value-type="float" office:value="22.330645586" calcext:value-type="float">
            <text:p>22.330645586</text:p>
          </table:table-cell>
          <table:table-cell office:value-type="float" office:value="43.74" calcext:value-type="float">
            <text:p>43.74</text:p>
          </table:table-cell>
          <table:table-cell table:formula="of:=[.E610]*[.D610]" office:value-type="float" office:value="976.74243793164" calcext:value-type="float">
            <text:p>976.74243793164</text:p>
          </table:table-cell>
          <table:table-cell table:formula="of:=([.E610]-[.E609])/([.E609]+0.0000000000001)" office:value-type="float" office:value="0.000457456541628616" calcext:value-type="float">
            <text:p>0.000457456541629</text:p>
          </table:table-cell>
          <table:table-cell table:formula="of:=ABS([.G610])" office:value-type="float" office:value="0.000457456541628616" calcext:value-type="float">
            <text:p>0.000457456541629</text:p>
          </table:table-cell>
          <table:table-cell table:formula="of:=[.G610]*[.G610]" office:value-type="float" office:value="0.000000209266487478813" calcext:value-type="float">
            <text:p>2.09266487478813E-07</text:p>
          </table:table-cell>
          <table:table-cell table:formula="of:=([.F610]-[.F609])/([.F609]+0.0000000000001)" office:value-type="float" office:value="0.0171740058769012" calcext:value-type="float">
            <text:p>0.017174005876901</text:p>
          </table:table-cell>
          <table:table-cell table:formula="of:=ABS([.J610])" office:value-type="float" office:value="0.0171740058769012" calcext:value-type="float">
            <text:p>0.017174005876901</text:p>
          </table:table-cell>
          <table:table-cell table:formula="of:=[.J610]*[.J610]" office:value-type="float" office:value="0.000294946477859835" calcext:value-type="float">
            <text:p>0.00029494647786</text:p>
          </table:table-cell>
        </table:table-row>
        <table:table-row table:style-name="ro1">
          <table:table-cell table:style-name="ce1" office:value-type="string" calcext:value-type="string">
            <text:p>4/11/2017</text:p>
          </table:table-cell>
          <table:table-cell office:value-type="float" office:value="1491868800" calcext:value-type="float">
            <text:p>1491868800</text:p>
          </table:table-cell>
          <table:table-cell office:value-type="float" office:value="22007626117" calcext:value-type="float">
            <text:p>22007626117</text:p>
          </table:table-cell>
          <table:table-cell table:formula="of:=[.C611]/10^9" office:value-type="float" office:value="22.007626117" calcext:value-type="float">
            <text:p>22.007626117</text:p>
          </table:table-cell>
          <table:table-cell office:value-type="float" office:value="43.74" calcext:value-type="float">
            <text:p>43.74</text:p>
          </table:table-cell>
          <table:table-cell table:formula="of:=[.E611]*[.D611]" office:value-type="float" office:value="962.61356635758" calcext:value-type="float">
            <text:p>962.61356635758</text:p>
          </table:table-cell>
          <table:table-cell table:formula="of:=([.E611]-[.E610])/([.E610]+0.0000000000001)" office:value-type="float" office:value="0" calcext:value-type="float">
            <text:p>0</text:p>
          </table:table-cell>
          <table:table-cell table:formula="of:=ABS([.G611])" office:value-type="float" office:value="0" calcext:value-type="float">
            <text:p>0</text:p>
          </table:table-cell>
          <table:table-cell table:formula="of:=[.G611]*[.G611]" office:value-type="float" office:value="0" calcext:value-type="float">
            <text:p>0</text:p>
          </table:table-cell>
          <table:table-cell table:formula="of:=([.F611]-[.F610])/([.F610]+0.0000000000001)" office:value-type="float" office:value="-0.0144652991672803" calcext:value-type="float">
            <text:p>-0.01446529916728</text:p>
          </table:table-cell>
          <table:table-cell table:formula="of:=ABS([.J611])" office:value-type="float" office:value="0.0144652991672803" calcext:value-type="float">
            <text:p>0.01446529916728</text:p>
          </table:table-cell>
          <table:table-cell table:formula="of:=[.J611]*[.J611]" office:value-type="float" office:value="0.00020924487999892" calcext:value-type="float">
            <text:p>0.000209244879999</text:p>
          </table:table-cell>
        </table:table-row>
        <table:table-row table:style-name="ro1">
          <table:table-cell table:style-name="ce1" office:value-type="string" calcext:value-type="string">
            <text:p>4/12/2017</text:p>
          </table:table-cell>
          <table:table-cell office:value-type="float" office:value="1491955200" calcext:value-type="float">
            <text:p>1491955200</text:p>
          </table:table-cell>
          <table:table-cell office:value-type="float" office:value="23067711028" calcext:value-type="float">
            <text:p>23067711028</text:p>
          </table:table-cell>
          <table:table-cell table:formula="of:=[.C612]/10^9" office:value-type="float" office:value="23.067711028" calcext:value-type="float">
            <text:p>23.067711028</text:p>
          </table:table-cell>
          <table:table-cell office:value-type="float" office:value="46.38" calcext:value-type="float">
            <text:p>46.38</text:p>
          </table:table-cell>
          <table:table-cell table:formula="of:=[.E612]*[.D612]" office:value-type="float" office:value="1069.88043747864" calcext:value-type="float">
            <text:p>1069.88043747864</text:p>
          </table:table-cell>
          <table:table-cell table:formula="of:=([.E612]-[.E611])/([.E611]+0.0000000000001)" office:value-type="float" office:value="0.0603566529492454" calcext:value-type="float">
            <text:p>0.060356652949246</text:p>
          </table:table-cell>
          <table:table-cell table:formula="of:=ABS([.G612])" office:value-type="float" office:value="0.0603566529492454" calcext:value-type="float">
            <text:p>0.060356652949246</text:p>
          </table:table-cell>
          <table:table-cell table:formula="of:=[.G612]*[.G612]" office:value-type="float" office:value="0.00364292555523566" calcext:value-type="float">
            <text:p>0.003642925555236</text:p>
          </table:table-cell>
          <table:table-cell table:formula="of:=([.F612]-[.F611])/([.F611]+0.0000000000001)" office:value-type="float" office:value="0.111432951778298" calcext:value-type="float">
            <text:p>0.111432951778298</text:p>
          </table:table-cell>
          <table:table-cell table:formula="of:=ABS([.J612])" office:value-type="float" office:value="0.111432951778298" calcext:value-type="float">
            <text:p>0.111432951778298</text:p>
          </table:table-cell>
          <table:table-cell table:formula="of:=[.J612]*[.J612]" office:value-type="float" office:value="0.0124173027420245" calcext:value-type="float">
            <text:p>0.012417302742025</text:p>
          </table:table-cell>
        </table:table-row>
        <table:table-row table:style-name="ro1">
          <table:table-cell table:style-name="ce1" office:value-type="string" calcext:value-type="string">
            <text:p>4/13/2017</text:p>
          </table:table-cell>
          <table:table-cell office:value-type="float" office:value="1492041600" calcext:value-type="float">
            <text:p>1492041600</text:p>
          </table:table-cell>
          <table:table-cell office:value-type="float" office:value="22310955741" calcext:value-type="float">
            <text:p>22310955741</text:p>
          </table:table-cell>
          <table:table-cell table:formula="of:=[.C613]/10^9" office:value-type="float" office:value="22.310955741" calcext:value-type="float">
            <text:p>22.310955741</text:p>
          </table:table-cell>
          <table:table-cell office:value-type="float" office:value="49.97" calcext:value-type="float">
            <text:p>49.97</text:p>
          </table:table-cell>
          <table:table-cell table:formula="of:=[.E613]*[.D613]" office:value-type="float" office:value="1114.87845837777" calcext:value-type="float">
            <text:p>1114.87845837777</text:p>
          </table:table-cell>
          <table:table-cell table:formula="of:=([.E613]-[.E612])/([.E612]+0.0000000000001)" office:value-type="float" office:value="0.0774040534713236" calcext:value-type="float">
            <text:p>0.077404053471324</text:p>
          </table:table-cell>
          <table:table-cell table:formula="of:=ABS([.G613])" office:value-type="float" office:value="0.0774040534713236" calcext:value-type="float">
            <text:p>0.077404053471324</text:p>
          </table:table-cell>
          <table:table-cell table:formula="of:=[.G613]*[.G613]" office:value-type="float" office:value="0.00599138749379152" calcext:value-type="float">
            <text:p>0.005991387493792</text:p>
          </table:table-cell>
          <table:table-cell table:formula="of:=([.F613]-[.F612])/([.F612]+0.0000000000001)" office:value-type="float" office:value="0.0420589248319892" calcext:value-type="float">
            <text:p>0.042058924831989</text:p>
          </table:table-cell>
          <table:table-cell table:formula="of:=ABS([.J613])" office:value-type="float" office:value="0.0420589248319892" calcext:value-type="float">
            <text:p>0.042058924831989</text:p>
          </table:table-cell>
          <table:table-cell table:formula="of:=[.J613]*[.J613]" office:value-type="float" office:value="0.00176895315802292" calcext:value-type="float">
            <text:p>0.001768953158023</text:p>
          </table:table-cell>
        </table:table-row>
        <table:table-row table:style-name="ro1">
          <table:table-cell table:style-name="ce1" office:value-type="string" calcext:value-type="string">
            <text:p>4/14/2017</text:p>
          </table:table-cell>
          <table:table-cell office:value-type="float" office:value="1492128000" calcext:value-type="float">
            <text:p>1492128000</text:p>
          </table:table-cell>
          <table:table-cell office:value-type="float" office:value="22257379067" calcext:value-type="float">
            <text:p>22257379067</text:p>
          </table:table-cell>
          <table:table-cell table:formula="of:=[.C614]/10^9" office:value-type="float" office:value="22.257379067" calcext:value-type="float">
            <text:p>22.257379067</text:p>
          </table:table-cell>
          <table:table-cell office:value-type="float" office:value="47.32" calcext:value-type="float">
            <text:p>47.32</text:p>
          </table:table-cell>
          <table:table-cell table:formula="of:=[.E614]*[.D614]" office:value-type="float" office:value="1053.21917745044" calcext:value-type="float">
            <text:p>1053.21917745044</text:p>
          </table:table-cell>
          <table:table-cell table:formula="of:=([.E614]-[.E613])/([.E613]+0.0000000000001)" office:value-type="float" office:value="-0.0530318190914547" calcext:value-type="float">
            <text:p>-0.053031819091455</text:p>
          </table:table-cell>
          <table:table-cell table:formula="of:=ABS([.G614])" office:value-type="float" office:value="0.0530318190914547" calcext:value-type="float">
            <text:p>0.053031819091455</text:p>
          </table:table-cell>
          <table:table-cell table:formula="of:=[.G614]*[.G614]" office:value-type="float" office:value="0.00281237383614878" calcext:value-type="float">
            <text:p>0.002812373836149</text:p>
          </table:table-cell>
          <table:table-cell table:formula="of:=([.F614]-[.F613])/([.F613]+0.0000000000001)" office:value-type="float" office:value="-0.0553058321864509" calcext:value-type="float">
            <text:p>-0.055305832186451</text:p>
          </table:table-cell>
          <table:table-cell table:formula="of:=ABS([.J614])" office:value-type="float" office:value="0.0553058321864509" calcext:value-type="float">
            <text:p>0.055305832186451</text:p>
          </table:table-cell>
          <table:table-cell table:formula="of:=[.J614]*[.J614]" office:value-type="float" office:value="0.00305873507383586" calcext:value-type="float">
            <text:p>0.003058735073836</text:p>
          </table:table-cell>
        </table:table-row>
        <table:table-row table:style-name="ro1">
          <table:table-cell table:style-name="ce1" office:value-type="string" calcext:value-type="string">
            <text:p>4/15/2017</text:p>
          </table:table-cell>
          <table:table-cell office:value-type="float" office:value="1492214400" calcext:value-type="float">
            <text:p>1492214400</text:p>
          </table:table-cell>
          <table:table-cell office:value-type="float" office:value="22240477959" calcext:value-type="float">
            <text:p>22240477959</text:p>
          </table:table-cell>
          <table:table-cell table:formula="of:=[.C615]/10^9" office:value-type="float" office:value="22.240477959" calcext:value-type="float">
            <text:p>22.240477959</text:p>
          </table:table-cell>
          <table:table-cell office:value-type="float" office:value="48.89" calcext:value-type="float">
            <text:p>48.89</text:p>
          </table:table-cell>
          <table:table-cell table:formula="of:=[.E615]*[.D615]" office:value-type="float" office:value="1087.33696741551" calcext:value-type="float">
            <text:p>1087.33696741551</text:p>
          </table:table-cell>
          <table:table-cell table:formula="of:=([.E615]-[.E614])/([.E614]+0.0000000000001)" office:value-type="float" office:value="0.033178360101437" calcext:value-type="float">
            <text:p>0.033178360101437</text:p>
          </table:table-cell>
          <table:table-cell table:formula="of:=ABS([.G615])" office:value-type="float" office:value="0.033178360101437" calcext:value-type="float">
            <text:p>0.033178360101437</text:p>
          </table:table-cell>
          <table:table-cell table:formula="of:=[.G615]*[.G615]" office:value-type="float" office:value="0.00110080357902062" calcext:value-type="float">
            <text:p>0.001100803579021</text:p>
          </table:table-cell>
          <table:table-cell table:formula="of:=([.F615]-[.F614])/([.F614]+0.0000000000001)" office:value-type="float" office:value="0.0323938176360024" calcext:value-type="float">
            <text:p>0.032393817636002</text:p>
          </table:table-cell>
          <table:table-cell table:formula="of:=ABS([.J615])" office:value-type="float" office:value="0.0323938176360024" calcext:value-type="float">
            <text:p>0.032393817636002</text:p>
          </table:table-cell>
          <table:table-cell table:formula="of:=[.J615]*[.J615]" office:value-type="float" office:value="0.00104935942103458" calcext:value-type="float">
            <text:p>0.001049359421035</text:p>
          </table:table-cell>
        </table:table-row>
        <table:table-row table:style-name="ro1">
          <table:table-cell table:style-name="ce1" office:value-type="string" calcext:value-type="string">
            <text:p>4/16/2017</text:p>
          </table:table-cell>
          <table:table-cell office:value-type="float" office:value="1492300800" calcext:value-type="float">
            <text:p>1492300800</text:p>
          </table:table-cell>
          <table:table-cell office:value-type="float" office:value="22100218538" calcext:value-type="float">
            <text:p>22100218538</text:p>
          </table:table-cell>
          <table:table-cell table:formula="of:=[.C616]/10^9" office:value-type="float" office:value="22.100218538" calcext:value-type="float">
            <text:p>22.100218538</text:p>
          </table:table-cell>
          <table:table-cell office:value-type="float" office:value="48.22" calcext:value-type="float">
            <text:p>48.22</text:p>
          </table:table-cell>
          <table:table-cell table:formula="of:=[.E616]*[.D616]" office:value-type="float" office:value="1065.67253790236" calcext:value-type="float">
            <text:p>1065.67253790236</text:p>
          </table:table-cell>
          <table:table-cell table:formula="of:=([.E616]-[.E615])/([.E615]+0.0000000000001)" office:value-type="float" office:value="-0.0137042339946819" calcext:value-type="float">
            <text:p>-0.013704233994682</text:p>
          </table:table-cell>
          <table:table-cell table:formula="of:=ABS([.G616])" office:value-type="float" office:value="0.0137042339946819" calcext:value-type="float">
            <text:p>0.013704233994682</text:p>
          </table:table-cell>
          <table:table-cell table:formula="of:=[.G616]*[.G616]" office:value-type="float" office:value="0.000187806029380996" calcext:value-type="float">
            <text:p>0.000187806029381</text:p>
          </table:table-cell>
          <table:table-cell table:formula="of:=([.F616]-[.F615])/([.F615]+0.0000000000001)" office:value-type="float" office:value="-0.0199243014469049" calcext:value-type="float">
            <text:p>-0.019924301446905</text:p>
          </table:table-cell>
          <table:table-cell table:formula="of:=ABS([.J616])" office:value-type="float" office:value="0.0199243014469049" calcext:value-type="float">
            <text:p>0.019924301446905</text:p>
          </table:table-cell>
          <table:table-cell table:formula="of:=[.J616]*[.J616]" office:value-type="float" office:value="0.000396977788147137" calcext:value-type="float">
            <text:p>0.000396977788147</text:p>
          </table:table-cell>
        </table:table-row>
        <table:table-row table:style-name="ro1">
          <table:table-cell table:style-name="ce1" office:value-type="string" calcext:value-type="string">
            <text:p>4/17/2017</text:p>
          </table:table-cell>
          <table:table-cell office:value-type="float" office:value="1492387200" calcext:value-type="float">
            <text:p>1492387200</text:p>
          </table:table-cell>
          <table:table-cell office:value-type="float" office:value="22255010723" calcext:value-type="float">
            <text:p>22255010723</text:p>
          </table:table-cell>
          <table:table-cell table:formula="of:=[.C617]/10^9" office:value-type="float" office:value="22.255010723" calcext:value-type="float">
            <text:p>22.255010723</text:p>
          </table:table-cell>
          <table:table-cell office:value-type="float" office:value="47.94" calcext:value-type="float">
            <text:p>47.94</text:p>
          </table:table-cell>
          <table:table-cell table:formula="of:=[.E617]*[.D617]" office:value-type="float" office:value="1066.90521406062" calcext:value-type="float">
            <text:p>1066.90521406062</text:p>
          </table:table-cell>
          <table:table-cell table:formula="of:=([.E617]-[.E616])/([.E616]+0.0000000000001)" office:value-type="float" office:value="-0.00580671920364995" calcext:value-type="float">
            <text:p>-0.00580671920365</text:p>
          </table:table-cell>
          <table:table-cell table:formula="of:=ABS([.G617])" office:value-type="float" office:value="0.00580671920364995" calcext:value-type="float">
            <text:p>0.00580671920365</text:p>
          </table:table-cell>
          <table:table-cell table:formula="of:=[.G617]*[.G617]" office:value-type="float" office:value="0.0000337179879100371" calcext:value-type="float">
            <text:p>3.37179879100371E-05</text:p>
          </table:table-cell>
          <table:table-cell table:formula="of:=([.F617]-[.F616])/([.F616]+0.0000000000001)" office:value-type="float" office:value="0.00115671194895055" calcext:value-type="float">
            <text:p>0.001156711948951</text:p>
          </table:table-cell>
          <table:table-cell table:formula="of:=ABS([.J617])" office:value-type="float" office:value="0.00115671194895055" calcext:value-type="float">
            <text:p>0.001156711948951</text:p>
          </table:table-cell>
          <table:table-cell table:formula="of:=[.J617]*[.J617]" office:value-type="float" office:value="0.00000133798253284498" calcext:value-type="float">
            <text:p>1.33798253284498E-06</text:p>
          </table:table-cell>
        </table:table-row>
        <table:table-row table:style-name="ro1">
          <table:table-cell table:style-name="ce1" office:value-type="string" calcext:value-type="string">
            <text:p>4/18/2017</text:p>
          </table:table-cell>
          <table:table-cell office:value-type="float" office:value="1492473600" calcext:value-type="float">
            <text:p>1492473600</text:p>
          </table:table-cell>
          <table:table-cell office:value-type="float" office:value="22747420158" calcext:value-type="float">
            <text:p>22747420158</text:p>
          </table:table-cell>
          <table:table-cell table:formula="of:=[.C618]/10^9" office:value-type="float" office:value="22.747420158" calcext:value-type="float">
            <text:p>22.747420158</text:p>
          </table:table-cell>
          <table:table-cell office:value-type="float" office:value="49.88" calcext:value-type="float">
            <text:p>49.88</text:p>
          </table:table-cell>
          <table:table-cell table:formula="of:=[.E618]*[.D618]" office:value-type="float" office:value="1134.64131748104" calcext:value-type="float">
            <text:p>1134.64131748104</text:p>
          </table:table-cell>
          <table:table-cell table:formula="of:=([.E618]-[.E617])/([.E617]+0.0000000000001)" office:value-type="float" office:value="0.0404672507300793" calcext:value-type="float">
            <text:p>0.040467250730079</text:p>
          </table:table-cell>
          <table:table-cell table:formula="of:=ABS([.G618])" office:value-type="float" office:value="0.0404672507300793" calcext:value-type="float">
            <text:p>0.040467250730079</text:p>
          </table:table-cell>
          <table:table-cell table:formula="of:=[.G618]*[.G618]" office:value-type="float" office:value="0.0016375983816511" calcext:value-type="float">
            <text:p>0.001637598381651</text:p>
          </table:table-cell>
          <table:table-cell table:formula="of:=([.F618]-[.F617])/([.F617]+0.0000000000001)" office:value-type="float" office:value="0.0634883985266299" calcext:value-type="float">
            <text:p>0.06348839852663</text:p>
          </table:table-cell>
          <table:table-cell table:formula="of:=ABS([.J618])" office:value-type="float" office:value="0.0634883985266299" calcext:value-type="float">
            <text:p>0.06348839852663</text:p>
          </table:table-cell>
          <table:table-cell table:formula="of:=[.J618]*[.J618]" office:value-type="float" office:value="0.00403077674747618" calcext:value-type="float">
            <text:p>0.004030776747476</text:p>
          </table:table-cell>
        </table:table-row>
        <table:table-row table:style-name="ro1">
          <table:table-cell table:style-name="ce1" office:value-type="string" calcext:value-type="string">
            <text:p>4/19/2017</text:p>
          </table:table-cell>
          <table:table-cell office:value-type="float" office:value="1492560000" calcext:value-type="float">
            <text:p>1492560000</text:p>
          </table:table-cell>
          <table:table-cell office:value-type="float" office:value="22626922333" calcext:value-type="float">
            <text:p>22626922333</text:p>
          </table:table-cell>
          <table:table-cell table:formula="of:=[.C619]/10^9" office:value-type="float" office:value="22.626922333" calcext:value-type="float">
            <text:p>22.626922333</text:p>
          </table:table-cell>
          <table:table-cell office:value-type="float" office:value="47.88" calcext:value-type="float">
            <text:p>47.88</text:p>
          </table:table-cell>
          <table:table-cell table:formula="of:=[.E619]*[.D619]" office:value-type="float" office:value="1083.37704130404" calcext:value-type="float">
            <text:p>1083.37704130404</text:p>
          </table:table-cell>
          <table:table-cell table:formula="of:=([.E619]-[.E618])/([.E618]+0.0000000000001)" office:value-type="float" office:value="-0.0400962309542902" calcext:value-type="float">
            <text:p>-0.04009623095429</text:p>
          </table:table-cell>
          <table:table-cell table:formula="of:=ABS([.G619])" office:value-type="float" office:value="0.0400962309542902" calcext:value-type="float">
            <text:p>0.04009623095429</text:p>
          </table:table-cell>
          <table:table-cell table:formula="of:=[.G619]*[.G619]" office:value-type="float" office:value="0.00160770773673978" calcext:value-type="float">
            <text:p>0.00160770773674</text:p>
          </table:table-cell>
          <table:table-cell table:formula="of:=([.F619]-[.F618])/([.F618]+0.0000000000001)" office:value-type="float" office:value="-0.0451810412569933" calcext:value-type="float">
            <text:p>-0.045181041256993</text:p>
          </table:table-cell>
          <table:table-cell table:formula="of:=ABS([.J619])" office:value-type="float" office:value="0.0451810412569933" calcext:value-type="float">
            <text:p>0.045181041256993</text:p>
          </table:table-cell>
          <table:table-cell table:formula="of:=[.J619]*[.J619]" office:value-type="float" office:value="0.00204132648906613" calcext:value-type="float">
            <text:p>0.002041326489066</text:p>
          </table:table-cell>
        </table:table-row>
        <table:table-row table:style-name="ro1">
          <table:table-cell table:style-name="ce1" office:value-type="string" calcext:value-type="string">
            <text:p>4/20/2017</text:p>
          </table:table-cell>
          <table:table-cell office:value-type="float" office:value="1492646400" calcext:value-type="float">
            <text:p>1492646400</text:p>
          </table:table-cell>
          <table:table-cell office:value-type="float" office:value="22480105997" calcext:value-type="float">
            <text:p>22480105997</text:p>
          </table:table-cell>
          <table:table-cell table:formula="of:=[.C620]/10^9" office:value-type="float" office:value="22.480105997" calcext:value-type="float">
            <text:p>22.480105997</text:p>
          </table:table-cell>
          <table:table-cell office:value-type="float" office:value="49.36" calcext:value-type="float">
            <text:p>49.36</text:p>
          </table:table-cell>
          <table:table-cell table:formula="of:=[.E620]*[.D620]" office:value-type="float" office:value="1109.61803201192" calcext:value-type="float">
            <text:p>1109.61803201192</text:p>
          </table:table-cell>
          <table:table-cell table:formula="of:=([.E620]-[.E619])/([.E619]+0.0000000000001)" office:value-type="float" office:value="0.0309106098579781" calcext:value-type="float">
            <text:p>0.030910609857978</text:p>
          </table:table-cell>
          <table:table-cell table:formula="of:=ABS([.G620])" office:value-type="float" office:value="0.0309106098579781" calcext:value-type="float">
            <text:p>0.030910609857978</text:p>
          </table:table-cell>
          <table:table-cell table:formula="of:=[.G620]*[.G620]" office:value-type="float" office:value="0.000955465801792136" calcext:value-type="float">
            <text:p>0.000955465801792</text:p>
          </table:table-cell>
          <table:table-cell table:formula="of:=([.F620]-[.F619])/([.F619]+0.0000000000001)" office:value-type="float" office:value="0.0242214757258417" calcext:value-type="float">
            <text:p>0.024221475725842</text:p>
          </table:table-cell>
          <table:table-cell table:formula="of:=ABS([.J620])" office:value-type="float" office:value="0.0242214757258417" calcext:value-type="float">
            <text:p>0.024221475725842</text:p>
          </table:table-cell>
          <table:table-cell table:formula="of:=[.J620]*[.J620]" office:value-type="float" office:value="0.000586679886337537" calcext:value-type="float">
            <text:p>0.000586679886338</text:p>
          </table:table-cell>
        </table:table-row>
        <table:table-row table:style-name="ro1">
          <table:table-cell table:style-name="ce1" office:value-type="string" calcext:value-type="string">
            <text:p>4/21/2017</text:p>
          </table:table-cell>
          <table:table-cell office:value-type="float" office:value="1492732800" calcext:value-type="float">
            <text:p>1492732800</text:p>
          </table:table-cell>
          <table:table-cell office:value-type="float" office:value="22819358782" calcext:value-type="float">
            <text:p>22819358782</text:p>
          </table:table-cell>
          <table:table-cell table:formula="of:=[.C621]/10^9" office:value-type="float" office:value="22.819358782" calcext:value-type="float">
            <text:p>22.819358782</text:p>
          </table:table-cell>
          <table:table-cell office:value-type="float" office:value="48.27" calcext:value-type="float">
            <text:p>48.27</text:p>
          </table:table-cell>
          <table:table-cell table:formula="of:=[.E621]*[.D621]" office:value-type="float" office:value="1101.49044840714" calcext:value-type="float">
            <text:p>1101.49044840714</text:p>
          </table:table-cell>
          <table:table-cell table:formula="of:=([.E621]-[.E620])/([.E620]+0.0000000000001)" office:value-type="float" office:value="-0.0220826580226903" calcext:value-type="float">
            <text:p>-0.02208265802269</text:p>
          </table:table-cell>
          <table:table-cell table:formula="of:=ABS([.G621])" office:value-type="float" office:value="0.0220826580226903" calcext:value-type="float">
            <text:p>0.02208265802269</text:p>
          </table:table-cell>
          <table:table-cell table:formula="of:=[.G621]*[.G621]" office:value-type="float" office:value="0.000487643785347089" calcext:value-type="float">
            <text:p>0.000487643785347</text:p>
          </table:table-cell>
          <table:table-cell table:formula="of:=([.F621]-[.F620])/([.F620]+0.0000000000001)" office:value-type="float" office:value="-0.00732466792202645" calcext:value-type="float">
            <text:p>-0.007324667922026</text:p>
          </table:table-cell>
          <table:table-cell table:formula="of:=ABS([.J621])" office:value-type="float" office:value="0.00732466792202645" calcext:value-type="float">
            <text:p>0.007324667922026</text:p>
          </table:table-cell>
          <table:table-cell table:formula="of:=[.J621]*[.J621]" office:value-type="float" office:value="0.0000536507601679633" calcext:value-type="float">
            <text:p>5.36507601679633E-05</text:p>
          </table:table-cell>
        </table:table-row>
        <table:table-row table:style-name="ro1">
          <table:table-cell table:style-name="ce1" office:value-type="string" calcext:value-type="string">
            <text:p>4/22/2017</text:p>
          </table:table-cell>
          <table:table-cell office:value-type="float" office:value="1492819200" calcext:value-type="float">
            <text:p>1492819200</text:p>
          </table:table-cell>
          <table:table-cell office:value-type="float" office:value="22631052480" calcext:value-type="float">
            <text:p>22631052480</text:p>
          </table:table-cell>
          <table:table-cell table:formula="of:=[.C622]/10^9" office:value-type="float" office:value="22.63105248" calcext:value-type="float">
            <text:p>22.63105248</text:p>
          </table:table-cell>
          <table:table-cell office:value-type="float" office:value="48.41" calcext:value-type="float">
            <text:p>48.41</text:p>
          </table:table-cell>
          <table:table-cell table:formula="of:=[.E622]*[.D622]" office:value-type="float" office:value="1095.5692505568" calcext:value-type="float">
            <text:p>1095.5692505568</text:p>
          </table:table-cell>
          <table:table-cell table:formula="of:=([.E622]-[.E621])/([.E621]+0.0000000000001)" office:value-type="float" office:value="0.0029003521856224" calcext:value-type="float">
            <text:p>0.002900352185622</text:p>
          </table:table-cell>
          <table:table-cell table:formula="of:=ABS([.G622])" office:value-type="float" office:value="0.0029003521856224" calcext:value-type="float">
            <text:p>0.002900352185622</text:p>
          </table:table-cell>
          <table:table-cell table:formula="of:=[.G622]*[.G622]" office:value-type="float" office:value="0.00000841204280064462" calcext:value-type="float">
            <text:p>8.41204280064462E-06</text:p>
          </table:table-cell>
          <table:table-cell table:formula="of:=([.F622]-[.F621])/([.F621]+0.0000000000001)" office:value-type="float" office:value="-0.00537562341907074" calcext:value-type="float">
            <text:p>-0.005375623419071</text:p>
          </table:table-cell>
          <table:table-cell table:formula="of:=ABS([.J622])" office:value-type="float" office:value="0.00537562341907074" calcext:value-type="float">
            <text:p>0.005375623419071</text:p>
          </table:table-cell>
          <table:table-cell table:formula="of:=[.J622]*[.J622]" office:value-type="float" office:value="0.0000288973271436618" calcext:value-type="float">
            <text:p>2.88973271436618E-05</text:p>
          </table:table-cell>
        </table:table-row>
        <table:table-row table:style-name="ro1">
          <table:table-cell table:style-name="ce1" office:value-type="string" calcext:value-type="string">
            <text:p>4/23/2017</text:p>
          </table:table-cell>
          <table:table-cell office:value-type="float" office:value="1492905600" calcext:value-type="float">
            <text:p>1492905600</text:p>
          </table:table-cell>
          <table:table-cell office:value-type="float" office:value="21898039096" calcext:value-type="float">
            <text:p>21898039096</text:p>
          </table:table-cell>
          <table:table-cell table:formula="of:=[.C623]/10^9" office:value-type="float" office:value="21.898039096" calcext:value-type="float">
            <text:p>21.898039096</text:p>
          </table:table-cell>
          <table:table-cell office:value-type="float" office:value="48.75" calcext:value-type="float">
            <text:p>48.75</text:p>
          </table:table-cell>
          <table:table-cell table:formula="of:=[.E623]*[.D623]" office:value-type="float" office:value="1067.52940593" calcext:value-type="float">
            <text:p>1067.52940593</text:p>
          </table:table-cell>
          <table:table-cell table:formula="of:=([.E623]-[.E622])/([.E622]+0.0000000000001)" office:value-type="float" office:value="0.00702334228465199" calcext:value-type="float">
            <text:p>0.007023342284652</text:p>
          </table:table-cell>
          <table:table-cell table:formula="of:=ABS([.G623])" office:value-type="float" office:value="0.00702334228465199" calcext:value-type="float">
            <text:p>0.007023342284652</text:p>
          </table:table-cell>
          <table:table-cell table:formula="of:=[.G623]*[.G623]" office:value-type="float" office:value="0.0000493273368473806" calcext:value-type="float">
            <text:p>4.93273368473806E-05</text:p>
          </table:table-cell>
          <table:table-cell table:formula="of:=([.F623]-[.F622])/([.F622]+0.0000000000001)" office:value-type="float" office:value="-0.0255938587291941" calcext:value-type="float">
            <text:p>-0.025593858729194</text:p>
          </table:table-cell>
          <table:table-cell table:formula="of:=ABS([.J623])" office:value-type="float" office:value="0.0255938587291941" calcext:value-type="float">
            <text:p>0.025593858729194</text:p>
          </table:table-cell>
          <table:table-cell table:formula="of:=[.J623]*[.J623]" office:value-type="float" office:value="0.000655045604649944" calcext:value-type="float">
            <text:p>0.00065504560465</text:p>
          </table:table-cell>
        </table:table-row>
        <table:table-row table:style-name="ro1">
          <table:table-cell table:style-name="ce1" office:value-type="string" calcext:value-type="string">
            <text:p>4/24/2017</text:p>
          </table:table-cell>
          <table:table-cell office:value-type="float" office:value="1492992000" calcext:value-type="float">
            <text:p>1492992000</text:p>
          </table:table-cell>
          <table:table-cell office:value-type="float" office:value="22992421400" calcext:value-type="float">
            <text:p>22992421400</text:p>
          </table:table-cell>
          <table:table-cell table:formula="of:=[.C624]/10^9" office:value-type="float" office:value="22.9924214" calcext:value-type="float">
            <text:p>22.9924214</text:p>
          </table:table-cell>
          <table:table-cell office:value-type="float" office:value="49.94" calcext:value-type="float">
            <text:p>49.94</text:p>
          </table:table-cell>
          <table:table-cell table:formula="of:=[.E624]*[.D624]" office:value-type="float" office:value="1148.241524716" calcext:value-type="float">
            <text:p>1148.241524716</text:p>
          </table:table-cell>
          <table:table-cell table:formula="of:=([.E624]-[.E623])/([.E623]+0.0000000000001)" office:value-type="float" office:value="0.0244102564102563" calcext:value-type="float">
            <text:p>0.024410256410256</text:p>
          </table:table-cell>
          <table:table-cell table:formula="of:=ABS([.G624])" office:value-type="float" office:value="0.0244102564102563" calcext:value-type="float">
            <text:p>0.024410256410256</text:p>
          </table:table-cell>
          <table:table-cell table:formula="of:=[.G624]*[.G624]" office:value-type="float" office:value="0.000595860618014459" calcext:value-type="float">
            <text:p>0.000595860618014</text:p>
          </table:table-cell>
          <table:table-cell table:formula="of:=([.F624]-[.F623])/([.F623]+0.0000000000001)" office:value-type="float" office:value="0.0756064594920322" calcext:value-type="float">
            <text:p>0.075606459492032</text:p>
          </table:table-cell>
          <table:table-cell table:formula="of:=ABS([.J624])" office:value-type="float" office:value="0.0756064594920322" calcext:value-type="float">
            <text:p>0.075606459492032</text:p>
          </table:table-cell>
          <table:table-cell table:formula="of:=[.J624]*[.J624]" office:value-type="float" office:value="0.00571633671692031" calcext:value-type="float">
            <text:p>0.00571633671692</text:p>
          </table:table-cell>
        </table:table-row>
        <table:table-row table:style-name="ro1">
          <table:table-cell table:style-name="ce1" office:value-type="string" calcext:value-type="string">
            <text:p>4/25/2017</text:p>
          </table:table-cell>
          <table:table-cell office:value-type="float" office:value="1493078400" calcext:value-type="float">
            <text:p>1493078400</text:p>
          </table:table-cell>
          <table:table-cell office:value-type="float" office:value="21734015245" calcext:value-type="float">
            <text:p>21734015245</text:p>
          </table:table-cell>
          <table:table-cell table:formula="of:=[.C625]/10^9" office:value-type="float" office:value="21.734015245" calcext:value-type="float">
            <text:p>21.734015245</text:p>
          </table:table-cell>
          <table:table-cell office:value-type="float" office:value="50.09" calcext:value-type="float">
            <text:p>50.09</text:p>
          </table:table-cell>
          <table:table-cell table:formula="of:=[.E625]*[.D625]" office:value-type="float" office:value="1088.65682362205" calcext:value-type="float">
            <text:p>1088.65682362205</text:p>
          </table:table-cell>
          <table:table-cell table:formula="of:=([.E625]-[.E624])/([.E624]+0.0000000000001)" office:value-type="float" office:value="0.00300360432519034" calcext:value-type="float">
            <text:p>0.00300360432519</text:p>
          </table:table-cell>
          <table:table-cell table:formula="of:=ABS([.G625])" office:value-type="float" office:value="0.00300360432519034" calcext:value-type="float">
            <text:p>0.00300360432519</text:p>
          </table:table-cell>
          <table:table-cell table:formula="of:=[.G625]*[.G625]" office:value-type="float" office:value="0.0000090216389423021" calcext:value-type="float">
            <text:p>9.0216389423021E-06</text:p>
          </table:table-cell>
          <table:table-cell table:formula="of:=([.F625]-[.F624])/([.F624]+0.0000000000001)" office:value-type="float" office:value="-0.0518921322834821" calcext:value-type="float">
            <text:p>-0.051892132283482</text:p>
          </table:table-cell>
          <table:table-cell table:formula="of:=ABS([.J625])" office:value-type="float" office:value="0.0518921322834821" calcext:value-type="float">
            <text:p>0.051892132283482</text:p>
          </table:table-cell>
          <table:table-cell table:formula="of:=[.J625]*[.J625]" office:value-type="float" office:value="0.00269279339292641" calcext:value-type="float">
            <text:p>0.002692793392926</text:p>
          </table:table-cell>
        </table:table-row>
        <table:table-row table:style-name="ro1">
          <table:table-cell table:style-name="ce1" office:value-type="string" calcext:value-type="string">
            <text:p>4/26/2017</text:p>
          </table:table-cell>
          <table:table-cell office:value-type="float" office:value="1493164800" calcext:value-type="float">
            <text:p>1493164800</text:p>
          </table:table-cell>
          <table:table-cell office:value-type="float" office:value="22048839796" calcext:value-type="float">
            <text:p>22048839796</text:p>
          </table:table-cell>
          <table:table-cell table:formula="of:=[.C626]/10^9" office:value-type="float" office:value="22.048839796" calcext:value-type="float">
            <text:p>22.048839796</text:p>
          </table:table-cell>
          <table:table-cell office:value-type="float" office:value="53.28" calcext:value-type="float">
            <text:p>53.28</text:p>
          </table:table-cell>
          <table:table-cell table:formula="of:=[.E626]*[.D626]" office:value-type="float" office:value="1174.76218433088" calcext:value-type="float">
            <text:p>1174.76218433088</text:p>
          </table:table-cell>
          <table:table-cell table:formula="of:=([.E626]-[.E625])/([.E625]+0.0000000000001)" office:value-type="float" office:value="0.0636853663405868" calcext:value-type="float">
            <text:p>0.063685366340587</text:p>
          </table:table-cell>
          <table:table-cell table:formula="of:=ABS([.G626])" office:value-type="float" office:value="0.0636853663405868" calcext:value-type="float">
            <text:p>0.063685366340587</text:p>
          </table:table-cell>
          <table:table-cell table:formula="of:=[.G626]*[.G626]" office:value-type="float" office:value="0.00405582588593474" calcext:value-type="float">
            <text:p>0.004055825885935</text:p>
          </table:table-cell>
          <table:table-cell table:formula="of:=([.F626]-[.F625])/([.F625]+0.0000000000001)" office:value-type="float" office:value="0.0790932081079053" calcext:value-type="float">
            <text:p>0.079093208107905</text:p>
          </table:table-cell>
          <table:table-cell table:formula="of:=ABS([.J626])" office:value-type="float" office:value="0.0790932081079053" calcext:value-type="float">
            <text:p>0.079093208107905</text:p>
          </table:table-cell>
          <table:table-cell table:formula="of:=[.J626]*[.J626]" office:value-type="float" office:value="0.00625573556880042" calcext:value-type="float">
            <text:p>0.0062557355688</text:p>
          </table:table-cell>
        </table:table-row>
        <table:table-row table:style-name="ro1">
          <table:table-cell table:style-name="ce1" office:value-type="string" calcext:value-type="string">
            <text:p>4/27/2017</text:p>
          </table:table-cell>
          <table:table-cell office:value-type="float" office:value="1493251200" calcext:value-type="float">
            <text:p>1493251200</text:p>
          </table:table-cell>
          <table:table-cell office:value-type="float" office:value="22377947330" calcext:value-type="float">
            <text:p>22377947330</text:p>
          </table:table-cell>
          <table:table-cell table:formula="of:=[.C627]/10^9" office:value-type="float" office:value="22.37794733" calcext:value-type="float">
            <text:p>22.37794733</text:p>
          </table:table-cell>
          <table:table-cell office:value-type="float" office:value="63.14" calcext:value-type="float">
            <text:p>63.14</text:p>
          </table:table-cell>
          <table:table-cell table:formula="of:=[.E627]*[.D627]" office:value-type="float" office:value="1412.9435944162" calcext:value-type="float">
            <text:p>1412.9435944162</text:p>
          </table:table-cell>
          <table:table-cell table:formula="of:=([.E627]-[.E626])/([.E626]+0.0000000000001)" office:value-type="float" office:value="0.18506006006006" calcext:value-type="float">
            <text:p>0.18506006006006</text:p>
          </table:table-cell>
          <table:table-cell table:formula="of:=ABS([.G627])" office:value-type="float" office:value="0.18506006006006" calcext:value-type="float">
            <text:p>0.18506006006006</text:p>
          </table:table-cell>
          <table:table-cell table:formula="of:=[.G627]*[.G627]" office:value-type="float" office:value="0.0342472258294329" calcext:value-type="float">
            <text:p>0.034247225829433</text:p>
          </table:table-cell>
          <table:table-cell table:formula="of:=([.F627]-[.F626])/([.F626]+0.0000000000001)" office:value-type="float" office:value="0.202748618624444" calcext:value-type="float">
            <text:p>0.202748618624444</text:p>
          </table:table-cell>
          <table:table-cell table:formula="of:=ABS([.J627])" office:value-type="float" office:value="0.202748618624444" calcext:value-type="float">
            <text:p>0.202748618624444</text:p>
          </table:table-cell>
          <table:table-cell table:formula="of:=[.J627]*[.J627]" office:value-type="float" office:value="0.0411070023541201" calcext:value-type="float">
            <text:p>0.04110700235412</text:p>
          </table:table-cell>
        </table:table-row>
        <table:table-row table:style-name="ro1">
          <table:table-cell table:style-name="ce1" office:value-type="string" calcext:value-type="string">
            <text:p>4/28/2017</text:p>
          </table:table-cell>
          <table:table-cell office:value-type="float" office:value="1493337600" calcext:value-type="float">
            <text:p>1493337600</text:p>
          </table:table-cell>
          <table:table-cell office:value-type="float" office:value="22130700584" calcext:value-type="float">
            <text:p>22130700584</text:p>
          </table:table-cell>
          <table:table-cell table:formula="of:=[.C628]/10^9" office:value-type="float" office:value="22.130700584" calcext:value-type="float">
            <text:p>22.130700584</text:p>
          </table:table-cell>
          <table:table-cell office:value-type="float" office:value="72.42" calcext:value-type="float">
            <text:p>72.42</text:p>
          </table:table-cell>
          <table:table-cell table:formula="of:=[.E628]*[.D628]" office:value-type="float" office:value="1602.70533629328" calcext:value-type="float">
            <text:p>1602.70533629328</text:p>
          </table:table-cell>
          <table:table-cell table:formula="of:=([.E628]-[.E627])/([.E627]+0.0000000000001)" office:value-type="float" office:value="0.146974976243269" calcext:value-type="float">
            <text:p>0.146974976243269</text:p>
          </table:table-cell>
          <table:table-cell table:formula="of:=ABS([.G628])" office:value-type="float" office:value="0.146974976243269" calcext:value-type="float">
            <text:p>0.146974976243269</text:p>
          </table:table-cell>
          <table:table-cell table:formula="of:=[.G628]*[.G628]" office:value-type="float" office:value="0.0216016436417094" calcext:value-type="float">
            <text:p>0.021601643641709</text:p>
          </table:table-cell>
          <table:table-cell table:formula="of:=([.F628]-[.F627])/([.F627]+0.0000000000001)" office:value-type="float" office:value="0.134302418459589" calcext:value-type="float">
            <text:p>0.134302418459589</text:p>
          </table:table-cell>
          <table:table-cell table:formula="of:=ABS([.J628])" office:value-type="float" office:value="0.134302418459589" calcext:value-type="float">
            <text:p>0.134302418459589</text:p>
          </table:table-cell>
          <table:table-cell table:formula="of:=[.J628]*[.J628]" office:value-type="float" office:value="0.0180371396040945" calcext:value-type="float">
            <text:p>0.018037139604095</text:p>
          </table:table-cell>
        </table:table-row>
        <table:table-row table:style-name="ro1">
          <table:table-cell table:style-name="ce1" office:value-type="string" calcext:value-type="string">
            <text:p>4/29/2017</text:p>
          </table:table-cell>
          <table:table-cell office:value-type="float" office:value="1493424000" calcext:value-type="float">
            <text:p>1493424000</text:p>
          </table:table-cell>
          <table:table-cell office:value-type="float" office:value="22799209590" calcext:value-type="float">
            <text:p>22799209590</text:p>
          </table:table-cell>
          <table:table-cell table:formula="of:=[.C629]/10^9" office:value-type="float" office:value="22.79920959" calcext:value-type="float">
            <text:p>22.79920959</text:p>
          </table:table-cell>
          <table:table-cell office:value-type="float" office:value="69.83" calcext:value-type="float">
            <text:p>69.83</text:p>
          </table:table-cell>
          <table:table-cell table:formula="of:=[.E629]*[.D629]" office:value-type="float" office:value="1592.0688056697" calcext:value-type="float">
            <text:p>1592.0688056697</text:p>
          </table:table-cell>
          <table:table-cell table:formula="of:=([.E629]-[.E628])/([.E628]+0.0000000000001)" office:value-type="float" office:value="-0.0357636012151339" calcext:value-type="float">
            <text:p>-0.035763601215134</text:p>
          </table:table-cell>
          <table:table-cell table:formula="of:=ABS([.G629])" office:value-type="float" office:value="0.0357636012151339" calcext:value-type="float">
            <text:p>0.035763601215134</text:p>
          </table:table-cell>
          <table:table-cell table:formula="of:=[.G629]*[.G629]" office:value-type="float" office:value="0.00127903517187513" calcext:value-type="float">
            <text:p>0.001279035171875</text:p>
          </table:table-cell>
          <table:table-cell table:formula="of:=([.F629]-[.F628])/([.F628]+0.0000000000001)" office:value-type="float" office:value="-0.00663661022567011" calcext:value-type="float">
            <text:p>-0.00663661022567</text:p>
          </table:table-cell>
          <table:table-cell table:formula="of:=ABS([.J629])" office:value-type="float" office:value="0.00663661022567011" calcext:value-type="float">
            <text:p>0.00663661022567</text:p>
          </table:table-cell>
          <table:table-cell table:formula="of:=[.J629]*[.J629]" office:value-type="float" office:value="0.000044044595287469" calcext:value-type="float">
            <text:p>4.4044595287469E-05</text:p>
          </table:table-cell>
        </table:table-row>
        <table:table-row table:style-name="ro1">
          <table:table-cell table:style-name="ce1" office:value-type="string" calcext:value-type="string">
            <text:p>4/30/2017</text:p>
          </table:table-cell>
          <table:table-cell office:value-type="float" office:value="1493510400" calcext:value-type="float">
            <text:p>1493510400</text:p>
          </table:table-cell>
          <table:table-cell office:value-type="float" office:value="22541845100" calcext:value-type="float">
            <text:p>22541845100</text:p>
          </table:table-cell>
          <table:table-cell table:formula="of:=[.C630]/10^9" office:value-type="float" office:value="22.5418451" calcext:value-type="float">
            <text:p>22.5418451</text:p>
          </table:table-cell>
          <table:table-cell office:value-type="float" office:value="79.83" calcext:value-type="float">
            <text:p>79.83</text:p>
          </table:table-cell>
          <table:table-cell table:formula="of:=[.E630]*[.D630]" office:value-type="float" office:value="1799.515494333" calcext:value-type="float">
            <text:p>1799.515494333</text:p>
          </table:table-cell>
          <table:table-cell table:formula="of:=([.E630]-[.E629])/([.E629]+0.0000000000001)" office:value-type="float" office:value="0.143204926249463" calcext:value-type="float">
            <text:p>0.143204926249463</text:p>
          </table:table-cell>
          <table:table-cell table:formula="of:=ABS([.G630])" office:value-type="float" office:value="0.143204926249463" calcext:value-type="float">
            <text:p>0.143204926249463</text:p>
          </table:table-cell>
          <table:table-cell table:formula="of:=[.G630]*[.G630]" office:value-type="float" office:value="0.0205076509021141" calcext:value-type="float">
            <text:p>0.020507650902114</text:p>
          </table:table-cell>
          <table:table-cell table:formula="of:=([.F630]-[.F629])/([.F629]+0.0000000000001)" office:value-type="float" office:value="0.13030007743669" calcext:value-type="float">
            <text:p>0.13030007743669</text:p>
          </table:table-cell>
          <table:table-cell table:formula="of:=ABS([.J630])" office:value-type="float" office:value="0.13030007743669" calcext:value-type="float">
            <text:p>0.13030007743669</text:p>
          </table:table-cell>
          <table:table-cell table:formula="of:=[.J630]*[.J630]" office:value-type="float" office:value="0.0169781101800073" calcext:value-type="float">
            <text:p>0.016978110180007</text:p>
          </table:table-cell>
        </table:table-row>
        <table:table-row table:style-name="ro1">
          <table:table-cell table:style-name="ce1" office:value-type="string" calcext:value-type="string">
            <text:p>5/1/2017</text:p>
          </table:table-cell>
          <table:table-cell office:value-type="float" office:value="1493596800" calcext:value-type="float">
            <text:p>1493596800</text:p>
          </table:table-cell>
          <table:table-cell office:value-type="float" office:value="22989649815" calcext:value-type="float">
            <text:p>22989649815</text:p>
          </table:table-cell>
          <table:table-cell table:formula="of:=[.C631]/10^9" office:value-type="float" office:value="22.989649815" calcext:value-type="float">
            <text:p>22.989649815</text:p>
          </table:table-cell>
          <table:table-cell office:value-type="float" office:value="77.53" calcext:value-type="float">
            <text:p>77.53</text:p>
          </table:table-cell>
          <table:table-cell table:formula="of:=[.E631]*[.D631]" office:value-type="float" office:value="1782.38755015695" calcext:value-type="float">
            <text:p>1782.38755015695</text:p>
          </table:table-cell>
          <table:table-cell table:formula="of:=([.E631]-[.E630])/([.E630]+0.0000000000001)" office:value-type="float" office:value="-0.0288112238506826" calcext:value-type="float">
            <text:p>-0.028811223850683</text:p>
          </table:table-cell>
          <table:table-cell table:formula="of:=ABS([.G631])" office:value-type="float" office:value="0.0288112238506826" calcext:value-type="float">
            <text:p>0.028811223850683</text:p>
          </table:table-cell>
          <table:table-cell table:formula="of:=[.G631]*[.G631]" office:value-type="float" office:value="0.000830086619774144" calcext:value-type="float">
            <text:p>0.000830086619774</text:p>
          </table:table-cell>
          <table:table-cell table:formula="of:=([.F631]-[.F630])/([.F630]+0.0000000000001)" office:value-type="float" office:value="-0.00951808652383868" calcext:value-type="float">
            <text:p>-0.009518086523839</text:p>
          </table:table-cell>
          <table:table-cell table:formula="of:=ABS([.J631])" office:value-type="float" office:value="0.00951808652383868" calcext:value-type="float">
            <text:p>0.009518086523839</text:p>
          </table:table-cell>
          <table:table-cell table:formula="of:=[.J631]*[.J631]" office:value-type="float" office:value="0.0000905939710752794" calcext:value-type="float">
            <text:p>9.05939710752794E-05</text:p>
          </table:table-cell>
        </table:table-row>
        <table:table-row table:style-name="ro1">
          <table:table-cell table:style-name="ce1" office:value-type="string" calcext:value-type="string">
            <text:p>5/2/2017</text:p>
          </table:table-cell>
          <table:table-cell office:value-type="float" office:value="1493683200" calcext:value-type="float">
            <text:p>1493683200</text:p>
          </table:table-cell>
          <table:table-cell office:value-type="float" office:value="22975461233" calcext:value-type="float">
            <text:p>22975461233</text:p>
          </table:table-cell>
          <table:table-cell table:formula="of:=[.C632]/10^9" office:value-type="float" office:value="22.975461233" calcext:value-type="float">
            <text:p>22.975461233</text:p>
          </table:table-cell>
          <table:table-cell office:value-type="float" office:value="77.25" calcext:value-type="float">
            <text:p>77.25</text:p>
          </table:table-cell>
          <table:table-cell table:formula="of:=[.E632]*[.D632]" office:value-type="float" office:value="1774.85438024925" calcext:value-type="float">
            <text:p>1774.85438024925</text:p>
          </table:table-cell>
          <table:table-cell table:formula="of:=([.E632]-[.E631])/([.E631]+0.0000000000001)" office:value-type="float" office:value="-0.00361150522378435" calcext:value-type="float">
            <text:p>-0.003611505223784</text:p>
          </table:table-cell>
          <table:table-cell table:formula="of:=ABS([.G632])" office:value-type="float" office:value="0.00361150522378435" calcext:value-type="float">
            <text:p>0.003611505223784</text:p>
          </table:table-cell>
          <table:table-cell table:formula="of:=[.G632]*[.G632]" office:value-type="float" office:value="0.0000130429699814217" calcext:value-type="float">
            <text:p>1.30429699814217E-05</text:p>
          </table:table-cell>
          <table:table-cell table:formula="of:=([.F632]-[.F631])/([.F631]+0.0000000000001)" office:value-type="float" office:value="-0.00422644890390799" calcext:value-type="float">
            <text:p>-0.004226448903908</text:p>
          </table:table-cell>
          <table:table-cell table:formula="of:=ABS([.J632])" office:value-type="float" office:value="0.00422644890390799" calcext:value-type="float">
            <text:p>0.004226448903908</text:p>
          </table:table-cell>
          <table:table-cell table:formula="of:=[.J632]*[.J632]" office:value-type="float" office:value="0.000017862870337345" calcext:value-type="float">
            <text:p>1.7862870337345E-05</text:p>
          </table:table-cell>
        </table:table-row>
        <table:table-row table:style-name="ro1">
          <table:table-cell table:style-name="ce1" office:value-type="string" calcext:value-type="string">
            <text:p>5/3/2017</text:p>
          </table:table-cell>
          <table:table-cell office:value-type="float" office:value="1493769600" calcext:value-type="float">
            <text:p>1493769600</text:p>
          </table:table-cell>
          <table:table-cell office:value-type="float" office:value="22182605256" calcext:value-type="float">
            <text:p>22182605256</text:p>
          </table:table-cell>
          <table:table-cell table:formula="of:=[.C633]/10^9" office:value-type="float" office:value="22.182605256" calcext:value-type="float">
            <text:p>22.182605256</text:p>
          </table:table-cell>
          <table:table-cell office:value-type="float" office:value="80.37" calcext:value-type="float">
            <text:p>80.37</text:p>
          </table:table-cell>
          <table:table-cell table:formula="of:=[.E633]*[.D633]" office:value-type="float" office:value="1782.81598442472" calcext:value-type="float">
            <text:p>1782.81598442472</text:p>
          </table:table-cell>
          <table:table-cell table:formula="of:=([.E633]-[.E632])/([.E632]+0.0000000000001)" office:value-type="float" office:value="0.0403883495145631" calcext:value-type="float">
            <text:p>0.040388349514563</text:p>
          </table:table-cell>
          <table:table-cell table:formula="of:=ABS([.G633])" office:value-type="float" office:value="0.0403883495145631" calcext:value-type="float">
            <text:p>0.040388349514563</text:p>
          </table:table-cell>
          <table:table-cell table:formula="of:=[.G633]*[.G633]" office:value-type="float" office:value="0.00163121877651051" calcext:value-type="float">
            <text:p>0.001631218776511</text:p>
          </table:table-cell>
          <table:table-cell table:formula="of:=([.F633]-[.F632])/([.F632]+0.0000000000001)" office:value-type="float" office:value="0.00448577881321844" calcext:value-type="float">
            <text:p>0.004485778813218</text:p>
          </table:table-cell>
          <table:table-cell table:formula="of:=ABS([.J633])" office:value-type="float" office:value="0.00448577881321844" calcext:value-type="float">
            <text:p>0.004485778813218</text:p>
          </table:table-cell>
          <table:table-cell table:formula="of:=[.J633]*[.J633]" office:value-type="float" office:value="0.0000201222115611194" calcext:value-type="float">
            <text:p>2.01222115611194E-05</text:p>
          </table:table-cell>
        </table:table-row>
        <table:table-row table:style-name="ro1">
          <table:table-cell table:style-name="ce1" office:value-type="string" calcext:value-type="string">
            <text:p>5/4/2017</text:p>
          </table:table-cell>
          <table:table-cell office:value-type="float" office:value="1493856000" calcext:value-type="float">
            <text:p>1493856000</text:p>
          </table:table-cell>
          <table:table-cell office:value-type="float" office:value="22523480694" calcext:value-type="float">
            <text:p>22523480694</text:p>
          </table:table-cell>
          <table:table-cell table:formula="of:=[.C634]/10^9" office:value-type="float" office:value="22.523480694" calcext:value-type="float">
            <text:p>22.523480694</text:p>
          </table:table-cell>
          <table:table-cell office:value-type="float" office:value="94.55" calcext:value-type="float">
            <text:p>94.55</text:p>
          </table:table-cell>
          <table:table-cell table:formula="of:=[.E634]*[.D634]" office:value-type="float" office:value="2129.5950996177" calcext:value-type="float">
            <text:p>2129.5950996177</text:p>
          </table:table-cell>
          <table:table-cell table:formula="of:=([.E634]-[.E633])/([.E633]+0.0000000000001)" office:value-type="float" office:value="0.176433992783377" calcext:value-type="float">
            <text:p>0.176433992783377</text:p>
          </table:table-cell>
          <table:table-cell table:formula="of:=ABS([.G634])" office:value-type="float" office:value="0.176433992783377" calcext:value-type="float">
            <text:p>0.176433992783377</text:p>
          </table:table-cell>
          <table:table-cell table:formula="of:=[.G634]*[.G634]" office:value-type="float" office:value="0.0311289538094846" calcext:value-type="float">
            <text:p>0.031128953809485</text:p>
          </table:table-cell>
          <table:table-cell table:formula="of:=([.F634]-[.F633])/([.F633]+0.0000000000001)" office:value-type="float" office:value="0.194512006972429" calcext:value-type="float">
            <text:p>0.194512006972429</text:p>
          </table:table-cell>
          <table:table-cell table:formula="of:=ABS([.J634])" office:value-type="float" office:value="0.194512006972429" calcext:value-type="float">
            <text:p>0.194512006972429</text:p>
          </table:table-cell>
          <table:table-cell table:formula="of:=[.J634]*[.J634]" office:value-type="float" office:value="0.0378349208564424" calcext:value-type="float">
            <text:p>0.037834920856443</text:p>
          </table:table-cell>
        </table:table-row>
        <table:table-row table:style-name="ro1">
          <table:table-cell table:style-name="ce1" office:value-type="string" calcext:value-type="string">
            <text:p>5/5/2017</text:p>
          </table:table-cell>
          <table:table-cell office:value-type="float" office:value="1493942400" calcext:value-type="float">
            <text:p>1493942400</text:p>
          </table:table-cell>
          <table:table-cell office:value-type="float" office:value="22905913235" calcext:value-type="float">
            <text:p>22905913235</text:p>
          </table:table-cell>
          <table:table-cell table:formula="of:=[.C635]/10^9" office:value-type="float" office:value="22.905913235" calcext:value-type="float">
            <text:p>22.905913235</text:p>
          </table:table-cell>
          <table:table-cell office:value-type="float" office:value="90.79" calcext:value-type="float">
            <text:p>90.79</text:p>
          </table:table-cell>
          <table:table-cell table:formula="of:=[.E635]*[.D635]" office:value-type="float" office:value="2079.62786260565" calcext:value-type="float">
            <text:p>2079.62786260565</text:p>
          </table:table-cell>
          <table:table-cell table:formula="of:=([.E635]-[.E634])/([.E634]+0.0000000000001)" office:value-type="float" office:value="-0.0397673188788999" calcext:value-type="float">
            <text:p>-0.0397673188789</text:p>
          </table:table-cell>
          <table:table-cell table:formula="of:=ABS([.G635])" office:value-type="float" office:value="0.0397673188788999" calcext:value-type="float">
            <text:p>0.0397673188789</text:p>
          </table:table-cell>
          <table:table-cell table:formula="of:=[.G635]*[.G635]" office:value-type="float" office:value="0.00158143965081611" calcext:value-type="float">
            <text:p>0.001581439650816</text:p>
          </table:table-cell>
          <table:table-cell table:formula="of:=([.F635]-[.F634])/([.F634]+0.0000000000001)" office:value-type="float" office:value="-0.0234632569454258" calcext:value-type="float">
            <text:p>-0.023463256945426</text:p>
          </table:table-cell>
          <table:table-cell table:formula="of:=ABS([.J635])" office:value-type="float" office:value="0.0234632569454258" calcext:value-type="float">
            <text:p>0.023463256945426</text:p>
          </table:table-cell>
          <table:table-cell table:formula="of:=[.J635]*[.J635]" office:value-type="float" office:value="0.000550524426487072" calcext:value-type="float">
            <text:p>0.000550524426487</text:p>
          </table:table-cell>
        </table:table-row>
        <table:table-row table:style-name="ro1">
          <table:table-cell table:style-name="ce1" office:value-type="string" calcext:value-type="string">
            <text:p>5/6/2017</text:p>
          </table:table-cell>
          <table:table-cell office:value-type="float" office:value="1494028800" calcext:value-type="float">
            <text:p>1494028800</text:p>
          </table:table-cell>
          <table:table-cell office:value-type="float" office:value="22254507120" calcext:value-type="float">
            <text:p>22254507120</text:p>
          </table:table-cell>
          <table:table-cell table:formula="of:=[.C636]/10^9" office:value-type="float" office:value="22.25450712" calcext:value-type="float">
            <text:p>22.25450712</text:p>
          </table:table-cell>
          <table:table-cell office:value-type="float" office:value="94.82" calcext:value-type="float">
            <text:p>94.82</text:p>
          </table:table-cell>
          <table:table-cell table:formula="of:=[.E636]*[.D636]" office:value-type="float" office:value="2110.1723651184" calcext:value-type="float">
            <text:p>2110.1723651184</text:p>
          </table:table-cell>
          <table:table-cell table:formula="of:=([.E636]-[.E635])/([.E635]+0.0000000000001)" office:value-type="float" office:value="0.0443881484745014" calcext:value-type="float">
            <text:p>0.044388148474501</text:p>
          </table:table-cell>
          <table:table-cell table:formula="of:=ABS([.G636])" office:value-type="float" office:value="0.0443881484745014" calcext:value-type="float">
            <text:p>0.044388148474501</text:p>
          </table:table-cell>
          <table:table-cell table:formula="of:=[.G636]*[.G636]" office:value-type="float" office:value="0.00197030772499438" calcext:value-type="float">
            <text:p>0.001970307724994</text:p>
          </table:table-cell>
          <table:table-cell table:formula="of:=([.F636]-[.F635])/([.F635]+0.0000000000001)" office:value-type="float" office:value="0.0146874847476217" calcext:value-type="float">
            <text:p>0.014687484747622</text:p>
          </table:table-cell>
          <table:table-cell table:formula="of:=ABS([.J636])" office:value-type="float" office:value="0.0146874847476217" calcext:value-type="float">
            <text:p>0.014687484747622</text:p>
          </table:table-cell>
          <table:table-cell table:formula="of:=[.J636]*[.J636]" office:value-type="float" office:value="0.000215722208211621" calcext:value-type="float">
            <text:p>0.000215722208212</text:p>
          </table:table-cell>
        </table:table-row>
        <table:table-row table:style-name="ro1">
          <table:table-cell table:style-name="ce1" office:value-type="string" calcext:value-type="string">
            <text:p>5/7/2017</text:p>
          </table:table-cell>
          <table:table-cell office:value-type="float" office:value="1494115200" calcext:value-type="float">
            <text:p>1494115200</text:p>
          </table:table-cell>
          <table:table-cell office:value-type="float" office:value="22863576069" calcext:value-type="float">
            <text:p>22863576069</text:p>
          </table:table-cell>
          <table:table-cell table:formula="of:=[.C637]/10^9" office:value-type="float" office:value="22.863576069" calcext:value-type="float">
            <text:p>22.863576069</text:p>
          </table:table-cell>
          <table:table-cell office:value-type="float" office:value="90.46" calcext:value-type="float">
            <text:p>90.46</text:p>
          </table:table-cell>
          <table:table-cell table:formula="of:=[.E637]*[.D637]" office:value-type="float" office:value="2068.23909120174" calcext:value-type="float">
            <text:p>2068.23909120174</text:p>
          </table:table-cell>
          <table:table-cell table:formula="of:=([.E637]-[.E636])/([.E636]+0.0000000000001)" office:value-type="float" office:value="-0.0459818603670111" calcext:value-type="float">
            <text:p>-0.045981860367011</text:p>
          </table:table-cell>
          <table:table-cell table:formula="of:=ABS([.G637])" office:value-type="float" office:value="0.0459818603670111" calcext:value-type="float">
            <text:p>0.045981860367011</text:p>
          </table:table-cell>
          <table:table-cell table:formula="of:=[.G637]*[.G637]" office:value-type="float" office:value="0.00211433148281131" calcext:value-type="float">
            <text:p>0.002114331482811</text:p>
          </table:table-cell>
          <table:table-cell table:formula="of:=([.F637]-[.F636])/([.F636]+0.0000000000001)" office:value-type="float" office:value="-0.0198719662004042" calcext:value-type="float">
            <text:p>-0.019871966200404</text:p>
          </table:table-cell>
          <table:table-cell table:formula="of:=ABS([.J637])" office:value-type="float" office:value="0.0198719662004042" calcext:value-type="float">
            <text:p>0.019871966200404</text:p>
          </table:table-cell>
          <table:table-cell table:formula="of:=[.J637]*[.J637]" office:value-type="float" office:value="0.000394895040670006" calcext:value-type="float">
            <text:p>0.00039489504067</text:p>
          </table:table-cell>
        </table:table-row>
        <table:table-row table:style-name="ro1">
          <table:table-cell table:style-name="ce1" office:value-type="string" calcext:value-type="string">
            <text:p>5/8/2017</text:p>
          </table:table-cell>
          <table:table-cell office:value-type="float" office:value="1494201600" calcext:value-type="float">
            <text:p>1494201600</text:p>
          </table:table-cell>
          <table:table-cell office:value-type="float" office:value="22304778708" calcext:value-type="float">
            <text:p>22304778708</text:p>
          </table:table-cell>
          <table:table-cell table:formula="of:=[.C638]/10^9" office:value-type="float" office:value="22.304778708" calcext:value-type="float">
            <text:p>22.304778708</text:p>
          </table:table-cell>
          <table:table-cell office:value-type="float" office:value="88.39" calcext:value-type="float">
            <text:p>88.39</text:p>
          </table:table-cell>
          <table:table-cell table:formula="of:=[.E638]*[.D638]" office:value-type="float" office:value="1971.51939000012" calcext:value-type="float">
            <text:p>1971.51939000012</text:p>
          </table:table-cell>
          <table:table-cell table:formula="of:=([.E638]-[.E637])/([.E637]+0.0000000000001)" office:value-type="float" office:value="-0.0228830422286092" calcext:value-type="float">
            <text:p>-0.022883042228609</text:p>
          </table:table-cell>
          <table:table-cell table:formula="of:=ABS([.G638])" office:value-type="float" office:value="0.0228830422286092" calcext:value-type="float">
            <text:p>0.022883042228609</text:p>
          </table:table-cell>
          <table:table-cell table:formula="of:=[.G638]*[.G638]" office:value-type="float" office:value="0.000523633621636313" calcext:value-type="float">
            <text:p>0.000523633621636</text:p>
          </table:table-cell>
          <table:table-cell table:formula="of:=([.F638]-[.F637])/([.F637]+0.0000000000001)" office:value-type="float" office:value="-0.0467642747944685" calcext:value-type="float">
            <text:p>-0.046764274794469</text:p>
          </table:table-cell>
          <table:table-cell table:formula="of:=ABS([.J638])" office:value-type="float" office:value="0.0467642747944685" calcext:value-type="float">
            <text:p>0.046764274794469</text:p>
          </table:table-cell>
          <table:table-cell table:formula="of:=[.J638]*[.J638]" office:value-type="float" office:value="0.00218689739705256" calcext:value-type="float">
            <text:p>0.002186897397053</text:p>
          </table:table-cell>
        </table:table-row>
        <table:table-row table:style-name="ro1">
          <table:table-cell table:style-name="ce1" office:value-type="string" calcext:value-type="string">
            <text:p>5/9/2017</text:p>
          </table:table-cell>
          <table:table-cell office:value-type="float" office:value="1494288000" calcext:value-type="float">
            <text:p>1494288000</text:p>
          </table:table-cell>
          <table:table-cell office:value-type="float" office:value="22419891708" calcext:value-type="float">
            <text:p>22419891708</text:p>
          </table:table-cell>
          <table:table-cell table:formula="of:=[.C639]/10^9" office:value-type="float" office:value="22.419891708" calcext:value-type="float">
            <text:p>22.419891708</text:p>
          </table:table-cell>
          <table:table-cell office:value-type="float" office:value="86.27" calcext:value-type="float">
            <text:p>86.27</text:p>
          </table:table-cell>
          <table:table-cell table:formula="of:=[.E639]*[.D639]" office:value-type="float" office:value="1934.16405764916" calcext:value-type="float">
            <text:p>1934.16405764916</text:p>
          </table:table-cell>
          <table:table-cell table:formula="of:=([.E639]-[.E638])/([.E638]+0.0000000000001)" office:value-type="float" office:value="-0.0239846136440774" calcext:value-type="float">
            <text:p>-0.023984613644077</text:p>
          </table:table-cell>
          <table:table-cell table:formula="of:=ABS([.G639])" office:value-type="float" office:value="0.0239846136440774" calcext:value-type="float">
            <text:p>0.023984613644077</text:p>
          </table:table-cell>
          <table:table-cell table:formula="of:=[.G639]*[.G639]" office:value-type="float" office:value="0.000575261691655664" calcext:value-type="float">
            <text:p>0.000575261691656</text:p>
          </table:table-cell>
          <table:table-cell table:formula="of:=([.F639]-[.F638])/([.F638]+0.0000000000001)" office:value-type="float" office:value="-0.0189474841284507" calcext:value-type="float">
            <text:p>-0.018947484128451</text:p>
          </table:table-cell>
          <table:table-cell table:formula="of:=ABS([.J639])" office:value-type="float" office:value="0.0189474841284507" calcext:value-type="float">
            <text:p>0.018947484128451</text:p>
          </table:table-cell>
          <table:table-cell table:formula="of:=[.J639]*[.J639]" office:value-type="float" office:value="0.00035900715479789" calcext:value-type="float">
            <text:p>0.000359007154798</text:p>
          </table:table-cell>
        </table:table-row>
        <table:table-row table:style-name="ro1">
          <table:table-cell table:style-name="ce1" office:value-type="string" calcext:value-type="string">
            <text:p>5/10/2017</text:p>
          </table:table-cell>
          <table:table-cell office:value-type="float" office:value="1494374400" calcext:value-type="float">
            <text:p>1494374400</text:p>
          </table:table-cell>
          <table:table-cell office:value-type="float" office:value="22141501610" calcext:value-type="float">
            <text:p>22141501610</text:p>
          </table:table-cell>
          <table:table-cell table:formula="of:=[.C640]/10^9" office:value-type="float" office:value="22.14150161" calcext:value-type="float">
            <text:p>22.14150161</text:p>
          </table:table-cell>
          <table:table-cell office:value-type="float" office:value="87.83" calcext:value-type="float">
            <text:p>87.83</text:p>
          </table:table-cell>
          <table:table-cell table:formula="of:=[.E640]*[.D640]" office:value-type="float" office:value="1944.6880864063" calcext:value-type="float">
            <text:p>1944.6880864063</text:p>
          </table:table-cell>
          <table:table-cell table:formula="of:=([.E640]-[.E639])/([.E639]+0.0000000000001)" office:value-type="float" office:value="0.0180827634171786" calcext:value-type="float">
            <text:p>0.018082763417179</text:p>
          </table:table-cell>
          <table:table-cell table:formula="of:=ABS([.G640])" office:value-type="float" office:value="0.0180827634171786" calcext:value-type="float">
            <text:p>0.018082763417179</text:p>
          </table:table-cell>
          <table:table-cell table:formula="of:=[.G640]*[.G640]" office:value-type="float" office:value="0.000326986332801654" calcext:value-type="float">
            <text:p>0.000326986332802</text:p>
          </table:table-cell>
          <table:table-cell table:formula="of:=([.F640]-[.F639])/([.F639]+0.0000000000001)" office:value-type="float" office:value="0.00544112518042086" calcext:value-type="float">
            <text:p>0.005441125180421</text:p>
          </table:table-cell>
          <table:table-cell table:formula="of:=ABS([.J640])" office:value-type="float" office:value="0.00544112518042086" calcext:value-type="float">
            <text:p>0.005441125180421</text:p>
          </table:table-cell>
          <table:table-cell table:formula="of:=[.J640]*[.J640]" office:value-type="float" office:value="0.0000296058432290099" calcext:value-type="float">
            <text:p>2.96058432290099E-05</text:p>
          </table:table-cell>
        </table:table-row>
        <table:table-row table:style-name="ro1">
          <table:table-cell table:style-name="ce1" office:value-type="string" calcext:value-type="string">
            <text:p>5/11/2017</text:p>
          </table:table-cell>
          <table:table-cell office:value-type="float" office:value="1494460800" calcext:value-type="float">
            <text:p>1494460800</text:p>
          </table:table-cell>
          <table:table-cell office:value-type="float" office:value="22276386524" calcext:value-type="float">
            <text:p>22276386524</text:p>
          </table:table-cell>
          <table:table-cell table:formula="of:=[.C641]/10^9" office:value-type="float" office:value="22.276386524" calcext:value-type="float">
            <text:p>22.276386524</text:p>
          </table:table-cell>
          <table:table-cell office:value-type="float" office:value="88.2" calcext:value-type="float">
            <text:p>88.2</text:p>
          </table:table-cell>
          <table:table-cell table:formula="of:=[.E641]*[.D641]" office:value-type="float" office:value="1964.7772914168" calcext:value-type="float">
            <text:p>1964.7772914168</text:p>
          </table:table-cell>
          <table:table-cell table:formula="of:=([.E641]-[.E640])/([.E640]+0.0000000000001)" office:value-type="float" office:value="0.0042126835933053" calcext:value-type="float">
            <text:p>0.004212683593305</text:p>
          </table:table-cell>
          <table:table-cell table:formula="of:=ABS([.G641])" office:value-type="float" office:value="0.0042126835933053" calcext:value-type="float">
            <text:p>0.004212683593305</text:p>
          </table:table-cell>
          <table:table-cell table:formula="of:=[.G641]*[.G641]" office:value-type="float" office:value="0.0000177467030573036" calcext:value-type="float">
            <text:p>1.77467030573036E-05</text:p>
          </table:table-cell>
          <table:table-cell table:formula="of:=([.F641]-[.F640])/([.F640]+0.0000000000001)" office:value-type="float" office:value="0.0103302967457491" calcext:value-type="float">
            <text:p>0.010330296745749</text:p>
          </table:table-cell>
          <table:table-cell table:formula="of:=ABS([.J641])" office:value-type="float" office:value="0.0103302967457491" calcext:value-type="float">
            <text:p>0.010330296745749</text:p>
          </table:table-cell>
          <table:table-cell table:formula="of:=[.J641]*[.J641]" office:value-type="float" office:value="0.000106715030855235" calcext:value-type="float">
            <text:p>0.000106715030855</text:p>
          </table:table-cell>
        </table:table-row>
        <table:table-row table:style-name="ro1">
          <table:table-cell table:style-name="ce1" office:value-type="string" calcext:value-type="string">
            <text:p>5/12/2017</text:p>
          </table:table-cell>
          <table:table-cell office:value-type="float" office:value="1494547200" calcext:value-type="float">
            <text:p>1494547200</text:p>
          </table:table-cell>
          <table:table-cell office:value-type="float" office:value="22224260597" calcext:value-type="float">
            <text:p>22224260597</text:p>
          </table:table-cell>
          <table:table-cell table:formula="of:=[.C642]/10^9" office:value-type="float" office:value="22.224260597" calcext:value-type="float">
            <text:p>22.224260597</text:p>
          </table:table-cell>
          <table:table-cell office:value-type="float" office:value="85.15" calcext:value-type="float">
            <text:p>85.15</text:p>
          </table:table-cell>
          <table:table-cell table:formula="of:=[.E642]*[.D642]" office:value-type="float" office:value="1892.39578983455" calcext:value-type="float">
            <text:p>1892.39578983455</text:p>
          </table:table-cell>
          <table:table-cell table:formula="of:=([.E642]-[.E641])/([.E641]+0.0000000000001)" office:value-type="float" office:value="-0.0345804988662131" calcext:value-type="float">
            <text:p>-0.034580498866213</text:p>
          </table:table-cell>
          <table:table-cell table:formula="of:=ABS([.G642])" office:value-type="float" office:value="0.0345804988662131" calcext:value-type="float">
            <text:p>0.034580498866213</text:p>
          </table:table-cell>
          <table:table-cell table:formula="of:=[.G642]*[.G642]" office:value-type="float" office:value="0.00119581090183616" calcext:value-type="float">
            <text:p>0.001195810901836</text:p>
          </table:table-cell>
          <table:table-cell table:formula="of:=([.F642]-[.F641])/([.F641]+0.0000000000001)" office:value-type="float" office:value="-0.0368395450713172" calcext:value-type="float">
            <text:p>-0.036839545071317</text:p>
          </table:table-cell>
          <table:table-cell table:formula="of:=ABS([.J642])" office:value-type="float" office:value="0.0368395450713172" calcext:value-type="float">
            <text:p>0.036839545071317</text:p>
          </table:table-cell>
          <table:table-cell table:formula="of:=[.J642]*[.J642]" office:value-type="float" office:value="0.00135715208106161" calcext:value-type="float">
            <text:p>0.001357152081062</text:p>
          </table:table-cell>
        </table:table-row>
        <table:table-row table:style-name="ro1">
          <table:table-cell table:style-name="ce1" office:value-type="string" calcext:value-type="string">
            <text:p>5/13/2017</text:p>
          </table:table-cell>
          <table:table-cell office:value-type="float" office:value="1494633600" calcext:value-type="float">
            <text:p>1494633600</text:p>
          </table:table-cell>
          <table:table-cell office:value-type="float" office:value="22176736929" calcext:value-type="float">
            <text:p>22176736929</text:p>
          </table:table-cell>
          <table:table-cell table:formula="of:=[.C643]/10^9" office:value-type="float" office:value="22.176736929" calcext:value-type="float">
            <text:p>22.176736929</text:p>
          </table:table-cell>
          <table:table-cell office:value-type="float" office:value="87.96" calcext:value-type="float">
            <text:p>87.96</text:p>
          </table:table-cell>
          <table:table-cell table:formula="of:=[.E643]*[.D643]" office:value-type="float" office:value="1950.66578027484" calcext:value-type="float">
            <text:p>1950.66578027484</text:p>
          </table:table-cell>
          <table:table-cell table:formula="of:=([.E643]-[.E642])/([.E642]+0.0000000000001)" office:value-type="float" office:value="0.0330005871990603" calcext:value-type="float">
            <text:p>0.03300058719906</text:p>
          </table:table-cell>
          <table:table-cell table:formula="of:=ABS([.G643])" office:value-type="float" office:value="0.0330005871990603" calcext:value-type="float">
            <text:p>0.03300058719906</text:p>
          </table:table-cell>
          <table:table-cell table:formula="of:=[.G643]*[.G643]" office:value-type="float" office:value="0.00108903875548278" calcext:value-type="float">
            <text:p>0.001089038755483</text:p>
          </table:table-cell>
          <table:table-cell table:formula="of:=([.F643]-[.F642])/([.F642]+0.0000000000001)" office:value-type="float" office:value="0.0307916508551228" calcext:value-type="float">
            <text:p>0.030791650855123</text:p>
          </table:table-cell>
          <table:table-cell table:formula="of:=ABS([.J643])" office:value-type="float" office:value="0.0307916508551228" calcext:value-type="float">
            <text:p>0.030791650855123</text:p>
          </table:table-cell>
          <table:table-cell table:formula="of:=[.J643]*[.J643]" office:value-type="float" office:value="0.000948125762383784" calcext:value-type="float">
            <text:p>0.000948125762384</text:p>
          </table:table-cell>
        </table:table-row>
        <table:table-row table:style-name="ro1">
          <table:table-cell table:style-name="ce1" office:value-type="string" calcext:value-type="string">
            <text:p>5/14/2017</text:p>
          </table:table-cell>
          <table:table-cell office:value-type="float" office:value="1494720000" calcext:value-type="float">
            <text:p>1494720000</text:p>
          </table:table-cell>
          <table:table-cell office:value-type="float" office:value="22054420864" calcext:value-type="float">
            <text:p>22054420864</text:p>
          </table:table-cell>
          <table:table-cell table:formula="of:=[.C644]/10^9" office:value-type="float" office:value="22.054420864" calcext:value-type="float">
            <text:p>22.054420864</text:p>
          </table:table-cell>
          <table:table-cell office:value-type="float" office:value="88.72" calcext:value-type="float">
            <text:p>88.72</text:p>
          </table:table-cell>
          <table:table-cell table:formula="of:=[.E644]*[.D644]" office:value-type="float" office:value="1956.66821905408" calcext:value-type="float">
            <text:p>1956.66821905408</text:p>
          </table:table-cell>
          <table:table-cell table:formula="of:=([.E644]-[.E643])/([.E643]+0.0000000000001)" office:value-type="float" office:value="0.0086402910413825" calcext:value-type="float">
            <text:p>0.008640291041383</text:p>
          </table:table-cell>
          <table:table-cell table:formula="of:=ABS([.G644])" office:value-type="float" office:value="0.0086402910413825" calcext:value-type="float">
            <text:p>0.008640291041383</text:p>
          </table:table-cell>
          <table:table-cell table:formula="of:=[.G644]*[.G644]" office:value-type="float" office:value="0.0000746546292797946" calcext:value-type="float">
            <text:p>7.46546292797946E-05</text:p>
          </table:table-cell>
          <table:table-cell table:formula="of:=([.F644]-[.F643])/([.F643]+0.0000000000001)" office:value-type="float" office:value="0.00307712312377486" calcext:value-type="float">
            <text:p>0.003077123123775</text:p>
          </table:table-cell>
          <table:table-cell table:formula="of:=ABS([.J644])" office:value-type="float" office:value="0.00307712312377486" calcext:value-type="float">
            <text:p>0.003077123123775</text:p>
          </table:table-cell>
          <table:table-cell table:formula="of:=[.J644]*[.J644]" office:value-type="float" office:value="0.00000946868671886994" calcext:value-type="float">
            <text:p>9.46868671886994E-06</text:p>
          </table:table-cell>
        </table:table-row>
        <table:table-row table:style-name="ro1">
          <table:table-cell table:style-name="ce1" office:value-type="string" calcext:value-type="string">
            <text:p>5/15/2017</text:p>
          </table:table-cell>
          <table:table-cell office:value-type="float" office:value="1494806400" calcext:value-type="float">
            <text:p>1494806400</text:p>
          </table:table-cell>
          <table:table-cell office:value-type="float" office:value="22225479222" calcext:value-type="float">
            <text:p>22225479222</text:p>
          </table:table-cell>
          <table:table-cell table:formula="of:=[.C645]/10^9" office:value-type="float" office:value="22.225479222" calcext:value-type="float">
            <text:p>22.225479222</text:p>
          </table:table-cell>
          <table:table-cell office:value-type="float" office:value="90.32" calcext:value-type="float">
            <text:p>90.32</text:p>
          </table:table-cell>
          <table:table-cell table:formula="of:=[.E645]*[.D645]" office:value-type="float" office:value="2007.40528333104" calcext:value-type="float">
            <text:p>2007.40528333104</text:p>
          </table:table-cell>
          <table:table-cell table:formula="of:=([.E645]-[.E644])/([.E644]+0.0000000000001)" office:value-type="float" office:value="0.0180342651036969" calcext:value-type="float">
            <text:p>0.018034265103697</text:p>
          </table:table-cell>
          <table:table-cell table:formula="of:=ABS([.G645])" office:value-type="float" office:value="0.0180342651036969" calcext:value-type="float">
            <text:p>0.018034265103697</text:p>
          </table:table-cell>
          <table:table-cell table:formula="of:=[.G645]*[.G645]" office:value-type="float" office:value="0.000325234717830421" calcext:value-type="float">
            <text:p>0.00032523471783</text:p>
          </table:table-cell>
          <table:table-cell table:formula="of:=([.F645]-[.F644])/([.F644]+0.0000000000001)" office:value-type="float" office:value="0.0259303359572569" calcext:value-type="float">
            <text:p>0.025930335957257</text:p>
          </table:table-cell>
          <table:table-cell table:formula="of:=ABS([.J645])" office:value-type="float" office:value="0.0259303359572569" calcext:value-type="float">
            <text:p>0.025930335957257</text:p>
          </table:table-cell>
          <table:table-cell table:formula="of:=[.J645]*[.J645]" office:value-type="float" office:value="0.000672382322856213" calcext:value-type="float">
            <text:p>0.000672382322856</text:p>
          </table:table-cell>
        </table:table-row>
        <table:table-row table:style-name="ro1">
          <table:table-cell table:style-name="ce1" office:value-type="string" calcext:value-type="string">
            <text:p>5/16/2017</text:p>
          </table:table-cell>
          <table:table-cell office:value-type="float" office:value="1494892800" calcext:value-type="float">
            <text:p>1494892800</text:p>
          </table:table-cell>
          <table:table-cell office:value-type="float" office:value="22338079736" calcext:value-type="float">
            <text:p>22338079736</text:p>
          </table:table-cell>
          <table:table-cell table:formula="of:=[.C646]/10^9" office:value-type="float" office:value="22.338079736" calcext:value-type="float">
            <text:p>22.338079736</text:p>
          </table:table-cell>
          <table:table-cell office:value-type="float" office:value="87.8" calcext:value-type="float">
            <text:p>87.8</text:p>
          </table:table-cell>
          <table:table-cell table:formula="of:=[.E646]*[.D646]" office:value-type="float" office:value="1961.2834008208" calcext:value-type="float">
            <text:p>1961.2834008208</text:p>
          </table:table-cell>
          <table:table-cell table:formula="of:=([.E646]-[.E645])/([.E645]+0.0000000000001)" office:value-type="float" office:value="-0.0279007971656332" calcext:value-type="float">
            <text:p>-0.027900797165633</text:p>
          </table:table-cell>
          <table:table-cell table:formula="of:=ABS([.G646])" office:value-type="float" office:value="0.0279007971656332" calcext:value-type="float">
            <text:p>0.027900797165633</text:p>
          </table:table-cell>
          <table:table-cell table:formula="of:=[.G646]*[.G646]" office:value-type="float" office:value="0.000778454482477807" calcext:value-type="float">
            <text:p>0.000778454482478</text:p>
          </table:table-cell>
          <table:table-cell table:formula="of:=([.F646]-[.F645])/([.F645]+0.0000000000001)" office:value-type="float" office:value="-0.0229758698421409" calcext:value-type="float">
            <text:p>-0.022975869842141</text:p>
          </table:table-cell>
          <table:table-cell table:formula="of:=ABS([.J646])" office:value-type="float" office:value="0.0229758698421409" calcext:value-type="float">
            <text:p>0.022975869842141</text:p>
          </table:table-cell>
          <table:table-cell table:formula="of:=[.J646]*[.J646]" office:value-type="float" office:value="0.000527890595002998" calcext:value-type="float">
            <text:p>0.000527890595003</text:p>
          </table:table-cell>
        </table:table-row>
        <table:table-row table:style-name="ro1">
          <table:table-cell table:style-name="ce1" office:value-type="string" calcext:value-type="string">
            <text:p>5/17/2017</text:p>
          </table:table-cell>
          <table:table-cell office:value-type="float" office:value="1494979200" calcext:value-type="float">
            <text:p>1494979200</text:p>
          </table:table-cell>
          <table:table-cell office:value-type="float" office:value="26658490658" calcext:value-type="float">
            <text:p>26658490658</text:p>
          </table:table-cell>
          <table:table-cell table:formula="of:=[.C647]/10^9" office:value-type="float" office:value="26.658490658" calcext:value-type="float">
            <text:p>26.658490658</text:p>
          </table:table-cell>
          <table:table-cell office:value-type="float" office:value="86.98" calcext:value-type="float">
            <text:p>86.98</text:p>
          </table:table-cell>
          <table:table-cell table:formula="of:=[.E647]*[.D647]" office:value-type="float" office:value="2318.75551743284" calcext:value-type="float">
            <text:p>2318.75551743284</text:p>
          </table:table-cell>
          <table:table-cell table:formula="of:=([.E647]-[.E646])/([.E646]+0.0000000000001)" office:value-type="float" office:value="-0.00933940774487463" calcext:value-type="float">
            <text:p>-0.009339407744875</text:p>
          </table:table-cell>
          <table:table-cell table:formula="of:=ABS([.G647])" office:value-type="float" office:value="0.00933940774487463" calcext:value-type="float">
            <text:p>0.009339407744875</text:p>
          </table:table-cell>
          <table:table-cell table:formula="of:=[.G647]*[.G647]" office:value-type="float" office:value="0.0000872245370250242" calcext:value-type="float">
            <text:p>8.72245370250242E-05</text:p>
          </table:table-cell>
          <table:table-cell table:formula="of:=([.F647]-[.F646])/([.F646]+0.0000000000001)" office:value-type="float" office:value="0.182264386912385" calcext:value-type="float">
            <text:p>0.182264386912385</text:p>
          </table:table-cell>
          <table:table-cell table:formula="of:=ABS([.J647])" office:value-type="float" office:value="0.182264386912385" calcext:value-type="float">
            <text:p>0.182264386912385</text:p>
          </table:table-cell>
          <table:table-cell table:formula="of:=[.J647]*[.J647]" office:value-type="float" office:value="0.0332203067365475" calcext:value-type="float">
            <text:p>0.033220306736548</text:p>
          </table:table-cell>
        </table:table-row>
        <table:table-row table:style-name="ro1">
          <table:table-cell table:style-name="ce1" office:value-type="string" calcext:value-type="string">
            <text:p>5/18/2017</text:p>
          </table:table-cell>
          <table:table-cell office:value-type="float" office:value="1495065600" calcext:value-type="float">
            <text:p>1495065600</text:p>
          </table:table-cell>
          <table:table-cell office:value-type="float" office:value="22641931556" calcext:value-type="float">
            <text:p>22641931556</text:p>
          </table:table-cell>
          <table:table-cell table:formula="of:=[.C648]/10^9" office:value-type="float" office:value="22.641931556" calcext:value-type="float">
            <text:p>22.641931556</text:p>
          </table:table-cell>
          <table:table-cell office:value-type="float" office:value="95.88" calcext:value-type="float">
            <text:p>95.88</text:p>
          </table:table-cell>
          <table:table-cell table:formula="of:=[.E648]*[.D648]" office:value-type="float" office:value="2170.90839758928" calcext:value-type="float">
            <text:p>2170.90839758928</text:p>
          </table:table-cell>
          <table:table-cell table:formula="of:=([.E648]-[.E647])/([.E647]+0.0000000000001)" office:value-type="float" office:value="0.102322372959301" calcext:value-type="float">
            <text:p>0.102322372959301</text:p>
          </table:table-cell>
          <table:table-cell table:formula="of:=ABS([.G648])" office:value-type="float" office:value="0.102322372959301" calcext:value-type="float">
            <text:p>0.102322372959301</text:p>
          </table:table-cell>
          <table:table-cell table:formula="of:=[.G648]*[.G648]" office:value-type="float" office:value="0.0104698680080222" calcext:value-type="float">
            <text:p>0.010469868008022</text:p>
          </table:table-cell>
          <table:table-cell table:formula="of:=([.F648]-[.F647])/([.F647]+0.0000000000001)" office:value-type="float" office:value="-0.0637614093991445" calcext:value-type="float">
            <text:p>-0.063761409399145</text:p>
          </table:table-cell>
          <table:table-cell table:formula="of:=ABS([.J648])" office:value-type="float" office:value="0.0637614093991445" calcext:value-type="float">
            <text:p>0.063761409399145</text:p>
          </table:table-cell>
          <table:table-cell table:formula="of:=[.J648]*[.J648]" office:value-type="float" office:value="0.00406551732856531" calcext:value-type="float">
            <text:p>0.004065517328565</text:p>
          </table:table-cell>
        </table:table-row>
        <table:table-row table:style-name="ro1">
          <table:table-cell table:style-name="ce1" office:value-type="string" calcext:value-type="string">
            <text:p>5/19/2017</text:p>
          </table:table-cell>
          <table:table-cell office:value-type="float" office:value="1495152000" calcext:value-type="float">
            <text:p>1495152000</text:p>
          </table:table-cell>
          <table:table-cell office:value-type="float" office:value="22510140833" calcext:value-type="float">
            <text:p>22510140833</text:p>
          </table:table-cell>
          <table:table-cell table:formula="of:=[.C649]/10^9" office:value-type="float" office:value="22.510140833" calcext:value-type="float">
            <text:p>22.510140833</text:p>
          </table:table-cell>
          <table:table-cell office:value-type="float" office:value="124.38" calcext:value-type="float">
            <text:p>124.38</text:p>
          </table:table-cell>
          <table:table-cell table:formula="of:=[.E649]*[.D649]" office:value-type="float" office:value="2799.81131680854" calcext:value-type="float">
            <text:p>2799.81131680854</text:p>
          </table:table-cell>
          <table:table-cell table:formula="of:=([.E649]-[.E648])/([.E648]+0.0000000000001)" office:value-type="float" office:value="0.297246558197747" calcext:value-type="float">
            <text:p>0.297246558197747</text:p>
          </table:table-cell>
          <table:table-cell table:formula="of:=ABS([.G649])" office:value-type="float" office:value="0.297246558197747" calcext:value-type="float">
            <text:p>0.297246558197747</text:p>
          </table:table-cell>
          <table:table-cell table:formula="of:=[.G649]*[.G649]" office:value-type="float" office:value="0.0883555163604065" calcext:value-type="float">
            <text:p>0.088355516360407</text:p>
          </table:table-cell>
          <table:table-cell table:formula="of:=([.F649]-[.F648])/([.F648]+0.0000000000001)" office:value-type="float" office:value="0.289695742076283" calcext:value-type="float">
            <text:p>0.289695742076283</text:p>
          </table:table-cell>
          <table:table-cell table:formula="of:=ABS([.J649])" office:value-type="float" office:value="0.289695742076283" calcext:value-type="float">
            <text:p>0.289695742076283</text:p>
          </table:table-cell>
          <table:table-cell table:formula="of:=[.J649]*[.J649]" office:value-type="float" office:value="0.0839236229771281" calcext:value-type="float">
            <text:p>0.083923622977128</text:p>
          </table:table-cell>
        </table:table-row>
        <table:table-row table:style-name="ro1">
          <table:table-cell table:style-name="ce1" office:value-type="string" calcext:value-type="string">
            <text:p>5/20/2017</text:p>
          </table:table-cell>
          <table:table-cell office:value-type="float" office:value="1495238400" calcext:value-type="float">
            <text:p>1495238400</text:p>
          </table:table-cell>
          <table:table-cell office:value-type="float" office:value="22578527232" calcext:value-type="float">
            <text:p>22578527232</text:p>
          </table:table-cell>
          <table:table-cell table:formula="of:=[.C650]/10^9" office:value-type="float" office:value="22.578527232" calcext:value-type="float">
            <text:p>22.578527232</text:p>
          </table:table-cell>
          <table:table-cell office:value-type="float" office:value="123.06" calcext:value-type="float">
            <text:p>123.06</text:p>
          </table:table-cell>
          <table:table-cell table:formula="of:=[.E650]*[.D650]" office:value-type="float" office:value="2778.51356116992" calcext:value-type="float">
            <text:p>2778.51356116992</text:p>
          </table:table-cell>
          <table:table-cell table:formula="of:=([.E650]-[.E649])/([.E649]+0.0000000000001)" office:value-type="float" office:value="-0.0106126386878919" calcext:value-type="float">
            <text:p>-0.010612638687892</text:p>
          </table:table-cell>
          <table:table-cell table:formula="of:=ABS([.G650])" office:value-type="float" office:value="0.0106126386878919" calcext:value-type="float">
            <text:p>0.010612638687892</text:p>
          </table:table-cell>
          <table:table-cell table:formula="of:=[.G650]*[.G650]" office:value-type="float" office:value="0.00011262809991974" calcext:value-type="float">
            <text:p>0.00011262809992</text:p>
          </table:table-cell>
          <table:table-cell table:formula="of:=([.F650]-[.F649])/([.F649]+0.0000000000001)" office:value-type="float" office:value="-0.00760685390146125" calcext:value-type="float">
            <text:p>-0.007606853901461</text:p>
          </table:table-cell>
          <table:table-cell table:formula="of:=ABS([.J650])" office:value-type="float" office:value="0.00760685390146125" calcext:value-type="float">
            <text:p>0.007606853901461</text:p>
          </table:table-cell>
          <table:table-cell table:formula="of:=[.J650]*[.J650]" office:value-type="float" office:value="0.0000578642262781762" calcext:value-type="float">
            <text:p>5.78642262781762E-05</text:p>
          </table:table-cell>
        </table:table-row>
        <table:table-row table:style-name="ro1">
          <table:table-cell table:style-name="ce1" office:value-type="string" calcext:value-type="string">
            <text:p>5/21/2017</text:p>
          </table:table-cell>
          <table:table-cell office:value-type="float" office:value="1495324800" calcext:value-type="float">
            <text:p>1495324800</text:p>
          </table:table-cell>
          <table:table-cell office:value-type="float" office:value="22366670221" calcext:value-type="float">
            <text:p>22366670221</text:p>
          </table:table-cell>
          <table:table-cell table:formula="of:=[.C651]/10^9" office:value-type="float" office:value="22.366670221" calcext:value-type="float">
            <text:p>22.366670221</text:p>
          </table:table-cell>
          <table:table-cell office:value-type="float" office:value="148" calcext:value-type="float">
            <text:p>148</text:p>
          </table:table-cell>
          <table:table-cell table:formula="of:=[.E651]*[.D651]" office:value-type="float" office:value="3310.267192708" calcext:value-type="float">
            <text:p>3310.267192708</text:p>
          </table:table-cell>
          <table:table-cell table:formula="of:=([.E651]-[.E650])/([.E650]+0.0000000000001)" office:value-type="float" office:value="0.202665366487892" calcext:value-type="float">
            <text:p>0.202665366487892</text:p>
          </table:table-cell>
          <table:table-cell table:formula="of:=ABS([.G651])" office:value-type="float" office:value="0.202665366487892" calcext:value-type="float">
            <text:p>0.202665366487892</text:p>
          </table:table-cell>
          <table:table-cell table:formula="of:=[.G651]*[.G651]" office:value-type="float" office:value="0.0410732507736715" calcext:value-type="float">
            <text:p>0.041073250773672</text:p>
          </table:table-cell>
          <table:table-cell table:formula="of:=([.F651]-[.F650])/([.F650]+0.0000000000001)" office:value-type="float" office:value="0.191380614069841" calcext:value-type="float">
            <text:p>0.191380614069841</text:p>
          </table:table-cell>
          <table:table-cell table:formula="of:=ABS([.J651])" office:value-type="float" office:value="0.191380614069841" calcext:value-type="float">
            <text:p>0.191380614069841</text:p>
          </table:table-cell>
          <table:table-cell table:formula="of:=[.J651]*[.J651]" office:value-type="float" office:value="0.0366265394417495" calcext:value-type="float">
            <text:p>0.03662653944175</text:p>
          </table:table-cell>
        </table:table-row>
        <table:table-row table:style-name="ro1">
          <table:table-cell table:style-name="ce1" office:value-type="string" calcext:value-type="string">
            <text:p>5/22/2017</text:p>
          </table:table-cell>
          <table:table-cell office:value-type="float" office:value="1495411200" calcext:value-type="float">
            <text:p>1495411200</text:p>
          </table:table-cell>
          <table:table-cell office:value-type="float" office:value="22950916506" calcext:value-type="float">
            <text:p>22950916506</text:p>
          </table:table-cell>
          <table:table-cell table:formula="of:=[.C652]/10^9" office:value-type="float" office:value="22.950916506" calcext:value-type="float">
            <text:p>22.950916506</text:p>
          </table:table-cell>
          <table:table-cell office:value-type="float" office:value="160.39" calcext:value-type="float">
            <text:p>160.39</text:p>
          </table:table-cell>
          <table:table-cell table:formula="of:=[.E652]*[.D652]" office:value-type="float" office:value="3681.09749839734" calcext:value-type="float">
            <text:p>3681.09749839734</text:p>
          </table:table-cell>
          <table:table-cell table:formula="of:=([.E652]-[.E651])/([.E651]+0.0000000000001)" office:value-type="float" office:value="0.0837162162162161" calcext:value-type="float">
            <text:p>0.083716216216216</text:p>
          </table:table-cell>
          <table:table-cell table:formula="of:=ABS([.G652])" office:value-type="float" office:value="0.0837162162162161" calcext:value-type="float">
            <text:p>0.083716216216216</text:p>
          </table:table-cell>
          <table:table-cell table:formula="of:=[.G652]*[.G652]" office:value-type="float" office:value="0.00700840485756024" calcext:value-type="float">
            <text:p>0.00700840485756</text:p>
          </table:table-cell>
          <table:table-cell table:formula="of:=([.F652]-[.F651])/([.F651]+0.0000000000001)" office:value-type="float" office:value="0.112024282059835" calcext:value-type="float">
            <text:p>0.112024282059835</text:p>
          </table:table-cell>
          <table:table-cell table:formula="of:=ABS([.J652])" office:value-type="float" office:value="0.112024282059835" calcext:value-type="float">
            <text:p>0.112024282059835</text:p>
          </table:table-cell>
          <table:table-cell table:formula="of:=[.J652]*[.J652]" office:value-type="float" office:value="0.0125494397710215" calcext:value-type="float">
            <text:p>0.012549439771022</text:p>
          </table:table-cell>
        </table:table-row>
        <table:table-row table:style-name="ro1">
          <table:table-cell table:style-name="ce1" office:value-type="string" calcext:value-type="string">
            <text:p>5/23/2017</text:p>
          </table:table-cell>
          <table:table-cell office:value-type="float" office:value="1495497600" calcext:value-type="float">
            <text:p>1495497600</text:p>
          </table:table-cell>
          <table:table-cell office:value-type="float" office:value="22876914693" calcext:value-type="float">
            <text:p>22876914693</text:p>
          </table:table-cell>
          <table:table-cell table:formula="of:=[.C653]/10^9" office:value-type="float" office:value="22.876914693" calcext:value-type="float">
            <text:p>22.876914693</text:p>
          </table:table-cell>
          <table:table-cell office:value-type="float" office:value="169.5" calcext:value-type="float">
            <text:p>169.5</text:p>
          </table:table-cell>
          <table:table-cell table:formula="of:=[.E653]*[.D653]" office:value-type="float" office:value="3877.6370404635" calcext:value-type="float">
            <text:p>3877.6370404635</text:p>
          </table:table-cell>
          <table:table-cell table:formula="of:=([.E653]-[.E652])/([.E652]+0.0000000000001)" office:value-type="float" office:value="0.0567990523099944" calcext:value-type="float">
            <text:p>0.056799052309995</text:p>
          </table:table-cell>
          <table:table-cell table:formula="of:=ABS([.G653])" office:value-type="float" office:value="0.0567990523099944" calcext:value-type="float">
            <text:p>0.056799052309995</text:p>
          </table:table-cell>
          <table:table-cell table:formula="of:=[.G653]*[.G653]" office:value-type="float" office:value="0.00322613234331348" calcext:value-type="float">
            <text:p>0.003226132343313</text:p>
          </table:table-cell>
          <table:table-cell table:formula="of:=([.F653]-[.F652])/([.F652]+0.0000000000001)" office:value-type="float" office:value="0.0533915611177723" calcext:value-type="float">
            <text:p>0.053391561117772</text:p>
          </table:table-cell>
          <table:table-cell table:formula="of:=ABS([.J653])" office:value-type="float" office:value="0.0533915611177723" calcext:value-type="float">
            <text:p>0.053391561117772</text:p>
          </table:table-cell>
          <table:table-cell table:formula="of:=[.J653]*[.J653]" office:value-type="float" office:value="0.00285065879859281" calcext:value-type="float">
            <text:p>0.002850658798593</text:p>
          </table:table-cell>
        </table:table-row>
        <table:table-row table:style-name="ro1">
          <table:table-cell table:style-name="ce1" office:value-type="string" calcext:value-type="string">
            <text:p>5/24/2017</text:p>
          </table:table-cell>
          <table:table-cell office:value-type="float" office:value="1495584000" calcext:value-type="float">
            <text:p>1495584000</text:p>
          </table:table-cell>
          <table:table-cell office:value-type="float" office:value="23511877462" calcext:value-type="float">
            <text:p>23511877462</text:p>
          </table:table-cell>
          <table:table-cell table:formula="of:=[.C654]/10^9" office:value-type="float" office:value="23.511877462" calcext:value-type="float">
            <text:p>23.511877462</text:p>
          </table:table-cell>
          <table:table-cell office:value-type="float" office:value="193.03" calcext:value-type="float">
            <text:p>193.03</text:p>
          </table:table-cell>
          <table:table-cell table:formula="of:=[.E654]*[.D654]" office:value-type="float" office:value="4538.49770648986" calcext:value-type="float">
            <text:p>4538.49770648986</text:p>
          </table:table-cell>
          <table:table-cell table:formula="of:=([.E654]-[.E653])/([.E653]+0.0000000000001)" office:value-type="float" office:value="0.13882005899705" calcext:value-type="float">
            <text:p>0.13882005899705</text:p>
          </table:table-cell>
          <table:table-cell table:formula="of:=ABS([.G654])" office:value-type="float" office:value="0.13882005899705" calcext:value-type="float">
            <text:p>0.13882005899705</text:p>
          </table:table-cell>
          <table:table-cell table:formula="of:=[.G654]*[.G654]" office:value-type="float" office:value="0.0192710087799445" calcext:value-type="float">
            <text:p>0.019271008779945</text:p>
          </table:table-cell>
          <table:table-cell table:formula="of:=([.F654]-[.F653])/([.F653]+0.0000000000001)" office:value-type="float" office:value="0.170428706743364" calcext:value-type="float">
            <text:p>0.170428706743364</text:p>
          </table:table-cell>
          <table:table-cell table:formula="of:=ABS([.J654])" office:value-type="float" office:value="0.170428706743364" calcext:value-type="float">
            <text:p>0.170428706743364</text:p>
          </table:table-cell>
          <table:table-cell table:formula="of:=[.J654]*[.J654]" office:value-type="float" office:value="0.0290459440822156" calcext:value-type="float">
            <text:p>0.029045944082216</text:p>
          </table:table-cell>
        </table:table-row>
        <table:table-row table:style-name="ro1">
          <table:table-cell table:style-name="ce1" office:value-type="string" calcext:value-type="string">
            <text:p>5/25/2017</text:p>
          </table:table-cell>
          <table:table-cell office:value-type="float" office:value="1495670400" calcext:value-type="float">
            <text:p>1495670400</text:p>
          </table:table-cell>
          <table:table-cell office:value-type="float" office:value="22627478169" calcext:value-type="float">
            <text:p>22627478169</text:p>
          </table:table-cell>
          <table:table-cell table:formula="of:=[.C655]/10^9" office:value-type="float" office:value="22.627478169" calcext:value-type="float">
            <text:p>22.627478169</text:p>
          </table:table-cell>
          <table:table-cell office:value-type="float" office:value="177.33" calcext:value-type="float">
            <text:p>177.33</text:p>
          </table:table-cell>
          <table:table-cell table:formula="of:=[.E655]*[.D655]" office:value-type="float" office:value="4012.53070370877" calcext:value-type="float">
            <text:p>4012.53070370877</text:p>
          </table:table-cell>
          <table:table-cell table:formula="of:=([.E655]-[.E654])/([.E654]+0.0000000000001)" office:value-type="float" office:value="-0.0813345075894938" calcext:value-type="float">
            <text:p>-0.081334507589494</text:p>
          </table:table-cell>
          <table:table-cell table:formula="of:=ABS([.G655])" office:value-type="float" office:value="0.0813345075894938" calcext:value-type="float">
            <text:p>0.081334507589494</text:p>
          </table:table-cell>
          <table:table-cell table:formula="of:=[.G655]*[.G655]" office:value-type="float" office:value="0.00661530212482542" calcext:value-type="float">
            <text:p>0.006615302124825</text:p>
          </table:table-cell>
          <table:table-cell table:formula="of:=([.F655]-[.F654])/([.F654]+0.0000000000001)" office:value-type="float" office:value="-0.115890110956535" calcext:value-type="float">
            <text:p>-0.115890110956535</text:p>
          </table:table-cell>
          <table:table-cell table:formula="of:=ABS([.J655])" office:value-type="float" office:value="0.115890110956535" calcext:value-type="float">
            <text:p>0.115890110956535</text:p>
          </table:table-cell>
          <table:table-cell table:formula="of:=[.J655]*[.J655]" office:value-type="float" office:value="0.013430517817518" calcext:value-type="float">
            <text:p>0.013430517817518</text:p>
          </table:table-cell>
        </table:table-row>
        <table:table-row table:style-name="ro1">
          <table:table-cell table:style-name="ce1" office:value-type="string" calcext:value-type="string">
            <text:p>5/26/2017</text:p>
          </table:table-cell>
          <table:table-cell office:value-type="float" office:value="1495756800" calcext:value-type="float">
            <text:p>1495756800</text:p>
          </table:table-cell>
          <table:table-cell office:value-type="float" office:value="22767260891" calcext:value-type="float">
            <text:p>22767260891</text:p>
          </table:table-cell>
          <table:table-cell table:formula="of:=[.C656]/10^9" office:value-type="float" office:value="22.767260891" calcext:value-type="float">
            <text:p>22.767260891</text:p>
          </table:table-cell>
          <table:table-cell office:value-type="float" office:value="162.83" calcext:value-type="float">
            <text:p>162.83</text:p>
          </table:table-cell>
          <table:table-cell table:formula="of:=[.E656]*[.D656]" office:value-type="float" office:value="3707.19309088153" calcext:value-type="float">
            <text:p>3707.19309088153</text:p>
          </table:table-cell>
          <table:table-cell table:formula="of:=([.E656]-[.E655])/([.E655]+0.0000000000001)" office:value-type="float" office:value="-0.0817684542942536" calcext:value-type="float">
            <text:p>-0.081768454294254</text:p>
          </table:table-cell>
          <table:table-cell table:formula="of:=ABS([.G656])" office:value-type="float" office:value="0.0817684542942536" calcext:value-type="float">
            <text:p>0.081768454294254</text:p>
          </table:table-cell>
          <table:table-cell table:formula="of:=[.G656]*[.G656]" office:value-type="float" office:value="0.00668608011767144" calcext:value-type="float">
            <text:p>0.006686080117671</text:p>
          </table:table-cell>
          <table:table-cell table:formula="of:=([.F656]-[.F655])/([.F655]+0.0000000000001)" office:value-type="float" office:value="-0.0760960190398088" calcext:value-type="float">
            <text:p>-0.076096019039809</text:p>
          </table:table-cell>
          <table:table-cell table:formula="of:=ABS([.J656])" office:value-type="float" office:value="0.0760960190398088" calcext:value-type="float">
            <text:p>0.076096019039809</text:p>
          </table:table-cell>
          <table:table-cell table:formula="of:=[.J656]*[.J656]" office:value-type="float" office:value="0.00579060411370694" calcext:value-type="float">
            <text:p>0.005790604113707</text:p>
          </table:table-cell>
        </table:table-row>
        <table:table-row table:style-name="ro1">
          <table:table-cell table:style-name="ce1" office:value-type="string" calcext:value-type="string">
            <text:p>5/27/2017</text:p>
          </table:table-cell>
          <table:table-cell office:value-type="float" office:value="1495843200" calcext:value-type="float">
            <text:p>1495843200</text:p>
          </table:table-cell>
          <table:table-cell office:value-type="float" office:value="22312210827" calcext:value-type="float">
            <text:p>22312210827</text:p>
          </table:table-cell>
          <table:table-cell table:formula="of:=[.C657]/10^9" office:value-type="float" office:value="22.312210827" calcext:value-type="float">
            <text:p>22.312210827</text:p>
          </table:table-cell>
          <table:table-cell office:value-type="float" office:value="156.63" calcext:value-type="float">
            <text:p>156.63</text:p>
          </table:table-cell>
          <table:table-cell table:formula="of:=[.E657]*[.D657]" office:value-type="float" office:value="3494.76158183301" calcext:value-type="float">
            <text:p>3494.76158183301</text:p>
          </table:table-cell>
          <table:table-cell table:formula="of:=([.E657]-[.E656])/([.E656]+0.0000000000001)" office:value-type="float" office:value="-0.0380765215255175" calcext:value-type="float">
            <text:p>-0.038076521525518</text:p>
          </table:table-cell>
          <table:table-cell table:formula="of:=ABS([.G657])" office:value-type="float" office:value="0.0380765215255175" calcext:value-type="float">
            <text:p>0.038076521525518</text:p>
          </table:table-cell>
          <table:table-cell table:formula="of:=[.G657]*[.G657]" office:value-type="float" office:value="0.0014498214914832" calcext:value-type="float">
            <text:p>0.001449821491483</text:p>
          </table:table-cell>
          <table:table-cell table:formula="of:=([.F657]-[.F656])/([.F656]+0.0000000000001)" office:value-type="float" office:value="-0.057302520759178" calcext:value-type="float">
            <text:p>-0.057302520759178</text:p>
          </table:table-cell>
          <table:table-cell table:formula="of:=ABS([.J657])" office:value-type="float" office:value="0.057302520759178" calcext:value-type="float">
            <text:p>0.057302520759178</text:p>
          </table:table-cell>
          <table:table-cell table:formula="of:=[.J657]*[.J657]" office:value-type="float" office:value="0.00328357888535603" calcext:value-type="float">
            <text:p>0.003283578885356</text:p>
          </table:table-cell>
        </table:table-row>
        <table:table-row table:style-name="ro1">
          <table:table-cell table:style-name="ce1" office:value-type="string" calcext:value-type="string">
            <text:p>5/28/2017</text:p>
          </table:table-cell>
          <table:table-cell office:value-type="float" office:value="1495929600" calcext:value-type="float">
            <text:p>1495929600</text:p>
          </table:table-cell>
          <table:table-cell office:value-type="float" office:value="21916364414" calcext:value-type="float">
            <text:p>21916364414</text:p>
          </table:table-cell>
          <table:table-cell table:formula="of:=[.C658]/10^9" office:value-type="float" office:value="21.916364414" calcext:value-type="float">
            <text:p>21.916364414</text:p>
          </table:table-cell>
          <table:table-cell office:value-type="float" office:value="172.86" calcext:value-type="float">
            <text:p>172.86</text:p>
          </table:table-cell>
          <table:table-cell table:formula="of:=[.E658]*[.D658]" office:value-type="float" office:value="3788.46275260404" calcext:value-type="float">
            <text:p>3788.46275260404</text:p>
          </table:table-cell>
          <table:table-cell table:formula="of:=([.E658]-[.E657])/([.E657]+0.0000000000001)" office:value-type="float" office:value="0.103619996169316" calcext:value-type="float">
            <text:p>0.103619996169316</text:p>
          </table:table-cell>
          <table:table-cell table:formula="of:=ABS([.G658])" office:value-type="float" office:value="0.103619996169316" calcext:value-type="float">
            <text:p>0.103619996169316</text:p>
          </table:table-cell>
          <table:table-cell table:formula="of:=[.G658]*[.G658]" office:value-type="float" office:value="0.0107371036061291" calcext:value-type="float">
            <text:p>0.010737103606129</text:p>
          </table:table-cell>
          <table:table-cell table:formula="of:=([.F658]-[.F657])/([.F657]+0.0000000000001)" office:value-type="float" office:value="0.0840404027266957" calcext:value-type="float">
            <text:p>0.084040402726696</text:p>
          </table:table-cell>
          <table:table-cell table:formula="of:=ABS([.J658])" office:value-type="float" office:value="0.0840404027266957" calcext:value-type="float">
            <text:p>0.084040402726696</text:p>
          </table:table-cell>
          <table:table-cell table:formula="of:=[.J658]*[.J658]" office:value-type="float" office:value="0.0070627892904652" calcext:value-type="float">
            <text:p>0.007062789290465</text:p>
          </table:table-cell>
        </table:table-row>
        <table:table-row table:style-name="ro1">
          <table:table-cell table:style-name="ce1" office:value-type="string" calcext:value-type="string">
            <text:p>5/29/2017</text:p>
          </table:table-cell>
          <table:table-cell office:value-type="float" office:value="1496016000" calcext:value-type="float">
            <text:p>1496016000</text:p>
          </table:table-cell>
          <table:table-cell office:value-type="float" office:value="22429141176" calcext:value-type="float">
            <text:p>22429141176</text:p>
          </table:table-cell>
          <table:table-cell table:formula="of:=[.C659]/10^9" office:value-type="float" office:value="22.429141176" calcext:value-type="float">
            <text:p>22.429141176</text:p>
          </table:table-cell>
          <table:table-cell office:value-type="float" office:value="194.17" calcext:value-type="float">
            <text:p>194.17</text:p>
          </table:table-cell>
          <table:table-cell table:formula="of:=[.E659]*[.D659]" office:value-type="float" office:value="4355.06634214392" calcext:value-type="float">
            <text:p>4355.06634214392</text:p>
          </table:table-cell>
          <table:table-cell table:formula="of:=([.E659]-[.E658])/([.E658]+0.0000000000001)" office:value-type="float" office:value="0.123278954066875" calcext:value-type="float">
            <text:p>0.123278954066875</text:p>
          </table:table-cell>
          <table:table-cell table:formula="of:=ABS([.G659])" office:value-type="float" office:value="0.123278954066875" calcext:value-type="float">
            <text:p>0.123278954066875</text:p>
          </table:table-cell>
          <table:table-cell table:formula="of:=[.G659]*[.G659]" office:value-type="float" office:value="0.0151977005158226" calcext:value-type="float">
            <text:p>0.015197700515823</text:p>
          </table:table-cell>
          <table:table-cell table:formula="of:=([.F659]-[.F658])/([.F658]+0.0000000000001)" office:value-type="float" office:value="0.149560290423977" calcext:value-type="float">
            <text:p>0.149560290423977</text:p>
          </table:table-cell>
          <table:table-cell table:formula="of:=ABS([.J659])" office:value-type="float" office:value="0.149560290423977" calcext:value-type="float">
            <text:p>0.149560290423977</text:p>
          </table:table-cell>
          <table:table-cell table:formula="of:=[.J659]*[.J659]" office:value-type="float" office:value="0.0223682804717044" calcext:value-type="float">
            <text:p>0.022368280471704</text:p>
          </table:table-cell>
        </table:table-row>
        <table:table-row table:style-name="ro1">
          <table:table-cell table:style-name="ce1" office:value-type="string" calcext:value-type="string">
            <text:p>5/30/2017</text:p>
          </table:table-cell>
          <table:table-cell office:value-type="float" office:value="1496102400" calcext:value-type="float">
            <text:p>1496102400</text:p>
          </table:table-cell>
          <table:table-cell office:value-type="float" office:value="24758885831" calcext:value-type="float">
            <text:p>24758885831</text:p>
          </table:table-cell>
          <table:table-cell table:formula="of:=[.C660]/10^9" office:value-type="float" office:value="24.758885831" calcext:value-type="float">
            <text:p>24.758885831</text:p>
          </table:table-cell>
          <table:table-cell office:value-type="float" office:value="228.58" calcext:value-type="float">
            <text:p>228.58</text:p>
          </table:table-cell>
          <table:table-cell table:formula="of:=[.E660]*[.D660]" office:value-type="float" office:value="5659.38612324998" calcext:value-type="float">
            <text:p>5659.38612324998</text:p>
          </table:table-cell>
          <table:table-cell table:formula="of:=([.E660]-[.E659])/([.E659]+0.0000000000001)" office:value-type="float" office:value="0.177215841788124" calcext:value-type="float">
            <text:p>0.177215841788124</text:p>
          </table:table-cell>
          <table:table-cell table:formula="of:=ABS([.G660])" office:value-type="float" office:value="0.177215841788124" calcext:value-type="float">
            <text:p>0.177215841788124</text:p>
          </table:table-cell>
          <table:table-cell table:formula="of:=[.G660]*[.G660]" office:value-type="float" office:value="0.0314054545806733" calcext:value-type="float">
            <text:p>0.031405454580673</text:p>
          </table:table-cell>
          <table:table-cell table:formula="of:=([.F660]-[.F659])/([.F659]+0.0000000000001)" office:value-type="float" office:value="0.299494813312985" calcext:value-type="float">
            <text:p>0.299494813312985</text:p>
          </table:table-cell>
          <table:table-cell table:formula="of:=ABS([.J660])" office:value-type="float" office:value="0.299494813312985" calcext:value-type="float">
            <text:p>0.299494813312985</text:p>
          </table:table-cell>
          <table:table-cell table:formula="of:=[.J660]*[.J660]" office:value-type="float" office:value="0.08969714320138" calcext:value-type="float">
            <text:p>0.08969714320138</text:p>
          </table:table-cell>
        </table:table-row>
        <table:table-row table:style-name="ro1">
          <table:table-cell table:style-name="ce1" office:value-type="string" calcext:value-type="string">
            <text:p>5/31/2017</text:p>
          </table:table-cell>
          <table:table-cell office:value-type="float" office:value="1496188800" calcext:value-type="float">
            <text:p>1496188800</text:p>
          </table:table-cell>
          <table:table-cell office:value-type="float" office:value="38210063774" calcext:value-type="float">
            <text:p>38210063774</text:p>
          </table:table-cell>
          <table:table-cell table:formula="of:=[.C661]/10^9" office:value-type="float" office:value="38.210063774" calcext:value-type="float">
            <text:p>38.210063774</text:p>
          </table:table-cell>
          <table:table-cell office:value-type="float" office:value="228.64" calcext:value-type="float">
            <text:p>228.64</text:p>
          </table:table-cell>
          <table:table-cell table:formula="of:=[.E661]*[.D661]" office:value-type="float" office:value="8736.34898128736" calcext:value-type="float">
            <text:p>8736.34898128736</text:p>
          </table:table-cell>
          <table:table-cell table:formula="of:=([.E661]-[.E660])/([.E660]+0.0000000000001)" office:value-type="float" office:value="0.000262490156619012" calcext:value-type="float">
            <text:p>0.000262490156619</text:p>
          </table:table-cell>
          <table:table-cell table:formula="of:=ABS([.G661])" office:value-type="float" office:value="0.000262490156619012" calcext:value-type="float">
            <text:p>0.000262490156619</text:p>
          </table:table-cell>
          <table:table-cell table:formula="of:=[.G661]*[.G661]" office:value-type="float" office:value="0.0000000689010823218736" calcext:value-type="float">
            <text:p>6.89010823218736E-08</text:p>
          </table:table-cell>
          <table:table-cell table:formula="of:=([.F661]-[.F660])/([.F660]+0.0000000000001)" office:value-type="float" office:value="0.543691981961887" calcext:value-type="float">
            <text:p>0.543691981961887</text:p>
          </table:table-cell>
          <table:table-cell table:formula="of:=ABS([.J661])" office:value-type="float" office:value="0.543691981961887" calcext:value-type="float">
            <text:p>0.543691981961887</text:p>
          </table:table-cell>
          <table:table-cell table:formula="of:=[.J661]*[.J661]" office:value-type="float" office:value="0.295600971249644" calcext:value-type="float">
            <text:p>0.295600971249644</text:p>
          </table:table-cell>
        </table:table-row>
        <table:table-row table:style-name="ro1">
          <table:table-cell table:style-name="ce1" office:value-type="string" calcext:value-type="string">
            <text:p>6/1/2017</text:p>
          </table:table-cell>
          <table:table-cell office:value-type="float" office:value="1496275200" calcext:value-type="float">
            <text:p>1496275200</text:p>
          </table:table-cell>
          <table:table-cell office:value-type="float" office:value="23808562950" calcext:value-type="float">
            <text:p>23808562950</text:p>
          </table:table-cell>
          <table:table-cell table:formula="of:=[.C662]/10^9" office:value-type="float" office:value="23.80856295" calcext:value-type="float">
            <text:p>23.80856295</text:p>
          </table:table-cell>
          <table:table-cell office:value-type="float" office:value="220.7" calcext:value-type="float">
            <text:p>220.7</text:p>
          </table:table-cell>
          <table:table-cell table:formula="of:=[.E662]*[.D662]" office:value-type="float" office:value="5254.549843065" calcext:value-type="float">
            <text:p>5254.549843065</text:p>
          </table:table-cell>
          <table:table-cell table:formula="of:=([.E662]-[.E661])/([.E661]+0.0000000000001)" office:value-type="float" office:value="-0.0347270818754373" calcext:value-type="float">
            <text:p>-0.034727081875437</text:p>
          </table:table-cell>
          <table:table-cell table:formula="of:=ABS([.G662])" office:value-type="float" office:value="0.0347270818754373" calcext:value-type="float">
            <text:p>0.034727081875437</text:p>
          </table:table-cell>
          <table:table-cell table:formula="of:=[.G662]*[.G662]" office:value-type="float" office:value="0.00120597021558333" calcext:value-type="float">
            <text:p>0.001205970215583</text:p>
          </table:table-cell>
          <table:table-cell table:formula="of:=([.F662]-[.F661])/([.F661]+0.0000000000001)" office:value-type="float" office:value="-0.398541672920819" calcext:value-type="float">
            <text:p>-0.398541672920819</text:p>
          </table:table-cell>
          <table:table-cell table:formula="of:=ABS([.J662])" office:value-type="float" office:value="0.398541672920819" calcext:value-type="float">
            <text:p>0.398541672920819</text:p>
          </table:table-cell>
          <table:table-cell table:formula="of:=[.J662]*[.J662]" office:value-type="float" office:value="0.158835465054525" calcext:value-type="float">
            <text:p>0.158835465054525</text:p>
          </table:table-cell>
        </table:table-row>
        <table:table-row table:style-name="ro1">
          <table:table-cell table:style-name="ce1" office:value-type="string" calcext:value-type="string">
            <text:p>6/2/2017</text:p>
          </table:table-cell>
          <table:table-cell office:value-type="float" office:value="1496361600" calcext:value-type="float">
            <text:p>1496361600</text:p>
          </table:table-cell>
          <table:table-cell office:value-type="float" office:value="22913829909" calcext:value-type="float">
            <text:p>22913829909</text:p>
          </table:table-cell>
          <table:table-cell table:formula="of:=[.C663]/10^9" office:value-type="float" office:value="22.913829909" calcext:value-type="float">
            <text:p>22.913829909</text:p>
          </table:table-cell>
          <table:table-cell office:value-type="float" office:value="222.04" calcext:value-type="float">
            <text:p>222.04</text:p>
          </table:table-cell>
          <table:table-cell table:formula="of:=[.E663]*[.D663]" office:value-type="float" office:value="5087.78679299436" calcext:value-type="float">
            <text:p>5087.78679299436</text:p>
          </table:table-cell>
          <table:table-cell table:formula="of:=([.E663]-[.E662])/([.E662]+0.0000000000001)" office:value-type="float" office:value="0.00607159039420028" calcext:value-type="float">
            <text:p>0.0060715903942</text:p>
          </table:table-cell>
          <table:table-cell table:formula="of:=ABS([.G663])" office:value-type="float" office:value="0.00607159039420028" calcext:value-type="float">
            <text:p>0.0060715903942</text:p>
          </table:table-cell>
          <table:table-cell table:formula="of:=[.G663]*[.G663]" office:value-type="float" office:value="0.0000368642099149452" calcext:value-type="float">
            <text:p>3.68642099149452E-05</text:p>
          </table:table-cell>
          <table:table-cell table:formula="of:=([.F663]-[.F662])/([.F662]+0.0000000000001)" office:value-type="float" office:value="-0.0317368861370181" calcext:value-type="float">
            <text:p>-0.031736886137018</text:p>
          </table:table-cell>
          <table:table-cell table:formula="of:=ABS([.J663])" office:value-type="float" office:value="0.0317368861370181" calcext:value-type="float">
            <text:p>0.031736886137018</text:p>
          </table:table-cell>
          <table:table-cell table:formula="of:=[.J663]*[.J663]" office:value-type="float" office:value="0.00100722994167405" calcext:value-type="float">
            <text:p>0.001007229941674</text:p>
          </table:table-cell>
        </table:table-row>
        <table:table-row table:style-name="ro1">
          <table:table-cell table:style-name="ce1" office:value-type="string" calcext:value-type="string">
            <text:p>6/3/2017</text:p>
          </table:table-cell>
          <table:table-cell office:value-type="float" office:value="1496448000" calcext:value-type="float">
            <text:p>1496448000</text:p>
          </table:table-cell>
          <table:table-cell office:value-type="float" office:value="22677818318" calcext:value-type="float">
            <text:p>22677818318</text:p>
          </table:table-cell>
          <table:table-cell table:formula="of:=[.C664]/10^9" office:value-type="float" office:value="22.677818318" calcext:value-type="float">
            <text:p>22.677818318</text:p>
          </table:table-cell>
          <table:table-cell office:value-type="float" office:value="224.3" calcext:value-type="float">
            <text:p>224.3</text:p>
          </table:table-cell>
          <table:table-cell table:formula="of:=[.E664]*[.D664]" office:value-type="float" office:value="5086.6346487274" calcext:value-type="float">
            <text:p>5086.6346487274</text:p>
          </table:table-cell>
          <table:table-cell table:formula="of:=([.E664]-[.E663])/([.E663]+0.0000000000001)" office:value-type="float" office:value="0.0101783462439201" calcext:value-type="float">
            <text:p>0.01017834624392</text:p>
          </table:table-cell>
          <table:table-cell table:formula="of:=ABS([.G664])" office:value-type="float" office:value="0.0101783462439201" calcext:value-type="float">
            <text:p>0.01017834624392</text:p>
          </table:table-cell>
          <table:table-cell table:formula="of:=[.G664]*[.G664]" office:value-type="float" office:value="0.000103598732261122" calcext:value-type="float">
            <text:p>0.000103598732261</text:p>
          </table:table-cell>
          <table:table-cell table:formula="of:=([.F664]-[.F663])/([.F663]+0.0000000000001)" office:value-type="float" office:value="-0.000226452937954389" calcext:value-type="float">
            <text:p>-0.000226452937954</text:p>
          </table:table-cell>
          <table:table-cell table:formula="of:=ABS([.J664])" office:value-type="float" office:value="0.000226452937954389" calcext:value-type="float">
            <text:p>0.000226452937954</text:p>
          </table:table-cell>
          <table:table-cell table:formula="of:=[.J664]*[.J664]" office:value-type="float" office:value="0.0000000512809331081744" calcext:value-type="float">
            <text:p>5.12809331081744E-08</text:p>
          </table:table-cell>
        </table:table-row>
        <table:table-row table:style-name="ro1">
          <table:table-cell table:style-name="ce1" office:value-type="string" calcext:value-type="string">
            <text:p>6/4/2017</text:p>
          </table:table-cell>
          <table:table-cell office:value-type="float" office:value="1496534400" calcext:value-type="float">
            <text:p>1496534400</text:p>
          </table:table-cell>
          <table:table-cell office:value-type="float" office:value="23508783552" calcext:value-type="float">
            <text:p>23508783552</text:p>
          </table:table-cell>
          <table:table-cell table:formula="of:=[.C665]/10^9" office:value-type="float" office:value="23.508783552" calcext:value-type="float">
            <text:p>23.508783552</text:p>
          </table:table-cell>
          <table:table-cell office:value-type="float" office:value="244.96" calcext:value-type="float">
            <text:p>244.96</text:p>
          </table:table-cell>
          <table:table-cell table:formula="of:=[.E665]*[.D665]" office:value-type="float" office:value="5758.71161889792" calcext:value-type="float">
            <text:p>5758.71161889792</text:p>
          </table:table-cell>
          <table:table-cell table:formula="of:=([.E665]-[.E664])/([.E664]+0.0000000000001)" office:value-type="float" office:value="0.0921087828800713" calcext:value-type="float">
            <text:p>0.092108782880071</text:p>
          </table:table-cell>
          <table:table-cell table:formula="of:=ABS([.G665])" office:value-type="float" office:value="0.0921087828800713" calcext:value-type="float">
            <text:p>0.092108782880071</text:p>
          </table:table-cell>
          <table:table-cell table:formula="of:=[.G665]*[.G665]" office:value-type="float" office:value="0.00848402788364811" calcext:value-type="float">
            <text:p>0.008484027883648</text:p>
          </table:table-cell>
          <table:table-cell table:formula="of:=([.F665]-[.F664])/([.F664]+0.0000000000001)" office:value-type="float" office:value="0.13212605515882" calcext:value-type="float">
            <text:p>0.13212605515882</text:p>
          </table:table-cell>
          <table:table-cell table:formula="of:=ABS([.J665])" office:value-type="float" office:value="0.13212605515882" calcext:value-type="float">
            <text:p>0.13212605515882</text:p>
          </table:table-cell>
          <table:table-cell table:formula="of:=[.J665]*[.J665]" office:value-type="float" office:value="0.0174572944518315" calcext:value-type="float">
            <text:p>0.017457294451832</text:p>
          </table:table-cell>
        </table:table-row>
        <table:table-row table:style-name="ro1">
          <table:table-cell table:style-name="ce1" office:value-type="string" calcext:value-type="string">
            <text:p>6/5/2017</text:p>
          </table:table-cell>
          <table:table-cell office:value-type="float" office:value="1496620800" calcext:value-type="float">
            <text:p>1496620800</text:p>
          </table:table-cell>
          <table:table-cell office:value-type="float" office:value="22886137204" calcext:value-type="float">
            <text:p>22886137204</text:p>
          </table:table-cell>
          <table:table-cell table:formula="of:=[.C666]/10^9" office:value-type="float" office:value="22.886137204" calcext:value-type="float">
            <text:p>22.886137204</text:p>
          </table:table-cell>
          <table:table-cell office:value-type="float" office:value="247.75" calcext:value-type="float">
            <text:p>247.75</text:p>
          </table:table-cell>
          <table:table-cell table:formula="of:=[.E666]*[.D666]" office:value-type="float" office:value="5670.040492291" calcext:value-type="float">
            <text:p>5670.040492291</text:p>
          </table:table-cell>
          <table:table-cell table:formula="of:=([.E666]-[.E665])/([.E665]+0.0000000000001)" office:value-type="float" office:value="0.0113896146309601" calcext:value-type="float">
            <text:p>0.01138961463096</text:p>
          </table:table-cell>
          <table:table-cell table:formula="of:=ABS([.G666])" office:value-type="float" office:value="0.0113896146309601" calcext:value-type="float">
            <text:p>0.01138961463096</text:p>
          </table:table-cell>
          <table:table-cell table:formula="of:=[.G666]*[.G666]" office:value-type="float" office:value="0.000129723321441781" calcext:value-type="float">
            <text:p>0.000129723321442</text:p>
          </table:table-cell>
          <table:table-cell table:formula="of:=([.F666]-[.F665])/([.F665]+0.0000000000001)" office:value-type="float" office:value="-0.0153977369375357" calcext:value-type="float">
            <text:p>-0.015397736937536</text:p>
          </table:table-cell>
          <table:table-cell table:formula="of:=ABS([.J666])" office:value-type="float" office:value="0.0153977369375357" calcext:value-type="float">
            <text:p>0.015397736937536</text:p>
          </table:table-cell>
          <table:table-cell table:formula="of:=[.J666]*[.J666]" office:value-type="float" office:value="0.000237090302797551" calcext:value-type="float">
            <text:p>0.000237090302798</text:p>
          </table:table-cell>
        </table:table-row>
        <table:table-row table:style-name="ro1">
          <table:table-cell table:style-name="ce1" office:value-type="string" calcext:value-type="string">
            <text:p>6/6/2017</text:p>
          </table:table-cell>
          <table:table-cell office:value-type="float" office:value="1496707200" calcext:value-type="float">
            <text:p>1496707200</text:p>
          </table:table-cell>
          <table:table-cell office:value-type="float" office:value="23539130279" calcext:value-type="float">
            <text:p>23539130279</text:p>
          </table:table-cell>
          <table:table-cell table:formula="of:=[.C667]/10^9" office:value-type="float" office:value="23.539130279" calcext:value-type="float">
            <text:p>23.539130279</text:p>
          </table:table-cell>
          <table:table-cell office:value-type="float" office:value="264.26" calcext:value-type="float">
            <text:p>264.26</text:p>
          </table:table-cell>
          <table:table-cell table:formula="of:=[.E667]*[.D667]" office:value-type="float" office:value="6220.45056752854" calcext:value-type="float">
            <text:p>6220.45056752854</text:p>
          </table:table-cell>
          <table:table-cell table:formula="of:=([.E667]-[.E666])/([.E666]+0.0000000000001)" office:value-type="float" office:value="0.0666397578203834" calcext:value-type="float">
            <text:p>0.066639757820383</text:p>
          </table:table-cell>
          <table:table-cell table:formula="of:=ABS([.G667])" office:value-type="float" office:value="0.0666397578203834" calcext:value-type="float">
            <text:p>0.066639757820383</text:p>
          </table:table-cell>
          <table:table-cell table:formula="of:=[.G667]*[.G667]" office:value-type="float" office:value="0.00444085732235935" calcext:value-type="float">
            <text:p>0.004440857322359</text:p>
          </table:table-cell>
          <table:table-cell table:formula="of:=([.F667]-[.F666])/([.F666]+0.0000000000001)" office:value-type="float" office:value="0.097073394094077" calcext:value-type="float">
            <text:p>0.097073394094077</text:p>
          </table:table-cell>
          <table:table-cell table:formula="of:=ABS([.J667])" office:value-type="float" office:value="0.097073394094077" calcext:value-type="float">
            <text:p>0.097073394094077</text:p>
          </table:table-cell>
          <table:table-cell table:formula="of:=[.J667]*[.J667]" office:value-type="float" office:value="0.00942324384094399" calcext:value-type="float">
            <text:p>0.009423243840944</text:p>
          </table:table-cell>
        </table:table-row>
        <table:table-row table:style-name="ro1">
          <table:table-cell table:style-name="ce1" office:value-type="string" calcext:value-type="string">
            <text:p>6/7/2017</text:p>
          </table:table-cell>
          <table:table-cell office:value-type="float" office:value="1496793600" calcext:value-type="float">
            <text:p>1496793600</text:p>
          </table:table-cell>
          <table:table-cell office:value-type="float" office:value="23555770569" calcext:value-type="float">
            <text:p>23555770569</text:p>
          </table:table-cell>
          <table:table-cell table:formula="of:=[.C668]/10^9" office:value-type="float" office:value="23.555770569" calcext:value-type="float">
            <text:p>23.555770569</text:p>
          </table:table-cell>
          <table:table-cell office:value-type="float" office:value="255.77" calcext:value-type="float">
            <text:p>255.77</text:p>
          </table:table-cell>
          <table:table-cell table:formula="of:=[.E668]*[.D668]" office:value-type="float" office:value="6024.85943843313" calcext:value-type="float">
            <text:p>6024.85943843313</text:p>
          </table:table-cell>
          <table:table-cell table:formula="of:=([.E668]-[.E667])/([.E667]+0.0000000000001)" office:value-type="float" office:value="-0.0321274502384015" calcext:value-type="float">
            <text:p>-0.032127450238402</text:p>
          </table:table-cell>
          <table:table-cell table:formula="of:=ABS([.G668])" office:value-type="float" office:value="0.0321274502384015" calcext:value-type="float">
            <text:p>0.032127450238402</text:p>
          </table:table-cell>
          <table:table-cell table:formula="of:=[.G668]*[.G668]" office:value-type="float" office:value="0.00103217305882096" calcext:value-type="float">
            <text:p>0.001032173058821</text:p>
          </table:table-cell>
          <table:table-cell table:formula="of:=([.F668]-[.F667])/([.F667]+0.0000000000001)" office:value-type="float" office:value="-0.0314432414456305" calcext:value-type="float">
            <text:p>-0.031443241445631</text:p>
          </table:table-cell>
          <table:table-cell table:formula="of:=ABS([.J668])" office:value-type="float" office:value="0.0314432414456305" calcext:value-type="float">
            <text:p>0.031443241445631</text:p>
          </table:table-cell>
          <table:table-cell table:formula="of:=[.J668]*[.J668]" office:value-type="float" office:value="0.000988677432608215" calcext:value-type="float">
            <text:p>0.000988677432608</text:p>
          </table:table-cell>
        </table:table-row>
        <table:table-row table:style-name="ro1">
          <table:table-cell table:style-name="ce1" office:value-type="string" calcext:value-type="string">
            <text:p>6/8/2017</text:p>
          </table:table-cell>
          <table:table-cell office:value-type="float" office:value="1496880000" calcext:value-type="float">
            <text:p>1496880000</text:p>
          </table:table-cell>
          <table:table-cell office:value-type="float" office:value="23571788218" calcext:value-type="float">
            <text:p>23571788218</text:p>
          </table:table-cell>
          <table:table-cell table:formula="of:=[.C669]/10^9" office:value-type="float" office:value="23.571788218" calcext:value-type="float">
            <text:p>23.571788218</text:p>
          </table:table-cell>
          <table:table-cell office:value-type="float" office:value="259.41" calcext:value-type="float">
            <text:p>259.41</text:p>
          </table:table-cell>
          <table:table-cell table:formula="of:=[.E669]*[.D669]" office:value-type="float" office:value="6114.75758163138" calcext:value-type="float">
            <text:p>6114.75758163138</text:p>
          </table:table-cell>
          <table:table-cell table:formula="of:=([.E669]-[.E668])/([.E668]+0.0000000000001)" office:value-type="float" office:value="0.014231536145756" calcext:value-type="float">
            <text:p>0.014231536145756</text:p>
          </table:table-cell>
          <table:table-cell table:formula="of:=ABS([.G669])" office:value-type="float" office:value="0.014231536145756" calcext:value-type="float">
            <text:p>0.014231536145756</text:p>
          </table:table-cell>
          <table:table-cell table:formula="of:=[.G669]*[.G669]" office:value-type="float" office:value="0.00020253662106796" calcext:value-type="float">
            <text:p>0.000202536621068</text:p>
          </table:table-cell>
          <table:table-cell table:formula="of:=([.F669]-[.F668])/([.F668]+0.0000000000001)" office:value-type="float" office:value="0.0149212017503316" calcext:value-type="float">
            <text:p>0.014921201750332</text:p>
          </table:table-cell>
          <table:table-cell table:formula="of:=ABS([.J669])" office:value-type="float" office:value="0.0149212017503316" calcext:value-type="float">
            <text:p>0.014921201750332</text:p>
          </table:table-cell>
          <table:table-cell table:formula="of:=[.J669]*[.J669]" office:value-type="float" office:value="0.000222642261674098" calcext:value-type="float">
            <text:p>0.000222642261674</text:p>
          </table:table-cell>
        </table:table-row>
        <table:table-row table:style-name="ro1">
          <table:table-cell table:style-name="ce1" office:value-type="string" calcext:value-type="string">
            <text:p>6/9/2017</text:p>
          </table:table-cell>
          <table:table-cell office:value-type="float" office:value="1496966400" calcext:value-type="float">
            <text:p>1496966400</text:p>
          </table:table-cell>
          <table:table-cell office:value-type="float" office:value="22518978783" calcext:value-type="float">
            <text:p>22518978783</text:p>
          </table:table-cell>
          <table:table-cell table:formula="of:=[.C670]/10^9" office:value-type="float" office:value="22.518978783" calcext:value-type="float">
            <text:p>22.518978783</text:p>
          </table:table-cell>
          <table:table-cell office:value-type="float" office:value="279.11" calcext:value-type="float">
            <text:p>279.11</text:p>
          </table:table-cell>
          <table:table-cell table:formula="of:=[.E670]*[.D670]" office:value-type="float" office:value="6285.27216812313" calcext:value-type="float">
            <text:p>6285.27216812313</text:p>
          </table:table-cell>
          <table:table-cell table:formula="of:=([.E670]-[.E669])/([.E669]+0.0000000000001)" office:value-type="float" office:value="0.0759415596931498" calcext:value-type="float">
            <text:p>0.07594155969315</text:p>
          </table:table-cell>
          <table:table-cell table:formula="of:=ABS([.G670])" office:value-type="float" office:value="0.0759415596931498" calcext:value-type="float">
            <text:p>0.07594155969315</text:p>
          </table:table-cell>
          <table:table-cell table:formula="of:=[.G670]*[.G670]" office:value-type="float" office:value="0.00576712048862823" calcext:value-type="float">
            <text:p>0.005767120488628</text:p>
          </table:table-cell>
          <table:table-cell table:formula="of:=([.F670]-[.F669])/([.F669]+0.0000000000001)" office:value-type="float" office:value="0.0278857475894013" calcext:value-type="float">
            <text:p>0.027885747589401</text:p>
          </table:table-cell>
          <table:table-cell table:formula="of:=ABS([.J670])" office:value-type="float" office:value="0.0278857475894013" calcext:value-type="float">
            <text:p>0.027885747589401</text:p>
          </table:table-cell>
          <table:table-cell table:formula="of:=[.J670]*[.J670]" office:value-type="float" office:value="0.000777614918619799" calcext:value-type="float">
            <text:p>0.00077761491862</text:p>
          </table:table-cell>
        </table:table-row>
        <table:table-row table:style-name="ro1">
          <table:table-cell table:style-name="ce1" office:value-type="string" calcext:value-type="string">
            <text:p>6/10/2017</text:p>
          </table:table-cell>
          <table:table-cell office:value-type="float" office:value="1497052800" calcext:value-type="float">
            <text:p>1497052800</text:p>
          </table:table-cell>
          <table:table-cell office:value-type="float" office:value="22422146714" calcext:value-type="float">
            <text:p>22422146714</text:p>
          </table:table-cell>
          <table:table-cell table:formula="of:=[.C671]/10^9" office:value-type="float" office:value="22.422146714" calcext:value-type="float">
            <text:p>22.422146714</text:p>
          </table:table-cell>
          <table:table-cell office:value-type="float" office:value="335.95" calcext:value-type="float">
            <text:p>335.95</text:p>
          </table:table-cell>
          <table:table-cell table:formula="of:=[.E671]*[.D671]" office:value-type="float" office:value="7532.7201885683" calcext:value-type="float">
            <text:p>7532.7201885683</text:p>
          </table:table-cell>
          <table:table-cell table:formula="of:=([.E671]-[.E670])/([.E670]+0.0000000000001)" office:value-type="float" office:value="0.203647307513167" calcext:value-type="float">
            <text:p>0.203647307513167</text:p>
          </table:table-cell>
          <table:table-cell table:formula="of:=ABS([.G671])" office:value-type="float" office:value="0.203647307513167" calcext:value-type="float">
            <text:p>0.203647307513167</text:p>
          </table:table-cell>
          <table:table-cell table:formula="of:=[.G671]*[.G671]" office:value-type="float" office:value="0.0414722258573623" calcext:value-type="float">
            <text:p>0.041472225857362</text:p>
          </table:table-cell>
          <table:table-cell table:formula="of:=([.F671]-[.F670])/([.F670]+0.0000000000001)" office:value-type="float" office:value="0.19847159949124" calcext:value-type="float">
            <text:p>0.19847159949124</text:p>
          </table:table-cell>
          <table:table-cell table:formula="of:=ABS([.J671])" office:value-type="float" office:value="0.19847159949124" calcext:value-type="float">
            <text:p>0.19847159949124</text:p>
          </table:table-cell>
          <table:table-cell table:formula="of:=[.J671]*[.J671]" office:value-type="float" office:value="0.039390975804611" calcext:value-type="float">
            <text:p>0.039390975804611</text:p>
          </table:table-cell>
        </table:table-row>
        <table:table-row table:style-name="ro1">
          <table:table-cell table:style-name="ce1" office:value-type="string" calcext:value-type="string">
            <text:p>6/11/2017</text:p>
          </table:table-cell>
          <table:table-cell office:value-type="float" office:value="1497139200" calcext:value-type="float">
            <text:p>1497139200</text:p>
          </table:table-cell>
          <table:table-cell office:value-type="float" office:value="23843612254" calcext:value-type="float">
            <text:p>23843612254</text:p>
          </table:table-cell>
          <table:table-cell table:formula="of:=[.C672]/10^9" office:value-type="float" office:value="23.843612254" calcext:value-type="float">
            <text:p>23.843612254</text:p>
          </table:table-cell>
          <table:table-cell office:value-type="float" office:value="339.68" calcext:value-type="float">
            <text:p>339.68</text:p>
          </table:table-cell>
          <table:table-cell table:formula="of:=[.E672]*[.D672]" office:value-type="float" office:value="8099.19821043872" calcext:value-type="float">
            <text:p>8099.19821043872</text:p>
          </table:table-cell>
          <table:table-cell table:formula="of:=([.E672]-[.E671])/([.E671]+0.0000000000001)" office:value-type="float" office:value="0.0111028426849234" calcext:value-type="float">
            <text:p>0.011102842684923</text:p>
          </table:table-cell>
          <table:table-cell table:formula="of:=ABS([.G672])" office:value-type="float" office:value="0.0111028426849234" calcext:value-type="float">
            <text:p>0.011102842684923</text:p>
          </table:table-cell>
          <table:table-cell table:formula="of:=[.G672]*[.G672]" office:value-type="float" office:value="0.000123273115686157" calcext:value-type="float">
            <text:p>0.000123273115686</text:p>
          </table:table-cell>
          <table:table-cell table:formula="of:=([.F672]-[.F671])/([.F671]+0.0000000000001)" office:value-type="float" office:value="0.075202318377644" calcext:value-type="float">
            <text:p>0.075202318377644</text:p>
          </table:table-cell>
          <table:table-cell table:formula="of:=ABS([.J672])" office:value-type="float" office:value="0.075202318377644" calcext:value-type="float">
            <text:p>0.075202318377644</text:p>
          </table:table-cell>
          <table:table-cell table:formula="of:=[.J672]*[.J672]" office:value-type="float" office:value="0.00565538868937254" calcext:value-type="float">
            <text:p>0.005655388689373</text:p>
          </table:table-cell>
        </table:table-row>
        <table:table-row table:style-name="ro1">
          <table:table-cell table:style-name="ce1" office:value-type="string" calcext:value-type="string">
            <text:p>6/12/2017</text:p>
          </table:table-cell>
          <table:table-cell office:value-type="float" office:value="1497225600" calcext:value-type="float">
            <text:p>1497225600</text:p>
          </table:table-cell>
          <table:table-cell office:value-type="float" office:value="30391141090" calcext:value-type="float">
            <text:p>30391141090</text:p>
          </table:table-cell>
          <table:table-cell table:formula="of:=[.C673]/10^9" office:value-type="float" office:value="30.39114109" calcext:value-type="float">
            <text:p>30.39114109</text:p>
          </table:table-cell>
          <table:table-cell office:value-type="float" office:value="394.66" calcext:value-type="float">
            <text:p>394.66</text:p>
          </table:table-cell>
          <table:table-cell table:formula="of:=[.E673]*[.D673]" office:value-type="float" office:value="11994.1677425794" calcext:value-type="float">
            <text:p>11994.1677425794</text:p>
          </table:table-cell>
          <table:table-cell table:formula="of:=([.E673]-[.E672])/([.E672]+0.0000000000001)" office:value-type="float" office:value="0.161858219500707" calcext:value-type="float">
            <text:p>0.161858219500707</text:p>
          </table:table-cell>
          <table:table-cell table:formula="of:=ABS([.G673])" office:value-type="float" office:value="0.161858219500707" calcext:value-type="float">
            <text:p>0.161858219500707</text:p>
          </table:table-cell>
          <table:table-cell table:formula="of:=[.G673]*[.G673]" office:value-type="float" office:value="0.0261980832199389" calcext:value-type="float">
            <text:p>0.026198083219939</text:p>
          </table:table-cell>
          <table:table-cell table:formula="of:=([.F673]-[.F672])/([.F672]+0.0000000000001)" office:value-type="float" office:value="0.480908039405755" calcext:value-type="float">
            <text:p>0.480908039405755</text:p>
          </table:table-cell>
          <table:table-cell table:formula="of:=ABS([.J673])" office:value-type="float" office:value="0.480908039405755" calcext:value-type="float">
            <text:p>0.480908039405755</text:p>
          </table:table-cell>
          <table:table-cell table:formula="of:=[.J673]*[.J673]" office:value-type="float" office:value="0.231272542365087" calcext:value-type="float">
            <text:p>0.231272542365087</text:p>
          </table:table-cell>
        </table:table-row>
        <table:table-row table:style-name="ro1">
          <table:table-cell table:style-name="ce1" office:value-type="string" calcext:value-type="string">
            <text:p>6/13/2017</text:p>
          </table:table-cell>
          <table:table-cell office:value-type="float" office:value="1497312000" calcext:value-type="float">
            <text:p>1497312000</text:p>
          </table:table-cell>
          <table:table-cell office:value-type="float" office:value="24903912970" calcext:value-type="float">
            <text:p>24903912970</text:p>
          </table:table-cell>
          <table:table-cell table:formula="of:=[.C674]/10^9" office:value-type="float" office:value="24.90391297" calcext:value-type="float">
            <text:p>24.90391297</text:p>
          </table:table-cell>
          <table:table-cell office:value-type="float" office:value="388.09" calcext:value-type="float">
            <text:p>388.09</text:p>
          </table:table-cell>
          <table:table-cell table:formula="of:=[.E674]*[.D674]" office:value-type="float" office:value="9664.9595845273" calcext:value-type="float">
            <text:p>9664.9595845273</text:p>
          </table:table-cell>
          <table:table-cell table:formula="of:=([.E674]-[.E673])/([.E673]+0.0000000000001)" office:value-type="float" office:value="-0.0166472406628492" calcext:value-type="float">
            <text:p>-0.016647240662849</text:p>
          </table:table-cell>
          <table:table-cell table:formula="of:=ABS([.G674])" office:value-type="float" office:value="0.0166472406628492" calcext:value-type="float">
            <text:p>0.016647240662849</text:p>
          </table:table-cell>
          <table:table-cell table:formula="of:=[.G674]*[.G674]" office:value-type="float" office:value="0.000277130621686818" calcext:value-type="float">
            <text:p>0.000277130621687</text:p>
          </table:table-cell>
          <table:table-cell table:formula="of:=([.F674]-[.F673])/([.F673]+0.0000000000001)" office:value-type="float" office:value="-0.194195062804015" calcext:value-type="float">
            <text:p>-0.194195062804015</text:p>
          </table:table-cell>
          <table:table-cell table:formula="of:=ABS([.J674])" office:value-type="float" office:value="0.194195062804015" calcext:value-type="float">
            <text:p>0.194195062804015</text:p>
          </table:table-cell>
          <table:table-cell table:formula="of:=[.J674]*[.J674]" office:value-type="float" office:value="0.0377117224174554" calcext:value-type="float">
            <text:p>0.037711722417456</text:p>
          </table:table-cell>
        </table:table-row>
        <table:table-row table:style-name="ro1">
          <table:table-cell table:style-name="ce1" office:value-type="string" calcext:value-type="string">
            <text:p>6/14/2017</text:p>
          </table:table-cell>
          <table:table-cell office:value-type="float" office:value="1497398400" calcext:value-type="float">
            <text:p>1497398400</text:p>
          </table:table-cell>
          <table:table-cell office:value-type="float" office:value="22812812579" calcext:value-type="float">
            <text:p>22812812579</text:p>
          </table:table-cell>
          <table:table-cell table:formula="of:=[.C675]/10^9" office:value-type="float" office:value="22.812812579" calcext:value-type="float">
            <text:p>22.812812579</text:p>
          </table:table-cell>
          <table:table-cell office:value-type="float" office:value="343.84" calcext:value-type="float">
            <text:p>343.84</text:p>
          </table:table-cell>
          <table:table-cell table:formula="of:=[.E675]*[.D675]" office:value-type="float" office:value="7843.95747716336" calcext:value-type="float">
            <text:p>7843.95747716336</text:p>
          </table:table-cell>
          <table:table-cell table:formula="of:=([.E675]-[.E674])/([.E674]+0.0000000000001)" office:value-type="float" office:value="-0.114019943827463" calcext:value-type="float">
            <text:p>-0.114019943827463</text:p>
          </table:table-cell>
          <table:table-cell table:formula="of:=ABS([.G675])" office:value-type="float" office:value="0.114019943827463" calcext:value-type="float">
            <text:p>0.114019943827463</text:p>
          </table:table-cell>
          <table:table-cell table:formula="of:=[.G675]*[.G675]" office:value-type="float" office:value="0.0130005475904177" calcext:value-type="float">
            <text:p>0.013000547590418</text:p>
          </table:table-cell>
          <table:table-cell table:formula="of:=([.F675]-[.F674])/([.F674]+0.0000000000001)" office:value-type="float" office:value="-0.188412801050839" calcext:value-type="float">
            <text:p>-0.188412801050839</text:p>
          </table:table-cell>
          <table:table-cell table:formula="of:=ABS([.J675])" office:value-type="float" office:value="0.188412801050839" calcext:value-type="float">
            <text:p>0.188412801050839</text:p>
          </table:table-cell>
          <table:table-cell table:formula="of:=[.J675]*[.J675]" office:value-type="float" office:value="0.035499383599823" calcext:value-type="float">
            <text:p>0.035499383599823</text:p>
          </table:table-cell>
        </table:table-row>
        <table:table-row table:style-name="ro1">
          <table:table-cell table:style-name="ce1" office:value-type="string" calcext:value-type="string">
            <text:p>6/15/2017</text:p>
          </table:table-cell>
          <table:table-cell office:value-type="float" office:value="1497484800" calcext:value-type="float">
            <text:p>1497484800</text:p>
          </table:table-cell>
          <table:table-cell office:value-type="float" office:value="23411815379" calcext:value-type="float">
            <text:p>23411815379</text:p>
          </table:table-cell>
          <table:table-cell table:formula="of:=[.C676]/10^9" office:value-type="float" office:value="23.411815379" calcext:value-type="float">
            <text:p>23.411815379</text:p>
          </table:table-cell>
          <table:table-cell office:value-type="float" office:value="344.68" calcext:value-type="float">
            <text:p>344.68</text:p>
          </table:table-cell>
          <table:table-cell table:formula="of:=[.E676]*[.D676]" office:value-type="float" office:value="8069.58452483372" calcext:value-type="float">
            <text:p>8069.58452483372</text:p>
          </table:table-cell>
          <table:table-cell table:formula="of:=([.E676]-[.E675])/([.E675]+0.0000000000001)" office:value-type="float" office:value="0.0024429967426711" calcext:value-type="float">
            <text:p>0.002442996742671</text:p>
          </table:table-cell>
          <table:table-cell table:formula="of:=ABS([.G676])" office:value-type="float" office:value="0.0024429967426711" calcext:value-type="float">
            <text:p>0.002442996742671</text:p>
          </table:table-cell>
          <table:table-cell table:formula="of:=[.G676]*[.G676]" office:value-type="float" office:value="0.00000596823308470161" calcext:value-type="float">
            <text:p>5.96823308470161E-06</text:p>
          </table:table-cell>
          <table:table-cell table:formula="of:=([.F676]-[.F675])/([.F675]+0.0000000000001)" office:value-type="float" office:value="0.0287644404405868" calcext:value-type="float">
            <text:p>0.028764440440587</text:p>
          </table:table-cell>
          <table:table-cell table:formula="of:=ABS([.J676])" office:value-type="float" office:value="0.0287644404405868" calcext:value-type="float">
            <text:p>0.028764440440587</text:p>
          </table:table-cell>
          <table:table-cell table:formula="of:=[.J676]*[.J676]" office:value-type="float" office:value="0.000827393033860067" calcext:value-type="float">
            <text:p>0.00082739303386</text:p>
          </table:table-cell>
        </table:table-row>
        <table:table-row table:style-name="ro1">
          <table:table-cell table:style-name="ce1" office:value-type="string" calcext:value-type="string">
            <text:p>6/16/2017</text:p>
          </table:table-cell>
          <table:table-cell office:value-type="float" office:value="1497571200" calcext:value-type="float">
            <text:p>1497571200</text:p>
          </table:table-cell>
          <table:table-cell office:value-type="float" office:value="22083654403" calcext:value-type="float">
            <text:p>22083654403</text:p>
          </table:table-cell>
          <table:table-cell table:formula="of:=[.C677]/10^9" office:value-type="float" office:value="22.083654403" calcext:value-type="float">
            <text:p>22.083654403</text:p>
          </table:table-cell>
          <table:table-cell office:value-type="float" office:value="353.61" calcext:value-type="float">
            <text:p>353.61</text:p>
          </table:table-cell>
          <table:table-cell table:formula="of:=[.E677]*[.D677]" office:value-type="float" office:value="7809.00103344483" calcext:value-type="float">
            <text:p>7809.00103344483</text:p>
          </table:table-cell>
          <table:table-cell table:formula="of:=([.E677]-[.E676])/([.E676]+0.0000000000001)" office:value-type="float" office:value="0.0259080886619473" calcext:value-type="float">
            <text:p>0.025908088661947</text:p>
          </table:table-cell>
          <table:table-cell table:formula="of:=ABS([.G677])" office:value-type="float" office:value="0.0259080886619473" calcext:value-type="float">
            <text:p>0.025908088661947</text:p>
          </table:table-cell>
          <table:table-cell table:formula="of:=[.G677]*[.G677]" office:value-type="float" office:value="0.000671229058115323" calcext:value-type="float">
            <text:p>0.000671229058115</text:p>
          </table:table-cell>
          <table:table-cell table:formula="of:=([.F677]-[.F676])/([.F676]+0.0000000000001)" office:value-type="float" office:value="-0.0322920579847646" calcext:value-type="float">
            <text:p>-0.032292057984765</text:p>
          </table:table-cell>
          <table:table-cell table:formula="of:=ABS([.J677])" office:value-type="float" office:value="0.0322920579847646" calcext:value-type="float">
            <text:p>0.032292057984765</text:p>
          </table:table-cell>
          <table:table-cell table:formula="of:=[.J677]*[.J677]" office:value-type="float" office:value="0.0010427770088914" calcext:value-type="float">
            <text:p>0.001042777008891</text:p>
          </table:table-cell>
        </table:table-row>
        <table:table-row table:style-name="ro1">
          <table:table-cell table:style-name="ce1" office:value-type="string" calcext:value-type="string">
            <text:p>6/17/2017</text:p>
          </table:table-cell>
          <table:table-cell office:value-type="float" office:value="1497657600" calcext:value-type="float">
            <text:p>1497657600</text:p>
          </table:table-cell>
          <table:table-cell office:value-type="float" office:value="20940055933" calcext:value-type="float">
            <text:p>20940055933</text:p>
          </table:table-cell>
          <table:table-cell table:formula="of:=[.C678]/10^9" office:value-type="float" office:value="20.940055933" calcext:value-type="float">
            <text:p>20.940055933</text:p>
          </table:table-cell>
          <table:table-cell office:value-type="float" office:value="368.1" calcext:value-type="float">
            <text:p>368.1</text:p>
          </table:table-cell>
          <table:table-cell table:formula="of:=[.E678]*[.D678]" office:value-type="float" office:value="7708.0345889373" calcext:value-type="float">
            <text:p>7708.0345889373</text:p>
          </table:table-cell>
          <table:table-cell table:formula="of:=([.E678]-[.E677])/([.E677]+0.0000000000001)" office:value-type="float" office:value="0.0409773479256809" calcext:value-type="float">
            <text:p>0.040977347925681</text:p>
          </table:table-cell>
          <table:table-cell table:formula="of:=ABS([.G678])" office:value-type="float" office:value="0.0409773479256809" calcext:value-type="float">
            <text:p>0.040977347925681</text:p>
          </table:table-cell>
          <table:table-cell table:formula="of:=[.G678]*[.G678]" office:value-type="float" office:value="0.0016791430430223" calcext:value-type="float">
            <text:p>0.001679143043022</text:p>
          </table:table-cell>
          <table:table-cell table:formula="of:=([.F678]-[.F677])/([.F677]+0.0000000000001)" office:value-type="float" office:value="-0.0129294956006672" calcext:value-type="float">
            <text:p>-0.012929495600667</text:p>
          </table:table-cell>
          <table:table-cell table:formula="of:=ABS([.J678])" office:value-type="float" office:value="0.0129294956006672" calcext:value-type="float">
            <text:p>0.012929495600667</text:p>
          </table:table-cell>
          <table:table-cell table:formula="of:=[.J678]*[.J678]" office:value-type="float" office:value="0.000167171856487672" calcext:value-type="float">
            <text:p>0.000167171856488</text:p>
          </table:table-cell>
        </table:table-row>
        <table:table-row table:style-name="ro1">
          <table:table-cell table:style-name="ce1" office:value-type="string" calcext:value-type="string">
            <text:p>6/18/2017</text:p>
          </table:table-cell>
          <table:table-cell office:value-type="float" office:value="1497744000" calcext:value-type="float">
            <text:p>1497744000</text:p>
          </table:table-cell>
          <table:table-cell office:value-type="float" office:value="19777146521" calcext:value-type="float">
            <text:p>19777146521</text:p>
          </table:table-cell>
          <table:table-cell table:formula="of:=[.C679]/10^9" office:value-type="float" office:value="19.777146521" calcext:value-type="float">
            <text:p>19.777146521</text:p>
          </table:table-cell>
          <table:table-cell office:value-type="float" office:value="351.53" calcext:value-type="float">
            <text:p>351.53</text:p>
          </table:table-cell>
          <table:table-cell table:formula="of:=[.E679]*[.D679]" office:value-type="float" office:value="6952.26031652713" calcext:value-type="float">
            <text:p>6952.26031652713</text:p>
          </table:table-cell>
          <table:table-cell table:formula="of:=([.E679]-[.E678])/([.E678]+0.0000000000001)" office:value-type="float" office:value="-0.0450149415919588" calcext:value-type="float">
            <text:p>-0.045014941591959</text:p>
          </table:table-cell>
          <table:table-cell table:formula="of:=ABS([.G679])" office:value-type="float" office:value="0.0450149415919588" calcext:value-type="float">
            <text:p>0.045014941591959</text:p>
          </table:table-cell>
          <table:table-cell table:formula="of:=[.G679]*[.G679]" office:value-type="float" office:value="0.00202634496652746" calcext:value-type="float">
            <text:p>0.002026344966527</text:p>
          </table:table-cell>
          <table:table-cell table:formula="of:=([.F679]-[.F678])/([.F678]+0.0000000000001)" office:value-type="float" office:value="-0.0980501921326184" calcext:value-type="float">
            <text:p>-0.098050192132619</text:p>
          </table:table-cell>
          <table:table-cell table:formula="of:=ABS([.J679])" office:value-type="float" office:value="0.0980501921326184" calcext:value-type="float">
            <text:p>0.098050192132619</text:p>
          </table:table-cell>
          <table:table-cell table:formula="of:=[.J679]*[.J679]" office:value-type="float" office:value="0.00961384017724339" calcext:value-type="float">
            <text:p>0.009613840177243</text:p>
          </table:table-cell>
        </table:table-row>
        <table:table-row table:style-name="ro1">
          <table:table-cell table:style-name="ce1" office:value-type="string" calcext:value-type="string">
            <text:p>6/19/2017</text:p>
          </table:table-cell>
          <table:table-cell office:value-type="float" office:value="1497830400" calcext:value-type="float">
            <text:p>1497830400</text:p>
          </table:table-cell>
          <table:table-cell office:value-type="float" office:value="21054562068" calcext:value-type="float">
            <text:p>21054562068</text:p>
          </table:table-cell>
          <table:table-cell table:formula="of:=[.C680]/10^9" office:value-type="float" office:value="21.054562068" calcext:value-type="float">
            <text:p>21.054562068</text:p>
          </table:table-cell>
          <table:table-cell office:value-type="float" office:value="358.2" calcext:value-type="float">
            <text:p>358.2</text:p>
          </table:table-cell>
          <table:table-cell table:formula="of:=[.E680]*[.D680]" office:value-type="float" office:value="7541.7441327576" calcext:value-type="float">
            <text:p>7541.7441327576</text:p>
          </table:table-cell>
          <table:table-cell table:formula="of:=([.E680]-[.E679])/([.E679]+0.0000000000001)" office:value-type="float" office:value="0.0189741985036839" calcext:value-type="float">
            <text:p>0.018974198503684</text:p>
          </table:table-cell>
          <table:table-cell table:formula="of:=ABS([.G680])" office:value-type="float" office:value="0.0189741985036839" calcext:value-type="float">
            <text:p>0.018974198503684</text:p>
          </table:table-cell>
          <table:table-cell table:formula="of:=[.G680]*[.G680]" office:value-type="float" office:value="0.000360020208857202" calcext:value-type="float">
            <text:p>0.000360020208857</text:p>
          </table:table-cell>
          <table:table-cell table:formula="of:=([.F680]-[.F679])/([.F679]+0.0000000000001)" office:value-type="float" office:value="0.0847902393454876" calcext:value-type="float">
            <text:p>0.084790239345488</text:p>
          </table:table-cell>
          <table:table-cell table:formula="of:=ABS([.J680])" office:value-type="float" office:value="0.0847902393454876" calcext:value-type="float">
            <text:p>0.084790239345488</text:p>
          </table:table-cell>
          <table:table-cell table:formula="of:=[.J680]*[.J680]" office:value-type="float" office:value="0.00718938468826507" calcext:value-type="float">
            <text:p>0.007189384688265</text:p>
          </table:table-cell>
        </table:table-row>
        <table:table-row table:style-name="ro1">
          <table:table-cell table:style-name="ce1" office:value-type="string" calcext:value-type="string">
            <text:p>6/20/2017</text:p>
          </table:table-cell>
          <table:table-cell office:value-type="float" office:value="1497916800" calcext:value-type="float">
            <text:p>1497916800</text:p>
          </table:table-cell>
          <table:table-cell office:value-type="float" office:value="35606261848" calcext:value-type="float">
            <text:p>35606261848</text:p>
          </table:table-cell>
          <table:table-cell table:formula="of:=[.C681]/10^9" office:value-type="float" office:value="35.606261848" calcext:value-type="float">
            <text:p>35.606261848</text:p>
          </table:table-cell>
          <table:table-cell office:value-type="float" office:value="350.53" calcext:value-type="float">
            <text:p>350.53</text:p>
          </table:table-cell>
          <table:table-cell table:formula="of:=[.E681]*[.D681]" office:value-type="float" office:value="12481.0629655794" calcext:value-type="float">
            <text:p>12481.0629655794</text:p>
          </table:table-cell>
          <table:table-cell table:formula="of:=([.E681]-[.E680])/([.E680]+0.0000000000001)" office:value-type="float" office:value="-0.0214126186487996" calcext:value-type="float">
            <text:p>-0.0214126186488</text:p>
          </table:table-cell>
          <table:table-cell table:formula="of:=ABS([.G681])" office:value-type="float" office:value="0.0214126186487996" calcext:value-type="float">
            <text:p>0.0214126186488</text:p>
          </table:table-cell>
          <table:table-cell table:formula="of:=[.G681]*[.G681]" office:value-type="float" office:value="0.00045850023739892" calcext:value-type="float">
            <text:p>0.000458500237399</text:p>
          </table:table-cell>
          <table:table-cell table:formula="of:=([.F681]-[.F680])/([.F680]+0.0000000000001)" office:value-type="float" office:value="0.654930576518485" calcext:value-type="float">
            <text:p>0.654930576518485</text:p>
          </table:table-cell>
          <table:table-cell table:formula="of:=ABS([.J681])" office:value-type="float" office:value="0.654930576518485" calcext:value-type="float">
            <text:p>0.654930576518485</text:p>
          </table:table-cell>
          <table:table-cell table:formula="of:=[.J681]*[.J681]" office:value-type="float" office:value="0.428934060058836" calcext:value-type="float">
            <text:p>0.428934060058836</text:p>
          </table:table-cell>
        </table:table-row>
        <table:table-row table:style-name="ro1">
          <table:table-cell table:style-name="ce1" office:value-type="string" calcext:value-type="string">
            <text:p>6/21/2017</text:p>
          </table:table-cell>
          <table:table-cell office:value-type="float" office:value="1498003200" calcext:value-type="float">
            <text:p>1498003200</text:p>
          </table:table-cell>
          <table:table-cell office:value-type="float" office:value="58264077197" calcext:value-type="float">
            <text:p>58264077197</text:p>
          </table:table-cell>
          <table:table-cell table:formula="of:=[.C682]/10^9" office:value-type="float" office:value="58.264077197" calcext:value-type="float">
            <text:p>58.264077197</text:p>
          </table:table-cell>
          <table:table-cell office:value-type="float" office:value="325.3" calcext:value-type="float">
            <text:p>325.3</text:p>
          </table:table-cell>
          <table:table-cell table:formula="of:=[.E682]*[.D682]" office:value-type="float" office:value="18953.3043121841" calcext:value-type="float">
            <text:p>18953.3043121841</text:p>
          </table:table-cell>
          <table:table-cell table:formula="of:=([.E682]-[.E681])/([.E681]+0.0000000000001)" office:value-type="float" office:value="-0.0719767209653951" calcext:value-type="float">
            <text:p>-0.071976720965395</text:p>
          </table:table-cell>
          <table:table-cell table:formula="of:=ABS([.G682])" office:value-type="float" office:value="0.0719767209653951" calcext:value-type="float">
            <text:p>0.071976720965395</text:p>
          </table:table-cell>
          <table:table-cell table:formula="of:=[.G682]*[.G682]" office:value-type="float" office:value="0.00518064836093035" calcext:value-type="float">
            <text:p>0.00518064836093</text:p>
          </table:table-cell>
          <table:table-cell table:formula="of:=([.F682]-[.F681])/([.F681]+0.0000000000001)" office:value-type="float" office:value="0.518564914258822" calcext:value-type="float">
            <text:p>0.518564914258822</text:p>
          </table:table-cell>
          <table:table-cell table:formula="of:=ABS([.J682])" office:value-type="float" office:value="0.518564914258822" calcext:value-type="float">
            <text:p>0.518564914258822</text:p>
          </table:table-cell>
          <table:table-cell table:formula="of:=[.J682]*[.J682]" office:value-type="float" office:value="0.268909570300259" calcext:value-type="float">
            <text:p>0.268909570300259</text:p>
          </table:table-cell>
        </table:table-row>
        <table:table-row table:style-name="ro1">
          <table:table-cell table:style-name="ce1" office:value-type="string" calcext:value-type="string">
            <text:p>6/22/2017</text:p>
          </table:table-cell>
          <table:table-cell office:value-type="float" office:value="1498089600" calcext:value-type="float">
            <text:p>1498089600</text:p>
          </table:table-cell>
          <table:table-cell office:value-type="float" office:value="41150573699" calcext:value-type="float">
            <text:p>41150573699</text:p>
          </table:table-cell>
          <table:table-cell table:formula="of:=[.C683]/10^9" office:value-type="float" office:value="41.150573699" calcext:value-type="float">
            <text:p>41.150573699</text:p>
          </table:table-cell>
          <table:table-cell office:value-type="float" office:value="320.97" calcext:value-type="float">
            <text:p>320.97</text:p>
          </table:table-cell>
          <table:table-cell table:formula="of:=[.E683]*[.D683]" office:value-type="float" office:value="13208.099640168" calcext:value-type="float">
            <text:p>13208.099640168</text:p>
          </table:table-cell>
          <table:table-cell table:formula="of:=([.E683]-[.E682])/([.E682]+0.0000000000001)" office:value-type="float" office:value="-0.0133107900399631" calcext:value-type="float">
            <text:p>-0.013310790039963</text:p>
          </table:table-cell>
          <table:table-cell table:formula="of:=ABS([.G683])" office:value-type="float" office:value="0.0133107900399631" calcext:value-type="float">
            <text:p>0.013310790039963</text:p>
          </table:table-cell>
          <table:table-cell table:formula="of:=[.G683]*[.G683]" office:value-type="float" office:value="0.00017717713148798" calcext:value-type="float">
            <text:p>0.000177177131488</text:p>
          </table:table-cell>
          <table:table-cell table:formula="of:=([.F683]-[.F682])/([.F682]+0.0000000000001)" office:value-type="float" office:value="-0.303124171774247" calcext:value-type="float">
            <text:p>-0.303124171774247</text:p>
          </table:table-cell>
          <table:table-cell table:formula="of:=ABS([.J683])" office:value-type="float" office:value="0.303124171774247" calcext:value-type="float">
            <text:p>0.303124171774247</text:p>
          </table:table-cell>
          <table:table-cell table:formula="of:=[.J683]*[.J683]" office:value-type="float" office:value="0.0918842635138232" calcext:value-type="float">
            <text:p>0.091884263513823</text:p>
          </table:table-cell>
        </table:table-row>
        <table:table-row table:style-name="ro1">
          <table:table-cell table:style-name="ce1" office:value-type="string" calcext:value-type="string">
            <text:p>6/23/2017</text:p>
          </table:table-cell>
          <table:table-cell office:value-type="float" office:value="1498176000" calcext:value-type="float">
            <text:p>1498176000</text:p>
          </table:table-cell>
          <table:table-cell office:value-type="float" office:value="40960227374" calcext:value-type="float">
            <text:p>40960227374</text:p>
          </table:table-cell>
          <table:table-cell table:formula="of:=[.C684]/10^9" office:value-type="float" office:value="40.960227374" calcext:value-type="float">
            <text:p>40.960227374</text:p>
          </table:table-cell>
          <table:table-cell office:value-type="float" office:value="326.85" calcext:value-type="float">
            <text:p>326.85</text:p>
          </table:table-cell>
          <table:table-cell table:formula="of:=[.E684]*[.D684]" office:value-type="float" office:value="13387.8503171919" calcext:value-type="float">
            <text:p>13387.8503171919</text:p>
          </table:table-cell>
          <table:table-cell table:formula="of:=([.E684]-[.E683])/([.E683]+0.0000000000001)" office:value-type="float" office:value="0.0183194691092625" calcext:value-type="float">
            <text:p>0.018319469109263</text:p>
          </table:table-cell>
          <table:table-cell table:formula="of:=ABS([.G684])" office:value-type="float" office:value="0.0183194691092625" calcext:value-type="float">
            <text:p>0.018319469109263</text:p>
          </table:table-cell>
          <table:table-cell table:formula="of:=[.G684]*[.G684]" office:value-type="float" office:value="0.000335602948445224" calcext:value-type="float">
            <text:p>0.000335602948445</text:p>
          </table:table-cell>
          <table:table-cell table:formula="of:=([.F684]-[.F683])/([.F683]+0.0000000000001)" office:value-type="float" office:value="0.0136091248492112" calcext:value-type="float">
            <text:p>0.013609124849211</text:p>
          </table:table-cell>
          <table:table-cell table:formula="of:=ABS([.J684])" office:value-type="float" office:value="0.0136091248492112" calcext:value-type="float">
            <text:p>0.013609124849211</text:p>
          </table:table-cell>
          <table:table-cell table:formula="of:=[.J684]*[.J684]" office:value-type="float" office:value="0.000185208279161419" calcext:value-type="float">
            <text:p>0.000185208279161</text:p>
          </table:table-cell>
        </table:table-row>
        <table:table-row table:style-name="ro1">
          <table:table-cell table:style-name="ce1" office:value-type="string" calcext:value-type="string">
            <text:p>6/24/2017</text:p>
          </table:table-cell>
          <table:table-cell office:value-type="float" office:value="1498262400" calcext:value-type="float">
            <text:p>1498262400</text:p>
          </table:table-cell>
          <table:table-cell office:value-type="float" office:value="47309213754" calcext:value-type="float">
            <text:p>47309213754</text:p>
          </table:table-cell>
          <table:table-cell table:formula="of:=[.C685]/10^9" office:value-type="float" office:value="47.309213754" calcext:value-type="float">
            <text:p>47.309213754</text:p>
          </table:table-cell>
          <table:table-cell office:value-type="float" office:value="304.54" calcext:value-type="float">
            <text:p>304.54</text:p>
          </table:table-cell>
          <table:table-cell table:formula="of:=[.E685]*[.D685]" office:value-type="float" office:value="14407.5479566432" calcext:value-type="float">
            <text:p>14407.5479566432</text:p>
          </table:table-cell>
          <table:table-cell table:formula="of:=([.E685]-[.E684])/([.E684]+0.0000000000001)" office:value-type="float" office:value="-0.0682576105247055" calcext:value-type="float">
            <text:p>-0.068257610524706</text:p>
          </table:table-cell>
          <table:table-cell table:formula="of:=ABS([.G685])" office:value-type="float" office:value="0.0682576105247055" calcext:value-type="float">
            <text:p>0.068257610524706</text:p>
          </table:table-cell>
          <table:table-cell table:formula="of:=[.G685]*[.G685]" office:value-type="float" office:value="0.00465910139454239" calcext:value-type="float">
            <text:p>0.004659101394542</text:p>
          </table:table-cell>
          <table:table-cell table:formula="of:=([.F685]-[.F684])/([.F684]+0.0000000000001)" office:value-type="float" office:value="0.0761658978321429" calcext:value-type="float">
            <text:p>0.076165897832143</text:p>
          </table:table-cell>
          <table:table-cell table:formula="of:=ABS([.J685])" office:value-type="float" office:value="0.0761658978321429" calcext:value-type="float">
            <text:p>0.076165897832143</text:p>
          </table:table-cell>
          <table:table-cell table:formula="of:=[.J685]*[.J685]" office:value-type="float" office:value="0.00580124399257643" calcext:value-type="float">
            <text:p>0.005801243992576</text:p>
          </table:table-cell>
        </table:table-row>
        <table:table-row table:style-name="ro1">
          <table:table-cell table:style-name="ce1" office:value-type="string" calcext:value-type="string">
            <text:p>6/25/2017</text:p>
          </table:table-cell>
          <table:table-cell office:value-type="float" office:value="1498348800" calcext:value-type="float">
            <text:p>1498348800</text:p>
          </table:table-cell>
          <table:table-cell office:value-type="float" office:value="34521352334" calcext:value-type="float">
            <text:p>34521352334</text:p>
          </table:table-cell>
          <table:table-cell table:formula="of:=[.C686]/10^9" office:value-type="float" office:value="34.521352334" calcext:value-type="float">
            <text:p>34.521352334</text:p>
          </table:table-cell>
          <table:table-cell office:value-type="float" office:value="279.36" calcext:value-type="float">
            <text:p>279.36</text:p>
          </table:table-cell>
          <table:table-cell table:formula="of:=[.E686]*[.D686]" office:value-type="float" office:value="9643.88498802624" calcext:value-type="float">
            <text:p>9643.88498802624</text:p>
          </table:table-cell>
          <table:table-cell table:formula="of:=([.E686]-[.E685])/([.E685]+0.0000000000001)" office:value-type="float" office:value="-0.0826820778879621" calcext:value-type="float">
            <text:p>-0.082682077887962</text:p>
          </table:table-cell>
          <table:table-cell table:formula="of:=ABS([.G686])" office:value-type="float" office:value="0.0826820778879621" calcext:value-type="float">
            <text:p>0.082682077887962</text:p>
          </table:table-cell>
          <table:table-cell table:formula="of:=[.G686]*[.G686]" office:value-type="float" office:value="0.00683632600387104" calcext:value-type="float">
            <text:p>0.006836326003871</text:p>
          </table:table-cell>
          <table:table-cell table:formula="of:=([.F686]-[.F685])/([.F685]+0.0000000000001)" office:value-type="float" office:value="-0.330636620676348" calcext:value-type="float">
            <text:p>-0.330636620676348</text:p>
          </table:table-cell>
          <table:table-cell table:formula="of:=ABS([.J686])" office:value-type="float" office:value="0.330636620676348" calcext:value-type="float">
            <text:p>0.330636620676348</text:p>
          </table:table-cell>
          <table:table-cell table:formula="of:=[.J686]*[.J686]" office:value-type="float" office:value="0.109320574932275" calcext:value-type="float">
            <text:p>0.109320574932275</text:p>
          </table:table-cell>
        </table:table-row>
        <table:table-row table:style-name="ro1">
          <table:table-cell table:style-name="ce1" office:value-type="string" calcext:value-type="string">
            <text:p>6/26/2017</text:p>
          </table:table-cell>
          <table:table-cell office:value-type="float" office:value="1498435200" calcext:value-type="float">
            <text:p>1498435200</text:p>
          </table:table-cell>
          <table:table-cell office:value-type="float" office:value="49580734026" calcext:value-type="float">
            <text:p>49580734026</text:p>
          </table:table-cell>
          <table:table-cell table:formula="of:=[.C687]/10^9" office:value-type="float" office:value="49.580734026" calcext:value-type="float">
            <text:p>49.580734026</text:p>
          </table:table-cell>
          <table:table-cell office:value-type="float" office:value="253.68" calcext:value-type="float">
            <text:p>253.68</text:p>
          </table:table-cell>
          <table:table-cell table:formula="of:=[.E687]*[.D687]" office:value-type="float" office:value="12577.6406077157" calcext:value-type="float">
            <text:p>12577.6406077157</text:p>
          </table:table-cell>
          <table:table-cell table:formula="of:=([.E687]-[.E686])/([.E686]+0.0000000000001)" office:value-type="float" office:value="-0.0919243986254295" calcext:value-type="float">
            <text:p>-0.09192439862543</text:p>
          </table:table-cell>
          <table:table-cell table:formula="of:=ABS([.G687])" office:value-type="float" office:value="0.0919243986254295" calcext:value-type="float">
            <text:p>0.09192439862543</text:p>
          </table:table-cell>
          <table:table-cell table:formula="of:=[.G687]*[.G687]" office:value-type="float" office:value="0.00845009506264687" calcext:value-type="float">
            <text:p>0.008450095062647</text:p>
          </table:table-cell>
          <table:table-cell table:formula="of:=([.F687]-[.F686])/([.F686]+0.0000000000001)" office:value-type="float" office:value="0.30420889748602" calcext:value-type="float">
            <text:p>0.30420889748602</text:p>
          </table:table-cell>
          <table:table-cell table:formula="of:=ABS([.J687])" office:value-type="float" office:value="0.30420889748602" calcext:value-type="float">
            <text:p>0.30420889748602</text:p>
          </table:table-cell>
          <table:table-cell table:formula="of:=[.J687]*[.J687]" office:value-type="float" office:value="0.0925430533096597" calcext:value-type="float">
            <text:p>0.09254305330966</text:p>
          </table:table-cell>
        </table:table-row>
        <table:table-row table:style-name="ro1">
          <table:table-cell table:style-name="ce1" office:value-type="string" calcext:value-type="string">
            <text:p>6/27/2017</text:p>
          </table:table-cell>
          <table:table-cell office:value-type="float" office:value="1498521600" calcext:value-type="float">
            <text:p>1498521600</text:p>
          </table:table-cell>
          <table:table-cell office:value-type="float" office:value="31580245373" calcext:value-type="float">
            <text:p>31580245373</text:p>
          </table:table-cell>
          <table:table-cell table:formula="of:=[.C688]/10^9" office:value-type="float" office:value="31.580245373" calcext:value-type="float">
            <text:p>31.580245373</text:p>
          </table:table-cell>
          <table:table-cell office:value-type="float" office:value="286.14" calcext:value-type="float">
            <text:p>286.14</text:p>
          </table:table-cell>
          <table:table-cell table:formula="of:=[.E688]*[.D688]" office:value-type="float" office:value="9036.37141103022" calcext:value-type="float">
            <text:p>9036.37141103022</text:p>
          </table:table-cell>
          <table:table-cell table:formula="of:=([.E688]-[.E687])/([.E687]+0.0000000000001)" office:value-type="float" office:value="0.127956480605487" calcext:value-type="float">
            <text:p>0.127956480605487</text:p>
          </table:table-cell>
          <table:table-cell table:formula="of:=ABS([.G688])" office:value-type="float" office:value="0.127956480605487" calcext:value-type="float">
            <text:p>0.127956480605487</text:p>
          </table:table-cell>
          <table:table-cell table:formula="of:=[.G688]*[.G688]" office:value-type="float" office:value="0.0163728609289424" calcext:value-type="float">
            <text:p>0.016372860928942</text:p>
          </table:table-cell>
          <table:table-cell table:formula="of:=([.F688]-[.F687])/([.F687]+0.0000000000001)" office:value-type="float" office:value="-0.281552741657532" calcext:value-type="float">
            <text:p>-0.281552741657532</text:p>
          </table:table-cell>
          <table:table-cell table:formula="of:=ABS([.J688])" office:value-type="float" office:value="0.281552741657532" calcext:value-type="float">
            <text:p>0.281552741657532</text:p>
          </table:table-cell>
          <table:table-cell table:formula="of:=[.J688]*[.J688]" office:value-type="float" office:value="0.0792719463348732" calcext:value-type="float">
            <text:p>0.079271946334873</text:p>
          </table:table-cell>
        </table:table-row>
        <table:table-row table:style-name="ro1">
          <table:table-cell table:style-name="ce1" office:value-type="string" calcext:value-type="string">
            <text:p>6/28/2017</text:p>
          </table:table-cell>
          <table:table-cell office:value-type="float" office:value="1498608000" calcext:value-type="float">
            <text:p>1498608000</text:p>
          </table:table-cell>
          <table:table-cell office:value-type="float" office:value="43482890266" calcext:value-type="float">
            <text:p>43482890266</text:p>
          </table:table-cell>
          <table:table-cell table:formula="of:=[.C689]/10^9" office:value-type="float" office:value="43.482890266" calcext:value-type="float">
            <text:p>43.482890266</text:p>
          </table:table-cell>
          <table:table-cell office:value-type="float" office:value="315.86" calcext:value-type="float">
            <text:p>315.86</text:p>
          </table:table-cell>
          <table:table-cell table:formula="of:=[.E689]*[.D689]" office:value-type="float" office:value="13734.5057194188" calcext:value-type="float">
            <text:p>13734.5057194188</text:p>
          </table:table-cell>
          <table:table-cell table:formula="of:=([.E689]-[.E688])/([.E688]+0.0000000000001)" office:value-type="float" office:value="0.103865240791221" calcext:value-type="float">
            <text:p>0.103865240791221</text:p>
          </table:table-cell>
          <table:table-cell table:formula="of:=ABS([.G689])" office:value-type="float" office:value="0.103865240791221" calcext:value-type="float">
            <text:p>0.103865240791221</text:p>
          </table:table-cell>
          <table:table-cell table:formula="of:=[.G689]*[.G689]" office:value-type="float" office:value="0.0107879882446183" calcext:value-type="float">
            <text:p>0.010787988244618</text:p>
          </table:table-cell>
          <table:table-cell table:formula="of:=([.F689]-[.F688])/([.F688]+0.0000000000001)" office:value-type="float" office:value="0.519913812158471" calcext:value-type="float">
            <text:p>0.519913812158471</text:p>
          </table:table-cell>
          <table:table-cell table:formula="of:=ABS([.J689])" office:value-type="float" office:value="0.519913812158471" calcext:value-type="float">
            <text:p>0.519913812158471</text:p>
          </table:table-cell>
          <table:table-cell table:formula="of:=[.J689]*[.J689]" office:value-type="float" office:value="0.270310372073154" calcext:value-type="float">
            <text:p>0.270310372073154</text:p>
          </table:table-cell>
        </table:table-row>
        <table:table-row table:style-name="ro1">
          <table:table-cell table:style-name="ce1" office:value-type="string" calcext:value-type="string">
            <text:p>6/29/2017</text:p>
          </table:table-cell>
          <table:table-cell office:value-type="float" office:value="1498694400" calcext:value-type="float">
            <text:p>1498694400</text:p>
          </table:table-cell>
          <table:table-cell office:value-type="float" office:value="35022170593" calcext:value-type="float">
            <text:p>35022170593</text:p>
          </table:table-cell>
          <table:table-cell table:formula="of:=[.C690]/10^9" office:value-type="float" office:value="35.022170593" calcext:value-type="float">
            <text:p>35.022170593</text:p>
          </table:table-cell>
          <table:table-cell office:value-type="float" office:value="292.9" calcext:value-type="float">
            <text:p>292.9</text:p>
          </table:table-cell>
          <table:table-cell table:formula="of:=[.E690]*[.D690]" office:value-type="float" office:value="10257.9937666897" calcext:value-type="float">
            <text:p>10257.9937666897</text:p>
          </table:table-cell>
          <table:table-cell table:formula="of:=([.E690]-[.E689])/([.E689]+0.0000000000001)" office:value-type="float" office:value="-0.0726904324700818" calcext:value-type="float">
            <text:p>-0.072690432470082</text:p>
          </table:table-cell>
          <table:table-cell table:formula="of:=ABS([.G690])" office:value-type="float" office:value="0.0726904324700818" calcext:value-type="float">
            <text:p>0.072690432470082</text:p>
          </table:table-cell>
          <table:table-cell table:formula="of:=[.G690]*[.G690]" office:value-type="float" office:value="0.00528389897268752" calcext:value-type="float">
            <text:p>0.005283898972688</text:p>
          </table:table-cell>
          <table:table-cell table:formula="of:=([.F690]-[.F689])/([.F689]+0.0000000000001)" office:value-type="float" office:value="-0.253122465689736" calcext:value-type="float">
            <text:p>-0.253122465689736</text:p>
          </table:table-cell>
          <table:table-cell table:formula="of:=ABS([.J690])" office:value-type="float" office:value="0.253122465689736" calcext:value-type="float">
            <text:p>0.253122465689736</text:p>
          </table:table-cell>
          <table:table-cell table:formula="of:=[.J690]*[.J690]" office:value-type="float" office:value="0.0640709826368517" calcext:value-type="float">
            <text:p>0.064070982636852</text:p>
          </table:table-cell>
        </table:table-row>
        <table:table-row table:style-name="ro1">
          <table:table-cell table:style-name="ce1" office:value-type="string" calcext:value-type="string">
            <text:p>6/30/2017</text:p>
          </table:table-cell>
          <table:table-cell office:value-type="float" office:value="1498780800" calcext:value-type="float">
            <text:p>1498780800</text:p>
          </table:table-cell>
          <table:table-cell office:value-type="float" office:value="27223635401" calcext:value-type="float">
            <text:p>27223635401</text:p>
          </table:table-cell>
          <table:table-cell table:formula="of:=[.C691]/10^9" office:value-type="float" office:value="27.223635401" calcext:value-type="float">
            <text:p>27.223635401</text:p>
          </table:table-cell>
          <table:table-cell office:value-type="float" office:value="280.68" calcext:value-type="float">
            <text:p>280.68</text:p>
          </table:table-cell>
          <table:table-cell table:formula="of:=[.E691]*[.D691]" office:value-type="float" office:value="7641.12998435268" calcext:value-type="float">
            <text:p>7641.12998435268</text:p>
          </table:table-cell>
          <table:table-cell table:formula="of:=([.E691]-[.E690])/([.E690]+0.0000000000001)" office:value-type="float" office:value="-0.0417207237965175" calcext:value-type="float">
            <text:p>-0.041720723796518</text:p>
          </table:table-cell>
          <table:table-cell table:formula="of:=ABS([.G691])" office:value-type="float" office:value="0.0417207237965175" calcext:value-type="float">
            <text:p>0.041720723796518</text:p>
          </table:table-cell>
          <table:table-cell table:formula="of:=[.G691]*[.G691]" office:value-type="float" office:value="0.0017406187941053" calcext:value-type="float">
            <text:p>0.001740618794105</text:p>
          </table:table-cell>
          <table:table-cell table:formula="of:=([.F691]-[.F690])/([.F690]+0.0000000000001)" office:value-type="float" office:value="-0.2551048325682" calcext:value-type="float">
            <text:p>-0.2551048325682</text:p>
          </table:table-cell>
          <table:table-cell table:formula="of:=ABS([.J691])" office:value-type="float" office:value="0.2551048325682" calcext:value-type="float">
            <text:p>0.2551048325682</text:p>
          </table:table-cell>
          <table:table-cell table:formula="of:=[.J691]*[.J691]" office:value-type="float" office:value="0.0650784755996495" calcext:value-type="float">
            <text:p>0.06507847559965</text:p>
          </table:table-cell>
        </table:table-row>
        <table:table-row table:style-name="ro1">
          <table:table-cell table:style-name="ce1" office:value-type="string" calcext:value-type="string">
            <text:p>7/1/2017</text:p>
          </table:table-cell>
          <table:table-cell office:value-type="float" office:value="1498867200" calcext:value-type="float">
            <text:p>1498867200</text:p>
          </table:table-cell>
          <table:table-cell office:value-type="float" office:value="26689728580" calcext:value-type="float">
            <text:p>26689728580</text:p>
          </table:table-cell>
          <table:table-cell table:formula="of:=[.C692]/10^9" office:value-type="float" office:value="26.68972858" calcext:value-type="float">
            <text:p>26.68972858</text:p>
          </table:table-cell>
          <table:table-cell office:value-type="float" office:value="261" calcext:value-type="float">
            <text:p>261</text:p>
          </table:table-cell>
          <table:table-cell table:formula="of:=[.E692]*[.D692]" office:value-type="float" office:value="6966.01915938" calcext:value-type="float">
            <text:p>6966.01915938</text:p>
          </table:table-cell>
          <table:table-cell table:formula="of:=([.E692]-[.E691])/([.E691]+0.0000000000001)" office:value-type="float" office:value="-0.0701154339461308" calcext:value-type="float">
            <text:p>-0.070115433946131</text:p>
          </table:table-cell>
          <table:table-cell table:formula="of:=ABS([.G692])" office:value-type="float" office:value="0.0701154339461308" calcext:value-type="float">
            <text:p>0.070115433946131</text:p>
          </table:table-cell>
          <table:table-cell table:formula="of:=[.G692]*[.G692]" office:value-type="float" office:value="0.00491617407745423" calcext:value-type="float">
            <text:p>0.004916174077454</text:p>
          </table:table-cell>
          <table:table-cell table:formula="of:=([.F692]-[.F691])/([.F691]+0.0000000000001)" office:value-type="float" office:value="-0.0883522236050369" calcext:value-type="float">
            <text:p>-0.088352223605037</text:p>
          </table:table-cell>
          <table:table-cell table:formula="of:=ABS([.J692])" office:value-type="float" office:value="0.0883522236050369" calcext:value-type="float">
            <text:p>0.088352223605037</text:p>
          </table:table-cell>
          <table:table-cell table:formula="of:=[.J692]*[.J692]" office:value-type="float" office:value="0.00780611541595445" calcext:value-type="float">
            <text:p>0.007806115415954</text:p>
          </table:table-cell>
        </table:table-row>
        <table:table-row table:style-name="ro1">
          <table:table-cell table:style-name="ce1" office:value-type="string" calcext:value-type="string">
            <text:p>7/2/2017</text:p>
          </table:table-cell>
          <table:table-cell office:value-type="float" office:value="1498953600" calcext:value-type="float">
            <text:p>1498953600</text:p>
          </table:table-cell>
          <table:table-cell office:value-type="float" office:value="25581333280" calcext:value-type="float">
            <text:p>25581333280</text:p>
          </table:table-cell>
          <table:table-cell table:formula="of:=[.C693]/10^9" office:value-type="float" office:value="25.58133328" calcext:value-type="float">
            <text:p>25.58133328</text:p>
          </table:table-cell>
          <table:table-cell office:value-type="float" office:value="283.99" calcext:value-type="float">
            <text:p>283.99</text:p>
          </table:table-cell>
          <table:table-cell table:formula="of:=[.E693]*[.D693]" office:value-type="float" office:value="7264.8428381872" calcext:value-type="float">
            <text:p>7264.8428381872</text:p>
          </table:table-cell>
          <table:table-cell table:formula="of:=([.E693]-[.E692])/([.E692]+0.0000000000001)" office:value-type="float" office:value="0.0880842911877395" calcext:value-type="float">
            <text:p>0.08808429118774</text:p>
          </table:table-cell>
          <table:table-cell table:formula="of:=ABS([.G693])" office:value-type="float" office:value="0.0880842911877395" calcext:value-type="float">
            <text:p>0.08808429118774</text:p>
          </table:table-cell>
          <table:table-cell table:formula="of:=[.G693]*[.G693]" office:value-type="float" office:value="0.00775884235404648" calcext:value-type="float">
            <text:p>0.007758842354046</text:p>
          </table:table-cell>
          <table:table-cell table:formula="of:=([.F693]-[.F692])/([.F692]+0.0000000000001)" office:value-type="float" office:value="0.0428973380592591" calcext:value-type="float">
            <text:p>0.042897338059259</text:p>
          </table:table-cell>
          <table:table-cell table:formula="of:=ABS([.J693])" office:value-type="float" office:value="0.0428973380592591" calcext:value-type="float">
            <text:p>0.042897338059259</text:p>
          </table:table-cell>
          <table:table-cell table:formula="of:=[.J693]*[.J693]" office:value-type="float" office:value="0.00184018161257036" calcext:value-type="float">
            <text:p>0.00184018161257</text:p>
          </table:table-cell>
        </table:table-row>
        <table:table-row table:style-name="ro1">
          <table:table-cell table:style-name="ce1" office:value-type="string" calcext:value-type="string">
            <text:p>7/3/2017</text:p>
          </table:table-cell>
          <table:table-cell office:value-type="float" office:value="1499040000" calcext:value-type="float">
            <text:p>1499040000</text:p>
          </table:table-cell>
          <table:table-cell office:value-type="float" office:value="28117349173" calcext:value-type="float">
            <text:p>28117349173</text:p>
          </table:table-cell>
          <table:table-cell table:formula="of:=[.C694]/10^9" office:value-type="float" office:value="28.117349173" calcext:value-type="float">
            <text:p>28.117349173</text:p>
          </table:table-cell>
          <table:table-cell office:value-type="float" office:value="276.41" calcext:value-type="float">
            <text:p>276.41</text:p>
          </table:table-cell>
          <table:table-cell table:formula="of:=[.E694]*[.D694]" office:value-type="float" office:value="7771.91648490893" calcext:value-type="float">
            <text:p>7771.91648490893</text:p>
          </table:table-cell>
          <table:table-cell table:formula="of:=([.E694]-[.E693])/([.E693]+0.0000000000001)" office:value-type="float" office:value="-0.0266910806718546" calcext:value-type="float">
            <text:p>-0.026691080671855</text:p>
          </table:table-cell>
          <table:table-cell table:formula="of:=ABS([.G694])" office:value-type="float" office:value="0.0266910806718546" calcext:value-type="float">
            <text:p>0.026691080671855</text:p>
          </table:table-cell>
          <table:table-cell table:formula="of:=[.G694]*[.G694]" office:value-type="float" office:value="0.000712413787431449" calcext:value-type="float">
            <text:p>0.000712413787431</text:p>
          </table:table-cell>
          <table:table-cell table:formula="of:=([.F694]-[.F693])/([.F693]+0.0000000000001)" office:value-type="float" office:value="0.0697982954368028" calcext:value-type="float">
            <text:p>0.069798295436803</text:p>
          </table:table-cell>
          <table:table-cell table:formula="of:=ABS([.J694])" office:value-type="float" office:value="0.0697982954368028" calcext:value-type="float">
            <text:p>0.069798295436803</text:p>
          </table:table-cell>
          <table:table-cell table:formula="of:=[.J694]*[.J694]" office:value-type="float" office:value="0.00487180204588321" calcext:value-type="float">
            <text:p>0.004871802045883</text:p>
          </table:table-cell>
        </table:table-row>
        <table:table-row table:style-name="ro1">
          <table:table-cell table:style-name="ce1" office:value-type="string" calcext:value-type="string">
            <text:p>7/4/2017</text:p>
          </table:table-cell>
          <table:table-cell office:value-type="float" office:value="1499126400" calcext:value-type="float">
            <text:p>1499126400</text:p>
          </table:table-cell>
          <table:table-cell office:value-type="float" office:value="24664144555" calcext:value-type="float">
            <text:p>24664144555</text:p>
          </table:table-cell>
          <table:table-cell table:formula="of:=[.C695]/10^9" office:value-type="float" office:value="24.664144555" calcext:value-type="float">
            <text:p>24.664144555</text:p>
          </table:table-cell>
          <table:table-cell office:value-type="float" office:value="269.05" calcext:value-type="float">
            <text:p>269.05</text:p>
          </table:table-cell>
          <table:table-cell table:formula="of:=[.E695]*[.D695]" office:value-type="float" office:value="6635.88809252275" calcext:value-type="float">
            <text:p>6635.88809252275</text:p>
          </table:table-cell>
          <table:table-cell table:formula="of:=([.E695]-[.E694])/([.E694]+0.0000000000001)" office:value-type="float" office:value="-0.0266271118989907" calcext:value-type="float">
            <text:p>-0.026627111898991</text:p>
          </table:table-cell>
          <table:table-cell table:formula="of:=ABS([.G695])" office:value-type="float" office:value="0.0266271118989907" calcext:value-type="float">
            <text:p>0.026627111898991</text:p>
          </table:table-cell>
          <table:table-cell table:formula="of:=[.G695]*[.G695]" office:value-type="float" office:value="0.00070900308808137" calcext:value-type="float">
            <text:p>0.000709003088081</text:p>
          </table:table-cell>
          <table:table-cell table:formula="of:=([.F695]-[.F694])/([.F694]+0.0000000000001)" office:value-type="float" office:value="-0.146170946971967" calcext:value-type="float">
            <text:p>-0.146170946971967</text:p>
          </table:table-cell>
          <table:table-cell table:formula="of:=ABS([.J695])" office:value-type="float" office:value="0.146170946971967" calcext:value-type="float">
            <text:p>0.146170946971967</text:p>
          </table:table-cell>
          <table:table-cell table:formula="of:=[.J695]*[.J695]" office:value-type="float" office:value="0.0213659457386816" calcext:value-type="float">
            <text:p>0.021365945738682</text:p>
          </table:table-cell>
        </table:table-row>
        <table:table-row table:style-name="ro1">
          <table:table-cell table:style-name="ce1" office:value-type="string" calcext:value-type="string">
            <text:p>7/5/2017</text:p>
          </table:table-cell>
          <table:table-cell office:value-type="float" office:value="1499212800" calcext:value-type="float">
            <text:p>1499212800</text:p>
          </table:table-cell>
          <table:table-cell office:value-type="float" office:value="26133024523" calcext:value-type="float">
            <text:p>26133024523</text:p>
          </table:table-cell>
          <table:table-cell table:formula="of:=[.C696]/10^9" office:value-type="float" office:value="26.133024523" calcext:value-type="float">
            <text:p>26.133024523</text:p>
          </table:table-cell>
          <table:table-cell office:value-type="float" office:value="266" calcext:value-type="float">
            <text:p>266</text:p>
          </table:table-cell>
          <table:table-cell table:formula="of:=[.E696]*[.D696]" office:value-type="float" office:value="6951.384523118" calcext:value-type="float">
            <text:p>6951.384523118</text:p>
          </table:table-cell>
          <table:table-cell table:formula="of:=([.E696]-[.E695])/([.E695]+0.0000000000001)" office:value-type="float" office:value="-0.0113361828656384" calcext:value-type="float">
            <text:p>-0.011336182865638</text:p>
          </table:table-cell>
          <table:table-cell table:formula="of:=ABS([.G696])" office:value-type="float" office:value="0.0113361828656384" calcext:value-type="float">
            <text:p>0.011336182865638</text:p>
          </table:table-cell>
          <table:table-cell table:formula="of:=[.G696]*[.G696]" office:value-type="float" office:value="0.000128509041963194" calcext:value-type="float">
            <text:p>0.000128509041963</text:p>
          </table:table-cell>
          <table:table-cell table:formula="of:=([.F696]-[.F695])/([.F695]+0.0000000000001)" office:value-type="float" office:value="0.0475439649066337" calcext:value-type="float">
            <text:p>0.047543964906634</text:p>
          </table:table-cell>
          <table:table-cell table:formula="of:=ABS([.J696])" office:value-type="float" office:value="0.0475439649066337" calcext:value-type="float">
            <text:p>0.047543964906634</text:p>
          </table:table-cell>
          <table:table-cell table:formula="of:=[.J696]*[.J696]" office:value-type="float" office:value="0.00226042859904321" calcext:value-type="float">
            <text:p>0.002260428599043</text:p>
          </table:table-cell>
        </table:table-row>
        <table:table-row table:style-name="ro1">
          <table:table-cell table:style-name="ce1" office:value-type="string" calcext:value-type="string">
            <text:p>7/6/2017</text:p>
          </table:table-cell>
          <table:table-cell office:value-type="float" office:value="1499299200" calcext:value-type="float">
            <text:p>1499299200</text:p>
          </table:table-cell>
          <table:table-cell office:value-type="float" office:value="24841070314" calcext:value-type="float">
            <text:p>24841070314</text:p>
          </table:table-cell>
          <table:table-cell table:formula="of:=[.C697]/10^9" office:value-type="float" office:value="24.841070314" calcext:value-type="float">
            <text:p>24.841070314</text:p>
          </table:table-cell>
          <table:table-cell office:value-type="float" office:value="265.88" calcext:value-type="float">
            <text:p>265.88</text:p>
          </table:table-cell>
          <table:table-cell table:formula="of:=[.E697]*[.D697]" office:value-type="float" office:value="6604.74377508632" calcext:value-type="float">
            <text:p>6604.74377508632</text:p>
          </table:table-cell>
          <table:table-cell table:formula="of:=([.E697]-[.E696])/([.E696]+0.0000000000001)" office:value-type="float" office:value="-0.000451127819548889" calcext:value-type="float">
            <text:p>-0.000451127819549</text:p>
          </table:table-cell>
          <table:table-cell table:formula="of:=ABS([.G697])" office:value-type="float" office:value="0.000451127819548889" calcext:value-type="float">
            <text:p>0.000451127819549</text:p>
          </table:table-cell>
          <table:table-cell table:formula="of:=[.G697]*[.G697]" office:value-type="float" office:value="0.000000203516309570935" calcext:value-type="float">
            <text:p>2.03516309570935E-07</text:p>
          </table:table-cell>
          <table:table-cell table:formula="of:=([.F697]-[.F696])/([.F696]+0.0000000000001)" office:value-type="float" office:value="-0.0498664326335089" calcext:value-type="float">
            <text:p>-0.049866432633509</text:p>
          </table:table-cell>
          <table:table-cell table:formula="of:=ABS([.J697])" office:value-type="float" office:value="0.0498664326335089" calcext:value-type="float">
            <text:p>0.049866432633509</text:p>
          </table:table-cell>
          <table:table-cell table:formula="of:=[.J697]*[.J697]" office:value-type="float" office:value="0.00248666110359228" calcext:value-type="float">
            <text:p>0.002486661103592</text:p>
          </table:table-cell>
        </table:table-row>
        <table:table-row table:style-name="ro1">
          <table:table-cell table:style-name="ce1" office:value-type="string" calcext:value-type="string">
            <text:p>7/7/2017</text:p>
          </table:table-cell>
          <table:table-cell office:value-type="float" office:value="1499385600" calcext:value-type="float">
            <text:p>1499385600</text:p>
          </table:table-cell>
          <table:table-cell office:value-type="float" office:value="27021742038" calcext:value-type="float">
            <text:p>27021742038</text:p>
          </table:table-cell>
          <table:table-cell table:formula="of:=[.C698]/10^9" office:value-type="float" office:value="27.021742038" calcext:value-type="float">
            <text:p>27.021742038</text:p>
          </table:table-cell>
          <table:table-cell office:value-type="float" office:value="240.94" calcext:value-type="float">
            <text:p>240.94</text:p>
          </table:table-cell>
          <table:table-cell table:formula="of:=[.E698]*[.D698]" office:value-type="float" office:value="6510.61852663572" calcext:value-type="float">
            <text:p>6510.61852663572</text:p>
          </table:table-cell>
          <table:table-cell table:formula="of:=([.E698]-[.E697])/([.E697]+0.0000000000001)" office:value-type="float" office:value="-0.0938017150594253" calcext:value-type="float">
            <text:p>-0.093801715059425</text:p>
          </table:table-cell>
          <table:table-cell table:formula="of:=ABS([.G698])" office:value-type="float" office:value="0.0938017150594253" calcext:value-type="float">
            <text:p>0.093801715059425</text:p>
          </table:table-cell>
          <table:table-cell table:formula="of:=[.G698]*[.G698]" office:value-type="float" office:value="0.00879876174808961" calcext:value-type="float">
            <text:p>0.00879876174809</text:p>
          </table:table-cell>
          <table:table-cell table:formula="of:=([.F698]-[.F697])/([.F697]+0.0000000000001)" office:value-type="float" office:value="-0.0142511582062652" calcext:value-type="float">
            <text:p>-0.014251158206265</text:p>
          </table:table-cell>
          <table:table-cell table:formula="of:=ABS([.J698])" office:value-type="float" office:value="0.0142511582062652" calcext:value-type="float">
            <text:p>0.014251158206265</text:p>
          </table:table-cell>
          <table:table-cell table:formula="of:=[.J698]*[.J698]" office:value-type="float" office:value="0.00020309551022" calcext:value-type="float">
            <text:p>0.00020309551022</text:p>
          </table:table-cell>
        </table:table-row>
        <table:table-row table:style-name="ro1">
          <table:table-cell table:style-name="ce1" office:value-type="string" calcext:value-type="string">
            <text:p>7/8/2017</text:p>
          </table:table-cell>
          <table:table-cell office:value-type="float" office:value="1499472000" calcext:value-type="float">
            <text:p>1499472000</text:p>
          </table:table-cell>
          <table:table-cell office:value-type="float" office:value="26089973919" calcext:value-type="float">
            <text:p>26089973919</text:p>
          </table:table-cell>
          <table:table-cell table:formula="of:=[.C699]/10^9" office:value-type="float" office:value="26.089973919" calcext:value-type="float">
            <text:p>26.089973919</text:p>
          </table:table-cell>
          <table:table-cell office:value-type="float" office:value="245.67" calcext:value-type="float">
            <text:p>245.67</text:p>
          </table:table-cell>
          <table:table-cell table:formula="of:=[.E699]*[.D699]" office:value-type="float" office:value="6409.52389268073" calcext:value-type="float">
            <text:p>6409.52389268073</text:p>
          </table:table-cell>
          <table:table-cell table:formula="of:=([.E699]-[.E698])/([.E698]+0.0000000000001)" office:value-type="float" office:value="0.0196314435129077" calcext:value-type="float">
            <text:p>0.019631443512908</text:p>
          </table:table-cell>
          <table:table-cell table:formula="of:=ABS([.G699])" office:value-type="float" office:value="0.0196314435129077" calcext:value-type="float">
            <text:p>0.019631443512908</text:p>
          </table:table-cell>
          <table:table-cell table:formula="of:=[.G699]*[.G699]" office:value-type="float" office:value="0.000385393574400487" calcext:value-type="float">
            <text:p>0.0003853935744</text:p>
          </table:table-cell>
          <table:table-cell table:formula="of:=([.F699]-[.F698])/([.F698]+0.0000000000001)" office:value-type="float" office:value="-0.0155276543298305" calcext:value-type="float">
            <text:p>-0.015527654329831</text:p>
          </table:table-cell>
          <table:table-cell table:formula="of:=ABS([.J699])" office:value-type="float" office:value="0.0155276543298305" calcext:value-type="float">
            <text:p>0.015527654329831</text:p>
          </table:table-cell>
          <table:table-cell table:formula="of:=[.J699]*[.J699]" office:value-type="float" office:value="0.000241108048986705" calcext:value-type="float">
            <text:p>0.000241108048987</text:p>
          </table:table-cell>
        </table:table-row>
        <table:table-row table:style-name="ro1">
          <table:table-cell table:style-name="ce1" office:value-type="string" calcext:value-type="string">
            <text:p>7/9/2017</text:p>
          </table:table-cell>
          <table:table-cell office:value-type="float" office:value="1499558400" calcext:value-type="float">
            <text:p>1499558400</text:p>
          </table:table-cell>
          <table:table-cell office:value-type="float" office:value="26860797614" calcext:value-type="float">
            <text:p>26860797614</text:p>
          </table:table-cell>
          <table:table-cell table:formula="of:=[.C700]/10^9" office:value-type="float" office:value="26.860797614" calcext:value-type="float">
            <text:p>26.860797614</text:p>
          </table:table-cell>
          <table:table-cell office:value-type="float" office:value="237.72" calcext:value-type="float">
            <text:p>237.72</text:p>
          </table:table-cell>
          <table:table-cell table:formula="of:=[.E700]*[.D700]" office:value-type="float" office:value="6385.34880880008" calcext:value-type="float">
            <text:p>6385.34880880008</text:p>
          </table:table-cell>
          <table:table-cell table:formula="of:=([.E700]-[.E699])/([.E699]+0.0000000000001)" office:value-type="float" office:value="-0.0323604835755281" calcext:value-type="float">
            <text:p>-0.032360483575528</text:p>
          </table:table-cell>
          <table:table-cell table:formula="of:=ABS([.G700])" office:value-type="float" office:value="0.0323604835755281" calcext:value-type="float">
            <text:p>0.032360483575528</text:p>
          </table:table-cell>
          <table:table-cell table:formula="of:=[.G700]*[.G700]" office:value-type="float" office:value="0.00104720089724202" calcext:value-type="float">
            <text:p>0.001047200897242</text:p>
          </table:table-cell>
          <table:table-cell table:formula="of:=([.F700]-[.F699])/([.F699]+0.0000000000001)" office:value-type="float" office:value="-0.00377174409292031" calcext:value-type="float">
            <text:p>-0.00377174409292</text:p>
          </table:table-cell>
          <table:table-cell table:formula="of:=ABS([.J700])" office:value-type="float" office:value="0.00377174409292031" calcext:value-type="float">
            <text:p>0.00377174409292</text:p>
          </table:table-cell>
          <table:table-cell table:formula="of:=[.J700]*[.J700]" office:value-type="float" office:value="0.0000142260535024793" calcext:value-type="float">
            <text:p>1.42260535024793E-05</text:p>
          </table:table-cell>
        </table:table-row>
        <table:table-row table:style-name="ro1">
          <table:table-cell table:style-name="ce1" office:value-type="string" calcext:value-type="string">
            <text:p>7/10/2017</text:p>
          </table:table-cell>
          <table:table-cell office:value-type="float" office:value="1499644800" calcext:value-type="float">
            <text:p>1499644800</text:p>
          </table:table-cell>
          <table:table-cell office:value-type="float" office:value="22840512365" calcext:value-type="float">
            <text:p>22840512365</text:p>
          </table:table-cell>
          <table:table-cell table:formula="of:=[.C701]/10^9" office:value-type="float" office:value="22.840512365" calcext:value-type="float">
            <text:p>22.840512365</text:p>
          </table:table-cell>
          <table:table-cell office:value-type="float" office:value="205.76" calcext:value-type="float">
            <text:p>205.76</text:p>
          </table:table-cell>
          <table:table-cell table:formula="of:=[.E701]*[.D701]" office:value-type="float" office:value="4699.6638242224" calcext:value-type="float">
            <text:p>4699.6638242224</text:p>
          </table:table-cell>
          <table:table-cell table:formula="of:=([.E701]-[.E700])/([.E700]+0.0000000000001)" office:value-type="float" office:value="-0.134443883560491" calcext:value-type="float">
            <text:p>-0.134443883560491</text:p>
          </table:table-cell>
          <table:table-cell table:formula="of:=ABS([.G701])" office:value-type="float" office:value="0.134443883560491" calcext:value-type="float">
            <text:p>0.134443883560491</text:p>
          </table:table-cell>
          <table:table-cell table:formula="of:=[.G701]*[.G701]" office:value-type="float" office:value="0.0180751578268269" calcext:value-type="float">
            <text:p>0.018075157826827</text:p>
          </table:table-cell>
          <table:table-cell table:formula="of:=([.F701]-[.F700])/([.F700]+0.0000000000001)" office:value-type="float" office:value="-0.263992623590825" calcext:value-type="float">
            <text:p>-0.263992623590825</text:p>
          </table:table-cell>
          <table:table-cell table:formula="of:=ABS([.J701])" office:value-type="float" office:value="0.263992623590825" calcext:value-type="float">
            <text:p>0.263992623590825</text:p>
          </table:table-cell>
          <table:table-cell table:formula="of:=[.J701]*[.J701]" office:value-type="float" office:value="0.0696921053103668" calcext:value-type="float">
            <text:p>0.069692105310367</text:p>
          </table:table-cell>
        </table:table-row>
        <table:table-row table:style-name="ro1">
          <table:table-cell table:style-name="ce1" office:value-type="string" calcext:value-type="string">
            <text:p>7/11/2017</text:p>
          </table:table-cell>
          <table:table-cell office:value-type="float" office:value="1499731200" calcext:value-type="float">
            <text:p>1499731200</text:p>
          </table:table-cell>
          <table:table-cell office:value-type="float" office:value="24575033101" calcext:value-type="float">
            <text:p>24575033101</text:p>
          </table:table-cell>
          <table:table-cell table:formula="of:=[.C702]/10^9" office:value-type="float" office:value="24.575033101" calcext:value-type="float">
            <text:p>24.575033101</text:p>
          </table:table-cell>
          <table:table-cell office:value-type="float" office:value="190.55" calcext:value-type="float">
            <text:p>190.55</text:p>
          </table:table-cell>
          <table:table-cell table:formula="of:=[.E702]*[.D702]" office:value-type="float" office:value="4682.77255739555" calcext:value-type="float">
            <text:p>4682.77255739555</text:p>
          </table:table-cell>
          <table:table-cell table:formula="of:=([.E702]-[.E701])/([.E701]+0.0000000000001)" office:value-type="float" office:value="-0.0739210730948677" calcext:value-type="float">
            <text:p>-0.073921073094868</text:p>
          </table:table-cell>
          <table:table-cell table:formula="of:=ABS([.G702])" office:value-type="float" office:value="0.0739210730948677" calcext:value-type="float">
            <text:p>0.073921073094868</text:p>
          </table:table-cell>
          <table:table-cell table:formula="of:=[.G702]*[.G702]" office:value-type="float" office:value="0.00546432504749677" calcext:value-type="float">
            <text:p>0.005464325047497</text:p>
          </table:table-cell>
          <table:table-cell table:formula="of:=([.F702]-[.F701])/([.F701]+0.0000000000001)" office:value-type="float" office:value="-0.00359414363635771" calcext:value-type="float">
            <text:p>-0.003594143636358</text:p>
          </table:table-cell>
          <table:table-cell table:formula="of:=ABS([.J702])" office:value-type="float" office:value="0.00359414363635771" calcext:value-type="float">
            <text:p>0.003594143636358</text:p>
          </table:table-cell>
          <table:table-cell table:formula="of:=[.J702]*[.J702]" office:value-type="float" office:value="0.0000129178684787706" calcext:value-type="float">
            <text:p>1.29178684787706E-05</text:p>
          </table:table-cell>
        </table:table-row>
        <table:table-row table:style-name="ro1">
          <table:table-cell table:style-name="ce1" office:value-type="string" calcext:value-type="string">
            <text:p>7/12/2017</text:p>
          </table:table-cell>
          <table:table-cell office:value-type="float" office:value="1499817600" calcext:value-type="float">
            <text:p>1499817600</text:p>
          </table:table-cell>
          <table:table-cell office:value-type="float" office:value="24301621064" calcext:value-type="float">
            <text:p>24301621064</text:p>
          </table:table-cell>
          <table:table-cell table:formula="of:=[.C703]/10^9" office:value-type="float" office:value="24.301621064" calcext:value-type="float">
            <text:p>24.301621064</text:p>
          </table:table-cell>
          <table:table-cell office:value-type="float" office:value="224.15" calcext:value-type="float">
            <text:p>224.15</text:p>
          </table:table-cell>
          <table:table-cell table:formula="of:=[.E703]*[.D703]" office:value-type="float" office:value="5447.2083614956" calcext:value-type="float">
            <text:p>5447.2083614956</text:p>
          </table:table-cell>
          <table:table-cell table:formula="of:=([.E703]-[.E702])/([.E702]+0.0000000000001)" office:value-type="float" office:value="0.176331671477302" calcext:value-type="float">
            <text:p>0.176331671477302</text:p>
          </table:table-cell>
          <table:table-cell table:formula="of:=ABS([.G703])" office:value-type="float" office:value="0.176331671477302" calcext:value-type="float">
            <text:p>0.176331671477302</text:p>
          </table:table-cell>
          <table:table-cell table:formula="of:=[.G703]*[.G703]" office:value-type="float" office:value="0.0310928583659793" calcext:value-type="float">
            <text:p>0.031092858365979</text:p>
          </table:table-cell>
          <table:table-cell table:formula="of:=([.F703]-[.F702])/([.F702]+0.0000000000001)" office:value-type="float" office:value="0.163244273500486" calcext:value-type="float">
            <text:p>0.163244273500486</text:p>
          </table:table-cell>
          <table:table-cell table:formula="of:=ABS([.J703])" office:value-type="float" office:value="0.163244273500486" calcext:value-type="float">
            <text:p>0.163244273500486</text:p>
          </table:table-cell>
          <table:table-cell table:formula="of:=[.J703]*[.J703]" office:value-type="float" office:value="0.0266486928307015" calcext:value-type="float">
            <text:p>0.026648692830702</text:p>
          </table:table-cell>
        </table:table-row>
        <table:table-row table:style-name="ro1">
          <table:table-cell table:style-name="ce1" office:value-type="string" calcext:value-type="string">
            <text:p>7/13/2017</text:p>
          </table:table-cell>
          <table:table-cell office:value-type="float" office:value="1499904000" calcext:value-type="float">
            <text:p>1499904000</text:p>
          </table:table-cell>
          <table:table-cell office:value-type="float" office:value="23629822115" calcext:value-type="float">
            <text:p>23629822115</text:p>
          </table:table-cell>
          <table:table-cell table:formula="of:=[.C704]/10^9" office:value-type="float" office:value="23.629822115" calcext:value-type="float">
            <text:p>23.629822115</text:p>
          </table:table-cell>
          <table:table-cell office:value-type="float" office:value="205.41" calcext:value-type="float">
            <text:p>205.41</text:p>
          </table:table-cell>
          <table:table-cell table:formula="of:=[.E704]*[.D704]" office:value-type="float" office:value="4853.80176064215" calcext:value-type="float">
            <text:p>4853.80176064215</text:p>
          </table:table-cell>
          <table:table-cell table:formula="of:=([.E704]-[.E703])/([.E703]+0.0000000000001)" office:value-type="float" office:value="-0.0836047289761321" calcext:value-type="float">
            <text:p>-0.083604728976132</text:p>
          </table:table-cell>
          <table:table-cell table:formula="of:=ABS([.G704])" office:value-type="float" office:value="0.0836047289761321" calcext:value-type="float">
            <text:p>0.083604728976132</text:p>
          </table:table-cell>
          <table:table-cell table:formula="of:=[.G704]*[.G704]" office:value-type="float" office:value="0.0069897507071725" calcext:value-type="float">
            <text:p>0.006989750707173</text:p>
          </table:table-cell>
          <table:table-cell table:formula="of:=([.F704]-[.F703])/([.F703]+0.0000000000001)" office:value-type="float" office:value="-0.108937745992614" calcext:value-type="float">
            <text:p>-0.108937745992614</text:p>
          </table:table-cell>
          <table:table-cell table:formula="of:=ABS([.J704])" office:value-type="float" office:value="0.108937745992614" calcext:value-type="float">
            <text:p>0.108937745992614</text:p>
          </table:table-cell>
          <table:table-cell table:formula="of:=[.J704]*[.J704]" office:value-type="float" office:value="0.0118674325019513" calcext:value-type="float">
            <text:p>0.011867432501951</text:p>
          </table:table-cell>
        </table:table-row>
        <table:table-row table:style-name="ro1">
          <table:table-cell table:style-name="ce1" office:value-type="string" calcext:value-type="string">
            <text:p>7/14/2017</text:p>
          </table:table-cell>
          <table:table-cell office:value-type="float" office:value="1499990400" calcext:value-type="float">
            <text:p>1499990400</text:p>
          </table:table-cell>
          <table:table-cell office:value-type="float" office:value="23119742999" calcext:value-type="float">
            <text:p>23119742999</text:p>
          </table:table-cell>
          <table:table-cell table:formula="of:=[.C705]/10^9" office:value-type="float" office:value="23.119742999" calcext:value-type="float">
            <text:p>23.119742999</text:p>
          </table:table-cell>
          <table:table-cell office:value-type="float" office:value="197.14" calcext:value-type="float">
            <text:p>197.14</text:p>
          </table:table-cell>
          <table:table-cell table:formula="of:=[.E705]*[.D705]" office:value-type="float" office:value="4557.82613482286" calcext:value-type="float">
            <text:p>4557.82613482286</text:p>
          </table:table-cell>
          <table:table-cell table:formula="of:=([.E705]-[.E704])/([.E704]+0.0000000000001)" office:value-type="float" office:value="-0.040260941531571" calcext:value-type="float">
            <text:p>-0.040260941531571</text:p>
          </table:table-cell>
          <table:table-cell table:formula="of:=ABS([.G705])" office:value-type="float" office:value="0.040260941531571" calcext:value-type="float">
            <text:p>0.040260941531571</text:p>
          </table:table-cell>
          <table:table-cell table:formula="of:=[.G705]*[.G705]" office:value-type="float" office:value="0.00162094341300858" calcext:value-type="float">
            <text:p>0.001620943413009</text:p>
          </table:table-cell>
          <table:table-cell table:formula="of:=([.F705]-[.F704])/([.F704]+0.0000000000001)" office:value-type="float" office:value="-0.060978103436209" calcext:value-type="float">
            <text:p>-0.060978103436209</text:p>
          </table:table-cell>
          <table:table-cell table:formula="of:=ABS([.J705])" office:value-type="float" office:value="0.060978103436209" calcext:value-type="float">
            <text:p>0.060978103436209</text:p>
          </table:table-cell>
          <table:table-cell table:formula="of:=[.J705]*[.J705]" office:value-type="float" office:value="0.003718329098677" calcext:value-type="float">
            <text:p>0.003718329098677</text:p>
          </table:table-cell>
        </table:table-row>
        <table:table-row table:style-name="ro1">
          <table:table-cell table:style-name="ce1" office:value-type="string" calcext:value-type="string">
            <text:p>7/15/2017</text:p>
          </table:table-cell>
          <table:table-cell office:value-type="float" office:value="1500076800" calcext:value-type="float">
            <text:p>1500076800</text:p>
          </table:table-cell>
          <table:table-cell office:value-type="float" office:value="26644007281" calcext:value-type="float">
            <text:p>26644007281</text:p>
          </table:table-cell>
          <table:table-cell table:formula="of:=[.C706]/10^9" office:value-type="float" office:value="26.644007281" calcext:value-type="float">
            <text:p>26.644007281</text:p>
          </table:table-cell>
          <table:table-cell office:value-type="float" office:value="169.1" calcext:value-type="float">
            <text:p>169.1</text:p>
          </table:table-cell>
          <table:table-cell table:formula="of:=[.E706]*[.D706]" office:value-type="float" office:value="4505.5016312171" calcext:value-type="float">
            <text:p>4505.5016312171</text:p>
          </table:table-cell>
          <table:table-cell table:formula="of:=([.E706]-[.E705])/([.E705]+0.0000000000001)" office:value-type="float" office:value="-0.142233945419499" calcext:value-type="float">
            <text:p>-0.142233945419499</text:p>
          </table:table-cell>
          <table:table-cell table:formula="of:=ABS([.G706])" office:value-type="float" office:value="0.142233945419499" calcext:value-type="float">
            <text:p>0.142233945419499</text:p>
          </table:table-cell>
          <table:table-cell table:formula="of:=[.G706]*[.G706]" office:value-type="float" office:value="0.0202304952295969" calcext:value-type="float">
            <text:p>0.020230495229597</text:p>
          </table:table-cell>
          <table:table-cell table:formula="of:=([.F706]-[.F705])/([.F705]+0.0000000000001)" office:value-type="float" office:value="-0.0114801447132852" calcext:value-type="float">
            <text:p>-0.011480144713285</text:p>
          </table:table-cell>
          <table:table-cell table:formula="of:=ABS([.J706])" office:value-type="float" office:value="0.0114801447132852" calcext:value-type="float">
            <text:p>0.011480144713285</text:p>
          </table:table-cell>
          <table:table-cell table:formula="of:=[.J706]*[.J706]" office:value-type="float" office:value="0.00013179372263797" calcext:value-type="float">
            <text:p>0.000131793722638</text:p>
          </table:table-cell>
        </table:table-row>
        <table:table-row table:style-name="ro1">
          <table:table-cell table:style-name="ce1" office:value-type="string" calcext:value-type="string">
            <text:p>7/16/2017</text:p>
          </table:table-cell>
          <table:table-cell office:value-type="float" office:value="1500163200" calcext:value-type="float">
            <text:p>1500163200</text:p>
          </table:table-cell>
          <table:table-cell office:value-type="float" office:value="24225254470" calcext:value-type="float">
            <text:p>24225254470</text:p>
          </table:table-cell>
          <table:table-cell table:formula="of:=[.C707]/10^9" office:value-type="float" office:value="24.22525447" calcext:value-type="float">
            <text:p>24.22525447</text:p>
          </table:table-cell>
          <table:table-cell office:value-type="float" office:value="155.42" calcext:value-type="float">
            <text:p>155.42</text:p>
          </table:table-cell>
          <table:table-cell table:formula="of:=[.E707]*[.D707]" office:value-type="float" office:value="3765.0890497274" calcext:value-type="float">
            <text:p>3765.0890497274</text:p>
          </table:table-cell>
          <table:table-cell table:formula="of:=([.E707]-[.E706])/([.E706]+0.0000000000001)" office:value-type="float" office:value="-0.0808988764044944" calcext:value-type="float">
            <text:p>-0.080898876404494</text:p>
          </table:table-cell>
          <table:table-cell table:formula="of:=ABS([.G707])" office:value-type="float" office:value="0.0808988764044944" calcext:value-type="float">
            <text:p>0.080898876404494</text:p>
          </table:table-cell>
          <table:table-cell table:formula="of:=[.G707]*[.G707]" office:value-type="float" office:value="0.00654462820350966" calcext:value-type="float">
            <text:p>0.00654462820351</text:p>
          </table:table-cell>
          <table:table-cell table:formula="of:=([.F707]-[.F706])/([.F706]+0.0000000000001)" office:value-type="float" office:value="-0.164335215497345" calcext:value-type="float">
            <text:p>-0.164335215497345</text:p>
          </table:table-cell>
          <table:table-cell table:formula="of:=ABS([.J707])" office:value-type="float" office:value="0.164335215497345" calcext:value-type="float">
            <text:p>0.164335215497345</text:p>
          </table:table-cell>
          <table:table-cell table:formula="of:=[.J707]*[.J707]" office:value-type="float" office:value="0.0270060630525587" calcext:value-type="float">
            <text:p>0.027006063052559</text:p>
          </table:table-cell>
        </table:table-row>
        <table:table-row table:style-name="ro1">
          <table:table-cell table:style-name="ce1" office:value-type="string" calcext:value-type="string">
            <text:p>7/17/2017</text:p>
          </table:table-cell>
          <table:table-cell office:value-type="float" office:value="1500249600" calcext:value-type="float">
            <text:p>1500249600</text:p>
          </table:table-cell>
          <table:table-cell office:value-type="float" office:value="25008451290" calcext:value-type="float">
            <text:p>25008451290</text:p>
          </table:table-cell>
          <table:table-cell table:formula="of:=[.C708]/10^9" office:value-type="float" office:value="25.00845129" calcext:value-type="float">
            <text:p>25.00845129</text:p>
          </table:table-cell>
          <table:table-cell office:value-type="float" office:value="189.97" calcext:value-type="float">
            <text:p>189.97</text:p>
          </table:table-cell>
          <table:table-cell table:formula="of:=[.E708]*[.D708]" office:value-type="float" office:value="4750.8554915613" calcext:value-type="float">
            <text:p>4750.8554915613</text:p>
          </table:table-cell>
          <table:table-cell table:formula="of:=([.E708]-[.E707])/([.E707]+0.0000000000001)" office:value-type="float" office:value="0.2223008621799" calcext:value-type="float">
            <text:p>0.2223008621799</text:p>
          </table:table-cell>
          <table:table-cell table:formula="of:=ABS([.G708])" office:value-type="float" office:value="0.2223008621799" calcext:value-type="float">
            <text:p>0.2223008621799</text:p>
          </table:table-cell>
          <table:table-cell table:formula="of:=[.G708]*[.G708]" office:value-type="float" office:value="0.0494176733259267" calcext:value-type="float">
            <text:p>0.049417673325927</text:p>
          </table:table-cell>
          <table:table-cell table:formula="of:=([.F708]-[.F707])/([.F707]+0.0000000000001)" office:value-type="float" office:value="0.261817563625825" calcext:value-type="float">
            <text:p>0.261817563625825</text:p>
          </table:table-cell>
          <table:table-cell table:formula="of:=ABS([.J708])" office:value-type="float" office:value="0.261817563625825" calcext:value-type="float">
            <text:p>0.261817563625825</text:p>
          </table:table-cell>
          <table:table-cell table:formula="of:=[.J708]*[.J708]" office:value-type="float" office:value="0.068548436622963" calcext:value-type="float">
            <text:p>0.068548436622963</text:p>
          </table:table-cell>
        </table:table-row>
        <table:table-row table:style-name="ro1">
          <table:table-cell table:style-name="ce1" office:value-type="string" calcext:value-type="string">
            <text:p>7/18/2017</text:p>
          </table:table-cell>
          <table:table-cell office:value-type="float" office:value="1500336000" calcext:value-type="float">
            <text:p>1500336000</text:p>
          </table:table-cell>
          <table:table-cell office:value-type="float" office:value="26922445269" calcext:value-type="float">
            <text:p>26922445269</text:p>
          </table:table-cell>
          <table:table-cell table:formula="of:=[.C709]/10^9" office:value-type="float" office:value="26.922445269" calcext:value-type="float">
            <text:p>26.922445269</text:p>
          </table:table-cell>
          <table:table-cell office:value-type="float" office:value="227.09" calcext:value-type="float">
            <text:p>227.09</text:p>
          </table:table-cell>
          <table:table-cell table:formula="of:=[.E709]*[.D709]" office:value-type="float" office:value="6113.81809613721" calcext:value-type="float">
            <text:p>6113.81809613721</text:p>
          </table:table-cell>
          <table:table-cell table:formula="of:=([.E709]-[.E708])/([.E708]+0.0000000000001)" office:value-type="float" office:value="0.195399273569511" calcext:value-type="float">
            <text:p>0.195399273569511</text:p>
          </table:table-cell>
          <table:table-cell table:formula="of:=ABS([.G709])" office:value-type="float" office:value="0.195399273569511" calcext:value-type="float">
            <text:p>0.195399273569511</text:p>
          </table:table-cell>
          <table:table-cell table:formula="of:=[.G709]*[.G709]" office:value-type="float" office:value="0.0381808761114926" calcext:value-type="float">
            <text:p>0.038180876111493</text:p>
          </table:table-cell>
          <table:table-cell table:formula="of:=([.F709]-[.F708])/([.F708]+0.0000000000001)" office:value-type="float" office:value="0.286887826202432" calcext:value-type="float">
            <text:p>0.286887826202432</text:p>
          </table:table-cell>
          <table:table-cell table:formula="of:=ABS([.J709])" office:value-type="float" office:value="0.286887826202432" calcext:value-type="float">
            <text:p>0.286887826202432</text:p>
          </table:table-cell>
          <table:table-cell table:formula="of:=[.J709]*[.J709]" office:value-type="float" office:value="0.082304624823157" calcext:value-type="float">
            <text:p>0.082304624823157</text:p>
          </table:table-cell>
        </table:table-row>
        <table:table-row table:style-name="ro1">
          <table:table-cell table:style-name="ce1" office:value-type="string" calcext:value-type="string">
            <text:p>7/19/2017</text:p>
          </table:table-cell>
          <table:table-cell office:value-type="float" office:value="1500422400" calcext:value-type="float">
            <text:p>1500422400</text:p>
          </table:table-cell>
          <table:table-cell office:value-type="float" office:value="25859171423" calcext:value-type="float">
            <text:p>25859171423</text:p>
          </table:table-cell>
          <table:table-cell table:formula="of:=[.C710]/10^9" office:value-type="float" office:value="25.859171423" calcext:value-type="float">
            <text:p>25.859171423</text:p>
          </table:table-cell>
          <table:table-cell office:value-type="float" office:value="194.41" calcext:value-type="float">
            <text:p>194.41</text:p>
          </table:table-cell>
          <table:table-cell table:formula="of:=[.E710]*[.D710]" office:value-type="float" office:value="5027.28151634543" calcext:value-type="float">
            <text:p>5027.28151634543</text:p>
          </table:table-cell>
          <table:table-cell table:formula="of:=([.E710]-[.E709])/([.E709]+0.0000000000001)" office:value-type="float" office:value="-0.143907701792241" calcext:value-type="float">
            <text:p>-0.143907701792241</text:p>
          </table:table-cell>
          <table:table-cell table:formula="of:=ABS([.G710])" office:value-type="float" office:value="0.143907701792241" calcext:value-type="float">
            <text:p>0.143907701792241</text:p>
          </table:table-cell>
          <table:table-cell table:formula="of:=[.G710]*[.G710]" office:value-type="float" office:value="0.0207094266351245" calcext:value-type="float">
            <text:p>0.020709426635125</text:p>
          </table:table-cell>
          <table:table-cell table:formula="of:=([.F710]-[.F709])/([.F709]+0.0000000000001)" office:value-type="float" office:value="-0.177718172622484" calcext:value-type="float">
            <text:p>-0.177718172622484</text:p>
          </table:table-cell>
          <table:table-cell table:formula="of:=ABS([.J710])" office:value-type="float" office:value="0.177718172622484" calcext:value-type="float">
            <text:p>0.177718172622484</text:p>
          </table:table-cell>
          <table:table-cell table:formula="of:=[.J710]*[.J710]" office:value-type="float" office:value="0.0315837488802751" calcext:value-type="float">
            <text:p>0.031583748880275</text:p>
          </table:table-cell>
        </table:table-row>
        <table:table-row table:style-name="ro1">
          <table:table-cell table:style-name="ce1" office:value-type="string" calcext:value-type="string">
            <text:p>7/20/2017</text:p>
          </table:table-cell>
          <table:table-cell office:value-type="float" office:value="1500508800" calcext:value-type="float">
            <text:p>1500508800</text:p>
          </table:table-cell>
          <table:table-cell office:value-type="float" office:value="23785270501" calcext:value-type="float">
            <text:p>23785270501</text:p>
          </table:table-cell>
          <table:table-cell table:formula="of:=[.C711]/10^9" office:value-type="float" office:value="23.785270501" calcext:value-type="float">
            <text:p>23.785270501</text:p>
          </table:table-cell>
          <table:table-cell office:value-type="float" office:value="226.33" calcext:value-type="float">
            <text:p>226.33</text:p>
          </table:table-cell>
          <table:table-cell table:formula="of:=[.E711]*[.D711]" office:value-type="float" office:value="5383.32027249133" calcext:value-type="float">
            <text:p>5383.32027249133</text:p>
          </table:table-cell>
          <table:table-cell table:formula="of:=([.E711]-[.E710])/([.E710]+0.0000000000001)" office:value-type="float" office:value="0.164189084923615" calcext:value-type="float">
            <text:p>0.164189084923615</text:p>
          </table:table-cell>
          <table:table-cell table:formula="of:=ABS([.G711])" office:value-type="float" office:value="0.164189084923615" calcext:value-type="float">
            <text:p>0.164189084923615</text:p>
          </table:table-cell>
          <table:table-cell table:formula="of:=[.G711]*[.G711]" office:value-type="float" office:value="0.0269580556080541" calcext:value-type="float">
            <text:p>0.026958055608054</text:p>
          </table:table-cell>
          <table:table-cell table:formula="of:=([.F711]-[.F710])/([.F710]+0.0000000000001)" office:value-type="float" office:value="0.0708213285825142" calcext:value-type="float">
            <text:p>0.070821328582514</text:p>
          </table:table-cell>
          <table:table-cell table:formula="of:=ABS([.J711])" office:value-type="float" office:value="0.0708213285825142" calcext:value-type="float">
            <text:p>0.070821328582514</text:p>
          </table:table-cell>
          <table:table-cell table:formula="of:=[.J711]*[.J711]" office:value-type="float" office:value="0.00501566058219245" calcext:value-type="float">
            <text:p>0.005015660582192</text:p>
          </table:table-cell>
        </table:table-row>
        <table:table-row table:style-name="ro1">
          <table:table-cell table:style-name="ce1" office:value-type="string" calcext:value-type="string">
            <text:p>7/21/2017</text:p>
          </table:table-cell>
          <table:table-cell office:value-type="float" office:value="1500595200" calcext:value-type="float">
            <text:p>1500595200</text:p>
          </table:table-cell>
          <table:table-cell office:value-type="float" office:value="34121661718" calcext:value-type="float">
            <text:p>34121661718</text:p>
          </table:table-cell>
          <table:table-cell table:formula="of:=[.C712]/10^9" office:value-type="float" office:value="34.121661718" calcext:value-type="float">
            <text:p>34.121661718</text:p>
          </table:table-cell>
          <table:table-cell office:value-type="float" office:value="216.33" calcext:value-type="float">
            <text:p>216.33</text:p>
          </table:table-cell>
          <table:table-cell table:formula="of:=[.E712]*[.D712]" office:value-type="float" office:value="7381.53907945494" calcext:value-type="float">
            <text:p>7381.53907945494</text:p>
          </table:table-cell>
          <table:table-cell table:formula="of:=([.E712]-[.E711])/([.E711]+0.0000000000001)" office:value-type="float" office:value="-0.0441832722131401" calcext:value-type="float">
            <text:p>-0.04418327221314</text:p>
          </table:table-cell>
          <table:table-cell table:formula="of:=ABS([.G712])" office:value-type="float" office:value="0.0441832722131401" calcext:value-type="float">
            <text:p>0.04418327221314</text:p>
          </table:table-cell>
          <table:table-cell table:formula="of:=[.G712]*[.G712]" office:value-type="float" office:value="0.00195216154346044" calcext:value-type="float">
            <text:p>0.00195216154346</text:p>
          </table:table-cell>
          <table:table-cell table:formula="of:=([.F712]-[.F711])/([.F711]+0.0000000000001)" office:value-type="float" office:value="0.371187056652466" calcext:value-type="float">
            <text:p>0.371187056652466</text:p>
          </table:table-cell>
          <table:table-cell table:formula="of:=ABS([.J712])" office:value-type="float" office:value="0.371187056652466" calcext:value-type="float">
            <text:p>0.371187056652466</text:p>
          </table:table-cell>
          <table:table-cell table:formula="of:=[.J712]*[.J712]" office:value-type="float" office:value="0.137779831026321" calcext:value-type="float">
            <text:p>0.137779831026321</text:p>
          </table:table-cell>
        </table:table-row>
        <table:table-row table:style-name="ro1">
          <table:table-cell table:style-name="ce1" office:value-type="string" calcext:value-type="string">
            <text:p>7/22/2017</text:p>
          </table:table-cell>
          <table:table-cell office:value-type="float" office:value="1500681600" calcext:value-type="float">
            <text:p>1500681600</text:p>
          </table:table-cell>
          <table:table-cell office:value-type="float" office:value="24728177686" calcext:value-type="float">
            <text:p>24728177686</text:p>
          </table:table-cell>
          <table:table-cell table:formula="of:=[.C713]/10^9" office:value-type="float" office:value="24.728177686" calcext:value-type="float">
            <text:p>24.728177686</text:p>
          </table:table-cell>
          <table:table-cell office:value-type="float" office:value="230.47" calcext:value-type="float">
            <text:p>230.47</text:p>
          </table:table-cell>
          <table:table-cell table:formula="of:=[.E713]*[.D713]" office:value-type="float" office:value="5699.10311129242" calcext:value-type="float">
            <text:p>5699.10311129242</text:p>
          </table:table-cell>
          <table:table-cell table:formula="of:=([.E713]-[.E712])/([.E712]+0.0000000000001)" office:value-type="float" office:value="0.0653631026672213" calcext:value-type="float">
            <text:p>0.065363102667221</text:p>
          </table:table-cell>
          <table:table-cell table:formula="of:=ABS([.G713])" office:value-type="float" office:value="0.0653631026672213" calcext:value-type="float">
            <text:p>0.065363102667221</text:p>
          </table:table-cell>
          <table:table-cell table:formula="of:=[.G713]*[.G713]" office:value-type="float" office:value="0.00427233519028571" calcext:value-type="float">
            <text:p>0.004272335190286</text:p>
          </table:table-cell>
          <table:table-cell table:formula="of:=([.F713]-[.F712])/([.F712]+0.0000000000001)" office:value-type="float" office:value="-0.227924820291916" calcext:value-type="float">
            <text:p>-0.227924820291916</text:p>
          </table:table-cell>
          <table:table-cell table:formula="of:=ABS([.J713])" office:value-type="float" office:value="0.227924820291916" calcext:value-type="float">
            <text:p>0.227924820291916</text:p>
          </table:table-cell>
          <table:table-cell table:formula="of:=[.J713]*[.J713]" office:value-type="float" office:value="0.0519497237051021" calcext:value-type="float">
            <text:p>0.051949723705102</text:p>
          </table:table-cell>
        </table:table-row>
        <table:table-row table:style-name="ro1">
          <table:table-cell table:style-name="ce1" office:value-type="string" calcext:value-type="string">
            <text:p>7/23/2017</text:p>
          </table:table-cell>
          <table:table-cell office:value-type="float" office:value="1500768000" calcext:value-type="float">
            <text:p>1500768000</text:p>
          </table:table-cell>
          <table:table-cell office:value-type="float" office:value="24411781141" calcext:value-type="float">
            <text:p>24411781141</text:p>
          </table:table-cell>
          <table:table-cell table:formula="of:=[.C714]/10^9" office:value-type="float" office:value="24.411781141" calcext:value-type="float">
            <text:p>24.411781141</text:p>
          </table:table-cell>
          <table:table-cell office:value-type="float" office:value="228.32" calcext:value-type="float">
            <text:p>228.32</text:p>
          </table:table-cell>
          <table:table-cell table:formula="of:=[.E714]*[.D714]" office:value-type="float" office:value="5573.69787011312" calcext:value-type="float">
            <text:p>5573.69787011312</text:p>
          </table:table-cell>
          <table:table-cell table:formula="of:=([.E714]-[.E713])/([.E713]+0.0000000000001)" office:value-type="float" office:value="-0.00932876296264158" calcext:value-type="float">
            <text:p>-0.009328762962642</text:p>
          </table:table-cell>
          <table:table-cell table:formula="of:=ABS([.G714])" office:value-type="float" office:value="0.00932876296264158" calcext:value-type="float">
            <text:p>0.009328762962642</text:p>
          </table:table-cell>
          <table:table-cell table:formula="of:=[.G714]*[.G714]" office:value-type="float" office:value="0.0000870258184131533" calcext:value-type="float">
            <text:p>8.70258184131533E-05</text:p>
          </table:table-cell>
          <table:table-cell table:formula="of:=([.F714]-[.F713])/([.F713]+0.0000000000001)" office:value-type="float" office:value="-0.0220043818703363" calcext:value-type="float">
            <text:p>-0.022004381870336</text:p>
          </table:table-cell>
          <table:table-cell table:formula="of:=ABS([.J714])" office:value-type="float" office:value="0.0220043818703363" calcext:value-type="float">
            <text:p>0.022004381870336</text:p>
          </table:table-cell>
          <table:table-cell table:formula="of:=[.J714]*[.J714]" office:value-type="float" office:value="0.000484192821495584" calcext:value-type="float">
            <text:p>0.000484192821496</text:p>
          </table:table-cell>
        </table:table-row>
        <table:table-row table:style-name="ro1">
          <table:table-cell table:style-name="ce1" office:value-type="string" calcext:value-type="string">
            <text:p>7/24/2017</text:p>
          </table:table-cell>
          <table:table-cell office:value-type="float" office:value="1500854400" calcext:value-type="float">
            <text:p>1500854400</text:p>
          </table:table-cell>
          <table:table-cell office:value-type="float" office:value="24993645320" calcext:value-type="float">
            <text:p>24993645320</text:p>
          </table:table-cell>
          <table:table-cell table:formula="of:=[.C715]/10^9" office:value-type="float" office:value="24.99364532" calcext:value-type="float">
            <text:p>24.99364532</text:p>
          </table:table-cell>
          <table:table-cell office:value-type="float" office:value="225.48" calcext:value-type="float">
            <text:p>225.48</text:p>
          </table:table-cell>
          <table:table-cell table:formula="of:=[.E715]*[.D715]" office:value-type="float" office:value="5635.5671467536" calcext:value-type="float">
            <text:p>5635.5671467536</text:p>
          </table:table-cell>
          <table:table-cell table:formula="of:=([.E715]-[.E714])/([.E714]+0.0000000000001)" office:value-type="float" office:value="-0.0124386825508059" calcext:value-type="float">
            <text:p>-0.012438682550806</text:p>
          </table:table-cell>
          <table:table-cell table:formula="of:=ABS([.G715])" office:value-type="float" office:value="0.0124386825508059" calcext:value-type="float">
            <text:p>0.012438682550806</text:p>
          </table:table-cell>
          <table:table-cell table:formula="of:=[.G715]*[.G715]" office:value-type="float" office:value="0.000154720823599723" calcext:value-type="float">
            <text:p>0.0001547208236</text:p>
          </table:table-cell>
          <table:table-cell table:formula="of:=([.F715]-[.F714])/([.F714]+0.0000000000001)" office:value-type="float" office:value="0.0111002207299809" calcext:value-type="float">
            <text:p>0.011100220729981</text:p>
          </table:table-cell>
          <table:table-cell table:formula="of:=ABS([.J715])" office:value-type="float" office:value="0.0111002207299809" calcext:value-type="float">
            <text:p>0.011100220729981</text:p>
          </table:table-cell>
          <table:table-cell table:formula="of:=[.J715]*[.J715]" office:value-type="float" office:value="0.000123214900254298" calcext:value-type="float">
            <text:p>0.000123214900254</text:p>
          </table:table-cell>
        </table:table-row>
        <table:table-row table:style-name="ro1">
          <table:table-cell table:style-name="ce1" office:value-type="string" calcext:value-type="string">
            <text:p>7/25/2017</text:p>
          </table:table-cell>
          <table:table-cell office:value-type="float" office:value="1500940800" calcext:value-type="float">
            <text:p>1500940800</text:p>
          </table:table-cell>
          <table:table-cell office:value-type="float" office:value="26699669746" calcext:value-type="float">
            <text:p>26699669746</text:p>
          </table:table-cell>
          <table:table-cell table:formula="of:=[.C716]/10^9" office:value-type="float" office:value="26.699669746" calcext:value-type="float">
            <text:p>26.699669746</text:p>
          </table:table-cell>
          <table:table-cell office:value-type="float" office:value="203.59" calcext:value-type="float">
            <text:p>203.59</text:p>
          </table:table-cell>
          <table:table-cell table:formula="of:=[.E716]*[.D716]" office:value-type="float" office:value="5435.78576358814" calcext:value-type="float">
            <text:p>5435.78576358814</text:p>
          </table:table-cell>
          <table:table-cell table:formula="of:=([.E716]-[.E715])/([.E715]+0.0000000000001)" office:value-type="float" office:value="-0.0970817810892318" calcext:value-type="float">
            <text:p>-0.097081781089232</text:p>
          </table:table-cell>
          <table:table-cell table:formula="of:=ABS([.G716])" office:value-type="float" office:value="0.0970817810892318" calcext:value-type="float">
            <text:p>0.097081781089232</text:p>
          </table:table-cell>
          <table:table-cell table:formula="of:=[.G716]*[.G716]" office:value-type="float" office:value="0.00942487221945752" calcext:value-type="float">
            <text:p>0.009424872219458</text:p>
          </table:table-cell>
          <table:table-cell table:formula="of:=([.F716]-[.F715])/([.F715]+0.0000000000001)" office:value-type="float" office:value="-0.0354500936574848" calcext:value-type="float">
            <text:p>-0.035450093657485</text:p>
          </table:table-cell>
          <table:table-cell table:formula="of:=ABS([.J716])" office:value-type="float" office:value="0.0354500936574848" calcext:value-type="float">
            <text:p>0.035450093657485</text:p>
          </table:table-cell>
          <table:table-cell table:formula="of:=[.J716]*[.J716]" office:value-type="float" office:value="0.00125670914032444" calcext:value-type="float">
            <text:p>0.001256709140324</text:p>
          </table:table-cell>
        </table:table-row>
        <table:table-row table:style-name="ro1">
          <table:table-cell table:style-name="ce1" office:value-type="string" calcext:value-type="string">
            <text:p>7/26/2017</text:p>
          </table:table-cell>
          <table:table-cell office:value-type="float" office:value="1501027200" calcext:value-type="float">
            <text:p>1501027200</text:p>
          </table:table-cell>
          <table:table-cell office:value-type="float" office:value="26644959295" calcext:value-type="float">
            <text:p>26644959295</text:p>
          </table:table-cell>
          <table:table-cell table:formula="of:=[.C717]/10^9" office:value-type="float" office:value="26.644959295" calcext:value-type="float">
            <text:p>26.644959295</text:p>
          </table:table-cell>
          <table:table-cell office:value-type="float" office:value="202.88" calcext:value-type="float">
            <text:p>202.88</text:p>
          </table:table-cell>
          <table:table-cell table:formula="of:=[.E717]*[.D717]" office:value-type="float" office:value="5405.7293417696" calcext:value-type="float">
            <text:p>5405.7293417696</text:p>
          </table:table-cell>
          <table:table-cell table:formula="of:=([.E717]-[.E716])/([.E716]+0.0000000000001)" office:value-type="float" office:value="-0.00348740114936887" calcext:value-type="float">
            <text:p>-0.003487401149369</text:p>
          </table:table-cell>
          <table:table-cell table:formula="of:=ABS([.G717])" office:value-type="float" office:value="0.00348740114936887" calcext:value-type="float">
            <text:p>0.003487401149369</text:p>
          </table:table-cell>
          <table:table-cell table:formula="of:=[.G717]*[.G717]" office:value-type="float" office:value="0.0000121619667766193" calcext:value-type="float">
            <text:p>1.21619667766193E-05</text:p>
          </table:table-cell>
          <table:table-cell table:formula="of:=([.F717]-[.F716])/([.F716]+0.0000000000001)" office:value-type="float" office:value="-0.00552936100239165" calcext:value-type="float">
            <text:p>-0.005529361002392</text:p>
          </table:table-cell>
          <table:table-cell table:formula="of:=ABS([.J717])" office:value-type="float" office:value="0.00552936100239165" calcext:value-type="float">
            <text:p>0.005529361002392</text:p>
          </table:table-cell>
          <table:table-cell table:formula="of:=[.J717]*[.J717]" office:value-type="float" office:value="0.0000305738330947696" calcext:value-type="float">
            <text:p>3.05738330947696E-05</text:p>
          </table:table-cell>
        </table:table-row>
        <table:table-row table:style-name="ro1">
          <table:table-cell table:style-name="ce1" office:value-type="string" calcext:value-type="string">
            <text:p>7/27/2017</text:p>
          </table:table-cell>
          <table:table-cell office:value-type="float" office:value="1501113600" calcext:value-type="float">
            <text:p>1501113600</text:p>
          </table:table-cell>
          <table:table-cell office:value-type="float" office:value="25759576270" calcext:value-type="float">
            <text:p>25759576270</text:p>
          </table:table-cell>
          <table:table-cell table:formula="of:=[.C718]/10^9" office:value-type="float" office:value="25.75957627" calcext:value-type="float">
            <text:p>25.75957627</text:p>
          </table:table-cell>
          <table:table-cell office:value-type="float" office:value="202.93" calcext:value-type="float">
            <text:p>202.93</text:p>
          </table:table-cell>
          <table:table-cell table:formula="of:=[.E718]*[.D718]" office:value-type="float" office:value="5227.3908124711" calcext:value-type="float">
            <text:p>5227.3908124711</text:p>
          </table:table-cell>
          <table:table-cell table:formula="of:=([.E718]-[.E717])/([.E717]+0.0000000000001)" office:value-type="float" office:value="0.000246451104101002" calcext:value-type="float">
            <text:p>0.000246451104101</text:p>
          </table:table-cell>
          <table:table-cell table:formula="of:=ABS([.G718])" office:value-type="float" office:value="0.000246451104101002" calcext:value-type="float">
            <text:p>0.000246451104101</text:p>
          </table:table-cell>
          <table:table-cell table:formula="of:=[.G718]*[.G718]" office:value-type="float" office:value="0.0000000607381467126031" calcext:value-type="float">
            <text:p>6.07381467126031E-08</text:p>
          </table:table-cell>
          <table:table-cell table:formula="of:=([.F718]-[.F717])/([.F717]+0.0000000000001)" office:value-type="float" office:value="-0.032990650848997" calcext:value-type="float">
            <text:p>-0.032990650848997</text:p>
          </table:table-cell>
          <table:table-cell table:formula="of:=ABS([.J718])" office:value-type="float" office:value="0.032990650848997" calcext:value-type="float">
            <text:p>0.032990650848997</text:p>
          </table:table-cell>
          <table:table-cell table:formula="of:=[.J718]*[.J718]" office:value-type="float" office:value="0.00108838304344043" calcext:value-type="float">
            <text:p>0.00108838304344</text:p>
          </table:table-cell>
        </table:table-row>
        <table:table-row table:style-name="ro1">
          <table:table-cell table:style-name="ce1" office:value-type="string" calcext:value-type="string">
            <text:p>7/28/2017</text:p>
          </table:table-cell>
          <table:table-cell office:value-type="float" office:value="1501200000" calcext:value-type="float">
            <text:p>1501200000</text:p>
          </table:table-cell>
          <table:table-cell office:value-type="float" office:value="25160319003" calcext:value-type="float">
            <text:p>25160319003</text:p>
          </table:table-cell>
          <table:table-cell table:formula="of:=[.C719]/10^9" office:value-type="float" office:value="25.160319003" calcext:value-type="float">
            <text:p>25.160319003</text:p>
          </table:table-cell>
          <table:table-cell office:value-type="float" office:value="191.21" calcext:value-type="float">
            <text:p>191.21</text:p>
          </table:table-cell>
          <table:table-cell table:formula="of:=[.E719]*[.D719]" office:value-type="float" office:value="4810.90459656363" calcext:value-type="float">
            <text:p>4810.90459656363</text:p>
          </table:table-cell>
          <table:table-cell table:formula="of:=([.E719]-[.E718])/([.E718]+0.0000000000001)" office:value-type="float" office:value="-0.0577539052875375" calcext:value-type="float">
            <text:p>-0.057753905287538</text:p>
          </table:table-cell>
          <table:table-cell table:formula="of:=ABS([.G719])" office:value-type="float" office:value="0.0577539052875375" calcext:value-type="float">
            <text:p>0.057753905287538</text:p>
          </table:table-cell>
          <table:table-cell table:formula="of:=[.G719]*[.G719]" office:value-type="float" office:value="0.00333551357596186" calcext:value-type="float">
            <text:p>0.003335513575962</text:p>
          </table:table-cell>
          <table:table-cell table:formula="of:=([.F719]-[.F718])/([.F718]+0.0000000000001)" office:value-type="float" office:value="-0.0796738240641679" calcext:value-type="float">
            <text:p>-0.079673824064168</text:p>
          </table:table-cell>
          <table:table-cell table:formula="of:=ABS([.J719])" office:value-type="float" office:value="0.0796738240641679" calcext:value-type="float">
            <text:p>0.079673824064168</text:p>
          </table:table-cell>
          <table:table-cell table:formula="of:=[.J719]*[.J719]" office:value-type="float" office:value="0.00634791824100798" calcext:value-type="float">
            <text:p>0.006347918241008</text:p>
          </table:table-cell>
        </table:table-row>
        <table:table-row table:style-name="ro1">
          <table:table-cell table:style-name="ce1" office:value-type="string" calcext:value-type="string">
            <text:p>7/29/2017</text:p>
          </table:table-cell>
          <table:table-cell office:value-type="float" office:value="1501286400" calcext:value-type="float">
            <text:p>1501286400</text:p>
          </table:table-cell>
          <table:table-cell office:value-type="float" office:value="24073380192" calcext:value-type="float">
            <text:p>24073380192</text:p>
          </table:table-cell>
          <table:table-cell table:formula="of:=[.C720]/10^9" office:value-type="float" office:value="24.073380192" calcext:value-type="float">
            <text:p>24.073380192</text:p>
          </table:table-cell>
          <table:table-cell office:value-type="float" office:value="206.14" calcext:value-type="float">
            <text:p>206.14</text:p>
          </table:table-cell>
          <table:table-cell table:formula="of:=[.E720]*[.D720]" office:value-type="float" office:value="4962.48659277888" calcext:value-type="float">
            <text:p>4962.48659277888</text:p>
          </table:table-cell>
          <table:table-cell table:formula="of:=([.E720]-[.E719])/([.E719]+0.0000000000001)" office:value-type="float" office:value="0.0780816902881647" calcext:value-type="float">
            <text:p>0.078081690288165</text:p>
          </table:table-cell>
          <table:table-cell table:formula="of:=ABS([.G720])" office:value-type="float" office:value="0.0780816902881647" calcext:value-type="float">
            <text:p>0.078081690288165</text:p>
          </table:table-cell>
          <table:table-cell table:formula="of:=[.G720]*[.G720]" office:value-type="float" office:value="0.00609675035825687" calcext:value-type="float">
            <text:p>0.006096750358257</text:p>
          </table:table-cell>
          <table:table-cell table:formula="of:=([.F720]-[.F719])/([.F719]+0.0000000000001)" office:value-type="float" office:value="0.0315080029488679" calcext:value-type="float">
            <text:p>0.031508002948868</text:p>
          </table:table-cell>
          <table:table-cell table:formula="of:=ABS([.J720])" office:value-type="float" office:value="0.0315080029488679" calcext:value-type="float">
            <text:p>0.031508002948868</text:p>
          </table:table-cell>
          <table:table-cell table:formula="of:=[.J720]*[.J720]" office:value-type="float" office:value="0.000992754249825869" calcext:value-type="float">
            <text:p>0.000992754249826</text:p>
          </table:table-cell>
        </table:table-row>
        <table:table-row table:style-name="ro1">
          <table:table-cell table:style-name="ce1" office:value-type="string" calcext:value-type="string">
            <text:p>7/30/2017</text:p>
          </table:table-cell>
          <table:table-cell office:value-type="float" office:value="1501372800" calcext:value-type="float">
            <text:p>1501372800</text:p>
          </table:table-cell>
          <table:table-cell office:value-type="float" office:value="23908993567" calcext:value-type="float">
            <text:p>23908993567</text:p>
          </table:table-cell>
          <table:table-cell table:formula="of:=[.C721]/10^9" office:value-type="float" office:value="23.908993567" calcext:value-type="float">
            <text:p>23.908993567</text:p>
          </table:table-cell>
          <table:table-cell office:value-type="float" office:value="196.78" calcext:value-type="float">
            <text:p>196.78</text:p>
          </table:table-cell>
          <table:table-cell table:formula="of:=[.E721]*[.D721]" office:value-type="float" office:value="4704.81175411426" calcext:value-type="float">
            <text:p>4704.81175411426</text:p>
          </table:table-cell>
          <table:table-cell table:formula="of:=([.E721]-[.E720])/([.E720]+0.0000000000001)" office:value-type="float" office:value="-0.045406034733676" calcext:value-type="float">
            <text:p>-0.045406034733676</text:p>
          </table:table-cell>
          <table:table-cell table:formula="of:=ABS([.G721])" office:value-type="float" office:value="0.045406034733676" calcext:value-type="float">
            <text:p>0.045406034733676</text:p>
          </table:table-cell>
          <table:table-cell table:formula="of:=[.G721]*[.G721]" office:value-type="float" office:value="0.0020617079902358" calcext:value-type="float">
            <text:p>0.002061707990236</text:p>
          </table:table-cell>
          <table:table-cell table:formula="of:=([.F721]-[.F720])/([.F720]+0.0000000000001)" office:value-type="float" office:value="-0.0519245410233597" calcext:value-type="float">
            <text:p>-0.05192454102336</text:p>
          </table:table-cell>
          <table:table-cell table:formula="of:=ABS([.J721])" office:value-type="float" office:value="0.0519245410233597" calcext:value-type="float">
            <text:p>0.05192454102336</text:p>
          </table:table-cell>
          <table:table-cell table:formula="of:=[.J721]*[.J721]" office:value-type="float" office:value="0.00269615796048657" calcext:value-type="float">
            <text:p>0.002696157960487</text:p>
          </table:table-cell>
        </table:table-row>
        <table:table-row table:style-name="ro1">
          <table:table-cell table:style-name="ce1" office:value-type="string" calcext:value-type="string">
            <text:p>7/31/2017</text:p>
          </table:table-cell>
          <table:table-cell office:value-type="float" office:value="1501459200" calcext:value-type="float">
            <text:p>1501459200</text:p>
          </table:table-cell>
          <table:table-cell office:value-type="float" office:value="22305961187" calcext:value-type="float">
            <text:p>22305961187</text:p>
          </table:table-cell>
          <table:table-cell table:formula="of:=[.C722]/10^9" office:value-type="float" office:value="22.305961187" calcext:value-type="float">
            <text:p>22.305961187</text:p>
          </table:table-cell>
          <table:table-cell office:value-type="float" office:value="201.33" calcext:value-type="float">
            <text:p>201.33</text:p>
          </table:table-cell>
          <table:table-cell table:formula="of:=[.E722]*[.D722]" office:value-type="float" office:value="4490.85916577871" calcext:value-type="float">
            <text:p>4490.85916577871</text:p>
          </table:table-cell>
          <table:table-cell table:formula="of:=([.E722]-[.E721])/([.E721]+0.0000000000001)" office:value-type="float" office:value="0.0231222685232239" calcext:value-type="float">
            <text:p>0.023122268523224</text:p>
          </table:table-cell>
          <table:table-cell table:formula="of:=ABS([.G722])" office:value-type="float" office:value="0.0231222685232239" calcext:value-type="float">
            <text:p>0.023122268523224</text:p>
          </table:table-cell>
          <table:table-cell table:formula="of:=[.G722]*[.G722]" office:value-type="float" office:value="0.000534639301660073" calcext:value-type="float">
            <text:p>0.00053463930166</text:p>
          </table:table-cell>
          <table:table-cell table:formula="of:=([.F722]-[.F721])/([.F721]+0.0000000000001)" office:value-type="float" office:value="-0.0454752707477516" calcext:value-type="float">
            <text:p>-0.045475270747752</text:p>
          </table:table-cell>
          <table:table-cell table:formula="of:=ABS([.J722])" office:value-type="float" office:value="0.0454752707477516" calcext:value-type="float">
            <text:p>0.045475270747752</text:p>
          </table:table-cell>
          <table:table-cell table:formula="of:=[.J722]*[.J722]" office:value-type="float" office:value="0.00206800024958131" calcext:value-type="float">
            <text:p>0.002068000249581</text:p>
          </table:table-cell>
        </table:table-row>
        <table:table-row table:style-name="ro1">
          <table:table-cell table:style-name="ce1" office:value-type="string" calcext:value-type="string">
            <text:p>8/1/2017</text:p>
          </table:table-cell>
          <table:table-cell office:value-type="float" office:value="1501545600" calcext:value-type="float">
            <text:p>1501545600</text:p>
          </table:table-cell>
          <table:table-cell office:value-type="float" office:value="25462492943" calcext:value-type="float">
            <text:p>25462492943</text:p>
          </table:table-cell>
          <table:table-cell table:formula="of:=[.C723]/10^9" office:value-type="float" office:value="25.462492943" calcext:value-type="float">
            <text:p>25.462492943</text:p>
          </table:table-cell>
          <table:table-cell office:value-type="float" office:value="225.9" calcext:value-type="float">
            <text:p>225.9</text:p>
          </table:table-cell>
          <table:table-cell table:formula="of:=[.E723]*[.D723]" office:value-type="float" office:value="5751.9771558237" calcext:value-type="float">
            <text:p>5751.9771558237</text:p>
          </table:table-cell>
          <table:table-cell table:formula="of:=([.E723]-[.E722])/([.E722]+0.0000000000001)" office:value-type="float" office:value="0.122038444345105" calcext:value-type="float">
            <text:p>0.122038444345105</text:p>
          </table:table-cell>
          <table:table-cell table:formula="of:=ABS([.G723])" office:value-type="float" office:value="0.122038444345105" calcext:value-type="float">
            <text:p>0.122038444345105</text:p>
          </table:table-cell>
          <table:table-cell table:formula="of:=[.G723]*[.G723]" office:value-type="float" office:value="0.0148933818981733" calcext:value-type="float">
            <text:p>0.014893381898173</text:p>
          </table:table-cell>
          <table:table-cell table:formula="of:=([.F723]-[.F722])/([.F722]+0.0000000000001)" office:value-type="float" office:value="0.280818868615381" calcext:value-type="float">
            <text:p>0.280818868615381</text:p>
          </table:table-cell>
          <table:table-cell table:formula="of:=ABS([.J723])" office:value-type="float" office:value="0.280818868615381" calcext:value-type="float">
            <text:p>0.280818868615381</text:p>
          </table:table-cell>
          <table:table-cell table:formula="of:=[.J723]*[.J723]" office:value-type="float" office:value="0.0788592369704226" calcext:value-type="float">
            <text:p>0.078859236970423</text:p>
          </table:table-cell>
        </table:table-row>
        <table:table-row table:style-name="ro1">
          <table:table-cell table:style-name="ce1" office:value-type="string" calcext:value-type="string">
            <text:p>8/2/2017</text:p>
          </table:table-cell>
          <table:table-cell office:value-type="float" office:value="1501632000" calcext:value-type="float">
            <text:p>1501632000</text:p>
          </table:table-cell>
          <table:table-cell office:value-type="float" office:value="25145539900" calcext:value-type="float">
            <text:p>25145539900</text:p>
          </table:table-cell>
          <table:table-cell table:formula="of:=[.C724]/10^9" office:value-type="float" office:value="25.1455399" calcext:value-type="float">
            <text:p>25.1455399</text:p>
          </table:table-cell>
          <table:table-cell office:value-type="float" office:value="218.12" calcext:value-type="float">
            <text:p>218.12</text:p>
          </table:table-cell>
          <table:table-cell table:formula="of:=[.E724]*[.D724]" office:value-type="float" office:value="5484.745162988" calcext:value-type="float">
            <text:p>5484.745162988</text:p>
          </table:table-cell>
          <table:table-cell table:formula="of:=([.E724]-[.E723])/([.E723]+0.0000000000001)" office:value-type="float" office:value="-0.03444001770695" calcext:value-type="float">
            <text:p>-0.03444001770695</text:p>
          </table:table-cell>
          <table:table-cell table:formula="of:=ABS([.G724])" office:value-type="float" office:value="0.03444001770695" calcext:value-type="float">
            <text:p>0.03444001770695</text:p>
          </table:table-cell>
          <table:table-cell table:formula="of:=[.G724]*[.G724]" office:value-type="float" office:value="0.00118611481965503" calcext:value-type="float">
            <text:p>0.001186114819655</text:p>
          </table:table-cell>
          <table:table-cell table:formula="of:=([.F724]-[.F723])/([.F723]+0.0000000000001)" office:value-type="float" office:value="-0.046459154060641" calcext:value-type="float">
            <text:p>-0.046459154060641</text:p>
          </table:table-cell>
          <table:table-cell table:formula="of:=ABS([.J724])" office:value-type="float" office:value="0.046459154060641" calcext:value-type="float">
            <text:p>0.046459154060641</text:p>
          </table:table-cell>
          <table:table-cell table:formula="of:=[.J724]*[.J724]" office:value-type="float" office:value="0.00215845299603038" calcext:value-type="float">
            <text:p>0.00215845299603</text:p>
          </table:table-cell>
        </table:table-row>
        <table:table-row table:style-name="ro1">
          <table:table-cell table:style-name="ce1" office:value-type="string" calcext:value-type="string">
            <text:p>8/3/2017</text:p>
          </table:table-cell>
          <table:table-cell office:value-type="float" office:value="1501718400" calcext:value-type="float">
            <text:p>1501718400</text:p>
          </table:table-cell>
          <table:table-cell office:value-type="float" office:value="24881344614" calcext:value-type="float">
            <text:p>24881344614</text:p>
          </table:table-cell>
          <table:table-cell table:formula="of:=[.C725]/10^9" office:value-type="float" office:value="24.881344614" calcext:value-type="float">
            <text:p>24.881344614</text:p>
          </table:table-cell>
          <table:table-cell office:value-type="float" office:value="224.39" calcext:value-type="float">
            <text:p>224.39</text:p>
          </table:table-cell>
          <table:table-cell table:formula="of:=[.E725]*[.D725]" office:value-type="float" office:value="5583.12491793546" calcext:value-type="float">
            <text:p>5583.12491793546</text:p>
          </table:table-cell>
          <table:table-cell table:formula="of:=([.E725]-[.E724])/([.E724]+0.0000000000001)" office:value-type="float" office:value="0.028745644599303" calcext:value-type="float">
            <text:p>0.028745644599303</text:p>
          </table:table-cell>
          <table:table-cell table:formula="of:=ABS([.G725])" office:value-type="float" office:value="0.028745644599303" calcext:value-type="float">
            <text:p>0.028745644599303</text:p>
          </table:table-cell>
          <table:table-cell table:formula="of:=[.G725]*[.G725]" office:value-type="float" office:value="0.00082631208342944" calcext:value-type="float">
            <text:p>0.000826312083429</text:p>
          </table:table-cell>
          <table:table-cell table:formula="of:=([.F725]-[.F724])/([.F724]+0.0000000000001)" office:value-type="float" office:value="0.0179369782959733" calcext:value-type="float">
            <text:p>0.017936978295973</text:p>
          </table:table-cell>
          <table:table-cell table:formula="of:=ABS([.J725])" office:value-type="float" office:value="0.0179369782959733" calcext:value-type="float">
            <text:p>0.017936978295973</text:p>
          </table:table-cell>
          <table:table-cell table:formula="of:=[.J725]*[.J725]" office:value-type="float" office:value="0.000321735190390217" calcext:value-type="float">
            <text:p>0.00032173519039</text:p>
          </table:table-cell>
        </table:table-row>
        <table:table-row table:style-name="ro1">
          <table:table-cell table:style-name="ce1" office:value-type="string" calcext:value-type="string">
            <text:p>8/4/2017</text:p>
          </table:table-cell>
          <table:table-cell office:value-type="float" office:value="1501804800" calcext:value-type="float">
            <text:p>1501804800</text:p>
          </table:table-cell>
          <table:table-cell office:value-type="float" office:value="22630338284" calcext:value-type="float">
            <text:p>22630338284</text:p>
          </table:table-cell>
          <table:table-cell table:formula="of:=[.C726]/10^9" office:value-type="float" office:value="22.630338284" calcext:value-type="float">
            <text:p>22.630338284</text:p>
          </table:table-cell>
          <table:table-cell office:value-type="float" office:value="220.6" calcext:value-type="float">
            <text:p>220.6</text:p>
          </table:table-cell>
          <table:table-cell table:formula="of:=[.E726]*[.D726]" office:value-type="float" office:value="4992.2526254504" calcext:value-type="float">
            <text:p>4992.2526254504</text:p>
          </table:table-cell>
          <table:table-cell table:formula="of:=([.E726]-[.E725])/([.E725]+0.0000000000001)" office:value-type="float" office:value="-0.0168902357502562" calcext:value-type="float">
            <text:p>-0.016890235750256</text:p>
          </table:table-cell>
          <table:table-cell table:formula="of:=ABS([.G726])" office:value-type="float" office:value="0.0168902357502562" calcext:value-type="float">
            <text:p>0.016890235750256</text:p>
          </table:table-cell>
          <table:table-cell table:formula="of:=[.G726]*[.G726]" office:value-type="float" office:value="0.000285280063699233" calcext:value-type="float">
            <text:p>0.000285280063699</text:p>
          </table:table-cell>
          <table:table-cell table:formula="of:=([.F726]-[.F725])/([.F725]+0.0000000000001)" office:value-type="float" office:value="-0.105831823785084" calcext:value-type="float">
            <text:p>-0.105831823785084</text:p>
          </table:table-cell>
          <table:table-cell table:formula="of:=ABS([.J726])" office:value-type="float" office:value="0.105831823785084" calcext:value-type="float">
            <text:p>0.105831823785084</text:p>
          </table:table-cell>
          <table:table-cell table:formula="of:=[.J726]*[.J726]" office:value-type="float" office:value="0.0112003749256772" calcext:value-type="float">
            <text:p>0.011200374925677</text:p>
          </table:table-cell>
        </table:table-row>
        <table:table-row table:style-name="ro1">
          <table:table-cell table:style-name="ce1" office:value-type="string" calcext:value-type="string">
            <text:p>8/5/2017</text:p>
          </table:table-cell>
          <table:table-cell office:value-type="float" office:value="1501891200" calcext:value-type="float">
            <text:p>1501891200</text:p>
          </table:table-cell>
          <table:table-cell office:value-type="float" office:value="23984146001" calcext:value-type="float">
            <text:p>23984146001</text:p>
          </table:table-cell>
          <table:table-cell table:formula="of:=[.C727]/10^9" office:value-type="float" office:value="23.984146001" calcext:value-type="float">
            <text:p>23.984146001</text:p>
          </table:table-cell>
          <table:table-cell office:value-type="float" office:value="253.09" calcext:value-type="float">
            <text:p>253.09</text:p>
          </table:table-cell>
          <table:table-cell table:formula="of:=[.E727]*[.D727]" office:value-type="float" office:value="6070.14751139309" calcext:value-type="float">
            <text:p>6070.14751139309</text:p>
          </table:table-cell>
          <table:table-cell table:formula="of:=([.E727]-[.E726])/([.E726]+0.0000000000001)" office:value-type="float" office:value="0.14728014505893" calcext:value-type="float">
            <text:p>0.14728014505893</text:p>
          </table:table-cell>
          <table:table-cell table:formula="of:=ABS([.G727])" office:value-type="float" office:value="0.14728014505893" calcext:value-type="float">
            <text:p>0.14728014505893</text:p>
          </table:table-cell>
          <table:table-cell table:formula="of:=[.G727]*[.G727]" office:value-type="float" office:value="0.0216914411285795" calcext:value-type="float">
            <text:p>0.02169144112858</text:p>
          </table:table-cell>
          <table:table-cell table:formula="of:=([.F727]-[.F726])/([.F726]+0.0000000000001)" office:value-type="float" office:value="0.215913529785653" calcext:value-type="float">
            <text:p>0.215913529785653</text:p>
          </table:table-cell>
          <table:table-cell table:formula="of:=ABS([.J727])" office:value-type="float" office:value="0.215913529785653" calcext:value-type="float">
            <text:p>0.215913529785653</text:p>
          </table:table-cell>
          <table:table-cell table:formula="of:=[.J727]*[.J727]" office:value-type="float" office:value="0.0466186523445001" calcext:value-type="float">
            <text:p>0.0466186523445</text:p>
          </table:table-cell>
        </table:table-row>
        <table:table-row table:style-name="ro1">
          <table:table-cell table:style-name="ce1" office:value-type="string" calcext:value-type="string">
            <text:p>8/6/2017</text:p>
          </table:table-cell>
          <table:table-cell office:value-type="float" office:value="1501977600" calcext:value-type="float">
            <text:p>1501977600</text:p>
          </table:table-cell>
          <table:table-cell office:value-type="float" office:value="24293412889" calcext:value-type="float">
            <text:p>24293412889</text:p>
          </table:table-cell>
          <table:table-cell table:formula="of:=[.C728]/10^9" office:value-type="float" office:value="24.293412889" calcext:value-type="float">
            <text:p>24.293412889</text:p>
          </table:table-cell>
          <table:table-cell office:value-type="float" office:value="264.56" calcext:value-type="float">
            <text:p>264.56</text:p>
          </table:table-cell>
          <table:table-cell table:formula="of:=[.E728]*[.D728]" office:value-type="float" office:value="6427.06531391384" calcext:value-type="float">
            <text:p>6427.06531391384</text:p>
          </table:table-cell>
          <table:table-cell table:formula="of:=([.E728]-[.E727])/([.E727]+0.0000000000001)" office:value-type="float" office:value="0.0453198466948516" calcext:value-type="float">
            <text:p>0.045319846694852</text:p>
          </table:table-cell>
          <table:table-cell table:formula="of:=ABS([.G728])" office:value-type="float" office:value="0.0453198466948516" calcext:value-type="float">
            <text:p>0.045319846694852</text:p>
          </table:table-cell>
          <table:table-cell table:formula="of:=[.G728]*[.G728]" office:value-type="float" office:value="0.00205388850444485" calcext:value-type="float">
            <text:p>0.002053888504445</text:p>
          </table:table-cell>
          <table:table-cell table:formula="of:=([.F728]-[.F727])/([.F727]+0.0000000000001)" office:value-type="float" office:value="0.0587988680424732" calcext:value-type="float">
            <text:p>0.058798868042473</text:p>
          </table:table-cell>
          <table:table-cell table:formula="of:=ABS([.J728])" office:value-type="float" office:value="0.0587988680424732" calcext:value-type="float">
            <text:p>0.058798868042473</text:p>
          </table:table-cell>
          <table:table-cell table:formula="of:=[.J728]*[.J728]" office:value-type="float" office:value="0.00345730688307617" calcext:value-type="float">
            <text:p>0.003457306883076</text:p>
          </table:table-cell>
        </table:table-row>
        <table:table-row table:style-name="ro1">
          <table:table-cell table:style-name="ce1" office:value-type="string" calcext:value-type="string">
            <text:p>8/7/2017</text:p>
          </table:table-cell>
          <table:table-cell office:value-type="float" office:value="1502064000" calcext:value-type="float">
            <text:p>1502064000</text:p>
          </table:table-cell>
          <table:table-cell office:value-type="float" office:value="25187717437" calcext:value-type="float">
            <text:p>25187717437</text:p>
          </table:table-cell>
          <table:table-cell table:formula="of:=[.C729]/10^9" office:value-type="float" office:value="25.187717437" calcext:value-type="float">
            <text:p>25.187717437</text:p>
          </table:table-cell>
          <table:table-cell office:value-type="float" office:value="269.94" calcext:value-type="float">
            <text:p>269.94</text:p>
          </table:table-cell>
          <table:table-cell table:formula="of:=[.E729]*[.D729]" office:value-type="float" office:value="6799.17244494378" calcext:value-type="float">
            <text:p>6799.17244494378</text:p>
          </table:table-cell>
          <table:table-cell table:formula="of:=([.E729]-[.E728])/([.E728]+0.0000000000001)" office:value-type="float" office:value="0.0203356516480193" calcext:value-type="float">
            <text:p>0.020335651648019</text:p>
          </table:table-cell>
          <table:table-cell table:formula="of:=ABS([.G729])" office:value-type="float" office:value="0.0203356516480193" calcext:value-type="float">
            <text:p>0.020335651648019</text:p>
          </table:table-cell>
          <table:table-cell table:formula="of:=[.G729]*[.G729]" office:value-type="float" office:value="0.000413538727949591" calcext:value-type="float">
            <text:p>0.00041353872795</text:p>
          </table:table-cell>
          <table:table-cell table:formula="of:=([.F729]-[.F728])/([.F728]+0.0000000000001)" office:value-type="float" office:value="0.0578968958389721" calcext:value-type="float">
            <text:p>0.057896895838972</text:p>
          </table:table-cell>
          <table:table-cell table:formula="of:=ABS([.J729])" office:value-type="float" office:value="0.0578968958389721" calcext:value-type="float">
            <text:p>0.057896895838972</text:p>
          </table:table-cell>
          <table:table-cell table:formula="of:=[.J729]*[.J729]" office:value-type="float" office:value="0.00335205054778879" calcext:value-type="float">
            <text:p>0.003352050547789</text:p>
          </table:table-cell>
        </table:table-row>
        <table:table-row table:style-name="ro1">
          <table:table-cell table:style-name="ce1" office:value-type="string" calcext:value-type="string">
            <text:p>8/8/2017</text:p>
          </table:table-cell>
          <table:table-cell office:value-type="float" office:value="1502150400" calcext:value-type="float">
            <text:p>1502150400</text:p>
          </table:table-cell>
          <table:table-cell office:value-type="float" office:value="23836962422" calcext:value-type="float">
            <text:p>23836962422</text:p>
          </table:table-cell>
          <table:table-cell table:formula="of:=[.C730]/10^9" office:value-type="float" office:value="23.836962422" calcext:value-type="float">
            <text:p>23.836962422</text:p>
          </table:table-cell>
          <table:table-cell office:value-type="float" office:value="296.51" calcext:value-type="float">
            <text:p>296.51</text:p>
          </table:table-cell>
          <table:table-cell table:formula="of:=[.E730]*[.D730]" office:value-type="float" office:value="7067.89772774722" calcext:value-type="float">
            <text:p>7067.89772774722</text:p>
          </table:table-cell>
          <table:table-cell table:formula="of:=([.E730]-[.E729])/([.E729]+0.0000000000001)" office:value-type="float" office:value="0.0984292805808698" calcext:value-type="float">
            <text:p>0.09842928058087</text:p>
          </table:table-cell>
          <table:table-cell table:formula="of:=ABS([.G730])" office:value-type="float" office:value="0.0984292805808698" calcext:value-type="float">
            <text:p>0.09842928058087</text:p>
          </table:table-cell>
          <table:table-cell table:formula="of:=[.G730]*[.G730]" office:value-type="float" office:value="0.00968832327566759" calcext:value-type="float">
            <text:p>0.009688323275668</text:p>
          </table:table-cell>
          <table:table-cell table:formula="of:=([.F730]-[.F729])/([.F729]+0.0000000000001)" office:value-type="float" office:value="0.0395232338905124" calcext:value-type="float">
            <text:p>0.039523233890512</text:p>
          </table:table-cell>
          <table:table-cell table:formula="of:=ABS([.J730])" office:value-type="float" office:value="0.0395232338905124" calcext:value-type="float">
            <text:p>0.039523233890512</text:p>
          </table:table-cell>
          <table:table-cell table:formula="of:=[.J730]*[.J730]" office:value-type="float" office:value="0.00156208601716414" calcext:value-type="float">
            <text:p>0.001562086017164</text:p>
          </table:table-cell>
        </table:table-row>
        <table:table-row table:style-name="ro1">
          <table:table-cell table:style-name="ce1" office:value-type="string" calcext:value-type="string">
            <text:p>8/9/2017</text:p>
          </table:table-cell>
          <table:table-cell office:value-type="float" office:value="1502236800" calcext:value-type="float">
            <text:p>1502236800</text:p>
          </table:table-cell>
          <table:table-cell office:value-type="float" office:value="24062207266" calcext:value-type="float">
            <text:p>24062207266</text:p>
          </table:table-cell>
          <table:table-cell table:formula="of:=[.C731]/10^9" office:value-type="float" office:value="24.062207266" calcext:value-type="float">
            <text:p>24.062207266</text:p>
          </table:table-cell>
          <table:table-cell office:value-type="float" office:value="295.28" calcext:value-type="float">
            <text:p>295.28</text:p>
          </table:table-cell>
          <table:table-cell table:formula="of:=[.E731]*[.D731]" office:value-type="float" office:value="7105.08856150448" calcext:value-type="float">
            <text:p>7105.08856150448</text:p>
          </table:table-cell>
          <table:table-cell table:formula="of:=([.E731]-[.E730])/([.E730]+0.0000000000001)" office:value-type="float" office:value="-0.00414825806886789" calcext:value-type="float">
            <text:p>-0.004148258068868</text:p>
          </table:table-cell>
          <table:table-cell table:formula="of:=ABS([.G731])" office:value-type="float" office:value="0.00414825806886789" calcext:value-type="float">
            <text:p>0.004148258068868</text:p>
          </table:table-cell>
          <table:table-cell table:formula="of:=[.G731]*[.G731]" office:value-type="float" office:value="0.0000172080450059275" calcext:value-type="float">
            <text:p>1.72080450059275E-05</text:p>
          </table:table-cell>
          <table:table-cell table:formula="of:=([.F731]-[.F730])/([.F730]+0.0000000000001)" office:value-type="float" office:value="0.00526193716856659" calcext:value-type="float">
            <text:p>0.005261937168567</text:p>
          </table:table-cell>
          <table:table-cell table:formula="of:=ABS([.J731])" office:value-type="float" office:value="0.00526193716856659" calcext:value-type="float">
            <text:p>0.005261937168567</text:p>
          </table:table-cell>
          <table:table-cell table:formula="of:=[.J731]*[.J731]" office:value-type="float" office:value="0.0000276879827659425" calcext:value-type="float">
            <text:p>2.76879827659425E-05</text:p>
          </table:table-cell>
        </table:table-row>
        <table:table-row table:style-name="ro1">
          <table:table-cell table:style-name="ce1" office:value-type="string" calcext:value-type="string">
            <text:p>8/10/2017</text:p>
          </table:table-cell>
          <table:table-cell office:value-type="float" office:value="1502323200" calcext:value-type="float">
            <text:p>1502323200</text:p>
          </table:table-cell>
          <table:table-cell office:value-type="float" office:value="24244829373" calcext:value-type="float">
            <text:p>24244829373</text:p>
          </table:table-cell>
          <table:table-cell table:formula="of:=[.C732]/10^9" office:value-type="float" office:value="24.244829373" calcext:value-type="float">
            <text:p>24.244829373</text:p>
          </table:table-cell>
          <table:table-cell office:value-type="float" office:value="298.28" calcext:value-type="float">
            <text:p>298.28</text:p>
          </table:table-cell>
          <table:table-cell table:formula="of:=[.E732]*[.D732]" office:value-type="float" office:value="7231.74770537844" calcext:value-type="float">
            <text:p>7231.74770537844</text:p>
          </table:table-cell>
          <table:table-cell table:formula="of:=([.E732]-[.E731])/([.E731]+0.0000000000001)" office:value-type="float" office:value="0.010159848279599" calcext:value-type="float">
            <text:p>0.010159848279599</text:p>
          </table:table-cell>
          <table:table-cell table:formula="of:=ABS([.G732])" office:value-type="float" office:value="0.010159848279599" calcext:value-type="float">
            <text:p>0.010159848279599</text:p>
          </table:table-cell>
          <table:table-cell table:formula="of:=[.G732]*[.G732]" office:value-type="float" office:value="0.000103222517064471" calcext:value-type="float">
            <text:p>0.000103222517064</text:p>
          </table:table-cell>
          <table:table-cell table:formula="of:=([.F732]-[.F731])/([.F731]+0.0000000000001)" office:value-type="float" office:value="0.0178265397788567" calcext:value-type="float">
            <text:p>0.017826539778857</text:p>
          </table:table-cell>
          <table:table-cell table:formula="of:=ABS([.J732])" office:value-type="float" office:value="0.0178265397788567" calcext:value-type="float">
            <text:p>0.017826539778857</text:p>
          </table:table-cell>
          <table:table-cell table:formula="of:=[.J732]*[.J732]" office:value-type="float" office:value="0.000317785520487162" calcext:value-type="float">
            <text:p>0.000317785520487</text:p>
          </table:table-cell>
        </table:table-row>
        <table:table-row table:style-name="ro1">
          <table:table-cell table:style-name="ce1" office:value-type="string" calcext:value-type="string">
            <text:p>8/11/2017</text:p>
          </table:table-cell>
          <table:table-cell office:value-type="float" office:value="1502409600" calcext:value-type="float">
            <text:p>1502409600</text:p>
          </table:table-cell>
          <table:table-cell office:value-type="float" office:value="25055821756" calcext:value-type="float">
            <text:p>25055821756</text:p>
          </table:table-cell>
          <table:table-cell table:formula="of:=[.C733]/10^9" office:value-type="float" office:value="25.055821756" calcext:value-type="float">
            <text:p>25.055821756</text:p>
          </table:table-cell>
          <table:table-cell office:value-type="float" office:value="309.32" calcext:value-type="float">
            <text:p>309.32</text:p>
          </table:table-cell>
          <table:table-cell table:formula="of:=[.E733]*[.D733]" office:value-type="float" office:value="7750.26678556592" calcext:value-type="float">
            <text:p>7750.26678556592</text:p>
          </table:table-cell>
          <table:table-cell table:formula="of:=([.E733]-[.E732])/([.E732]+0.0000000000001)" office:value-type="float" office:value="0.0370122032989138" calcext:value-type="float">
            <text:p>0.037012203298914</text:p>
          </table:table-cell>
          <table:table-cell table:formula="of:=ABS([.G733])" office:value-type="float" office:value="0.0370122032989138" calcext:value-type="float">
            <text:p>0.037012203298914</text:p>
          </table:table-cell>
          <table:table-cell table:formula="of:=[.G733]*[.G733]" office:value-type="float" office:value="0.00136990319304013" calcext:value-type="float">
            <text:p>0.00136990319304</text:p>
          </table:table-cell>
          <table:table-cell table:formula="of:=([.F733]-[.F732])/([.F732]+0.0000000000001)" office:value-type="float" office:value="0.0717003829934283" calcext:value-type="float">
            <text:p>0.071700382993428</text:p>
          </table:table-cell>
          <table:table-cell table:formula="of:=ABS([.J733])" office:value-type="float" office:value="0.0717003829934283" calcext:value-type="float">
            <text:p>0.071700382993428</text:p>
          </table:table-cell>
          <table:table-cell table:formula="of:=[.J733]*[.J733]" office:value-type="float" office:value="0.00514094492140431" calcext:value-type="float">
            <text:p>0.005140944921404</text:p>
          </table:table-cell>
        </table:table-row>
        <table:table-row table:style-name="ro1">
          <table:table-cell table:style-name="ce1" office:value-type="string" calcext:value-type="string">
            <text:p>8/12/2017</text:p>
          </table:table-cell>
          <table:table-cell office:value-type="float" office:value="1502496000" calcext:value-type="float">
            <text:p>1502496000</text:p>
          </table:table-cell>
          <table:table-cell office:value-type="float" office:value="24802395477" calcext:value-type="float">
            <text:p>24802395477</text:p>
          </table:table-cell>
          <table:table-cell table:formula="of:=[.C734]/10^9" office:value-type="float" office:value="24.802395477" calcext:value-type="float">
            <text:p>24.802395477</text:p>
          </table:table-cell>
          <table:table-cell office:value-type="float" office:value="308.02" calcext:value-type="float">
            <text:p>308.02</text:p>
          </table:table-cell>
          <table:table-cell table:formula="of:=[.E734]*[.D734]" office:value-type="float" office:value="7639.63385482554" calcext:value-type="float">
            <text:p>7639.63385482554</text:p>
          </table:table-cell>
          <table:table-cell table:formula="of:=([.E734]-[.E733])/([.E733]+0.0000000000001)" office:value-type="float" office:value="-0.00420276736066213" calcext:value-type="float">
            <text:p>-0.004202767360662</text:p>
          </table:table-cell>
          <table:table-cell table:formula="of:=ABS([.G734])" office:value-type="float" office:value="0.00420276736066213" calcext:value-type="float">
            <text:p>0.004202767360662</text:p>
          </table:table-cell>
          <table:table-cell table:formula="of:=[.G734]*[.G734]" office:value-type="float" office:value="0.0000176632534878469" calcext:value-type="float">
            <text:p>1.76632534878469E-05</text:p>
          </table:table-cell>
          <table:table-cell table:formula="of:=([.F734]-[.F733])/([.F733]+0.0000000000001)" office:value-type="float" office:value="-0.0142747254773762" calcext:value-type="float">
            <text:p>-0.014274725477376</text:p>
          </table:table-cell>
          <table:table-cell table:formula="of:=ABS([.J734])" office:value-type="float" office:value="0.0142747254773762" calcext:value-type="float">
            <text:p>0.014274725477376</text:p>
          </table:table-cell>
          <table:table-cell table:formula="of:=[.J734]*[.J734]" office:value-type="float" office:value="0.000203767787454453" calcext:value-type="float">
            <text:p>0.000203767787454</text:p>
          </table:table-cell>
        </table:table-row>
        <table:table-row table:style-name="ro1">
          <table:table-cell table:style-name="ce1" office:value-type="string" calcext:value-type="string">
            <text:p>8/13/2017</text:p>
          </table:table-cell>
          <table:table-cell office:value-type="float" office:value="1502582400" calcext:value-type="float">
            <text:p>1502582400</text:p>
          </table:table-cell>
          <table:table-cell office:value-type="float" office:value="22053673388" calcext:value-type="float">
            <text:p>22053673388</text:p>
          </table:table-cell>
          <table:table-cell table:formula="of:=[.C735]/10^9" office:value-type="float" office:value="22.053673388" calcext:value-type="float">
            <text:p>22.053673388</text:p>
          </table:table-cell>
          <table:table-cell office:value-type="float" office:value="296.62" calcext:value-type="float">
            <text:p>296.62</text:p>
          </table:table-cell>
          <table:table-cell table:formula="of:=[.E735]*[.D735]" office:value-type="float" office:value="6541.56060034856" calcext:value-type="float">
            <text:p>6541.56060034856</text:p>
          </table:table-cell>
          <table:table-cell table:formula="of:=([.E735]-[.E734])/([.E734]+0.0000000000001)" office:value-type="float" office:value="-0.0370105837283292" calcext:value-type="float">
            <text:p>-0.037010583728329</text:p>
          </table:table-cell>
          <table:table-cell table:formula="of:=ABS([.G735])" office:value-type="float" office:value="0.0370105837283292" calcext:value-type="float">
            <text:p>0.037010583728329</text:p>
          </table:table-cell>
          <table:table-cell table:formula="of:=[.G735]*[.G735]" office:value-type="float" office:value="0.00136978330791167" calcext:value-type="float">
            <text:p>0.001369783307912</text:p>
          </table:table-cell>
          <table:table-cell table:formula="of:=([.F735]-[.F734])/([.F734]+0.0000000000001)" office:value-type="float" office:value="-0.143733754175063" calcext:value-type="float">
            <text:p>-0.143733754175063</text:p>
          </table:table-cell>
          <table:table-cell table:formula="of:=ABS([.J735])" office:value-type="float" office:value="0.143733754175063" calcext:value-type="float">
            <text:p>0.143733754175063</text:p>
          </table:table-cell>
          <table:table-cell table:formula="of:=[.J735]*[.J735]" office:value-type="float" office:value="0.0206593920892573" calcext:value-type="float">
            <text:p>0.020659392089257</text:p>
          </table:table-cell>
        </table:table-row>
        <table:table-row table:style-name="ro1">
          <table:table-cell table:style-name="ce1" office:value-type="string" calcext:value-type="string">
            <text:p>8/14/2017</text:p>
          </table:table-cell>
          <table:table-cell office:value-type="float" office:value="1502668800" calcext:value-type="float">
            <text:p>1502668800</text:p>
          </table:table-cell>
          <table:table-cell office:value-type="float" office:value="22124106465" calcext:value-type="float">
            <text:p>22124106465</text:p>
          </table:table-cell>
          <table:table-cell table:formula="of:=[.C736]/10^9" office:value-type="float" office:value="22.124106465" calcext:value-type="float">
            <text:p>22.124106465</text:p>
          </table:table-cell>
          <table:table-cell office:value-type="float" office:value="299.16" calcext:value-type="float">
            <text:p>299.16</text:p>
          </table:table-cell>
          <table:table-cell table:formula="of:=[.E736]*[.D736]" office:value-type="float" office:value="6618.6476900694" calcext:value-type="float">
            <text:p>6618.6476900694</text:p>
          </table:table-cell>
          <table:table-cell table:formula="of:=([.E736]-[.E735])/([.E735]+0.0000000000001)" office:value-type="float" office:value="0.00856314476434502" calcext:value-type="float">
            <text:p>0.008563144764345</text:p>
          </table:table-cell>
          <table:table-cell table:formula="of:=ABS([.G736])" office:value-type="float" office:value="0.00856314476434502" calcext:value-type="float">
            <text:p>0.008563144764345</text:p>
          </table:table-cell>
          <table:table-cell table:formula="of:=[.G736]*[.G736]" office:value-type="float" office:value="0.0000733274482551295" calcext:value-type="float">
            <text:p>7.33274482551295E-05</text:p>
          </table:table-cell>
          <table:table-cell table:formula="of:=([.F736]-[.F735])/([.F735]+0.0000000000001)" office:value-type="float" office:value="0.0117842047839063" calcext:value-type="float">
            <text:p>0.011784204783906</text:p>
          </table:table-cell>
          <table:table-cell table:formula="of:=ABS([.J736])" office:value-type="float" office:value="0.0117842047839063" calcext:value-type="float">
            <text:p>0.011784204783906</text:p>
          </table:table-cell>
          <table:table-cell table:formula="of:=[.J736]*[.J736]" office:value-type="float" office:value="0.000138867482389041" calcext:value-type="float">
            <text:p>0.000138867482389</text:p>
          </table:table-cell>
        </table:table-row>
        <table:table-row table:style-name="ro1">
          <table:table-cell table:style-name="ce1" office:value-type="string" calcext:value-type="string">
            <text:p>8/15/2017</text:p>
          </table:table-cell>
          <table:table-cell office:value-type="float" office:value="1502755200" calcext:value-type="float">
            <text:p>1502755200</text:p>
          </table:table-cell>
          <table:table-cell office:value-type="float" office:value="21732658516" calcext:value-type="float">
            <text:p>21732658516</text:p>
          </table:table-cell>
          <table:table-cell table:formula="of:=[.C737]/10^9" office:value-type="float" office:value="21.732658516" calcext:value-type="float">
            <text:p>21.732658516</text:p>
          </table:table-cell>
          <table:table-cell office:value-type="float" office:value="286.52" calcext:value-type="float">
            <text:p>286.52</text:p>
          </table:table-cell>
          <table:table-cell table:formula="of:=[.E737]*[.D737]" office:value-type="float" office:value="6226.84131800432" calcext:value-type="float">
            <text:p>6226.84131800432</text:p>
          </table:table-cell>
          <table:table-cell table:formula="of:=([.E737]-[.E736])/([.E736]+0.0000000000001)" office:value-type="float" office:value="-0.0422516379195081" calcext:value-type="float">
            <text:p>-0.042251637919508</text:p>
          </table:table-cell>
          <table:table-cell table:formula="of:=ABS([.G737])" office:value-type="float" office:value="0.0422516379195081" calcext:value-type="float">
            <text:p>0.042251637919508</text:p>
          </table:table-cell>
          <table:table-cell table:formula="of:=[.G737]*[.G737]" office:value-type="float" office:value="0.00178520090688121" calcext:value-type="float">
            <text:p>0.001785200906881</text:p>
          </table:table-cell>
          <table:table-cell table:formula="of:=([.F737]-[.F736])/([.F736]+0.0000000000001)" office:value-type="float" office:value="-0.0591973451998277" calcext:value-type="float">
            <text:p>-0.059197345199828</text:p>
          </table:table-cell>
          <table:table-cell table:formula="of:=ABS([.J737])" office:value-type="float" office:value="0.0591973451998277" calcext:value-type="float">
            <text:p>0.059197345199828</text:p>
          </table:table-cell>
          <table:table-cell table:formula="of:=[.J737]*[.J737]" office:value-type="float" office:value="0.00350432567870757" calcext:value-type="float">
            <text:p>0.003504325678708</text:p>
          </table:table-cell>
        </table:table-row>
        <table:table-row table:style-name="ro1">
          <table:table-cell table:style-name="ce1" office:value-type="string" calcext:value-type="string">
            <text:p>8/16/2017</text:p>
          </table:table-cell>
          <table:table-cell office:value-type="float" office:value="1502841600" calcext:value-type="float">
            <text:p>1502841600</text:p>
          </table:table-cell>
          <table:table-cell office:value-type="float" office:value="34716303601" calcext:value-type="float">
            <text:p>34716303601</text:p>
          </table:table-cell>
          <table:table-cell table:formula="of:=[.C738]/10^9" office:value-type="float" office:value="34.716303601" calcext:value-type="float">
            <text:p>34.716303601</text:p>
          </table:table-cell>
          <table:table-cell office:value-type="float" office:value="301.38" calcext:value-type="float">
            <text:p>301.38</text:p>
          </table:table-cell>
          <table:table-cell table:formula="of:=[.E738]*[.D738]" office:value-type="float" office:value="10462.7995792694" calcext:value-type="float">
            <text:p>10462.7995792694</text:p>
          </table:table-cell>
          <table:table-cell table:formula="of:=([.E738]-[.E737])/([.E737]+0.0000000000001)" office:value-type="float" office:value="0.0518637442412397" calcext:value-type="float">
            <text:p>0.05186374424124</text:p>
          </table:table-cell>
          <table:table-cell table:formula="of:=ABS([.G738])" office:value-type="float" office:value="0.0518637442412397" calcext:value-type="float">
            <text:p>0.05186374424124</text:p>
          </table:table-cell>
          <table:table-cell table:formula="of:=[.G738]*[.G738]" office:value-type="float" office:value="0.00268984796672073" calcext:value-type="float">
            <text:p>0.002689847966721</text:p>
          </table:table-cell>
          <table:table-cell table:formula="of:=([.F738]-[.F737])/([.F737]+0.0000000000001)" office:value-type="float" office:value="0.680274001686407" calcext:value-type="float">
            <text:p>0.680274001686407</text:p>
          </table:table-cell>
          <table:table-cell table:formula="of:=ABS([.J738])" office:value-type="float" office:value="0.680274001686407" calcext:value-type="float">
            <text:p>0.680274001686407</text:p>
          </table:table-cell>
          <table:table-cell table:formula="of:=[.J738]*[.J738]" office:value-type="float" office:value="0.462772717370438" calcext:value-type="float">
            <text:p>0.462772717370438</text:p>
          </table:table-cell>
        </table:table-row>
        <table:table-row table:style-name="ro1">
          <table:table-cell table:style-name="ce1" office:value-type="string" calcext:value-type="string">
            <text:p>8/17/2017</text:p>
          </table:table-cell>
          <table:table-cell office:value-type="float" office:value="1502928000" calcext:value-type="float">
            <text:p>1502928000</text:p>
          </table:table-cell>
          <table:table-cell office:value-type="float" office:value="29045025650" calcext:value-type="float">
            <text:p>29045025650</text:p>
          </table:table-cell>
          <table:table-cell table:formula="of:=[.C739]/10^9" office:value-type="float" office:value="29.04502565" calcext:value-type="float">
            <text:p>29.04502565</text:p>
          </table:table-cell>
          <table:table-cell office:value-type="float" office:value="300.3" calcext:value-type="float">
            <text:p>300.3</text:p>
          </table:table-cell>
          <table:table-cell table:formula="of:=[.E739]*[.D739]" office:value-type="float" office:value="8722.221202695" calcext:value-type="float">
            <text:p>8722.221202695</text:p>
          </table:table-cell>
          <table:table-cell table:formula="of:=([.E739]-[.E738])/([.E738]+0.0000000000001)" office:value-type="float" office:value="-0.00358351582719485" calcext:value-type="float">
            <text:p>-0.003583515827195</text:p>
          </table:table-cell>
          <table:table-cell table:formula="of:=ABS([.G739])" office:value-type="float" office:value="0.00358351582719485" calcext:value-type="float">
            <text:p>0.003583515827195</text:p>
          </table:table-cell>
          <table:table-cell table:formula="of:=[.G739]*[.G739]" office:value-type="float" office:value="0.000012841585683756" calcext:value-type="float">
            <text:p>1.2841585683756E-05</text:p>
          </table:table-cell>
          <table:table-cell table:formula="of:=([.F739]-[.F738])/([.F738]+0.0000000000001)" office:value-type="float" office:value="-0.166358761188841" calcext:value-type="float">
            <text:p>-0.166358761188841</text:p>
          </table:table-cell>
          <table:table-cell table:formula="of:=ABS([.J739])" office:value-type="float" office:value="0.166358761188841" calcext:value-type="float">
            <text:p>0.166358761188841</text:p>
          </table:table-cell>
          <table:table-cell table:formula="of:=[.J739]*[.J739]" office:value-type="float" office:value="0.0276752374242858" calcext:value-type="float">
            <text:p>0.027675237424286</text:p>
          </table:table-cell>
        </table:table-row>
        <table:table-row table:style-name="ro1">
          <table:table-cell table:style-name="ce1" office:value-type="string" calcext:value-type="string">
            <text:p>8/18/2017</text:p>
          </table:table-cell>
          <table:table-cell office:value-type="float" office:value="1503014400" calcext:value-type="float">
            <text:p>1503014400</text:p>
          </table:table-cell>
          <table:table-cell office:value-type="float" office:value="44653492844" calcext:value-type="float">
            <text:p>44653492844</text:p>
          </table:table-cell>
          <table:table-cell table:formula="of:=[.C740]/10^9" office:value-type="float" office:value="44.653492844" calcext:value-type="float">
            <text:p>44.653492844</text:p>
          </table:table-cell>
          <table:table-cell office:value-type="float" office:value="292.62" calcext:value-type="float">
            <text:p>292.62</text:p>
          </table:table-cell>
          <table:table-cell table:formula="of:=[.E740]*[.D740]" office:value-type="float" office:value="13066.5050760113" calcext:value-type="float">
            <text:p>13066.5050760113</text:p>
          </table:table-cell>
          <table:table-cell table:formula="of:=([.E740]-[.E739])/([.E739]+0.0000000000001)" office:value-type="float" office:value="-0.0255744255744256" calcext:value-type="float">
            <text:p>-0.025574425574426</text:p>
          </table:table-cell>
          <table:table-cell table:formula="of:=ABS([.G740])" office:value-type="float" office:value="0.0255744255744256" calcext:value-type="float">
            <text:p>0.025574425574426</text:p>
          </table:table-cell>
          <table:table-cell table:formula="of:=[.G740]*[.G740]" office:value-type="float" office:value="0.000654051243461833" calcext:value-type="float">
            <text:p>0.000654051243462</text:p>
          </table:table-cell>
          <table:table-cell table:formula="of:=([.F740]-[.F739])/([.F739]+0.0000000000001)" office:value-type="float" office:value="0.498070820764552" calcext:value-type="float">
            <text:p>0.498070820764552</text:p>
          </table:table-cell>
          <table:table-cell table:formula="of:=ABS([.J740])" office:value-type="float" office:value="0.498070820764552" calcext:value-type="float">
            <text:p>0.498070820764552</text:p>
          </table:table-cell>
          <table:table-cell table:formula="of:=[.J740]*[.J740]" office:value-type="float" office:value="0.248074542497075" calcext:value-type="float">
            <text:p>0.248074542497075</text:p>
          </table:table-cell>
        </table:table-row>
        <table:table-row table:style-name="ro1">
          <table:table-cell table:style-name="ce1" office:value-type="string" calcext:value-type="string">
            <text:p>8/19/2017</text:p>
          </table:table-cell>
          <table:table-cell office:value-type="float" office:value="1503100800" calcext:value-type="float">
            <text:p>1503100800</text:p>
          </table:table-cell>
          <table:table-cell office:value-type="float" office:value="25853813413" calcext:value-type="float">
            <text:p>25853813413</text:p>
          </table:table-cell>
          <table:table-cell table:formula="of:=[.C741]/10^9" office:value-type="float" office:value="25.853813413" calcext:value-type="float">
            <text:p>25.853813413</text:p>
          </table:table-cell>
          <table:table-cell office:value-type="float" office:value="293.02" calcext:value-type="float">
            <text:p>293.02</text:p>
          </table:table-cell>
          <table:table-cell table:formula="of:=[.E741]*[.D741]" office:value-type="float" office:value="7575.68440627726" calcext:value-type="float">
            <text:p>7575.68440627726</text:p>
          </table:table-cell>
          <table:table-cell table:formula="of:=([.E741]-[.E740])/([.E740]+0.0000000000001)" office:value-type="float" office:value="0.00136696056318767" calcext:value-type="float">
            <text:p>0.001366960563188</text:p>
          </table:table-cell>
          <table:table-cell table:formula="of:=ABS([.G741])" office:value-type="float" office:value="0.00136696056318767" calcext:value-type="float">
            <text:p>0.001366960563188</text:p>
          </table:table-cell>
          <table:table-cell table:formula="of:=[.G741]*[.G741]" office:value-type="float" office:value="0.00000186858118131036" calcext:value-type="float">
            <text:p>1.86858118131036E-06</text:p>
          </table:table-cell>
          <table:table-cell table:formula="of:=([.F741]-[.F740])/([.F740]+0.0000000000001)" office:value-type="float" office:value="-0.420221064300858" calcext:value-type="float">
            <text:p>-0.420221064300858</text:p>
          </table:table-cell>
          <table:table-cell table:formula="of:=ABS([.J741])" office:value-type="float" office:value="0.420221064300858" calcext:value-type="float">
            <text:p>0.420221064300858</text:p>
          </table:table-cell>
          <table:table-cell table:formula="of:=[.J741]*[.J741]" office:value-type="float" office:value="0.176585742882146" calcext:value-type="float">
            <text:p>0.176585742882146</text:p>
          </table:table-cell>
        </table:table-row>
        <table:table-row table:style-name="ro1">
          <table:table-cell table:style-name="ce1" office:value-type="string" calcext:value-type="string">
            <text:p>8/20/2017</text:p>
          </table:table-cell>
          <table:table-cell office:value-type="float" office:value="1503187200" calcext:value-type="float">
            <text:p>1503187200</text:p>
          </table:table-cell>
          <table:table-cell office:value-type="float" office:value="22972240493" calcext:value-type="float">
            <text:p>22972240493</text:p>
          </table:table-cell>
          <table:table-cell table:formula="of:=[.C742]/10^9" office:value-type="float" office:value="22.972240493" calcext:value-type="float">
            <text:p>22.972240493</text:p>
          </table:table-cell>
          <table:table-cell office:value-type="float" office:value="298.2" calcext:value-type="float">
            <text:p>298.2</text:p>
          </table:table-cell>
          <table:table-cell table:formula="of:=[.E742]*[.D742]" office:value-type="float" office:value="6850.3221150126" calcext:value-type="float">
            <text:p>6850.3221150126</text:p>
          </table:table-cell>
          <table:table-cell table:formula="of:=([.E742]-[.E741])/([.E741]+0.0000000000001)" office:value-type="float" office:value="0.0176779741997134" calcext:value-type="float">
            <text:p>0.017677974199713</text:p>
          </table:table-cell>
          <table:table-cell table:formula="of:=ABS([.G742])" office:value-type="float" office:value="0.0176779741997134" calcext:value-type="float">
            <text:p>0.017677974199713</text:p>
          </table:table-cell>
          <table:table-cell table:formula="of:=[.G742]*[.G742]" office:value-type="float" office:value="0.000312510771805731" calcext:value-type="float">
            <text:p>0.000312510771806</text:p>
          </table:table-cell>
          <table:table-cell table:formula="of:=([.F742]-[.F741])/([.F741]+0.0000000000001)" office:value-type="float" office:value="-0.095748747223897" calcext:value-type="float">
            <text:p>-0.095748747223897</text:p>
          </table:table-cell>
          <table:table-cell table:formula="of:=ABS([.J742])" office:value-type="float" office:value="0.095748747223897" calcext:value-type="float">
            <text:p>0.095748747223897</text:p>
          </table:table-cell>
          <table:table-cell table:formula="of:=[.J742]*[.J742]" office:value-type="float" office:value="0.00916782259494573" calcext:value-type="float">
            <text:p>0.009167822594946</text:p>
          </table:table-cell>
        </table:table-row>
        <table:table-row table:style-name="ro1">
          <table:table-cell table:style-name="ce1" office:value-type="string" calcext:value-type="string">
            <text:p>8/21/2017</text:p>
          </table:table-cell>
          <table:table-cell office:value-type="float" office:value="1503273600" calcext:value-type="float">
            <text:p>1503273600</text:p>
          </table:table-cell>
          <table:table-cell office:value-type="float" office:value="23061643547" calcext:value-type="float">
            <text:p>23061643547</text:p>
          </table:table-cell>
          <table:table-cell table:formula="of:=[.C743]/10^9" office:value-type="float" office:value="23.061643547" calcext:value-type="float">
            <text:p>23.061643547</text:p>
          </table:table-cell>
          <table:table-cell office:value-type="float" office:value="321.85" calcext:value-type="float">
            <text:p>321.85</text:p>
          </table:table-cell>
          <table:table-cell table:formula="of:=[.E743]*[.D743]" office:value-type="float" office:value="7422.38997560195" calcext:value-type="float">
            <text:p>7422.38997560195</text:p>
          </table:table-cell>
          <table:table-cell table:formula="of:=([.E743]-[.E742])/([.E742]+0.0000000000001)" office:value-type="float" office:value="0.0793091884641181" calcext:value-type="float">
            <text:p>0.079309188464118</text:p>
          </table:table-cell>
          <table:table-cell table:formula="of:=ABS([.G743])" office:value-type="float" office:value="0.0793091884641181" calcext:value-type="float">
            <text:p>0.079309188464118</text:p>
          </table:table-cell>
          <table:table-cell table:formula="of:=[.G743]*[.G743]" office:value-type="float" office:value="0.00628994737483701" calcext:value-type="float">
            <text:p>0.006289947374837</text:p>
          </table:table-cell>
          <table:table-cell table:formula="of:=([.F743]-[.F742])/([.F742]+0.0000000000001)" office:value-type="float" office:value="0.0835096293261383" calcext:value-type="float">
            <text:p>0.083509629326138</text:p>
          </table:table-cell>
          <table:table-cell table:formula="of:=ABS([.J743])" office:value-type="float" office:value="0.0835096293261383" calcext:value-type="float">
            <text:p>0.083509629326138</text:p>
          </table:table-cell>
          <table:table-cell table:formula="of:=[.J743]*[.J743]" office:value-type="float" office:value="0.00697385819018902" calcext:value-type="float">
            <text:p>0.006973858190189</text:p>
          </table:table-cell>
        </table:table-row>
        <table:table-row table:style-name="ro1">
          <table:table-cell table:style-name="ce1" office:value-type="string" calcext:value-type="string">
            <text:p>8/22/2017</text:p>
          </table:table-cell>
          <table:table-cell office:value-type="float" office:value="1503360000" calcext:value-type="float">
            <text:p>1503360000</text:p>
          </table:table-cell>
          <table:table-cell office:value-type="float" office:value="23423033219" calcext:value-type="float">
            <text:p>23423033219</text:p>
          </table:table-cell>
          <table:table-cell table:formula="of:=[.C744]/10^9" office:value-type="float" office:value="23.423033219" calcext:value-type="float">
            <text:p>23.423033219</text:p>
          </table:table-cell>
          <table:table-cell office:value-type="float" office:value="313.37" calcext:value-type="float">
            <text:p>313.37</text:p>
          </table:table-cell>
          <table:table-cell table:formula="of:=[.E744]*[.D744]" office:value-type="float" office:value="7340.07591983803" calcext:value-type="float">
            <text:p>7340.07591983803</text:p>
          </table:table-cell>
          <table:table-cell table:formula="of:=([.E744]-[.E743])/([.E743]+0.0000000000001)" office:value-type="float" office:value="-0.0263476774895138" calcext:value-type="float">
            <text:p>-0.026347677489514</text:p>
          </table:table-cell>
          <table:table-cell table:formula="of:=ABS([.G744])" office:value-type="float" office:value="0.0263476774895138" calcext:value-type="float">
            <text:p>0.026347677489514</text:p>
          </table:table-cell>
          <table:table-cell table:formula="of:=[.G744]*[.G744]" office:value-type="float" office:value="0.000694200109091432" calcext:value-type="float">
            <text:p>0.000694200109091</text:p>
          </table:table-cell>
          <table:table-cell table:formula="of:=([.F744]-[.F743])/([.F743]+0.0000000000001)" office:value-type="float" office:value="-0.0110899664440286" calcext:value-type="float">
            <text:p>-0.011089966444029</text:p>
          </table:table-cell>
          <table:table-cell table:formula="of:=ABS([.J744])" office:value-type="float" office:value="0.0110899664440286" calcext:value-type="float">
            <text:p>0.011089966444029</text:p>
          </table:table-cell>
          <table:table-cell table:formula="of:=[.J744]*[.J744]" office:value-type="float" office:value="0.00012298735572968" calcext:value-type="float">
            <text:p>0.00012298735573</text:p>
          </table:table-cell>
        </table:table-row>
        <table:table-row table:style-name="ro1">
          <table:table-cell table:style-name="ce1" office:value-type="string" calcext:value-type="string">
            <text:p>8/23/2017</text:p>
          </table:table-cell>
          <table:table-cell office:value-type="float" office:value="1503446400" calcext:value-type="float">
            <text:p>1503446400</text:p>
          </table:table-cell>
          <table:table-cell office:value-type="float" office:value="23256200293" calcext:value-type="float">
            <text:p>23256200293</text:p>
          </table:table-cell>
          <table:table-cell table:formula="of:=[.C745]/10^9" office:value-type="float" office:value="23.256200293" calcext:value-type="float">
            <text:p>23.256200293</text:p>
          </table:table-cell>
          <table:table-cell office:value-type="float" office:value="317.4" calcext:value-type="float">
            <text:p>317.4</text:p>
          </table:table-cell>
          <table:table-cell table:formula="of:=[.E745]*[.D745]" office:value-type="float" office:value="7381.5179729982" calcext:value-type="float">
            <text:p>7381.5179729982</text:p>
          </table:table-cell>
          <table:table-cell table:formula="of:=([.E745]-[.E744])/([.E744]+0.0000000000001)" office:value-type="float" office:value="0.0128601972109646" calcext:value-type="float">
            <text:p>0.012860197210965</text:p>
          </table:table-cell>
          <table:table-cell table:formula="of:=ABS([.G745])" office:value-type="float" office:value="0.0128601972109646" calcext:value-type="float">
            <text:p>0.012860197210965</text:p>
          </table:table-cell>
          <table:table-cell table:formula="of:=[.G745]*[.G745]" office:value-type="float" office:value="0.000165384672304901" calcext:value-type="float">
            <text:p>0.000165384672305</text:p>
          </table:table-cell>
          <table:table-cell table:formula="of:=([.F745]-[.F744])/([.F744]+0.0000000000001)" office:value-type="float" office:value="0.00564599789058906" calcext:value-type="float">
            <text:p>0.005645997890589</text:p>
          </table:table-cell>
          <table:table-cell table:formula="of:=ABS([.J745])" office:value-type="float" office:value="0.00564599789058906" calcext:value-type="float">
            <text:p>0.005645997890589</text:p>
          </table:table-cell>
          <table:table-cell table:formula="of:=[.J745]*[.J745]" office:value-type="float" office:value="0.0000318772921805361" calcext:value-type="float">
            <text:p>3.18772921805361E-05</text:p>
          </table:table-cell>
        </table:table-row>
        <table:table-row table:style-name="ro1">
          <table:table-cell table:style-name="ce1" office:value-type="string" calcext:value-type="string">
            <text:p>8/24/2017</text:p>
          </table:table-cell>
          <table:table-cell office:value-type="float" office:value="1503532800" calcext:value-type="float">
            <text:p>1503532800</text:p>
          </table:table-cell>
          <table:table-cell office:value-type="float" office:value="24488987225" calcext:value-type="float">
            <text:p>24488987225</text:p>
          </table:table-cell>
          <table:table-cell table:formula="of:=[.C746]/10^9" office:value-type="float" office:value="24.488987225" calcext:value-type="float">
            <text:p>24.488987225</text:p>
          </table:table-cell>
          <table:table-cell office:value-type="float" office:value="325.28" calcext:value-type="float">
            <text:p>325.28</text:p>
          </table:table-cell>
          <table:table-cell table:formula="of:=[.E746]*[.D746]" office:value-type="float" office:value="7965.777764548" calcext:value-type="float">
            <text:p>7965.777764548</text:p>
          </table:table-cell>
          <table:table-cell table:formula="of:=([.E746]-[.E745])/([.E745]+0.0000000000001)" office:value-type="float" office:value="0.0248267170762445" calcext:value-type="float">
            <text:p>0.024826717076245</text:p>
          </table:table-cell>
          <table:table-cell table:formula="of:=ABS([.G746])" office:value-type="float" office:value="0.0248267170762445" calcext:value-type="float">
            <text:p>0.024826717076245</text:p>
          </table:table-cell>
          <table:table-cell table:formula="of:=[.G746]*[.G746]" office:value-type="float" office:value="0.000616365880783888" calcext:value-type="float">
            <text:p>0.000616365880784</text:p>
          </table:table-cell>
          <table:table-cell table:formula="of:=([.F746]-[.F745])/([.F745]+0.0000000000001)" office:value-type="float" office:value="0.0791517129250432" calcext:value-type="float">
            <text:p>0.079151712925043</text:p>
          </table:table-cell>
          <table:table-cell table:formula="of:=ABS([.J746])" office:value-type="float" office:value="0.0791517129250432" calcext:value-type="float">
            <text:p>0.079151712925043</text:p>
          </table:table-cell>
          <table:table-cell table:formula="of:=[.J746]*[.J746]" office:value-type="float" office:value="0.00626499365896845" calcext:value-type="float">
            <text:p>0.006264993658968</text:p>
          </table:table-cell>
        </table:table-row>
        <table:table-row table:style-name="ro1">
          <table:table-cell table:style-name="ce1" office:value-type="string" calcext:value-type="string">
            <text:p>8/25/2017</text:p>
          </table:table-cell>
          <table:table-cell office:value-type="float" office:value="1503619200" calcext:value-type="float">
            <text:p>1503619200</text:p>
          </table:table-cell>
          <table:table-cell office:value-type="float" office:value="25311366617" calcext:value-type="float">
            <text:p>25311366617</text:p>
          </table:table-cell>
          <table:table-cell table:formula="of:=[.C747]/10^9" office:value-type="float" office:value="25.311366617" calcext:value-type="float">
            <text:p>25.311366617</text:p>
          </table:table-cell>
          <table:table-cell office:value-type="float" office:value="330.06" calcext:value-type="float">
            <text:p>330.06</text:p>
          </table:table-cell>
          <table:table-cell table:formula="of:=[.E747]*[.D747]" office:value-type="float" office:value="8354.26966560702" calcext:value-type="float">
            <text:p>8354.26966560702</text:p>
          </table:table-cell>
          <table:table-cell table:formula="of:=([.E747]-[.E746])/([.E746]+0.0000000000001)" office:value-type="float" office:value="0.0146950319724546" calcext:value-type="float">
            <text:p>0.014695031972455</text:p>
          </table:table-cell>
          <table:table-cell table:formula="of:=ABS([.G747])" office:value-type="float" office:value="0.0146950319724546" calcext:value-type="float">
            <text:p>0.014695031972455</text:p>
          </table:table-cell>
          <table:table-cell table:formula="of:=[.G747]*[.G747]" office:value-type="float" office:value="0.000215943964671463" calcext:value-type="float">
            <text:p>0.000215943964671</text:p>
          </table:table-cell>
          <table:table-cell table:formula="of:=([.F747]-[.F746])/([.F746]+0.0000000000001)" office:value-type="float" office:value="0.0487701154290318" calcext:value-type="float">
            <text:p>0.048770115429032</text:p>
          </table:table-cell>
          <table:table-cell table:formula="of:=ABS([.J747])" office:value-type="float" office:value="0.0487701154290318" calcext:value-type="float">
            <text:p>0.048770115429032</text:p>
          </table:table-cell>
          <table:table-cell table:formula="of:=[.J747]*[.J747]" office:value-type="float" office:value="0.00237852415896109" calcext:value-type="float">
            <text:p>0.002378524158961</text:p>
          </table:table-cell>
        </table:table-row>
        <table:table-row table:style-name="ro1">
          <table:table-cell table:style-name="ce1" office:value-type="string" calcext:value-type="string">
            <text:p>8/26/2017</text:p>
          </table:table-cell>
          <table:table-cell office:value-type="float" office:value="1503705600" calcext:value-type="float">
            <text:p>1503705600</text:p>
          </table:table-cell>
          <table:table-cell office:value-type="float" office:value="22816054496" calcext:value-type="float">
            <text:p>22816054496</text:p>
          </table:table-cell>
          <table:table-cell table:formula="of:=[.C748]/10^9" office:value-type="float" office:value="22.816054496" calcext:value-type="float">
            <text:p>22.816054496</text:p>
          </table:table-cell>
          <table:table-cell office:value-type="float" office:value="332.86" calcext:value-type="float">
            <text:p>332.86</text:p>
          </table:table-cell>
          <table:table-cell table:formula="of:=[.E748]*[.D748]" office:value-type="float" office:value="7594.55189953856" calcext:value-type="float">
            <text:p>7594.55189953856</text:p>
          </table:table-cell>
          <table:table-cell table:formula="of:=([.E748]-[.E747])/([.E747]+0.0000000000001)" office:value-type="float" office:value="0.00848330606556387" calcext:value-type="float">
            <text:p>0.008483306065564</text:p>
          </table:table-cell>
          <table:table-cell table:formula="of:=ABS([.G748])" office:value-type="float" office:value="0.00848330606556387" calcext:value-type="float">
            <text:p>0.008483306065564</text:p>
          </table:table-cell>
          <table:table-cell table:formula="of:=[.G748]*[.G748]" office:value-type="float" office:value="0.0000719664818020327" calcext:value-type="float">
            <text:p>7.19664818020327E-05</text:p>
          </table:table-cell>
          <table:table-cell table:formula="of:=([.F748]-[.F747])/([.F747]+0.0000000000001)" office:value-type="float" office:value="-0.0909376637907772" calcext:value-type="float">
            <text:p>-0.090937663790777</text:p>
          </table:table-cell>
          <table:table-cell table:formula="of:=ABS([.J748])" office:value-type="float" office:value="0.0909376637907772" calcext:value-type="float">
            <text:p>0.090937663790777</text:p>
          </table:table-cell>
          <table:table-cell table:formula="of:=[.J748]*[.J748]" office:value-type="float" office:value="0.00826965869572444" calcext:value-type="float">
            <text:p>0.008269658695724</text:p>
          </table:table-cell>
        </table:table-row>
        <table:table-row table:style-name="ro1">
          <table:table-cell table:style-name="ce1" office:value-type="string" calcext:value-type="string">
            <text:p>8/27/2017</text:p>
          </table:table-cell>
          <table:table-cell office:value-type="float" office:value="1503792000" calcext:value-type="float">
            <text:p>1503792000</text:p>
          </table:table-cell>
          <table:table-cell office:value-type="float" office:value="22152769744" calcext:value-type="float">
            <text:p>22152769744</text:p>
          </table:table-cell>
          <table:table-cell table:formula="of:=[.C749]/10^9" office:value-type="float" office:value="22.152769744" calcext:value-type="float">
            <text:p>22.152769744</text:p>
          </table:table-cell>
          <table:table-cell office:value-type="float" office:value="347.88" calcext:value-type="float">
            <text:p>347.88</text:p>
          </table:table-cell>
          <table:table-cell table:formula="of:=[.E749]*[.D749]" office:value-type="float" office:value="7706.50553854272" calcext:value-type="float">
            <text:p>7706.50553854272</text:p>
          </table:table-cell>
          <table:table-cell table:formula="of:=([.E749]-[.E748])/([.E748]+0.0000000000001)" office:value-type="float" office:value="0.0451240761881872" calcext:value-type="float">
            <text:p>0.045124076188187</text:p>
          </table:table-cell>
          <table:table-cell table:formula="of:=ABS([.G749])" office:value-type="float" office:value="0.0451240761881872" calcext:value-type="float">
            <text:p>0.045124076188187</text:p>
          </table:table-cell>
          <table:table-cell table:formula="of:=[.G749]*[.G749]" office:value-type="float" office:value="0.00203618225183732" calcext:value-type="float">
            <text:p>0.002036182251837</text:p>
          </table:table-cell>
          <table:table-cell table:formula="of:=([.F749]-[.F748])/([.F748]+0.0000000000001)" office:value-type="float" office:value="0.0147413093603274" calcext:value-type="float">
            <text:p>0.014741309360328</text:p>
          </table:table-cell>
          <table:table-cell table:formula="of:=ABS([.J749])" office:value-type="float" office:value="0.0147413093603274" calcext:value-type="float">
            <text:p>0.014741309360328</text:p>
          </table:table-cell>
          <table:table-cell table:formula="of:=[.J749]*[.J749]" office:value-type="float" office:value="0.000217306201656877" calcext:value-type="float">
            <text:p>0.000217306201657</text:p>
          </table:table-cell>
        </table:table-row>
        <table:table-row table:style-name="ro1">
          <table:table-cell table:style-name="ce1" office:value-type="string" calcext:value-type="string">
            <text:p>8/28/2017</text:p>
          </table:table-cell>
          <table:table-cell office:value-type="float" office:value="1503878400" calcext:value-type="float">
            <text:p>1503878400</text:p>
          </table:table-cell>
          <table:table-cell office:value-type="float" office:value="23023333378" calcext:value-type="float">
            <text:p>23023333378</text:p>
          </table:table-cell>
          <table:table-cell table:formula="of:=[.C750]/10^9" office:value-type="float" office:value="23.023333378" calcext:value-type="float">
            <text:p>23.023333378</text:p>
          </table:table-cell>
          <table:table-cell office:value-type="float" office:value="347.66" calcext:value-type="float">
            <text:p>347.66</text:p>
          </table:table-cell>
          <table:table-cell table:formula="of:=[.E750]*[.D750]" office:value-type="float" office:value="8004.29208219548" calcext:value-type="float">
            <text:p>8004.29208219548</text:p>
          </table:table-cell>
          <table:table-cell table:formula="of:=([.E750]-[.E749])/([.E749]+0.0000000000001)" office:value-type="float" office:value="-0.000632401977693372" calcext:value-type="float">
            <text:p>-0.000632401977693</text:p>
          </table:table-cell>
          <table:table-cell table:formula="of:=ABS([.G750])" office:value-type="float" office:value="0.000632401977693372" calcext:value-type="float">
            <text:p>0.000632401977693</text:p>
          </table:table-cell>
          <table:table-cell table:formula="of:=[.G750]*[.G750]" office:value-type="float" office:value="0.000000399932261390489" calcext:value-type="float">
            <text:p>3.99932261390489E-07</text:p>
          </table:table-cell>
          <table:table-cell table:formula="of:=([.F750]-[.F749])/([.F749]+0.0000000000001)" office:value-type="float" office:value="0.0386409303365103" calcext:value-type="float">
            <text:p>0.03864093033651</text:p>
          </table:table-cell>
          <table:table-cell table:formula="of:=ABS([.J750])" office:value-type="float" office:value="0.0386409303365103" calcext:value-type="float">
            <text:p>0.03864093033651</text:p>
          </table:table-cell>
          <table:table-cell table:formula="of:=[.J750]*[.J750]" office:value-type="float" office:value="0.00149312149727104" calcext:value-type="float">
            <text:p>0.001493121497271</text:p>
          </table:table-cell>
        </table:table-row>
        <table:table-row table:style-name="ro1">
          <table:table-cell table:style-name="ce1" office:value-type="string" calcext:value-type="string">
            <text:p>8/29/2017</text:p>
          </table:table-cell>
          <table:table-cell office:value-type="float" office:value="1503964800" calcext:value-type="float">
            <text:p>1503964800</text:p>
          </table:table-cell>
          <table:table-cell office:value-type="float" office:value="26062902403" calcext:value-type="float">
            <text:p>26062902403</text:p>
          </table:table-cell>
          <table:table-cell table:formula="of:=[.C751]/10^9" office:value-type="float" office:value="26.062902403" calcext:value-type="float">
            <text:p>26.062902403</text:p>
          </table:table-cell>
          <table:table-cell office:value-type="float" office:value="372.35" calcext:value-type="float">
            <text:p>372.35</text:p>
          </table:table-cell>
          <table:table-cell table:formula="of:=[.E751]*[.D751]" office:value-type="float" office:value="9704.52170975705" calcext:value-type="float">
            <text:p>9704.52170975705</text:p>
          </table:table-cell>
          <table:table-cell table:formula="of:=([.E751]-[.E750])/([.E750]+0.0000000000001)" office:value-type="float" office:value="0.0710176609330955" calcext:value-type="float">
            <text:p>0.071017660933096</text:p>
          </table:table-cell>
          <table:table-cell table:formula="of:=ABS([.G751])" office:value-type="float" office:value="0.0710176609330955" calcext:value-type="float">
            <text:p>0.071017660933096</text:p>
          </table:table-cell>
          <table:table-cell table:formula="of:=[.G751]*[.G751]" office:value-type="float" office:value="0.00504350816440812" calcext:value-type="float">
            <text:p>0.005043508164408</text:p>
          </table:table-cell>
          <table:table-cell table:formula="of:=([.F751]-[.F750])/([.F750]+0.0000000000001)" office:value-type="float" office:value="0.21241474075434" calcext:value-type="float">
            <text:p>0.21241474075434</text:p>
          </table:table-cell>
          <table:table-cell table:formula="of:=ABS([.J751])" office:value-type="float" office:value="0.21241474075434" calcext:value-type="float">
            <text:p>0.21241474075434</text:p>
          </table:table-cell>
          <table:table-cell table:formula="of:=[.J751]*[.J751]" office:value-type="float" office:value="0.0451200220897335" calcext:value-type="float">
            <text:p>0.045120022089734</text:p>
          </table:table-cell>
        </table:table-row>
        <table:table-row table:style-name="ro1">
          <table:table-cell table:style-name="ce1" office:value-type="string" calcext:value-type="string">
            <text:p>8/30/2017</text:p>
          </table:table-cell>
          <table:table-cell office:value-type="float" office:value="1504051200" calcext:value-type="float">
            <text:p>1504051200</text:p>
          </table:table-cell>
          <table:table-cell office:value-type="float" office:value="25922353625" calcext:value-type="float">
            <text:p>25922353625</text:p>
          </table:table-cell>
          <table:table-cell table:formula="of:=[.C752]/10^9" office:value-type="float" office:value="25.922353625" calcext:value-type="float">
            <text:p>25.922353625</text:p>
          </table:table-cell>
          <table:table-cell office:value-type="float" office:value="383.86" calcext:value-type="float">
            <text:p>383.86</text:p>
          </table:table-cell>
          <table:table-cell table:formula="of:=[.E752]*[.D752]" office:value-type="float" office:value="9950.5546624925" calcext:value-type="float">
            <text:p>9950.5546624925</text:p>
          </table:table-cell>
          <table:table-cell table:formula="of:=([.E752]-[.E751])/([.E751]+0.0000000000001)" office:value-type="float" office:value="0.0309117765543171" calcext:value-type="float">
            <text:p>0.030911776554317</text:p>
          </table:table-cell>
          <table:table-cell table:formula="of:=ABS([.G752])" office:value-type="float" office:value="0.0309117765543171" calcext:value-type="float">
            <text:p>0.030911776554317</text:p>
          </table:table-cell>
          <table:table-cell table:formula="of:=[.G752]*[.G752]" office:value-type="float" office:value="0.000955537929744031" calcext:value-type="float">
            <text:p>0.000955537929744</text:p>
          </table:table-cell>
          <table:table-cell table:formula="of:=([.F752]-[.F751])/([.F751]+0.0000000000001)" office:value-type="float" office:value="0.0253524037653589" calcext:value-type="float">
            <text:p>0.025352403765359</text:p>
          </table:table-cell>
          <table:table-cell table:formula="of:=ABS([.J752])" office:value-type="float" office:value="0.0253524037653589" calcext:value-type="float">
            <text:p>0.025352403765359</text:p>
          </table:table-cell>
          <table:table-cell table:formula="of:=[.J752]*[.J752]" office:value-type="float" office:value="0.000642744376681783" calcext:value-type="float">
            <text:p>0.000642744376682</text:p>
          </table:table-cell>
        </table:table-row>
        <table:table-row table:style-name="ro1">
          <table:table-cell table:style-name="ce1" office:value-type="string" calcext:value-type="string">
            <text:p>8/31/2017</text:p>
          </table:table-cell>
          <table:table-cell office:value-type="float" office:value="1504137600" calcext:value-type="float">
            <text:p>1504137600</text:p>
          </table:table-cell>
          <table:table-cell office:value-type="float" office:value="36202779201" calcext:value-type="float">
            <text:p>36202779201</text:p>
          </table:table-cell>
          <table:table-cell table:formula="of:=[.C753]/10^9" office:value-type="float" office:value="36.202779201" calcext:value-type="float">
            <text:p>36.202779201</text:p>
          </table:table-cell>
          <table:table-cell office:value-type="float" office:value="388.33" calcext:value-type="float">
            <text:p>388.33</text:p>
          </table:table-cell>
          <table:table-cell table:formula="of:=[.E753]*[.D753]" office:value-type="float" office:value="14058.6252471243" calcext:value-type="float">
            <text:p>14058.6252471243</text:p>
          </table:table-cell>
          <table:table-cell table:formula="of:=([.E753]-[.E752])/([.E752]+0.0000000000001)" office:value-type="float" office:value="0.0116448705257124" calcext:value-type="float">
            <text:p>0.011644870525713</text:p>
          </table:table-cell>
          <table:table-cell table:formula="of:=ABS([.G753])" office:value-type="float" office:value="0.0116448705257124" calcext:value-type="float">
            <text:p>0.011644870525713</text:p>
          </table:table-cell>
          <table:table-cell table:formula="of:=[.G753]*[.G753]" office:value-type="float" office:value="0.000135603009560606" calcext:value-type="float">
            <text:p>0.000135603009561</text:p>
          </table:table-cell>
          <table:table-cell table:formula="of:=([.F753]-[.F752])/([.F752]+0.0000000000001)" office:value-type="float" office:value="0.41284840131744" calcext:value-type="float">
            <text:p>0.41284840131744</text:p>
          </table:table-cell>
          <table:table-cell table:formula="of:=ABS([.J753])" office:value-type="float" office:value="0.41284840131744" calcext:value-type="float">
            <text:p>0.41284840131744</text:p>
          </table:table-cell>
          <table:table-cell table:formula="of:=[.J753]*[.J753]" office:value-type="float" office:value="0.170443802470366" calcext:value-type="float">
            <text:p>0.170443802470366</text:p>
          </table:table-cell>
        </table:table-row>
        <table:table-row table:style-name="ro1">
          <table:table-cell table:style-name="ce1" office:value-type="string" calcext:value-type="string">
            <text:p>9/1/2017</text:p>
          </table:table-cell>
          <table:table-cell office:value-type="float" office:value="1504224000" calcext:value-type="float">
            <text:p>1504224000</text:p>
          </table:table-cell>
          <table:table-cell office:value-type="float" office:value="29038234385" calcext:value-type="float">
            <text:p>29038234385</text:p>
          </table:table-cell>
          <table:table-cell table:formula="of:=[.C754]/10^9" office:value-type="float" office:value="29.038234385" calcext:value-type="float">
            <text:p>29.038234385</text:p>
          </table:table-cell>
          <table:table-cell office:value-type="float" office:value="391.42" calcext:value-type="float">
            <text:p>391.42</text:p>
          </table:table-cell>
          <table:table-cell table:formula="of:=[.E754]*[.D754]" office:value-type="float" office:value="11366.1457029767" calcext:value-type="float">
            <text:p>11366.1457029767</text:p>
          </table:table-cell>
          <table:table-cell table:formula="of:=([.E754]-[.E753])/([.E753]+0.0000000000001)" office:value-type="float" office:value="0.00795714984677988" calcext:value-type="float">
            <text:p>0.00795714984678</text:p>
          </table:table-cell>
          <table:table-cell table:formula="of:=ABS([.G754])" office:value-type="float" office:value="0.00795714984677988" calcext:value-type="float">
            <text:p>0.00795714984678</text:p>
          </table:table-cell>
          <table:table-cell table:formula="of:=[.G754]*[.G754]" office:value-type="float" office:value="0.0000633162336841091" calcext:value-type="float">
            <text:p>6.33162336841091E-05</text:p>
          </table:table-cell>
          <table:table-cell table:formula="of:=([.F754]-[.F753])/([.F753]+0.0000000000001)" office:value-type="float" office:value="-0.191517982506744" calcext:value-type="float">
            <text:p>-0.191517982506744</text:p>
          </table:table-cell>
          <table:table-cell table:formula="of:=ABS([.J754])" office:value-type="float" office:value="0.191517982506744" calcext:value-type="float">
            <text:p>0.191517982506744</text:p>
          </table:table-cell>
          <table:table-cell table:formula="of:=[.J754]*[.J754]" office:value-type="float" office:value="0.0366791376234536" calcext:value-type="float">
            <text:p>0.036679137623454</text:p>
          </table:table-cell>
        </table:table-row>
        <table:table-row table:style-name="ro1">
          <table:table-cell table:style-name="ce1" office:value-type="string" calcext:value-type="string">
            <text:p>9/2/2017</text:p>
          </table:table-cell>
          <table:table-cell office:value-type="float" office:value="1504310400" calcext:value-type="float">
            <text:p>1504310400</text:p>
          </table:table-cell>
          <table:table-cell office:value-type="float" office:value="62682734227" calcext:value-type="float">
            <text:p>62682734227</text:p>
          </table:table-cell>
          <table:table-cell table:formula="of:=[.C755]/10^9" office:value-type="float" office:value="62.682734227" calcext:value-type="float">
            <text:p>62.682734227</text:p>
          </table:table-cell>
          <table:table-cell office:value-type="float" office:value="351.03" calcext:value-type="float">
            <text:p>351.03</text:p>
          </table:table-cell>
          <table:table-cell table:formula="of:=[.E755]*[.D755]" office:value-type="float" office:value="22003.5201957038" calcext:value-type="float">
            <text:p>22003.5201957038</text:p>
          </table:table-cell>
          <table:table-cell table:formula="of:=([.E755]-[.E754])/([.E754]+0.0000000000001)" office:value-type="float" office:value="-0.103188390986664" calcext:value-type="float">
            <text:p>-0.103188390986664</text:p>
          </table:table-cell>
          <table:table-cell table:formula="of:=ABS([.G755])" office:value-type="float" office:value="0.103188390986664" calcext:value-type="float">
            <text:p>0.103188390986664</text:p>
          </table:table-cell>
          <table:table-cell table:formula="of:=[.G755]*[.G755]" office:value-type="float" office:value="0.0106478440344166" calcext:value-type="float">
            <text:p>0.010647844034417</text:p>
          </table:table-cell>
          <table:table-cell table:formula="of:=([.F755]-[.F754])/([.F754]+0.0000000000001)" office:value-type="float" office:value="0.93588229208968" calcext:value-type="float">
            <text:p>0.93588229208968</text:p>
          </table:table-cell>
          <table:table-cell table:formula="of:=ABS([.J755])" office:value-type="float" office:value="0.93588229208968" calcext:value-type="float">
            <text:p>0.93588229208968</text:p>
          </table:table-cell>
          <table:table-cell table:formula="of:=[.J755]*[.J755]" office:value-type="float" office:value="0.875875664647034" calcext:value-type="float">
            <text:p>0.875875664647034</text:p>
          </table:table-cell>
        </table:table-row>
        <table:table-row table:style-name="ro1">
          <table:table-cell table:style-name="ce1" office:value-type="string" calcext:value-type="string">
            <text:p>9/3/2017</text:p>
          </table:table-cell>
          <table:table-cell office:value-type="float" office:value="1504396800" calcext:value-type="float">
            <text:p>1504396800</text:p>
          </table:table-cell>
          <table:table-cell office:value-type="float" office:value="24625907338" calcext:value-type="float">
            <text:p>24625907338</text:p>
          </table:table-cell>
          <table:table-cell table:formula="of:=[.C756]/10^9" office:value-type="float" office:value="24.625907338" calcext:value-type="float">
            <text:p>24.625907338</text:p>
          </table:table-cell>
          <table:table-cell office:value-type="float" office:value="352.45" calcext:value-type="float">
            <text:p>352.45</text:p>
          </table:table-cell>
          <table:table-cell table:formula="of:=[.E756]*[.D756]" office:value-type="float" office:value="8679.4010412781" calcext:value-type="float">
            <text:p>8679.4010412781</text:p>
          </table:table-cell>
          <table:table-cell table:formula="of:=([.E756]-[.E755])/([.E755]+0.0000000000001)" office:value-type="float" office:value="0.00404523829872095" calcext:value-type="float">
            <text:p>0.004045238298721</text:p>
          </table:table-cell>
          <table:table-cell table:formula="of:=ABS([.G756])" office:value-type="float" office:value="0.00404523829872095" calcext:value-type="float">
            <text:p>0.004045238298721</text:p>
          </table:table-cell>
          <table:table-cell table:formula="of:=[.G756]*[.G756]" office:value-type="float" office:value="0.0000163639528934388" calcext:value-type="float">
            <text:p>1.63639528934388E-05</text:p>
          </table:table-cell>
          <table:table-cell table:formula="of:=([.F756]-[.F755])/([.F755]+0.0000000000001)" office:value-type="float" office:value="-0.605544887177973" calcext:value-type="float">
            <text:p>-0.605544887177973</text:p>
          </table:table-cell>
          <table:table-cell table:formula="of:=ABS([.J756])" office:value-type="float" office:value="0.605544887177973" calcext:value-type="float">
            <text:p>0.605544887177973</text:p>
          </table:table-cell>
          <table:table-cell table:formula="of:=[.J756]*[.J756]" office:value-type="float" office:value="0.366684610387384" calcext:value-type="float">
            <text:p>0.366684610387384</text:p>
          </table:table-cell>
        </table:table-row>
        <table:table-row table:style-name="ro1">
          <table:table-cell table:style-name="ce1" office:value-type="string" calcext:value-type="string">
            <text:p>9/4/2017</text:p>
          </table:table-cell>
          <table:table-cell office:value-type="float" office:value="1504483200" calcext:value-type="float">
            <text:p>1504483200</text:p>
          </table:table-cell>
          <table:table-cell office:value-type="float" office:value="27792328086" calcext:value-type="float">
            <text:p>27792328086</text:p>
          </table:table-cell>
          <table:table-cell table:formula="of:=[.C757]/10^9" office:value-type="float" office:value="27.792328086" calcext:value-type="float">
            <text:p>27.792328086</text:p>
          </table:table-cell>
          <table:table-cell office:value-type="float" office:value="303.7" calcext:value-type="float">
            <text:p>303.7</text:p>
          </table:table-cell>
          <table:table-cell table:formula="of:=[.E757]*[.D757]" office:value-type="float" office:value="8440.5300397182" calcext:value-type="float">
            <text:p>8440.5300397182</text:p>
          </table:table-cell>
          <table:table-cell table:formula="of:=([.E757]-[.E756])/([.E756]+0.0000000000001)" office:value-type="float" office:value="-0.138317491842815" calcext:value-type="float">
            <text:p>-0.138317491842815</text:p>
          </table:table-cell>
          <table:table-cell table:formula="of:=ABS([.G757])" office:value-type="float" office:value="0.138317491842815" calcext:value-type="float">
            <text:p>0.138317491842815</text:p>
          </table:table-cell>
          <table:table-cell table:formula="of:=[.G757]*[.G757]" office:value-type="float" office:value="0.0191317285496871" calcext:value-type="float">
            <text:p>0.019131728549687</text:p>
          </table:table-cell>
          <table:table-cell table:formula="of:=([.F757]-[.F756])/([.F756]+0.0000000000001)" office:value-type="float" office:value="-0.0275215997536998" calcext:value-type="float">
            <text:p>-0.0275215997537</text:p>
          </table:table-cell>
          <table:table-cell table:formula="of:=ABS([.J757])" office:value-type="float" office:value="0.0275215997536998" calcext:value-type="float">
            <text:p>0.0275215997537</text:p>
          </table:table-cell>
          <table:table-cell table:formula="of:=[.J757]*[.J757]" office:value-type="float" office:value="0.000757438453002847" calcext:value-type="float">
            <text:p>0.000757438453003</text:p>
          </table:table-cell>
        </table:table-row>
        <table:table-row table:style-name="ro1">
          <table:table-cell table:style-name="ce1" office:value-type="string" calcext:value-type="string">
            <text:p>9/5/2017</text:p>
          </table:table-cell>
          <table:table-cell office:value-type="float" office:value="1504569600" calcext:value-type="float">
            <text:p>1504569600</text:p>
          </table:table-cell>
          <table:table-cell office:value-type="float" office:value="30139309787" calcext:value-type="float">
            <text:p>30139309787</text:p>
          </table:table-cell>
          <table:table-cell table:formula="of:=[.C758]/10^9" office:value-type="float" office:value="30.139309787" calcext:value-type="float">
            <text:p>30.139309787</text:p>
          </table:table-cell>
          <table:table-cell office:value-type="float" office:value="317.94" calcext:value-type="float">
            <text:p>317.94</text:p>
          </table:table-cell>
          <table:table-cell table:formula="of:=[.E758]*[.D758]" office:value-type="float" office:value="9582.49215367878" calcext:value-type="float">
            <text:p>9582.49215367878</text:p>
          </table:table-cell>
          <table:table-cell table:formula="of:=([.E758]-[.E757])/([.E757]+0.0000000000001)" office:value-type="float" office:value="0.0468883766875206" calcext:value-type="float">
            <text:p>0.046888376687521</text:p>
          </table:table-cell>
          <table:table-cell table:formula="of:=ABS([.G758])" office:value-type="float" office:value="0.0468883766875206" calcext:value-type="float">
            <text:p>0.046888376687521</text:p>
          </table:table-cell>
          <table:table-cell table:formula="of:=[.G758]*[.G758]" office:value-type="float" office:value="0.00219851986839082" calcext:value-type="float">
            <text:p>0.002198519868391</text:p>
          </table:table-cell>
          <table:table-cell table:formula="of:=([.F758]-[.F757])/([.F757]+0.0000000000001)" office:value-type="float" office:value="0.135295071350603" calcext:value-type="float">
            <text:p>0.135295071350603</text:p>
          </table:table-cell>
          <table:table-cell table:formula="of:=ABS([.J758])" office:value-type="float" office:value="0.135295071350603" calcext:value-type="float">
            <text:p>0.135295071350603</text:p>
          </table:table-cell>
          <table:table-cell table:formula="of:=[.J758]*[.J758]" office:value-type="float" office:value="0.0183047563317647" calcext:value-type="float">
            <text:p>0.018304756331765</text:p>
          </table:table-cell>
        </table:table-row>
        <table:table-row table:style-name="ro1">
          <table:table-cell table:style-name="ce1" office:value-type="string" calcext:value-type="string">
            <text:p>9/6/2017</text:p>
          </table:table-cell>
          <table:table-cell office:value-type="float" office:value="1504656000" calcext:value-type="float">
            <text:p>1504656000</text:p>
          </table:table-cell>
          <table:table-cell office:value-type="float" office:value="36519706124" calcext:value-type="float">
            <text:p>36519706124</text:p>
          </table:table-cell>
          <table:table-cell table:formula="of:=[.C759]/10^9" office:value-type="float" office:value="36.519706124" calcext:value-type="float">
            <text:p>36.519706124</text:p>
          </table:table-cell>
          <table:table-cell office:value-type="float" office:value="338.92" calcext:value-type="float">
            <text:p>338.92</text:p>
          </table:table-cell>
          <table:table-cell table:formula="of:=[.E759]*[.D759]" office:value-type="float" office:value="12377.2587995461" calcext:value-type="float">
            <text:p>12377.2587995461</text:p>
          </table:table-cell>
          <table:table-cell table:formula="of:=([.E759]-[.E758])/([.E758]+0.0000000000001)" office:value-type="float" office:value="0.0659872931999749" calcext:value-type="float">
            <text:p>0.065987293199975</text:p>
          </table:table-cell>
          <table:table-cell table:formula="of:=ABS([.G759])" office:value-type="float" office:value="0.0659872931999749" calcext:value-type="float">
            <text:p>0.065987293199975</text:p>
          </table:table-cell>
          <table:table-cell table:formula="of:=[.G759]*[.G759]" office:value-type="float" office:value="0.00435432286385945" calcext:value-type="float">
            <text:p>0.004354322863859</text:p>
          </table:table-cell>
          <table:table-cell table:formula="of:=([.F759]-[.F758])/([.F758]+0.0000000000001)" office:value-type="float" office:value="0.29165342387412" calcext:value-type="float">
            <text:p>0.29165342387412</text:p>
          </table:table-cell>
          <table:table-cell table:formula="of:=ABS([.J759])" office:value-type="float" office:value="0.29165342387412" calcext:value-type="float">
            <text:p>0.29165342387412</text:p>
          </table:table-cell>
          <table:table-cell table:formula="of:=[.J759]*[.J759]" office:value-type="float" office:value="0.0850617196574969" calcext:value-type="float">
            <text:p>0.085061719657497</text:p>
          </table:table-cell>
        </table:table-row>
        <table:table-row table:style-name="ro1">
          <table:table-cell table:style-name="ce1" office:value-type="string" calcext:value-type="string">
            <text:p>9/7/2017</text:p>
          </table:table-cell>
          <table:table-cell office:value-type="float" office:value="1504742400" calcext:value-type="float">
            <text:p>1504742400</text:p>
          </table:table-cell>
          <table:table-cell office:value-type="float" office:value="36147491376" calcext:value-type="float">
            <text:p>36147491376</text:p>
          </table:table-cell>
          <table:table-cell table:formula="of:=[.C760]/10^9" office:value-type="float" office:value="36.147491376" calcext:value-type="float">
            <text:p>36.147491376</text:p>
          </table:table-cell>
          <table:table-cell office:value-type="float" office:value="335.37" calcext:value-type="float">
            <text:p>335.37</text:p>
          </table:table-cell>
          <table:table-cell table:formula="of:=[.E760]*[.D760]" office:value-type="float" office:value="12122.7841827691" calcext:value-type="float">
            <text:p>12122.7841827691</text:p>
          </table:table-cell>
          <table:table-cell table:formula="of:=([.E760]-[.E759])/([.E759]+0.0000000000001)" office:value-type="float" office:value="-0.010474448247374" calcext:value-type="float">
            <text:p>-0.010474448247374</text:p>
          </table:table-cell>
          <table:table-cell table:formula="of:=ABS([.G760])" office:value-type="float" office:value="0.010474448247374" calcext:value-type="float">
            <text:p>0.010474448247374</text:p>
          </table:table-cell>
          <table:table-cell table:formula="of:=[.G760]*[.G760]" office:value-type="float" office:value="0.000109714066086917" calcext:value-type="float">
            <text:p>0.000109714066087</text:p>
          </table:table-cell>
          <table:table-cell table:formula="of:=([.F760]-[.F759])/([.F759]+0.0000000000001)" office:value-type="float" office:value="-0.0205598526215106" calcext:value-type="float">
            <text:p>-0.020559852621511</text:p>
          </table:table-cell>
          <table:table-cell table:formula="of:=ABS([.J760])" office:value-type="float" office:value="0.0205598526215106" calcext:value-type="float">
            <text:p>0.020559852621511</text:p>
          </table:table-cell>
          <table:table-cell table:formula="of:=[.J760]*[.J760]" office:value-type="float" office:value="0.000422707539818236" calcext:value-type="float">
            <text:p>0.000422707539818</text:p>
          </table:table-cell>
        </table:table-row>
        <table:table-row table:style-name="ro1">
          <table:table-cell table:style-name="ce1" office:value-type="string" calcext:value-type="string">
            <text:p>9/8/2017</text:p>
          </table:table-cell>
          <table:table-cell office:value-type="float" office:value="1504828800" calcext:value-type="float">
            <text:p>1504828800</text:p>
          </table:table-cell>
          <table:table-cell office:value-type="float" office:value="42275877643" calcext:value-type="float">
            <text:p>42275877643</text:p>
          </table:table-cell>
          <table:table-cell table:formula="of:=[.C761]/10^9" office:value-type="float" office:value="42.275877643" calcext:value-type="float">
            <text:p>42.275877643</text:p>
          </table:table-cell>
          <table:table-cell office:value-type="float" office:value="306.72" calcext:value-type="float">
            <text:p>306.72</text:p>
          </table:table-cell>
          <table:table-cell table:formula="of:=[.E761]*[.D761]" office:value-type="float" office:value="12966.857190661" calcext:value-type="float">
            <text:p>12966.857190661</text:p>
          </table:table-cell>
          <table:table-cell table:formula="of:=([.E761]-[.E760])/([.E760]+0.0000000000001)" office:value-type="float" office:value="-0.0854280347079344" calcext:value-type="float">
            <text:p>-0.085428034707935</text:p>
          </table:table-cell>
          <table:table-cell table:formula="of:=ABS([.G761])" office:value-type="float" office:value="0.0854280347079344" calcext:value-type="float">
            <text:p>0.085428034707935</text:p>
          </table:table-cell>
          <table:table-cell table:formula="of:=[.G761]*[.G761]" office:value-type="float" office:value="0.00729794911406005" calcext:value-type="float">
            <text:p>0.00729794911406</text:p>
          </table:table-cell>
          <table:table-cell table:formula="of:=([.F761]-[.F760])/([.F760]+0.0000000000001)" office:value-type="float" office:value="0.0696269928727739" calcext:value-type="float">
            <text:p>0.069626992872774</text:p>
          </table:table-cell>
          <table:table-cell table:formula="of:=ABS([.J761])" office:value-type="float" office:value="0.0696269928727739" calcext:value-type="float">
            <text:p>0.069626992872774</text:p>
          </table:table-cell>
          <table:table-cell table:formula="of:=[.J761]*[.J761]" office:value-type="float" office:value="0.00484791813650531" calcext:value-type="float">
            <text:p>0.004847918136505</text:p>
          </table:table-cell>
        </table:table-row>
        <table:table-row table:style-name="ro1">
          <table:table-cell table:style-name="ce1" office:value-type="string" calcext:value-type="string">
            <text:p>9/9/2017</text:p>
          </table:table-cell>
          <table:table-cell office:value-type="float" office:value="1504915200" calcext:value-type="float">
            <text:p>1504915200</text:p>
          </table:table-cell>
          <table:table-cell office:value-type="float" office:value="29941043195" calcext:value-type="float">
            <text:p>29941043195</text:p>
          </table:table-cell>
          <table:table-cell table:formula="of:=[.C762]/10^9" office:value-type="float" office:value="29.941043195" calcext:value-type="float">
            <text:p>29.941043195</text:p>
          </table:table-cell>
          <table:table-cell office:value-type="float" office:value="303.79" calcext:value-type="float">
            <text:p>303.79</text:p>
          </table:table-cell>
          <table:table-cell table:formula="of:=[.E762]*[.D762]" office:value-type="float" office:value="9095.78951220905" calcext:value-type="float">
            <text:p>9095.78951220905</text:p>
          </table:table-cell>
          <table:table-cell table:formula="of:=([.E762]-[.E761])/([.E761]+0.0000000000001)" office:value-type="float" office:value="-0.00955268648930623" calcext:value-type="float">
            <text:p>-0.009552686489306</text:p>
          </table:table-cell>
          <table:table-cell table:formula="of:=ABS([.G762])" office:value-type="float" office:value="0.00955268648930623" calcext:value-type="float">
            <text:p>0.009552686489306</text:p>
          </table:table-cell>
          <table:table-cell table:formula="of:=[.G762]*[.G762]" office:value-type="float" office:value="0.0000912538191629737" calcext:value-type="float">
            <text:p>9.12538191629737E-05</text:p>
          </table:table-cell>
          <table:table-cell table:formula="of:=([.F762]-[.F761])/([.F761]+0.0000000000001)" office:value-type="float" office:value="-0.298535537295803" calcext:value-type="float">
            <text:p>-0.298535537295803</text:p>
          </table:table-cell>
          <table:table-cell table:formula="of:=ABS([.J762])" office:value-type="float" office:value="0.298535537295803" calcext:value-type="float">
            <text:p>0.298535537295803</text:p>
          </table:table-cell>
          <table:table-cell table:formula="of:=[.J762]*[.J762]" office:value-type="float" office:value="0.0891234670284935" calcext:value-type="float">
            <text:p>0.089123467028494</text:p>
          </table:table-cell>
        </table:table-row>
        <table:table-row table:style-name="ro1">
          <table:table-cell table:style-name="ce1" office:value-type="string" calcext:value-type="string">
            <text:p>9/10/2017</text:p>
          </table:table-cell>
          <table:table-cell office:value-type="float" office:value="1505001600" calcext:value-type="float">
            <text:p>1505001600</text:p>
          </table:table-cell>
          <table:table-cell office:value-type="float" office:value="36135150446" calcext:value-type="float">
            <text:p>36135150446</text:p>
          </table:table-cell>
          <table:table-cell table:formula="of:=[.C763]/10^9" office:value-type="float" office:value="36.135150446" calcext:value-type="float">
            <text:p>36.135150446</text:p>
          </table:table-cell>
          <table:table-cell office:value-type="float" office:value="299.21" calcext:value-type="float">
            <text:p>299.21</text:p>
          </table:table-cell>
          <table:table-cell table:formula="of:=[.E763]*[.D763]" office:value-type="float" office:value="10811.9983649477" calcext:value-type="float">
            <text:p>10811.9983649477</text:p>
          </table:table-cell>
          <table:table-cell table:formula="of:=([.E763]-[.E762])/([.E762]+0.0000000000001)" office:value-type="float" office:value="-0.0150762039566807" calcext:value-type="float">
            <text:p>-0.015076203956681</text:p>
          </table:table-cell>
          <table:table-cell table:formula="of:=ABS([.G763])" office:value-type="float" office:value="0.0150762039566807" calcext:value-type="float">
            <text:p>0.015076203956681</text:p>
          </table:table-cell>
          <table:table-cell table:formula="of:=[.G763]*[.G763]" office:value-type="float" office:value="0.000227291925743436" calcext:value-type="float">
            <text:p>0.000227291925743</text:p>
          </table:table-cell>
          <table:table-cell table:formula="of:=([.F763]-[.F762])/([.F762]+0.0000000000001)" office:value-type="float" office:value="0.188681680730956" calcext:value-type="float">
            <text:p>0.188681680730956</text:p>
          </table:table-cell>
          <table:table-cell table:formula="of:=ABS([.J763])" office:value-type="float" office:value="0.188681680730956" calcext:value-type="float">
            <text:p>0.188681680730956</text:p>
          </table:table-cell>
          <table:table-cell table:formula="of:=[.J763]*[.J763]" office:value-type="float" office:value="0.0356007766434585" calcext:value-type="float">
            <text:p>0.035600776643459</text:p>
          </table:table-cell>
        </table:table-row>
        <table:table-row table:style-name="ro1">
          <table:table-cell table:style-name="ce1" office:value-type="string" calcext:value-type="string">
            <text:p>9/11/2017</text:p>
          </table:table-cell>
          <table:table-cell office:value-type="float" office:value="1505088000" calcext:value-type="float">
            <text:p>1505088000</text:p>
          </table:table-cell>
          <table:table-cell office:value-type="float" office:value="26441744516" calcext:value-type="float">
            <text:p>26441744516</text:p>
          </table:table-cell>
          <table:table-cell table:formula="of:=[.C764]/10^9" office:value-type="float" office:value="26.441744516" calcext:value-type="float">
            <text:p>26.441744516</text:p>
          </table:table-cell>
          <table:table-cell office:value-type="float" office:value="297.95" calcext:value-type="float">
            <text:p>297.95</text:p>
          </table:table-cell>
          <table:table-cell table:formula="of:=[.E764]*[.D764]" office:value-type="float" office:value="7878.3177785422" calcext:value-type="float">
            <text:p>7878.3177785422</text:p>
          </table:table-cell>
          <table:table-cell table:formula="of:=([.E764]-[.E763])/([.E763]+0.0000000000001)" office:value-type="float" office:value="-0.00421108920156409" calcext:value-type="float">
            <text:p>-0.004211089201564</text:p>
          </table:table-cell>
          <table:table-cell table:formula="of:=ABS([.G764])" office:value-type="float" office:value="0.00421108920156409" calcext:value-type="float">
            <text:p>0.004211089201564</text:p>
          </table:table-cell>
          <table:table-cell table:formula="of:=[.G764]*[.G764]" office:value-type="float" office:value="0.0000177332722635297" calcext:value-type="float">
            <text:p>1.77332722635297E-05</text:p>
          </table:table-cell>
          <table:table-cell table:formula="of:=([.F764]-[.F763])/([.F763]+0.0000000000001)" office:value-type="float" office:value="-0.271335648358624" calcext:value-type="float">
            <text:p>-0.271335648358624</text:p>
          </table:table-cell>
          <table:table-cell table:formula="of:=ABS([.J764])" office:value-type="float" office:value="0.271335648358624" calcext:value-type="float">
            <text:p>0.271335648358624</text:p>
          </table:table-cell>
          <table:table-cell table:formula="of:=[.J764]*[.J764]" office:value-type="float" office:value="0.073623034070195" calcext:value-type="float">
            <text:p>0.073623034070195</text:p>
          </table:table-cell>
        </table:table-row>
        <table:table-row table:style-name="ro1">
          <table:table-cell table:style-name="ce1" office:value-type="string" calcext:value-type="string">
            <text:p>9/12/2017</text:p>
          </table:table-cell>
          <table:table-cell office:value-type="float" office:value="1505174400" calcext:value-type="float">
            <text:p>1505174400</text:p>
          </table:table-cell>
          <table:table-cell office:value-type="float" office:value="28430040166" calcext:value-type="float">
            <text:p>28430040166</text:p>
          </table:table-cell>
          <table:table-cell table:formula="of:=[.C765]/10^9" office:value-type="float" office:value="28.430040166" calcext:value-type="float">
            <text:p>28.430040166</text:p>
          </table:table-cell>
          <table:table-cell office:value-type="float" office:value="294.1" calcext:value-type="float">
            <text:p>294.1</text:p>
          </table:table-cell>
          <table:table-cell table:formula="of:=[.E765]*[.D765]" office:value-type="float" office:value="8361.2748128206" calcext:value-type="float">
            <text:p>8361.2748128206</text:p>
          </table:table-cell>
          <table:table-cell table:formula="of:=([.E765]-[.E764])/([.E764]+0.0000000000001)" office:value-type="float" office:value="-0.0129216311461653" calcext:value-type="float">
            <text:p>-0.012921631146165</text:p>
          </table:table-cell>
          <table:table-cell table:formula="of:=ABS([.G765])" office:value-type="float" office:value="0.0129216311461653" calcext:value-type="float">
            <text:p>0.012921631146165</text:p>
          </table:table-cell>
          <table:table-cell table:formula="of:=[.G765]*[.G765]" office:value-type="float" office:value="0.00016696855147755" calcext:value-type="float">
            <text:p>0.000166968551478</text:p>
          </table:table-cell>
          <table:table-cell table:formula="of:=([.F765]-[.F764])/([.F764]+0.0000000000001)" office:value-type="float" office:value="0.0613020504953238" calcext:value-type="float">
            <text:p>0.061302050495324</text:p>
          </table:table-cell>
          <table:table-cell table:formula="of:=ABS([.J765])" office:value-type="float" office:value="0.0613020504953238" calcext:value-type="float">
            <text:p>0.061302050495324</text:p>
          </table:table-cell>
          <table:table-cell table:formula="of:=[.J765]*[.J765]" office:value-type="float" office:value="0.00375794139493123" calcext:value-type="float">
            <text:p>0.003757941394931</text:p>
          </table:table-cell>
        </table:table-row>
        <table:table-row table:style-name="ro1">
          <table:table-cell table:style-name="ce1" office:value-type="string" calcext:value-type="string">
            <text:p>9/13/2017</text:p>
          </table:table-cell>
          <table:table-cell office:value-type="float" office:value="1505260800" calcext:value-type="float">
            <text:p>1505260800</text:p>
          </table:table-cell>
          <table:table-cell office:value-type="float" office:value="27123610125" calcext:value-type="float">
            <text:p>27123610125</text:p>
          </table:table-cell>
          <table:table-cell table:formula="of:=[.C766]/10^9" office:value-type="float" office:value="27.123610125" calcext:value-type="float">
            <text:p>27.123610125</text:p>
          </table:table-cell>
          <table:table-cell office:value-type="float" office:value="275.84" calcext:value-type="float">
            <text:p>275.84</text:p>
          </table:table-cell>
          <table:table-cell table:formula="of:=[.E766]*[.D766]" office:value-type="float" office:value="7481.77661688" calcext:value-type="float">
            <text:p>7481.77661688</text:p>
          </table:table-cell>
          <table:table-cell table:formula="of:=([.E766]-[.E765])/([.E765]+0.0000000000001)" office:value-type="float" office:value="-0.0620877252635159" calcext:value-type="float">
            <text:p>-0.062087725263516</text:p>
          </table:table-cell>
          <table:table-cell table:formula="of:=ABS([.G766])" office:value-type="float" office:value="0.0620877252635159" calcext:value-type="float">
            <text:p>0.062087725263516</text:p>
          </table:table-cell>
          <table:table-cell table:formula="of:=[.G766]*[.G766]" office:value-type="float" office:value="0.00385488562839784" calcext:value-type="float">
            <text:p>0.003854885628398</text:p>
          </table:table-cell>
          <table:table-cell table:formula="of:=([.F766]-[.F765])/([.F765]+0.0000000000001)" office:value-type="float" office:value="-0.105187093550859" calcext:value-type="float">
            <text:p>-0.105187093550859</text:p>
          </table:table-cell>
          <table:table-cell table:formula="of:=ABS([.J766])" office:value-type="float" office:value="0.105187093550859" calcext:value-type="float">
            <text:p>0.105187093550859</text:p>
          </table:table-cell>
          <table:table-cell table:formula="of:=[.J766]*[.J766]" office:value-type="float" office:value="0.0110643246496772" calcext:value-type="float">
            <text:p>0.011064324649677</text:p>
          </table:table-cell>
        </table:table-row>
        <table:table-row table:style-name="ro1">
          <table:table-cell table:style-name="ce1" office:value-type="string" calcext:value-type="string">
            <text:p>9/14/2017</text:p>
          </table:table-cell>
          <table:table-cell office:value-type="float" office:value="1505347200" calcext:value-type="float">
            <text:p>1505347200</text:p>
          </table:table-cell>
          <table:table-cell office:value-type="float" office:value="28372005082" calcext:value-type="float">
            <text:p>28372005082</text:p>
          </table:table-cell>
          <table:table-cell table:formula="of:=[.C767]/10^9" office:value-type="float" office:value="28.372005082" calcext:value-type="float">
            <text:p>28.372005082</text:p>
          </table:table-cell>
          <table:table-cell office:value-type="float" office:value="223.14" calcext:value-type="float">
            <text:p>223.14</text:p>
          </table:table-cell>
          <table:table-cell table:formula="of:=[.E767]*[.D767]" office:value-type="float" office:value="6330.92921399748" calcext:value-type="float">
            <text:p>6330.92921399748</text:p>
          </table:table-cell>
          <table:table-cell table:formula="of:=([.E767]-[.E766])/([.E766]+0.0000000000001)" office:value-type="float" office:value="-0.191052784222738" calcext:value-type="float">
            <text:p>-0.191052784222738</text:p>
          </table:table-cell>
          <table:table-cell table:formula="of:=ABS([.G767])" office:value-type="float" office:value="0.191052784222738" calcext:value-type="float">
            <text:p>0.191052784222738</text:p>
          </table:table-cell>
          <table:table-cell table:formula="of:=[.G767]*[.G767]" office:value-type="float" office:value="0.03650116635926" calcext:value-type="float">
            <text:p>0.03650116635926</text:p>
          </table:table-cell>
          <table:table-cell table:formula="of:=([.F767]-[.F766])/([.F766]+0.0000000000001)" office:value-type="float" office:value="-0.153820069993274" calcext:value-type="float">
            <text:p>-0.153820069993274</text:p>
          </table:table-cell>
          <table:table-cell table:formula="of:=ABS([.J767])" office:value-type="float" office:value="0.153820069993274" calcext:value-type="float">
            <text:p>0.153820069993274</text:p>
          </table:table-cell>
          <table:table-cell table:formula="of:=[.J767]*[.J767]" office:value-type="float" office:value="0.0236606139327356" calcext:value-type="float">
            <text:p>0.023660613932736</text:p>
          </table:table-cell>
        </table:table-row>
        <table:table-row table:style-name="ro1">
          <table:table-cell table:style-name="ce1" office:value-type="string" calcext:value-type="string">
            <text:p>9/15/2017</text:p>
          </table:table-cell>
          <table:table-cell office:value-type="float" office:value="1505433600" calcext:value-type="float">
            <text:p>1505433600</text:p>
          </table:table-cell>
          <table:table-cell office:value-type="float" office:value="35527257414" calcext:value-type="float">
            <text:p>35527257414</text:p>
          </table:table-cell>
          <table:table-cell table:formula="of:=[.C768]/10^9" office:value-type="float" office:value="35.527257414" calcext:value-type="float">
            <text:p>35.527257414</text:p>
          </table:table-cell>
          <table:table-cell office:value-type="float" office:value="259.57" calcext:value-type="float">
            <text:p>259.57</text:p>
          </table:table-cell>
          <table:table-cell table:formula="of:=[.E768]*[.D768]" office:value-type="float" office:value="9221.81020695198" calcext:value-type="float">
            <text:p>9221.81020695198</text:p>
          </table:table-cell>
          <table:table-cell table:formula="of:=([.E768]-[.E767])/([.E767]+0.0000000000001)" office:value-type="float" office:value="0.163260733172" calcext:value-type="float">
            <text:p>0.163260733172</text:p>
          </table:table-cell>
          <table:table-cell table:formula="of:=ABS([.G768])" office:value-type="float" office:value="0.163260733172" calcext:value-type="float">
            <text:p>0.163260733172</text:p>
          </table:table-cell>
          <table:table-cell table:formula="of:=[.G768]*[.G768]" office:value-type="float" office:value="0.0266540669958589" calcext:value-type="float">
            <text:p>0.026654066995859</text:p>
          </table:table-cell>
          <table:table-cell table:formula="of:=([.F768]-[.F767])/([.F767]+0.0000000000001)" office:value-type="float" office:value="0.456628228690799" calcext:value-type="float">
            <text:p>0.456628228690799</text:p>
          </table:table-cell>
          <table:table-cell table:formula="of:=ABS([.J768])" office:value-type="float" office:value="0.456628228690799" calcext:value-type="float">
            <text:p>0.456628228690799</text:p>
          </table:table-cell>
          <table:table-cell table:formula="of:=[.J768]*[.J768]" office:value-type="float" office:value="0.208509339237296" calcext:value-type="float">
            <text:p>0.208509339237296</text:p>
          </table:table-cell>
        </table:table-row>
        <table:table-row table:style-name="ro1">
          <table:table-cell table:style-name="ce1" office:value-type="string" calcext:value-type="string">
            <text:p>9/16/2017</text:p>
          </table:table-cell>
          <table:table-cell office:value-type="float" office:value="1505520000" calcext:value-type="float">
            <text:p>1505520000</text:p>
          </table:table-cell>
          <table:table-cell office:value-type="float" office:value="35281116400" calcext:value-type="float">
            <text:p>35281116400</text:p>
          </table:table-cell>
          <table:table-cell table:formula="of:=[.C769]/10^9" office:value-type="float" office:value="35.2811164" calcext:value-type="float">
            <text:p>35.2811164</text:p>
          </table:table-cell>
          <table:table-cell office:value-type="float" office:value="254.49" calcext:value-type="float">
            <text:p>254.49</text:p>
          </table:table-cell>
          <table:table-cell table:formula="of:=[.E769]*[.D769]" office:value-type="float" office:value="8978.691312636" calcext:value-type="float">
            <text:p>8978.691312636</text:p>
          </table:table-cell>
          <table:table-cell table:formula="of:=([.E769]-[.E768])/([.E768]+0.0000000000001)" office:value-type="float" office:value="-0.0195708286781985" calcext:value-type="float">
            <text:p>-0.019570828678199</text:p>
          </table:table-cell>
          <table:table-cell table:formula="of:=ABS([.G769])" office:value-type="float" office:value="0.0195708286781985" calcext:value-type="float">
            <text:p>0.019570828678199</text:p>
          </table:table-cell>
          <table:table-cell table:formula="of:=[.G769]*[.G769]" office:value-type="float" office:value="0.000383017335151396" calcext:value-type="float">
            <text:p>0.000383017335151</text:p>
          </table:table-cell>
          <table:table-cell table:formula="of:=([.F769]-[.F768])/([.F768]+0.0000000000001)" office:value-type="float" office:value="-0.0263634675687317" calcext:value-type="float">
            <text:p>-0.026363467568732</text:p>
          </table:table-cell>
          <table:table-cell table:formula="of:=ABS([.J769])" office:value-type="float" office:value="0.0263634675687317" calcext:value-type="float">
            <text:p>0.026363467568732</text:p>
          </table:table-cell>
          <table:table-cell table:formula="of:=[.J769]*[.J769]" office:value-type="float" office:value="0.00069503242224757" calcext:value-type="float">
            <text:p>0.000695032422248</text:p>
          </table:table-cell>
        </table:table-row>
        <table:table-row table:style-name="ro1">
          <table:table-cell table:style-name="ce1" office:value-type="string" calcext:value-type="string">
            <text:p>9/17/2017</text:p>
          </table:table-cell>
          <table:table-cell office:value-type="float" office:value="1505606400" calcext:value-type="float">
            <text:p>1505606400</text:p>
          </table:table-cell>
          <table:table-cell office:value-type="float" office:value="32847109838" calcext:value-type="float">
            <text:p>32847109838</text:p>
          </table:table-cell>
          <table:table-cell table:formula="of:=[.C770]/10^9" office:value-type="float" office:value="32.847109838" calcext:value-type="float">
            <text:p>32.847109838</text:p>
          </table:table-cell>
          <table:table-cell office:value-type="float" office:value="258.4" calcext:value-type="float">
            <text:p>258.4</text:p>
          </table:table-cell>
          <table:table-cell table:formula="of:=[.E770]*[.D770]" office:value-type="float" office:value="8487.6931821392" calcext:value-type="float">
            <text:p>8487.6931821392</text:p>
          </table:table-cell>
          <table:table-cell table:formula="of:=([.E770]-[.E769])/([.E769]+0.0000000000001)" office:value-type="float" office:value="0.0153640614562457" calcext:value-type="float">
            <text:p>0.015364061456246</text:p>
          </table:table-cell>
          <table:table-cell table:formula="of:=ABS([.G770])" office:value-type="float" office:value="0.0153640614562457" calcext:value-type="float">
            <text:p>0.015364061456246</text:p>
          </table:table-cell>
          <table:table-cell table:formula="of:=[.G770]*[.G770]" office:value-type="float" office:value="0.000236054384431294" calcext:value-type="float">
            <text:p>0.000236054384431</text:p>
          </table:table-cell>
          <table:table-cell table:formula="of:=([.F770]-[.F769])/([.F769]+0.0000000000001)" office:value-type="float" office:value="-0.0546848213620848" calcext:value-type="float">
            <text:p>-0.054684821362085</text:p>
          </table:table-cell>
          <table:table-cell table:formula="of:=ABS([.J770])" office:value-type="float" office:value="0.0546848213620848" calcext:value-type="float">
            <text:p>0.054684821362085</text:p>
          </table:table-cell>
          <table:table-cell table:formula="of:=[.J770]*[.J770]" office:value-type="float" office:value="0.00299042968740312" calcext:value-type="float">
            <text:p>0.002990429687403</text:p>
          </table:table-cell>
        </table:table-row>
        <table:table-row table:style-name="ro1">
          <table:table-cell table:style-name="ce1" office:value-type="string" calcext:value-type="string">
            <text:p>9/18/2017</text:p>
          </table:table-cell>
          <table:table-cell office:value-type="float" office:value="1505692800" calcext:value-type="float">
            <text:p>1505692800</text:p>
          </table:table-cell>
          <table:table-cell office:value-type="float" office:value="27527967857" calcext:value-type="float">
            <text:p>27527967857</text:p>
          </table:table-cell>
          <table:table-cell table:formula="of:=[.C771]/10^9" office:value-type="float" office:value="27.527967857" calcext:value-type="float">
            <text:p>27.527967857</text:p>
          </table:table-cell>
          <table:table-cell office:value-type="float" office:value="297.53" calcext:value-type="float">
            <text:p>297.53</text:p>
          </table:table-cell>
          <table:table-cell table:formula="of:=[.E771]*[.D771]" office:value-type="float" office:value="8190.39627649321" calcext:value-type="float">
            <text:p>8190.39627649321</text:p>
          </table:table-cell>
          <table:table-cell table:formula="of:=([.E771]-[.E770])/([.E770]+0.0000000000001)" office:value-type="float" office:value="0.151431888544892" calcext:value-type="float">
            <text:p>0.151431888544892</text:p>
          </table:table-cell>
          <table:table-cell table:formula="of:=ABS([.G771])" office:value-type="float" office:value="0.151431888544892" calcext:value-type="float">
            <text:p>0.151431888544892</text:p>
          </table:table-cell>
          <table:table-cell table:formula="of:=[.G771]*[.G771]" office:value-type="float" office:value="0.0229316168682725" calcext:value-type="float">
            <text:p>0.022931616868273</text:p>
          </table:table-cell>
          <table:table-cell table:formula="of:=([.F771]-[.F770])/([.F770]+0.0000000000001)" office:value-type="float" office:value="-0.0350268205113254" calcext:value-type="float">
            <text:p>-0.035026820511325</text:p>
          </table:table-cell>
          <table:table-cell table:formula="of:=ABS([.J771])" office:value-type="float" office:value="0.0350268205113254" calcext:value-type="float">
            <text:p>0.035026820511325</text:p>
          </table:table-cell>
          <table:table-cell table:formula="of:=[.J771]*[.J771]" office:value-type="float" office:value="0.0012268781551326" calcext:value-type="float">
            <text:p>0.001226878155133</text:p>
          </table:table-cell>
        </table:table-row>
        <table:table-row table:style-name="ro1">
          <table:table-cell table:style-name="ce1" office:value-type="string" calcext:value-type="string">
            <text:p>9/19/2017</text:p>
          </table:table-cell>
          <table:table-cell office:value-type="float" office:value="1505779200" calcext:value-type="float">
            <text:p>1505779200</text:p>
          </table:table-cell>
          <table:table-cell office:value-type="float" office:value="28240983765" calcext:value-type="float">
            <text:p>28240983765</text:p>
          </table:table-cell>
          <table:table-cell table:formula="of:=[.C772]/10^9" office:value-type="float" office:value="28.240983765" calcext:value-type="float">
            <text:p>28.240983765</text:p>
          </table:table-cell>
          <table:table-cell office:value-type="float" office:value="283" calcext:value-type="float">
            <text:p>283</text:p>
          </table:table-cell>
          <table:table-cell table:formula="of:=[.E772]*[.D772]" office:value-type="float" office:value="7992.198405495" calcext:value-type="float">
            <text:p>7992.198405495</text:p>
          </table:table-cell>
          <table:table-cell table:formula="of:=([.E772]-[.E771])/([.E771]+0.0000000000001)" office:value-type="float" office:value="-0.0488354115551372" calcext:value-type="float">
            <text:p>-0.048835411555137</text:p>
          </table:table-cell>
          <table:table-cell table:formula="of:=ABS([.G772])" office:value-type="float" office:value="0.0488354115551372" calcext:value-type="float">
            <text:p>0.048835411555137</text:p>
          </table:table-cell>
          <table:table-cell table:formula="of:=[.G772]*[.G772]" office:value-type="float" office:value="0.00238489742175963" calcext:value-type="float">
            <text:p>0.00238489742176</text:p>
          </table:table-cell>
          <table:table-cell table:formula="of:=([.F772]-[.F771])/([.F771]+0.0000000000001)" office:value-type="float" office:value="-0.0241988133794022" calcext:value-type="float">
            <text:p>-0.024198813379402</text:p>
          </table:table-cell>
          <table:table-cell table:formula="of:=ABS([.J772])" office:value-type="float" office:value="0.0241988133794022" calcext:value-type="float">
            <text:p>0.024198813379402</text:p>
          </table:table-cell>
          <table:table-cell table:formula="of:=[.J772]*[.J772]" office:value-type="float" office:value="0.000585582568971133" calcext:value-type="float">
            <text:p>0.000585582568971</text:p>
          </table:table-cell>
        </table:table-row>
        <table:table-row table:style-name="ro1">
          <table:table-cell table:style-name="ce1" office:value-type="string" calcext:value-type="string">
            <text:p>9/20/2017</text:p>
          </table:table-cell>
          <table:table-cell office:value-type="float" office:value="1505865600" calcext:value-type="float">
            <text:p>1505865600</text:p>
          </table:table-cell>
          <table:table-cell office:value-type="float" office:value="30102925181" calcext:value-type="float">
            <text:p>30102925181</text:p>
          </table:table-cell>
          <table:table-cell table:formula="of:=[.C773]/10^9" office:value-type="float" office:value="30.102925181" calcext:value-type="float">
            <text:p>30.102925181</text:p>
          </table:table-cell>
          <table:table-cell office:value-type="float" office:value="283.56" calcext:value-type="float">
            <text:p>283.56</text:p>
          </table:table-cell>
          <table:table-cell table:formula="of:=[.E773]*[.D773]" office:value-type="float" office:value="8535.98546432436" calcext:value-type="float">
            <text:p>8535.98546432436</text:p>
          </table:table-cell>
          <table:table-cell table:formula="of:=([.E773]-[.E772])/([.E772]+0.0000000000001)" office:value-type="float" office:value="0.00197879858657245" calcext:value-type="float">
            <text:p>0.001978798586572</text:p>
          </table:table-cell>
          <table:table-cell table:formula="of:=ABS([.G773])" office:value-type="float" office:value="0.00197879858657245" calcext:value-type="float">
            <text:p>0.001978798586572</text:p>
          </table:table-cell>
          <table:table-cell table:formula="of:=[.G773]*[.G773]" office:value-type="float" office:value="0.00000391564384622111" calcext:value-type="float">
            <text:p>3.91564384622111E-06</text:p>
          </table:table-cell>
          <table:table-cell table:formula="of:=([.F773]-[.F772])/([.F772]+0.0000000000001)" office:value-type="float" office:value="0.0680397346561719" calcext:value-type="float">
            <text:p>0.068039734656172</text:p>
          </table:table-cell>
          <table:table-cell table:formula="of:=ABS([.J773])" office:value-type="float" office:value="0.0680397346561719" calcext:value-type="float">
            <text:p>0.068039734656172</text:p>
          </table:table-cell>
          <table:table-cell table:formula="of:=[.J773]*[.J773]" office:value-type="float" office:value="0.00462940549208228" calcext:value-type="float">
            <text:p>0.004629405492082</text:p>
          </table:table-cell>
        </table:table-row>
        <table:table-row table:style-name="ro1">
          <table:table-cell table:style-name="ce1" office:value-type="string" calcext:value-type="string">
            <text:p>9/21/2017</text:p>
          </table:table-cell>
          <table:table-cell office:value-type="float" office:value="1505952000" calcext:value-type="float">
            <text:p>1505952000</text:p>
          </table:table-cell>
          <table:table-cell office:value-type="float" office:value="23983898010" calcext:value-type="float">
            <text:p>23983898010</text:p>
          </table:table-cell>
          <table:table-cell table:formula="of:=[.C774]/10^9" office:value-type="float" office:value="23.98389801" calcext:value-type="float">
            <text:p>23.98389801</text:p>
          </table:table-cell>
          <table:table-cell office:value-type="float" office:value="257.77" calcext:value-type="float">
            <text:p>257.77</text:p>
          </table:table-cell>
          <table:table-cell table:formula="of:=[.E774]*[.D774]" office:value-type="float" office:value="6182.3293900377" calcext:value-type="float">
            <text:p>6182.3293900377</text:p>
          </table:table-cell>
          <table:table-cell table:formula="of:=([.E774]-[.E773])/([.E773]+0.0000000000001)" office:value-type="float" office:value="-0.0909507687967274" calcext:value-type="float">
            <text:p>-0.090950768796727</text:p>
          </table:table-cell>
          <table:table-cell table:formula="of:=ABS([.G774])" office:value-type="float" office:value="0.0909507687967274" calcext:value-type="float">
            <text:p>0.090950768796727</text:p>
          </table:table-cell>
          <table:table-cell table:formula="of:=[.G774]*[.G774]" office:value-type="float" office:value="0.00827204234471576" calcext:value-type="float">
            <text:p>0.008272042344716</text:p>
          </table:table-cell>
          <table:table-cell table:formula="of:=([.F774]-[.F773])/([.F773]+0.0000000000001)" office:value-type="float" office:value="-0.275733374210116" calcext:value-type="float">
            <text:p>-0.275733374210116</text:p>
          </table:table-cell>
          <table:table-cell table:formula="of:=ABS([.J774])" office:value-type="float" office:value="0.275733374210116" calcext:value-type="float">
            <text:p>0.275733374210116</text:p>
          </table:table-cell>
          <table:table-cell table:formula="of:=[.J774]*[.J774]" office:value-type="float" office:value="0.0760288936532959" calcext:value-type="float">
            <text:p>0.076028893653296</text:p>
          </table:table-cell>
        </table:table-row>
        <table:table-row table:style-name="ro1">
          <table:table-cell table:style-name="ce1" office:value-type="string" calcext:value-type="string">
            <text:p>9/22/2017</text:p>
          </table:table-cell>
          <table:table-cell office:value-type="float" office:value="1506038400" calcext:value-type="float">
            <text:p>1506038400</text:p>
          </table:table-cell>
          <table:table-cell office:value-type="float" office:value="24379043547" calcext:value-type="float">
            <text:p>24379043547</text:p>
          </table:table-cell>
          <table:table-cell table:formula="of:=[.C775]/10^9" office:value-type="float" office:value="24.379043547" calcext:value-type="float">
            <text:p>24.379043547</text:p>
          </table:table-cell>
          <table:table-cell office:value-type="float" office:value="262.94" calcext:value-type="float">
            <text:p>262.94</text:p>
          </table:table-cell>
          <table:table-cell table:formula="of:=[.E775]*[.D775]" office:value-type="float" office:value="6410.22571024818" calcext:value-type="float">
            <text:p>6410.22571024818</text:p>
          </table:table-cell>
          <table:table-cell table:formula="of:=([.E775]-[.E774])/([.E774]+0.0000000000001)" office:value-type="float" office:value="0.0200566396399892" calcext:value-type="float">
            <text:p>0.020056639639989</text:p>
          </table:table-cell>
          <table:table-cell table:formula="of:=ABS([.G775])" office:value-type="float" office:value="0.0200566396399892" calcext:value-type="float">
            <text:p>0.020056639639989</text:p>
          </table:table-cell>
          <table:table-cell table:formula="of:=[.G775]*[.G775]" office:value-type="float" office:value="0.000402268793648386" calcext:value-type="float">
            <text:p>0.000402268793648</text:p>
          </table:table-cell>
          <table:table-cell table:formula="of:=([.F775]-[.F774])/([.F774]+0.0000000000001)" office:value-type="float" office:value="0.0368625328468775" calcext:value-type="float">
            <text:p>0.036862532846878</text:p>
          </table:table-cell>
          <table:table-cell table:formula="of:=ABS([.J775])" office:value-type="float" office:value="0.0368625328468775" calcext:value-type="float">
            <text:p>0.036862532846878</text:p>
          </table:table-cell>
          <table:table-cell table:formula="of:=[.J775]*[.J775]" office:value-type="float" office:value="0.00135884632788712" calcext:value-type="float">
            <text:p>0.001358846327887</text:p>
          </table:table-cell>
        </table:table-row>
        <table:table-row table:style-name="ro1">
          <table:table-cell table:style-name="ce1" office:value-type="string" calcext:value-type="string">
            <text:p>9/23/2017</text:p>
          </table:table-cell>
          <table:table-cell office:value-type="float" office:value="1506124800" calcext:value-type="float">
            <text:p>1506124800</text:p>
          </table:table-cell>
          <table:table-cell office:value-type="float" office:value="23562292733" calcext:value-type="float">
            <text:p>23562292733</text:p>
          </table:table-cell>
          <table:table-cell table:formula="of:=[.C776]/10^9" office:value-type="float" office:value="23.562292733" calcext:value-type="float">
            <text:p>23.562292733</text:p>
          </table:table-cell>
          <table:table-cell office:value-type="float" office:value="286.14" calcext:value-type="float">
            <text:p>286.14</text:p>
          </table:table-cell>
          <table:table-cell table:formula="of:=[.E776]*[.D776]" office:value-type="float" office:value="6742.11444262062" calcext:value-type="float">
            <text:p>6742.11444262062</text:p>
          </table:table-cell>
          <table:table-cell table:formula="of:=([.E776]-[.E775])/([.E775]+0.0000000000001)" office:value-type="float" office:value="0.088233056971172" calcext:value-type="float">
            <text:p>0.088233056971172</text:p>
          </table:table-cell>
          <table:table-cell table:formula="of:=ABS([.G776])" office:value-type="float" office:value="0.088233056971172" calcext:value-type="float">
            <text:p>0.088233056971172</text:p>
          </table:table-cell>
          <table:table-cell table:formula="of:=[.G776]*[.G776]" office:value-type="float" office:value="0.00778507234247809" calcext:value-type="float">
            <text:p>0.007785072342478</text:p>
          </table:table-cell>
          <table:table-cell table:formula="of:=([.F776]-[.F775])/([.F775]+0.0000000000001)" office:value-type="float" office:value="0.0517748902104712" calcext:value-type="float">
            <text:p>0.051774890210471</text:p>
          </table:table-cell>
          <table:table-cell table:formula="of:=ABS([.J776])" office:value-type="float" office:value="0.0517748902104712" calcext:value-type="float">
            <text:p>0.051774890210471</text:p>
          </table:table-cell>
          <table:table-cell table:formula="of:=[.J776]*[.J776]" office:value-type="float" office:value="0.00268063925630635" calcext:value-type="float">
            <text:p>0.002680639256306</text:p>
          </table:table-cell>
        </table:table-row>
        <table:table-row table:style-name="ro1">
          <table:table-cell table:style-name="ce1" office:value-type="string" calcext:value-type="string">
            <text:p>9/24/2017</text:p>
          </table:table-cell>
          <table:table-cell office:value-type="float" office:value="1506211200" calcext:value-type="float">
            <text:p>1506211200</text:p>
          </table:table-cell>
          <table:table-cell office:value-type="float" office:value="28226701571" calcext:value-type="float">
            <text:p>28226701571</text:p>
          </table:table-cell>
          <table:table-cell table:formula="of:=[.C777]/10^9" office:value-type="float" office:value="28.226701571" calcext:value-type="float">
            <text:p>28.226701571</text:p>
          </table:table-cell>
          <table:table-cell office:value-type="float" office:value="282.6" calcext:value-type="float">
            <text:p>282.6</text:p>
          </table:table-cell>
          <table:table-cell table:formula="of:=[.E777]*[.D777]" office:value-type="float" office:value="7976.8658639646" calcext:value-type="float">
            <text:p>7976.8658639646</text:p>
          </table:table-cell>
          <table:table-cell table:formula="of:=([.E777]-[.E776])/([.E776]+0.0000000000001)" office:value-type="float" office:value="-0.0123715663661144" calcext:value-type="float">
            <text:p>-0.012371566366114</text:p>
          </table:table-cell>
          <table:table-cell table:formula="of:=ABS([.G777])" office:value-type="float" office:value="0.0123715663661144" calcext:value-type="float">
            <text:p>0.012371566366114</text:p>
          </table:table-cell>
          <table:table-cell table:formula="of:=[.G777]*[.G777]" office:value-type="float" office:value="0.000153055654351172" calcext:value-type="float">
            <text:p>0.000153055654351</text:p>
          </table:table-cell>
          <table:table-cell table:formula="of:=([.F777]-[.F776])/([.F776]+0.0000000000001)" office:value-type="float" office:value="0.183140086370892" calcext:value-type="float">
            <text:p>0.183140086370892</text:p>
          </table:table-cell>
          <table:table-cell table:formula="of:=ABS([.J777])" office:value-type="float" office:value="0.183140086370892" calcext:value-type="float">
            <text:p>0.183140086370892</text:p>
          </table:table-cell>
          <table:table-cell table:formula="of:=[.J777]*[.J777]" office:value-type="float" office:value="0.0335402912359379" calcext:value-type="float">
            <text:p>0.033540291235938</text:p>
          </table:table-cell>
        </table:table-row>
        <table:table-row table:style-name="ro1">
          <table:table-cell table:style-name="ce1" office:value-type="string" calcext:value-type="string">
            <text:p>9/25/2017</text:p>
          </table:table-cell>
          <table:table-cell office:value-type="float" office:value="1506297600" calcext:value-type="float">
            <text:p>1506297600</text:p>
          </table:table-cell>
          <table:table-cell office:value-type="float" office:value="25547420148" calcext:value-type="float">
            <text:p>25547420148</text:p>
          </table:table-cell>
          <table:table-cell table:formula="of:=[.C778]/10^9" office:value-type="float" office:value="25.547420148" calcext:value-type="float">
            <text:p>25.547420148</text:p>
          </table:table-cell>
          <table:table-cell office:value-type="float" office:value="294.89" calcext:value-type="float">
            <text:p>294.89</text:p>
          </table:table-cell>
          <table:table-cell table:formula="of:=[.E778]*[.D778]" office:value-type="float" office:value="7533.67872744372" calcext:value-type="float">
            <text:p>7533.67872744372</text:p>
          </table:table-cell>
          <table:table-cell table:formula="of:=([.E778]-[.E777])/([.E777]+0.0000000000001)" office:value-type="float" office:value="0.0434890304317054" calcext:value-type="float">
            <text:p>0.043489030431706</text:p>
          </table:table-cell>
          <table:table-cell table:formula="of:=ABS([.G778])" office:value-type="float" office:value="0.0434890304317054" calcext:value-type="float">
            <text:p>0.043489030431706</text:p>
          </table:table-cell>
          <table:table-cell table:formula="of:=[.G778]*[.G778]" office:value-type="float" office:value="0.0018912957678898" calcext:value-type="float">
            <text:p>0.00189129576789</text:p>
          </table:table-cell>
          <table:table-cell table:formula="of:=([.F778]-[.F777])/([.F777]+0.0000000000001)" office:value-type="float" office:value="-0.0555590559097869" calcext:value-type="float">
            <text:p>-0.055559055909787</text:p>
          </table:table-cell>
          <table:table-cell table:formula="of:=ABS([.J778])" office:value-type="float" office:value="0.0555590559097869" calcext:value-type="float">
            <text:p>0.055559055909787</text:p>
          </table:table-cell>
          <table:table-cell table:formula="of:=[.J778]*[.J778]" office:value-type="float" office:value="0.00308680869358683" calcext:value-type="float">
            <text:p>0.003086808693587</text:p>
          </table:table-cell>
        </table:table-row>
        <table:table-row table:style-name="ro1">
          <table:table-cell table:style-name="ce1" office:value-type="string" calcext:value-type="string">
            <text:p>9/26/2017</text:p>
          </table:table-cell>
          <table:table-cell office:value-type="float" office:value="1506384000" calcext:value-type="float">
            <text:p>1506384000</text:p>
          </table:table-cell>
          <table:table-cell office:value-type="float" office:value="24571949910" calcext:value-type="float">
            <text:p>24571949910</text:p>
          </table:table-cell>
          <table:table-cell table:formula="of:=[.C779]/10^9" office:value-type="float" office:value="24.57194991" calcext:value-type="float">
            <text:p>24.57194991</text:p>
          </table:table-cell>
          <table:table-cell office:value-type="float" office:value="288.64" calcext:value-type="float">
            <text:p>288.64</text:p>
          </table:table-cell>
          <table:table-cell table:formula="of:=[.E779]*[.D779]" office:value-type="float" office:value="7092.4476220224" calcext:value-type="float">
            <text:p>7092.4476220224</text:p>
          </table:table-cell>
          <table:table-cell table:formula="of:=([.E779]-[.E778])/([.E778]+0.0000000000001)" office:value-type="float" office:value="-0.0211943436535657" calcext:value-type="float">
            <text:p>-0.021194343653566</text:p>
          </table:table-cell>
          <table:table-cell table:formula="of:=ABS([.G779])" office:value-type="float" office:value="0.0211943436535657" calcext:value-type="float">
            <text:p>0.021194343653566</text:p>
          </table:table-cell>
          <table:table-cell table:formula="of:=[.G779]*[.G779]" office:value-type="float" office:value="0.000449200202905442" calcext:value-type="float">
            <text:p>0.000449200202905</text:p>
          </table:table-cell>
          <table:table-cell table:formula="of:=([.F779]-[.F778])/([.F778]+0.0000000000001)" office:value-type="float" office:value="-0.0585678154570093" calcext:value-type="float">
            <text:p>-0.058567815457009</text:p>
          </table:table-cell>
          <table:table-cell table:formula="of:=ABS([.J779])" office:value-type="float" office:value="0.0585678154570093" calcext:value-type="float">
            <text:p>0.058567815457009</text:p>
          </table:table-cell>
          <table:table-cell table:formula="of:=[.J779]*[.J779]" office:value-type="float" office:value="0.0034301890074063" calcext:value-type="float">
            <text:p>0.003430189007406</text:p>
          </table:table-cell>
        </table:table-row>
        <table:table-row table:style-name="ro1">
          <table:table-cell table:style-name="ce1" office:value-type="string" calcext:value-type="string">
            <text:p>9/27/2017</text:p>
          </table:table-cell>
          <table:table-cell office:value-type="float" office:value="1506470400" calcext:value-type="float">
            <text:p>1506470400</text:p>
          </table:table-cell>
          <table:table-cell office:value-type="float" office:value="26548967736" calcext:value-type="float">
            <text:p>26548967736</text:p>
          </table:table-cell>
          <table:table-cell table:formula="of:=[.C780]/10^9" office:value-type="float" office:value="26.548967736" calcext:value-type="float">
            <text:p>26.548967736</text:p>
          </table:table-cell>
          <table:table-cell office:value-type="float" office:value="309.97" calcext:value-type="float">
            <text:p>309.97</text:p>
          </table:table-cell>
          <table:table-cell table:formula="of:=[.E780]*[.D780]" office:value-type="float" office:value="8229.38352912792" calcext:value-type="float">
            <text:p>8229.38352912792</text:p>
          </table:table-cell>
          <table:table-cell table:formula="of:=([.E780]-[.E779])/([.E779]+0.0000000000001)" office:value-type="float" office:value="0.0738982815964524" calcext:value-type="float">
            <text:p>0.073898281596453</text:p>
          </table:table-cell>
          <table:table-cell table:formula="of:=ABS([.G780])" office:value-type="float" office:value="0.0738982815964524" calcext:value-type="float">
            <text:p>0.073898281596453</text:p>
          </table:table-cell>
          <table:table-cell table:formula="of:=[.G780]*[.G780]" office:value-type="float" office:value="0.00546095602290858" calcext:value-type="float">
            <text:p>0.005460956022909</text:p>
          </table:table-cell>
          <table:table-cell table:formula="of:=([.F780]-[.F779])/([.F779]+0.0000000000001)" office:value-type="float" office:value="0.160302333932686" calcext:value-type="float">
            <text:p>0.160302333932686</text:p>
          </table:table-cell>
          <table:table-cell table:formula="of:=ABS([.J780])" office:value-type="float" office:value="0.160302333932686" calcext:value-type="float">
            <text:p>0.160302333932686</text:p>
          </table:table-cell>
          <table:table-cell table:formula="of:=[.J780]*[.J780]" office:value-type="float" office:value="0.0256968382642665" calcext:value-type="float">
            <text:p>0.025696838264267</text:p>
          </table:table-cell>
        </table:table-row>
        <table:table-row table:style-name="ro1">
          <table:table-cell table:style-name="ce1" office:value-type="string" calcext:value-type="string">
            <text:p>9/28/2017</text:p>
          </table:table-cell>
          <table:table-cell office:value-type="float" office:value="1506556800" calcext:value-type="float">
            <text:p>1506556800</text:p>
          </table:table-cell>
          <table:table-cell office:value-type="float" office:value="25409632808" calcext:value-type="float">
            <text:p>25409632808</text:p>
          </table:table-cell>
          <table:table-cell table:formula="of:=[.C781]/10^9" office:value-type="float" office:value="25.409632808" calcext:value-type="float">
            <text:p>25.409632808</text:p>
          </table:table-cell>
          <table:table-cell office:value-type="float" office:value="302.77" calcext:value-type="float">
            <text:p>302.77</text:p>
          </table:table-cell>
          <table:table-cell table:formula="of:=[.E781]*[.D781]" office:value-type="float" office:value="7693.27452527816" calcext:value-type="float">
            <text:p>7693.27452527816</text:p>
          </table:table-cell>
          <table:table-cell table:formula="of:=([.E781]-[.E780])/([.E780]+0.0000000000001)" office:value-type="float" office:value="-0.0232280543278383" calcext:value-type="float">
            <text:p>-0.023228054327838</text:p>
          </table:table-cell>
          <table:table-cell table:formula="of:=ABS([.G781])" office:value-type="float" office:value="0.0232280543278383" calcext:value-type="float">
            <text:p>0.023228054327838</text:p>
          </table:table-cell>
          <table:table-cell table:formula="of:=[.G781]*[.G781]" office:value-type="float" office:value="0.000539542507857008" calcext:value-type="float">
            <text:p>0.000539542507857</text:p>
          </table:table-cell>
          <table:table-cell table:formula="of:=([.F781]-[.F780])/([.F780]+0.0000000000001)" office:value-type="float" office:value="-0.0651457064739057" calcext:value-type="float">
            <text:p>-0.065145706473906</text:p>
          </table:table-cell>
          <table:table-cell table:formula="of:=ABS([.J781])" office:value-type="float" office:value="0.0651457064739057" calcext:value-type="float">
            <text:p>0.065145706473906</text:p>
          </table:table-cell>
          <table:table-cell table:formula="of:=[.J781]*[.J781]" office:value-type="float" office:value="0.00424396307198427" calcext:value-type="float">
            <text:p>0.004243963071984</text:p>
          </table:table-cell>
        </table:table-row>
        <table:table-row table:style-name="ro1">
          <table:table-cell table:style-name="ce1" office:value-type="string" calcext:value-type="string">
            <text:p>9/29/2017</text:p>
          </table:table-cell>
          <table:table-cell office:value-type="float" office:value="1506643200" calcext:value-type="float">
            <text:p>1506643200</text:p>
          </table:table-cell>
          <table:table-cell office:value-type="float" office:value="23184436268" calcext:value-type="float">
            <text:p>23184436268</text:p>
          </table:table-cell>
          <table:table-cell table:formula="of:=[.C782]/10^9" office:value-type="float" office:value="23.184436268" calcext:value-type="float">
            <text:p>23.184436268</text:p>
          </table:table-cell>
          <table:table-cell office:value-type="float" office:value="292.58" calcext:value-type="float">
            <text:p>292.58</text:p>
          </table:table-cell>
          <table:table-cell table:formula="of:=[.E782]*[.D782]" office:value-type="float" office:value="6783.30236329144" calcext:value-type="float">
            <text:p>6783.30236329144</text:p>
          </table:table-cell>
          <table:table-cell table:formula="of:=([.E782]-[.E781])/([.E781]+0.0000000000001)" office:value-type="float" office:value="-0.0336559104270568" calcext:value-type="float">
            <text:p>-0.033655910427057</text:p>
          </table:table-cell>
          <table:table-cell table:formula="of:=ABS([.G782])" office:value-type="float" office:value="0.0336559104270568" calcext:value-type="float">
            <text:p>0.033655910427057</text:p>
          </table:table-cell>
          <table:table-cell table:formula="of:=[.G782]*[.G782]" office:value-type="float" office:value="0.00113272030667407" calcext:value-type="float">
            <text:p>0.001132720306674</text:p>
          </table:table-cell>
          <table:table-cell table:formula="of:=([.F782]-[.F781])/([.F781]+0.0000000000001)" office:value-type="float" office:value="-0.118281514457437" calcext:value-type="float">
            <text:p>-0.118281514457437</text:p>
          </table:table-cell>
          <table:table-cell table:formula="of:=ABS([.J782])" office:value-type="float" office:value="0.118281514457437" calcext:value-type="float">
            <text:p>0.118281514457437</text:p>
          </table:table-cell>
          <table:table-cell table:formula="of:=[.J782]*[.J782]" office:value-type="float" office:value="0.0139905166623449" calcext:value-type="float">
            <text:p>0.013990516662345</text:p>
          </table:table-cell>
        </table:table-row>
        <table:table-row table:style-name="ro1">
          <table:table-cell table:style-name="ce1" office:value-type="string" calcext:value-type="string">
            <text:p>9/30/2017</text:p>
          </table:table-cell>
          <table:table-cell office:value-type="float" office:value="1506729600" calcext:value-type="float">
            <text:p>1506729600</text:p>
          </table:table-cell>
          <table:table-cell office:value-type="float" office:value="26231412090" calcext:value-type="float">
            <text:p>26231412090</text:p>
          </table:table-cell>
          <table:table-cell table:formula="of:=[.C783]/10^9" office:value-type="float" office:value="26.23141209" calcext:value-type="float">
            <text:p>26.23141209</text:p>
          </table:table-cell>
          <table:table-cell office:value-type="float" office:value="302.77" calcext:value-type="float">
            <text:p>302.77</text:p>
          </table:table-cell>
          <table:table-cell table:formula="of:=[.E783]*[.D783]" office:value-type="float" office:value="7942.0846384893" calcext:value-type="float">
            <text:p>7942.0846384893</text:p>
          </table:table-cell>
          <table:table-cell table:formula="of:=([.E783]-[.E782])/([.E782]+0.0000000000001)" office:value-type="float" office:value="0.0348280812085583" calcext:value-type="float">
            <text:p>0.034828081208558</text:p>
          </table:table-cell>
          <table:table-cell table:formula="of:=ABS([.G783])" office:value-type="float" office:value="0.0348280812085583" calcext:value-type="float">
            <text:p>0.034828081208558</text:p>
          </table:table-cell>
          <table:table-cell table:formula="of:=[.G783]*[.G783]" office:value-type="float" office:value="0.00121299524066993" calcext:value-type="float">
            <text:p>0.00121299524067</text:p>
          </table:table-cell>
          <table:table-cell table:formula="of:=([.F783]-[.F782])/([.F782]+0.0000000000001)" office:value-type="float" office:value="0.170828633774124" calcext:value-type="float">
            <text:p>0.170828633774124</text:p>
          </table:table-cell>
          <table:table-cell table:formula="of:=ABS([.J783])" office:value-type="float" office:value="0.170828633774124" calcext:value-type="float">
            <text:p>0.170828633774124</text:p>
          </table:table-cell>
          <table:table-cell table:formula="of:=[.J783]*[.J783]" office:value-type="float" office:value="0.0291824221171336" calcext:value-type="float">
            <text:p>0.029182422117134</text:p>
          </table:table-cell>
        </table:table-row>
        <table:table-row table:style-name="ro1">
          <table:table-cell table:style-name="ce1" office:value-type="string" calcext:value-type="string">
            <text:p>10/1/2017</text:p>
          </table:table-cell>
          <table:table-cell office:value-type="float" office:value="1506816000" calcext:value-type="float">
            <text:p>1506816000</text:p>
          </table:table-cell>
          <table:table-cell office:value-type="float" office:value="24190581701" calcext:value-type="float">
            <text:p>24190581701</text:p>
          </table:table-cell>
          <table:table-cell table:formula="of:=[.C784]/10^9" office:value-type="float" office:value="24.190581701" calcext:value-type="float">
            <text:p>24.190581701</text:p>
          </table:table-cell>
          <table:table-cell office:value-type="float" office:value="303.95" calcext:value-type="float">
            <text:p>303.95</text:p>
          </table:table-cell>
          <table:table-cell table:formula="of:=[.E784]*[.D784]" office:value-type="float" office:value="7352.72730801895" calcext:value-type="float">
            <text:p>7352.72730801895</text:p>
          </table:table-cell>
          <table:table-cell table:formula="of:=([.E784]-[.E783])/([.E783]+0.0000000000001)" office:value-type="float" office:value="0.00389734782177893" calcext:value-type="float">
            <text:p>0.003897347821779</text:p>
          </table:table-cell>
          <table:table-cell table:formula="of:=ABS([.G784])" office:value-type="float" office:value="0.00389734782177893" calcext:value-type="float">
            <text:p>0.003897347821779</text:p>
          </table:table-cell>
          <table:table-cell table:formula="of:=[.G784]*[.G784]" office:value-type="float" office:value="0.000015189320043925" calcext:value-type="float">
            <text:p>1.5189320043925E-05</text:p>
          </table:table-cell>
          <table:table-cell table:formula="of:=([.F784]-[.F783])/([.F783]+0.0000000000001)" office:value-type="float" office:value="-0.0742068811019941" calcext:value-type="float">
            <text:p>-0.074206881101994</text:p>
          </table:table-cell>
          <table:table-cell table:formula="of:=ABS([.J784])" office:value-type="float" office:value="0.0742068811019941" calcext:value-type="float">
            <text:p>0.074206881101994</text:p>
          </table:table-cell>
          <table:table-cell table:formula="of:=[.J784]*[.J784]" office:value-type="float" office:value="0.00550666120288549" calcext:value-type="float">
            <text:p>0.005506661202886</text:p>
          </table:table-cell>
        </table:table-row>
        <table:table-row table:style-name="ro1">
          <table:table-cell table:style-name="ce1" office:value-type="string" calcext:value-type="string">
            <text:p>10/2/2017</text:p>
          </table:table-cell>
          <table:table-cell office:value-type="float" office:value="1506902400" calcext:value-type="float">
            <text:p>1506902400</text:p>
          </table:table-cell>
          <table:table-cell office:value-type="float" office:value="25376879520" calcext:value-type="float">
            <text:p>25376879520</text:p>
          </table:table-cell>
          <table:table-cell table:formula="of:=[.C785]/10^9" office:value-type="float" office:value="25.37687952" calcext:value-type="float">
            <text:p>25.37687952</text:p>
          </table:table-cell>
          <table:table-cell office:value-type="float" office:value="296.81" calcext:value-type="float">
            <text:p>296.81</text:p>
          </table:table-cell>
          <table:table-cell table:formula="of:=[.E785]*[.D785]" office:value-type="float" office:value="7532.1116103312" calcext:value-type="float">
            <text:p>7532.1116103312</text:p>
          </table:table-cell>
          <table:table-cell table:formula="of:=([.E785]-[.E784])/([.E784]+0.0000000000001)" office:value-type="float" office:value="-0.0234907057081756" calcext:value-type="float">
            <text:p>-0.023490705708176</text:p>
          </table:table-cell>
          <table:table-cell table:formula="of:=ABS([.G785])" office:value-type="float" office:value="0.0234907057081756" calcext:value-type="float">
            <text:p>0.023490705708176</text:p>
          </table:table-cell>
          <table:table-cell table:formula="of:=[.G785]*[.G785]" office:value-type="float" office:value="0.000551813254668115" calcext:value-type="float">
            <text:p>0.000551813254668</text:p>
          </table:table-cell>
          <table:table-cell table:formula="of:=([.F785]-[.F784])/([.F784]+0.0000000000001)" office:value-type="float" office:value="0.0243969747275425" calcext:value-type="float">
            <text:p>0.024396974727543</text:p>
          </table:table-cell>
          <table:table-cell table:formula="of:=ABS([.J785])" office:value-type="float" office:value="0.0243969747275425" calcext:value-type="float">
            <text:p>0.024396974727543</text:p>
          </table:table-cell>
          <table:table-cell table:formula="of:=[.J785]*[.J785]" office:value-type="float" office:value="0.000595212375856347" calcext:value-type="float">
            <text:p>0.000595212375856</text:p>
          </table:table-cell>
        </table:table-row>
        <table:table-row table:style-name="ro1">
          <table:table-cell table:style-name="ce1" office:value-type="string" calcext:value-type="string">
            <text:p>10/3/2017</text:p>
          </table:table-cell>
          <table:table-cell office:value-type="float" office:value="1506988800" calcext:value-type="float">
            <text:p>1506988800</text:p>
          </table:table-cell>
          <table:table-cell office:value-type="float" office:value="23882103385" calcext:value-type="float">
            <text:p>23882103385</text:p>
          </table:table-cell>
          <table:table-cell table:formula="of:=[.C786]/10^9" office:value-type="float" office:value="23.882103385" calcext:value-type="float">
            <text:p>23.882103385</text:p>
          </table:table-cell>
          <table:table-cell office:value-type="float" office:value="291.81" calcext:value-type="float">
            <text:p>291.81</text:p>
          </table:table-cell>
          <table:table-cell table:formula="of:=[.E786]*[.D786]" office:value-type="float" office:value="6969.03658877685" calcext:value-type="float">
            <text:p>6969.03658877685</text:p>
          </table:table-cell>
          <table:table-cell table:formula="of:=([.E786]-[.E785])/([.E785]+0.0000000000001)" office:value-type="float" office:value="-0.0168457936053367" calcext:value-type="float">
            <text:p>-0.016845793605337</text:p>
          </table:table-cell>
          <table:table-cell table:formula="of:=ABS([.G786])" office:value-type="float" office:value="0.0168457936053367" calcext:value-type="float">
            <text:p>0.016845793605337</text:p>
          </table:table-cell>
          <table:table-cell table:formula="of:=[.G786]*[.G786]" office:value-type="float" office:value="0.000283780762193604" calcext:value-type="float">
            <text:p>0.000283780762194</text:p>
          </table:table-cell>
          <table:table-cell table:formula="of:=([.F786]-[.F785])/([.F785]+0.0000000000001)" office:value-type="float" office:value="-0.0747565955849651" calcext:value-type="float">
            <text:p>-0.074756595584965</text:p>
          </table:table-cell>
          <table:table-cell table:formula="of:=ABS([.J786])" office:value-type="float" office:value="0.0747565955849651" calcext:value-type="float">
            <text:p>0.074756595584965</text:p>
          </table:table-cell>
          <table:table-cell table:formula="of:=[.J786]*[.J786]" office:value-type="float" office:value="0.00558854858345402" calcext:value-type="float">
            <text:p>0.005588548583454</text:p>
          </table:table-cell>
        </table:table-row>
        <table:table-row table:style-name="ro1">
          <table:table-cell table:style-name="ce1" office:value-type="string" calcext:value-type="string">
            <text:p>10/4/2017</text:p>
          </table:table-cell>
          <table:table-cell office:value-type="float" office:value="1507075200" calcext:value-type="float">
            <text:p>1507075200</text:p>
          </table:table-cell>
          <table:table-cell office:value-type="float" office:value="23689836678" calcext:value-type="float">
            <text:p>23689836678</text:p>
          </table:table-cell>
          <table:table-cell table:formula="of:=[.C787]/10^9" office:value-type="float" office:value="23.689836678" calcext:value-type="float">
            <text:p>23.689836678</text:p>
          </table:table-cell>
          <table:table-cell office:value-type="float" office:value="291.68" calcext:value-type="float">
            <text:p>291.68</text:p>
          </table:table-cell>
          <table:table-cell table:formula="of:=[.E787]*[.D787]" office:value-type="float" office:value="6909.85156223904" calcext:value-type="float">
            <text:p>6909.85156223904</text:p>
          </table:table-cell>
          <table:table-cell table:formula="of:=([.E787]-[.E786])/([.E786]+0.0000000000001)" office:value-type="float" office:value="-0.000445495356567614" calcext:value-type="float">
            <text:p>-0.000445495356568</text:p>
          </table:table-cell>
          <table:table-cell table:formula="of:=ABS([.G787])" office:value-type="float" office:value="0.000445495356567614" calcext:value-type="float">
            <text:p>0.000445495356568</text:p>
          </table:table-cell>
          <table:table-cell table:formula="of:=[.G787]*[.G787]" office:value-type="float" office:value="0.000000198466112723305" calcext:value-type="float">
            <text:p>1.98466112723305E-07</text:p>
          </table:table-cell>
          <table:table-cell table:formula="of:=([.F787]-[.F786])/([.F786]+0.0000000000001)" office:value-type="float" office:value="-0.00849256935070826" calcext:value-type="float">
            <text:p>-0.008492569350708</text:p>
          </table:table-cell>
          <table:table-cell table:formula="of:=ABS([.J787])" office:value-type="float" office:value="0.00849256935070826" calcext:value-type="float">
            <text:p>0.008492569350708</text:p>
          </table:table-cell>
          <table:table-cell table:formula="of:=[.J787]*[.J787]" office:value-type="float" office:value="0.0000721237341765892" calcext:value-type="float">
            <text:p>7.21237341765892E-05</text:p>
          </table:table-cell>
        </table:table-row>
        <table:table-row table:style-name="ro1">
          <table:table-cell table:style-name="ce1" office:value-type="string" calcext:value-type="string">
            <text:p>10/5/2017</text:p>
          </table:table-cell>
          <table:table-cell office:value-type="float" office:value="1507161600" calcext:value-type="float">
            <text:p>1507161600</text:p>
          </table:table-cell>
          <table:table-cell office:value-type="float" office:value="24302843665" calcext:value-type="float">
            <text:p>24302843665</text:p>
          </table:table-cell>
          <table:table-cell table:formula="of:=[.C788]/10^9" office:value-type="float" office:value="24.302843665" calcext:value-type="float">
            <text:p>24.302843665</text:p>
          </table:table-cell>
          <table:table-cell office:value-type="float" office:value="294.99" calcext:value-type="float">
            <text:p>294.99</text:p>
          </table:table-cell>
          <table:table-cell table:formula="of:=[.E788]*[.D788]" office:value-type="float" office:value="7169.09585273835" calcext:value-type="float">
            <text:p>7169.09585273835</text:p>
          </table:table-cell>
          <table:table-cell table:formula="of:=([.E788]-[.E787])/([.E787]+0.0000000000001)" office:value-type="float" office:value="0.0113480526604498" calcext:value-type="float">
            <text:p>0.01134805266045</text:p>
          </table:table-cell>
          <table:table-cell table:formula="of:=ABS([.G788])" office:value-type="float" office:value="0.0113480526604498" calcext:value-type="float">
            <text:p>0.01134805266045</text:p>
          </table:table-cell>
          <table:table-cell table:formula="of:=[.G788]*[.G788]" office:value-type="float" office:value="0.000128778299184342" calcext:value-type="float">
            <text:p>0.000128778299184</text:p>
          </table:table-cell>
          <table:table-cell table:formula="of:=([.F788]-[.F787])/([.F787]+0.0000000000001)" office:value-type="float" office:value="0.0375180694062995" calcext:value-type="float">
            <text:p>0.0375180694063</text:p>
          </table:table-cell>
          <table:table-cell table:formula="of:=ABS([.J788])" office:value-type="float" office:value="0.0375180694062995" calcext:value-type="float">
            <text:p>0.0375180694063</text:p>
          </table:table-cell>
          <table:table-cell table:formula="of:=[.J788]*[.J788]" office:value-type="float" office:value="0.00140760553197591" calcext:value-type="float">
            <text:p>0.001407605531976</text:p>
          </table:table-cell>
        </table:table-row>
        <table:table-row table:style-name="ro1">
          <table:table-cell table:style-name="ce1" office:value-type="string" calcext:value-type="string">
            <text:p>10/6/2017</text:p>
          </table:table-cell>
          <table:table-cell office:value-type="float" office:value="1507248000" calcext:value-type="float">
            <text:p>1507248000</text:p>
          </table:table-cell>
          <table:table-cell office:value-type="float" office:value="25759310387" calcext:value-type="float">
            <text:p>25759310387</text:p>
          </table:table-cell>
          <table:table-cell table:formula="of:=[.C789]/10^9" office:value-type="float" office:value="25.759310387" calcext:value-type="float">
            <text:p>25.759310387</text:p>
          </table:table-cell>
          <table:table-cell office:value-type="float" office:value="308.33" calcext:value-type="float">
            <text:p>308.33</text:p>
          </table:table-cell>
          <table:table-cell table:formula="of:=[.E789]*[.D789]" office:value-type="float" office:value="7942.36817162371" calcext:value-type="float">
            <text:p>7942.36817162371</text:p>
          </table:table-cell>
          <table:table-cell table:formula="of:=([.E789]-[.E788])/([.E788]+0.0000000000001)" office:value-type="float" office:value="0.0452218719278619" calcext:value-type="float">
            <text:p>0.045221871927862</text:p>
          </table:table-cell>
          <table:table-cell table:formula="of:=ABS([.G789])" office:value-type="float" office:value="0.0452218719278619" calcext:value-type="float">
            <text:p>0.045221871927862</text:p>
          </table:table-cell>
          <table:table-cell table:formula="of:=[.G789]*[.G789]" office:value-type="float" office:value="0.00204501770065994" calcext:value-type="float">
            <text:p>0.00204501770066</text:p>
          </table:table-cell>
          <table:table-cell table:formula="of:=([.F789]-[.F788])/([.F788]+0.0000000000001)" office:value-type="float" office:value="0.107861902640065" calcext:value-type="float">
            <text:p>0.107861902640065</text:p>
          </table:table-cell>
          <table:table-cell table:formula="of:=ABS([.J789])" office:value-type="float" office:value="0.107861902640065" calcext:value-type="float">
            <text:p>0.107861902640065</text:p>
          </table:table-cell>
          <table:table-cell table:formula="of:=[.J789]*[.J789]" office:value-type="float" office:value="0.0116341900411349" calcext:value-type="float">
            <text:p>0.011634190041135</text:p>
          </table:table-cell>
        </table:table-row>
        <table:table-row table:style-name="ro1">
          <table:table-cell table:style-name="ce1" office:value-type="string" calcext:value-type="string">
            <text:p>10/7/2017</text:p>
          </table:table-cell>
          <table:table-cell office:value-type="float" office:value="1507334400" calcext:value-type="float">
            <text:p>1507334400</text:p>
          </table:table-cell>
          <table:table-cell office:value-type="float" office:value="22705744740" calcext:value-type="float">
            <text:p>22705744740</text:p>
          </table:table-cell>
          <table:table-cell table:formula="of:=[.C790]/10^9" office:value-type="float" office:value="22.70574474" calcext:value-type="float">
            <text:p>22.70574474</text:p>
          </table:table-cell>
          <table:table-cell office:value-type="float" office:value="311.26" calcext:value-type="float">
            <text:p>311.26</text:p>
          </table:table-cell>
          <table:table-cell table:formula="of:=[.E790]*[.D790]" office:value-type="float" office:value="7067.3901077724" calcext:value-type="float">
            <text:p>7067.3901077724</text:p>
          </table:table-cell>
          <table:table-cell table:formula="of:=([.E790]-[.E789])/([.E789]+0.0000000000001)" office:value-type="float" office:value="0.00950280543573446" calcext:value-type="float">
            <text:p>0.009502805435734</text:p>
          </table:table-cell>
          <table:table-cell table:formula="of:=ABS([.G790])" office:value-type="float" office:value="0.00950280543573446" calcext:value-type="float">
            <text:p>0.009502805435734</text:p>
          </table:table-cell>
          <table:table-cell table:formula="of:=[.G790]*[.G790]" office:value-type="float" office:value="0.0000903033111494244" calcext:value-type="float">
            <text:p>9.03033111494244E-05</text:p>
          </table:table-cell>
          <table:table-cell table:formula="of:=([.F790]-[.F789])/([.F789]+0.0000000000001)" office:value-type="float" office:value="-0.110165890694593" calcext:value-type="float">
            <text:p>-0.110165890694593</text:p>
          </table:table-cell>
          <table:table-cell table:formula="of:=ABS([.J790])" office:value-type="float" office:value="0.110165890694593" calcext:value-type="float">
            <text:p>0.110165890694593</text:p>
          </table:table-cell>
          <table:table-cell table:formula="of:=[.J790]*[.J790]" office:value-type="float" office:value="0.012136523472533" calcext:value-type="float">
            <text:p>0.012136523472533</text:p>
          </table:table-cell>
        </table:table-row>
        <table:table-row table:style-name="ro1">
          <table:table-cell table:style-name="ce1" office:value-type="string" calcext:value-type="string">
            <text:p>10/8/2017</text:p>
          </table:table-cell>
          <table:table-cell office:value-type="float" office:value="1507420800" calcext:value-type="float">
            <text:p>1507420800</text:p>
          </table:table-cell>
          <table:table-cell office:value-type="float" office:value="24091593642" calcext:value-type="float">
            <text:p>24091593642</text:p>
          </table:table-cell>
          <table:table-cell table:formula="of:=[.C791]/10^9" office:value-type="float" office:value="24.091593642" calcext:value-type="float">
            <text:p>24.091593642</text:p>
          </table:table-cell>
          <table:table-cell office:value-type="float" office:value="309.49" calcext:value-type="float">
            <text:p>309.49</text:p>
          </table:table-cell>
          <table:table-cell table:formula="of:=[.E791]*[.D791]" office:value-type="float" office:value="7456.10731626258" calcext:value-type="float">
            <text:p>7456.10731626258</text:p>
          </table:table-cell>
          <table:table-cell table:formula="of:=([.E791]-[.E790])/([.E790]+0.0000000000001)" office:value-type="float" office:value="-0.00568656428709112" calcext:value-type="float">
            <text:p>-0.005686564287091</text:p>
          </table:table-cell>
          <table:table-cell table:formula="of:=ABS([.G791])" office:value-type="float" office:value="0.00568656428709112" calcext:value-type="float">
            <text:p>0.005686564287091</text:p>
          </table:table-cell>
          <table:table-cell table:formula="of:=[.G791]*[.G791]" office:value-type="float" office:value="0.0000323370133912201" calcext:value-type="float">
            <text:p>3.23370133912201E-05</text:p>
          </table:table-cell>
          <table:table-cell table:formula="of:=([.F791]-[.F790])/([.F790]+0.0000000000001)" office:value-type="float" office:value="0.0550015214333063" calcext:value-type="float">
            <text:p>0.055001521433306</text:p>
          </table:table-cell>
          <table:table-cell table:formula="of:=ABS([.J791])" office:value-type="float" office:value="0.0550015214333063" calcext:value-type="float">
            <text:p>0.055001521433306</text:p>
          </table:table-cell>
          <table:table-cell table:formula="of:=[.J791]*[.J791]" office:value-type="float" office:value="0.00302516735997845" calcext:value-type="float">
            <text:p>0.003025167359978</text:p>
          </table:table-cell>
        </table:table-row>
        <table:table-row table:style-name="ro1">
          <table:table-cell table:style-name="ce1" office:value-type="string" calcext:value-type="string">
            <text:p>10/9/2017</text:p>
          </table:table-cell>
          <table:table-cell office:value-type="float" office:value="1507507200" calcext:value-type="float">
            <text:p>1507507200</text:p>
          </table:table-cell>
          <table:table-cell office:value-type="float" office:value="24174030452" calcext:value-type="float">
            <text:p>24174030452</text:p>
          </table:table-cell>
          <table:table-cell table:formula="of:=[.C792]/10^9" office:value-type="float" office:value="24.174030452" calcext:value-type="float">
            <text:p>24.174030452</text:p>
          </table:table-cell>
          <table:table-cell office:value-type="float" office:value="296.95" calcext:value-type="float">
            <text:p>296.95</text:p>
          </table:table-cell>
          <table:table-cell table:formula="of:=[.E792]*[.D792]" office:value-type="float" office:value="7178.4783427214" calcext:value-type="float">
            <text:p>7178.4783427214</text:p>
          </table:table-cell>
          <table:table-cell table:formula="of:=([.E792]-[.E791])/([.E791]+0.0000000000001)" office:value-type="float" office:value="-0.0405182719958642" calcext:value-type="float">
            <text:p>-0.040518271995864</text:p>
          </table:table-cell>
          <table:table-cell table:formula="of:=ABS([.G792])" office:value-type="float" office:value="0.0405182719958642" calcext:value-type="float">
            <text:p>0.040518271995864</text:p>
          </table:table-cell>
          <table:table-cell table:formula="of:=[.G792]*[.G792]" office:value-type="float" office:value="0.00164173036553083" calcext:value-type="float">
            <text:p>0.001641730365531</text:p>
          </table:table-cell>
          <table:table-cell table:formula="of:=([.F792]-[.F791])/([.F791]+0.0000000000001)" office:value-type="float" office:value="-0.0372351096577756" calcext:value-type="float">
            <text:p>-0.037235109657776</text:p>
          </table:table-cell>
          <table:table-cell table:formula="of:=ABS([.J792])" office:value-type="float" office:value="0.0372351096577756" calcext:value-type="float">
            <text:p>0.037235109657776</text:p>
          </table:table-cell>
          <table:table-cell table:formula="of:=[.J792]*[.J792]" office:value-type="float" office:value="0.00138645339122657" calcext:value-type="float">
            <text:p>0.001386453391227</text:p>
          </table:table-cell>
        </table:table-row>
        <table:table-row table:style-name="ro1">
          <table:table-cell table:style-name="ce1" office:value-type="string" calcext:value-type="string">
            <text:p>10/10/2017</text:p>
          </table:table-cell>
          <table:table-cell office:value-type="float" office:value="1507593600" calcext:value-type="float">
            <text:p>1507593600</text:p>
          </table:table-cell>
          <table:table-cell office:value-type="float" office:value="25058292801" calcext:value-type="float">
            <text:p>25058292801</text:p>
          </table:table-cell>
          <table:table-cell table:formula="of:=[.C793]/10^9" office:value-type="float" office:value="25.058292801" calcext:value-type="float">
            <text:p>25.058292801</text:p>
          </table:table-cell>
          <table:table-cell office:value-type="float" office:value="298.46" calcext:value-type="float">
            <text:p>298.46</text:p>
          </table:table-cell>
          <table:table-cell table:formula="of:=[.E793]*[.D793]" office:value-type="float" office:value="7478.89806938646" calcext:value-type="float">
            <text:p>7478.89806938646</text:p>
          </table:table-cell>
          <table:table-cell table:formula="of:=([.E793]-[.E792])/([.E792]+0.0000000000001)" office:value-type="float" office:value="0.00508503115002522" calcext:value-type="float">
            <text:p>0.005085031150025</text:p>
          </table:table-cell>
          <table:table-cell table:formula="of:=ABS([.G793])" office:value-type="float" office:value="0.00508503115002522" calcext:value-type="float">
            <text:p>0.005085031150025</text:p>
          </table:table-cell>
          <table:table-cell table:formula="of:=[.G793]*[.G793]" office:value-type="float" office:value="0.0000258575417967269" calcext:value-type="float">
            <text:p>2.58575417967269E-05</text:p>
          </table:table-cell>
          <table:table-cell table:formula="of:=([.F793]-[.F792])/([.F792]+0.0000000000001)" office:value-type="float" office:value="0.0418500568396462" calcext:value-type="float">
            <text:p>0.041850056839646</text:p>
          </table:table-cell>
          <table:table-cell table:formula="of:=ABS([.J793])" office:value-type="float" office:value="0.0418500568396462" calcext:value-type="float">
            <text:p>0.041850056839646</text:p>
          </table:table-cell>
          <table:table-cell table:formula="of:=[.J793]*[.J793]" office:value-type="float" office:value="0.00175142725748162" calcext:value-type="float">
            <text:p>0.001751427257482</text:p>
          </table:table-cell>
        </table:table-row>
        <table:table-row table:style-name="ro1">
          <table:table-cell table:style-name="ce1" office:value-type="string" calcext:value-type="string">
            <text:p>10/11/2017</text:p>
          </table:table-cell>
          <table:table-cell office:value-type="float" office:value="1507680000" calcext:value-type="float">
            <text:p>1507680000</text:p>
          </table:table-cell>
          <table:table-cell office:value-type="float" office:value="30039329444" calcext:value-type="float">
            <text:p>30039329444</text:p>
          </table:table-cell>
          <table:table-cell table:formula="of:=[.C794]/10^9" office:value-type="float" office:value="30.039329444" calcext:value-type="float">
            <text:p>30.039329444</text:p>
          </table:table-cell>
          <table:table-cell office:value-type="float" office:value="302.86" calcext:value-type="float">
            <text:p>302.86</text:p>
          </table:table-cell>
          <table:table-cell table:formula="of:=[.E794]*[.D794]" office:value-type="float" office:value="9097.71131540984" calcext:value-type="float">
            <text:p>9097.71131540984</text:p>
          </table:table-cell>
          <table:table-cell table:formula="of:=([.E794]-[.E793])/([.E793]+0.0000000000001)" office:value-type="float" office:value="0.0147423440327013" calcext:value-type="float">
            <text:p>0.014742344032701</text:p>
          </table:table-cell>
          <table:table-cell table:formula="of:=ABS([.G794])" office:value-type="float" office:value="0.0147423440327013" calcext:value-type="float">
            <text:p>0.014742344032701</text:p>
          </table:table-cell>
          <table:table-cell table:formula="of:=[.G794]*[.G794]" office:value-type="float" office:value="0.000217336707578524" calcext:value-type="float">
            <text:p>0.000217336707579</text:p>
          </table:table-cell>
          <table:table-cell table:formula="of:=([.F794]-[.F793])/([.F793]+0.0000000000001)" office:value-type="float" office:value="0.21645077002048" calcext:value-type="float">
            <text:p>0.21645077002048</text:p>
          </table:table-cell>
          <table:table-cell table:formula="of:=ABS([.J794])" office:value-type="float" office:value="0.21645077002048" calcext:value-type="float">
            <text:p>0.21645077002048</text:p>
          </table:table-cell>
          <table:table-cell table:formula="of:=[.J794]*[.J794]" office:value-type="float" office:value="0.0468509358424588" calcext:value-type="float">
            <text:p>0.046850935842459</text:p>
          </table:table-cell>
        </table:table-row>
        <table:table-row table:style-name="ro1">
          <table:table-cell table:style-name="ce1" office:value-type="string" calcext:value-type="string">
            <text:p>10/12/2017</text:p>
          </table:table-cell>
          <table:table-cell office:value-type="float" office:value="1507766400" calcext:value-type="float">
            <text:p>1507766400</text:p>
          </table:table-cell>
          <table:table-cell office:value-type="float" office:value="24512657109" calcext:value-type="float">
            <text:p>24512657109</text:p>
          </table:table-cell>
          <table:table-cell table:formula="of:=[.C795]/10^9" office:value-type="float" office:value="24.512657109" calcext:value-type="float">
            <text:p>24.512657109</text:p>
          </table:table-cell>
          <table:table-cell office:value-type="float" office:value="302.89" calcext:value-type="float">
            <text:p>302.89</text:p>
          </table:table-cell>
          <table:table-cell table:formula="of:=[.E795]*[.D795]" office:value-type="float" office:value="7424.63871174501" calcext:value-type="float">
            <text:p>7424.63871174501</text:p>
          </table:table-cell>
          <table:table-cell table:formula="of:=([.E795]-[.E794])/([.E794]+0.0000000000001)" office:value-type="float" office:value="0.0000990556692860487" calcext:value-type="float">
            <text:p>9.90556692860487E-05</text:p>
          </table:table-cell>
          <table:table-cell table:formula="of:=ABS([.G795])" office:value-type="float" office:value="0.0000990556692860487" calcext:value-type="float">
            <text:p>9.90556692860487E-05</text:p>
          </table:table-cell>
          <table:table-cell table:formula="of:=[.G795]*[.G795]" office:value-type="float" office:value="0.00000000981202561770705" calcext:value-type="float">
            <text:p>9.81202561770705E-09</text:p>
          </table:table-cell>
          <table:table-cell table:formula="of:=([.F795]-[.F794])/([.F794]+0.0000000000001)" office:value-type="float" office:value="-0.183900383916442" calcext:value-type="float">
            <text:p>-0.183900383916442</text:p>
          </table:table-cell>
          <table:table-cell table:formula="of:=ABS([.J795])" office:value-type="float" office:value="0.183900383916442" calcext:value-type="float">
            <text:p>0.183900383916442</text:p>
          </table:table-cell>
          <table:table-cell table:formula="of:=[.J795]*[.J795]" office:value-type="float" office:value="0.0338193512046149" calcext:value-type="float">
            <text:p>0.033819351204615</text:p>
          </table:table-cell>
        </table:table-row>
        <table:table-row table:style-name="ro1">
          <table:table-cell table:style-name="ce1" office:value-type="string" calcext:value-type="string">
            <text:p>10/13/2017</text:p>
          </table:table-cell>
          <table:table-cell office:value-type="float" office:value="1507852800" calcext:value-type="float">
            <text:p>1507852800</text:p>
          </table:table-cell>
          <table:table-cell office:value-type="float" office:value="26489325565" calcext:value-type="float">
            <text:p>26489325565</text:p>
          </table:table-cell>
          <table:table-cell table:formula="of:=[.C796]/10^9" office:value-type="float" office:value="26.489325565" calcext:value-type="float">
            <text:p>26.489325565</text:p>
          </table:table-cell>
          <table:table-cell office:value-type="float" office:value="336.83" calcext:value-type="float">
            <text:p>336.83</text:p>
          </table:table-cell>
          <table:table-cell table:formula="of:=[.E796]*[.D796]" office:value-type="float" office:value="8922.39953005895" calcext:value-type="float">
            <text:p>8922.39953005895</text:p>
          </table:table-cell>
          <table:table-cell table:formula="of:=([.E796]-[.E795])/([.E795]+0.0000000000001)" office:value-type="float" office:value="0.112053880946878" calcext:value-type="float">
            <text:p>0.112053880946878</text:p>
          </table:table-cell>
          <table:table-cell table:formula="of:=ABS([.G796])" office:value-type="float" office:value="0.112053880946878" calcext:value-type="float">
            <text:p>0.112053880946878</text:p>
          </table:table-cell>
          <table:table-cell table:formula="of:=[.G796]*[.G796]" office:value-type="float" office:value="0.0125560722352572" calcext:value-type="float">
            <text:p>0.012556072235257</text:p>
          </table:table-cell>
          <table:table-cell table:formula="of:=([.F796]-[.F795])/([.F795]+0.0000000000001)" office:value-type="float" office:value="0.201728444502577" calcext:value-type="float">
            <text:p>0.201728444502577</text:p>
          </table:table-cell>
          <table:table-cell table:formula="of:=ABS([.J796])" office:value-type="float" office:value="0.201728444502577" calcext:value-type="float">
            <text:p>0.201728444502577</text:p>
          </table:table-cell>
          <table:table-cell table:formula="of:=[.J796]*[.J796]" office:value-type="float" office:value="0.0406943653214294" calcext:value-type="float">
            <text:p>0.04069436532143</text:p>
          </table:table-cell>
        </table:table-row>
        <table:table-row table:style-name="ro1">
          <table:table-cell table:style-name="ce1" office:value-type="string" calcext:value-type="string">
            <text:p>10/14/2017</text:p>
          </table:table-cell>
          <table:table-cell office:value-type="float" office:value="1507939200" calcext:value-type="float">
            <text:p>1507939200</text:p>
          </table:table-cell>
          <table:table-cell office:value-type="float" office:value="24196653845" calcext:value-type="float">
            <text:p>24196653845</text:p>
          </table:table-cell>
          <table:table-cell table:formula="of:=[.C797]/10^9" office:value-type="float" office:value="24.196653845" calcext:value-type="float">
            <text:p>24.196653845</text:p>
          </table:table-cell>
          <table:table-cell office:value-type="float" office:value="338.81" calcext:value-type="float">
            <text:p>338.81</text:p>
          </table:table-cell>
          <table:table-cell table:formula="of:=[.E797]*[.D797]" office:value-type="float" office:value="8198.06828922445" calcext:value-type="float">
            <text:p>8198.06828922445</text:p>
          </table:table-cell>
          <table:table-cell table:formula="of:=([.E797]-[.E796])/([.E796]+0.0000000000001)" office:value-type="float" office:value="0.00587833625270913" calcext:value-type="float">
            <text:p>0.005878336252709</text:p>
          </table:table-cell>
          <table:table-cell table:formula="of:=ABS([.G797])" office:value-type="float" office:value="0.00587833625270913" calcext:value-type="float">
            <text:p>0.005878336252709</text:p>
          </table:table-cell>
          <table:table-cell table:formula="of:=[.G797]*[.G797]" office:value-type="float" office:value="0.0000345548370999145" calcext:value-type="float">
            <text:p>3.45548370999145E-05</text:p>
          </table:table-cell>
          <table:table-cell table:formula="of:=([.F797]-[.F796])/([.F796]+0.0000000000001)" office:value-type="float" office:value="-0.0811812157026009" calcext:value-type="float">
            <text:p>-0.081181215702601</text:p>
          </table:table-cell>
          <table:table-cell table:formula="of:=ABS([.J797])" office:value-type="float" office:value="0.0811812157026009" calcext:value-type="float">
            <text:p>0.081181215702601</text:p>
          </table:table-cell>
          <table:table-cell table:formula="of:=[.J797]*[.J797]" office:value-type="float" office:value="0.00659038978295222" calcext:value-type="float">
            <text:p>0.006590389782952</text:p>
          </table:table-cell>
        </table:table-row>
        <table:table-row table:style-name="ro1">
          <table:table-cell table:style-name="ce1" office:value-type="string" calcext:value-type="string">
            <text:p>10/15/2017</text:p>
          </table:table-cell>
          <table:table-cell office:value-type="float" office:value="1508025600" calcext:value-type="float">
            <text:p>1508025600</text:p>
          </table:table-cell>
          <table:table-cell office:value-type="float" office:value="23514174126" calcext:value-type="float">
            <text:p>23514174126</text:p>
          </table:table-cell>
          <table:table-cell table:formula="of:=[.C798]/10^9" office:value-type="float" office:value="23.514174126" calcext:value-type="float">
            <text:p>23.514174126</text:p>
          </table:table-cell>
          <table:table-cell office:value-type="float" office:value="336.58" calcext:value-type="float">
            <text:p>336.58</text:p>
          </table:table-cell>
          <table:table-cell table:formula="of:=[.E798]*[.D798]" office:value-type="float" office:value="7914.40072732908" calcext:value-type="float">
            <text:p>7914.40072732908</text:p>
          </table:table-cell>
          <table:table-cell table:formula="of:=([.E798]-[.E797])/([.E797]+0.0000000000001)" office:value-type="float" office:value="-0.00658186003955024" calcext:value-type="float">
            <text:p>-0.00658186003955</text:p>
          </table:table-cell>
          <table:table-cell table:formula="of:=ABS([.G798])" office:value-type="float" office:value="0.00658186003955024" calcext:value-type="float">
            <text:p>0.00658186003955</text:p>
          </table:table-cell>
          <table:table-cell table:formula="of:=[.G798]*[.G798]" office:value-type="float" office:value="0.0000433208815802283" calcext:value-type="float">
            <text:p>4.33208815802283E-05</text:p>
          </table:table-cell>
          <table:table-cell table:formula="of:=([.F798]-[.F797])/([.F797]+0.0000000000001)" office:value-type="float" office:value="-0.0346017564001293" calcext:value-type="float">
            <text:p>-0.034601756400129</text:p>
          </table:table-cell>
          <table:table-cell table:formula="of:=ABS([.J798])" office:value-type="float" office:value="0.0346017564001293" calcext:value-type="float">
            <text:p>0.034601756400129</text:p>
          </table:table-cell>
          <table:table-cell table:formula="of:=[.J798]*[.J798]" office:value-type="float" office:value="0.00119728154597389" calcext:value-type="float">
            <text:p>0.001197281545974</text:p>
          </table:table-cell>
        </table:table-row>
        <table:table-row table:style-name="ro1">
          <table:table-cell table:style-name="ce1" office:value-type="string" calcext:value-type="string">
            <text:p>10/16/2017</text:p>
          </table:table-cell>
          <table:table-cell office:value-type="float" office:value="1508112000" calcext:value-type="float">
            <text:p>1508112000</text:p>
          </table:table-cell>
          <table:table-cell office:value-type="float" office:value="16678649826" calcext:value-type="float">
            <text:p>16678649826</text:p>
          </table:table-cell>
          <table:table-cell table:formula="of:=[.C799]/10^9" office:value-type="float" office:value="16.678649826" calcext:value-type="float">
            <text:p>16.678649826</text:p>
          </table:table-cell>
          <table:table-cell office:value-type="float" office:value="334.23" calcext:value-type="float">
            <text:p>334.23</text:p>
          </table:table-cell>
          <table:table-cell table:formula="of:=[.E799]*[.D799]" office:value-type="float" office:value="5574.50513134398" calcext:value-type="float">
            <text:p>5574.50513134398</text:p>
          </table:table-cell>
          <table:table-cell table:formula="of:=([.E799]-[.E798])/([.E798]+0.0000000000001)" office:value-type="float" office:value="-0.0069819953651434" calcext:value-type="float">
            <text:p>-0.006981995365143</text:p>
          </table:table-cell>
          <table:table-cell table:formula="of:=ABS([.G799])" office:value-type="float" office:value="0.0069819953651434" calcext:value-type="float">
            <text:p>0.006981995365143</text:p>
          </table:table-cell>
          <table:table-cell table:formula="of:=[.G799]*[.G799]" office:value-type="float" office:value="0.0000487482592788839" calcext:value-type="float">
            <text:p>4.87482592788839E-05</text:p>
          </table:table-cell>
          <table:table-cell table:formula="of:=([.F799]-[.F798])/([.F798]+0.0000000000001)" office:value-type="float" office:value="-0.295650381702969" calcext:value-type="float">
            <text:p>-0.295650381702969</text:p>
          </table:table-cell>
          <table:table-cell table:formula="of:=ABS([.J799])" office:value-type="float" office:value="0.295650381702969" calcext:value-type="float">
            <text:p>0.295650381702969</text:p>
          </table:table-cell>
          <table:table-cell table:formula="of:=[.J799]*[.J799]" office:value-type="float" office:value="0.0874091482011113" calcext:value-type="float">
            <text:p>0.087409148201111</text:p>
          </table:table-cell>
        </table:table-row>
        <table:table-row table:style-name="ro1">
          <table:table-cell table:style-name="ce1" office:value-type="string" calcext:value-type="string">
            <text:p>10/17/2017</text:p>
          </table:table-cell>
          <table:table-cell office:value-type="float" office:value="1508198400" calcext:value-type="float">
            <text:p>1508198400</text:p>
          </table:table-cell>
          <table:table-cell office:value-type="float" office:value="14194850634" calcext:value-type="float">
            <text:p>14194850634</text:p>
          </table:table-cell>
          <table:table-cell table:formula="of:=[.C800]/10^9" office:value-type="float" office:value="14.194850634" calcext:value-type="float">
            <text:p>14.194850634</text:p>
          </table:table-cell>
          <table:table-cell office:value-type="float" office:value="316.14" calcext:value-type="float">
            <text:p>316.14</text:p>
          </table:table-cell>
          <table:table-cell table:formula="of:=[.E800]*[.D800]" office:value-type="float" office:value="4487.56007943276" calcext:value-type="float">
            <text:p>4487.56007943276</text:p>
          </table:table-cell>
          <table:table-cell table:formula="of:=([.E800]-[.E799])/([.E799]+0.0000000000001)" office:value-type="float" office:value="-0.0541244053496096" calcext:value-type="float">
            <text:p>-0.05412440534961</text:p>
          </table:table-cell>
          <table:table-cell table:formula="of:=ABS([.G800])" office:value-type="float" office:value="0.0541244053496096" calcext:value-type="float">
            <text:p>0.05412440534961</text:p>
          </table:table-cell>
          <table:table-cell table:formula="of:=[.G800]*[.G800]" office:value-type="float" office:value="0.00292945125444885" calcext:value-type="float">
            <text:p>0.002929451254449</text:p>
          </table:table-cell>
          <table:table-cell table:formula="of:=([.F800]-[.F799])/([.F799]+0.0000000000001)" office:value-type="float" office:value="-0.194985030294369" calcext:value-type="float">
            <text:p>-0.194985030294369</text:p>
          </table:table-cell>
          <table:table-cell table:formula="of:=ABS([.J800])" office:value-type="float" office:value="0.194985030294369" calcext:value-type="float">
            <text:p>0.194985030294369</text:p>
          </table:table-cell>
          <table:table-cell table:formula="of:=[.J800]*[.J800]" office:value-type="float" office:value="0.0380191620388959" calcext:value-type="float">
            <text:p>0.038019162038896</text:p>
          </table:table-cell>
        </table:table-row>
        <table:table-row table:style-name="ro1">
          <table:table-cell table:style-name="ce1" office:value-type="string" calcext:value-type="string">
            <text:p>10/18/2017</text:p>
          </table:table-cell>
          <table:table-cell office:value-type="float" office:value="1508284800" calcext:value-type="float">
            <text:p>1508284800</text:p>
          </table:table-cell>
          <table:table-cell office:value-type="float" office:value="14081137033" calcext:value-type="float">
            <text:p>14081137033</text:p>
          </table:table-cell>
          <table:table-cell table:formula="of:=[.C801]/10^9" office:value-type="float" office:value="14.081137033" calcext:value-type="float">
            <text:p>14.081137033</text:p>
          </table:table-cell>
          <table:table-cell office:value-type="float" office:value="313.54" calcext:value-type="float">
            <text:p>313.54</text:p>
          </table:table-cell>
          <table:table-cell table:formula="of:=[.E801]*[.D801]" office:value-type="float" office:value="4414.99970532682" calcext:value-type="float">
            <text:p>4414.99970532682</text:p>
          </table:table-cell>
          <table:table-cell table:formula="of:=([.E801]-[.E800])/([.E800]+0.0000000000001)" office:value-type="float" office:value="-0.00822420446637555" calcext:value-type="float">
            <text:p>-0.008224204466376</text:p>
          </table:table-cell>
          <table:table-cell table:formula="of:=ABS([.G801])" office:value-type="float" office:value="0.00822420446637555" calcext:value-type="float">
            <text:p>0.008224204466376</text:p>
          </table:table-cell>
          <table:table-cell table:formula="of:=[.G801]*[.G801]" office:value-type="float" office:value="0.0000676375391047515" calcext:value-type="float">
            <text:p>6.76375391047515E-05</text:p>
          </table:table-cell>
          <table:table-cell table:formula="of:=([.F801]-[.F800])/([.F800]+0.0000000000001)" office:value-type="float" office:value="-0.0161692262212815" calcext:value-type="float">
            <text:p>-0.016169226221282</text:p>
          </table:table-cell>
          <table:table-cell table:formula="of:=ABS([.J801])" office:value-type="float" office:value="0.0161692262212815" calcext:value-type="float">
            <text:p>0.016169226221282</text:p>
          </table:table-cell>
          <table:table-cell table:formula="of:=[.J801]*[.J801]" office:value-type="float" office:value="0.000261443876594978" calcext:value-type="float">
            <text:p>0.000261443876595</text:p>
          </table:table-cell>
        </table:table-row>
        <table:table-row table:style-name="ro1">
          <table:table-cell table:style-name="ce1" office:value-type="string" calcext:value-type="string">
            <text:p>10/19/2017</text:p>
          </table:table-cell>
          <table:table-cell office:value-type="float" office:value="1508371200" calcext:value-type="float">
            <text:p>1508371200</text:p>
          </table:table-cell>
          <table:table-cell office:value-type="float" office:value="12235259269" calcext:value-type="float">
            <text:p>12235259269</text:p>
          </table:table-cell>
          <table:table-cell table:formula="of:=[.C802]/10^9" office:value-type="float" office:value="12.235259269" calcext:value-type="float">
            <text:p>12.235259269</text:p>
          </table:table-cell>
          <table:table-cell office:value-type="float" office:value="307.41" calcext:value-type="float">
            <text:p>307.41</text:p>
          </table:table-cell>
          <table:table-cell table:formula="of:=[.E802]*[.D802]" office:value-type="float" office:value="3761.24105188329" calcext:value-type="float">
            <text:p>3761.24105188329</text:p>
          </table:table-cell>
          <table:table-cell table:formula="of:=([.E802]-[.E801])/([.E801]+0.0000000000001)" office:value-type="float" office:value="-0.0195509344900172" calcext:value-type="float">
            <text:p>-0.019550934490017</text:p>
          </table:table-cell>
          <table:table-cell table:formula="of:=ABS([.G802])" office:value-type="float" office:value="0.0195509344900172" calcext:value-type="float">
            <text:p>0.019550934490017</text:p>
          </table:table-cell>
          <table:table-cell table:formula="of:=[.G802]*[.G802]" office:value-type="float" office:value="0.000382239039432944" calcext:value-type="float">
            <text:p>0.000382239039433</text:p>
          </table:table-cell>
          <table:table-cell table:formula="of:=([.F802]-[.F801])/([.F801]+0.0000000000001)" office:value-type="float" office:value="-0.148076715079902" calcext:value-type="float">
            <text:p>-0.148076715079902</text:p>
          </table:table-cell>
          <table:table-cell table:formula="of:=ABS([.J802])" office:value-type="float" office:value="0.148076715079902" calcext:value-type="float">
            <text:p>0.148076715079902</text:p>
          </table:table-cell>
          <table:table-cell table:formula="of:=[.J802]*[.J802]" office:value-type="float" office:value="0.0219267135488544" calcext:value-type="float">
            <text:p>0.021926713548854</text:p>
          </table:table-cell>
        </table:table-row>
        <table:table-row table:style-name="ro1">
          <table:table-cell table:style-name="ce1" office:value-type="string" calcext:value-type="string">
            <text:p>10/20/2017</text:p>
          </table:table-cell>
          <table:table-cell office:value-type="float" office:value="1508457600" calcext:value-type="float">
            <text:p>1508457600</text:p>
          </table:table-cell>
          <table:table-cell office:value-type="float" office:value="14610349751" calcext:value-type="float">
            <text:p>14610349751</text:p>
          </table:table-cell>
          <table:table-cell table:formula="of:=[.C803]/10^9" office:value-type="float" office:value="14.610349751" calcext:value-type="float">
            <text:p>14.610349751</text:p>
          </table:table-cell>
          <table:table-cell office:value-type="float" office:value="303.08" calcext:value-type="float">
            <text:p>303.08</text:p>
          </table:table-cell>
          <table:table-cell table:formula="of:=[.E803]*[.D803]" office:value-type="float" office:value="4428.10480253308" calcext:value-type="float">
            <text:p>4428.10480253308</text:p>
          </table:table-cell>
          <table:table-cell table:formula="of:=([.E803]-[.E802])/([.E802]+0.0000000000001)" office:value-type="float" office:value="-0.0140854233759476" calcext:value-type="float">
            <text:p>-0.014085423375948</text:p>
          </table:table-cell>
          <table:table-cell table:formula="of:=ABS([.G803])" office:value-type="float" office:value="0.0140854233759476" calcext:value-type="float">
            <text:p>0.014085423375948</text:p>
          </table:table-cell>
          <table:table-cell table:formula="of:=[.G803]*[.G803]" office:value-type="float" office:value="0.00019839915167969" calcext:value-type="float">
            <text:p>0.00019839915168</text:p>
          </table:table-cell>
          <table:table-cell table:formula="of:=([.F803]-[.F802])/([.F802]+0.0000000000001)" office:value-type="float" office:value="0.177298859990876" calcext:value-type="float">
            <text:p>0.177298859990876</text:p>
          </table:table-cell>
          <table:table-cell table:formula="of:=ABS([.J803])" office:value-type="float" office:value="0.177298859990876" calcext:value-type="float">
            <text:p>0.177298859990876</text:p>
          </table:table-cell>
          <table:table-cell table:formula="of:=[.J803]*[.J803]" office:value-type="float" office:value="0.0314348857540641" calcext:value-type="float">
            <text:p>0.031434885754064</text:p>
          </table:table-cell>
        </table:table-row>
        <table:table-row table:style-name="ro1">
          <table:table-cell table:style-name="ce1" office:value-type="string" calcext:value-type="string">
            <text:p>10/21/2017</text:p>
          </table:table-cell>
          <table:table-cell office:value-type="float" office:value="1508544000" calcext:value-type="float">
            <text:p>1508544000</text:p>
          </table:table-cell>
          <table:table-cell office:value-type="float" office:value="12128683877" calcext:value-type="float">
            <text:p>12128683877</text:p>
          </table:table-cell>
          <table:table-cell table:formula="of:=[.C804]/10^9" office:value-type="float" office:value="12.128683877" calcext:value-type="float">
            <text:p>12.128683877</text:p>
          </table:table-cell>
          <table:table-cell office:value-type="float" office:value="299.55" calcext:value-type="float">
            <text:p>299.55</text:p>
          </table:table-cell>
          <table:table-cell table:formula="of:=[.E804]*[.D804]" office:value-type="float" office:value="3633.14725535535" calcext:value-type="float">
            <text:p>3633.14725535535</text:p>
          </table:table-cell>
          <table:table-cell table:formula="of:=([.E804]-[.E803])/([.E803]+0.0000000000001)" office:value-type="float" office:value="-0.01164708987726" calcext:value-type="float">
            <text:p>-0.01164708987726</text:p>
          </table:table-cell>
          <table:table-cell table:formula="of:=ABS([.G804])" office:value-type="float" office:value="0.01164708987726" calcext:value-type="float">
            <text:p>0.01164708987726</text:p>
          </table:table-cell>
          <table:table-cell table:formula="of:=[.G804]*[.G804]" office:value-type="float" office:value="0.000135654702608973" calcext:value-type="float">
            <text:p>0.000135654702609</text:p>
          </table:table-cell>
          <table:table-cell table:formula="of:=([.F804]-[.F803])/([.F803]+0.0000000000001)" office:value-type="float" office:value="-0.179525459000649" calcext:value-type="float">
            <text:p>-0.179525459000649</text:p>
          </table:table-cell>
          <table:table-cell table:formula="of:=ABS([.J804])" office:value-type="float" office:value="0.179525459000649" calcext:value-type="float">
            <text:p>0.179525459000649</text:p>
          </table:table-cell>
          <table:table-cell table:formula="of:=[.J804]*[.J804]" office:value-type="float" office:value="0.0322293904293937" calcext:value-type="float">
            <text:p>0.032229390429394</text:p>
          </table:table-cell>
        </table:table-row>
        <table:table-row table:style-name="ro1">
          <table:table-cell table:style-name="ce1" office:value-type="string" calcext:value-type="string">
            <text:p>10/22/2017</text:p>
          </table:table-cell>
          <table:table-cell office:value-type="float" office:value="1508630400" calcext:value-type="float">
            <text:p>1508630400</text:p>
          </table:table-cell>
          <table:table-cell office:value-type="float" office:value="10751750663" calcext:value-type="float">
            <text:p>10751750663</text:p>
          </table:table-cell>
          <table:table-cell table:formula="of:=[.C805]/10^9" office:value-type="float" office:value="10.751750663" calcext:value-type="float">
            <text:p>10.751750663</text:p>
          </table:table-cell>
          <table:table-cell office:value-type="float" office:value="294.03" calcext:value-type="float">
            <text:p>294.03</text:p>
          </table:table-cell>
          <table:table-cell table:formula="of:=[.E805]*[.D805]" office:value-type="float" office:value="3161.33724744189" calcext:value-type="float">
            <text:p>3161.33724744189</text:p>
          </table:table-cell>
          <table:table-cell table:formula="of:=([.E805]-[.E804])/([.E804]+0.0000000000001)" office:value-type="float" office:value="-0.0184276414621934" calcext:value-type="float">
            <text:p>-0.018427641462193</text:p>
          </table:table-cell>
          <table:table-cell table:formula="of:=ABS([.G805])" office:value-type="float" office:value="0.0184276414621934" calcext:value-type="float">
            <text:p>0.018427641462193</text:p>
          </table:table-cell>
          <table:table-cell table:formula="of:=[.G805]*[.G805]" office:value-type="float" office:value="0.00033957796985915" calcext:value-type="float">
            <text:p>0.000339577969859</text:p>
          </table:table-cell>
          <table:table-cell table:formula="of:=([.F805]-[.F804])/([.F804]+0.0000000000001)" office:value-type="float" office:value="-0.129862616280692" calcext:value-type="float">
            <text:p>-0.129862616280692</text:p>
          </table:table-cell>
          <table:table-cell table:formula="of:=ABS([.J805])" office:value-type="float" office:value="0.129862616280692" calcext:value-type="float">
            <text:p>0.129862616280692</text:p>
          </table:table-cell>
          <table:table-cell table:formula="of:=[.J805]*[.J805]" office:value-type="float" office:value="0.0168642991072662" calcext:value-type="float">
            <text:p>0.016864299107266</text:p>
          </table:table-cell>
        </table:table-row>
        <table:table-row table:style-name="ro1">
          <table:table-cell table:style-name="ce1" office:value-type="string" calcext:value-type="string">
            <text:p>10/23/2017</text:p>
          </table:table-cell>
          <table:table-cell office:value-type="float" office:value="1508716800" calcext:value-type="float">
            <text:p>1508716800</text:p>
          </table:table-cell>
          <table:table-cell office:value-type="float" office:value="13780011469" calcext:value-type="float">
            <text:p>13780011469</text:p>
          </table:table-cell>
          <table:table-cell table:formula="of:=[.C806]/10^9" office:value-type="float" office:value="13.780011469" calcext:value-type="float">
            <text:p>13.780011469</text:p>
          </table:table-cell>
          <table:table-cell office:value-type="float" office:value="285.27" calcext:value-type="float">
            <text:p>285.27</text:p>
          </table:table-cell>
          <table:table-cell table:formula="of:=[.E806]*[.D806]" office:value-type="float" office:value="3931.02387176163" calcext:value-type="float">
            <text:p>3931.02387176163</text:p>
          </table:table-cell>
          <table:table-cell table:formula="of:=([.E806]-[.E805])/([.E805]+0.0000000000001)" office:value-type="float" office:value="-0.0297928782777267" calcext:value-type="float">
            <text:p>-0.029792878277727</text:p>
          </table:table-cell>
          <table:table-cell table:formula="of:=ABS([.G806])" office:value-type="float" office:value="0.0297928782777267" calcext:value-type="float">
            <text:p>0.029792878277727</text:p>
          </table:table-cell>
          <table:table-cell table:formula="of:=[.G806]*[.G806]" office:value-type="float" office:value="0.000887615596071441" calcext:value-type="float">
            <text:p>0.000887615596071</text:p>
          </table:table-cell>
          <table:table-cell table:formula="of:=([.F806]-[.F805])/([.F805]+0.0000000000001)" office:value-type="float" office:value="0.243468685583153" calcext:value-type="float">
            <text:p>0.243468685583153</text:p>
          </table:table-cell>
          <table:table-cell table:formula="of:=ABS([.J806])" office:value-type="float" office:value="0.243468685583153" calcext:value-type="float">
            <text:p>0.243468685583153</text:p>
          </table:table-cell>
          <table:table-cell table:formula="of:=[.J806]*[.J806]" office:value-type="float" office:value="0.0592770008595883" calcext:value-type="float">
            <text:p>0.059277000859588</text:p>
          </table:table-cell>
        </table:table-row>
        <table:table-row table:style-name="ro1">
          <table:table-cell table:style-name="ce1" office:value-type="string" calcext:value-type="string">
            <text:p>10/24/2017</text:p>
          </table:table-cell>
          <table:table-cell office:value-type="float" office:value="1508803200" calcext:value-type="float">
            <text:p>1508803200</text:p>
          </table:table-cell>
          <table:table-cell office:value-type="float" office:value="14415708346" calcext:value-type="float">
            <text:p>14415708346</text:p>
          </table:table-cell>
          <table:table-cell table:formula="of:=[.C807]/10^9" office:value-type="float" office:value="14.415708346" calcext:value-type="float">
            <text:p>14.415708346</text:p>
          </table:table-cell>
          <table:table-cell office:value-type="float" office:value="296.5" calcext:value-type="float">
            <text:p>296.5</text:p>
          </table:table-cell>
          <table:table-cell table:formula="of:=[.E807]*[.D807]" office:value-type="float" office:value="4274.257524589" calcext:value-type="float">
            <text:p>4274.257524589</text:p>
          </table:table-cell>
          <table:table-cell table:formula="of:=([.E807]-[.E806])/([.E806]+0.0000000000001)" office:value-type="float" office:value="0.0393662144634908" calcext:value-type="float">
            <text:p>0.039366214463491</text:p>
          </table:table-cell>
          <table:table-cell table:formula="of:=ABS([.G807])" office:value-type="float" office:value="0.0393662144634908" calcext:value-type="float">
            <text:p>0.039366214463491</text:p>
          </table:table-cell>
          <table:table-cell table:formula="of:=[.G807]*[.G807]" office:value-type="float" office:value="0.00154969884118555" calcext:value-type="float">
            <text:p>0.001549698841186</text:p>
          </table:table-cell>
          <table:table-cell table:formula="of:=([.F807]-[.F806])/([.F806]+0.0000000000001)" office:value-type="float" office:value="0.0873140596507127" calcext:value-type="float">
            <text:p>0.087314059650713</text:p>
          </table:table-cell>
          <table:table-cell table:formula="of:=ABS([.J807])" office:value-type="float" office:value="0.0873140596507127" calcext:value-type="float">
            <text:p>0.087314059650713</text:p>
          </table:table-cell>
          <table:table-cell table:formula="of:=[.J807]*[.J807]" office:value-type="float" office:value="0.00762374501268821" calcext:value-type="float">
            <text:p>0.007623745012688</text:p>
          </table:table-cell>
        </table:table-row>
        <table:table-row table:style-name="ro1">
          <table:table-cell table:style-name="ce1" office:value-type="string" calcext:value-type="string">
            <text:p>10/25/2017</text:p>
          </table:table-cell>
          <table:table-cell office:value-type="float" office:value="1508889600" calcext:value-type="float">
            <text:p>1508889600</text:p>
          </table:table-cell>
          <table:table-cell office:value-type="float" office:value="12720316553" calcext:value-type="float">
            <text:p>12720316553</text:p>
          </table:table-cell>
          <table:table-cell table:formula="of:=[.C808]/10^9" office:value-type="float" office:value="12.720316553" calcext:value-type="float">
            <text:p>12.720316553</text:p>
          </table:table-cell>
          <table:table-cell office:value-type="float" office:value="296.35" calcext:value-type="float">
            <text:p>296.35</text:p>
          </table:table-cell>
          <table:table-cell table:formula="of:=[.E808]*[.D808]" office:value-type="float" office:value="3769.66581048155" calcext:value-type="float">
            <text:p>3769.66581048155</text:p>
          </table:table-cell>
          <table:table-cell table:formula="of:=([.E808]-[.E807])/([.E807]+0.0000000000001)" office:value-type="float" office:value="-0.000505902192242756" calcext:value-type="float">
            <text:p>-0.000505902192243</text:p>
          </table:table-cell>
          <table:table-cell table:formula="of:=ABS([.G808])" office:value-type="float" office:value="0.000505902192242756" calcext:value-type="float">
            <text:p>0.000505902192243</text:p>
          </table:table-cell>
          <table:table-cell table:formula="of:=[.G808]*[.G808]" office:value-type="float" office:value="0.000000255937028116027" calcext:value-type="float">
            <text:p>2.55937028116027E-07</text:p>
          </table:table-cell>
          <table:table-cell table:formula="of:=([.F808]-[.F807])/([.F807]+0.0000000000001)" office:value-type="float" office:value="-0.118053652875296" calcext:value-type="float">
            <text:p>-0.118053652875296</text:p>
          </table:table-cell>
          <table:table-cell table:formula="of:=ABS([.J808])" office:value-type="float" office:value="0.118053652875296" calcext:value-type="float">
            <text:p>0.118053652875296</text:p>
          </table:table-cell>
          <table:table-cell table:formula="of:=[.J808]*[.J808]" office:value-type="float" office:value="0.0139366649572008" calcext:value-type="float">
            <text:p>0.013936664957201</text:p>
          </table:table-cell>
        </table:table-row>
        <table:table-row table:style-name="ro1">
          <table:table-cell table:style-name="ce1" office:value-type="string" calcext:value-type="string">
            <text:p>10/26/2017</text:p>
          </table:table-cell>
          <table:table-cell office:value-type="float" office:value="1508976000" calcext:value-type="float">
            <text:p>1508976000</text:p>
          </table:table-cell>
          <table:table-cell office:value-type="float" office:value="12385996259" calcext:value-type="float">
            <text:p>12385996259</text:p>
          </table:table-cell>
          <table:table-cell table:formula="of:=[.C809]/10^9" office:value-type="float" office:value="12.385996259" calcext:value-type="float">
            <text:p>12.385996259</text:p>
          </table:table-cell>
          <table:table-cell office:value-type="float" office:value="295.54" calcext:value-type="float">
            <text:p>295.54</text:p>
          </table:table-cell>
          <table:table-cell table:formula="of:=[.E809]*[.D809]" office:value-type="float" office:value="3660.55733438486" calcext:value-type="float">
            <text:p>3660.55733438486</text:p>
          </table:table-cell>
          <table:table-cell table:formula="of:=([.E809]-[.E808])/([.E808]+0.0000000000001)" office:value-type="float" office:value="-0.00273325459760419" calcext:value-type="float">
            <text:p>-0.002733254597604</text:p>
          </table:table-cell>
          <table:table-cell table:formula="of:=ABS([.G809])" office:value-type="float" office:value="0.00273325459760419" calcext:value-type="float">
            <text:p>0.002733254597604</text:p>
          </table:table-cell>
          <table:table-cell table:formula="of:=[.G809]*[.G809]" office:value-type="float" office:value="0.00000747068069532445" calcext:value-type="float">
            <text:p>7.47068069532445E-06</text:p>
          </table:table-cell>
          <table:table-cell table:formula="of:=([.F809]-[.F808])/([.F808]+0.0000000000001)" office:value-type="float" office:value="-0.0289438060512721" calcext:value-type="float">
            <text:p>-0.028943806051272</text:p>
          </table:table-cell>
          <table:table-cell table:formula="of:=ABS([.J809])" office:value-type="float" office:value="0.0289438060512721" calcext:value-type="float">
            <text:p>0.028943806051272</text:p>
          </table:table-cell>
          <table:table-cell table:formula="of:=[.J809]*[.J809]" office:value-type="float" office:value="0.000837743908733659" calcext:value-type="float">
            <text:p>0.000837743908734</text:p>
          </table:table-cell>
        </table:table-row>
        <table:table-row table:style-name="ro1">
          <table:table-cell table:style-name="ce1" office:value-type="string" calcext:value-type="string">
            <text:p>10/27/2017</text:p>
          </table:table-cell>
          <table:table-cell office:value-type="float" office:value="1509062400" calcext:value-type="float">
            <text:p>1509062400</text:p>
          </table:table-cell>
          <table:table-cell office:value-type="float" office:value="11545392383" calcext:value-type="float">
            <text:p>11545392383</text:p>
          </table:table-cell>
          <table:table-cell table:formula="of:=[.C810]/10^9" office:value-type="float" office:value="11.545392383" calcext:value-type="float">
            <text:p>11.545392383</text:p>
          </table:table-cell>
          <table:table-cell office:value-type="float" office:value="296.36" calcext:value-type="float">
            <text:p>296.36</text:p>
          </table:table-cell>
          <table:table-cell table:formula="of:=[.E810]*[.D810]" office:value-type="float" office:value="3421.59248662588" calcext:value-type="float">
            <text:p>3421.59248662588</text:p>
          </table:table-cell>
          <table:table-cell table:formula="of:=([.E810]-[.E809])/([.E809]+0.0000000000001)" office:value-type="float" office:value="0.00277458212086348" calcext:value-type="float">
            <text:p>0.002774582120863</text:p>
          </table:table-cell>
          <table:table-cell table:formula="of:=ABS([.G810])" office:value-type="float" office:value="0.00277458212086348" calcext:value-type="float">
            <text:p>0.002774582120863</text:p>
          </table:table-cell>
          <table:table-cell table:formula="of:=[.G810]*[.G810]" office:value-type="float" office:value="0.00000769830594541529" calcext:value-type="float">
            <text:p>7.69830594541529E-06</text:p>
          </table:table-cell>
          <table:table-cell table:formula="of:=([.F810]-[.F809])/([.F809]+0.0000000000001)" office:value-type="float" office:value="-0.0652810012055547" calcext:value-type="float">
            <text:p>-0.065281001205555</text:p>
          </table:table-cell>
          <table:table-cell table:formula="of:=ABS([.J810])" office:value-type="float" office:value="0.0652810012055547" calcext:value-type="float">
            <text:p>0.065281001205555</text:p>
          </table:table-cell>
          <table:table-cell table:formula="of:=[.J810]*[.J810]" office:value-type="float" office:value="0.00426160911839964" calcext:value-type="float">
            <text:p>0.0042616091184</text:p>
          </table:table-cell>
        </table:table-row>
        <table:table-row table:style-name="ro1">
          <table:table-cell table:style-name="ce1" office:value-type="string" calcext:value-type="string">
            <text:p>10/28/2017</text:p>
          </table:table-cell>
          <table:table-cell office:value-type="float" office:value="1509148800" calcext:value-type="float">
            <text:p>1509148800</text:p>
          </table:table-cell>
          <table:table-cell office:value-type="float" office:value="10491940195" calcext:value-type="float">
            <text:p>10491940195</text:p>
          </table:table-cell>
          <table:table-cell table:formula="of:=[.C811]/10^9" office:value-type="float" office:value="10.491940195" calcext:value-type="float">
            <text:p>10.491940195</text:p>
          </table:table-cell>
          <table:table-cell office:value-type="float" office:value="293.35" calcext:value-type="float">
            <text:p>293.35</text:p>
          </table:table-cell>
          <table:table-cell table:formula="of:=[.E811]*[.D811]" office:value-type="float" office:value="3077.81065620325" calcext:value-type="float">
            <text:p>3077.81065620325</text:p>
          </table:table-cell>
          <table:table-cell table:formula="of:=([.E811]-[.E810])/([.E810]+0.0000000000001)" office:value-type="float" office:value="-0.0101565663382372" calcext:value-type="float">
            <text:p>-0.010156566338237</text:p>
          </table:table-cell>
          <table:table-cell table:formula="of:=ABS([.G811])" office:value-type="float" office:value="0.0101565663382372" calcext:value-type="float">
            <text:p>0.010156566338237</text:p>
          </table:table-cell>
          <table:table-cell table:formula="of:=[.G811]*[.G811]" office:value-type="float" office:value="0.000103155839783014" calcext:value-type="float">
            <text:p>0.000103155839783</text:p>
          </table:table-cell>
          <table:table-cell table:formula="of:=([.F811]-[.F810])/([.F810]+0.0000000000001)" office:value-type="float" office:value="-0.100474218296417" calcext:value-type="float">
            <text:p>-0.100474218296417</text:p>
          </table:table-cell>
          <table:table-cell table:formula="of:=ABS([.J811])" office:value-type="float" office:value="0.100474218296417" calcext:value-type="float">
            <text:p>0.100474218296417</text:p>
          </table:table-cell>
          <table:table-cell table:formula="of:=[.J811]*[.J811]" office:value-type="float" office:value="0.0100950685422761" calcext:value-type="float">
            <text:p>0.010095068542276</text:p>
          </table:table-cell>
        </table:table-row>
        <table:table-row table:style-name="ro1">
          <table:table-cell table:style-name="ce1" office:value-type="string" calcext:value-type="string">
            <text:p>10/29/2017</text:p>
          </table:table-cell>
          <table:table-cell office:value-type="float" office:value="1509235200" calcext:value-type="float">
            <text:p>1509235200</text:p>
          </table:table-cell>
          <table:table-cell office:value-type="float" office:value="10371979124" calcext:value-type="float">
            <text:p>10371979124</text:p>
          </table:table-cell>
          <table:table-cell table:formula="of:=[.C812]/10^9" office:value-type="float" office:value="10.371979124" calcext:value-type="float">
            <text:p>10.371979124</text:p>
          </table:table-cell>
          <table:table-cell office:value-type="float" office:value="304.04" calcext:value-type="float">
            <text:p>304.04</text:p>
          </table:table-cell>
          <table:table-cell table:formula="of:=[.E812]*[.D812]" office:value-type="float" office:value="3153.49653286096" calcext:value-type="float">
            <text:p>3153.49653286096</text:p>
          </table:table-cell>
          <table:table-cell table:formula="of:=([.E812]-[.E811])/([.E811]+0.0000000000001)" office:value-type="float" office:value="0.0364411113004943" calcext:value-type="float">
            <text:p>0.036441111300494</text:p>
          </table:table-cell>
          <table:table-cell table:formula="of:=ABS([.G812])" office:value-type="float" office:value="0.0364411113004943" calcext:value-type="float">
            <text:p>0.036441111300494</text:p>
          </table:table-cell>
          <table:table-cell table:formula="of:=[.G812]*[.G812]" office:value-type="float" office:value="0.00132795459281501" calcext:value-type="float">
            <text:p>0.001327954592815</text:p>
          </table:table-cell>
          <table:table-cell table:formula="of:=([.F812]-[.F811])/([.F811]+0.0000000000001)" office:value-type="float" office:value="0.0245908163665516" calcext:value-type="float">
            <text:p>0.024590816366552</text:p>
          </table:table-cell>
          <table:table-cell table:formula="of:=ABS([.J812])" office:value-type="float" office:value="0.0245908163665516" calcext:value-type="float">
            <text:p>0.024590816366552</text:p>
          </table:table-cell>
          <table:table-cell table:formula="of:=[.J812]*[.J812]" office:value-type="float" office:value="0.000604708249573461" calcext:value-type="float">
            <text:p>0.000604708249573</text:p>
          </table:table-cell>
        </table:table-row>
        <table:table-row table:style-name="ro1">
          <table:table-cell table:style-name="ce1" office:value-type="string" calcext:value-type="string">
            <text:p>10/30/2017</text:p>
          </table:table-cell>
          <table:table-cell office:value-type="float" office:value="1509321600" calcext:value-type="float">
            <text:p>1509321600</text:p>
          </table:table-cell>
          <table:table-cell office:value-type="float" office:value="11808258897" calcext:value-type="float">
            <text:p>11808258897</text:p>
          </table:table-cell>
          <table:table-cell table:formula="of:=[.C813]/10^9" office:value-type="float" office:value="11.808258897" calcext:value-type="float">
            <text:p>11.808258897</text:p>
          </table:table-cell>
          <table:table-cell office:value-type="float" office:value="306.8" calcext:value-type="float">
            <text:p>306.8</text:p>
          </table:table-cell>
          <table:table-cell table:formula="of:=[.E813]*[.D813]" office:value-type="float" office:value="3622.7738295996" calcext:value-type="float">
            <text:p>3622.7738295996</text:p>
          </table:table-cell>
          <table:table-cell table:formula="of:=([.E813]-[.E812])/([.E812]+0.0000000000001)" office:value-type="float" office:value="0.00907775292724638" calcext:value-type="float">
            <text:p>0.009077752927246</text:p>
          </table:table-cell>
          <table:table-cell table:formula="of:=ABS([.G813])" office:value-type="float" office:value="0.00907775292724638" calcext:value-type="float">
            <text:p>0.009077752927246</text:p>
          </table:table-cell>
          <table:table-cell table:formula="of:=[.G813]*[.G813]" office:value-type="float" office:value="0.0000824055982081303" calcext:value-type="float">
            <text:p>8.24055982081303E-05</text:p>
          </table:table-cell>
          <table:table-cell table:formula="of:=([.F813]-[.F812])/([.F812]+0.0000000000001)" office:value-type="float" office:value="0.148811737019065" calcext:value-type="float">
            <text:p>0.148811737019065</text:p>
          </table:table-cell>
          <table:table-cell table:formula="of:=ABS([.J813])" office:value-type="float" office:value="0.148811737019065" calcext:value-type="float">
            <text:p>0.148811737019065</text:p>
          </table:table-cell>
          <table:table-cell table:formula="of:=[.J813]*[.J813]" office:value-type="float" office:value="0.0221449330746315" calcext:value-type="float">
            <text:p>0.022144933074632</text:p>
          </table:table-cell>
        </table:table-row>
        <table:table-row table:style-name="ro1">
          <table:table-cell table:style-name="ce1" office:value-type="string" calcext:value-type="string">
            <text:p>10/31/2017</text:p>
          </table:table-cell>
          <table:table-cell office:value-type="float" office:value="1509408000" calcext:value-type="float">
            <text:p>1509408000</text:p>
          </table:table-cell>
          <table:table-cell office:value-type="float" office:value="13692446133" calcext:value-type="float">
            <text:p>13692446133</text:p>
          </table:table-cell>
          <table:table-cell table:formula="of:=[.C814]/10^9" office:value-type="float" office:value="13.692446133" calcext:value-type="float">
            <text:p>13.692446133</text:p>
          </table:table-cell>
          <table:table-cell office:value-type="float" office:value="303.64" calcext:value-type="float">
            <text:p>303.64</text:p>
          </table:table-cell>
          <table:table-cell table:formula="of:=[.E814]*[.D814]" office:value-type="float" office:value="4157.57434382412" calcext:value-type="float">
            <text:p>4157.57434382412</text:p>
          </table:table-cell>
          <table:table-cell table:formula="of:=([.E814]-[.E813])/([.E813]+0.0000000000001)" office:value-type="float" office:value="-0.0102998696219036" calcext:value-type="float">
            <text:p>-0.010299869621904</text:p>
          </table:table-cell>
          <table:table-cell table:formula="of:=ABS([.G814])" office:value-type="float" office:value="0.0102998696219036" calcext:value-type="float">
            <text:p>0.010299869621904</text:p>
          </table:table-cell>
          <table:table-cell table:formula="of:=[.G814]*[.G814]" office:value-type="float" office:value="0.000106087314228213" calcext:value-type="float">
            <text:p>0.000106087314228</text:p>
          </table:table-cell>
          <table:table-cell table:formula="of:=([.F814]-[.F813])/([.F813]+0.0000000000001)" office:value-type="float" office:value="0.147621833263499" calcext:value-type="float">
            <text:p>0.147621833263499</text:p>
          </table:table-cell>
          <table:table-cell table:formula="of:=ABS([.J814])" office:value-type="float" office:value="0.147621833263499" calcext:value-type="float">
            <text:p>0.147621833263499</text:p>
          </table:table-cell>
          <table:table-cell table:formula="of:=[.J814]*[.J814]" office:value-type="float" office:value="0.0217922056560763" calcext:value-type="float">
            <text:p>0.021792205656076</text:p>
          </table:table-cell>
        </table:table-row>
        <table:table-row table:style-name="ro1">
          <table:table-cell table:style-name="ce1" office:value-type="string" calcext:value-type="string">
            <text:p>11/1/2017</text:p>
          </table:table-cell>
          <table:table-cell office:value-type="float" office:value="1509494400" calcext:value-type="float">
            <text:p>1509494400</text:p>
          </table:table-cell>
          <table:table-cell office:value-type="float" office:value="14979336359" calcext:value-type="float">
            <text:p>14979336359</text:p>
          </table:table-cell>
          <table:table-cell table:formula="of:=[.C815]/10^9" office:value-type="float" office:value="14.979336359" calcext:value-type="float">
            <text:p>14.979336359</text:p>
          </table:table-cell>
          <table:table-cell office:value-type="float" office:value="289.42" calcext:value-type="float">
            <text:p>289.42</text:p>
          </table:table-cell>
          <table:table-cell table:formula="of:=[.E815]*[.D815]" office:value-type="float" office:value="4335.31952902178" calcext:value-type="float">
            <text:p>4335.31952902178</text:p>
          </table:table-cell>
          <table:table-cell table:formula="of:=([.E815]-[.E814])/([.E814]+0.0000000000001)" office:value-type="float" office:value="-0.0468317744697667" calcext:value-type="float">
            <text:p>-0.046831774469767</text:p>
          </table:table-cell>
          <table:table-cell table:formula="of:=ABS([.G815])" office:value-type="float" office:value="0.0468317744697667" calcext:value-type="float">
            <text:p>0.046831774469767</text:p>
          </table:table-cell>
          <table:table-cell table:formula="of:=[.G815]*[.G815]" office:value-type="float" office:value="0.00219321509998709" calcext:value-type="float">
            <text:p>0.002193215099987</text:p>
          </table:table-cell>
          <table:table-cell table:formula="of:=([.F815]-[.F814])/([.F814]+0.0000000000001)" office:value-type="float" office:value="0.0427521363416369" calcext:value-type="float">
            <text:p>0.042752136341637</text:p>
          </table:table-cell>
          <table:table-cell table:formula="of:=ABS([.J815])" office:value-type="float" office:value="0.0427521363416369" calcext:value-type="float">
            <text:p>0.042752136341637</text:p>
          </table:table-cell>
          <table:table-cell table:formula="of:=[.J815]*[.J815]" office:value-type="float" office:value="0.00182774516177391" calcext:value-type="float">
            <text:p>0.001827745161774</text:p>
          </table:table-cell>
        </table:table-row>
        <table:table-row table:style-name="ro1">
          <table:table-cell table:style-name="ce1" office:value-type="string" calcext:value-type="string">
            <text:p>11/2/2017</text:p>
          </table:table-cell>
          <table:table-cell office:value-type="float" office:value="1509580800" calcext:value-type="float">
            <text:p>1509580800</text:p>
          </table:table-cell>
          <table:table-cell office:value-type="float" office:value="15919836477" calcext:value-type="float">
            <text:p>15919836477</text:p>
          </table:table-cell>
          <table:table-cell table:formula="of:=[.C816]/10^9" office:value-type="float" office:value="15.919836477" calcext:value-type="float">
            <text:p>15.919836477</text:p>
          </table:table-cell>
          <table:table-cell office:value-type="float" office:value="284.92" calcext:value-type="float">
            <text:p>284.92</text:p>
          </table:table-cell>
          <table:table-cell table:formula="of:=[.E816]*[.D816]" office:value-type="float" office:value="4535.87980902684" calcext:value-type="float">
            <text:p>4535.87980902684</text:p>
          </table:table-cell>
          <table:table-cell table:formula="of:=([.E816]-[.E815])/([.E815]+0.0000000000001)" office:value-type="float" office:value="-0.0155483380554212" calcext:value-type="float">
            <text:p>-0.015548338055421</text:p>
          </table:table-cell>
          <table:table-cell table:formula="of:=ABS([.G816])" office:value-type="float" office:value="0.0155483380554212" calcext:value-type="float">
            <text:p>0.015548338055421</text:p>
          </table:table-cell>
          <table:table-cell table:formula="of:=[.G816]*[.G816]" office:value-type="float" office:value="0.000241750816285658" calcext:value-type="float">
            <text:p>0.000241750816286</text:p>
          </table:table-cell>
          <table:table-cell table:formula="of:=([.F816]-[.F815])/([.F815]+0.0000000000001)" office:value-type="float" office:value="0.0462619372487902" calcext:value-type="float">
            <text:p>0.04626193724879</text:p>
          </table:table-cell>
          <table:table-cell table:formula="of:=ABS([.J816])" office:value-type="float" office:value="0.0462619372487902" calcext:value-type="float">
            <text:p>0.04626193724879</text:p>
          </table:table-cell>
          <table:table-cell table:formula="of:=[.J816]*[.J816]" office:value-type="float" office:value="0.002140166838011" calcext:value-type="float">
            <text:p>0.002140166838011</text:p>
          </table:table-cell>
        </table:table-row>
        <table:table-row table:style-name="ro1">
          <table:table-cell table:style-name="ce1" office:value-type="string" calcext:value-type="string">
            <text:p>11/3/2017</text:p>
          </table:table-cell>
          <table:table-cell office:value-type="float" office:value="1509667200" calcext:value-type="float">
            <text:p>1509667200</text:p>
          </table:table-cell>
          <table:table-cell office:value-type="float" office:value="12781813101" calcext:value-type="float">
            <text:p>12781813101</text:p>
          </table:table-cell>
          <table:table-cell table:formula="of:=[.C817]/10^9" office:value-type="float" office:value="12.781813101" calcext:value-type="float">
            <text:p>12.781813101</text:p>
          </table:table-cell>
          <table:table-cell office:value-type="float" office:value="304.51" calcext:value-type="float">
            <text:p>304.51</text:p>
          </table:table-cell>
          <table:table-cell table:formula="of:=[.E817]*[.D817]" office:value-type="float" office:value="3892.18990738551" calcext:value-type="float">
            <text:p>3892.18990738551</text:p>
          </table:table-cell>
          <table:table-cell table:formula="of:=([.E817]-[.E816])/([.E816]+0.0000000000001)" office:value-type="float" office:value="0.0687561420749683" calcext:value-type="float">
            <text:p>0.068756142074968</text:p>
          </table:table-cell>
          <table:table-cell table:formula="of:=ABS([.G817])" office:value-type="float" office:value="0.0687561420749683" calcext:value-type="float">
            <text:p>0.068756142074968</text:p>
          </table:table-cell>
          <table:table-cell table:formula="of:=[.G817]*[.G817]" office:value-type="float" office:value="0.00472740707303322" calcext:value-type="float">
            <text:p>0.004727407073033</text:p>
          </table:table-cell>
          <table:table-cell table:formula="of:=([.F817]-[.F816])/([.F816]+0.0000000000001)" office:value-type="float" office:value="-0.141910705032423" calcext:value-type="float">
            <text:p>-0.141910705032423</text:p>
          </table:table-cell>
          <table:table-cell table:formula="of:=ABS([.J817])" office:value-type="float" office:value="0.141910705032423" calcext:value-type="float">
            <text:p>0.141910705032423</text:p>
          </table:table-cell>
          <table:table-cell table:formula="of:=[.J817]*[.J817]" office:value-type="float" office:value="0.0201386482027993" calcext:value-type="float">
            <text:p>0.020138648202799</text:p>
          </table:table-cell>
        </table:table-row>
        <table:table-row table:style-name="ro1">
          <table:table-cell table:style-name="ce1" office:value-type="string" calcext:value-type="string">
            <text:p>11/4/2017</text:p>
          </table:table-cell>
          <table:table-cell office:value-type="float" office:value="1509753600" calcext:value-type="float">
            <text:p>1509753600</text:p>
          </table:table-cell>
          <table:table-cell office:value-type="float" office:value="11624799927" calcext:value-type="float">
            <text:p>11624799927</text:p>
          </table:table-cell>
          <table:table-cell table:formula="of:=[.C818]/10^9" office:value-type="float" office:value="11.624799927" calcext:value-type="float">
            <text:p>11.624799927</text:p>
          </table:table-cell>
          <table:table-cell office:value-type="float" office:value="300.04" calcext:value-type="float">
            <text:p>300.04</text:p>
          </table:table-cell>
          <table:table-cell table:formula="of:=[.E818]*[.D818]" office:value-type="float" office:value="3487.90497009708" calcext:value-type="float">
            <text:p>3487.90497009708</text:p>
          </table:table-cell>
          <table:table-cell table:formula="of:=([.E818]-[.E817])/([.E817]+0.0000000000001)" office:value-type="float" office:value="-0.0146793208761616" calcext:value-type="float">
            <text:p>-0.014679320876162</text:p>
          </table:table-cell>
          <table:table-cell table:formula="of:=ABS([.G818])" office:value-type="float" office:value="0.0146793208761616" calcext:value-type="float">
            <text:p>0.014679320876162</text:p>
          </table:table-cell>
          <table:table-cell table:formula="of:=[.G818]*[.G818]" office:value-type="float" office:value="0.000215482461385314" calcext:value-type="float">
            <text:p>0.000215482461385</text:p>
          </table:table-cell>
          <table:table-cell table:formula="of:=([.F818]-[.F817])/([.F817]+0.0000000000001)" office:value-type="float" office:value="-0.103870814864735" calcext:value-type="float">
            <text:p>-0.103870814864735</text:p>
          </table:table-cell>
          <table:table-cell table:formula="of:=ABS([.J818])" office:value-type="float" office:value="0.103870814864735" calcext:value-type="float">
            <text:p>0.103870814864735</text:p>
          </table:table-cell>
          <table:table-cell table:formula="of:=[.J818]*[.J818]" office:value-type="float" office:value="0.010789146180664" calcext:value-type="float">
            <text:p>0.010789146180664</text:p>
          </table:table-cell>
        </table:table-row>
        <table:table-row table:style-name="ro1">
          <table:table-cell table:style-name="ce1" office:value-type="string" calcext:value-type="string">
            <text:p>11/5/2017</text:p>
          </table:table-cell>
          <table:table-cell office:value-type="float" office:value="1509840000" calcext:value-type="float">
            <text:p>1509840000</text:p>
          </table:table-cell>
          <table:table-cell office:value-type="float" office:value="10703460687" calcext:value-type="float">
            <text:p>10703460687</text:p>
          </table:table-cell>
          <table:table-cell table:formula="of:=[.C819]/10^9" office:value-type="float" office:value="10.703460687" calcext:value-type="float">
            <text:p>10.703460687</text:p>
          </table:table-cell>
          <table:table-cell office:value-type="float" office:value="296.23" calcext:value-type="float">
            <text:p>296.23</text:p>
          </table:table-cell>
          <table:table-cell table:formula="of:=[.E819]*[.D819]" office:value-type="float" office:value="3170.68615931001" calcext:value-type="float">
            <text:p>3170.68615931001</text:p>
          </table:table-cell>
          <table:table-cell table:formula="of:=([.E819]-[.E818])/([.E818]+0.0000000000001)" office:value-type="float" office:value="-0.0126983068924143" calcext:value-type="float">
            <text:p>-0.012698306892414</text:p>
          </table:table-cell>
          <table:table-cell table:formula="of:=ABS([.G819])" office:value-type="float" office:value="0.0126983068924143" calcext:value-type="float">
            <text:p>0.012698306892414</text:p>
          </table:table-cell>
          <table:table-cell table:formula="of:=[.G819]*[.G819]" office:value-type="float" office:value="0.000161246997933938" calcext:value-type="float">
            <text:p>0.000161246997934</text:p>
          </table:table-cell>
          <table:table-cell table:formula="of:=([.F819]-[.F818])/([.F818]+0.0000000000001)" office:value-type="float" office:value="-0.090948237840964" calcext:value-type="float">
            <text:p>-0.090948237840964</text:p>
          </table:table-cell>
          <table:table-cell table:formula="of:=ABS([.J819])" office:value-type="float" office:value="0.090948237840964" calcext:value-type="float">
            <text:p>0.090948237840964</text:p>
          </table:table-cell>
          <table:table-cell table:formula="of:=[.J819]*[.J819]" office:value-type="float" office:value="0.00827158196637656" calcext:value-type="float">
            <text:p>0.008271581966377</text:p>
          </table:table-cell>
        </table:table-row>
        <table:table-row table:style-name="ro1">
          <table:table-cell table:style-name="ce1" office:value-type="string" calcext:value-type="string">
            <text:p>11/6/2017</text:p>
          </table:table-cell>
          <table:table-cell office:value-type="float" office:value="1509926400" calcext:value-type="float">
            <text:p>1509926400</text:p>
          </table:table-cell>
          <table:table-cell office:value-type="float" office:value="10433598351" calcext:value-type="float">
            <text:p>10433598351</text:p>
          </table:table-cell>
          <table:table-cell table:formula="of:=[.C820]/10^9" office:value-type="float" office:value="10.433598351" calcext:value-type="float">
            <text:p>10.433598351</text:p>
          </table:table-cell>
          <table:table-cell office:value-type="float" office:value="296.82" calcext:value-type="float">
            <text:p>296.82</text:p>
          </table:table-cell>
          <table:table-cell table:formula="of:=[.E820]*[.D820]" office:value-type="float" office:value="3096.90066254382" calcext:value-type="float">
            <text:p>3096.90066254382</text:p>
          </table:table-cell>
          <table:table-cell table:formula="of:=([.E820]-[.E819])/([.E819]+0.0000000000001)" office:value-type="float" office:value="0.00199169564189979" calcext:value-type="float">
            <text:p>0.0019916956419</text:p>
          </table:table-cell>
          <table:table-cell table:formula="of:=ABS([.G820])" office:value-type="float" office:value="0.00199169564189979" calcext:value-type="float">
            <text:p>0.0019916956419</text:p>
          </table:table-cell>
          <table:table-cell table:formula="of:=[.G820]*[.G820]" office:value-type="float" office:value="0.00000396685152996262" calcext:value-type="float">
            <text:p>3.96685152996262E-06</text:p>
          </table:table-cell>
          <table:table-cell table:formula="of:=([.F820]-[.F819])/([.F819]+0.0000000000001)" office:value-type="float" office:value="-0.0232711448118369" calcext:value-type="float">
            <text:p>-0.023271144811837</text:p>
          </table:table-cell>
          <table:table-cell table:formula="of:=ABS([.J820])" office:value-type="float" office:value="0.0232711448118369" calcext:value-type="float">
            <text:p>0.023271144811837</text:p>
          </table:table-cell>
          <table:table-cell table:formula="of:=[.J820]*[.J820]" office:value-type="float" office:value="0.000541546180853482" calcext:value-type="float">
            <text:p>0.000541546180853</text:p>
          </table:table-cell>
        </table:table-row>
        <table:table-row table:style-name="ro1">
          <table:table-cell table:style-name="ce1" office:value-type="string" calcext:value-type="string">
            <text:p>11/7/2017</text:p>
          </table:table-cell>
          <table:table-cell office:value-type="float" office:value="1510012800" calcext:value-type="float">
            <text:p>1510012800</text:p>
          </table:table-cell>
          <table:table-cell office:value-type="float" office:value="13393206633" calcext:value-type="float">
            <text:p>13393206633</text:p>
          </table:table-cell>
          <table:table-cell table:formula="of:=[.C821]/10^9" office:value-type="float" office:value="13.393206633" calcext:value-type="float">
            <text:p>13.393206633</text:p>
          </table:table-cell>
          <table:table-cell office:value-type="float" office:value="291.84" calcext:value-type="float">
            <text:p>291.84</text:p>
          </table:table-cell>
          <table:table-cell table:formula="of:=[.E821]*[.D821]" office:value-type="float" office:value="3908.67342377472" calcext:value-type="float">
            <text:p>3908.67342377472</text:p>
          </table:table-cell>
          <table:table-cell table:formula="of:=([.E821]-[.E820])/([.E820]+0.0000000000001)" office:value-type="float" office:value="-0.0167778451586821" calcext:value-type="float">
            <text:p>-0.016777845158682</text:p>
          </table:table-cell>
          <table:table-cell table:formula="of:=ABS([.G821])" office:value-type="float" office:value="0.0167778451586821" calcext:value-type="float">
            <text:p>0.016777845158682</text:p>
          </table:table-cell>
          <table:table-cell table:formula="of:=[.G821]*[.G821]" office:value-type="float" office:value="0.000281496088168712" calcext:value-type="float">
            <text:p>0.000281496088169</text:p>
          </table:table-cell>
          <table:table-cell table:formula="of:=([.F821]-[.F820])/([.F820]+0.0000000000001)" office:value-type="float" office:value="0.262124249269301" calcext:value-type="float">
            <text:p>0.262124249269301</text:p>
          </table:table-cell>
          <table:table-cell table:formula="of:=ABS([.J821])" office:value-type="float" office:value="0.262124249269301" calcext:value-type="float">
            <text:p>0.262124249269301</text:p>
          </table:table-cell>
          <table:table-cell table:formula="of:=[.J821]*[.J821]" office:value-type="float" office:value="0.0687091220549946" calcext:value-type="float">
            <text:p>0.068709122054995</text:p>
          </table:table-cell>
        </table:table-row>
        <table:table-row table:style-name="ro1">
          <table:table-cell table:style-name="ce1" office:value-type="string" calcext:value-type="string">
            <text:p>11/8/2017</text:p>
          </table:table-cell>
          <table:table-cell office:value-type="float" office:value="1510099200" calcext:value-type="float">
            <text:p>1510099200</text:p>
          </table:table-cell>
          <table:table-cell office:value-type="float" office:value="16154783877" calcext:value-type="float">
            <text:p>16154783877</text:p>
          </table:table-cell>
          <table:table-cell table:formula="of:=[.C822]/10^9" office:value-type="float" office:value="16.154783877" calcext:value-type="float">
            <text:p>16.154783877</text:p>
          </table:table-cell>
          <table:table-cell office:value-type="float" office:value="307.35" calcext:value-type="float">
            <text:p>307.35</text:p>
          </table:table-cell>
          <table:table-cell table:formula="of:=[.E822]*[.D822]" office:value-type="float" office:value="4965.17282459595" calcext:value-type="float">
            <text:p>4965.17282459595</text:p>
          </table:table-cell>
          <table:table-cell table:formula="of:=([.E822]-[.E821])/([.E821]+0.0000000000001)" office:value-type="float" office:value="0.0531455592105265" calcext:value-type="float">
            <text:p>0.053145559210527</text:p>
          </table:table-cell>
          <table:table-cell table:formula="of:=ABS([.G822])" office:value-type="float" office:value="0.0531455592105265" calcext:value-type="float">
            <text:p>0.053145559210527</text:p>
          </table:table-cell>
          <table:table-cell table:formula="of:=[.G822]*[.G822]" office:value-type="float" office:value="0.00282445046379957" calcext:value-type="float">
            <text:p>0.0028244504638</text:p>
          </table:table-cell>
          <table:table-cell table:formula="of:=([.F822]-[.F821])/([.F821]+0.0000000000001)" office:value-type="float" office:value="0.270296155824893" calcext:value-type="float">
            <text:p>0.270296155824893</text:p>
          </table:table-cell>
          <table:table-cell table:formula="of:=ABS([.J822])" office:value-type="float" office:value="0.270296155824893" calcext:value-type="float">
            <text:p>0.270296155824893</text:p>
          </table:table-cell>
          <table:table-cell table:formula="of:=[.J822]*[.J822]" office:value-type="float" office:value="0.073060011853715" calcext:value-type="float">
            <text:p>0.073060011853715</text:p>
          </table:table-cell>
        </table:table-row>
        <table:table-row table:style-name="ro1">
          <table:table-cell table:style-name="ce1" office:value-type="string" calcext:value-type="string">
            <text:p>11/9/2017</text:p>
          </table:table-cell>
          <table:table-cell office:value-type="float" office:value="1510185600" calcext:value-type="float">
            <text:p>1510185600</text:p>
          </table:table-cell>
          <table:table-cell office:value-type="float" office:value="15785570759" calcext:value-type="float">
            <text:p>15785570759</text:p>
          </table:table-cell>
          <table:table-cell table:formula="of:=[.C823]/10^9" office:value-type="float" office:value="15.785570759" calcext:value-type="float">
            <text:p>15.785570759</text:p>
          </table:table-cell>
          <table:table-cell office:value-type="float" office:value="319.66" calcext:value-type="float">
            <text:p>319.66</text:p>
          </table:table-cell>
          <table:table-cell table:formula="of:=[.E823]*[.D823]" office:value-type="float" office:value="5046.01554882194" calcext:value-type="float">
            <text:p>5046.01554882194</text:p>
          </table:table-cell>
          <table:table-cell table:formula="of:=([.E823]-[.E822])/([.E822]+0.0000000000001)" office:value-type="float" office:value="0.0400520579144298" calcext:value-type="float">
            <text:p>0.04005205791443</text:p>
          </table:table-cell>
          <table:table-cell table:formula="of:=ABS([.G823])" office:value-type="float" office:value="0.0400520579144298" calcext:value-type="float">
            <text:p>0.04005205791443</text:p>
          </table:table-cell>
          <table:table-cell table:formula="of:=[.G823]*[.G823]" office:value-type="float" office:value="0.00160416734318084" calcext:value-type="float">
            <text:p>0.001604167343181</text:p>
          </table:table-cell>
          <table:table-cell table:formula="of:=([.F823]-[.F822])/([.F822]+0.0000000000001)" office:value-type="float" office:value="0.0162819557509701" calcext:value-type="float">
            <text:p>0.01628195575097</text:p>
          </table:table-cell>
          <table:table-cell table:formula="of:=ABS([.J823])" office:value-type="float" office:value="0.0162819557509701" calcext:value-type="float">
            <text:p>0.01628195575097</text:p>
          </table:table-cell>
          <table:table-cell table:formula="of:=[.J823]*[.J823]" office:value-type="float" office:value="0.000265102083076548" calcext:value-type="float">
            <text:p>0.000265102083077</text:p>
          </table:table-cell>
        </table:table-row>
        <table:table-row table:style-name="ro1">
          <table:table-cell table:style-name="ce1" office:value-type="string" calcext:value-type="string">
            <text:p>11/10/2017</text:p>
          </table:table-cell>
          <table:table-cell office:value-type="float" office:value="1510272000" calcext:value-type="float">
            <text:p>1510272000</text:p>
          </table:table-cell>
          <table:table-cell office:value-type="float" office:value="15036090671" calcext:value-type="float">
            <text:p>15036090671</text:p>
          </table:table-cell>
          <table:table-cell table:formula="of:=[.C824]/10^9" office:value-type="float" office:value="15.036090671" calcext:value-type="float">
            <text:p>15.036090671</text:p>
          </table:table-cell>
          <table:table-cell office:value-type="float" office:value="296.86" calcext:value-type="float">
            <text:p>296.86</text:p>
          </table:table-cell>
          <table:table-cell table:formula="of:=[.E824]*[.D824]" office:value-type="float" office:value="4463.61387659306" calcext:value-type="float">
            <text:p>4463.61387659306</text:p>
          </table:table-cell>
          <table:table-cell table:formula="of:=([.E824]-[.E823])/([.E823]+0.0000000000001)" office:value-type="float" office:value="-0.0713257836451229" calcext:value-type="float">
            <text:p>-0.071325783645123</text:p>
          </table:table-cell>
          <table:table-cell table:formula="of:=ABS([.G824])" office:value-type="float" office:value="0.0713257836451229" calcext:value-type="float">
            <text:p>0.071325783645123</text:p>
          </table:table-cell>
          <table:table-cell table:formula="of:=[.G824]*[.G824]" office:value-type="float" office:value="0.00508736741259089" calcext:value-type="float">
            <text:p>0.005087367412591</text:p>
          </table:table-cell>
          <table:table-cell table:formula="of:=([.F824]-[.F823])/([.F823]+0.0000000000001)" office:value-type="float" office:value="-0.115418128738198" calcext:value-type="float">
            <text:p>-0.115418128738198</text:p>
          </table:table-cell>
          <table:table-cell table:formula="of:=ABS([.J824])" office:value-type="float" office:value="0.115418128738198" calcext:value-type="float">
            <text:p>0.115418128738198</text:p>
          </table:table-cell>
          <table:table-cell table:formula="of:=[.J824]*[.J824]" office:value-type="float" office:value="0.0133213444414273" calcext:value-type="float">
            <text:p>0.013321344441427</text:p>
          </table:table-cell>
        </table:table-row>
        <table:table-row table:style-name="ro1">
          <table:table-cell table:style-name="ce1" office:value-type="string" calcext:value-type="string">
            <text:p>11/11/2017</text:p>
          </table:table-cell>
          <table:table-cell office:value-type="float" office:value="1510358400" calcext:value-type="float">
            <text:p>1510358400</text:p>
          </table:table-cell>
          <table:table-cell office:value-type="float" office:value="15394750336" calcext:value-type="float">
            <text:p>15394750336</text:p>
          </table:table-cell>
          <table:table-cell table:formula="of:=[.C825]/10^9" office:value-type="float" office:value="15.394750336" calcext:value-type="float">
            <text:p>15.394750336</text:p>
          </table:table-cell>
          <table:table-cell office:value-type="float" office:value="314.23" calcext:value-type="float">
            <text:p>314.23</text:p>
          </table:table-cell>
          <table:table-cell table:formula="of:=[.E825]*[.D825]" office:value-type="float" office:value="4837.49239808128" calcext:value-type="float">
            <text:p>4837.49239808128</text:p>
          </table:table-cell>
          <table:table-cell table:formula="of:=([.E825]-[.E824])/([.E824]+0.0000000000001)" office:value-type="float" office:value="0.0585124301017314" calcext:value-type="float">
            <text:p>0.058512430101732</text:p>
          </table:table-cell>
          <table:table-cell table:formula="of:=ABS([.G825])" office:value-type="float" office:value="0.0585124301017314" calcext:value-type="float">
            <text:p>0.058512430101732</text:p>
          </table:table-cell>
          <table:table-cell table:formula="of:=[.G825]*[.G825]" office:value-type="float" office:value="0.00342370447641001" calcext:value-type="float">
            <text:p>0.00342370447641</text:p>
          </table:table-cell>
          <table:table-cell table:formula="of:=([.F825]-[.F824])/([.F824]+0.0000000000001)" office:value-type="float" office:value="0.0837613942032078" calcext:value-type="float">
            <text:p>0.083761394203208</text:p>
          </table:table-cell>
          <table:table-cell table:formula="of:=ABS([.J825])" office:value-type="float" office:value="0.0837613942032078" calcext:value-type="float">
            <text:p>0.083761394203208</text:p>
          </table:table-cell>
          <table:table-cell table:formula="of:=[.J825]*[.J825]" office:value-type="float" office:value="0.00701597115886518" calcext:value-type="float">
            <text:p>0.007015971158865</text:p>
          </table:table-cell>
        </table:table-row>
        <table:table-row table:style-name="ro1">
          <table:table-cell table:style-name="ce1" office:value-type="string" calcext:value-type="string">
            <text:p>11/12/2017</text:p>
          </table:table-cell>
          <table:table-cell office:value-type="float" office:value="1510444800" calcext:value-type="float">
            <text:p>1510444800</text:p>
          </table:table-cell>
          <table:table-cell office:value-type="float" office:value="18011273725" calcext:value-type="float">
            <text:p>18011273725</text:p>
          </table:table-cell>
          <table:table-cell table:formula="of:=[.C826]/10^9" office:value-type="float" office:value="18.011273725" calcext:value-type="float">
            <text:p>18.011273725</text:p>
          </table:table-cell>
          <table:table-cell office:value-type="float" office:value="306.02" calcext:value-type="float">
            <text:p>306.02</text:p>
          </table:table-cell>
          <table:table-cell table:formula="of:=[.E826]*[.D826]" office:value-type="float" office:value="5511.8099853245" calcext:value-type="float">
            <text:p>5511.8099853245</text:p>
          </table:table-cell>
          <table:table-cell table:formula="of:=([.E826]-[.E825])/([.E825]+0.0000000000001)" office:value-type="float" office:value="-0.0261273589409033" calcext:value-type="float">
            <text:p>-0.026127358940903</text:p>
          </table:table-cell>
          <table:table-cell table:formula="of:=ABS([.G826])" office:value-type="float" office:value="0.0261273589409033" calcext:value-type="float">
            <text:p>0.026127358940903</text:p>
          </table:table-cell>
          <table:table-cell table:formula="of:=[.G826]*[.G826]" office:value-type="float" office:value="0.000682638885226798" calcext:value-type="float">
            <text:p>0.000682638885227</text:p>
          </table:table-cell>
          <table:table-cell table:formula="of:=([.F826]-[.F825])/([.F825]+0.0000000000001)" office:value-type="float" office:value="0.139394035535989" calcext:value-type="float">
            <text:p>0.139394035535989</text:p>
          </table:table-cell>
          <table:table-cell table:formula="of:=ABS([.J826])" office:value-type="float" office:value="0.139394035535989" calcext:value-type="float">
            <text:p>0.139394035535989</text:p>
          </table:table-cell>
          <table:table-cell table:formula="of:=[.J826]*[.J826]" office:value-type="float" office:value="0.0194306971430086" calcext:value-type="float">
            <text:p>0.019430697143009</text:p>
          </table:table-cell>
        </table:table-row>
        <table:table-row table:style-name="ro1">
          <table:table-cell table:style-name="ce1" office:value-type="string" calcext:value-type="string">
            <text:p>11/13/2017</text:p>
          </table:table-cell>
          <table:table-cell office:value-type="float" office:value="1510531200" calcext:value-type="float">
            <text:p>1510531200</text:p>
          </table:table-cell>
          <table:table-cell office:value-type="float" office:value="16603636136" calcext:value-type="float">
            <text:p>16603636136</text:p>
          </table:table-cell>
          <table:table-cell table:formula="of:=[.C827]/10^9" office:value-type="float" office:value="16.603636136" calcext:value-type="float">
            <text:p>16.603636136</text:p>
          </table:table-cell>
          <table:table-cell office:value-type="float" office:value="314.6" calcext:value-type="float">
            <text:p>314.6</text:p>
          </table:table-cell>
          <table:table-cell table:formula="of:=[.E827]*[.D827]" office:value-type="float" office:value="5223.5039283856" calcext:value-type="float">
            <text:p>5223.5039283856</text:p>
          </table:table-cell>
          <table:table-cell table:formula="of:=([.E827]-[.E826])/([.E826]+0.0000000000001)" office:value-type="float" office:value="0.0280373831775702" calcext:value-type="float">
            <text:p>0.02803738317757</text:p>
          </table:table-cell>
          <table:table-cell table:formula="of:=ABS([.G827])" office:value-type="float" office:value="0.0280373831775702" calcext:value-type="float">
            <text:p>0.02803738317757</text:p>
          </table:table-cell>
          <table:table-cell table:formula="of:=[.G827]*[.G827]" office:value-type="float" office:value="0.000786094855445897" calcext:value-type="float">
            <text:p>0.000786094855446</text:p>
          </table:table-cell>
          <table:table-cell table:formula="of:=([.F827]-[.F826])/([.F826]+0.0000000000001)" office:value-type="float" office:value="-0.0523069658980498" calcext:value-type="float">
            <text:p>-0.05230696589805</text:p>
          </table:table-cell>
          <table:table-cell table:formula="of:=ABS([.J827])" office:value-type="float" office:value="0.0523069658980498" calcext:value-type="float">
            <text:p>0.05230696589805</text:p>
          </table:table-cell>
          <table:table-cell table:formula="of:=[.J827]*[.J827]" office:value-type="float" office:value="0.00273601868145975" calcext:value-type="float">
            <text:p>0.00273601868146</text:p>
          </table:table-cell>
        </table:table-row>
        <table:table-row table:style-name="ro1">
          <table:table-cell table:style-name="ce1" office:value-type="string" calcext:value-type="string">
            <text:p>11/14/2017</text:p>
          </table:table-cell>
          <table:table-cell office:value-type="float" office:value="1510617600" calcext:value-type="float">
            <text:p>1510617600</text:p>
          </table:table-cell>
          <table:table-cell office:value-type="float" office:value="16704405736" calcext:value-type="float">
            <text:p>16704405736</text:p>
          </table:table-cell>
          <table:table-cell table:formula="of:=[.C828]/10^9" office:value-type="float" office:value="16.704405736" calcext:value-type="float">
            <text:p>16.704405736</text:p>
          </table:table-cell>
          <table:table-cell office:value-type="float" office:value="334.72" calcext:value-type="float">
            <text:p>334.72</text:p>
          </table:table-cell>
          <table:table-cell table:formula="of:=[.E828]*[.D828]" office:value-type="float" office:value="5591.29868795392" calcext:value-type="float">
            <text:p>5591.29868795392</text:p>
          </table:table-cell>
          <table:table-cell table:formula="of:=([.E828]-[.E827])/([.E827]+0.0000000000001)" office:value-type="float" office:value="0.0639542275905912" calcext:value-type="float">
            <text:p>0.063954227590591</text:p>
          </table:table-cell>
          <table:table-cell table:formula="of:=ABS([.G828])" office:value-type="float" office:value="0.0639542275905912" calcext:value-type="float">
            <text:p>0.063954227590591</text:p>
          </table:table-cell>
          <table:table-cell table:formula="of:=[.G828]*[.G828]" office:value-type="float" office:value="0.00409014322670914" calcext:value-type="float">
            <text:p>0.004090143226709</text:p>
          </table:table-cell>
          <table:table-cell table:formula="of:=([.F828]-[.F827])/([.F827]+0.0000000000001)" office:value-type="float" office:value="0.070411502434151" calcext:value-type="float">
            <text:p>0.070411502434151</text:p>
          </table:table-cell>
          <table:table-cell table:formula="of:=ABS([.J828])" office:value-type="float" office:value="0.070411502434151" calcext:value-type="float">
            <text:p>0.070411502434151</text:p>
          </table:table-cell>
          <table:table-cell table:formula="of:=[.J828]*[.J828]" office:value-type="float" office:value="0.00495777967503445" calcext:value-type="float">
            <text:p>0.004957779675034</text:p>
          </table:table-cell>
        </table:table-row>
        <table:table-row table:style-name="ro1">
          <table:table-cell table:style-name="ce1" office:value-type="string" calcext:value-type="string">
            <text:p>11/15/2017</text:p>
          </table:table-cell>
          <table:table-cell office:value-type="float" office:value="1510704000" calcext:value-type="float">
            <text:p>1510704000</text:p>
          </table:table-cell>
          <table:table-cell office:value-type="float" office:value="17408995522" calcext:value-type="float">
            <text:p>17408995522</text:p>
          </table:table-cell>
          <table:table-cell table:formula="of:=[.C829]/10^9" office:value-type="float" office:value="17.408995522" calcext:value-type="float">
            <text:p>17.408995522</text:p>
          </table:table-cell>
          <table:table-cell office:value-type="float" office:value="331.2" calcext:value-type="float">
            <text:p>331.2</text:p>
          </table:table-cell>
          <table:table-cell table:formula="of:=[.E829]*[.D829]" office:value-type="float" office:value="5765.8593168864" calcext:value-type="float">
            <text:p>5765.8593168864</text:p>
          </table:table-cell>
          <table:table-cell table:formula="of:=([.E829]-[.E828])/([.E828]+0.0000000000001)" office:value-type="float" office:value="-0.0105162523900575" calcext:value-type="float">
            <text:p>-0.010516252390058</text:p>
          </table:table-cell>
          <table:table-cell table:formula="of:=ABS([.G829])" office:value-type="float" office:value="0.0105162523900575" calcext:value-type="float">
            <text:p>0.010516252390058</text:p>
          </table:table-cell>
          <table:table-cell table:formula="of:=[.G829]*[.G829]" office:value-type="float" office:value="0.00011059156433139" calcext:value-type="float">
            <text:p>0.000110591564331</text:p>
          </table:table-cell>
          <table:table-cell table:formula="of:=([.F829]-[.F828])/([.F828]+0.0000000000001)" office:value-type="float" office:value="0.0312200507743503" calcext:value-type="float">
            <text:p>0.03122005077435</text:p>
          </table:table-cell>
          <table:table-cell table:formula="of:=ABS([.J829])" office:value-type="float" office:value="0.0312200507743503" calcext:value-type="float">
            <text:p>0.03122005077435</text:p>
          </table:table-cell>
          <table:table-cell table:formula="of:=[.J829]*[.J829]" office:value-type="float" office:value="0.000974691570353011" calcext:value-type="float">
            <text:p>0.000974691570353</text:p>
          </table:table-cell>
        </table:table-row>
        <table:table-row table:style-name="ro1">
          <table:table-cell table:style-name="ce1" office:value-type="string" calcext:value-type="string">
            <text:p>11/16/2017</text:p>
          </table:table-cell>
          <table:table-cell office:value-type="float" office:value="1510790400" calcext:value-type="float">
            <text:p>1510790400</text:p>
          </table:table-cell>
          <table:table-cell office:value-type="float" office:value="16023943398" calcext:value-type="float">
            <text:p>16023943398</text:p>
          </table:table-cell>
          <table:table-cell table:formula="of:=[.C830]/10^9" office:value-type="float" office:value="16.023943398" calcext:value-type="float">
            <text:p>16.023943398</text:p>
          </table:table-cell>
          <table:table-cell office:value-type="float" office:value="330.32" calcext:value-type="float">
            <text:p>330.32</text:p>
          </table:table-cell>
          <table:table-cell table:formula="of:=[.E830]*[.D830]" office:value-type="float" office:value="5293.02898322736" calcext:value-type="float">
            <text:p>5293.02898322736</text:p>
          </table:table-cell>
          <table:table-cell table:formula="of:=([.E830]-[.E829])/([.E829]+0.0000000000001)" office:value-type="float" office:value="-0.00265700483091786" calcext:value-type="float">
            <text:p>-0.002657004830918</text:p>
          </table:table-cell>
          <table:table-cell table:formula="of:=ABS([.G830])" office:value-type="float" office:value="0.00265700483091786" calcext:value-type="float">
            <text:p>0.002657004830918</text:p>
          </table:table-cell>
          <table:table-cell table:formula="of:=[.G830]*[.G830]" office:value-type="float" office:value="0.00000705967467152085" calcext:value-type="float">
            <text:p>7.05967467152085E-06</text:p>
          </table:table-cell>
          <table:table-cell table:formula="of:=([.F830]-[.F829])/([.F829]+0.0000000000001)" office:value-type="float" office:value="-0.0820051804375919" calcext:value-type="float">
            <text:p>-0.082005180437592</text:p>
          </table:table-cell>
          <table:table-cell table:formula="of:=ABS([.J830])" office:value-type="float" office:value="0.0820051804375919" calcext:value-type="float">
            <text:p>0.082005180437592</text:p>
          </table:table-cell>
          <table:table-cell table:formula="of:=[.J830]*[.J830]" office:value-type="float" office:value="0.00672484961860201" calcext:value-type="float">
            <text:p>0.006724849618602</text:p>
          </table:table-cell>
        </table:table-row>
        <table:table-row table:style-name="ro1">
          <table:table-cell table:style-name="ce1" office:value-type="string" calcext:value-type="string">
            <text:p>11/17/2017</text:p>
          </table:table-cell>
          <table:table-cell office:value-type="float" office:value="1510876800" calcext:value-type="float">
            <text:p>1510876800</text:p>
          </table:table-cell>
          <table:table-cell office:value-type="float" office:value="16406020669" calcext:value-type="float">
            <text:p>16406020669</text:p>
          </table:table-cell>
          <table:table-cell table:formula="of:=[.C831]/10^9" office:value-type="float" office:value="16.406020669" calcext:value-type="float">
            <text:p>16.406020669</text:p>
          </table:table-cell>
          <table:table-cell office:value-type="float" office:value="331.72" calcext:value-type="float">
            <text:p>331.72</text:p>
          </table:table-cell>
          <table:table-cell table:formula="of:=[.E831]*[.D831]" office:value-type="float" office:value="5442.20517632068" calcext:value-type="float">
            <text:p>5442.20517632068</text:p>
          </table:table-cell>
          <table:table-cell table:formula="of:=([.E831]-[.E830])/([.E830]+0.0000000000001)" office:value-type="float" office:value="0.00423831436183105" calcext:value-type="float">
            <text:p>0.004238314361831</text:p>
          </table:table-cell>
          <table:table-cell table:formula="of:=ABS([.G831])" office:value-type="float" office:value="0.00423831436183105" calcext:value-type="float">
            <text:p>0.004238314361831</text:p>
          </table:table-cell>
          <table:table-cell table:formula="of:=[.G831]*[.G831]" office:value-type="float" office:value="0.0000179633086297034" calcext:value-type="float">
            <text:p>1.79633086297034E-05</text:p>
          </table:table-cell>
          <table:table-cell table:formula="of:=([.F831]-[.F830])/([.F830]+0.0000000000001)" office:value-type="float" office:value="0.028183520922714" calcext:value-type="float">
            <text:p>0.028183520922714</text:p>
          </table:table-cell>
          <table:table-cell table:formula="of:=ABS([.J831])" office:value-type="float" office:value="0.028183520922714" calcext:value-type="float">
            <text:p>0.028183520922714</text:p>
          </table:table-cell>
          <table:table-cell table:formula="of:=[.J831]*[.J831]" office:value-type="float" office:value="0.000794310851601057" calcext:value-type="float">
            <text:p>0.000794310851601</text:p>
          </table:table-cell>
        </table:table-row>
        <table:table-row table:style-name="ro1">
          <table:table-cell table:style-name="ce1" office:value-type="string" calcext:value-type="string">
            <text:p>11/18/2017</text:p>
          </table:table-cell>
          <table:table-cell office:value-type="float" office:value="1510963200" calcext:value-type="float">
            <text:p>1510963200</text:p>
          </table:table-cell>
          <table:table-cell office:value-type="float" office:value="13339014477" calcext:value-type="float">
            <text:p>13339014477</text:p>
          </table:table-cell>
          <table:table-cell table:formula="of:=[.C832]/10^9" office:value-type="float" office:value="13.339014477" calcext:value-type="float">
            <text:p>13.339014477</text:p>
          </table:table-cell>
          <table:table-cell office:value-type="float" office:value="346.65" calcext:value-type="float">
            <text:p>346.65</text:p>
          </table:table-cell>
          <table:table-cell table:formula="of:=[.E832]*[.D832]" office:value-type="float" office:value="4623.96936845205" calcext:value-type="float">
            <text:p>4623.96936845205</text:p>
          </table:table-cell>
          <table:table-cell table:formula="of:=([.E832]-[.E831])/([.E831]+0.0000000000001)" office:value-type="float" office:value="0.0450078379356082" calcext:value-type="float">
            <text:p>0.045007837935608</text:p>
          </table:table-cell>
          <table:table-cell table:formula="of:=ABS([.G832])" office:value-type="float" office:value="0.0450078379356082" calcext:value-type="float">
            <text:p>0.045007837935608</text:p>
          </table:table-cell>
          <table:table-cell table:formula="of:=[.G832]*[.G832]" office:value-type="float" office:value="0.00202570547563797" calcext:value-type="float">
            <text:p>0.002025705475638</text:p>
          </table:table-cell>
          <table:table-cell table:formula="of:=([.F832]-[.F831])/([.F831]+0.0000000000001)" office:value-type="float" office:value="-0.150350047702872" calcext:value-type="float">
            <text:p>-0.150350047702872</text:p>
          </table:table-cell>
          <table:table-cell table:formula="of:=ABS([.J832])" office:value-type="float" office:value="0.150350047702872" calcext:value-type="float">
            <text:p>0.150350047702872</text:p>
          </table:table-cell>
          <table:table-cell table:formula="of:=[.J832]*[.J832]" office:value-type="float" office:value="0.0226051368442558" calcext:value-type="float">
            <text:p>0.022605136844256</text:p>
          </table:table-cell>
        </table:table-row>
        <table:table-row table:style-name="ro1">
          <table:table-cell table:style-name="ce1" office:value-type="string" calcext:value-type="string">
            <text:p>11/19/2017</text:p>
          </table:table-cell>
          <table:table-cell office:value-type="float" office:value="1511049600" calcext:value-type="float">
            <text:p>1511049600</text:p>
          </table:table-cell>
          <table:table-cell office:value-type="float" office:value="14229082585" calcext:value-type="float">
            <text:p>14229082585</text:p>
          </table:table-cell>
          <table:table-cell table:formula="of:=[.C833]/10^9" office:value-type="float" office:value="14.229082585" calcext:value-type="float">
            <text:p>14.229082585</text:p>
          </table:table-cell>
          <table:table-cell office:value-type="float" office:value="354.6" calcext:value-type="float">
            <text:p>354.6</text:p>
          </table:table-cell>
          <table:table-cell table:formula="of:=[.E833]*[.D833]" office:value-type="float" office:value="5045.632684641" calcext:value-type="float">
            <text:p>5045.632684641</text:p>
          </table:table-cell>
          <table:table-cell table:formula="of:=([.E833]-[.E832])/([.E832]+0.0000000000001)" office:value-type="float" office:value="0.0229337948939854" calcext:value-type="float">
            <text:p>0.022933794893986</text:p>
          </table:table-cell>
          <table:table-cell table:formula="of:=ABS([.G833])" office:value-type="float" office:value="0.0229337948939854" calcext:value-type="float">
            <text:p>0.022933794893986</text:p>
          </table:table-cell>
          <table:table-cell table:formula="of:=[.G833]*[.G833]" office:value-type="float" office:value="0.000525958948239391" calcext:value-type="float">
            <text:p>0.000525958948239</text:p>
          </table:table-cell>
          <table:table-cell table:formula="of:=([.F833]-[.F832])/([.F832]+0.0000000000001)" office:value-type="float" office:value="0.0911907676261508" calcext:value-type="float">
            <text:p>0.091190767626151</text:p>
          </table:table-cell>
          <table:table-cell table:formula="of:=ABS([.J833])" office:value-type="float" office:value="0.0911907676261508" calcext:value-type="float">
            <text:p>0.091190767626151</text:p>
          </table:table-cell>
          <table:table-cell table:formula="of:=[.J833]*[.J833]" office:value-type="float" office:value="0.00831575610024664" calcext:value-type="float">
            <text:p>0.008315756100247</text:p>
          </table:table-cell>
        </table:table-row>
        <table:table-row table:style-name="ro1">
          <table:table-cell table:style-name="ce1" office:value-type="string" calcext:value-type="string">
            <text:p>11/20/2017</text:p>
          </table:table-cell>
          <table:table-cell office:value-type="float" office:value="1511136000" calcext:value-type="float">
            <text:p>1511136000</text:p>
          </table:table-cell>
          <table:table-cell office:value-type="float" office:value="16089304528" calcext:value-type="float">
            <text:p>16089304528</text:p>
          </table:table-cell>
          <table:table-cell table:formula="of:=[.C834]/10^9" office:value-type="float" office:value="16.089304528" calcext:value-type="float">
            <text:p>16.089304528</text:p>
          </table:table-cell>
          <table:table-cell office:value-type="float" office:value="367.71" calcext:value-type="float">
            <text:p>367.71</text:p>
          </table:table-cell>
          <table:table-cell table:formula="of:=[.E834]*[.D834]" office:value-type="float" office:value="5916.19816799088" calcext:value-type="float">
            <text:p>5916.19816799088</text:p>
          </table:table-cell>
          <table:table-cell table:formula="of:=([.E834]-[.E833])/([.E833]+0.0000000000001)" office:value-type="float" office:value="0.0369712351945853" calcext:value-type="float">
            <text:p>0.036971235194585</text:p>
          </table:table-cell>
          <table:table-cell table:formula="of:=ABS([.G834])" office:value-type="float" office:value="0.0369712351945853" calcext:value-type="float">
            <text:p>0.036971235194585</text:p>
          </table:table-cell>
          <table:table-cell table:formula="of:=[.G834]*[.G834]" office:value-type="float" office:value="0.00136687223181334" calcext:value-type="float">
            <text:p>0.001366872231813</text:p>
          </table:table-cell>
          <table:table-cell table:formula="of:=([.F834]-[.F833])/([.F833]+0.0000000000001)" office:value-type="float" office:value="0.172538418422708" calcext:value-type="float">
            <text:p>0.172538418422708</text:p>
          </table:table-cell>
          <table:table-cell table:formula="of:=ABS([.J834])" office:value-type="float" office:value="0.172538418422708" calcext:value-type="float">
            <text:p>0.172538418422708</text:p>
          </table:table-cell>
          <table:table-cell table:formula="of:=[.J834]*[.J834]" office:value-type="float" office:value="0.0297695058318094" calcext:value-type="float">
            <text:p>0.029769505831809</text:p>
          </table:table-cell>
        </table:table-row>
        <table:table-row table:style-name="ro1">
          <table:table-cell table:style-name="ce1" office:value-type="string" calcext:value-type="string">
            <text:p>11/21/2017</text:p>
          </table:table-cell>
          <table:table-cell office:value-type="float" office:value="1511222400" calcext:value-type="float">
            <text:p>1511222400</text:p>
          </table:table-cell>
          <table:table-cell office:value-type="float" office:value="17548793491" calcext:value-type="float">
            <text:p>17548793491</text:p>
          </table:table-cell>
          <table:table-cell table:formula="of:=[.C835]/10^9" office:value-type="float" office:value="17.548793491" calcext:value-type="float">
            <text:p>17.548793491</text:p>
          </table:table-cell>
          <table:table-cell office:value-type="float" office:value="360.52" calcext:value-type="float">
            <text:p>360.52</text:p>
          </table:table-cell>
          <table:table-cell table:formula="of:=[.E835]*[.D835]" office:value-type="float" office:value="6326.69102937532" calcext:value-type="float">
            <text:p>6326.69102937532</text:p>
          </table:table-cell>
          <table:table-cell table:formula="of:=([.E835]-[.E834])/([.E834]+0.0000000000001)" office:value-type="float" office:value="-0.0195534524489407" calcext:value-type="float">
            <text:p>-0.019553452448941</text:p>
          </table:table-cell>
          <table:table-cell table:formula="of:=ABS([.G835])" office:value-type="float" office:value="0.0195534524489407" calcext:value-type="float">
            <text:p>0.019553452448941</text:p>
          </table:table-cell>
          <table:table-cell table:formula="of:=[.G835]*[.G835]" office:value-type="float" office:value="0.000382337502672986" calcext:value-type="float">
            <text:p>0.000382337502673</text:p>
          </table:table-cell>
          <table:table-cell table:formula="of:=([.F835]-[.F834])/([.F834]+0.0000000000001)" office:value-type="float" office:value="0.0693845692332247" calcext:value-type="float">
            <text:p>0.069384569233225</text:p>
          </table:table-cell>
          <table:table-cell table:formula="of:=ABS([.J835])" office:value-type="float" office:value="0.0693845692332247" calcext:value-type="float">
            <text:p>0.069384569233225</text:p>
          </table:table-cell>
          <table:table-cell table:formula="of:=[.J835]*[.J835]" office:value-type="float" office:value="0.00481421844768015" calcext:value-type="float">
            <text:p>0.00481421844768</text:p>
          </table:table-cell>
        </table:table-row>
        <table:table-row table:style-name="ro1">
          <table:table-cell table:style-name="ce1" office:value-type="string" calcext:value-type="string">
            <text:p>11/22/2017</text:p>
          </table:table-cell>
          <table:table-cell office:value-type="float" office:value="1511308800" calcext:value-type="float">
            <text:p>1511308800</text:p>
          </table:table-cell>
          <table:table-cell office:value-type="float" office:value="16469836119" calcext:value-type="float">
            <text:p>16469836119</text:p>
          </table:table-cell>
          <table:table-cell table:formula="of:=[.C836]/10^9" office:value-type="float" office:value="16.469836119" calcext:value-type="float">
            <text:p>16.469836119</text:p>
          </table:table-cell>
          <table:table-cell office:value-type="float" office:value="380.84" calcext:value-type="float">
            <text:p>380.84</text:p>
          </table:table-cell>
          <table:table-cell table:formula="of:=[.E836]*[.D836]" office:value-type="float" office:value="6272.37238755996" calcext:value-type="float">
            <text:p>6272.37238755996</text:p>
          </table:table-cell>
          <table:table-cell table:formula="of:=([.E836]-[.E835])/([.E835]+0.0000000000001)" office:value-type="float" office:value="0.0563630311771885" calcext:value-type="float">
            <text:p>0.056363031177189</text:p>
          </table:table-cell>
          <table:table-cell table:formula="of:=ABS([.G836])" office:value-type="float" office:value="0.0563630311771885" calcext:value-type="float">
            <text:p>0.056363031177189</text:p>
          </table:table-cell>
          <table:table-cell table:formula="of:=[.G836]*[.G836]" office:value-type="float" office:value="0.00317679128348072" calcext:value-type="float">
            <text:p>0.003176791283481</text:p>
          </table:table-cell>
          <table:table-cell table:formula="of:=([.F836]-[.F835])/([.F835]+0.0000000000001)" office:value-type="float" office:value="-0.00858563213584389" calcext:value-type="float">
            <text:p>-0.008585632135844</text:p>
          </table:table-cell>
          <table:table-cell table:formula="of:=ABS([.J836])" office:value-type="float" office:value="0.00858563213584389" calcext:value-type="float">
            <text:p>0.008585632135844</text:p>
          </table:table-cell>
          <table:table-cell table:formula="of:=[.J836]*[.J836]" office:value-type="float" office:value="0.0000737130791720354" calcext:value-type="float">
            <text:p>7.37130791720354E-05</text:p>
          </table:table-cell>
        </table:table-row>
        <table:table-row table:style-name="ro1">
          <table:table-cell table:style-name="ce1" office:value-type="string" calcext:value-type="string">
            <text:p>11/23/2017</text:p>
          </table:table-cell>
          <table:table-cell office:value-type="float" office:value="1511395200" calcext:value-type="float">
            <text:p>1511395200</text:p>
          </table:table-cell>
          <table:table-cell office:value-type="float" office:value="15992127664" calcext:value-type="float">
            <text:p>15992127664</text:p>
          </table:table-cell>
          <table:table-cell table:formula="of:=[.C837]/10^9" office:value-type="float" office:value="15.992127664" calcext:value-type="float">
            <text:p>15.992127664</text:p>
          </table:table-cell>
          <table:table-cell office:value-type="float" office:value="406.57" calcext:value-type="float">
            <text:p>406.57</text:p>
          </table:table-cell>
          <table:table-cell table:formula="of:=[.E837]*[.D837]" office:value-type="float" office:value="6501.91934435248" calcext:value-type="float">
            <text:p>6501.91934435248</text:p>
          </table:table-cell>
          <table:table-cell table:formula="of:=([.E837]-[.E836])/([.E836]+0.0000000000001)" office:value-type="float" office:value="0.0675611805482618" calcext:value-type="float">
            <text:p>0.067561180548262</text:p>
          </table:table-cell>
          <table:table-cell table:formula="of:=ABS([.G837])" office:value-type="float" office:value="0.0675611805482618" calcext:value-type="float">
            <text:p>0.067561180548262</text:p>
          </table:table-cell>
          <table:table-cell table:formula="of:=[.G837]*[.G837]" office:value-type="float" office:value="0.00456451311707482" calcext:value-type="float">
            <text:p>0.004564513117075</text:p>
          </table:table-cell>
          <table:table-cell table:formula="of:=([.F837]-[.F836])/([.F836]+0.0000000000001)" office:value-type="float" office:value="0.036596512867728" calcext:value-type="float">
            <text:p>0.036596512867728</text:p>
          </table:table-cell>
          <table:table-cell table:formula="of:=ABS([.J837])" office:value-type="float" office:value="0.036596512867728" calcext:value-type="float">
            <text:p>0.036596512867728</text:p>
          </table:table-cell>
          <table:table-cell table:formula="of:=[.J837]*[.J837]" office:value-type="float" office:value="0.00133930475407778" calcext:value-type="float">
            <text:p>0.001339304754078</text:p>
          </table:table-cell>
        </table:table-row>
        <table:table-row table:style-name="ro1">
          <table:table-cell table:style-name="ce1" office:value-type="string" calcext:value-type="string">
            <text:p>11/24/2017</text:p>
          </table:table-cell>
          <table:table-cell office:value-type="float" office:value="1511481600" calcext:value-type="float">
            <text:p>1511481600</text:p>
          </table:table-cell>
          <table:table-cell office:value-type="float" office:value="15456892039" calcext:value-type="float">
            <text:p>15456892039</text:p>
          </table:table-cell>
          <table:table-cell table:formula="of:=[.C838]/10^9" office:value-type="float" office:value="15.456892039" calcext:value-type="float">
            <text:p>15.456892039</text:p>
          </table:table-cell>
          <table:table-cell office:value-type="float" office:value="470.43" calcext:value-type="float">
            <text:p>470.43</text:p>
          </table:table-cell>
          <table:table-cell table:formula="of:=[.E838]*[.D838]" office:value-type="float" office:value="7271.38572190677" calcext:value-type="float">
            <text:p>7271.38572190677</text:p>
          </table:table-cell>
          <table:table-cell table:formula="of:=([.E838]-[.E837])/([.E837]+0.0000000000001)" office:value-type="float" office:value="0.157070123226013" calcext:value-type="float">
            <text:p>0.157070123226013</text:p>
          </table:table-cell>
          <table:table-cell table:formula="of:=ABS([.G838])" office:value-type="float" office:value="0.157070123226013" calcext:value-type="float">
            <text:p>0.157070123226013</text:p>
          </table:table-cell>
          <table:table-cell table:formula="of:=[.G838]*[.G838]" office:value-type="float" office:value="0.0246710236102348" calcext:value-type="float">
            <text:p>0.024671023610235</text:p>
          </table:table-cell>
          <table:table-cell table:formula="of:=([.F838]-[.F837])/([.F837]+0.0000000000001)" office:value-type="float" office:value="0.118344497494058" calcext:value-type="float">
            <text:p>0.118344497494058</text:p>
          </table:table-cell>
          <table:table-cell table:formula="of:=ABS([.J838])" office:value-type="float" office:value="0.118344497494058" calcext:value-type="float">
            <text:p>0.118344497494058</text:p>
          </table:table-cell>
          <table:table-cell table:formula="of:=[.J838]*[.J838]" office:value-type="float" office:value="0.0140054200871211" calcext:value-type="float">
            <text:p>0.014005420087121</text:p>
          </table:table-cell>
        </table:table-row>
        <table:table-row table:style-name="ro1">
          <table:table-cell table:style-name="ce1" office:value-type="string" calcext:value-type="string">
            <text:p>11/25/2017</text:p>
          </table:table-cell>
          <table:table-cell office:value-type="float" office:value="1511568000" calcext:value-type="float">
            <text:p>1511568000</text:p>
          </table:table-cell>
          <table:table-cell office:value-type="float" office:value="12891179323" calcext:value-type="float">
            <text:p>12891179323</text:p>
          </table:table-cell>
          <table:table-cell table:formula="of:=[.C839]/10^9" office:value-type="float" office:value="12.891179323" calcext:value-type="float">
            <text:p>12.891179323</text:p>
          </table:table-cell>
          <table:table-cell office:value-type="float" office:value="464.61" calcext:value-type="float">
            <text:p>464.61</text:p>
          </table:table-cell>
          <table:table-cell table:formula="of:=[.E839]*[.D839]" office:value-type="float" office:value="5989.37082525903" calcext:value-type="float">
            <text:p>5989.37082525903</text:p>
          </table:table-cell>
          <table:table-cell table:formula="of:=([.E839]-[.E838])/([.E838]+0.0000000000001)" office:value-type="float" office:value="-0.0123716599706651" calcext:value-type="float">
            <text:p>-0.012371659970665</text:p>
          </table:table-cell>
          <table:table-cell table:formula="of:=ABS([.G839])" office:value-type="float" office:value="0.0123716599706651" calcext:value-type="float">
            <text:p>0.012371659970665</text:p>
          </table:table-cell>
          <table:table-cell table:formula="of:=[.G839]*[.G839]" office:value-type="float" office:value="0.000153057970429758" calcext:value-type="float">
            <text:p>0.00015305797043</text:p>
          </table:table-cell>
          <table:table-cell table:formula="of:=([.F839]-[.F838])/([.F838]+0.0000000000001)" office:value-type="float" office:value="-0.176309570923375" calcext:value-type="float">
            <text:p>-0.176309570923375</text:p>
          </table:table-cell>
          <table:table-cell table:formula="of:=ABS([.J839])" office:value-type="float" office:value="0.176309570923375" calcext:value-type="float">
            <text:p>0.176309570923375</text:p>
          </table:table-cell>
          <table:table-cell table:formula="of:=[.J839]*[.J839]" office:value-type="float" office:value="0.0310850647991847" calcext:value-type="float">
            <text:p>0.031085064799185</text:p>
          </table:table-cell>
        </table:table-row>
        <table:table-row table:style-name="ro1">
          <table:table-cell table:style-name="ce1" office:value-type="string" calcext:value-type="string">
            <text:p>11/26/2017</text:p>
          </table:table-cell>
          <table:table-cell office:value-type="float" office:value="1511654400" calcext:value-type="float">
            <text:p>1511654400</text:p>
          </table:table-cell>
          <table:table-cell office:value-type="float" office:value="14953923259" calcext:value-type="float">
            <text:p>14953923259</text:p>
          </table:table-cell>
          <table:table-cell table:formula="of:=[.C840]/10^9" office:value-type="float" office:value="14.953923259" calcext:value-type="float">
            <text:p>14.953923259</text:p>
          </table:table-cell>
          <table:table-cell office:value-type="float" office:value="470.54" calcext:value-type="float">
            <text:p>470.54</text:p>
          </table:table-cell>
          <table:table-cell table:formula="of:=[.E840]*[.D840]" office:value-type="float" office:value="7036.41905028986" calcext:value-type="float">
            <text:p>7036.41905028986</text:p>
          </table:table-cell>
          <table:table-cell table:formula="of:=([.E840]-[.E839])/([.E839]+0.0000000000001)" office:value-type="float" office:value="0.0127633929532296" calcext:value-type="float">
            <text:p>0.01276339295323</text:p>
          </table:table-cell>
          <table:table-cell table:formula="of:=ABS([.G840])" office:value-type="float" office:value="0.0127633929532296" calcext:value-type="float">
            <text:p>0.01276339295323</text:p>
          </table:table-cell>
          <table:table-cell table:formula="of:=[.G840]*[.G840]" office:value-type="float" office:value="0.000162904199678551" calcext:value-type="float">
            <text:p>0.000162904199679</text:p>
          </table:table-cell>
          <table:table-cell table:formula="of:=([.F840]-[.F839])/([.F839]+0.0000000000001)" office:value-type="float" office:value="0.17481773220905" calcext:value-type="float">
            <text:p>0.17481773220905</text:p>
          </table:table-cell>
          <table:table-cell table:formula="of:=ABS([.J840])" office:value-type="float" office:value="0.17481773220905" calcext:value-type="float">
            <text:p>0.17481773220905</text:p>
          </table:table-cell>
          <table:table-cell table:formula="of:=[.J840]*[.J840]" office:value-type="float" office:value="0.0305612394947152" calcext:value-type="float">
            <text:p>0.030561239494715</text:p>
          </table:table-cell>
        </table:table-row>
        <table:table-row table:style-name="ro1">
          <table:table-cell table:style-name="ce1" office:value-type="string" calcext:value-type="string">
            <text:p>11/27/2017</text:p>
          </table:table-cell>
          <table:table-cell office:value-type="float" office:value="1511740800" calcext:value-type="float">
            <text:p>1511740800</text:p>
          </table:table-cell>
          <table:table-cell office:value-type="float" office:value="15537337870" calcext:value-type="float">
            <text:p>15537337870</text:p>
          </table:table-cell>
          <table:table-cell table:formula="of:=[.C841]/10^9" office:value-type="float" office:value="15.53733787" calcext:value-type="float">
            <text:p>15.53733787</text:p>
          </table:table-cell>
          <table:table-cell office:value-type="float" office:value="475.24" calcext:value-type="float">
            <text:p>475.24</text:p>
          </table:table-cell>
          <table:table-cell table:formula="of:=[.E841]*[.D841]" office:value-type="float" office:value="7383.9644493388" calcext:value-type="float">
            <text:p>7383.9644493388</text:p>
          </table:table-cell>
          <table:table-cell table:formula="of:=([.E841]-[.E840])/([.E840]+0.0000000000001)" office:value-type="float" office:value="0.0099885238236919" calcext:value-type="float">
            <text:p>0.009988523823692</text:p>
          </table:table-cell>
          <table:table-cell table:formula="of:=ABS([.G841])" office:value-type="float" office:value="0.0099885238236919" calcext:value-type="float">
            <text:p>0.009988523823692</text:p>
          </table:table-cell>
          <table:table-cell table:formula="of:=[.G841]*[.G841]" office:value-type="float" office:value="0.0000997706081764607" calcext:value-type="float">
            <text:p>9.97706081764607E-05</text:p>
          </table:table-cell>
          <table:table-cell table:formula="of:=([.F841]-[.F840])/([.F840]+0.0000000000001)" office:value-type="float" office:value="0.0493923679878934" calcext:value-type="float">
            <text:p>0.049392367987894</text:p>
          </table:table-cell>
          <table:table-cell table:formula="of:=ABS([.J841])" office:value-type="float" office:value="0.0493923679878934" calcext:value-type="float">
            <text:p>0.049392367987894</text:p>
          </table:table-cell>
          <table:table-cell table:formula="of:=[.J841]*[.J841]" office:value-type="float" office:value="0.00243960601545148" calcext:value-type="float">
            <text:p>0.002439606015451</text:p>
          </table:table-cell>
        </table:table-row>
        <table:table-row table:style-name="ro1">
          <table:table-cell table:style-name="ce1" office:value-type="string" calcext:value-type="string">
            <text:p>11/28/2017</text:p>
          </table:table-cell>
          <table:table-cell office:value-type="float" office:value="1511827200" calcext:value-type="float">
            <text:p>1511827200</text:p>
          </table:table-cell>
          <table:table-cell office:value-type="float" office:value="16779210323" calcext:value-type="float">
            <text:p>16779210323</text:p>
          </table:table-cell>
          <table:table-cell table:formula="of:=[.C842]/10^9" office:value-type="float" office:value="16.779210323" calcext:value-type="float">
            <text:p>16.779210323</text:p>
          </table:table-cell>
          <table:table-cell office:value-type="float" office:value="466.27" calcext:value-type="float">
            <text:p>466.27</text:p>
          </table:table-cell>
          <table:table-cell table:formula="of:=[.E842]*[.D842]" office:value-type="float" office:value="7823.64239730521" calcext:value-type="float">
            <text:p>7823.64239730521</text:p>
          </table:table-cell>
          <table:table-cell table:formula="of:=([.E842]-[.E841])/([.E841]+0.0000000000001)" office:value-type="float" office:value="-0.0188746738490027" calcext:value-type="float">
            <text:p>-0.018874673849003</text:p>
          </table:table-cell>
          <table:table-cell table:formula="of:=ABS([.G842])" office:value-type="float" office:value="0.0188746738490027" calcext:value-type="float">
            <text:p>0.018874673849003</text:p>
          </table:table-cell>
          <table:table-cell table:formula="of:=[.G842]*[.G842]" office:value-type="float" office:value="0.000356253312906225" calcext:value-type="float">
            <text:p>0.000356253312906</text:p>
          </table:table-cell>
          <table:table-cell table:formula="of:=([.F842]-[.F841])/([.F841]+0.0000000000001)" office:value-type="float" office:value="0.0595449708598991" calcext:value-type="float">
            <text:p>0.059544970859899</text:p>
          </table:table-cell>
          <table:table-cell table:formula="of:=ABS([.J842])" office:value-type="float" office:value="0.0595449708598991" calcext:value-type="float">
            <text:p>0.059544970859899</text:p>
          </table:table-cell>
          <table:table-cell table:formula="of:=[.J842]*[.J842]" office:value-type="float" office:value="0.00354560355470624" calcext:value-type="float">
            <text:p>0.003545603554706</text:p>
          </table:table-cell>
        </table:table-row>
        <table:table-row table:style-name="ro1">
          <table:table-cell table:style-name="ce1" office:value-type="string" calcext:value-type="string">
            <text:p>11/29/2017</text:p>
          </table:table-cell>
          <table:table-cell office:value-type="float" office:value="1511913600" calcext:value-type="float">
            <text:p>1511913600</text:p>
          </table:table-cell>
          <table:table-cell office:value-type="float" office:value="17499867713" calcext:value-type="float">
            <text:p>17499867713</text:p>
          </table:table-cell>
          <table:table-cell table:formula="of:=[.C843]/10^9" office:value-type="float" office:value="17.499867713" calcext:value-type="float">
            <text:p>17.499867713</text:p>
          </table:table-cell>
          <table:table-cell office:value-type="float" office:value="427.42" calcext:value-type="float">
            <text:p>427.42</text:p>
          </table:table-cell>
          <table:table-cell table:formula="of:=[.E843]*[.D843]" office:value-type="float" office:value="7479.79345789046" calcext:value-type="float">
            <text:p>7479.79345789046</text:p>
          </table:table-cell>
          <table:table-cell table:formula="of:=([.E843]-[.E842])/([.E842]+0.0000000000001)" office:value-type="float" office:value="-0.0833208226992943" calcext:value-type="float">
            <text:p>-0.083320822699294</text:p>
          </table:table-cell>
          <table:table-cell table:formula="of:=ABS([.G843])" office:value-type="float" office:value="0.0833208226992943" calcext:value-type="float">
            <text:p>0.083320822699294</text:p>
          </table:table-cell>
          <table:table-cell table:formula="of:=[.G843]*[.G843]" office:value-type="float" office:value="0.00694235949528724" calcext:value-type="float">
            <text:p>0.006942359495287</text:p>
          </table:table-cell>
          <table:table-cell table:formula="of:=([.F843]-[.F842])/([.F842]+0.0000000000001)" office:value-type="float" office:value="-0.0439499816010489" calcext:value-type="float">
            <text:p>-0.043949981601049</text:p>
          </table:table-cell>
          <table:table-cell table:formula="of:=ABS([.J843])" office:value-type="float" office:value="0.0439499816010489" calcext:value-type="float">
            <text:p>0.043949981601049</text:p>
          </table:table-cell>
          <table:table-cell table:formula="of:=[.J843]*[.J843]" office:value-type="float" office:value="0.00193160088273254" calcext:value-type="float">
            <text:p>0.001931600882733</text:p>
          </table:table-cell>
        </table:table-row>
        <table:table-row table:style-name="ro1">
          <table:table-cell table:style-name="ce1" office:value-type="string" calcext:value-type="string">
            <text:p>11/30/2017</text:p>
          </table:table-cell>
          <table:table-cell office:value-type="float" office:value="1512000000" calcext:value-type="float">
            <text:p>1512000000</text:p>
          </table:table-cell>
          <table:table-cell office:value-type="float" office:value="16354038320" calcext:value-type="float">
            <text:p>16354038320</text:p>
          </table:table-cell>
          <table:table-cell table:formula="of:=[.C844]/10^9" office:value-type="float" office:value="16.35403832" calcext:value-type="float">
            <text:p>16.35403832</text:p>
          </table:table-cell>
          <table:table-cell office:value-type="float" office:value="434.85" calcext:value-type="float">
            <text:p>434.85</text:p>
          </table:table-cell>
          <table:table-cell table:formula="of:=[.E844]*[.D844]" office:value-type="float" office:value="7111.553563452" calcext:value-type="float">
            <text:p>7111.553563452</text:p>
          </table:table-cell>
          <table:table-cell table:formula="of:=([.E844]-[.E843])/([.E843]+0.0000000000001)" office:value-type="float" office:value="0.0173833699873661" calcext:value-type="float">
            <text:p>0.017383369987366</text:p>
          </table:table-cell>
          <table:table-cell table:formula="of:=ABS([.G844])" office:value-type="float" office:value="0.0173833699873661" calcext:value-type="float">
            <text:p>0.017383369987366</text:p>
          </table:table-cell>
          <table:table-cell table:formula="of:=[.G844]*[.G844]" office:value-type="float" office:value="0.000302181552117659" calcext:value-type="float">
            <text:p>0.000302181552118</text:p>
          </table:table-cell>
          <table:table-cell table:formula="of:=([.F844]-[.F843])/([.F843]+0.0000000000001)" office:value-type="float" office:value="-0.0492312918146158" calcext:value-type="float">
            <text:p>-0.049231291814616</text:p>
          </table:table-cell>
          <table:table-cell table:formula="of:=ABS([.J844])" office:value-type="float" office:value="0.0492312918146158" calcext:value-type="float">
            <text:p>0.049231291814616</text:p>
          </table:table-cell>
          <table:table-cell table:formula="of:=[.J844]*[.J844]" office:value-type="float" office:value="0.00242372009373586" calcext:value-type="float">
            <text:p>0.002423720093736</text:p>
          </table:table-cell>
        </table:table-row>
        <table:table-row table:style-name="ro1">
          <table:table-cell table:style-name="ce1" office:value-type="string" calcext:value-type="string">
            <text:p>12/1/2017</text:p>
          </table:table-cell>
          <table:table-cell office:value-type="float" office:value="1512086400" calcext:value-type="float">
            <text:p>1512086400</text:p>
          </table:table-cell>
          <table:table-cell office:value-type="float" office:value="14561757161" calcext:value-type="float">
            <text:p>14561757161</text:p>
          </table:table-cell>
          <table:table-cell table:formula="of:=[.C845]/10^9" office:value-type="float" office:value="14.561757161" calcext:value-type="float">
            <text:p>14.561757161</text:p>
          </table:table-cell>
          <table:table-cell office:value-type="float" office:value="461.58" calcext:value-type="float">
            <text:p>461.58</text:p>
          </table:table-cell>
          <table:table-cell table:formula="of:=[.E845]*[.D845]" office:value-type="float" office:value="6721.41587037438" calcext:value-type="float">
            <text:p>6721.41587037438</text:p>
          </table:table-cell>
          <table:table-cell table:formula="of:=([.E845]-[.E844])/([.E844]+0.0000000000001)" office:value-type="float" office:value="0.061469472231804" calcext:value-type="float">
            <text:p>0.061469472231804</text:p>
          </table:table-cell>
          <table:table-cell table:formula="of:=ABS([.G845])" office:value-type="float" office:value="0.061469472231804" calcext:value-type="float">
            <text:p>0.061469472231804</text:p>
          </table:table-cell>
          <table:table-cell table:formula="of:=[.G845]*[.G845]" office:value-type="float" office:value="0.00377849601645652" calcext:value-type="float">
            <text:p>0.003778496016457</text:p>
          </table:table-cell>
          <table:table-cell table:formula="of:=([.F845]-[.F844])/([.F844]+0.0000000000001)" office:value-type="float" office:value="-0.0548596997261799" calcext:value-type="float">
            <text:p>-0.05485969972618</text:p>
          </table:table-cell>
          <table:table-cell table:formula="of:=ABS([.J845])" office:value-type="float" office:value="0.0548596997261799" calcext:value-type="float">
            <text:p>0.05485969972618</text:p>
          </table:table-cell>
          <table:table-cell table:formula="of:=[.J845]*[.J845]" office:value-type="float" office:value="0.00300958665404662" calcext:value-type="float">
            <text:p>0.003009586654047</text:p>
          </table:table-cell>
        </table:table-row>
        <table:table-row table:style-name="ro1">
          <table:table-cell table:style-name="ce1" office:value-type="string" calcext:value-type="string">
            <text:p>12/2/2017</text:p>
          </table:table-cell>
          <table:table-cell office:value-type="float" office:value="1512172800" calcext:value-type="float">
            <text:p>1512172800</text:p>
          </table:table-cell>
          <table:table-cell office:value-type="float" office:value="13179215357" calcext:value-type="float">
            <text:p>13179215357</text:p>
          </table:table-cell>
          <table:table-cell table:formula="of:=[.C846]/10^9" office:value-type="float" office:value="13.179215357" calcext:value-type="float">
            <text:p>13.179215357</text:p>
          </table:table-cell>
          <table:table-cell office:value-type="float" office:value="457.96" calcext:value-type="float">
            <text:p>457.96</text:p>
          </table:table-cell>
          <table:table-cell table:formula="of:=[.E846]*[.D846]" office:value-type="float" office:value="6035.55346489172" calcext:value-type="float">
            <text:p>6035.55346489172</text:p>
          </table:table-cell>
          <table:table-cell table:formula="of:=([.E846]-[.E845])/([.E845]+0.0000000000001)" office:value-type="float" office:value="-0.00784262749685863" calcext:value-type="float">
            <text:p>-0.007842627496859</text:p>
          </table:table-cell>
          <table:table-cell table:formula="of:=ABS([.G846])" office:value-type="float" office:value="0.00784262749685863" calcext:value-type="float">
            <text:p>0.007842627496859</text:p>
          </table:table-cell>
          <table:table-cell table:formula="of:=[.G846]*[.G846]" office:value-type="float" office:value="0.000061506806054483" calcext:value-type="float">
            <text:p>6.1506806054483E-05</text:p>
          </table:table-cell>
          <table:table-cell table:formula="of:=([.F846]-[.F845])/([.F845]+0.0000000000001)" office:value-type="float" office:value="-0.10204135835512" calcext:value-type="float">
            <text:p>-0.10204135835512</text:p>
          </table:table-cell>
          <table:table-cell table:formula="of:=ABS([.J846])" office:value-type="float" office:value="0.10204135835512" calcext:value-type="float">
            <text:p>0.10204135835512</text:p>
          </table:table-cell>
          <table:table-cell table:formula="of:=[.J846]*[.J846]" office:value-type="float" office:value="0.0104124388149579" calcext:value-type="float">
            <text:p>0.010412438814958</text:p>
          </table:table-cell>
        </table:table-row>
        <table:table-row table:style-name="ro1">
          <table:table-cell table:style-name="ce1" office:value-type="string" calcext:value-type="string">
            <text:p>12/3/2017</text:p>
          </table:table-cell>
          <table:table-cell office:value-type="float" office:value="1512259200" calcext:value-type="float">
            <text:p>1512259200</text:p>
          </table:table-cell>
          <table:table-cell office:value-type="float" office:value="14068434201" calcext:value-type="float">
            <text:p>14068434201</text:p>
          </table:table-cell>
          <table:table-cell table:formula="of:=[.C847]/10^9" office:value-type="float" office:value="14.068434201" calcext:value-type="float">
            <text:p>14.068434201</text:p>
          </table:table-cell>
          <table:table-cell office:value-type="float" office:value="462.81" calcext:value-type="float">
            <text:p>462.81</text:p>
          </table:table-cell>
          <table:table-cell table:formula="of:=[.E847]*[.D847]" office:value-type="float" office:value="6511.01203256481" calcext:value-type="float">
            <text:p>6511.01203256481</text:p>
          </table:table-cell>
          <table:table-cell table:formula="of:=([.E847]-[.E846])/([.E846]+0.0000000000001)" office:value-type="float" office:value="0.0105904445803127" calcext:value-type="float">
            <text:p>0.010590444580313</text:p>
          </table:table-cell>
          <table:table-cell table:formula="of:=ABS([.G847])" office:value-type="float" office:value="0.0105904445803127" calcext:value-type="float">
            <text:p>0.010590444580313</text:p>
          </table:table-cell>
          <table:table-cell table:formula="of:=[.G847]*[.G847]" office:value-type="float" office:value="0.000112157516408675" calcext:value-type="float">
            <text:p>0.000112157516409</text:p>
          </table:table-cell>
          <table:table-cell table:formula="of:=([.F847]-[.F846])/([.F846]+0.0000000000001)" office:value-type="float" office:value="0.0787762995454834" calcext:value-type="float">
            <text:p>0.078776299545483</text:p>
          </table:table-cell>
          <table:table-cell table:formula="of:=ABS([.J847])" office:value-type="float" office:value="0.0787762995454834" calcext:value-type="float">
            <text:p>0.078776299545483</text:p>
          </table:table-cell>
          <table:table-cell table:formula="of:=[.J847]*[.J847]" office:value-type="float" office:value="0.00620570537007973" calcext:value-type="float">
            <text:p>0.00620570537008</text:p>
          </table:table-cell>
        </table:table-row>
        <table:table-row table:style-name="ro1">
          <table:table-cell table:style-name="ce1" office:value-type="string" calcext:value-type="string">
            <text:p>12/4/2017</text:p>
          </table:table-cell>
          <table:table-cell office:value-type="float" office:value="1512345600" calcext:value-type="float">
            <text:p>1512345600</text:p>
          </table:table-cell>
          <table:table-cell office:value-type="float" office:value="21962218932" calcext:value-type="float">
            <text:p>21962218932</text:p>
          </table:table-cell>
          <table:table-cell table:formula="of:=[.C848]/10^9" office:value-type="float" office:value="21.962218932" calcext:value-type="float">
            <text:p>21.962218932</text:p>
          </table:table-cell>
          <table:table-cell office:value-type="float" office:value="466.93" calcext:value-type="float">
            <text:p>466.93</text:p>
          </table:table-cell>
          <table:table-cell table:formula="of:=[.E848]*[.D848]" office:value-type="float" office:value="10254.8188859188" calcext:value-type="float">
            <text:p>10254.8188859188</text:p>
          </table:table-cell>
          <table:table-cell table:formula="of:=([.E848]-[.E847])/([.E847]+0.0000000000001)" office:value-type="float" office:value="0.00890214126747478" calcext:value-type="float">
            <text:p>0.008902141267475</text:p>
          </table:table-cell>
          <table:table-cell table:formula="of:=ABS([.G848])" office:value-type="float" office:value="0.00890214126747478" calcext:value-type="float">
            <text:p>0.008902141267475</text:p>
          </table:table-cell>
          <table:table-cell table:formula="of:=[.G848]*[.G848]" office:value-type="float" office:value="0.0000792481191460775" calcext:value-type="float">
            <text:p>7.92481191460775E-05</text:p>
          </table:table-cell>
          <table:table-cell table:formula="of:=([.F848]-[.F847])/([.F847]+0.0000000000001)" office:value-type="float" office:value="0.57499615031109" calcext:value-type="float">
            <text:p>0.57499615031109</text:p>
          </table:table-cell>
          <table:table-cell table:formula="of:=ABS([.J848])" office:value-type="float" office:value="0.57499615031109" calcext:value-type="float">
            <text:p>0.57499615031109</text:p>
          </table:table-cell>
          <table:table-cell table:formula="of:=[.J848]*[.J848]" office:value-type="float" office:value="0.330620572872573" calcext:value-type="float">
            <text:p>0.330620572872573</text:p>
          </table:table-cell>
        </table:table-row>
        <table:table-row table:style-name="ro1">
          <table:table-cell table:style-name="ce1" office:value-type="string" calcext:value-type="string">
            <text:p>12/5/2017</text:p>
          </table:table-cell>
          <table:table-cell office:value-type="float" office:value="1512432000" calcext:value-type="float">
            <text:p>1512432000</text:p>
          </table:table-cell>
          <table:table-cell office:value-type="float" office:value="30921177676" calcext:value-type="float">
            <text:p>30921177676</text:p>
          </table:table-cell>
          <table:table-cell table:formula="of:=[.C849]/10^9" office:value-type="float" office:value="30.921177676" calcext:value-type="float">
            <text:p>30.921177676</text:p>
          </table:table-cell>
          <table:table-cell office:value-type="float" office:value="453.96" calcext:value-type="float">
            <text:p>453.96</text:p>
          </table:table-cell>
          <table:table-cell table:formula="of:=[.E849]*[.D849]" office:value-type="float" office:value="14036.977817797" calcext:value-type="float">
            <text:p>14036.977817797</text:p>
          </table:table-cell>
          <table:table-cell table:formula="of:=([.E849]-[.E848])/([.E848]+0.0000000000001)" office:value-type="float" office:value="-0.0277771828753775" calcext:value-type="float">
            <text:p>-0.027777182875378</text:p>
          </table:table-cell>
          <table:table-cell table:formula="of:=ABS([.G849])" office:value-type="float" office:value="0.0277771828753775" calcext:value-type="float">
            <text:p>0.027777182875378</text:p>
          </table:table-cell>
          <table:table-cell table:formula="of:=[.G849]*[.G849]" office:value-type="float" office:value="0.000771571888492166" calcext:value-type="float">
            <text:p>0.000771571888492</text:p>
          </table:table-cell>
          <table:table-cell table:formula="of:=([.F849]-[.F848])/([.F848]+0.0000000000001)" office:value-type="float" office:value="0.36881772110784" calcext:value-type="float">
            <text:p>0.36881772110784</text:p>
          </table:table-cell>
          <table:table-cell table:formula="of:=ABS([.J849])" office:value-type="float" office:value="0.36881772110784" calcext:value-type="float">
            <text:p>0.36881772110784</text:p>
          </table:table-cell>
          <table:table-cell table:formula="of:=[.J849]*[.J849]" office:value-type="float" office:value="0.136026511403181" calcext:value-type="float">
            <text:p>0.136026511403181</text:p>
          </table:table-cell>
        </table:table-row>
        <table:table-row table:style-name="ro1">
          <table:table-cell table:style-name="ce1" office:value-type="string" calcext:value-type="string">
            <text:p>12/6/2017</text:p>
          </table:table-cell>
          <table:table-cell office:value-type="float" office:value="1512518400" calcext:value-type="float">
            <text:p>1512518400</text:p>
          </table:table-cell>
          <table:table-cell office:value-type="float" office:value="42116421717" calcext:value-type="float">
            <text:p>42116421717</text:p>
          </table:table-cell>
          <table:table-cell table:formula="of:=[.C850]/10^9" office:value-type="float" office:value="42.116421717" calcext:value-type="float">
            <text:p>42.116421717</text:p>
          </table:table-cell>
          <table:table-cell office:value-type="float" office:value="422.48" calcext:value-type="float">
            <text:p>422.48</text:p>
          </table:table-cell>
          <table:table-cell table:formula="of:=[.E850]*[.D850]" office:value-type="float" office:value="17793.3458469982" calcext:value-type="float">
            <text:p>17793.3458469982</text:p>
          </table:table-cell>
          <table:table-cell table:formula="of:=([.E850]-[.E849])/([.E849]+0.0000000000001)" office:value-type="float" office:value="-0.0693453167679971" calcext:value-type="float">
            <text:p>-0.069345316767997</text:p>
          </table:table-cell>
          <table:table-cell table:formula="of:=ABS([.G850])" office:value-type="float" office:value="0.0693453167679971" calcext:value-type="float">
            <text:p>0.069345316767997</text:p>
          </table:table-cell>
          <table:table-cell table:formula="of:=[.G850]*[.G850]" office:value-type="float" office:value="0.00480877295765386" calcext:value-type="float">
            <text:p>0.004808772957654</text:p>
          </table:table-cell>
          <table:table-cell table:formula="of:=([.F850]-[.F849])/([.F849]+0.0000000000001)" office:value-type="float" office:value="0.267605183819457" calcext:value-type="float">
            <text:p>0.267605183819457</text:p>
          </table:table-cell>
          <table:table-cell table:formula="of:=ABS([.J850])" office:value-type="float" office:value="0.267605183819457" calcext:value-type="float">
            <text:p>0.267605183819457</text:p>
          </table:table-cell>
          <table:table-cell table:formula="of:=[.J850]*[.J850]" office:value-type="float" office:value="0.0716125344070456" calcext:value-type="float">
            <text:p>0.071612534407046</text:p>
          </table:table-cell>
        </table:table-row>
        <table:table-row table:style-name="ro1">
          <table:table-cell table:style-name="ce1" office:value-type="string" calcext:value-type="string">
            <text:p>12/7/2017</text:p>
          </table:table-cell>
          <table:table-cell office:value-type="float" office:value="1512604800" calcext:value-type="float">
            <text:p>1512604800</text:p>
          </table:table-cell>
          <table:table-cell office:value-type="float" office:value="59656597683" calcext:value-type="float">
            <text:p>59656597683</text:p>
          </table:table-cell>
          <table:table-cell table:formula="of:=[.C851]/10^9" office:value-type="float" office:value="59.656597683" calcext:value-type="float">
            <text:p>59.656597683</text:p>
          </table:table-cell>
          <table:table-cell office:value-type="float" office:value="421.15" calcext:value-type="float">
            <text:p>421.15</text:p>
          </table:table-cell>
          <table:table-cell table:formula="of:=[.E851]*[.D851]" office:value-type="float" office:value="25124.3761141954" calcext:value-type="float">
            <text:p>25124.3761141954</text:p>
          </table:table-cell>
          <table:table-cell table:formula="of:=([.E851]-[.E850])/([.E850]+0.0000000000001)" office:value-type="float" office:value="-0.00314807801552746" calcext:value-type="float">
            <text:p>-0.003148078015527</text:p>
          </table:table-cell>
          <table:table-cell table:formula="of:=ABS([.G851])" office:value-type="float" office:value="0.00314807801552746" calcext:value-type="float">
            <text:p>0.003148078015527</text:p>
          </table:table-cell>
          <table:table-cell table:formula="of:=[.G851]*[.G851]" office:value-type="float" office:value="0.0000099103951918473" calcext:value-type="float">
            <text:p>9.9103951918473E-06</text:p>
          </table:table-cell>
          <table:table-cell table:formula="of:=([.F851]-[.F850])/([.F850]+0.0000000000001)" office:value-type="float" office:value="0.412009654071557" calcext:value-type="float">
            <text:p>0.412009654071557</text:p>
          </table:table-cell>
          <table:table-cell table:formula="of:=ABS([.J851])" office:value-type="float" office:value="0.412009654071557" calcext:value-type="float">
            <text:p>0.412009654071557</text:p>
          </table:table-cell>
          <table:table-cell table:formula="of:=[.J851]*[.J851]" office:value-type="float" office:value="0.169751955048164" calcext:value-type="float">
            <text:p>0.169751955048164</text:p>
          </table:table-cell>
        </table:table-row>
        <table:table-row table:style-name="ro1">
          <table:table-cell table:style-name="ce1" office:value-type="string" calcext:value-type="string">
            <text:p>12/8/2017</text:p>
          </table:table-cell>
          <table:table-cell office:value-type="float" office:value="1512691200" calcext:value-type="float">
            <text:p>1512691200</text:p>
          </table:table-cell>
          <table:table-cell office:value-type="float" office:value="61102848374" calcext:value-type="float">
            <text:p>61102848374</text:p>
          </table:table-cell>
          <table:table-cell table:formula="of:=[.C852]/10^9" office:value-type="float" office:value="61.102848374" calcext:value-type="float">
            <text:p>61.102848374</text:p>
          </table:table-cell>
          <table:table-cell office:value-type="float" office:value="451.74" calcext:value-type="float">
            <text:p>451.74</text:p>
          </table:table-cell>
          <table:table-cell table:formula="of:=[.E852]*[.D852]" office:value-type="float" office:value="27602.6007244708" calcext:value-type="float">
            <text:p>27602.6007244708</text:p>
          </table:table-cell>
          <table:table-cell table:formula="of:=([.E852]-[.E851])/([.E851]+0.0000000000001)" office:value-type="float" office:value="0.0726344532826784" calcext:value-type="float">
            <text:p>0.072634453282679</text:p>
          </table:table-cell>
          <table:table-cell table:formula="of:=ABS([.G852])" office:value-type="float" office:value="0.0726344532826784" calcext:value-type="float">
            <text:p>0.072634453282679</text:p>
          </table:table-cell>
          <table:table-cell table:formula="of:=[.G852]*[.G852]" office:value-type="float" office:value="0.0052757638036736" calcext:value-type="float">
            <text:p>0.005275763803674</text:p>
          </table:table-cell>
          <table:table-cell table:formula="of:=([.F852]-[.F851])/([.F851]+0.0000000000001)" office:value-type="float" office:value="0.098638254697799" calcext:value-type="float">
            <text:p>0.098638254697799</text:p>
          </table:table-cell>
          <table:table-cell table:formula="of:=ABS([.J852])" office:value-type="float" office:value="0.098638254697799" calcext:value-type="float">
            <text:p>0.098638254697799</text:p>
          </table:table-cell>
          <table:table-cell table:formula="of:=[.J852]*[.J852]" office:value-type="float" office:value="0.00972950528982787" calcext:value-type="float">
            <text:p>0.009729505289828</text:p>
          </table:table-cell>
        </table:table-row>
        <table:table-row table:style-name="ro1">
          <table:table-cell table:style-name="ce1" office:value-type="string" calcext:value-type="string">
            <text:p>12/9/2017</text:p>
          </table:table-cell>
          <table:table-cell office:value-type="float" office:value="1512777600" calcext:value-type="float">
            <text:p>1512777600</text:p>
          </table:table-cell>
          <table:table-cell office:value-type="float" office:value="55563635227" calcext:value-type="float">
            <text:p>55563635227</text:p>
          </table:table-cell>
          <table:table-cell table:formula="of:=[.C853]/10^9" office:value-type="float" office:value="55.563635227" calcext:value-type="float">
            <text:p>55.563635227</text:p>
          </table:table-cell>
          <table:table-cell office:value-type="float" office:value="472.86" calcext:value-type="float">
            <text:p>472.86</text:p>
          </table:table-cell>
          <table:table-cell table:formula="of:=[.E853]*[.D853]" office:value-type="float" office:value="26273.8205534392" calcext:value-type="float">
            <text:p>26273.8205534392</text:p>
          </table:table-cell>
          <table:table-cell table:formula="of:=([.E853]-[.E852])/([.E852]+0.0000000000001)" office:value-type="float" office:value="0.0467525567804489" calcext:value-type="float">
            <text:p>0.046752556780449</text:p>
          </table:table-cell>
          <table:table-cell table:formula="of:=ABS([.G853])" office:value-type="float" office:value="0.0467525567804489" calcext:value-type="float">
            <text:p>0.046752556780449</text:p>
          </table:table-cell>
          <table:table-cell table:formula="of:=[.G853]*[.G853]" office:value-type="float" office:value="0.0021858015655091" calcext:value-type="float">
            <text:p>0.002185801565509</text:p>
          </table:table-cell>
          <table:table-cell table:formula="of:=([.F853]-[.F852])/([.F852]+0.0000000000001)" office:value-type="float" office:value="-0.0481396729350043" calcext:value-type="float">
            <text:p>-0.048139672935004</text:p>
          </table:table-cell>
          <table:table-cell table:formula="of:=ABS([.J853])" office:value-type="float" office:value="0.0481396729350043" calcext:value-type="float">
            <text:p>0.048139672935004</text:p>
          </table:table-cell>
          <table:table-cell table:formula="of:=[.J853]*[.J853]" office:value-type="float" office:value="0.00231742811028919" calcext:value-type="float">
            <text:p>0.002317428110289</text:p>
          </table:table-cell>
        </table:table-row>
        <table:table-row table:style-name="ro1">
          <table:table-cell table:style-name="ce1" office:value-type="string" calcext:value-type="string">
            <text:p>12/10/2017</text:p>
          </table:table-cell>
          <table:table-cell office:value-type="float" office:value="1512864000" calcext:value-type="float">
            <text:p>1512864000</text:p>
          </table:table-cell>
          <table:table-cell office:value-type="float" office:value="43572173439" calcext:value-type="float">
            <text:p>43572173439</text:p>
          </table:table-cell>
          <table:table-cell table:formula="of:=[.C854]/10^9" office:value-type="float" office:value="43.572173439" calcext:value-type="float">
            <text:p>43.572173439</text:p>
          </table:table-cell>
          <table:table-cell office:value-type="float" office:value="436.49" calcext:value-type="float">
            <text:p>436.49</text:p>
          </table:table-cell>
          <table:table-cell table:formula="of:=[.E854]*[.D854]" office:value-type="float" office:value="19018.8179843891" calcext:value-type="float">
            <text:p>19018.8179843891</text:p>
          </table:table-cell>
          <table:table-cell table:formula="of:=([.E854]-[.E853])/([.E853]+0.0000000000001)" office:value-type="float" office:value="-0.0769149431121262" calcext:value-type="float">
            <text:p>-0.076914943112126</text:p>
          </table:table-cell>
          <table:table-cell table:formula="of:=ABS([.G854])" office:value-type="float" office:value="0.0769149431121262" calcext:value-type="float">
            <text:p>0.076914943112126</text:p>
          </table:table-cell>
          <table:table-cell table:formula="of:=[.G854]*[.G854]" office:value-type="float" office:value="0.00591590847394161" calcext:value-type="float">
            <text:p>0.005915908473942</text:p>
          </table:table-cell>
          <table:table-cell table:formula="of:=([.F854]-[.F853])/([.F853]+0.0000000000001)" office:value-type="float" office:value="-0.276130475744626" calcext:value-type="float">
            <text:p>-0.276130475744626</text:p>
          </table:table-cell>
          <table:table-cell table:formula="of:=ABS([.J854])" office:value-type="float" office:value="0.276130475744626" calcext:value-type="float">
            <text:p>0.276130475744626</text:p>
          </table:table-cell>
          <table:table-cell table:formula="of:=[.J854]*[.J854]" office:value-type="float" office:value="0.0762480396349536" calcext:value-type="float">
            <text:p>0.076248039634954</text:p>
          </table:table-cell>
        </table:table-row>
        <table:table-row table:style-name="ro1">
          <table:table-cell table:style-name="ce1" office:value-type="string" calcext:value-type="string">
            <text:p>12/11/2017</text:p>
          </table:table-cell>
          <table:table-cell office:value-type="float" office:value="1512950400" calcext:value-type="float">
            <text:p>1512950400</text:p>
          </table:table-cell>
          <table:table-cell office:value-type="float" office:value="35272081823" calcext:value-type="float">
            <text:p>35272081823</text:p>
          </table:table-cell>
          <table:table-cell table:formula="of:=[.C855]/10^9" office:value-type="float" office:value="35.272081823" calcext:value-type="float">
            <text:p>35.272081823</text:p>
          </table:table-cell>
          <table:table-cell office:value-type="float" office:value="513.29" calcext:value-type="float">
            <text:p>513.29</text:p>
          </table:table-cell>
          <table:table-cell table:formula="of:=[.E855]*[.D855]" office:value-type="float" office:value="18104.8068789277" calcext:value-type="float">
            <text:p>18104.8068789277</text:p>
          </table:table-cell>
          <table:table-cell table:formula="of:=([.E855]-[.E854])/([.E854]+0.0000000000001)" office:value-type="float" office:value="0.175949048088158" calcext:value-type="float">
            <text:p>0.175949048088158</text:p>
          </table:table-cell>
          <table:table-cell table:formula="of:=ABS([.G855])" office:value-type="float" office:value="0.175949048088158" calcext:value-type="float">
            <text:p>0.175949048088158</text:p>
          </table:table-cell>
          <table:table-cell table:formula="of:=[.G855]*[.G855]" office:value-type="float" office:value="0.0309580675231288" calcext:value-type="float">
            <text:p>0.030958067523129</text:p>
          </table:table-cell>
          <table:table-cell table:formula="of:=([.F855]-[.F854])/([.F854]+0.0000000000001)" office:value-type="float" office:value="-0.0480582497930035" calcext:value-type="float">
            <text:p>-0.048058249793004</text:p>
          </table:table-cell>
          <table:table-cell table:formula="of:=ABS([.J855])" office:value-type="float" office:value="0.0480582497930035" calcext:value-type="float">
            <text:p>0.048058249793004</text:p>
          </table:table-cell>
          <table:table-cell table:formula="of:=[.J855]*[.J855]" office:value-type="float" office:value="0.00230959537316672" calcext:value-type="float">
            <text:p>0.002309595373167</text:p>
          </table:table-cell>
        </table:table-row>
        <table:table-row table:style-name="ro1">
          <table:table-cell table:style-name="ce1" office:value-type="string" calcext:value-type="string">
            <text:p>12/12/2017</text:p>
          </table:table-cell>
          <table:table-cell office:value-type="float" office:value="1513036800" calcext:value-type="float">
            <text:p>1513036800</text:p>
          </table:table-cell>
          <table:table-cell office:value-type="float" office:value="38367405491" calcext:value-type="float">
            <text:p>38367405491</text:p>
          </table:table-cell>
          <table:table-cell table:formula="of:=[.C856]/10^9" office:value-type="float" office:value="38.367405491" calcext:value-type="float">
            <text:p>38.367405491</text:p>
          </table:table-cell>
          <table:table-cell office:value-type="float" office:value="656.52" calcext:value-type="float">
            <text:p>656.52</text:p>
          </table:table-cell>
          <table:table-cell table:formula="of:=[.E856]*[.D856]" office:value-type="float" office:value="25188.9690529513" calcext:value-type="float">
            <text:p>25188.9690529513</text:p>
          </table:table-cell>
          <table:table-cell table:formula="of:=([.E856]-[.E855])/([.E855]+0.0000000000001)" office:value-type="float" office:value="0.27904303610045" calcext:value-type="float">
            <text:p>0.27904303610045</text:p>
          </table:table-cell>
          <table:table-cell table:formula="of:=ABS([.G856])" office:value-type="float" office:value="0.27904303610045" calcext:value-type="float">
            <text:p>0.27904303610045</text:p>
          </table:table-cell>
          <table:table-cell table:formula="of:=[.G856]*[.G856]" office:value-type="float" office:value="0.077865015996157" calcext:value-type="float">
            <text:p>0.077865015996157</text:p>
          </table:table-cell>
          <table:table-cell table:formula="of:=([.F856]-[.F855])/([.F855]+0.0000000000001)" office:value-type="float" office:value="0.391286260129566" calcext:value-type="float">
            <text:p>0.391286260129566</text:p>
          </table:table-cell>
          <table:table-cell table:formula="of:=ABS([.J856])" office:value-type="float" office:value="0.391286260129566" calcext:value-type="float">
            <text:p>0.391286260129566</text:p>
          </table:table-cell>
          <table:table-cell table:formula="of:=[.J856]*[.J856]" office:value-type="float" office:value="0.153104937366182" calcext:value-type="float">
            <text:p>0.153104937366182</text:p>
          </table:table-cell>
        </table:table-row>
        <table:table-row table:style-name="ro1">
          <table:table-cell table:style-name="ce1" office:value-type="string" calcext:value-type="string">
            <text:p>12/13/2017</text:p>
          </table:table-cell>
          <table:table-cell office:value-type="float" office:value="1513123200" calcext:value-type="float">
            <text:p>1513123200</text:p>
          </table:table-cell>
          <table:table-cell office:value-type="float" office:value="38631503447" calcext:value-type="float">
            <text:p>38631503447</text:p>
          </table:table-cell>
          <table:table-cell table:formula="of:=[.C857]/10^9" office:value-type="float" office:value="38.631503447" calcext:value-type="float">
            <text:p>38.631503447</text:p>
          </table:table-cell>
          <table:table-cell office:value-type="float" office:value="699.09" calcext:value-type="float">
            <text:p>699.09</text:p>
          </table:table-cell>
          <table:table-cell table:formula="of:=[.E857]*[.D857]" office:value-type="float" office:value="27006.8977447632" calcext:value-type="float">
            <text:p>27006.8977447632</text:p>
          </table:table-cell>
          <table:table-cell table:formula="of:=([.E857]-[.E856])/([.E856]+0.0000000000001)" office:value-type="float" office:value="0.0648418936209103" calcext:value-type="float">
            <text:p>0.06484189362091</text:p>
          </table:table-cell>
          <table:table-cell table:formula="of:=ABS([.G857])" office:value-type="float" office:value="0.0648418936209103" calcext:value-type="float">
            <text:p>0.06484189362091</text:p>
          </table:table-cell>
          <table:table-cell table:formula="of:=[.G857]*[.G857]" office:value-type="float" office:value="0.00420447116834545" calcext:value-type="float">
            <text:p>0.004204471168345</text:p>
          </table:table-cell>
          <table:table-cell table:formula="of:=([.F857]-[.F856])/([.F856]+0.0000000000001)" office:value-type="float" office:value="0.0721716195684838" calcext:value-type="float">
            <text:p>0.072171619568484</text:p>
          </table:table-cell>
          <table:table-cell table:formula="of:=ABS([.J857])" office:value-type="float" office:value="0.0721716195684838" calcext:value-type="float">
            <text:p>0.072171619568484</text:p>
          </table:table-cell>
          <table:table-cell table:formula="of:=[.J857]*[.J857]" office:value-type="float" office:value="0.00520874267113796" calcext:value-type="float">
            <text:p>0.005208742671138</text:p>
          </table:table-cell>
        </table:table-row>
        <table:table-row table:style-name="ro1">
          <table:table-cell table:style-name="ce1" office:value-type="string" calcext:value-type="string">
            <text:p>12/14/2017</text:p>
          </table:table-cell>
          <table:table-cell office:value-type="float" office:value="1513209600" calcext:value-type="float">
            <text:p>1513209600</text:p>
          </table:table-cell>
          <table:table-cell office:value-type="float" office:value="41791954659" calcext:value-type="float">
            <text:p>41791954659</text:p>
          </table:table-cell>
          <table:table-cell table:formula="of:=[.C858]/10^9" office:value-type="float" office:value="41.791954659" calcext:value-type="float">
            <text:p>41.791954659</text:p>
          </table:table-cell>
          <table:table-cell office:value-type="float" office:value="693.58" calcext:value-type="float">
            <text:p>693.58</text:p>
          </table:table-cell>
          <table:table-cell table:formula="of:=[.E858]*[.D858]" office:value-type="float" office:value="28986.0639123892" calcext:value-type="float">
            <text:p>28986.0639123892</text:p>
          </table:table-cell>
          <table:table-cell table:formula="of:=([.E858]-[.E857])/([.E857]+0.0000000000001)" office:value-type="float" office:value="-0.00788167474860174" calcext:value-type="float">
            <text:p>-0.007881674748602</text:p>
          </table:table-cell>
          <table:table-cell table:formula="of:=ABS([.G858])" office:value-type="float" office:value="0.00788167474860174" calcext:value-type="float">
            <text:p>0.007881674748602</text:p>
          </table:table-cell>
          <table:table-cell table:formula="of:=[.G858]*[.G858]" office:value-type="float" office:value="0.0000621207968427463" calcext:value-type="float">
            <text:p>6.21207968427463E-05</text:p>
          </table:table-cell>
          <table:table-cell table:formula="of:=([.F858]-[.F857])/([.F857]+0.0000000000001)" office:value-type="float" office:value="0.0732837287100019" calcext:value-type="float">
            <text:p>0.073283728710002</text:p>
          </table:table-cell>
          <table:table-cell table:formula="of:=ABS([.J858])" office:value-type="float" office:value="0.0732837287100019" calcext:value-type="float">
            <text:p>0.073283728710002</text:p>
          </table:table-cell>
          <table:table-cell table:formula="of:=[.J858]*[.J858]" office:value-type="float" office:value="0.00537050489364115" calcext:value-type="float">
            <text:p>0.005370504893641</text:p>
          </table:table-cell>
        </table:table-row>
        <table:table-row table:style-name="ro1">
          <table:table-cell table:style-name="ce1" office:value-type="string" calcext:value-type="string">
            <text:p>12/15/2017</text:p>
          </table:table-cell>
          <table:table-cell office:value-type="float" office:value="1513296000" calcext:value-type="float">
            <text:p>1513296000</text:p>
          </table:table-cell>
          <table:table-cell office:value-type="float" office:value="35432934113" calcext:value-type="float">
            <text:p>35432934113</text:p>
          </table:table-cell>
          <table:table-cell table:formula="of:=[.C859]/10^9" office:value-type="float" office:value="35.432934113" calcext:value-type="float">
            <text:p>35.432934113</text:p>
          </table:table-cell>
          <table:table-cell office:value-type="float" office:value="684.27" calcext:value-type="float">
            <text:p>684.27</text:p>
          </table:table-cell>
          <table:table-cell table:formula="of:=[.E859]*[.D859]" office:value-type="float" office:value="24245.6938255025" calcext:value-type="float">
            <text:p>24245.6938255025</text:p>
          </table:table-cell>
          <table:table-cell table:formula="of:=([.E859]-[.E858])/([.E858]+0.0000000000001)" office:value-type="float" office:value="-0.0134231090861906" calcext:value-type="float">
            <text:p>-0.013423109086191</text:p>
          </table:table-cell>
          <table:table-cell table:formula="of:=ABS([.G859])" office:value-type="float" office:value="0.0134231090861906" calcext:value-type="float">
            <text:p>0.013423109086191</text:p>
          </table:table-cell>
          <table:table-cell table:formula="of:=[.G859]*[.G859]" office:value-type="float" office:value="0.000180179857539772" calcext:value-type="float">
            <text:p>0.00018017985754</text:p>
          </table:table-cell>
          <table:table-cell table:formula="of:=([.F859]-[.F858])/([.F858]+0.0000000000001)" office:value-type="float" office:value="-0.163539627222742" calcext:value-type="float">
            <text:p>-0.163539627222742</text:p>
          </table:table-cell>
          <table:table-cell table:formula="of:=ABS([.J859])" office:value-type="float" office:value="0.163539627222742" calcext:value-type="float">
            <text:p>0.163539627222742</text:p>
          </table:table-cell>
          <table:table-cell table:formula="of:=[.J859]*[.J859]" office:value-type="float" office:value="0.0267452096721535" calcext:value-type="float">
            <text:p>0.026745209672154</text:p>
          </table:table-cell>
        </table:table-row>
        <table:table-row table:style-name="ro1">
          <table:table-cell table:style-name="ce1" office:value-type="string" calcext:value-type="string">
            <text:p>12/16/2017</text:p>
          </table:table-cell>
          <table:table-cell office:value-type="float" office:value="1513382400" calcext:value-type="float">
            <text:p>1513382400</text:p>
          </table:table-cell>
          <table:table-cell office:value-type="float" office:value="35296363949" calcext:value-type="float">
            <text:p>35296363949</text:p>
          </table:table-cell>
          <table:table-cell table:formula="of:=[.C860]/10^9" office:value-type="float" office:value="35.296363949" calcext:value-type="float">
            <text:p>35.296363949</text:p>
          </table:table-cell>
          <table:table-cell office:value-type="float" office:value="692.83" calcext:value-type="float">
            <text:p>692.83</text:p>
          </table:table-cell>
          <table:table-cell table:formula="of:=[.E860]*[.D860]" office:value-type="float" office:value="24454.3798347857" calcext:value-type="float">
            <text:p>24454.3798347857</text:p>
          </table:table-cell>
          <table:table-cell table:formula="of:=([.E860]-[.E859])/([.E859]+0.0000000000001)" office:value-type="float" office:value="0.0125096818507315" calcext:value-type="float">
            <text:p>0.012509681850732</text:p>
          </table:table-cell>
          <table:table-cell table:formula="of:=ABS([.G860])" office:value-type="float" office:value="0.0125096818507315" calcext:value-type="float">
            <text:p>0.012509681850732</text:p>
          </table:table-cell>
          <table:table-cell table:formula="of:=[.G860]*[.G860]" office:value-type="float" office:value="0.000156492140006522" calcext:value-type="float">
            <text:p>0.000156492140007</text:p>
          </table:table-cell>
          <table:table-cell table:formula="of:=([.F860]-[.F859])/([.F859]+0.0000000000001)" office:value-type="float" office:value="0.00860713703575944" calcext:value-type="float">
            <text:p>0.008607137035759</text:p>
          </table:table-cell>
          <table:table-cell table:formula="of:=ABS([.J860])" office:value-type="float" office:value="0.00860713703575944" calcext:value-type="float">
            <text:p>0.008607137035759</text:p>
          </table:table-cell>
          <table:table-cell table:formula="of:=[.J860]*[.J860]" office:value-type="float" office:value="0.0000740828079523418" calcext:value-type="float">
            <text:p>7.40828079523418E-05</text:p>
          </table:table-cell>
        </table:table-row>
        <table:table-row table:style-name="ro1">
          <table:table-cell table:style-name="ce1" office:value-type="string" calcext:value-type="string">
            <text:p>12/17/2017</text:p>
          </table:table-cell>
          <table:table-cell office:value-type="float" office:value="1513468800" calcext:value-type="float">
            <text:p>1513468800</text:p>
          </table:table-cell>
          <table:table-cell office:value-type="float" office:value="29121338315" calcext:value-type="float">
            <text:p>29121338315</text:p>
          </table:table-cell>
          <table:table-cell table:formula="of:=[.C861]/10^9" office:value-type="float" office:value="29.121338315" calcext:value-type="float">
            <text:p>29.121338315</text:p>
          </table:table-cell>
          <table:table-cell office:value-type="float" office:value="717.71" calcext:value-type="float">
            <text:p>717.71</text:p>
          </table:table-cell>
          <table:table-cell table:formula="of:=[.E861]*[.D861]" office:value-type="float" office:value="20900.6757220587" calcext:value-type="float">
            <text:p>20900.6757220587</text:p>
          </table:table-cell>
          <table:table-cell table:formula="of:=([.E861]-[.E860])/([.E860]+0.0000000000001)" office:value-type="float" office:value="0.035910685160862" calcext:value-type="float">
            <text:p>0.035910685160862</text:p>
          </table:table-cell>
          <table:table-cell table:formula="of:=ABS([.G861])" office:value-type="float" office:value="0.035910685160862" calcext:value-type="float">
            <text:p>0.035910685160862</text:p>
          </table:table-cell>
          <table:table-cell table:formula="of:=[.G861]*[.G861]" office:value-type="float" office:value="0.00128957730872255" calcext:value-type="float">
            <text:p>0.001289577308723</text:p>
          </table:table-cell>
          <table:table-cell table:formula="of:=([.F861]-[.F860])/([.F860]+0.0000000000001)" office:value-type="float" office:value="-0.145319739724987" calcext:value-type="float">
            <text:p>-0.145319739724987</text:p>
          </table:table-cell>
          <table:table-cell table:formula="of:=ABS([.J861])" office:value-type="float" office:value="0.145319739724987" calcext:value-type="float">
            <text:p>0.145319739724987</text:p>
          </table:table-cell>
          <table:table-cell table:formula="of:=[.J861]*[.J861]" office:value-type="float" office:value="0.021117826753738" calcext:value-type="float">
            <text:p>0.021117826753738</text:p>
          </table:table-cell>
        </table:table-row>
        <table:table-row table:style-name="ro1">
          <table:table-cell table:style-name="ce1" office:value-type="string" calcext:value-type="string">
            <text:p>12/18/2017</text:p>
          </table:table-cell>
          <table:table-cell office:value-type="float" office:value="1513555200" calcext:value-type="float">
            <text:p>1513555200</text:p>
          </table:table-cell>
          <table:table-cell office:value-type="float" office:value="27442929390" calcext:value-type="float">
            <text:p>27442929390</text:p>
          </table:table-cell>
          <table:table-cell table:formula="of:=[.C862]/10^9" office:value-type="float" office:value="27.44292939" calcext:value-type="float">
            <text:p>27.44292939</text:p>
          </table:table-cell>
          <table:table-cell office:value-type="float" office:value="785.99" calcext:value-type="float">
            <text:p>785.99</text:p>
          </table:table-cell>
          <table:table-cell table:formula="of:=[.E862]*[.D862]" office:value-type="float" office:value="21569.8680712461" calcext:value-type="float">
            <text:p>21569.8680712461</text:p>
          </table:table-cell>
          <table:table-cell table:formula="of:=([.E862]-[.E861])/([.E861]+0.0000000000001)" office:value-type="float" office:value="0.095135918407156" calcext:value-type="float">
            <text:p>0.095135918407156</text:p>
          </table:table-cell>
          <table:table-cell table:formula="of:=ABS([.G862])" office:value-type="float" office:value="0.095135918407156" calcext:value-type="float">
            <text:p>0.095135918407156</text:p>
          </table:table-cell>
          <table:table-cell table:formula="of:=[.G862]*[.G862]" office:value-type="float" office:value="0.00905084297117305" calcext:value-type="float">
            <text:p>0.009050842971173</text:p>
          </table:table-cell>
          <table:table-cell table:formula="of:=([.F862]-[.F861])/([.F861]+0.0000000000001)" office:value-type="float" office:value="0.0320177375165521" calcext:value-type="float">
            <text:p>0.032017737516552</text:p>
          </table:table-cell>
          <table:table-cell table:formula="of:=ABS([.J862])" office:value-type="float" office:value="0.0320177375165521" calcext:value-type="float">
            <text:p>0.032017737516552</text:p>
          </table:table-cell>
          <table:table-cell table:formula="of:=[.J862]*[.J862]" office:value-type="float" office:value="0.00102513551567883" calcext:value-type="float">
            <text:p>0.001025135515679</text:p>
          </table:table-cell>
        </table:table-row>
        <table:table-row table:style-name="ro1">
          <table:table-cell table:style-name="ce1" office:value-type="string" calcext:value-type="string">
            <text:p>12/19/2017</text:p>
          </table:table-cell>
          <table:table-cell office:value-type="float" office:value="1513641600" calcext:value-type="float">
            <text:p>1513641600</text:p>
          </table:table-cell>
          <table:table-cell office:value-type="float" office:value="34330952644" calcext:value-type="float">
            <text:p>34330952644</text:p>
          </table:table-cell>
          <table:table-cell table:formula="of:=[.C863]/10^9" office:value-type="float" office:value="34.330952644" calcext:value-type="float">
            <text:p>34.330952644</text:p>
          </table:table-cell>
          <table:table-cell office:value-type="float" office:value="812.5" calcext:value-type="float">
            <text:p>812.5</text:p>
          </table:table-cell>
          <table:table-cell table:formula="of:=[.E863]*[.D863]" office:value-type="float" office:value="27893.89902325" calcext:value-type="float">
            <text:p>27893.89902325</text:p>
          </table:table-cell>
          <table:table-cell table:formula="of:=([.E863]-[.E862])/([.E862]+0.0000000000001)" office:value-type="float" office:value="0.0337281644804641" calcext:value-type="float">
            <text:p>0.033728164480464</text:p>
          </table:table-cell>
          <table:table-cell table:formula="of:=ABS([.G863])" office:value-type="float" office:value="0.0337281644804641" calcext:value-type="float">
            <text:p>0.033728164480464</text:p>
          </table:table-cell>
          <table:table-cell table:formula="of:=[.G863]*[.G863]" office:value-type="float" office:value="0.00113758907922124" calcext:value-type="float">
            <text:p>0.001137589079221</text:p>
          </table:table-cell>
          <table:table-cell table:formula="of:=([.F863]-[.F862])/([.F862]+0.0000000000001)" office:value-type="float" office:value="0.293188207323076" calcext:value-type="float">
            <text:p>0.293188207323076</text:p>
          </table:table-cell>
          <table:table-cell table:formula="of:=ABS([.J863])" office:value-type="float" office:value="0.293188207323076" calcext:value-type="float">
            <text:p>0.293188207323076</text:p>
          </table:table-cell>
          <table:table-cell table:formula="of:=[.J863]*[.J863]" office:value-type="float" office:value="0.085959324913319" calcext:value-type="float">
            <text:p>0.085959324913319</text:p>
          </table:table-cell>
        </table:table-row>
        <table:table-row table:style-name="ro1">
          <table:table-cell table:style-name="ce1" office:value-type="string" calcext:value-type="string">
            <text:p>12/20/2017</text:p>
          </table:table-cell>
          <table:table-cell office:value-type="float" office:value="1513728000" calcext:value-type="float">
            <text:p>1513728000</text:p>
          </table:table-cell>
          <table:table-cell office:value-type="float" office:value="41559360197" calcext:value-type="float">
            <text:p>41559360197</text:p>
          </table:table-cell>
          <table:table-cell table:formula="of:=[.C864]/10^9" office:value-type="float" office:value="41.559360197" calcext:value-type="float">
            <text:p>41.559360197</text:p>
          </table:table-cell>
          <table:table-cell office:value-type="float" office:value="799.17" calcext:value-type="float">
            <text:p>799.17</text:p>
          </table:table-cell>
          <table:table-cell table:formula="of:=[.E864]*[.D864]" office:value-type="float" office:value="33212.9938886365" calcext:value-type="float">
            <text:p>33212.9938886365</text:p>
          </table:table-cell>
          <table:table-cell table:formula="of:=([.E864]-[.E863])/([.E863]+0.0000000000001)" office:value-type="float" office:value="-0.0164061538461539" calcext:value-type="float">
            <text:p>-0.016406153846154</text:p>
          </table:table-cell>
          <table:table-cell table:formula="of:=ABS([.G864])" office:value-type="float" office:value="0.0164061538461539" calcext:value-type="float">
            <text:p>0.016406153846154</text:p>
          </table:table-cell>
          <table:table-cell table:formula="of:=[.G864]*[.G864]" office:value-type="float" office:value="0.00026916188402367" calcext:value-type="float">
            <text:p>0.000269161884024</text:p>
          </table:table-cell>
          <table:table-cell table:formula="of:=([.F864]-[.F863])/([.F863]+0.0000000000001)" office:value-type="float" office:value="0.190690260295018" calcext:value-type="float">
            <text:p>0.190690260295018</text:p>
          </table:table-cell>
          <table:table-cell table:formula="of:=ABS([.J864])" office:value-type="float" office:value="0.190690260295018" calcext:value-type="float">
            <text:p>0.190690260295018</text:p>
          </table:table-cell>
          <table:table-cell table:formula="of:=[.J864]*[.J864]" office:value-type="float" office:value="0.0363627753713816" calcext:value-type="float">
            <text:p>0.036362775371382</text:p>
          </table:table-cell>
        </table:table-row>
        <table:table-row table:style-name="ro1">
          <table:table-cell table:style-name="ce1" office:value-type="string" calcext:value-type="string">
            <text:p>12/21/2017</text:p>
          </table:table-cell>
          <table:table-cell office:value-type="float" office:value="1513814400" calcext:value-type="float">
            <text:p>1513814400</text:p>
          </table:table-cell>
          <table:table-cell office:value-type="float" office:value="41640835518" calcext:value-type="float">
            <text:p>41640835518</text:p>
          </table:table-cell>
          <table:table-cell table:formula="of:=[.C865]/10^9" office:value-type="float" office:value="41.640835518" calcext:value-type="float">
            <text:p>41.640835518</text:p>
          </table:table-cell>
          <table:table-cell office:value-type="float" office:value="789.39" calcext:value-type="float">
            <text:p>789.39</text:p>
          </table:table-cell>
          <table:table-cell table:formula="of:=[.E865]*[.D865]" office:value-type="float" office:value="32870.859149554" calcext:value-type="float">
            <text:p>32870.859149554</text:p>
          </table:table-cell>
          <table:table-cell table:formula="of:=([.E865]-[.E864])/([.E864]+0.0000000000001)" office:value-type="float" office:value="-0.0122376966102331" calcext:value-type="float">
            <text:p>-0.012237696610233</text:p>
          </table:table-cell>
          <table:table-cell table:formula="of:=ABS([.G865])" office:value-type="float" office:value="0.0122376966102331" calcext:value-type="float">
            <text:p>0.012237696610233</text:p>
          </table:table-cell>
          <table:table-cell table:formula="of:=[.G865]*[.G865]" office:value-type="float" office:value="0.00014976121832411" calcext:value-type="float">
            <text:p>0.000149761218324</text:p>
          </table:table-cell>
          <table:table-cell table:formula="of:=([.F865]-[.F864])/([.F864]+0.0000000000001)" office:value-type="float" office:value="-0.0103012315068506" calcext:value-type="float">
            <text:p>-0.010301231506851</text:p>
          </table:table-cell>
          <table:table-cell table:formula="of:=ABS([.J865])" office:value-type="float" office:value="0.0103012315068506" calcext:value-type="float">
            <text:p>0.010301231506851</text:p>
          </table:table-cell>
          <table:table-cell table:formula="of:=[.J865]*[.J865]" office:value-type="float" office:value="0.000106115370557732" calcext:value-type="float">
            <text:p>0.000106115370558</text:p>
          </table:table-cell>
        </table:table-row>
        <table:table-row table:style-name="ro1">
          <table:table-cell table:style-name="ce1" office:value-type="string" calcext:value-type="string">
            <text:p>12/22/2017</text:p>
          </table:table-cell>
          <table:table-cell office:value-type="float" office:value="1513900800" calcext:value-type="float">
            <text:p>1513900800</text:p>
          </table:table-cell>
          <table:table-cell office:value-type="float" office:value="40786863196" calcext:value-type="float">
            <text:p>40786863196</text:p>
          </table:table-cell>
          <table:table-cell table:formula="of:=[.C866]/10^9" office:value-type="float" office:value="40.786863196" calcext:value-type="float">
            <text:p>40.786863196</text:p>
          </table:table-cell>
          <table:table-cell office:value-type="float" office:value="657.83" calcext:value-type="float">
            <text:p>657.83</text:p>
          </table:table-cell>
          <table:table-cell table:formula="of:=[.E866]*[.D866]" office:value-type="float" office:value="26830.8222162247" calcext:value-type="float">
            <text:p>26830.8222162247</text:p>
          </table:table-cell>
          <table:table-cell table:formula="of:=([.E866]-[.E865])/([.E865]+0.0000000000001)" office:value-type="float" office:value="-0.166660332661929" calcext:value-type="float">
            <text:p>-0.166660332661929</text:p>
          </table:table-cell>
          <table:table-cell table:formula="of:=ABS([.G866])" office:value-type="float" office:value="0.166660332661929" calcext:value-type="float">
            <text:p>0.166660332661929</text:p>
          </table:table-cell>
          <table:table-cell table:formula="of:=[.G866]*[.G866]" office:value-type="float" office:value="0.0277756664829847" calcext:value-type="float">
            <text:p>0.027775666482985</text:p>
          </table:table-cell>
          <table:table-cell table:formula="of:=([.F866]-[.F865])/([.F865]+0.0000000000001)" office:value-type="float" office:value="-0.183750503929597" calcext:value-type="float">
            <text:p>-0.183750503929597</text:p>
          </table:table-cell>
          <table:table-cell table:formula="of:=ABS([.J866])" office:value-type="float" office:value="0.183750503929597" calcext:value-type="float">
            <text:p>0.183750503929597</text:p>
          </table:table-cell>
          <table:table-cell table:formula="of:=[.J866]*[.J866]" office:value-type="float" office:value="0.0337642476943807" calcext:value-type="float">
            <text:p>0.033764247694381</text:p>
          </table:table-cell>
        </table:table-row>
        <table:table-row table:style-name="ro1">
          <table:table-cell table:style-name="ce1" office:value-type="string" calcext:value-type="string">
            <text:p>12/23/2017</text:p>
          </table:table-cell>
          <table:table-cell office:value-type="float" office:value="1513987200" calcext:value-type="float">
            <text:p>1513987200</text:p>
          </table:table-cell>
          <table:table-cell office:value-type="float" office:value="33285710975" calcext:value-type="float">
            <text:p>33285710975</text:p>
          </table:table-cell>
          <table:table-cell table:formula="of:=[.C867]/10^9" office:value-type="float" office:value="33.285710975" calcext:value-type="float">
            <text:p>33.285710975</text:p>
          </table:table-cell>
          <table:table-cell office:value-type="float" office:value="700.44" calcext:value-type="float">
            <text:p>700.44</text:p>
          </table:table-cell>
          <table:table-cell table:formula="of:=[.E867]*[.D867]" office:value-type="float" office:value="23314.643395329" calcext:value-type="float">
            <text:p>23314.643395329</text:p>
          </table:table-cell>
          <table:table-cell table:formula="of:=([.E867]-[.E866])/([.E866]+0.0000000000001)" office:value-type="float" office:value="0.064773573719654" calcext:value-type="float">
            <text:p>0.064773573719654</text:p>
          </table:table-cell>
          <table:table-cell table:formula="of:=ABS([.G867])" office:value-type="float" office:value="0.064773573719654" calcext:value-type="float">
            <text:p>0.064773573719654</text:p>
          </table:table-cell>
          <table:table-cell table:formula="of:=[.G867]*[.G867]" office:value-type="float" office:value="0.00419561585241545" calcext:value-type="float">
            <text:p>0.004195615852415</text:p>
          </table:table-cell>
          <table:table-cell table:formula="of:=([.F867]-[.F866])/([.F866]+0.0000000000001)" office:value-type="float" office:value="-0.131049983953508" calcext:value-type="float">
            <text:p>-0.131049983953508</text:p>
          </table:table-cell>
          <table:table-cell table:formula="of:=ABS([.J867])" office:value-type="float" office:value="0.131049983953508" calcext:value-type="float">
            <text:p>0.131049983953508</text:p>
          </table:table-cell>
          <table:table-cell table:formula="of:=[.J867]*[.J867]" office:value-type="float" office:value="0.0171740982942148" calcext:value-type="float">
            <text:p>0.017174098294215</text:p>
          </table:table-cell>
        </table:table-row>
        <table:table-row table:style-name="ro1">
          <table:table-cell table:style-name="ce1" office:value-type="string" calcext:value-type="string">
            <text:p>12/24/2017</text:p>
          </table:table-cell>
          <table:table-cell office:value-type="float" office:value="1514073600" calcext:value-type="float">
            <text:p>1514073600</text:p>
          </table:table-cell>
          <table:table-cell office:value-type="float" office:value="30228420219" calcext:value-type="float">
            <text:p>30228420219</text:p>
          </table:table-cell>
          <table:table-cell table:formula="of:=[.C868]/10^9" office:value-type="float" office:value="30.228420219" calcext:value-type="float">
            <text:p>30.228420219</text:p>
          </table:table-cell>
          <table:table-cell office:value-type="float" office:value="675.91" calcext:value-type="float">
            <text:p>675.91</text:p>
          </table:table-cell>
          <table:table-cell table:formula="of:=[.E868]*[.D868]" office:value-type="float" office:value="20431.6915102243" calcext:value-type="float">
            <text:p>20431.6915102243</text:p>
          </table:table-cell>
          <table:table-cell table:formula="of:=([.E868]-[.E867])/([.E867]+0.0000000000001)" office:value-type="float" office:value="-0.0350208440408887" calcext:value-type="float">
            <text:p>-0.035020844040889</text:p>
          </table:table-cell>
          <table:table-cell table:formula="of:=ABS([.G868])" office:value-type="float" office:value="0.0350208440408887" calcext:value-type="float">
            <text:p>0.035020844040889</text:p>
          </table:table-cell>
          <table:table-cell table:formula="of:=[.G868]*[.G868]" office:value-type="float" office:value="0.00122645951733625" calcext:value-type="float">
            <text:p>0.001226459517336</text:p>
          </table:table-cell>
          <table:table-cell table:formula="of:=([.F868]-[.F867])/([.F867]+0.0000000000001)" office:value-type="float" office:value="-0.12365412741772" calcext:value-type="float">
            <text:p>-0.12365412741772</text:p>
          </table:table-cell>
          <table:table-cell table:formula="of:=ABS([.J868])" office:value-type="float" office:value="0.12365412741772" calcext:value-type="float">
            <text:p>0.12365412741772</text:p>
          </table:table-cell>
          <table:table-cell table:formula="of:=[.J868]*[.J868]" office:value-type="float" office:value="0.0152903432274377" calcext:value-type="float">
            <text:p>0.015290343227438</text:p>
          </table:table-cell>
        </table:table-row>
        <table:table-row table:style-name="ro1">
          <table:table-cell table:style-name="ce1" office:value-type="string" calcext:value-type="string">
            <text:p>12/25/2017</text:p>
          </table:table-cell>
          <table:table-cell office:value-type="float" office:value="1514160000" calcext:value-type="float">
            <text:p>1514160000</text:p>
          </table:table-cell>
          <table:table-cell office:value-type="float" office:value="26111076108" calcext:value-type="float">
            <text:p>26111076108</text:p>
          </table:table-cell>
          <table:table-cell table:formula="of:=[.C869]/10^9" office:value-type="float" office:value="26.111076108" calcext:value-type="float">
            <text:p>26.111076108</text:p>
          </table:table-cell>
          <table:table-cell office:value-type="float" office:value="723.14" calcext:value-type="float">
            <text:p>723.14</text:p>
          </table:table-cell>
          <table:table-cell table:formula="of:=[.E869]*[.D869]" office:value-type="float" office:value="18881.9635767391" calcext:value-type="float">
            <text:p>18881.9635767391</text:p>
          </table:table-cell>
          <table:table-cell table:formula="of:=([.E869]-[.E868])/([.E868]+0.0000000000001)" office:value-type="float" office:value="0.0698761669453034" calcext:value-type="float">
            <text:p>0.069876166945303</text:p>
          </table:table-cell>
          <table:table-cell table:formula="of:=ABS([.G869])" office:value-type="float" office:value="0.0698761669453034" calcext:value-type="float">
            <text:p>0.069876166945303</text:p>
          </table:table-cell>
          <table:table-cell table:formula="of:=[.G869]*[.G869]" office:value-type="float" office:value="0.00488267870696791" calcext:value-type="float">
            <text:p>0.004882678706968</text:p>
          </table:table-cell>
          <table:table-cell table:formula="of:=([.F869]-[.F868])/([.F868]+0.0000000000001)" office:value-type="float" office:value="-0.0758492233846456" calcext:value-type="float">
            <text:p>-0.075849223384646</text:p>
          </table:table-cell>
          <table:table-cell table:formula="of:=ABS([.J869])" office:value-type="float" office:value="0.0758492233846456" calcext:value-type="float">
            <text:p>0.075849223384646</text:p>
          </table:table-cell>
          <table:table-cell table:formula="of:=[.J869]*[.J869]" office:value-type="float" office:value="0.00575310468805388" calcext:value-type="float">
            <text:p>0.005753104688054</text:p>
          </table:table-cell>
        </table:table-row>
        <table:table-row table:style-name="ro1">
          <table:table-cell table:style-name="ce1" office:value-type="string" calcext:value-type="string">
            <text:p>12/26/2017</text:p>
          </table:table-cell>
          <table:table-cell office:value-type="float" office:value="1514246400" calcext:value-type="float">
            <text:p>1514246400</text:p>
          </table:table-cell>
          <table:table-cell office:value-type="float" office:value="25927218047" calcext:value-type="float">
            <text:p>25927218047</text:p>
          </table:table-cell>
          <table:table-cell table:formula="of:=[.C870]/10^9" office:value-type="float" office:value="25.927218047" calcext:value-type="float">
            <text:p>25.927218047</text:p>
          </table:table-cell>
          <table:table-cell office:value-type="float" office:value="753.4" calcext:value-type="float">
            <text:p>753.4</text:p>
          </table:table-cell>
          <table:table-cell table:formula="of:=[.E870]*[.D870]" office:value-type="float" office:value="19533.5660766098" calcext:value-type="float">
            <text:p>19533.5660766098</text:p>
          </table:table-cell>
          <table:table-cell table:formula="of:=([.E870]-[.E869])/([.E869]+0.0000000000001)" office:value-type="float" office:value="0.0418452858367674" calcext:value-type="float">
            <text:p>0.041845285836768</text:p>
          </table:table-cell>
          <table:table-cell table:formula="of:=ABS([.G870])" office:value-type="float" office:value="0.0418452858367674" calcext:value-type="float">
            <text:p>0.041845285836768</text:p>
          </table:table-cell>
          <table:table-cell table:formula="of:=[.G870]*[.G870]" office:value-type="float" office:value="0.00175102794676077" calcext:value-type="float">
            <text:p>0.001751027946761</text:p>
          </table:table-cell>
          <table:table-cell table:formula="of:=([.F870]-[.F869])/([.F869]+0.0000000000001)" office:value-type="float" office:value="0.0345092552065611" calcext:value-type="float">
            <text:p>0.034509255206561</text:p>
          </table:table-cell>
          <table:table-cell table:formula="of:=ABS([.J870])" office:value-type="float" office:value="0.0345092552065611" calcext:value-type="float">
            <text:p>0.034509255206561</text:p>
          </table:table-cell>
          <table:table-cell table:formula="of:=[.J870]*[.J870]" office:value-type="float" office:value="0.00119088869491156" calcext:value-type="float">
            <text:p>0.001190888694912</text:p>
          </table:table-cell>
        </table:table-row>
        <table:table-row table:style-name="ro1">
          <table:table-cell table:style-name="ce1" office:value-type="string" calcext:value-type="string">
            <text:p>12/27/2017</text:p>
          </table:table-cell>
          <table:table-cell office:value-type="float" office:value="1514332800" calcext:value-type="float">
            <text:p>1514332800</text:p>
          </table:table-cell>
          <table:table-cell office:value-type="float" office:value="25108575762" calcext:value-type="float">
            <text:p>25108575762</text:p>
          </table:table-cell>
          <table:table-cell table:formula="of:=[.C871]/10^9" office:value-type="float" office:value="25.108575762" calcext:value-type="float">
            <text:p>25.108575762</text:p>
          </table:table-cell>
          <table:table-cell office:value-type="float" office:value="739.94" calcext:value-type="float">
            <text:p>739.94</text:p>
          </table:table-cell>
          <table:table-cell table:formula="of:=[.E871]*[.D871]" office:value-type="float" office:value="18578.8395493343" calcext:value-type="float">
            <text:p>18578.8395493343</text:p>
          </table:table-cell>
          <table:table-cell table:formula="of:=([.E871]-[.E870])/([.E870]+0.0000000000001)" office:value-type="float" office:value="-0.0178656756039288" calcext:value-type="float">
            <text:p>-0.017865675603929</text:p>
          </table:table-cell>
          <table:table-cell table:formula="of:=ABS([.G871])" office:value-type="float" office:value="0.0178656756039288" calcext:value-type="float">
            <text:p>0.017865675603929</text:p>
          </table:table-cell>
          <table:table-cell table:formula="of:=[.G871]*[.G871]" office:value-type="float" office:value="0.000319182364784815" calcext:value-type="float">
            <text:p>0.000319182364785</text:p>
          </table:table-cell>
          <table:table-cell table:formula="of:=([.F871]-[.F870])/([.F870]+0.0000000000001)" office:value-type="float" office:value="-0.0488762023038252" calcext:value-type="float">
            <text:p>-0.048876202303825</text:p>
          </table:table-cell>
          <table:table-cell table:formula="of:=ABS([.J871])" office:value-type="float" office:value="0.0488762023038252" calcext:value-type="float">
            <text:p>0.048876202303825</text:p>
          </table:table-cell>
          <table:table-cell table:formula="of:=[.J871]*[.J871]" office:value-type="float" office:value="0.00238888315164445" calcext:value-type="float">
            <text:p>0.002388883151644</text:p>
          </table:table-cell>
        </table:table-row>
        <table:table-row table:style-name="ro1">
          <table:table-cell table:style-name="ce1" office:value-type="string" calcext:value-type="string">
            <text:p>12/28/2017</text:p>
          </table:table-cell>
          <table:table-cell office:value-type="float" office:value="1514419200" calcext:value-type="float">
            <text:p>1514419200</text:p>
          </table:table-cell>
          <table:table-cell office:value-type="float" office:value="24132948080" calcext:value-type="float">
            <text:p>24132948080</text:p>
          </table:table-cell>
          <table:table-cell table:formula="of:=[.C872]/10^9" office:value-type="float" office:value="24.13294808" calcext:value-type="float">
            <text:p>24.13294808</text:p>
          </table:table-cell>
          <table:table-cell office:value-type="float" office:value="716.69" calcext:value-type="float">
            <text:p>716.69</text:p>
          </table:table-cell>
          <table:table-cell table:formula="of:=[.E872]*[.D872]" office:value-type="float" office:value="17295.8425594552" calcext:value-type="float">
            <text:p>17295.8425594552</text:p>
          </table:table-cell>
          <table:table-cell table:formula="of:=([.E872]-[.E871])/([.E871]+0.0000000000001)" office:value-type="float" office:value="-0.0314214666054004" calcext:value-type="float">
            <text:p>-0.031421466605401</text:p>
          </table:table-cell>
          <table:table-cell table:formula="of:=ABS([.G872])" office:value-type="float" office:value="0.0314214666054004" calcext:value-type="float">
            <text:p>0.031421466605401</text:p>
          </table:table-cell>
          <table:table-cell table:formula="of:=[.G872]*[.G872]" office:value-type="float" office:value="0.000987308563634295" calcext:value-type="float">
            <text:p>0.000987308563634</text:p>
          </table:table-cell>
          <table:table-cell table:formula="of:=([.F872]-[.F871])/([.F871]+0.0000000000001)" office:value-type="float" office:value="-0.0690568959634003" calcext:value-type="float">
            <text:p>-0.0690568959634</text:p>
          </table:table-cell>
          <table:table-cell table:formula="of:=ABS([.J872])" office:value-type="float" office:value="0.0690568959634003" calcext:value-type="float">
            <text:p>0.0690568959634</text:p>
          </table:table-cell>
          <table:table-cell table:formula="of:=[.J872]*[.J872]" office:value-type="float" office:value="0.00476885488009989" calcext:value-type="float">
            <text:p>0.0047688548801</text:p>
          </table:table-cell>
        </table:table-row>
        <table:table-row table:style-name="ro1">
          <table:table-cell table:style-name="ce1" office:value-type="string" calcext:value-type="string">
            <text:p>12/29/2017</text:p>
          </table:table-cell>
          <table:table-cell office:value-type="float" office:value="1514505600" calcext:value-type="float">
            <text:p>1514505600</text:p>
          </table:table-cell>
          <table:table-cell office:value-type="float" office:value="25027593719" calcext:value-type="float">
            <text:p>25027593719</text:p>
          </table:table-cell>
          <table:table-cell table:formula="of:=[.C873]/10^9" office:value-type="float" office:value="25.027593719" calcext:value-type="float">
            <text:p>25.027593719</text:p>
          </table:table-cell>
          <table:table-cell office:value-type="float" office:value="739.6" calcext:value-type="float">
            <text:p>739.6</text:p>
          </table:table-cell>
          <table:table-cell table:formula="of:=[.E873]*[.D873]" office:value-type="float" office:value="18510.4083145724" calcext:value-type="float">
            <text:p>18510.4083145724</text:p>
          </table:table-cell>
          <table:table-cell table:formula="of:=([.E873]-[.E872])/([.E872]+0.0000000000001)" office:value-type="float" office:value="0.0319664010939178" calcext:value-type="float">
            <text:p>0.031966401093918</text:p>
          </table:table-cell>
          <table:table-cell table:formula="of:=ABS([.G873])" office:value-type="float" office:value="0.0319664010939178" calcext:value-type="float">
            <text:p>0.031966401093918</text:p>
          </table:table-cell>
          <table:table-cell table:formula="of:=[.G873]*[.G873]" office:value-type="float" office:value="0.00102185079889723" calcext:value-type="float">
            <text:p>0.001021850798897</text:p>
          </table:table-cell>
          <table:table-cell table:formula="of:=([.F873]-[.F872])/([.F872]+0.0000000000001)" office:value-type="float" office:value="0.0702229886137133" calcext:value-type="float">
            <text:p>0.070222988613713</text:p>
          </table:table-cell>
          <table:table-cell table:formula="of:=ABS([.J873])" office:value-type="float" office:value="0.0702229886137133" calcext:value-type="float">
            <text:p>0.070222988613713</text:p>
          </table:table-cell>
          <table:table-cell table:formula="of:=[.J873]*[.J873]" office:value-type="float" office:value="0.00493126812984171" calcext:value-type="float">
            <text:p>0.004931268129842</text:p>
          </table:table-cell>
        </table:table-row>
        <table:table-row table:style-name="ro1">
          <table:table-cell table:style-name="ce1" office:value-type="string" calcext:value-type="string">
            <text:p>12/30/2017</text:p>
          </table:table-cell>
          <table:table-cell office:value-type="float" office:value="1514592000" calcext:value-type="float">
            <text:p>1514592000</text:p>
          </table:table-cell>
          <table:table-cell office:value-type="float" office:value="24163343242" calcext:value-type="float">
            <text:p>24163343242</text:p>
          </table:table-cell>
          <table:table-cell table:formula="of:=[.C874]/10^9" office:value-type="float" office:value="24.163343242" calcext:value-type="float">
            <text:p>24.163343242</text:p>
          </table:table-cell>
          <table:table-cell office:value-type="float" office:value="692.99" calcext:value-type="float">
            <text:p>692.99</text:p>
          </table:table-cell>
          <table:table-cell table:formula="of:=[.E874]*[.D874]" office:value-type="float" office:value="16744.9552332736" calcext:value-type="float">
            <text:p>16744.9552332736</text:p>
          </table:table-cell>
          <table:table-cell table:formula="of:=([.E874]-[.E873])/([.E873]+0.0000000000001)" office:value-type="float" office:value="-0.0630205516495403" calcext:value-type="float">
            <text:p>-0.06302055164954</text:p>
          </table:table-cell>
          <table:table-cell table:formula="of:=ABS([.G874])" office:value-type="float" office:value="0.0630205516495403" calcext:value-type="float">
            <text:p>0.06302055164954</text:p>
          </table:table-cell>
          <table:table-cell table:formula="of:=[.G874]*[.G874]" office:value-type="float" office:value="0.00397158993021238" calcext:value-type="float">
            <text:p>0.003971589930212</text:p>
          </table:table-cell>
          <table:table-cell table:formula="of:=([.F874]-[.F873])/([.F873]+0.0000000000001)" office:value-type="float" office:value="-0.0953762365095404" calcext:value-type="float">
            <text:p>-0.09537623650954</text:p>
          </table:table-cell>
          <table:table-cell table:formula="of:=ABS([.J874])" office:value-type="float" office:value="0.0953762365095404" calcext:value-type="float">
            <text:p>0.09537623650954</text:p>
          </table:table-cell>
          <table:table-cell table:formula="of:=[.J874]*[.J874]" office:value-type="float" office:value="0.00909662649072378" calcext:value-type="float">
            <text:p>0.009096626490724</text:p>
          </table:table-cell>
        </table:table-row>
        <table:table-row table:style-name="ro1">
          <table:table-cell table:style-name="ce1" office:value-type="string" calcext:value-type="string">
            <text:p>12/31/2017</text:p>
          </table:table-cell>
          <table:table-cell office:value-type="float" office:value="1514678400" calcext:value-type="float">
            <text:p>1514678400</text:p>
          </table:table-cell>
          <table:table-cell office:value-type="float" office:value="24709168252" calcext:value-type="float">
            <text:p>24709168252</text:p>
          </table:table-cell>
          <table:table-cell table:formula="of:=[.C875]/10^9" office:value-type="float" office:value="24.709168252" calcext:value-type="float">
            <text:p>24.709168252</text:p>
          </table:table-cell>
          <table:table-cell office:value-type="float" office:value="741.13" calcext:value-type="float">
            <text:p>741.13</text:p>
          </table:table-cell>
          <table:table-cell table:formula="of:=[.E875]*[.D875]" office:value-type="float" office:value="18312.7058666048" calcext:value-type="float">
            <text:p>18312.7058666048</text:p>
          </table:table-cell>
          <table:table-cell table:formula="of:=([.E875]-[.E874])/([.E874]+0.0000000000001)" office:value-type="float" office:value="0.0694670918772276" calcext:value-type="float">
            <text:p>0.069467091877228</text:p>
          </table:table-cell>
          <table:table-cell table:formula="of:=ABS([.G875])" office:value-type="float" office:value="0.0694670918772276" calcext:value-type="float">
            <text:p>0.069467091877228</text:p>
          </table:table-cell>
          <table:table-cell table:formula="of:=[.G875]*[.G875]" office:value-type="float" office:value="0.00482567685387919" calcext:value-type="float">
            <text:p>0.004825676853879</text:p>
          </table:table-cell>
          <table:table-cell table:formula="of:=([.F875]-[.F874])/([.F874]+0.0000000000001)" office:value-type="float" office:value="0.0936252507988754" calcext:value-type="float">
            <text:p>0.093625250798875</text:p>
          </table:table-cell>
          <table:table-cell table:formula="of:=ABS([.J875])" office:value-type="float" office:value="0.0936252507988754" calcext:value-type="float">
            <text:p>0.093625250798875</text:p>
          </table:table-cell>
          <table:table-cell table:formula="of:=[.J875]*[.J875]" office:value-type="float" office:value="0.00876568758715231" calcext:value-type="float">
            <text:p>0.008765687587152</text:p>
          </table:table-cell>
        </table:table-row>
        <table:table-row table:style-name="ro1">
          <table:table-cell table:style-name="ce1" office:value-type="string" calcext:value-type="string">
            <text:p>1/1/2018</text:p>
          </table:table-cell>
          <table:table-cell office:value-type="float" office:value="1514764800" calcext:value-type="float">
            <text:p>1514764800</text:p>
          </table:table-cell>
          <table:table-cell office:value-type="float" office:value="23306357402" calcext:value-type="float">
            <text:p>23306357402</text:p>
          </table:table-cell>
          <table:table-cell table:formula="of:=[.C876]/10^9" office:value-type="float" office:value="23.306357402" calcext:value-type="float">
            <text:p>23.306357402</text:p>
          </table:table-cell>
          <table:table-cell office:value-type="float" office:value="756.2" calcext:value-type="float">
            <text:p>756.2</text:p>
          </table:table-cell>
          <table:table-cell table:formula="of:=[.E876]*[.D876]" office:value-type="float" office:value="17624.2674673924" calcext:value-type="float">
            <text:p>17624.2674673924</text:p>
          </table:table-cell>
          <table:table-cell table:formula="of:=([.E876]-[.E875])/([.E875]+0.0000000000001)" office:value-type="float" office:value="0.020333814580438" calcext:value-type="float">
            <text:p>0.020333814580438</text:p>
          </table:table-cell>
          <table:table-cell table:formula="of:=ABS([.G876])" office:value-type="float" office:value="0.020333814580438" calcext:value-type="float">
            <text:p>0.020333814580438</text:p>
          </table:table-cell>
          <table:table-cell table:formula="of:=[.G876]*[.G876]" office:value-type="float" office:value="0.000413464015391635" calcext:value-type="float">
            <text:p>0.000413464015392</text:p>
          </table:table-cell>
          <table:table-cell table:formula="of:=([.F876]-[.F875])/([.F875]+0.0000000000001)" office:value-type="float" office:value="-0.037593483138273" calcext:value-type="float">
            <text:p>-0.037593483138273</text:p>
          </table:table-cell>
          <table:table-cell table:formula="of:=ABS([.J876])" office:value-type="float" office:value="0.037593483138273" calcext:value-type="float">
            <text:p>0.037593483138273</text:p>
          </table:table-cell>
          <table:table-cell table:formula="of:=[.J876]*[.J876]" office:value-type="float" office:value="0.00141326997446761" calcext:value-type="float">
            <text:p>0.001413269974468</text:p>
          </table:table-cell>
        </table:table-row>
        <table:table-row table:style-name="ro1">
          <table:table-cell table:style-name="ce1" office:value-type="string" calcext:value-type="string">
            <text:p>1/2/2018</text:p>
          </table:table-cell>
          <table:table-cell office:value-type="float" office:value="1514851200" calcext:value-type="float">
            <text:p>1514851200</text:p>
          </table:table-cell>
          <table:table-cell office:value-type="float" office:value="26315022737" calcext:value-type="float">
            <text:p>26315022737</text:p>
          </table:table-cell>
          <table:table-cell table:formula="of:=[.C877]/10^9" office:value-type="float" office:value="26.315022737" calcext:value-type="float">
            <text:p>26.315022737</text:p>
          </table:table-cell>
          <table:table-cell office:value-type="float" office:value="861.97" calcext:value-type="float">
            <text:p>861.97</text:p>
          </table:table-cell>
          <table:table-cell table:formula="of:=[.E877]*[.D877]" office:value-type="float" office:value="22682.7601486119" calcext:value-type="float">
            <text:p>22682.7601486119</text:p>
          </table:table-cell>
          <table:table-cell table:formula="of:=([.E877]-[.E876])/([.E876]+0.0000000000001)" office:value-type="float" office:value="0.139870404654853" calcext:value-type="float">
            <text:p>0.139870404654853</text:p>
          </table:table-cell>
          <table:table-cell table:formula="of:=ABS([.G877])" office:value-type="float" office:value="0.139870404654853" calcext:value-type="float">
            <text:p>0.139870404654853</text:p>
          </table:table-cell>
          <table:table-cell table:formula="of:=[.G877]*[.G877]" office:value-type="float" office:value="0.0195637300983124" calcext:value-type="float">
            <text:p>0.019563730098312</text:p>
          </table:table-cell>
          <table:table-cell table:formula="of:=([.F877]-[.F876])/([.F876]+0.0000000000001)" office:value-type="float" office:value="0.287018606054321" calcext:value-type="float">
            <text:p>0.287018606054321</text:p>
          </table:table-cell>
          <table:table-cell table:formula="of:=ABS([.J877])" office:value-type="float" office:value="0.287018606054321" calcext:value-type="float">
            <text:p>0.287018606054321</text:p>
          </table:table-cell>
          <table:table-cell table:formula="of:=[.J877]*[.J877]" office:value-type="float" office:value="0.0823796802213657" calcext:value-type="float">
            <text:p>0.082379680221366</text:p>
          </table:table-cell>
        </table:table-row>
        <table:table-row table:style-name="ro1">
          <table:table-cell table:style-name="ce1" office:value-type="string" calcext:value-type="string">
            <text:p>1/3/2018</text:p>
          </table:table-cell>
          <table:table-cell office:value-type="float" office:value="1514937600" calcext:value-type="float">
            <text:p>1514937600</text:p>
          </table:table-cell>
          <table:table-cell office:value-type="float" office:value="27919698108" calcext:value-type="float">
            <text:p>27919698108</text:p>
          </table:table-cell>
          <table:table-cell table:formula="of:=[.C878]/10^9" office:value-type="float" office:value="27.919698108" calcext:value-type="float">
            <text:p>27.919698108</text:p>
          </table:table-cell>
          <table:table-cell office:value-type="float" office:value="941.1" calcext:value-type="float">
            <text:p>941.1</text:p>
          </table:table-cell>
          <table:table-cell table:formula="of:=[.E878]*[.D878]" office:value-type="float" office:value="26275.2278894388" calcext:value-type="float">
            <text:p>26275.2278894388</text:p>
          </table:table-cell>
          <table:table-cell table:formula="of:=([.E878]-[.E877])/([.E877]+0.0000000000001)" office:value-type="float" office:value="0.0918013387936935" calcext:value-type="float">
            <text:p>0.091801338793694</text:p>
          </table:table-cell>
          <table:table-cell table:formula="of:=ABS([.G878])" office:value-type="float" office:value="0.0918013387936935" calcext:value-type="float">
            <text:p>0.091801338793694</text:p>
          </table:table-cell>
          <table:table-cell table:formula="of:=[.G878]*[.G878]" office:value-type="float" office:value="0.00842748580431449" calcext:value-type="float">
            <text:p>0.008427485804315</text:p>
          </table:table-cell>
          <table:table-cell table:formula="of:=([.F878]-[.F877])/([.F877]+0.0000000000001)" office:value-type="float" office:value="0.158378773892152" calcext:value-type="float">
            <text:p>0.158378773892152</text:p>
          </table:table-cell>
          <table:table-cell table:formula="of:=ABS([.J878])" office:value-type="float" office:value="0.158378773892152" calcext:value-type="float">
            <text:p>0.158378773892152</text:p>
          </table:table-cell>
          <table:table-cell table:formula="of:=[.J878]*[.J878]" office:value-type="float" office:value="0.0250838360195813" calcext:value-type="float">
            <text:p>0.025083836019581</text:p>
          </table:table-cell>
        </table:table-row>
        <table:table-row table:style-name="ro1">
          <table:table-cell table:style-name="ce1" office:value-type="string" calcext:value-type="string">
            <text:p>1/4/2018</text:p>
          </table:table-cell>
          <table:table-cell office:value-type="float" office:value="1515024000" calcext:value-type="float">
            <text:p>1515024000</text:p>
          </table:table-cell>
          <table:table-cell office:value-type="float" office:value="33357029107" calcext:value-type="float">
            <text:p>33357029107</text:p>
          </table:table-cell>
          <table:table-cell table:formula="of:=[.C879]/10^9" office:value-type="float" office:value="33.357029107" calcext:value-type="float">
            <text:p>33.357029107</text:p>
          </table:table-cell>
          <table:table-cell office:value-type="float" office:value="944.83" calcext:value-type="float">
            <text:p>944.83</text:p>
          </table:table-cell>
          <table:table-cell table:formula="of:=[.E879]*[.D879]" office:value-type="float" office:value="31516.7218111668" calcext:value-type="float">
            <text:p>31516.7218111668</text:p>
          </table:table-cell>
          <table:table-cell table:formula="of:=([.E879]-[.E878])/([.E878]+0.0000000000001)" office:value-type="float" office:value="0.00396344703007121" calcext:value-type="float">
            <text:p>0.003963447030071</text:p>
          </table:table-cell>
          <table:table-cell table:formula="of:=ABS([.G879])" office:value-type="float" office:value="0.00396344703007121" calcext:value-type="float">
            <text:p>0.003963447030071</text:p>
          </table:table-cell>
          <table:table-cell table:formula="of:=[.G879]*[.G879]" office:value-type="float" office:value="0.0000157089123601803" calcext:value-type="float">
            <text:p>1.57089123601803E-05</text:p>
          </table:table-cell>
          <table:table-cell table:formula="of:=([.F879]-[.F878])/([.F878]+0.0000000000001)" office:value-type="float" office:value="0.199484242107556" calcext:value-type="float">
            <text:p>0.199484242107556</text:p>
          </table:table-cell>
          <table:table-cell table:formula="of:=ABS([.J879])" office:value-type="float" office:value="0.199484242107556" calcext:value-type="float">
            <text:p>0.199484242107556</text:p>
          </table:table-cell>
          <table:table-cell table:formula="of:=[.J879]*[.J879]" office:value-type="float" office:value="0.039793962849226" calcext:value-type="float">
            <text:p>0.039793962849226</text:p>
          </table:table-cell>
        </table:table-row>
        <table:table-row table:style-name="ro1">
          <table:table-cell table:style-name="ce1" office:value-type="string" calcext:value-type="string">
            <text:p>1/5/2018</text:p>
          </table:table-cell>
          <table:table-cell office:value-type="float" office:value="1515110400" calcext:value-type="float">
            <text:p>1515110400</text:p>
          </table:table-cell>
          <table:table-cell office:value-type="float" office:value="84460889356" calcext:value-type="float">
            <text:p>84460889356</text:p>
          </table:table-cell>
          <table:table-cell table:formula="of:=[.C880]/10^9" office:value-type="float" office:value="84.460889356" calcext:value-type="float">
            <text:p>84.460889356</text:p>
          </table:table-cell>
          <table:table-cell office:value-type="float" office:value="967.13" calcext:value-type="float">
            <text:p>967.13</text:p>
          </table:table-cell>
          <table:table-cell table:formula="of:=[.E880]*[.D880]" office:value-type="float" office:value="81684.6599228683" calcext:value-type="float">
            <text:p>81684.6599228683</text:p>
          </table:table-cell>
          <table:table-cell table:formula="of:=([.E880]-[.E879])/([.E879]+0.0000000000001)" office:value-type="float" office:value="0.0236021294836108" calcext:value-type="float">
            <text:p>0.023602129483611</text:p>
          </table:table-cell>
          <table:table-cell table:formula="of:=ABS([.G880])" office:value-type="float" office:value="0.0236021294836108" calcext:value-type="float">
            <text:p>0.023602129483611</text:p>
          </table:table-cell>
          <table:table-cell table:formula="of:=[.G880]*[.G880]" office:value-type="float" office:value="0.000557060516161128" calcext:value-type="float">
            <text:p>0.000557060516161</text:p>
          </table:table-cell>
          <table:table-cell table:formula="of:=([.F880]-[.F879])/([.F879]+0.0000000000001)" office:value-type="float" office:value="1.59178795346432" calcext:value-type="float">
            <text:p>1.59178795346432</text:p>
          </table:table-cell>
          <table:table-cell table:formula="of:=ABS([.J880])" office:value-type="float" office:value="1.59178795346432" calcext:value-type="float">
            <text:p>1.59178795346432</text:p>
          </table:table-cell>
          <table:table-cell table:formula="of:=[.J880]*[.J880]" office:value-type="float" office:value="2.53378888879412" calcext:value-type="float">
            <text:p>2.53378888879412</text:p>
          </table:table-cell>
        </table:table-row>
        <table:table-row table:style-name="ro1">
          <table:table-cell table:style-name="ce1" office:value-type="string" calcext:value-type="string">
            <text:p>1/6/2018</text:p>
          </table:table-cell>
          <table:table-cell office:value-type="float" office:value="1515196800" calcext:value-type="float">
            <text:p>1515196800</text:p>
          </table:table-cell>
          <table:table-cell office:value-type="float" office:value="95788574583" calcext:value-type="float">
            <text:p>95788574583</text:p>
          </table:table-cell>
          <table:table-cell table:formula="of:=[.C881]/10^9" office:value-type="float" office:value="95.788574583" calcext:value-type="float">
            <text:p>95.788574583</text:p>
          </table:table-cell>
          <table:table-cell office:value-type="float" office:value="1006.41" calcext:value-type="float">
            <text:p>1006.41</text:p>
          </table:table-cell>
          <table:table-cell table:formula="of:=[.E881]*[.D881]" office:value-type="float" office:value="96402.579346077" calcext:value-type="float">
            <text:p>96402.579346077</text:p>
          </table:table-cell>
          <table:table-cell table:formula="of:=([.E881]-[.E880])/([.E880]+0.0000000000001)" office:value-type="float" office:value="0.0406150155615067" calcext:value-type="float">
            <text:p>0.040615015561507</text:p>
          </table:table-cell>
          <table:table-cell table:formula="of:=ABS([.G881])" office:value-type="float" office:value="0.0406150155615067" calcext:value-type="float">
            <text:p>0.040615015561507</text:p>
          </table:table-cell>
          <table:table-cell table:formula="of:=[.G881]*[.G881]" office:value-type="float" office:value="0.00164957948906143" calcext:value-type="float">
            <text:p>0.001649579489061</text:p>
          </table:table-cell>
          <table:table-cell table:formula="of:=([.F881]-[.F880])/([.F880]+0.0000000000001)" office:value-type="float" office:value="0.18017972330553" calcext:value-type="float">
            <text:p>0.18017972330553</text:p>
          </table:table-cell>
          <table:table-cell table:formula="of:=ABS([.J881])" office:value-type="float" office:value="0.18017972330553" calcext:value-type="float">
            <text:p>0.18017972330553</text:p>
          </table:table-cell>
          <table:table-cell table:formula="of:=[.J881]*[.J881]" office:value-type="float" office:value="0.0324647326904575" calcext:value-type="float">
            <text:p>0.032464732690458</text:p>
          </table:table-cell>
        </table:table-row>
        <table:table-row table:style-name="ro1">
          <table:table-cell table:style-name="ce1" office:value-type="string" calcext:value-type="string">
            <text:p>1/7/2018</text:p>
          </table:table-cell>
          <table:table-cell office:value-type="float" office:value="1515283200" calcext:value-type="float">
            <text:p>1515283200</text:p>
          </table:table-cell>
          <table:table-cell office:value-type="float" office:value="74588438927" calcext:value-type="float">
            <text:p>74588438927</text:p>
          </table:table-cell>
          <table:table-cell table:formula="of:=[.C882]/10^9" office:value-type="float" office:value="74.588438927" calcext:value-type="float">
            <text:p>74.588438927</text:p>
          </table:table-cell>
          <table:table-cell office:value-type="float" office:value="1117.75" calcext:value-type="float">
            <text:p>1117.75</text:p>
          </table:table-cell>
          <table:table-cell table:formula="of:=[.E882]*[.D882]" office:value-type="float" office:value="83371.2276106543" calcext:value-type="float">
            <text:p>83371.2276106543</text:p>
          </table:table-cell>
          <table:table-cell table:formula="of:=([.E882]-[.E881])/([.E881]+0.0000000000001)" office:value-type="float" office:value="0.110630856211683" calcext:value-type="float">
            <text:p>0.110630856211683</text:p>
          </table:table-cell>
          <table:table-cell table:formula="of:=ABS([.G882])" office:value-type="float" office:value="0.110630856211683" calcext:value-type="float">
            <text:p>0.110630856211683</text:p>
          </table:table-cell>
          <table:table-cell table:formula="of:=[.G882]*[.G882]" office:value-type="float" office:value="0.0122391863461301" calcext:value-type="float">
            <text:p>0.01223918634613</text:p>
          </table:table-cell>
          <table:table-cell table:formula="of:=([.F882]-[.F881])/([.F881]+0.0000000000001)" office:value-type="float" office:value="-0.13517638038129" calcext:value-type="float">
            <text:p>-0.13517638038129</text:p>
          </table:table-cell>
          <table:table-cell table:formula="of:=ABS([.J882])" office:value-type="float" office:value="0.13517638038129" calcext:value-type="float">
            <text:p>0.13517638038129</text:p>
          </table:table-cell>
          <table:table-cell table:formula="of:=[.J882]*[.J882]" office:value-type="float" office:value="0.0182726538129872" calcext:value-type="float">
            <text:p>0.018272653812987</text:p>
          </table:table-cell>
        </table:table-row>
        <table:table-row table:style-name="ro1">
          <table:table-cell table:style-name="ce1" office:value-type="string" calcext:value-type="string">
            <text:p>1/8/2018</text:p>
          </table:table-cell>
          <table:table-cell office:value-type="float" office:value="1515369600" calcext:value-type="float">
            <text:p>1515369600</text:p>
          </table:table-cell>
          <table:table-cell office:value-type="float" office:value="73644673858" calcext:value-type="float">
            <text:p>73644673858</text:p>
          </table:table-cell>
          <table:table-cell table:formula="of:=[.C883]/10^9" office:value-type="float" office:value="73.644673858" calcext:value-type="float">
            <text:p>73.644673858</text:p>
          </table:table-cell>
          <table:table-cell office:value-type="float" office:value="1136.11" calcext:value-type="float">
            <text:p>1136.11</text:p>
          </table:table-cell>
          <table:table-cell table:formula="of:=[.E883]*[.D883]" office:value-type="float" office:value="83668.4504168124" calcext:value-type="float">
            <text:p>83668.4504168124</text:p>
          </table:table-cell>
          <table:table-cell table:formula="of:=([.E883]-[.E882])/([.E882]+0.0000000000001)" office:value-type="float" office:value="0.0164258555133079" calcext:value-type="float">
            <text:p>0.016425855513308</text:p>
          </table:table-cell>
          <table:table-cell table:formula="of:=ABS([.G883])" office:value-type="float" office:value="0.0164258555133079" calcext:value-type="float">
            <text:p>0.016425855513308</text:p>
          </table:table-cell>
          <table:table-cell table:formula="of:=[.G883]*[.G883]" office:value-type="float" office:value="0.000269808729344067" calcext:value-type="float">
            <text:p>0.000269808729344</text:p>
          </table:table-cell>
          <table:table-cell table:formula="of:=([.F883]-[.F882])/([.F882]+0.0000000000001)" office:value-type="float" office:value="0.00356505253282558" calcext:value-type="float">
            <text:p>0.003565052532826</text:p>
          </table:table-cell>
          <table:table-cell table:formula="of:=ABS([.J883])" office:value-type="float" office:value="0.00356505253282558" calcext:value-type="float">
            <text:p>0.003565052532826</text:p>
          </table:table-cell>
          <table:table-cell table:formula="of:=[.J883]*[.J883]" office:value-type="float" office:value="0.0000127095995618061" calcext:value-type="float">
            <text:p>1.27095995618061E-05</text:p>
          </table:table-cell>
        </table:table-row>
        <table:table-row table:style-name="ro1">
          <table:table-cell table:style-name="ce1" office:value-type="string" calcext:value-type="string">
            <text:p>1/9/2018</text:p>
          </table:table-cell>
          <table:table-cell office:value-type="float" office:value="1515456000" calcext:value-type="float">
            <text:p>1515456000</text:p>
          </table:table-cell>
          <table:table-cell office:value-type="float" office:value="76790296973" calcext:value-type="float">
            <text:p>76790296973</text:p>
          </table:table-cell>
          <table:table-cell table:formula="of:=[.C884]/10^9" office:value-type="float" office:value="76.790296973" calcext:value-type="float">
            <text:p>76.790296973</text:p>
          </table:table-cell>
          <table:table-cell office:value-type="float" office:value="1289.24" calcext:value-type="float">
            <text:p>1289.24</text:p>
          </table:table-cell>
          <table:table-cell table:formula="of:=[.E884]*[.D884]" office:value-type="float" office:value="99001.1224694705" calcext:value-type="float">
            <text:p>99001.1224694705</text:p>
          </table:table-cell>
          <table:table-cell table:formula="of:=([.E884]-[.E883])/([.E883]+0.0000000000001)" office:value-type="float" office:value="0.134784483896806" calcext:value-type="float">
            <text:p>0.134784483896806</text:p>
          </table:table-cell>
          <table:table-cell table:formula="of:=ABS([.G884])" office:value-type="float" office:value="0.134784483896806" calcext:value-type="float">
            <text:p>0.134784483896806</text:p>
          </table:table-cell>
          <table:table-cell table:formula="of:=[.G884]*[.G884]" office:value-type="float" office:value="0.0181668570993283" calcext:value-type="float">
            <text:p>0.018166857099328</text:p>
          </table:table-cell>
          <table:table-cell table:formula="of:=([.F884]-[.F883])/([.F883]+0.0000000000001)" office:value-type="float" office:value="0.183255121569422" calcext:value-type="float">
            <text:p>0.183255121569422</text:p>
          </table:table-cell>
          <table:table-cell table:formula="of:=ABS([.J884])" office:value-type="float" office:value="0.183255121569422" calcext:value-type="float">
            <text:p>0.183255121569422</text:p>
          </table:table-cell>
          <table:table-cell table:formula="of:=[.J884]*[.J884]" office:value-type="float" office:value="0.0335824395814237" calcext:value-type="float">
            <text:p>0.033582439581424</text:p>
          </table:table-cell>
        </table:table-row>
        <table:table-row table:style-name="ro1">
          <table:table-cell table:style-name="ce1" office:value-type="string" calcext:value-type="string">
            <text:p>1/10/2018</text:p>
          </table:table-cell>
          <table:table-cell office:value-type="float" office:value="1515542400" calcext:value-type="float">
            <text:p>1515542400</text:p>
          </table:table-cell>
          <table:table-cell office:value-type="float" office:value="95442073535" calcext:value-type="float">
            <text:p>95442073535</text:p>
          </table:table-cell>
          <table:table-cell table:formula="of:=[.C885]/10^9" office:value-type="float" office:value="95.442073535" calcext:value-type="float">
            <text:p>95.442073535</text:p>
          </table:table-cell>
          <table:table-cell office:value-type="float" office:value="1248.99" calcext:value-type="float">
            <text:p>1248.99</text:p>
          </table:table-cell>
          <table:table-cell table:formula="of:=[.E885]*[.D885]" office:value-type="float" office:value="119206.19542448" calcext:value-type="float">
            <text:p>119206.19542448</text:p>
          </table:table-cell>
          <table:table-cell table:formula="of:=([.E885]-[.E884])/([.E884]+0.0000000000001)" office:value-type="float" office:value="-0.0312199435326239" calcext:value-type="float">
            <text:p>-0.031219943532624</text:p>
          </table:table-cell>
          <table:table-cell table:formula="of:=ABS([.G885])" office:value-type="float" office:value="0.0312199435326239" calcext:value-type="float">
            <text:p>0.031219943532624</text:p>
          </table:table-cell>
          <table:table-cell table:formula="of:=[.G885]*[.G885]" office:value-type="float" office:value="0.000974684874180223" calcext:value-type="float">
            <text:p>0.00097468487418</text:p>
          </table:table-cell>
          <table:table-cell table:formula="of:=([.F885]-[.F884])/([.F884]+0.0000000000001)" office:value-type="float" office:value="0.204089332029946" calcext:value-type="float">
            <text:p>0.204089332029946</text:p>
          </table:table-cell>
          <table:table-cell table:formula="of:=ABS([.J885])" office:value-type="float" office:value="0.204089332029946" calcext:value-type="float">
            <text:p>0.204089332029946</text:p>
          </table:table-cell>
          <table:table-cell table:formula="of:=[.J885]*[.J885]" office:value-type="float" office:value="0.0416524554484297" calcext:value-type="float">
            <text:p>0.04165245544843</text:p>
          </table:table-cell>
        </table:table-row>
        <table:table-row table:style-name="ro1">
          <table:table-cell table:style-name="ce1" office:value-type="string" calcext:value-type="string">
            <text:p>1/11/2018</text:p>
          </table:table-cell>
          <table:table-cell office:value-type="float" office:value="1515628800" calcext:value-type="float">
            <text:p>1515628800</text:p>
          </table:table-cell>
          <table:table-cell office:value-type="float" office:value="82600430565" calcext:value-type="float">
            <text:p>82600430565</text:p>
          </table:table-cell>
          <table:table-cell table:formula="of:=[.C886]/10^9" office:value-type="float" office:value="82.600430565" calcext:value-type="float">
            <text:p>82.600430565</text:p>
          </table:table-cell>
          <table:table-cell office:value-type="float" office:value="1139.32" calcext:value-type="float">
            <text:p>1139.32</text:p>
          </table:table-cell>
          <table:table-cell table:formula="of:=[.E886]*[.D886]" office:value-type="float" office:value="94108.3225513158" calcext:value-type="float">
            <text:p>94108.3225513158</text:p>
          </table:table-cell>
          <table:table-cell table:formula="of:=([.E886]-[.E885])/([.E885]+0.0000000000001)" office:value-type="float" office:value="-0.0878069480139954" calcext:value-type="float">
            <text:p>-0.087806948013995</text:p>
          </table:table-cell>
          <table:table-cell table:formula="of:=ABS([.G886])" office:value-type="float" office:value="0.0878069480139954" calcext:value-type="float">
            <text:p>0.087806948013995</text:p>
          </table:table-cell>
          <table:table-cell table:formula="of:=[.G886]*[.G886]" office:value-type="float" office:value="0.00771006011953249" calcext:value-type="float">
            <text:p>0.007710060119532</text:p>
          </table:table-cell>
          <table:table-cell table:formula="of:=([.F886]-[.F885])/([.F885]+0.0000000000001)" office:value-type="float" office:value="-0.210541681863037" calcext:value-type="float">
            <text:p>-0.210541681863037</text:p>
          </table:table-cell>
          <table:table-cell table:formula="of:=ABS([.J886])" office:value-type="float" office:value="0.210541681863037" calcext:value-type="float">
            <text:p>0.210541681863037</text:p>
          </table:table-cell>
          <table:table-cell table:formula="of:=[.J886]*[.J886]" office:value-type="float" office:value="0.0443277998017165" calcext:value-type="float">
            <text:p>0.044327799801717</text:p>
          </table:table-cell>
        </table:table-row>
        <table:table-row table:style-name="ro1">
          <table:table-cell table:style-name="ce1" office:value-type="string" calcext:value-type="string">
            <text:p>1/12/2018</text:p>
          </table:table-cell>
          <table:table-cell office:value-type="float" office:value="1515715200" calcext:value-type="float">
            <text:p>1515715200</text:p>
          </table:table-cell>
          <table:table-cell office:value-type="float" office:value="60014533220" calcext:value-type="float">
            <text:p>60014533220</text:p>
          </table:table-cell>
          <table:table-cell table:formula="of:=[.C887]/10^9" office:value-type="float" office:value="60.01453322" calcext:value-type="float">
            <text:p>60.01453322</text:p>
          </table:table-cell>
          <table:table-cell office:value-type="float" office:value="1261.03" calcext:value-type="float">
            <text:p>1261.03</text:p>
          </table:table-cell>
          <table:table-cell table:formula="of:=[.E887]*[.D887]" office:value-type="float" office:value="75680.1268264166" calcext:value-type="float">
            <text:p>75680.1268264166</text:p>
          </table:table-cell>
          <table:table-cell table:formula="of:=([.E887]-[.E886])/([.E886]+0.0000000000001)" office:value-type="float" office:value="0.106826879191096" calcext:value-type="float">
            <text:p>0.106826879191096</text:p>
          </table:table-cell>
          <table:table-cell table:formula="of:=ABS([.G887])" office:value-type="float" office:value="0.106826879191096" calcext:value-type="float">
            <text:p>0.106826879191096</text:p>
          </table:table-cell>
          <table:table-cell table:formula="of:=[.G887]*[.G887]" office:value-type="float" office:value="0.0114119821177091" calcext:value-type="float">
            <text:p>0.011411982117709</text:p>
          </table:table-cell>
          <table:table-cell table:formula="of:=([.F887]-[.F886])/([.F886]+0.0000000000001)" office:value-type="float" office:value="-0.195818979929757" calcext:value-type="float">
            <text:p>-0.195818979929757</text:p>
          </table:table-cell>
          <table:table-cell table:formula="of:=ABS([.J887])" office:value-type="float" office:value="0.195818979929757" calcext:value-type="float">
            <text:p>0.195818979929757</text:p>
          </table:table-cell>
          <table:table-cell table:formula="of:=[.J887]*[.J887]" office:value-type="float" office:value="0.0383450729007305" calcext:value-type="float">
            <text:p>0.038345072900731</text:p>
          </table:table-cell>
        </table:table-row>
        <table:table-row table:style-name="ro1">
          <table:table-cell table:style-name="ce1" office:value-type="string" calcext:value-type="string">
            <text:p>1/13/2018</text:p>
          </table:table-cell>
          <table:table-cell office:value-type="float" office:value="1515801600" calcext:value-type="float">
            <text:p>1515801600</text:p>
          </table:table-cell>
          <table:table-cell office:value-type="float" office:value="63717170951" calcext:value-type="float">
            <text:p>63717170951</text:p>
          </table:table-cell>
          <table:table-cell table:formula="of:=[.C888]/10^9" office:value-type="float" office:value="63.717170951" calcext:value-type="float">
            <text:p>63.717170951</text:p>
          </table:table-cell>
          <table:table-cell office:value-type="float" office:value="1385.02" calcext:value-type="float">
            <text:p>1385.02</text:p>
          </table:table-cell>
          <table:table-cell table:formula="of:=[.E888]*[.D888]" office:value-type="float" office:value="88249.556110554" calcext:value-type="float">
            <text:p>88249.556110554</text:p>
          </table:table-cell>
          <table:table-cell table:formula="of:=([.E888]-[.E887])/([.E887]+0.0000000000001)" office:value-type="float" office:value="0.0983243856212778" calcext:value-type="float">
            <text:p>0.098324385621278</text:p>
          </table:table-cell>
          <table:table-cell table:formula="of:=ABS([.G888])" office:value-type="float" office:value="0.0983243856212778" calcext:value-type="float">
            <text:p>0.098324385621278</text:p>
          </table:table-cell>
          <table:table-cell table:formula="of:=[.G888]*[.G888]" office:value-type="float" office:value="0.00966768480780175" calcext:value-type="float">
            <text:p>0.009667684807802</text:p>
          </table:table-cell>
          <table:table-cell table:formula="of:=([.F888]-[.F887])/([.F887]+0.0000000000001)" office:value-type="float" office:value="0.166086260835255" calcext:value-type="float">
            <text:p>0.166086260835255</text:p>
          </table:table-cell>
          <table:table-cell table:formula="of:=ABS([.J888])" office:value-type="float" office:value="0.166086260835255" calcext:value-type="float">
            <text:p>0.166086260835255</text:p>
          </table:table-cell>
          <table:table-cell table:formula="of:=[.J888]*[.J888]" office:value-type="float" office:value="0.0275846460382364" calcext:value-type="float">
            <text:p>0.027584646038237</text:p>
          </table:table-cell>
        </table:table-row>
        <table:table-row table:style-name="ro1">
          <table:table-cell table:style-name="ce1" office:value-type="string" calcext:value-type="string">
            <text:p>1/14/2018</text:p>
          </table:table-cell>
          <table:table-cell office:value-type="float" office:value="1515888000" calcext:value-type="float">
            <text:p>1515888000</text:p>
          </table:table-cell>
          <table:table-cell office:value-type="float" office:value="58397110440" calcext:value-type="float">
            <text:p>58397110440</text:p>
          </table:table-cell>
          <table:table-cell table:formula="of:=[.C889]/10^9" office:value-type="float" office:value="58.39711044" calcext:value-type="float">
            <text:p>58.39711044</text:p>
          </table:table-cell>
          <table:table-cell office:value-type="float" office:value="1359.48" calcext:value-type="float">
            <text:p>1359.48</text:p>
          </table:table-cell>
          <table:table-cell table:formula="of:=[.E889]*[.D889]" office:value-type="float" office:value="79389.7037009712" calcext:value-type="float">
            <text:p>79389.7037009712</text:p>
          </table:table-cell>
          <table:table-cell table:formula="of:=([.E889]-[.E888])/([.E888]+0.0000000000001)" office:value-type="float" office:value="-0.0184401669289974" calcext:value-type="float">
            <text:p>-0.018440166928997</text:p>
          </table:table-cell>
          <table:table-cell table:formula="of:=ABS([.G889])" office:value-type="float" office:value="0.0184401669289974" calcext:value-type="float">
            <text:p>0.018440166928997</text:p>
          </table:table-cell>
          <table:table-cell table:formula="of:=[.G889]*[.G889]" office:value-type="float" office:value="0.000340039756369289" calcext:value-type="float">
            <text:p>0.000340039756369</text:p>
          </table:table-cell>
          <table:table-cell table:formula="of:=([.F889]-[.F888])/([.F888]+0.0000000000001)" office:value-type="float" office:value="-0.100395433133779" calcext:value-type="float">
            <text:p>-0.100395433133779</text:p>
          </table:table-cell>
          <table:table-cell table:formula="of:=ABS([.J889])" office:value-type="float" office:value="0.100395433133779" calcext:value-type="float">
            <text:p>0.100395433133779</text:p>
          </table:table-cell>
          <table:table-cell table:formula="of:=[.J889]*[.J889]" office:value-type="float" office:value="0.0100792429941192" calcext:value-type="float">
            <text:p>0.010079242994119</text:p>
          </table:table-cell>
        </table:table-row>
        <table:table-row table:style-name="ro1">
          <table:table-cell table:style-name="ce1" office:value-type="string" calcext:value-type="string">
            <text:p>1/15/2018</text:p>
          </table:table-cell>
          <table:table-cell office:value-type="float" office:value="1515974400" calcext:value-type="float">
            <text:p>1515974400</text:p>
          </table:table-cell>
          <table:table-cell office:value-type="float" office:value="53860527328" calcext:value-type="float">
            <text:p>53860527328</text:p>
          </table:table-cell>
          <table:table-cell table:formula="of:=[.C890]/10^9" office:value-type="float" office:value="53.860527328" calcext:value-type="float">
            <text:p>53.860527328</text:p>
          </table:table-cell>
          <table:table-cell office:value-type="float" office:value="1278.69" calcext:value-type="float">
            <text:p>1278.69</text:p>
          </table:table-cell>
          <table:table-cell table:formula="of:=[.E890]*[.D890]" office:value-type="float" office:value="68870.9176890403" calcext:value-type="float">
            <text:p>68870.9176890403</text:p>
          </table:table-cell>
          <table:table-cell table:formula="of:=([.E890]-[.E889])/([.E889]+0.0000000000001)" office:value-type="float" office:value="-0.0594271339041398" calcext:value-type="float">
            <text:p>-0.05942713390414</text:p>
          </table:table-cell>
          <table:table-cell table:formula="of:=ABS([.G890])" office:value-type="float" office:value="0.0594271339041398" calcext:value-type="float">
            <text:p>0.05942713390414</text:p>
          </table:table-cell>
          <table:table-cell table:formula="of:=[.G890]*[.G890]" office:value-type="float" office:value="0.00353158424406056" calcext:value-type="float">
            <text:p>0.003531584244061</text:p>
          </table:table-cell>
          <table:table-cell table:formula="of:=([.F890]-[.F889])/([.F889]+0.0000000000001)" office:value-type="float" office:value="-0.132495594788348" calcext:value-type="float">
            <text:p>-0.132495594788348</text:p>
          </table:table-cell>
          <table:table-cell table:formula="of:=ABS([.J890])" office:value-type="float" office:value="0.132495594788348" calcext:value-type="float">
            <text:p>0.132495594788348</text:p>
          </table:table-cell>
          <table:table-cell table:formula="of:=[.J890]*[.J890]" office:value-type="float" office:value="0.017555082638318" calcext:value-type="float">
            <text:p>0.017555082638318</text:p>
          </table:table-cell>
        </table:table-row>
        <table:table-row table:style-name="ro1">
          <table:table-cell table:style-name="ce1" office:value-type="string" calcext:value-type="string">
            <text:p>1/16/2018</text:p>
          </table:table-cell>
          <table:table-cell office:value-type="float" office:value="1516060800" calcext:value-type="float">
            <text:p>1516060800</text:p>
          </table:table-cell>
          <table:table-cell office:value-type="float" office:value="54778776336" calcext:value-type="float">
            <text:p>54778776336</text:p>
          </table:table-cell>
          <table:table-cell table:formula="of:=[.C891]/10^9" office:value-type="float" office:value="54.778776336" calcext:value-type="float">
            <text:p>54.778776336</text:p>
          </table:table-cell>
          <table:table-cell office:value-type="float" office:value="1050.26" calcext:value-type="float">
            <text:p>1050.26</text:p>
          </table:table-cell>
          <table:table-cell table:formula="of:=[.E891]*[.D891]" office:value-type="float" office:value="57531.9576346474" calcext:value-type="float">
            <text:p>57531.9576346474</text:p>
          </table:table-cell>
          <table:table-cell table:formula="of:=([.E891]-[.E890])/([.E890]+0.0000000000001)" office:value-type="float" office:value="-0.17864376823155" calcext:value-type="float">
            <text:p>-0.17864376823155</text:p>
          </table:table-cell>
          <table:table-cell table:formula="of:=ABS([.G891])" office:value-type="float" office:value="0.17864376823155" calcext:value-type="float">
            <text:p>0.17864376823155</text:p>
          </table:table-cell>
          <table:table-cell table:formula="of:=[.G891]*[.G891]" office:value-type="float" office:value="0.0319135959279676" calcext:value-type="float">
            <text:p>0.031913595927968</text:p>
          </table:table-cell>
          <table:table-cell table:formula="of:=([.F891]-[.F890])/([.F890]+0.0000000000001)" office:value-type="float" office:value="-0.164640757446991" calcext:value-type="float">
            <text:p>-0.164640757446991</text:p>
          </table:table-cell>
          <table:table-cell table:formula="of:=ABS([.J891])" office:value-type="float" office:value="0.164640757446991" calcext:value-type="float">
            <text:p>0.164640757446991</text:p>
          </table:table-cell>
          <table:table-cell table:formula="of:=[.J891]*[.J891]" office:value-type="float" office:value="0.0271065790127189" calcext:value-type="float">
            <text:p>0.027106579012719</text:p>
          </table:table-cell>
        </table:table-row>
        <table:table-row table:style-name="ro1">
          <table:table-cell table:style-name="ce1" office:value-type="string" calcext:value-type="string">
            <text:p>1/17/2018</text:p>
          </table:table-cell>
          <table:table-cell office:value-type="float" office:value="1516147200" calcext:value-type="float">
            <text:p>1516147200</text:p>
          </table:table-cell>
          <table:table-cell office:value-type="float" office:value="52114059603" calcext:value-type="float">
            <text:p>52114059603</text:p>
          </table:table-cell>
          <table:table-cell table:formula="of:=[.C892]/10^9" office:value-type="float" office:value="52.114059603" calcext:value-type="float">
            <text:p>52.114059603</text:p>
          </table:table-cell>
          <table:table-cell office:value-type="float" office:value="1024.69" calcext:value-type="float">
            <text:p>1024.69</text:p>
          </table:table-cell>
          <table:table-cell table:formula="of:=[.E892]*[.D892]" office:value-type="float" office:value="53400.7557345981" calcext:value-type="float">
            <text:p>53400.7557345981</text:p>
          </table:table-cell>
          <table:table-cell table:formula="of:=([.E892]-[.E891])/([.E891]+0.0000000000001)" office:value-type="float" office:value="-0.0243463523318035" calcext:value-type="float">
            <text:p>-0.024346352331804</text:p>
          </table:table-cell>
          <table:table-cell table:formula="of:=ABS([.G892])" office:value-type="float" office:value="0.0243463523318035" calcext:value-type="float">
            <text:p>0.024346352331804</text:p>
          </table:table-cell>
          <table:table-cell table:formula="of:=[.G892]*[.G892]" office:value-type="float" office:value="0.000592744871864313" calcext:value-type="float">
            <text:p>0.000592744871864</text:p>
          </table:table-cell>
          <table:table-cell table:formula="of:=([.F892]-[.F891])/([.F891]+0.0000000000001)" office:value-type="float" office:value="-0.0718070802715283" calcext:value-type="float">
            <text:p>-0.071807080271528</text:p>
          </table:table-cell>
          <table:table-cell table:formula="of:=ABS([.J892])" office:value-type="float" office:value="0.0718070802715283" calcext:value-type="float">
            <text:p>0.071807080271528</text:p>
          </table:table-cell>
          <table:table-cell table:formula="of:=[.J892]*[.J892]" office:value-type="float" office:value="0.00515625677712171" calcext:value-type="float">
            <text:p>0.005156256777122</text:p>
          </table:table-cell>
        </table:table-row>
        <table:table-row table:style-name="ro1">
          <table:table-cell table:style-name="ce1" office:value-type="string" calcext:value-type="string">
            <text:p>1/18/2018</text:p>
          </table:table-cell>
          <table:table-cell office:value-type="float" office:value="1516233600" calcext:value-type="float">
            <text:p>1516233600</text:p>
          </table:table-cell>
          <table:table-cell office:value-type="float" office:value="53748001984" calcext:value-type="float">
            <text:p>53748001984</text:p>
          </table:table-cell>
          <table:table-cell table:formula="of:=[.C893]/10^9" office:value-type="float" office:value="53.748001984" calcext:value-type="float">
            <text:p>53.748001984</text:p>
          </table:table-cell>
          <table:table-cell office:value-type="float" office:value="1012.97" calcext:value-type="float">
            <text:p>1012.97</text:p>
          </table:table-cell>
          <table:table-cell table:formula="of:=[.E893]*[.D893]" office:value-type="float" office:value="54445.1135697325" calcext:value-type="float">
            <text:p>54445.1135697325</text:p>
          </table:table-cell>
          <table:table-cell table:formula="of:=([.E893]-[.E892])/([.E892]+0.0000000000001)" office:value-type="float" office:value="-0.0114376055197182" calcext:value-type="float">
            <text:p>-0.011437605519718</text:p>
          </table:table-cell>
          <table:table-cell table:formula="of:=ABS([.G893])" office:value-type="float" office:value="0.0114376055197182" calcext:value-type="float">
            <text:p>0.011437605519718</text:p>
          </table:table-cell>
          <table:table-cell table:formula="of:=[.G893]*[.G893]" office:value-type="float" office:value="0.000130818820024688" calcext:value-type="float">
            <text:p>0.000130818820025</text:p>
          </table:table-cell>
          <table:table-cell table:formula="of:=([.F893]-[.F892])/([.F892]+0.0000000000001)" office:value-type="float" office:value="0.0195569860532474" calcext:value-type="float">
            <text:p>0.019556986053247</text:p>
          </table:table-cell>
          <table:table-cell table:formula="of:=ABS([.J893])" office:value-type="float" office:value="0.0195569860532474" calcext:value-type="float">
            <text:p>0.019556986053247</text:p>
          </table:table-cell>
          <table:table-cell table:formula="of:=[.J893]*[.J893]" office:value-type="float" office:value="0.000382475703486912" calcext:value-type="float">
            <text:p>0.000382475703487</text:p>
          </table:table-cell>
        </table:table-row>
        <table:table-row table:style-name="ro1">
          <table:table-cell table:style-name="ce1" office:value-type="string" calcext:value-type="string">
            <text:p>1/19/2018</text:p>
          </table:table-cell>
          <table:table-cell office:value-type="float" office:value="1516320000" calcext:value-type="float">
            <text:p>1516320000</text:p>
          </table:table-cell>
          <table:table-cell office:value-type="float" office:value="51161244711" calcext:value-type="float">
            <text:p>51161244711</text:p>
          </table:table-cell>
          <table:table-cell table:formula="of:=[.C894]/10^9" office:value-type="float" office:value="51.161244711" calcext:value-type="float">
            <text:p>51.161244711</text:p>
          </table:table-cell>
          <table:table-cell office:value-type="float" office:value="1037.36" calcext:value-type="float">
            <text:p>1037.36</text:p>
          </table:table-cell>
          <table:table-cell table:formula="of:=[.E894]*[.D894]" office:value-type="float" office:value="53072.628813403" calcext:value-type="float">
            <text:p>53072.628813403</text:p>
          </table:table-cell>
          <table:table-cell table:formula="of:=([.E894]-[.E893])/([.E893]+0.0000000000001)" office:value-type="float" office:value="0.024077712074395" calcext:value-type="float">
            <text:p>0.024077712074395</text:p>
          </table:table-cell>
          <table:table-cell table:formula="of:=ABS([.G894])" office:value-type="float" office:value="0.024077712074395" calcext:value-type="float">
            <text:p>0.024077712074395</text:p>
          </table:table-cell>
          <table:table-cell table:formula="of:=[.G894]*[.G894]" office:value-type="float" office:value="0.000579736218737465" calcext:value-type="float">
            <text:p>0.000579736218737</text:p>
          </table:table-cell>
          <table:table-cell table:formula="of:=([.F894]-[.F893])/([.F893]+0.0000000000001)" office:value-type="float" office:value="-0.0252085938726468" calcext:value-type="float">
            <text:p>-0.025208593872647</text:p>
          </table:table-cell>
          <table:table-cell table:formula="of:=ABS([.J894])" office:value-type="float" office:value="0.0252085938726468" calcext:value-type="float">
            <text:p>0.025208593872647</text:p>
          </table:table-cell>
          <table:table-cell table:formula="of:=[.J894]*[.J894]" office:value-type="float" office:value="0.000635473205036047" calcext:value-type="float">
            <text:p>0.000635473205036</text:p>
          </table:table-cell>
        </table:table-row>
        <table:table-row table:style-name="ro1">
          <table:table-cell table:style-name="ce1" office:value-type="string" calcext:value-type="string">
            <text:p>1/20/2018</text:p>
          </table:table-cell>
          <table:table-cell office:value-type="float" office:value="1516406400" calcext:value-type="float">
            <text:p>1516406400</text:p>
          </table:table-cell>
          <table:table-cell office:value-type="float" office:value="51085545977" calcext:value-type="float">
            <text:p>51085545977</text:p>
          </table:table-cell>
          <table:table-cell table:formula="of:=[.C895]/10^9" office:value-type="float" office:value="51.085545977" calcext:value-type="float">
            <text:p>51.085545977</text:p>
          </table:table-cell>
          <table:table-cell office:value-type="float" office:value="1150.5" calcext:value-type="float">
            <text:p>1150.5</text:p>
          </table:table-cell>
          <table:table-cell table:formula="of:=[.E895]*[.D895]" office:value-type="float" office:value="58773.9206465385" calcext:value-type="float">
            <text:p>58773.9206465385</text:p>
          </table:table-cell>
          <table:table-cell table:formula="of:=([.E895]-[.E894])/([.E894]+0.0000000000001)" office:value-type="float" office:value="0.109065319657592" calcext:value-type="float">
            <text:p>0.109065319657592</text:p>
          </table:table-cell>
          <table:table-cell table:formula="of:=ABS([.G895])" office:value-type="float" office:value="0.109065319657592" calcext:value-type="float">
            <text:p>0.109065319657592</text:p>
          </table:table-cell>
          <table:table-cell table:formula="of:=[.G895]*[.G895]" office:value-type="float" office:value="0.0118952439520128" calcext:value-type="float">
            <text:p>0.011895243952013</text:p>
          </table:table-cell>
          <table:table-cell table:formula="of:=([.F895]-[.F894])/([.F894]+0.0000000000001)" office:value-type="float" office:value="0.107424334550689" calcext:value-type="float">
            <text:p>0.107424334550689</text:p>
          </table:table-cell>
          <table:table-cell table:formula="of:=ABS([.J895])" office:value-type="float" office:value="0.107424334550689" calcext:value-type="float">
            <text:p>0.107424334550689</text:p>
          </table:table-cell>
          <table:table-cell table:formula="of:=[.J895]*[.J895]" office:value-type="float" office:value="0.0115399876536584" calcext:value-type="float">
            <text:p>0.011539987653658</text:p>
          </table:table-cell>
        </table:table-row>
        <table:table-row table:style-name="ro1">
          <table:table-cell table:style-name="ce1" office:value-type="string" calcext:value-type="string">
            <text:p>1/21/2018</text:p>
          </table:table-cell>
          <table:table-cell office:value-type="float" office:value="1516492800" calcext:value-type="float">
            <text:p>1516492800</text:p>
          </table:table-cell>
          <table:table-cell office:value-type="float" office:value="40356756648" calcext:value-type="float">
            <text:p>40356756648</text:p>
          </table:table-cell>
          <table:table-cell table:formula="of:=[.C896]/10^9" office:value-type="float" office:value="40.356756648" calcext:value-type="float">
            <text:p>40.356756648</text:p>
          </table:table-cell>
          <table:table-cell office:value-type="float" office:value="1049.09" calcext:value-type="float">
            <text:p>1049.09</text:p>
          </table:table-cell>
          <table:table-cell table:formula="of:=[.E896]*[.D896]" office:value-type="float" office:value="42337.8698318503" calcext:value-type="float">
            <text:p>42337.8698318503</text:p>
          </table:table-cell>
          <table:table-cell table:formula="of:=([.E896]-[.E895])/([.E895]+0.0000000000001)" office:value-type="float" office:value="-0.0881442850934377" calcext:value-type="float">
            <text:p>-0.088144285093438</text:p>
          </table:table-cell>
          <table:table-cell table:formula="of:=ABS([.G896])" office:value-type="float" office:value="0.0881442850934377" calcext:value-type="float">
            <text:p>0.088144285093438</text:p>
          </table:table-cell>
          <table:table-cell table:formula="of:=[.G896]*[.G896]" office:value-type="float" office:value="0.00776941499463322" calcext:value-type="float">
            <text:p>0.007769414994633</text:p>
          </table:table-cell>
          <table:table-cell table:formula="of:=([.F896]-[.F895])/([.F895]+0.0000000000001)" office:value-type="float" office:value="-0.279648705308146" calcext:value-type="float">
            <text:p>-0.279648705308146</text:p>
          </table:table-cell>
          <table:table-cell table:formula="of:=ABS([.J896])" office:value-type="float" office:value="0.279648705308146" calcext:value-type="float">
            <text:p>0.279648705308146</text:p>
          </table:table-cell>
          <table:table-cell table:formula="of:=[.J896]*[.J896]" office:value-type="float" office:value="0.0782033983805221" calcext:value-type="float">
            <text:p>0.078203398380522</text:p>
          </table:table-cell>
        </table:table-row>
        <table:table-row table:style-name="ro1">
          <table:table-cell table:style-name="ce1" office:value-type="string" calcext:value-type="string">
            <text:p>1/22/2018</text:p>
          </table:table-cell>
          <table:table-cell office:value-type="float" office:value="1516579200" calcext:value-type="float">
            <text:p>1516579200</text:p>
          </table:table-cell>
          <table:table-cell office:value-type="float" office:value="33802546511" calcext:value-type="float">
            <text:p>33802546511</text:p>
          </table:table-cell>
          <table:table-cell table:formula="of:=[.C897]/10^9" office:value-type="float" office:value="33.802546511" calcext:value-type="float">
            <text:p>33.802546511</text:p>
          </table:table-cell>
          <table:table-cell office:value-type="float" office:value="999.64" calcext:value-type="float">
            <text:p>999.64</text:p>
          </table:table-cell>
          <table:table-cell table:formula="of:=[.E897]*[.D897]" office:value-type="float" office:value="33790.377594256" calcext:value-type="float">
            <text:p>33790.377594256</text:p>
          </table:table-cell>
          <table:table-cell table:formula="of:=([.E897]-[.E896])/([.E896]+0.0000000000001)" office:value-type="float" office:value="-0.0471360893726944" calcext:value-type="float">
            <text:p>-0.047136089372694</text:p>
          </table:table-cell>
          <table:table-cell table:formula="of:=ABS([.G897])" office:value-type="float" office:value="0.0471360893726944" calcext:value-type="float">
            <text:p>0.047136089372694</text:p>
          </table:table-cell>
          <table:table-cell table:formula="of:=[.G897]*[.G897]" office:value-type="float" office:value="0.00222181092135063" calcext:value-type="float">
            <text:p>0.002221810921351</text:p>
          </table:table-cell>
          <table:table-cell table:formula="of:=([.F897]-[.F896])/([.F896]+0.0000000000001)" office:value-type="float" office:value="-0.201887630897388" calcext:value-type="float">
            <text:p>-0.201887630897388</text:p>
          </table:table-cell>
          <table:table-cell table:formula="of:=ABS([.J897])" office:value-type="float" office:value="0.201887630897388" calcext:value-type="float">
            <text:p>0.201887630897388</text:p>
          </table:table-cell>
          <table:table-cell table:formula="of:=[.J897]*[.J897]" office:value-type="float" office:value="0.0407586155093602" calcext:value-type="float">
            <text:p>0.04075861550936</text:p>
          </table:table-cell>
        </table:table-row>
        <table:table-row table:style-name="ro1">
          <table:table-cell table:style-name="ce1" office:value-type="string" calcext:value-type="string">
            <text:p>1/23/2018</text:p>
          </table:table-cell>
          <table:table-cell office:value-type="float" office:value="1516665600" calcext:value-type="float">
            <text:p>1516665600</text:p>
          </table:table-cell>
          <table:table-cell office:value-type="float" office:value="39247302060" calcext:value-type="float">
            <text:p>39247302060</text:p>
          </table:table-cell>
          <table:table-cell table:formula="of:=[.C898]/10^9" office:value-type="float" office:value="39.24730206" calcext:value-type="float">
            <text:p>39.24730206</text:p>
          </table:table-cell>
          <table:table-cell office:value-type="float" office:value="984.47" calcext:value-type="float">
            <text:p>984.47</text:p>
          </table:table-cell>
          <table:table-cell table:formula="of:=[.E898]*[.D898]" office:value-type="float" office:value="38637.7914590082" calcext:value-type="float">
            <text:p>38637.7914590082</text:p>
          </table:table-cell>
          <table:table-cell table:formula="of:=([.E898]-[.E897])/([.E897]+0.0000000000001)" office:value-type="float" office:value="-0.01517546316674" calcext:value-type="float">
            <text:p>-0.01517546316674</text:p>
          </table:table-cell>
          <table:table-cell table:formula="of:=ABS([.G898])" office:value-type="float" office:value="0.01517546316674" calcext:value-type="float">
            <text:p>0.01517546316674</text:p>
          </table:table-cell>
          <table:table-cell table:formula="of:=[.G898]*[.G898]" office:value-type="float" office:value="0.000230294682325082" calcext:value-type="float">
            <text:p>0.000230294682325</text:p>
          </table:table-cell>
          <table:table-cell table:formula="of:=([.F898]-[.F897])/([.F897]+0.0000000000001)" office:value-type="float" office:value="0.14345545122219" calcext:value-type="float">
            <text:p>0.14345545122219</text:p>
          </table:table-cell>
          <table:table-cell table:formula="of:=ABS([.J898])" office:value-type="float" office:value="0.14345545122219" calcext:value-type="float">
            <text:p>0.14345545122219</text:p>
          </table:table-cell>
          <table:table-cell table:formula="of:=[.J898]*[.J898]" office:value-type="float" office:value="0.020579466485362" calcext:value-type="float">
            <text:p>0.020579466485362</text:p>
          </table:table-cell>
        </table:table-row>
        <table:table-row table:style-name="ro1">
          <table:table-cell table:style-name="ce1" office:value-type="string" calcext:value-type="string">
            <text:p>1/24/2018</text:p>
          </table:table-cell>
          <table:table-cell office:value-type="float" office:value="1516752000" calcext:value-type="float">
            <text:p>1516752000</text:p>
          </table:table-cell>
          <table:table-cell office:value-type="float" office:value="37646911483" calcext:value-type="float">
            <text:p>37646911483</text:p>
          </table:table-cell>
          <table:table-cell table:formula="of:=[.C899]/10^9" office:value-type="float" office:value="37.646911483" calcext:value-type="float">
            <text:p>37.646911483</text:p>
          </table:table-cell>
          <table:table-cell office:value-type="float" office:value="1061.78" calcext:value-type="float">
            <text:p>1061.78</text:p>
          </table:table-cell>
          <table:table-cell table:formula="of:=[.E899]*[.D899]" office:value-type="float" office:value="39972.7376744197" calcext:value-type="float">
            <text:p>39972.7376744197</text:p>
          </table:table-cell>
          <table:table-cell table:formula="of:=([.E899]-[.E898])/([.E898]+0.0000000000001)" office:value-type="float" office:value="0.0785295641309537" calcext:value-type="float">
            <text:p>0.078529564130954</text:p>
          </table:table-cell>
          <table:table-cell table:formula="of:=ABS([.G899])" office:value-type="float" office:value="0.0785295641309537" calcext:value-type="float">
            <text:p>0.078529564130954</text:p>
          </table:table-cell>
          <table:table-cell table:formula="of:=[.G899]*[.G899]" office:value-type="float" office:value="0.00616689244259756" calcext:value-type="float">
            <text:p>0.006166892442598</text:p>
          </table:table-cell>
          <table:table-cell table:formula="of:=([.F899]-[.F898])/([.F898]+0.0000000000001)" office:value-type="float" office:value="0.0345502722853041" calcext:value-type="float">
            <text:p>0.034550272285304</text:p>
          </table:table-cell>
          <table:table-cell table:formula="of:=ABS([.J899])" office:value-type="float" office:value="0.0345502722853041" calcext:value-type="float">
            <text:p>0.034550272285304</text:p>
          </table:table-cell>
          <table:table-cell table:formula="of:=[.J899]*[.J899]" office:value-type="float" office:value="0.00119372131498865" calcext:value-type="float">
            <text:p>0.001193721314989</text:p>
          </table:table-cell>
        </table:table-row>
        <table:table-row table:style-name="ro1">
          <table:table-cell table:style-name="ce1" office:value-type="string" calcext:value-type="string">
            <text:p>1/25/2018</text:p>
          </table:table-cell>
          <table:table-cell office:value-type="float" office:value="1516838400" calcext:value-type="float">
            <text:p>1516838400</text:p>
          </table:table-cell>
          <table:table-cell office:value-type="float" office:value="33569002791" calcext:value-type="float">
            <text:p>33569002791</text:p>
          </table:table-cell>
          <table:table-cell table:formula="of:=[.C900]/10^9" office:value-type="float" office:value="33.569002791" calcext:value-type="float">
            <text:p>33.569002791</text:p>
          </table:table-cell>
          <table:table-cell office:value-type="float" office:value="1046.37" calcext:value-type="float">
            <text:p>1046.37</text:p>
          </table:table-cell>
          <table:table-cell table:formula="of:=[.E900]*[.D900]" office:value-type="float" office:value="35125.5974504187" calcext:value-type="float">
            <text:p>35125.5974504187</text:p>
          </table:table-cell>
          <table:table-cell table:formula="of:=([.E900]-[.E899])/([.E899]+0.0000000000001)" office:value-type="float" office:value="-0.0145133643504305" calcext:value-type="float">
            <text:p>-0.014513364350431</text:p>
          </table:table-cell>
          <table:table-cell table:formula="of:=ABS([.G900])" office:value-type="float" office:value="0.0145133643504305" calcext:value-type="float">
            <text:p>0.014513364350431</text:p>
          </table:table-cell>
          <table:table-cell table:formula="of:=[.G900]*[.G900]" office:value-type="float" office:value="0.000210637744768347" calcext:value-type="float">
            <text:p>0.000210637744768</text:p>
          </table:table-cell>
          <table:table-cell table:formula="of:=([.F900]-[.F899])/([.F899]+0.0000000000001)" office:value-type="float" office:value="-0.121261152125264" calcext:value-type="float">
            <text:p>-0.121261152125264</text:p>
          </table:table-cell>
          <table:table-cell table:formula="of:=ABS([.J900])" office:value-type="float" office:value="0.121261152125264" calcext:value-type="float">
            <text:p>0.121261152125264</text:p>
          </table:table-cell>
          <table:table-cell table:formula="of:=[.J900]*[.J900]" office:value-type="float" office:value="0.0147042670147463" calcext:value-type="float">
            <text:p>0.014704267014746</text:p>
          </table:table-cell>
        </table:table-row>
        <table:table-row table:style-name="ro1">
          <table:table-cell table:style-name="ce1" office:value-type="string" calcext:value-type="string">
            <text:p>1/26/2018</text:p>
          </table:table-cell>
          <table:table-cell office:value-type="float" office:value="1516924800" calcext:value-type="float">
            <text:p>1516924800</text:p>
          </table:table-cell>
          <table:table-cell office:value-type="float" office:value="28114173259" calcext:value-type="float">
            <text:p>28114173259</text:p>
          </table:table-cell>
          <table:table-cell table:formula="of:=[.C901]/10^9" office:value-type="float" office:value="28.114173259" calcext:value-type="float">
            <text:p>28.114173259</text:p>
          </table:table-cell>
          <table:table-cell office:value-type="float" office:value="1048.58" calcext:value-type="float">
            <text:p>1048.58</text:p>
          </table:table-cell>
          <table:table-cell table:formula="of:=[.E901]*[.D901]" office:value-type="float" office:value="29479.9597959222" calcext:value-type="float">
            <text:p>29479.9597959222</text:p>
          </table:table-cell>
          <table:table-cell table:formula="of:=([.E901]-[.E900])/([.E900]+0.0000000000001)" office:value-type="float" office:value="0.00211206361038642" calcext:value-type="float">
            <text:p>0.002112063610386</text:p>
          </table:table-cell>
          <table:table-cell table:formula="of:=ABS([.G901])" office:value-type="float" office:value="0.00211206361038642" calcext:value-type="float">
            <text:p>0.002112063610386</text:p>
          </table:table-cell>
          <table:table-cell table:formula="of:=[.G901]*[.G901]" office:value-type="float" office:value="0.00000446081269431851" calcext:value-type="float">
            <text:p>4.46081269431851E-06</text:p>
          </table:table-cell>
          <table:table-cell table:formula="of:=([.F901]-[.F900])/([.F900]+0.0000000000001)" office:value-type="float" office:value="-0.160727163786054" calcext:value-type="float">
            <text:p>-0.160727163786054</text:p>
          </table:table-cell>
          <table:table-cell table:formula="of:=ABS([.J901])" office:value-type="float" office:value="0.160727163786054" calcext:value-type="float">
            <text:p>0.160727163786054</text:p>
          </table:table-cell>
          <table:table-cell table:formula="of:=[.J901]*[.J901]" office:value-type="float" office:value="0.0258332211787091" calcext:value-type="float">
            <text:p>0.025833221178709</text:p>
          </table:table-cell>
        </table:table-row>
        <table:table-row table:style-name="ro1">
          <table:table-cell table:style-name="ce1" office:value-type="string" calcext:value-type="string">
            <text:p>1/27/2018</text:p>
          </table:table-cell>
          <table:table-cell office:value-type="float" office:value="1517011200" calcext:value-type="float">
            <text:p>1517011200</text:p>
          </table:table-cell>
          <table:table-cell office:value-type="float" office:value="27546279427" calcext:value-type="float">
            <text:p>27546279427</text:p>
          </table:table-cell>
          <table:table-cell table:formula="of:=[.C902]/10^9" office:value-type="float" office:value="27.546279427" calcext:value-type="float">
            <text:p>27.546279427</text:p>
          </table:table-cell>
          <table:table-cell office:value-type="float" office:value="1109.08" calcext:value-type="float">
            <text:p>1109.08</text:p>
          </table:table-cell>
          <table:table-cell table:formula="of:=[.E902]*[.D902]" office:value-type="float" office:value="30551.0275868972" calcext:value-type="float">
            <text:p>30551.0275868972</text:p>
          </table:table-cell>
          <table:table-cell table:formula="of:=([.E902]-[.E901])/([.E901]+0.0000000000001)" office:value-type="float" office:value="0.0576970760456999" calcext:value-type="float">
            <text:p>0.0576970760457</text:p>
          </table:table-cell>
          <table:table-cell table:formula="of:=ABS([.G902])" office:value-type="float" office:value="0.0576970760456999" calcext:value-type="float">
            <text:p>0.0576970760457</text:p>
          </table:table-cell>
          <table:table-cell table:formula="of:=[.G902]*[.G902]" office:value-type="float" office:value="0.00332895258422328" calcext:value-type="float">
            <text:p>0.003328952584223</text:p>
          </table:table-cell>
          <table:table-cell table:formula="of:=([.F902]-[.F901])/([.F901]+0.0000000000001)" office:value-type="float" office:value="0.0363320641679808" calcext:value-type="float">
            <text:p>0.036332064167981</text:p>
          </table:table-cell>
          <table:table-cell table:formula="of:=ABS([.J902])" office:value-type="float" office:value="0.0363320641679808" calcext:value-type="float">
            <text:p>0.036332064167981</text:p>
          </table:table-cell>
          <table:table-cell table:formula="of:=[.J902]*[.J902]" office:value-type="float" office:value="0.00132001888670627" calcext:value-type="float">
            <text:p>0.001320018886706</text:p>
          </table:table-cell>
        </table:table-row>
        <table:table-row table:style-name="ro1">
          <table:table-cell table:style-name="ce1" office:value-type="string" calcext:value-type="string">
            <text:p>1/28/2018</text:p>
          </table:table-cell>
          <table:table-cell office:value-type="float" office:value="1517097600" calcext:value-type="float">
            <text:p>1517097600</text:p>
          </table:table-cell>
          <table:table-cell office:value-type="float" office:value="27800189170" calcext:value-type="float">
            <text:p>27800189170</text:p>
          </table:table-cell>
          <table:table-cell table:formula="of:=[.C903]/10^9" office:value-type="float" office:value="27.80018917" calcext:value-type="float">
            <text:p>27.80018917</text:p>
          </table:table-cell>
          <table:table-cell office:value-type="float" office:value="1231.58" calcext:value-type="float">
            <text:p>1231.58</text:p>
          </table:table-cell>
          <table:table-cell table:formula="of:=[.E903]*[.D903]" office:value-type="float" office:value="34238.1569779886" calcext:value-type="float">
            <text:p>34238.1569779886</text:p>
          </table:table-cell>
          <table:table-cell table:formula="of:=([.E903]-[.E902])/([.E902]+0.0000000000001)" office:value-type="float" office:value="0.110451906084322" calcext:value-type="float">
            <text:p>0.110451906084322</text:p>
          </table:table-cell>
          <table:table-cell table:formula="of:=ABS([.G903])" office:value-type="float" office:value="0.110451906084322" calcext:value-type="float">
            <text:p>0.110451906084322</text:p>
          </table:table-cell>
          <table:table-cell table:formula="of:=[.G903]*[.G903]" office:value-type="float" office:value="0.0121996235576599" calcext:value-type="float">
            <text:p>0.01219962355766</text:p>
          </table:table-cell>
          <table:table-cell table:formula="of:=([.F903]-[.F902])/([.F902]+0.0000000000001)" office:value-type="float" office:value="0.120687573621019" calcext:value-type="float">
            <text:p>0.120687573621019</text:p>
          </table:table-cell>
          <table:table-cell table:formula="of:=ABS([.J903])" office:value-type="float" office:value="0.120687573621019" calcext:value-type="float">
            <text:p>0.120687573621019</text:p>
          </table:table-cell>
          <table:table-cell table:formula="of:=[.J903]*[.J903]" office:value-type="float" office:value="0.0145654904265289" calcext:value-type="float">
            <text:p>0.014565490426529</text:p>
          </table:table-cell>
        </table:table-row>
        <table:table-row table:style-name="ro1">
          <table:table-cell table:style-name="ce1" office:value-type="string" calcext:value-type="string">
            <text:p>1/29/2018</text:p>
          </table:table-cell>
          <table:table-cell office:value-type="float" office:value="1517184000" calcext:value-type="float">
            <text:p>1517184000</text:p>
          </table:table-cell>
          <table:table-cell office:value-type="float" office:value="37028443300" calcext:value-type="float">
            <text:p>37028443300</text:p>
          </table:table-cell>
          <table:table-cell table:formula="of:=[.C904]/10^9" office:value-type="float" office:value="37.0284433" calcext:value-type="float">
            <text:p>37.0284433</text:p>
          </table:table-cell>
          <table:table-cell office:value-type="float" office:value="1169.96" calcext:value-type="float">
            <text:p>1169.96</text:p>
          </table:table-cell>
          <table:table-cell table:formula="of:=[.E904]*[.D904]" office:value-type="float" office:value="43321.797523268" calcext:value-type="float">
            <text:p>43321.797523268</text:p>
          </table:table-cell>
          <table:table-cell table:formula="of:=([.E904]-[.E903])/([.E903]+0.0000000000001)" office:value-type="float" office:value="-0.050033290569837" calcext:value-type="float">
            <text:p>-0.050033290569837</text:p>
          </table:table-cell>
          <table:table-cell table:formula="of:=ABS([.G904])" office:value-type="float" office:value="0.050033290569837" calcext:value-type="float">
            <text:p>0.050033290569837</text:p>
          </table:table-cell>
          <table:table-cell table:formula="of:=[.G904]*[.G904]" office:value-type="float" office:value="0.00250333016524574" calcext:value-type="float">
            <text:p>0.002503330165246</text:p>
          </table:table-cell>
          <table:table-cell table:formula="of:=([.F904]-[.F903])/([.F903]+0.0000000000001)" office:value-type="float" office:value="0.265307520820095" calcext:value-type="float">
            <text:p>0.265307520820095</text:p>
          </table:table-cell>
          <table:table-cell table:formula="of:=ABS([.J904])" office:value-type="float" office:value="0.265307520820095" calcext:value-type="float">
            <text:p>0.265307520820095</text:p>
          </table:table-cell>
          <table:table-cell table:formula="of:=[.J904]*[.J904]" office:value-type="float" office:value="0.0703880806037054" calcext:value-type="float">
            <text:p>0.070388080603705</text:p>
          </table:table-cell>
        </table:table-row>
        <table:table-row table:style-name="ro1">
          <table:table-cell table:style-name="ce1" office:value-type="string" calcext:value-type="string">
            <text:p>1/30/2018</text:p>
          </table:table-cell>
          <table:table-cell office:value-type="float" office:value="1517270400" calcext:value-type="float">
            <text:p>1517270400</text:p>
          </table:table-cell>
          <table:table-cell office:value-type="float" office:value="30081646328" calcext:value-type="float">
            <text:p>30081646328</text:p>
          </table:table-cell>
          <table:table-cell table:formula="of:=[.C905]/10^9" office:value-type="float" office:value="30.081646328" calcext:value-type="float">
            <text:p>30.081646328</text:p>
          </table:table-cell>
          <table:table-cell office:value-type="float" office:value="1063.75" calcext:value-type="float">
            <text:p>1063.75</text:p>
          </table:table-cell>
          <table:table-cell table:formula="of:=[.E905]*[.D905]" office:value-type="float" office:value="31999.35128141" calcext:value-type="float">
            <text:p>31999.35128141</text:p>
          </table:table-cell>
          <table:table-cell table:formula="of:=([.E905]-[.E904])/([.E904]+0.0000000000001)" office:value-type="float" office:value="-0.0907808813976546" calcext:value-type="float">
            <text:p>-0.090780881397655</text:p>
          </table:table-cell>
          <table:table-cell table:formula="of:=ABS([.G905])" office:value-type="float" office:value="0.0907808813976546" calcext:value-type="float">
            <text:p>0.090780881397655</text:p>
          </table:table-cell>
          <table:table-cell table:formula="of:=[.G905]*[.G905]" office:value-type="float" office:value="0.00824116842733504" calcext:value-type="float">
            <text:p>0.008241168427335</text:p>
          </table:table-cell>
          <table:table-cell table:formula="of:=([.F905]-[.F904])/([.F904]+0.0000000000001)" office:value-type="float" office:value="-0.261356797020639" calcext:value-type="float">
            <text:p>-0.261356797020639</text:p>
          </table:table-cell>
          <table:table-cell table:formula="of:=ABS([.J905])" office:value-type="float" office:value="0.261356797020639" calcext:value-type="float">
            <text:p>0.261356797020639</text:p>
          </table:table-cell>
          <table:table-cell table:formula="of:=[.J905]*[.J905]" office:value-type="float" office:value="0.0683073753488878" calcext:value-type="float">
            <text:p>0.068307375348888</text:p>
          </table:table-cell>
        </table:table-row>
        <table:table-row table:style-name="ro1">
          <table:table-cell table:style-name="ce1" office:value-type="string" calcext:value-type="string">
            <text:p>1/31/2018</text:p>
          </table:table-cell>
          <table:table-cell office:value-type="float" office:value="1517356800" calcext:value-type="float">
            <text:p>1517356800</text:p>
          </table:table-cell>
          <table:table-cell office:value-type="float" office:value="29402730461" calcext:value-type="float">
            <text:p>29402730461</text:p>
          </table:table-cell>
          <table:table-cell table:formula="of:=[.C906]/10^9" office:value-type="float" office:value="29.402730461" calcext:value-type="float">
            <text:p>29.402730461</text:p>
          </table:table-cell>
          <table:table-cell office:value-type="float" office:value="1111.31" calcext:value-type="float">
            <text:p>1111.31</text:p>
          </table:table-cell>
          <table:table-cell table:formula="of:=[.E906]*[.D906]" office:value-type="float" office:value="32675.5483886139" calcext:value-type="float">
            <text:p>32675.5483886139</text:p>
          </table:table-cell>
          <table:table-cell table:formula="of:=([.E906]-[.E905])/([.E905]+0.0000000000001)" office:value-type="float" office:value="0.0447097532314923" calcext:value-type="float">
            <text:p>0.044709753231492</text:p>
          </table:table-cell>
          <table:table-cell table:formula="of:=ABS([.G906])" office:value-type="float" office:value="0.0447097532314923" calcext:value-type="float">
            <text:p>0.044709753231492</text:p>
          </table:table-cell>
          <table:table-cell table:formula="of:=[.G906]*[.G906]" office:value-type="float" office:value="0.00199896203402094" calcext:value-type="float">
            <text:p>0.001998962034021</text:p>
          </table:table-cell>
          <table:table-cell table:formula="of:=([.F906]-[.F905])/([.F905]+0.0000000000001)" office:value-type="float" office:value="0.0211315879893084" calcext:value-type="float">
            <text:p>0.021131587989309</text:p>
          </table:table-cell>
          <table:table-cell table:formula="of:=ABS([.J906])" office:value-type="float" office:value="0.0211315879893084" calcext:value-type="float">
            <text:p>0.021131587989309</text:p>
          </table:table-cell>
          <table:table-cell table:formula="of:=[.J906]*[.J906]" office:value-type="float" office:value="0.000446544010949884" calcext:value-type="float">
            <text:p>0.00044654401095</text:p>
          </table:table-cell>
        </table:table-row>
        <table:table-row table:style-name="ro1">
          <table:table-cell table:style-name="ce1" office:value-type="string" calcext:value-type="string">
            <text:p>2/1/2018</text:p>
          </table:table-cell>
          <table:table-cell office:value-type="float" office:value="1517443200" calcext:value-type="float">
            <text:p>1517443200</text:p>
          </table:table-cell>
          <table:table-cell office:value-type="float" office:value="40436332603" calcext:value-type="float">
            <text:p>40436332603</text:p>
          </table:table-cell>
          <table:table-cell table:formula="of:=[.C907]/10^9" office:value-type="float" office:value="40.436332603" calcext:value-type="float">
            <text:p>40.436332603</text:p>
          </table:table-cell>
          <table:table-cell office:value-type="float" office:value="1026.19" calcext:value-type="float">
            <text:p>1026.19</text:p>
          </table:table-cell>
          <table:table-cell table:formula="of:=[.E907]*[.D907]" office:value-type="float" office:value="41495.3601538726" calcext:value-type="float">
            <text:p>41495.3601538726</text:p>
          </table:table-cell>
          <table:table-cell table:formula="of:=([.E907]-[.E906])/([.E906]+0.0000000000001)" office:value-type="float" office:value="-0.0765942896221575" calcext:value-type="float">
            <text:p>-0.076594289622158</text:p>
          </table:table-cell>
          <table:table-cell table:formula="of:=ABS([.G907])" office:value-type="float" office:value="0.0765942896221575" calcext:value-type="float">
            <text:p>0.076594289622158</text:p>
          </table:table-cell>
          <table:table-cell table:formula="of:=[.G907]*[.G907]" office:value-type="float" office:value="0.00586668520272295" calcext:value-type="float">
            <text:p>0.005866685202723</text:p>
          </table:table-cell>
          <table:table-cell table:formula="of:=([.F907]-[.F906])/([.F906]+0.0000000000001)" office:value-type="float" office:value="0.269920849081511" calcext:value-type="float">
            <text:p>0.269920849081511</text:p>
          </table:table-cell>
          <table:table-cell table:formula="of:=ABS([.J907])" office:value-type="float" office:value="0.269920849081511" calcext:value-type="float">
            <text:p>0.269920849081511</text:p>
          </table:table-cell>
          <table:table-cell table:formula="of:=[.J907]*[.J907]" office:value-type="float" office:value="0.0728572647688838" calcext:value-type="float">
            <text:p>0.072857264768884</text:p>
          </table:table-cell>
        </table:table-row>
        <table:table-row table:style-name="ro1">
          <table:table-cell table:style-name="ce1" office:value-type="string" calcext:value-type="string">
            <text:p>2/2/2018</text:p>
          </table:table-cell>
          <table:table-cell office:value-type="float" office:value="1517529600" calcext:value-type="float">
            <text:p>1517529600</text:p>
          </table:table-cell>
          <table:table-cell office:value-type="float" office:value="35386250064" calcext:value-type="float">
            <text:p>35386250064</text:p>
          </table:table-cell>
          <table:table-cell table:formula="of:=[.C908]/10^9" office:value-type="float" office:value="35.386250064" calcext:value-type="float">
            <text:p>35.386250064</text:p>
          </table:table-cell>
          <table:table-cell office:value-type="float" office:value="917.47" calcext:value-type="float">
            <text:p>917.47</text:p>
          </table:table-cell>
          <table:table-cell table:formula="of:=[.E908]*[.D908]" office:value-type="float" office:value="32465.8228462181" calcext:value-type="float">
            <text:p>32465.8228462181</text:p>
          </table:table-cell>
          <table:table-cell table:formula="of:=([.E908]-[.E907])/([.E907]+0.0000000000001)" office:value-type="float" office:value="-0.105945292782038" calcext:value-type="float">
            <text:p>-0.105945292782038</text:p>
          </table:table-cell>
          <table:table-cell table:formula="of:=ABS([.G908])" office:value-type="float" office:value="0.105945292782038" calcext:value-type="float">
            <text:p>0.105945292782038</text:p>
          </table:table-cell>
          <table:table-cell table:formula="of:=[.G908]*[.G908]" office:value-type="float" office:value="0.0112244050626718" calcext:value-type="float">
            <text:p>0.011224405062672</text:p>
          </table:table-cell>
          <table:table-cell table:formula="of:=([.F908]-[.F907])/([.F907]+0.0000000000001)" office:value-type="float" office:value="-0.217603541074744" calcext:value-type="float">
            <text:p>-0.217603541074744</text:p>
          </table:table-cell>
          <table:table-cell table:formula="of:=ABS([.J908])" office:value-type="float" office:value="0.217603541074744" calcext:value-type="float">
            <text:p>0.217603541074744</text:p>
          </table:table-cell>
          <table:table-cell table:formula="of:=[.J908]*[.J908]" office:value-type="float" office:value="0.0473513010882676" calcext:value-type="float">
            <text:p>0.047351301088268</text:p>
          </table:table-cell>
        </table:table-row>
        <table:table-row table:style-name="ro1">
          <table:table-cell table:style-name="ce1" office:value-type="string" calcext:value-type="string">
            <text:p>2/3/2018</text:p>
          </table:table-cell>
          <table:table-cell office:value-type="float" office:value="1517616000" calcext:value-type="float">
            <text:p>1517616000</text:p>
          </table:table-cell>
          <table:table-cell office:value-type="float" office:value="29301000333" calcext:value-type="float">
            <text:p>29301000333</text:p>
          </table:table-cell>
          <table:table-cell table:formula="of:=[.C909]/10^9" office:value-type="float" office:value="29.301000333" calcext:value-type="float">
            <text:p>29.301000333</text:p>
          </table:table-cell>
          <table:table-cell office:value-type="float" office:value="970.87" calcext:value-type="float">
            <text:p>970.87</text:p>
          </table:table-cell>
          <table:table-cell table:formula="of:=[.E909]*[.D909]" office:value-type="float" office:value="28447.4621932997" calcext:value-type="float">
            <text:p>28447.4621932997</text:p>
          </table:table-cell>
          <table:table-cell table:formula="of:=([.E909]-[.E908])/([.E908]+0.0000000000001)" office:value-type="float" office:value="0.058203537990343" calcext:value-type="float">
            <text:p>0.058203537990343</text:p>
          </table:table-cell>
          <table:table-cell table:formula="of:=ABS([.G909])" office:value-type="float" office:value="0.058203537990343" calcext:value-type="float">
            <text:p>0.058203537990343</text:p>
          </table:table-cell>
          <table:table-cell table:formula="of:=[.G909]*[.G909]" office:value-type="float" office:value="0.0033876518345933" calcext:value-type="float">
            <text:p>0.003387651834593</text:p>
          </table:table-cell>
          <table:table-cell table:formula="of:=([.F909]-[.F908])/([.F908]+0.0000000000001)" office:value-type="float" office:value="-0.123772025491307" calcext:value-type="float">
            <text:p>-0.123772025491307</text:p>
          </table:table-cell>
          <table:table-cell table:formula="of:=ABS([.J909])" office:value-type="float" office:value="0.123772025491307" calcext:value-type="float">
            <text:p>0.123772025491307</text:p>
          </table:table-cell>
          <table:table-cell table:formula="of:=[.J909]*[.J909]" office:value-type="float" office:value="0.0153195142942208" calcext:value-type="float">
            <text:p>0.015319514294221</text:p>
          </table:table-cell>
        </table:table-row>
        <table:table-row table:style-name="ro1">
          <table:table-cell table:style-name="ce1" office:value-type="string" calcext:value-type="string">
            <text:p>2/4/2018</text:p>
          </table:table-cell>
          <table:table-cell office:value-type="float" office:value="1517702400" calcext:value-type="float">
            <text:p>1517702400</text:p>
          </table:table-cell>
          <table:table-cell office:value-type="float" office:value="29029951503" calcext:value-type="float">
            <text:p>29029951503</text:p>
          </table:table-cell>
          <table:table-cell table:formula="of:=[.C910]/10^9" office:value-type="float" office:value="29.029951503" calcext:value-type="float">
            <text:p>29.029951503</text:p>
          </table:table-cell>
          <table:table-cell office:value-type="float" office:value="827.59" calcext:value-type="float">
            <text:p>827.59</text:p>
          </table:table-cell>
          <table:table-cell table:formula="of:=[.E910]*[.D910]" office:value-type="float" office:value="24024.8975643678" calcext:value-type="float">
            <text:p>24024.8975643678</text:p>
          </table:table-cell>
          <table:table-cell table:formula="of:=([.E910]-[.E909])/([.E909]+0.0000000000001)" office:value-type="float" office:value="-0.147578975558005" calcext:value-type="float">
            <text:p>-0.147578975558005</text:p>
          </table:table-cell>
          <table:table-cell table:formula="of:=ABS([.G910])" office:value-type="float" office:value="0.147578975558005" calcext:value-type="float">
            <text:p>0.147578975558005</text:p>
          </table:table-cell>
          <table:table-cell table:formula="of:=[.G910]*[.G910]" office:value-type="float" office:value="0.0217795540267501" calcext:value-type="float">
            <text:p>0.02177955402675</text:p>
          </table:table-cell>
          <table:table-cell table:formula="of:=([.F910]-[.F909])/([.F909]+0.0000000000001)" office:value-type="float" office:value="-0.155464294104013" calcext:value-type="float">
            <text:p>-0.155464294104013</text:p>
          </table:table-cell>
          <table:table-cell table:formula="of:=ABS([.J910])" office:value-type="float" office:value="0.155464294104013" calcext:value-type="float">
            <text:p>0.155464294104013</text:p>
          </table:table-cell>
          <table:table-cell table:formula="of:=[.J910]*[.J910]" office:value-type="float" office:value="0.0241691467412591" calcext:value-type="float">
            <text:p>0.024169146741259</text:p>
          </table:table-cell>
        </table:table-row>
        <table:table-row table:style-name="ro1">
          <table:table-cell table:style-name="ce1" office:value-type="string" calcext:value-type="string">
            <text:p>2/5/2018</text:p>
          </table:table-cell>
          <table:table-cell office:value-type="float" office:value="1517788800" calcext:value-type="float">
            <text:p>1517788800</text:p>
          </table:table-cell>
          <table:table-cell office:value-type="float" office:value="26867195837" calcext:value-type="float">
            <text:p>26867195837</text:p>
          </table:table-cell>
          <table:table-cell table:formula="of:=[.C911]/10^9" office:value-type="float" office:value="26.867195837" calcext:value-type="float">
            <text:p>26.867195837</text:p>
          </table:table-cell>
          <table:table-cell office:value-type="float" office:value="695.08" calcext:value-type="float">
            <text:p>695.08</text:p>
          </table:table-cell>
          <table:table-cell table:formula="of:=[.E911]*[.D911]" office:value-type="float" office:value="18674.850482382" calcext:value-type="float">
            <text:p>18674.850482382</text:p>
          </table:table-cell>
          <table:table-cell table:formula="of:=([.E911]-[.E910])/([.E910]+0.0000000000001)" office:value-type="float" office:value="-0.160115516137218" calcext:value-type="float">
            <text:p>-0.160115516137218</text:p>
          </table:table-cell>
          <table:table-cell table:formula="of:=ABS([.G911])" office:value-type="float" office:value="0.160115516137218" calcext:value-type="float">
            <text:p>0.160115516137218</text:p>
          </table:table-cell>
          <table:table-cell table:formula="of:=[.G911]*[.G911]" office:value-type="float" office:value="0.0256369785078876" calcext:value-type="float">
            <text:p>0.025636978507888</text:p>
          </table:table-cell>
          <table:table-cell table:formula="of:=([.F911]-[.F910])/([.F910]+0.0000000000001)" office:value-type="float" office:value="-0.222687612617365" calcext:value-type="float">
            <text:p>-0.222687612617365</text:p>
          </table:table-cell>
          <table:table-cell table:formula="of:=ABS([.J911])" office:value-type="float" office:value="0.222687612617365" calcext:value-type="float">
            <text:p>0.222687612617365</text:p>
          </table:table-cell>
          <table:table-cell table:formula="of:=[.J911]*[.J911]" office:value-type="float" office:value="0.0495897728132217" calcext:value-type="float">
            <text:p>0.049589772813222</text:p>
          </table:table-cell>
        </table:table-row>
        <table:table-row table:style-name="ro1">
          <table:table-cell table:style-name="ce1" office:value-type="string" calcext:value-type="string">
            <text:p>2/6/2018</text:p>
          </table:table-cell>
          <table:table-cell office:value-type="float" office:value="1517875200" calcext:value-type="float">
            <text:p>1517875200</text:p>
          </table:table-cell>
          <table:table-cell office:value-type="float" office:value="27964527864" calcext:value-type="float">
            <text:p>27964527864</text:p>
          </table:table-cell>
          <table:table-cell table:formula="of:=[.C912]/10^9" office:value-type="float" office:value="27.964527864" calcext:value-type="float">
            <text:p>27.964527864</text:p>
          </table:table-cell>
          <table:table-cell office:value-type="float" office:value="785.01" calcext:value-type="float">
            <text:p>785.01</text:p>
          </table:table-cell>
          <table:table-cell table:formula="of:=[.E912]*[.D912]" office:value-type="float" office:value="21952.4340185186" calcext:value-type="float">
            <text:p>21952.4340185186</text:p>
          </table:table-cell>
          <table:table-cell table:formula="of:=([.E912]-[.E911])/([.E911]+0.0000000000001)" office:value-type="float" office:value="0.129380790700351" calcext:value-type="float">
            <text:p>0.129380790700351</text:p>
          </table:table-cell>
          <table:table-cell table:formula="of:=ABS([.G912])" office:value-type="float" office:value="0.129380790700351" calcext:value-type="float">
            <text:p>0.129380790700351</text:p>
          </table:table-cell>
          <table:table-cell table:formula="of:=[.G912]*[.G912]" office:value-type="float" office:value="0.016739389002248" calcext:value-type="float">
            <text:p>0.016739389002248</text:p>
          </table:table-cell>
          <table:table-cell table:formula="of:=([.F912]-[.F911])/([.F911]+0.0000000000001)" office:value-type="float" office:value="0.175507886353831" calcext:value-type="float">
            <text:p>0.175507886353831</text:p>
          </table:table-cell>
          <table:table-cell table:formula="of:=ABS([.J912])" office:value-type="float" office:value="0.175507886353831" calcext:value-type="float">
            <text:p>0.175507886353831</text:p>
          </table:table-cell>
          <table:table-cell table:formula="of:=[.J912]*[.J912]" office:value-type="float" office:value="0.0308030181723893" calcext:value-type="float">
            <text:p>0.030803018172389</text:p>
          </table:table-cell>
        </table:table-row>
        <table:table-row table:style-name="ro1">
          <table:table-cell table:style-name="ce1" office:value-type="string" calcext:value-type="string">
            <text:p>2/7/2018</text:p>
          </table:table-cell>
          <table:table-cell office:value-type="float" office:value="1517961600" calcext:value-type="float">
            <text:p>1517961600</text:p>
          </table:table-cell>
          <table:table-cell office:value-type="float" office:value="26694182218" calcext:value-type="float">
            <text:p>26694182218</text:p>
          </table:table-cell>
          <table:table-cell table:formula="of:=[.C913]/10^9" office:value-type="float" office:value="26.694182218" calcext:value-type="float">
            <text:p>26.694182218</text:p>
          </table:table-cell>
          <table:table-cell office:value-type="float" office:value="751.81" calcext:value-type="float">
            <text:p>751.81</text:p>
          </table:table-cell>
          <table:table-cell table:formula="of:=[.E913]*[.D913]" office:value-type="float" office:value="20068.9531333146" calcext:value-type="float">
            <text:p>20068.9531333146</text:p>
          </table:table-cell>
          <table:table-cell table:formula="of:=([.E913]-[.E912])/([.E912]+0.0000000000001)" office:value-type="float" office:value="-0.0422924548731864" calcext:value-type="float">
            <text:p>-0.042292454873186</text:p>
          </table:table-cell>
          <table:table-cell table:formula="of:=ABS([.G913])" office:value-type="float" office:value="0.0422924548731864" calcext:value-type="float">
            <text:p>0.042292454873186</text:p>
          </table:table-cell>
          <table:table-cell table:formula="of:=[.G913]*[.G913]" office:value-type="float" office:value="0.00178865173920051" calcext:value-type="float">
            <text:p>0.001788651739201</text:p>
          </table:table-cell>
          <table:table-cell table:formula="of:=([.F913]-[.F912])/([.F912]+0.0000000000001)" office:value-type="float" office:value="-0.0857982710990132" calcext:value-type="float">
            <text:p>-0.085798271099013</text:p>
          </table:table-cell>
          <table:table-cell table:formula="of:=ABS([.J913])" office:value-type="float" office:value="0.0857982710990132" calcext:value-type="float">
            <text:p>0.085798271099013</text:p>
          </table:table-cell>
          <table:table-cell table:formula="of:=[.J913]*[.J913]" office:value-type="float" office:value="0.00736134332357977" calcext:value-type="float">
            <text:p>0.00736134332358</text:p>
          </table:table-cell>
        </table:table-row>
        <table:table-row table:style-name="ro1">
          <table:table-cell table:style-name="ce1" office:value-type="string" calcext:value-type="string">
            <text:p>2/8/2018</text:p>
          </table:table-cell>
          <table:table-cell office:value-type="float" office:value="1518048000" calcext:value-type="float">
            <text:p>1518048000</text:p>
          </table:table-cell>
          <table:table-cell office:value-type="float" office:value="24968333160" calcext:value-type="float">
            <text:p>24968333160</text:p>
          </table:table-cell>
          <table:table-cell table:formula="of:=[.C914]/10^9" office:value-type="float" office:value="24.96833316" calcext:value-type="float">
            <text:p>24.96833316</text:p>
          </table:table-cell>
          <table:table-cell office:value-type="float" office:value="813.55" calcext:value-type="float">
            <text:p>813.55</text:p>
          </table:table-cell>
          <table:table-cell table:formula="of:=[.E914]*[.D914]" office:value-type="float" office:value="20312.987442318" calcext:value-type="float">
            <text:p>20312.987442318</text:p>
          </table:table-cell>
          <table:table-cell table:formula="of:=([.E914]-[.E913])/([.E913]+0.0000000000001)" office:value-type="float" office:value="0.0821218126920366" calcext:value-type="float">
            <text:p>0.082121812692037</text:p>
          </table:table-cell>
          <table:table-cell table:formula="of:=ABS([.G914])" office:value-type="float" office:value="0.0821218126920366" calcext:value-type="float">
            <text:p>0.082121812692037</text:p>
          </table:table-cell>
          <table:table-cell table:formula="of:=[.G914]*[.G914]" office:value-type="float" office:value="0.00674399211982594" calcext:value-type="float">
            <text:p>0.006743992119826</text:p>
          </table:table-cell>
          <table:table-cell table:formula="of:=([.F914]-[.F913])/([.F913]+0.0000000000001)" office:value-type="float" office:value="0.0121597926599531" calcext:value-type="float">
            <text:p>0.012159792659953</text:p>
          </table:table-cell>
          <table:table-cell table:formula="of:=ABS([.J914])" office:value-type="float" office:value="0.0121597926599531" calcext:value-type="float">
            <text:p>0.012159792659953</text:p>
          </table:table-cell>
          <table:table-cell table:formula="of:=[.J914]*[.J914]" office:value-type="float" office:value="0.00014786055753305" calcext:value-type="float">
            <text:p>0.000147860557533</text:p>
          </table:table-cell>
        </table:table-row>
        <table:table-row table:style-name="ro1">
          <table:table-cell table:style-name="ce1" office:value-type="string" calcext:value-type="string">
            <text:p>2/9/2018</text:p>
          </table:table-cell>
          <table:table-cell office:value-type="float" office:value="1518134400" calcext:value-type="float">
            <text:p>1518134400</text:p>
          </table:table-cell>
          <table:table-cell office:value-type="float" office:value="22856286885" calcext:value-type="float">
            <text:p>22856286885</text:p>
          </table:table-cell>
          <table:table-cell table:formula="of:=[.C915]/10^9" office:value-type="float" office:value="22.856286885" calcext:value-type="float">
            <text:p>22.856286885</text:p>
          </table:table-cell>
          <table:table-cell office:value-type="float" office:value="877.88" calcext:value-type="float">
            <text:p>877.88</text:p>
          </table:table-cell>
          <table:table-cell table:formula="of:=[.E915]*[.D915]" office:value-type="float" office:value="20065.0771306038" calcext:value-type="float">
            <text:p>20065.0771306038</text:p>
          </table:table-cell>
          <table:table-cell table:formula="of:=([.E915]-[.E914])/([.E914]+0.0000000000001)" office:value-type="float" office:value="0.0790731977137238" calcext:value-type="float">
            <text:p>0.079073197713724</text:p>
          </table:table-cell>
          <table:table-cell table:formula="of:=ABS([.G915])" office:value-type="float" office:value="0.0790731977137238" calcext:value-type="float">
            <text:p>0.079073197713724</text:p>
          </table:table-cell>
          <table:table-cell table:formula="of:=[.G915]*[.G915]" office:value-type="float" office:value="0.00625257059667366" calcext:value-type="float">
            <text:p>0.006252570596674</text:p>
          </table:table-cell>
          <table:table-cell table:formula="of:=([.F915]-[.F914])/([.F914]+0.0000000000001)" office:value-type="float" office:value="-0.0122045224720481" calcext:value-type="float">
            <text:p>-0.012204522472048</text:p>
          </table:table-cell>
          <table:table-cell table:formula="of:=ABS([.J915])" office:value-type="float" office:value="0.0122045224720481" calcext:value-type="float">
            <text:p>0.012204522472048</text:p>
          </table:table-cell>
          <table:table-cell table:formula="of:=[.J915]*[.J915]" office:value-type="float" office:value="0.000148950368770726" calcext:value-type="float">
            <text:p>0.000148950368771</text:p>
          </table:table-cell>
        </table:table-row>
        <table:table-row table:style-name="ro1">
          <table:table-cell table:style-name="ce1" office:value-type="string" calcext:value-type="string">
            <text:p>2/10/2018</text:p>
          </table:table-cell>
          <table:table-cell office:value-type="float" office:value="1518220800" calcext:value-type="float">
            <text:p>1518220800</text:p>
          </table:table-cell>
          <table:table-cell office:value-type="float" office:value="23836230354" calcext:value-type="float">
            <text:p>23836230354</text:p>
          </table:table-cell>
          <table:table-cell table:formula="of:=[.C916]/10^9" office:value-type="float" office:value="23.836230354" calcext:value-type="float">
            <text:p>23.836230354</text:p>
          </table:table-cell>
          <table:table-cell office:value-type="float" office:value="850.75" calcext:value-type="float">
            <text:p>850.75</text:p>
          </table:table-cell>
          <table:table-cell table:formula="of:=[.E916]*[.D916]" office:value-type="float" office:value="20278.6729736655" calcext:value-type="float">
            <text:p>20278.6729736655</text:p>
          </table:table-cell>
          <table:table-cell table:formula="of:=([.E916]-[.E915])/([.E915]+0.0000000000001)" office:value-type="float" office:value="-0.0309039959903404" calcext:value-type="float">
            <text:p>-0.03090399599034</text:p>
          </table:table-cell>
          <table:table-cell table:formula="of:=ABS([.G916])" office:value-type="float" office:value="0.0309039959903404" calcext:value-type="float">
            <text:p>0.03090399599034</text:p>
          </table:table-cell>
          <table:table-cell table:formula="of:=[.G916]*[.G916]" office:value-type="float" office:value="0.000955056968170973" calcext:value-type="float">
            <text:p>0.000955056968171</text:p>
          </table:table-cell>
          <table:table-cell table:formula="of:=([.F916]-[.F915])/([.F915]+0.0000000000001)" office:value-type="float" office:value="0.0106451543480945" calcext:value-type="float">
            <text:p>0.010645154348095</text:p>
          </table:table-cell>
          <table:table-cell table:formula="of:=ABS([.J916])" office:value-type="float" office:value="0.0106451543480945" calcext:value-type="float">
            <text:p>0.010645154348095</text:p>
          </table:table-cell>
          <table:table-cell table:formula="of:=[.J916]*[.J916]" office:value-type="float" office:value="0.000113319311094756" calcext:value-type="float">
            <text:p>0.000113319311095</text:p>
          </table:table-cell>
        </table:table-row>
        <table:table-row table:style-name="ro1">
          <table:table-cell table:style-name="ce1" office:value-type="string" calcext:value-type="string">
            <text:p>2/11/2018</text:p>
          </table:table-cell>
          <table:table-cell office:value-type="float" office:value="1518307200" calcext:value-type="float">
            <text:p>1518307200</text:p>
          </table:table-cell>
          <table:table-cell office:value-type="float" office:value="21902813565" calcext:value-type="float">
            <text:p>21902813565</text:p>
          </table:table-cell>
          <table:table-cell table:formula="of:=[.C917]/10^9" office:value-type="float" office:value="21.902813565" calcext:value-type="float">
            <text:p>21.902813565</text:p>
          </table:table-cell>
          <table:table-cell office:value-type="float" office:value="811.24" calcext:value-type="float">
            <text:p>811.24</text:p>
          </table:table-cell>
          <table:table-cell table:formula="of:=[.E917]*[.D917]" office:value-type="float" office:value="17768.4384764706" calcext:value-type="float">
            <text:p>17768.4384764706</text:p>
          </table:table-cell>
          <table:table-cell table:formula="of:=([.E917]-[.E916])/([.E916]+0.0000000000001)" office:value-type="float" office:value="-0.0464413752571261" calcext:value-type="float">
            <text:p>-0.046441375257126</text:p>
          </table:table-cell>
          <table:table-cell table:formula="of:=ABS([.G917])" office:value-type="float" office:value="0.0464413752571261" calcext:value-type="float">
            <text:p>0.046441375257126</text:p>
          </table:table-cell>
          <table:table-cell table:formula="of:=[.G917]*[.G917]" office:value-type="float" office:value="0.0021568013357732" calcext:value-type="float">
            <text:p>0.002156801335773</text:p>
          </table:table-cell>
          <table:table-cell table:formula="of:=([.F917]-[.F916])/([.F916]+0.0000000000001)" office:value-type="float" office:value="-0.123786921385574" calcext:value-type="float">
            <text:p>-0.123786921385574</text:p>
          </table:table-cell>
          <table:table-cell table:formula="of:=ABS([.J917])" office:value-type="float" office:value="0.123786921385574" calcext:value-type="float">
            <text:p>0.123786921385574</text:p>
          </table:table-cell>
          <table:table-cell table:formula="of:=[.J917]*[.J917]" office:value-type="float" office:value="0.0153232019061183" calcext:value-type="float">
            <text:p>0.015323201906118</text:p>
          </table:table-cell>
        </table:table-row>
        <table:table-row table:style-name="ro1">
          <table:table-cell table:style-name="ce1" office:value-type="string" calcext:value-type="string">
            <text:p>2/12/2018</text:p>
          </table:table-cell>
          <table:table-cell office:value-type="float" office:value="1518393600" calcext:value-type="float">
            <text:p>1518393600</text:p>
          </table:table-cell>
          <table:table-cell office:value-type="float" office:value="20824108310" calcext:value-type="float">
            <text:p>20824108310</text:p>
          </table:table-cell>
          <table:table-cell table:formula="of:=[.C918]/10^9" office:value-type="float" office:value="20.82410831" calcext:value-type="float">
            <text:p>20.82410831</text:p>
          </table:table-cell>
          <table:table-cell office:value-type="float" office:value="865.27" calcext:value-type="float">
            <text:p>865.27</text:p>
          </table:table-cell>
          <table:table-cell table:formula="of:=[.E918]*[.D918]" office:value-type="float" office:value="18018.4761973937" calcext:value-type="float">
            <text:p>18018.4761973937</text:p>
          </table:table-cell>
          <table:table-cell table:formula="of:=([.E918]-[.E917])/([.E917]+0.0000000000001)" office:value-type="float" office:value="0.0666017454760613" calcext:value-type="float">
            <text:p>0.066601745476061</text:p>
          </table:table-cell>
          <table:table-cell table:formula="of:=ABS([.G918])" office:value-type="float" office:value="0.0666017454760613" calcext:value-type="float">
            <text:p>0.066601745476061</text:p>
          </table:table-cell>
          <table:table-cell table:formula="of:=[.G918]*[.G918]" office:value-type="float" office:value="0.00443579250045805" calcext:value-type="float">
            <text:p>0.004435792500458</text:p>
          </table:table-cell>
          <table:table-cell table:formula="of:=([.F918]-[.F917])/([.F917]+0.0000000000001)" office:value-type="float" office:value="0.0140720143334038" calcext:value-type="float">
            <text:p>0.014072014333404</text:p>
          </table:table-cell>
          <table:table-cell table:formula="of:=ABS([.J918])" office:value-type="float" office:value="0.0140720143334038" calcext:value-type="float">
            <text:p>0.014072014333404</text:p>
          </table:table-cell>
          <table:table-cell table:formula="of:=[.J918]*[.J918]" office:value-type="float" office:value="0.000198021587399521" calcext:value-type="float">
            <text:p>0.0001980215874</text:p>
          </table:table-cell>
        </table:table-row>
        <table:table-row table:style-name="ro1">
          <table:table-cell table:style-name="ce1" office:value-type="string" calcext:value-type="string">
            <text:p>2/13/2018</text:p>
          </table:table-cell>
          <table:table-cell office:value-type="float" office:value="1518480000" calcext:value-type="float">
            <text:p>1518480000</text:p>
          </table:table-cell>
          <table:table-cell office:value-type="float" office:value="21675219499" calcext:value-type="float">
            <text:p>21675219499</text:p>
          </table:table-cell>
          <table:table-cell table:formula="of:=[.C919]/10^9" office:value-type="float" office:value="21.675219499" calcext:value-type="float">
            <text:p>21.675219499</text:p>
          </table:table-cell>
          <table:table-cell office:value-type="float" office:value="840.98" calcext:value-type="float">
            <text:p>840.98</text:p>
          </table:table-cell>
          <table:table-cell table:formula="of:=[.E919]*[.D919]" office:value-type="float" office:value="18228.426094269" calcext:value-type="float">
            <text:p>18228.426094269</text:p>
          </table:table-cell>
          <table:table-cell table:formula="of:=([.E919]-[.E918])/([.E918]+0.0000000000001)" office:value-type="float" office:value="-0.028072162446404" calcext:value-type="float">
            <text:p>-0.028072162446404</text:p>
          </table:table-cell>
          <table:table-cell table:formula="of:=ABS([.G919])" office:value-type="float" office:value="0.028072162446404" calcext:value-type="float">
            <text:p>0.028072162446404</text:p>
          </table:table-cell>
          <table:table-cell table:formula="of:=[.G919]*[.G919]" office:value-type="float" office:value="0.000788046304417293" calcext:value-type="float">
            <text:p>0.000788046304417</text:p>
          </table:table-cell>
          <table:table-cell table:formula="of:=([.F919]-[.F918])/([.F918]+0.0000000000001)" office:value-type="float" office:value="0.0116519229803511" calcext:value-type="float">
            <text:p>0.011651922980351</text:p>
          </table:table-cell>
          <table:table-cell table:formula="of:=ABS([.J919])" office:value-type="float" office:value="0.0116519229803511" calcext:value-type="float">
            <text:p>0.011651922980351</text:p>
          </table:table-cell>
          <table:table-cell table:formula="of:=[.J919]*[.J919]" office:value-type="float" office:value="0.000135767309140035" calcext:value-type="float">
            <text:p>0.00013576730914</text:p>
          </table:table-cell>
        </table:table-row>
        <table:table-row table:style-name="ro1">
          <table:table-cell table:style-name="ce1" office:value-type="string" calcext:value-type="string">
            <text:p>2/14/2018</text:p>
          </table:table-cell>
          <table:table-cell office:value-type="float" office:value="1518566400" calcext:value-type="float">
            <text:p>1518566400</text:p>
          </table:table-cell>
          <table:table-cell office:value-type="float" office:value="22501126990" calcext:value-type="float">
            <text:p>22501126990</text:p>
          </table:table-cell>
          <table:table-cell table:formula="of:=[.C920]/10^9" office:value-type="float" office:value="22.50112699" calcext:value-type="float">
            <text:p>22.50112699</text:p>
          </table:table-cell>
          <table:table-cell office:value-type="float" office:value="920.11" calcext:value-type="float">
            <text:p>920.11</text:p>
          </table:table-cell>
          <table:table-cell table:formula="of:=[.E920]*[.D920]" office:value-type="float" office:value="20703.5119547689" calcext:value-type="float">
            <text:p>20703.5119547689</text:p>
          </table:table-cell>
          <table:table-cell table:formula="of:=([.E920]-[.E919])/([.E919]+0.0000000000001)" office:value-type="float" office:value="0.094092606245095" calcext:value-type="float">
            <text:p>0.094092606245095</text:p>
          </table:table-cell>
          <table:table-cell table:formula="of:=ABS([.G920])" office:value-type="float" office:value="0.094092606245095" calcext:value-type="float">
            <text:p>0.094092606245095</text:p>
          </table:table-cell>
          <table:table-cell table:formula="of:=[.G920]*[.G920]" office:value-type="float" office:value="0.00885341854999449" calcext:value-type="float">
            <text:p>0.008853418549994</text:p>
          </table:table-cell>
          <table:table-cell table:formula="of:=([.F920]-[.F919])/([.F919]+0.0000000000001)" office:value-type="float" office:value="0.135781654855986" calcext:value-type="float">
            <text:p>0.135781654855986</text:p>
          </table:table-cell>
          <table:table-cell table:formula="of:=ABS([.J920])" office:value-type="float" office:value="0.135781654855986" calcext:value-type="float">
            <text:p>0.135781654855986</text:p>
          </table:table-cell>
          <table:table-cell table:formula="of:=[.J920]*[.J920]" office:value-type="float" office:value="0.01843665779543" calcext:value-type="float">
            <text:p>0.01843665779543</text:p>
          </table:table-cell>
        </table:table-row>
        <table:table-row table:style-name="ro1">
          <table:table-cell table:style-name="ce1" office:value-type="string" calcext:value-type="string">
            <text:p>2/15/2018</text:p>
          </table:table-cell>
          <table:table-cell office:value-type="float" office:value="1518652800" calcext:value-type="float">
            <text:p>1518652800</text:p>
          </table:table-cell>
          <table:table-cell office:value-type="float" office:value="21565784189" calcext:value-type="float">
            <text:p>21565784189</text:p>
          </table:table-cell>
          <table:table-cell table:formula="of:=[.C921]/10^9" office:value-type="float" office:value="21.565784189" calcext:value-type="float">
            <text:p>21.565784189</text:p>
          </table:table-cell>
          <table:table-cell office:value-type="float" office:value="927.95" calcext:value-type="float">
            <text:p>927.95</text:p>
          </table:table-cell>
          <table:table-cell table:formula="of:=[.E921]*[.D921]" office:value-type="float" office:value="20011.9694381825" calcext:value-type="float">
            <text:p>20011.9694381825</text:p>
          </table:table-cell>
          <table:table-cell table:formula="of:=([.E921]-[.E920])/([.E920]+0.0000000000001)" office:value-type="float" office:value="0.008520720348654" calcext:value-type="float">
            <text:p>0.008520720348654</text:p>
          </table:table-cell>
          <table:table-cell table:formula="of:=ABS([.G921])" office:value-type="float" office:value="0.008520720348654" calcext:value-type="float">
            <text:p>0.008520720348654</text:p>
          </table:table-cell>
          <table:table-cell table:formula="of:=[.G921]*[.G921]" office:value-type="float" office:value="0.0000726026752599663" calcext:value-type="float">
            <text:p>7.26026752599663E-05</text:p>
          </table:table-cell>
          <table:table-cell table:formula="of:=([.F921]-[.F920])/([.F920]+0.0000000000001)" office:value-type="float" office:value="-0.0334021840399429" calcext:value-type="float">
            <text:p>-0.033402184039943</text:p>
          </table:table-cell>
          <table:table-cell table:formula="of:=ABS([.J921])" office:value-type="float" office:value="0.0334021840399429" calcext:value-type="float">
            <text:p>0.033402184039943</text:p>
          </table:table-cell>
          <table:table-cell table:formula="of:=[.J921]*[.J921]" office:value-type="float" office:value="0.00111570589863822" calcext:value-type="float">
            <text:p>0.001115705898638</text:p>
          </table:table-cell>
        </table:table-row>
        <table:table-row table:style-name="ro1">
          <table:table-cell table:style-name="ce1" office:value-type="string" calcext:value-type="string">
            <text:p>2/16/2018</text:p>
          </table:table-cell>
          <table:table-cell office:value-type="float" office:value="1518739200" calcext:value-type="float">
            <text:p>1518739200</text:p>
          </table:table-cell>
          <table:table-cell office:value-type="float" office:value="21590561665" calcext:value-type="float">
            <text:p>21590561665</text:p>
          </table:table-cell>
          <table:table-cell table:formula="of:=[.C922]/10^9" office:value-type="float" office:value="21.590561665" calcext:value-type="float">
            <text:p>21.590561665</text:p>
          </table:table-cell>
          <table:table-cell office:value-type="float" office:value="938.02" calcext:value-type="float">
            <text:p>938.02</text:p>
          </table:table-cell>
          <table:table-cell table:formula="of:=[.E922]*[.D922]" office:value-type="float" office:value="20252.3786530033" calcext:value-type="float">
            <text:p>20252.3786530033</text:p>
          </table:table-cell>
          <table:table-cell table:formula="of:=([.E922]-[.E921])/([.E921]+0.0000000000001)" office:value-type="float" office:value="0.0108518777951398" calcext:value-type="float">
            <text:p>0.01085187779514</text:p>
          </table:table-cell>
          <table:table-cell table:formula="of:=ABS([.G922])" office:value-type="float" office:value="0.0108518777951398" calcext:value-type="float">
            <text:p>0.01085187779514</text:p>
          </table:table-cell>
          <table:table-cell table:formula="of:=[.G922]*[.G922]" office:value-type="float" office:value="0.000117763251680647" calcext:value-type="float">
            <text:p>0.000117763251681</text:p>
          </table:table-cell>
          <table:table-cell table:formula="of:=([.F922]-[.F921])/([.F921]+0.0000000000001)" office:value-type="float" office:value="0.012013271135726" calcext:value-type="float">
            <text:p>0.012013271135726</text:p>
          </table:table-cell>
          <table:table-cell table:formula="of:=ABS([.J922])" office:value-type="float" office:value="0.012013271135726" calcext:value-type="float">
            <text:p>0.012013271135726</text:p>
          </table:table-cell>
          <table:table-cell table:formula="of:=[.J922]*[.J922]" office:value-type="float" office:value="0.000144318683380467" calcext:value-type="float">
            <text:p>0.00014431868338</text:p>
          </table:table-cell>
        </table:table-row>
        <table:table-row table:style-name="ro1">
          <table:table-cell table:style-name="ce1" office:value-type="string" calcext:value-type="string">
            <text:p>2/17/2018</text:p>
          </table:table-cell>
          <table:table-cell office:value-type="float" office:value="1518825600" calcext:value-type="float">
            <text:p>1518825600</text:p>
          </table:table-cell>
          <table:table-cell office:value-type="float" office:value="21836733413" calcext:value-type="float">
            <text:p>21836733413</text:p>
          </table:table-cell>
          <table:table-cell table:formula="of:=[.C923]/10^9" office:value-type="float" office:value="21.836733413" calcext:value-type="float">
            <text:p>21.836733413</text:p>
          </table:table-cell>
          <table:table-cell office:value-type="float" office:value="974.77" calcext:value-type="float">
            <text:p>974.77</text:p>
          </table:table-cell>
          <table:table-cell table:formula="of:=[.E923]*[.D923]" office:value-type="float" office:value="21285.79262899" calcext:value-type="float">
            <text:p>21285.79262899</text:p>
          </table:table-cell>
          <table:table-cell table:formula="of:=([.E923]-[.E922])/([.E922]+0.0000000000001)" office:value-type="float" office:value="0.0391782691200614" calcext:value-type="float">
            <text:p>0.039178269120061</text:p>
          </table:table-cell>
          <table:table-cell table:formula="of:=ABS([.G923])" office:value-type="float" office:value="0.0391782691200614" calcext:value-type="float">
            <text:p>0.039178269120061</text:p>
          </table:table-cell>
          <table:table-cell table:formula="of:=[.G923]*[.G923]" office:value-type="float" office:value="0.00153493677124396" calcext:value-type="float">
            <text:p>0.001534936771244</text:p>
          </table:table-cell>
          <table:table-cell table:formula="of:=([.F923]-[.F922])/([.F922]+0.0000000000001)" office:value-type="float" office:value="0.0510267951085075" calcext:value-type="float">
            <text:p>0.051026795108508</text:p>
          </table:table-cell>
          <table:table-cell table:formula="of:=ABS([.J923])" office:value-type="float" office:value="0.0510267951085075" calcext:value-type="float">
            <text:p>0.051026795108508</text:p>
          </table:table-cell>
          <table:table-cell table:formula="of:=[.J923]*[.J923]" office:value-type="float" office:value="0.0026037338190456" calcext:value-type="float">
            <text:p>0.002603733819046</text:p>
          </table:table-cell>
        </table:table-row>
        <table:table-row table:style-name="ro1">
          <table:table-cell table:style-name="ce1" office:value-type="string" calcext:value-type="string">
            <text:p>2/18/2018</text:p>
          </table:table-cell>
          <table:table-cell office:value-type="float" office:value="1518912000" calcext:value-type="float">
            <text:p>1518912000</text:p>
          </table:table-cell>
          <table:table-cell office:value-type="float" office:value="23119908681" calcext:value-type="float">
            <text:p>23119908681</text:p>
          </table:table-cell>
          <table:table-cell table:formula="of:=[.C924]/10^9" office:value-type="float" office:value="23.119908681" calcext:value-type="float">
            <text:p>23.119908681</text:p>
          </table:table-cell>
          <table:table-cell office:value-type="float" office:value="913.9" calcext:value-type="float">
            <text:p>913.9</text:p>
          </table:table-cell>
          <table:table-cell table:formula="of:=[.E924]*[.D924]" office:value-type="float" office:value="21129.2845435659" calcext:value-type="float">
            <text:p>21129.2845435659</text:p>
          </table:table-cell>
          <table:table-cell table:formula="of:=([.E924]-[.E923])/([.E923]+0.0000000000001)" office:value-type="float" office:value="-0.0624454999640941" calcext:value-type="float">
            <text:p>-0.062445499964094</text:p>
          </table:table-cell>
          <table:table-cell table:formula="of:=ABS([.G924])" office:value-type="float" office:value="0.0624454999640941" calcext:value-type="float">
            <text:p>0.062445499964094</text:p>
          </table:table-cell>
          <table:table-cell table:formula="of:=[.G924]*[.G924]" office:value-type="float" office:value="0.00389944046576568" calcext:value-type="float">
            <text:p>0.003899440465766</text:p>
          </table:table-cell>
          <table:table-cell table:formula="of:=([.F924]-[.F923])/([.F923]+0.0000000000001)" office:value-type="float" office:value="-0.00735270178339323" calcext:value-type="float">
            <text:p>-0.007352701783393</text:p>
          </table:table-cell>
          <table:table-cell table:formula="of:=ABS([.J924])" office:value-type="float" office:value="0.00735270178339323" calcext:value-type="float">
            <text:p>0.007352701783393</text:p>
          </table:table-cell>
          <table:table-cell table:formula="of:=[.J924]*[.J924]" office:value-type="float" office:value="0.0000540622235155139" calcext:value-type="float">
            <text:p>5.40622235155139E-05</text:p>
          </table:table-cell>
        </table:table-row>
        <table:table-row table:style-name="ro1">
          <table:table-cell table:style-name="ce1" office:value-type="string" calcext:value-type="string">
            <text:p>2/19/2018</text:p>
          </table:table-cell>
          <table:table-cell office:value-type="float" office:value="1518998400" calcext:value-type="float">
            <text:p>1518998400</text:p>
          </table:table-cell>
          <table:table-cell office:value-type="float" office:value="19905796465" calcext:value-type="float">
            <text:p>19905796465</text:p>
          </table:table-cell>
          <table:table-cell table:formula="of:=[.C925]/10^9" office:value-type="float" office:value="19.905796465" calcext:value-type="float">
            <text:p>19.905796465</text:p>
          </table:table-cell>
          <table:table-cell office:value-type="float" office:value="939.79" calcext:value-type="float">
            <text:p>939.79</text:p>
          </table:table-cell>
          <table:table-cell table:formula="of:=[.E925]*[.D925]" office:value-type="float" office:value="18707.2684598424" calcext:value-type="float">
            <text:p>18707.2684598424</text:p>
          </table:table-cell>
          <table:table-cell table:formula="of:=([.E925]-[.E924])/([.E924]+0.0000000000001)" office:value-type="float" office:value="0.0283291388554546" calcext:value-type="float">
            <text:p>0.028329138855455</text:p>
          </table:table-cell>
          <table:table-cell table:formula="of:=ABS([.G925])" office:value-type="float" office:value="0.0283291388554546" calcext:value-type="float">
            <text:p>0.028329138855455</text:p>
          </table:table-cell>
          <table:table-cell table:formula="of:=[.G925]*[.G925]" office:value-type="float" office:value="0.000802540108291629" calcext:value-type="float">
            <text:p>0.000802540108292</text:p>
          </table:table-cell>
          <table:table-cell table:formula="of:=([.F925]-[.F924])/([.F924]+0.0000000000001)" office:value-type="float" office:value="-0.114628400158541" calcext:value-type="float">
            <text:p>-0.114628400158541</text:p>
          </table:table-cell>
          <table:table-cell table:formula="of:=ABS([.J925])" office:value-type="float" office:value="0.114628400158541" calcext:value-type="float">
            <text:p>0.114628400158541</text:p>
          </table:table-cell>
          <table:table-cell table:formula="of:=[.J925]*[.J925]" office:value-type="float" office:value="0.0131396701229066" calcext:value-type="float">
            <text:p>0.013139670122907</text:p>
          </table:table-cell>
        </table:table-row>
        <table:table-row table:style-name="ro1">
          <table:table-cell table:style-name="ce1" office:value-type="string" calcext:value-type="string">
            <text:p>2/20/2018</text:p>
          </table:table-cell>
          <table:table-cell office:value-type="float" office:value="1519084800" calcext:value-type="float">
            <text:p>1519084800</text:p>
          </table:table-cell>
          <table:table-cell office:value-type="float" office:value="20246730594" calcext:value-type="float">
            <text:p>20246730594</text:p>
          </table:table-cell>
          <table:table-cell table:formula="of:=[.C926]/10^9" office:value-type="float" office:value="20.246730594" calcext:value-type="float">
            <text:p>20.246730594</text:p>
          </table:table-cell>
          <table:table-cell office:value-type="float" office:value="885.52" calcext:value-type="float">
            <text:p>885.52</text:p>
          </table:table-cell>
          <table:table-cell table:formula="of:=[.E926]*[.D926]" office:value-type="float" office:value="17928.8848755989" calcext:value-type="float">
            <text:p>17928.8848755989</text:p>
          </table:table-cell>
          <table:table-cell table:formula="of:=([.E926]-[.E925])/([.E925]+0.0000000000001)" office:value-type="float" office:value="-0.0577469434660935" calcext:value-type="float">
            <text:p>-0.057746943466094</text:p>
          </table:table-cell>
          <table:table-cell table:formula="of:=ABS([.G926])" office:value-type="float" office:value="0.0577469434660935" calcext:value-type="float">
            <text:p>0.057746943466094</text:p>
          </table:table-cell>
          <table:table-cell table:formula="of:=[.G926]*[.G926]" office:value-type="float" office:value="0.00333470947967619" calcext:value-type="float">
            <text:p>0.003334709479676</text:p>
          </table:table-cell>
          <table:table-cell table:formula="of:=([.F926]-[.F925])/([.F925]+0.0000000000001)" office:value-type="float" office:value="-0.0416086178436138" calcext:value-type="float">
            <text:p>-0.041608617843614</text:p>
          </table:table-cell>
          <table:table-cell table:formula="of:=ABS([.J926])" office:value-type="float" office:value="0.0416086178436138" calcext:value-type="float">
            <text:p>0.041608617843614</text:p>
          </table:table-cell>
          <table:table-cell table:formula="of:=[.J926]*[.J926]" office:value-type="float" office:value="0.0017312770788559" calcext:value-type="float">
            <text:p>0.001731277078856</text:p>
          </table:table-cell>
        </table:table-row>
        <table:table-row table:style-name="ro1">
          <table:table-cell table:style-name="ce1" office:value-type="string" calcext:value-type="string">
            <text:p>2/21/2018</text:p>
          </table:table-cell>
          <table:table-cell office:value-type="float" office:value="1519171200" calcext:value-type="float">
            <text:p>1519171200</text:p>
          </table:table-cell>
          <table:table-cell office:value-type="float" office:value="19358082715" calcext:value-type="float">
            <text:p>19358082715</text:p>
          </table:table-cell>
          <table:table-cell table:formula="of:=[.C927]/10^9" office:value-type="float" office:value="19.358082715" calcext:value-type="float">
            <text:p>19.358082715</text:p>
          </table:table-cell>
          <table:table-cell office:value-type="float" office:value="840.1" calcext:value-type="float">
            <text:p>840.1</text:p>
          </table:table-cell>
          <table:table-cell table:formula="of:=[.E927]*[.D927]" office:value-type="float" office:value="16262.7252888715" calcext:value-type="float">
            <text:p>16262.7252888715</text:p>
          </table:table-cell>
          <table:table-cell table:formula="of:=([.E927]-[.E926])/([.E926]+0.0000000000001)" office:value-type="float" office:value="-0.0512918962869274" calcext:value-type="float">
            <text:p>-0.051291896286927</text:p>
          </table:table-cell>
          <table:table-cell table:formula="of:=ABS([.G927])" office:value-type="float" office:value="0.0512918962869274" calcext:value-type="float">
            <text:p>0.051291896286927</text:p>
          </table:table-cell>
          <table:table-cell table:formula="of:=[.G927]*[.G927]" office:value-type="float" office:value="0.00263085862470892" calcext:value-type="float">
            <text:p>0.002630858624709</text:p>
          </table:table-cell>
          <table:table-cell table:formula="of:=([.F927]-[.F926])/([.F926]+0.0000000000001)" office:value-type="float" office:value="-0.0929315793083716" calcext:value-type="float">
            <text:p>-0.092931579308372</text:p>
          </table:table-cell>
          <table:table-cell table:formula="of:=ABS([.J927])" office:value-type="float" office:value="0.0929315793083716" calcext:value-type="float">
            <text:p>0.092931579308372</text:p>
          </table:table-cell>
          <table:table-cell table:formula="of:=[.J927]*[.J927]" office:value-type="float" office:value="0.00863627843274815" calcext:value-type="float">
            <text:p>0.008636278432748</text:p>
          </table:table-cell>
        </table:table-row>
        <table:table-row table:style-name="ro1">
          <table:table-cell table:style-name="ce1" office:value-type="string" calcext:value-type="string">
            <text:p>2/22/2018</text:p>
          </table:table-cell>
          <table:table-cell office:value-type="float" office:value="1519257600" calcext:value-type="float">
            <text:p>1519257600</text:p>
          </table:table-cell>
          <table:table-cell office:value-type="float" office:value="17902757911" calcext:value-type="float">
            <text:p>17902757911</text:p>
          </table:table-cell>
          <table:table-cell table:formula="of:=[.C928]/10^9" office:value-type="float" office:value="17.902757911" calcext:value-type="float">
            <text:p>17.902757911</text:p>
          </table:table-cell>
          <table:table-cell office:value-type="float" office:value="804.63" calcext:value-type="float">
            <text:p>804.63</text:p>
          </table:table-cell>
          <table:table-cell table:formula="of:=[.E928]*[.D928]" office:value-type="float" office:value="14405.0960979279" calcext:value-type="float">
            <text:p>14405.0960979279</text:p>
          </table:table-cell>
          <table:table-cell table:formula="of:=([.E928]-[.E927])/([.E927]+0.0000000000001)" office:value-type="float" office:value="-0.0422211641471254" calcext:value-type="float">
            <text:p>-0.042221164147125</text:p>
          </table:table-cell>
          <table:table-cell table:formula="of:=ABS([.G928])" office:value-type="float" office:value="0.0422211641471254" calcext:value-type="float">
            <text:p>0.042221164147125</text:p>
          </table:table-cell>
          <table:table-cell table:formula="of:=[.G928]*[.G928]" office:value-type="float" office:value="0.0017826267019385" calcext:value-type="float">
            <text:p>0.001782626701939</text:p>
          </table:table-cell>
          <table:table-cell table:formula="of:=([.F928]-[.F927])/([.F927]+0.0000000000001)" office:value-type="float" office:value="-0.114226192593608" calcext:value-type="float">
            <text:p>-0.114226192593608</text:p>
          </table:table-cell>
          <table:table-cell table:formula="of:=ABS([.J928])" office:value-type="float" office:value="0.114226192593608" calcext:value-type="float">
            <text:p>0.114226192593608</text:p>
          </table:table-cell>
          <table:table-cell table:formula="of:=[.J928]*[.J928]" office:value-type="float" office:value="0.013047623074432" calcext:value-type="float">
            <text:p>0.013047623074432</text:p>
          </table:table-cell>
        </table:table-row>
        <table:table-row table:style-name="ro1">
          <table:table-cell table:style-name="ce1" office:value-type="string" calcext:value-type="string">
            <text:p>2/23/2018</text:p>
          </table:table-cell>
          <table:table-cell office:value-type="float" office:value="1519344000" calcext:value-type="float">
            <text:p>1519344000</text:p>
          </table:table-cell>
          <table:table-cell office:value-type="float" office:value="18833737841" calcext:value-type="float">
            <text:p>18833737841</text:p>
          </table:table-cell>
          <table:table-cell table:formula="of:=[.C929]/10^9" office:value-type="float" office:value="18.833737841" calcext:value-type="float">
            <text:p>18.833737841</text:p>
          </table:table-cell>
          <table:table-cell office:value-type="float" office:value="854.7" calcext:value-type="float">
            <text:p>854.7</text:p>
          </table:table-cell>
          <table:table-cell table:formula="of:=[.E929]*[.D929]" office:value-type="float" office:value="16097.1957327027" calcext:value-type="float">
            <text:p>16097.1957327027</text:p>
          </table:table-cell>
          <table:table-cell table:formula="of:=([.E929]-[.E928])/([.E928]+0.0000000000001)" office:value-type="float" office:value="0.0622273591588681" calcext:value-type="float">
            <text:p>0.062227359158868</text:p>
          </table:table-cell>
          <table:table-cell table:formula="of:=ABS([.G929])" office:value-type="float" office:value="0.0622273591588681" calcext:value-type="float">
            <text:p>0.062227359158868</text:p>
          </table:table-cell>
          <table:table-cell table:formula="of:=[.G929]*[.G929]" office:value-type="float" office:value="0.00387224422788677" calcext:value-type="float">
            <text:p>0.003872244227887</text:p>
          </table:table-cell>
          <table:table-cell table:formula="of:=([.F929]-[.F928])/([.F928]+0.0000000000001)" office:value-type="float" office:value="0.117465348601053" calcext:value-type="float">
            <text:p>0.117465348601053</text:p>
          </table:table-cell>
          <table:table-cell table:formula="of:=ABS([.J929])" office:value-type="float" office:value="0.117465348601053" calcext:value-type="float">
            <text:p>0.117465348601053</text:p>
          </table:table-cell>
          <table:table-cell table:formula="of:=[.J929]*[.J929]" office:value-type="float" office:value="0.0137981081219669" calcext:value-type="float">
            <text:p>0.013798108121967</text:p>
          </table:table-cell>
        </table:table-row>
        <table:table-row table:style-name="ro1">
          <table:table-cell table:style-name="ce1" office:value-type="string" calcext:value-type="string">
            <text:p>2/24/2018</text:p>
          </table:table-cell>
          <table:table-cell office:value-type="float" office:value="1519430400" calcext:value-type="float">
            <text:p>1519430400</text:p>
          </table:table-cell>
          <table:table-cell office:value-type="float" office:value="19384760070" calcext:value-type="float">
            <text:p>19384760070</text:p>
          </table:table-cell>
          <table:table-cell table:formula="of:=[.C930]/10^9" office:value-type="float" office:value="19.38476007" calcext:value-type="float">
            <text:p>19.38476007</text:p>
          </table:table-cell>
          <table:table-cell office:value-type="float" office:value="833.49" calcext:value-type="float">
            <text:p>833.49</text:p>
          </table:table-cell>
          <table:table-cell table:formula="of:=[.E930]*[.D930]" office:value-type="float" office:value="16157.0036707443" calcext:value-type="float">
            <text:p>16157.0036707443</text:p>
          </table:table-cell>
          <table:table-cell table:formula="of:=([.E930]-[.E929])/([.E929]+0.0000000000001)" office:value-type="float" office:value="-0.0248157248157249" calcext:value-type="float">
            <text:p>-0.024815724815725</text:p>
          </table:table-cell>
          <table:table-cell table:formula="of:=ABS([.G930])" office:value-type="float" office:value="0.0248157248157249" calcext:value-type="float">
            <text:p>0.024815724815725</text:p>
          </table:table-cell>
          <table:table-cell table:formula="of:=[.G930]*[.G930]" office:value-type="float" office:value="0.000615820198129782" calcext:value-type="float">
            <text:p>0.00061582019813</text:p>
          </table:table-cell>
          <table:table-cell table:formula="of:=([.F930]-[.F929])/([.F929]+0.0000000000001)" office:value-type="float" office:value="0.00371542590614674" calcext:value-type="float">
            <text:p>0.003715425906147</text:p>
          </table:table-cell>
          <table:table-cell table:formula="of:=ABS([.J930])" office:value-type="float" office:value="0.00371542590614674" calcext:value-type="float">
            <text:p>0.003715425906147</text:p>
          </table:table-cell>
          <table:table-cell table:formula="of:=[.J930]*[.J930]" office:value-type="float" office:value="0.0000138043896640663" calcext:value-type="float">
            <text:p>1.38043896640663E-05</text:p>
          </table:table-cell>
        </table:table-row>
        <table:table-row table:style-name="ro1">
          <table:table-cell table:style-name="ce1" office:value-type="string" calcext:value-type="string">
            <text:p>2/25/2018</text:p>
          </table:table-cell>
          <table:table-cell office:value-type="float" office:value="1519516800" calcext:value-type="float">
            <text:p>1519516800</text:p>
          </table:table-cell>
          <table:table-cell office:value-type="float" office:value="16760068675" calcext:value-type="float">
            <text:p>16760068675</text:p>
          </table:table-cell>
          <table:table-cell table:formula="of:=[.C931]/10^9" office:value-type="float" office:value="16.760068675" calcext:value-type="float">
            <text:p>16.760068675</text:p>
          </table:table-cell>
          <table:table-cell office:value-type="float" office:value="840.28" calcext:value-type="float">
            <text:p>840.28</text:p>
          </table:table-cell>
          <table:table-cell table:formula="of:=[.E931]*[.D931]" office:value-type="float" office:value="14083.150506229" calcext:value-type="float">
            <text:p>14083.150506229</text:p>
          </table:table-cell>
          <table:table-cell table:formula="of:=([.E931]-[.E930])/([.E930]+0.0000000000001)" office:value-type="float" office:value="0.00814646846392874" calcext:value-type="float">
            <text:p>0.008146468463929</text:p>
          </table:table-cell>
          <table:table-cell table:formula="of:=ABS([.G931])" office:value-type="float" office:value="0.00814646846392874" calcext:value-type="float">
            <text:p>0.008146468463929</text:p>
          </table:table-cell>
          <table:table-cell table:formula="of:=[.G931]*[.G931]" office:value-type="float" office:value="0.0000663649484337854" calcext:value-type="float">
            <text:p>6.63649484337854E-05</text:p>
          </table:table-cell>
          <table:table-cell table:formula="of:=([.F931]-[.F930])/([.F930]+0.0000000000001)" office:value-type="float" office:value="-0.128356297168543" calcext:value-type="float">
            <text:p>-0.128356297168543</text:p>
          </table:table-cell>
          <table:table-cell table:formula="of:=ABS([.J931])" office:value-type="float" office:value="0.128356297168543" calcext:value-type="float">
            <text:p>0.128356297168543</text:p>
          </table:table-cell>
          <table:table-cell table:formula="of:=[.J931]*[.J931]" office:value-type="float" office:value="0.0164753390228194" calcext:value-type="float">
            <text:p>0.016475339022819</text:p>
          </table:table-cell>
        </table:table-row>
        <table:table-row table:style-name="ro1">
          <table:table-cell table:style-name="ce1" office:value-type="string" calcext:value-type="string">
            <text:p>2/26/2018</text:p>
          </table:table-cell>
          <table:table-cell office:value-type="float" office:value="1519603200" calcext:value-type="float">
            <text:p>1519603200</text:p>
          </table:table-cell>
          <table:table-cell office:value-type="float" office:value="17771487138" calcext:value-type="float">
            <text:p>17771487138</text:p>
          </table:table-cell>
          <table:table-cell table:formula="of:=[.C932]/10^9" office:value-type="float" office:value="17.771487138" calcext:value-type="float">
            <text:p>17.771487138</text:p>
          </table:table-cell>
          <table:table-cell office:value-type="float" office:value="867.62" calcext:value-type="float">
            <text:p>867.62</text:p>
          </table:table-cell>
          <table:table-cell table:formula="of:=[.E932]*[.D932]" office:value-type="float" office:value="15418.8976706716" calcext:value-type="float">
            <text:p>15418.8976706716</text:p>
          </table:table-cell>
          <table:table-cell table:formula="of:=([.E932]-[.E931])/([.E931]+0.0000000000001)" office:value-type="float" office:value="0.0325367734564669" calcext:value-type="float">
            <text:p>0.032536773456467</text:p>
          </table:table-cell>
          <table:table-cell table:formula="of:=ABS([.G932])" office:value-type="float" office:value="0.0325367734564669" calcext:value-type="float">
            <text:p>0.032536773456467</text:p>
          </table:table-cell>
          <table:table-cell table:formula="of:=[.G932]*[.G932]" office:value-type="float" office:value="0.00105864162695745" calcext:value-type="float">
            <text:p>0.001058641626957</text:p>
          </table:table-cell>
          <table:table-cell table:formula="of:=([.F932]-[.F931])/([.F931]+0.0000000000001)" office:value-type="float" office:value="0.0948471837925582" calcext:value-type="float">
            <text:p>0.094847183792558</text:p>
          </table:table-cell>
          <table:table-cell table:formula="of:=ABS([.J932])" office:value-type="float" office:value="0.0948471837925582" calcext:value-type="float">
            <text:p>0.094847183792558</text:p>
          </table:table-cell>
          <table:table-cell table:formula="of:=[.J932]*[.J932]" office:value-type="float" office:value="0.00899598827337931" calcext:value-type="float">
            <text:p>0.008995988273379</text:p>
          </table:table-cell>
        </table:table-row>
        <table:table-row table:style-name="ro1">
          <table:table-cell table:style-name="ce1" office:value-type="string" calcext:value-type="string">
            <text:p>2/27/2018</text:p>
          </table:table-cell>
          <table:table-cell office:value-type="float" office:value="1519689600" calcext:value-type="float">
            <text:p>1519689600</text:p>
          </table:table-cell>
          <table:table-cell office:value-type="float" office:value="17894714377" calcext:value-type="float">
            <text:p>17894714377</text:p>
          </table:table-cell>
          <table:table-cell table:formula="of:=[.C933]/10^9" office:value-type="float" office:value="17.894714377" calcext:value-type="float">
            <text:p>17.894714377</text:p>
          </table:table-cell>
          <table:table-cell office:value-type="float" office:value="871.58" calcext:value-type="float">
            <text:p>871.58</text:p>
          </table:table-cell>
          <table:table-cell table:formula="of:=[.E933]*[.D933]" office:value-type="float" office:value="15596.6751567057" calcext:value-type="float">
            <text:p>15596.6751567057</text:p>
          </table:table-cell>
          <table:table-cell table:formula="of:=([.E933]-[.E932])/([.E932]+0.0000000000001)" office:value-type="float" office:value="0.00456421013807892" calcext:value-type="float">
            <text:p>0.004564210138079</text:p>
          </table:table-cell>
          <table:table-cell table:formula="of:=ABS([.G933])" office:value-type="float" office:value="0.00456421013807892" calcext:value-type="float">
            <text:p>0.004564210138079</text:p>
          </table:table-cell>
          <table:table-cell table:formula="of:=[.G933]*[.G933]" office:value-type="float" office:value="0.0000208320141845424" calcext:value-type="float">
            <text:p>2.08320141845424E-05</text:p>
          </table:table-cell>
          <table:table-cell table:formula="of:=([.F933]-[.F932])/([.F932]+0.0000000000001)" office:value-type="float" office:value="0.011529844080375" calcext:value-type="float">
            <text:p>0.011529844080375</text:p>
          </table:table-cell>
          <table:table-cell table:formula="of:=ABS([.J933])" office:value-type="float" office:value="0.011529844080375" calcext:value-type="float">
            <text:p>0.011529844080375</text:p>
          </table:table-cell>
          <table:table-cell table:formula="of:=[.J933]*[.J933]" office:value-type="float" office:value="0.000132937304517757" calcext:value-type="float">
            <text:p>0.000132937304518</text:p>
          </table:table-cell>
        </table:table-row>
        <table:table-row table:style-name="ro1">
          <table:table-cell table:style-name="ce1" office:value-type="string" calcext:value-type="string">
            <text:p>2/28/2018</text:p>
          </table:table-cell>
          <table:table-cell office:value-type="float" office:value="1519776000" calcext:value-type="float">
            <text:p>1519776000</text:p>
          </table:table-cell>
          <table:table-cell office:value-type="float" office:value="20187807483" calcext:value-type="float">
            <text:p>20187807483</text:p>
          </table:table-cell>
          <table:table-cell table:formula="of:=[.C934]/10^9" office:value-type="float" office:value="20.187807483" calcext:value-type="float">
            <text:p>20.187807483</text:p>
          </table:table-cell>
          <table:table-cell office:value-type="float" office:value="851.5" calcext:value-type="float">
            <text:p>851.5</text:p>
          </table:table-cell>
          <table:table-cell table:formula="of:=[.E934]*[.D934]" office:value-type="float" office:value="17189.9180717745" calcext:value-type="float">
            <text:p>17189.9180717745</text:p>
          </table:table-cell>
          <table:table-cell table:formula="of:=([.E934]-[.E933])/([.E933]+0.0000000000001)" office:value-type="float" office:value="-0.0230386195185755" calcext:value-type="float">
            <text:p>-0.023038619518576</text:p>
          </table:table-cell>
          <table:table-cell table:formula="of:=ABS([.G934])" office:value-type="float" office:value="0.0230386195185755" calcext:value-type="float">
            <text:p>0.023038619518576</text:p>
          </table:table-cell>
          <table:table-cell table:formula="of:=[.G934]*[.G934]" office:value-type="float" office:value="0.000530777989321688" calcext:value-type="float">
            <text:p>0.000530777989322</text:p>
          </table:table-cell>
          <table:table-cell table:formula="of:=([.F934]-[.F933])/([.F933]+0.0000000000001)" office:value-type="float" office:value="0.102152728005227" calcext:value-type="float">
            <text:p>0.102152728005227</text:p>
          </table:table-cell>
          <table:table-cell table:formula="of:=ABS([.J934])" office:value-type="float" office:value="0.102152728005227" calcext:value-type="float">
            <text:p>0.102152728005227</text:p>
          </table:table-cell>
          <table:table-cell table:formula="of:=[.J934]*[.J934]" office:value-type="float" office:value="0.01043517983891" calcext:value-type="float">
            <text:p>0.01043517983891</text:p>
          </table:table-cell>
        </table:table-row>
        <table:table-row table:style-name="ro1">
          <table:table-cell table:style-name="ce1" office:value-type="string" calcext:value-type="string">
            <text:p>3/1/2018</text:p>
          </table:table-cell>
          <table:table-cell office:value-type="float" office:value="1519862400" calcext:value-type="float">
            <text:p>1519862400</text:p>
          </table:table-cell>
          <table:table-cell office:value-type="float" office:value="18473527342" calcext:value-type="float">
            <text:p>18473527342</text:p>
          </table:table-cell>
          <table:table-cell table:formula="of:=[.C935]/10^9" office:value-type="float" office:value="18.473527342" calcext:value-type="float">
            <text:p>18.473527342</text:p>
          </table:table-cell>
          <table:table-cell office:value-type="float" office:value="869.87" calcext:value-type="float">
            <text:p>869.87</text:p>
          </table:table-cell>
          <table:table-cell table:formula="of:=[.E935]*[.D935]" office:value-type="float" office:value="16069.5672289855" calcext:value-type="float">
            <text:p>16069.5672289855</text:p>
          </table:table-cell>
          <table:table-cell table:formula="of:=([.E935]-[.E934])/([.E934]+0.0000000000001)" office:value-type="float" office:value="0.0215736934820904" calcext:value-type="float">
            <text:p>0.021573693482091</text:p>
          </table:table-cell>
          <table:table-cell table:formula="of:=ABS([.G935])" office:value-type="float" office:value="0.0215736934820904" calcext:value-type="float">
            <text:p>0.021573693482091</text:p>
          </table:table-cell>
          <table:table-cell table:formula="of:=[.G935]*[.G935]" office:value-type="float" office:value="0.000465424250459191" calcext:value-type="float">
            <text:p>0.000465424250459</text:p>
          </table:table-cell>
          <table:table-cell table:formula="of:=([.F935]-[.F934])/([.F934]+0.0000000000001)" office:value-type="float" office:value="-0.0651748797237465" calcext:value-type="float">
            <text:p>-0.065174879723747</text:p>
          </table:table-cell>
          <table:table-cell table:formula="of:=ABS([.J935])" office:value-type="float" office:value="0.0651748797237465" calcext:value-type="float">
            <text:p>0.065174879723747</text:p>
          </table:table-cell>
          <table:table-cell table:formula="of:=[.J935]*[.J935]" office:value-type="float" office:value="0.00424776494700482" calcext:value-type="float">
            <text:p>0.004247764947005</text:p>
          </table:table-cell>
        </table:table-row>
        <table:table-row table:style-name="ro1">
          <table:table-cell table:style-name="ce1" office:value-type="string" calcext:value-type="string">
            <text:p>3/2/2018</text:p>
          </table:table-cell>
          <table:table-cell office:value-type="float" office:value="1519948800" calcext:value-type="float">
            <text:p>1519948800</text:p>
          </table:table-cell>
          <table:table-cell office:value-type="float" office:value="20451455718" calcext:value-type="float">
            <text:p>20451455718</text:p>
          </table:table-cell>
          <table:table-cell table:formula="of:=[.C936]/10^9" office:value-type="float" office:value="20.451455718" calcext:value-type="float">
            <text:p>20.451455718</text:p>
          </table:table-cell>
          <table:table-cell office:value-type="float" office:value="855.6" calcext:value-type="float">
            <text:p>855.6</text:p>
          </table:table-cell>
          <table:table-cell table:formula="of:=[.E936]*[.D936]" office:value-type="float" office:value="17498.2655123208" calcext:value-type="float">
            <text:p>17498.2655123208</text:p>
          </table:table-cell>
          <table:table-cell table:formula="of:=([.E936]-[.E935])/([.E935]+0.0000000000001)" office:value-type="float" office:value="-0.0164047501350776" calcext:value-type="float">
            <text:p>-0.016404750135078</text:p>
          </table:table-cell>
          <table:table-cell table:formula="of:=ABS([.G936])" office:value-type="float" office:value="0.0164047501350776" calcext:value-type="float">
            <text:p>0.016404750135078</text:p>
          </table:table-cell>
          <table:table-cell table:formula="of:=[.G936]*[.G936]" office:value-type="float" office:value="0.00026911582699433" calcext:value-type="float">
            <text:p>0.000269115826994</text:p>
          </table:table-cell>
          <table:table-cell table:formula="of:=([.F936]-[.F935])/([.F935]+0.0000000000001)" office:value-type="float" office:value="0.0889070790131945" calcext:value-type="float">
            <text:p>0.088907079013195</text:p>
          </table:table-cell>
          <table:table-cell table:formula="of:=ABS([.J936])" office:value-type="float" office:value="0.0889070790131945" calcext:value-type="float">
            <text:p>0.088907079013195</text:p>
          </table:table-cell>
          <table:table-cell table:formula="of:=[.J936]*[.J936]" office:value-type="float" office:value="0.0079044686986584" calcext:value-type="float">
            <text:p>0.007904468698658</text:p>
          </table:table-cell>
        </table:table-row>
        <table:table-row table:style-name="ro1">
          <table:table-cell table:style-name="ce1" office:value-type="string" calcext:value-type="string">
            <text:p>3/3/2018</text:p>
          </table:table-cell>
          <table:table-cell office:value-type="float" office:value="1520035200" calcext:value-type="float">
            <text:p>1520035200</text:p>
          </table:table-cell>
          <table:table-cell office:value-type="float" office:value="16322757085" calcext:value-type="float">
            <text:p>16322757085</text:p>
          </table:table-cell>
          <table:table-cell table:formula="of:=[.C937]/10^9" office:value-type="float" office:value="16.322757085" calcext:value-type="float">
            <text:p>16.322757085</text:p>
          </table:table-cell>
          <table:table-cell office:value-type="float" office:value="855.65" calcext:value-type="float">
            <text:p>855.65</text:p>
          </table:table-cell>
          <table:table-cell table:formula="of:=[.E937]*[.D937]" office:value-type="float" office:value="13966.5670997802" calcext:value-type="float">
            <text:p>13966.5670997802</text:p>
          </table:table-cell>
          <table:table-cell table:formula="of:=([.E937]-[.E936])/([.E936]+0.0000000000001)" office:value-type="float" office:value="0.0000584385226740936" calcext:value-type="float">
            <text:p>5.84385226740936E-05</text:p>
          </table:table-cell>
          <table:table-cell table:formula="of:=ABS([.G937])" office:value-type="float" office:value="0.0000584385226740936" calcext:value-type="float">
            <text:p>5.84385226740936E-05</text:p>
          </table:table-cell>
          <table:table-cell table:formula="of:=[.G937]*[.G937]" office:value-type="float" office:value="0.00000000341506093233056" calcext:value-type="float">
            <text:p>3.41506093233056E-09</text:p>
          </table:table-cell>
          <table:table-cell table:formula="of:=([.F937]-[.F936])/([.F936]+0.0000000000001)" office:value-type="float" office:value="-0.201831342086667" calcext:value-type="float">
            <text:p>-0.201831342086667</text:p>
          </table:table-cell>
          <table:table-cell table:formula="of:=ABS([.J937])" office:value-type="float" office:value="0.201831342086667" calcext:value-type="float">
            <text:p>0.201831342086667</text:p>
          </table:table-cell>
          <table:table-cell table:formula="of:=[.J937]*[.J937]" office:value-type="float" office:value="0.0407358906485053" calcext:value-type="float">
            <text:p>0.040735890648505</text:p>
          </table:table-cell>
        </table:table-row>
        <table:table-row table:style-name="ro1">
          <table:table-cell table:style-name="ce1" office:value-type="string" calcext:value-type="string">
            <text:p>3/4/2018</text:p>
          </table:table-cell>
          <table:table-cell office:value-type="float" office:value="1520121600" calcext:value-type="float">
            <text:p>1520121600</text:p>
          </table:table-cell>
          <table:table-cell office:value-type="float" office:value="17306576278" calcext:value-type="float">
            <text:p>17306576278</text:p>
          </table:table-cell>
          <table:table-cell table:formula="of:=[.C938]/10^9" office:value-type="float" office:value="17.306576278" calcext:value-type="float">
            <text:p>17.306576278</text:p>
          </table:table-cell>
          <table:table-cell office:value-type="float" office:value="864.83" calcext:value-type="float">
            <text:p>864.83</text:p>
          </table:table-cell>
          <table:table-cell table:formula="of:=[.E938]*[.D938]" office:value-type="float" office:value="14967.2463625027" calcext:value-type="float">
            <text:p>14967.2463625027</text:p>
          </table:table-cell>
          <table:table-cell table:formula="of:=([.E938]-[.E937])/([.E937]+0.0000000000001)" office:value-type="float" office:value="0.0107286857944254" calcext:value-type="float">
            <text:p>0.010728685794425</text:p>
          </table:table-cell>
          <table:table-cell table:formula="of:=ABS([.G938])" office:value-type="float" office:value="0.0107286857944254" calcext:value-type="float">
            <text:p>0.010728685794425</text:p>
          </table:table-cell>
          <table:table-cell table:formula="of:=[.G938]*[.G938]" office:value-type="float" office:value="0.000115104698875505" calcext:value-type="float">
            <text:p>0.000115104698876</text:p>
          </table:table-cell>
          <table:table-cell table:formula="of:=([.F938]-[.F937])/([.F937]+0.0000000000001)" office:value-type="float" office:value="0.0716481906808895" calcext:value-type="float">
            <text:p>0.07164819068089</text:p>
          </table:table-cell>
          <table:table-cell table:formula="of:=ABS([.J938])" office:value-type="float" office:value="0.0716481906808895" calcext:value-type="float">
            <text:p>0.07164819068089</text:p>
          </table:table-cell>
          <table:table-cell table:formula="of:=[.J938]*[.J938]" office:value-type="float" office:value="0.0051334632278451" calcext:value-type="float">
            <text:p>0.005133463227845</text:p>
          </table:table-cell>
        </table:table-row>
        <table:table-row table:style-name="ro1">
          <table:table-cell table:style-name="ce1" office:value-type="string" calcext:value-type="string">
            <text:p>3/5/2018</text:p>
          </table:table-cell>
          <table:table-cell office:value-type="float" office:value="1520208000" calcext:value-type="float">
            <text:p>1520208000</text:p>
          </table:table-cell>
          <table:table-cell office:value-type="float" office:value="19642692604" calcext:value-type="float">
            <text:p>19642692604</text:p>
          </table:table-cell>
          <table:table-cell table:formula="of:=[.C939]/10^9" office:value-type="float" office:value="19.642692604" calcext:value-type="float">
            <text:p>19.642692604</text:p>
          </table:table-cell>
          <table:table-cell office:value-type="float" office:value="849.42" calcext:value-type="float">
            <text:p>849.42</text:p>
          </table:table-cell>
          <table:table-cell table:formula="of:=[.E939]*[.D939]" office:value-type="float" office:value="16684.8959516897" calcext:value-type="float">
            <text:p>16684.8959516897</text:p>
          </table:table-cell>
          <table:table-cell table:formula="of:=([.E939]-[.E938])/([.E938]+0.0000000000001)" office:value-type="float" office:value="-0.0178185308095234" calcext:value-type="float">
            <text:p>-0.017818530809523</text:p>
          </table:table-cell>
          <table:table-cell table:formula="of:=ABS([.G939])" office:value-type="float" office:value="0.0178185308095234" calcext:value-type="float">
            <text:p>0.017818530809523</text:p>
          </table:table-cell>
          <table:table-cell table:formula="of:=[.G939]*[.G939]" office:value-type="float" office:value="0.000317500040209933" calcext:value-type="float">
            <text:p>0.00031750004021</text:p>
          </table:table-cell>
          <table:table-cell table:formula="of:=([.F939]-[.F938])/([.F938]+0.0000000000001)" office:value-type="float" office:value="0.114760561000061" calcext:value-type="float">
            <text:p>0.114760561000061</text:p>
          </table:table-cell>
          <table:table-cell table:formula="of:=ABS([.J939])" office:value-type="float" office:value="0.114760561000061" calcext:value-type="float">
            <text:p>0.114760561000061</text:p>
          </table:table-cell>
          <table:table-cell table:formula="of:=[.J939]*[.J939]" office:value-type="float" office:value="0.0131699863610487" calcext:value-type="float">
            <text:p>0.013169986361049</text:p>
          </table:table-cell>
        </table:table-row>
        <table:table-row table:style-name="ro1">
          <table:table-cell table:style-name="ce1" office:value-type="string" calcext:value-type="string">
            <text:p>3/6/2018</text:p>
          </table:table-cell>
          <table:table-cell office:value-type="float" office:value="1520294400" calcext:value-type="float">
            <text:p>1520294400</text:p>
          </table:table-cell>
          <table:table-cell office:value-type="float" office:value="18179260115" calcext:value-type="float">
            <text:p>18179260115</text:p>
          </table:table-cell>
          <table:table-cell table:formula="of:=[.C940]/10^9" office:value-type="float" office:value="18.179260115" calcext:value-type="float">
            <text:p>18.179260115</text:p>
          </table:table-cell>
          <table:table-cell office:value-type="float" office:value="815.69" calcext:value-type="float">
            <text:p>815.69</text:p>
          </table:table-cell>
          <table:table-cell table:formula="of:=[.E940]*[.D940]" office:value-type="float" office:value="14828.6406832044" calcext:value-type="float">
            <text:p>14828.6406832044</text:p>
          </table:table-cell>
          <table:table-cell table:formula="of:=([.E940]-[.E939])/([.E939]+0.0000000000001)" office:value-type="float" office:value="-0.0397094488003578" calcext:value-type="float">
            <text:p>-0.039709448800358</text:p>
          </table:table-cell>
          <table:table-cell table:formula="of:=ABS([.G940])" office:value-type="float" office:value="0.0397094488003578" calcext:value-type="float">
            <text:p>0.039709448800358</text:p>
          </table:table-cell>
          <table:table-cell table:formula="of:=[.G940]*[.G940]" office:value-type="float" office:value="0.00157684032402824" calcext:value-type="float">
            <text:p>0.001576840324028</text:p>
          </table:table-cell>
          <table:table-cell table:formula="of:=([.F940]-[.F939])/([.F939]+0.0000000000001)" office:value-type="float" office:value="-0.111253631659438" calcext:value-type="float">
            <text:p>-0.111253631659438</text:p>
          </table:table-cell>
          <table:table-cell table:formula="of:=ABS([.J940])" office:value-type="float" office:value="0.111253631659438" calcext:value-type="float">
            <text:p>0.111253631659438</text:p>
          </table:table-cell>
          <table:table-cell table:formula="of:=[.J940]*[.J940]" office:value-type="float" office:value="0.0123773705574138" calcext:value-type="float">
            <text:p>0.012377370557414</text:p>
          </table:table-cell>
        </table:table-row>
        <table:table-row table:style-name="ro1">
          <table:table-cell table:style-name="ce1" office:value-type="string" calcext:value-type="string">
            <text:p>3/7/2018</text:p>
          </table:table-cell>
          <table:table-cell office:value-type="float" office:value="1520380800" calcext:value-type="float">
            <text:p>1520380800</text:p>
          </table:table-cell>
          <table:table-cell office:value-type="float" office:value="19767121442" calcext:value-type="float">
            <text:p>19767121442</text:p>
          </table:table-cell>
          <table:table-cell table:formula="of:=[.C941]/10^9" office:value-type="float" office:value="19.767121442" calcext:value-type="float">
            <text:p>19.767121442</text:p>
          </table:table-cell>
          <table:table-cell office:value-type="float" office:value="751.13" calcext:value-type="float">
            <text:p>751.13</text:p>
          </table:table-cell>
          <table:table-cell table:formula="of:=[.E941]*[.D941]" office:value-type="float" office:value="14847.6779287295" calcext:value-type="float">
            <text:p>14847.6779287295</text:p>
          </table:table-cell>
          <table:table-cell table:formula="of:=([.E941]-[.E940])/([.E940]+0.0000000000001)" office:value-type="float" office:value="-0.0791477154311075" calcext:value-type="float">
            <text:p>-0.079147715431108</text:p>
          </table:table-cell>
          <table:table-cell table:formula="of:=ABS([.G941])" office:value-type="float" office:value="0.0791477154311075" calcext:value-type="float">
            <text:p>0.079147715431108</text:p>
          </table:table-cell>
          <table:table-cell table:formula="of:=[.G941]*[.G941]" office:value-type="float" office:value="0.00626436085796357" calcext:value-type="float">
            <text:p>0.006264360857964</text:p>
          </table:table-cell>
          <table:table-cell table:formula="of:=([.F941]-[.F940])/([.F940]+0.0000000000001)" office:value-type="float" office:value="0.00128381595668924" calcext:value-type="float">
            <text:p>0.001283815956689</text:p>
          </table:table-cell>
          <table:table-cell table:formula="of:=ABS([.J941])" office:value-type="float" office:value="0.00128381595668924" calcext:value-type="float">
            <text:p>0.001283815956689</text:p>
          </table:table-cell>
          <table:table-cell table:formula="of:=[.J941]*[.J941]" office:value-type="float" office:value="0.00000164818341064992" calcext:value-type="float">
            <text:p>1.64818341064992E-06</text:p>
          </table:table-cell>
        </table:table-row>
        <table:table-row table:style-name="ro1">
          <table:table-cell table:style-name="ce1" office:value-type="string" calcext:value-type="string">
            <text:p>3/8/2018</text:p>
          </table:table-cell>
          <table:table-cell office:value-type="float" office:value="1520467200" calcext:value-type="float">
            <text:p>1520467200</text:p>
          </table:table-cell>
          <table:table-cell office:value-type="float" office:value="18357044883" calcext:value-type="float">
            <text:p>18357044883</text:p>
          </table:table-cell>
          <table:table-cell table:formula="of:=[.C942]/10^9" office:value-type="float" office:value="18.357044883" calcext:value-type="float">
            <text:p>18.357044883</text:p>
          </table:table-cell>
          <table:table-cell office:value-type="float" office:value="698.83" calcext:value-type="float">
            <text:p>698.83</text:p>
          </table:table-cell>
          <table:table-cell table:formula="of:=[.E942]*[.D942]" office:value-type="float" office:value="12828.4536755869" calcext:value-type="float">
            <text:p>12828.4536755869</text:p>
          </table:table-cell>
          <table:table-cell table:formula="of:=([.E942]-[.E941])/([.E941]+0.0000000000001)" office:value-type="float" office:value="-0.0696284265040671" calcext:value-type="float">
            <text:p>-0.069628426504067</text:p>
          </table:table-cell>
          <table:table-cell table:formula="of:=ABS([.G942])" office:value-type="float" office:value="0.0696284265040671" calcext:value-type="float">
            <text:p>0.069628426504067</text:p>
          </table:table-cell>
          <table:table-cell table:formula="of:=[.G942]*[.G942]" office:value-type="float" office:value="0.00484811777743228" calcext:value-type="float">
            <text:p>0.004848117777432</text:p>
          </table:table-cell>
          <table:table-cell table:formula="of:=([.F942]-[.F941])/([.F941]+0.0000000000001)" office:value-type="float" office:value="-0.135995962657264" calcext:value-type="float">
            <text:p>-0.135995962657264</text:p>
          </table:table-cell>
          <table:table-cell table:formula="of:=ABS([.J942])" office:value-type="float" office:value="0.135995962657264" calcext:value-type="float">
            <text:p>0.135995962657264</text:p>
          </table:table-cell>
          <table:table-cell table:formula="of:=[.J942]*[.J942]" office:value-type="float" office:value="0.0184949018590759" calcext:value-type="float">
            <text:p>0.018494901859076</text:p>
          </table:table-cell>
        </table:table-row>
        <table:table-row table:style-name="ro1">
          <table:table-cell table:style-name="ce1" office:value-type="string" calcext:value-type="string">
            <text:p>3/9/2018</text:p>
          </table:table-cell>
          <table:table-cell office:value-type="float" office:value="1520553600" calcext:value-type="float">
            <text:p>1520553600</text:p>
          </table:table-cell>
          <table:table-cell office:value-type="float" office:value="17752199400" calcext:value-type="float">
            <text:p>17752199400</text:p>
          </table:table-cell>
          <table:table-cell table:formula="of:=[.C943]/10^9" office:value-type="float" office:value="17.7521994" calcext:value-type="float">
            <text:p>17.7521994</text:p>
          </table:table-cell>
          <table:table-cell office:value-type="float" office:value="726.92" calcext:value-type="float">
            <text:p>726.92</text:p>
          </table:table-cell>
          <table:table-cell table:formula="of:=[.E943]*[.D943]" office:value-type="float" office:value="12904.428787848" calcext:value-type="float">
            <text:p>12904.428787848</text:p>
          </table:table-cell>
          <table:table-cell table:formula="of:=([.E943]-[.E942])/([.E942]+0.0000000000001)" office:value-type="float" office:value="0.0401957557632041" calcext:value-type="float">
            <text:p>0.040195755763204</text:p>
          </table:table-cell>
          <table:table-cell table:formula="of:=ABS([.G943])" office:value-type="float" office:value="0.0401957557632041" calcext:value-type="float">
            <text:p>0.040195755763204</text:p>
          </table:table-cell>
          <table:table-cell table:formula="of:=[.G943]*[.G943]" office:value-type="float" office:value="0.00161569878137515" calcext:value-type="float">
            <text:p>0.001615698781375</text:p>
          </table:table-cell>
          <table:table-cell table:formula="of:=([.F943]-[.F942])/([.F942]+0.0000000000001)" office:value-type="float" office:value="0.00592239050647957" calcext:value-type="float">
            <text:p>0.00592239050648</text:p>
          </table:table-cell>
          <table:table-cell table:formula="of:=ABS([.J943])" office:value-type="float" office:value="0.00592239050647957" calcext:value-type="float">
            <text:p>0.00592239050648</text:p>
          </table:table-cell>
          <table:table-cell table:formula="of:=[.J943]*[.J943]" office:value-type="float" office:value="0.0000350747093112393" calcext:value-type="float">
            <text:p>3.50747093112393E-05</text:p>
          </table:table-cell>
        </table:table-row>
        <table:table-row table:style-name="ro1">
          <table:table-cell table:style-name="ce1" office:value-type="string" calcext:value-type="string">
            <text:p>3/10/2018</text:p>
          </table:table-cell>
          <table:table-cell office:value-type="float" office:value="1520640000" calcext:value-type="float">
            <text:p>1520640000</text:p>
          </table:table-cell>
          <table:table-cell office:value-type="float" office:value="14790736580" calcext:value-type="float">
            <text:p>14790736580</text:p>
          </table:table-cell>
          <table:table-cell table:formula="of:=[.C944]/10^9" office:value-type="float" office:value="14.79073658" calcext:value-type="float">
            <text:p>14.79073658</text:p>
          </table:table-cell>
          <table:table-cell office:value-type="float" office:value="682.3" calcext:value-type="float">
            <text:p>682.3</text:p>
          </table:table-cell>
          <table:table-cell table:formula="of:=[.E944]*[.D944]" office:value-type="float" office:value="10091.719568534" calcext:value-type="float">
            <text:p>10091.719568534</text:p>
          </table:table-cell>
          <table:table-cell table:formula="of:=([.E944]-[.E943])/([.E943]+0.0000000000001)" office:value-type="float" office:value="-0.0613822704011446" calcext:value-type="float">
            <text:p>-0.061382270401145</text:p>
          </table:table-cell>
          <table:table-cell table:formula="of:=ABS([.G944])" office:value-type="float" office:value="0.0613822704011446" calcext:value-type="float">
            <text:p>0.061382270401145</text:p>
          </table:table-cell>
          <table:table-cell table:formula="of:=[.G944]*[.G944]" office:value-type="float" office:value="0.00376778311959923" calcext:value-type="float">
            <text:p>0.003767783119599</text:p>
          </table:table-cell>
          <table:table-cell table:formula="of:=([.F944]-[.F943])/([.F943]+0.0000000000001)" office:value-type="float" office:value="-0.217964643422474" calcext:value-type="float">
            <text:p>-0.217964643422474</text:p>
          </table:table-cell>
          <table:table-cell table:formula="of:=ABS([.J944])" office:value-type="float" office:value="0.217964643422474" calcext:value-type="float">
            <text:p>0.217964643422474</text:p>
          </table:table-cell>
          <table:table-cell table:formula="of:=[.J944]*[.J944]" office:value-type="float" office:value="0.0475085857822863" calcext:value-type="float">
            <text:p>0.047508585782286</text:p>
          </table:table-cell>
        </table:table-row>
        <table:table-row table:style-name="ro1">
          <table:table-cell table:style-name="ce1" office:value-type="string" calcext:value-type="string">
            <text:p>3/11/2018</text:p>
          </table:table-cell>
          <table:table-cell office:value-type="float" office:value="1520726400" calcext:value-type="float">
            <text:p>1520726400</text:p>
          </table:table-cell>
          <table:table-cell office:value-type="float" office:value="13799398206" calcext:value-type="float">
            <text:p>13799398206</text:p>
          </table:table-cell>
          <table:table-cell table:formula="of:=[.C945]/10^9" office:value-type="float" office:value="13.799398206" calcext:value-type="float">
            <text:p>13.799398206</text:p>
          </table:table-cell>
          <table:table-cell office:value-type="float" office:value="720.36" calcext:value-type="float">
            <text:p>720.36</text:p>
          </table:table-cell>
          <table:table-cell table:formula="of:=[.E945]*[.D945]" office:value-type="float" office:value="9940.53449167416" calcext:value-type="float">
            <text:p>9940.53449167416</text:p>
          </table:table-cell>
          <table:table-cell table:formula="of:=([.E945]-[.E944])/([.E944]+0.0000000000001)" office:value-type="float" office:value="0.0557819141140262" calcext:value-type="float">
            <text:p>0.055781914114026</text:p>
          </table:table-cell>
          <table:table-cell table:formula="of:=ABS([.G945])" office:value-type="float" office:value="0.0557819141140262" calcext:value-type="float">
            <text:p>0.055781914114026</text:p>
          </table:table-cell>
          <table:table-cell table:formula="of:=[.G945]*[.G945]" office:value-type="float" office:value="0.00311162194222459" calcext:value-type="float">
            <text:p>0.003111621942225</text:p>
          </table:table-cell>
          <table:table-cell table:formula="of:=([.F945]-[.F944])/([.F944]+0.0000000000001)" office:value-type="float" office:value="-0.0149811016678699" calcext:value-type="float">
            <text:p>-0.01498110166787</text:p>
          </table:table-cell>
          <table:table-cell table:formula="of:=ABS([.J945])" office:value-type="float" office:value="0.0149811016678699" calcext:value-type="float">
            <text:p>0.01498110166787</text:p>
          </table:table-cell>
          <table:table-cell table:formula="of:=[.J945]*[.J945]" office:value-type="float" office:value="0.000224433407183053" calcext:value-type="float">
            <text:p>0.000224433407183</text:p>
          </table:table-cell>
        </table:table-row>
        <table:table-row table:style-name="ro1">
          <table:table-cell table:style-name="ce1" office:value-type="string" calcext:value-type="string">
            <text:p>3/12/2018</text:p>
          </table:table-cell>
          <table:table-cell office:value-type="float" office:value="1520812800" calcext:value-type="float">
            <text:p>1520812800</text:p>
          </table:table-cell>
          <table:table-cell office:value-type="float" office:value="15351654962" calcext:value-type="float">
            <text:p>15351654962</text:p>
          </table:table-cell>
          <table:table-cell table:formula="of:=[.C946]/10^9" office:value-type="float" office:value="15.351654962" calcext:value-type="float">
            <text:p>15.351654962</text:p>
          </table:table-cell>
          <table:table-cell office:value-type="float" office:value="697.02" calcext:value-type="float">
            <text:p>697.02</text:p>
          </table:table-cell>
          <table:table-cell table:formula="of:=[.E946]*[.D946]" office:value-type="float" office:value="10700.4105416132" calcext:value-type="float">
            <text:p>10700.4105416132</text:p>
          </table:table-cell>
          <table:table-cell table:formula="of:=([.E946]-[.E945])/([.E945]+0.0000000000001)" office:value-type="float" office:value="-0.03240046643345" calcext:value-type="float">
            <text:p>-0.03240046643345</text:p>
          </table:table-cell>
          <table:table-cell table:formula="of:=ABS([.G946])" office:value-type="float" office:value="0.03240046643345" calcext:value-type="float">
            <text:p>0.03240046643345</text:p>
          </table:table-cell>
          <table:table-cell table:formula="of:=[.G946]*[.G946]" office:value-type="float" office:value="0.00104979022510512" calcext:value-type="float">
            <text:p>0.001049790225105</text:p>
          </table:table-cell>
          <table:table-cell table:formula="of:=([.F946]-[.F945])/([.F945]+0.0000000000001)" office:value-type="float" office:value="0.0764421722569872" calcext:value-type="float">
            <text:p>0.076442172256987</text:p>
          </table:table-cell>
          <table:table-cell table:formula="of:=ABS([.J946])" office:value-type="float" office:value="0.0764421722569872" calcext:value-type="float">
            <text:p>0.076442172256987</text:p>
          </table:table-cell>
          <table:table-cell table:formula="of:=[.J946]*[.J946]" office:value-type="float" office:value="0.00584340569936691" calcext:value-type="float">
            <text:p>0.005843405699367</text:p>
          </table:table-cell>
        </table:table-row>
        <table:table-row table:style-name="ro1">
          <table:table-cell table:style-name="ce1" office:value-type="string" calcext:value-type="string">
            <text:p>3/13/2018</text:p>
          </table:table-cell>
          <table:table-cell office:value-type="float" office:value="1520899200" calcext:value-type="float">
            <text:p>1520899200</text:p>
          </table:table-cell>
          <table:table-cell office:value-type="float" office:value="13206717876" calcext:value-type="float">
            <text:p>13206717876</text:p>
          </table:table-cell>
          <table:table-cell table:formula="of:=[.C947]/10^9" office:value-type="float" office:value="13.206717876" calcext:value-type="float">
            <text:p>13.206717876</text:p>
          </table:table-cell>
          <table:table-cell office:value-type="float" office:value="689.96" calcext:value-type="float">
            <text:p>689.96</text:p>
          </table:table-cell>
          <table:table-cell table:formula="of:=[.E947]*[.D947]" office:value-type="float" office:value="9112.10706572496" calcext:value-type="float">
            <text:p>9112.10706572496</text:p>
          </table:table-cell>
          <table:table-cell table:formula="of:=([.E947]-[.E946])/([.E946]+0.0000000000001)" office:value-type="float" office:value="-0.0101288341797939" calcext:value-type="float">
            <text:p>-0.010128834179794</text:p>
          </table:table-cell>
          <table:table-cell table:formula="of:=ABS([.G947])" office:value-type="float" office:value="0.0101288341797939" calcext:value-type="float">
            <text:p>0.010128834179794</text:p>
          </table:table-cell>
          <table:table-cell table:formula="of:=[.G947]*[.G947]" office:value-type="float" office:value="0.000102593281841761" calcext:value-type="float">
            <text:p>0.000102593281842</text:p>
          </table:table-cell>
          <table:table-cell table:formula="of:=([.F947]-[.F946])/([.F946]+0.0000000000001)" office:value-type="float" office:value="-0.148433882018962" calcext:value-type="float">
            <text:p>-0.148433882018962</text:p>
          </table:table-cell>
          <table:table-cell table:formula="of:=ABS([.J947])" office:value-type="float" office:value="0.148433882018962" calcext:value-type="float">
            <text:p>0.148433882018962</text:p>
          </table:table-cell>
          <table:table-cell table:formula="of:=[.J947]*[.J947]" office:value-type="float" office:value="0.0220326173312192" calcext:value-type="float">
            <text:p>0.022032617331219</text:p>
          </table:table-cell>
        </table:table-row>
        <table:table-row table:style-name="ro1">
          <table:table-cell table:style-name="ce1" office:value-type="string" calcext:value-type="string">
            <text:p>3/14/2018</text:p>
          </table:table-cell>
          <table:table-cell office:value-type="float" office:value="1520985600" calcext:value-type="float">
            <text:p>1520985600</text:p>
          </table:table-cell>
          <table:table-cell office:value-type="float" office:value="14203805847" calcext:value-type="float">
            <text:p>14203805847</text:p>
          </table:table-cell>
          <table:table-cell table:formula="of:=[.C948]/10^9" office:value-type="float" office:value="14.203805847" calcext:value-type="float">
            <text:p>14.203805847</text:p>
          </table:table-cell>
          <table:table-cell office:value-type="float" office:value="613.15" calcext:value-type="float">
            <text:p>613.15</text:p>
          </table:table-cell>
          <table:table-cell table:formula="of:=[.E948]*[.D948]" office:value-type="float" office:value="8709.06355508805" calcext:value-type="float">
            <text:p>8709.06355508805</text:p>
          </table:table-cell>
          <table:table-cell table:formula="of:=([.E948]-[.E947])/([.E947]+0.0000000000001)" office:value-type="float" office:value="-0.111325294219955" calcext:value-type="float">
            <text:p>-0.111325294219955</text:p>
          </table:table-cell>
          <table:table-cell table:formula="of:=ABS([.G948])" office:value-type="float" office:value="0.111325294219955" calcext:value-type="float">
            <text:p>0.111325294219955</text:p>
          </table:table-cell>
          <table:table-cell table:formula="of:=[.G948]*[.G948]" office:value-type="float" office:value="0.0123933211331595" calcext:value-type="float">
            <text:p>0.01239332113316</text:p>
          </table:table-cell>
          <table:table-cell table:formula="of:=([.F948]-[.F947])/([.F947]+0.0000000000001)" office:value-type="float" office:value="-0.0442316478208375" calcext:value-type="float">
            <text:p>-0.044231647820838</text:p>
          </table:table-cell>
          <table:table-cell table:formula="of:=ABS([.J948])" office:value-type="float" office:value="0.0442316478208375" calcext:value-type="float">
            <text:p>0.044231647820838</text:p>
          </table:table-cell>
          <table:table-cell table:formula="of:=[.J948]*[.J948]" office:value-type="float" office:value="0.0019564386689466" calcext:value-type="float">
            <text:p>0.001956438668947</text:p>
          </table:table-cell>
        </table:table-row>
        <table:table-row table:style-name="ro1">
          <table:table-cell table:style-name="ce1" office:value-type="string" calcext:value-type="string">
            <text:p>3/15/2018</text:p>
          </table:table-cell>
          <table:table-cell office:value-type="float" office:value="1521072000" calcext:value-type="float">
            <text:p>1521072000</text:p>
          </table:table-cell>
          <table:table-cell office:value-type="float" office:value="14353164971" calcext:value-type="float">
            <text:p>14353164971</text:p>
          </table:table-cell>
          <table:table-cell table:formula="of:=[.C949]/10^9" office:value-type="float" office:value="14.353164971" calcext:value-type="float">
            <text:p>14.353164971</text:p>
          </table:table-cell>
          <table:table-cell office:value-type="float" office:value="610.56" calcext:value-type="float">
            <text:p>610.56</text:p>
          </table:table-cell>
          <table:table-cell table:formula="of:=[.E949]*[.D949]" office:value-type="float" office:value="8763.46840469376" calcext:value-type="float">
            <text:p>8763.46840469376</text:p>
          </table:table-cell>
          <table:table-cell table:formula="of:=([.E949]-[.E948])/([.E948]+0.0000000000001)" office:value-type="float" office:value="-0.00422408872217244" calcext:value-type="float">
            <text:p>-0.004224088722172</text:p>
          </table:table-cell>
          <table:table-cell table:formula="of:=ABS([.G949])" office:value-type="float" office:value="0.00422408872217244" calcext:value-type="float">
            <text:p>0.004224088722172</text:p>
          </table:table-cell>
          <table:table-cell table:formula="of:=[.G949]*[.G949]" office:value-type="float" office:value="0.0000178429255327844" calcext:value-type="float">
            <text:p>1.78429255327844E-05</text:p>
          </table:table-cell>
          <table:table-cell table:formula="of:=([.F949]-[.F948])/([.F948]+0.0000000000001)" office:value-type="float" office:value="0.00624692302009055" calcext:value-type="float">
            <text:p>0.006246923020091</text:p>
          </table:table-cell>
          <table:table-cell table:formula="of:=ABS([.J949])" office:value-type="float" office:value="0.00624692302009055" calcext:value-type="float">
            <text:p>0.006246923020091</text:p>
          </table:table-cell>
          <table:table-cell table:formula="of:=[.J949]*[.J949]" office:value-type="float" office:value="0.0000390240472189373" calcext:value-type="float">
            <text:p>3.90240472189373E-05</text:p>
          </table:table-cell>
        </table:table-row>
        <table:table-row table:style-name="ro1">
          <table:table-cell table:style-name="ce1" office:value-type="string" calcext:value-type="string">
            <text:p>3/16/2018</text:p>
          </table:table-cell>
          <table:table-cell office:value-type="float" office:value="1521158400" calcext:value-type="float">
            <text:p>1521158400</text:p>
          </table:table-cell>
          <table:table-cell office:value-type="float" office:value="16340801409" calcext:value-type="float">
            <text:p>16340801409</text:p>
          </table:table-cell>
          <table:table-cell table:formula="of:=[.C950]/10^9" office:value-type="float" office:value="16.340801409" calcext:value-type="float">
            <text:p>16.340801409</text:p>
          </table:table-cell>
          <table:table-cell office:value-type="float" office:value="600.53" calcext:value-type="float">
            <text:p>600.53</text:p>
          </table:table-cell>
          <table:table-cell table:formula="of:=[.E950]*[.D950]" office:value-type="float" office:value="9813.14147014677" calcext:value-type="float">
            <text:p>9813.14147014677</text:p>
          </table:table-cell>
          <table:table-cell table:formula="of:=([.E950]-[.E949])/([.E949]+0.0000000000001)" office:value-type="float" office:value="-0.0164275419287211" calcext:value-type="float">
            <text:p>-0.016427541928721</text:p>
          </table:table-cell>
          <table:table-cell table:formula="of:=ABS([.G950])" office:value-type="float" office:value="0.0164275419287211" calcext:value-type="float">
            <text:p>0.016427541928721</text:p>
          </table:table-cell>
          <table:table-cell table:formula="of:=[.G950]*[.G950]" office:value-type="float" office:value="0.000269864133819891" calcext:value-type="float">
            <text:p>0.00026986413382</text:p>
          </table:table-cell>
          <table:table-cell table:formula="of:=([.F950]-[.F949])/([.F949]+0.0000000000001)" office:value-type="float" office:value="0.119778267802141" calcext:value-type="float">
            <text:p>0.119778267802141</text:p>
          </table:table-cell>
          <table:table-cell table:formula="of:=ABS([.J950])" office:value-type="float" office:value="0.119778267802141" calcext:value-type="float">
            <text:p>0.119778267802141</text:p>
          </table:table-cell>
          <table:table-cell table:formula="of:=[.J950]*[.J950]" office:value-type="float" office:value="0.0143468334376814" calcext:value-type="float">
            <text:p>0.014346833437681</text:p>
          </table:table-cell>
        </table:table-row>
        <table:table-row table:style-name="ro1">
          <table:table-cell table:style-name="ce1" office:value-type="string" calcext:value-type="string">
            <text:p>3/17/2018</text:p>
          </table:table-cell>
          <table:table-cell office:value-type="float" office:value="1521244800" calcext:value-type="float">
            <text:p>1521244800</text:p>
          </table:table-cell>
          <table:table-cell office:value-type="float" office:value="12252599210" calcext:value-type="float">
            <text:p>12252599210</text:p>
          </table:table-cell>
          <table:table-cell table:formula="of:=[.C951]/10^9" office:value-type="float" office:value="12.25259921" calcext:value-type="float">
            <text:p>12.25259921</text:p>
          </table:table-cell>
          <table:table-cell office:value-type="float" office:value="549.79" calcext:value-type="float">
            <text:p>549.79</text:p>
          </table:table-cell>
          <table:table-cell table:formula="of:=[.E951]*[.D951]" office:value-type="float" office:value="6736.3565196659" calcext:value-type="float">
            <text:p>6736.3565196659</text:p>
          </table:table-cell>
          <table:table-cell table:formula="of:=([.E951]-[.E950])/([.E950]+0.0000000000001)" office:value-type="float" office:value="-0.0844920320383661" calcext:value-type="float">
            <text:p>-0.084492032038366</text:p>
          </table:table-cell>
          <table:table-cell table:formula="of:=ABS([.G951])" office:value-type="float" office:value="0.0844920320383661" calcext:value-type="float">
            <text:p>0.084492032038366</text:p>
          </table:table-cell>
          <table:table-cell table:formula="of:=[.G951]*[.G951]" office:value-type="float" office:value="0.00713890347797229" calcext:value-type="float">
            <text:p>0.007138903477972</text:p>
          </table:table-cell>
          <table:table-cell table:formula="of:=([.F951]-[.F950])/([.F950]+0.0000000000001)" office:value-type="float" office:value="-0.31353720516931" calcext:value-type="float">
            <text:p>-0.31353720516931</text:p>
          </table:table-cell>
          <table:table-cell table:formula="of:=ABS([.J951])" office:value-type="float" office:value="0.31353720516931" calcext:value-type="float">
            <text:p>0.31353720516931</text:p>
          </table:table-cell>
          <table:table-cell table:formula="of:=[.J951]*[.J951]" office:value-type="float" office:value="0.0983055790253819" calcext:value-type="float">
            <text:p>0.098305579025382</text:p>
          </table:table-cell>
        </table:table-row>
        <table:table-row table:style-name="ro1">
          <table:table-cell table:style-name="ce1" office:value-type="string" calcext:value-type="string">
            <text:p>3/18/2018</text:p>
          </table:table-cell>
          <table:table-cell office:value-type="float" office:value="1521331200" calcext:value-type="float">
            <text:p>1521331200</text:p>
          </table:table-cell>
          <table:table-cell office:value-type="float" office:value="12747853336" calcext:value-type="float">
            <text:p>12747853336</text:p>
          </table:table-cell>
          <table:table-cell table:formula="of:=[.C952]/10^9" office:value-type="float" office:value="12.747853336" calcext:value-type="float">
            <text:p>12.747853336</text:p>
          </table:table-cell>
          <table:table-cell office:value-type="float" office:value="537.38" calcext:value-type="float">
            <text:p>537.38</text:p>
          </table:table-cell>
          <table:table-cell table:formula="of:=[.E952]*[.D952]" office:value-type="float" office:value="6850.44142569968" calcext:value-type="float">
            <text:p>6850.44142569968</text:p>
          </table:table-cell>
          <table:table-cell table:formula="of:=([.E952]-[.E951])/([.E951]+0.0000000000001)" office:value-type="float" office:value="-0.0225722548609468" calcext:value-type="float">
            <text:p>-0.022572254860947</text:p>
          </table:table-cell>
          <table:table-cell table:formula="of:=ABS([.G952])" office:value-type="float" office:value="0.0225722548609468" calcext:value-type="float">
            <text:p>0.022572254860947</text:p>
          </table:table-cell>
          <table:table-cell table:formula="of:=[.G952]*[.G952]" office:value-type="float" office:value="0.000509506689507538" calcext:value-type="float">
            <text:p>0.000509506689508</text:p>
          </table:table-cell>
          <table:table-cell table:formula="of:=([.F952]-[.F951])/([.F951]+0.0000000000001)" office:value-type="float" office:value="0.0169356989495323" calcext:value-type="float">
            <text:p>0.016935698949532</text:p>
          </table:table-cell>
          <table:table-cell table:formula="of:=ABS([.J952])" office:value-type="float" office:value="0.0169356989495323" calcext:value-type="float">
            <text:p>0.016935698949532</text:p>
          </table:table-cell>
          <table:table-cell table:formula="of:=[.J952]*[.J952]" office:value-type="float" office:value="0.000286817898909188" calcext:value-type="float">
            <text:p>0.000286817898909</text:p>
          </table:table-cell>
        </table:table-row>
        <table:table-row table:style-name="ro1">
          <table:table-cell table:style-name="ce1" office:value-type="string" calcext:value-type="string">
            <text:p>3/19/2018</text:p>
          </table:table-cell>
          <table:table-cell office:value-type="float" office:value="1521417600" calcext:value-type="float">
            <text:p>1521417600</text:p>
          </table:table-cell>
          <table:table-cell office:value-type="float" office:value="13093728143" calcext:value-type="float">
            <text:p>13093728143</text:p>
          </table:table-cell>
          <table:table-cell table:formula="of:=[.C953]/10^9" office:value-type="float" office:value="13.093728143" calcext:value-type="float">
            <text:p>13.093728143</text:p>
          </table:table-cell>
          <table:table-cell office:value-type="float" office:value="555.55" calcext:value-type="float">
            <text:p>555.55</text:p>
          </table:table-cell>
          <table:table-cell table:formula="of:=[.E953]*[.D953]" office:value-type="float" office:value="7274.22066984365" calcext:value-type="float">
            <text:p>7274.22066984365</text:p>
          </table:table-cell>
          <table:table-cell table:formula="of:=([.E953]-[.E952])/([.E952]+0.0000000000001)" office:value-type="float" office:value="0.0338121999330082" calcext:value-type="float">
            <text:p>0.033812199933008</text:p>
          </table:table-cell>
          <table:table-cell table:formula="of:=ABS([.G953])" office:value-type="float" office:value="0.0338121999330082" calcext:value-type="float">
            <text:p>0.033812199933008</text:p>
          </table:table-cell>
          <table:table-cell table:formula="of:=[.G953]*[.G953]" office:value-type="float" office:value="0.00114326486430972" calcext:value-type="float">
            <text:p>0.00114326486431</text:p>
          </table:table-cell>
          <table:table-cell table:formula="of:=([.F953]-[.F952])/([.F952]+0.0000000000001)" office:value-type="float" office:value="0.0618615966197662" calcext:value-type="float">
            <text:p>0.061861596619766</text:p>
          </table:table-cell>
          <table:table-cell table:formula="of:=ABS([.J953])" office:value-type="float" office:value="0.0618615966197662" calcext:value-type="float">
            <text:p>0.061861596619766</text:p>
          </table:table-cell>
          <table:table-cell table:formula="of:=[.J953]*[.J953]" office:value-type="float" office:value="0.00382685713634667" calcext:value-type="float">
            <text:p>0.003826857136347</text:p>
          </table:table-cell>
        </table:table-row>
        <table:table-row table:style-name="ro1">
          <table:table-cell table:style-name="ce1" office:value-type="string" calcext:value-type="string">
            <text:p>3/20/2018</text:p>
          </table:table-cell>
          <table:table-cell office:value-type="float" office:value="1521504000" calcext:value-type="float">
            <text:p>1521504000</text:p>
          </table:table-cell>
          <table:table-cell office:value-type="float" office:value="13429840214" calcext:value-type="float">
            <text:p>13429840214</text:p>
          </table:table-cell>
          <table:table-cell table:formula="of:=[.C954]/10^9" office:value-type="float" office:value="13.429840214" calcext:value-type="float">
            <text:p>13.429840214</text:p>
          </table:table-cell>
          <table:table-cell office:value-type="float" office:value="557.57" calcext:value-type="float">
            <text:p>557.57</text:p>
          </table:table-cell>
          <table:table-cell table:formula="of:=[.E954]*[.D954]" office:value-type="float" office:value="7488.07600811998" calcext:value-type="float">
            <text:p>7488.07600811998</text:p>
          </table:table-cell>
          <table:table-cell table:formula="of:=([.E954]-[.E953])/([.E953]+0.0000000000001)" office:value-type="float" office:value="0.00363603636036377" calcext:value-type="float">
            <text:p>0.003636036360364</text:p>
          </table:table-cell>
          <table:table-cell table:formula="of:=ABS([.G954])" office:value-type="float" office:value="0.00363603636036377" calcext:value-type="float">
            <text:p>0.003636036360364</text:p>
          </table:table-cell>
          <table:table-cell table:formula="of:=[.G954]*[.G954]" office:value-type="float" office:value="0.0000132207604138874" calcext:value-type="float">
            <text:p>1.32207604138874E-05</text:p>
          </table:table-cell>
          <table:table-cell table:formula="of:=([.F954]-[.F953])/([.F953]+0.0000000000001)" office:value-type="float" office:value="0.0293990721456801" calcext:value-type="float">
            <text:p>0.02939907214568</text:p>
          </table:table-cell>
          <table:table-cell table:formula="of:=ABS([.J954])" office:value-type="float" office:value="0.0293990721456801" calcext:value-type="float">
            <text:p>0.02939907214568</text:p>
          </table:table-cell>
          <table:table-cell table:formula="of:=[.J954]*[.J954]" office:value-type="float" office:value="0.000864305443026906" calcext:value-type="float">
            <text:p>0.000864305443027</text:p>
          </table:table-cell>
        </table:table-row>
        <table:table-row table:style-name="ro1">
          <table:table-cell table:style-name="ce1" office:value-type="string" calcext:value-type="string">
            <text:p>3/21/2018</text:p>
          </table:table-cell>
          <table:table-cell office:value-type="float" office:value="1521590400" calcext:value-type="float">
            <text:p>1521590400</text:p>
          </table:table-cell>
          <table:table-cell office:value-type="float" office:value="14142299137" calcext:value-type="float">
            <text:p>14142299137</text:p>
          </table:table-cell>
          <table:table-cell table:formula="of:=[.C955]/10^9" office:value-type="float" office:value="14.142299137" calcext:value-type="float">
            <text:p>14.142299137</text:p>
          </table:table-cell>
          <table:table-cell office:value-type="float" office:value="559.91" calcext:value-type="float">
            <text:p>559.91</text:p>
          </table:table-cell>
          <table:table-cell table:formula="of:=[.E955]*[.D955]" office:value-type="float" office:value="7918.41470979767" calcext:value-type="float">
            <text:p>7918.41470979767</text:p>
          </table:table-cell>
          <table:table-cell table:formula="of:=([.E955]-[.E954])/([.E954]+0.0000000000001)" office:value-type="float" office:value="0.00419678246677532" calcext:value-type="float">
            <text:p>0.004196782466775</text:p>
          </table:table-cell>
          <table:table-cell table:formula="of:=ABS([.G955])" office:value-type="float" office:value="0.00419678246677532" calcext:value-type="float">
            <text:p>0.004196782466775</text:p>
          </table:table-cell>
          <table:table-cell table:formula="of:=[.G955]*[.G955]" office:value-type="float" office:value="0.0000176129830734328" calcext:value-type="float">
            <text:p>1.76129830734328E-05</text:p>
          </table:table-cell>
          <table:table-cell table:formula="of:=([.F955]-[.F954])/([.F954]+0.0000000000001)" office:value-type="float" office:value="0.0574698629141898" calcext:value-type="float">
            <text:p>0.05746986291419</text:p>
          </table:table-cell>
          <table:table-cell table:formula="of:=ABS([.J955])" office:value-type="float" office:value="0.0574698629141898" calcext:value-type="float">
            <text:p>0.05746986291419</text:p>
          </table:table-cell>
          <table:table-cell table:formula="of:=[.J955]*[.J955]" office:value-type="float" office:value="0.00330278514337577" calcext:value-type="float">
            <text:p>0.003302785143376</text:p>
          </table:table-cell>
        </table:table-row>
        <table:table-row table:style-name="ro1">
          <table:table-cell table:style-name="ce1" office:value-type="string" calcext:value-type="string">
            <text:p>3/22/2018</text:p>
          </table:table-cell>
          <table:table-cell office:value-type="float" office:value="1521676800" calcext:value-type="float">
            <text:p>1521676800</text:p>
          </table:table-cell>
          <table:table-cell office:value-type="float" office:value="14406721931" calcext:value-type="float">
            <text:p>14406721931</text:p>
          </table:table-cell>
          <table:table-cell table:formula="of:=[.C956]/10^9" office:value-type="float" office:value="14.406721931" calcext:value-type="float">
            <text:p>14.406721931</text:p>
          </table:table-cell>
          <table:table-cell office:value-type="float" office:value="539.89" calcext:value-type="float">
            <text:p>539.89</text:p>
          </table:table-cell>
          <table:table-cell table:formula="of:=[.E956]*[.D956]" office:value-type="float" office:value="7778.04510332759" calcext:value-type="float">
            <text:p>7778.04510332759</text:p>
          </table:table-cell>
          <table:table-cell table:formula="of:=([.E956]-[.E955])/([.E955]+0.0000000000001)" office:value-type="float" office:value="-0.0357557464592523" calcext:value-type="float">
            <text:p>-0.035755746459252</text:p>
          </table:table-cell>
          <table:table-cell table:formula="of:=ABS([.G956])" office:value-type="float" office:value="0.0357557464592523" calcext:value-type="float">
            <text:p>0.035755746459252</text:p>
          </table:table-cell>
          <table:table-cell table:formula="of:=[.G956]*[.G956]" office:value-type="float" office:value="0.00127847340485834" calcext:value-type="float">
            <text:p>0.001278473404858</text:p>
          </table:table-cell>
          <table:table-cell table:formula="of:=([.F956]-[.F955])/([.F955]+0.0000000000001)" office:value-type="float" office:value="-0.017726983444855" calcext:value-type="float">
            <text:p>-0.017726983444855</text:p>
          </table:table-cell>
          <table:table-cell table:formula="of:=ABS([.J956])" office:value-type="float" office:value="0.017726983444855" calcext:value-type="float">
            <text:p>0.017726983444855</text:p>
          </table:table-cell>
          <table:table-cell table:formula="of:=[.J956]*[.J956]" office:value-type="float" office:value="0.000314245942054164" calcext:value-type="float">
            <text:p>0.000314245942054</text:p>
          </table:table-cell>
        </table:table-row>
        <table:table-row table:style-name="ro1">
          <table:table-cell table:style-name="ce1" office:value-type="string" calcext:value-type="string">
            <text:p>3/23/2018</text:p>
          </table:table-cell>
          <table:table-cell office:value-type="float" office:value="1521763200" calcext:value-type="float">
            <text:p>1521763200</text:p>
          </table:table-cell>
          <table:table-cell office:value-type="float" office:value="15620447607" calcext:value-type="float">
            <text:p>15620447607</text:p>
          </table:table-cell>
          <table:table-cell table:formula="of:=[.C957]/10^9" office:value-type="float" office:value="15.620447607" calcext:value-type="float">
            <text:p>15.620447607</text:p>
          </table:table-cell>
          <table:table-cell office:value-type="float" office:value="543.83" calcext:value-type="float">
            <text:p>543.83</text:p>
          </table:table-cell>
          <table:table-cell table:formula="of:=[.E957]*[.D957]" office:value-type="float" office:value="8494.86802211481" calcext:value-type="float">
            <text:p>8494.86802211481</text:p>
          </table:table-cell>
          <table:table-cell table:formula="of:=([.E957]-[.E956])/([.E956]+0.0000000000001)" office:value-type="float" office:value="0.00729778288169822" calcext:value-type="float">
            <text:p>0.007297782881698</text:p>
          </table:table-cell>
          <table:table-cell table:formula="of:=ABS([.G957])" office:value-type="float" office:value="0.00729778288169822" calcext:value-type="float">
            <text:p>0.007297782881698</text:p>
          </table:table-cell>
          <table:table-cell table:formula="of:=[.G957]*[.G957]" office:value-type="float" office:value="0.0000532576349884076" calcext:value-type="float">
            <text:p>5.32576349884076E-05</text:p>
          </table:table-cell>
          <table:table-cell table:formula="of:=([.F957]-[.F956])/([.F956]+0.0000000000001)" office:value-type="float" office:value="0.0921597791301763" calcext:value-type="float">
            <text:p>0.092159779130176</text:p>
          </table:table-cell>
          <table:table-cell table:formula="of:=ABS([.J957])" office:value-type="float" office:value="0.0921597791301763" calcext:value-type="float">
            <text:p>0.092159779130176</text:p>
          </table:table-cell>
          <table:table-cell table:formula="of:=[.J957]*[.J957]" office:value-type="float" office:value="0.00849342488932289" calcext:value-type="float">
            <text:p>0.008493424889323</text:p>
          </table:table-cell>
        </table:table-row>
        <table:table-row table:style-name="ro1">
          <table:table-cell table:style-name="ce1" office:value-type="string" calcext:value-type="string">
            <text:p>3/24/2018</text:p>
          </table:table-cell>
          <table:table-cell office:value-type="float" office:value="1521849600" calcext:value-type="float">
            <text:p>1521849600</text:p>
          </table:table-cell>
          <table:table-cell office:value-type="float" office:value="13781856544" calcext:value-type="float">
            <text:p>13781856544</text:p>
          </table:table-cell>
          <table:table-cell table:formula="of:=[.C958]/10^9" office:value-type="float" office:value="13.781856544" calcext:value-type="float">
            <text:p>13.781856544</text:p>
          </table:table-cell>
          <table:table-cell office:value-type="float" office:value="520.16" calcext:value-type="float">
            <text:p>520.16</text:p>
          </table:table-cell>
          <table:table-cell table:formula="of:=[.E958]*[.D958]" office:value-type="float" office:value="7168.77049992704" calcext:value-type="float">
            <text:p>7168.77049992704</text:p>
          </table:table-cell>
          <table:table-cell table:formula="of:=([.E958]-[.E957])/([.E957]+0.0000000000001)" office:value-type="float" office:value="-0.0435246308589082" calcext:value-type="float">
            <text:p>-0.043524630858908</text:p>
          </table:table-cell>
          <table:table-cell table:formula="of:=ABS([.G958])" office:value-type="float" office:value="0.0435246308589082" calcext:value-type="float">
            <text:p>0.043524630858908</text:p>
          </table:table-cell>
          <table:table-cell table:formula="of:=[.G958]*[.G958]" office:value-type="float" office:value="0.00189439349140423" calcext:value-type="float">
            <text:p>0.001894393491404</text:p>
          </table:table-cell>
          <table:table-cell table:formula="of:=([.F958]-[.F957])/([.F957]+0.0000000000001)" office:value-type="float" office:value="-0.156105723918903" calcext:value-type="float">
            <text:p>-0.156105723918903</text:p>
          </table:table-cell>
          <table:table-cell table:formula="of:=ABS([.J958])" office:value-type="float" office:value="0.156105723918903" calcext:value-type="float">
            <text:p>0.156105723918903</text:p>
          </table:table-cell>
          <table:table-cell table:formula="of:=[.J958]*[.J958]" office:value-type="float" office:value="0.0243689970402447" calcext:value-type="float">
            <text:p>0.024368997040245</text:p>
          </table:table-cell>
        </table:table-row>
        <table:table-row table:style-name="ro1">
          <table:table-cell table:style-name="ce1" office:value-type="string" calcext:value-type="string">
            <text:p>3/25/2018</text:p>
          </table:table-cell>
          <table:table-cell office:value-type="float" office:value="1521936000" calcext:value-type="float">
            <text:p>1521936000</text:p>
          </table:table-cell>
          <table:table-cell office:value-type="float" office:value="13537750854" calcext:value-type="float">
            <text:p>13537750854</text:p>
          </table:table-cell>
          <table:table-cell table:formula="of:=[.C959]/10^9" office:value-type="float" office:value="13.537750854" calcext:value-type="float">
            <text:p>13.537750854</text:p>
          </table:table-cell>
          <table:table-cell office:value-type="float" office:value="523.01" calcext:value-type="float">
            <text:p>523.01</text:p>
          </table:table-cell>
          <table:table-cell table:formula="of:=[.E959]*[.D959]" office:value-type="float" office:value="7080.37907415054" calcext:value-type="float">
            <text:p>7080.37907415054</text:p>
          </table:table-cell>
          <table:table-cell table:formula="of:=([.E959]-[.E958])/([.E958]+0.0000000000001)" office:value-type="float" office:value="0.00547908335896651" calcext:value-type="float">
            <text:p>0.005479083358967</text:p>
          </table:table-cell>
          <table:table-cell table:formula="of:=ABS([.G959])" office:value-type="float" office:value="0.00547908335896651" calcext:value-type="float">
            <text:p>0.005479083358967</text:p>
          </table:table-cell>
          <table:table-cell table:formula="of:=[.G959]*[.G959]" office:value-type="float" office:value="0.0000300203544545038" calcext:value-type="float">
            <text:p>3.00203544545038E-05</text:p>
          </table:table-cell>
          <table:table-cell table:formula="of:=([.F959]-[.F958])/([.F958]+0.0000000000001)" office:value-type="float" office:value="-0.0123300677260347" calcext:value-type="float">
            <text:p>-0.012330067726035</text:p>
          </table:table-cell>
          <table:table-cell table:formula="of:=ABS([.J959])" office:value-type="float" office:value="0.0123300677260347" calcext:value-type="float">
            <text:p>0.012330067726035</text:p>
          </table:table-cell>
          <table:table-cell table:formula="of:=[.J959]*[.J959]" office:value-type="float" office:value="0.000152030570128602" calcext:value-type="float">
            <text:p>0.000152030570129</text:p>
          </table:table-cell>
        </table:table-row>
        <table:table-row table:style-name="ro1">
          <table:table-cell table:style-name="ce1" office:value-type="string" calcext:value-type="string">
            <text:p>3/26/2018</text:p>
          </table:table-cell>
          <table:table-cell office:value-type="float" office:value="1522022400" calcext:value-type="float">
            <text:p>1522022400</text:p>
          </table:table-cell>
          <table:table-cell office:value-type="float" office:value="18175711428" calcext:value-type="float">
            <text:p>18175711428</text:p>
          </table:table-cell>
          <table:table-cell table:formula="of:=[.C960]/10^9" office:value-type="float" office:value="18.175711428" calcext:value-type="float">
            <text:p>18.175711428</text:p>
          </table:table-cell>
          <table:table-cell office:value-type="float" office:value="486.25" calcext:value-type="float">
            <text:p>486.25</text:p>
          </table:table-cell>
          <table:table-cell table:formula="of:=[.E960]*[.D960]" office:value-type="float" office:value="8837.939681865" calcext:value-type="float">
            <text:p>8837.939681865</text:p>
          </table:table-cell>
          <table:table-cell table:formula="of:=([.E960]-[.E959])/([.E959]+0.0000000000001)" office:value-type="float" office:value="-0.0702854629930594" calcext:value-type="float">
            <text:p>-0.070285462993059</text:p>
          </table:table-cell>
          <table:table-cell table:formula="of:=ABS([.G960])" office:value-type="float" office:value="0.0702854629930594" calcext:value-type="float">
            <text:p>0.070285462993059</text:p>
          </table:table-cell>
          <table:table-cell table:formula="of:=[.G960]*[.G960]" office:value-type="float" office:value="0.00494004630814872" calcext:value-type="float">
            <text:p>0.004940046308149</text:p>
          </table:table-cell>
          <table:table-cell table:formula="of:=([.F960]-[.F959])/([.F959]+0.0000000000001)" office:value-type="float" office:value="0.24822973308464" calcext:value-type="float">
            <text:p>0.24822973308464</text:p>
          </table:table-cell>
          <table:table-cell table:formula="of:=ABS([.J960])" office:value-type="float" office:value="0.24822973308464" calcext:value-type="float">
            <text:p>0.24822973308464</text:p>
          </table:table-cell>
          <table:table-cell table:formula="of:=[.J960]*[.J960]" office:value-type="float" office:value="0.0616180003872717" calcext:value-type="float">
            <text:p>0.061618000387272</text:p>
          </table:table-cell>
        </table:table-row>
        <table:table-row table:style-name="ro1">
          <table:table-cell table:style-name="ce1" office:value-type="string" calcext:value-type="string">
            <text:p>3/27/2018</text:p>
          </table:table-cell>
          <table:table-cell office:value-type="float" office:value="1522108800" calcext:value-type="float">
            <text:p>1522108800</text:p>
          </table:table-cell>
          <table:table-cell office:value-type="float" office:value="14361185569" calcext:value-type="float">
            <text:p>14361185569</text:p>
          </table:table-cell>
          <table:table-cell table:formula="of:=[.C961]/10^9" office:value-type="float" office:value="14.361185569" calcext:value-type="float">
            <text:p>14.361185569</text:p>
          </table:table-cell>
          <table:table-cell office:value-type="float" office:value="448.78" calcext:value-type="float">
            <text:p>448.78</text:p>
          </table:table-cell>
          <table:table-cell table:formula="of:=[.E961]*[.D961]" office:value-type="float" office:value="6445.01285965582" calcext:value-type="float">
            <text:p>6445.01285965582</text:p>
          </table:table-cell>
          <table:table-cell table:formula="of:=([.E961]-[.E960])/([.E960]+0.0000000000001)" office:value-type="float" office:value="-0.0770591259640103" calcext:value-type="float">
            <text:p>-0.07705912596401</text:p>
          </table:table-cell>
          <table:table-cell table:formula="of:=ABS([.G961])" office:value-type="float" office:value="0.0770591259640103" calcext:value-type="float">
            <text:p>0.07705912596401</text:p>
          </table:table-cell>
          <table:table-cell table:formula="of:=[.G961]*[.G961]" office:value-type="float" office:value="0.00593810889433721" calcext:value-type="float">
            <text:p>0.005938108894337</text:p>
          </table:table-cell>
          <table:table-cell table:formula="of:=([.F961]-[.F960])/([.F960]+0.0000000000001)" office:value-type="float" office:value="-0.270756183946281" calcext:value-type="float">
            <text:p>-0.270756183946281</text:p>
          </table:table-cell>
          <table:table-cell table:formula="of:=ABS([.J961])" office:value-type="float" office:value="0.270756183946281" calcext:value-type="float">
            <text:p>0.270756183946281</text:p>
          </table:table-cell>
          <table:table-cell table:formula="of:=[.J961]*[.J961]" office:value-type="float" office:value="0.0733089111451526" calcext:value-type="float">
            <text:p>0.073308911145153</text:p>
          </table:table-cell>
        </table:table-row>
        <table:table-row table:style-name="ro1">
          <table:table-cell table:style-name="ce1" office:value-type="string" calcext:value-type="string">
            <text:p>3/28/2018</text:p>
          </table:table-cell>
          <table:table-cell office:value-type="float" office:value="1522195200" calcext:value-type="float">
            <text:p>1522195200</text:p>
          </table:table-cell>
          <table:table-cell office:value-type="float" office:value="14632876426" calcext:value-type="float">
            <text:p>14632876426</text:p>
          </table:table-cell>
          <table:table-cell table:formula="of:=[.C962]/10^9" office:value-type="float" office:value="14.632876426" calcext:value-type="float">
            <text:p>14.632876426</text:p>
          </table:table-cell>
          <table:table-cell office:value-type="float" office:value="445.93" calcext:value-type="float">
            <text:p>445.93</text:p>
          </table:table-cell>
          <table:table-cell table:formula="of:=[.E962]*[.D962]" office:value-type="float" office:value="6525.23858464618" calcext:value-type="float">
            <text:p>6525.23858464618</text:p>
          </table:table-cell>
          <table:table-cell table:formula="of:=([.E962]-[.E961])/([.E961]+0.0000000000001)" office:value-type="float" office:value="-0.00635055038103295" calcext:value-type="float">
            <text:p>-0.006350550381033</text:p>
          </table:table-cell>
          <table:table-cell table:formula="of:=ABS([.G962])" office:value-type="float" office:value="0.00635055038103295" calcext:value-type="float">
            <text:p>0.006350550381033</text:p>
          </table:table-cell>
          <table:table-cell table:formula="of:=[.G962]*[.G962]" office:value-type="float" office:value="0.0000403294901420377" calcext:value-type="float">
            <text:p>4.03294901420377E-05</text:p>
          </table:table-cell>
          <table:table-cell table:formula="of:=([.F962]-[.F961])/([.F961]+0.0000000000001)" office:value-type="float" office:value="0.0124477214766401" calcext:value-type="float">
            <text:p>0.01244772147664</text:p>
          </table:table-cell>
          <table:table-cell table:formula="of:=ABS([.J962])" office:value-type="float" office:value="0.0124477214766401" calcext:value-type="float">
            <text:p>0.01244772147664</text:p>
          </table:table-cell>
          <table:table-cell table:formula="of:=[.J962]*[.J962]" office:value-type="float" office:value="0.000154945769960008" calcext:value-type="float">
            <text:p>0.00015494576996</text:p>
          </table:table-cell>
        </table:table-row>
        <table:table-row table:style-name="ro1">
          <table:table-cell table:style-name="ce1" office:value-type="string" calcext:value-type="string">
            <text:p>3/29/2018</text:p>
          </table:table-cell>
          <table:table-cell office:value-type="float" office:value="1522281600" calcext:value-type="float">
            <text:p>1522281600</text:p>
          </table:table-cell>
          <table:table-cell office:value-type="float" office:value="15636728747" calcext:value-type="float">
            <text:p>15636728747</text:p>
          </table:table-cell>
          <table:table-cell table:formula="of:=[.C963]/10^9" office:value-type="float" office:value="15.636728747" calcext:value-type="float">
            <text:p>15.636728747</text:p>
          </table:table-cell>
          <table:table-cell office:value-type="float" office:value="383.9" calcext:value-type="float">
            <text:p>383.9</text:p>
          </table:table-cell>
          <table:table-cell table:formula="of:=[.E963]*[.D963]" office:value-type="float" office:value="6002.9401659733" calcext:value-type="float">
            <text:p>6002.9401659733</text:p>
          </table:table-cell>
          <table:table-cell table:formula="of:=([.E963]-[.E962])/([.E962]+0.0000000000001)" office:value-type="float" office:value="-0.139102549727536" calcext:value-type="float">
            <text:p>-0.139102549727536</text:p>
          </table:table-cell>
          <table:table-cell table:formula="of:=ABS([.G963])" office:value-type="float" office:value="0.139102549727536" calcext:value-type="float">
            <text:p>0.139102549727536</text:p>
          </table:table-cell>
          <table:table-cell table:formula="of:=[.G963]*[.G963]" office:value-type="float" office:value="0.0193495193407016" calcext:value-type="float">
            <text:p>0.019349519340702</text:p>
          </table:table-cell>
          <table:table-cell table:formula="of:=([.F963]-[.F962])/([.F962]+0.0000000000001)" office:value-type="float" office:value="-0.0800428079215131" calcext:value-type="float">
            <text:p>-0.080042807921513</text:p>
          </table:table-cell>
          <table:table-cell table:formula="of:=ABS([.J963])" office:value-type="float" office:value="0.0800428079215131" calcext:value-type="float">
            <text:p>0.080042807921513</text:p>
          </table:table-cell>
          <table:table-cell table:formula="of:=[.J963]*[.J963]" office:value-type="float" office:value="0.00640685109996024" calcext:value-type="float">
            <text:p>0.00640685109996</text:p>
          </table:table-cell>
        </table:table-row>
        <table:table-row table:style-name="ro1">
          <table:table-cell table:style-name="ce1" office:value-type="string" calcext:value-type="string">
            <text:p>3/30/2018</text:p>
          </table:table-cell>
          <table:table-cell office:value-type="float" office:value="1522368000" calcext:value-type="float">
            <text:p>1522368000</text:p>
          </table:table-cell>
          <table:table-cell office:value-type="float" office:value="12774734071" calcext:value-type="float">
            <text:p>12774734071</text:p>
          </table:table-cell>
          <table:table-cell table:formula="of:=[.C964]/10^9" office:value-type="float" office:value="12.774734071" calcext:value-type="float">
            <text:p>12.774734071</text:p>
          </table:table-cell>
          <table:table-cell office:value-type="float" office:value="393.82" calcext:value-type="float">
            <text:p>393.82</text:p>
          </table:table-cell>
          <table:table-cell table:formula="of:=[.E964]*[.D964]" office:value-type="float" office:value="5030.94577184122" calcext:value-type="float">
            <text:p>5030.94577184122</text:p>
          </table:table-cell>
          <table:table-cell table:formula="of:=([.E964]-[.E963])/([.E963]+0.0000000000001)" office:value-type="float" office:value="0.0258400625162803" calcext:value-type="float">
            <text:p>0.02584006251628</text:p>
          </table:table-cell>
          <table:table-cell table:formula="of:=ABS([.G964])" office:value-type="float" office:value="0.0258400625162803" calcext:value-type="float">
            <text:p>0.02584006251628</text:p>
          </table:table-cell>
          <table:table-cell table:formula="of:=[.G964]*[.G964]" office:value-type="float" office:value="0.000667708830845275" calcext:value-type="float">
            <text:p>0.000667708830845</text:p>
          </table:table-cell>
          <table:table-cell table:formula="of:=([.F964]-[.F963])/([.F963]+0.0000000000001)" office:value-type="float" office:value="-0.161919720546554" calcext:value-type="float">
            <text:p>-0.161919720546554</text:p>
          </table:table-cell>
          <table:table-cell table:formula="of:=ABS([.J964])" office:value-type="float" office:value="0.161919720546554" calcext:value-type="float">
            <text:p>0.161919720546554</text:p>
          </table:table-cell>
          <table:table-cell table:formula="of:=[.J964]*[.J964]" office:value-type="float" office:value="0.0262179959018741" calcext:value-type="float">
            <text:p>0.026217995901874</text:p>
          </table:table-cell>
        </table:table-row>
        <table:table-row table:style-name="ro1">
          <table:table-cell table:style-name="ce1" office:value-type="string" calcext:value-type="string">
            <text:p>3/31/2018</text:p>
          </table:table-cell>
          <table:table-cell office:value-type="float" office:value="1522454400" calcext:value-type="float">
            <text:p>1522454400</text:p>
          </table:table-cell>
          <table:table-cell office:value-type="float" office:value="11477477292" calcext:value-type="float">
            <text:p>11477477292</text:p>
          </table:table-cell>
          <table:table-cell table:formula="of:=[.C965]/10^9" office:value-type="float" office:value="11.477477292" calcext:value-type="float">
            <text:p>11.477477292</text:p>
          </table:table-cell>
          <table:table-cell office:value-type="float" office:value="394.07" calcext:value-type="float">
            <text:p>394.07</text:p>
          </table:table-cell>
          <table:table-cell table:formula="of:=[.E965]*[.D965]" office:value-type="float" office:value="4522.92947645844" calcext:value-type="float">
            <text:p>4522.92947645844</text:p>
          </table:table-cell>
          <table:table-cell table:formula="of:=([.E965]-[.E964])/([.E964]+0.0000000000001)" office:value-type="float" office:value="0.000634807780204154" calcext:value-type="float">
            <text:p>0.000634807780204</text:p>
          </table:table-cell>
          <table:table-cell table:formula="of:=ABS([.G965])" office:value-type="float" office:value="0.000634807780204154" calcext:value-type="float">
            <text:p>0.000634807780204</text:p>
          </table:table-cell>
          <table:table-cell table:formula="of:=[.G965]*[.G965]" office:value-type="float" office:value="0.000000402980917807726" calcext:value-type="float">
            <text:p>4.02980917807726E-07</text:p>
          </table:table-cell>
          <table:table-cell table:formula="of:=([.F965]-[.F964])/([.F964]+0.0000000000001)" office:value-type="float" office:value="-0.100978288858967" calcext:value-type="float">
            <text:p>-0.100978288858967</text:p>
          </table:table-cell>
          <table:table-cell table:formula="of:=ABS([.J965])" office:value-type="float" office:value="0.100978288858967" calcext:value-type="float">
            <text:p>0.100978288858967</text:p>
          </table:table-cell>
          <table:table-cell table:formula="of:=[.J965]*[.J965]" office:value-type="float" office:value="0.0101966148208849" calcext:value-type="float">
            <text:p>0.010196614820885</text:p>
          </table:table-cell>
        </table:table-row>
        <table:table-row table:style-name="ro1">
          <table:table-cell table:style-name="ce1" office:value-type="string" calcext:value-type="string">
            <text:p>4/1/2018</text:p>
          </table:table-cell>
          <table:table-cell office:value-type="float" office:value="1522540800" calcext:value-type="float">
            <text:p>1522540800</text:p>
          </table:table-cell>
          <table:table-cell office:value-type="float" office:value="11102468465" calcext:value-type="float">
            <text:p>11102468465</text:p>
          </table:table-cell>
          <table:table-cell table:formula="of:=[.C966]/10^9" office:value-type="float" office:value="11.102468465" calcext:value-type="float">
            <text:p>11.102468465</text:p>
          </table:table-cell>
          <table:table-cell office:value-type="float" office:value="378.85" calcext:value-type="float">
            <text:p>378.85</text:p>
          </table:table-cell>
          <table:table-cell table:formula="of:=[.E966]*[.D966]" office:value-type="float" office:value="4206.17017796525" calcext:value-type="float">
            <text:p>4206.17017796525</text:p>
          </table:table-cell>
          <table:table-cell table:formula="of:=([.E966]-[.E965])/([.E965]+0.0000000000001)" office:value-type="float" office:value="-0.0386225797447153" calcext:value-type="float">
            <text:p>-0.038622579744715</text:p>
          </table:table-cell>
          <table:table-cell table:formula="of:=ABS([.G966])" office:value-type="float" office:value="0.0386225797447153" calcext:value-type="float">
            <text:p>0.038622579744715</text:p>
          </table:table-cell>
          <table:table-cell table:formula="of:=[.G966]*[.G966]" office:value-type="float" office:value="0.00149170366613689" calcext:value-type="float">
            <text:p>0.001491703666137</text:p>
          </table:table-cell>
          <table:table-cell table:formula="of:=([.F966]-[.F965])/([.F965]+0.0000000000001)" office:value-type="float" office:value="-0.0700341007176658" calcext:value-type="float">
            <text:p>-0.070034100717666</text:p>
          </table:table-cell>
          <table:table-cell table:formula="of:=ABS([.J966])" office:value-type="float" office:value="0.0700341007176658" calcext:value-type="float">
            <text:p>0.070034100717666</text:p>
          </table:table-cell>
          <table:table-cell table:formula="of:=[.J966]*[.J966]" office:value-type="float" office:value="0.00490477526333216" calcext:value-type="float">
            <text:p>0.004904775263332</text:p>
          </table:table-cell>
        </table:table-row>
        <table:table-row table:style-name="ro1">
          <table:table-cell table:style-name="ce1" office:value-type="string" calcext:value-type="string">
            <text:p>4/2/2018</text:p>
          </table:table-cell>
          <table:table-cell office:value-type="float" office:value="1522627200" calcext:value-type="float">
            <text:p>1522627200</text:p>
          </table:table-cell>
          <table:table-cell office:value-type="float" office:value="12126196454" calcext:value-type="float">
            <text:p>12126196454</text:p>
          </table:table-cell>
          <table:table-cell table:formula="of:=[.C967]/10^9" office:value-type="float" office:value="12.126196454" calcext:value-type="float">
            <text:p>12.126196454</text:p>
          </table:table-cell>
          <table:table-cell office:value-type="float" office:value="384.68" calcext:value-type="float">
            <text:p>384.68</text:p>
          </table:table-cell>
          <table:table-cell table:formula="of:=[.E967]*[.D967]" office:value-type="float" office:value="4664.70525192472" calcext:value-type="float">
            <text:p>4664.70525192472</text:p>
          </table:table-cell>
          <table:table-cell table:formula="of:=([.E967]-[.E966])/([.E966]+0.0000000000001)" office:value-type="float" office:value="0.0153886762570938" calcext:value-type="float">
            <text:p>0.015388676257094</text:p>
          </table:table-cell>
          <table:table-cell table:formula="of:=ABS([.G967])" office:value-type="float" office:value="0.0153886762570938" calcext:value-type="float">
            <text:p>0.015388676257094</text:p>
          </table:table-cell>
          <table:table-cell table:formula="of:=[.G967]*[.G967]" office:value-type="float" office:value="0.000236811356945642" calcext:value-type="float">
            <text:p>0.000236811356946</text:p>
          </table:table-cell>
          <table:table-cell table:formula="of:=([.F967]-[.F966])/([.F966]+0.0000000000001)" office:value-type="float" office:value="0.109014864962332" calcext:value-type="float">
            <text:p>0.109014864962332</text:p>
          </table:table-cell>
          <table:table-cell table:formula="of:=ABS([.J967])" office:value-type="float" office:value="0.109014864962332" calcext:value-type="float">
            <text:p>0.109014864962332</text:p>
          </table:table-cell>
          <table:table-cell table:formula="of:=[.J967]*[.J967]" office:value-type="float" office:value="0.0118842407827555" calcext:value-type="float">
            <text:p>0.011884240782756</text:p>
          </table:table-cell>
        </table:table-row>
        <table:table-row table:style-name="ro1">
          <table:table-cell table:style-name="ce1" office:value-type="string" calcext:value-type="string">
            <text:p>4/3/2018</text:p>
          </table:table-cell>
          <table:table-cell office:value-type="float" office:value="1522713600" calcext:value-type="float">
            <text:p>1522713600</text:p>
          </table:table-cell>
          <table:table-cell office:value-type="float" office:value="12293014582" calcext:value-type="float">
            <text:p>12293014582</text:p>
          </table:table-cell>
          <table:table-cell table:formula="of:=[.C968]/10^9" office:value-type="float" office:value="12.293014582" calcext:value-type="float">
            <text:p>12.293014582</text:p>
          </table:table-cell>
          <table:table-cell office:value-type="float" office:value="415.93" calcext:value-type="float">
            <text:p>415.93</text:p>
          </table:table-cell>
          <table:table-cell table:formula="of:=[.E968]*[.D968]" office:value-type="float" office:value="5113.03355509126" calcext:value-type="float">
            <text:p>5113.03355509126</text:p>
          </table:table-cell>
          <table:table-cell table:formula="of:=([.E968]-[.E967])/([.E967]+0.0000000000001)" office:value-type="float" office:value="0.0812363522928148" calcext:value-type="float">
            <text:p>0.081236352292815</text:p>
          </table:table-cell>
          <table:table-cell table:formula="of:=ABS([.G968])" office:value-type="float" office:value="0.0812363522928148" calcext:value-type="float">
            <text:p>0.081236352292815</text:p>
          </table:table-cell>
          <table:table-cell table:formula="of:=[.G968]*[.G968]" office:value-type="float" office:value="0.00659934493384231" calcext:value-type="float">
            <text:p>0.006599344933842</text:p>
          </table:table-cell>
          <table:table-cell table:formula="of:=([.F968]-[.F967])/([.F967]+0.0000000000001)" office:value-type="float" office:value="0.096110746328839" calcext:value-type="float">
            <text:p>0.096110746328839</text:p>
          </table:table-cell>
          <table:table-cell table:formula="of:=ABS([.J968])" office:value-type="float" office:value="0.096110746328839" calcext:value-type="float">
            <text:p>0.096110746328839</text:p>
          </table:table-cell>
          <table:table-cell table:formula="of:=[.J968]*[.J968]" office:value-type="float" office:value="0.00923727555988643" calcext:value-type="float">
            <text:p>0.009237275559886</text:p>
          </table:table-cell>
        </table:table-row>
        <table:table-row table:style-name="ro1">
          <table:table-cell table:style-name="ce1" office:value-type="string" calcext:value-type="string">
            <text:p>4/4/2018</text:p>
          </table:table-cell>
          <table:table-cell office:value-type="float" office:value="1522800000" calcext:value-type="float">
            <text:p>1522800000</text:p>
          </table:table-cell>
          <table:table-cell office:value-type="float" office:value="10971643800" calcext:value-type="float">
            <text:p>10971643800</text:p>
          </table:table-cell>
          <table:table-cell table:formula="of:=[.C969]/10^9" office:value-type="float" office:value="10.9716438" calcext:value-type="float">
            <text:p>10.9716438</text:p>
          </table:table-cell>
          <table:table-cell office:value-type="float" office:value="378.65" calcext:value-type="float">
            <text:p>378.65</text:p>
          </table:table-cell>
          <table:table-cell table:formula="of:=[.E969]*[.D969]" office:value-type="float" office:value="4154.41292487" calcext:value-type="float">
            <text:p>4154.41292487</text:p>
          </table:table-cell>
          <table:table-cell table:formula="of:=([.E969]-[.E968])/([.E968]+0.0000000000001)" office:value-type="float" office:value="-0.0896304666650639" calcext:value-type="float">
            <text:p>-0.089630466665064</text:p>
          </table:table-cell>
          <table:table-cell table:formula="of:=ABS([.G969])" office:value-type="float" office:value="0.0896304666650639" calcext:value-type="float">
            <text:p>0.089630466665064</text:p>
          </table:table-cell>
          <table:table-cell table:formula="of:=[.G969]*[.G969]" office:value-type="float" office:value="0.00803362055459713" calcext:value-type="float">
            <text:p>0.008033620554597</text:p>
          </table:table-cell>
          <table:table-cell table:formula="of:=([.F969]-[.F968])/([.F968]+0.0000000000001)" office:value-type="float" office:value="-0.187485691203165" calcext:value-type="float">
            <text:p>-0.187485691203165</text:p>
          </table:table-cell>
          <table:table-cell table:formula="of:=ABS([.J969])" office:value-type="float" office:value="0.187485691203165" calcext:value-type="float">
            <text:p>0.187485691203165</text:p>
          </table:table-cell>
          <table:table-cell table:formula="of:=[.J969]*[.J969]" office:value-type="float" office:value="0.0351508844059284" calcext:value-type="float">
            <text:p>0.035150884405929</text:p>
          </table:table-cell>
        </table:table-row>
        <table:table-row table:style-name="ro1">
          <table:table-cell table:style-name="ce1" office:value-type="string" calcext:value-type="string">
            <text:p>4/5/2018</text:p>
          </table:table-cell>
          <table:table-cell office:value-type="float" office:value="1522886400" calcext:value-type="float">
            <text:p>1522886400</text:p>
          </table:table-cell>
          <table:table-cell office:value-type="float" office:value="15470303694" calcext:value-type="float">
            <text:p>15470303694</text:p>
          </table:table-cell>
          <table:table-cell table:formula="of:=[.C970]/10^9" office:value-type="float" office:value="15.470303694" calcext:value-type="float">
            <text:p>15.470303694</text:p>
          </table:table-cell>
          <table:table-cell office:value-type="float" office:value="381.36" calcext:value-type="float">
            <text:p>381.36</text:p>
          </table:table-cell>
          <table:table-cell table:formula="of:=[.E970]*[.D970]" office:value-type="float" office:value="5899.75501674384" calcext:value-type="float">
            <text:p>5899.75501674384</text:p>
          </table:table-cell>
          <table:table-cell table:formula="of:=([.E970]-[.E969])/([.E969]+0.0000000000001)" office:value-type="float" office:value="0.00715700514987465" calcext:value-type="float">
            <text:p>0.007157005149875</text:p>
          </table:table-cell>
          <table:table-cell table:formula="of:=ABS([.G970])" office:value-type="float" office:value="0.00715700514987465" calcext:value-type="float">
            <text:p>0.007157005149875</text:p>
          </table:table-cell>
          <table:table-cell table:formula="of:=[.G970]*[.G970]" office:value-type="float" office:value="0.0000512227227153322" calcext:value-type="float">
            <text:p>5.12227227153322E-05</text:p>
          </table:table-cell>
          <table:table-cell table:formula="of:=([.F970]-[.F969])/([.F969]+0.0000000000001)" office:value-type="float" office:value="0.420117625146387" calcext:value-type="float">
            <text:p>0.420117625146387</text:p>
          </table:table-cell>
          <table:table-cell table:formula="of:=ABS([.J970])" office:value-type="float" office:value="0.420117625146387" calcext:value-type="float">
            <text:p>0.420117625146387</text:p>
          </table:table-cell>
          <table:table-cell table:formula="of:=[.J970]*[.J970]" office:value-type="float" office:value="0.17649881895864" calcext:value-type="float">
            <text:p>0.17649881895864</text:p>
          </table:table-cell>
        </table:table-row>
        <table:table-row table:style-name="ro1">
          <table:table-cell table:style-name="ce1" office:value-type="string" calcext:value-type="string">
            <text:p>4/6/2018</text:p>
          </table:table-cell>
          <table:table-cell office:value-type="float" office:value="1522972800" calcext:value-type="float">
            <text:p>1522972800</text:p>
          </table:table-cell>
          <table:table-cell office:value-type="float" office:value="13576704140" calcext:value-type="float">
            <text:p>13576704140</text:p>
          </table:table-cell>
          <table:table-cell table:formula="of:=[.C971]/10^9" office:value-type="float" office:value="13.57670414" calcext:value-type="float">
            <text:p>13.57670414</text:p>
          </table:table-cell>
          <table:table-cell office:value-type="float" office:value="370.35" calcext:value-type="float">
            <text:p>370.35</text:p>
          </table:table-cell>
          <table:table-cell table:formula="of:=[.E971]*[.D971]" office:value-type="float" office:value="5028.132378249" calcext:value-type="float">
            <text:p>5028.132378249</text:p>
          </table:table-cell>
          <table:table-cell table:formula="of:=([.E971]-[.E970])/([.E970]+0.0000000000001)" office:value-type="float" office:value="-0.0288703587161737" calcext:value-type="float">
            <text:p>-0.028870358716174</text:p>
          </table:table-cell>
          <table:table-cell table:formula="of:=ABS([.G971])" office:value-type="float" office:value="0.0288703587161737" calcext:value-type="float">
            <text:p>0.028870358716174</text:p>
          </table:table-cell>
          <table:table-cell table:formula="of:=[.G971]*[.G971]" office:value-type="float" office:value="0.000833497612400544" calcext:value-type="float">
            <text:p>0.000833497612401</text:p>
          </table:table-cell>
          <table:table-cell table:formula="of:=([.F971]-[.F970])/([.F970]+0.0000000000001)" office:value-type="float" office:value="-0.147738785088724" calcext:value-type="float">
            <text:p>-0.147738785088724</text:p>
          </table:table-cell>
          <table:table-cell table:formula="of:=ABS([.J971])" office:value-type="float" office:value="0.147738785088724" calcext:value-type="float">
            <text:p>0.147738785088724</text:p>
          </table:table-cell>
          <table:table-cell table:formula="of:=[.J971]*[.J971]" office:value-type="float" office:value="0.0218267486194922" calcext:value-type="float">
            <text:p>0.021826748619492</text:p>
          </table:table-cell>
        </table:table-row>
        <table:table-row table:style-name="ro1">
          <table:table-cell table:style-name="ce1" office:value-type="string" calcext:value-type="string">
            <text:p>4/7/2018</text:p>
          </table:table-cell>
          <table:table-cell office:value-type="float" office:value="1523059200" calcext:value-type="float">
            <text:p>1523059200</text:p>
          </table:table-cell>
          <table:table-cell office:value-type="float" office:value="10753965447" calcext:value-type="float">
            <text:p>10753965447</text:p>
          </table:table-cell>
          <table:table-cell table:formula="of:=[.C972]/10^9" office:value-type="float" office:value="10.753965447" calcext:value-type="float">
            <text:p>10.753965447</text:p>
          </table:table-cell>
          <table:table-cell office:value-type="float" office:value="384.98" calcext:value-type="float">
            <text:p>384.98</text:p>
          </table:table-cell>
          <table:table-cell table:formula="of:=[.E972]*[.D972]" office:value-type="float" office:value="4140.06161778606" calcext:value-type="float">
            <text:p>4140.06161778606</text:p>
          </table:table-cell>
          <table:table-cell table:formula="of:=([.E972]-[.E971])/([.E971]+0.0000000000001)" office:value-type="float" office:value="0.0395031726744971" calcext:value-type="float">
            <text:p>0.039503172674497</text:p>
          </table:table-cell>
          <table:table-cell table:formula="of:=ABS([.G972])" office:value-type="float" office:value="0.0395031726744971" calcext:value-type="float">
            <text:p>0.039503172674497</text:p>
          </table:table-cell>
          <table:table-cell table:formula="of:=[.G972]*[.G972]" office:value-type="float" office:value="0.00156050065135113" calcext:value-type="float">
            <text:p>0.001560500651351</text:p>
          </table:table-cell>
          <table:table-cell table:formula="of:=([.F972]-[.F971])/([.F971]+0.0000000000001)" office:value-type="float" office:value="-0.176620401703147" calcext:value-type="float">
            <text:p>-0.176620401703147</text:p>
          </table:table-cell>
          <table:table-cell table:formula="of:=ABS([.J972])" office:value-type="float" office:value="0.176620401703147" calcext:value-type="float">
            <text:p>0.176620401703147</text:p>
          </table:table-cell>
          <table:table-cell table:formula="of:=[.J972]*[.J972]" office:value-type="float" office:value="0.0311947662977812" calcext:value-type="float">
            <text:p>0.031194766297781</text:p>
          </table:table-cell>
        </table:table-row>
        <table:table-row table:style-name="ro1">
          <table:table-cell table:style-name="ce1" office:value-type="string" calcext:value-type="string">
            <text:p>4/8/2018</text:p>
          </table:table-cell>
          <table:table-cell office:value-type="float" office:value="1523145600" calcext:value-type="float">
            <text:p>1523145600</text:p>
          </table:table-cell>
          <table:table-cell office:value-type="float" office:value="10486377770" calcext:value-type="float">
            <text:p>10486377770</text:p>
          </table:table-cell>
          <table:table-cell table:formula="of:=[.C973]/10^9" office:value-type="float" office:value="10.48637777" calcext:value-type="float">
            <text:p>10.48637777</text:p>
          </table:table-cell>
          <table:table-cell office:value-type="float" office:value="400.72" calcext:value-type="float">
            <text:p>400.72</text:p>
          </table:table-cell>
          <table:table-cell table:formula="of:=[.E973]*[.D973]" office:value-type="float" office:value="4202.1012999944" calcext:value-type="float">
            <text:p>4202.1012999944</text:p>
          </table:table-cell>
          <table:table-cell table:formula="of:=([.E973]-[.E972])/([.E972]+0.0000000000001)" office:value-type="float" office:value="0.0408852407917295" calcext:value-type="float">
            <text:p>0.04088524079173</text:p>
          </table:table-cell>
          <table:table-cell table:formula="of:=ABS([.G973])" office:value-type="float" office:value="0.0408852407917295" calcext:value-type="float">
            <text:p>0.04088524079173</text:p>
          </table:table-cell>
          <table:table-cell table:formula="of:=[.G973]*[.G973]" office:value-type="float" office:value="0.0016716029145977" calcext:value-type="float">
            <text:p>0.001671602914598</text:p>
          </table:table-cell>
          <table:table-cell table:formula="of:=([.F973]-[.F972])/([.F972]+0.0000000000001)" office:value-type="float" office:value="0.0149852074524235" calcext:value-type="float">
            <text:p>0.014985207452424</text:p>
          </table:table-cell>
          <table:table-cell table:formula="of:=ABS([.J973])" office:value-type="float" office:value="0.0149852074524235" calcext:value-type="float">
            <text:p>0.014985207452424</text:p>
          </table:table-cell>
          <table:table-cell table:formula="of:=[.J973]*[.J973]" office:value-type="float" office:value="0.00022455644239217" calcext:value-type="float">
            <text:p>0.000224556442392</text:p>
          </table:table-cell>
        </table:table-row>
        <table:table-row table:style-name="ro1">
          <table:table-cell table:style-name="ce1" office:value-type="string" calcext:value-type="string">
            <text:p>4/9/2018</text:p>
          </table:table-cell>
          <table:table-cell office:value-type="float" office:value="1523232000" calcext:value-type="float">
            <text:p>1523232000</text:p>
          </table:table-cell>
          <table:table-cell office:value-type="float" office:value="11897226799" calcext:value-type="float">
            <text:p>11897226799</text:p>
          </table:table-cell>
          <table:table-cell table:formula="of:=[.C974]/10^9" office:value-type="float" office:value="11.897226799" calcext:value-type="float">
            <text:p>11.897226799</text:p>
          </table:table-cell>
          <table:table-cell office:value-type="float" office:value="399.02" calcext:value-type="float">
            <text:p>399.02</text:p>
          </table:table-cell>
          <table:table-cell table:formula="of:=[.E974]*[.D974]" office:value-type="float" office:value="4747.23143733698" calcext:value-type="float">
            <text:p>4747.23143733698</text:p>
          </table:table-cell>
          <table:table-cell table:formula="of:=([.E974]-[.E973])/([.E973]+0.0000000000001)" office:value-type="float" office:value="-0.00424236374525865" calcext:value-type="float">
            <text:p>-0.004242363745259</text:p>
          </table:table-cell>
          <table:table-cell table:formula="of:=ABS([.G974])" office:value-type="float" office:value="0.00424236374525865" calcext:value-type="float">
            <text:p>0.004242363745259</text:p>
          </table:table-cell>
          <table:table-cell table:formula="of:=[.G974]*[.G974]" office:value-type="float" office:value="0.000017997650147085" calcext:value-type="float">
            <text:p>1.7997650147085E-05</text:p>
          </table:table-cell>
          <table:table-cell table:formula="of:=([.F974]-[.F973])/([.F973]+0.0000000000001)" office:value-type="float" office:value="0.129727985696895" calcext:value-type="float">
            <text:p>0.129727985696895</text:p>
          </table:table-cell>
          <table:table-cell table:formula="of:=ABS([.J974])" office:value-type="float" office:value="0.129727985696895" calcext:value-type="float">
            <text:p>0.129727985696895</text:p>
          </table:table-cell>
          <table:table-cell table:formula="of:=[.J974]*[.J974]" office:value-type="float" office:value="0.0168293502729739" calcext:value-type="float">
            <text:p>0.016829350272974</text:p>
          </table:table-cell>
        </table:table-row>
        <table:table-row table:style-name="ro1">
          <table:table-cell table:style-name="ce1" office:value-type="string" calcext:value-type="string">
            <text:p>4/10/2018</text:p>
          </table:table-cell>
          <table:table-cell office:value-type="float" office:value="1523318400" calcext:value-type="float">
            <text:p>1523318400</text:p>
          </table:table-cell>
          <table:table-cell office:value-type="float" office:value="12186519151" calcext:value-type="float">
            <text:p>12186519151</text:p>
          </table:table-cell>
          <table:table-cell table:formula="of:=[.C975]/10^9" office:value-type="float" office:value="12.186519151" calcext:value-type="float">
            <text:p>12.186519151</text:p>
          </table:table-cell>
          <table:table-cell office:value-type="float" office:value="415.65" calcext:value-type="float">
            <text:p>415.65</text:p>
          </table:table-cell>
          <table:table-cell table:formula="of:=[.E975]*[.D975]" office:value-type="float" office:value="5065.32668511315" calcext:value-type="float">
            <text:p>5065.32668511315</text:p>
          </table:table-cell>
          <table:table-cell table:formula="of:=([.E975]-[.E974])/([.E974]+0.0000000000001)" office:value-type="float" office:value="0.0416771089168462" calcext:value-type="float">
            <text:p>0.041677108916846</text:p>
          </table:table-cell>
          <table:table-cell table:formula="of:=ABS([.G975])" office:value-type="float" office:value="0.0416771089168462" calcext:value-type="float">
            <text:p>0.041677108916846</text:p>
          </table:table-cell>
          <table:table-cell table:formula="of:=[.G975]*[.G975]" office:value-type="float" office:value="0.00173698140766667" calcext:value-type="float">
            <text:p>0.001736981407667</text:p>
          </table:table-cell>
          <table:table-cell table:formula="of:=([.F975]-[.F974])/([.F974]+0.0000000000001)" office:value-type="float" office:value="0.0670064756637628" calcext:value-type="float">
            <text:p>0.067006475663763</text:p>
          </table:table-cell>
          <table:table-cell table:formula="of:=ABS([.J975])" office:value-type="float" office:value="0.0670064756637628" calcext:value-type="float">
            <text:p>0.067006475663763</text:p>
          </table:table-cell>
          <table:table-cell table:formula="of:=[.J975]*[.J975]" office:value-type="float" office:value="0.00448986778087844" calcext:value-type="float">
            <text:p>0.004489867780878</text:p>
          </table:table-cell>
        </table:table-row>
        <table:table-row table:style-name="ro1">
          <table:table-cell table:style-name="ce1" office:value-type="string" calcext:value-type="string">
            <text:p>4/11/2018</text:p>
          </table:table-cell>
          <table:table-cell office:value-type="float" office:value="1523404800" calcext:value-type="float">
            <text:p>1523404800</text:p>
          </table:table-cell>
          <table:table-cell office:value-type="float" office:value="12413186820" calcext:value-type="float">
            <text:p>12413186820</text:p>
          </table:table-cell>
          <table:table-cell table:formula="of:=[.C976]/10^9" office:value-type="float" office:value="12.41318682" calcext:value-type="float">
            <text:p>12.41318682</text:p>
          </table:table-cell>
          <table:table-cell office:value-type="float" office:value="430.42" calcext:value-type="float">
            <text:p>430.42</text:p>
          </table:table-cell>
          <table:table-cell table:formula="of:=[.E976]*[.D976]" office:value-type="float" office:value="5342.8838710644" calcext:value-type="float">
            <text:p>5342.8838710644</text:p>
          </table:table-cell>
          <table:table-cell table:formula="of:=([.E976]-[.E975])/([.E975]+0.0000000000001)" office:value-type="float" office:value="0.0355347046794179" calcext:value-type="float">
            <text:p>0.035534704679418</text:p>
          </table:table-cell>
          <table:table-cell table:formula="of:=ABS([.G976])" office:value-type="float" office:value="0.0355347046794179" calcext:value-type="float">
            <text:p>0.035534704679418</text:p>
          </table:table-cell>
          <table:table-cell table:formula="of:=[.G976]*[.G976]" office:value-type="float" office:value="0.00126271523665344" calcext:value-type="float">
            <text:p>0.001262715236653</text:p>
          </table:table-cell>
          <table:table-cell table:formula="of:=([.F976]-[.F975])/([.F975]+0.0000000000001)" office:value-type="float" office:value="0.0547955153153266" calcext:value-type="float">
            <text:p>0.054795515315327</text:p>
          </table:table-cell>
          <table:table-cell table:formula="of:=ABS([.J976])" office:value-type="float" office:value="0.0547955153153266" calcext:value-type="float">
            <text:p>0.054795515315327</text:p>
          </table:table-cell>
          <table:table-cell table:formula="of:=[.J976]*[.J976]" office:value-type="float" office:value="0.00300254849867219" calcext:value-type="float">
            <text:p>0.003002548498672</text:p>
          </table:table-cell>
        </table:table-row>
        <table:table-row table:style-name="ro1">
          <table:table-cell table:style-name="ce1" office:value-type="string" calcext:value-type="string">
            <text:p>4/12/2018</text:p>
          </table:table-cell>
          <table:table-cell office:value-type="float" office:value="1523491200" calcext:value-type="float">
            <text:p>1523491200</text:p>
          </table:table-cell>
          <table:table-cell office:value-type="float" office:value="13472050250" calcext:value-type="float">
            <text:p>13472050250</text:p>
          </table:table-cell>
          <table:table-cell table:formula="of:=[.C977]/10^9" office:value-type="float" office:value="13.47205025" calcext:value-type="float">
            <text:p>13.47205025</text:p>
          </table:table-cell>
          <table:table-cell office:value-type="float" office:value="493.95" calcext:value-type="float">
            <text:p>493.95</text:p>
          </table:table-cell>
          <table:table-cell table:formula="of:=[.E977]*[.D977]" office:value-type="float" office:value="6654.5192209875" calcext:value-type="float">
            <text:p>6654.5192209875</text:p>
          </table:table-cell>
          <table:table-cell table:formula="of:=([.E977]-[.E976])/([.E976]+0.0000000000001)" office:value-type="float" office:value="0.147600018586497" calcext:value-type="float">
            <text:p>0.147600018586497</text:p>
          </table:table-cell>
          <table:table-cell table:formula="of:=ABS([.G977])" office:value-type="float" office:value="0.147600018586497" calcext:value-type="float">
            <text:p>0.147600018586497</text:p>
          </table:table-cell>
          <table:table-cell table:formula="of:=[.G977]*[.G977]" office:value-type="float" office:value="0.0217857654867342" calcext:value-type="float">
            <text:p>0.021785765486734</text:p>
          </table:table-cell>
          <table:table-cell table:formula="of:=([.F977]-[.F976])/([.F976]+0.0000000000001)" office:value-type="float" office:value="0.245492019212051" calcext:value-type="float">
            <text:p>0.245492019212051</text:p>
          </table:table-cell>
          <table:table-cell table:formula="of:=ABS([.J977])" office:value-type="float" office:value="0.245492019212051" calcext:value-type="float">
            <text:p>0.245492019212051</text:p>
          </table:table-cell>
          <table:table-cell table:formula="of:=[.J977]*[.J977]" office:value-type="float" office:value="0.0602663314968101" calcext:value-type="float">
            <text:p>0.06026633149681</text:p>
          </table:table-cell>
        </table:table-row>
        <table:table-row table:style-name="ro1">
          <table:table-cell table:style-name="ce1" office:value-type="string" calcext:value-type="string">
            <text:p>4/13/2018</text:p>
          </table:table-cell>
          <table:table-cell office:value-type="float" office:value="1523577600" calcext:value-type="float">
            <text:p>1523577600</text:p>
          </table:table-cell>
          <table:table-cell office:value-type="float" office:value="15622290969" calcext:value-type="float">
            <text:p>15622290969</text:p>
          </table:table-cell>
          <table:table-cell table:formula="of:=[.C978]/10^9" office:value-type="float" office:value="15.622290969" calcext:value-type="float">
            <text:p>15.622290969</text:p>
          </table:table-cell>
          <table:table-cell office:value-type="float" office:value="494.96" calcext:value-type="float">
            <text:p>494.96</text:p>
          </table:table-cell>
          <table:table-cell table:formula="of:=[.E978]*[.D978]" office:value-type="float" office:value="7732.40913801624" calcext:value-type="float">
            <text:p>7732.40913801624</text:p>
          </table:table-cell>
          <table:table-cell table:formula="of:=([.E978]-[.E977])/([.E977]+0.0000000000001)" office:value-type="float" office:value="0.00204474137058405" calcext:value-type="float">
            <text:p>0.002044741370584</text:p>
          </table:table-cell>
          <table:table-cell table:formula="of:=ABS([.G978])" office:value-type="float" office:value="0.00204474137058405" calcext:value-type="float">
            <text:p>0.002044741370584</text:p>
          </table:table-cell>
          <table:table-cell table:formula="of:=[.G978]*[.G978]" office:value-type="float" office:value="0.00000418096727257793" calcext:value-type="float">
            <text:p>4.18096727257793E-06</text:p>
          </table:table-cell>
          <table:table-cell table:formula="of:=([.F978]-[.F977])/([.F977]+0.0000000000001)" office:value-type="float" office:value="0.161978631548499" calcext:value-type="float">
            <text:p>0.161978631548499</text:p>
          </table:table-cell>
          <table:table-cell table:formula="of:=ABS([.J978])" office:value-type="float" office:value="0.161978631548499" calcext:value-type="float">
            <text:p>0.161978631548499</text:p>
          </table:table-cell>
          <table:table-cell table:formula="of:=[.J978]*[.J978]" office:value-type="float" office:value="0.0262370770783244" calcext:value-type="float">
            <text:p>0.026237077078325</text:p>
          </table:table-cell>
        </table:table-row>
        <table:table-row table:style-name="ro1">
          <table:table-cell table:style-name="ce1" office:value-type="string" calcext:value-type="string">
            <text:p>4/14/2018</text:p>
          </table:table-cell>
          <table:table-cell office:value-type="float" office:value="1523664000" calcext:value-type="float">
            <text:p>1523664000</text:p>
          </table:table-cell>
          <table:table-cell office:value-type="float" office:value="12185010900" calcext:value-type="float">
            <text:p>12185010900</text:p>
          </table:table-cell>
          <table:table-cell table:formula="of:=[.C979]/10^9" office:value-type="float" office:value="12.1850109" calcext:value-type="float">
            <text:p>12.1850109</text:p>
          </table:table-cell>
          <table:table-cell office:value-type="float" office:value="502.79" calcext:value-type="float">
            <text:p>502.79</text:p>
          </table:table-cell>
          <table:table-cell table:formula="of:=[.E979]*[.D979]" office:value-type="float" office:value="6126.501630411" calcext:value-type="float">
            <text:p>6126.501630411</text:p>
          </table:table-cell>
          <table:table-cell table:formula="of:=([.E979]-[.E978])/([.E978]+0.0000000000001)" office:value-type="float" office:value="0.0158194601583967" calcext:value-type="float">
            <text:p>0.015819460158397</text:p>
          </table:table-cell>
          <table:table-cell table:formula="of:=ABS([.G979])" office:value-type="float" office:value="0.0158194601583967" calcext:value-type="float">
            <text:p>0.015819460158397</text:p>
          </table:table-cell>
          <table:table-cell table:formula="of:=[.G979]*[.G979]" office:value-type="float" office:value="0.000250255319703101" calcext:value-type="float">
            <text:p>0.000250255319703</text:p>
          </table:table-cell>
          <table:table-cell table:formula="of:=([.F979]-[.F978])/([.F978]+0.0000000000001)" office:value-type="float" office:value="-0.207685273624468" calcext:value-type="float">
            <text:p>-0.207685273624468</text:p>
          </table:table-cell>
          <table:table-cell table:formula="of:=ABS([.J979])" office:value-type="float" office:value="0.207685273624468" calcext:value-type="float">
            <text:p>0.207685273624468</text:p>
          </table:table-cell>
          <table:table-cell table:formula="of:=[.J979]*[.J979]" office:value-type="float" office:value="0.0431331728804701" calcext:value-type="float">
            <text:p>0.04313317288047</text:p>
          </table:table-cell>
        </table:table-row>
        <table:table-row table:style-name="ro1">
          <table:table-cell table:style-name="ce1" office:value-type="string" calcext:value-type="string">
            <text:p>4/15/2018</text:p>
          </table:table-cell>
          <table:table-cell office:value-type="float" office:value="1523750400" calcext:value-type="float">
            <text:p>1523750400</text:p>
          </table:table-cell>
          <table:table-cell office:value-type="float" office:value="11501339825" calcext:value-type="float">
            <text:p>11501339825</text:p>
          </table:table-cell>
          <table:table-cell table:formula="of:=[.C980]/10^9" office:value-type="float" office:value="11.501339825" calcext:value-type="float">
            <text:p>11.501339825</text:p>
          </table:table-cell>
          <table:table-cell office:value-type="float" office:value="534.15" calcext:value-type="float">
            <text:p>534.15</text:p>
          </table:table-cell>
          <table:table-cell table:formula="of:=[.E980]*[.D980]" office:value-type="float" office:value="6143.44066752375" calcext:value-type="float">
            <text:p>6143.44066752375</text:p>
          </table:table-cell>
          <table:table-cell table:formula="of:=([.E980]-[.E979])/([.E979]+0.0000000000001)" office:value-type="float" office:value="0.0623719644384334" calcext:value-type="float">
            <text:p>0.062371964438434</text:p>
          </table:table-cell>
          <table:table-cell table:formula="of:=ABS([.G980])" office:value-type="float" office:value="0.0623719644384334" calcext:value-type="float">
            <text:p>0.062371964438434</text:p>
          </table:table-cell>
          <table:table-cell table:formula="of:=[.G980]*[.G980]" office:value-type="float" office:value="0.00389026194790921" calcext:value-type="float">
            <text:p>0.003890261947909</text:p>
          </table:table-cell>
          <table:table-cell table:formula="of:=([.F980]-[.F979])/([.F979]+0.0000000000001)" office:value-type="float" office:value="0.00276487923036966" calcext:value-type="float">
            <text:p>0.00276487923037</text:p>
          </table:table-cell>
          <table:table-cell table:formula="of:=ABS([.J980])" office:value-type="float" office:value="0.00276487923036966" calcext:value-type="float">
            <text:p>0.00276487923037</text:p>
          </table:table-cell>
          <table:table-cell table:formula="of:=[.J980]*[.J980]" office:value-type="float" office:value="0.00000764455715852954" calcext:value-type="float">
            <text:p>7.64455715852954E-06</text:p>
          </table:table-cell>
        </table:table-row>
        <table:table-row table:style-name="ro1">
          <table:table-cell table:style-name="ce1" office:value-type="string" calcext:value-type="string">
            <text:p>4/16/2018</text:p>
          </table:table-cell>
          <table:table-cell office:value-type="float" office:value="1523836800" calcext:value-type="float">
            <text:p>1523836800</text:p>
          </table:table-cell>
          <table:table-cell office:value-type="float" office:value="11892614029" calcext:value-type="float">
            <text:p>11892614029</text:p>
          </table:table-cell>
          <table:table-cell table:formula="of:=[.C981]/10^9" office:value-type="float" office:value="11.892614029" calcext:value-type="float">
            <text:p>11.892614029</text:p>
          </table:table-cell>
          <table:table-cell office:value-type="float" office:value="511.67" calcext:value-type="float">
            <text:p>511.67</text:p>
          </table:table-cell>
          <table:table-cell table:formula="of:=[.E981]*[.D981]" office:value-type="float" office:value="6085.09382021843" calcext:value-type="float">
            <text:p>6085.09382021843</text:p>
          </table:table-cell>
          <table:table-cell table:formula="of:=([.E981]-[.E980])/([.E980]+0.0000000000001)" office:value-type="float" office:value="-0.0420855564916221" calcext:value-type="float">
            <text:p>-0.042085556491622</text:p>
          </table:table-cell>
          <table:table-cell table:formula="of:=ABS([.G981])" office:value-type="float" office:value="0.0420855564916221" calcext:value-type="float">
            <text:p>0.042085556491622</text:p>
          </table:table-cell>
          <table:table-cell table:formula="of:=[.G981]*[.G981]" office:value-type="float" office:value="0.00177119406520952" calcext:value-type="float">
            <text:p>0.00177119406521</text:p>
          </table:table-cell>
          <table:table-cell table:formula="of:=([.F981]-[.F980])/([.F980]+0.0000000000001)" office:value-type="float" office:value="-0.00949742179716321" calcext:value-type="float">
            <text:p>-0.009497421797163</text:p>
          </table:table-cell>
          <table:table-cell table:formula="of:=ABS([.J981])" office:value-type="float" office:value="0.00949742179716321" calcext:value-type="float">
            <text:p>0.009497421797163</text:p>
          </table:table-cell>
          <table:table-cell table:formula="of:=[.J981]*[.J981]" office:value-type="float" office:value="0.0000902010207932309" calcext:value-type="float">
            <text:p>9.02010207932309E-05</text:p>
          </table:table-cell>
        </table:table-row>
        <table:table-row table:style-name="ro1">
          <table:table-cell table:style-name="ce1" office:value-type="string" calcext:value-type="string">
            <text:p>4/17/2018</text:p>
          </table:table-cell>
          <table:table-cell office:value-type="float" office:value="1523923200" calcext:value-type="float">
            <text:p>1523923200</text:p>
          </table:table-cell>
          <table:table-cell office:value-type="float" office:value="12173043612" calcext:value-type="float">
            <text:p>12173043612</text:p>
          </table:table-cell>
          <table:table-cell table:formula="of:=[.C982]/10^9" office:value-type="float" office:value="12.173043612" calcext:value-type="float">
            <text:p>12.173043612</text:p>
          </table:table-cell>
          <table:table-cell office:value-type="float" office:value="503.03" calcext:value-type="float">
            <text:p>503.03</text:p>
          </table:table-cell>
          <table:table-cell table:formula="of:=[.E982]*[.D982]" office:value-type="float" office:value="6123.40612814436" calcext:value-type="float">
            <text:p>6123.40612814436</text:p>
          </table:table-cell>
          <table:table-cell table:formula="of:=([.E982]-[.E981])/([.E981]+0.0000000000001)" office:value-type="float" office:value="-0.0168858834795865" calcext:value-type="float">
            <text:p>-0.016885883479587</text:p>
          </table:table-cell>
          <table:table-cell table:formula="of:=ABS([.G982])" office:value-type="float" office:value="0.0168858834795865" calcext:value-type="float">
            <text:p>0.016885883479587</text:p>
          </table:table-cell>
          <table:table-cell table:formula="of:=[.G982]*[.G982]" office:value-type="float" office:value="0.000285133060886173" calcext:value-type="float">
            <text:p>0.000285133060886</text:p>
          </table:table-cell>
          <table:table-cell table:formula="of:=([.F982]-[.F981])/([.F981]+0.0000000000001)" office:value-type="float" office:value="0.00629609157358139" calcext:value-type="float">
            <text:p>0.006296091573581</text:p>
          </table:table-cell>
          <table:table-cell table:formula="of:=ABS([.J982])" office:value-type="float" office:value="0.00629609157358139" calcext:value-type="float">
            <text:p>0.006296091573581</text:p>
          </table:table-cell>
          <table:table-cell table:formula="of:=[.J982]*[.J982]" office:value-type="float" office:value="0.0000396407691029225" calcext:value-type="float">
            <text:p>3.96407691029225E-05</text:p>
          </table:table-cell>
        </table:table-row>
        <table:table-row table:style-name="ro1">
          <table:table-cell table:style-name="ce1" office:value-type="string" calcext:value-type="string">
            <text:p>4/18/2018</text:p>
          </table:table-cell>
          <table:table-cell office:value-type="float" office:value="1524009600" calcext:value-type="float">
            <text:p>1524009600</text:p>
          </table:table-cell>
          <table:table-cell office:value-type="float" office:value="14288533754" calcext:value-type="float">
            <text:p>14288533754</text:p>
          </table:table-cell>
          <table:table-cell table:formula="of:=[.C983]/10^9" office:value-type="float" office:value="14.288533754" calcext:value-type="float">
            <text:p>14.288533754</text:p>
          </table:table-cell>
          <table:table-cell office:value-type="float" office:value="525.78" calcext:value-type="float">
            <text:p>525.78</text:p>
          </table:table-cell>
          <table:table-cell table:formula="of:=[.E983]*[.D983]" office:value-type="float" office:value="7512.62527717812" calcext:value-type="float">
            <text:p>7512.62527717812</text:p>
          </table:table-cell>
          <table:table-cell table:formula="of:=([.E983]-[.E982])/([.E982]+0.0000000000001)" office:value-type="float" office:value="0.0452259308589945" calcext:value-type="float">
            <text:p>0.045225930858995</text:p>
          </table:table-cell>
          <table:table-cell table:formula="of:=ABS([.G983])" office:value-type="float" office:value="0.0452259308589945" calcext:value-type="float">
            <text:p>0.045225930858995</text:p>
          </table:table-cell>
          <table:table-cell table:formula="of:=[.G983]*[.G983]" office:value-type="float" office:value="0.00204538482206255" calcext:value-type="float">
            <text:p>0.002045384822063</text:p>
          </table:table-cell>
          <table:table-cell table:formula="of:=([.F983]-[.F982])/([.F982]+0.0000000000001)" office:value-type="float" office:value="0.226870326736722" calcext:value-type="float">
            <text:p>0.226870326736722</text:p>
          </table:table-cell>
          <table:table-cell table:formula="of:=ABS([.J983])" office:value-type="float" office:value="0.226870326736722" calcext:value-type="float">
            <text:p>0.226870326736722</text:p>
          </table:table-cell>
          <table:table-cell table:formula="of:=[.J983]*[.J983]" office:value-type="float" office:value="0.0514701451536272" calcext:value-type="float">
            <text:p>0.051470145153627</text:p>
          </table:table-cell>
        </table:table-row>
        <table:table-row table:style-name="ro1">
          <table:table-cell table:style-name="ce1" office:value-type="string" calcext:value-type="string">
            <text:p>4/19/2018</text:p>
          </table:table-cell>
          <table:table-cell office:value-type="float" office:value="1524096000" calcext:value-type="float">
            <text:p>1524096000</text:p>
          </table:table-cell>
          <table:table-cell office:value-type="float" office:value="12808754360" calcext:value-type="float">
            <text:p>12808754360</text:p>
          </table:table-cell>
          <table:table-cell table:formula="of:=[.C984]/10^9" office:value-type="float" office:value="12.80875436" calcext:value-type="float">
            <text:p>12.80875436</text:p>
          </table:table-cell>
          <table:table-cell office:value-type="float" office:value="567.25" calcext:value-type="float">
            <text:p>567.25</text:p>
          </table:table-cell>
          <table:table-cell table:formula="of:=[.E984]*[.D984]" office:value-type="float" office:value="7265.76591071" calcext:value-type="float">
            <text:p>7265.76591071</text:p>
          </table:table-cell>
          <table:table-cell table:formula="of:=([.E984]-[.E983])/([.E983]+0.0000000000001)" office:value-type="float" office:value="0.0788732930122865" calcext:value-type="float">
            <text:p>0.078873293012287</text:p>
          </table:table-cell>
          <table:table-cell table:formula="of:=ABS([.G984])" office:value-type="float" office:value="0.0788732930122865" calcext:value-type="float">
            <text:p>0.078873293012287</text:p>
          </table:table-cell>
          <table:table-cell table:formula="of:=[.G984]*[.G984]" office:value-type="float" office:value="0.00622099635060201" calcext:value-type="float">
            <text:p>0.006220996350602</text:p>
          </table:table-cell>
          <table:table-cell table:formula="of:=([.F984]-[.F983])/([.F983]+0.0000000000001)" office:value-type="float" office:value="-0.0328592678804345" calcext:value-type="float">
            <text:p>-0.032859267880435</text:p>
          </table:table-cell>
          <table:table-cell table:formula="of:=ABS([.J984])" office:value-type="float" office:value="0.0328592678804345" calcext:value-type="float">
            <text:p>0.032859267880435</text:p>
          </table:table-cell>
          <table:table-cell table:formula="of:=[.J984]*[.J984]" office:value-type="float" office:value="0.00107973148563815" calcext:value-type="float">
            <text:p>0.001079731485638</text:p>
          </table:table-cell>
        </table:table-row>
        <table:table-row table:style-name="ro1">
          <table:table-cell table:style-name="ce1" office:value-type="string" calcext:value-type="string">
            <text:p>4/20/2018</text:p>
          </table:table-cell>
          <table:table-cell office:value-type="float" office:value="1524182400" calcext:value-type="float">
            <text:p>1524182400</text:p>
          </table:table-cell>
          <table:table-cell office:value-type="float" office:value="12534360242" calcext:value-type="float">
            <text:p>12534360242</text:p>
          </table:table-cell>
          <table:table-cell table:formula="of:=[.C985]/10^9" office:value-type="float" office:value="12.534360242" calcext:value-type="float">
            <text:p>12.534360242</text:p>
          </table:table-cell>
          <table:table-cell office:value-type="float" office:value="617.16" calcext:value-type="float">
            <text:p>617.16</text:p>
          </table:table-cell>
          <table:table-cell table:formula="of:=[.E985]*[.D985]" office:value-type="float" office:value="7735.70576695272" calcext:value-type="float">
            <text:p>7735.70576695272</text:p>
          </table:table-cell>
          <table:table-cell table:formula="of:=([.E985]-[.E984])/([.E984]+0.0000000000001)" office:value-type="float" office:value="0.0879858968708681" calcext:value-type="float">
            <text:p>0.087985896870868</text:p>
          </table:table-cell>
          <table:table-cell table:formula="of:=ABS([.G985])" office:value-type="float" office:value="0.0879858968708681" calcext:value-type="float">
            <text:p>0.087985896870868</text:p>
          </table:table-cell>
          <table:table-cell table:formula="of:=[.G985]*[.G985]" office:value-type="float" office:value="0.00774151804817105" calcext:value-type="float">
            <text:p>0.007741518048171</text:p>
          </table:table-cell>
          <table:table-cell table:formula="of:=([.F985]-[.F984])/([.F984]+0.0000000000001)" office:value-type="float" office:value="0.0646786398045127" calcext:value-type="float">
            <text:p>0.064678639804513</text:p>
          </table:table-cell>
          <table:table-cell table:formula="of:=ABS([.J985])" office:value-type="float" office:value="0.0646786398045127" calcext:value-type="float">
            <text:p>0.064678639804513</text:p>
          </table:table-cell>
          <table:table-cell table:formula="of:=[.J985]*[.J985]" office:value-type="float" office:value="0.0041833264469619" calcext:value-type="float">
            <text:p>0.004183326446962</text:p>
          </table:table-cell>
        </table:table-row>
        <table:table-row table:style-name="ro1">
          <table:table-cell table:style-name="ce1" office:value-type="string" calcext:value-type="string">
            <text:p>4/21/2018</text:p>
          </table:table-cell>
          <table:table-cell office:value-type="float" office:value="1524268800" calcext:value-type="float">
            <text:p>1524268800</text:p>
          </table:table-cell>
          <table:table-cell office:value-type="float" office:value="11341532081" calcext:value-type="float">
            <text:p>11341532081</text:p>
          </table:table-cell>
          <table:table-cell table:formula="of:=[.C986]/10^9" office:value-type="float" office:value="11.341532081" calcext:value-type="float">
            <text:p>11.341532081</text:p>
          </table:table-cell>
          <table:table-cell office:value-type="float" office:value="605.17" calcext:value-type="float">
            <text:p>605.17</text:p>
          </table:table-cell>
          <table:table-cell table:formula="of:=[.E986]*[.D986]" office:value-type="float" office:value="6863.55496945877" calcext:value-type="float">
            <text:p>6863.55496945877</text:p>
          </table:table-cell>
          <table:table-cell table:formula="of:=([.E986]-[.E985])/([.E985]+0.0000000000001)" office:value-type="float" office:value="-0.0194277010823774" calcext:value-type="float">
            <text:p>-0.019427701082377</text:p>
          </table:table-cell>
          <table:table-cell table:formula="of:=ABS([.G986])" office:value-type="float" office:value="0.0194277010823774" calcext:value-type="float">
            <text:p>0.019427701082377</text:p>
          </table:table-cell>
          <table:table-cell table:formula="of:=[.G986]*[.G986]" office:value-type="float" office:value="0.000377435569346206" calcext:value-type="float">
            <text:p>0.000377435569346</text:p>
          </table:table-cell>
          <table:table-cell table:formula="of:=([.F986]-[.F985])/([.F985]+0.0000000000001)" office:value-type="float" office:value="-0.112743532880971" calcext:value-type="float">
            <text:p>-0.112743532880971</text:p>
          </table:table-cell>
          <table:table-cell table:formula="of:=ABS([.J986])" office:value-type="float" office:value="0.112743532880971" calcext:value-type="float">
            <text:p>0.112743532880971</text:p>
          </table:table-cell>
          <table:table-cell table:formula="of:=[.J986]*[.J986]" office:value-type="float" office:value="0.0127111042064825" calcext:value-type="float">
            <text:p>0.012711104206483</text:p>
          </table:table-cell>
        </table:table-row>
        <table:table-row table:style-name="ro1">
          <table:table-cell table:style-name="ce1" office:value-type="string" calcext:value-type="string">
            <text:p>4/22/2018</text:p>
          </table:table-cell>
          <table:table-cell office:value-type="float" office:value="1524355200" calcext:value-type="float">
            <text:p>1524355200</text:p>
          </table:table-cell>
          <table:table-cell office:value-type="float" office:value="11663977885" calcext:value-type="float">
            <text:p>11663977885</text:p>
          </table:table-cell>
          <table:table-cell table:formula="of:=[.C987]/10^9" office:value-type="float" office:value="11.663977885" calcext:value-type="float">
            <text:p>11.663977885</text:p>
          </table:table-cell>
          <table:table-cell office:value-type="float" office:value="621.33" calcext:value-type="float">
            <text:p>621.33</text:p>
          </table:table-cell>
          <table:table-cell table:formula="of:=[.E987]*[.D987]" office:value-type="float" office:value="7247.17937928705" calcext:value-type="float">
            <text:p>7247.17937928705</text:p>
          </table:table-cell>
          <table:table-cell table:formula="of:=([.E987]-[.E986])/([.E986]+0.0000000000001)" office:value-type="float" office:value="0.0267032404117852" calcext:value-type="float">
            <text:p>0.026703240411785</text:p>
          </table:table-cell>
          <table:table-cell table:formula="of:=ABS([.G987])" office:value-type="float" office:value="0.0267032404117852" calcext:value-type="float">
            <text:p>0.026703240411785</text:p>
          </table:table-cell>
          <table:table-cell table:formula="of:=[.G987]*[.G987]" office:value-type="float" office:value="0.000713063048489601" calcext:value-type="float">
            <text:p>0.00071306304849</text:p>
          </table:table-cell>
          <table:table-cell table:formula="of:=([.F987]-[.F986])/([.F986]+0.0000000000001)" office:value-type="float" office:value="0.0558929609415704" calcext:value-type="float">
            <text:p>0.05589296094157</text:p>
          </table:table-cell>
          <table:table-cell table:formula="of:=ABS([.J987])" office:value-type="float" office:value="0.0558929609415704" calcext:value-type="float">
            <text:p>0.05589296094157</text:p>
          </table:table-cell>
          <table:table-cell table:formula="of:=[.J987]*[.J987]" office:value-type="float" office:value="0.00312402308281591" calcext:value-type="float">
            <text:p>0.003124023082816</text:p>
          </table:table-cell>
        </table:table-row>
        <table:table-row table:style-name="ro1">
          <table:table-cell table:style-name="ce1" office:value-type="string" calcext:value-type="string">
            <text:p>4/23/2018</text:p>
          </table:table-cell>
          <table:table-cell office:value-type="float" office:value="1524441600" calcext:value-type="float">
            <text:p>1524441600</text:p>
          </table:table-cell>
          <table:table-cell office:value-type="float" office:value="12244561688" calcext:value-type="float">
            <text:p>12244561688</text:p>
          </table:table-cell>
          <table:table-cell table:formula="of:=[.C988]/10^9" office:value-type="float" office:value="12.244561688" calcext:value-type="float">
            <text:p>12.244561688</text:p>
          </table:table-cell>
          <table:table-cell office:value-type="float" office:value="644.13" calcext:value-type="float">
            <text:p>644.13</text:p>
          </table:table-cell>
          <table:table-cell table:formula="of:=[.E988]*[.D988]" office:value-type="float" office:value="7887.08952009144" calcext:value-type="float">
            <text:p>7887.08952009144</text:p>
          </table:table-cell>
          <table:table-cell table:formula="of:=([.E988]-[.E987])/([.E987]+0.0000000000001)" office:value-type="float" office:value="0.0366954758340977" calcext:value-type="float">
            <text:p>0.036695475834098</text:p>
          </table:table-cell>
          <table:table-cell table:formula="of:=ABS([.G988])" office:value-type="float" office:value="0.0366954758340977" calcext:value-type="float">
            <text:p>0.036695475834098</text:p>
          </table:table-cell>
          <table:table-cell table:formula="of:=[.G988]*[.G988]" office:value-type="float" office:value="0.00134655794669085" calcext:value-type="float">
            <text:p>0.001346557946691</text:p>
          </table:table-cell>
          <table:table-cell table:formula="of:=([.F988]-[.F987])/([.F987]+0.0000000000001)" office:value-type="float" office:value="0.0882978200640786" calcext:value-type="float">
            <text:p>0.088297820064079</text:p>
          </table:table-cell>
          <table:table-cell table:formula="of:=ABS([.J988])" office:value-type="float" office:value="0.0882978200640786" calcext:value-type="float">
            <text:p>0.088297820064079</text:p>
          </table:table-cell>
          <table:table-cell table:formula="of:=[.J988]*[.J988]" office:value-type="float" office:value="0.0077965050280684" calcext:value-type="float">
            <text:p>0.007796505028068</text:p>
          </table:table-cell>
        </table:table-row>
        <table:table-row table:style-name="ro1">
          <table:table-cell table:style-name="ce1" office:value-type="string" calcext:value-type="string">
            <text:p>4/24/2018</text:p>
          </table:table-cell>
          <table:table-cell office:value-type="float" office:value="1524528000" calcext:value-type="float">
            <text:p>1524528000</text:p>
          </table:table-cell>
          <table:table-cell office:value-type="float" office:value="14321823448" calcext:value-type="float">
            <text:p>14321823448</text:p>
          </table:table-cell>
          <table:table-cell table:formula="of:=[.C989]/10^9" office:value-type="float" office:value="14.321823448" calcext:value-type="float">
            <text:p>14.321823448</text:p>
          </table:table-cell>
          <table:table-cell office:value-type="float" office:value="703.35" calcext:value-type="float">
            <text:p>703.35</text:p>
          </table:table-cell>
          <table:table-cell table:formula="of:=[.E989]*[.D989]" office:value-type="float" office:value="10073.2545221508" calcext:value-type="float">
            <text:p>10073.2545221508</text:p>
          </table:table-cell>
          <table:table-cell table:formula="of:=([.E989]-[.E988])/([.E988]+0.0000000000001)" office:value-type="float" office:value="0.0919379628335895" calcext:value-type="float">
            <text:p>0.09193796283359</text:p>
          </table:table-cell>
          <table:table-cell table:formula="of:=ABS([.G989])" office:value-type="float" office:value="0.0919379628335895" calcext:value-type="float">
            <text:p>0.09193796283359</text:p>
          </table:table-cell>
          <table:table-cell table:formula="of:=[.G989]*[.G989]" office:value-type="float" office:value="0.00845258900999049" calcext:value-type="float">
            <text:p>0.00845258900999</text:p>
          </table:table-cell>
          <table:table-cell table:formula="of:=([.F989]-[.F988])/([.F988]+0.0000000000001)" office:value-type="float" office:value="0.27718272963561" calcext:value-type="float">
            <text:p>0.27718272963561</text:p>
          </table:table-cell>
          <table:table-cell table:formula="of:=ABS([.J989])" office:value-type="float" office:value="0.27718272963561" calcext:value-type="float">
            <text:p>0.27718272963561</text:p>
          </table:table-cell>
          <table:table-cell table:formula="of:=[.J989]*[.J989]" office:value-type="float" office:value="0.0768302656082479" calcext:value-type="float">
            <text:p>0.076830265608248</text:p>
          </table:table-cell>
        </table:table-row>
        <table:table-row table:style-name="ro1">
          <table:table-cell table:style-name="ce1" office:value-type="string" calcext:value-type="string">
            <text:p>4/25/2018</text:p>
          </table:table-cell>
          <table:table-cell office:value-type="float" office:value="1524614400" calcext:value-type="float">
            <text:p>1524614400</text:p>
          </table:table-cell>
          <table:table-cell office:value-type="float" office:value="13557508252" calcext:value-type="float">
            <text:p>13557508252</text:p>
          </table:table-cell>
          <table:table-cell table:formula="of:=[.C990]/10^9" office:value-type="float" office:value="13.557508252" calcext:value-type="float">
            <text:p>13.557508252</text:p>
          </table:table-cell>
          <table:table-cell office:value-type="float" office:value="617.73" calcext:value-type="float">
            <text:p>617.73</text:p>
          </table:table-cell>
          <table:table-cell table:formula="of:=[.E990]*[.D990]" office:value-type="float" office:value="8374.87957250796" calcext:value-type="float">
            <text:p>8374.87957250796</text:p>
          </table:table-cell>
          <table:table-cell table:formula="of:=([.E990]-[.E989])/([.E989]+0.0000000000001)" office:value-type="float" office:value="-0.121731712518661" calcext:value-type="float">
            <text:p>-0.121731712518661</text:p>
          </table:table-cell>
          <table:table-cell table:formula="of:=ABS([.G990])" office:value-type="float" office:value="0.121731712518661" calcext:value-type="float">
            <text:p>0.121731712518661</text:p>
          </table:table-cell>
          <table:table-cell table:formula="of:=[.G990]*[.G990]" office:value-type="float" office:value="0.0148186098327258" calcext:value-type="float">
            <text:p>0.014818609832726</text:p>
          </table:table-cell>
          <table:table-cell table:formula="of:=([.F990]-[.F989])/([.F989]+0.0000000000001)" office:value-type="float" office:value="-0.168602406095087" calcext:value-type="float">
            <text:p>-0.168602406095087</text:p>
          </table:table-cell>
          <table:table-cell table:formula="of:=ABS([.J990])" office:value-type="float" office:value="0.168602406095087" calcext:value-type="float">
            <text:p>0.168602406095087</text:p>
          </table:table-cell>
          <table:table-cell table:formula="of:=[.J990]*[.J990]" office:value-type="float" office:value="0.0284267713410526" calcext:value-type="float">
            <text:p>0.028426771341053</text:p>
          </table:table-cell>
        </table:table-row>
        <table:table-row table:style-name="ro1">
          <table:table-cell table:style-name="ce1" office:value-type="string" calcext:value-type="string">
            <text:p>4/26/2018</text:p>
          </table:table-cell>
          <table:table-cell office:value-type="float" office:value="1524700800" calcext:value-type="float">
            <text:p>1524700800</text:p>
          </table:table-cell>
          <table:table-cell office:value-type="float" office:value="14271989942" calcext:value-type="float">
            <text:p>14271989942</text:p>
          </table:table-cell>
          <table:table-cell table:formula="of:=[.C991]/10^9" office:value-type="float" office:value="14.271989942" calcext:value-type="float">
            <text:p>14.271989942</text:p>
          </table:table-cell>
          <table:table-cell office:value-type="float" office:value="661.45" calcext:value-type="float">
            <text:p>661.45</text:p>
          </table:table-cell>
          <table:table-cell table:formula="of:=[.E991]*[.D991]" office:value-type="float" office:value="9440.2077471359" calcext:value-type="float">
            <text:p>9440.2077471359</text:p>
          </table:table-cell>
          <table:table-cell table:formula="of:=([.E991]-[.E990])/([.E990]+0.0000000000001)" office:value-type="float" office:value="0.0707752577987147" calcext:value-type="float">
            <text:p>0.070775257798715</text:p>
          </table:table-cell>
          <table:table-cell table:formula="of:=ABS([.G991])" office:value-type="float" office:value="0.0707752577987147" calcext:value-type="float">
            <text:p>0.070775257798715</text:p>
          </table:table-cell>
          <table:table-cell table:formula="of:=[.G991]*[.G991]" office:value-type="float" office:value="0.00500913711647452" calcext:value-type="float">
            <text:p>0.005009137116475</text:p>
          </table:table-cell>
          <table:table-cell table:formula="of:=([.F991]-[.F990])/([.F990]+0.0000000000001)" office:value-type="float" office:value="0.127205193269294" calcext:value-type="float">
            <text:p>0.127205193269294</text:p>
          </table:table-cell>
          <table:table-cell table:formula="of:=ABS([.J991])" office:value-type="float" office:value="0.127205193269294" calcext:value-type="float">
            <text:p>0.127205193269294</text:p>
          </table:table-cell>
          <table:table-cell table:formula="of:=[.J991]*[.J991]" office:value-type="float" office:value="0.0161811611946785" calcext:value-type="float">
            <text:p>0.016181161194679</text:p>
          </table:table-cell>
        </table:table-row>
        <table:table-row table:style-name="ro1">
          <table:table-cell table:style-name="ce1" office:value-type="string" calcext:value-type="string">
            <text:p>4/27/2018</text:p>
          </table:table-cell>
          <table:table-cell office:value-type="float" office:value="1524787200" calcext:value-type="float">
            <text:p>1524787200</text:p>
          </table:table-cell>
          <table:table-cell office:value-type="float" office:value="14685431596" calcext:value-type="float">
            <text:p>14685431596</text:p>
          </table:table-cell>
          <table:table-cell table:formula="of:=[.C992]/10^9" office:value-type="float" office:value="14.685431596" calcext:value-type="float">
            <text:p>14.685431596</text:p>
          </table:table-cell>
          <table:table-cell office:value-type="float" office:value="643.33" calcext:value-type="float">
            <text:p>643.33</text:p>
          </table:table-cell>
          <table:table-cell table:formula="of:=[.E992]*[.D992]" office:value-type="float" office:value="9447.57870865468" calcext:value-type="float">
            <text:p>9447.57870865468</text:p>
          </table:table-cell>
          <table:table-cell table:formula="of:=([.E992]-[.E991])/([.E991]+0.0000000000001)" office:value-type="float" office:value="-0.0273943608738378" calcext:value-type="float">
            <text:p>-0.027394360873838</text:p>
          </table:table-cell>
          <table:table-cell table:formula="of:=ABS([.G992])" office:value-type="float" office:value="0.0273943608738378" calcext:value-type="float">
            <text:p>0.027394360873838</text:p>
          </table:table-cell>
          <table:table-cell table:formula="of:=[.G992]*[.G992]" office:value-type="float" office:value="0.000750451007686054" calcext:value-type="float">
            <text:p>0.000750451007686</text:p>
          </table:table-cell>
          <table:table-cell table:formula="of:=([.F992]-[.F991])/([.F991]+0.0000000000001)" office:value-type="float" office:value="0.000780805011522787" calcext:value-type="float">
            <text:p>0.000780805011523</text:p>
          </table:table-cell>
          <table:table-cell table:formula="of:=ABS([.J992])" office:value-type="float" office:value="0.000780805011522787" calcext:value-type="float">
            <text:p>0.000780805011523</text:p>
          </table:table-cell>
          <table:table-cell table:formula="of:=[.J992]*[.J992]" office:value-type="float" office:value="0.0000006096564660191" calcext:value-type="float">
            <text:p>6.096564660191E-07</text:p>
          </table:table-cell>
        </table:table-row>
        <table:table-row table:style-name="ro1">
          <table:table-cell table:style-name="ce1" office:value-type="string" calcext:value-type="string">
            <text:p>4/28/2018</text:p>
          </table:table-cell>
          <table:table-cell office:value-type="float" office:value="1524873600" calcext:value-type="float">
            <text:p>1524873600</text:p>
          </table:table-cell>
          <table:table-cell office:value-type="float" office:value="17582460945" calcext:value-type="float">
            <text:p>17582460945</text:p>
          </table:table-cell>
          <table:table-cell table:formula="of:=[.C993]/10^9" office:value-type="float" office:value="17.582460945" calcext:value-type="float">
            <text:p>17.582460945</text:p>
          </table:table-cell>
          <table:table-cell office:value-type="float" office:value="683.02" calcext:value-type="float">
            <text:p>683.02</text:p>
          </table:table-cell>
          <table:table-cell table:formula="of:=[.E993]*[.D993]" office:value-type="float" office:value="12009.1724746539" calcext:value-type="float">
            <text:p>12009.1724746539</text:p>
          </table:table-cell>
          <table:table-cell table:formula="of:=([.E993]-[.E992])/([.E992]+0.0000000000001)" office:value-type="float" office:value="0.0616946201793791" calcext:value-type="float">
            <text:p>0.061694620179379</text:p>
          </table:table-cell>
          <table:table-cell table:formula="of:=ABS([.G993])" office:value-type="float" office:value="0.0616946201793791" calcext:value-type="float">
            <text:p>0.061694620179379</text:p>
          </table:table-cell>
          <table:table-cell table:formula="of:=[.G993]*[.G993]" office:value-type="float" office:value="0.00380622615907785" calcext:value-type="float">
            <text:p>0.003806226159078</text:p>
          </table:table-cell>
          <table:table-cell table:formula="of:=([.F993]-[.F992])/([.F992]+0.0000000000001)" office:value-type="float" office:value="0.271137594614863" calcext:value-type="float">
            <text:p>0.271137594614863</text:p>
          </table:table-cell>
          <table:table-cell table:formula="of:=ABS([.J993])" office:value-type="float" office:value="0.271137594614863" calcext:value-type="float">
            <text:p>0.271137594614863</text:p>
          </table:table-cell>
          <table:table-cell table:formula="of:=[.J993]*[.J993]" office:value-type="float" office:value="0.0735155952135336" calcext:value-type="float">
            <text:p>0.073515595213534</text:p>
          </table:table-cell>
        </table:table-row>
        <table:table-row table:style-name="ro1">
          <table:table-cell table:style-name="ce1" office:value-type="string" calcext:value-type="string">
            <text:p>4/29/2018</text:p>
          </table:table-cell>
          <table:table-cell office:value-type="float" office:value="1524960000" calcext:value-type="float">
            <text:p>1524960000</text:p>
          </table:table-cell>
          <table:table-cell office:value-type="float" office:value="15442471407" calcext:value-type="float">
            <text:p>15442471407</text:p>
          </table:table-cell>
          <table:table-cell table:formula="of:=[.C994]/10^9" office:value-type="float" office:value="15.442471407" calcext:value-type="float">
            <text:p>15.442471407</text:p>
          </table:table-cell>
          <table:table-cell office:value-type="float" office:value="689.31" calcext:value-type="float">
            <text:p>689.31</text:p>
          </table:table-cell>
          <table:table-cell table:formula="of:=[.E994]*[.D994]" office:value-type="float" office:value="10644.6499655592" calcext:value-type="float">
            <text:p>10644.6499655592</text:p>
          </table:table-cell>
          <table:table-cell table:formula="of:=([.E994]-[.E993])/([.E993]+0.0000000000001)" office:value-type="float" office:value="0.00920910075839648" calcext:value-type="float">
            <text:p>0.009209100758396</text:p>
          </table:table-cell>
          <table:table-cell table:formula="of:=ABS([.G994])" office:value-type="float" office:value="0.00920910075839648" calcext:value-type="float">
            <text:p>0.009209100758396</text:p>
          </table:table-cell>
          <table:table-cell table:formula="of:=[.G994]*[.G994]" office:value-type="float" office:value="0.0000848075367782986" calcext:value-type="float">
            <text:p>8.48075367782986E-05</text:p>
          </table:table-cell>
          <table:table-cell table:formula="of:=([.F994]-[.F993])/([.F993]+0.0000000000001)" office:value-type="float" office:value="-0.113623358476585" calcext:value-type="float">
            <text:p>-0.113623358476585</text:p>
          </table:table-cell>
          <table:table-cell table:formula="of:=ABS([.J994])" office:value-type="float" office:value="0.113623358476585" calcext:value-type="float">
            <text:p>0.113623358476585</text:p>
          </table:table-cell>
          <table:table-cell table:formula="of:=[.J994]*[.J994]" office:value-type="float" office:value="0.0129102675914984" calcext:value-type="float">
            <text:p>0.012910267591499</text:p>
          </table:table-cell>
        </table:table-row>
        <table:table-row table:style-name="ro1">
          <table:table-cell table:style-name="ce1" office:value-type="string" calcext:value-type="string">
            <text:p>4/30/2018</text:p>
          </table:table-cell>
          <table:table-cell office:value-type="float" office:value="1525046400" calcext:value-type="float">
            <text:p>1525046400</text:p>
          </table:table-cell>
          <table:table-cell office:value-type="float" office:value="16262401104" calcext:value-type="float">
            <text:p>16262401104</text:p>
          </table:table-cell>
          <table:table-cell table:formula="of:=[.C995]/10^9" office:value-type="float" office:value="16.262401104" calcext:value-type="float">
            <text:p>16.262401104</text:p>
          </table:table-cell>
          <table:table-cell office:value-type="float" office:value="670.04" calcext:value-type="float">
            <text:p>670.04</text:p>
          </table:table-cell>
          <table:table-cell table:formula="of:=[.E995]*[.D995]" office:value-type="float" office:value="10896.4592357242" calcext:value-type="float">
            <text:p>10896.4592357242</text:p>
          </table:table-cell>
          <table:table-cell table:formula="of:=([.E995]-[.E994])/([.E994]+0.0000000000001)" office:value-type="float" office:value="-0.0279554917236076" calcext:value-type="float">
            <text:p>-0.027955491723608</text:p>
          </table:table-cell>
          <table:table-cell table:formula="of:=ABS([.G995])" office:value-type="float" office:value="0.0279554917236076" calcext:value-type="float">
            <text:p>0.027955491723608</text:p>
          </table:table-cell>
          <table:table-cell table:formula="of:=[.G995]*[.G995]" office:value-type="float" office:value="0.000781509517508695" calcext:value-type="float">
            <text:p>0.000781509517509</text:p>
          </table:table-cell>
          <table:table-cell table:formula="of:=([.F995]-[.F994])/([.F994]+0.0000000000001)" office:value-type="float" office:value="0.0236559465064347" calcext:value-type="float">
            <text:p>0.023655946506435</text:p>
          </table:table-cell>
          <table:table-cell table:formula="of:=ABS([.J995])" office:value-type="float" office:value="0.0236559465064347" calcext:value-type="float">
            <text:p>0.023655946506435</text:p>
          </table:table-cell>
          <table:table-cell table:formula="of:=[.J995]*[.J995]" office:value-type="float" office:value="0.000559603805115299" calcext:value-type="float">
            <text:p>0.000559603805115</text:p>
          </table:table-cell>
        </table:table-row>
        <table:table-row table:style-name="ro1">
          <table:table-cell table:style-name="ce1" office:value-type="string" calcext:value-type="string">
            <text:p>5/1/2018</text:p>
          </table:table-cell>
          <table:table-cell office:value-type="float" office:value="1525132800" calcext:value-type="float">
            <text:p>1525132800</text:p>
          </table:table-cell>
          <table:table-cell office:value-type="float" office:value="14281953004" calcext:value-type="float">
            <text:p>14281953004</text:p>
          </table:table-cell>
          <table:table-cell table:formula="of:=[.C996]/10^9" office:value-type="float" office:value="14.281953004" calcext:value-type="float">
            <text:p>14.281953004</text:p>
          </table:table-cell>
          <table:table-cell office:value-type="float" office:value="670.81" calcext:value-type="float">
            <text:p>670.81</text:p>
          </table:table-cell>
          <table:table-cell table:formula="of:=[.E996]*[.D996]" office:value-type="float" office:value="9580.47689461324" calcext:value-type="float">
            <text:p>9580.47689461324</text:p>
          </table:table-cell>
          <table:table-cell table:formula="of:=([.E996]-[.E995])/([.E995]+0.0000000000001)" office:value-type="float" office:value="0.0011491851232762" calcext:value-type="float">
            <text:p>0.001149185123276</text:p>
          </table:table-cell>
          <table:table-cell table:formula="of:=ABS([.G996])" office:value-type="float" office:value="0.0011491851232762" calcext:value-type="float">
            <text:p>0.001149185123276</text:p>
          </table:table-cell>
          <table:table-cell table:formula="of:=[.G996]*[.G996]" office:value-type="float" office:value="0.00000132062644755932" calcext:value-type="float">
            <text:p>1.32062644755932E-06</text:p>
          </table:table-cell>
          <table:table-cell table:formula="of:=([.F996]-[.F995])/([.F995]+0.0000000000001)" office:value-type="float" office:value="-0.120771556396637" calcext:value-type="float">
            <text:p>-0.120771556396637</text:p>
          </table:table-cell>
          <table:table-cell table:formula="of:=ABS([.J996])" office:value-type="float" office:value="0.120771556396637" calcext:value-type="float">
            <text:p>0.120771556396637</text:p>
          </table:table-cell>
          <table:table-cell table:formula="of:=[.J996]*[.J996]" office:value-type="float" office:value="0.0145857688344661" calcext:value-type="float">
            <text:p>0.014585768834466</text:p>
          </table:table-cell>
        </table:table-row>
        <table:table-row table:style-name="ro1">
          <table:table-cell table:style-name="ce1" office:value-type="string" calcext:value-type="string">
            <text:p>5/2/2018</text:p>
          </table:table-cell>
          <table:table-cell office:value-type="float" office:value="1525219200" calcext:value-type="float">
            <text:p>1525219200</text:p>
          </table:table-cell>
          <table:table-cell office:value-type="float" office:value="14722424091" calcext:value-type="float">
            <text:p>14722424091</text:p>
          </table:table-cell>
          <table:table-cell table:formula="of:=[.C997]/10^9" office:value-type="float" office:value="14.722424091" calcext:value-type="float">
            <text:p>14.722424091</text:p>
          </table:table-cell>
          <table:table-cell office:value-type="float" office:value="686.74" calcext:value-type="float">
            <text:p>686.74</text:p>
          </table:table-cell>
          <table:table-cell table:formula="of:=[.E997]*[.D997]" office:value-type="float" office:value="10110.4775202533" calcext:value-type="float">
            <text:p>10110.4775202533</text:p>
          </table:table-cell>
          <table:table-cell table:formula="of:=([.E997]-[.E996])/([.E996]+0.0000000000001)" office:value-type="float" office:value="0.023747409847796" calcext:value-type="float">
            <text:p>0.023747409847796</text:p>
          </table:table-cell>
          <table:table-cell table:formula="of:=ABS([.G997])" office:value-type="float" office:value="0.023747409847796" calcext:value-type="float">
            <text:p>0.023747409847796</text:p>
          </table:table-cell>
          <table:table-cell table:formula="of:=[.G997]*[.G997]" office:value-type="float" office:value="0.0005639394744792" calcext:value-type="float">
            <text:p>0.000563939474479</text:p>
          </table:table-cell>
          <table:table-cell table:formula="of:=([.F997]-[.F996])/([.F996]+0.0000000000001)" office:value-type="float" office:value="0.0553209022338023" calcext:value-type="float">
            <text:p>0.055320902233802</text:p>
          </table:table-cell>
          <table:table-cell table:formula="of:=ABS([.J997])" office:value-type="float" office:value="0.0553209022338023" calcext:value-type="float">
            <text:p>0.055320902233802</text:p>
          </table:table-cell>
          <table:table-cell table:formula="of:=[.J997]*[.J997]" office:value-type="float" office:value="0.00306040222396192" calcext:value-type="float">
            <text:p>0.003060402223962</text:p>
          </table:table-cell>
        </table:table-row>
        <table:table-row table:style-name="ro1">
          <table:table-cell table:style-name="ce1" office:value-type="string" calcext:value-type="string">
            <text:p>5/3/2018</text:p>
          </table:table-cell>
          <table:table-cell office:value-type="float" office:value="1525305600" calcext:value-type="float">
            <text:p>1525305600</text:p>
          </table:table-cell>
          <table:table-cell office:value-type="float" office:value="16368874314" calcext:value-type="float">
            <text:p>16368874314</text:p>
          </table:table-cell>
          <table:table-cell table:formula="of:=[.C998]/10^9" office:value-type="float" office:value="16.368874314" calcext:value-type="float">
            <text:p>16.368874314</text:p>
          </table:table-cell>
          <table:table-cell office:value-type="float" office:value="777.62" calcext:value-type="float">
            <text:p>777.62</text:p>
          </table:table-cell>
          <table:table-cell table:formula="of:=[.E998]*[.D998]" office:value-type="float" office:value="12728.7640440527" calcext:value-type="float">
            <text:p>12728.7640440527</text:p>
          </table:table-cell>
          <table:table-cell table:formula="of:=([.E998]-[.E997])/([.E997]+0.0000000000001)" office:value-type="float" office:value="0.132335381658269" calcext:value-type="float">
            <text:p>0.132335381658269</text:p>
          </table:table-cell>
          <table:table-cell table:formula="of:=ABS([.G998])" office:value-type="float" office:value="0.132335381658269" calcext:value-type="float">
            <text:p>0.132335381658269</text:p>
          </table:table-cell>
          <table:table-cell table:formula="of:=[.G998]*[.G998]" office:value-type="float" office:value="0.0175126532386398" calcext:value-type="float">
            <text:p>0.01751265323864</text:p>
          </table:table-cell>
          <table:table-cell table:formula="of:=([.F998]-[.F997])/([.F997]+0.0000000000001)" office:value-type="float" office:value="0.258967642087565" calcext:value-type="float">
            <text:p>0.258967642087565</text:p>
          </table:table-cell>
          <table:table-cell table:formula="of:=ABS([.J998])" office:value-type="float" office:value="0.258967642087565" calcext:value-type="float">
            <text:p>0.258967642087565</text:p>
          </table:table-cell>
          <table:table-cell table:formula="of:=[.J998]*[.J998]" office:value-type="float" office:value="0.0670642396483932" calcext:value-type="float">
            <text:p>0.067064239648393</text:p>
          </table:table-cell>
        </table:table-row>
        <table:table-row table:style-name="ro1">
          <table:table-cell table:style-name="ce1" office:value-type="string" calcext:value-type="string">
            <text:p>5/4/2018</text:p>
          </table:table-cell>
          <table:table-cell office:value-type="float" office:value="1525392000" calcext:value-type="float">
            <text:p>1525392000</text:p>
          </table:table-cell>
          <table:table-cell office:value-type="float" office:value="14696638866" calcext:value-type="float">
            <text:p>14696638866</text:p>
          </table:table-cell>
          <table:table-cell table:formula="of:=[.C999]/10^9" office:value-type="float" office:value="14.696638866" calcext:value-type="float">
            <text:p>14.696638866</text:p>
          </table:table-cell>
          <table:table-cell office:value-type="float" office:value="784.21" calcext:value-type="float">
            <text:p>784.21</text:p>
          </table:table-cell>
          <table:table-cell table:formula="of:=[.E999]*[.D999]" office:value-type="float" office:value="11525.2511651059" calcext:value-type="float">
            <text:p>11525.2511651059</text:p>
          </table:table-cell>
          <table:table-cell table:formula="of:=([.E999]-[.E998])/([.E998]+0.0000000000001)" office:value-type="float" office:value="0.00847457627118648" calcext:value-type="float">
            <text:p>0.008474576271186</text:p>
          </table:table-cell>
          <table:table-cell table:formula="of:=ABS([.G999])" office:value-type="float" office:value="0.00847457627118648" calcext:value-type="float">
            <text:p>0.008474576271186</text:p>
          </table:table-cell>
          <table:table-cell table:formula="of:=[.G999]*[.G999]" office:value-type="float" office:value="0.000071818442976157" calcext:value-type="float">
            <text:p>7.1818442976157E-05</text:p>
          </table:table-cell>
          <table:table-cell table:formula="of:=([.F999]-[.F998])/([.F998]+0.0000000000001)" office:value-type="float" office:value="-0.0945506472412882" calcext:value-type="float">
            <text:p>-0.094550647241288</text:p>
          </table:table-cell>
          <table:table-cell table:formula="of:=ABS([.J999])" office:value-type="float" office:value="0.0945506472412882" calcext:value-type="float">
            <text:p>0.094550647241288</text:p>
          </table:table-cell>
          <table:table-cell table:formula="of:=[.J999]*[.J999]" office:value-type="float" office:value="0.00893982489374652" calcext:value-type="float">
            <text:p>0.008939824893747</text:p>
          </table:table-cell>
        </table:table-row>
        <table:table-row table:style-name="ro1">
          <table:table-cell table:style-name="ce1" office:value-type="string" calcext:value-type="string">
            <text:p>5/5/2018</text:p>
          </table:table-cell>
          <table:table-cell office:value-type="float" office:value="1525478400" calcext:value-type="float">
            <text:p>1525478400</text:p>
          </table:table-cell>
          <table:table-cell office:value-type="float" office:value="13440494470" calcext:value-type="float">
            <text:p>13440494470</text:p>
          </table:table-cell>
          <table:table-cell table:formula="of:=[.C1000]/10^9" office:value-type="float" office:value="13.44049447" calcext:value-type="float">
            <text:p>13.44049447</text:p>
          </table:table-cell>
          <table:table-cell office:value-type="float" office:value="816.58" calcext:value-type="float">
            <text:p>816.58</text:p>
          </table:table-cell>
          <table:table-cell table:formula="of:=[.E1000]*[.D1000]" office:value-type="float" office:value="10975.2389743126" calcext:value-type="float">
            <text:p>10975.2389743126</text:p>
          </table:table-cell>
          <table:table-cell table:formula="of:=([.E1000]-[.E999])/([.E999]+0.0000000000001)" office:value-type="float" office:value="0.0412772089108785" calcext:value-type="float">
            <text:p>0.041277208910879</text:p>
          </table:table-cell>
          <table:table-cell table:formula="of:=ABS([.G1000])" office:value-type="float" office:value="0.0412772089108785" calcext:value-type="float">
            <text:p>0.041277208910879</text:p>
          </table:table-cell>
          <table:table-cell table:formula="of:=[.G1000]*[.G1000]" office:value-type="float" office:value="0.0017038079754723" calcext:value-type="float">
            <text:p>0.001703807975472</text:p>
          </table:table-cell>
          <table:table-cell table:formula="of:=([.F1000]-[.F999])/([.F999]+0.0000000000001)" office:value-type="float" office:value="-0.0477223604860336" calcext:value-type="float">
            <text:p>-0.047722360486034</text:p>
          </table:table-cell>
          <table:table-cell table:formula="of:=ABS([.J1000])" office:value-type="float" office:value="0.0477223604860336" calcext:value-type="float">
            <text:p>0.047722360486034</text:p>
          </table:table-cell>
          <table:table-cell table:formula="of:=[.J1000]*[.J1000]" office:value-type="float" office:value="0.00227742369035894" calcext:value-type="float">
            <text:p>0.002277423690359</text:p>
          </table:table-cell>
        </table:table-row>
        <table:table-row table:style-name="ro1">
          <table:table-cell table:style-name="ce1" office:value-type="string" calcext:value-type="string">
            <text:p>5/6/2018</text:p>
          </table:table-cell>
          <table:table-cell office:value-type="float" office:value="1525564800" calcext:value-type="float">
            <text:p>1525564800</text:p>
          </table:table-cell>
          <table:table-cell office:value-type="float" office:value="13668120194" calcext:value-type="float">
            <text:p>13668120194</text:p>
          </table:table-cell>
          <table:table-cell table:formula="of:=[.C1001]/10^9" office:value-type="float" office:value="13.668120194" calcext:value-type="float">
            <text:p>13.668120194</text:p>
          </table:table-cell>
          <table:table-cell office:value-type="float" office:value="790.39" calcext:value-type="float">
            <text:p>790.39</text:p>
          </table:table-cell>
          <table:table-cell table:formula="of:=[.E1001]*[.D1001]" office:value-type="float" office:value="10803.1455201357" calcext:value-type="float">
            <text:p>10803.1455201357</text:p>
          </table:table-cell>
          <table:table-cell table:formula="of:=([.E1001]-[.E1000])/([.E1000]+0.0000000000001)" office:value-type="float" office:value="-0.0320727913982709" calcext:value-type="float">
            <text:p>-0.032072791398271</text:p>
          </table:table-cell>
          <table:table-cell table:formula="of:=ABS([.G1001])" office:value-type="float" office:value="0.0320727913982709" calcext:value-type="float">
            <text:p>0.032072791398271</text:p>
          </table:table-cell>
          <table:table-cell table:formula="of:=[.G1001]*[.G1001]" office:value-type="float" office:value="0.001028663948077" calcext:value-type="float">
            <text:p>0.001028663948077</text:p>
          </table:table-cell>
          <table:table-cell table:formula="of:=([.F1001]-[.F1000])/([.F1000]+0.0000000000001)" office:value-type="float" office:value="-0.0156801555373621" calcext:value-type="float">
            <text:p>-0.015680155537362</text:p>
          </table:table-cell>
          <table:table-cell table:formula="of:=ABS([.J1001])" office:value-type="float" office:value="0.0156801555373621" calcext:value-type="float">
            <text:p>0.015680155537362</text:p>
          </table:table-cell>
          <table:table-cell table:formula="of:=[.J1001]*[.J1001]" office:value-type="float" office:value="0.000245867277675868" calcext:value-type="float">
            <text:p>0.000245867277676</text:p>
          </table:table-cell>
        </table:table-row>
        <table:table-row table:style-name="ro1">
          <table:table-cell table:style-name="ce1" office:value-type="string" calcext:value-type="string">
            <text:p>5/7/2018</text:p>
          </table:table-cell>
          <table:table-cell office:value-type="float" office:value="1525651200" calcext:value-type="float">
            <text:p>1525651200</text:p>
          </table:table-cell>
          <table:table-cell office:value-type="float" office:value="13631658303" calcext:value-type="float">
            <text:p>13631658303</text:p>
          </table:table-cell>
          <table:table-cell table:formula="of:=[.C1002]/10^9" office:value-type="float" office:value="13.631658303" calcext:value-type="float">
            <text:p>13.631658303</text:p>
          </table:table-cell>
          <table:table-cell office:value-type="float" office:value="752.4" calcext:value-type="float">
            <text:p>752.4</text:p>
          </table:table-cell>
          <table:table-cell table:formula="of:=[.E1002]*[.D1002]" office:value-type="float" office:value="10256.4597071772" calcext:value-type="float">
            <text:p>10256.4597071772</text:p>
          </table:table-cell>
          <table:table-cell table:formula="of:=([.E1002]-[.E1001])/([.E1001]+0.0000000000001)" office:value-type="float" office:value="-0.0480648793633523" calcext:value-type="float">
            <text:p>-0.048064879363352</text:p>
          </table:table-cell>
          <table:table-cell table:formula="of:=ABS([.G1002])" office:value-type="float" office:value="0.0480648793633523" calcext:value-type="float">
            <text:p>0.048064879363352</text:p>
          </table:table-cell>
          <table:table-cell table:formula="of:=[.G1002]*[.G1002]" office:value-type="float" office:value="0.00231023262821361" calcext:value-type="float">
            <text:p>0.002310232628214</text:p>
          </table:table-cell>
          <table:table-cell table:formula="of:=([.F1002]-[.F1001])/([.F1001]+0.0000000000001)" office:value-type="float" office:value="-0.0506043181534034" calcext:value-type="float">
            <text:p>-0.050604318153404</text:p>
          </table:table-cell>
          <table:table-cell table:formula="of:=ABS([.J1002])" office:value-type="float" office:value="0.0506043181534034" calcext:value-type="float">
            <text:p>0.050604318153404</text:p>
          </table:table-cell>
          <table:table-cell table:formula="of:=[.J1002]*[.J1002]" office:value-type="float" office:value="0.00256079701577087" calcext:value-type="float">
            <text:p>0.002560797015771</text:p>
          </table:table-cell>
        </table:table-row>
        <table:table-row table:style-name="ro1">
          <table:table-cell table:style-name="ce1" office:value-type="string" calcext:value-type="string">
            <text:p>5/8/2018</text:p>
          </table:table-cell>
          <table:table-cell office:value-type="float" office:value="1525737600" calcext:value-type="float">
            <text:p>1525737600</text:p>
          </table:table-cell>
          <table:table-cell office:value-type="float" office:value="16204375940" calcext:value-type="float">
            <text:p>16204375940</text:p>
          </table:table-cell>
          <table:table-cell table:formula="of:=[.C1003]/10^9" office:value-type="float" office:value="16.20437594" calcext:value-type="float">
            <text:p>16.20437594</text:p>
          </table:table-cell>
          <table:table-cell office:value-type="float" office:value="747.79" calcext:value-type="float">
            <text:p>747.79</text:p>
          </table:table-cell>
          <table:table-cell table:formula="of:=[.E1003]*[.D1003]" office:value-type="float" office:value="12117.4702841726" calcext:value-type="float">
            <text:p>12117.4702841726</text:p>
          </table:table-cell>
          <table:table-cell table:formula="of:=([.E1003]-[.E1002])/([.E1002]+0.0000000000001)" office:value-type="float" office:value="-0.00612706007442851" calcext:value-type="float">
            <text:p>-0.006127060074429</text:p>
          </table:table-cell>
          <table:table-cell table:formula="of:=ABS([.G1003])" office:value-type="float" office:value="0.00612706007442851" calcext:value-type="float">
            <text:p>0.006127060074429</text:p>
          </table:table-cell>
          <table:table-cell table:formula="of:=[.G1003]*[.G1003]" office:value-type="float" office:value="0.0000375408651556559" calcext:value-type="float">
            <text:p>3.75408651556559E-05</text:p>
          </table:table-cell>
          <table:table-cell table:formula="of:=([.F1003]-[.F1002])/([.F1002]+0.0000000000001)" office:value-type="float" office:value="0.181447656416289" calcext:value-type="float">
            <text:p>0.181447656416289</text:p>
          </table:table-cell>
          <table:table-cell table:formula="of:=ABS([.J1003])" office:value-type="float" office:value="0.181447656416289" calcext:value-type="float">
            <text:p>0.181447656416289</text:p>
          </table:table-cell>
          <table:table-cell table:formula="of:=[.J1003]*[.J1003]" office:value-type="float" office:value="0.0329232520189635" calcext:value-type="float">
            <text:p>0.032923252018964</text:p>
          </table:table-cell>
        </table:table-row>
        <table:table-row table:style-name="ro1">
          <table:table-cell table:style-name="ce1" office:value-type="string" calcext:value-type="string">
            <text:p>5/9/2018</text:p>
          </table:table-cell>
          <table:table-cell office:value-type="float" office:value="1525824000" calcext:value-type="float">
            <text:p>1525824000</text:p>
          </table:table-cell>
          <table:table-cell office:value-type="float" office:value="15052534314" calcext:value-type="float">
            <text:p>15052534314</text:p>
          </table:table-cell>
          <table:table-cell table:formula="of:=[.C1004]/10^9" office:value-type="float" office:value="15.052534314" calcext:value-type="float">
            <text:p>15.052534314</text:p>
          </table:table-cell>
          <table:table-cell office:value-type="float" office:value="751.27" calcext:value-type="float">
            <text:p>751.27</text:p>
          </table:table-cell>
          <table:table-cell table:formula="of:=[.E1004]*[.D1004]" office:value-type="float" office:value="11308.5174540788" calcext:value-type="float">
            <text:p>11308.5174540788</text:p>
          </table:table-cell>
          <table:table-cell table:formula="of:=([.E1004]-[.E1003])/([.E1003]+0.0000000000001)" office:value-type="float" office:value="0.00465371294079891" calcext:value-type="float">
            <text:p>0.004653712940799</text:p>
          </table:table-cell>
          <table:table-cell table:formula="of:=ABS([.G1004])" office:value-type="float" office:value="0.00465371294079891" calcext:value-type="float">
            <text:p>0.004653712940799</text:p>
          </table:table-cell>
          <table:table-cell table:formula="of:=[.G1004]*[.G1004]" office:value-type="float" office:value="0.0000216570441353592" calcext:value-type="float">
            <text:p>2.16570441353592E-05</text:p>
          </table:table-cell>
          <table:table-cell table:formula="of:=([.F1004]-[.F1003])/([.F1003]+0.0000000000001)" office:value-type="float" office:value="-0.0667592171569376" calcext:value-type="float">
            <text:p>-0.066759217156938</text:p>
          </table:table-cell>
          <table:table-cell table:formula="of:=ABS([.J1004])" office:value-type="float" office:value="0.0667592171569376" calcext:value-type="float">
            <text:p>0.066759217156938</text:p>
          </table:table-cell>
          <table:table-cell table:formula="of:=[.J1004]*[.J1004]" office:value-type="float" office:value="0.00445679307540715" calcext:value-type="float">
            <text:p>0.004456793075407</text:p>
          </table:table-cell>
        </table:table-row>
        <table:table-row table:style-name="ro1">
          <table:table-cell table:style-name="ce1" office:value-type="string" calcext:value-type="string">
            <text:p>5/10/2018</text:p>
          </table:table-cell>
          <table:table-cell office:value-type="float" office:value="1525910400" calcext:value-type="float">
            <text:p>1525910400</text:p>
          </table:table-cell>
          <table:table-cell office:value-type="float" office:value="18434177249" calcext:value-type="float">
            <text:p>18434177249</text:p>
          </table:table-cell>
          <table:table-cell table:formula="of:=[.C1005]/10^9" office:value-type="float" office:value="18.434177249" calcext:value-type="float">
            <text:p>18.434177249</text:p>
          </table:table-cell>
          <table:table-cell office:value-type="float" office:value="723.61" calcext:value-type="float">
            <text:p>723.61</text:p>
          </table:table-cell>
          <table:table-cell table:formula="of:=[.E1005]*[.D1005]" office:value-type="float" office:value="13339.1549991489" calcext:value-type="float">
            <text:p>13339.1549991489</text:p>
          </table:table-cell>
          <table:table-cell table:formula="of:=([.E1005]-[.E1004])/([.E1004]+0.0000000000001)" office:value-type="float" office:value="-0.0368176554367936" calcext:value-type="float">
            <text:p>-0.036817655436794</text:p>
          </table:table-cell>
          <table:table-cell table:formula="of:=ABS([.G1005])" office:value-type="float" office:value="0.0368176554367936" calcext:value-type="float">
            <text:p>0.036817655436794</text:p>
          </table:table-cell>
          <table:table-cell table:formula="of:=[.G1005]*[.G1005]" office:value-type="float" office:value="0.00135553975186246" calcext:value-type="float">
            <text:p>0.001355539751862</text:p>
          </table:table-cell>
          <table:table-cell table:formula="of:=([.F1005]-[.F1004])/([.F1004]+0.0000000000001)" office:value-type="float" office:value="0.179567087667862" calcext:value-type="float">
            <text:p>0.179567087667862</text:p>
          </table:table-cell>
          <table:table-cell table:formula="of:=ABS([.J1005])" office:value-type="float" office:value="0.179567087667862" calcext:value-type="float">
            <text:p>0.179567087667862</text:p>
          </table:table-cell>
          <table:table-cell table:formula="of:=[.J1005]*[.J1005]" office:value-type="float" office:value="0.0322443389735176" calcext:value-type="float">
            <text:p>0.032244338973518</text:p>
          </table:table-cell>
        </table:table-row>
        <table:table-row table:style-name="ro1">
          <table:table-cell table:style-name="ce1" office:value-type="string" calcext:value-type="string">
            <text:p>5/11/2018</text:p>
          </table:table-cell>
          <table:table-cell office:value-type="float" office:value="1525996800" calcext:value-type="float">
            <text:p>1525996800</text:p>
          </table:table-cell>
          <table:table-cell office:value-type="float" office:value="18760220475" calcext:value-type="float">
            <text:p>18760220475</text:p>
          </table:table-cell>
          <table:table-cell table:formula="of:=[.C1006]/10^9" office:value-type="float" office:value="18.760220475" calcext:value-type="float">
            <text:p>18.760220475</text:p>
          </table:table-cell>
          <table:table-cell office:value-type="float" office:value="677.8" calcext:value-type="float">
            <text:p>677.8</text:p>
          </table:table-cell>
          <table:table-cell table:formula="of:=[.E1006]*[.D1006]" office:value-type="float" office:value="12715.677437955" calcext:value-type="float">
            <text:p>12715.677437955</text:p>
          </table:table-cell>
          <table:table-cell table:formula="of:=([.E1006]-[.E1005])/([.E1005]+0.0000000000001)" office:value-type="float" office:value="-0.0633075828139468" calcext:value-type="float">
            <text:p>-0.063307582813947</text:p>
          </table:table-cell>
          <table:table-cell table:formula="of:=ABS([.G1006])" office:value-type="float" office:value="0.0633075828139468" calcext:value-type="float">
            <text:p>0.063307582813947</text:p>
          </table:table-cell>
          <table:table-cell table:formula="of:=[.G1006]*[.G1006]" office:value-type="float" office:value="0.00400785004174473" calcext:value-type="float">
            <text:p>0.004007850041745</text:p>
          </table:table-cell>
          <table:table-cell table:formula="of:=([.F1006]-[.F1005])/([.F1005]+0.0000000000001)" office:value-type="float" office:value="-0.0467404090614191" calcext:value-type="float">
            <text:p>-0.046740409061419</text:p>
          </table:table-cell>
          <table:table-cell table:formula="of:=ABS([.J1006])" office:value-type="float" office:value="0.0467404090614191" calcext:value-type="float">
            <text:p>0.046740409061419</text:p>
          </table:table-cell>
          <table:table-cell table:formula="of:=[.J1006]*[.J1006]" office:value-type="float" office:value="0.00218466583922879" calcext:value-type="float">
            <text:p>0.002184665839229</text:p>
          </table:table-cell>
        </table:table-row>
        <table:table-row table:style-name="ro1">
          <table:table-cell table:style-name="ce1" office:value-type="string" calcext:value-type="string">
            <text:p>5/12/2018</text:p>
          </table:table-cell>
          <table:table-cell office:value-type="float" office:value="1526083200" calcext:value-type="float">
            <text:p>1526083200</text:p>
          </table:table-cell>
          <table:table-cell office:value-type="float" office:value="13466355305" calcext:value-type="float">
            <text:p>13466355305</text:p>
          </table:table-cell>
          <table:table-cell table:formula="of:=[.C1007]/10^9" office:value-type="float" office:value="13.466355305" calcext:value-type="float">
            <text:p>13.466355305</text:p>
          </table:table-cell>
          <table:table-cell office:value-type="float" office:value="683.64" calcext:value-type="float">
            <text:p>683.64</text:p>
          </table:table-cell>
          <table:table-cell table:formula="of:=[.E1007]*[.D1007]" office:value-type="float" office:value="9206.1391407102" calcext:value-type="float">
            <text:p>9206.1391407102</text:p>
          </table:table-cell>
          <table:table-cell table:formula="of:=([.E1007]-[.E1006])/([.E1006]+0.0000000000001)" office:value-type="float" office:value="0.0086161109471821" calcext:value-type="float">
            <text:p>0.008616110947182</text:p>
          </table:table-cell>
          <table:table-cell table:formula="of:=ABS([.G1007])" office:value-type="float" office:value="0.0086161109471821" calcext:value-type="float">
            <text:p>0.008616110947182</text:p>
          </table:table-cell>
          <table:table-cell table:formula="of:=[.G1007]*[.G1007]" office:value-type="float" office:value="0.0000742373678541513" calcext:value-type="float">
            <text:p>7.42373678541513E-05</text:p>
          </table:table-cell>
          <table:table-cell table:formula="of:=([.F1007]-[.F1006])/([.F1006]+0.0000000000001)" office:value-type="float" office:value="-0.276000890583241" calcext:value-type="float">
            <text:p>-0.276000890583241</text:p>
          </table:table-cell>
          <table:table-cell table:formula="of:=ABS([.J1007])" office:value-type="float" office:value="0.276000890583241" calcext:value-type="float">
            <text:p>0.276000890583241</text:p>
          </table:table-cell>
          <table:table-cell table:formula="of:=[.J1007]*[.J1007]" office:value-type="float" office:value="0.076176491602742" calcext:value-type="float">
            <text:p>0.076176491602742</text:p>
          </table:table-cell>
        </table:table-row>
        <table:table-row table:style-name="ro1">
          <table:table-cell table:style-name="ce1" office:value-type="string" calcext:value-type="string">
            <text:p>5/13/2018</text:p>
          </table:table-cell>
          <table:table-cell office:value-type="float" office:value="1526169600" calcext:value-type="float">
            <text:p>1526169600</text:p>
          </table:table-cell>
          <table:table-cell office:value-type="float" office:value="14402165925" calcext:value-type="float">
            <text:p>14402165925</text:p>
          </table:table-cell>
          <table:table-cell table:formula="of:=[.C1008]/10^9" office:value-type="float" office:value="14.402165925" calcext:value-type="float">
            <text:p>14.402165925</text:p>
          </table:table-cell>
          <table:table-cell office:value-type="float" office:value="729.34" calcext:value-type="float">
            <text:p>729.34</text:p>
          </table:table-cell>
          <table:table-cell table:formula="of:=[.E1008]*[.D1008]" office:value-type="float" office:value="10504.0756957395" calcext:value-type="float">
            <text:p>10504.0756957395</text:p>
          </table:table-cell>
          <table:table-cell table:formula="of:=([.E1008]-[.E1007])/([.E1007]+0.0000000000001)" office:value-type="float" office:value="0.0668480486805922" calcext:value-type="float">
            <text:p>0.066848048680592</text:p>
          </table:table-cell>
          <table:table-cell table:formula="of:=ABS([.G1008])" office:value-type="float" office:value="0.0668480486805922" calcext:value-type="float">
            <text:p>0.066848048680592</text:p>
          </table:table-cell>
          <table:table-cell table:formula="of:=[.G1008]*[.G1008]" office:value-type="float" office:value="0.00446866161240282" calcext:value-type="float">
            <text:p>0.004468661612403</text:p>
          </table:table-cell>
          <table:table-cell table:formula="of:=([.F1008]-[.F1007])/([.F1007]+0.0000000000001)" office:value-type="float" office:value="0.140985980679972" calcext:value-type="float">
            <text:p>0.140985980679972</text:p>
          </table:table-cell>
          <table:table-cell table:formula="of:=ABS([.J1008])" office:value-type="float" office:value="0.140985980679972" calcext:value-type="float">
            <text:p>0.140985980679972</text:p>
          </table:table-cell>
          <table:table-cell table:formula="of:=[.J1008]*[.J1008]" office:value-type="float" office:value="0.0198770467482934" calcext:value-type="float">
            <text:p>0.019877046748293</text:p>
          </table:table-cell>
        </table:table-row>
        <table:table-row table:style-name="ro1">
          <table:table-cell table:style-name="ce1" office:value-type="string" calcext:value-type="string">
            <text:p>5/14/2018</text:p>
          </table:table-cell>
          <table:table-cell office:value-type="float" office:value="1526256000" calcext:value-type="float">
            <text:p>1526256000</text:p>
          </table:table-cell>
          <table:table-cell office:value-type="float" office:value="18385997794" calcext:value-type="float">
            <text:p>18385997794</text:p>
          </table:table-cell>
          <table:table-cell table:formula="of:=[.C1009]/10^9" office:value-type="float" office:value="18.385997794" calcext:value-type="float">
            <text:p>18.385997794</text:p>
          </table:table-cell>
          <table:table-cell office:value-type="float" office:value="727.41" calcext:value-type="float">
            <text:p>727.41</text:p>
          </table:table-cell>
          <table:table-cell table:formula="of:=[.E1009]*[.D1009]" office:value-type="float" office:value="13374.1586553335" calcext:value-type="float">
            <text:p>13374.1586553335</text:p>
          </table:table-cell>
          <table:table-cell table:formula="of:=([.E1009]-[.E1008])/([.E1008]+0.0000000000001)" office:value-type="float" office:value="-0.0026462280966354" calcext:value-type="float">
            <text:p>-0.002646228096635</text:p>
          </table:table-cell>
          <table:table-cell table:formula="of:=ABS([.G1009])" office:value-type="float" office:value="0.0026462280966354" calcext:value-type="float">
            <text:p>0.002646228096635</text:p>
          </table:table-cell>
          <table:table-cell table:formula="of:=[.G1009]*[.G1009]" office:value-type="float" office:value="0.00000700252313942262" calcext:value-type="float">
            <text:p>7.00252313942262E-06</text:p>
          </table:table-cell>
          <table:table-cell table:formula="of:=([.F1009]-[.F1008])/([.F1008]+0.0000000000001)" office:value-type="float" office:value="0.273235174871993" calcext:value-type="float">
            <text:p>0.273235174871993</text:p>
          </table:table-cell>
          <table:table-cell table:formula="of:=ABS([.J1009])" office:value-type="float" office:value="0.273235174871993" calcext:value-type="float">
            <text:p>0.273235174871993</text:p>
          </table:table-cell>
          <table:table-cell table:formula="of:=[.J1009]*[.J1009]" office:value-type="float" office:value="0.0746574607873289" calcext:value-type="float">
            <text:p>0.074657460787329</text:p>
          </table:table-cell>
        </table:table-row>
        <table:table-row table:style-name="ro1">
          <table:table-cell table:style-name="ce1" office:value-type="string" calcext:value-type="string">
            <text:p>5/15/2018</text:p>
          </table:table-cell>
          <table:table-cell office:value-type="float" office:value="1526342400" calcext:value-type="float">
            <text:p>1526342400</text:p>
          </table:table-cell>
          <table:table-cell office:value-type="float" office:value="18370030387" calcext:value-type="float">
            <text:p>18370030387</text:p>
          </table:table-cell>
          <table:table-cell table:formula="of:=[.C1010]/10^9" office:value-type="float" office:value="18.370030387" calcext:value-type="float">
            <text:p>18.370030387</text:p>
          </table:table-cell>
          <table:table-cell office:value-type="float" office:value="705.64" calcext:value-type="float">
            <text:p>705.64</text:p>
          </table:table-cell>
          <table:table-cell table:formula="of:=[.E1010]*[.D1010]" office:value-type="float" office:value="12962.6282422827" calcext:value-type="float">
            <text:p>12962.6282422827</text:p>
          </table:table-cell>
          <table:table-cell table:formula="of:=([.E1010]-[.E1009])/([.E1009]+0.0000000000001)" office:value-type="float" office:value="-0.0299281010709228" calcext:value-type="float">
            <text:p>-0.029928101070923</text:p>
          </table:table-cell>
          <table:table-cell table:formula="of:=ABS([.G1010])" office:value-type="float" office:value="0.0299281010709228" calcext:value-type="float">
            <text:p>0.029928101070923</text:p>
          </table:table-cell>
          <table:table-cell table:formula="of:=[.G1010]*[.G1010]" office:value-type="float" office:value="0.000895691233711373" calcext:value-type="float">
            <text:p>0.000895691233711</text:p>
          </table:table-cell>
          <table:table-cell table:formula="of:=([.F1010]-[.F1009])/([.F1009]+0.0000000000001)" office:value-type="float" office:value="-0.03077056461318" calcext:value-type="float">
            <text:p>-0.03077056461318</text:p>
          </table:table-cell>
          <table:table-cell table:formula="of:=ABS([.J1010])" office:value-type="float" office:value="0.03077056461318" calcext:value-type="float">
            <text:p>0.03077056461318</text:p>
          </table:table-cell>
          <table:table-cell table:formula="of:=[.J1010]*[.J1010]" office:value-type="float" office:value="0.000946827646613885" calcext:value-type="float">
            <text:p>0.000946827646614</text:p>
          </table:table-cell>
        </table:table-row>
        <table:table-row table:style-name="ro1">
          <table:table-cell table:style-name="ce1" office:value-type="string" calcext:value-type="string">
            <text:p>5/16/2018</text:p>
          </table:table-cell>
          <table:table-cell office:value-type="float" office:value="1526428800" calcext:value-type="float">
            <text:p>1526428800</text:p>
          </table:table-cell>
          <table:table-cell office:value-type="float" office:value="18298682673" calcext:value-type="float">
            <text:p>18298682673</text:p>
          </table:table-cell>
          <table:table-cell table:formula="of:=[.C1011]/10^9" office:value-type="float" office:value="18.298682673" calcext:value-type="float">
            <text:p>18.298682673</text:p>
          </table:table-cell>
          <table:table-cell office:value-type="float" office:value="706.72" calcext:value-type="float">
            <text:p>706.72</text:p>
          </table:table-cell>
          <table:table-cell table:formula="of:=[.E1011]*[.D1011]" office:value-type="float" office:value="12932.0450186626" calcext:value-type="float">
            <text:p>12932.0450186626</text:p>
          </table:table-cell>
          <table:table-cell table:formula="of:=([.E1011]-[.E1010])/([.E1010]+0.0000000000001)" office:value-type="float" office:value="0.001530525480415" calcext:value-type="float">
            <text:p>0.001530525480415</text:p>
          </table:table-cell>
          <table:table-cell table:formula="of:=ABS([.G1011])" office:value-type="float" office:value="0.001530525480415" calcext:value-type="float">
            <text:p>0.001530525480415</text:p>
          </table:table-cell>
          <table:table-cell table:formula="of:=[.G1011]*[.G1011]" office:value-type="float" office:value="0.00000234250824619957" calcext:value-type="float">
            <text:p>2.34250824619957E-06</text:p>
          </table:table-cell>
          <table:table-cell table:formula="of:=([.F1011]-[.F1010])/([.F1010]+0.0000000000001)" office:value-type="float" office:value="-0.00235933817189644" calcext:value-type="float">
            <text:p>-0.002359338171896</text:p>
          </table:table-cell>
          <table:table-cell table:formula="of:=ABS([.J1011])" office:value-type="float" office:value="0.00235933817189644" calcext:value-type="float">
            <text:p>0.002359338171896</text:p>
          </table:table-cell>
          <table:table-cell table:formula="of:=[.J1011]*[.J1011]" office:value-type="float" office:value="0.00000556647660936765" calcext:value-type="float">
            <text:p>5.56647660936765E-06</text:p>
          </table:table-cell>
        </table:table-row>
        <table:table-row table:style-name="ro1">
          <table:table-cell table:style-name="ce1" office:value-type="string" calcext:value-type="string">
            <text:p>5/17/2018</text:p>
          </table:table-cell>
          <table:table-cell office:value-type="float" office:value="1526515200" calcext:value-type="float">
            <text:p>1526515200</text:p>
          </table:table-cell>
          <table:table-cell office:value-type="float" office:value="18994356610" calcext:value-type="float">
            <text:p>18994356610</text:p>
          </table:table-cell>
          <table:table-cell table:formula="of:=[.C1012]/10^9" office:value-type="float" office:value="18.99435661" calcext:value-type="float">
            <text:p>18.99435661</text:p>
          </table:table-cell>
          <table:table-cell office:value-type="float" office:value="668.38" calcext:value-type="float">
            <text:p>668.38</text:p>
          </table:table-cell>
          <table:table-cell table:formula="of:=[.E1012]*[.D1012]" office:value-type="float" office:value="12695.4480709918" calcext:value-type="float">
            <text:p>12695.4480709918</text:p>
          </table:table-cell>
          <table:table-cell table:formula="of:=([.E1012]-[.E1011])/([.E1011]+0.0000000000001)" office:value-type="float" office:value="-0.0542506225945212" calcext:value-type="float">
            <text:p>-0.054250622594521</text:p>
          </table:table-cell>
          <table:table-cell table:formula="of:=ABS([.G1012])" office:value-type="float" office:value="0.0542506225945212" calcext:value-type="float">
            <text:p>0.054250622594521</text:p>
          </table:table-cell>
          <table:table-cell table:formula="of:=[.G1012]*[.G1012]" office:value-type="float" office:value="0.00294313005189317" calcext:value-type="float">
            <text:p>0.002943130051893</text:p>
          </table:table-cell>
          <table:table-cell table:formula="of:=([.F1012]-[.F1011])/([.F1011]+0.0000000000001)" office:value-type="float" office:value="-0.0182954008688741" calcext:value-type="float">
            <text:p>-0.018295400868874</text:p>
          </table:table-cell>
          <table:table-cell table:formula="of:=ABS([.J1012])" office:value-type="float" office:value="0.0182954008688741" calcext:value-type="float">
            <text:p>0.018295400868874</text:p>
          </table:table-cell>
          <table:table-cell table:formula="of:=[.J1012]*[.J1012]" office:value-type="float" office:value="0.000334721692952799" calcext:value-type="float">
            <text:p>0.000334721692953</text:p>
          </table:table-cell>
        </table:table-row>
        <table:table-row table:style-name="ro1">
          <table:table-cell table:style-name="ce1" office:value-type="string" calcext:value-type="string">
            <text:p>5/18/2018</text:p>
          </table:table-cell>
          <table:table-cell office:value-type="float" office:value="1526601600" calcext:value-type="float">
            <text:p>1526601600</text:p>
          </table:table-cell>
          <table:table-cell office:value-type="float" office:value="18721721358" calcext:value-type="float">
            <text:p>18721721358</text:p>
          </table:table-cell>
          <table:table-cell table:formula="of:=[.C1013]/10^9" office:value-type="float" office:value="18.721721358" calcext:value-type="float">
            <text:p>18.721721358</text:p>
          </table:table-cell>
          <table:table-cell office:value-type="float" office:value="693.57" calcext:value-type="float">
            <text:p>693.57</text:p>
          </table:table-cell>
          <table:table-cell table:formula="of:=[.E1013]*[.D1013]" office:value-type="float" office:value="12984.8242822681" calcext:value-type="float">
            <text:p>12984.8242822681</text:p>
          </table:table-cell>
          <table:table-cell table:formula="of:=([.E1013]-[.E1012])/([.E1012]+0.0000000000001)" office:value-type="float" office:value="0.0376881414764057" calcext:value-type="float">
            <text:p>0.037688141476406</text:p>
          </table:table-cell>
          <table:table-cell table:formula="of:=ABS([.G1013])" office:value-type="float" office:value="0.0376881414764057" calcext:value-type="float">
            <text:p>0.037688141476406</text:p>
          </table:table-cell>
          <table:table-cell table:formula="of:=[.G1013]*[.G1013]" office:value-type="float" office:value="0.00142039600794557" calcext:value-type="float">
            <text:p>0.001420396007946</text:p>
          </table:table-cell>
          <table:table-cell table:formula="of:=([.F1013]-[.F1012])/([.F1012]+0.0000000000001)" office:value-type="float" office:value="0.0227936981552832" calcext:value-type="float">
            <text:p>0.022793698155283</text:p>
          </table:table-cell>
          <table:table-cell table:formula="of:=ABS([.J1013])" office:value-type="float" office:value="0.0227936981552832" calcext:value-type="float">
            <text:p>0.022793698155283</text:p>
          </table:table-cell>
          <table:table-cell table:formula="of:=[.J1013]*[.J1013]" office:value-type="float" office:value="0.000519552675594162" calcext:value-type="float">
            <text:p>0.000519552675594</text:p>
          </table:table-cell>
        </table:table-row>
        <table:table-row table:style-name="ro1">
          <table:table-cell table:style-name="ce1" office:value-type="string" calcext:value-type="string">
            <text:p>5/19/2018</text:p>
          </table:table-cell>
          <table:table-cell office:value-type="float" office:value="1526688000" calcext:value-type="float">
            <text:p>1526688000</text:p>
          </table:table-cell>
          <table:table-cell office:value-type="float" office:value="17766897892" calcext:value-type="float">
            <text:p>17766897892</text:p>
          </table:table-cell>
          <table:table-cell table:formula="of:=[.C1014]/10^9" office:value-type="float" office:value="17.766897892" calcext:value-type="float">
            <text:p>17.766897892</text:p>
          </table:table-cell>
          <table:table-cell office:value-type="float" office:value="696.05" calcext:value-type="float">
            <text:p>696.05</text:p>
          </table:table-cell>
          <table:table-cell table:formula="of:=[.E1014]*[.D1014]" office:value-type="float" office:value="12366.6492777266" calcext:value-type="float">
            <text:p>12366.6492777266</text:p>
          </table:table-cell>
          <table:table-cell table:formula="of:=([.E1014]-[.E1013])/([.E1013]+0.0000000000001)" office:value-type="float" office:value="0.00357570252461886" calcext:value-type="float">
            <text:p>0.003575702524619</text:p>
          </table:table-cell>
          <table:table-cell table:formula="of:=ABS([.G1014])" office:value-type="float" office:value="0.00357570252461886" calcext:value-type="float">
            <text:p>0.003575702524619</text:p>
          </table:table-cell>
          <table:table-cell table:formula="of:=[.G1014]*[.G1014]" office:value-type="float" office:value="0.0000127856485445657" calcext:value-type="float">
            <text:p>1.27856485445657E-05</text:p>
          </table:table-cell>
          <table:table-cell table:formula="of:=([.F1014]-[.F1013])/([.F1013]+0.0000000000001)" office:value-type="float" office:value="-0.0476074986540738" calcext:value-type="float">
            <text:p>-0.047607498654074</text:p>
          </table:table-cell>
          <table:table-cell table:formula="of:=ABS([.J1014])" office:value-type="float" office:value="0.0476074986540738" calcext:value-type="float">
            <text:p>0.047607498654074</text:p>
          </table:table-cell>
          <table:table-cell table:formula="of:=[.J1014]*[.J1014]" office:value-type="float" office:value="0.00226647392809764" calcext:value-type="float">
            <text:p>0.002266473928098</text:p>
          </table:table-cell>
        </table:table-row>
        <table:table-row table:style-name="ro1">
          <table:table-cell table:style-name="ce1" office:value-type="string" calcext:value-type="string">
            <text:p>5/20/2018</text:p>
          </table:table-cell>
          <table:table-cell office:value-type="float" office:value="1526774400" calcext:value-type="float">
            <text:p>1526774400</text:p>
          </table:table-cell>
          <table:table-cell office:value-type="float" office:value="16896601978" calcext:value-type="float">
            <text:p>16896601978</text:p>
          </table:table-cell>
          <table:table-cell table:formula="of:=[.C1015]/10^9" office:value-type="float" office:value="16.896601978" calcext:value-type="float">
            <text:p>16.896601978</text:p>
          </table:table-cell>
          <table:table-cell office:value-type="float" office:value="715.15" calcext:value-type="float">
            <text:p>715.15</text:p>
          </table:table-cell>
          <table:table-cell table:formula="of:=[.E1015]*[.D1015]" office:value-type="float" office:value="12083.6049045667" calcext:value-type="float">
            <text:p>12083.6049045667</text:p>
          </table:table-cell>
          <table:table-cell table:formula="of:=([.E1015]-[.E1014])/([.E1014]+0.0000000000001)" office:value-type="float" office:value="0.027440557431219" calcext:value-type="float">
            <text:p>0.027440557431219</text:p>
          </table:table-cell>
          <table:table-cell table:formula="of:=ABS([.G1015])" office:value-type="float" office:value="0.027440557431219" calcext:value-type="float">
            <text:p>0.027440557431219</text:p>
          </table:table-cell>
          <table:table-cell table:formula="of:=[.G1015]*[.G1015]" office:value-type="float" office:value="0.000752984192136031" calcext:value-type="float">
            <text:p>0.000752984192136</text:p>
          </table:table-cell>
          <table:table-cell table:formula="of:=([.F1015]-[.F1014])/([.F1014]+0.0000000000001)" office:value-type="float" office:value="-0.0228877173439121" calcext:value-type="float">
            <text:p>-0.022887717343912</text:p>
          </table:table-cell>
          <table:table-cell table:formula="of:=ABS([.J1015])" office:value-type="float" office:value="0.0228877173439121" calcext:value-type="float">
            <text:p>0.022887717343912</text:p>
          </table:table-cell>
          <table:table-cell table:formula="of:=[.J1015]*[.J1015]" office:value-type="float" office:value="0.000523847605214813" calcext:value-type="float">
            <text:p>0.000523847605215</text:p>
          </table:table-cell>
        </table:table-row>
        <table:table-row table:style-name="ro1">
          <table:table-cell table:style-name="ce1" office:value-type="string" calcext:value-type="string">
            <text:p>5/21/2018</text:p>
          </table:table-cell>
          <table:table-cell office:value-type="float" office:value="1526860800" calcext:value-type="float">
            <text:p>1526860800</text:p>
          </table:table-cell>
          <table:table-cell office:value-type="float" office:value="17929703654" calcext:value-type="float">
            <text:p>17929703654</text:p>
          </table:table-cell>
          <table:table-cell table:formula="of:=[.C1016]/10^9" office:value-type="float" office:value="17.929703654" calcext:value-type="float">
            <text:p>17.929703654</text:p>
          </table:table-cell>
          <table:table-cell office:value-type="float" office:value="696.73" calcext:value-type="float">
            <text:p>696.73</text:p>
          </table:table-cell>
          <table:table-cell table:formula="of:=[.E1016]*[.D1016]" office:value-type="float" office:value="12492.1624268514" calcext:value-type="float">
            <text:p>12492.1624268514</text:p>
          </table:table-cell>
          <table:table-cell table:formula="of:=([.E1016]-[.E1015])/([.E1015]+0.0000000000001)" office:value-type="float" office:value="-0.0257568342305809" calcext:value-type="float">
            <text:p>-0.025756834230581</text:p>
          </table:table-cell>
          <table:table-cell table:formula="of:=ABS([.G1016])" office:value-type="float" office:value="0.0257568342305809" calcext:value-type="float">
            <text:p>0.025756834230581</text:p>
          </table:table-cell>
          <table:table-cell table:formula="of:=[.G1016]*[.G1016]" office:value-type="float" office:value="0.000663414509581626" calcext:value-type="float">
            <text:p>0.000663414509582</text:p>
          </table:table-cell>
          <table:table-cell table:formula="of:=([.F1016]-[.F1015])/([.F1015]+0.0000000000001)" office:value-type="float" office:value="0.033810897121464" calcext:value-type="float">
            <text:p>0.033810897121464</text:p>
          </table:table-cell>
          <table:table-cell table:formula="of:=ABS([.J1016])" office:value-type="float" office:value="0.033810897121464" calcext:value-type="float">
            <text:p>0.033810897121464</text:p>
          </table:table-cell>
          <table:table-cell table:formula="of:=[.J1016]*[.J1016]" office:value-type="float" office:value="0.00114317676415822" calcext:value-type="float">
            <text:p>0.001143176764158</text:p>
          </table:table-cell>
        </table:table-row>
        <table:table-row table:style-name="ro1">
          <table:table-cell table:style-name="ce1" office:value-type="string" calcext:value-type="string">
            <text:p>5/22/2018</text:p>
          </table:table-cell>
          <table:table-cell office:value-type="float" office:value="1526947200" calcext:value-type="float">
            <text:p>1526947200</text:p>
          </table:table-cell>
          <table:table-cell office:value-type="float" office:value="19404072640" calcext:value-type="float">
            <text:p>19404072640</text:p>
          </table:table-cell>
          <table:table-cell table:formula="of:=[.C1017]/10^9" office:value-type="float" office:value="19.40407264" calcext:value-type="float">
            <text:p>19.40407264</text:p>
          </table:table-cell>
          <table:table-cell office:value-type="float" office:value="640.84" calcext:value-type="float">
            <text:p>640.84</text:p>
          </table:table-cell>
          <table:table-cell table:formula="of:=[.E1017]*[.D1017]" office:value-type="float" office:value="12434.9059106176" calcext:value-type="float">
            <text:p>12434.9059106176</text:p>
          </table:table-cell>
          <table:table-cell table:formula="of:=([.E1017]-[.E1016])/([.E1016]+0.0000000000001)" office:value-type="float" office:value="-0.0802175878747865" calcext:value-type="float">
            <text:p>-0.080217587874787</text:p>
          </table:table-cell>
          <table:table-cell table:formula="of:=ABS([.G1017])" office:value-type="float" office:value="0.0802175878747865" calcext:value-type="float">
            <text:p>0.080217587874787</text:p>
          </table:table-cell>
          <table:table-cell table:formula="of:=[.G1017]*[.G1017]" office:value-type="float" office:value="0.00643486140444909" calcext:value-type="float">
            <text:p>0.006434861404449</text:p>
          </table:table-cell>
          <table:table-cell table:formula="of:=([.F1017]-[.F1016])/([.F1016]+0.0000000000001)" office:value-type="float" office:value="-0.00458339511426387" calcext:value-type="float">
            <text:p>-0.004583395114264</text:p>
          </table:table-cell>
          <table:table-cell table:formula="of:=ABS([.J1017])" office:value-type="float" office:value="0.00458339511426387" calcext:value-type="float">
            <text:p>0.004583395114264</text:p>
          </table:table-cell>
          <table:table-cell table:formula="of:=[.J1017]*[.J1017]" office:value-type="float" office:value="0.0000210075107734579" calcext:value-type="float">
            <text:p>2.10075107734579E-05</text:p>
          </table:table-cell>
        </table:table-row>
        <table:table-row table:style-name="ro1">
          <table:table-cell table:style-name="ce1" office:value-type="string" calcext:value-type="string">
            <text:p>5/23/2018</text:p>
          </table:table-cell>
          <table:table-cell office:value-type="float" office:value="1527033600" calcext:value-type="float">
            <text:p>1527033600</text:p>
          </table:table-cell>
          <table:table-cell office:value-type="float" office:value="19763806846" calcext:value-type="float">
            <text:p>19763806846</text:p>
          </table:table-cell>
          <table:table-cell table:formula="of:=[.C1018]/10^9" office:value-type="float" office:value="19.763806846" calcext:value-type="float">
            <text:p>19.763806846</text:p>
          </table:table-cell>
          <table:table-cell office:value-type="float" office:value="577.01" calcext:value-type="float">
            <text:p>577.01</text:p>
          </table:table-cell>
          <table:table-cell table:formula="of:=[.E1018]*[.D1018]" office:value-type="float" office:value="11403.9141882105" calcext:value-type="float">
            <text:p>11403.9141882105</text:p>
          </table:table-cell>
          <table:table-cell table:formula="of:=([.E1018]-[.E1017])/([.E1017]+0.0000000000001)" office:value-type="float" office:value="-0.0996036452156545" calcext:value-type="float">
            <text:p>-0.099603645215655</text:p>
          </table:table-cell>
          <table:table-cell table:formula="of:=ABS([.G1018])" office:value-type="float" office:value="0.0996036452156545" calcext:value-type="float">
            <text:p>0.099603645215655</text:p>
          </table:table-cell>
          <table:table-cell table:formula="of:=[.G1018]*[.G1018]" office:value-type="float" office:value="0.00992088614024597" calcext:value-type="float">
            <text:p>0.009920886140246</text:p>
          </table:table-cell>
          <table:table-cell table:formula="of:=([.F1018]-[.F1017])/([.F1017]+0.0000000000001)" office:value-type="float" office:value="-0.0829110995947964" calcext:value-type="float">
            <text:p>-0.082911099594796</text:p>
          </table:table-cell>
          <table:table-cell table:formula="of:=ABS([.J1018])" office:value-type="float" office:value="0.0829110995947964" calcext:value-type="float">
            <text:p>0.082911099594796</text:p>
          </table:table-cell>
          <table:table-cell table:formula="of:=[.J1018]*[.J1018]" office:value-type="float" office:value="0.00687425043601824" calcext:value-type="float">
            <text:p>0.006874250436018</text:p>
          </table:table-cell>
        </table:table-row>
        <table:table-row table:style-name="ro1">
          <table:table-cell table:style-name="ce1" office:value-type="string" calcext:value-type="string">
            <text:p>5/24/2018</text:p>
          </table:table-cell>
          <table:table-cell office:value-type="float" office:value="1527120000" calcext:value-type="float">
            <text:p>1527120000</text:p>
          </table:table-cell>
          <table:table-cell office:value-type="float" office:value="18505927074" calcext:value-type="float">
            <text:p>18505927074</text:p>
          </table:table-cell>
          <table:table-cell table:formula="of:=[.C1019]/10^9" office:value-type="float" office:value="18.505927074" calcext:value-type="float">
            <text:p>18.505927074</text:p>
          </table:table-cell>
          <table:table-cell office:value-type="float" office:value="602.59" calcext:value-type="float">
            <text:p>602.59</text:p>
          </table:table-cell>
          <table:table-cell table:formula="of:=[.E1019]*[.D1019]" office:value-type="float" office:value="11151.4865955217" calcext:value-type="float">
            <text:p>11151.4865955217</text:p>
          </table:table-cell>
          <table:table-cell table:formula="of:=([.E1019]-[.E1018])/([.E1018]+0.0000000000001)" office:value-type="float" office:value="0.0443319873139114" calcext:value-type="float">
            <text:p>0.044331987313912</text:p>
          </table:table-cell>
          <table:table-cell table:formula="of:=ABS([.G1019])" office:value-type="float" office:value="0.0443319873139114" calcext:value-type="float">
            <text:p>0.044331987313912</text:p>
          </table:table-cell>
          <table:table-cell table:formula="of:=[.G1019]*[.G1019]" office:value-type="float" office:value="0.0019653250992008" calcext:value-type="float">
            <text:p>0.001965325099201</text:p>
          </table:table-cell>
          <table:table-cell table:formula="of:=([.F1019]-[.F1018])/([.F1018]+0.0000000000001)" office:value-type="float" office:value="-0.0221351711809412" calcext:value-type="float">
            <text:p>-0.022135171180941</text:p>
          </table:table-cell>
          <table:table-cell table:formula="of:=ABS([.J1019])" office:value-type="float" office:value="0.0221351711809412" calcext:value-type="float">
            <text:p>0.022135171180941</text:p>
          </table:table-cell>
          <table:table-cell table:formula="of:=[.J1019]*[.J1019]" office:value-type="float" office:value="0.000489965803209568" calcext:value-type="float">
            <text:p>0.00048996580321</text:p>
          </table:table-cell>
        </table:table-row>
        <table:table-row table:style-name="ro1">
          <table:table-cell table:style-name="ce1" office:value-type="string" calcext:value-type="string">
            <text:p>5/25/2018</text:p>
          </table:table-cell>
          <table:table-cell office:value-type="float" office:value="1527206400" calcext:value-type="float">
            <text:p>1527206400</text:p>
          </table:table-cell>
          <table:table-cell office:value-type="float" office:value="18300433853" calcext:value-type="float">
            <text:p>18300433853</text:p>
          </table:table-cell>
          <table:table-cell table:formula="of:=[.C1020]/10^9" office:value-type="float" office:value="18.300433853" calcext:value-type="float">
            <text:p>18.300433853</text:p>
          </table:table-cell>
          <table:table-cell office:value-type="float" office:value="584.77" calcext:value-type="float">
            <text:p>584.77</text:p>
          </table:table-cell>
          <table:table-cell table:formula="of:=[.E1020]*[.D1020]" office:value-type="float" office:value="10701.5447042188" calcext:value-type="float">
            <text:p>10701.5447042188</text:p>
          </table:table-cell>
          <table:table-cell table:formula="of:=([.E1020]-[.E1019])/([.E1019]+0.0000000000001)" office:value-type="float" office:value="-0.0295723460395958" calcext:value-type="float">
            <text:p>-0.029572346039596</text:p>
          </table:table-cell>
          <table:table-cell table:formula="of:=ABS([.G1020])" office:value-type="float" office:value="0.0295723460395958" calcext:value-type="float">
            <text:p>0.029572346039596</text:p>
          </table:table-cell>
          <table:table-cell table:formula="of:=[.G1020]*[.G1020]" office:value-type="float" office:value="0.000874523650285599" calcext:value-type="float">
            <text:p>0.000874523650286</text:p>
          </table:table-cell>
          <table:table-cell table:formula="of:=([.F1020]-[.F1019])/([.F1019]+0.0000000000001)" office:value-type="float" office:value="-0.0403481533559429" calcext:value-type="float">
            <text:p>-0.040348153355943</text:p>
          </table:table-cell>
          <table:table-cell table:formula="of:=ABS([.J1020])" office:value-type="float" office:value="0.0403481533559429" calcext:value-type="float">
            <text:p>0.040348153355943</text:p>
          </table:table-cell>
          <table:table-cell table:formula="of:=[.J1020]*[.J1020]" office:value-type="float" office:value="0.00162797347923469" calcext:value-type="float">
            <text:p>0.001627973479235</text:p>
          </table:table-cell>
        </table:table-row>
        <table:table-row table:style-name="ro1">
          <table:table-cell table:style-name="ce1" office:value-type="string" calcext:value-type="string">
            <text:p>5/26/2018</text:p>
          </table:table-cell>
          <table:table-cell office:value-type="float" office:value="1527292800" calcext:value-type="float">
            <text:p>1527292800</text:p>
          </table:table-cell>
          <table:table-cell office:value-type="float" office:value="15815615114" calcext:value-type="float">
            <text:p>15815615114</text:p>
          </table:table-cell>
          <table:table-cell table:formula="of:=[.C1021]/10^9" office:value-type="float" office:value="15.815615114" calcext:value-type="float">
            <text:p>15.815615114</text:p>
          </table:table-cell>
          <table:table-cell office:value-type="float" office:value="585.76" calcext:value-type="float">
            <text:p>585.76</text:p>
          </table:table-cell>
          <table:table-cell table:formula="of:=[.E1021]*[.D1021]" office:value-type="float" office:value="9264.15470917664" calcext:value-type="float">
            <text:p>9264.15470917664</text:p>
          </table:table-cell>
          <table:table-cell table:formula="of:=([.E1021]-[.E1020])/([.E1020]+0.0000000000001)" office:value-type="float" office:value="0.00169297330574415" calcext:value-type="float">
            <text:p>0.001692973305744</text:p>
          </table:table-cell>
          <table:table-cell table:formula="of:=ABS([.G1021])" office:value-type="float" office:value="0.00169297330574415" calcext:value-type="float">
            <text:p>0.001692973305744</text:p>
          </table:table-cell>
          <table:table-cell table:formula="of:=[.G1021]*[.G1021]" office:value-type="float" office:value="0.00000286615861396229" calcext:value-type="float">
            <text:p>2.86615861396229E-06</text:p>
          </table:table-cell>
          <table:table-cell table:formula="of:=([.F1021]-[.F1020])/([.F1020]+0.0000000000001)" office:value-type="float" office:value="-0.134316123024325" calcext:value-type="float">
            <text:p>-0.134316123024325</text:p>
          </table:table-cell>
          <table:table-cell table:formula="of:=ABS([.J1021])" office:value-type="float" office:value="0.134316123024325" calcext:value-type="float">
            <text:p>0.134316123024325</text:p>
          </table:table-cell>
          <table:table-cell table:formula="of:=[.J1021]*[.J1021]" office:value-type="float" office:value="0.0180408209042857" calcext:value-type="float">
            <text:p>0.018040820904286</text:p>
          </table:table-cell>
        </table:table-row>
        <table:table-row table:style-name="ro1">
          <table:table-cell table:style-name="ce1" office:value-type="string" calcext:value-type="string">
            <text:p>5/27/2018</text:p>
          </table:table-cell>
          <table:table-cell office:value-type="float" office:value="1527379200" calcext:value-type="float">
            <text:p>1527379200</text:p>
          </table:table-cell>
          <table:table-cell office:value-type="float" office:value="14776104835" calcext:value-type="float">
            <text:p>14776104835</text:p>
          </table:table-cell>
          <table:table-cell table:formula="of:=[.C1022]/10^9" office:value-type="float" office:value="14.776104835" calcext:value-type="float">
            <text:p>14.776104835</text:p>
          </table:table-cell>
          <table:table-cell office:value-type="float" office:value="569.64" calcext:value-type="float">
            <text:p>569.64</text:p>
          </table:table-cell>
          <table:table-cell table:formula="of:=[.E1022]*[.D1022]" office:value-type="float" office:value="8417.0603582094" calcext:value-type="float">
            <text:p>8417.0603582094</text:p>
          </table:table-cell>
          <table:table-cell table:formula="of:=([.E1022]-[.E1021])/([.E1021]+0.0000000000001)" office:value-type="float" office:value="-0.0275198033324228" calcext:value-type="float">
            <text:p>-0.027519803332423</text:p>
          </table:table-cell>
          <table:table-cell table:formula="of:=ABS([.G1022])" office:value-type="float" office:value="0.0275198033324228" calcext:value-type="float">
            <text:p>0.027519803332423</text:p>
          </table:table-cell>
          <table:table-cell table:formula="of:=[.G1022]*[.G1022]" office:value-type="float" office:value="0.000757339575455231" calcext:value-type="float">
            <text:p>0.000757339575455</text:p>
          </table:table-cell>
          <table:table-cell table:formula="of:=([.F1022]-[.F1021])/([.F1021]+0.0000000000001)" office:value-type="float" office:value="-0.0914378459297694" calcext:value-type="float">
            <text:p>-0.09143784592977</text:p>
          </table:table-cell>
          <table:table-cell table:formula="of:=ABS([.J1022])" office:value-type="float" office:value="0.0914378459297694" calcext:value-type="float">
            <text:p>0.09143784592977</text:p>
          </table:table-cell>
          <table:table-cell table:formula="of:=[.J1022]*[.J1022]" office:value-type="float" office:value="0.00836087966827625" calcext:value-type="float">
            <text:p>0.008360879668276</text:p>
          </table:table-cell>
        </table:table-row>
        <table:table-row table:style-name="ro1">
          <table:table-cell table:style-name="ce1" office:value-type="string" calcext:value-type="string">
            <text:p>5/28/2018</text:p>
          </table:table-cell>
          <table:table-cell office:value-type="float" office:value="1527465600" calcext:value-type="float">
            <text:p>1527465600</text:p>
          </table:table-cell>
          <table:table-cell office:value-type="float" office:value="21322427757" calcext:value-type="float">
            <text:p>21322427757</text:p>
          </table:table-cell>
          <table:table-cell table:formula="of:=[.C1023]/10^9" office:value-type="float" office:value="21.322427757" calcext:value-type="float">
            <text:p>21.322427757</text:p>
          </table:table-cell>
          <table:table-cell office:value-type="float" office:value="512.03" calcext:value-type="float">
            <text:p>512.03</text:p>
          </table:table-cell>
          <table:table-cell table:formula="of:=[.E1023]*[.D1023]" office:value-type="float" office:value="10917.7226844167" calcext:value-type="float">
            <text:p>10917.7226844167</text:p>
          </table:table-cell>
          <table:table-cell table:formula="of:=([.E1023]-[.E1022])/([.E1022]+0.0000000000001)" office:value-type="float" office:value="-0.10113404957517" calcext:value-type="float">
            <text:p>-0.10113404957517</text:p>
          </table:table-cell>
          <table:table-cell table:formula="of:=ABS([.G1023])" office:value-type="float" office:value="0.10113404957517" calcext:value-type="float">
            <text:p>0.10113404957517</text:p>
          </table:table-cell>
          <table:table-cell table:formula="of:=[.G1023]*[.G1023]" office:value-type="float" office:value="0.010228095983473" calcext:value-type="float">
            <text:p>0.010228095983473</text:p>
          </table:table-cell>
          <table:table-cell table:formula="of:=([.F1023]-[.F1022])/([.F1022]+0.0000000000001)" office:value-type="float" office:value="0.297094498528615" calcext:value-type="float">
            <text:p>0.297094498528615</text:p>
          </table:table-cell>
          <table:table-cell table:formula="of:=ABS([.J1023])" office:value-type="float" office:value="0.297094498528615" calcext:value-type="float">
            <text:p>0.297094498528615</text:p>
          </table:table-cell>
          <table:table-cell table:formula="of:=[.J1023]*[.J1023]" office:value-type="float" office:value="0.0882651410559695" calcext:value-type="float">
            <text:p>0.08826514105597</text:p>
          </table:table-cell>
        </table:table-row>
        <table:table-row table:style-name="ro1">
          <table:table-cell table:style-name="ce1" office:value-type="string" calcext:value-type="string">
            <text:p>5/29/2018</text:p>
          </table:table-cell>
          <table:table-cell office:value-type="float" office:value="1527552000" calcext:value-type="float">
            <text:p>1527552000</text:p>
          </table:table-cell>
          <table:table-cell office:value-type="float" office:value="21228260655" calcext:value-type="float">
            <text:p>21228260655</text:p>
          </table:table-cell>
          <table:table-cell table:formula="of:=[.C1024]/10^9" office:value-type="float" office:value="21.228260655" calcext:value-type="float">
            <text:p>21.228260655</text:p>
          </table:table-cell>
          <table:table-cell office:value-type="float" office:value="566.59" calcext:value-type="float">
            <text:p>566.59</text:p>
          </table:table-cell>
          <table:table-cell table:formula="of:=[.E1024]*[.D1024]" office:value-type="float" office:value="12027.7202045165" calcext:value-type="float">
            <text:p>12027.7202045165</text:p>
          </table:table-cell>
          <table:table-cell table:formula="of:=([.E1024]-[.E1023])/([.E1023]+0.0000000000001)" office:value-type="float" office:value="0.106556256469348" calcext:value-type="float">
            <text:p>0.106556256469348</text:p>
          </table:table-cell>
          <table:table-cell table:formula="of:=ABS([.G1024])" office:value-type="float" office:value="0.106556256469348" calcext:value-type="float">
            <text:p>0.106556256469348</text:p>
          </table:table-cell>
          <table:table-cell table:formula="of:=[.G1024]*[.G1024]" office:value-type="float" office:value="0.0113542357927614" calcext:value-type="float">
            <text:p>0.011354235792761</text:p>
          </table:table-cell>
          <table:table-cell table:formula="of:=([.F1024]-[.F1023])/([.F1023]+0.0000000000001)" office:value-type="float" office:value="0.101669327220051" calcext:value-type="float">
            <text:p>0.101669327220051</text:p>
          </table:table-cell>
          <table:table-cell table:formula="of:=ABS([.J1024])" office:value-type="float" office:value="0.101669327220051" calcext:value-type="float">
            <text:p>0.101669327220051</text:p>
          </table:table-cell>
          <table:table-cell table:formula="of:=[.J1024]*[.J1024]" office:value-type="float" office:value="0.0103366520973779" calcext:value-type="float">
            <text:p>0.010336652097378</text:p>
          </table:table-cell>
        </table:table-row>
        <table:table-row table:style-name="ro1">
          <table:table-cell table:style-name="ce1" office:value-type="string" calcext:value-type="string">
            <text:p>5/30/2018</text:p>
          </table:table-cell>
          <table:table-cell office:value-type="float" office:value="1527638400" calcext:value-type="float">
            <text:p>1527638400</text:p>
          </table:table-cell>
          <table:table-cell office:value-type="float" office:value="21433398617" calcext:value-type="float">
            <text:p>21433398617</text:p>
          </table:table-cell>
          <table:table-cell table:formula="of:=[.C1025]/10^9" office:value-type="float" office:value="21.433398617" calcext:value-type="float">
            <text:p>21.433398617</text:p>
          </table:table-cell>
          <table:table-cell office:value-type="float" office:value="557.12" calcext:value-type="float">
            <text:p>557.12</text:p>
          </table:table-cell>
          <table:table-cell table:formula="of:=[.E1025]*[.D1025]" office:value-type="float" office:value="11940.975037503" calcext:value-type="float">
            <text:p>11940.975037503</text:p>
          </table:table-cell>
          <table:table-cell table:formula="of:=([.E1025]-[.E1024])/([.E1024]+0.0000000000001)" office:value-type="float" office:value="-0.0167140260152845" calcext:value-type="float">
            <text:p>-0.016714026015285</text:p>
          </table:table-cell>
          <table:table-cell table:formula="of:=ABS([.G1025])" office:value-type="float" office:value="0.0167140260152845" calcext:value-type="float">
            <text:p>0.016714026015285</text:p>
          </table:table-cell>
          <table:table-cell table:formula="of:=[.G1025]*[.G1025]" office:value-type="float" office:value="0.000279358665639606" calcext:value-type="float">
            <text:p>0.00027935866564</text:p>
          </table:table-cell>
          <table:table-cell table:formula="of:=([.F1025]-[.F1024])/([.F1024]+0.0000000000001)" office:value-type="float" office:value="-0.00721210383500903" calcext:value-type="float">
            <text:p>-0.007212103835009</text:p>
          </table:table-cell>
          <table:table-cell table:formula="of:=ABS([.J1025])" office:value-type="float" office:value="0.00721210383500903" calcext:value-type="float">
            <text:p>0.007212103835009</text:p>
          </table:table-cell>
          <table:table-cell table:formula="of:=[.J1025]*[.J1025]" office:value-type="float" office:value="0.000052014441726952" calcext:value-type="float">
            <text:p>5.2014441726952E-05</text:p>
          </table:table-cell>
        </table:table-row>
        <table:table-row table:style-name="ro1">
          <table:table-cell table:style-name="ce1" office:value-type="string" calcext:value-type="string">
            <text:p>5/31/2018</text:p>
          </table:table-cell>
          <table:table-cell office:value-type="float" office:value="1527724800" calcext:value-type="float">
            <text:p>1527724800</text:p>
          </table:table-cell>
          <table:table-cell office:value-type="float" office:value="26020776841" calcext:value-type="float">
            <text:p>26020776841</text:p>
          </table:table-cell>
          <table:table-cell table:formula="of:=[.C1026]/10^9" office:value-type="float" office:value="26.020776841" calcext:value-type="float">
            <text:p>26.020776841</text:p>
          </table:table-cell>
          <table:table-cell office:value-type="float" office:value="577.23" calcext:value-type="float">
            <text:p>577.23</text:p>
          </table:table-cell>
          <table:table-cell table:formula="of:=[.E1026]*[.D1026]" office:value-type="float" office:value="15019.9730159304" calcext:value-type="float">
            <text:p>15019.9730159304</text:p>
          </table:table-cell>
          <table:table-cell table:formula="of:=([.E1026]-[.E1025])/([.E1025]+0.0000000000001)" office:value-type="float" office:value="0.0360963526708788" calcext:value-type="float">
            <text:p>0.036096352670879</text:p>
          </table:table-cell>
          <table:table-cell table:formula="of:=ABS([.G1026])" office:value-type="float" office:value="0.0360963526708788" calcext:value-type="float">
            <text:p>0.036096352670879</text:p>
          </table:table-cell>
          <table:table-cell table:formula="of:=[.G1026]*[.G1026]" office:value-type="float" office:value="0.00130294667614046" calcext:value-type="float">
            <text:p>0.00130294667614</text:p>
          </table:table-cell>
          <table:table-cell table:formula="of:=([.F1026]-[.F1025])/([.F1025]+0.0000000000001)" office:value-type="float" office:value="0.25785147098601" calcext:value-type="float">
            <text:p>0.25785147098601</text:p>
          </table:table-cell>
          <table:table-cell table:formula="of:=ABS([.J1026])" office:value-type="float" office:value="0.25785147098601" calcext:value-type="float">
            <text:p>0.25785147098601</text:p>
          </table:table-cell>
          <table:table-cell table:formula="of:=[.J1026]*[.J1026]" office:value-type="float" office:value="0.0664873810896493" calcext:value-type="float">
            <text:p>0.066487381089649</text:p>
          </table:table-cell>
        </table:table-row>
        <table:table-row table:style-name="ro1">
          <table:table-cell table:style-name="ce1" office:value-type="string" calcext:value-type="string">
            <text:p>6/1/2018</text:p>
          </table:table-cell>
          <table:table-cell office:value-type="float" office:value="1527811200" calcext:value-type="float">
            <text:p>1527811200</text:p>
          </table:table-cell>
          <table:table-cell office:value-type="float" office:value="22281817392" calcext:value-type="float">
            <text:p>22281817392</text:p>
          </table:table-cell>
          <table:table-cell table:formula="of:=[.C1027]/10^9" office:value-type="float" office:value="22.281817392" calcext:value-type="float">
            <text:p>22.281817392</text:p>
          </table:table-cell>
          <table:table-cell office:value-type="float" office:value="579.01" calcext:value-type="float">
            <text:p>579.01</text:p>
          </table:table-cell>
          <table:table-cell table:formula="of:=[.E1027]*[.D1027]" office:value-type="float" office:value="12901.3950881419" calcext:value-type="float">
            <text:p>12901.3950881419</text:p>
          </table:table-cell>
          <table:table-cell table:formula="of:=([.E1027]-[.E1026])/([.E1026]+0.0000000000001)" office:value-type="float" office:value="0.00308369280875903" calcext:value-type="float">
            <text:p>0.003083692808759</text:p>
          </table:table-cell>
          <table:table-cell table:formula="of:=ABS([.G1027])" office:value-type="float" office:value="0.00308369280875903" calcext:value-type="float">
            <text:p>0.003083692808759</text:p>
          </table:table-cell>
          <table:table-cell table:formula="of:=[.G1027]*[.G1027]" office:value-type="float" office:value="0.00000950916133879213" calcext:value-type="float">
            <text:p>9.50916133879213E-06</text:p>
          </table:table-cell>
          <table:table-cell table:formula="of:=([.F1027]-[.F1026])/([.F1026]+0.0000000000001)" office:value-type="float" office:value="-0.141050714641199" calcext:value-type="float">
            <text:p>-0.141050714641199</text:p>
          </table:table-cell>
          <table:table-cell table:formula="of:=ABS([.J1027])" office:value-type="float" office:value="0.141050714641199" calcext:value-type="float">
            <text:p>0.141050714641199</text:p>
          </table:table-cell>
          <table:table-cell table:formula="of:=[.J1027]*[.J1027]" office:value-type="float" office:value="0.0198953041007929" calcext:value-type="float">
            <text:p>0.019895304100793</text:p>
          </table:table-cell>
        </table:table-row>
        <table:table-row table:style-name="ro1">
          <table:table-cell table:style-name="ce1" office:value-type="string" calcext:value-type="string">
            <text:p>6/2/2018</text:p>
          </table:table-cell>
          <table:table-cell office:value-type="float" office:value="1527897600" calcext:value-type="float">
            <text:p>1527897600</text:p>
          </table:table-cell>
          <table:table-cell office:value-type="float" office:value="16102612105" calcext:value-type="float">
            <text:p>16102612105</text:p>
          </table:table-cell>
          <table:table-cell table:formula="of:=[.C1028]/10^9" office:value-type="float" office:value="16.102612105" calcext:value-type="float">
            <text:p>16.102612105</text:p>
          </table:table-cell>
          <table:table-cell office:value-type="float" office:value="590.53" calcext:value-type="float">
            <text:p>590.53</text:p>
          </table:table-cell>
          <table:table-cell table:formula="of:=[.E1028]*[.D1028]" office:value-type="float" office:value="9509.07552636565" calcext:value-type="float">
            <text:p>9509.07552636565</text:p>
          </table:table-cell>
          <table:table-cell table:formula="of:=([.E1028]-[.E1027])/([.E1027]+0.0000000000001)" office:value-type="float" office:value="0.0198960294295435" calcext:value-type="float">
            <text:p>0.019896029429544</text:p>
          </table:table-cell>
          <table:table-cell table:formula="of:=ABS([.G1028])" office:value-type="float" office:value="0.0198960294295435" calcext:value-type="float">
            <text:p>0.019896029429544</text:p>
          </table:table-cell>
          <table:table-cell table:formula="of:=[.G1028]*[.G1028]" office:value-type="float" office:value="0.000395851987061261" calcext:value-type="float">
            <text:p>0.000395851987061</text:p>
          </table:table-cell>
          <table:table-cell table:formula="of:=([.F1028]-[.F1027])/([.F1027]+0.0000000000001)" office:value-type="float" office:value="-0.262942072434807" calcext:value-type="float">
            <text:p>-0.262942072434807</text:p>
          </table:table-cell>
          <table:table-cell table:formula="of:=ABS([.J1028])" office:value-type="float" office:value="0.262942072434807" calcext:value-type="float">
            <text:p>0.262942072434807</text:p>
          </table:table-cell>
          <table:table-cell table:formula="of:=[.J1028]*[.J1028]" office:value-type="float" office:value="0.0691385334563111" calcext:value-type="float">
            <text:p>0.069138533456311</text:p>
          </table:table-cell>
        </table:table-row>
        <table:table-row table:style-name="ro1">
          <table:table-cell table:style-name="ce1" office:value-type="string" calcext:value-type="string">
            <text:p>6/3/2018</text:p>
          </table:table-cell>
          <table:table-cell office:value-type="float" office:value="1527984000" calcext:value-type="float">
            <text:p>1527984000</text:p>
          </table:table-cell>
          <table:table-cell office:value-type="float" office:value="15436188157" calcext:value-type="float">
            <text:p>15436188157</text:p>
          </table:table-cell>
          <table:table-cell table:formula="of:=[.C1029]/10^9" office:value-type="float" office:value="15.436188157" calcext:value-type="float">
            <text:p>15.436188157</text:p>
          </table:table-cell>
          <table:table-cell office:value-type="float" office:value="619.04" calcext:value-type="float">
            <text:p>619.04</text:p>
          </table:table-cell>
          <table:table-cell table:formula="of:=[.E1029]*[.D1029]" office:value-type="float" office:value="9555.61791670928" calcext:value-type="float">
            <text:p>9555.61791670928</text:p>
          </table:table-cell>
          <table:table-cell table:formula="of:=([.E1029]-[.E1028])/([.E1028]+0.0000000000001)" office:value-type="float" office:value="0.0482786649281154" calcext:value-type="float">
            <text:p>0.048278664928115</text:p>
          </table:table-cell>
          <table:table-cell table:formula="of:=ABS([.G1029])" office:value-type="float" office:value="0.0482786649281154" calcext:value-type="float">
            <text:p>0.048278664928115</text:p>
          </table:table-cell>
          <table:table-cell table:formula="of:=[.G1029]*[.G1029]" office:value-type="float" office:value="0.00233082948724124" calcext:value-type="float">
            <text:p>0.002330829487241</text:p>
          </table:table-cell>
          <table:table-cell table:formula="of:=([.F1029]-[.F1028])/([.F1028]+0.0000000000001)" office:value-type="float" office:value="0.00489452315470458" calcext:value-type="float">
            <text:p>0.004894523154705</text:p>
          </table:table-cell>
          <table:table-cell table:formula="of:=ABS([.J1029])" office:value-type="float" office:value="0.00489452315470458" calcext:value-type="float">
            <text:p>0.004894523154705</text:p>
          </table:table-cell>
          <table:table-cell table:formula="of:=[.J1029]*[.J1029]" office:value-type="float" office:value="0.0000239563569119392" calcext:value-type="float">
            <text:p>2.39563569119392E-05</text:p>
          </table:table-cell>
        </table:table-row>
        <table:table-row table:style-name="ro1">
          <table:table-cell table:style-name="ce1" office:value-type="string" calcext:value-type="string">
            <text:p>6/4/2018</text:p>
          </table:table-cell>
          <table:table-cell office:value-type="float" office:value="1528070400" calcext:value-type="float">
            <text:p>1528070400</text:p>
          </table:table-cell>
          <table:table-cell office:value-type="float" office:value="19065322604" calcext:value-type="float">
            <text:p>19065322604</text:p>
          </table:table-cell>
          <table:table-cell table:formula="of:=[.C1030]/10^9" office:value-type="float" office:value="19.065322604" calcext:value-type="float">
            <text:p>19.065322604</text:p>
          </table:table-cell>
          <table:table-cell office:value-type="float" office:value="591.31" calcext:value-type="float">
            <text:p>591.31</text:p>
          </table:table-cell>
          <table:table-cell table:formula="of:=[.E1030]*[.D1030]" office:value-type="float" office:value="11273.5159089712" calcext:value-type="float">
            <text:p>11273.5159089712</text:p>
          </table:table-cell>
          <table:table-cell table:formula="of:=([.E1030]-[.E1029])/([.E1029]+0.0000000000001)" office:value-type="float" office:value="-0.0447951667097441" calcext:value-type="float">
            <text:p>-0.044795166709744</text:p>
          </table:table-cell>
          <table:table-cell table:formula="of:=ABS([.G1030])" office:value-type="float" office:value="0.0447951667097441" calcext:value-type="float">
            <text:p>0.044795166709744</text:p>
          </table:table-cell>
          <table:table-cell table:formula="of:=[.G1030]*[.G1030]" office:value-type="float" office:value="0.00200660696055377" calcext:value-type="float">
            <text:p>0.002006606960554</text:p>
          </table:table-cell>
          <table:table-cell table:formula="of:=([.F1030]-[.F1029])/([.F1029]+0.0000000000001)" office:value-type="float" office:value="0.179778849179181" calcext:value-type="float">
            <text:p>0.179778849179181</text:p>
          </table:table-cell>
          <table:table-cell table:formula="of:=ABS([.J1030])" office:value-type="float" office:value="0.179778849179181" calcext:value-type="float">
            <text:p>0.179778849179181</text:p>
          </table:table-cell>
          <table:table-cell table:formula="of:=[.J1030]*[.J1030]" office:value-type="float" office:value="0.0323204346121907" calcext:value-type="float">
            <text:p>0.032320434612191</text:p>
          </table:table-cell>
        </table:table-row>
        <table:table-row table:style-name="ro1">
          <table:table-cell table:style-name="ce1" office:value-type="string" calcext:value-type="string">
            <text:p>6/5/2018</text:p>
          </table:table-cell>
          <table:table-cell office:value-type="float" office:value="1528156800" calcext:value-type="float">
            <text:p>1528156800</text:p>
          </table:table-cell>
          <table:table-cell office:value-type="float" office:value="17186633256" calcext:value-type="float">
            <text:p>17186633256</text:p>
          </table:table-cell>
          <table:table-cell table:formula="of:=[.C1031]/10^9" office:value-type="float" office:value="17.186633256" calcext:value-type="float">
            <text:p>17.186633256</text:p>
          </table:table-cell>
          <table:table-cell office:value-type="float" office:value="608.23" calcext:value-type="float">
            <text:p>608.23</text:p>
          </table:table-cell>
          <table:table-cell table:formula="of:=[.E1031]*[.D1031]" office:value-type="float" office:value="10453.4259452969" calcext:value-type="float">
            <text:p>10453.4259452969</text:p>
          </table:table-cell>
          <table:table-cell table:formula="of:=([.E1031]-[.E1030])/([.E1030]+0.0000000000001)" office:value-type="float" office:value="0.0286144323620437" calcext:value-type="float">
            <text:p>0.028614432362044</text:p>
          </table:table-cell>
          <table:table-cell table:formula="of:=ABS([.G1031])" office:value-type="float" office:value="0.0286144323620437" calcext:value-type="float">
            <text:p>0.028614432362044</text:p>
          </table:table-cell>
          <table:table-cell table:formula="of:=[.G1031]*[.G1031]" office:value-type="float" office:value="0.000818785739401975" calcext:value-type="float">
            <text:p>0.000818785739402</text:p>
          </table:table-cell>
          <table:table-cell table:formula="of:=([.F1031]-[.F1030])/([.F1030]+0.0000000000001)" office:value-type="float" office:value="-0.0727448269285491" calcext:value-type="float">
            <text:p>-0.072744826928549</text:p>
          </table:table-cell>
          <table:table-cell table:formula="of:=ABS([.J1031])" office:value-type="float" office:value="0.0727448269285491" calcext:value-type="float">
            <text:p>0.072744826928549</text:p>
          </table:table-cell>
          <table:table-cell table:formula="of:=[.J1031]*[.J1031]" office:value-type="float" office:value="0.00529180984486457" calcext:value-type="float">
            <text:p>0.005291809844865</text:p>
          </table:table-cell>
        </table:table-row>
        <table:table-row table:style-name="ro1">
          <table:table-cell table:style-name="ce1" office:value-type="string" calcext:value-type="string">
            <text:p>6/6/2018</text:p>
          </table:table-cell>
          <table:table-cell office:value-type="float" office:value="1528243200" calcext:value-type="float">
            <text:p>1528243200</text:p>
          </table:table-cell>
          <table:table-cell office:value-type="float" office:value="19741822241" calcext:value-type="float">
            <text:p>19741822241</text:p>
          </table:table-cell>
          <table:table-cell table:formula="of:=[.C1032]/10^9" office:value-type="float" office:value="19.741822241" calcext:value-type="float">
            <text:p>19.741822241</text:p>
          </table:table-cell>
          <table:table-cell office:value-type="float" office:value="606.3" calcext:value-type="float">
            <text:p>606.3</text:p>
          </table:table-cell>
          <table:table-cell table:formula="of:=[.E1032]*[.D1032]" office:value-type="float" office:value="11969.4668247183" calcext:value-type="float">
            <text:p>11969.4668247183</text:p>
          </table:table-cell>
          <table:table-cell table:formula="of:=([.E1032]-[.E1031])/([.E1031]+0.0000000000001)" office:value-type="float" office:value="-0.00317314173914484" calcext:value-type="float">
            <text:p>-0.003173141739145</text:p>
          </table:table-cell>
          <table:table-cell table:formula="of:=ABS([.G1032])" office:value-type="float" office:value="0.00317314173914484" calcext:value-type="float">
            <text:p>0.003173141739145</text:p>
          </table:table-cell>
          <table:table-cell table:formula="of:=[.G1032]*[.G1032]" office:value-type="float" office:value="0.0000100688284967031" calcext:value-type="float">
            <text:p>1.00688284967031E-05</text:p>
          </table:table-cell>
          <table:table-cell table:formula="of:=([.F1032]-[.F1031])/([.F1031]+0.0000000000001)" office:value-type="float" office:value="0.145028135977134" calcext:value-type="float">
            <text:p>0.145028135977134</text:p>
          </table:table-cell>
          <table:table-cell table:formula="of:=ABS([.J1032])" office:value-type="float" office:value="0.145028135977134" calcext:value-type="float">
            <text:p>0.145028135977134</text:p>
          </table:table-cell>
          <table:table-cell table:formula="of:=[.J1032]*[.J1032]" office:value-type="float" office:value="0.0210331602250022" calcext:value-type="float">
            <text:p>0.021033160225002</text:p>
          </table:table-cell>
        </table:table-row>
        <table:table-row table:style-name="ro1">
          <table:table-cell table:style-name="ce1" office:value-type="string" calcext:value-type="string">
            <text:p>6/7/2018</text:p>
          </table:table-cell>
          <table:table-cell office:value-type="float" office:value="1528329600" calcext:value-type="float">
            <text:p>1528329600</text:p>
          </table:table-cell>
          <table:table-cell office:value-type="float" office:value="16981460044" calcext:value-type="float">
            <text:p>16981460044</text:p>
          </table:table-cell>
          <table:table-cell table:formula="of:=[.C1033]/10^9" office:value-type="float" office:value="16.981460044" calcext:value-type="float">
            <text:p>16.981460044</text:p>
          </table:table-cell>
          <table:table-cell office:value-type="float" office:value="604.44" calcext:value-type="float">
            <text:p>604.44</text:p>
          </table:table-cell>
          <table:table-cell table:formula="of:=[.E1033]*[.D1033]" office:value-type="float" office:value="10264.2737089954" calcext:value-type="float">
            <text:p>10264.2737089954</text:p>
          </table:table-cell>
          <table:table-cell table:formula="of:=([.E1033]-[.E1032])/([.E1032]+0.0000000000001)" office:value-type="float" office:value="-0.00306778822365149" calcext:value-type="float">
            <text:p>-0.003067788223652</text:p>
          </table:table-cell>
          <table:table-cell table:formula="of:=ABS([.G1033])" office:value-type="float" office:value="0.00306778822365149" calcext:value-type="float">
            <text:p>0.003067788223652</text:p>
          </table:table-cell>
          <table:table-cell table:formula="of:=[.G1033]*[.G1033]" office:value-type="float" office:value="0.00000941132458517478" calcext:value-type="float">
            <text:p>9.41132458517478E-06</text:p>
          </table:table-cell>
          <table:table-cell table:formula="of:=([.F1033]-[.F1032])/([.F1032]+0.0000000000001)" office:value-type="float" office:value="-0.142461910851494" calcext:value-type="float">
            <text:p>-0.142461910851494</text:p>
          </table:table-cell>
          <table:table-cell table:formula="of:=ABS([.J1033])" office:value-type="float" office:value="0.142461910851494" calcext:value-type="float">
            <text:p>0.142461910851494</text:p>
          </table:table-cell>
          <table:table-cell table:formula="of:=[.J1033]*[.J1033]" office:value-type="float" office:value="0.0202953960434592" calcext:value-type="float">
            <text:p>0.020295396043459</text:p>
          </table:table-cell>
        </table:table-row>
        <table:table-row table:style-name="ro1">
          <table:table-cell table:style-name="ce1" office:value-type="string" calcext:value-type="string">
            <text:p>6/8/2018</text:p>
          </table:table-cell>
          <table:table-cell office:value-type="float" office:value="1528416000" calcext:value-type="float">
            <text:p>1528416000</text:p>
          </table:table-cell>
          <table:table-cell office:value-type="float" office:value="15945608934" calcext:value-type="float">
            <text:p>15945608934</text:p>
          </table:table-cell>
          <table:table-cell table:formula="of:=[.C1034]/10^9" office:value-type="float" office:value="15.945608934" calcext:value-type="float">
            <text:p>15.945608934</text:p>
          </table:table-cell>
          <table:table-cell office:value-type="float" office:value="599.55" calcext:value-type="float">
            <text:p>599.55</text:p>
          </table:table-cell>
          <table:table-cell table:formula="of:=[.E1034]*[.D1034]" office:value-type="float" office:value="9560.1898363797" calcext:value-type="float">
            <text:p>9560.1898363797</text:p>
          </table:table-cell>
          <table:table-cell table:formula="of:=([.E1034]-[.E1033])/([.E1033]+0.0000000000001)" office:value-type="float" office:value="-0.0080901330156841" calcext:value-type="float">
            <text:p>-0.008090133015684</text:p>
          </table:table-cell>
          <table:table-cell table:formula="of:=ABS([.G1034])" office:value-type="float" office:value="0.0080901330156841" calcext:value-type="float">
            <text:p>0.008090133015684</text:p>
          </table:table-cell>
          <table:table-cell table:formula="of:=[.G1034]*[.G1034]" office:value-type="float" office:value="0.0000654502522114619" calcext:value-type="float">
            <text:p>6.54502522114619E-05</text:p>
          </table:table-cell>
          <table:table-cell table:formula="of:=([.F1034]-[.F1033])/([.F1033]+0.0000000000001)" office:value-type="float" office:value="-0.0685955862613659" calcext:value-type="float">
            <text:p>-0.068595586261366</text:p>
          </table:table-cell>
          <table:table-cell table:formula="of:=ABS([.J1034])" office:value-type="float" office:value="0.0685955862613659" calcext:value-type="float">
            <text:p>0.068595586261366</text:p>
          </table:table-cell>
          <table:table-cell table:formula="of:=[.J1034]*[.J1034]" office:value-type="float" office:value="0.00470535445454049" calcext:value-type="float">
            <text:p>0.004705354454541</text:p>
          </table:table-cell>
        </table:table-row>
        <table:table-row table:style-name="ro1">
          <table:table-cell table:style-name="ce1" office:value-type="string" calcext:value-type="string">
            <text:p>6/9/2018</text:p>
          </table:table-cell>
          <table:table-cell office:value-type="float" office:value="1528502400" calcext:value-type="float">
            <text:p>1528502400</text:p>
          </table:table-cell>
          <table:table-cell office:value-type="float" office:value="12618229591" calcext:value-type="float">
            <text:p>12618229591</text:p>
          </table:table-cell>
          <table:table-cell table:formula="of:=[.C1035]/10^9" office:value-type="float" office:value="12.618229591" calcext:value-type="float">
            <text:p>12.618229591</text:p>
          </table:table-cell>
          <table:table-cell office:value-type="float" office:value="593.38" calcext:value-type="float">
            <text:p>593.38</text:p>
          </table:table-cell>
          <table:table-cell table:formula="of:=[.E1035]*[.D1035]" office:value-type="float" office:value="7487.40507470758" calcext:value-type="float">
            <text:p>7487.40507470758</text:p>
          </table:table-cell>
          <table:table-cell table:formula="of:=([.E1035]-[.E1034])/([.E1034]+0.0000000000001)" office:value-type="float" office:value="-0.0102910516220498" calcext:value-type="float">
            <text:p>-0.01029105162205</text:p>
          </table:table-cell>
          <table:table-cell table:formula="of:=ABS([.G1035])" office:value-type="float" office:value="0.0102910516220498" calcext:value-type="float">
            <text:p>0.01029105162205</text:p>
          </table:table-cell>
          <table:table-cell table:formula="of:=[.G1035]*[.G1035]" office:value-type="float" office:value="0.000105905743487694" calcext:value-type="float">
            <text:p>0.000105905743488</text:p>
          </table:table-cell>
          <table:table-cell table:formula="of:=([.F1035]-[.F1034])/([.F1034]+0.0000000000001)" office:value-type="float" office:value="-0.216814184356934" calcext:value-type="float">
            <text:p>-0.216814184356934</text:p>
          </table:table-cell>
          <table:table-cell table:formula="of:=ABS([.J1035])" office:value-type="float" office:value="0.216814184356934" calcext:value-type="float">
            <text:p>0.216814184356934</text:p>
          </table:table-cell>
          <table:table-cell table:formula="of:=[.J1035]*[.J1035]" office:value-type="float" office:value="0.0470083905383628" calcext:value-type="float">
            <text:p>0.047008390538363</text:p>
          </table:table-cell>
        </table:table-row>
        <table:table-row table:style-name="ro1">
          <table:table-cell table:style-name="ce1" office:value-type="string" calcext:value-type="string">
            <text:p>6/10/2018</text:p>
          </table:table-cell>
          <table:table-cell office:value-type="float" office:value="1528588800" calcext:value-type="float">
            <text:p>1528588800</text:p>
          </table:table-cell>
          <table:table-cell office:value-type="float" office:value="12552615017" calcext:value-type="float">
            <text:p>12552615017</text:p>
          </table:table-cell>
          <table:table-cell table:formula="of:=[.C1036]/10^9" office:value-type="float" office:value="12.552615017" calcext:value-type="float">
            <text:p>12.552615017</text:p>
          </table:table-cell>
          <table:table-cell office:value-type="float" office:value="524.74" calcext:value-type="float">
            <text:p>524.74</text:p>
          </table:table-cell>
          <table:table-cell table:formula="of:=[.E1036]*[.D1036]" office:value-type="float" office:value="6586.85920402058" calcext:value-type="float">
            <text:p>6586.85920402058</text:p>
          </table:table-cell>
          <table:table-cell table:formula="of:=([.E1036]-[.E1035])/([.E1035]+0.0000000000001)" office:value-type="float" office:value="-0.115676295122855" calcext:value-type="float">
            <text:p>-0.115676295122855</text:p>
          </table:table-cell>
          <table:table-cell table:formula="of:=ABS([.G1036])" office:value-type="float" office:value="0.115676295122855" calcext:value-type="float">
            <text:p>0.115676295122855</text:p>
          </table:table-cell>
          <table:table-cell table:formula="of:=[.G1036]*[.G1036]" office:value-type="float" office:value="0.01338100525335" calcext:value-type="float">
            <text:p>0.01338100525335</text:p>
          </table:table-cell>
          <table:table-cell table:formula="of:=([.F1036]-[.F1035])/([.F1035]+0.0000000000001)" office:value-type="float" office:value="-0.120274762978838" calcext:value-type="float">
            <text:p>-0.120274762978838</text:p>
          </table:table-cell>
          <table:table-cell table:formula="of:=ABS([.J1036])" office:value-type="float" office:value="0.120274762978838" calcext:value-type="float">
            <text:p>0.120274762978838</text:p>
          </table:table-cell>
          <table:table-cell table:formula="of:=[.J1036]*[.J1036]" office:value-type="float" office:value="0.0144660186096155" calcext:value-type="float">
            <text:p>0.014466018609616</text:p>
          </table:table-cell>
        </table:table-row>
        <table:table-row table:style-name="ro1">
          <table:table-cell table:style-name="ce1" office:value-type="string" calcext:value-type="string">
            <text:p>6/11/2018</text:p>
          </table:table-cell>
          <table:table-cell office:value-type="float" office:value="1528675200" calcext:value-type="float">
            <text:p>1528675200</text:p>
          </table:table-cell>
          <table:table-cell office:value-type="float" office:value="13950267534" calcext:value-type="float">
            <text:p>13950267534</text:p>
          </table:table-cell>
          <table:table-cell table:formula="of:=[.C1037]/10^9" office:value-type="float" office:value="13.950267534" calcext:value-type="float">
            <text:p>13.950267534</text:p>
          </table:table-cell>
          <table:table-cell office:value-type="float" office:value="531.15" calcext:value-type="float">
            <text:p>531.15</text:p>
          </table:table-cell>
          <table:table-cell table:formula="of:=[.E1037]*[.D1037]" office:value-type="float" office:value="7409.6846006841" calcext:value-type="float">
            <text:p>7409.6846006841</text:p>
          </table:table-cell>
          <table:table-cell table:formula="of:=([.E1037]-[.E1036])/([.E1036]+0.0000000000001)" office:value-type="float" office:value="0.0122155734268399" calcext:value-type="float">
            <text:p>0.01221557342684</text:p>
          </table:table-cell>
          <table:table-cell table:formula="of:=ABS([.G1037])" office:value-type="float" office:value="0.0122155734268399" calcext:value-type="float">
            <text:p>0.01221557342684</text:p>
          </table:table-cell>
          <table:table-cell table:formula="of:=[.G1037]*[.G1037]" office:value-type="float" office:value="0.000149220234146517" calcext:value-type="float">
            <text:p>0.000149220234147</text:p>
          </table:table-cell>
          <table:table-cell table:formula="of:=([.F1037]-[.F1036])/([.F1036]+0.0000000000001)" office:value-type="float" office:value="0.124919232547323" calcext:value-type="float">
            <text:p>0.124919232547323</text:p>
          </table:table-cell>
          <table:table-cell table:formula="of:=ABS([.J1037])" office:value-type="float" office:value="0.124919232547323" calcext:value-type="float">
            <text:p>0.124919232547323</text:p>
          </table:table-cell>
          <table:table-cell table:formula="of:=[.J1037]*[.J1037]" office:value-type="float" office:value="0.0156048146602121" calcext:value-type="float">
            <text:p>0.015604814660212</text:p>
          </table:table-cell>
        </table:table-row>
        <table:table-row table:style-name="ro1">
          <table:table-cell table:style-name="ce1" office:value-type="string" calcext:value-type="string">
            <text:p>6/12/2018</text:p>
          </table:table-cell>
          <table:table-cell office:value-type="float" office:value="1528761600" calcext:value-type="float">
            <text:p>1528761600</text:p>
          </table:table-cell>
          <table:table-cell office:value-type="float" office:value="14048931400" calcext:value-type="float">
            <text:p>14048931400</text:p>
          </table:table-cell>
          <table:table-cell table:formula="of:=[.C1038]/10^9" office:value-type="float" office:value="14.0489314" calcext:value-type="float">
            <text:p>14.0489314</text:p>
          </table:table-cell>
          <table:table-cell office:value-type="float" office:value="494.53" calcext:value-type="float">
            <text:p>494.53</text:p>
          </table:table-cell>
          <table:table-cell table:formula="of:=[.E1038]*[.D1038]" office:value-type="float" office:value="6947.618045242" calcext:value-type="float">
            <text:p>6947.618045242</text:p>
          </table:table-cell>
          <table:table-cell table:formula="of:=([.E1038]-[.E1037])/([.E1037]+0.0000000000001)" office:value-type="float" office:value="-0.0689447425397722" calcext:value-type="float">
            <text:p>-0.068944742539772</text:p>
          </table:table-cell>
          <table:table-cell table:formula="of:=ABS([.G1038])" office:value-type="float" office:value="0.0689447425397722" calcext:value-type="float">
            <text:p>0.068944742539772</text:p>
          </table:table-cell>
          <table:table-cell table:formula="of:=[.G1038]*[.G1038]" office:value-type="float" office:value="0.00475337752387547" calcext:value-type="float">
            <text:p>0.004753377523875</text:p>
          </table:table-cell>
          <table:table-cell table:formula="of:=([.F1038]-[.F1037])/([.F1037]+0.0000000000001)" office:value-type="float" office:value="-0.0623598142624639" calcext:value-type="float">
            <text:p>-0.062359814262464</text:p>
          </table:table-cell>
          <table:table-cell table:formula="of:=ABS([.J1038])" office:value-type="float" office:value="0.0623598142624639" calcext:value-type="float">
            <text:p>0.062359814262464</text:p>
          </table:table-cell>
          <table:table-cell table:formula="of:=[.J1038]*[.J1038]" office:value-type="float" office:value="0.00388874643484899" calcext:value-type="float">
            <text:p>0.003888746434849</text:p>
          </table:table-cell>
        </table:table-row>
        <table:table-row table:style-name="ro1">
          <table:table-cell table:style-name="ce1" office:value-type="string" calcext:value-type="string">
            <text:p>6/13/2018</text:p>
          </table:table-cell>
          <table:table-cell office:value-type="float" office:value="1528848000" calcext:value-type="float">
            <text:p>1528848000</text:p>
          </table:table-cell>
          <table:table-cell office:value-type="float" office:value="14416451849" calcext:value-type="float">
            <text:p>14416451849</text:p>
          </table:table-cell>
          <table:table-cell table:formula="of:=[.C1039]/10^9" office:value-type="float" office:value="14.416451849" calcext:value-type="float">
            <text:p>14.416451849</text:p>
          </table:table-cell>
          <table:table-cell office:value-type="float" office:value="476.3" calcext:value-type="float">
            <text:p>476.3</text:p>
          </table:table-cell>
          <table:table-cell table:formula="of:=[.E1039]*[.D1039]" office:value-type="float" office:value="6866.5560156787" calcext:value-type="float">
            <text:p>6866.5560156787</text:p>
          </table:table-cell>
          <table:table-cell table:formula="of:=([.E1039]-[.E1038])/([.E1038]+0.0000000000001)" office:value-type="float" office:value="-0.0368632843305764" calcext:value-type="float">
            <text:p>-0.036863284330577</text:p>
          </table:table-cell>
          <table:table-cell table:formula="of:=ABS([.G1039])" office:value-type="float" office:value="0.0368632843305764" calcext:value-type="float">
            <text:p>0.036863284330577</text:p>
          </table:table-cell>
          <table:table-cell table:formula="of:=[.G1039]*[.G1039]" office:value-type="float" office:value="0.00135890173163692" calcext:value-type="float">
            <text:p>0.001358901731637</text:p>
          </table:table-cell>
          <table:table-cell table:formula="of:=([.F1039]-[.F1038])/([.F1038]+0.0000000000001)" office:value-type="float" office:value="-0.0116676001811607" calcext:value-type="float">
            <text:p>-0.011667600181161</text:p>
          </table:table-cell>
          <table:table-cell table:formula="of:=ABS([.J1039])" office:value-type="float" office:value="0.0116676001811607" calcext:value-type="float">
            <text:p>0.011667600181161</text:p>
          </table:table-cell>
          <table:table-cell table:formula="of:=[.J1039]*[.J1039]" office:value-type="float" office:value="0.000136132893987421" calcext:value-type="float">
            <text:p>0.000136132893987</text:p>
          </table:table-cell>
        </table:table-row>
        <table:table-row table:style-name="ro1">
          <table:table-cell table:style-name="ce1" office:value-type="string" calcext:value-type="string">
            <text:p>6/14/2018</text:p>
          </table:table-cell>
          <table:table-cell office:value-type="float" office:value="1528934400" calcext:value-type="float">
            <text:p>1528934400</text:p>
          </table:table-cell>
          <table:table-cell office:value-type="float" office:value="15916958110" calcext:value-type="float">
            <text:p>15916958110</text:p>
          </table:table-cell>
          <table:table-cell table:formula="of:=[.C1040]/10^9" office:value-type="float" office:value="15.91695811" calcext:value-type="float">
            <text:p>15.91695811</text:p>
          </table:table-cell>
          <table:table-cell office:value-type="float" office:value="519.83" calcext:value-type="float">
            <text:p>519.83</text:p>
          </table:table-cell>
          <table:table-cell table:formula="of:=[.E1040]*[.D1040]" office:value-type="float" office:value="8274.1123343213" calcext:value-type="float">
            <text:p>8274.1123343213</text:p>
          </table:table-cell>
          <table:table-cell table:formula="of:=([.E1040]-[.E1039])/([.E1039]+0.0000000000001)" office:value-type="float" office:value="0.0913919798446358" calcext:value-type="float">
            <text:p>0.091391979844636</text:p>
          </table:table-cell>
          <table:table-cell table:formula="of:=ABS([.G1040])" office:value-type="float" office:value="0.0913919798446358" calcext:value-type="float">
            <text:p>0.091391979844636</text:p>
          </table:table-cell>
          <table:table-cell table:formula="of:=[.G1040]*[.G1040]" office:value-type="float" office:value="0.00835249397992231" calcext:value-type="float">
            <text:p>0.008352493979922</text:p>
          </table:table-cell>
          <table:table-cell table:formula="of:=([.F1040]-[.F1039])/([.F1039]+0.0000000000001)" office:value-type="float" office:value="0.204987233109097" calcext:value-type="float">
            <text:p>0.204987233109097</text:p>
          </table:table-cell>
          <table:table-cell table:formula="of:=ABS([.J1040])" office:value-type="float" office:value="0.204987233109097" calcext:value-type="float">
            <text:p>0.204987233109097</text:p>
          </table:table-cell>
          <table:table-cell table:formula="of:=[.J1040]*[.J1040]" office:value-type="float" office:value="0.0420197657377232" calcext:value-type="float">
            <text:p>0.042019765737723</text:p>
          </table:table-cell>
        </table:table-row>
        <table:table-row table:style-name="ro1">
          <table:table-cell table:style-name="ce1" office:value-type="string" calcext:value-type="string">
            <text:p>6/15/2018</text:p>
          </table:table-cell>
          <table:table-cell office:value-type="float" office:value="1529020800" calcext:value-type="float">
            <text:p>1529020800</text:p>
          </table:table-cell>
          <table:table-cell office:value-type="float" office:value="16804997297" calcext:value-type="float">
            <text:p>16804997297</text:p>
          </table:table-cell>
          <table:table-cell table:formula="of:=[.C1041]/10^9" office:value-type="float" office:value="16.804997297" calcext:value-type="float">
            <text:p>16.804997297</text:p>
          </table:table-cell>
          <table:table-cell office:value-type="float" office:value="487.51" calcext:value-type="float">
            <text:p>487.51</text:p>
          </table:table-cell>
          <table:table-cell table:formula="of:=[.E1041]*[.D1041]" office:value-type="float" office:value="8192.60423226047" calcext:value-type="float">
            <text:p>8192.60423226047</text:p>
          </table:table-cell>
          <table:table-cell table:formula="of:=([.E1041]-[.E1040])/([.E1040]+0.0000000000001)" office:value-type="float" office:value="-0.0621741723255681" calcext:value-type="float">
            <text:p>-0.062174172325568</text:p>
          </table:table-cell>
          <table:table-cell table:formula="of:=ABS([.G1041])" office:value-type="float" office:value="0.0621741723255681" calcext:value-type="float">
            <text:p>0.062174172325568</text:p>
          </table:table-cell>
          <table:table-cell table:formula="of:=[.G1041]*[.G1041]" office:value-type="float" office:value="0.00386562770436943" calcext:value-type="float">
            <text:p>0.003865627704369</text:p>
          </table:table-cell>
          <table:table-cell table:formula="of:=([.F1041]-[.F1040])/([.F1040]+0.0000000000001)" office:value-type="float" office:value="-0.00985097842130231" calcext:value-type="float">
            <text:p>-0.009850978421302</text:p>
          </table:table-cell>
          <table:table-cell table:formula="of:=ABS([.J1041])" office:value-type="float" office:value="0.00985097842130231" calcext:value-type="float">
            <text:p>0.009850978421302</text:p>
          </table:table-cell>
          <table:table-cell table:formula="of:=[.J1041]*[.J1041]" office:value-type="float" office:value="0.0000970417758569638" calcext:value-type="float">
            <text:p>9.70417758569638E-05</text:p>
          </table:table-cell>
        </table:table-row>
        <table:table-row table:style-name="ro1">
          <table:table-cell table:style-name="ce1" office:value-type="string" calcext:value-type="string">
            <text:p>6/16/2018</text:p>
          </table:table-cell>
          <table:table-cell office:value-type="float" office:value="1529107200" calcext:value-type="float">
            <text:p>1529107200</text:p>
          </table:table-cell>
          <table:table-cell office:value-type="float" office:value="24848435239" calcext:value-type="float">
            <text:p>24848435239</text:p>
          </table:table-cell>
          <table:table-cell table:formula="of:=[.C1042]/10^9" office:value-type="float" office:value="24.848435239" calcext:value-type="float">
            <text:p>24.848435239</text:p>
          </table:table-cell>
          <table:table-cell office:value-type="float" office:value="497.22" calcext:value-type="float">
            <text:p>497.22</text:p>
          </table:table-cell>
          <table:table-cell table:formula="of:=[.E1042]*[.D1042]" office:value-type="float" office:value="12355.1389695356" calcext:value-type="float">
            <text:p>12355.1389695356</text:p>
          </table:table-cell>
          <table:table-cell table:formula="of:=([.E1042]-[.E1041])/([.E1041]+0.0000000000001)" office:value-type="float" office:value="0.0199175401530226" calcext:value-type="float">
            <text:p>0.019917540153023</text:p>
          </table:table-cell>
          <table:table-cell table:formula="of:=ABS([.G1042])" office:value-type="float" office:value="0.0199175401530226" calcext:value-type="float">
            <text:p>0.019917540153023</text:p>
          </table:table-cell>
          <table:table-cell table:formula="of:=[.G1042]*[.G1042]" office:value-type="float" office:value="0.000396708405747266" calcext:value-type="float">
            <text:p>0.000396708405747</text:p>
          </table:table-cell>
          <table:table-cell table:formula="of:=([.F1042]-[.F1041])/([.F1041]+0.0000000000001)" office:value-type="float" office:value="0.508084440462053" calcext:value-type="float">
            <text:p>0.508084440462053</text:p>
          </table:table-cell>
          <table:table-cell table:formula="of:=ABS([.J1042])" office:value-type="float" office:value="0.508084440462053" calcext:value-type="float">
            <text:p>0.508084440462053</text:p>
          </table:table-cell>
          <table:table-cell table:formula="of:=[.J1042]*[.J1042]" office:value-type="float" office:value="0.258149798639638" calcext:value-type="float">
            <text:p>0.258149798639638</text:p>
          </table:table-cell>
        </table:table-row>
        <table:table-row table:style-name="ro1">
          <table:table-cell table:style-name="ce1" office:value-type="string" calcext:value-type="string">
            <text:p>6/17/2018</text:p>
          </table:table-cell>
          <table:table-cell office:value-type="float" office:value="1529193600" calcext:value-type="float">
            <text:p>1529193600</text:p>
          </table:table-cell>
          <table:table-cell office:value-type="float" office:value="11225914551" calcext:value-type="float">
            <text:p>11225914551</text:p>
          </table:table-cell>
          <table:table-cell table:formula="of:=[.C1043]/10^9" office:value-type="float" office:value="11.225914551" calcext:value-type="float">
            <text:p>11.225914551</text:p>
          </table:table-cell>
          <table:table-cell office:value-type="float" office:value="496.74" calcext:value-type="float">
            <text:p>496.74</text:p>
          </table:table-cell>
          <table:table-cell table:formula="of:=[.E1043]*[.D1043]" office:value-type="float" office:value="5576.36079406374" calcext:value-type="float">
            <text:p>5576.36079406374</text:p>
          </table:table-cell>
          <table:table-cell table:formula="of:=([.E1043]-[.E1042])/([.E1042]+0.0000000000001)" office:value-type="float" office:value="-0.000965367442983022" calcext:value-type="float">
            <text:p>-0.000965367442983</text:p>
          </table:table-cell>
          <table:table-cell table:formula="of:=ABS([.G1043])" office:value-type="float" office:value="0.000965367442983022" calcext:value-type="float">
            <text:p>0.000965367442983</text:p>
          </table:table-cell>
          <table:table-cell table:formula="of:=[.G1043]*[.G1043]" office:value-type="float" office:value="0.000000931934299971578" calcext:value-type="float">
            <text:p>9.31934299971578E-07</text:p>
          </table:table-cell>
          <table:table-cell table:formula="of:=([.F1043]-[.F1042])/([.F1042]+0.0000000000001)" office:value-type="float" office:value="-0.548660617431052" calcext:value-type="float">
            <text:p>-0.548660617431052</text:p>
          </table:table-cell>
          <table:table-cell table:formula="of:=ABS([.J1043])" office:value-type="float" office:value="0.548660617431052" calcext:value-type="float">
            <text:p>0.548660617431052</text:p>
          </table:table-cell>
          <table:table-cell table:formula="of:=[.J1043]*[.J1043]" office:value-type="float" office:value="0.301028473119823" calcext:value-type="float">
            <text:p>0.301028473119823</text:p>
          </table:table-cell>
        </table:table-row>
        <table:table-row table:style-name="ro1">
          <table:table-cell table:style-name="ce1" office:value-type="string" calcext:value-type="string">
            <text:p>6/18/2018</text:p>
          </table:table-cell>
          <table:table-cell office:value-type="float" office:value="1529280000" calcext:value-type="float">
            <text:p>1529280000</text:p>
          </table:table-cell>
          <table:table-cell office:value-type="float" office:value="11823977189" calcext:value-type="float">
            <text:p>11823977189</text:p>
          </table:table-cell>
          <table:table-cell table:formula="of:=[.C1044]/10^9" office:value-type="float" office:value="11.823977189" calcext:value-type="float">
            <text:p>11.823977189</text:p>
          </table:table-cell>
          <table:table-cell office:value-type="float" office:value="517.63" calcext:value-type="float">
            <text:p>517.63</text:p>
          </table:table-cell>
          <table:table-cell table:formula="of:=[.E1044]*[.D1044]" office:value-type="float" office:value="6120.44531234207" calcext:value-type="float">
            <text:p>6120.44531234207</text:p>
          </table:table-cell>
          <table:table-cell table:formula="of:=([.E1044]-[.E1043])/([.E1043]+0.0000000000001)" office:value-type="float" office:value="0.0420541933405805" calcext:value-type="float">
            <text:p>0.042054193340581</text:p>
          </table:table-cell>
          <table:table-cell table:formula="of:=ABS([.G1044])" office:value-type="float" office:value="0.0420541933405805" calcext:value-type="float">
            <text:p>0.042054193340581</text:p>
          </table:table-cell>
          <table:table-cell table:formula="of:=[.G1044]*[.G1044]" office:value-type="float" office:value="0.00176855517752693" calcext:value-type="float">
            <text:p>0.001768555177527</text:p>
          </table:table-cell>
          <table:table-cell table:formula="of:=([.F1044]-[.F1043])/([.F1043]+0.0000000000001)" office:value-type="float" office:value="0.0975698198828041" calcext:value-type="float">
            <text:p>0.097569819882804</text:p>
          </table:table-cell>
          <table:table-cell table:formula="of:=ABS([.J1044])" office:value-type="float" office:value="0.0975698198828041" calcext:value-type="float">
            <text:p>0.097569819882804</text:p>
          </table:table-cell>
          <table:table-cell table:formula="of:=[.J1044]*[.J1044]" office:value-type="float" office:value="0.00951986975196283" calcext:value-type="float">
            <text:p>0.009519869751963</text:p>
          </table:table-cell>
        </table:table-row>
        <table:table-row table:style-name="ro1">
          <table:table-cell table:style-name="ce1" office:value-type="string" calcext:value-type="string">
            <text:p>6/19/2018</text:p>
          </table:table-cell>
          <table:table-cell office:value-type="float" office:value="1529366400" calcext:value-type="float">
            <text:p>1529366400</text:p>
          </table:table-cell>
          <table:table-cell office:value-type="float" office:value="14427312991" calcext:value-type="float">
            <text:p>14427312991</text:p>
          </table:table-cell>
          <table:table-cell table:formula="of:=[.C1045]/10^9" office:value-type="float" office:value="14.427312991" calcext:value-type="float">
            <text:p>14.427312991</text:p>
          </table:table-cell>
          <table:table-cell office:value-type="float" office:value="538.45" calcext:value-type="float">
            <text:p>538.45</text:p>
          </table:table-cell>
          <table:table-cell table:formula="of:=[.E1045]*[.D1045]" office:value-type="float" office:value="7768.38668000395" calcext:value-type="float">
            <text:p>7768.38668000395</text:p>
          </table:table-cell>
          <table:table-cell table:formula="of:=([.E1045]-[.E1044])/([.E1044]+0.0000000000001)" office:value-type="float" office:value="0.0402217800359331" calcext:value-type="float">
            <text:p>0.040221780035933</text:p>
          </table:table-cell>
          <table:table-cell table:formula="of:=ABS([.G1045])" office:value-type="float" office:value="0.0402217800359331" calcext:value-type="float">
            <text:p>0.040221780035933</text:p>
          </table:table-cell>
          <table:table-cell table:formula="of:=[.G1045]*[.G1045]" office:value-type="float" office:value="0.00161779158925899" calcext:value-type="float">
            <text:p>0.001617791589259</text:p>
          </table:table-cell>
          <table:table-cell table:formula="of:=([.F1045]-[.F1044])/([.F1044]+0.0000000000001)" office:value-type="float" office:value="0.269251873607751" calcext:value-type="float">
            <text:p>0.269251873607751</text:p>
          </table:table-cell>
          <table:table-cell table:formula="of:=ABS([.J1045])" office:value-type="float" office:value="0.269251873607751" calcext:value-type="float">
            <text:p>0.269251873607751</text:p>
          </table:table-cell>
          <table:table-cell table:formula="of:=[.J1045]*[.J1045]" office:value-type="float" office:value="0.0724965714412845" calcext:value-type="float">
            <text:p>0.072496571441285</text:p>
          </table:table-cell>
        </table:table-row>
        <table:table-row table:style-name="ro1">
          <table:table-cell table:style-name="ce1" office:value-type="string" calcext:value-type="string">
            <text:p>6/20/2018</text:p>
          </table:table-cell>
          <table:table-cell office:value-type="float" office:value="1529452800" calcext:value-type="float">
            <text:p>1529452800</text:p>
          </table:table-cell>
          <table:table-cell office:value-type="float" office:value="13472257819" calcext:value-type="float">
            <text:p>13472257819</text:p>
          </table:table-cell>
          <table:table-cell table:formula="of:=[.C1046]/10^9" office:value-type="float" office:value="13.472257819" calcext:value-type="float">
            <text:p>13.472257819</text:p>
          </table:table-cell>
          <table:table-cell office:value-type="float" office:value="536.16" calcext:value-type="float">
            <text:p>536.16</text:p>
          </table:table-cell>
          <table:table-cell table:formula="of:=[.E1046]*[.D1046]" office:value-type="float" office:value="7223.28575223504" calcext:value-type="float">
            <text:p>7223.28575223504</text:p>
          </table:table-cell>
          <table:table-cell table:formula="of:=([.E1046]-[.E1045])/([.E1045]+0.0000000000001)" office:value-type="float" office:value="-0.00425294827746323" calcext:value-type="float">
            <text:p>-0.004252948277463</text:p>
          </table:table-cell>
          <table:table-cell table:formula="of:=ABS([.G1046])" office:value-type="float" office:value="0.00425294827746323" calcext:value-type="float">
            <text:p>0.004252948277463</text:p>
          </table:table-cell>
          <table:table-cell table:formula="of:=[.G1046]*[.G1046]" office:value-type="float" office:value="0.0000180875690507775" calcext:value-type="float">
            <text:p>1.80875690507775E-05</text:p>
          </table:table-cell>
          <table:table-cell table:formula="of:=([.F1046]-[.F1045])/([.F1045]+0.0000000000001)" office:value-type="float" office:value="-0.0701691290898298" calcext:value-type="float">
            <text:p>-0.07016912908983</text:p>
          </table:table-cell>
          <table:table-cell table:formula="of:=ABS([.J1046])" office:value-type="float" office:value="0.0701691290898298" calcext:value-type="float">
            <text:p>0.07016912908983</text:p>
          </table:table-cell>
          <table:table-cell table:formula="of:=[.J1046]*[.J1046]" office:value-type="float" office:value="0.0049237066772252" calcext:value-type="float">
            <text:p>0.004923706677225</text:p>
          </table:table-cell>
        </table:table-row>
        <table:table-row table:style-name="ro1">
          <table:table-cell table:style-name="ce1" office:value-type="string" calcext:value-type="string">
            <text:p>6/21/2018</text:p>
          </table:table-cell>
          <table:table-cell office:value-type="float" office:value="1529539200" calcext:value-type="float">
            <text:p>1529539200</text:p>
          </table:table-cell>
          <table:table-cell office:value-type="float" office:value="13047918845" calcext:value-type="float">
            <text:p>13047918845</text:p>
          </table:table-cell>
          <table:table-cell table:formula="of:=[.C1047]/10^9" office:value-type="float" office:value="13.047918845" calcext:value-type="float">
            <text:p>13.047918845</text:p>
          </table:table-cell>
          <table:table-cell office:value-type="float" office:value="525.77" calcext:value-type="float">
            <text:p>525.77</text:p>
          </table:table-cell>
          <table:table-cell table:formula="of:=[.E1047]*[.D1047]" office:value-type="float" office:value="6860.20429113565" calcext:value-type="float">
            <text:p>6860.20429113565</text:p>
          </table:table-cell>
          <table:table-cell table:formula="of:=([.E1047]-[.E1046])/([.E1046]+0.0000000000001)" office:value-type="float" office:value="-0.019378543718293" calcext:value-type="float">
            <text:p>-0.019378543718293</text:p>
          </table:table-cell>
          <table:table-cell table:formula="of:=ABS([.G1047])" office:value-type="float" office:value="0.019378543718293" calcext:value-type="float">
            <text:p>0.019378543718293</text:p>
          </table:table-cell>
          <table:table-cell table:formula="of:=[.G1047]*[.G1047]" office:value-type="float" office:value="0.000375527956641794" calcext:value-type="float">
            <text:p>0.000375527956642</text:p>
          </table:table-cell>
          <table:table-cell table:formula="of:=([.F1047]-[.F1046])/([.F1046]+0.0000000000001)" office:value-type="float" office:value="-0.0502654157060096" calcext:value-type="float">
            <text:p>-0.05026541570601</text:p>
          </table:table-cell>
          <table:table-cell table:formula="of:=ABS([.J1047])" office:value-type="float" office:value="0.0502654157060096" calcext:value-type="float">
            <text:p>0.05026541570601</text:p>
          </table:table-cell>
          <table:table-cell table:formula="of:=[.J1047]*[.J1047]" office:value-type="float" office:value="0.00252661201609795" calcext:value-type="float">
            <text:p>0.002526612016098</text:p>
          </table:table-cell>
        </table:table-row>
        <table:table-row table:style-name="ro1">
          <table:table-cell table:style-name="ce1" office:value-type="string" calcext:value-type="string">
            <text:p>6/22/2018</text:p>
          </table:table-cell>
          <table:table-cell office:value-type="float" office:value="1529625600" calcext:value-type="float">
            <text:p>1529625600</text:p>
          </table:table-cell>
          <table:table-cell office:value-type="float" office:value="38878511772" calcext:value-type="float">
            <text:p>38878511772</text:p>
          </table:table-cell>
          <table:table-cell table:formula="of:=[.C1048]/10^9" office:value-type="float" office:value="38.878511772" calcext:value-type="float">
            <text:p>38.878511772</text:p>
          </table:table-cell>
          <table:table-cell office:value-type="float" office:value="462.16" calcext:value-type="float">
            <text:p>462.16</text:p>
          </table:table-cell>
          <table:table-cell table:formula="of:=[.E1048]*[.D1048]" office:value-type="float" office:value="17968.0930005475" calcext:value-type="float">
            <text:p>17968.0930005475</text:p>
          </table:table-cell>
          <table:table-cell table:formula="of:=([.E1048]-[.E1047])/([.E1047]+0.0000000000001)" office:value-type="float" office:value="-0.120984460885939" calcext:value-type="float">
            <text:p>-0.120984460885939</text:p>
          </table:table-cell>
          <table:table-cell table:formula="of:=ABS([.G1048])" office:value-type="float" office:value="0.120984460885939" calcext:value-type="float">
            <text:p>0.120984460885939</text:p>
          </table:table-cell>
          <table:table-cell table:formula="of:=[.G1048]*[.G1048]" office:value-type="float" office:value="0.0146372397758612" calcext:value-type="float">
            <text:p>0.014637239775861</text:p>
          </table:table-cell>
          <table:table-cell table:formula="of:=([.F1048]-[.F1047])/([.F1047]+0.0000000000001)" office:value-type="float" office:value="1.61917754020312" calcext:value-type="float">
            <text:p>1.61917754020312</text:p>
          </table:table-cell>
          <table:table-cell table:formula="of:=ABS([.J1048])" office:value-type="float" office:value="1.61917754020312" calcext:value-type="float">
            <text:p>1.61917754020312</text:p>
          </table:table-cell>
          <table:table-cell table:formula="of:=[.J1048]*[.J1048]" office:value-type="float" office:value="2.62173590669821" calcext:value-type="float">
            <text:p>2.62173590669821</text:p>
          </table:table-cell>
        </table:table-row>
        <table:table-row table:style-name="ro1">
          <table:table-cell table:style-name="ce1" office:value-type="string" calcext:value-type="string">
            <text:p>6/23/2018</text:p>
          </table:table-cell>
          <table:table-cell office:value-type="float" office:value="1529712000" calcext:value-type="float">
            <text:p>1529712000</text:p>
          </table:table-cell>
          <table:table-cell office:value-type="float" office:value="14029394940" calcext:value-type="float">
            <text:p>14029394940</text:p>
          </table:table-cell>
          <table:table-cell table:formula="of:=[.C1049]/10^9" office:value-type="float" office:value="14.02939494" calcext:value-type="float">
            <text:p>14.02939494</text:p>
          </table:table-cell>
          <table:table-cell office:value-type="float" office:value="474.18" calcext:value-type="float">
            <text:p>474.18</text:p>
          </table:table-cell>
          <table:table-cell table:formula="of:=[.E1049]*[.D1049]" office:value-type="float" office:value="6652.4584926492" calcext:value-type="float">
            <text:p>6652.4584926492</text:p>
          </table:table-cell>
          <table:table-cell table:formula="of:=([.E1049]-[.E1048])/([.E1048]+0.0000000000001)" office:value-type="float" office:value="0.0260083088108014" calcext:value-type="float">
            <text:p>0.026008308810801</text:p>
          </table:table-cell>
          <table:table-cell table:formula="of:=ABS([.G1049])" office:value-type="float" office:value="0.0260083088108014" calcext:value-type="float">
            <text:p>0.026008308810801</text:p>
          </table:table-cell>
          <table:table-cell table:formula="of:=[.G1049]*[.G1049]" office:value-type="float" office:value="0.00067643212719801" calcext:value-type="float">
            <text:p>0.000676432127198</text:p>
          </table:table-cell>
          <table:table-cell table:formula="of:=([.F1049]-[.F1048])/([.F1048]+0.0000000000001)" office:value-type="float" office:value="-0.629762685865078" calcext:value-type="float">
            <text:p>-0.629762685865078</text:p>
          </table:table-cell>
          <table:table-cell table:formula="of:=ABS([.J1049])" office:value-type="float" office:value="0.629762685865078" calcext:value-type="float">
            <text:p>0.629762685865078</text:p>
          </table:table-cell>
          <table:table-cell table:formula="of:=[.J1049]*[.J1049]" office:value-type="float" office:value="0.396601040507997" calcext:value-type="float">
            <text:p>0.396601040507997</text:p>
          </table:table-cell>
        </table:table-row>
        <table:table-row table:style-name="ro1">
          <table:table-cell table:style-name="ce1" office:value-type="string" calcext:value-type="string">
            <text:p>6/24/2018</text:p>
          </table:table-cell>
          <table:table-cell office:value-type="float" office:value="1529798400" calcext:value-type="float">
            <text:p>1529798400</text:p>
          </table:table-cell>
          <table:table-cell office:value-type="float" office:value="16163435399" calcext:value-type="float">
            <text:p>16163435399</text:p>
          </table:table-cell>
          <table:table-cell table:formula="of:=[.C1050]/10^9" office:value-type="float" office:value="16.163435399" calcext:value-type="float">
            <text:p>16.163435399</text:p>
          </table:table-cell>
          <table:table-cell office:value-type="float" office:value="455.25" calcext:value-type="float">
            <text:p>455.25</text:p>
          </table:table-cell>
          <table:table-cell table:formula="of:=[.E1050]*[.D1050]" office:value-type="float" office:value="7358.40396539475" calcext:value-type="float">
            <text:p>7358.40396539475</text:p>
          </table:table-cell>
          <table:table-cell table:formula="of:=([.E1050]-[.E1049])/([.E1049]+0.0000000000001)" office:value-type="float" office:value="-0.0399215487789447" calcext:value-type="float">
            <text:p>-0.039921548778945</text:p>
          </table:table-cell>
          <table:table-cell table:formula="of:=ABS([.G1050])" office:value-type="float" office:value="0.0399215487789447" calcext:value-type="float">
            <text:p>0.039921548778945</text:p>
          </table:table-cell>
          <table:table-cell table:formula="of:=[.G1050]*[.G1050]" office:value-type="float" office:value="0.00159373005690966" calcext:value-type="float">
            <text:p>0.00159373005691</text:p>
          </table:table-cell>
          <table:table-cell table:formula="of:=([.F1050]-[.F1049])/([.F1049]+0.0000000000001)" office:value-type="float" office:value="0.106117982325723" calcext:value-type="float">
            <text:p>0.106117982325723</text:p>
          </table:table-cell>
          <table:table-cell table:formula="of:=ABS([.J1050])" office:value-type="float" office:value="0.106117982325723" calcext:value-type="float">
            <text:p>0.106117982325723</text:p>
          </table:table-cell>
          <table:table-cell table:formula="of:=[.J1050]*[.J1050]" office:value-type="float" office:value="0.0112610261728824" calcext:value-type="float">
            <text:p>0.011261026172882</text:p>
          </table:table-cell>
        </table:table-row>
        <table:table-row table:style-name="ro1">
          <table:table-cell table:style-name="ce1" office:value-type="string" calcext:value-type="string">
            <text:p>6/25/2018</text:p>
          </table:table-cell>
          <table:table-cell office:value-type="float" office:value="1529884800" calcext:value-type="float">
            <text:p>1529884800</text:p>
          </table:table-cell>
          <table:table-cell office:value-type="float" office:value="15637044897" calcext:value-type="float">
            <text:p>15637044897</text:p>
          </table:table-cell>
          <table:table-cell table:formula="of:=[.C1051]/10^9" office:value-type="float" office:value="15.637044897" calcext:value-type="float">
            <text:p>15.637044897</text:p>
          </table:table-cell>
          <table:table-cell office:value-type="float" office:value="458.82" calcext:value-type="float">
            <text:p>458.82</text:p>
          </table:table-cell>
          <table:table-cell table:formula="of:=[.E1051]*[.D1051]" office:value-type="float" office:value="7174.58893964154" calcext:value-type="float">
            <text:p>7174.58893964154</text:p>
          </table:table-cell>
          <table:table-cell table:formula="of:=([.E1051]-[.E1050])/([.E1050]+0.0000000000001)" office:value-type="float" office:value="0.00784184514003293" calcext:value-type="float">
            <text:p>0.007841845140033</text:p>
          </table:table-cell>
          <table:table-cell table:formula="of:=ABS([.G1051])" office:value-type="float" office:value="0.00784184514003293" calcext:value-type="float">
            <text:p>0.007841845140033</text:p>
          </table:table-cell>
          <table:table-cell table:formula="of:=[.G1051]*[.G1051]" office:value-type="float" office:value="0.0000614945352002581" calcext:value-type="float">
            <text:p>6.14945352002581E-05</text:p>
          </table:table-cell>
          <table:table-cell table:formula="of:=([.F1051]-[.F1050])/([.F1050]+0.0000000000001)" office:value-type="float" office:value="-0.0249802846673897" calcext:value-type="float">
            <text:p>-0.02498028466739</text:p>
          </table:table-cell>
          <table:table-cell table:formula="of:=ABS([.J1051])" office:value-type="float" office:value="0.0249802846673897" calcext:value-type="float">
            <text:p>0.02498028466739</text:p>
          </table:table-cell>
          <table:table-cell table:formula="of:=[.J1051]*[.J1051]" office:value-type="float" office:value="0.000624014622063823" calcext:value-type="float">
            <text:p>0.000624014622064</text:p>
          </table:table-cell>
        </table:table-row>
        <table:table-row table:style-name="ro1">
          <table:table-cell table:style-name="ce1" office:value-type="string" calcext:value-type="string">
            <text:p>6/26/2018</text:p>
          </table:table-cell>
          <table:table-cell office:value-type="float" office:value="1529971200" calcext:value-type="float">
            <text:p>1529971200</text:p>
          </table:table-cell>
          <table:table-cell office:value-type="float" office:value="12011100131" calcext:value-type="float">
            <text:p>12011100131</text:p>
          </table:table-cell>
          <table:table-cell table:formula="of:=[.C1052]/10^9" office:value-type="float" office:value="12.011100131" calcext:value-type="float">
            <text:p>12.011100131</text:p>
          </table:table-cell>
          <table:table-cell office:value-type="float" office:value="429.58" calcext:value-type="float">
            <text:p>429.58</text:p>
          </table:table-cell>
          <table:table-cell table:formula="of:=[.E1052]*[.D1052]" office:value-type="float" office:value="5159.72839427498" calcext:value-type="float">
            <text:p>5159.72839427498</text:p>
          </table:table-cell>
          <table:table-cell table:formula="of:=([.E1052]-[.E1051])/([.E1051]+0.0000000000001)" office:value-type="float" office:value="-0.0637286953489386" calcext:value-type="float">
            <text:p>-0.063728695348939</text:p>
          </table:table-cell>
          <table:table-cell table:formula="of:=ABS([.G1052])" office:value-type="float" office:value="0.0637286953489386" calcext:value-type="float">
            <text:p>0.063728695348939</text:p>
          </table:table-cell>
          <table:table-cell table:formula="of:=[.G1052]*[.G1052]" office:value-type="float" office:value="0.00406134661087783" calcext:value-type="float">
            <text:p>0.004061346610878</text:p>
          </table:table-cell>
          <table:table-cell table:formula="of:=([.F1052]-[.F1051])/([.F1051]+0.0000000000001)" office:value-type="float" office:value="-0.280832889844589" calcext:value-type="float">
            <text:p>-0.280832889844589</text:p>
          </table:table-cell>
          <table:table-cell table:formula="of:=ABS([.J1052])" office:value-type="float" office:value="0.280832889844589" calcext:value-type="float">
            <text:p>0.280832889844589</text:p>
          </table:table-cell>
          <table:table-cell table:formula="of:=[.J1052]*[.J1052]" office:value-type="float" office:value="0.0788671120184632" calcext:value-type="float">
            <text:p>0.078867112018463</text:p>
          </table:table-cell>
        </table:table-row>
        <table:table-row table:style-name="ro1">
          <table:table-cell table:style-name="ce1" office:value-type="string" calcext:value-type="string">
            <text:p>6/27/2018</text:p>
          </table:table-cell>
          <table:table-cell office:value-type="float" office:value="1530057600" calcext:value-type="float">
            <text:p>1530057600</text:p>
          </table:table-cell>
          <table:table-cell office:value-type="float" office:value="12446563365" calcext:value-type="float">
            <text:p>12446563365</text:p>
          </table:table-cell>
          <table:table-cell table:formula="of:=[.C1053]/10^9" office:value-type="float" office:value="12.446563365" calcext:value-type="float">
            <text:p>12.446563365</text:p>
          </table:table-cell>
          <table:table-cell office:value-type="float" office:value="441.75" calcext:value-type="float">
            <text:p>441.75</text:p>
          </table:table-cell>
          <table:table-cell table:formula="of:=[.E1053]*[.D1053]" office:value-type="float" office:value="5498.26936648875" calcext:value-type="float">
            <text:p>5498.26936648875</text:p>
          </table:table-cell>
          <table:table-cell table:formula="of:=([.E1053]-[.E1052])/([.E1052]+0.0000000000001)" office:value-type="float" office:value="0.0283299967410029" calcext:value-type="float">
            <text:p>0.028329996741003</text:p>
          </table:table-cell>
          <table:table-cell table:formula="of:=ABS([.G1053])" office:value-type="float" office:value="0.0283299967410029" calcext:value-type="float">
            <text:p>0.028329996741003</text:p>
          </table:table-cell>
          <table:table-cell table:formula="of:=[.G1053]*[.G1053]" office:value-type="float" office:value="0.000802588715345233" calcext:value-type="float">
            <text:p>0.000802588715345</text:p>
          </table:table-cell>
          <table:table-cell table:formula="of:=([.F1053]-[.F1052])/([.F1052]+0.0000000000001)" office:value-type="float" office:value="0.0656121691578576" calcext:value-type="float">
            <text:p>0.065612169157858</text:p>
          </table:table-cell>
          <table:table-cell table:formula="of:=ABS([.J1053])" office:value-type="float" office:value="0.0656121691578576" calcext:value-type="float">
            <text:p>0.065612169157858</text:p>
          </table:table-cell>
          <table:table-cell table:formula="of:=[.J1053]*[.J1053]" office:value-type="float" office:value="0.00430495674159932" calcext:value-type="float">
            <text:p>0.004304956741599</text:p>
          </table:table-cell>
        </table:table-row>
        <table:table-row table:style-name="ro1">
          <table:table-cell table:style-name="ce1" office:value-type="string" calcext:value-type="string">
            <text:p>6/28/2018</text:p>
          </table:table-cell>
          <table:table-cell office:value-type="float" office:value="1530144000" calcext:value-type="float">
            <text:p>1530144000</text:p>
          </table:table-cell>
          <table:table-cell office:value-type="float" office:value="11696277117" calcext:value-type="float">
            <text:p>11696277117</text:p>
          </table:table-cell>
          <table:table-cell table:formula="of:=[.C1054]/10^9" office:value-type="float" office:value="11.696277117" calcext:value-type="float">
            <text:p>11.696277117</text:p>
          </table:table-cell>
          <table:table-cell office:value-type="float" office:value="420.72" calcext:value-type="float">
            <text:p>420.72</text:p>
          </table:table-cell>
          <table:table-cell table:formula="of:=[.E1054]*[.D1054]" office:value-type="float" office:value="4920.85770866424" calcext:value-type="float">
            <text:p>4920.85770866424</text:p>
          </table:table-cell>
          <table:table-cell table:formula="of:=([.E1054]-[.E1053])/([.E1053]+0.0000000000001)" office:value-type="float" office:value="-0.0476061120543293" calcext:value-type="float">
            <text:p>-0.047606112054329</text:p>
          </table:table-cell>
          <table:table-cell table:formula="of:=ABS([.G1054])" office:value-type="float" office:value="0.0476061120543293" calcext:value-type="float">
            <text:p>0.047606112054329</text:p>
          </table:table-cell>
          <table:table-cell table:formula="of:=[.G1054]*[.G1054]" office:value-type="float" office:value="0.00226634190492936" calcext:value-type="float">
            <text:p>0.002266341904929</text:p>
          </table:table-cell>
          <table:table-cell table:formula="of:=([.F1054]-[.F1053])/([.F1053]+0.0000000000001)" office:value-type="float" office:value="-0.105016982497031" calcext:value-type="float">
            <text:p>-0.105016982497031</text:p>
          </table:table-cell>
          <table:table-cell table:formula="of:=ABS([.J1054])" office:value-type="float" office:value="0.105016982497031" calcext:value-type="float">
            <text:p>0.105016982497031</text:p>
          </table:table-cell>
          <table:table-cell table:formula="of:=[.J1054]*[.J1054]" office:value-type="float" office:value="0.0110285666127817" calcext:value-type="float">
            <text:p>0.011028566612782</text:p>
          </table:table-cell>
        </table:table-row>
        <table:table-row table:style-name="ro1">
          <table:table-cell table:style-name="ce1" office:value-type="string" calcext:value-type="string">
            <text:p>6/29/2018</text:p>
          </table:table-cell>
          <table:table-cell office:value-type="float" office:value="1530230400" calcext:value-type="float">
            <text:p>1530230400</text:p>
          </table:table-cell>
          <table:table-cell office:value-type="float" office:value="12115784768" calcext:value-type="float">
            <text:p>12115784768</text:p>
          </table:table-cell>
          <table:table-cell table:formula="of:=[.C1055]/10^9" office:value-type="float" office:value="12.115784768" calcext:value-type="float">
            <text:p>12.115784768</text:p>
          </table:table-cell>
          <table:table-cell office:value-type="float" office:value="435.25" calcext:value-type="float">
            <text:p>435.25</text:p>
          </table:table-cell>
          <table:table-cell table:formula="of:=[.E1055]*[.D1055]" office:value-type="float" office:value="5273.395320272" calcext:value-type="float">
            <text:p>5273.395320272</text:p>
          </table:table-cell>
          <table:table-cell table:formula="of:=([.E1055]-[.E1054])/([.E1054]+0.0000000000001)" office:value-type="float" office:value="0.0345360334664384" calcext:value-type="float">
            <text:p>0.034536033466439</text:p>
          </table:table-cell>
          <table:table-cell table:formula="of:=ABS([.G1055])" office:value-type="float" office:value="0.0345360334664384" calcext:value-type="float">
            <text:p>0.034536033466439</text:p>
          </table:table-cell>
          <table:table-cell table:formula="of:=[.G1055]*[.G1055]" office:value-type="float" office:value="0.00119273760759495" calcext:value-type="float">
            <text:p>0.001192737607595</text:p>
          </table:table-cell>
          <table:table-cell table:formula="of:=([.F1055]-[.F1054])/([.F1054]+0.0000000000001)" office:value-type="float" office:value="0.0716414967632656" calcext:value-type="float">
            <text:p>0.071641496763266</text:p>
          </table:table-cell>
          <table:table-cell table:formula="of:=ABS([.J1055])" office:value-type="float" office:value="0.0716414967632656" calcext:value-type="float">
            <text:p>0.071641496763266</text:p>
          </table:table-cell>
          <table:table-cell table:formula="of:=[.J1055]*[.J1055]" office:value-type="float" office:value="0.00513250405848099" calcext:value-type="float">
            <text:p>0.005132504058481</text:p>
          </table:table-cell>
        </table:table-row>
        <table:table-row table:style-name="ro1">
          <table:table-cell table:style-name="ce1" office:value-type="string" calcext:value-type="string">
            <text:p>6/30/2018</text:p>
          </table:table-cell>
          <table:table-cell office:value-type="float" office:value="1530316800" calcext:value-type="float">
            <text:p>1530316800</text:p>
          </table:table-cell>
          <table:table-cell office:value-type="float" office:value="34210516007" calcext:value-type="float">
            <text:p>34210516007</text:p>
          </table:table-cell>
          <table:table-cell table:formula="of:=[.C1056]/10^9" office:value-type="float" office:value="34.210516007" calcext:value-type="float">
            <text:p>34.210516007</text:p>
          </table:table-cell>
          <table:table-cell office:value-type="float" office:value="453.42" calcext:value-type="float">
            <text:p>453.42</text:p>
          </table:table-cell>
          <table:table-cell table:formula="of:=[.E1056]*[.D1056]" office:value-type="float" office:value="15511.7321678939" calcext:value-type="float">
            <text:p>15511.7321678939</text:p>
          </table:table-cell>
          <table:table-cell table:formula="of:=([.E1056]-[.E1055])/([.E1055]+0.0000000000001)" office:value-type="float" office:value="0.0417461229178633" calcext:value-type="float">
            <text:p>0.041746122917863</text:p>
          </table:table-cell>
          <table:table-cell table:formula="of:=ABS([.G1056])" office:value-type="float" office:value="0.0417461229178633" calcext:value-type="float">
            <text:p>0.041746122917863</text:p>
          </table:table-cell>
          <table:table-cell table:formula="of:=[.G1056]*[.G1056]" office:value-type="float" office:value="0.00174273877867335" calcext:value-type="float">
            <text:p>0.001742738778673</text:p>
          </table:table-cell>
          <table:table-cell table:formula="of:=([.F1056]-[.F1055])/([.F1055]+0.0000000000001)" office:value-type="float" office:value="1.94150755363697" calcext:value-type="float">
            <text:p>1.94150755363697</text:p>
          </table:table-cell>
          <table:table-cell table:formula="of:=ABS([.J1056])" office:value-type="float" office:value="1.94150755363697" calcext:value-type="float">
            <text:p>1.94150755363697</text:p>
          </table:table-cell>
          <table:table-cell table:formula="of:=[.J1056]*[.J1056]" office:value-type="float" office:value="3.76945158082942" calcext:value-type="float">
            <text:p>3.76945158082942</text:p>
          </table:table-cell>
        </table:table-row>
        <table:table-row table:style-name="ro1">
          <table:table-cell table:style-name="ce1" office:value-type="string" calcext:value-type="string">
            <text:p>7/1/2018</text:p>
          </table:table-cell>
          <table:table-cell office:value-type="float" office:value="1530403200" calcext:value-type="float">
            <text:p>1530403200</text:p>
          </table:table-cell>
          <table:table-cell office:value-type="float" office:value="59842298209" calcext:value-type="float">
            <text:p>59842298209</text:p>
          </table:table-cell>
          <table:table-cell table:formula="of:=[.C1057]/10^9" office:value-type="float" office:value="59.842298209" calcext:value-type="float">
            <text:p>59.842298209</text:p>
          </table:table-cell>
          <table:table-cell office:value-type="float" office:value="451.95" calcext:value-type="float">
            <text:p>451.95</text:p>
          </table:table-cell>
          <table:table-cell table:formula="of:=[.E1057]*[.D1057]" office:value-type="float" office:value="27045.7266755575" calcext:value-type="float">
            <text:p>27045.7266755575</text:p>
          </table:table-cell>
          <table:table-cell table:formula="of:=([.E1057]-[.E1056])/([.E1056]+0.0000000000001)" office:value-type="float" office:value="-0.00324202725949457" calcext:value-type="float">
            <text:p>-0.003242027259495</text:p>
          </table:table-cell>
          <table:table-cell table:formula="of:=ABS([.G1057])" office:value-type="float" office:value="0.00324202725949457" calcext:value-type="float">
            <text:p>0.003242027259495</text:p>
          </table:table-cell>
          <table:table-cell table:formula="of:=[.G1057]*[.G1057]" office:value-type="float" office:value="0.0000105107407513059" calcext:value-type="float">
            <text:p>1.05107407513059E-05</text:p>
          </table:table-cell>
          <table:table-cell table:formula="of:=([.F1057]-[.F1056])/([.F1056]+0.0000000000001)" office:value-type="float" office:value="0.743565862459679" calcext:value-type="float">
            <text:p>0.743565862459679</text:p>
          </table:table-cell>
          <table:table-cell table:formula="of:=ABS([.J1057])" office:value-type="float" office:value="0.743565862459679" calcext:value-type="float">
            <text:p>0.743565862459679</text:p>
          </table:table-cell>
          <table:table-cell table:formula="of:=[.J1057]*[.J1057]" office:value-type="float" office:value="0.552890191815406" calcext:value-type="float">
            <text:p>0.552890191815406</text:p>
          </table:table-cell>
        </table:table-row>
        <table:table-row table:style-name="ro1">
          <table:table-cell table:style-name="ce1" office:value-type="string" calcext:value-type="string">
            <text:p>7/2/2018</text:p>
          </table:table-cell>
          <table:table-cell office:value-type="float" office:value="1530489600" calcext:value-type="float">
            <text:p>1530489600</text:p>
          </table:table-cell>
          <table:table-cell office:value-type="float" office:value="86348485003" calcext:value-type="float">
            <text:p>86348485003</text:p>
          </table:table-cell>
          <table:table-cell table:formula="of:=[.C1058]/10^9" office:value-type="float" office:value="86.348485003" calcext:value-type="float">
            <text:p>86.348485003</text:p>
          </table:table-cell>
          <table:table-cell office:value-type="float" office:value="476.58" calcext:value-type="float">
            <text:p>476.58</text:p>
          </table:table-cell>
          <table:table-cell table:formula="of:=[.E1058]*[.D1058]" office:value-type="float" office:value="41151.9609827297" calcext:value-type="float">
            <text:p>41151.9609827297</text:p>
          </table:table-cell>
          <table:table-cell table:formula="of:=([.E1058]-[.E1057])/([.E1057]+0.0000000000001)" office:value-type="float" office:value="0.0544971788914703" calcext:value-type="float">
            <text:p>0.05449717889147</text:p>
          </table:table-cell>
          <table:table-cell table:formula="of:=ABS([.G1058])" office:value-type="float" office:value="0.0544971788914703" calcext:value-type="float">
            <text:p>0.05449717889147</text:p>
          </table:table-cell>
          <table:table-cell table:formula="of:=[.G1058]*[.G1058]" office:value-type="float" office:value="0.00296994250712891" calcext:value-type="float">
            <text:p>0.002969942507129</text:p>
          </table:table-cell>
          <table:table-cell table:formula="of:=([.F1058]-[.F1057])/([.F1057]+0.0000000000001)" office:value-type="float" office:value="0.521569802002053" calcext:value-type="float">
            <text:p>0.521569802002053</text:p>
          </table:table-cell>
          <table:table-cell table:formula="of:=ABS([.J1058])" office:value-type="float" office:value="0.521569802002053" calcext:value-type="float">
            <text:p>0.521569802002053</text:p>
          </table:table-cell>
          <table:table-cell table:formula="of:=[.J1058]*[.J1058]" office:value-type="float" office:value="0.272035058360461" calcext:value-type="float">
            <text:p>0.272035058360461</text:p>
          </table:table-cell>
        </table:table-row>
        <table:table-row table:style-name="ro1">
          <table:table-cell table:style-name="ce1" office:value-type="string" calcext:value-type="string">
            <text:p>7/3/2018</text:p>
          </table:table-cell>
          <table:table-cell office:value-type="float" office:value="1530576000" calcext:value-type="float">
            <text:p>1530576000</text:p>
          </table:table-cell>
          <table:table-cell office:value-type="float" office:value="82063750329" calcext:value-type="float">
            <text:p>82063750329</text:p>
          </table:table-cell>
          <table:table-cell table:formula="of:=[.C1059]/10^9" office:value-type="float" office:value="82.063750329" calcext:value-type="float">
            <text:p>82.063750329</text:p>
          </table:table-cell>
          <table:table-cell office:value-type="float" office:value="461.95" calcext:value-type="float">
            <text:p>461.95</text:p>
          </table:table-cell>
          <table:table-cell table:formula="of:=[.E1059]*[.D1059]" office:value-type="float" office:value="37909.3494644815" calcext:value-type="float">
            <text:p>37909.3494644815</text:p>
          </table:table-cell>
          <table:table-cell table:formula="of:=([.E1059]-[.E1058])/([.E1058]+0.0000000000001)" office:value-type="float" office:value="-0.0306978891266943" calcext:value-type="float">
            <text:p>-0.030697889126694</text:p>
          </table:table-cell>
          <table:table-cell table:formula="of:=ABS([.G1059])" office:value-type="float" office:value="0.0306978891266943" calcext:value-type="float">
            <text:p>0.030697889126694</text:p>
          </table:table-cell>
          <table:table-cell table:formula="of:=[.G1059]*[.G1059]" office:value-type="float" office:value="0.000942360396834819" calcext:value-type="float">
            <text:p>0.000942360396835</text:p>
          </table:table-cell>
          <table:table-cell table:formula="of:=([.F1059]-[.F1058])/([.F1058]+0.0000000000001)" office:value-type="float" office:value="-0.0787960388961541" calcext:value-type="float">
            <text:p>-0.078796038896154</text:p>
          </table:table-cell>
          <table:table-cell table:formula="of:=ABS([.J1059])" office:value-type="float" office:value="0.0787960388961541" calcext:value-type="float">
            <text:p>0.078796038896154</text:p>
          </table:table-cell>
          <table:table-cell table:formula="of:=[.J1059]*[.J1059]" office:value-type="float" office:value="0.00620881574572423" calcext:value-type="float">
            <text:p>0.006208815745724</text:p>
          </table:table-cell>
        </table:table-row>
        <table:table-row table:style-name="ro1">
          <table:table-cell table:style-name="ce1" office:value-type="string" calcext:value-type="string">
            <text:p>7/4/2018</text:p>
          </table:table-cell>
          <table:table-cell office:value-type="float" office:value="1530662400" calcext:value-type="float">
            <text:p>1530662400</text:p>
          </table:table-cell>
          <table:table-cell office:value-type="float" office:value="59083789609" calcext:value-type="float">
            <text:p>59083789609</text:p>
          </table:table-cell>
          <table:table-cell table:formula="of:=[.C1060]/10^9" office:value-type="float" office:value="59.083789609" calcext:value-type="float">
            <text:p>59.083789609</text:p>
          </table:table-cell>
          <table:table-cell office:value-type="float" office:value="467.19" calcext:value-type="float">
            <text:p>467.19</text:p>
          </table:table-cell>
          <table:table-cell table:formula="of:=[.E1060]*[.D1060]" office:value-type="float" office:value="27603.3556674287" calcext:value-type="float">
            <text:p>27603.3556674287</text:p>
          </table:table-cell>
          <table:table-cell table:formula="of:=([.E1060]-[.E1059])/([.E1059]+0.0000000000001)" office:value-type="float" office:value="0.0113432189630913" calcext:value-type="float">
            <text:p>0.011343218963091</text:p>
          </table:table-cell>
          <table:table-cell table:formula="of:=ABS([.G1060])" office:value-type="float" office:value="0.0113432189630913" calcext:value-type="float">
            <text:p>0.011343218963091</text:p>
          </table:table-cell>
          <table:table-cell table:formula="of:=[.G1060]*[.G1060]" office:value-type="float" office:value="0.000128668616444633" calcext:value-type="float">
            <text:p>0.000128668616445</text:p>
          </table:table-cell>
          <table:table-cell table:formula="of:=([.F1060]-[.F1059])/([.F1059]+0.0000000000001)" office:value-type="float" office:value="-0.271858893456055" calcext:value-type="float">
            <text:p>-0.271858893456055</text:p>
          </table:table-cell>
          <table:table-cell table:formula="of:=ABS([.J1060])" office:value-type="float" office:value="0.271858893456055" calcext:value-type="float">
            <text:p>0.271858893456055</text:p>
          </table:table-cell>
          <table:table-cell table:formula="of:=[.J1060]*[.J1060]" office:value-type="float" office:value="0.0739072579511506" calcext:value-type="float">
            <text:p>0.073907257951151</text:p>
          </table:table-cell>
        </table:table-row>
        <table:table-row table:style-name="ro1">
          <table:table-cell table:style-name="ce1" office:value-type="string" calcext:value-type="string">
            <text:p>7/5/2018</text:p>
          </table:table-cell>
          <table:table-cell office:value-type="float" office:value="1530748800" calcext:value-type="float">
            <text:p>1530748800</text:p>
          </table:table-cell>
          <table:table-cell office:value-type="float" office:value="48722316331" calcext:value-type="float">
            <text:p>48722316331</text:p>
          </table:table-cell>
          <table:table-cell table:formula="of:=[.C1061]/10^9" office:value-type="float" office:value="48.722316331" calcext:value-type="float">
            <text:p>48.722316331</text:p>
          </table:table-cell>
          <table:table-cell office:value-type="float" office:value="467.55" calcext:value-type="float">
            <text:p>467.55</text:p>
          </table:table-cell>
          <table:table-cell table:formula="of:=[.E1061]*[.D1061]" office:value-type="float" office:value="22780.1190005591" calcext:value-type="float">
            <text:p>22780.1190005591</text:p>
          </table:table-cell>
          <table:table-cell table:formula="of:=([.E1061]-[.E1060])/([.E1060]+0.0000000000001)" office:value-type="float" office:value="0.000770564438451194" calcext:value-type="float">
            <text:p>0.000770564438451</text:p>
          </table:table-cell>
          <table:table-cell table:formula="of:=ABS([.G1061])" office:value-type="float" office:value="0.000770564438451194" calcext:value-type="float">
            <text:p>0.000770564438451</text:p>
          </table:table-cell>
          <table:table-cell table:formula="of:=[.G1061]*[.G1061]" office:value-type="float" office:value="0.000000593769553805605" calcext:value-type="float">
            <text:p>5.93769553805605E-07</text:p>
          </table:table-cell>
          <table:table-cell table:formula="of:=([.F1061]-[.F1060])/([.F1060]+0.0000000000001)" office:value-type="float" office:value="-0.174733707197816" calcext:value-type="float">
            <text:p>-0.174733707197816</text:p>
          </table:table-cell>
          <table:table-cell table:formula="of:=ABS([.J1061])" office:value-type="float" office:value="0.174733707197816" calcext:value-type="float">
            <text:p>0.174733707197816</text:p>
          </table:table-cell>
          <table:table-cell table:formula="of:=[.J1061]*[.J1061]" office:value-type="float" office:value="0.030531868431092" calcext:value-type="float">
            <text:p>0.030531868431092</text:p>
          </table:table-cell>
        </table:table-row>
        <table:table-row table:style-name="ro1">
          <table:table-cell table:style-name="ce1" office:value-type="string" calcext:value-type="string">
            <text:p>7/6/2018</text:p>
          </table:table-cell>
          <table:table-cell office:value-type="float" office:value="1530835200" calcext:value-type="float">
            <text:p>1530835200</text:p>
          </table:table-cell>
          <table:table-cell office:value-type="float" office:value="70207114167" calcext:value-type="float">
            <text:p>70207114167</text:p>
          </table:table-cell>
          <table:table-cell table:formula="of:=[.C1062]/10^9" office:value-type="float" office:value="70.207114167" calcext:value-type="float">
            <text:p>70.207114167</text:p>
          </table:table-cell>
          <table:table-cell office:value-type="float" office:value="469.93" calcext:value-type="float">
            <text:p>469.93</text:p>
          </table:table-cell>
          <table:table-cell table:formula="of:=[.E1062]*[.D1062]" office:value-type="float" office:value="32992.4291604983" calcext:value-type="float">
            <text:p>32992.4291604983</text:p>
          </table:table-cell>
          <table:table-cell table:formula="of:=([.E1062]-[.E1061])/([.E1061]+0.0000000000001)" office:value-type="float" office:value="0.00509036466688054" calcext:value-type="float">
            <text:p>0.005090364666881</text:p>
          </table:table-cell>
          <table:table-cell table:formula="of:=ABS([.G1062])" office:value-type="float" office:value="0.00509036466688054" calcext:value-type="float">
            <text:p>0.005090364666881</text:p>
          </table:table-cell>
          <table:table-cell table:formula="of:=[.G1062]*[.G1062]" office:value-type="float" office:value="0.0000259118124418258" calcext:value-type="float">
            <text:p>2.59118124418258E-05</text:p>
          </table:table-cell>
          <table:table-cell table:formula="of:=([.F1062]-[.F1061])/([.F1061]+0.0000000000001)" office:value-type="float" office:value="0.448299245481933" calcext:value-type="float">
            <text:p>0.448299245481933</text:p>
          </table:table-cell>
          <table:table-cell table:formula="of:=ABS([.J1062])" office:value-type="float" office:value="0.448299245481933" calcext:value-type="float">
            <text:p>0.448299245481933</text:p>
          </table:table-cell>
          <table:table-cell table:formula="of:=[.J1062]*[.J1062]" office:value-type="float" office:value="0.20097221349967" calcext:value-type="float">
            <text:p>0.20097221349967</text:p>
          </table:table-cell>
        </table:table-row>
        <table:table-row table:style-name="ro1">
          <table:table-cell table:style-name="ce1" office:value-type="string" calcext:value-type="string">
            <text:p>7/7/2018</text:p>
          </table:table-cell>
          <table:table-cell office:value-type="float" office:value="1530921600" calcext:value-type="float">
            <text:p>1530921600</text:p>
          </table:table-cell>
          <table:table-cell office:value-type="float" office:value="60236707195" calcext:value-type="float">
            <text:p>60236707195</text:p>
          </table:table-cell>
          <table:table-cell table:formula="of:=[.C1063]/10^9" office:value-type="float" office:value="60.236707195" calcext:value-type="float">
            <text:p>60.236707195</text:p>
          </table:table-cell>
          <table:table-cell office:value-type="float" office:value="485.81" calcext:value-type="float">
            <text:p>485.81</text:p>
          </table:table-cell>
          <table:table-cell table:formula="of:=[.E1063]*[.D1063]" office:value-type="float" office:value="29263.5947224029" calcext:value-type="float">
            <text:p>29263.5947224029</text:p>
          </table:table-cell>
          <table:table-cell table:formula="of:=([.E1063]-[.E1062])/([.E1062]+0.0000000000001)" office:value-type="float" office:value="0.033792266933373" calcext:value-type="float">
            <text:p>0.033792266933373</text:p>
          </table:table-cell>
          <table:table-cell table:formula="of:=ABS([.G1063])" office:value-type="float" office:value="0.033792266933373" calcext:value-type="float">
            <text:p>0.033792266933373</text:p>
          </table:table-cell>
          <table:table-cell table:formula="of:=[.G1063]*[.G1063]" office:value-type="float" office:value="0.00114191730449634" calcext:value-type="float">
            <text:p>0.001141917304496</text:p>
          </table:table-cell>
          <table:table-cell table:formula="of:=([.F1063]-[.F1062])/([.F1062]+0.0000000000001)" office:value-type="float" office:value="-0.11302091216005" calcext:value-type="float">
            <text:p>-0.11302091216005</text:p>
          </table:table-cell>
          <table:table-cell table:formula="of:=ABS([.J1063])" office:value-type="float" office:value="0.11302091216005" calcext:value-type="float">
            <text:p>0.11302091216005</text:p>
          </table:table-cell>
          <table:table-cell table:formula="of:=[.J1063]*[.J1063]" office:value-type="float" office:value="0.0127737265854898" calcext:value-type="float">
            <text:p>0.01277372658549</text:p>
          </table:table-cell>
        </table:table-row>
        <table:table-row table:style-name="ro1">
          <table:table-cell table:style-name="ce1" office:value-type="string" calcext:value-type="string">
            <text:p>7/8/2018</text:p>
          </table:table-cell>
          <table:table-cell office:value-type="float" office:value="1531008000" calcext:value-type="float">
            <text:p>1531008000</text:p>
          </table:table-cell>
          <table:table-cell office:value-type="float" office:value="35585852337" calcext:value-type="float">
            <text:p>35585852337</text:p>
          </table:table-cell>
          <table:table-cell table:formula="of:=[.C1064]/10^9" office:value-type="float" office:value="35.585852337" calcext:value-type="float">
            <text:p>35.585852337</text:p>
          </table:table-cell>
          <table:table-cell office:value-type="float" office:value="486.19" calcext:value-type="float">
            <text:p>486.19</text:p>
          </table:table-cell>
          <table:table-cell table:formula="of:=[.E1064]*[.D1064]" office:value-type="float" office:value="17301.485547726" calcext:value-type="float">
            <text:p>17301.485547726</text:p>
          </table:table-cell>
          <table:table-cell table:formula="of:=([.E1064]-[.E1063])/([.E1063]+0.0000000000001)" office:value-type="float" office:value="0.000782198802000773" calcext:value-type="float">
            <text:p>0.000782198802001</text:p>
          </table:table-cell>
          <table:table-cell table:formula="of:=ABS([.G1064])" office:value-type="float" office:value="0.000782198802000773" calcext:value-type="float">
            <text:p>0.000782198802001</text:p>
          </table:table-cell>
          <table:table-cell table:formula="of:=[.G1064]*[.G1064]" office:value-type="float" office:value="0.000000611834965851444" calcext:value-type="float">
            <text:p>6.11834965851444E-07</text:p>
          </table:table-cell>
          <table:table-cell table:formula="of:=([.F1064]-[.F1063])/([.F1063]+0.0000000000001)" office:value-type="float" office:value="-0.408771010128815" calcext:value-type="float">
            <text:p>-0.408771010128815</text:p>
          </table:table-cell>
          <table:table-cell table:formula="of:=ABS([.J1064])" office:value-type="float" office:value="0.408771010128815" calcext:value-type="float">
            <text:p>0.408771010128815</text:p>
          </table:table-cell>
          <table:table-cell table:formula="of:=[.J1064]*[.J1064]" office:value-type="float" office:value="0.167093738721732" calcext:value-type="float">
            <text:p>0.167093738721732</text:p>
          </table:table-cell>
        </table:table-row>
        <table:table-row table:style-name="ro1">
          <table:table-cell table:style-name="ce1" office:value-type="string" calcext:value-type="string">
            <text:p>7/9/2018</text:p>
          </table:table-cell>
          <table:table-cell office:value-type="float" office:value="1531094400" calcext:value-type="float">
            <text:p>1531094400</text:p>
          </table:table-cell>
          <table:table-cell office:value-type="float" office:value="25829787141" calcext:value-type="float">
            <text:p>25829787141</text:p>
          </table:table-cell>
          <table:table-cell table:formula="of:=[.C1065]/10^9" office:value-type="float" office:value="25.829787141" calcext:value-type="float">
            <text:p>25.829787141</text:p>
          </table:table-cell>
          <table:table-cell office:value-type="float" office:value="471.48" calcext:value-type="float">
            <text:p>471.48</text:p>
          </table:table-cell>
          <table:table-cell table:formula="of:=[.E1065]*[.D1065]" office:value-type="float" office:value="12178.2280412387" calcext:value-type="float">
            <text:p>12178.2280412387</text:p>
          </table:table-cell>
          <table:table-cell table:formula="of:=([.E1065]-[.E1064])/([.E1064]+0.0000000000001)" office:value-type="float" office:value="-0.0302556613669553" calcext:value-type="float">
            <text:p>-0.030255661366955</text:p>
          </table:table-cell>
          <table:table-cell table:formula="of:=ABS([.G1065])" office:value-type="float" office:value="0.0302556613669553" calcext:value-type="float">
            <text:p>0.030255661366955</text:p>
          </table:table-cell>
          <table:table-cell table:formula="of:=[.G1065]*[.G1065]" office:value-type="float" office:value="0.000915405044751869" calcext:value-type="float">
            <text:p>0.000915405044752</text:p>
          </table:table-cell>
          <table:table-cell table:formula="of:=([.F1065]-[.F1064])/([.F1064]+0.0000000000001)" office:value-type="float" office:value="-0.29611662491957" calcext:value-type="float">
            <text:p>-0.29611662491957</text:p>
          </table:table-cell>
          <table:table-cell table:formula="of:=ABS([.J1065])" office:value-type="float" office:value="0.29611662491957" calcext:value-type="float">
            <text:p>0.29611662491957</text:p>
          </table:table-cell>
          <table:table-cell table:formula="of:=[.J1065]*[.J1065]" office:value-type="float" office:value="0.0876850555537572" calcext:value-type="float">
            <text:p>0.087685055553757</text:p>
          </table:table-cell>
        </table:table-row>
        <table:table-row table:style-name="ro1">
          <table:table-cell table:style-name="ce1" office:value-type="string" calcext:value-type="string">
            <text:p>7/10/2018</text:p>
          </table:table-cell>
          <table:table-cell office:value-type="float" office:value="1531180800" calcext:value-type="float">
            <text:p>1531180800</text:p>
          </table:table-cell>
          <table:table-cell office:value-type="float" office:value="21324119980" calcext:value-type="float">
            <text:p>21324119980</text:p>
          </table:table-cell>
          <table:table-cell table:formula="of:=[.C1066]/10^9" office:value-type="float" office:value="21.32411998" calcext:value-type="float">
            <text:p>21.32411998</text:p>
          </table:table-cell>
          <table:table-cell office:value-type="float" office:value="432.69" calcext:value-type="float">
            <text:p>432.69</text:p>
          </table:table-cell>
          <table:table-cell table:formula="of:=[.E1066]*[.D1066]" office:value-type="float" office:value="9226.7334741462" calcext:value-type="float">
            <text:p>9226.7334741462</text:p>
          </table:table-cell>
          <table:table-cell table:formula="of:=([.E1066]-[.E1065])/([.E1065]+0.0000000000001)" office:value-type="float" office:value="-0.0822728429625859" calcext:value-type="float">
            <text:p>-0.082272842962586</text:p>
          </table:table-cell>
          <table:table-cell table:formula="of:=ABS([.G1066])" office:value-type="float" office:value="0.0822728429625859" calcext:value-type="float">
            <text:p>0.082272842962586</text:p>
          </table:table-cell>
          <table:table-cell table:formula="of:=[.G1066]*[.G1066]" office:value-type="float" office:value="0.00676882068914632" calcext:value-type="float">
            <text:p>0.006768820689146</text:p>
          </table:table-cell>
          <table:table-cell table:formula="of:=([.F1066]-[.F1065])/([.F1065]+0.0000000000001)" office:value-type="float" office:value="-0.242358293595583" calcext:value-type="float">
            <text:p>-0.242358293595583</text:p>
          </table:table-cell>
          <table:table-cell table:formula="of:=ABS([.J1066])" office:value-type="float" office:value="0.242358293595583" calcext:value-type="float">
            <text:p>0.242358293595583</text:p>
          </table:table-cell>
          <table:table-cell table:formula="of:=[.J1066]*[.J1066]" office:value-type="float" office:value="0.0587375424745626" calcext:value-type="float">
            <text:p>0.058737542474563</text:p>
          </table:table-cell>
        </table:table-row>
        <table:table-row table:style-name="ro1">
          <table:table-cell table:style-name="ce1" office:value-type="string" calcext:value-type="string">
            <text:p>7/11/2018</text:p>
          </table:table-cell>
          <table:table-cell office:value-type="float" office:value="1531267200" calcext:value-type="float">
            <text:p>1531267200</text:p>
          </table:table-cell>
          <table:table-cell office:value-type="float" office:value="19054597794" calcext:value-type="float">
            <text:p>19054597794</text:p>
          </table:table-cell>
          <table:table-cell table:formula="of:=[.C1067]/10^9" office:value-type="float" office:value="19.054597794" calcext:value-type="float">
            <text:p>19.054597794</text:p>
          </table:table-cell>
          <table:table-cell office:value-type="float" office:value="445.59" calcext:value-type="float">
            <text:p>445.59</text:p>
          </table:table-cell>
          <table:table-cell table:formula="of:=[.E1067]*[.D1067]" office:value-type="float" office:value="8490.53823102846" calcext:value-type="float">
            <text:p>8490.53823102846</text:p>
          </table:table-cell>
          <table:table-cell table:formula="of:=([.E1067]-[.E1066])/([.E1066]+0.0000000000001)" office:value-type="float" office:value="0.0298134923386257" calcext:value-type="float">
            <text:p>0.029813492338626</text:p>
          </table:table-cell>
          <table:table-cell table:formula="of:=ABS([.G1067])" office:value-type="float" office:value="0.0298134923386257" calcext:value-type="float">
            <text:p>0.029813492338626</text:p>
          </table:table-cell>
          <table:table-cell table:formula="of:=[.G1067]*[.G1067]" office:value-type="float" office:value="0.000888844325425296" calcext:value-type="float">
            <text:p>0.000888844325425</text:p>
          </table:table-cell>
          <table:table-cell table:formula="of:=([.F1067]-[.F1066])/([.F1066]+0.0000000000001)" office:value-type="float" office:value="-0.0797893691392084" calcext:value-type="float">
            <text:p>-0.079789369139208</text:p>
          </table:table-cell>
          <table:table-cell table:formula="of:=ABS([.J1067])" office:value-type="float" office:value="0.0797893691392084" calcext:value-type="float">
            <text:p>0.079789369139208</text:p>
          </table:table-cell>
          <table:table-cell table:formula="of:=[.J1067]*[.J1067]" office:value-type="float" office:value="0.00636634342763285" calcext:value-type="float">
            <text:p>0.006366343427633</text:p>
          </table:table-cell>
        </table:table-row>
        <table:table-row table:style-name="ro1">
          <table:table-cell table:style-name="ce1" office:value-type="string" calcext:value-type="string">
            <text:p>7/12/2018</text:p>
          </table:table-cell>
          <table:table-cell office:value-type="float" office:value="1531353600" calcext:value-type="float">
            <text:p>1531353600</text:p>
          </table:table-cell>
          <table:table-cell office:value-type="float" office:value="29189063475" calcext:value-type="float">
            <text:p>29189063475</text:p>
          </table:table-cell>
          <table:table-cell table:formula="of:=[.C1068]/10^9" office:value-type="float" office:value="29.189063475" calcext:value-type="float">
            <text:p>29.189063475</text:p>
          </table:table-cell>
          <table:table-cell office:value-type="float" office:value="430.91" calcext:value-type="float">
            <text:p>430.91</text:p>
          </table:table-cell>
          <table:table-cell table:formula="of:=[.E1068]*[.D1068]" office:value-type="float" office:value="12577.8593420123" calcext:value-type="float">
            <text:p>12577.8593420123</text:p>
          </table:table-cell>
          <table:table-cell table:formula="of:=([.E1068]-[.E1067])/([.E1067]+0.0000000000001)" office:value-type="float" office:value="-0.0329450840458716" calcext:value-type="float">
            <text:p>-0.032945084045872</text:p>
          </table:table-cell>
          <table:table-cell table:formula="of:=ABS([.G1068])" office:value-type="float" office:value="0.0329450840458716" calcext:value-type="float">
            <text:p>0.032945084045872</text:p>
          </table:table-cell>
          <table:table-cell table:formula="of:=[.G1068]*[.G1068]" office:value-type="float" office:value="0.00108537856278955" calcext:value-type="float">
            <text:p>0.00108537856279</text:p>
          </table:table-cell>
          <table:table-cell table:formula="of:=([.F1068]-[.F1067])/([.F1067]+0.0000000000001)" office:value-type="float" office:value="0.481397174097489" calcext:value-type="float">
            <text:p>0.481397174097489</text:p>
          </table:table-cell>
          <table:table-cell table:formula="of:=ABS([.J1068])" office:value-type="float" office:value="0.481397174097489" calcext:value-type="float">
            <text:p>0.481397174097489</text:p>
          </table:table-cell>
          <table:table-cell table:formula="of:=[.J1068]*[.J1068]" office:value-type="float" office:value="0.231743239229048" calcext:value-type="float">
            <text:p>0.231743239229048</text:p>
          </table:table-cell>
        </table:table-row>
        <table:table-row table:style-name="ro1">
          <table:table-cell table:style-name="ce1" office:value-type="string" calcext:value-type="string">
            <text:p>7/13/2018</text:p>
          </table:table-cell>
          <table:table-cell office:value-type="float" office:value="1531440000" calcext:value-type="float">
            <text:p>1531440000</text:p>
          </table:table-cell>
          <table:table-cell office:value-type="float" office:value="29846792155" calcext:value-type="float">
            <text:p>29846792155</text:p>
          </table:table-cell>
          <table:table-cell table:formula="of:=[.C1069]/10^9" office:value-type="float" office:value="29.846792155" calcext:value-type="float">
            <text:p>29.846792155</text:p>
          </table:table-cell>
          <table:table-cell office:value-type="float" office:value="432.46" calcext:value-type="float">
            <text:p>432.46</text:p>
          </table:table-cell>
          <table:table-cell table:formula="of:=[.E1069]*[.D1069]" office:value-type="float" office:value="12907.5437353513" calcext:value-type="float">
            <text:p>12907.5437353513</text:p>
          </table:table-cell>
          <table:table-cell table:formula="of:=([.E1069]-[.E1068])/([.E1068]+0.0000000000001)" office:value-type="float" office:value="0.0035970388248125" calcext:value-type="float">
            <text:p>0.003597038824813</text:p>
          </table:table-cell>
          <table:table-cell table:formula="of:=ABS([.G1069])" office:value-type="float" office:value="0.0035970388248125" calcext:value-type="float">
            <text:p>0.003597038824813</text:p>
          </table:table-cell>
          <table:table-cell table:formula="of:=[.G1069]*[.G1069]" office:value-type="float" office:value="0.0000129386883072085" calcext:value-type="float">
            <text:p>1.29386883072085E-05</text:p>
          </table:table-cell>
          <table:table-cell table:formula="of:=([.F1069]-[.F1068])/([.F1068]+0.0000000000001)" office:value-type="float" office:value="0.0262114867382755" calcext:value-type="float">
            <text:p>0.026211486738276</text:p>
          </table:table-cell>
          <table:table-cell table:formula="of:=ABS([.J1069])" office:value-type="float" office:value="0.0262114867382755" calcext:value-type="float">
            <text:p>0.026211486738276</text:p>
          </table:table-cell>
          <table:table-cell table:formula="of:=[.J1069]*[.J1069]" office:value-type="float" office:value="0.000687042037030791" calcext:value-type="float">
            <text:p>0.000687042037031</text:p>
          </table:table-cell>
        </table:table-row>
        <table:table-row table:style-name="ro1">
          <table:table-cell table:style-name="ce1" office:value-type="string" calcext:value-type="string">
            <text:p>7/14/2018</text:p>
          </table:table-cell>
          <table:table-cell office:value-type="float" office:value="1531526400" calcext:value-type="float">
            <text:p>1531526400</text:p>
          </table:table-cell>
          <table:table-cell office:value-type="float" office:value="57677945355" calcext:value-type="float">
            <text:p>57677945355</text:p>
          </table:table-cell>
          <table:table-cell table:formula="of:=[.C1070]/10^9" office:value-type="float" office:value="57.677945355" calcext:value-type="float">
            <text:p>57.677945355</text:p>
          </table:table-cell>
          <table:table-cell office:value-type="float" office:value="433.74" calcext:value-type="float">
            <text:p>433.74</text:p>
          </table:table-cell>
          <table:table-cell table:formula="of:=[.E1070]*[.D1070]" office:value-type="float" office:value="25017.2320182777" calcext:value-type="float">
            <text:p>25017.2320182777</text:p>
          </table:table-cell>
          <table:table-cell table:formula="of:=([.E1070]-[.E1069])/([.E1069]+0.0000000000001)" office:value-type="float" office:value="0.00295981131202893" calcext:value-type="float">
            <text:p>0.002959811312029</text:p>
          </table:table-cell>
          <table:table-cell table:formula="of:=ABS([.G1070])" office:value-type="float" office:value="0.00295981131202893" calcext:value-type="float">
            <text:p>0.002959811312029</text:p>
          </table:table-cell>
          <table:table-cell table:formula="of:=[.G1070]*[.G1070]" office:value-type="float" office:value="0.00000876048300281439" calcext:value-type="float">
            <text:p>8.76048300281439E-06</text:p>
          </table:table-cell>
          <table:table-cell table:formula="of:=([.F1070]-[.F1069])/([.F1069]+0.0000000000001)" office:value-type="float" office:value="0.938186887545481" calcext:value-type="float">
            <text:p>0.938186887545481</text:p>
          </table:table-cell>
          <table:table-cell table:formula="of:=ABS([.J1070])" office:value-type="float" office:value="0.938186887545481" calcext:value-type="float">
            <text:p>0.938186887545481</text:p>
          </table:table-cell>
          <table:table-cell table:formula="of:=[.J1070]*[.J1070]" office:value-type="float" office:value="0.880194635962276" calcext:value-type="float">
            <text:p>0.880194635962276</text:p>
          </table:table-cell>
        </table:table-row>
        <table:table-row table:style-name="ro1">
          <table:table-cell table:style-name="ce1" office:value-type="string" calcext:value-type="string">
            <text:p>7/15/2018</text:p>
          </table:table-cell>
          <table:table-cell office:value-type="float" office:value="1531612800" calcext:value-type="float">
            <text:p>1531612800</text:p>
          </table:table-cell>
          <table:table-cell office:value-type="float" office:value="48216188725" calcext:value-type="float">
            <text:p>48216188725</text:p>
          </table:table-cell>
          <table:table-cell table:formula="of:=[.C1071]/10^9" office:value-type="float" office:value="48.216188725" calcext:value-type="float">
            <text:p>48.216188725</text:p>
          </table:table-cell>
          <table:table-cell office:value-type="float" office:value="449.62" calcext:value-type="float">
            <text:p>449.62</text:p>
          </table:table-cell>
          <table:table-cell table:formula="of:=[.E1071]*[.D1071]" office:value-type="float" office:value="21678.9627745345" calcext:value-type="float">
            <text:p>21678.9627745345</text:p>
          </table:table-cell>
          <table:table-cell table:formula="of:=([.E1071]-[.E1070])/([.E1070]+0.0000000000001)" office:value-type="float" office:value="0.0366117950846129" calcext:value-type="float">
            <text:p>0.036611795084613</text:p>
          </table:table-cell>
          <table:table-cell table:formula="of:=ABS([.G1071])" office:value-type="float" office:value="0.0366117950846129" calcext:value-type="float">
            <text:p>0.036611795084613</text:p>
          </table:table-cell>
          <table:table-cell table:formula="of:=[.G1071]*[.G1071]" office:value-type="float" office:value="0.00134042353931768" calcext:value-type="float">
            <text:p>0.001340423539318</text:p>
          </table:table-cell>
          <table:table-cell table:formula="of:=([.F1071]-[.F1070])/([.F1070]+0.0000000000001)" office:value-type="float" office:value="-0.133438792960958" calcext:value-type="float">
            <text:p>-0.133438792960958</text:p>
          </table:table-cell>
          <table:table-cell table:formula="of:=ABS([.J1071])" office:value-type="float" office:value="0.133438792960958" calcext:value-type="float">
            <text:p>0.133438792960958</text:p>
          </table:table-cell>
          <table:table-cell table:formula="of:=[.J1071]*[.J1071]" office:value-type="float" office:value="0.0178059114668773" calcext:value-type="float">
            <text:p>0.017805911466877</text:p>
          </table:table-cell>
        </table:table-row>
        <table:table-row table:style-name="ro1">
          <table:table-cell table:style-name="ce1" office:value-type="string" calcext:value-type="string">
            <text:p>7/16/2018</text:p>
          </table:table-cell>
          <table:table-cell office:value-type="float" office:value="1531699200" calcext:value-type="float">
            <text:p>1531699200</text:p>
          </table:table-cell>
          <table:table-cell office:value-type="float" office:value="18562899613" calcext:value-type="float">
            <text:p>18562899613</text:p>
          </table:table-cell>
          <table:table-cell table:formula="of:=[.C1072]/10^9" office:value-type="float" office:value="18.562899613" calcext:value-type="float">
            <text:p>18.562899613</text:p>
          </table:table-cell>
          <table:table-cell office:value-type="float" office:value="478.75" calcext:value-type="float">
            <text:p>478.75</text:p>
          </table:table-cell>
          <table:table-cell table:formula="of:=[.E1072]*[.D1072]" office:value-type="float" office:value="8886.98818972375" calcext:value-type="float">
            <text:p>8886.98818972375</text:p>
          </table:table-cell>
          <table:table-cell table:formula="of:=([.E1072]-[.E1071])/([.E1071]+0.0000000000001)" office:value-type="float" office:value="0.0647880432365108" calcext:value-type="float">
            <text:p>0.064788043236511</text:p>
          </table:table-cell>
          <table:table-cell table:formula="of:=ABS([.G1072])" office:value-type="float" office:value="0.0647880432365108" calcext:value-type="float">
            <text:p>0.064788043236511</text:p>
          </table:table-cell>
          <table:table-cell table:formula="of:=[.G1072]*[.G1072]" office:value-type="float" office:value="0.00419749054641599" calcext:value-type="float">
            <text:p>0.004197490546416</text:p>
          </table:table-cell>
          <table:table-cell table:formula="of:=([.F1072]-[.F1071])/([.F1071]+0.0000000000001)" office:value-type="float" office:value="-0.59006395821838" calcext:value-type="float">
            <text:p>-0.59006395821838</text:p>
          </table:table-cell>
          <table:table-cell table:formula="of:=ABS([.J1072])" office:value-type="float" office:value="0.59006395821838" calcext:value-type="float">
            <text:p>0.59006395821838</text:p>
          </table:table-cell>
          <table:table-cell table:formula="of:=[.J1072]*[.J1072]" office:value-type="float" office:value="0.348175474788343" calcext:value-type="float">
            <text:p>0.348175474788343</text:p>
          </table:table-cell>
        </table:table-row>
        <table:table-row table:style-name="ro1">
          <table:table-cell table:style-name="ce1" office:value-type="string" calcext:value-type="string">
            <text:p>7/17/2018</text:p>
          </table:table-cell>
          <table:table-cell office:value-type="float" office:value="1531785600" calcext:value-type="float">
            <text:p>1531785600</text:p>
          </table:table-cell>
          <table:table-cell office:value-type="float" office:value="17548648323" calcext:value-type="float">
            <text:p>17548648323</text:p>
          </table:table-cell>
          <table:table-cell table:formula="of:=[.C1073]/10^9" office:value-type="float" office:value="17.548648323" calcext:value-type="float">
            <text:p>17.548648323</text:p>
          </table:table-cell>
          <table:table-cell office:value-type="float" office:value="499.06" calcext:value-type="float">
            <text:p>499.06</text:p>
          </table:table-cell>
          <table:table-cell table:formula="of:=[.E1073]*[.D1073]" office:value-type="float" office:value="8757.82843207638" calcext:value-type="float">
            <text:p>8757.82843207638</text:p>
          </table:table-cell>
          <table:table-cell table:formula="of:=([.E1073]-[.E1072])/([.E1072]+0.0000000000001)" office:value-type="float" office:value="0.0424229765013055" calcext:value-type="float">
            <text:p>0.042422976501306</text:p>
          </table:table-cell>
          <table:table-cell table:formula="of:=ABS([.G1073])" office:value-type="float" office:value="0.0424229765013055" calcext:value-type="float">
            <text:p>0.042422976501306</text:p>
          </table:table-cell>
          <table:table-cell table:formula="of:=[.G1073]*[.G1073]" office:value-type="float" office:value="0.00179970893523032" calcext:value-type="float">
            <text:p>0.00179970893523</text:p>
          </table:table-cell>
          <table:table-cell table:formula="of:=([.F1073]-[.F1072])/([.F1072]+0.0000000000001)" office:value-type="float" office:value="-0.0145335804313008" calcext:value-type="float">
            <text:p>-0.014533580431301</text:p>
          </table:table-cell>
          <table:table-cell table:formula="of:=ABS([.J1073])" office:value-type="float" office:value="0.0145335804313008" calcext:value-type="float">
            <text:p>0.014533580431301</text:p>
          </table:table-cell>
          <table:table-cell table:formula="of:=[.J1073]*[.J1073]" office:value-type="float" office:value="0.00021122496015309" calcext:value-type="float">
            <text:p>0.000211224960153</text:p>
          </table:table-cell>
        </table:table-row>
        <table:table-row table:style-name="ro1">
          <table:table-cell table:style-name="ce1" office:value-type="string" calcext:value-type="string">
            <text:p>7/18/2018</text:p>
          </table:table-cell>
          <table:table-cell office:value-type="float" office:value="1531872000" calcext:value-type="float">
            <text:p>1531872000</text:p>
          </table:table-cell>
          <table:table-cell office:value-type="float" office:value="15413432909" calcext:value-type="float">
            <text:p>15413432909</text:p>
          </table:table-cell>
          <table:table-cell table:formula="of:=[.C1074]/10^9" office:value-type="float" office:value="15.413432909" calcext:value-type="float">
            <text:p>15.413432909</text:p>
          </table:table-cell>
          <table:table-cell office:value-type="float" office:value="479.02" calcext:value-type="float">
            <text:p>479.02</text:p>
          </table:table-cell>
          <table:table-cell table:formula="of:=[.E1074]*[.D1074]" office:value-type="float" office:value="7383.34263206918" calcext:value-type="float">
            <text:p>7383.34263206918</text:p>
          </table:table-cell>
          <table:table-cell table:formula="of:=([.E1074]-[.E1073])/([.E1073]+0.0000000000001)" office:value-type="float" office:value="-0.0401554923255721" calcext:value-type="float">
            <text:p>-0.040155492325572</text:p>
          </table:table-cell>
          <table:table-cell table:formula="of:=ABS([.G1074])" office:value-type="float" office:value="0.0401554923255721" calcext:value-type="float">
            <text:p>0.040155492325572</text:p>
          </table:table-cell>
          <table:table-cell table:formula="of:=[.G1074]*[.G1074]" office:value-type="float" office:value="0.00161246356390908" calcext:value-type="float">
            <text:p>0.001612463563909</text:p>
          </table:table-cell>
          <table:table-cell table:formula="of:=([.F1074]-[.F1073])/([.F1073]+0.0000000000001)" office:value-type="float" office:value="-0.1569436773816" calcext:value-type="float">
            <text:p>-0.1569436773816</text:p>
          </table:table-cell>
          <table:table-cell table:formula="of:=ABS([.J1074])" office:value-type="float" office:value="0.1569436773816" calcext:value-type="float">
            <text:p>0.1569436773816</text:p>
          </table:table-cell>
          <table:table-cell table:formula="of:=[.J1074]*[.J1074]" office:value-type="float" office:value="0.0246313178700598" calcext:value-type="float">
            <text:p>0.02463131787006</text:p>
          </table:table-cell>
        </table:table-row>
        <table:table-row table:style-name="ro1">
          <table:table-cell table:style-name="ce1" office:value-type="string" calcext:value-type="string">
            <text:p>7/19/2018</text:p>
          </table:table-cell>
          <table:table-cell office:value-type="float" office:value="1531958400" calcext:value-type="float">
            <text:p>1531958400</text:p>
          </table:table-cell>
          <table:table-cell office:value-type="float" office:value="13033482562" calcext:value-type="float">
            <text:p>13033482562</text:p>
          </table:table-cell>
          <table:table-cell table:formula="of:=[.C1075]/10^9" office:value-type="float" office:value="13.033482562" calcext:value-type="float">
            <text:p>13.033482562</text:p>
          </table:table-cell>
          <table:table-cell office:value-type="float" office:value="468.65" calcext:value-type="float">
            <text:p>468.65</text:p>
          </table:table-cell>
          <table:table-cell table:formula="of:=[.E1075]*[.D1075]" office:value-type="float" office:value="6108.1416026813" calcext:value-type="float">
            <text:p>6108.1416026813</text:p>
          </table:table-cell>
          <table:table-cell table:formula="of:=([.E1075]-[.E1074])/([.E1074]+0.0000000000001)" office:value-type="float" office:value="-0.0216483654127176" calcext:value-type="float">
            <text:p>-0.021648365412718</text:p>
          </table:table-cell>
          <table:table-cell table:formula="of:=ABS([.G1075])" office:value-type="float" office:value="0.0216483654127176" calcext:value-type="float">
            <text:p>0.021648365412718</text:p>
          </table:table-cell>
          <table:table-cell table:formula="of:=[.G1075]*[.G1075]" office:value-type="float" office:value="0.000468651725042549" calcext:value-type="float">
            <text:p>0.000468651725043</text:p>
          </table:table-cell>
          <table:table-cell table:formula="of:=([.F1075]-[.F1074])/([.F1074]+0.0000000000001)" office:value-type="float" office:value="-0.172713240185971" calcext:value-type="float">
            <text:p>-0.172713240185971</text:p>
          </table:table-cell>
          <table:table-cell table:formula="of:=ABS([.J1075])" office:value-type="float" office:value="0.172713240185971" calcext:value-type="float">
            <text:p>0.172713240185971</text:p>
          </table:table-cell>
          <table:table-cell table:formula="of:=[.J1075]*[.J1075]" office:value-type="float" office:value="0.0298298633355368" calcext:value-type="float">
            <text:p>0.029829863335537</text:p>
          </table:table-cell>
        </table:table-row>
        <table:table-row table:style-name="ro1">
          <table:table-cell table:style-name="ce1" office:value-type="string" calcext:value-type="string">
            <text:p>7/20/2018</text:p>
          </table:table-cell>
          <table:table-cell office:value-type="float" office:value="1532044800" calcext:value-type="float">
            <text:p>1532044800</text:p>
          </table:table-cell>
          <table:table-cell office:value-type="float" office:value="15878840129" calcext:value-type="float">
            <text:p>15878840129</text:p>
          </table:table-cell>
          <table:table-cell table:formula="of:=[.C1076]/10^9" office:value-type="float" office:value="15.878840129" calcext:value-type="float">
            <text:p>15.878840129</text:p>
          </table:table-cell>
          <table:table-cell office:value-type="float" office:value="448.84" calcext:value-type="float">
            <text:p>448.84</text:p>
          </table:table-cell>
          <table:table-cell table:formula="of:=[.E1076]*[.D1076]" office:value-type="float" office:value="7127.05860350036" calcext:value-type="float">
            <text:p>7127.05860350036</text:p>
          </table:table-cell>
          <table:table-cell table:formula="of:=([.E1076]-[.E1075])/([.E1075]+0.0000000000001)" office:value-type="float" office:value="-0.0422703510082151" calcext:value-type="float">
            <text:p>-0.042270351008215</text:p>
          </table:table-cell>
          <table:table-cell table:formula="of:=ABS([.G1076])" office:value-type="float" office:value="0.0422703510082151" calcext:value-type="float">
            <text:p>0.042270351008215</text:p>
          </table:table-cell>
          <table:table-cell table:formula="of:=[.G1076]*[.G1076]" office:value-type="float" office:value="0.00178678257435771" calcext:value-type="float">
            <text:p>0.001786782574358</text:p>
          </table:table-cell>
          <table:table-cell table:formula="of:=([.F1076]-[.F1075])/([.F1075]+0.0000000000001)" office:value-type="float" office:value="0.166812930527312" calcext:value-type="float">
            <text:p>0.166812930527312</text:p>
          </table:table-cell>
          <table:table-cell table:formula="of:=ABS([.J1076])" office:value-type="float" office:value="0.166812930527312" calcext:value-type="float">
            <text:p>0.166812930527312</text:p>
          </table:table-cell>
          <table:table-cell table:formula="of:=[.J1076]*[.J1076]" office:value-type="float" office:value="0.0278265537911099" calcext:value-type="float">
            <text:p>0.02782655379111</text:p>
          </table:table-cell>
        </table:table-row>
        <table:table-row table:style-name="ro1">
          <table:table-cell table:style-name="ce1" office:value-type="string" calcext:value-type="string">
            <text:p>7/21/2018</text:p>
          </table:table-cell>
          <table:table-cell office:value-type="float" office:value="1532131200" calcext:value-type="float">
            <text:p>1532131200</text:p>
          </table:table-cell>
          <table:table-cell office:value-type="float" office:value="15826395751" calcext:value-type="float">
            <text:p>15826395751</text:p>
          </table:table-cell>
          <table:table-cell table:formula="of:=[.C1077]/10^9" office:value-type="float" office:value="15.826395751" calcext:value-type="float">
            <text:p>15.826395751</text:p>
          </table:table-cell>
          <table:table-cell office:value-type="float" office:value="461.04" calcext:value-type="float">
            <text:p>461.04</text:p>
          </table:table-cell>
          <table:table-cell table:formula="of:=[.E1077]*[.D1077]" office:value-type="float" office:value="7296.60149704104" calcext:value-type="float">
            <text:p>7296.60149704104</text:p>
          </table:table-cell>
          <table:table-cell table:formula="of:=([.E1077]-[.E1076])/([.E1076]+0.0000000000001)" office:value-type="float" office:value="0.0271811781481152" calcext:value-type="float">
            <text:p>0.027181178148115</text:p>
          </table:table-cell>
          <table:table-cell table:formula="of:=ABS([.G1077])" office:value-type="float" office:value="0.0271811781481152" calcext:value-type="float">
            <text:p>0.027181178148115</text:p>
          </table:table-cell>
          <table:table-cell table:formula="of:=[.G1077]*[.G1077]" office:value-type="float" office:value="0.000738816445519577" calcext:value-type="float">
            <text:p>0.00073881644552</text:p>
          </table:table-cell>
          <table:table-cell table:formula="of:=([.F1077]-[.F1076])/([.F1076]+0.0000000000001)" office:value-type="float" office:value="0.0237886206600591" calcext:value-type="float">
            <text:p>0.023788620660059</text:p>
          </table:table-cell>
          <table:table-cell table:formula="of:=ABS([.J1077])" office:value-type="float" office:value="0.0237886206600591" calcext:value-type="float">
            <text:p>0.023788620660059</text:p>
          </table:table-cell>
          <table:table-cell table:formula="of:=[.J1077]*[.J1077]" office:value-type="float" office:value="0.000565898472908192" calcext:value-type="float">
            <text:p>0.000565898472908</text:p>
          </table:table-cell>
        </table:table-row>
        <table:table-row table:style-name="ro1">
          <table:table-cell table:style-name="ce1" office:value-type="string" calcext:value-type="string">
            <text:p>7/22/2018</text:p>
          </table:table-cell>
          <table:table-cell office:value-type="float" office:value="1532217600" calcext:value-type="float">
            <text:p>1532217600</text:p>
          </table:table-cell>
          <table:table-cell office:value-type="float" office:value="11032570831" calcext:value-type="float">
            <text:p>11032570831</text:p>
          </table:table-cell>
          <table:table-cell table:formula="of:=[.C1078]/10^9" office:value-type="float" office:value="11.032570831" calcext:value-type="float">
            <text:p>11.032570831</text:p>
          </table:table-cell>
          <table:table-cell office:value-type="float" office:value="457.65" calcext:value-type="float">
            <text:p>457.65</text:p>
          </table:table-cell>
          <table:table-cell table:formula="of:=[.E1078]*[.D1078]" office:value-type="float" office:value="5049.05604080715" calcext:value-type="float">
            <text:p>5049.05604080715</text:p>
          </table:table-cell>
          <table:table-cell table:formula="of:=([.E1078]-[.E1077])/([.E1077]+0.0000000000001)" office:value-type="float" office:value="-0.00735294117647068" calcext:value-type="float">
            <text:p>-0.007352941176471</text:p>
          </table:table-cell>
          <table:table-cell table:formula="of:=ABS([.G1078])" office:value-type="float" office:value="0.00735294117647068" calcext:value-type="float">
            <text:p>0.007352941176471</text:p>
          </table:table-cell>
          <table:table-cell table:formula="of:=[.G1078]*[.G1078]" office:value-type="float" office:value="0.000054065743944638" calcext:value-type="float">
            <text:p>5.4065743944638E-05</text:p>
          </table:table-cell>
          <table:table-cell table:formula="of:=([.F1078]-[.F1077])/([.F1077]+0.0000000000001)" office:value-type="float" office:value="-0.308026340364802" calcext:value-type="float">
            <text:p>-0.308026340364802</text:p>
          </table:table-cell>
          <table:table-cell table:formula="of:=ABS([.J1078])" office:value-type="float" office:value="0.308026340364802" calcext:value-type="float">
            <text:p>0.308026340364802</text:p>
          </table:table-cell>
          <table:table-cell table:formula="of:=[.J1078]*[.J1078]" office:value-type="float" office:value="0.0948802263585331" calcext:value-type="float">
            <text:p>0.094880226358533</text:p>
          </table:table-cell>
        </table:table-row>
        <table:table-row table:style-name="ro1">
          <table:table-cell table:style-name="ce1" office:value-type="string" calcext:value-type="string">
            <text:p>7/23/2018</text:p>
          </table:table-cell>
          <table:table-cell office:value-type="float" office:value="1532304000" calcext:value-type="float">
            <text:p>1532304000</text:p>
          </table:table-cell>
          <table:table-cell office:value-type="float" office:value="15546838989" calcext:value-type="float">
            <text:p>15546838989</text:p>
          </table:table-cell>
          <table:table-cell table:formula="of:=[.C1079]/10^9" office:value-type="float" office:value="15.546838989" calcext:value-type="float">
            <text:p>15.546838989</text:p>
          </table:table-cell>
          <table:table-cell office:value-type="float" office:value="449.63" calcext:value-type="float">
            <text:p>449.63</text:p>
          </table:table-cell>
          <table:table-cell table:formula="of:=[.E1079]*[.D1079]" office:value-type="float" office:value="6990.32521462407" calcext:value-type="float">
            <text:p>6990.32521462407</text:p>
          </table:table-cell>
          <table:table-cell table:formula="of:=([.E1079]-[.E1078])/([.E1078]+0.0000000000001)" office:value-type="float" office:value="-0.0175243089697367" calcext:value-type="float">
            <text:p>-0.017524308969737</text:p>
          </table:table-cell>
          <table:table-cell table:formula="of:=ABS([.G1079])" office:value-type="float" office:value="0.0175243089697367" calcext:value-type="float">
            <text:p>0.017524308969737</text:p>
          </table:table-cell>
          <table:table-cell table:formula="of:=[.G1079]*[.G1079]" office:value-type="float" office:value="0.000307101404866793" calcext:value-type="float">
            <text:p>0.000307101404867</text:p>
          </table:table-cell>
          <table:table-cell table:formula="of:=([.F1079]-[.F1078])/([.F1078]+0.0000000000001)" office:value-type="float" office:value="0.384481605695663" calcext:value-type="float">
            <text:p>0.384481605695663</text:p>
          </table:table-cell>
          <table:table-cell table:formula="of:=ABS([.J1079])" office:value-type="float" office:value="0.384481605695663" calcext:value-type="float">
            <text:p>0.384481605695663</text:p>
          </table:table-cell>
          <table:table-cell table:formula="of:=[.J1079]*[.J1079]" office:value-type="float" office:value="0.147826105118315" calcext:value-type="float">
            <text:p>0.147826105118315</text:p>
          </table:table-cell>
        </table:table-row>
        <table:table-row table:style-name="ro1">
          <table:table-cell table:style-name="ce1" office:value-type="string" calcext:value-type="string">
            <text:p>7/24/2018</text:p>
          </table:table-cell>
          <table:table-cell office:value-type="float" office:value="1532390400" calcext:value-type="float">
            <text:p>1532390400</text:p>
          </table:table-cell>
          <table:table-cell office:value-type="float" office:value="15414715967" calcext:value-type="float">
            <text:p>15414715967</text:p>
          </table:table-cell>
          <table:table-cell table:formula="of:=[.C1080]/10^9" office:value-type="float" office:value="15.414715967" calcext:value-type="float">
            <text:p>15.414715967</text:p>
          </table:table-cell>
          <table:table-cell office:value-type="float" office:value="479.47" calcext:value-type="float">
            <text:p>479.47</text:p>
          </table:table-cell>
          <table:table-cell table:formula="of:=[.E1080]*[.D1080]" office:value-type="float" office:value="7390.89386469749" calcext:value-type="float">
            <text:p>7390.89386469749</text:p>
          </table:table-cell>
          <table:table-cell table:formula="of:=([.E1080]-[.E1079])/([.E1079]+0.0000000000001)" office:value-type="float" office:value="0.0663656784467229" calcext:value-type="float">
            <text:p>0.066365678446723</text:p>
          </table:table-cell>
          <table:table-cell table:formula="of:=ABS([.G1080])" office:value-type="float" office:value="0.0663656784467229" calcext:value-type="float">
            <text:p>0.066365678446723</text:p>
          </table:table-cell>
          <table:table-cell table:formula="of:=[.G1080]*[.G1080]" office:value-type="float" office:value="0.00440440327569382" calcext:value-type="float">
            <text:p>0.004404403275694</text:p>
          </table:table-cell>
          <table:table-cell table:formula="of:=([.F1080]-[.F1079])/([.F1079]+0.0000000000001)" office:value-type="float" office:value="0.0573032924470257" calcext:value-type="float">
            <text:p>0.057303292447026</text:p>
          </table:table-cell>
          <table:table-cell table:formula="of:=ABS([.J1080])" office:value-type="float" office:value="0.0573032924470257" calcext:value-type="float">
            <text:p>0.057303292447026</text:p>
          </table:table-cell>
          <table:table-cell table:formula="of:=[.J1080]*[.J1080]" office:value-type="float" office:value="0.00328366732526936" calcext:value-type="float">
            <text:p>0.003283667325269</text:p>
          </table:table-cell>
        </table:table-row>
        <table:table-row table:style-name="ro1">
          <table:table-cell table:style-name="ce1" office:value-type="string" calcext:value-type="string">
            <text:p>7/25/2018</text:p>
          </table:table-cell>
          <table:table-cell office:value-type="float" office:value="1532476800" calcext:value-type="float">
            <text:p>1532476800</text:p>
          </table:table-cell>
          <table:table-cell office:value-type="float" office:value="13351179160" calcext:value-type="float">
            <text:p>13351179160</text:p>
          </table:table-cell>
          <table:table-cell table:formula="of:=[.C1081]/10^9" office:value-type="float" office:value="13.35117916" calcext:value-type="float">
            <text:p>13.35117916</text:p>
          </table:table-cell>
          <table:table-cell office:value-type="float" office:value="471.28" calcext:value-type="float">
            <text:p>471.28</text:p>
          </table:table-cell>
          <table:table-cell table:formula="of:=[.E1081]*[.D1081]" office:value-type="float" office:value="6292.1437145248" calcext:value-type="float">
            <text:p>6292.1437145248</text:p>
          </table:table-cell>
          <table:table-cell table:formula="of:=([.E1081]-[.E1080])/([.E1080]+0.0000000000001)" office:value-type="float" office:value="-0.0170813606690722" calcext:value-type="float">
            <text:p>-0.017081360669072</text:p>
          </table:table-cell>
          <table:table-cell table:formula="of:=ABS([.G1081])" office:value-type="float" office:value="0.0170813606690722" calcext:value-type="float">
            <text:p>0.017081360669072</text:p>
          </table:table-cell>
          <table:table-cell table:formula="of:=[.G1081]*[.G1081]" office:value-type="float" office:value="0.000291772882306927" calcext:value-type="float">
            <text:p>0.000291772882307</text:p>
          </table:table-cell>
          <table:table-cell table:formula="of:=([.F1081]-[.F1080])/([.F1080]+0.0000000000001)" office:value-type="float" office:value="-0.148662688206207" calcext:value-type="float">
            <text:p>-0.148662688206207</text:p>
          </table:table-cell>
          <table:table-cell table:formula="of:=ABS([.J1081])" office:value-type="float" office:value="0.148662688206207" calcext:value-type="float">
            <text:p>0.148662688206207</text:p>
          </table:table-cell>
          <table:table-cell table:formula="of:=[.J1081]*[.J1081]" office:value-type="float" office:value="0.0221005948646959" calcext:value-type="float">
            <text:p>0.022100594864696</text:p>
          </table:table-cell>
        </table:table-row>
        <table:table-row table:style-name="ro1">
          <table:table-cell table:style-name="ce1" office:value-type="string" calcext:value-type="string">
            <text:p>7/26/2018</text:p>
          </table:table-cell>
          <table:table-cell office:value-type="float" office:value="1532563200" calcext:value-type="float">
            <text:p>1532563200</text:p>
          </table:table-cell>
          <table:table-cell office:value-type="float" office:value="12324821471" calcext:value-type="float">
            <text:p>12324821471</text:p>
          </table:table-cell>
          <table:table-cell table:formula="of:=[.C1082]/10^9" office:value-type="float" office:value="12.324821471" calcext:value-type="float">
            <text:p>12.324821471</text:p>
          </table:table-cell>
          <table:table-cell office:value-type="float" office:value="462.03" calcext:value-type="float">
            <text:p>462.03</text:p>
          </table:table-cell>
          <table:table-cell table:formula="of:=[.E1082]*[.D1082]" office:value-type="float" office:value="5694.43726424613" calcext:value-type="float">
            <text:p>5694.43726424613</text:p>
          </table:table-cell>
          <table:table-cell table:formula="of:=([.E1082]-[.E1081])/([.E1081]+0.0000000000001)" office:value-type="float" office:value="-0.0196273977253437" calcext:value-type="float">
            <text:p>-0.019627397725344</text:p>
          </table:table-cell>
          <table:table-cell table:formula="of:=ABS([.G1082])" office:value-type="float" office:value="0.0196273977253437" calcext:value-type="float">
            <text:p>0.019627397725344</text:p>
          </table:table-cell>
          <table:table-cell table:formula="of:=[.G1082]*[.G1082]" office:value-type="float" office:value="0.000385234741468829" calcext:value-type="float">
            <text:p>0.000385234741469</text:p>
          </table:table-cell>
          <table:table-cell table:formula="of:=([.F1082]-[.F1081])/([.F1081]+0.0000000000001)" office:value-type="float" office:value="-0.0949924981686167" calcext:value-type="float">
            <text:p>-0.094992498168617</text:p>
          </table:table-cell>
          <table:table-cell table:formula="of:=ABS([.J1082])" office:value-type="float" office:value="0.0949924981686167" calcext:value-type="float">
            <text:p>0.094992498168617</text:p>
          </table:table-cell>
          <table:table-cell table:formula="of:=[.J1082]*[.J1082]" office:value-type="float" office:value="0.00902357470831464" calcext:value-type="float">
            <text:p>0.009023574708315</text:p>
          </table:table-cell>
        </table:table-row>
        <table:table-row table:style-name="ro1">
          <table:table-cell table:style-name="ce1" office:value-type="string" calcext:value-type="string">
            <text:p>7/27/2018</text:p>
          </table:table-cell>
          <table:table-cell office:value-type="float" office:value="1532649600" calcext:value-type="float">
            <text:p>1532649600</text:p>
          </table:table-cell>
          <table:table-cell office:value-type="float" office:value="10745209264" calcext:value-type="float">
            <text:p>10745209264</text:p>
          </table:table-cell>
          <table:table-cell table:formula="of:=[.C1083]/10^9" office:value-type="float" office:value="10.745209264" calcext:value-type="float">
            <text:p>10.745209264</text:p>
          </table:table-cell>
          <table:table-cell office:value-type="float" office:value="469.69" calcext:value-type="float">
            <text:p>469.69</text:p>
          </table:table-cell>
          <table:table-cell table:formula="of:=[.E1083]*[.D1083]" office:value-type="float" office:value="5046.91733920816" calcext:value-type="float">
            <text:p>5046.91733920816</text:p>
          </table:table-cell>
          <table:table-cell table:formula="of:=([.E1083]-[.E1082])/([.E1082]+0.0000000000001)" office:value-type="float" office:value="0.0165790100209944" calcext:value-type="float">
            <text:p>0.016579010020994</text:p>
          </table:table-cell>
          <table:table-cell table:formula="of:=ABS([.G1083])" office:value-type="float" office:value="0.0165790100209944" calcext:value-type="float">
            <text:p>0.016579010020994</text:p>
          </table:table-cell>
          <table:table-cell table:formula="of:=[.G1083]*[.G1083]" office:value-type="float" office:value="0.000274863573276231" calcext:value-type="float">
            <text:p>0.000274863573276</text:p>
          </table:table-cell>
          <table:table-cell table:formula="of:=([.F1083]-[.F1082])/([.F1082]+0.0000000000001)" office:value-type="float" office:value="-0.113710959483842" calcext:value-type="float">
            <text:p>-0.113710959483842</text:p>
          </table:table-cell>
          <table:table-cell table:formula="of:=ABS([.J1083])" office:value-type="float" office:value="0.113710959483842" calcext:value-type="float">
            <text:p>0.113710959483842</text:p>
          </table:table-cell>
          <table:table-cell table:formula="of:=[.J1083]*[.J1083]" office:value-type="float" office:value="0.0129301823067359" calcext:value-type="float">
            <text:p>0.012930182306736</text:p>
          </table:table-cell>
        </table:table-row>
        <table:table-row table:style-name="ro1">
          <table:table-cell table:style-name="ce1" office:value-type="string" calcext:value-type="string">
            <text:p>7/28/2018</text:p>
          </table:table-cell>
          <table:table-cell office:value-type="float" office:value="1532736000" calcext:value-type="float">
            <text:p>1532736000</text:p>
          </table:table-cell>
          <table:table-cell office:value-type="float" office:value="11542424148" calcext:value-type="float">
            <text:p>11542424148</text:p>
          </table:table-cell>
          <table:table-cell table:formula="of:=[.C1084]/10^9" office:value-type="float" office:value="11.542424148" calcext:value-type="float">
            <text:p>11.542424148</text:p>
          </table:table-cell>
          <table:table-cell office:value-type="float" office:value="468.55" calcext:value-type="float">
            <text:p>468.55</text:p>
          </table:table-cell>
          <table:table-cell table:formula="of:=[.E1084]*[.D1084]" office:value-type="float" office:value="5408.2028345454" calcext:value-type="float">
            <text:p>5408.2028345454</text:p>
          </table:table-cell>
          <table:table-cell table:formula="of:=([.E1084]-[.E1083])/([.E1083]+0.0000000000001)" office:value-type="float" office:value="-0.00242713278971233" calcext:value-type="float">
            <text:p>-0.002427132789712</text:p>
          </table:table-cell>
          <table:table-cell table:formula="of:=ABS([.G1084])" office:value-type="float" office:value="0.00242713278971233" calcext:value-type="float">
            <text:p>0.002427132789712</text:p>
          </table:table-cell>
          <table:table-cell table:formula="of:=[.G1084]*[.G1084]" office:value-type="float" office:value="0.00000589097357889678" calcext:value-type="float">
            <text:p>5.89097357889678E-06</text:p>
          </table:table-cell>
          <table:table-cell table:formula="of:=([.F1084]-[.F1083])/([.F1083]+0.0000000000001)" office:value-type="float" office:value="0.0715853799566933" calcext:value-type="float">
            <text:p>0.071585379956693</text:p>
          </table:table-cell>
          <table:table-cell table:formula="of:=ABS([.J1084])" office:value-type="float" office:value="0.0715853799566933" calcext:value-type="float">
            <text:p>0.071585379956693</text:p>
          </table:table-cell>
          <table:table-cell table:formula="of:=[.J1084]*[.J1084]" office:value-type="float" office:value="0.00512446662354415" calcext:value-type="float">
            <text:p>0.005124466623544</text:p>
          </table:table-cell>
        </table:table-row>
        <table:table-row table:style-name="ro1">
          <table:table-cell table:style-name="ce1" office:value-type="string" calcext:value-type="string">
            <text:p>7/29/2018</text:p>
          </table:table-cell>
          <table:table-cell office:value-type="float" office:value="1532822400" calcext:value-type="float">
            <text:p>1532822400</text:p>
          </table:table-cell>
          <table:table-cell office:value-type="float" office:value="9257167474" calcext:value-type="float">
            <text:p>9257167474</text:p>
          </table:table-cell>
          <table:table-cell table:formula="of:=[.C1085]/10^9" office:value-type="float" office:value="9.257167474" calcext:value-type="float">
            <text:p>9.257167474</text:p>
          </table:table-cell>
          <table:table-cell office:value-type="float" office:value="466.2" calcext:value-type="float">
            <text:p>466.2</text:p>
          </table:table-cell>
          <table:table-cell table:formula="of:=[.E1085]*[.D1085]" office:value-type="float" office:value="4315.6914763788" calcext:value-type="float">
            <text:p>4315.6914763788</text:p>
          </table:table-cell>
          <table:table-cell table:formula="of:=([.E1085]-[.E1084])/([.E1084]+0.0000000000001)" office:value-type="float" office:value="-0.00501547326859465" calcext:value-type="float">
            <text:p>-0.005015473268595</text:p>
          </table:table-cell>
          <table:table-cell table:formula="of:=ABS([.G1085])" office:value-type="float" office:value="0.00501547326859465" calcext:value-type="float">
            <text:p>0.005015473268595</text:p>
          </table:table-cell>
          <table:table-cell table:formula="of:=[.G1085]*[.G1085]" office:value-type="float" office:value="0.0000251549721079875" calcext:value-type="float">
            <text:p>2.51549721079875E-05</text:p>
          </table:table-cell>
          <table:table-cell table:formula="of:=([.F1085]-[.F1084])/([.F1084]+0.0000000000001)" office:value-type="float" office:value="-0.202010056129567" calcext:value-type="float">
            <text:p>-0.202010056129567</text:p>
          </table:table-cell>
          <table:table-cell table:formula="of:=ABS([.J1085])" office:value-type="float" office:value="0.202010056129567" calcext:value-type="float">
            <text:p>0.202010056129567</text:p>
          </table:table-cell>
          <table:table-cell table:formula="of:=[.J1085]*[.J1085]" office:value-type="float" office:value="0.0408080627774708" calcext:value-type="float">
            <text:p>0.040808062777471</text:p>
          </table:table-cell>
        </table:table-row>
        <table:table-row table:style-name="ro1">
          <table:table-cell table:style-name="ce1" office:value-type="string" calcext:value-type="string">
            <text:p>7/30/2018</text:p>
          </table:table-cell>
          <table:table-cell office:value-type="float" office:value="1532908800" calcext:value-type="float">
            <text:p>1532908800</text:p>
          </table:table-cell>
          <table:table-cell office:value-type="float" office:value="10934695303" calcext:value-type="float">
            <text:p>10934695303</text:p>
          </table:table-cell>
          <table:table-cell table:formula="of:=[.C1086]/10^9" office:value-type="float" office:value="10.934695303" calcext:value-type="float">
            <text:p>10.934695303</text:p>
          </table:table-cell>
          <table:table-cell office:value-type="float" office:value="456.56" calcext:value-type="float">
            <text:p>456.56</text:p>
          </table:table-cell>
          <table:table-cell table:formula="of:=[.E1086]*[.D1086]" office:value-type="float" office:value="4992.34448753768" calcext:value-type="float">
            <text:p>4992.34448753768</text:p>
          </table:table-cell>
          <table:table-cell table:formula="of:=([.E1086]-[.E1085])/([.E1085]+0.0000000000001)" office:value-type="float" office:value="-0.0206778206778206" calcext:value-type="float">
            <text:p>-0.020677820677821</text:p>
          </table:table-cell>
          <table:table-cell table:formula="of:=ABS([.G1086])" office:value-type="float" office:value="0.0206778206778206" calcext:value-type="float">
            <text:p>0.020677820677821</text:p>
          </table:table-cell>
          <table:table-cell table:formula="of:=[.G1086]*[.G1086]" office:value-type="float" office:value="0.000427572267984107" calcext:value-type="float">
            <text:p>0.000427572267984</text:p>
          </table:table-cell>
          <table:table-cell table:formula="of:=([.F1086]-[.F1085])/([.F1085]+0.0000000000001)" office:value-type="float" office:value="0.156789013965068" calcext:value-type="float">
            <text:p>0.156789013965068</text:p>
          </table:table-cell>
          <table:table-cell table:formula="of:=ABS([.J1086])" office:value-type="float" office:value="0.156789013965068" calcext:value-type="float">
            <text:p>0.156789013965068</text:p>
          </table:table-cell>
          <table:table-cell table:formula="of:=[.J1086]*[.J1086]" office:value-type="float" office:value="0.0245827949001382" calcext:value-type="float">
            <text:p>0.024582794900138</text:p>
          </table:table-cell>
        </table:table-row>
        <table:table-row table:style-name="ro1">
          <table:table-cell table:style-name="ce1" office:value-type="string" calcext:value-type="string">
            <text:p>7/31/2018</text:p>
          </table:table-cell>
          <table:table-cell office:value-type="float" office:value="1532995200" calcext:value-type="float">
            <text:p>1532995200</text:p>
          </table:table-cell>
          <table:table-cell office:value-type="float" office:value="11023798202" calcext:value-type="float">
            <text:p>11023798202</text:p>
          </table:table-cell>
          <table:table-cell table:formula="of:=[.C1087]/10^9" office:value-type="float" office:value="11.023798202" calcext:value-type="float">
            <text:p>11.023798202</text:p>
          </table:table-cell>
          <table:table-cell office:value-type="float" office:value="431.99" calcext:value-type="float">
            <text:p>431.99</text:p>
          </table:table-cell>
          <table:table-cell table:formula="of:=[.E1087]*[.D1087]" office:value-type="float" office:value="4762.17058528198" calcext:value-type="float">
            <text:p>4762.17058528198</text:p>
          </table:table-cell>
          <table:table-cell table:formula="of:=([.E1087]-[.E1086])/([.E1086]+0.0000000000001)" office:value-type="float" office:value="-0.0538154897494305" calcext:value-type="float">
            <text:p>-0.053815489749431</text:p>
          </table:table-cell>
          <table:table-cell table:formula="of:=ABS([.G1087])" office:value-type="float" office:value="0.0538154897494305" calcext:value-type="float">
            <text:p>0.053815489749431</text:p>
          </table:table-cell>
          <table:table-cell table:formula="of:=[.G1087]*[.G1087]" office:value-type="float" office:value="0.00289610693697106" calcext:value-type="float">
            <text:p>0.002896106936971</text:p>
          </table:table-cell>
          <table:table-cell table:formula="of:=([.F1087]-[.F1086])/([.F1086]+0.0000000000001)" office:value-type="float" office:value="-0.0461053725018935" calcext:value-type="float">
            <text:p>-0.046105372501894</text:p>
          </table:table-cell>
          <table:table-cell table:formula="of:=ABS([.J1087])" office:value-type="float" office:value="0.0461053725018935" calcext:value-type="float">
            <text:p>0.046105372501894</text:p>
          </table:table-cell>
          <table:table-cell table:formula="of:=[.J1087]*[.J1087]" office:value-type="float" office:value="0.00212570537353836" calcext:value-type="float">
            <text:p>0.002125705373538</text:p>
          </table:table-cell>
        </table:table-row>
        <table:table-row table:style-name="ro1">
          <table:table-cell table:style-name="ce1" office:value-type="string" calcext:value-type="string">
            <text:p>8/1/2018</text:p>
          </table:table-cell>
          <table:table-cell office:value-type="float" office:value="1533081600" calcext:value-type="float">
            <text:p>1533081600</text:p>
          </table:table-cell>
          <table:table-cell office:value-type="float" office:value="36681296496" calcext:value-type="float">
            <text:p>36681296496</text:p>
          </table:table-cell>
          <table:table-cell table:formula="of:=[.C1088]/10^9" office:value-type="float" office:value="36.681296496" calcext:value-type="float">
            <text:p>36.681296496</text:p>
          </table:table-cell>
          <table:table-cell office:value-type="float" office:value="419.87" calcext:value-type="float">
            <text:p>419.87</text:p>
          </table:table-cell>
          <table:table-cell table:formula="of:=[.E1088]*[.D1088]" office:value-type="float" office:value="15401.3759597755" calcext:value-type="float">
            <text:p>15401.3759597755</text:p>
          </table:table-cell>
          <table:table-cell table:formula="of:=([.E1088]-[.E1087])/([.E1087]+0.0000000000001)" office:value-type="float" office:value="-0.0280562050047455" calcext:value-type="float">
            <text:p>-0.028056205004746</text:p>
          </table:table-cell>
          <table:table-cell table:formula="of:=ABS([.G1088])" office:value-type="float" office:value="0.0280562050047455" calcext:value-type="float">
            <text:p>0.028056205004746</text:p>
          </table:table-cell>
          <table:table-cell table:formula="of:=[.G1088]*[.G1088]" office:value-type="float" office:value="0.000787150639268305" calcext:value-type="float">
            <text:p>0.000787150639268</text:p>
          </table:table-cell>
          <table:table-cell table:formula="of:=([.F1088]-[.F1087])/([.F1087]+0.0000000000001)" office:value-type="float" office:value="2.23410841421246" calcext:value-type="float">
            <text:p>2.23410841421246</text:p>
          </table:table-cell>
          <table:table-cell table:formula="of:=ABS([.J1088])" office:value-type="float" office:value="2.23410841421246" calcext:value-type="float">
            <text:p>2.23410841421246</text:p>
          </table:table-cell>
          <table:table-cell table:formula="of:=[.J1088]*[.J1088]" office:value-type="float" office:value="4.99124040645491" calcext:value-type="float">
            <text:p>4.99124040645491</text:p>
          </table:table-cell>
        </table:table-row>
        <table:table-row table:style-name="ro1">
          <table:table-cell table:style-name="ce1" office:value-type="string" calcext:value-type="string">
            <text:p>8/2/2018</text:p>
          </table:table-cell>
          <table:table-cell office:value-type="float" office:value="1533168000" calcext:value-type="float">
            <text:p>1533168000</text:p>
          </table:table-cell>
          <table:table-cell office:value-type="float" office:value="10200915813" calcext:value-type="float">
            <text:p>10200915813</text:p>
          </table:table-cell>
          <table:table-cell table:formula="of:=[.C1089]/10^9" office:value-type="float" office:value="10.200915813" calcext:value-type="float">
            <text:p>10.200915813</text:p>
          </table:table-cell>
          <table:table-cell office:value-type="float" office:value="410.83" calcext:value-type="float">
            <text:p>410.83</text:p>
          </table:table-cell>
          <table:table-cell table:formula="of:=[.E1089]*[.D1089]" office:value-type="float" office:value="4190.84224345479" calcext:value-type="float">
            <text:p>4190.84224345479</text:p>
          </table:table-cell>
          <table:table-cell table:formula="of:=([.E1089]-[.E1088])/([.E1088]+0.0000000000001)" office:value-type="float" office:value="-0.0215304737180556" calcext:value-type="float">
            <text:p>-0.021530473718056</text:p>
          </table:table-cell>
          <table:table-cell table:formula="of:=ABS([.G1089])" office:value-type="float" office:value="0.0215304737180556" calcext:value-type="float">
            <text:p>0.021530473718056</text:p>
          </table:table-cell>
          <table:table-cell table:formula="of:=[.G1089]*[.G1089]" office:value-type="float" office:value="0.000463561298523884" calcext:value-type="float">
            <text:p>0.000463561298524</text:p>
          </table:table-cell>
          <table:table-cell table:formula="of:=([.F1089]-[.F1088])/([.F1088]+0.0000000000001)" office:value-type="float" office:value="-0.727891699131285" calcext:value-type="float">
            <text:p>-0.727891699131285</text:p>
          </table:table-cell>
          <table:table-cell table:formula="of:=ABS([.J1089])" office:value-type="float" office:value="0.727891699131285" calcext:value-type="float">
            <text:p>0.727891699131285</text:p>
          </table:table-cell>
          <table:table-cell table:formula="of:=[.J1089]*[.J1089]" office:value-type="float" office:value="0.529826325664229" calcext:value-type="float">
            <text:p>0.529826325664229</text:p>
          </table:table-cell>
        </table:table-row>
        <table:table-row table:style-name="ro1">
          <table:table-cell table:style-name="ce1" office:value-type="string" calcext:value-type="string">
            <text:p>8/3/2018</text:p>
          </table:table-cell>
          <table:table-cell office:value-type="float" office:value="1533254400" calcext:value-type="float">
            <text:p>1533254400</text:p>
          </table:table-cell>
          <table:table-cell office:value-type="float" office:value="10514159674" calcext:value-type="float">
            <text:p>10514159674</text:p>
          </table:table-cell>
          <table:table-cell table:formula="of:=[.C1090]/10^9" office:value-type="float" office:value="10.514159674" calcext:value-type="float">
            <text:p>10.514159674</text:p>
          </table:table-cell>
          <table:table-cell office:value-type="float" office:value="417.62" calcext:value-type="float">
            <text:p>417.62</text:p>
          </table:table-cell>
          <table:table-cell table:formula="of:=[.E1090]*[.D1090]" office:value-type="float" office:value="4390.92336305588" calcext:value-type="float">
            <text:p>4390.92336305588</text:p>
          </table:table-cell>
          <table:table-cell table:formula="of:=([.E1090]-[.E1089])/([.E1089]+0.0000000000001)" office:value-type="float" office:value="0.0165275174646448" calcext:value-type="float">
            <text:p>0.016527517464645</text:p>
          </table:table-cell>
          <table:table-cell table:formula="of:=ABS([.G1090])" office:value-type="float" office:value="0.0165275174646448" calcext:value-type="float">
            <text:p>0.016527517464645</text:p>
          </table:table-cell>
          <table:table-cell table:formula="of:=[.G1090]*[.G1090]" office:value-type="float" office:value="0.000273158833544139" calcext:value-type="float">
            <text:p>0.000273158833544</text:p>
          </table:table-cell>
          <table:table-cell table:formula="of:=([.F1090]-[.F1089])/([.F1089]+0.0000000000001)" office:value-type="float" office:value="0.0477424603404183" calcext:value-type="float">
            <text:p>0.047742460340418</text:p>
          </table:table-cell>
          <table:table-cell table:formula="of:=ABS([.J1090])" office:value-type="float" office:value="0.0477424603404183" calcext:value-type="float">
            <text:p>0.047742460340418</text:p>
          </table:table-cell>
          <table:table-cell table:formula="of:=[.J1090]*[.J1090]" office:value-type="float" office:value="0.00227934251935641" calcext:value-type="float">
            <text:p>0.002279342519356</text:p>
          </table:table-cell>
        </table:table-row>
        <table:table-row table:style-name="ro1">
          <table:table-cell table:style-name="ce1" office:value-type="string" calcext:value-type="string">
            <text:p>8/4/2018</text:p>
          </table:table-cell>
          <table:table-cell office:value-type="float" office:value="1533340800" calcext:value-type="float">
            <text:p>1533340800</text:p>
          </table:table-cell>
          <table:table-cell office:value-type="float" office:value="9924637420" calcext:value-type="float">
            <text:p>9924637420</text:p>
          </table:table-cell>
          <table:table-cell table:formula="of:=[.C1091]/10^9" office:value-type="float" office:value="9.92463742" calcext:value-type="float">
            <text:p>9.92463742</text:p>
          </table:table-cell>
          <table:table-cell office:value-type="float" office:value="406.91" calcext:value-type="float">
            <text:p>406.91</text:p>
          </table:table-cell>
          <table:table-cell table:formula="of:=[.E1091]*[.D1091]" office:value-type="float" office:value="4038.4342125722" calcext:value-type="float">
            <text:p>4038.4342125722</text:p>
          </table:table-cell>
          <table:table-cell table:formula="of:=([.E1091]-[.E1090])/([.E1090]+0.0000000000001)" office:value-type="float" office:value="-0.0256453234998323" calcext:value-type="float">
            <text:p>-0.025645323499832</text:p>
          </table:table-cell>
          <table:table-cell table:formula="of:=ABS([.G1091])" office:value-type="float" office:value="0.0256453234998323" calcext:value-type="float">
            <text:p>0.025645323499832</text:p>
          </table:table-cell>
          <table:table-cell table:formula="of:=[.G1091]*[.G1091]" office:value-type="float" office:value="0.000657682617411052" calcext:value-type="float">
            <text:p>0.000657682617411</text:p>
          </table:table-cell>
          <table:table-cell table:formula="of:=([.F1091]-[.F1090])/([.F1090]+0.0000000000001)" office:value-type="float" office:value="-0.0802767712708071" calcext:value-type="float">
            <text:p>-0.080276771270807</text:p>
          </table:table-cell>
          <table:table-cell table:formula="of:=ABS([.J1091])" office:value-type="float" office:value="0.0802767712708071" calcext:value-type="float">
            <text:p>0.080276771270807</text:p>
          </table:table-cell>
          <table:table-cell table:formula="of:=[.J1091]*[.J1091]" office:value-type="float" office:value="0.00644436000566548" calcext:value-type="float">
            <text:p>0.006444360005665</text:p>
          </table:table-cell>
        </table:table-row>
        <table:table-row table:style-name="ro1">
          <table:table-cell table:style-name="ce1" office:value-type="string" calcext:value-type="string">
            <text:p>8/5/2018</text:p>
          </table:table-cell>
          <table:table-cell office:value-type="float" office:value="1533427200" calcext:value-type="float">
            <text:p>1533427200</text:p>
          </table:table-cell>
          <table:table-cell office:value-type="float" office:value="8072326506" calcext:value-type="float">
            <text:p>8072326506</text:p>
          </table:table-cell>
          <table:table-cell table:formula="of:=[.C1092]/10^9" office:value-type="float" office:value="8.072326506" calcext:value-type="float">
            <text:p>8.072326506</text:p>
          </table:table-cell>
          <table:table-cell office:value-type="float" office:value="408.81" calcext:value-type="float">
            <text:p>408.81</text:p>
          </table:table-cell>
          <table:table-cell table:formula="of:=[.E1092]*[.D1092]" office:value-type="float" office:value="3300.04779891786" calcext:value-type="float">
            <text:p>3300.04779891786</text:p>
          </table:table-cell>
          <table:table-cell table:formula="of:=([.E1092]-[.E1091])/([.E1091]+0.0000000000001)" office:value-type="float" office:value="0.00466933719987215" calcext:value-type="float">
            <text:p>0.004669337199872</text:p>
          </table:table-cell>
          <table:table-cell table:formula="of:=ABS([.G1092])" office:value-type="float" office:value="0.00466933719987215" calcext:value-type="float">
            <text:p>0.004669337199872</text:p>
          </table:table-cell>
          <table:table-cell table:formula="of:=[.G1092]*[.G1092]" office:value-type="float" office:value="0.0000218027098861099" calcext:value-type="float">
            <text:p>2.18027098861099E-05</text:p>
          </table:table-cell>
          <table:table-cell table:formula="of:=([.F1092]-[.F1091])/([.F1091]+0.0000000000001)" office:value-type="float" office:value="-0.182839777692959" calcext:value-type="float">
            <text:p>-0.182839777692959</text:p>
          </table:table-cell>
          <table:table-cell table:formula="of:=ABS([.J1092])" office:value-type="float" office:value="0.182839777692959" calcext:value-type="float">
            <text:p>0.182839777692959</text:p>
          </table:table-cell>
          <table:table-cell table:formula="of:=[.J1092]*[.J1092]" office:value-type="float" office:value="0.0334303843068106" calcext:value-type="float">
            <text:p>0.033430384306811</text:p>
          </table:table-cell>
        </table:table-row>
        <table:table-row table:style-name="ro1">
          <table:table-cell table:style-name="ce1" office:value-type="string" calcext:value-type="string">
            <text:p>8/6/2018</text:p>
          </table:table-cell>
          <table:table-cell office:value-type="float" office:value="1533513600" calcext:value-type="float">
            <text:p>1533513600</text:p>
          </table:table-cell>
          <table:table-cell office:value-type="float" office:value="12535927147" calcext:value-type="float">
            <text:p>12535927147</text:p>
          </table:table-cell>
          <table:table-cell table:formula="of:=[.C1093]/10^9" office:value-type="float" office:value="12.535927147" calcext:value-type="float">
            <text:p>12.535927147</text:p>
          </table:table-cell>
          <table:table-cell office:value-type="float" office:value="404.95" calcext:value-type="float">
            <text:p>404.95</text:p>
          </table:table-cell>
          <table:table-cell table:formula="of:=[.E1093]*[.D1093]" office:value-type="float" office:value="5076.42369817765" calcext:value-type="float">
            <text:p>5076.42369817765</text:p>
          </table:table-cell>
          <table:table-cell table:formula="of:=([.E1093]-[.E1092])/([.E1092]+0.0000000000001)" office:value-type="float" office:value="-0.00944203908906341" calcext:value-type="float">
            <text:p>-0.009442039089063</text:p>
          </table:table-cell>
          <table:table-cell table:formula="of:=ABS([.G1093])" office:value-type="float" office:value="0.00944203908906341" calcext:value-type="float">
            <text:p>0.009442039089063</text:p>
          </table:table-cell>
          <table:table-cell table:formula="of:=[.G1093]*[.G1093]" office:value-type="float" office:value="0.0000891521021594014" calcext:value-type="float">
            <text:p>8.91521021594014E-05</text:p>
          </table:table-cell>
          <table:table-cell table:formula="of:=([.F1093]-[.F1092])/([.F1092]+0.0000000000001)" office:value-type="float" office:value="0.538287930205827" calcext:value-type="float">
            <text:p>0.538287930205827</text:p>
          </table:table-cell>
          <table:table-cell table:formula="of:=ABS([.J1093])" office:value-type="float" office:value="0.538287930205827" calcext:value-type="float">
            <text:p>0.538287930205827</text:p>
          </table:table-cell>
          <table:table-cell table:formula="of:=[.J1093]*[.J1093]" office:value-type="float" office:value="0.289753895805273" calcext:value-type="float">
            <text:p>0.28975389580527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table:formula="of:=SUM([.H800:.H1093]) / (1093 - 800 + 1)" office:value-type="float" office:value="0.0422015480059066" calcext:value-type="float">
            <text:p>0.042201548005907</text:p>
          </table:table-cell>
          <table:table-cell table:formula="of:=SUM([.I800:.I1093]) / (1096 - 800 + 1) - (SUM([.G800:.G1093])^2 / (1096 - 800 + 1)^2)" office:value-type="float" office:value="0.00327198182069568" calcext:value-type="float">
            <text:p>0.003271981820696</text:p>
          </table:table-cell>
          <table:table-cell/>
          <table:table-cell table:formula="of:=SUM([.K800:.K1093]) / (1093 - 800 + 1)" office:value-type="float" office:value="0.159706216551159" calcext:value-type="float">
            <text:p>0.159706216551159</text:p>
          </table:table-cell>
          <table:table-cell table:formula="of:=SUM([.L800:.L1093]) / (1096 - 800 + 1) - (SUM([.J800:.J1093])^2 / (1096 - 800 + 1)^2)" office:value-type="float" office:value="0.0816858921321493" calcext:value-type="float">
            <text:p>0.081685892132149</text:p>
          </table:table-cell>
        </table:table-row>
        <table:table-row table:style-name="ro1" table:number-rows-repeated="104748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12:33:18.693976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2:37:57.595662286</dc:date>
    <meta:editing-duration>PT32M26S</meta:editing-duration>
    <meta:editing-cycles>9</meta:editing-cycles>
    <meta:generator>LibreOffice/5.4.5.1$Linux_X86_64 LibreOffice_project/40m0$Build-1</meta:generator>
    <meta:document-statistic meta:table-count="1" meta:cell-count="13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line" chart:style-name="ch1">
        <chart:plot-area chart:style-name="ch2" table:cell-range-address="'export-AvgGasPrice'.A801:'export-AvgGasPrice'.A1093 'export-AvgGasPrice'.E800:'export-AvgGasPrice'.F1093" chart:data-source-has-labels="both" svg:x="0.077cm" svg:y="0.178cm" svg:width="15.408cm" svg:height="8.644cm">
          <chartooo:coordinate-region svg:x="1.416cm" svg:y="0.178cm" svg:width="14.069cm" svg:height="6.916cm"/>
          <chart:axis chart:dimension="x" chart:name="primary-x" chart:style-name="ch3" chartooo:axis-type="auto">
            <chartooo:date-scale/>
            <chart:categories table:cell-range-address="'export-AvgGasPrice'.A801:'export-AvgGasPrice'.A10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port-AvgGasPrice'.E801:'export-AvgGasPrice'.E1093" chart:label-cell-address="'export-AvgGasPrice'.E800:'export-AvgGasPrice'.E800" chart:class="chart:line">
            <chart:data-point chart:repeated="293"/>
          </chart:series>
          <chart:series chart:style-name="ch7" chart:values-cell-range-address="'export-AvgGasPrice'.F801:'export-AvgGasPrice'.F1093" chart:label-cell-address="'export-AvgGasPrice'.F800:'export-AvgGasPrice'.F800" chart:class="chart:line">
            <chart:data-point chart:repeated="2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6.14</text:p>
                <draw:g>
                  <svg:desc>'export-AvgGasPrice'.E800:'export-AvgGasPrice'.E800</svg:desc>
                </draw:g>
              </table:table-cell>
              <table:table-cell office:value-type="string">
                <text:p>4487.56007943276</text:p>
                <draw:g>
                  <svg:desc>'export-AvgGasPrice'.F800:'export-AvgGasPrice'.F8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/18/2017</text:p>
                <draw:g>
                  <svg:desc>'export-AvgGasPrice'.A801:'export-AvgGasPrice'.A1093</svg:desc>
                </draw:g>
              </table:table-cell>
              <table:table-cell office:value-type="float" office:value="313.54">
                <text:p>313.54</text:p>
                <draw:g>
                  <svg:desc>'export-AvgGasPrice'.E801:'export-AvgGasPrice'.E1093</svg:desc>
                </draw:g>
              </table:table-cell>
              <table:table-cell office:value-type="float" office:value="4414.99970532682">
                <text:p>4414.99970532682</text:p>
                <draw:g>
                  <svg:desc>'export-AvgGasPrice'.F801:'export-AvgGasPrice'.F1093</svg:desc>
                </draw:g>
              </table:table-cell>
            </table:table-row>
            <table:table-row>
              <table:table-cell office:value-type="string">
                <text:p>10/19/2017</text:p>
              </table:table-cell>
              <table:table-cell office:value-type="float" office:value="307.41">
                <text:p>307.41</text:p>
              </table:table-cell>
              <table:table-cell office:value-type="float" office:value="3761.24105188329">
                <text:p>3761.24105188329</text:p>
              </table:table-cell>
            </table:table-row>
            <table:table-row>
              <table:table-cell office:value-type="string">
                <text:p>10/20/2017</text:p>
              </table:table-cell>
              <table:table-cell office:value-type="float" office:value="303.08">
                <text:p>303.08</text:p>
              </table:table-cell>
              <table:table-cell office:value-type="float" office:value="4428.10480253308">
                <text:p>4428.10480253308</text:p>
              </table:table-cell>
            </table:table-row>
            <table:table-row>
              <table:table-cell office:value-type="string">
                <text:p>10/21/2017</text:p>
              </table:table-cell>
              <table:table-cell office:value-type="float" office:value="299.55">
                <text:p>299.55</text:p>
              </table:table-cell>
              <table:table-cell office:value-type="float" office:value="3633.14725535535">
                <text:p>3633.14725535535</text:p>
              </table:table-cell>
            </table:table-row>
            <table:table-row>
              <table:table-cell office:value-type="string">
                <text:p>10/22/2017</text:p>
              </table:table-cell>
              <table:table-cell office:value-type="float" office:value="294.03">
                <text:p>294.03</text:p>
              </table:table-cell>
              <table:table-cell office:value-type="float" office:value="3161.33724744189">
                <text:p>3161.33724744189</text:p>
              </table:table-cell>
            </table:table-row>
            <table:table-row>
              <table:table-cell office:value-type="string">
                <text:p>10/23/2017</text:p>
              </table:table-cell>
              <table:table-cell office:value-type="float" office:value="285.27">
                <text:p>285.27</text:p>
              </table:table-cell>
              <table:table-cell office:value-type="float" office:value="3931.02387176163">
                <text:p>3931.02387176163</text:p>
              </table:table-cell>
            </table:table-row>
            <table:table-row>
              <table:table-cell office:value-type="string">
                <text:p>10/24/2017</text:p>
              </table:table-cell>
              <table:table-cell office:value-type="float" office:value="296.5">
                <text:p>296.5</text:p>
              </table:table-cell>
              <table:table-cell office:value-type="float" office:value="4274.257524589">
                <text:p>4274.257524589</text:p>
              </table:table-cell>
            </table:table-row>
            <table:table-row>
              <table:table-cell office:value-type="string">
                <text:p>10/25/2017</text:p>
              </table:table-cell>
              <table:table-cell office:value-type="float" office:value="296.35">
                <text:p>296.35</text:p>
              </table:table-cell>
              <table:table-cell office:value-type="float" office:value="3769.66581048155">
                <text:p>3769.66581048155</text:p>
              </table:table-cell>
            </table:table-row>
            <table:table-row>
              <table:table-cell office:value-type="string">
                <text:p>10/26/2017</text:p>
              </table:table-cell>
              <table:table-cell office:value-type="float" office:value="295.54">
                <text:p>295.54</text:p>
              </table:table-cell>
              <table:table-cell office:value-type="float" office:value="3660.55733438486">
                <text:p>3660.55733438486</text:p>
              </table:table-cell>
            </table:table-row>
            <table:table-row>
              <table:table-cell office:value-type="string">
                <text:p>10/27/2017</text:p>
              </table:table-cell>
              <table:table-cell office:value-type="float" office:value="296.36">
                <text:p>296.36</text:p>
              </table:table-cell>
              <table:table-cell office:value-type="float" office:value="3421.59248662588">
                <text:p>3421.59248662588</text:p>
              </table:table-cell>
            </table:table-row>
            <table:table-row>
              <table:table-cell office:value-type="string">
                <text:p>10/28/2017</text:p>
              </table:table-cell>
              <table:table-cell office:value-type="float" office:value="293.35">
                <text:p>293.35</text:p>
              </table:table-cell>
              <table:table-cell office:value-type="float" office:value="3077.81065620325">
                <text:p>3077.81065620325</text:p>
              </table:table-cell>
            </table:table-row>
            <table:table-row>
              <table:table-cell office:value-type="string">
                <text:p>10/29/2017</text:p>
              </table:table-cell>
              <table:table-cell office:value-type="float" office:value="304.04">
                <text:p>304.04</text:p>
              </table:table-cell>
              <table:table-cell office:value-type="float" office:value="3153.49653286096">
                <text:p>3153.49653286096</text:p>
              </table:table-cell>
            </table:table-row>
            <table:table-row>
              <table:table-cell office:value-type="string">
                <text:p>10/30/2017</text:p>
              </table:table-cell>
              <table:table-cell office:value-type="float" office:value="306.8">
                <text:p>306.8</text:p>
              </table:table-cell>
              <table:table-cell office:value-type="float" office:value="3622.7738295996">
                <text:p>3622.7738295996</text:p>
              </table:table-cell>
            </table:table-row>
            <table:table-row>
              <table:table-cell office:value-type="string">
                <text:p>10/31/2017</text:p>
              </table:table-cell>
              <table:table-cell office:value-type="float" office:value="303.64">
                <text:p>303.64</text:p>
              </table:table-cell>
              <table:table-cell office:value-type="float" office:value="4157.57434382412">
                <text:p>4157.57434382412</text:p>
              </table:table-cell>
            </table:table-row>
            <table:table-row>
              <table:table-cell office:value-type="string">
                <text:p>11/1/2017</text:p>
              </table:table-cell>
              <table:table-cell office:value-type="float" office:value="289.42">
                <text:p>289.42</text:p>
              </table:table-cell>
              <table:table-cell office:value-type="float" office:value="4335.31952902178">
                <text:p>4335.31952902178</text:p>
              </table:table-cell>
            </table:table-row>
            <table:table-row>
              <table:table-cell office:value-type="string">
                <text:p>11/2/2017</text:p>
              </table:table-cell>
              <table:table-cell office:value-type="float" office:value="284.92">
                <text:p>284.92</text:p>
              </table:table-cell>
              <table:table-cell office:value-type="float" office:value="4535.87980902684">
                <text:p>4535.87980902684</text:p>
              </table:table-cell>
            </table:table-row>
            <table:table-row>
              <table:table-cell office:value-type="string">
                <text:p>11/3/2017</text:p>
              </table:table-cell>
              <table:table-cell office:value-type="float" office:value="304.51">
                <text:p>304.51</text:p>
              </table:table-cell>
              <table:table-cell office:value-type="float" office:value="3892.18990738551">
                <text:p>3892.18990738551</text:p>
              </table:table-cell>
            </table:table-row>
            <table:table-row>
              <table:table-cell office:value-type="string">
                <text:p>11/4/2017</text:p>
              </table:table-cell>
              <table:table-cell office:value-type="float" office:value="300.04">
                <text:p>300.04</text:p>
              </table:table-cell>
              <table:table-cell office:value-type="float" office:value="3487.90497009708">
                <text:p>3487.90497009708</text:p>
              </table:table-cell>
            </table:table-row>
            <table:table-row>
              <table:table-cell office:value-type="string">
                <text:p>11/5/2017</text:p>
              </table:table-cell>
              <table:table-cell office:value-type="float" office:value="296.23">
                <text:p>296.23</text:p>
              </table:table-cell>
              <table:table-cell office:value-type="float" office:value="3170.68615931001">
                <text:p>3170.68615931001</text:p>
              </table:table-cell>
            </table:table-row>
            <table:table-row>
              <table:table-cell office:value-type="string">
                <text:p>11/6/2017</text:p>
              </table:table-cell>
              <table:table-cell office:value-type="float" office:value="296.82">
                <text:p>296.82</text:p>
              </table:table-cell>
              <table:table-cell office:value-type="float" office:value="3096.90066254382">
                <text:p>3096.90066254382</text:p>
              </table:table-cell>
            </table:table-row>
            <table:table-row>
              <table:table-cell office:value-type="string">
                <text:p>11/7/2017</text:p>
              </table:table-cell>
              <table:table-cell office:value-type="float" office:value="291.84">
                <text:p>291.84</text:p>
              </table:table-cell>
              <table:table-cell office:value-type="float" office:value="3908.67342377472">
                <text:p>3908.67342377472</text:p>
              </table:table-cell>
            </table:table-row>
            <table:table-row>
              <table:table-cell office:value-type="string">
                <text:p>11/8/2017</text:p>
              </table:table-cell>
              <table:table-cell office:value-type="float" office:value="307.35">
                <text:p>307.35</text:p>
              </table:table-cell>
              <table:table-cell office:value-type="float" office:value="4965.17282459595">
                <text:p>4965.17282459595</text:p>
              </table:table-cell>
            </table:table-row>
            <table:table-row>
              <table:table-cell office:value-type="string">
                <text:p>11/9/2017</text:p>
              </table:table-cell>
              <table:table-cell office:value-type="float" office:value="319.66">
                <text:p>319.66</text:p>
              </table:table-cell>
              <table:table-cell office:value-type="float" office:value="5046.01554882194">
                <text:p>5046.01554882194</text:p>
              </table:table-cell>
            </table:table-row>
            <table:table-row>
              <table:table-cell office:value-type="string">
                <text:p>11/10/2017</text:p>
              </table:table-cell>
              <table:table-cell office:value-type="float" office:value="296.86">
                <text:p>296.86</text:p>
              </table:table-cell>
              <table:table-cell office:value-type="float" office:value="4463.61387659306">
                <text:p>4463.61387659306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314.23">
                <text:p>314.23</text:p>
              </table:table-cell>
              <table:table-cell office:value-type="float" office:value="4837.49239808128">
                <text:p>4837.49239808128</text:p>
              </table:table-cell>
            </table:table-row>
            <table:table-row>
              <table:table-cell office:value-type="string">
                <text:p>11/12/2017</text:p>
              </table:table-cell>
              <table:table-cell office:value-type="float" office:value="306.02">
                <text:p>306.02</text:p>
              </table:table-cell>
              <table:table-cell office:value-type="float" office:value="5511.8099853245">
                <text:p>5511.8099853245</text:p>
              </table:table-cell>
            </table:table-row>
            <table:table-row>
              <table:table-cell office:value-type="string">
                <text:p>11/13/2017</text:p>
              </table:table-cell>
              <table:table-cell office:value-type="float" office:value="314.6">
                <text:p>314.6</text:p>
              </table:table-cell>
              <table:table-cell office:value-type="float" office:value="5223.5039283856">
                <text:p>5223.5039283856</text:p>
              </table:table-cell>
            </table:table-row>
            <table:table-row>
              <table:table-cell office:value-type="string">
                <text:p>11/14/2017</text:p>
              </table:table-cell>
              <table:table-cell office:value-type="float" office:value="334.72">
                <text:p>334.72</text:p>
              </table:table-cell>
              <table:table-cell office:value-type="float" office:value="5591.29868795392">
                <text:p>5591.29868795392</text:p>
              </table:table-cell>
            </table:table-row>
            <table:table-row>
              <table:table-cell office:value-type="string">
                <text:p>11/15/2017</text:p>
              </table:table-cell>
              <table:table-cell office:value-type="float" office:value="331.2">
                <text:p>331.2</text:p>
              </table:table-cell>
              <table:table-cell office:value-type="float" office:value="5765.8593168864">
                <text:p>5765.8593168864</text:p>
              </table:table-cell>
            </table:table-row>
            <table:table-row>
              <table:table-cell office:value-type="string">
                <text:p>11/16/2017</text:p>
              </table:table-cell>
              <table:table-cell office:value-type="float" office:value="330.32">
                <text:p>330.32</text:p>
              </table:table-cell>
              <table:table-cell office:value-type="float" office:value="5293.02898322736">
                <text:p>5293.02898322736</text:p>
              </table:table-cell>
            </table:table-row>
            <table:table-row>
              <table:table-cell office:value-type="string">
                <text:p>11/17/2017</text:p>
              </table:table-cell>
              <table:table-cell office:value-type="float" office:value="331.72">
                <text:p>331.72</text:p>
              </table:table-cell>
              <table:table-cell office:value-type="float" office:value="5442.20517632068">
                <text:p>5442.20517632068</text:p>
              </table:table-cell>
            </table:table-row>
            <table:table-row>
              <table:table-cell office:value-type="string">
                <text:p>11/18/2017</text:p>
              </table:table-cell>
              <table:table-cell office:value-type="float" office:value="346.65">
                <text:p>346.65</text:p>
              </table:table-cell>
              <table:table-cell office:value-type="float" office:value="4623.96936845205">
                <text:p>4623.96936845205</text:p>
              </table:table-cell>
            </table:table-row>
            <table:table-row>
              <table:table-cell office:value-type="string">
                <text:p>11/19/2017</text:p>
              </table:table-cell>
              <table:table-cell office:value-type="float" office:value="354.6">
                <text:p>354.6</text:p>
              </table:table-cell>
              <table:table-cell office:value-type="float" office:value="5045.632684641">
                <text:p>5045.632684641</text:p>
              </table:table-cell>
            </table:table-row>
            <table:table-row>
              <table:table-cell office:value-type="string">
                <text:p>11/20/2017</text:p>
              </table:table-cell>
              <table:table-cell office:value-type="float" office:value="367.71">
                <text:p>367.71</text:p>
              </table:table-cell>
              <table:table-cell office:value-type="float" office:value="5916.19816799088">
                <text:p>5916.19816799088</text:p>
              </table:table-cell>
            </table:table-row>
            <table:table-row>
              <table:table-cell office:value-type="string">
                <text:p>11/21/2017</text:p>
              </table:table-cell>
              <table:table-cell office:value-type="float" office:value="360.52">
                <text:p>360.52</text:p>
              </table:table-cell>
              <table:table-cell office:value-type="float" office:value="6326.69102937532">
                <text:p>6326.69102937532</text:p>
              </table:table-cell>
            </table:table-row>
            <table:table-row>
              <table:table-cell office:value-type="string">
                <text:p>11/22/2017</text:p>
              </table:table-cell>
              <table:table-cell office:value-type="float" office:value="380.84">
                <text:p>380.84</text:p>
              </table:table-cell>
              <table:table-cell office:value-type="float" office:value="6272.37238755996">
                <text:p>6272.37238755996</text:p>
              </table:table-cell>
            </table:table-row>
            <table:table-row>
              <table:table-cell office:value-type="string">
                <text:p>11/23/2017</text:p>
              </table:table-cell>
              <table:table-cell office:value-type="float" office:value="406.57">
                <text:p>406.57</text:p>
              </table:table-cell>
              <table:table-cell office:value-type="float" office:value="6501.91934435248">
                <text:p>6501.91934435248</text:p>
              </table:table-cell>
            </table:table-row>
            <table:table-row>
              <table:table-cell office:value-type="string">
                <text:p>11/24/2017</text:p>
              </table:table-cell>
              <table:table-cell office:value-type="float" office:value="470.43">
                <text:p>470.43</text:p>
              </table:table-cell>
              <table:table-cell office:value-type="float" office:value="7271.38572190677">
                <text:p>7271.38572190677</text:p>
              </table:table-cell>
            </table:table-row>
            <table:table-row>
              <table:table-cell office:value-type="string">
                <text:p>11/25/2017</text:p>
              </table:table-cell>
              <table:table-cell office:value-type="float" office:value="464.61">
                <text:p>464.61</text:p>
              </table:table-cell>
              <table:table-cell office:value-type="float" office:value="5989.37082525903">
                <text:p>5989.37082525903</text:p>
              </table:table-cell>
            </table:table-row>
            <table:table-row>
              <table:table-cell office:value-type="string">
                <text:p>11/26/2017</text:p>
              </table:table-cell>
              <table:table-cell office:value-type="float" office:value="470.54">
                <text:p>470.54</text:p>
              </table:table-cell>
              <table:table-cell office:value-type="float" office:value="7036.41905028986">
                <text:p>7036.41905028986</text:p>
              </table:table-cell>
            </table:table-row>
            <table:table-row>
              <table:table-cell office:value-type="string">
                <text:p>11/27/2017</text:p>
              </table:table-cell>
              <table:table-cell office:value-type="float" office:value="475.24">
                <text:p>475.24</text:p>
              </table:table-cell>
              <table:table-cell office:value-type="float" office:value="7383.9644493388">
                <text:p>7383.9644493388</text:p>
              </table:table-cell>
            </table:table-row>
            <table:table-row>
              <table:table-cell office:value-type="string">
                <text:p>11/28/2017</text:p>
              </table:table-cell>
              <table:table-cell office:value-type="float" office:value="466.27">
                <text:p>466.27</text:p>
              </table:table-cell>
              <table:table-cell office:value-type="float" office:value="7823.64239730521">
                <text:p>7823.64239730521</text:p>
              </table:table-cell>
            </table:table-row>
            <table:table-row>
              <table:table-cell office:value-type="string">
                <text:p>11/29/2017</text:p>
              </table:table-cell>
              <table:table-cell office:value-type="float" office:value="427.42">
                <text:p>427.42</text:p>
              </table:table-cell>
              <table:table-cell office:value-type="float" office:value="7479.79345789046">
                <text:p>7479.79345789046</text:p>
              </table:table-cell>
            </table:table-row>
            <table:table-row>
              <table:table-cell office:value-type="string">
                <text:p>11/30/2017</text:p>
              </table:table-cell>
              <table:table-cell office:value-type="float" office:value="434.85">
                <text:p>434.85</text:p>
              </table:table-cell>
              <table:table-cell office:value-type="float" office:value="7111.553563452">
                <text:p>7111.553563452</text:p>
              </table:table-cell>
            </table:table-row>
            <table:table-row>
              <table:table-cell office:value-type="string">
                <text:p>12/1/2017</text:p>
              </table:table-cell>
              <table:table-cell office:value-type="float" office:value="461.58">
                <text:p>461.58</text:p>
              </table:table-cell>
              <table:table-cell office:value-type="float" office:value="6721.41587037438">
                <text:p>6721.41587037438</text:p>
              </table:table-cell>
            </table:table-row>
            <table:table-row>
              <table:table-cell office:value-type="string">
                <text:p>12/2/2017</text:p>
              </table:table-cell>
              <table:table-cell office:value-type="float" office:value="457.96">
                <text:p>457.96</text:p>
              </table:table-cell>
              <table:table-cell office:value-type="float" office:value="6035.55346489172">
                <text:p>6035.55346489172</text:p>
              </table:table-cell>
            </table:table-row>
            <table:table-row>
              <table:table-cell office:value-type="string">
                <text:p>12/3/2017</text:p>
              </table:table-cell>
              <table:table-cell office:value-type="float" office:value="462.81">
                <text:p>462.81</text:p>
              </table:table-cell>
              <table:table-cell office:value-type="float" office:value="6511.01203256481">
                <text:p>6511.01203256481</text:p>
              </table:table-cell>
            </table:table-row>
            <table:table-row>
              <table:table-cell office:value-type="string">
                <text:p>12/4/2017</text:p>
              </table:table-cell>
              <table:table-cell office:value-type="float" office:value="466.93">
                <text:p>466.93</text:p>
              </table:table-cell>
              <table:table-cell office:value-type="float" office:value="10254.8188859188">
                <text:p>10254.8188859188</text:p>
              </table:table-cell>
            </table:table-row>
            <table:table-row>
              <table:table-cell office:value-type="string">
                <text:p>12/5/2017</text:p>
              </table:table-cell>
              <table:table-cell office:value-type="float" office:value="453.96">
                <text:p>453.96</text:p>
              </table:table-cell>
              <table:table-cell office:value-type="float" office:value="14036.977817797">
                <text:p>14036.977817797</text:p>
              </table:table-cell>
            </table:table-row>
            <table:table-row>
              <table:table-cell office:value-type="string">
                <text:p>12/6/2017</text:p>
              </table:table-cell>
              <table:table-cell office:value-type="float" office:value="422.48">
                <text:p>422.48</text:p>
              </table:table-cell>
              <table:table-cell office:value-type="float" office:value="17793.3458469982">
                <text:p>17793.3458469982</text:p>
              </table:table-cell>
            </table:table-row>
            <table:table-row>
              <table:table-cell office:value-type="string">
                <text:p>12/7/2017</text:p>
              </table:table-cell>
              <table:table-cell office:value-type="float" office:value="421.15">
                <text:p>421.15</text:p>
              </table:table-cell>
              <table:table-cell office:value-type="float" office:value="25124.3761141954">
                <text:p>25124.3761141954</text:p>
              </table:table-cell>
            </table:table-row>
            <table:table-row>
              <table:table-cell office:value-type="string">
                <text:p>12/8/2017</text:p>
              </table:table-cell>
              <table:table-cell office:value-type="float" office:value="451.74">
                <text:p>451.74</text:p>
              </table:table-cell>
              <table:table-cell office:value-type="float" office:value="27602.6007244708">
                <text:p>27602.6007244708</text:p>
              </table:table-cell>
            </table:table-row>
            <table:table-row>
              <table:table-cell office:value-type="string">
                <text:p>12/9/2017</text:p>
              </table:table-cell>
              <table:table-cell office:value-type="float" office:value="472.86">
                <text:p>472.86</text:p>
              </table:table-cell>
              <table:table-cell office:value-type="float" office:value="26273.8205534392">
                <text:p>26273.8205534392</text:p>
              </table:table-cell>
            </table:table-row>
            <table:table-row>
              <table:table-cell office:value-type="string">
                <text:p>12/10/2017</text:p>
              </table:table-cell>
              <table:table-cell office:value-type="float" office:value="436.49">
                <text:p>436.49</text:p>
              </table:table-cell>
              <table:table-cell office:value-type="float" office:value="19018.8179843891">
                <text:p>19018.8179843891</text:p>
              </table:table-cell>
            </table:table-row>
            <table:table-row>
              <table:table-cell office:value-type="string">
                <text:p>12/11/2017</text:p>
              </table:table-cell>
              <table:table-cell office:value-type="float" office:value="513.29">
                <text:p>513.29</text:p>
              </table:table-cell>
              <table:table-cell office:value-type="float" office:value="18104.8068789277">
                <text:p>18104.8068789277</text:p>
              </table:table-cell>
            </table:table-row>
            <table:table-row>
              <table:table-cell office:value-type="string">
                <text:p>12/12/2017</text:p>
              </table:table-cell>
              <table:table-cell office:value-type="float" office:value="656.52">
                <text:p>656.52</text:p>
              </table:table-cell>
              <table:table-cell office:value-type="float" office:value="25188.9690529513">
                <text:p>25188.9690529513</text:p>
              </table:table-cell>
            </table:table-row>
            <table:table-row>
              <table:table-cell office:value-type="string">
                <text:p>12/13/2017</text:p>
              </table:table-cell>
              <table:table-cell office:value-type="float" office:value="699.09">
                <text:p>699.09</text:p>
              </table:table-cell>
              <table:table-cell office:value-type="float" office:value="27006.8977447632">
                <text:p>27006.8977447632</text:p>
              </table:table-cell>
            </table:table-row>
            <table:table-row>
              <table:table-cell office:value-type="string">
                <text:p>12/14/2017</text:p>
              </table:table-cell>
              <table:table-cell office:value-type="float" office:value="693.58">
                <text:p>693.58</text:p>
              </table:table-cell>
              <table:table-cell office:value-type="float" office:value="28986.0639123892">
                <text:p>28986.0639123892</text:p>
              </table:table-cell>
            </table:table-row>
            <table:table-row>
              <table:table-cell office:value-type="string">
                <text:p>12/15/2017</text:p>
              </table:table-cell>
              <table:table-cell office:value-type="float" office:value="684.27">
                <text:p>684.27</text:p>
              </table:table-cell>
              <table:table-cell office:value-type="float" office:value="24245.6938255025">
                <text:p>24245.6938255025</text:p>
              </table:table-cell>
            </table:table-row>
            <table:table-row>
              <table:table-cell office:value-type="string">
                <text:p>12/16/2017</text:p>
              </table:table-cell>
              <table:table-cell office:value-type="float" office:value="692.83">
                <text:p>692.83</text:p>
              </table:table-cell>
              <table:table-cell office:value-type="float" office:value="24454.3798347857">
                <text:p>24454.3798347857</text:p>
              </table:table-cell>
            </table:table-row>
            <table:table-row>
              <table:table-cell office:value-type="string">
                <text:p>12/17/2017</text:p>
              </table:table-cell>
              <table:table-cell office:value-type="float" office:value="717.71">
                <text:p>717.71</text:p>
              </table:table-cell>
              <table:table-cell office:value-type="float" office:value="20900.6757220587">
                <text:p>20900.6757220587</text:p>
              </table:table-cell>
            </table:table-row>
            <table:table-row>
              <table:table-cell office:value-type="string">
                <text:p>12/18/2017</text:p>
              </table:table-cell>
              <table:table-cell office:value-type="float" office:value="785.99">
                <text:p>785.99</text:p>
              </table:table-cell>
              <table:table-cell office:value-type="float" office:value="21569.8680712461">
                <text:p>21569.8680712461</text:p>
              </table:table-cell>
            </table:table-row>
            <table:table-row>
              <table:table-cell office:value-type="string">
                <text:p>12/19/2017</text:p>
              </table:table-cell>
              <table:table-cell office:value-type="float" office:value="812.5">
                <text:p>812.5</text:p>
              </table:table-cell>
              <table:table-cell office:value-type="float" office:value="27893.89902325">
                <text:p>27893.89902325</text:p>
              </table:table-cell>
            </table:table-row>
            <table:table-row>
              <table:table-cell office:value-type="string">
                <text:p>12/20/2017</text:p>
              </table:table-cell>
              <table:table-cell office:value-type="float" office:value="799.17">
                <text:p>799.17</text:p>
              </table:table-cell>
              <table:table-cell office:value-type="float" office:value="33212.9938886365">
                <text:p>33212.9938886365</text:p>
              </table:table-cell>
            </table:table-row>
            <table:table-row>
              <table:table-cell office:value-type="string">
                <text:p>12/21/2017</text:p>
              </table:table-cell>
              <table:table-cell office:value-type="float" office:value="789.39">
                <text:p>789.39</text:p>
              </table:table-cell>
              <table:table-cell office:value-type="float" office:value="32870.859149554">
                <text:p>32870.859149554</text:p>
              </table:table-cell>
            </table:table-row>
            <table:table-row>
              <table:table-cell office:value-type="string">
                <text:p>12/22/2017</text:p>
              </table:table-cell>
              <table:table-cell office:value-type="float" office:value="657.83">
                <text:p>657.83</text:p>
              </table:table-cell>
              <table:table-cell office:value-type="float" office:value="26830.8222162247">
                <text:p>26830.8222162247</text:p>
              </table:table-cell>
            </table:table-row>
            <table:table-row>
              <table:table-cell office:value-type="string">
                <text:p>12/23/2017</text:p>
              </table:table-cell>
              <table:table-cell office:value-type="float" office:value="700.44">
                <text:p>700.44</text:p>
              </table:table-cell>
              <table:table-cell office:value-type="float" office:value="23314.643395329">
                <text:p>23314.643395329</text:p>
              </table:table-cell>
            </table:table-row>
            <table:table-row>
              <table:table-cell office:value-type="string">
                <text:p>12/24/2017</text:p>
              </table:table-cell>
              <table:table-cell office:value-type="float" office:value="675.91">
                <text:p>675.91</text:p>
              </table:table-cell>
              <table:table-cell office:value-type="float" office:value="20431.6915102243">
                <text:p>20431.6915102243</text:p>
              </table:table-cell>
            </table:table-row>
            <table:table-row>
              <table:table-cell office:value-type="string">
                <text:p>12/25/2017</text:p>
              </table:table-cell>
              <table:table-cell office:value-type="float" office:value="723.14">
                <text:p>723.14</text:p>
              </table:table-cell>
              <table:table-cell office:value-type="float" office:value="18881.9635767391">
                <text:p>18881.9635767391</text:p>
              </table:table-cell>
            </table:table-row>
            <table:table-row>
              <table:table-cell office:value-type="string">
                <text:p>12/26/2017</text:p>
              </table:table-cell>
              <table:table-cell office:value-type="float" office:value="753.4">
                <text:p>753.4</text:p>
              </table:table-cell>
              <table:table-cell office:value-type="float" office:value="19533.5660766098">
                <text:p>19533.5660766098</text:p>
              </table:table-cell>
            </table:table-row>
            <table:table-row>
              <table:table-cell office:value-type="string">
                <text:p>12/27/2017</text:p>
              </table:table-cell>
              <table:table-cell office:value-type="float" office:value="739.94">
                <text:p>739.94</text:p>
              </table:table-cell>
              <table:table-cell office:value-type="float" office:value="18578.8395493343">
                <text:p>18578.8395493343</text:p>
              </table:table-cell>
            </table:table-row>
            <table:table-row>
              <table:table-cell office:value-type="string">
                <text:p>12/28/2017</text:p>
              </table:table-cell>
              <table:table-cell office:value-type="float" office:value="716.69">
                <text:p>716.69</text:p>
              </table:table-cell>
              <table:table-cell office:value-type="float" office:value="17295.8425594552">
                <text:p>17295.8425594552</text:p>
              </table:table-cell>
            </table:table-row>
            <table:table-row>
              <table:table-cell office:value-type="string">
                <text:p>12/29/2017</text:p>
              </table:table-cell>
              <table:table-cell office:value-type="float" office:value="739.6">
                <text:p>739.6</text:p>
              </table:table-cell>
              <table:table-cell office:value-type="float" office:value="18510.4083145724">
                <text:p>18510.4083145724</text:p>
              </table:table-cell>
            </table:table-row>
            <table:table-row>
              <table:table-cell office:value-type="string">
                <text:p>12/30/2017</text:p>
              </table:table-cell>
              <table:table-cell office:value-type="float" office:value="692.99">
                <text:p>692.99</text:p>
              </table:table-cell>
              <table:table-cell office:value-type="float" office:value="16744.9552332736">
                <text:p>16744.9552332736</text:p>
              </table:table-cell>
            </table:table-row>
            <table:table-row>
              <table:table-cell office:value-type="string">
                <text:p>12/31/2017</text:p>
              </table:table-cell>
              <table:table-cell office:value-type="float" office:value="741.13">
                <text:p>741.13</text:p>
              </table:table-cell>
              <table:table-cell office:value-type="float" office:value="18312.7058666048">
                <text:p>18312.7058666048</text:p>
              </table:table-cell>
            </table:table-row>
            <table:table-row>
              <table:table-cell office:value-type="string">
                <text:p>1/1/2018</text:p>
              </table:table-cell>
              <table:table-cell office:value-type="float" office:value="756.2">
                <text:p>756.2</text:p>
              </table:table-cell>
              <table:table-cell office:value-type="float" office:value="17624.2674673924">
                <text:p>17624.2674673924</text:p>
              </table:table-cell>
            </table:table-row>
            <table:table-row>
              <table:table-cell office:value-type="string">
                <text:p>1/2/2018</text:p>
              </table:table-cell>
              <table:table-cell office:value-type="float" office:value="861.97">
                <text:p>861.97</text:p>
              </table:table-cell>
              <table:table-cell office:value-type="float" office:value="22682.7601486119">
                <text:p>22682.7601486119</text:p>
              </table:table-cell>
            </table:table-row>
            <table:table-row>
              <table:table-cell office:value-type="string">
                <text:p>1/3/2018</text:p>
              </table:table-cell>
              <table:table-cell office:value-type="float" office:value="941.1">
                <text:p>941.1</text:p>
              </table:table-cell>
              <table:table-cell office:value-type="float" office:value="26275.2278894388">
                <text:p>26275.2278894388</text:p>
              </table:table-cell>
            </table:table-row>
            <table:table-row>
              <table:table-cell office:value-type="string">
                <text:p>1/4/2018</text:p>
              </table:table-cell>
              <table:table-cell office:value-type="float" office:value="944.83">
                <text:p>944.83</text:p>
              </table:table-cell>
              <table:table-cell office:value-type="float" office:value="31516.7218111668">
                <text:p>31516.7218111668</text:p>
              </table:table-cell>
            </table:table-row>
            <table:table-row>
              <table:table-cell office:value-type="string">
                <text:p>1/5/2018</text:p>
              </table:table-cell>
              <table:table-cell office:value-type="float" office:value="967.13">
                <text:p>967.13</text:p>
              </table:table-cell>
              <table:table-cell office:value-type="float" office:value="81684.6599228683">
                <text:p>81684.6599228683</text:p>
              </table:table-cell>
            </table:table-row>
            <table:table-row>
              <table:table-cell office:value-type="string">
                <text:p>1/6/2018</text:p>
              </table:table-cell>
              <table:table-cell office:value-type="float" office:value="1006.41">
                <text:p>1006.41</text:p>
              </table:table-cell>
              <table:table-cell office:value-type="float" office:value="96402.579346077">
                <text:p>96402.579346077</text:p>
              </table:table-cell>
            </table:table-row>
            <table:table-row>
              <table:table-cell office:value-type="string">
                <text:p>1/7/2018</text:p>
              </table:table-cell>
              <table:table-cell office:value-type="float" office:value="1117.75">
                <text:p>1117.75</text:p>
              </table:table-cell>
              <table:table-cell office:value-type="float" office:value="83371.2276106543">
                <text:p>83371.2276106543</text:p>
              </table:table-cell>
            </table:table-row>
            <table:table-row>
              <table:table-cell office:value-type="string">
                <text:p>1/8/2018</text:p>
              </table:table-cell>
              <table:table-cell office:value-type="float" office:value="1136.11">
                <text:p>1136.11</text:p>
              </table:table-cell>
              <table:table-cell office:value-type="float" office:value="83668.4504168124">
                <text:p>83668.4504168124</text:p>
              </table:table-cell>
            </table:table-row>
            <table:table-row>
              <table:table-cell office:value-type="string">
                <text:p>1/9/2018</text:p>
              </table:table-cell>
              <table:table-cell office:value-type="float" office:value="1289.24">
                <text:p>1289.24</text:p>
              </table:table-cell>
              <table:table-cell office:value-type="float" office:value="99001.1224694705">
                <text:p>99001.1224694705</text:p>
              </table:table-cell>
            </table:table-row>
            <table:table-row>
              <table:table-cell office:value-type="string">
                <text:p>1/10/2018</text:p>
              </table:table-cell>
              <table:table-cell office:value-type="float" office:value="1248.99">
                <text:p>1248.99</text:p>
              </table:table-cell>
              <table:table-cell office:value-type="float" office:value="119206.19542448">
                <text:p>119206.19542448</text:p>
              </table:table-cell>
            </table:table-row>
            <table:table-row>
              <table:table-cell office:value-type="string">
                <text:p>1/11/2018</text:p>
              </table:table-cell>
              <table:table-cell office:value-type="float" office:value="1139.32">
                <text:p>1139.32</text:p>
              </table:table-cell>
              <table:table-cell office:value-type="float" office:value="94108.3225513158">
                <text:p>94108.3225513158</text:p>
              </table:table-cell>
            </table:table-row>
            <table:table-row>
              <table:table-cell office:value-type="string">
                <text:p>1/12/2018</text:p>
              </table:table-cell>
              <table:table-cell office:value-type="float" office:value="1261.03">
                <text:p>1261.03</text:p>
              </table:table-cell>
              <table:table-cell office:value-type="float" office:value="75680.1268264166">
                <text:p>75680.1268264166</text:p>
              </table:table-cell>
            </table:table-row>
            <table:table-row>
              <table:table-cell office:value-type="string">
                <text:p>1/13/2018</text:p>
              </table:table-cell>
              <table:table-cell office:value-type="float" office:value="1385.02">
                <text:p>1385.02</text:p>
              </table:table-cell>
              <table:table-cell office:value-type="float" office:value="88249.556110554">
                <text:p>88249.556110554</text:p>
              </table:table-cell>
            </table:table-row>
            <table:table-row>
              <table:table-cell office:value-type="string">
                <text:p>1/14/2018</text:p>
              </table:table-cell>
              <table:table-cell office:value-type="float" office:value="1359.48">
                <text:p>1359.48</text:p>
              </table:table-cell>
              <table:table-cell office:value-type="float" office:value="79389.7037009712">
                <text:p>79389.7037009712</text:p>
              </table:table-cell>
            </table:table-row>
            <table:table-row>
              <table:table-cell office:value-type="string">
                <text:p>1/15/2018</text:p>
              </table:table-cell>
              <table:table-cell office:value-type="float" office:value="1278.69">
                <text:p>1278.69</text:p>
              </table:table-cell>
              <table:table-cell office:value-type="float" office:value="68870.9176890403">
                <text:p>68870.9176890403</text:p>
              </table:table-cell>
            </table:table-row>
            <table:table-row>
              <table:table-cell office:value-type="string">
                <text:p>1/16/2018</text:p>
              </table:table-cell>
              <table:table-cell office:value-type="float" office:value="1050.26">
                <text:p>1050.26</text:p>
              </table:table-cell>
              <table:table-cell office:value-type="float" office:value="57531.9576346474">
                <text:p>57531.9576346474</text:p>
              </table:table-cell>
            </table:table-row>
            <table:table-row>
              <table:table-cell office:value-type="string">
                <text:p>1/17/2018</text:p>
              </table:table-cell>
              <table:table-cell office:value-type="float" office:value="1024.69">
                <text:p>1024.69</text:p>
              </table:table-cell>
              <table:table-cell office:value-type="float" office:value="53400.7557345981">
                <text:p>53400.7557345981</text:p>
              </table:table-cell>
            </table:table-row>
            <table:table-row>
              <table:table-cell office:value-type="string">
                <text:p>1/18/2018</text:p>
              </table:table-cell>
              <table:table-cell office:value-type="float" office:value="1012.97">
                <text:p>1012.97</text:p>
              </table:table-cell>
              <table:table-cell office:value-type="float" office:value="54445.1135697325">
                <text:p>54445.1135697325</text:p>
              </table:table-cell>
            </table:table-row>
            <table:table-row>
              <table:table-cell office:value-type="string">
                <text:p>1/19/2018</text:p>
              </table:table-cell>
              <table:table-cell office:value-type="float" office:value="1037.36">
                <text:p>1037.36</text:p>
              </table:table-cell>
              <table:table-cell office:value-type="float" office:value="53072.628813403">
                <text:p>53072.628813403</text:p>
              </table:table-cell>
            </table:table-row>
            <table:table-row>
              <table:table-cell office:value-type="string">
                <text:p>1/20/2018</text:p>
              </table:table-cell>
              <table:table-cell office:value-type="float" office:value="1150.5">
                <text:p>1150.5</text:p>
              </table:table-cell>
              <table:table-cell office:value-type="float" office:value="58773.9206465385">
                <text:p>58773.9206465385</text:p>
              </table:table-cell>
            </table:table-row>
            <table:table-row>
              <table:table-cell office:value-type="string">
                <text:p>1/21/2018</text:p>
              </table:table-cell>
              <table:table-cell office:value-type="float" office:value="1049.09">
                <text:p>1049.09</text:p>
              </table:table-cell>
              <table:table-cell office:value-type="float" office:value="42337.8698318503">
                <text:p>42337.8698318503</text:p>
              </table:table-cell>
            </table:table-row>
            <table:table-row>
              <table:table-cell office:value-type="string">
                <text:p>1/22/2018</text:p>
              </table:table-cell>
              <table:table-cell office:value-type="float" office:value="999.64">
                <text:p>999.64</text:p>
              </table:table-cell>
              <table:table-cell office:value-type="float" office:value="33790.377594256">
                <text:p>33790.377594256</text:p>
              </table:table-cell>
            </table:table-row>
            <table:table-row>
              <table:table-cell office:value-type="string">
                <text:p>1/23/2018</text:p>
              </table:table-cell>
              <table:table-cell office:value-type="float" office:value="984.47">
                <text:p>984.47</text:p>
              </table:table-cell>
              <table:table-cell office:value-type="float" office:value="38637.7914590082">
                <text:p>38637.7914590082</text:p>
              </table:table-cell>
            </table:table-row>
            <table:table-row>
              <table:table-cell office:value-type="string">
                <text:p>1/24/2018</text:p>
              </table:table-cell>
              <table:table-cell office:value-type="float" office:value="1061.78">
                <text:p>1061.78</text:p>
              </table:table-cell>
              <table:table-cell office:value-type="float" office:value="39972.7376744197">
                <text:p>39972.7376744197</text:p>
              </table:table-cell>
            </table:table-row>
            <table:table-row>
              <table:table-cell office:value-type="string">
                <text:p>1/25/2018</text:p>
              </table:table-cell>
              <table:table-cell office:value-type="float" office:value="1046.37">
                <text:p>1046.37</text:p>
              </table:table-cell>
              <table:table-cell office:value-type="float" office:value="35125.5974504187">
                <text:p>35125.5974504187</text:p>
              </table:table-cell>
            </table:table-row>
            <table:table-row>
              <table:table-cell office:value-type="string">
                <text:p>1/26/2018</text:p>
              </table:table-cell>
              <table:table-cell office:value-type="float" office:value="1048.58">
                <text:p>1048.58</text:p>
              </table:table-cell>
              <table:table-cell office:value-type="float" office:value="29479.9597959222">
                <text:p>29479.9597959222</text:p>
              </table:table-cell>
            </table:table-row>
            <table:table-row>
              <table:table-cell office:value-type="string">
                <text:p>1/27/2018</text:p>
              </table:table-cell>
              <table:table-cell office:value-type="float" office:value="1109.08">
                <text:p>1109.08</text:p>
              </table:table-cell>
              <table:table-cell office:value-type="float" office:value="30551.0275868972">
                <text:p>30551.0275868972</text:p>
              </table:table-cell>
            </table:table-row>
            <table:table-row>
              <table:table-cell office:value-type="string">
                <text:p>1/28/2018</text:p>
              </table:table-cell>
              <table:table-cell office:value-type="float" office:value="1231.58">
                <text:p>1231.58</text:p>
              </table:table-cell>
              <table:table-cell office:value-type="float" office:value="34238.1569779886">
                <text:p>34238.1569779886</text:p>
              </table:table-cell>
            </table:table-row>
            <table:table-row>
              <table:table-cell office:value-type="string">
                <text:p>1/29/2018</text:p>
              </table:table-cell>
              <table:table-cell office:value-type="float" office:value="1169.96">
                <text:p>1169.96</text:p>
              </table:table-cell>
              <table:table-cell office:value-type="float" office:value="43321.797523268">
                <text:p>43321.797523268</text:p>
              </table:table-cell>
            </table:table-row>
            <table:table-row>
              <table:table-cell office:value-type="string">
                <text:p>1/30/2018</text:p>
              </table:table-cell>
              <table:table-cell office:value-type="float" office:value="1063.75">
                <text:p>1063.75</text:p>
              </table:table-cell>
              <table:table-cell office:value-type="float" office:value="31999.35128141">
                <text:p>31999.35128141</text:p>
              </table:table-cell>
            </table:table-row>
            <table:table-row>
              <table:table-cell office:value-type="string">
                <text:p>1/31/2018</text:p>
              </table:table-cell>
              <table:table-cell office:value-type="float" office:value="1111.31">
                <text:p>1111.31</text:p>
              </table:table-cell>
              <table:table-cell office:value-type="float" office:value="32675.5483886139">
                <text:p>32675.5483886139</text:p>
              </table:table-cell>
            </table:table-row>
            <table:table-row>
              <table:table-cell office:value-type="string">
                <text:p>2/1/2018</text:p>
              </table:table-cell>
              <table:table-cell office:value-type="float" office:value="1026.19">
                <text:p>1026.19</text:p>
              </table:table-cell>
              <table:table-cell office:value-type="float" office:value="41495.3601538726">
                <text:p>41495.3601538726</text:p>
              </table:table-cell>
            </table:table-row>
            <table:table-row>
              <table:table-cell office:value-type="string">
                <text:p>2/2/2018</text:p>
              </table:table-cell>
              <table:table-cell office:value-type="float" office:value="917.47">
                <text:p>917.47</text:p>
              </table:table-cell>
              <table:table-cell office:value-type="float" office:value="32465.8228462181">
                <text:p>32465.8228462181</text:p>
              </table:table-cell>
            </table:table-row>
            <table:table-row>
              <table:table-cell office:value-type="string">
                <text:p>2/3/2018</text:p>
              </table:table-cell>
              <table:table-cell office:value-type="float" office:value="970.87">
                <text:p>970.87</text:p>
              </table:table-cell>
              <table:table-cell office:value-type="float" office:value="28447.4621932997">
                <text:p>28447.4621932997</text:p>
              </table:table-cell>
            </table:table-row>
            <table:table-row>
              <table:table-cell office:value-type="string">
                <text:p>2/4/2018</text:p>
              </table:table-cell>
              <table:table-cell office:value-type="float" office:value="827.59">
                <text:p>827.59</text:p>
              </table:table-cell>
              <table:table-cell office:value-type="float" office:value="24024.8975643678">
                <text:p>24024.8975643678</text:p>
              </table:table-cell>
            </table:table-row>
            <table:table-row>
              <table:table-cell office:value-type="string">
                <text:p>2/5/2018</text:p>
              </table:table-cell>
              <table:table-cell office:value-type="float" office:value="695.08">
                <text:p>695.08</text:p>
              </table:table-cell>
              <table:table-cell office:value-type="float" office:value="18674.850482382">
                <text:p>18674.850482382</text:p>
              </table:table-cell>
            </table:table-row>
            <table:table-row>
              <table:table-cell office:value-type="string">
                <text:p>2/6/2018</text:p>
              </table:table-cell>
              <table:table-cell office:value-type="float" office:value="785.01">
                <text:p>785.01</text:p>
              </table:table-cell>
              <table:table-cell office:value-type="float" office:value="21952.4340185186">
                <text:p>21952.4340185186</text:p>
              </table:table-cell>
            </table:table-row>
            <table:table-row>
              <table:table-cell office:value-type="string">
                <text:p>2/7/2018</text:p>
              </table:table-cell>
              <table:table-cell office:value-type="float" office:value="751.81">
                <text:p>751.81</text:p>
              </table:table-cell>
              <table:table-cell office:value-type="float" office:value="20068.9531333146">
                <text:p>20068.9531333146</text:p>
              </table:table-cell>
            </table:table-row>
            <table:table-row>
              <table:table-cell office:value-type="string">
                <text:p>2/8/2018</text:p>
              </table:table-cell>
              <table:table-cell office:value-type="float" office:value="813.55">
                <text:p>813.55</text:p>
              </table:table-cell>
              <table:table-cell office:value-type="float" office:value="20312.987442318">
                <text:p>20312.987442318</text:p>
              </table:table-cell>
            </table:table-row>
            <table:table-row>
              <table:table-cell office:value-type="string">
                <text:p>2/9/2018</text:p>
              </table:table-cell>
              <table:table-cell office:value-type="float" office:value="877.88">
                <text:p>877.88</text:p>
              </table:table-cell>
              <table:table-cell office:value-type="float" office:value="20065.0771306038">
                <text:p>20065.0771306038</text:p>
              </table:table-cell>
            </table:table-row>
            <table:table-row>
              <table:table-cell office:value-type="string">
                <text:p>2/10/2018</text:p>
              </table:table-cell>
              <table:table-cell office:value-type="float" office:value="850.75">
                <text:p>850.75</text:p>
              </table:table-cell>
              <table:table-cell office:value-type="float" office:value="20278.6729736655">
                <text:p>20278.6729736655</text:p>
              </table:table-cell>
            </table:table-row>
            <table:table-row>
              <table:table-cell office:value-type="string">
                <text:p>2/11/2018</text:p>
              </table:table-cell>
              <table:table-cell office:value-type="float" office:value="811.24">
                <text:p>811.24</text:p>
              </table:table-cell>
              <table:table-cell office:value-type="float" office:value="17768.4384764706">
                <text:p>17768.4384764706</text:p>
              </table:table-cell>
            </table:table-row>
            <table:table-row>
              <table:table-cell office:value-type="string">
                <text:p>2/12/2018</text:p>
              </table:table-cell>
              <table:table-cell office:value-type="float" office:value="865.27">
                <text:p>865.27</text:p>
              </table:table-cell>
              <table:table-cell office:value-type="float" office:value="18018.4761973937">
                <text:p>18018.4761973937</text:p>
              </table:table-cell>
            </table:table-row>
            <table:table-row>
              <table:table-cell office:value-type="string">
                <text:p>2/13/2018</text:p>
              </table:table-cell>
              <table:table-cell office:value-type="float" office:value="840.98">
                <text:p>840.98</text:p>
              </table:table-cell>
              <table:table-cell office:value-type="float" office:value="18228.426094269">
                <text:p>18228.426094269</text:p>
              </table:table-cell>
            </table:table-row>
            <table:table-row>
              <table:table-cell office:value-type="string">
                <text:p>2/14/2018</text:p>
              </table:table-cell>
              <table:table-cell office:value-type="float" office:value="920.11">
                <text:p>920.11</text:p>
              </table:table-cell>
              <table:table-cell office:value-type="float" office:value="20703.5119547689">
                <text:p>20703.5119547689</text:p>
              </table:table-cell>
            </table:table-row>
            <table:table-row>
              <table:table-cell office:value-type="string">
                <text:p>2/15/2018</text:p>
              </table:table-cell>
              <table:table-cell office:value-type="float" office:value="927.95">
                <text:p>927.95</text:p>
              </table:table-cell>
              <table:table-cell office:value-type="float" office:value="20011.9694381825">
                <text:p>20011.9694381825</text:p>
              </table:table-cell>
            </table:table-row>
            <table:table-row>
              <table:table-cell office:value-type="string">
                <text:p>2/16/2018</text:p>
              </table:table-cell>
              <table:table-cell office:value-type="float" office:value="938.02">
                <text:p>938.02</text:p>
              </table:table-cell>
              <table:table-cell office:value-type="float" office:value="20252.3786530033">
                <text:p>20252.3786530033</text:p>
              </table:table-cell>
            </table:table-row>
            <table:table-row>
              <table:table-cell office:value-type="string">
                <text:p>2/17/2018</text:p>
              </table:table-cell>
              <table:table-cell office:value-type="float" office:value="974.77">
                <text:p>974.77</text:p>
              </table:table-cell>
              <table:table-cell office:value-type="float" office:value="21285.79262899">
                <text:p>21285.79262899</text:p>
              </table:table-cell>
            </table:table-row>
            <table:table-row>
              <table:table-cell office:value-type="string">
                <text:p>2/18/2018</text:p>
              </table:table-cell>
              <table:table-cell office:value-type="float" office:value="913.9">
                <text:p>913.9</text:p>
              </table:table-cell>
              <table:table-cell office:value-type="float" office:value="21129.2845435659">
                <text:p>21129.2845435659</text:p>
              </table:table-cell>
            </table:table-row>
            <table:table-row>
              <table:table-cell office:value-type="string">
                <text:p>2/19/2018</text:p>
              </table:table-cell>
              <table:table-cell office:value-type="float" office:value="939.79">
                <text:p>939.79</text:p>
              </table:table-cell>
              <table:table-cell office:value-type="float" office:value="18707.2684598424">
                <text:p>18707.2684598424</text:p>
              </table:table-cell>
            </table:table-row>
            <table:table-row>
              <table:table-cell office:value-type="string">
                <text:p>2/20/2018</text:p>
              </table:table-cell>
              <table:table-cell office:value-type="float" office:value="885.52">
                <text:p>885.52</text:p>
              </table:table-cell>
              <table:table-cell office:value-type="float" office:value="17928.8848755989">
                <text:p>17928.8848755989</text:p>
              </table:table-cell>
            </table:table-row>
            <table:table-row>
              <table:table-cell office:value-type="string">
                <text:p>2/21/2018</text:p>
              </table:table-cell>
              <table:table-cell office:value-type="float" office:value="840.1">
                <text:p>840.1</text:p>
              </table:table-cell>
              <table:table-cell office:value-type="float" office:value="16262.7252888715">
                <text:p>16262.7252888715</text:p>
              </table:table-cell>
            </table:table-row>
            <table:table-row>
              <table:table-cell office:value-type="string">
                <text:p>2/22/2018</text:p>
              </table:table-cell>
              <table:table-cell office:value-type="float" office:value="804.63">
                <text:p>804.63</text:p>
              </table:table-cell>
              <table:table-cell office:value-type="float" office:value="14405.0960979279">
                <text:p>14405.0960979279</text:p>
              </table:table-cell>
            </table:table-row>
            <table:table-row>
              <table:table-cell office:value-type="string">
                <text:p>2/23/2018</text:p>
              </table:table-cell>
              <table:table-cell office:value-type="float" office:value="854.7">
                <text:p>854.7</text:p>
              </table:table-cell>
              <table:table-cell office:value-type="float" office:value="16097.1957327027">
                <text:p>16097.1957327027</text:p>
              </table:table-cell>
            </table:table-row>
            <table:table-row>
              <table:table-cell office:value-type="string">
                <text:p>2/24/2018</text:p>
              </table:table-cell>
              <table:table-cell office:value-type="float" office:value="833.49">
                <text:p>833.49</text:p>
              </table:table-cell>
              <table:table-cell office:value-type="float" office:value="16157.0036707443">
                <text:p>16157.0036707443</text:p>
              </table:table-cell>
            </table:table-row>
            <table:table-row>
              <table:table-cell office:value-type="string">
                <text:p>2/25/2018</text:p>
              </table:table-cell>
              <table:table-cell office:value-type="float" office:value="840.28">
                <text:p>840.28</text:p>
              </table:table-cell>
              <table:table-cell office:value-type="float" office:value="14083.150506229">
                <text:p>14083.150506229</text:p>
              </table:table-cell>
            </table:table-row>
            <table:table-row>
              <table:table-cell office:value-type="string">
                <text:p>2/26/2018</text:p>
              </table:table-cell>
              <table:table-cell office:value-type="float" office:value="867.62">
                <text:p>867.62</text:p>
              </table:table-cell>
              <table:table-cell office:value-type="float" office:value="15418.8976706716">
                <text:p>15418.8976706716</text:p>
              </table:table-cell>
            </table:table-row>
            <table:table-row>
              <table:table-cell office:value-type="string">
                <text:p>2/27/2018</text:p>
              </table:table-cell>
              <table:table-cell office:value-type="float" office:value="871.58">
                <text:p>871.58</text:p>
              </table:table-cell>
              <table:table-cell office:value-type="float" office:value="15596.6751567057">
                <text:p>15596.6751567057</text:p>
              </table:table-cell>
            </table:table-row>
            <table:table-row>
              <table:table-cell office:value-type="string">
                <text:p>2/28/2018</text:p>
              </table:table-cell>
              <table:table-cell office:value-type="float" office:value="851.5">
                <text:p>851.5</text:p>
              </table:table-cell>
              <table:table-cell office:value-type="float" office:value="17189.9180717745">
                <text:p>17189.9180717745</text:p>
              </table:table-cell>
            </table:table-row>
            <table:table-row>
              <table:table-cell office:value-type="string">
                <text:p>3/1/2018</text:p>
              </table:table-cell>
              <table:table-cell office:value-type="float" office:value="869.87">
                <text:p>869.87</text:p>
              </table:table-cell>
              <table:table-cell office:value-type="float" office:value="16069.5672289855">
                <text:p>16069.5672289855</text:p>
              </table:table-cell>
            </table:table-row>
            <table:table-row>
              <table:table-cell office:value-type="string">
                <text:p>3/2/2018</text:p>
              </table:table-cell>
              <table:table-cell office:value-type="float" office:value="855.6">
                <text:p>855.6</text:p>
              </table:table-cell>
              <table:table-cell office:value-type="float" office:value="17498.2655123208">
                <text:p>17498.2655123208</text:p>
              </table:table-cell>
            </table:table-row>
            <table:table-row>
              <table:table-cell office:value-type="string">
                <text:p>3/3/2018</text:p>
              </table:table-cell>
              <table:table-cell office:value-type="float" office:value="855.65">
                <text:p>855.65</text:p>
              </table:table-cell>
              <table:table-cell office:value-type="float" office:value="13966.5670997802">
                <text:p>13966.5670997802</text:p>
              </table:table-cell>
            </table:table-row>
            <table:table-row>
              <table:table-cell office:value-type="string">
                <text:p>3/4/2018</text:p>
              </table:table-cell>
              <table:table-cell office:value-type="float" office:value="864.83">
                <text:p>864.83</text:p>
              </table:table-cell>
              <table:table-cell office:value-type="float" office:value="14967.2463625027">
                <text:p>14967.2463625027</text:p>
              </table:table-cell>
            </table:table-row>
            <table:table-row>
              <table:table-cell office:value-type="string">
                <text:p>3/5/2018</text:p>
              </table:table-cell>
              <table:table-cell office:value-type="float" office:value="849.42">
                <text:p>849.42</text:p>
              </table:table-cell>
              <table:table-cell office:value-type="float" office:value="16684.8959516897">
                <text:p>16684.8959516897</text:p>
              </table:table-cell>
            </table:table-row>
            <table:table-row>
              <table:table-cell office:value-type="string">
                <text:p>3/6/2018</text:p>
              </table:table-cell>
              <table:table-cell office:value-type="float" office:value="815.69">
                <text:p>815.69</text:p>
              </table:table-cell>
              <table:table-cell office:value-type="float" office:value="14828.6406832044">
                <text:p>14828.6406832044</text:p>
              </table:table-cell>
            </table:table-row>
            <table:table-row>
              <table:table-cell office:value-type="string">
                <text:p>3/7/2018</text:p>
              </table:table-cell>
              <table:table-cell office:value-type="float" office:value="751.13">
                <text:p>751.13</text:p>
              </table:table-cell>
              <table:table-cell office:value-type="float" office:value="14847.6779287295">
                <text:p>14847.6779287295</text:p>
              </table:table-cell>
            </table:table-row>
            <table:table-row>
              <table:table-cell office:value-type="string">
                <text:p>3/8/2018</text:p>
              </table:table-cell>
              <table:table-cell office:value-type="float" office:value="698.83">
                <text:p>698.83</text:p>
              </table:table-cell>
              <table:table-cell office:value-type="float" office:value="12828.4536755869">
                <text:p>12828.4536755869</text:p>
              </table:table-cell>
            </table:table-row>
            <table:table-row>
              <table:table-cell office:value-type="string">
                <text:p>3/9/2018</text:p>
              </table:table-cell>
              <table:table-cell office:value-type="float" office:value="726.92">
                <text:p>726.92</text:p>
              </table:table-cell>
              <table:table-cell office:value-type="float" office:value="12904.428787848">
                <text:p>12904.428787848</text:p>
              </table:table-cell>
            </table:table-row>
            <table:table-row>
              <table:table-cell office:value-type="string">
                <text:p>3/10/2018</text:p>
              </table:table-cell>
              <table:table-cell office:value-type="float" office:value="682.3">
                <text:p>682.3</text:p>
              </table:table-cell>
              <table:table-cell office:value-type="float" office:value="10091.719568534">
                <text:p>10091.719568534</text:p>
              </table:table-cell>
            </table:table-row>
            <table:table-row>
              <table:table-cell office:value-type="string">
                <text:p>3/11/2018</text:p>
              </table:table-cell>
              <table:table-cell office:value-type="float" office:value="720.36">
                <text:p>720.36</text:p>
              </table:table-cell>
              <table:table-cell office:value-type="float" office:value="9940.53449167416">
                <text:p>9940.53449167416</text:p>
              </table:table-cell>
            </table:table-row>
            <table:table-row>
              <table:table-cell office:value-type="string">
                <text:p>3/12/2018</text:p>
              </table:table-cell>
              <table:table-cell office:value-type="float" office:value="697.02">
                <text:p>697.02</text:p>
              </table:table-cell>
              <table:table-cell office:value-type="float" office:value="10700.4105416132">
                <text:p>10700.4105416132</text:p>
              </table:table-cell>
            </table:table-row>
            <table:table-row>
              <table:table-cell office:value-type="string">
                <text:p>3/13/2018</text:p>
              </table:table-cell>
              <table:table-cell office:value-type="float" office:value="689.96">
                <text:p>689.96</text:p>
              </table:table-cell>
              <table:table-cell office:value-type="float" office:value="9112.10706572496">
                <text:p>9112.10706572496</text:p>
              </table:table-cell>
            </table:table-row>
            <table:table-row>
              <table:table-cell office:value-type="string">
                <text:p>3/14/2018</text:p>
              </table:table-cell>
              <table:table-cell office:value-type="float" office:value="613.15">
                <text:p>613.15</text:p>
              </table:table-cell>
              <table:table-cell office:value-type="float" office:value="8709.06355508805">
                <text:p>8709.06355508805</text:p>
              </table:table-cell>
            </table:table-row>
            <table:table-row>
              <table:table-cell office:value-type="string">
                <text:p>3/15/2018</text:p>
              </table:table-cell>
              <table:table-cell office:value-type="float" office:value="610.56">
                <text:p>610.56</text:p>
              </table:table-cell>
              <table:table-cell office:value-type="float" office:value="8763.46840469376">
                <text:p>8763.46840469376</text:p>
              </table:table-cell>
            </table:table-row>
            <table:table-row>
              <table:table-cell office:value-type="string">
                <text:p>3/16/2018</text:p>
              </table:table-cell>
              <table:table-cell office:value-type="float" office:value="600.53">
                <text:p>600.53</text:p>
              </table:table-cell>
              <table:table-cell office:value-type="float" office:value="9813.14147014677">
                <text:p>9813.14147014677</text:p>
              </table:table-cell>
            </table:table-row>
            <table:table-row>
              <table:table-cell office:value-type="string">
                <text:p>3/17/2018</text:p>
              </table:table-cell>
              <table:table-cell office:value-type="float" office:value="549.79">
                <text:p>549.79</text:p>
              </table:table-cell>
              <table:table-cell office:value-type="float" office:value="6736.3565196659">
                <text:p>6736.3565196659</text:p>
              </table:table-cell>
            </table:table-row>
            <table:table-row>
              <table:table-cell office:value-type="string">
                <text:p>3/18/2018</text:p>
              </table:table-cell>
              <table:table-cell office:value-type="float" office:value="537.38">
                <text:p>537.38</text:p>
              </table:table-cell>
              <table:table-cell office:value-type="float" office:value="6850.44142569968">
                <text:p>6850.44142569968</text:p>
              </table:table-cell>
            </table:table-row>
            <table:table-row>
              <table:table-cell office:value-type="string">
                <text:p>3/19/2018</text:p>
              </table:table-cell>
              <table:table-cell office:value-type="float" office:value="555.55">
                <text:p>555.55</text:p>
              </table:table-cell>
              <table:table-cell office:value-type="float" office:value="7274.22066984365">
                <text:p>7274.22066984365</text:p>
              </table:table-cell>
            </table:table-row>
            <table:table-row>
              <table:table-cell office:value-type="string">
                <text:p>3/20/2018</text:p>
              </table:table-cell>
              <table:table-cell office:value-type="float" office:value="557.57">
                <text:p>557.57</text:p>
              </table:table-cell>
              <table:table-cell office:value-type="float" office:value="7488.07600811998">
                <text:p>7488.07600811998</text:p>
              </table:table-cell>
            </table:table-row>
            <table:table-row>
              <table:table-cell office:value-type="string">
                <text:p>3/21/2018</text:p>
              </table:table-cell>
              <table:table-cell office:value-type="float" office:value="559.91">
                <text:p>559.91</text:p>
              </table:table-cell>
              <table:table-cell office:value-type="float" office:value="7918.41470979767">
                <text:p>7918.41470979767</text:p>
              </table:table-cell>
            </table:table-row>
            <table:table-row>
              <table:table-cell office:value-type="string">
                <text:p>3/22/2018</text:p>
              </table:table-cell>
              <table:table-cell office:value-type="float" office:value="539.89">
                <text:p>539.89</text:p>
              </table:table-cell>
              <table:table-cell office:value-type="float" office:value="7778.04510332759">
                <text:p>7778.04510332759</text:p>
              </table:table-cell>
            </table:table-row>
            <table:table-row>
              <table:table-cell office:value-type="string">
                <text:p>3/23/2018</text:p>
              </table:table-cell>
              <table:table-cell office:value-type="float" office:value="543.83">
                <text:p>543.83</text:p>
              </table:table-cell>
              <table:table-cell office:value-type="float" office:value="8494.86802211481">
                <text:p>8494.86802211481</text:p>
              </table:table-cell>
            </table:table-row>
            <table:table-row>
              <table:table-cell office:value-type="string">
                <text:p>3/24/2018</text:p>
              </table:table-cell>
              <table:table-cell office:value-type="float" office:value="520.16">
                <text:p>520.16</text:p>
              </table:table-cell>
              <table:table-cell office:value-type="float" office:value="7168.77049992704">
                <text:p>7168.77049992704</text:p>
              </table:table-cell>
            </table:table-row>
            <table:table-row>
              <table:table-cell office:value-type="string">
                <text:p>3/25/2018</text:p>
              </table:table-cell>
              <table:table-cell office:value-type="float" office:value="523.01">
                <text:p>523.01</text:p>
              </table:table-cell>
              <table:table-cell office:value-type="float" office:value="7080.37907415054">
                <text:p>7080.37907415054</text:p>
              </table:table-cell>
            </table:table-row>
            <table:table-row>
              <table:table-cell office:value-type="string">
                <text:p>3/26/2018</text:p>
              </table:table-cell>
              <table:table-cell office:value-type="float" office:value="486.25">
                <text:p>486.25</text:p>
              </table:table-cell>
              <table:table-cell office:value-type="float" office:value="8837.939681865">
                <text:p>8837.939681865</text:p>
              </table:table-cell>
            </table:table-row>
            <table:table-row>
              <table:table-cell office:value-type="string">
                <text:p>3/27/2018</text:p>
              </table:table-cell>
              <table:table-cell office:value-type="float" office:value="448.78">
                <text:p>448.78</text:p>
              </table:table-cell>
              <table:table-cell office:value-type="float" office:value="6445.01285965582">
                <text:p>6445.01285965582</text:p>
              </table:table-cell>
            </table:table-row>
            <table:table-row>
              <table:table-cell office:value-type="string">
                <text:p>3/28/2018</text:p>
              </table:table-cell>
              <table:table-cell office:value-type="float" office:value="445.93">
                <text:p>445.93</text:p>
              </table:table-cell>
              <table:table-cell office:value-type="float" office:value="6525.23858464618">
                <text:p>6525.23858464618</text:p>
              </table:table-cell>
            </table:table-row>
            <table:table-row>
              <table:table-cell office:value-type="string">
                <text:p>3/29/2018</text:p>
              </table:table-cell>
              <table:table-cell office:value-type="float" office:value="383.9">
                <text:p>383.9</text:p>
              </table:table-cell>
              <table:table-cell office:value-type="float" office:value="6002.9401659733">
                <text:p>6002.9401659733</text:p>
              </table:table-cell>
            </table:table-row>
            <table:table-row>
              <table:table-cell office:value-type="string">
                <text:p>3/30/2018</text:p>
              </table:table-cell>
              <table:table-cell office:value-type="float" office:value="393.82">
                <text:p>393.82</text:p>
              </table:table-cell>
              <table:table-cell office:value-type="float" office:value="5030.94577184122">
                <text:p>5030.94577184122</text:p>
              </table:table-cell>
            </table:table-row>
            <table:table-row>
              <table:table-cell office:value-type="string">
                <text:p>3/31/2018</text:p>
              </table:table-cell>
              <table:table-cell office:value-type="float" office:value="394.07">
                <text:p>394.07</text:p>
              </table:table-cell>
              <table:table-cell office:value-type="float" office:value="4522.92947645844">
                <text:p>4522.92947645844</text:p>
              </table:table-cell>
            </table:table-row>
            <table:table-row>
              <table:table-cell office:value-type="string">
                <text:p>4/1/2018</text:p>
              </table:table-cell>
              <table:table-cell office:value-type="float" office:value="378.85">
                <text:p>378.85</text:p>
              </table:table-cell>
              <table:table-cell office:value-type="float" office:value="4206.17017796525">
                <text:p>4206.17017796525</text:p>
              </table:table-cell>
            </table:table-row>
            <table:table-row>
              <table:table-cell office:value-type="string">
                <text:p>4/2/2018</text:p>
              </table:table-cell>
              <table:table-cell office:value-type="float" office:value="384.68">
                <text:p>384.68</text:p>
              </table:table-cell>
              <table:table-cell office:value-type="float" office:value="4664.70525192472">
                <text:p>4664.70525192472</text:p>
              </table:table-cell>
            </table:table-row>
            <table:table-row>
              <table:table-cell office:value-type="string">
                <text:p>4/3/2018</text:p>
              </table:table-cell>
              <table:table-cell office:value-type="float" office:value="415.93">
                <text:p>415.93</text:p>
              </table:table-cell>
              <table:table-cell office:value-type="float" office:value="5113.03355509126">
                <text:p>5113.03355509126</text:p>
              </table:table-cell>
            </table:table-row>
            <table:table-row>
              <table:table-cell office:value-type="string">
                <text:p>4/4/2018</text:p>
              </table:table-cell>
              <table:table-cell office:value-type="float" office:value="378.65">
                <text:p>378.65</text:p>
              </table:table-cell>
              <table:table-cell office:value-type="float" office:value="4154.41292487">
                <text:p>4154.41292487</text:p>
              </table:table-cell>
            </table:table-row>
            <table:table-row>
              <table:table-cell office:value-type="string">
                <text:p>4/5/2018</text:p>
              </table:table-cell>
              <table:table-cell office:value-type="float" office:value="381.36">
                <text:p>381.36</text:p>
              </table:table-cell>
              <table:table-cell office:value-type="float" office:value="5899.75501674384">
                <text:p>5899.75501674384</text:p>
              </table:table-cell>
            </table:table-row>
            <table:table-row>
              <table:table-cell office:value-type="string">
                <text:p>4/6/2018</text:p>
              </table:table-cell>
              <table:table-cell office:value-type="float" office:value="370.35">
                <text:p>370.35</text:p>
              </table:table-cell>
              <table:table-cell office:value-type="float" office:value="5028.132378249">
                <text:p>5028.132378249</text:p>
              </table:table-cell>
            </table:table-row>
            <table:table-row>
              <table:table-cell office:value-type="string">
                <text:p>4/7/2018</text:p>
              </table:table-cell>
              <table:table-cell office:value-type="float" office:value="384.98">
                <text:p>384.98</text:p>
              </table:table-cell>
              <table:table-cell office:value-type="float" office:value="4140.06161778606">
                <text:p>4140.06161778606</text:p>
              </table:table-cell>
            </table:table-row>
            <table:table-row>
              <table:table-cell office:value-type="string">
                <text:p>4/8/2018</text:p>
              </table:table-cell>
              <table:table-cell office:value-type="float" office:value="400.72">
                <text:p>400.72</text:p>
              </table:table-cell>
              <table:table-cell office:value-type="float" office:value="4202.1012999944">
                <text:p>4202.1012999944</text:p>
              </table:table-cell>
            </table:table-row>
            <table:table-row>
              <table:table-cell office:value-type="string">
                <text:p>4/9/2018</text:p>
              </table:table-cell>
              <table:table-cell office:value-type="float" office:value="399.02">
                <text:p>399.02</text:p>
              </table:table-cell>
              <table:table-cell office:value-type="float" office:value="4747.23143733698">
                <text:p>4747.23143733698</text:p>
              </table:table-cell>
            </table:table-row>
            <table:table-row>
              <table:table-cell office:value-type="string">
                <text:p>4/10/2018</text:p>
              </table:table-cell>
              <table:table-cell office:value-type="float" office:value="415.65">
                <text:p>415.65</text:p>
              </table:table-cell>
              <table:table-cell office:value-type="float" office:value="5065.32668511315">
                <text:p>5065.32668511315</text:p>
              </table:table-cell>
            </table:table-row>
            <table:table-row>
              <table:table-cell office:value-type="string">
                <text:p>4/11/2018</text:p>
              </table:table-cell>
              <table:table-cell office:value-type="float" office:value="430.42">
                <text:p>430.42</text:p>
              </table:table-cell>
              <table:table-cell office:value-type="float" office:value="5342.8838710644">
                <text:p>5342.8838710644</text:p>
              </table:table-cell>
            </table:table-row>
            <table:table-row>
              <table:table-cell office:value-type="string">
                <text:p>4/12/2018</text:p>
              </table:table-cell>
              <table:table-cell office:value-type="float" office:value="493.95">
                <text:p>493.95</text:p>
              </table:table-cell>
              <table:table-cell office:value-type="float" office:value="6654.5192209875">
                <text:p>6654.5192209875</text:p>
              </table:table-cell>
            </table:table-row>
            <table:table-row>
              <table:table-cell office:value-type="string">
                <text:p>4/13/2018</text:p>
              </table:table-cell>
              <table:table-cell office:value-type="float" office:value="494.96">
                <text:p>494.96</text:p>
              </table:table-cell>
              <table:table-cell office:value-type="float" office:value="7732.40913801624">
                <text:p>7732.40913801624</text:p>
              </table:table-cell>
            </table:table-row>
            <table:table-row>
              <table:table-cell office:value-type="string">
                <text:p>4/14/2018</text:p>
              </table:table-cell>
              <table:table-cell office:value-type="float" office:value="502.79">
                <text:p>502.79</text:p>
              </table:table-cell>
              <table:table-cell office:value-type="float" office:value="6126.501630411">
                <text:p>6126.501630411</text:p>
              </table:table-cell>
            </table:table-row>
            <table:table-row>
              <table:table-cell office:value-type="string">
                <text:p>4/15/2018</text:p>
              </table:table-cell>
              <table:table-cell office:value-type="float" office:value="534.15">
                <text:p>534.15</text:p>
              </table:table-cell>
              <table:table-cell office:value-type="float" office:value="6143.44066752375">
                <text:p>6143.44066752375</text:p>
              </table:table-cell>
            </table:table-row>
            <table:table-row>
              <table:table-cell office:value-type="string">
                <text:p>4/16/2018</text:p>
              </table:table-cell>
              <table:table-cell office:value-type="float" office:value="511.67">
                <text:p>511.67</text:p>
              </table:table-cell>
              <table:table-cell office:value-type="float" office:value="6085.09382021843">
                <text:p>6085.09382021843</text:p>
              </table:table-cell>
            </table:table-row>
            <table:table-row>
              <table:table-cell office:value-type="string">
                <text:p>4/17/2018</text:p>
              </table:table-cell>
              <table:table-cell office:value-type="float" office:value="503.03">
                <text:p>503.03</text:p>
              </table:table-cell>
              <table:table-cell office:value-type="float" office:value="6123.40612814436">
                <text:p>6123.40612814436</text:p>
              </table:table-cell>
            </table:table-row>
            <table:table-row>
              <table:table-cell office:value-type="string">
                <text:p>4/18/2018</text:p>
              </table:table-cell>
              <table:table-cell office:value-type="float" office:value="525.78">
                <text:p>525.78</text:p>
              </table:table-cell>
              <table:table-cell office:value-type="float" office:value="7512.62527717812">
                <text:p>7512.62527717812</text:p>
              </table:table-cell>
            </table:table-row>
            <table:table-row>
              <table:table-cell office:value-type="string">
                <text:p>4/19/2018</text:p>
              </table:table-cell>
              <table:table-cell office:value-type="float" office:value="567.25">
                <text:p>567.25</text:p>
              </table:table-cell>
              <table:table-cell office:value-type="float" office:value="7265.76591071">
                <text:p>7265.76591071</text:p>
              </table:table-cell>
            </table:table-row>
            <table:table-row>
              <table:table-cell office:value-type="string">
                <text:p>4/20/2018</text:p>
              </table:table-cell>
              <table:table-cell office:value-type="float" office:value="617.16">
                <text:p>617.16</text:p>
              </table:table-cell>
              <table:table-cell office:value-type="float" office:value="7735.70576695272">
                <text:p>7735.70576695272</text:p>
              </table:table-cell>
            </table:table-row>
            <table:table-row>
              <table:table-cell office:value-type="string">
                <text:p>4/21/2018</text:p>
              </table:table-cell>
              <table:table-cell office:value-type="float" office:value="605.17">
                <text:p>605.17</text:p>
              </table:table-cell>
              <table:table-cell office:value-type="float" office:value="6863.55496945877">
                <text:p>6863.55496945877</text:p>
              </table:table-cell>
            </table:table-row>
            <table:table-row>
              <table:table-cell office:value-type="string">
                <text:p>4/22/2018</text:p>
              </table:table-cell>
              <table:table-cell office:value-type="float" office:value="621.33">
                <text:p>621.33</text:p>
              </table:table-cell>
              <table:table-cell office:value-type="float" office:value="7247.17937928705">
                <text:p>7247.17937928705</text:p>
              </table:table-cell>
            </table:table-row>
            <table:table-row>
              <table:table-cell office:value-type="string">
                <text:p>4/23/2018</text:p>
              </table:table-cell>
              <table:table-cell office:value-type="float" office:value="644.13">
                <text:p>644.13</text:p>
              </table:table-cell>
              <table:table-cell office:value-type="float" office:value="7887.08952009144">
                <text:p>7887.08952009144</text:p>
              </table:table-cell>
            </table:table-row>
            <table:table-row>
              <table:table-cell office:value-type="string">
                <text:p>4/24/2018</text:p>
              </table:table-cell>
              <table:table-cell office:value-type="float" office:value="703.35">
                <text:p>703.35</text:p>
              </table:table-cell>
              <table:table-cell office:value-type="float" office:value="10073.2545221508">
                <text:p>10073.2545221508</text:p>
              </table:table-cell>
            </table:table-row>
            <table:table-row>
              <table:table-cell office:value-type="string">
                <text:p>4/25/2018</text:p>
              </table:table-cell>
              <table:table-cell office:value-type="float" office:value="617.73">
                <text:p>617.73</text:p>
              </table:table-cell>
              <table:table-cell office:value-type="float" office:value="8374.87957250796">
                <text:p>8374.87957250796</text:p>
              </table:table-cell>
            </table:table-row>
            <table:table-row>
              <table:table-cell office:value-type="string">
                <text:p>4/26/2018</text:p>
              </table:table-cell>
              <table:table-cell office:value-type="float" office:value="661.45">
                <text:p>661.45</text:p>
              </table:table-cell>
              <table:table-cell office:value-type="float" office:value="9440.2077471359">
                <text:p>9440.2077471359</text:p>
              </table:table-cell>
            </table:table-row>
            <table:table-row>
              <table:table-cell office:value-type="string">
                <text:p>4/27/2018</text:p>
              </table:table-cell>
              <table:table-cell office:value-type="float" office:value="643.33">
                <text:p>643.33</text:p>
              </table:table-cell>
              <table:table-cell office:value-type="float" office:value="9447.57870865468">
                <text:p>9447.57870865468</text:p>
              </table:table-cell>
            </table:table-row>
            <table:table-row>
              <table:table-cell office:value-type="string">
                <text:p>4/28/2018</text:p>
              </table:table-cell>
              <table:table-cell office:value-type="float" office:value="683.02">
                <text:p>683.02</text:p>
              </table:table-cell>
              <table:table-cell office:value-type="float" office:value="12009.1724746539">
                <text:p>12009.1724746539</text:p>
              </table:table-cell>
            </table:table-row>
            <table:table-row>
              <table:table-cell office:value-type="string">
                <text:p>4/29/2018</text:p>
              </table:table-cell>
              <table:table-cell office:value-type="float" office:value="689.31">
                <text:p>689.31</text:p>
              </table:table-cell>
              <table:table-cell office:value-type="float" office:value="10644.6499655592">
                <text:p>10644.6499655592</text:p>
              </table:table-cell>
            </table:table-row>
            <table:table-row>
              <table:table-cell office:value-type="string">
                <text:p>4/30/2018</text:p>
              </table:table-cell>
              <table:table-cell office:value-type="float" office:value="670.04">
                <text:p>670.04</text:p>
              </table:table-cell>
              <table:table-cell office:value-type="float" office:value="10896.4592357242">
                <text:p>10896.4592357242</text:p>
              </table:table-cell>
            </table:table-row>
            <table:table-row>
              <table:table-cell office:value-type="string">
                <text:p>5/1/2018</text:p>
              </table:table-cell>
              <table:table-cell office:value-type="float" office:value="670.81">
                <text:p>670.81</text:p>
              </table:table-cell>
              <table:table-cell office:value-type="float" office:value="9580.47689461324">
                <text:p>9580.47689461324</text:p>
              </table:table-cell>
            </table:table-row>
            <table:table-row>
              <table:table-cell office:value-type="string">
                <text:p>5/2/2018</text:p>
              </table:table-cell>
              <table:table-cell office:value-type="float" office:value="686.74">
                <text:p>686.74</text:p>
              </table:table-cell>
              <table:table-cell office:value-type="float" office:value="10110.4775202533">
                <text:p>10110.4775202533</text:p>
              </table:table-cell>
            </table:table-row>
            <table:table-row>
              <table:table-cell office:value-type="string">
                <text:p>5/3/2018</text:p>
              </table:table-cell>
              <table:table-cell office:value-type="float" office:value="777.62">
                <text:p>777.62</text:p>
              </table:table-cell>
              <table:table-cell office:value-type="float" office:value="12728.7640440527">
                <text:p>12728.7640440527</text:p>
              </table:table-cell>
            </table:table-row>
            <table:table-row>
              <table:table-cell office:value-type="string">
                <text:p>5/4/2018</text:p>
              </table:table-cell>
              <table:table-cell office:value-type="float" office:value="784.21">
                <text:p>784.21</text:p>
              </table:table-cell>
              <table:table-cell office:value-type="float" office:value="11525.2511651059">
                <text:p>11525.2511651059</text:p>
              </table:table-cell>
            </table:table-row>
            <table:table-row>
              <table:table-cell office:value-type="string">
                <text:p>5/5/2018</text:p>
              </table:table-cell>
              <table:table-cell office:value-type="float" office:value="816.58">
                <text:p>816.58</text:p>
              </table:table-cell>
              <table:table-cell office:value-type="float" office:value="10975.2389743126">
                <text:p>10975.2389743126</text:p>
              </table:table-cell>
            </table:table-row>
            <table:table-row>
              <table:table-cell office:value-type="string">
                <text:p>5/6/2018</text:p>
              </table:table-cell>
              <table:table-cell office:value-type="float" office:value="790.39">
                <text:p>790.39</text:p>
              </table:table-cell>
              <table:table-cell office:value-type="float" office:value="10803.1455201357">
                <text:p>10803.1455201357</text:p>
              </table:table-cell>
            </table:table-row>
            <table:table-row>
              <table:table-cell office:value-type="string">
                <text:p>5/7/2018</text:p>
              </table:table-cell>
              <table:table-cell office:value-type="float" office:value="752.4">
                <text:p>752.4</text:p>
              </table:table-cell>
              <table:table-cell office:value-type="float" office:value="10256.4597071772">
                <text:p>10256.4597071772</text:p>
              </table:table-cell>
            </table:table-row>
            <table:table-row>
              <table:table-cell office:value-type="string">
                <text:p>5/8/2018</text:p>
              </table:table-cell>
              <table:table-cell office:value-type="float" office:value="747.79">
                <text:p>747.79</text:p>
              </table:table-cell>
              <table:table-cell office:value-type="float" office:value="12117.4702841726">
                <text:p>12117.4702841726</text:p>
              </table:table-cell>
            </table:table-row>
            <table:table-row>
              <table:table-cell office:value-type="string">
                <text:p>5/9/2018</text:p>
              </table:table-cell>
              <table:table-cell office:value-type="float" office:value="751.27">
                <text:p>751.27</text:p>
              </table:table-cell>
              <table:table-cell office:value-type="float" office:value="11308.5174540788">
                <text:p>11308.5174540788</text:p>
              </table:table-cell>
            </table:table-row>
            <table:table-row>
              <table:table-cell office:value-type="string">
                <text:p>5/10/2018</text:p>
              </table:table-cell>
              <table:table-cell office:value-type="float" office:value="723.61">
                <text:p>723.61</text:p>
              </table:table-cell>
              <table:table-cell office:value-type="float" office:value="13339.1549991489">
                <text:p>13339.1549991489</text:p>
              </table:table-cell>
            </table:table-row>
            <table:table-row>
              <table:table-cell office:value-type="string">
                <text:p>5/11/2018</text:p>
              </table:table-cell>
              <table:table-cell office:value-type="float" office:value="677.8">
                <text:p>677.8</text:p>
              </table:table-cell>
              <table:table-cell office:value-type="float" office:value="12715.677437955">
                <text:p>12715.677437955</text:p>
              </table:table-cell>
            </table:table-row>
            <table:table-row>
              <table:table-cell office:value-type="string">
                <text:p>5/12/2018</text:p>
              </table:table-cell>
              <table:table-cell office:value-type="float" office:value="683.64">
                <text:p>683.64</text:p>
              </table:table-cell>
              <table:table-cell office:value-type="float" office:value="9206.1391407102">
                <text:p>9206.1391407102</text:p>
              </table:table-cell>
            </table:table-row>
            <table:table-row>
              <table:table-cell office:value-type="string">
                <text:p>5/13/2018</text:p>
              </table:table-cell>
              <table:table-cell office:value-type="float" office:value="729.34">
                <text:p>729.34</text:p>
              </table:table-cell>
              <table:table-cell office:value-type="float" office:value="10504.0756957395">
                <text:p>10504.0756957395</text:p>
              </table:table-cell>
            </table:table-row>
            <table:table-row>
              <table:table-cell office:value-type="string">
                <text:p>5/14/2018</text:p>
              </table:table-cell>
              <table:table-cell office:value-type="float" office:value="727.41">
                <text:p>727.41</text:p>
              </table:table-cell>
              <table:table-cell office:value-type="float" office:value="13374.1586553335">
                <text:p>13374.1586553335</text:p>
              </table:table-cell>
            </table:table-row>
            <table:table-row>
              <table:table-cell office:value-type="string">
                <text:p>5/15/2018</text:p>
              </table:table-cell>
              <table:table-cell office:value-type="float" office:value="705.64">
                <text:p>705.64</text:p>
              </table:table-cell>
              <table:table-cell office:value-type="float" office:value="12962.6282422827">
                <text:p>12962.6282422827</text:p>
              </table:table-cell>
            </table:table-row>
            <table:table-row>
              <table:table-cell office:value-type="string">
                <text:p>5/16/2018</text:p>
              </table:table-cell>
              <table:table-cell office:value-type="float" office:value="706.72">
                <text:p>706.72</text:p>
              </table:table-cell>
              <table:table-cell office:value-type="float" office:value="12932.0450186626">
                <text:p>12932.0450186626</text:p>
              </table:table-cell>
            </table:table-row>
            <table:table-row>
              <table:table-cell office:value-type="string">
                <text:p>5/17/2018</text:p>
              </table:table-cell>
              <table:table-cell office:value-type="float" office:value="668.38">
                <text:p>668.38</text:p>
              </table:table-cell>
              <table:table-cell office:value-type="float" office:value="12695.4480709918">
                <text:p>12695.4480709918</text:p>
              </table:table-cell>
            </table:table-row>
            <table:table-row>
              <table:table-cell office:value-type="string">
                <text:p>5/18/2018</text:p>
              </table:table-cell>
              <table:table-cell office:value-type="float" office:value="693.57">
                <text:p>693.57</text:p>
              </table:table-cell>
              <table:table-cell office:value-type="float" office:value="12984.8242822681">
                <text:p>12984.8242822681</text:p>
              </table:table-cell>
            </table:table-row>
            <table:table-row>
              <table:table-cell office:value-type="string">
                <text:p>5/19/2018</text:p>
              </table:table-cell>
              <table:table-cell office:value-type="float" office:value="696.05">
                <text:p>696.05</text:p>
              </table:table-cell>
              <table:table-cell office:value-type="float" office:value="12366.6492777266">
                <text:p>12366.6492777266</text:p>
              </table:table-cell>
            </table:table-row>
            <table:table-row>
              <table:table-cell office:value-type="string">
                <text:p>5/20/2018</text:p>
              </table:table-cell>
              <table:table-cell office:value-type="float" office:value="715.15">
                <text:p>715.15</text:p>
              </table:table-cell>
              <table:table-cell office:value-type="float" office:value="12083.6049045667">
                <text:p>12083.6049045667</text:p>
              </table:table-cell>
            </table:table-row>
            <table:table-row>
              <table:table-cell office:value-type="string">
                <text:p>5/21/2018</text:p>
              </table:table-cell>
              <table:table-cell office:value-type="float" office:value="696.73">
                <text:p>696.73</text:p>
              </table:table-cell>
              <table:table-cell office:value-type="float" office:value="12492.1624268514">
                <text:p>12492.1624268514</text:p>
              </table:table-cell>
            </table:table-row>
            <table:table-row>
              <table:table-cell office:value-type="string">
                <text:p>5/22/2018</text:p>
              </table:table-cell>
              <table:table-cell office:value-type="float" office:value="640.84">
                <text:p>640.84</text:p>
              </table:table-cell>
              <table:table-cell office:value-type="float" office:value="12434.9059106176">
                <text:p>12434.9059106176</text:p>
              </table:table-cell>
            </table:table-row>
            <table:table-row>
              <table:table-cell office:value-type="string">
                <text:p>5/23/2018</text:p>
              </table:table-cell>
              <table:table-cell office:value-type="float" office:value="577.01">
                <text:p>577.01</text:p>
              </table:table-cell>
              <table:table-cell office:value-type="float" office:value="11403.9141882105">
                <text:p>11403.9141882105</text:p>
              </table:table-cell>
            </table:table-row>
            <table:table-row>
              <table:table-cell office:value-type="string">
                <text:p>5/24/2018</text:p>
              </table:table-cell>
              <table:table-cell office:value-type="float" office:value="602.59">
                <text:p>602.59</text:p>
              </table:table-cell>
              <table:table-cell office:value-type="float" office:value="11151.4865955217">
                <text:p>11151.4865955217</text:p>
              </table:table-cell>
            </table:table-row>
            <table:table-row>
              <table:table-cell office:value-type="string">
                <text:p>5/25/2018</text:p>
              </table:table-cell>
              <table:table-cell office:value-type="float" office:value="584.77">
                <text:p>584.77</text:p>
              </table:table-cell>
              <table:table-cell office:value-type="float" office:value="10701.5447042188">
                <text:p>10701.5447042188</text:p>
              </table:table-cell>
            </table:table-row>
            <table:table-row>
              <table:table-cell office:value-type="string">
                <text:p>5/26/2018</text:p>
              </table:table-cell>
              <table:table-cell office:value-type="float" office:value="585.76">
                <text:p>585.76</text:p>
              </table:table-cell>
              <table:table-cell office:value-type="float" office:value="9264.15470917664">
                <text:p>9264.15470917664</text:p>
              </table:table-cell>
            </table:table-row>
            <table:table-row>
              <table:table-cell office:value-type="string">
                <text:p>5/27/2018</text:p>
              </table:table-cell>
              <table:table-cell office:value-type="float" office:value="569.64">
                <text:p>569.64</text:p>
              </table:table-cell>
              <table:table-cell office:value-type="float" office:value="8417.0603582094">
                <text:p>8417.0603582094</text:p>
              </table:table-cell>
            </table:table-row>
            <table:table-row>
              <table:table-cell office:value-type="string">
                <text:p>5/28/2018</text:p>
              </table:table-cell>
              <table:table-cell office:value-type="float" office:value="512.03">
                <text:p>512.03</text:p>
              </table:table-cell>
              <table:table-cell office:value-type="float" office:value="10917.7226844167">
                <text:p>10917.7226844167</text:p>
              </table:table-cell>
            </table:table-row>
            <table:table-row>
              <table:table-cell office:value-type="string">
                <text:p>5/29/2018</text:p>
              </table:table-cell>
              <table:table-cell office:value-type="float" office:value="566.59">
                <text:p>566.59</text:p>
              </table:table-cell>
              <table:table-cell office:value-type="float" office:value="12027.7202045165">
                <text:p>12027.7202045165</text:p>
              </table:table-cell>
            </table:table-row>
            <table:table-row>
              <table:table-cell office:value-type="string">
                <text:p>5/30/2018</text:p>
              </table:table-cell>
              <table:table-cell office:value-type="float" office:value="557.12">
                <text:p>557.12</text:p>
              </table:table-cell>
              <table:table-cell office:value-type="float" office:value="11940.975037503">
                <text:p>11940.975037503</text:p>
              </table:table-cell>
            </table:table-row>
            <table:table-row>
              <table:table-cell office:value-type="string">
                <text:p>5/31/2018</text:p>
              </table:table-cell>
              <table:table-cell office:value-type="float" office:value="577.23">
                <text:p>577.23</text:p>
              </table:table-cell>
              <table:table-cell office:value-type="float" office:value="15019.9730159304">
                <text:p>15019.9730159304</text:p>
              </table:table-cell>
            </table:table-row>
            <table:table-row>
              <table:table-cell office:value-type="string">
                <text:p>6/1/2018</text:p>
              </table:table-cell>
              <table:table-cell office:value-type="float" office:value="579.01">
                <text:p>579.01</text:p>
              </table:table-cell>
              <table:table-cell office:value-type="float" office:value="12901.3950881419">
                <text:p>12901.3950881419</text:p>
              </table:table-cell>
            </table:table-row>
            <table:table-row>
              <table:table-cell office:value-type="string">
                <text:p>6/2/2018</text:p>
              </table:table-cell>
              <table:table-cell office:value-type="float" office:value="590.53">
                <text:p>590.53</text:p>
              </table:table-cell>
              <table:table-cell office:value-type="float" office:value="9509.07552636565">
                <text:p>9509.07552636565</text:p>
              </table:table-cell>
            </table:table-row>
            <table:table-row>
              <table:table-cell office:value-type="string">
                <text:p>6/3/2018</text:p>
              </table:table-cell>
              <table:table-cell office:value-type="float" office:value="619.04">
                <text:p>619.04</text:p>
              </table:table-cell>
              <table:table-cell office:value-type="float" office:value="9555.61791670928">
                <text:p>9555.61791670928</text:p>
              </table:table-cell>
            </table:table-row>
            <table:table-row>
              <table:table-cell office:value-type="string">
                <text:p>6/4/2018</text:p>
              </table:table-cell>
              <table:table-cell office:value-type="float" office:value="591.31">
                <text:p>591.31</text:p>
              </table:table-cell>
              <table:table-cell office:value-type="float" office:value="11273.5159089712">
                <text:p>11273.5159089712</text:p>
              </table:table-cell>
            </table:table-row>
            <table:table-row>
              <table:table-cell office:value-type="string">
                <text:p>6/5/2018</text:p>
              </table:table-cell>
              <table:table-cell office:value-type="float" office:value="608.23">
                <text:p>608.23</text:p>
              </table:table-cell>
              <table:table-cell office:value-type="float" office:value="10453.4259452969">
                <text:p>10453.4259452969</text:p>
              </table:table-cell>
            </table:table-row>
            <table:table-row>
              <table:table-cell office:value-type="string">
                <text:p>6/6/2018</text:p>
              </table:table-cell>
              <table:table-cell office:value-type="float" office:value="606.3">
                <text:p>606.3</text:p>
              </table:table-cell>
              <table:table-cell office:value-type="float" office:value="11969.4668247183">
                <text:p>11969.4668247183</text:p>
              </table:table-cell>
            </table:table-row>
            <table:table-row>
              <table:table-cell office:value-type="string">
                <text:p>6/7/2018</text:p>
              </table:table-cell>
              <table:table-cell office:value-type="float" office:value="604.44">
                <text:p>604.44</text:p>
              </table:table-cell>
              <table:table-cell office:value-type="float" office:value="10264.2737089954">
                <text:p>10264.2737089954</text:p>
              </table:table-cell>
            </table:table-row>
            <table:table-row>
              <table:table-cell office:value-type="string">
                <text:p>6/8/2018</text:p>
              </table:table-cell>
              <table:table-cell office:value-type="float" office:value="599.55">
                <text:p>599.55</text:p>
              </table:table-cell>
              <table:table-cell office:value-type="float" office:value="9560.1898363797">
                <text:p>9560.1898363797</text:p>
              </table:table-cell>
            </table:table-row>
            <table:table-row>
              <table:table-cell office:value-type="string">
                <text:p>6/9/2018</text:p>
              </table:table-cell>
              <table:table-cell office:value-type="float" office:value="593.38">
                <text:p>593.38</text:p>
              </table:table-cell>
              <table:table-cell office:value-type="float" office:value="7487.40507470758">
                <text:p>7487.40507470758</text:p>
              </table:table-cell>
            </table:table-row>
            <table:table-row>
              <table:table-cell office:value-type="string">
                <text:p>6/10/2018</text:p>
              </table:table-cell>
              <table:table-cell office:value-type="float" office:value="524.74">
                <text:p>524.74</text:p>
              </table:table-cell>
              <table:table-cell office:value-type="float" office:value="6586.85920402058">
                <text:p>6586.85920402058</text:p>
              </table:table-cell>
            </table:table-row>
            <table:table-row>
              <table:table-cell office:value-type="string">
                <text:p>6/11/2018</text:p>
              </table:table-cell>
              <table:table-cell office:value-type="float" office:value="531.15">
                <text:p>531.15</text:p>
              </table:table-cell>
              <table:table-cell office:value-type="float" office:value="7409.6846006841">
                <text:p>7409.6846006841</text:p>
              </table:table-cell>
            </table:table-row>
            <table:table-row>
              <table:table-cell office:value-type="string">
                <text:p>6/12/2018</text:p>
              </table:table-cell>
              <table:table-cell office:value-type="float" office:value="494.53">
                <text:p>494.53</text:p>
              </table:table-cell>
              <table:table-cell office:value-type="float" office:value="6947.618045242">
                <text:p>6947.618045242</text:p>
              </table:table-cell>
            </table:table-row>
            <table:table-row>
              <table:table-cell office:value-type="string">
                <text:p>6/13/2018</text:p>
              </table:table-cell>
              <table:table-cell office:value-type="float" office:value="476.3">
                <text:p>476.3</text:p>
              </table:table-cell>
              <table:table-cell office:value-type="float" office:value="6866.5560156787">
                <text:p>6866.5560156787</text:p>
              </table:table-cell>
            </table:table-row>
            <table:table-row>
              <table:table-cell office:value-type="string">
                <text:p>6/14/2018</text:p>
              </table:table-cell>
              <table:table-cell office:value-type="float" office:value="519.83">
                <text:p>519.83</text:p>
              </table:table-cell>
              <table:table-cell office:value-type="float" office:value="8274.1123343213">
                <text:p>8274.1123343213</text:p>
              </table:table-cell>
            </table:table-row>
            <table:table-row>
              <table:table-cell office:value-type="string">
                <text:p>6/15/2018</text:p>
              </table:table-cell>
              <table:table-cell office:value-type="float" office:value="487.51">
                <text:p>487.51</text:p>
              </table:table-cell>
              <table:table-cell office:value-type="float" office:value="8192.60423226047">
                <text:p>8192.60423226047</text:p>
              </table:table-cell>
            </table:table-row>
            <table:table-row>
              <table:table-cell office:value-type="string">
                <text:p>6/16/2018</text:p>
              </table:table-cell>
              <table:table-cell office:value-type="float" office:value="497.22">
                <text:p>497.22</text:p>
              </table:table-cell>
              <table:table-cell office:value-type="float" office:value="12355.1389695356">
                <text:p>12355.1389695356</text:p>
              </table:table-cell>
            </table:table-row>
            <table:table-row>
              <table:table-cell office:value-type="string">
                <text:p>6/17/2018</text:p>
              </table:table-cell>
              <table:table-cell office:value-type="float" office:value="496.74">
                <text:p>496.74</text:p>
              </table:table-cell>
              <table:table-cell office:value-type="float" office:value="5576.36079406374">
                <text:p>5576.36079406374</text:p>
              </table:table-cell>
            </table:table-row>
            <table:table-row>
              <table:table-cell office:value-type="string">
                <text:p>6/18/2018</text:p>
              </table:table-cell>
              <table:table-cell office:value-type="float" office:value="517.63">
                <text:p>517.63</text:p>
              </table:table-cell>
              <table:table-cell office:value-type="float" office:value="6120.44531234207">
                <text:p>6120.44531234207</text:p>
              </table:table-cell>
            </table:table-row>
            <table:table-row>
              <table:table-cell office:value-type="string">
                <text:p>6/19/2018</text:p>
              </table:table-cell>
              <table:table-cell office:value-type="float" office:value="538.45">
                <text:p>538.45</text:p>
              </table:table-cell>
              <table:table-cell office:value-type="float" office:value="7768.38668000395">
                <text:p>7768.38668000395</text:p>
              </table:table-cell>
            </table:table-row>
            <table:table-row>
              <table:table-cell office:value-type="string">
                <text:p>6/20/2018</text:p>
              </table:table-cell>
              <table:table-cell office:value-type="float" office:value="536.16">
                <text:p>536.16</text:p>
              </table:table-cell>
              <table:table-cell office:value-type="float" office:value="7223.28575223504">
                <text:p>7223.28575223504</text:p>
              </table:table-cell>
            </table:table-row>
            <table:table-row>
              <table:table-cell office:value-type="string">
                <text:p>6/21/2018</text:p>
              </table:table-cell>
              <table:table-cell office:value-type="float" office:value="525.77">
                <text:p>525.77</text:p>
              </table:table-cell>
              <table:table-cell office:value-type="float" office:value="6860.20429113565">
                <text:p>6860.20429113565</text:p>
              </table:table-cell>
            </table:table-row>
            <table:table-row>
              <table:table-cell office:value-type="string">
                <text:p>6/22/2018</text:p>
              </table:table-cell>
              <table:table-cell office:value-type="float" office:value="462.16">
                <text:p>462.16</text:p>
              </table:table-cell>
              <table:table-cell office:value-type="float" office:value="17968.0930005475">
                <text:p>17968.0930005475</text:p>
              </table:table-cell>
            </table:table-row>
            <table:table-row>
              <table:table-cell office:value-type="string">
                <text:p>6/23/2018</text:p>
              </table:table-cell>
              <table:table-cell office:value-type="float" office:value="474.18">
                <text:p>474.18</text:p>
              </table:table-cell>
              <table:table-cell office:value-type="float" office:value="6652.4584926492">
                <text:p>6652.4584926492</text:p>
              </table:table-cell>
            </table:table-row>
            <table:table-row>
              <table:table-cell office:value-type="string">
                <text:p>6/24/2018</text:p>
              </table:table-cell>
              <table:table-cell office:value-type="float" office:value="455.25">
                <text:p>455.25</text:p>
              </table:table-cell>
              <table:table-cell office:value-type="float" office:value="7358.40396539475">
                <text:p>7358.40396539475</text:p>
              </table:table-cell>
            </table:table-row>
            <table:table-row>
              <table:table-cell office:value-type="string">
                <text:p>6/25/2018</text:p>
              </table:table-cell>
              <table:table-cell office:value-type="float" office:value="458.82">
                <text:p>458.82</text:p>
              </table:table-cell>
              <table:table-cell office:value-type="float" office:value="7174.58893964154">
                <text:p>7174.58893964154</text:p>
              </table:table-cell>
            </table:table-row>
            <table:table-row>
              <table:table-cell office:value-type="string">
                <text:p>6/26/2018</text:p>
              </table:table-cell>
              <table:table-cell office:value-type="float" office:value="429.58">
                <text:p>429.58</text:p>
              </table:table-cell>
              <table:table-cell office:value-type="float" office:value="5159.72839427498">
                <text:p>5159.72839427498</text:p>
              </table:table-cell>
            </table:table-row>
            <table:table-row>
              <table:table-cell office:value-type="string">
                <text:p>6/27/2018</text:p>
              </table:table-cell>
              <table:table-cell office:value-type="float" office:value="441.75">
                <text:p>441.75</text:p>
              </table:table-cell>
              <table:table-cell office:value-type="float" office:value="5498.26936648875">
                <text:p>5498.26936648875</text:p>
              </table:table-cell>
            </table:table-row>
            <table:table-row>
              <table:table-cell office:value-type="string">
                <text:p>6/28/2018</text:p>
              </table:table-cell>
              <table:table-cell office:value-type="float" office:value="420.72">
                <text:p>420.72</text:p>
              </table:table-cell>
              <table:table-cell office:value-type="float" office:value="4920.85770866424">
                <text:p>4920.85770866424</text:p>
              </table:table-cell>
            </table:table-row>
            <table:table-row>
              <table:table-cell office:value-type="string">
                <text:p>6/29/2018</text:p>
              </table:table-cell>
              <table:table-cell office:value-type="float" office:value="435.25">
                <text:p>435.25</text:p>
              </table:table-cell>
              <table:table-cell office:value-type="float" office:value="5273.395320272">
                <text:p>5273.395320272</text:p>
              </table:table-cell>
            </table:table-row>
            <table:table-row>
              <table:table-cell office:value-type="string">
                <text:p>6/30/2018</text:p>
              </table:table-cell>
              <table:table-cell office:value-type="float" office:value="453.42">
                <text:p>453.42</text:p>
              </table:table-cell>
              <table:table-cell office:value-type="float" office:value="15511.7321678939">
                <text:p>15511.7321678939</text:p>
              </table:table-cell>
            </table:table-row>
            <table:table-row>
              <table:table-cell office:value-type="string">
                <text:p>7/1/2018</text:p>
              </table:table-cell>
              <table:table-cell office:value-type="float" office:value="451.95">
                <text:p>451.95</text:p>
              </table:table-cell>
              <table:table-cell office:value-type="float" office:value="27045.7266755575">
                <text:p>27045.7266755575</text:p>
              </table:table-cell>
            </table:table-row>
            <table:table-row>
              <table:table-cell office:value-type="string">
                <text:p>7/2/2018</text:p>
              </table:table-cell>
              <table:table-cell office:value-type="float" office:value="476.58">
                <text:p>476.58</text:p>
              </table:table-cell>
              <table:table-cell office:value-type="float" office:value="41151.9609827297">
                <text:p>41151.9609827297</text:p>
              </table:table-cell>
            </table:table-row>
            <table:table-row>
              <table:table-cell office:value-type="string">
                <text:p>7/3/2018</text:p>
              </table:table-cell>
              <table:table-cell office:value-type="float" office:value="461.95">
                <text:p>461.95</text:p>
              </table:table-cell>
              <table:table-cell office:value-type="float" office:value="37909.3494644815">
                <text:p>37909.3494644815</text:p>
              </table:table-cell>
            </table:table-row>
            <table:table-row>
              <table:table-cell office:value-type="string">
                <text:p>7/4/2018</text:p>
              </table:table-cell>
              <table:table-cell office:value-type="float" office:value="467.19">
                <text:p>467.19</text:p>
              </table:table-cell>
              <table:table-cell office:value-type="float" office:value="27603.3556674287">
                <text:p>27603.3556674287</text:p>
              </table:table-cell>
            </table:table-row>
            <table:table-row>
              <table:table-cell office:value-type="string">
                <text:p>7/5/2018</text:p>
              </table:table-cell>
              <table:table-cell office:value-type="float" office:value="467.55">
                <text:p>467.55</text:p>
              </table:table-cell>
              <table:table-cell office:value-type="float" office:value="22780.1190005591">
                <text:p>22780.1190005591</text:p>
              </table:table-cell>
            </table:table-row>
            <table:table-row>
              <table:table-cell office:value-type="string">
                <text:p>7/6/2018</text:p>
              </table:table-cell>
              <table:table-cell office:value-type="float" office:value="469.93">
                <text:p>469.93</text:p>
              </table:table-cell>
              <table:table-cell office:value-type="float" office:value="32992.4291604983">
                <text:p>32992.4291604983</text:p>
              </table:table-cell>
            </table:table-row>
            <table:table-row>
              <table:table-cell office:value-type="string">
                <text:p>7/7/2018</text:p>
              </table:table-cell>
              <table:table-cell office:value-type="float" office:value="485.81">
                <text:p>485.81</text:p>
              </table:table-cell>
              <table:table-cell office:value-type="float" office:value="29263.5947224029">
                <text:p>29263.5947224029</text:p>
              </table:table-cell>
            </table:table-row>
            <table:table-row>
              <table:table-cell office:value-type="string">
                <text:p>7/8/2018</text:p>
              </table:table-cell>
              <table:table-cell office:value-type="float" office:value="486.19">
                <text:p>486.19</text:p>
              </table:table-cell>
              <table:table-cell office:value-type="float" office:value="17301.485547726">
                <text:p>17301.485547726</text:p>
              </table:table-cell>
            </table:table-row>
            <table:table-row>
              <table:table-cell office:value-type="string">
                <text:p>7/9/2018</text:p>
              </table:table-cell>
              <table:table-cell office:value-type="float" office:value="471.48">
                <text:p>471.48</text:p>
              </table:table-cell>
              <table:table-cell office:value-type="float" office:value="12178.2280412387">
                <text:p>12178.2280412387</text:p>
              </table:table-cell>
            </table:table-row>
            <table:table-row>
              <table:table-cell office:value-type="string">
                <text:p>7/10/2018</text:p>
              </table:table-cell>
              <table:table-cell office:value-type="float" office:value="432.69">
                <text:p>432.69</text:p>
              </table:table-cell>
              <table:table-cell office:value-type="float" office:value="9226.7334741462">
                <text:p>9226.7334741462</text:p>
              </table:table-cell>
            </table:table-row>
            <table:table-row>
              <table:table-cell office:value-type="string">
                <text:p>7/11/2018</text:p>
              </table:table-cell>
              <table:table-cell office:value-type="float" office:value="445.59">
                <text:p>445.59</text:p>
              </table:table-cell>
              <table:table-cell office:value-type="float" office:value="8490.53823102846">
                <text:p>8490.53823102846</text:p>
              </table:table-cell>
            </table:table-row>
            <table:table-row>
              <table:table-cell office:value-type="string">
                <text:p>7/12/2018</text:p>
              </table:table-cell>
              <table:table-cell office:value-type="float" office:value="430.91">
                <text:p>430.91</text:p>
              </table:table-cell>
              <table:table-cell office:value-type="float" office:value="12577.8593420123">
                <text:p>12577.8593420123</text:p>
              </table:table-cell>
            </table:table-row>
            <table:table-row>
              <table:table-cell office:value-type="string">
                <text:p>7/13/2018</text:p>
              </table:table-cell>
              <table:table-cell office:value-type="float" office:value="432.46">
                <text:p>432.46</text:p>
              </table:table-cell>
              <table:table-cell office:value-type="float" office:value="12907.5437353513">
                <text:p>12907.5437353513</text:p>
              </table:table-cell>
            </table:table-row>
            <table:table-row>
              <table:table-cell office:value-type="string">
                <text:p>7/14/2018</text:p>
              </table:table-cell>
              <table:table-cell office:value-type="float" office:value="433.74">
                <text:p>433.74</text:p>
              </table:table-cell>
              <table:table-cell office:value-type="float" office:value="25017.2320182777">
                <text:p>25017.2320182777</text:p>
              </table:table-cell>
            </table:table-row>
            <table:table-row>
              <table:table-cell office:value-type="string">
                <text:p>7/15/2018</text:p>
              </table:table-cell>
              <table:table-cell office:value-type="float" office:value="449.62">
                <text:p>449.62</text:p>
              </table:table-cell>
              <table:table-cell office:value-type="float" office:value="21678.9627745345">
                <text:p>21678.9627745345</text:p>
              </table:table-cell>
            </table:table-row>
            <table:table-row>
              <table:table-cell office:value-type="string">
                <text:p>7/16/2018</text:p>
              </table:table-cell>
              <table:table-cell office:value-type="float" office:value="478.75">
                <text:p>478.75</text:p>
              </table:table-cell>
              <table:table-cell office:value-type="float" office:value="8886.98818972375">
                <text:p>8886.98818972375</text:p>
              </table:table-cell>
            </table:table-row>
            <table:table-row>
              <table:table-cell office:value-type="string">
                <text:p>7/17/2018</text:p>
              </table:table-cell>
              <table:table-cell office:value-type="float" office:value="499.06">
                <text:p>499.06</text:p>
              </table:table-cell>
              <table:table-cell office:value-type="float" office:value="8757.82843207638">
                <text:p>8757.82843207638</text:p>
              </table:table-cell>
            </table:table-row>
            <table:table-row>
              <table:table-cell office:value-type="string">
                <text:p>7/18/2018</text:p>
              </table:table-cell>
              <table:table-cell office:value-type="float" office:value="479.02">
                <text:p>479.02</text:p>
              </table:table-cell>
              <table:table-cell office:value-type="float" office:value="7383.34263206918">
                <text:p>7383.34263206918</text:p>
              </table:table-cell>
            </table:table-row>
            <table:table-row>
              <table:table-cell office:value-type="string">
                <text:p>7/19/2018</text:p>
              </table:table-cell>
              <table:table-cell office:value-type="float" office:value="468.65">
                <text:p>468.65</text:p>
              </table:table-cell>
              <table:table-cell office:value-type="float" office:value="6108.1416026813">
                <text:p>6108.1416026813</text:p>
              </table:table-cell>
            </table:table-row>
            <table:table-row>
              <table:table-cell office:value-type="string">
                <text:p>7/20/2018</text:p>
              </table:table-cell>
              <table:table-cell office:value-type="float" office:value="448.84">
                <text:p>448.84</text:p>
              </table:table-cell>
              <table:table-cell office:value-type="float" office:value="7127.05860350036">
                <text:p>7127.05860350036</text:p>
              </table:table-cell>
            </table:table-row>
            <table:table-row>
              <table:table-cell office:value-type="string">
                <text:p>7/21/2018</text:p>
              </table:table-cell>
              <table:table-cell office:value-type="float" office:value="461.04">
                <text:p>461.04</text:p>
              </table:table-cell>
              <table:table-cell office:value-type="float" office:value="7296.60149704104">
                <text:p>7296.60149704104</text:p>
              </table:table-cell>
            </table:table-row>
            <table:table-row>
              <table:table-cell office:value-type="string">
                <text:p>7/22/2018</text:p>
              </table:table-cell>
              <table:table-cell office:value-type="float" office:value="457.65">
                <text:p>457.65</text:p>
              </table:table-cell>
              <table:table-cell office:value-type="float" office:value="5049.05604080715">
                <text:p>5049.05604080715</text:p>
              </table:table-cell>
            </table:table-row>
            <table:table-row>
              <table:table-cell office:value-type="string">
                <text:p>7/23/2018</text:p>
              </table:table-cell>
              <table:table-cell office:value-type="float" office:value="449.63">
                <text:p>449.63</text:p>
              </table:table-cell>
              <table:table-cell office:value-type="float" office:value="6990.32521462407">
                <text:p>6990.32521462407</text:p>
              </table:table-cell>
            </table:table-row>
            <table:table-row>
              <table:table-cell office:value-type="string">
                <text:p>7/24/2018</text:p>
              </table:table-cell>
              <table:table-cell office:value-type="float" office:value="479.47">
                <text:p>479.47</text:p>
              </table:table-cell>
              <table:table-cell office:value-type="float" office:value="7390.89386469749">
                <text:p>7390.89386469749</text:p>
              </table:table-cell>
            </table:table-row>
            <table:table-row>
              <table:table-cell office:value-type="string">
                <text:p>7/25/2018</text:p>
              </table:table-cell>
              <table:table-cell office:value-type="float" office:value="471.28">
                <text:p>471.28</text:p>
              </table:table-cell>
              <table:table-cell office:value-type="float" office:value="6292.1437145248">
                <text:p>6292.1437145248</text:p>
              </table:table-cell>
            </table:table-row>
            <table:table-row>
              <table:table-cell office:value-type="string">
                <text:p>7/26/2018</text:p>
              </table:table-cell>
              <table:table-cell office:value-type="float" office:value="462.03">
                <text:p>462.03</text:p>
              </table:table-cell>
              <table:table-cell office:value-type="float" office:value="5694.43726424613">
                <text:p>5694.43726424613</text:p>
              </table:table-cell>
            </table:table-row>
            <table:table-row>
              <table:table-cell office:value-type="string">
                <text:p>7/27/2018</text:p>
              </table:table-cell>
              <table:table-cell office:value-type="float" office:value="469.69">
                <text:p>469.69</text:p>
              </table:table-cell>
              <table:table-cell office:value-type="float" office:value="5046.91733920816">
                <text:p>5046.91733920816</text:p>
              </table:table-cell>
            </table:table-row>
            <table:table-row>
              <table:table-cell office:value-type="string">
                <text:p>7/28/2018</text:p>
              </table:table-cell>
              <table:table-cell office:value-type="float" office:value="468.55">
                <text:p>468.55</text:p>
              </table:table-cell>
              <table:table-cell office:value-type="float" office:value="5408.2028345454">
                <text:p>5408.2028345454</text:p>
              </table:table-cell>
            </table:table-row>
            <table:table-row>
              <table:table-cell office:value-type="string">
                <text:p>7/29/2018</text:p>
              </table:table-cell>
              <table:table-cell office:value-type="float" office:value="466.2">
                <text:p>466.2</text:p>
              </table:table-cell>
              <table:table-cell office:value-type="float" office:value="4315.6914763788">
                <text:p>4315.6914763788</text:p>
              </table:table-cell>
            </table:table-row>
            <table:table-row>
              <table:table-cell office:value-type="string">
                <text:p>7/30/2018</text:p>
              </table:table-cell>
              <table:table-cell office:value-type="float" office:value="456.56">
                <text:p>456.56</text:p>
              </table:table-cell>
              <table:table-cell office:value-type="float" office:value="4992.34448753768">
                <text:p>4992.34448753768</text:p>
              </table:table-cell>
            </table:table-row>
            <table:table-row>
              <table:table-cell office:value-type="string">
                <text:p>7/31/2018</text:p>
              </table:table-cell>
              <table:table-cell office:value-type="float" office:value="431.99">
                <text:p>431.99</text:p>
              </table:table-cell>
              <table:table-cell office:value-type="float" office:value="4762.17058528198">
                <text:p>4762.17058528198</text:p>
              </table:table-cell>
            </table:table-row>
            <table:table-row>
              <table:table-cell office:value-type="string">
                <text:p>8/1/2018</text:p>
              </table:table-cell>
              <table:table-cell office:value-type="float" office:value="419.87">
                <text:p>419.87</text:p>
              </table:table-cell>
              <table:table-cell office:value-type="float" office:value="15401.3759597755">
                <text:p>15401.3759597755</text:p>
              </table:table-cell>
            </table:table-row>
            <table:table-row>
              <table:table-cell office:value-type="string">
                <text:p>8/2/2018</text:p>
              </table:table-cell>
              <table:table-cell office:value-type="float" office:value="410.83">
                <text:p>410.83</text:p>
              </table:table-cell>
              <table:table-cell office:value-type="float" office:value="4190.84224345479">
                <text:p>4190.84224345479</text:p>
              </table:table-cell>
            </table:table-row>
            <table:table-row>
              <table:table-cell office:value-type="string">
                <text:p>8/3/2018</text:p>
              </table:table-cell>
              <table:table-cell office:value-type="float" office:value="417.62">
                <text:p>417.62</text:p>
              </table:table-cell>
              <table:table-cell office:value-type="float" office:value="4390.92336305588">
                <text:p>4390.92336305588</text:p>
              </table:table-cell>
            </table:table-row>
            <table:table-row>
              <table:table-cell office:value-type="string">
                <text:p>8/4/2018</text:p>
              </table:table-cell>
              <table:table-cell office:value-type="float" office:value="406.91">
                <text:p>406.91</text:p>
              </table:table-cell>
              <table:table-cell office:value-type="float" office:value="4038.4342125722">
                <text:p>4038.4342125722</text:p>
              </table:table-cell>
            </table:table-row>
            <table:table-row>
              <table:table-cell office:value-type="string">
                <text:p>8/5/2018</text:p>
              </table:table-cell>
              <table:table-cell office:value-type="float" office:value="408.81">
                <text:p>408.81</text:p>
              </table:table-cell>
              <table:table-cell office:value-type="float" office:value="3300.04779891786">
                <text:p>3300.04779891786</text:p>
              </table:table-cell>
            </table:table-row>
            <table:table-row>
              <table:table-cell office:value-type="string">
                <text:p>8/6/2018</text:p>
              </table:table-cell>
              <table:table-cell office:value-type="float" office:value="404.95">
                <text:p>404.95</text:p>
              </table:table-cell>
              <table:table-cell office:value-type="float" office:value="5076.42369817765">
                <text:p>5076.42369817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export-AvgGasPrice'.A1:'export-AvgGasPrice'.A850 'export-AvgGasPrice'.D1:'export-AvgGasPrice'.D850" chart:data-source-has-labels="both" svg:x="0.32cm" svg:y="0.18cm" svg:width="15.36cm" svg:height="8.64cm">
          <chartooo:coordinate-region svg:x="1.51cm" svg:y="0.18cm" svg:width="14.17cm" svg:height="6.713cm"/>
          <chart:axis chart:dimension="x" chart:name="primary-x" chart:style-name="ch3" chartooo:axis-type="auto">
            <chartooo:date-scale/>
            <chart:categories table:cell-range-address="'export-AvgGasPrice'.A2:'export-AvgGasPrice'.A8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port-AvgGasPrice'.D2:'export-AvgGasPrice'.D850" chart:label-cell-address="'export-AvgGasPrice'.D1:'export-AvgGasPrice'.D1" chart:class="chart:line">
            <chart:data-point chart:repeated="8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 / 10^9</text:p>
                <draw:g>
                  <svg:desc>'export-AvgGasPrice'.D1:'export-AvgGasPri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/11/2015</text:p>
                <draw:g>
                  <svg:desc>'export-AvgGasPrice'.A2:'export-AvgGasPrice'.A850</svg:desc>
                </draw:g>
              </table:table-cell>
              <table:table-cell office:value-type="float" office:value="77.838819162">
                <text:p>77.838819162</text:p>
                <draw:g>
                  <svg:desc>'export-AvgGasPrice'.D2:'export-AvgGasPrice'.D850</svg:desc>
                </draw:g>
              </table:table-cell>
            </table:table-row>
            <table:table-row>
              <table:table-cell office:value-type="string">
                <text:p>8/12/2015</text:p>
              </table:table-cell>
              <table:table-cell office:value-type="float" office:value="444.902379011">
                <text:p>444.902379011</text:p>
              </table:table-cell>
            </table:table-row>
            <table:table-row>
              <table:table-cell office:value-type="string">
                <text:p>8/13/2015</text:p>
              </table:table-cell>
              <table:table-cell office:value-type="float" office:value="268.683475202">
                <text:p>268.683475202</text:p>
              </table:table-cell>
            </table:table-row>
            <table:table-row>
              <table:table-cell office:value-type="string">
                <text:p>8/14/2015</text:p>
              </table:table-cell>
              <table:table-cell office:value-type="float" office:value="193.455494453">
                <text:p>193.455494453</text:p>
              </table:table-cell>
            </table:table-row>
            <table:table-row>
              <table:table-cell office:value-type="string">
                <text:p>8/15/2015</text:p>
              </table:table-cell>
              <table:table-cell office:value-type="float" office:value="144.368937208">
                <text:p>144.368937208</text:p>
              </table:table-cell>
            </table:table-row>
            <table:table-row>
              <table:table-cell office:value-type="string">
                <text:p>8/17/2015</text:p>
              </table:table-cell>
              <table:table-cell office:value-type="float" office:value="132.149993345">
                <text:p>132.149993345</text:p>
              </table:table-cell>
            </table:table-row>
            <table:table-row>
              <table:table-cell office:value-type="string">
                <text:p>8/16/2015</text:p>
              </table:table-cell>
              <table:table-cell office:value-type="float" office:value="120.940093311">
                <text:p>120.940093311</text:p>
              </table:table-cell>
            </table:table-row>
            <table:table-row>
              <table:table-cell office:value-type="string">
                <text:p>8/18/2015</text:p>
              </table:table-cell>
              <table:table-cell office:value-type="float" office:value="146.513014268">
                <text:p>146.513014268</text:p>
              </table:table-cell>
            </table:table-row>
            <table:table-row>
              <table:table-cell office:value-type="string">
                <text:p>8/19/2015</text:p>
              </table:table-cell>
              <table:table-cell office:value-type="float" office:value="194.583349948">
                <text:p>194.583349948</text:p>
              </table:table-cell>
            </table:table-row>
            <table:table-row>
              <table:table-cell office:value-type="string">
                <text:p>8/20/2015</text:p>
              </table:table-cell>
              <table:table-cell office:value-type="float" office:value="99.011782801">
                <text:p>99.011782801</text:p>
              </table:table-cell>
            </table:table-row>
            <table:table-row>
              <table:table-cell office:value-type="string">
                <text:p>8/21/2015</text:p>
              </table:table-cell>
              <table:table-cell office:value-type="float" office:value="79.543407701">
                <text:p>79.543407701</text:p>
              </table:table-cell>
            </table:table-row>
            <table:table-row>
              <table:table-cell office:value-type="string">
                <text:p>8/22/2015</text:p>
              </table:table-cell>
              <table:table-cell office:value-type="float" office:value="552.841333007">
                <text:p>552.841333007</text:p>
              </table:table-cell>
            </table:table-row>
            <table:table-row>
              <table:table-cell office:value-type="string">
                <text:p>8/23/2015</text:p>
              </table:table-cell>
              <table:table-cell office:value-type="float" office:value="73.439482806">
                <text:p>73.439482806</text:p>
              </table:table-cell>
            </table:table-row>
            <table:table-row>
              <table:table-cell office:value-type="string">
                <text:p>8/24/2015</text:p>
              </table:table-cell>
              <table:table-cell office:value-type="float" office:value="92.409814705">
                <text:p>92.409814705</text:p>
              </table:table-cell>
            </table:table-row>
            <table:table-row>
              <table:table-cell office:value-type="string">
                <text:p>8/25/2015</text:p>
              </table:table-cell>
              <table:table-cell office:value-type="float" office:value="76.432335617">
                <text:p>76.432335617</text:p>
              </table:table-cell>
            </table:table-row>
            <table:table-row>
              <table:table-cell office:value-type="string">
                <text:p>8/26/2015</text:p>
              </table:table-cell>
              <table:table-cell office:value-type="float" office:value="60.481160549">
                <text:p>60.481160549</text:p>
              </table:table-cell>
            </table:table-row>
            <table:table-row>
              <table:table-cell office:value-type="string">
                <text:p>8/27/2015</text:p>
              </table:table-cell>
              <table:table-cell office:value-type="float" office:value="59.307091958">
                <text:p>59.307091958</text:p>
              </table:table-cell>
            </table:table-row>
            <table:table-row>
              <table:table-cell office:value-type="string">
                <text:p>8/28/2015</text:p>
              </table:table-cell>
              <table:table-cell office:value-type="float" office:value="92.879907335">
                <text:p>92.879907335</text:p>
              </table:table-cell>
            </table:table-row>
            <table:table-row>
              <table:table-cell office:value-type="string">
                <text:p>8/29/2015</text:p>
              </table:table-cell>
              <table:table-cell office:value-type="float" office:value="56.211090684">
                <text:p>56.211090684</text:p>
              </table:table-cell>
            </table:table-row>
            <table:table-row>
              <table:table-cell office:value-type="string">
                <text:p>8/30/2015</text:p>
              </table:table-cell>
              <table:table-cell office:value-type="float" office:value="55.155494457">
                <text:p>55.155494457</text:p>
              </table:table-cell>
            </table:table-row>
            <table:table-row>
              <table:table-cell office:value-type="string">
                <text:p>8/31/2015</text:p>
              </table:table-cell>
              <table:table-cell office:value-type="float" office:value="58.423521569">
                <text:p>58.423521569</text:p>
              </table:table-cell>
            </table:table-row>
            <table:table-row>
              <table:table-cell office:value-type="string">
                <text:p>9/1/2015</text:p>
              </table:table-cell>
              <table:table-cell office:value-type="float" office:value="56.671549652">
                <text:p>56.671549652</text:p>
              </table:table-cell>
            </table:table-row>
            <table:table-row>
              <table:table-cell office:value-type="string">
                <text:p>9/2/2015</text:p>
              </table:table-cell>
              <table:table-cell office:value-type="float" office:value="59.243651401">
                <text:p>59.243651401</text:p>
              </table:table-cell>
            </table:table-row>
            <table:table-row>
              <table:table-cell office:value-type="string">
                <text:p>9/3/2015</text:p>
              </table:table-cell>
              <table:table-cell office:value-type="float" office:value="55.051483461">
                <text:p>55.051483461</text:p>
              </table:table-cell>
            </table:table-row>
            <table:table-row>
              <table:table-cell office:value-type="string">
                <text:p>9/4/2015</text:p>
              </table:table-cell>
              <table:table-cell office:value-type="float" office:value="58.779015464">
                <text:p>58.779015464</text:p>
              </table:table-cell>
            </table:table-row>
            <table:table-row>
              <table:table-cell office:value-type="string">
                <text:p>9/5/2015</text:p>
              </table:table-cell>
              <table:table-cell office:value-type="float" office:value="54.768144366">
                <text:p>54.768144366</text:p>
              </table:table-cell>
            </table:table-row>
            <table:table-row>
              <table:table-cell office:value-type="string">
                <text:p>9/6/2015</text:p>
              </table:table-cell>
              <table:table-cell office:value-type="float" office:value="55.089818552">
                <text:p>55.089818552</text:p>
              </table:table-cell>
            </table:table-row>
            <table:table-row>
              <table:table-cell office:value-type="string">
                <text:p>9/7/2015</text:p>
              </table:table-cell>
              <table:table-cell office:value-type="float" office:value="53.594260637">
                <text:p>53.594260637</text:p>
              </table:table-cell>
            </table:table-row>
            <table:table-row>
              <table:table-cell office:value-type="string">
                <text:p>9/8/2015</text:p>
              </table:table-cell>
              <table:table-cell office:value-type="float" office:value="64.932639811">
                <text:p>64.932639811</text:p>
              </table:table-cell>
            </table:table-row>
            <table:table-row>
              <table:table-cell office:value-type="string">
                <text:p>9/9/2015</text:p>
              </table:table-cell>
              <table:table-cell office:value-type="float" office:value="53.779997784">
                <text:p>53.779997784</text:p>
              </table:table-cell>
            </table:table-row>
            <table:table-row>
              <table:table-cell office:value-type="string">
                <text:p>9/10/2015</text:p>
              </table:table-cell>
              <table:table-cell office:value-type="float" office:value="54.63065767">
                <text:p>54.63065767</text:p>
              </table:table-cell>
            </table:table-row>
            <table:table-row>
              <table:table-cell office:value-type="string">
                <text:p>9/11/2015</text:p>
              </table:table-cell>
              <table:table-cell office:value-type="float" office:value="55.713802958">
                <text:p>55.713802958</text:p>
              </table:table-cell>
            </table:table-row>
            <table:table-row>
              <table:table-cell office:value-type="string">
                <text:p>9/12/2015</text:p>
              </table:table-cell>
              <table:table-cell office:value-type="float" office:value="61.830202468">
                <text:p>61.830202468</text:p>
              </table:table-cell>
            </table:table-row>
            <table:table-row>
              <table:table-cell office:value-type="string">
                <text:p>9/13/2015</text:p>
              </table:table-cell>
              <table:table-cell office:value-type="float" office:value="52.313524792">
                <text:p>52.313524792</text:p>
              </table:table-cell>
            </table:table-row>
            <table:table-row>
              <table:table-cell office:value-type="string">
                <text:p>9/14/2015</text:p>
              </table:table-cell>
              <table:table-cell office:value-type="float" office:value="53.772389657">
                <text:p>53.772389657</text:p>
              </table:table-cell>
            </table:table-row>
            <table:table-row>
              <table:table-cell office:value-type="string">
                <text:p>9/15/2015</text:p>
              </table:table-cell>
              <table:table-cell office:value-type="float" office:value="53.191101494">
                <text:p>53.191101494</text:p>
              </table:table-cell>
            </table:table-row>
            <table:table-row>
              <table:table-cell office:value-type="string">
                <text:p>9/16/2015</text:p>
              </table:table-cell>
              <table:table-cell office:value-type="float" office:value="111.518559318">
                <text:p>111.518559318</text:p>
              </table:table-cell>
            </table:table-row>
            <table:table-row>
              <table:table-cell office:value-type="string">
                <text:p>9/17/2015</text:p>
              </table:table-cell>
              <table:table-cell office:value-type="float" office:value="55.637920883">
                <text:p>55.637920883</text:p>
              </table:table-cell>
            </table:table-row>
            <table:table-row>
              <table:table-cell office:value-type="string">
                <text:p>9/18/2015</text:p>
              </table:table-cell>
              <table:table-cell office:value-type="float" office:value="55.703151966">
                <text:p>55.703151966</text:p>
              </table:table-cell>
            </table:table-row>
            <table:table-row>
              <table:table-cell office:value-type="string">
                <text:p>9/19/2015</text:p>
              </table:table-cell>
              <table:table-cell office:value-type="float" office:value="51.639660974">
                <text:p>51.639660974</text:p>
              </table:table-cell>
            </table:table-row>
            <table:table-row>
              <table:table-cell office:value-type="string">
                <text:p>9/20/2015</text:p>
              </table:table-cell>
              <table:table-cell office:value-type="float" office:value="52.910345407">
                <text:p>52.910345407</text:p>
              </table:table-cell>
            </table:table-row>
            <table:table-row>
              <table:table-cell office:value-type="string">
                <text:p>9/21/2015</text:p>
              </table:table-cell>
              <table:table-cell office:value-type="float" office:value="51.171380285">
                <text:p>51.171380285</text:p>
              </table:table-cell>
            </table:table-row>
            <table:table-row>
              <table:table-cell office:value-type="string">
                <text:p>9/22/2015</text:p>
              </table:table-cell>
              <table:table-cell office:value-type="float" office:value="51.465441496">
                <text:p>51.465441496</text:p>
              </table:table-cell>
            </table:table-row>
            <table:table-row>
              <table:table-cell office:value-type="string">
                <text:p>9/23/2015</text:p>
              </table:table-cell>
              <table:table-cell office:value-type="float" office:value="51.732832046">
                <text:p>51.732832046</text:p>
              </table:table-cell>
            </table:table-row>
            <table:table-row>
              <table:table-cell office:value-type="string">
                <text:p>9/24/2015</text:p>
              </table:table-cell>
              <table:table-cell office:value-type="float" office:value="54.262646753">
                <text:p>54.262646753</text:p>
              </table:table-cell>
            </table:table-row>
            <table:table-row>
              <table:table-cell office:value-type="string">
                <text:p>9/25/2015</text:p>
              </table:table-cell>
              <table:table-cell office:value-type="float" office:value="52.300197415">
                <text:p>52.300197415</text:p>
              </table:table-cell>
            </table:table-row>
            <table:table-row>
              <table:table-cell office:value-type="string">
                <text:p>9/26/2015</text:p>
              </table:table-cell>
              <table:table-cell office:value-type="float" office:value="55.315658061">
                <text:p>55.315658061</text:p>
              </table:table-cell>
            </table:table-row>
            <table:table-row>
              <table:table-cell office:value-type="string">
                <text:p>9/27/2015</text:p>
              </table:table-cell>
              <table:table-cell office:value-type="float" office:value="51.025979902">
                <text:p>51.025979902</text:p>
              </table:table-cell>
            </table:table-row>
            <table:table-row>
              <table:table-cell office:value-type="string">
                <text:p>9/28/2015</text:p>
              </table:table-cell>
              <table:table-cell office:value-type="float" office:value="52.683661382">
                <text:p>52.683661382</text:p>
              </table:table-cell>
            </table:table-row>
            <table:table-row>
              <table:table-cell office:value-type="string">
                <text:p>9/29/2015</text:p>
              </table:table-cell>
              <table:table-cell office:value-type="float" office:value="55.43714186">
                <text:p>55.43714186</text:p>
              </table:table-cell>
            </table:table-row>
            <table:table-row>
              <table:table-cell office:value-type="string">
                <text:p>9/30/2015</text:p>
              </table:table-cell>
              <table:table-cell office:value-type="float" office:value="51.461473059">
                <text:p>51.461473059</text:p>
              </table:table-cell>
            </table:table-row>
            <table:table-row>
              <table:table-cell office:value-type="string">
                <text:p>10/1/2015</text:p>
              </table:table-cell>
              <table:table-cell office:value-type="float" office:value="51.474669294">
                <text:p>51.474669294</text:p>
              </table:table-cell>
            </table:table-row>
            <table:table-row>
              <table:table-cell office:value-type="string">
                <text:p>10/2/2015</text:p>
              </table:table-cell>
              <table:table-cell office:value-type="float" office:value="52.567714347">
                <text:p>52.567714347</text:p>
              </table:table-cell>
            </table:table-row>
            <table:table-row>
              <table:table-cell office:value-type="string">
                <text:p>10/3/2015</text:p>
              </table:table-cell>
              <table:table-cell office:value-type="float" office:value="52.502578427">
                <text:p>52.502578427</text:p>
              </table:table-cell>
            </table:table-row>
            <table:table-row>
              <table:table-cell office:value-type="string">
                <text:p>10/4/2015</text:p>
              </table:table-cell>
              <table:table-cell office:value-type="float" office:value="50.733256095">
                <text:p>50.733256095</text:p>
              </table:table-cell>
            </table:table-row>
            <table:table-row>
              <table:table-cell office:value-type="string">
                <text:p>10/5/2015</text:p>
              </table:table-cell>
              <table:table-cell office:value-type="float" office:value="50.742818443">
                <text:p>50.742818443</text:p>
              </table:table-cell>
            </table:table-row>
            <table:table-row>
              <table:table-cell office:value-type="string">
                <text:p>10/6/2015</text:p>
              </table:table-cell>
              <table:table-cell office:value-type="float" office:value="51.375494165">
                <text:p>51.375494165</text:p>
              </table:table-cell>
            </table:table-row>
            <table:table-row>
              <table:table-cell office:value-type="string">
                <text:p>10/7/2015</text:p>
              </table:table-cell>
              <table:table-cell office:value-type="float" office:value="51.181314265">
                <text:p>51.181314265</text:p>
              </table:table-cell>
            </table:table-row>
            <table:table-row>
              <table:table-cell office:value-type="string">
                <text:p>10/8/2015</text:p>
              </table:table-cell>
              <table:table-cell office:value-type="float" office:value="56.971870131">
                <text:p>56.971870131</text:p>
              </table:table-cell>
            </table:table-row>
            <table:table-row>
              <table:table-cell office:value-type="string">
                <text:p>10/9/2015</text:p>
              </table:table-cell>
              <table:table-cell office:value-type="float" office:value="61.962572208">
                <text:p>61.962572208</text:p>
              </table:table-cell>
            </table:table-row>
            <table:table-row>
              <table:table-cell office:value-type="string">
                <text:p>10/10/2015</text:p>
              </table:table-cell>
              <table:table-cell office:value-type="float" office:value="64.89330298">
                <text:p>64.89330298</text:p>
              </table:table-cell>
            </table:table-row>
            <table:table-row>
              <table:table-cell office:value-type="string">
                <text:p>10/11/2015</text:p>
              </table:table-cell>
              <table:table-cell office:value-type="float" office:value="56.318375319">
                <text:p>56.318375319</text:p>
              </table:table-cell>
            </table:table-row>
            <table:table-row>
              <table:table-cell office:value-type="string">
                <text:p>10/12/2015</text:p>
              </table:table-cell>
              <table:table-cell office:value-type="float" office:value="51.359902694">
                <text:p>51.359902694</text:p>
              </table:table-cell>
            </table:table-row>
            <table:table-row>
              <table:table-cell office:value-type="string">
                <text:p>10/13/2015</text:p>
              </table:table-cell>
              <table:table-cell office:value-type="float" office:value="53.219625156">
                <text:p>53.219625156</text:p>
              </table:table-cell>
            </table:table-row>
            <table:table-row>
              <table:table-cell office:value-type="string">
                <text:p>10/14/2015</text:p>
              </table:table-cell>
              <table:table-cell office:value-type="float" office:value="57.976429615">
                <text:p>57.976429615</text:p>
              </table:table-cell>
            </table:table-row>
            <table:table-row>
              <table:table-cell office:value-type="string">
                <text:p>10/15/2015</text:p>
              </table:table-cell>
              <table:table-cell office:value-type="float" office:value="54.823147993">
                <text:p>54.823147993</text:p>
              </table:table-cell>
            </table:table-row>
            <table:table-row>
              <table:table-cell office:value-type="string">
                <text:p>10/16/2015</text:p>
              </table:table-cell>
              <table:table-cell office:value-type="float" office:value="53.404946237">
                <text:p>53.404946237</text:p>
              </table:table-cell>
            </table:table-row>
            <table:table-row>
              <table:table-cell office:value-type="string">
                <text:p>10/17/2015</text:p>
              </table:table-cell>
              <table:table-cell office:value-type="float" office:value="53.619552703">
                <text:p>53.619552703</text:p>
              </table:table-cell>
            </table:table-row>
            <table:table-row>
              <table:table-cell office:value-type="string">
                <text:p>10/18/2015</text:p>
              </table:table-cell>
              <table:table-cell office:value-type="float" office:value="52.006592112">
                <text:p>52.006592112</text:p>
              </table:table-cell>
            </table:table-row>
            <table:table-row>
              <table:table-cell office:value-type="string">
                <text:p>10/19/2015</text:p>
              </table:table-cell>
              <table:table-cell office:value-type="float" office:value="52.456819761">
                <text:p>52.456819761</text:p>
              </table:table-cell>
            </table:table-row>
            <table:table-row>
              <table:table-cell office:value-type="string">
                <text:p>10/20/2015</text:p>
              </table:table-cell>
              <table:table-cell office:value-type="float" office:value="53.767556518">
                <text:p>53.767556518</text:p>
              </table:table-cell>
            </table:table-row>
            <table:table-row>
              <table:table-cell office:value-type="string">
                <text:p>10/22/2015</text:p>
              </table:table-cell>
              <table:table-cell office:value-type="float" office:value="57.253941421">
                <text:p>57.253941421</text:p>
              </table:table-cell>
            </table:table-row>
            <table:table-row>
              <table:table-cell office:value-type="string">
                <text:p>10/21/2015</text:p>
              </table:table-cell>
              <table:table-cell office:value-type="float" office:value="53.588794315">
                <text:p>53.588794315</text:p>
              </table:table-cell>
            </table:table-row>
            <table:table-row>
              <table:table-cell office:value-type="string">
                <text:p>10/23/2015</text:p>
              </table:table-cell>
              <table:table-cell office:value-type="float" office:value="51.207267003">
                <text:p>51.207267003</text:p>
              </table:table-cell>
            </table:table-row>
            <table:table-row>
              <table:table-cell office:value-type="string">
                <text:p>10/24/2015</text:p>
              </table:table-cell>
              <table:table-cell office:value-type="float" office:value="50.74951837">
                <text:p>50.74951837</text:p>
              </table:table-cell>
            </table:table-row>
            <table:table-row>
              <table:table-cell office:value-type="string">
                <text:p>10/25/2015</text:p>
              </table:table-cell>
              <table:table-cell office:value-type="float" office:value="51.63533967">
                <text:p>51.63533967</text:p>
              </table:table-cell>
            </table:table-row>
            <table:table-row>
              <table:table-cell office:value-type="string">
                <text:p>10/26/2015</text:p>
              </table:table-cell>
              <table:table-cell office:value-type="float" office:value="54.58599817">
                <text:p>54.58599817</text:p>
              </table:table-cell>
            </table:table-row>
            <table:table-row>
              <table:table-cell office:value-type="string">
                <text:p>10/27/2015</text:p>
              </table:table-cell>
              <table:table-cell office:value-type="float" office:value="53.525777571">
                <text:p>53.525777571</text:p>
              </table:table-cell>
            </table:table-row>
            <table:table-row>
              <table:table-cell office:value-type="string">
                <text:p>10/28/2015</text:p>
              </table:table-cell>
              <table:table-cell office:value-type="float" office:value="54.787998286">
                <text:p>54.787998286</text:p>
              </table:table-cell>
            </table:table-row>
            <table:table-row>
              <table:table-cell office:value-type="string">
                <text:p>10/29/2015</text:p>
              </table:table-cell>
              <table:table-cell office:value-type="float" office:value="52.364630378">
                <text:p>52.364630378</text:p>
              </table:table-cell>
            </table:table-row>
            <table:table-row>
              <table:table-cell office:value-type="string">
                <text:p>10/30/2015</text:p>
              </table:table-cell>
              <table:table-cell office:value-type="float" office:value="54.0177187">
                <text:p>54.0177187</text:p>
              </table:table-cell>
            </table:table-row>
            <table:table-row>
              <table:table-cell office:value-type="string">
                <text:p>10/31/2015</text:p>
              </table:table-cell>
              <table:table-cell office:value-type="float" office:value="53.753181787">
                <text:p>53.753181787</text:p>
              </table:table-cell>
            </table:table-row>
            <table:table-row>
              <table:table-cell office:value-type="string">
                <text:p>11/1/2015</text:p>
              </table:table-cell>
              <table:table-cell office:value-type="float" office:value="50.751088484">
                <text:p>50.751088484</text:p>
              </table:table-cell>
            </table:table-row>
            <table:table-row>
              <table:table-cell office:value-type="string">
                <text:p>11/2/2015</text:p>
              </table:table-cell>
              <table:table-cell office:value-type="float" office:value="53.162663704">
                <text:p>53.162663704</text:p>
              </table:table-cell>
            </table:table-row>
            <table:table-row>
              <table:table-cell office:value-type="string">
                <text:p>11/3/2015</text:p>
              </table:table-cell>
              <table:table-cell office:value-type="float" office:value="51.578536572">
                <text:p>51.578536572</text:p>
              </table:table-cell>
            </table:table-row>
            <table:table-row>
              <table:table-cell office:value-type="string">
                <text:p>11/4/2015</text:p>
              </table:table-cell>
              <table:table-cell office:value-type="float" office:value="52.243136362">
                <text:p>52.243136362</text:p>
              </table:table-cell>
            </table:table-row>
            <table:table-row>
              <table:table-cell office:value-type="string">
                <text:p>11/5/2015</text:p>
              </table:table-cell>
              <table:table-cell office:value-type="float" office:value="52.9903114">
                <text:p>52.9903114</text:p>
              </table:table-cell>
            </table:table-row>
            <table:table-row>
              <table:table-cell office:value-type="string">
                <text:p>11/6/2015</text:p>
              </table:table-cell>
              <table:table-cell office:value-type="float" office:value="52.184810513">
                <text:p>52.184810513</text:p>
              </table:table-cell>
            </table:table-row>
            <table:table-row>
              <table:table-cell office:value-type="string">
                <text:p>11/7/2015</text:p>
              </table:table-cell>
              <table:table-cell office:value-type="float" office:value="51.944373853">
                <text:p>51.944373853</text:p>
              </table:table-cell>
            </table:table-row>
            <table:table-row>
              <table:table-cell office:value-type="string">
                <text:p>11/8/2015</text:p>
              </table:table-cell>
              <table:table-cell office:value-type="float" office:value="52.414324288">
                <text:p>52.414324288</text:p>
              </table:table-cell>
            </table:table-row>
            <table:table-row>
              <table:table-cell office:value-type="string">
                <text:p>11/9/2015</text:p>
              </table:table-cell>
              <table:table-cell office:value-type="float" office:value="51.918274052">
                <text:p>51.918274052</text:p>
              </table:table-cell>
            </table:table-row>
            <table:table-row>
              <table:table-cell office:value-type="string">
                <text:p>11/10/2015</text:p>
              </table:table-cell>
              <table:table-cell office:value-type="float" office:value="52.23728491">
                <text:p>52.23728491</text:p>
              </table:table-cell>
            </table:table-row>
            <table:table-row>
              <table:table-cell office:value-type="string">
                <text:p>11/11/2015</text:p>
              </table:table-cell>
              <table:table-cell office:value-type="float" office:value="52.560853806">
                <text:p>52.560853806</text:p>
              </table:table-cell>
            </table:table-row>
            <table:table-row>
              <table:table-cell office:value-type="string">
                <text:p>11/12/2015</text:p>
              </table:table-cell>
              <table:table-cell office:value-type="float" office:value="59.050838844">
                <text:p>59.050838844</text:p>
              </table:table-cell>
            </table:table-row>
            <table:table-row>
              <table:table-cell office:value-type="string">
                <text:p>11/13/2015</text:p>
              </table:table-cell>
              <table:table-cell office:value-type="float" office:value="51.534479321">
                <text:p>51.534479321</text:p>
              </table:table-cell>
            </table:table-row>
            <table:table-row>
              <table:table-cell office:value-type="string">
                <text:p>11/14/2015</text:p>
              </table:table-cell>
              <table:table-cell office:value-type="float" office:value="51.216461485">
                <text:p>51.216461485</text:p>
              </table:table-cell>
            </table:table-row>
            <table:table-row>
              <table:table-cell office:value-type="string">
                <text:p>11/15/2015</text:p>
              </table:table-cell>
              <table:table-cell office:value-type="float" office:value="51.537798825">
                <text:p>51.537798825</text:p>
              </table:table-cell>
            </table:table-row>
            <table:table-row>
              <table:table-cell office:value-type="string">
                <text:p>11/16/2015</text:p>
              </table:table-cell>
              <table:table-cell office:value-type="float" office:value="56.768038418">
                <text:p>56.768038418</text:p>
              </table:table-cell>
            </table:table-row>
            <table:table-row>
              <table:table-cell office:value-type="string">
                <text:p>11/17/2015</text:p>
              </table:table-cell>
              <table:table-cell office:value-type="float" office:value="56.303859554">
                <text:p>56.303859554</text:p>
              </table:table-cell>
            </table:table-row>
            <table:table-row>
              <table:table-cell office:value-type="string">
                <text:p>11/18/2015</text:p>
              </table:table-cell>
              <table:table-cell office:value-type="float" office:value="53.515892028">
                <text:p>53.515892028</text:p>
              </table:table-cell>
            </table:table-row>
            <table:table-row>
              <table:table-cell office:value-type="string">
                <text:p>11/19/2015</text:p>
              </table:table-cell>
              <table:table-cell office:value-type="float" office:value="54.119551224">
                <text:p>54.119551224</text:p>
              </table:table-cell>
            </table:table-row>
            <table:table-row>
              <table:table-cell office:value-type="string">
                <text:p>11/20/2015</text:p>
              </table:table-cell>
              <table:table-cell office:value-type="float" office:value="54.384895828">
                <text:p>54.384895828</text:p>
              </table:table-cell>
            </table:table-row>
            <table:table-row>
              <table:table-cell office:value-type="string">
                <text:p>11/21/2015</text:p>
              </table:table-cell>
              <table:table-cell office:value-type="float" office:value="54.03963183">
                <text:p>54.03963183</text:p>
              </table:table-cell>
            </table:table-row>
            <table:table-row>
              <table:table-cell office:value-type="string">
                <text:p>11/22/2015</text:p>
              </table:table-cell>
              <table:table-cell office:value-type="float" office:value="53.793371733">
                <text:p>53.793371733</text:p>
              </table:table-cell>
            </table:table-row>
            <table:table-row>
              <table:table-cell office:value-type="string">
                <text:p>11/23/2015</text:p>
              </table:table-cell>
              <table:table-cell office:value-type="float" office:value="55.629754775">
                <text:p>55.629754775</text:p>
              </table:table-cell>
            </table:table-row>
            <table:table-row>
              <table:table-cell office:value-type="string">
                <text:p>11/24/2015</text:p>
              </table:table-cell>
              <table:table-cell office:value-type="float" office:value="58.04275537">
                <text:p>58.04275537</text:p>
              </table:table-cell>
            </table:table-row>
            <table:table-row>
              <table:table-cell office:value-type="string">
                <text:p>11/25/2015</text:p>
              </table:table-cell>
              <table:table-cell office:value-type="float" office:value="54.235748106">
                <text:p>54.235748106</text:p>
              </table:table-cell>
            </table:table-row>
            <table:table-row>
              <table:table-cell office:value-type="string">
                <text:p>11/26/2015</text:p>
              </table:table-cell>
              <table:table-cell office:value-type="float" office:value="53.986356287">
                <text:p>53.986356287</text:p>
              </table:table-cell>
            </table:table-row>
            <table:table-row>
              <table:table-cell office:value-type="string">
                <text:p>11/27/2015</text:p>
              </table:table-cell>
              <table:table-cell office:value-type="float" office:value="53.456555142">
                <text:p>53.456555142</text:p>
              </table:table-cell>
            </table:table-row>
            <table:table-row>
              <table:table-cell office:value-type="string">
                <text:p>11/28/2015</text:p>
              </table:table-cell>
              <table:table-cell office:value-type="float" office:value="54.312682973">
                <text:p>54.312682973</text:p>
              </table:table-cell>
            </table:table-row>
            <table:table-row>
              <table:table-cell office:value-type="string">
                <text:p>11/29/2015</text:p>
              </table:table-cell>
              <table:table-cell office:value-type="float" office:value="53.321187419">
                <text:p>53.321187419</text:p>
              </table:table-cell>
            </table:table-row>
            <table:table-row>
              <table:table-cell office:value-type="string">
                <text:p>11/30/2015</text:p>
              </table:table-cell>
              <table:table-cell office:value-type="float" office:value="55.199244474">
                <text:p>55.199244474</text:p>
              </table:table-cell>
            </table:table-row>
            <table:table-row>
              <table:table-cell office:value-type="string">
                <text:p>12/1/2015</text:p>
              </table:table-cell>
              <table:table-cell office:value-type="float" office:value="54.837947431">
                <text:p>54.837947431</text:p>
              </table:table-cell>
            </table:table-row>
            <table:table-row>
              <table:table-cell office:value-type="string">
                <text:p>12/3/2015</text:p>
              </table:table-cell>
              <table:table-cell office:value-type="float" office:value="53.564860105">
                <text:p>53.564860105</text:p>
              </table:table-cell>
            </table:table-row>
            <table:table-row>
              <table:table-cell office:value-type="string">
                <text:p>12/2/2015</text:p>
              </table:table-cell>
              <table:table-cell office:value-type="float" office:value="53.588845124">
                <text:p>53.588845124</text:p>
              </table:table-cell>
            </table:table-row>
            <table:table-row>
              <table:table-cell office:value-type="string">
                <text:p>12/4/2015</text:p>
              </table:table-cell>
              <table:table-cell office:value-type="float" office:value="53.920215595">
                <text:p>53.920215595</text:p>
              </table:table-cell>
            </table:table-row>
            <table:table-row>
              <table:table-cell office:value-type="string">
                <text:p>12/5/2015</text:p>
              </table:table-cell>
              <table:table-cell office:value-type="float" office:value="54.430269329">
                <text:p>54.430269329</text:p>
              </table:table-cell>
            </table:table-row>
            <table:table-row>
              <table:table-cell office:value-type="string">
                <text:p>12/6/2015</text:p>
              </table:table-cell>
              <table:table-cell office:value-type="float" office:value="53.904812363">
                <text:p>53.904812363</text:p>
              </table:table-cell>
            </table:table-row>
            <table:table-row>
              <table:table-cell office:value-type="string">
                <text:p>12/7/2015</text:p>
              </table:table-cell>
              <table:table-cell office:value-type="float" office:value="53.988885934">
                <text:p>53.988885934</text:p>
              </table:table-cell>
            </table:table-row>
            <table:table-row>
              <table:table-cell office:value-type="string">
                <text:p>12/8/2015</text:p>
              </table:table-cell>
              <table:table-cell office:value-type="float" office:value="53.743612456">
                <text:p>53.743612456</text:p>
              </table:table-cell>
            </table:table-row>
            <table:table-row>
              <table:table-cell office:value-type="string">
                <text:p>12/9/2015</text:p>
              </table:table-cell>
              <table:table-cell office:value-type="float" office:value="54.733915734">
                <text:p>54.733915734</text:p>
              </table:table-cell>
            </table:table-row>
            <table:table-row>
              <table:table-cell office:value-type="string">
                <text:p>12/10/2015</text:p>
              </table:table-cell>
              <table:table-cell office:value-type="float" office:value="54.938250098">
                <text:p>54.938250098</text:p>
              </table:table-cell>
            </table:table-row>
            <table:table-row>
              <table:table-cell office:value-type="string">
                <text:p>12/11/2015</text:p>
              </table:table-cell>
              <table:table-cell office:value-type="float" office:value="58.195798149">
                <text:p>58.195798149</text:p>
              </table:table-cell>
            </table:table-row>
            <table:table-row>
              <table:table-cell office:value-type="string">
                <text:p>12/12/2015</text:p>
              </table:table-cell>
              <table:table-cell office:value-type="float" office:value="59.486449382">
                <text:p>59.486449382</text:p>
              </table:table-cell>
            </table:table-row>
            <table:table-row>
              <table:table-cell office:value-type="string">
                <text:p>12/13/2015</text:p>
              </table:table-cell>
              <table:table-cell office:value-type="float" office:value="56.701649126">
                <text:p>56.701649126</text:p>
              </table:table-cell>
            </table:table-row>
            <table:table-row>
              <table:table-cell office:value-type="string">
                <text:p>12/14/2015</text:p>
              </table:table-cell>
              <table:table-cell office:value-type="float" office:value="53.372600387">
                <text:p>53.372600387</text:p>
              </table:table-cell>
            </table:table-row>
            <table:table-row>
              <table:table-cell office:value-type="string">
                <text:p>12/15/2015</text:p>
              </table:table-cell>
              <table:table-cell office:value-type="float" office:value="62.650330558">
                <text:p>62.650330558</text:p>
              </table:table-cell>
            </table:table-row>
            <table:table-row>
              <table:table-cell office:value-type="string">
                <text:p>12/16/2015</text:p>
              </table:table-cell>
              <table:table-cell office:value-type="float" office:value="54.026271431">
                <text:p>54.026271431</text:p>
              </table:table-cell>
            </table:table-row>
            <table:table-row>
              <table:table-cell office:value-type="string">
                <text:p>12/17/2015</text:p>
              </table:table-cell>
              <table:table-cell office:value-type="float" office:value="55.081281267">
                <text:p>55.081281267</text:p>
              </table:table-cell>
            </table:table-row>
            <table:table-row>
              <table:table-cell office:value-type="string">
                <text:p>12/18/2015</text:p>
              </table:table-cell>
              <table:table-cell office:value-type="float" office:value="55.03464924">
                <text:p>55.03464924</text:p>
              </table:table-cell>
            </table:table-row>
            <table:table-row>
              <table:table-cell office:value-type="string">
                <text:p>12/19/2015</text:p>
              </table:table-cell>
              <table:table-cell office:value-type="float" office:value="53.891713881">
                <text:p>53.891713881</text:p>
              </table:table-cell>
            </table:table-row>
            <table:table-row>
              <table:table-cell office:value-type="string">
                <text:p>12/20/2015</text:p>
              </table:table-cell>
              <table:table-cell office:value-type="float" office:value="53.342677327">
                <text:p>53.342677327</text:p>
              </table:table-cell>
            </table:table-row>
            <table:table-row>
              <table:table-cell office:value-type="string">
                <text:p>12/21/2015</text:p>
              </table:table-cell>
              <table:table-cell office:value-type="float" office:value="53.466176225">
                <text:p>53.466176225</text:p>
              </table:table-cell>
            </table:table-row>
            <table:table-row>
              <table:table-cell office:value-type="string">
                <text:p>12/22/2015</text:p>
              </table:table-cell>
              <table:table-cell office:value-type="float" office:value="53.62712109">
                <text:p>53.62712109</text:p>
              </table:table-cell>
            </table:table-row>
            <table:table-row>
              <table:table-cell office:value-type="string">
                <text:p>12/23/2015</text:p>
              </table:table-cell>
              <table:table-cell office:value-type="float" office:value="55.663754533">
                <text:p>55.663754533</text:p>
              </table:table-cell>
            </table:table-row>
            <table:table-row>
              <table:table-cell office:value-type="string">
                <text:p>12/24/2015</text:p>
              </table:table-cell>
              <table:table-cell office:value-type="float" office:value="52.79231574">
                <text:p>52.79231574</text:p>
              </table:table-cell>
            </table:table-row>
            <table:table-row>
              <table:table-cell office:value-type="string">
                <text:p>12/25/2015</text:p>
              </table:table-cell>
              <table:table-cell office:value-type="float" office:value="53.550792729">
                <text:p>53.550792729</text:p>
              </table:table-cell>
            </table:table-row>
            <table:table-row>
              <table:table-cell office:value-type="string">
                <text:p>12/26/2015</text:p>
              </table:table-cell>
              <table:table-cell office:value-type="float" office:value="53.675955367">
                <text:p>53.675955367</text:p>
              </table:table-cell>
            </table:table-row>
            <table:table-row>
              <table:table-cell office:value-type="string">
                <text:p>12/27/2015</text:p>
              </table:table-cell>
              <table:table-cell office:value-type="float" office:value="66.84625268">
                <text:p>66.84625268</text:p>
              </table:table-cell>
            </table:table-row>
            <table:table-row>
              <table:table-cell office:value-type="string">
                <text:p>12/28/2015</text:p>
              </table:table-cell>
              <table:table-cell office:value-type="float" office:value="53.108130511">
                <text:p>53.108130511</text:p>
              </table:table-cell>
            </table:table-row>
            <table:table-row>
              <table:table-cell office:value-type="string">
                <text:p>12/29/2015</text:p>
              </table:table-cell>
              <table:table-cell office:value-type="float" office:value="53.729001893">
                <text:p>53.729001893</text:p>
              </table:table-cell>
            </table:table-row>
            <table:table-row>
              <table:table-cell office:value-type="string">
                <text:p>12/30/2015</text:p>
              </table:table-cell>
              <table:table-cell office:value-type="float" office:value="56.716784472">
                <text:p>56.716784472</text:p>
              </table:table-cell>
            </table:table-row>
            <table:table-row>
              <table:table-cell office:value-type="string">
                <text:p>12/31/2015</text:p>
              </table:table-cell>
              <table:table-cell office:value-type="float" office:value="57.661175081">
                <text:p>57.661175081</text:p>
              </table:table-cell>
            </table:table-row>
            <table:table-row>
              <table:table-cell office:value-type="string">
                <text:p>1/1/2016</text:p>
              </table:table-cell>
              <table:table-cell office:value-type="float" office:value="54.747565393">
                <text:p>54.747565393</text:p>
              </table:table-cell>
            </table:table-row>
            <table:table-row>
              <table:table-cell office:value-type="string">
                <text:p>1/2/2016</text:p>
              </table:table-cell>
              <table:table-cell office:value-type="float" office:value="53.323453178">
                <text:p>53.323453178</text:p>
              </table:table-cell>
            </table:table-row>
            <table:table-row>
              <table:table-cell office:value-type="string">
                <text:p>1/3/2016</text:p>
              </table:table-cell>
              <table:table-cell office:value-type="float" office:value="53.342341402">
                <text:p>53.342341402</text:p>
              </table:table-cell>
            </table:table-row>
            <table:table-row>
              <table:table-cell office:value-type="string">
                <text:p>1/4/2016</text:p>
              </table:table-cell>
              <table:table-cell office:value-type="float" office:value="54.038066808">
                <text:p>54.038066808</text:p>
              </table:table-cell>
            </table:table-row>
            <table:table-row>
              <table:table-cell office:value-type="string">
                <text:p>1/5/2016</text:p>
              </table:table-cell>
              <table:table-cell office:value-type="float" office:value="57.078526509">
                <text:p>57.078526509</text:p>
              </table:table-cell>
            </table:table-row>
            <table:table-row>
              <table:table-cell office:value-type="string">
                <text:p>1/6/2016</text:p>
              </table:table-cell>
              <table:table-cell office:value-type="float" office:value="53.724486418">
                <text:p>53.724486418</text:p>
              </table:table-cell>
            </table:table-row>
            <table:table-row>
              <table:table-cell office:value-type="string">
                <text:p>1/7/2016</text:p>
              </table:table-cell>
              <table:table-cell office:value-type="float" office:value="53.273537581">
                <text:p>53.273537581</text:p>
              </table:table-cell>
            </table:table-row>
            <table:table-row>
              <table:table-cell office:value-type="string">
                <text:p>1/8/2016</text:p>
              </table:table-cell>
              <table:table-cell office:value-type="float" office:value="53.800517545">
                <text:p>53.800517545</text:p>
              </table:table-cell>
            </table:table-row>
            <table:table-row>
              <table:table-cell office:value-type="string">
                <text:p>1/9/2016</text:p>
              </table:table-cell>
              <table:table-cell office:value-type="float" office:value="53.2770184">
                <text:p>53.2770184</text:p>
              </table:table-cell>
            </table:table-row>
            <table:table-row>
              <table:table-cell office:value-type="string">
                <text:p>1/10/2016</text:p>
              </table:table-cell>
              <table:table-cell office:value-type="float" office:value="53.104731714">
                <text:p>53.104731714</text:p>
              </table:table-cell>
            </table:table-row>
            <table:table-row>
              <table:table-cell office:value-type="string">
                <text:p>1/11/2016</text:p>
              </table:table-cell>
              <table:table-cell office:value-type="float" office:value="53.940328769">
                <text:p>53.940328769</text:p>
              </table:table-cell>
            </table:table-row>
            <table:table-row>
              <table:table-cell office:value-type="string">
                <text:p>1/12/2016</text:p>
              </table:table-cell>
              <table:table-cell office:value-type="float" office:value="54.526276152">
                <text:p>54.526276152</text:p>
              </table:table-cell>
            </table:table-row>
            <table:table-row>
              <table:table-cell office:value-type="string">
                <text:p>1/13/2016</text:p>
              </table:table-cell>
              <table:table-cell office:value-type="float" office:value="58.256098368">
                <text:p>58.256098368</text:p>
              </table:table-cell>
            </table:table-row>
            <table:table-row>
              <table:table-cell office:value-type="string">
                <text:p>1/14/2016</text:p>
              </table:table-cell>
              <table:table-cell office:value-type="float" office:value="55.250356301">
                <text:p>55.250356301</text:p>
              </table:table-cell>
            </table:table-row>
            <table:table-row>
              <table:table-cell office:value-type="string">
                <text:p>1/15/2016</text:p>
              </table:table-cell>
              <table:table-cell office:value-type="float" office:value="57.562550443">
                <text:p>57.562550443</text:p>
              </table:table-cell>
            </table:table-row>
            <table:table-row>
              <table:table-cell office:value-type="string">
                <text:p>1/16/2016</text:p>
              </table:table-cell>
              <table:table-cell office:value-type="float" office:value="55.150540726">
                <text:p>55.150540726</text:p>
              </table:table-cell>
            </table:table-row>
            <table:table-row>
              <table:table-cell office:value-type="string">
                <text:p>1/17/2016</text:p>
              </table:table-cell>
              <table:table-cell office:value-type="float" office:value="53.477721574">
                <text:p>53.477721574</text:p>
              </table:table-cell>
            </table:table-row>
            <table:table-row>
              <table:table-cell office:value-type="string">
                <text:p>1/18/2016</text:p>
              </table:table-cell>
              <table:table-cell office:value-type="float" office:value="53.945900879">
                <text:p>53.945900879</text:p>
              </table:table-cell>
            </table:table-row>
            <table:table-row>
              <table:table-cell office:value-type="string">
                <text:p>1/19/2016</text:p>
              </table:table-cell>
              <table:table-cell office:value-type="float" office:value="53.767376718">
                <text:p>53.767376718</text:p>
              </table:table-cell>
            </table:table-row>
            <table:table-row>
              <table:table-cell office:value-type="string">
                <text:p>1/20/2016</text:p>
              </table:table-cell>
              <table:table-cell office:value-type="float" office:value="55.721616549">
                <text:p>55.721616549</text:p>
              </table:table-cell>
            </table:table-row>
            <table:table-row>
              <table:table-cell office:value-type="string">
                <text:p>1/21/2016</text:p>
              </table:table-cell>
              <table:table-cell office:value-type="float" office:value="60.639283859">
                <text:p>60.639283859</text:p>
              </table:table-cell>
            </table:table-row>
            <table:table-row>
              <table:table-cell office:value-type="string">
                <text:p>1/22/2016</text:p>
              </table:table-cell>
              <table:table-cell office:value-type="float" office:value="56.195249052">
                <text:p>56.195249052</text:p>
              </table:table-cell>
            </table:table-row>
            <table:table-row>
              <table:table-cell office:value-type="string">
                <text:p>1/23/2016</text:p>
              </table:table-cell>
              <table:table-cell office:value-type="float" office:value="55.504259187">
                <text:p>55.504259187</text:p>
              </table:table-cell>
            </table:table-row>
            <table:table-row>
              <table:table-cell office:value-type="string">
                <text:p>1/24/2016</text:p>
              </table:table-cell>
              <table:table-cell office:value-type="float" office:value="58.951408559">
                <text:p>58.951408559</text:p>
              </table:table-cell>
            </table:table-row>
            <table:table-row>
              <table:table-cell office:value-type="string">
                <text:p>1/25/2016</text:p>
              </table:table-cell>
              <table:table-cell office:value-type="float" office:value="56.752420983">
                <text:p>56.752420983</text:p>
              </table:table-cell>
            </table:table-row>
            <table:table-row>
              <table:table-cell office:value-type="string">
                <text:p>1/26/2016</text:p>
              </table:table-cell>
              <table:table-cell office:value-type="float" office:value="58.95535985">
                <text:p>58.95535985</text:p>
              </table:table-cell>
            </table:table-row>
            <table:table-row>
              <table:table-cell office:value-type="string">
                <text:p>1/27/2016</text:p>
              </table:table-cell>
              <table:table-cell office:value-type="float" office:value="58.687046251">
                <text:p>58.687046251</text:p>
              </table:table-cell>
            </table:table-row>
            <table:table-row>
              <table:table-cell office:value-type="string">
                <text:p>1/28/2016</text:p>
              </table:table-cell>
              <table:table-cell office:value-type="float" office:value="56.180261528">
                <text:p>56.180261528</text:p>
              </table:table-cell>
            </table:table-row>
            <table:table-row>
              <table:table-cell office:value-type="string">
                <text:p>1/29/2016</text:p>
              </table:table-cell>
              <table:table-cell office:value-type="float" office:value="59.508641167">
                <text:p>59.508641167</text:p>
              </table:table-cell>
            </table:table-row>
            <table:table-row>
              <table:table-cell office:value-type="string">
                <text:p>1/30/2016</text:p>
              </table:table-cell>
              <table:table-cell office:value-type="float" office:value="67.198755701">
                <text:p>67.198755701</text:p>
              </table:table-cell>
            </table:table-row>
            <table:table-row>
              <table:table-cell office:value-type="string">
                <text:p>1/31/2016</text:p>
              </table:table-cell>
              <table:table-cell office:value-type="float" office:value="66.544976813">
                <text:p>66.544976813</text:p>
              </table:table-cell>
            </table:table-row>
            <table:table-row>
              <table:table-cell office:value-type="string">
                <text:p>2/1/2016</text:p>
              </table:table-cell>
              <table:table-cell office:value-type="float" office:value="66.17009735">
                <text:p>66.17009735</text:p>
              </table:table-cell>
            </table:table-row>
            <table:table-row>
              <table:table-cell office:value-type="string">
                <text:p>2/2/2016</text:p>
              </table:table-cell>
              <table:table-cell office:value-type="float" office:value="65.763607541">
                <text:p>65.763607541</text:p>
              </table:table-cell>
            </table:table-row>
            <table:table-row>
              <table:table-cell office:value-type="string">
                <text:p>2/3/2016</text:p>
              </table:table-cell>
              <table:table-cell office:value-type="float" office:value="64.138762372">
                <text:p>64.138762372</text:p>
              </table:table-cell>
            </table:table-row>
            <table:table-row>
              <table:table-cell office:value-type="string">
                <text:p>2/4/2016</text:p>
              </table:table-cell>
              <table:table-cell office:value-type="float" office:value="73.409019027">
                <text:p>73.409019027</text:p>
              </table:table-cell>
            </table:table-row>
            <table:table-row>
              <table:table-cell office:value-type="string">
                <text:p>2/5/2016</text:p>
              </table:table-cell>
              <table:table-cell office:value-type="float" office:value="68.267066894">
                <text:p>68.267066894</text:p>
              </table:table-cell>
            </table:table-row>
            <table:table-row>
              <table:table-cell office:value-type="string">
                <text:p>2/6/2016</text:p>
              </table:table-cell>
              <table:table-cell office:value-type="float" office:value="131.916789237">
                <text:p>131.916789237</text:p>
              </table:table-cell>
            </table:table-row>
            <table:table-row>
              <table:table-cell office:value-type="string">
                <text:p>2/7/2016</text:p>
              </table:table-cell>
              <table:table-cell office:value-type="float" office:value="81.67434613">
                <text:p>81.67434613</text:p>
              </table:table-cell>
            </table:table-row>
            <table:table-row>
              <table:table-cell office:value-type="string">
                <text:p>2/8/2016</text:p>
              </table:table-cell>
              <table:table-cell office:value-type="float" office:value="80.464718771">
                <text:p>80.464718771</text:p>
              </table:table-cell>
            </table:table-row>
            <table:table-row>
              <table:table-cell office:value-type="string">
                <text:p>2/9/2016</text:p>
              </table:table-cell>
              <table:table-cell office:value-type="float" office:value="124.510154916">
                <text:p>124.510154916</text:p>
              </table:table-cell>
            </table:table-row>
            <table:table-row>
              <table:table-cell office:value-type="string">
                <text:p>2/10/2016</text:p>
              </table:table-cell>
              <table:table-cell office:value-type="float" office:value="141.417210581">
                <text:p>141.417210581</text:p>
              </table:table-cell>
            </table:table-row>
            <table:table-row>
              <table:table-cell office:value-type="string">
                <text:p>2/11/2016</text:p>
              </table:table-cell>
              <table:table-cell office:value-type="float" office:value="66.426480457">
                <text:p>66.426480457</text:p>
              </table:table-cell>
            </table:table-row>
            <table:table-row>
              <table:table-cell office:value-type="string">
                <text:p>2/13/2016</text:p>
              </table:table-cell>
              <table:table-cell office:value-type="float" office:value="57.729244744">
                <text:p>57.729244744</text:p>
              </table:table-cell>
            </table:table-row>
            <table:table-row>
              <table:table-cell office:value-type="string">
                <text:p>2/12/2016</text:p>
              </table:table-cell>
              <table:table-cell office:value-type="float" office:value="62.79976122">
                <text:p>62.79976122</text:p>
              </table:table-cell>
            </table:table-row>
            <table:table-row>
              <table:table-cell office:value-type="string">
                <text:p>2/14/2016</text:p>
              </table:table-cell>
              <table:table-cell office:value-type="float" office:value="53.479540613">
                <text:p>53.479540613</text:p>
              </table:table-cell>
            </table:table-row>
            <table:table-row>
              <table:table-cell office:value-type="string">
                <text:p>2/15/2016</text:p>
              </table:table-cell>
              <table:table-cell office:value-type="float" office:value="56.788416456">
                <text:p>56.788416456</text:p>
              </table:table-cell>
            </table:table-row>
            <table:table-row>
              <table:table-cell office:value-type="string">
                <text:p>2/16/2016</text:p>
              </table:table-cell>
              <table:table-cell office:value-type="float" office:value="55.814592783">
                <text:p>55.814592783</text:p>
              </table:table-cell>
            </table:table-row>
            <table:table-row>
              <table:table-cell office:value-type="string">
                <text:p>2/17/2016</text:p>
              </table:table-cell>
              <table:table-cell office:value-type="float" office:value="54.601880947">
                <text:p>54.601880947</text:p>
              </table:table-cell>
            </table:table-row>
            <table:table-row>
              <table:table-cell office:value-type="string">
                <text:p>2/18/2016</text:p>
              </table:table-cell>
              <table:table-cell office:value-type="float" office:value="54.513971078">
                <text:p>54.513971078</text:p>
              </table:table-cell>
            </table:table-row>
            <table:table-row>
              <table:table-cell office:value-type="string">
                <text:p>2/19/2016</text:p>
              </table:table-cell>
              <table:table-cell office:value-type="float" office:value="54.608221632">
                <text:p>54.608221632</text:p>
              </table:table-cell>
            </table:table-row>
            <table:table-row>
              <table:table-cell office:value-type="string">
                <text:p>2/20/2016</text:p>
              </table:table-cell>
              <table:table-cell office:value-type="float" office:value="53.77823854">
                <text:p>53.77823854</text:p>
              </table:table-cell>
            </table:table-row>
            <table:table-row>
              <table:table-cell office:value-type="string">
                <text:p>2/21/2016</text:p>
              </table:table-cell>
              <table:table-cell office:value-type="float" office:value="54.255151037">
                <text:p>54.255151037</text:p>
              </table:table-cell>
            </table:table-row>
            <table:table-row>
              <table:table-cell office:value-type="string">
                <text:p>2/22/2016</text:p>
              </table:table-cell>
              <table:table-cell office:value-type="float" office:value="59.577980579">
                <text:p>59.577980579</text:p>
              </table:table-cell>
            </table:table-row>
            <table:table-row>
              <table:table-cell office:value-type="string">
                <text:p>2/23/2016</text:p>
              </table:table-cell>
              <table:table-cell office:value-type="float" office:value="61.016867321">
                <text:p>61.016867321</text:p>
              </table:table-cell>
            </table:table-row>
            <table:table-row>
              <table:table-cell office:value-type="string">
                <text:p>2/24/2016</text:p>
              </table:table-cell>
              <table:table-cell office:value-type="float" office:value="58.177356219">
                <text:p>58.177356219</text:p>
              </table:table-cell>
            </table:table-row>
            <table:table-row>
              <table:table-cell office:value-type="string">
                <text:p>2/25/2016</text:p>
              </table:table-cell>
              <table:table-cell office:value-type="float" office:value="57.46416948">
                <text:p>57.46416948</text:p>
              </table:table-cell>
            </table:table-row>
            <table:table-row>
              <table:table-cell office:value-type="string">
                <text:p>2/26/2016</text:p>
              </table:table-cell>
              <table:table-cell office:value-type="float" office:value="54.600904591">
                <text:p>54.600904591</text:p>
              </table:table-cell>
            </table:table-row>
            <table:table-row>
              <table:table-cell office:value-type="string">
                <text:p>2/27/2016</text:p>
              </table:table-cell>
              <table:table-cell office:value-type="float" office:value="54.108259575">
                <text:p>54.108259575</text:p>
              </table:table-cell>
            </table:table-row>
            <table:table-row>
              <table:table-cell office:value-type="string">
                <text:p>2/28/2016</text:p>
              </table:table-cell>
              <table:table-cell office:value-type="float" office:value="54.072562583">
                <text:p>54.072562583</text:p>
              </table:table-cell>
            </table:table-row>
            <table:table-row>
              <table:table-cell office:value-type="string">
                <text:p>2/29/2016</text:p>
              </table:table-cell>
              <table:table-cell office:value-type="float" office:value="58.416492222">
                <text:p>58.416492222</text:p>
              </table:table-cell>
            </table:table-row>
            <table:table-row>
              <table:table-cell office:value-type="string">
                <text:p>3/1/2016</text:p>
              </table:table-cell>
              <table:table-cell office:value-type="float" office:value="59.690933816">
                <text:p>59.690933816</text:p>
              </table:table-cell>
            </table:table-row>
            <table:table-row>
              <table:table-cell office:value-type="string">
                <text:p>3/2/2016</text:p>
              </table:table-cell>
              <table:table-cell office:value-type="float" office:value="67.32249789">
                <text:p>67.32249789</text:p>
              </table:table-cell>
            </table:table-row>
            <table:table-row>
              <table:table-cell office:value-type="string">
                <text:p>3/3/2016</text:p>
              </table:table-cell>
              <table:table-cell office:value-type="float" office:value="56.545945782">
                <text:p>56.545945782</text:p>
              </table:table-cell>
            </table:table-row>
            <table:table-row>
              <table:table-cell office:value-type="string">
                <text:p>3/4/2016</text:p>
              </table:table-cell>
              <table:table-cell office:value-type="float" office:value="53.626100171">
                <text:p>53.626100171</text:p>
              </table:table-cell>
            </table:table-row>
            <table:table-row>
              <table:table-cell office:value-type="string">
                <text:p>3/5/2016</text:p>
              </table:table-cell>
              <table:table-cell office:value-type="float" office:value="47.489912177">
                <text:p>47.489912177</text:p>
              </table:table-cell>
            </table:table-row>
            <table:table-row>
              <table:table-cell office:value-type="string">
                <text:p>3/6/2016</text:p>
              </table:table-cell>
              <table:table-cell office:value-type="float" office:value="47.260765636">
                <text:p>47.260765636</text:p>
              </table:table-cell>
            </table:table-row>
            <table:table-row>
              <table:table-cell office:value-type="string">
                <text:p>3/7/2016</text:p>
              </table:table-cell>
              <table:table-cell office:value-type="float" office:value="50.440843854">
                <text:p>50.440843854</text:p>
              </table:table-cell>
            </table:table-row>
            <table:table-row>
              <table:table-cell office:value-type="string">
                <text:p>3/8/2016</text:p>
              </table:table-cell>
              <table:table-cell office:value-type="float" office:value="53.596473626">
                <text:p>53.596473626</text:p>
              </table:table-cell>
            </table:table-row>
            <table:table-row>
              <table:table-cell office:value-type="string">
                <text:p>3/9/2016</text:p>
              </table:table-cell>
              <table:table-cell office:value-type="float" office:value="38.089619702">
                <text:p>38.089619702</text:p>
              </table:table-cell>
            </table:table-row>
            <table:table-row>
              <table:table-cell office:value-type="string">
                <text:p>3/10/2016</text:p>
              </table:table-cell>
              <table:table-cell office:value-type="float" office:value="30.204433047">
                <text:p>30.204433047</text:p>
              </table:table-cell>
            </table:table-row>
            <table:table-row>
              <table:table-cell office:value-type="string">
                <text:p>3/11/2016</text:p>
              </table:table-cell>
              <table:table-cell office:value-type="float" office:value="29.035652694">
                <text:p>29.035652694</text:p>
              </table:table-cell>
            </table:table-row>
            <table:table-row>
              <table:table-cell office:value-type="string">
                <text:p>3/12/2016</text:p>
              </table:table-cell>
              <table:table-cell office:value-type="float" office:value="29.197411911">
                <text:p>29.197411911</text:p>
              </table:table-cell>
            </table:table-row>
            <table:table-row>
              <table:table-cell office:value-type="string">
                <text:p>3/13/2016</text:p>
              </table:table-cell>
              <table:table-cell office:value-type="float" office:value="30.820960382">
                <text:p>30.820960382</text:p>
              </table:table-cell>
            </table:table-row>
            <table:table-row>
              <table:table-cell office:value-type="string">
                <text:p>3/14/2016</text:p>
              </table:table-cell>
              <table:table-cell office:value-type="float" office:value="28.509995013">
                <text:p>28.509995013</text:p>
              </table:table-cell>
            </table:table-row>
            <table:table-row>
              <table:table-cell office:value-type="string">
                <text:p>3/15/2016</text:p>
              </table:table-cell>
              <table:table-cell office:value-type="float" office:value="26.342144976">
                <text:p>26.342144976</text:p>
              </table:table-cell>
            </table:table-row>
            <table:table-row>
              <table:table-cell office:value-type="string">
                <text:p>3/16/2016</text:p>
              </table:table-cell>
              <table:table-cell office:value-type="float" office:value="25.523949148">
                <text:p>25.523949148</text:p>
              </table:table-cell>
            </table:table-row>
            <table:table-row>
              <table:table-cell office:value-type="string">
                <text:p>3/17/2016</text:p>
              </table:table-cell>
              <table:table-cell office:value-type="float" office:value="27.70893299">
                <text:p>27.70893299</text:p>
              </table:table-cell>
            </table:table-row>
            <table:table-row>
              <table:table-cell office:value-type="string">
                <text:p>3/18/2016</text:p>
              </table:table-cell>
              <table:table-cell office:value-type="float" office:value="26.30290248">
                <text:p>26.30290248</text:p>
              </table:table-cell>
            </table:table-row>
            <table:table-row>
              <table:table-cell office:value-type="string">
                <text:p>3/19/2016</text:p>
              </table:table-cell>
              <table:table-cell office:value-type="float" office:value="29.326753003">
                <text:p>29.326753003</text:p>
              </table:table-cell>
            </table:table-row>
            <table:table-row>
              <table:table-cell office:value-type="string">
                <text:p>3/20/2016</text:p>
              </table:table-cell>
              <table:table-cell office:value-type="float" office:value="26.655411712">
                <text:p>26.655411712</text:p>
              </table:table-cell>
            </table:table-row>
            <table:table-row>
              <table:table-cell office:value-type="string">
                <text:p>3/21/2016</text:p>
              </table:table-cell>
              <table:table-cell office:value-type="float" office:value="26.198708915">
                <text:p>26.198708915</text:p>
              </table:table-cell>
            </table:table-row>
            <table:table-row>
              <table:table-cell office:value-type="string">
                <text:p>3/22/2016</text:p>
              </table:table-cell>
              <table:table-cell office:value-type="float" office:value="23.516912695">
                <text:p>23.516912695</text:p>
              </table:table-cell>
            </table:table-row>
            <table:table-row>
              <table:table-cell office:value-type="string">
                <text:p>3/23/2016</text:p>
              </table:table-cell>
              <table:table-cell office:value-type="float" office:value="24.515668491">
                <text:p>24.515668491</text:p>
              </table:table-cell>
            </table:table-row>
            <table:table-row>
              <table:table-cell office:value-type="string">
                <text:p>3/24/2016</text:p>
              </table:table-cell>
              <table:table-cell office:value-type="float" office:value="24.817035022">
                <text:p>24.817035022</text:p>
              </table:table-cell>
            </table:table-row>
            <table:table-row>
              <table:table-cell office:value-type="string">
                <text:p>3/25/2016</text:p>
              </table:table-cell>
              <table:table-cell office:value-type="float" office:value="28.125320881">
                <text:p>28.125320881</text:p>
              </table:table-cell>
            </table:table-row>
            <table:table-row>
              <table:table-cell office:value-type="string">
                <text:p>3/26/2016</text:p>
              </table:table-cell>
              <table:table-cell office:value-type="float" office:value="25.100050063">
                <text:p>25.100050063</text:p>
              </table:table-cell>
            </table:table-row>
            <table:table-row>
              <table:table-cell office:value-type="string">
                <text:p>3/27/2016</text:p>
              </table:table-cell>
              <table:table-cell office:value-type="float" office:value="23.366025518">
                <text:p>23.366025518</text:p>
              </table:table-cell>
            </table:table-row>
            <table:table-row>
              <table:table-cell office:value-type="string">
                <text:p>3/28/2016</text:p>
              </table:table-cell>
              <table:table-cell office:value-type="float" office:value="23.293862605">
                <text:p>23.293862605</text:p>
              </table:table-cell>
            </table:table-row>
            <table:table-row>
              <table:table-cell office:value-type="string">
                <text:p>3/29/2016</text:p>
              </table:table-cell>
              <table:table-cell office:value-type="float" office:value="24.748798767">
                <text:p>24.748798767</text:p>
              </table:table-cell>
            </table:table-row>
            <table:table-row>
              <table:table-cell office:value-type="string">
                <text:p>3/30/2016</text:p>
              </table:table-cell>
              <table:table-cell office:value-type="float" office:value="29.35690369">
                <text:p>29.35690369</text:p>
              </table:table-cell>
            </table:table-row>
            <table:table-row>
              <table:table-cell office:value-type="string">
                <text:p>3/31/2016</text:p>
              </table:table-cell>
              <table:table-cell office:value-type="float" office:value="23.943731847">
                <text:p>23.943731847</text:p>
              </table:table-cell>
            </table:table-row>
            <table:table-row>
              <table:table-cell office:value-type="string">
                <text:p>4/1/2016</text:p>
              </table:table-cell>
              <table:table-cell office:value-type="float" office:value="23.089731009">
                <text:p>23.089731009</text:p>
              </table:table-cell>
            </table:table-row>
            <table:table-row>
              <table:table-cell office:value-type="string">
                <text:p>4/2/2016</text:p>
              </table:table-cell>
              <table:table-cell office:value-type="float" office:value="22.939736669">
                <text:p>22.939736669</text:p>
              </table:table-cell>
            </table:table-row>
            <table:table-row>
              <table:table-cell office:value-type="string">
                <text:p>4/3/2016</text:p>
              </table:table-cell>
              <table:table-cell office:value-type="float" office:value="22.705288437">
                <text:p>22.705288437</text:p>
              </table:table-cell>
            </table:table-row>
            <table:table-row>
              <table:table-cell office:value-type="string">
                <text:p>4/4/2016</text:p>
              </table:table-cell>
              <table:table-cell office:value-type="float" office:value="23.071306359">
                <text:p>23.071306359</text:p>
              </table:table-cell>
            </table:table-row>
            <table:table-row>
              <table:table-cell office:value-type="string">
                <text:p>4/5/2016</text:p>
              </table:table-cell>
              <table:table-cell office:value-type="float" office:value="22.855001812">
                <text:p>22.855001812</text:p>
              </table:table-cell>
            </table:table-row>
            <table:table-row>
              <table:table-cell office:value-type="string">
                <text:p>4/6/2016</text:p>
              </table:table-cell>
              <table:table-cell office:value-type="float" office:value="23.774218158">
                <text:p>23.774218158</text:p>
              </table:table-cell>
            </table:table-row>
            <table:table-row>
              <table:table-cell office:value-type="string">
                <text:p>4/7/2016</text:p>
              </table:table-cell>
              <table:table-cell office:value-type="float" office:value="22.920002717">
                <text:p>22.920002717</text:p>
              </table:table-cell>
            </table:table-row>
            <table:table-row>
              <table:table-cell office:value-type="string">
                <text:p>4/8/2016</text:p>
              </table:table-cell>
              <table:table-cell office:value-type="float" office:value="23.663537901">
                <text:p>23.663537901</text:p>
              </table:table-cell>
            </table:table-row>
            <table:table-row>
              <table:table-cell office:value-type="string">
                <text:p>4/9/2016</text:p>
              </table:table-cell>
              <table:table-cell office:value-type="float" office:value="23.374699345">
                <text:p>23.374699345</text:p>
              </table:table-cell>
            </table:table-row>
            <table:table-row>
              <table:table-cell office:value-type="string">
                <text:p>4/10/2016</text:p>
              </table:table-cell>
              <table:table-cell office:value-type="float" office:value="23.678330657">
                <text:p>23.678330657</text:p>
              </table:table-cell>
            </table:table-row>
            <table:table-row>
              <table:table-cell office:value-type="string">
                <text:p>4/11/2016</text:p>
              </table:table-cell>
              <table:table-cell office:value-type="float" office:value="23.659454582">
                <text:p>23.659454582</text:p>
              </table:table-cell>
            </table:table-row>
            <table:table-row>
              <table:table-cell office:value-type="string">
                <text:p>4/12/2016</text:p>
              </table:table-cell>
              <table:table-cell office:value-type="float" office:value="23.059716953">
                <text:p>23.059716953</text:p>
              </table:table-cell>
            </table:table-row>
            <table:table-row>
              <table:table-cell office:value-type="string">
                <text:p>4/13/2016</text:p>
              </table:table-cell>
              <table:table-cell office:value-type="float" office:value="25.246911318">
                <text:p>25.246911318</text:p>
              </table:table-cell>
            </table:table-row>
            <table:table-row>
              <table:table-cell office:value-type="string">
                <text:p>4/14/2016</text:p>
              </table:table-cell>
              <table:table-cell office:value-type="float" office:value="25.758426765">
                <text:p>25.758426765</text:p>
              </table:table-cell>
            </table:table-row>
            <table:table-row>
              <table:table-cell office:value-type="string">
                <text:p>4/15/2016</text:p>
              </table:table-cell>
              <table:table-cell office:value-type="float" office:value="22.84835436">
                <text:p>22.84835436</text:p>
              </table:table-cell>
            </table:table-row>
            <table:table-row>
              <table:table-cell office:value-type="string">
                <text:p>4/16/2016</text:p>
              </table:table-cell>
              <table:table-cell office:value-type="float" office:value="22.969314896">
                <text:p>22.969314896</text:p>
              </table:table-cell>
            </table:table-row>
            <table:table-row>
              <table:table-cell office:value-type="string">
                <text:p>4/17/2016</text:p>
              </table:table-cell>
              <table:table-cell office:value-type="float" office:value="23.16741989">
                <text:p>23.16741989</text:p>
              </table:table-cell>
            </table:table-row>
            <table:table-row>
              <table:table-cell office:value-type="string">
                <text:p>4/18/2016</text:p>
              </table:table-cell>
              <table:table-cell office:value-type="float" office:value="22.692256964">
                <text:p>22.692256964</text:p>
              </table:table-cell>
            </table:table-row>
            <table:table-row>
              <table:table-cell office:value-type="string">
                <text:p>4/19/2016</text:p>
              </table:table-cell>
              <table:table-cell office:value-type="float" office:value="22.921917181">
                <text:p>22.921917181</text:p>
              </table:table-cell>
            </table:table-row>
            <table:table-row>
              <table:table-cell office:value-type="string">
                <text:p>4/20/2016</text:p>
              </table:table-cell>
              <table:table-cell office:value-type="float" office:value="23.244541703">
                <text:p>23.244541703</text:p>
              </table:table-cell>
            </table:table-row>
            <table:table-row>
              <table:table-cell office:value-type="string">
                <text:p>4/21/2016</text:p>
              </table:table-cell>
              <table:table-cell office:value-type="float" office:value="24.583057704">
                <text:p>24.583057704</text:p>
              </table:table-cell>
            </table:table-row>
            <table:table-row>
              <table:table-cell office:value-type="string">
                <text:p>4/22/2016</text:p>
              </table:table-cell>
              <table:table-cell office:value-type="float" office:value="23.168317793">
                <text:p>23.168317793</text:p>
              </table:table-cell>
            </table:table-row>
            <table:table-row>
              <table:table-cell office:value-type="string">
                <text:p>4/23/2016</text:p>
              </table:table-cell>
              <table:table-cell office:value-type="float" office:value="23.328772911">
                <text:p>23.328772911</text:p>
              </table:table-cell>
            </table:table-row>
            <table:table-row>
              <table:table-cell office:value-type="string">
                <text:p>4/24/2016</text:p>
              </table:table-cell>
              <table:table-cell office:value-type="float" office:value="22.898306186">
                <text:p>22.898306186</text:p>
              </table:table-cell>
            </table:table-row>
            <table:table-row>
              <table:table-cell office:value-type="string">
                <text:p>4/25/2016</text:p>
              </table:table-cell>
              <table:table-cell office:value-type="float" office:value="22.894325246">
                <text:p>22.894325246</text:p>
              </table:table-cell>
            </table:table-row>
            <table:table-row>
              <table:table-cell office:value-type="string">
                <text:p>4/26/2016</text:p>
              </table:table-cell>
              <table:table-cell office:value-type="float" office:value="24.013247909">
                <text:p>24.013247909</text:p>
              </table:table-cell>
            </table:table-row>
            <table:table-row>
              <table:table-cell office:value-type="string">
                <text:p>4/27/2016</text:p>
              </table:table-cell>
              <table:table-cell office:value-type="float" office:value="22.769355411">
                <text:p>22.769355411</text:p>
              </table:table-cell>
            </table:table-row>
            <table:table-row>
              <table:table-cell office:value-type="string">
                <text:p>4/28/2016</text:p>
              </table:table-cell>
              <table:table-cell office:value-type="float" office:value="23.151110557">
                <text:p>23.151110557</text:p>
              </table:table-cell>
            </table:table-row>
            <table:table-row>
              <table:table-cell office:value-type="string">
                <text:p>4/29/2016</text:p>
              </table:table-cell>
              <table:table-cell office:value-type="float" office:value="22.517844341">
                <text:p>22.517844341</text:p>
              </table:table-cell>
            </table:table-row>
            <table:table-row>
              <table:table-cell office:value-type="string">
                <text:p>4/30/2016</text:p>
              </table:table-cell>
              <table:table-cell office:value-type="float" office:value="23.589420595">
                <text:p>23.589420595</text:p>
              </table:table-cell>
            </table:table-row>
            <table:table-row>
              <table:table-cell office:value-type="string">
                <text:p>5/1/2016</text:p>
              </table:table-cell>
              <table:table-cell office:value-type="float" office:value="24.074701211">
                <text:p>24.074701211</text:p>
              </table:table-cell>
            </table:table-row>
            <table:table-row>
              <table:table-cell office:value-type="string">
                <text:p>5/2/2016</text:p>
              </table:table-cell>
              <table:table-cell office:value-type="float" office:value="23.73503156">
                <text:p>23.73503156</text:p>
              </table:table-cell>
            </table:table-row>
            <table:table-row>
              <table:table-cell office:value-type="string">
                <text:p>5/3/2016</text:p>
              </table:table-cell>
              <table:table-cell office:value-type="float" office:value="24.296239464">
                <text:p>24.296239464</text:p>
              </table:table-cell>
            </table:table-row>
            <table:table-row>
              <table:table-cell office:value-type="string">
                <text:p>5/4/2016</text:p>
              </table:table-cell>
              <table:table-cell office:value-type="float" office:value="23.683442809">
                <text:p>23.683442809</text:p>
              </table:table-cell>
            </table:table-row>
            <table:table-row>
              <table:table-cell office:value-type="string">
                <text:p>5/5/2016</text:p>
              </table:table-cell>
              <table:table-cell office:value-type="float" office:value="24.293386757">
                <text:p>24.293386757</text:p>
              </table:table-cell>
            </table:table-row>
            <table:table-row>
              <table:table-cell office:value-type="string">
                <text:p>5/6/2016</text:p>
              </table:table-cell>
              <table:table-cell office:value-type="float" office:value="23.038005218">
                <text:p>23.038005218</text:p>
              </table:table-cell>
            </table:table-row>
            <table:table-row>
              <table:table-cell office:value-type="string">
                <text:p>5/7/2016</text:p>
              </table:table-cell>
              <table:table-cell office:value-type="float" office:value="23.118154788">
                <text:p>23.118154788</text:p>
              </table:table-cell>
            </table:table-row>
            <table:table-row>
              <table:table-cell office:value-type="string">
                <text:p>5/8/2016</text:p>
              </table:table-cell>
              <table:table-cell office:value-type="float" office:value="23.310345">
                <text:p>23.310345</text:p>
              </table:table-cell>
            </table:table-row>
            <table:table-row>
              <table:table-cell office:value-type="string">
                <text:p>5/9/2016</text:p>
              </table:table-cell>
              <table:table-cell office:value-type="float" office:value="23.021017203">
                <text:p>23.021017203</text:p>
              </table:table-cell>
            </table:table-row>
            <table:table-row>
              <table:table-cell office:value-type="string">
                <text:p>5/10/2016</text:p>
              </table:table-cell>
              <table:table-cell office:value-type="float" office:value="23.592720268">
                <text:p>23.592720268</text:p>
              </table:table-cell>
            </table:table-row>
            <table:table-row>
              <table:table-cell office:value-type="string">
                <text:p>5/11/2016</text:p>
              </table:table-cell>
              <table:table-cell office:value-type="float" office:value="23.627226077">
                <text:p>23.627226077</text:p>
              </table:table-cell>
            </table:table-row>
            <table:table-row>
              <table:table-cell office:value-type="string">
                <text:p>5/12/2016</text:p>
              </table:table-cell>
              <table:table-cell office:value-type="float" office:value="25.330807567">
                <text:p>25.330807567</text:p>
              </table:table-cell>
            </table:table-row>
            <table:table-row>
              <table:table-cell office:value-type="string">
                <text:p>5/13/2016</text:p>
              </table:table-cell>
              <table:table-cell office:value-type="float" office:value="28.093994639">
                <text:p>28.093994639</text:p>
              </table:table-cell>
            </table:table-row>
            <table:table-row>
              <table:table-cell office:value-type="string">
                <text:p>5/14/2016</text:p>
              </table:table-cell>
              <table:table-cell office:value-type="float" office:value="23.703052414">
                <text:p>23.703052414</text:p>
              </table:table-cell>
            </table:table-row>
            <table:table-row>
              <table:table-cell office:value-type="string">
                <text:p>5/15/2016</text:p>
              </table:table-cell>
              <table:table-cell office:value-type="float" office:value="22.439773235">
                <text:p>22.439773235</text:p>
              </table:table-cell>
            </table:table-row>
            <table:table-row>
              <table:table-cell office:value-type="string">
                <text:p>5/16/2016</text:p>
              </table:table-cell>
              <table:table-cell office:value-type="float" office:value="22.740132145">
                <text:p>22.740132145</text:p>
              </table:table-cell>
            </table:table-row>
            <table:table-row>
              <table:table-cell office:value-type="string">
                <text:p>5/17/2016</text:p>
              </table:table-cell>
              <table:table-cell office:value-type="float" office:value="22.852181919">
                <text:p>22.852181919</text:p>
              </table:table-cell>
            </table:table-row>
            <table:table-row>
              <table:table-cell office:value-type="string">
                <text:p>5/18/2016</text:p>
              </table:table-cell>
              <table:table-cell office:value-type="float" office:value="23.49838426">
                <text:p>23.49838426</text:p>
              </table:table-cell>
            </table:table-row>
            <table:table-row>
              <table:table-cell office:value-type="string">
                <text:p>5/19/2016</text:p>
              </table:table-cell>
              <table:table-cell office:value-type="float" office:value="23.539460755">
                <text:p>23.539460755</text:p>
              </table:table-cell>
            </table:table-row>
            <table:table-row>
              <table:table-cell office:value-type="string">
                <text:p>5/20/2016</text:p>
              </table:table-cell>
              <table:table-cell office:value-type="float" office:value="23.617555647">
                <text:p>23.617555647</text:p>
              </table:table-cell>
            </table:table-row>
            <table:table-row>
              <table:table-cell office:value-type="string">
                <text:p>5/21/2016</text:p>
              </table:table-cell>
              <table:table-cell office:value-type="float" office:value="22.932813089">
                <text:p>22.932813089</text:p>
              </table:table-cell>
            </table:table-row>
            <table:table-row>
              <table:table-cell office:value-type="string">
                <text:p>5/22/2016</text:p>
              </table:table-cell>
              <table:table-cell office:value-type="float" office:value="22.915048414">
                <text:p>22.915048414</text:p>
              </table:table-cell>
            </table:table-row>
            <table:table-row>
              <table:table-cell office:value-type="string">
                <text:p>5/23/2016</text:p>
              </table:table-cell>
              <table:table-cell office:value-type="float" office:value="23.047905809">
                <text:p>23.047905809</text:p>
              </table:table-cell>
            </table:table-row>
            <table:table-row>
              <table:table-cell office:value-type="string">
                <text:p>5/24/2016</text:p>
              </table:table-cell>
              <table:table-cell office:value-type="float" office:value="23.390787327">
                <text:p>23.390787327</text:p>
              </table:table-cell>
            </table:table-row>
            <table:table-row>
              <table:table-cell office:value-type="string">
                <text:p>5/25/2016</text:p>
              </table:table-cell>
              <table:table-cell office:value-type="float" office:value="23.119167836">
                <text:p>23.119167836</text:p>
              </table:table-cell>
            </table:table-row>
            <table:table-row>
              <table:table-cell office:value-type="string">
                <text:p>5/26/2016</text:p>
              </table:table-cell>
              <table:table-cell office:value-type="float" office:value="22.614164987">
                <text:p>22.614164987</text:p>
              </table:table-cell>
            </table:table-row>
            <table:table-row>
              <table:table-cell office:value-type="string">
                <text:p>5/28/2016</text:p>
              </table:table-cell>
              <table:table-cell office:value-type="float" office:value="26.746665349">
                <text:p>26.746665349</text:p>
              </table:table-cell>
            </table:table-row>
            <table:table-row>
              <table:table-cell office:value-type="string">
                <text:p>5/27/2016</text:p>
              </table:table-cell>
              <table:table-cell office:value-type="float" office:value="23.740827315">
                <text:p>23.740827315</text:p>
              </table:table-cell>
            </table:table-row>
            <table:table-row>
              <table:table-cell office:value-type="string">
                <text:p>5/29/2016</text:p>
              </table:table-cell>
              <table:table-cell office:value-type="float" office:value="23.677018969">
                <text:p>23.677018969</text:p>
              </table:table-cell>
            </table:table-row>
            <table:table-row>
              <table:table-cell office:value-type="string">
                <text:p>5/30/2016</text:p>
              </table:table-cell>
              <table:table-cell office:value-type="float" office:value="23.145863918">
                <text:p>23.145863918</text:p>
              </table:table-cell>
            </table:table-row>
            <table:table-row>
              <table:table-cell office:value-type="string">
                <text:p>5/31/2016</text:p>
              </table:table-cell>
              <table:table-cell office:value-type="float" office:value="22.735089093">
                <text:p>22.735089093</text:p>
              </table:table-cell>
            </table:table-row>
            <table:table-row>
              <table:table-cell office:value-type="string">
                <text:p>6/1/2016</text:p>
              </table:table-cell>
              <table:table-cell office:value-type="float" office:value="22.687558792">
                <text:p>22.687558792</text:p>
              </table:table-cell>
            </table:table-row>
            <table:table-row>
              <table:table-cell office:value-type="string">
                <text:p>6/2/2016</text:p>
              </table:table-cell>
              <table:table-cell office:value-type="float" office:value="22.831513081">
                <text:p>22.831513081</text:p>
              </table:table-cell>
            </table:table-row>
            <table:table-row>
              <table:table-cell office:value-type="string">
                <text:p>6/3/2016</text:p>
              </table:table-cell>
              <table:table-cell office:value-type="float" office:value="22.754854055">
                <text:p>22.754854055</text:p>
              </table:table-cell>
            </table:table-row>
            <table:table-row>
              <table:table-cell office:value-type="string">
                <text:p>6/4/2016</text:p>
              </table:table-cell>
              <table:table-cell office:value-type="float" office:value="22.562926511">
                <text:p>22.562926511</text:p>
              </table:table-cell>
            </table:table-row>
            <table:table-row>
              <table:table-cell office:value-type="string">
                <text:p>6/5/2016</text:p>
              </table:table-cell>
              <table:table-cell office:value-type="float" office:value="22.634657554">
                <text:p>22.634657554</text:p>
              </table:table-cell>
            </table:table-row>
            <table:table-row>
              <table:table-cell office:value-type="string">
                <text:p>6/6/2016</text:p>
              </table:table-cell>
              <table:table-cell office:value-type="float" office:value="23.217826841">
                <text:p>23.217826841</text:p>
              </table:table-cell>
            </table:table-row>
            <table:table-row>
              <table:table-cell office:value-type="string">
                <text:p>6/7/2016</text:p>
              </table:table-cell>
              <table:table-cell office:value-type="float" office:value="23.737534493">
                <text:p>23.737534493</text:p>
              </table:table-cell>
            </table:table-row>
            <table:table-row>
              <table:table-cell office:value-type="string">
                <text:p>6/8/2016</text:p>
              </table:table-cell>
              <table:table-cell office:value-type="float" office:value="23.042966451">
                <text:p>23.042966451</text:p>
              </table:table-cell>
            </table:table-row>
            <table:table-row>
              <table:table-cell office:value-type="string">
                <text:p>6/9/2016</text:p>
              </table:table-cell>
              <table:table-cell office:value-type="float" office:value="22.658862386">
                <text:p>22.658862386</text:p>
              </table:table-cell>
            </table:table-row>
            <table:table-row>
              <table:table-cell office:value-type="string">
                <text:p>6/10/2016</text:p>
              </table:table-cell>
              <table:table-cell office:value-type="float" office:value="22.80412894">
                <text:p>22.80412894</text:p>
              </table:table-cell>
            </table:table-row>
            <table:table-row>
              <table:table-cell office:value-type="string">
                <text:p>6/11/2016</text:p>
              </table:table-cell>
              <table:table-cell office:value-type="float" office:value="22.375029283">
                <text:p>22.375029283</text:p>
              </table:table-cell>
            </table:table-row>
            <table:table-row>
              <table:table-cell office:value-type="string">
                <text:p>6/12/2016</text:p>
              </table:table-cell>
              <table:table-cell office:value-type="float" office:value="22.951154962">
                <text:p>22.951154962</text:p>
              </table:table-cell>
            </table:table-row>
            <table:table-row>
              <table:table-cell office:value-type="string">
                <text:p>6/13/2016</text:p>
              </table:table-cell>
              <table:table-cell office:value-type="float" office:value="22.759240658">
                <text:p>22.759240658</text:p>
              </table:table-cell>
            </table:table-row>
            <table:table-row>
              <table:table-cell office:value-type="string">
                <text:p>6/14/2016</text:p>
              </table:table-cell>
              <table:table-cell office:value-type="float" office:value="22.856579441">
                <text:p>22.856579441</text:p>
              </table:table-cell>
            </table:table-row>
            <table:table-row>
              <table:table-cell office:value-type="string">
                <text:p>6/15/2016</text:p>
              </table:table-cell>
              <table:table-cell office:value-type="float" office:value="22.714226454">
                <text:p>22.714226454</text:p>
              </table:table-cell>
            </table:table-row>
            <table:table-row>
              <table:table-cell office:value-type="string">
                <text:p>6/16/2016</text:p>
              </table:table-cell>
              <table:table-cell office:value-type="float" office:value="23.212696396">
                <text:p>23.212696396</text:p>
              </table:table-cell>
            </table:table-row>
            <table:table-row>
              <table:table-cell office:value-type="string">
                <text:p>6/17/2016</text:p>
              </table:table-cell>
              <table:table-cell office:value-type="float" office:value="24.632069593">
                <text:p>24.632069593</text:p>
              </table:table-cell>
            </table:table-row>
            <table:table-row>
              <table:table-cell office:value-type="string">
                <text:p>6/18/2016</text:p>
              </table:table-cell>
              <table:table-cell office:value-type="float" office:value="24.843768913">
                <text:p>24.843768913</text:p>
              </table:table-cell>
            </table:table-row>
            <table:table-row>
              <table:table-cell office:value-type="string">
                <text:p>6/19/2016</text:p>
              </table:table-cell>
              <table:table-cell office:value-type="float" office:value="22.736174769">
                <text:p>22.736174769</text:p>
              </table:table-cell>
            </table:table-row>
            <table:table-row>
              <table:table-cell office:value-type="string">
                <text:p>6/20/2016</text:p>
              </table:table-cell>
              <table:table-cell office:value-type="float" office:value="22.691090048">
                <text:p>22.691090048</text:p>
              </table:table-cell>
            </table:table-row>
            <table:table-row>
              <table:table-cell office:value-type="string">
                <text:p>6/21/2016</text:p>
              </table:table-cell>
              <table:table-cell office:value-type="float" office:value="25.06884521">
                <text:p>25.06884521</text:p>
              </table:table-cell>
            </table:table-row>
            <table:table-row>
              <table:table-cell office:value-type="string">
                <text:p>6/22/2016</text:p>
              </table:table-cell>
              <table:table-cell office:value-type="float" office:value="23.017973391">
                <text:p>23.017973391</text:p>
              </table:table-cell>
            </table:table-row>
            <table:table-row>
              <table:table-cell office:value-type="string">
                <text:p>6/24/2016</text:p>
              </table:table-cell>
              <table:table-cell office:value-type="float" office:value="22.3763972">
                <text:p>22.3763972</text:p>
              </table:table-cell>
            </table:table-row>
            <table:table-row>
              <table:table-cell office:value-type="string">
                <text:p>6/23/2016</text:p>
              </table:table-cell>
              <table:table-cell office:value-type="float" office:value="22.617185981">
                <text:p>22.617185981</text:p>
              </table:table-cell>
            </table:table-row>
            <table:table-row>
              <table:table-cell office:value-type="string">
                <text:p>6/25/2016</text:p>
              </table:table-cell>
              <table:table-cell office:value-type="float" office:value="22.497935939">
                <text:p>22.497935939</text:p>
              </table:table-cell>
            </table:table-row>
            <table:table-row>
              <table:table-cell office:value-type="string">
                <text:p>6/26/2016</text:p>
              </table:table-cell>
              <table:table-cell office:value-type="float" office:value="22.141167067">
                <text:p>22.141167067</text:p>
              </table:table-cell>
            </table:table-row>
            <table:table-row>
              <table:table-cell office:value-type="string">
                <text:p>6/27/2016</text:p>
              </table:table-cell>
              <table:table-cell office:value-type="float" office:value="22.312348466">
                <text:p>22.312348466</text:p>
              </table:table-cell>
            </table:table-row>
            <table:table-row>
              <table:table-cell office:value-type="string">
                <text:p>6/28/2016</text:p>
              </table:table-cell>
              <table:table-cell office:value-type="float" office:value="22.584213073">
                <text:p>22.584213073</text:p>
              </table:table-cell>
            </table:table-row>
            <table:table-row>
              <table:table-cell office:value-type="string">
                <text:p>6/29/2016</text:p>
              </table:table-cell>
              <table:table-cell office:value-type="float" office:value="22.918582594">
                <text:p>22.918582594</text:p>
              </table:table-cell>
            </table:table-row>
            <table:table-row>
              <table:table-cell office:value-type="string">
                <text:p>6/30/2016</text:p>
              </table:table-cell>
              <table:table-cell office:value-type="float" office:value="22.446491113">
                <text:p>22.446491113</text:p>
              </table:table-cell>
            </table:table-row>
            <table:table-row>
              <table:table-cell office:value-type="string">
                <text:p>7/1/2016</text:p>
              </table:table-cell>
              <table:table-cell office:value-type="float" office:value="22.618172634">
                <text:p>22.618172634</text:p>
              </table:table-cell>
            </table:table-row>
            <table:table-row>
              <table:table-cell office:value-type="string">
                <text:p>7/2/2016</text:p>
              </table:table-cell>
              <table:table-cell office:value-type="float" office:value="22.174765936">
                <text:p>22.174765936</text:p>
              </table:table-cell>
            </table:table-row>
            <table:table-row>
              <table:table-cell office:value-type="string">
                <text:p>7/3/2016</text:p>
              </table:table-cell>
              <table:table-cell office:value-type="float" office:value="22.438609328">
                <text:p>22.438609328</text:p>
              </table:table-cell>
            </table:table-row>
            <table:table-row>
              <table:table-cell office:value-type="string">
                <text:p>7/4/2016</text:p>
              </table:table-cell>
              <table:table-cell office:value-type="float" office:value="22.44590308">
                <text:p>22.44590308</text:p>
              </table:table-cell>
            </table:table-row>
            <table:table-row>
              <table:table-cell office:value-type="string">
                <text:p>7/5/2016</text:p>
              </table:table-cell>
              <table:table-cell office:value-type="float" office:value="22.79192827">
                <text:p>22.79192827</text:p>
              </table:table-cell>
            </table:table-row>
            <table:table-row>
              <table:table-cell office:value-type="string">
                <text:p>7/6/2016</text:p>
              </table:table-cell>
              <table:table-cell office:value-type="float" office:value="22.376280596">
                <text:p>22.376280596</text:p>
              </table:table-cell>
            </table:table-row>
            <table:table-row>
              <table:table-cell office:value-type="string">
                <text:p>7/7/2016</text:p>
              </table:table-cell>
              <table:table-cell office:value-type="float" office:value="22.363551641">
                <text:p>22.363551641</text:p>
              </table:table-cell>
            </table:table-row>
            <table:table-row>
              <table:table-cell office:value-type="string">
                <text:p>7/8/2016</text:p>
              </table:table-cell>
              <table:table-cell office:value-type="float" office:value="22.368208463">
                <text:p>22.368208463</text:p>
              </table:table-cell>
            </table:table-row>
            <table:table-row>
              <table:table-cell office:value-type="string">
                <text:p>7/9/2016</text:p>
              </table:table-cell>
              <table:table-cell office:value-type="float" office:value="22.412574674">
                <text:p>22.412574674</text:p>
              </table:table-cell>
            </table:table-row>
            <table:table-row>
              <table:table-cell office:value-type="string">
                <text:p>7/10/2016</text:p>
              </table:table-cell>
              <table:table-cell office:value-type="float" office:value="22.296567527">
                <text:p>22.296567527</text:p>
              </table:table-cell>
            </table:table-row>
            <table:table-row>
              <table:table-cell office:value-type="string">
                <text:p>7/11/2016</text:p>
              </table:table-cell>
              <table:table-cell office:value-type="float" office:value="22.505333819">
                <text:p>22.505333819</text:p>
              </table:table-cell>
            </table:table-row>
            <table:table-row>
              <table:table-cell office:value-type="string">
                <text:p>7/12/2016</text:p>
              </table:table-cell>
              <table:table-cell office:value-type="float" office:value="22.440652514">
                <text:p>22.440652514</text:p>
              </table:table-cell>
            </table:table-row>
            <table:table-row>
              <table:table-cell office:value-type="string">
                <text:p>7/13/2016</text:p>
              </table:table-cell>
              <table:table-cell office:value-type="float" office:value="22.106770557">
                <text:p>22.106770557</text:p>
              </table:table-cell>
            </table:table-row>
            <table:table-row>
              <table:table-cell office:value-type="string">
                <text:p>7/14/2016</text:p>
              </table:table-cell>
              <table:table-cell office:value-type="float" office:value="22.324847989">
                <text:p>22.324847989</text:p>
              </table:table-cell>
            </table:table-row>
            <table:table-row>
              <table:table-cell office:value-type="string">
                <text:p>7/15/2016</text:p>
              </table:table-cell>
              <table:table-cell office:value-type="float" office:value="22.150401292">
                <text:p>22.150401292</text:p>
              </table:table-cell>
            </table:table-row>
            <table:table-row>
              <table:table-cell office:value-type="string">
                <text:p>7/16/2016</text:p>
              </table:table-cell>
              <table:table-cell office:value-type="float" office:value="22.453905433">
                <text:p>22.453905433</text:p>
              </table:table-cell>
            </table:table-row>
            <table:table-row>
              <table:table-cell office:value-type="string">
                <text:p>7/17/2016</text:p>
              </table:table-cell>
              <table:table-cell office:value-type="float" office:value="22.385907496">
                <text:p>22.385907496</text:p>
              </table:table-cell>
            </table:table-row>
            <table:table-row>
              <table:table-cell office:value-type="string">
                <text:p>7/18/2016</text:p>
              </table:table-cell>
              <table:table-cell office:value-type="float" office:value="22.1943043">
                <text:p>22.1943043</text:p>
              </table:table-cell>
            </table:table-row>
            <table:table-row>
              <table:table-cell office:value-type="string">
                <text:p>7/19/2016</text:p>
              </table:table-cell>
              <table:table-cell office:value-type="float" office:value="21.817375021">
                <text:p>21.817375021</text:p>
              </table:table-cell>
            </table:table-row>
            <table:table-row>
              <table:table-cell office:value-type="string">
                <text:p>7/20/2016</text:p>
              </table:table-cell>
              <table:table-cell office:value-type="float" office:value="22.553228644">
                <text:p>22.553228644</text:p>
              </table:table-cell>
            </table:table-row>
            <table:table-row>
              <table:table-cell office:value-type="string">
                <text:p>7/21/2016</text:p>
              </table:table-cell>
              <table:table-cell office:value-type="float" office:value="22.496025782">
                <text:p>22.496025782</text:p>
              </table:table-cell>
            </table:table-row>
            <table:table-row>
              <table:table-cell office:value-type="string">
                <text:p>7/22/2016</text:p>
              </table:table-cell>
              <table:table-cell office:value-type="float" office:value="22.38852477">
                <text:p>22.38852477</text:p>
              </table:table-cell>
            </table:table-row>
            <table:table-row>
              <table:table-cell office:value-type="string">
                <text:p>7/23/2016</text:p>
              </table:table-cell>
              <table:table-cell office:value-type="float" office:value="22.644090502">
                <text:p>22.644090502</text:p>
              </table:table-cell>
            </table:table-row>
            <table:table-row>
              <table:table-cell office:value-type="string">
                <text:p>7/24/2016</text:p>
              </table:table-cell>
              <table:table-cell office:value-type="float" office:value="23.334840904">
                <text:p>23.334840904</text:p>
              </table:table-cell>
            </table:table-row>
            <table:table-row>
              <table:table-cell office:value-type="string">
                <text:p>7/25/2016</text:p>
              </table:table-cell>
              <table:table-cell office:value-type="float" office:value="23.055593809">
                <text:p>23.055593809</text:p>
              </table:table-cell>
            </table:table-row>
            <table:table-row>
              <table:table-cell office:value-type="string">
                <text:p>7/26/2016</text:p>
              </table:table-cell>
              <table:table-cell office:value-type="float" office:value="23.802114598">
                <text:p>23.802114598</text:p>
              </table:table-cell>
            </table:table-row>
            <table:table-row>
              <table:table-cell office:value-type="string">
                <text:p>7/27/2016</text:p>
              </table:table-cell>
              <table:table-cell office:value-type="float" office:value="22.88638298">
                <text:p>22.88638298</text:p>
              </table:table-cell>
            </table:table-row>
            <table:table-row>
              <table:table-cell office:value-type="string">
                <text:p>7/28/2016</text:p>
              </table:table-cell>
              <table:table-cell office:value-type="float" office:value="24.33677515">
                <text:p>24.33677515</text:p>
              </table:table-cell>
            </table:table-row>
            <table:table-row>
              <table:table-cell office:value-type="string">
                <text:p>7/29/2016</text:p>
              </table:table-cell>
              <table:table-cell office:value-type="float" office:value="22.951966479">
                <text:p>22.951966479</text:p>
              </table:table-cell>
            </table:table-row>
            <table:table-row>
              <table:table-cell office:value-type="string">
                <text:p>7/30/2016</text:p>
              </table:table-cell>
              <table:table-cell office:value-type="float" office:value="22.341575288">
                <text:p>22.341575288</text:p>
              </table:table-cell>
            </table:table-row>
            <table:table-row>
              <table:table-cell office:value-type="string">
                <text:p>7/31/2016</text:p>
              </table:table-cell>
              <table:table-cell office:value-type="float" office:value="22.551495057">
                <text:p>22.551495057</text:p>
              </table:table-cell>
            </table:table-row>
            <table:table-row>
              <table:table-cell office:value-type="string">
                <text:p>8/1/2016</text:p>
              </table:table-cell>
              <table:table-cell office:value-type="float" office:value="22.560601997">
                <text:p>22.560601997</text:p>
              </table:table-cell>
            </table:table-row>
            <table:table-row>
              <table:table-cell office:value-type="string">
                <text:p>8/2/2016</text:p>
              </table:table-cell>
              <table:table-cell office:value-type="float" office:value="22.679744211">
                <text:p>22.679744211</text:p>
              </table:table-cell>
            </table:table-row>
            <table:table-row>
              <table:table-cell office:value-type="string">
                <text:p>8/3/2016</text:p>
              </table:table-cell>
              <table:table-cell office:value-type="float" office:value="22.667499175">
                <text:p>22.667499175</text:p>
              </table:table-cell>
            </table:table-row>
            <table:table-row>
              <table:table-cell office:value-type="string">
                <text:p>8/4/2016</text:p>
              </table:table-cell>
              <table:table-cell office:value-type="float" office:value="22.424068262">
                <text:p>22.424068262</text:p>
              </table:table-cell>
            </table:table-row>
            <table:table-row>
              <table:table-cell office:value-type="string">
                <text:p>8/5/2016</text:p>
              </table:table-cell>
              <table:table-cell office:value-type="float" office:value="22.709716839">
                <text:p>22.709716839</text:p>
              </table:table-cell>
            </table:table-row>
            <table:table-row>
              <table:table-cell office:value-type="string">
                <text:p>8/6/2016</text:p>
              </table:table-cell>
              <table:table-cell office:value-type="float" office:value="22.261007498">
                <text:p>22.261007498</text:p>
              </table:table-cell>
            </table:table-row>
            <table:table-row>
              <table:table-cell office:value-type="string">
                <text:p>8/7/2016</text:p>
              </table:table-cell>
              <table:table-cell office:value-type="float" office:value="22.143757119">
                <text:p>22.143757119</text:p>
              </table:table-cell>
            </table:table-row>
            <table:table-row>
              <table:table-cell office:value-type="string">
                <text:p>8/8/2016</text:p>
              </table:table-cell>
              <table:table-cell office:value-type="float" office:value="22.238663553">
                <text:p>22.238663553</text:p>
              </table:table-cell>
            </table:table-row>
            <table:table-row>
              <table:table-cell office:value-type="string">
                <text:p>8/10/2016</text:p>
              </table:table-cell>
              <table:table-cell office:value-type="float" office:value="22.839922128">
                <text:p>22.839922128</text:p>
              </table:table-cell>
            </table:table-row>
            <table:table-row>
              <table:table-cell office:value-type="string">
                <text:p>8/9/2016</text:p>
              </table:table-cell>
              <table:table-cell office:value-type="float" office:value="22.880314198">
                <text:p>22.880314198</text:p>
              </table:table-cell>
            </table:table-row>
            <table:table-row>
              <table:table-cell office:value-type="string">
                <text:p>8/11/2016</text:p>
              </table:table-cell>
              <table:table-cell office:value-type="float" office:value="22.430005194">
                <text:p>22.430005194</text:p>
              </table:table-cell>
            </table:table-row>
            <table:table-row>
              <table:table-cell office:value-type="string">
                <text:p>8/12/2016</text:p>
              </table:table-cell>
              <table:table-cell office:value-type="float" office:value="23.389186213">
                <text:p>23.389186213</text:p>
              </table:table-cell>
            </table:table-row>
            <table:table-row>
              <table:table-cell office:value-type="string">
                <text:p>8/13/2016</text:p>
              </table:table-cell>
              <table:table-cell office:value-type="float" office:value="22.11628246">
                <text:p>22.11628246</text:p>
              </table:table-cell>
            </table:table-row>
            <table:table-row>
              <table:table-cell office:value-type="string">
                <text:p>8/14/2016</text:p>
              </table:table-cell>
              <table:table-cell office:value-type="float" office:value="22.080023368">
                <text:p>22.080023368</text:p>
              </table:table-cell>
            </table:table-row>
            <table:table-row>
              <table:table-cell office:value-type="string">
                <text:p>8/15/2016</text:p>
              </table:table-cell>
              <table:table-cell office:value-type="float" office:value="22.387394758">
                <text:p>22.387394758</text:p>
              </table:table-cell>
            </table:table-row>
            <table:table-row>
              <table:table-cell office:value-type="string">
                <text:p>8/16/2016</text:p>
              </table:table-cell>
              <table:table-cell office:value-type="float" office:value="22.133315567">
                <text:p>22.133315567</text:p>
              </table:table-cell>
            </table:table-row>
            <table:table-row>
              <table:table-cell office:value-type="string">
                <text:p>8/17/2016</text:p>
              </table:table-cell>
              <table:table-cell office:value-type="float" office:value="22.449010538">
                <text:p>22.449010538</text:p>
              </table:table-cell>
            </table:table-row>
            <table:table-row>
              <table:table-cell office:value-type="string">
                <text:p>8/18/2016</text:p>
              </table:table-cell>
              <table:table-cell office:value-type="float" office:value="22.271755769">
                <text:p>22.271755769</text:p>
              </table:table-cell>
            </table:table-row>
            <table:table-row>
              <table:table-cell office:value-type="string">
                <text:p>8/19/2016</text:p>
              </table:table-cell>
              <table:table-cell office:value-type="float" office:value="23.013031811">
                <text:p>23.013031811</text:p>
              </table:table-cell>
            </table:table-row>
            <table:table-row>
              <table:table-cell office:value-type="string">
                <text:p>8/20/2016</text:p>
              </table:table-cell>
              <table:table-cell office:value-type="float" office:value="22.008202022">
                <text:p>22.008202022</text:p>
              </table:table-cell>
            </table:table-row>
            <table:table-row>
              <table:table-cell office:value-type="string">
                <text:p>8/21/2016</text:p>
              </table:table-cell>
              <table:table-cell office:value-type="float" office:value="22.724928781">
                <text:p>22.724928781</text:p>
              </table:table-cell>
            </table:table-row>
            <table:table-row>
              <table:table-cell office:value-type="string">
                <text:p>8/22/2016</text:p>
              </table:table-cell>
              <table:table-cell office:value-type="float" office:value="22.323641612">
                <text:p>22.323641612</text:p>
              </table:table-cell>
            </table:table-row>
            <table:table-row>
              <table:table-cell office:value-type="string">
                <text:p>8/23/2016</text:p>
              </table:table-cell>
              <table:table-cell office:value-type="float" office:value="22.47244918">
                <text:p>22.47244918</text:p>
              </table:table-cell>
            </table:table-row>
            <table:table-row>
              <table:table-cell office:value-type="string">
                <text:p>8/24/2016</text:p>
              </table:table-cell>
              <table:table-cell office:value-type="float" office:value="22.134955112">
                <text:p>22.134955112</text:p>
              </table:table-cell>
            </table:table-row>
            <table:table-row>
              <table:table-cell office:value-type="string">
                <text:p>8/25/2016</text:p>
              </table:table-cell>
              <table:table-cell office:value-type="float" office:value="21.66249542">
                <text:p>21.66249542</text:p>
              </table:table-cell>
            </table:table-row>
            <table:table-row>
              <table:table-cell office:value-type="string">
                <text:p>8/26/2016</text:p>
              </table:table-cell>
              <table:table-cell office:value-type="float" office:value="22.060468684">
                <text:p>22.060468684</text:p>
              </table:table-cell>
            </table:table-row>
            <table:table-row>
              <table:table-cell office:value-type="string">
                <text:p>8/27/2016</text:p>
              </table:table-cell>
              <table:table-cell office:value-type="float" office:value="22.084491734">
                <text:p>22.084491734</text:p>
              </table:table-cell>
            </table:table-row>
            <table:table-row>
              <table:table-cell office:value-type="string">
                <text:p>8/28/2016</text:p>
              </table:table-cell>
              <table:table-cell office:value-type="float" office:value="22.327330954">
                <text:p>22.327330954</text:p>
              </table:table-cell>
            </table:table-row>
            <table:table-row>
              <table:table-cell office:value-type="string">
                <text:p>8/29/2016</text:p>
              </table:table-cell>
              <table:table-cell office:value-type="float" office:value="22.50339099">
                <text:p>22.50339099</text:p>
              </table:table-cell>
            </table:table-row>
            <table:table-row>
              <table:table-cell office:value-type="string">
                <text:p>8/30/2016</text:p>
              </table:table-cell>
              <table:table-cell office:value-type="float" office:value="21.969060645">
                <text:p>21.969060645</text:p>
              </table:table-cell>
            </table:table-row>
            <table:table-row>
              <table:table-cell office:value-type="string">
                <text:p>8/31/2016</text:p>
              </table:table-cell>
              <table:table-cell office:value-type="float" office:value="22.383972827">
                <text:p>22.383972827</text:p>
              </table:table-cell>
            </table:table-row>
            <table:table-row>
              <table:table-cell office:value-type="string">
                <text:p>9/1/2016</text:p>
              </table:table-cell>
              <table:table-cell office:value-type="float" office:value="22.35049745">
                <text:p>22.35049745</text:p>
              </table:table-cell>
            </table:table-row>
            <table:table-row>
              <table:table-cell office:value-type="string">
                <text:p>9/2/2016</text:p>
              </table:table-cell>
              <table:table-cell office:value-type="float" office:value="21.832746445">
                <text:p>21.832746445</text:p>
              </table:table-cell>
            </table:table-row>
            <table:table-row>
              <table:table-cell office:value-type="string">
                <text:p>9/3/2016</text:p>
              </table:table-cell>
              <table:table-cell office:value-type="float" office:value="22.180114518">
                <text:p>22.180114518</text:p>
              </table:table-cell>
            </table:table-row>
            <table:table-row>
              <table:table-cell office:value-type="string">
                <text:p>9/4/2016</text:p>
              </table:table-cell>
              <table:table-cell office:value-type="float" office:value="23.122925314">
                <text:p>23.122925314</text:p>
              </table:table-cell>
            </table:table-row>
            <table:table-row>
              <table:table-cell office:value-type="string">
                <text:p>9/5/2016</text:p>
              </table:table-cell>
              <table:table-cell office:value-type="float" office:value="22.297761925">
                <text:p>22.297761925</text:p>
              </table:table-cell>
            </table:table-row>
            <table:table-row>
              <table:table-cell office:value-type="string">
                <text:p>9/6/2016</text:p>
              </table:table-cell>
              <table:table-cell office:value-type="float" office:value="22.011556383">
                <text:p>22.011556383</text:p>
              </table:table-cell>
            </table:table-row>
            <table:table-row>
              <table:table-cell office:value-type="string">
                <text:p>9/7/2016</text:p>
              </table:table-cell>
              <table:table-cell office:value-type="float" office:value="22.086810764">
                <text:p>22.086810764</text:p>
              </table:table-cell>
            </table:table-row>
            <table:table-row>
              <table:table-cell office:value-type="string">
                <text:p>9/8/2016</text:p>
              </table:table-cell>
              <table:table-cell office:value-type="float" office:value="22.630806155">
                <text:p>22.630806155</text:p>
              </table:table-cell>
            </table:table-row>
            <table:table-row>
              <table:table-cell office:value-type="string">
                <text:p>9/9/2016</text:p>
              </table:table-cell>
              <table:table-cell office:value-type="float" office:value="21.954984795">
                <text:p>21.954984795</text:p>
              </table:table-cell>
            </table:table-row>
            <table:table-row>
              <table:table-cell office:value-type="string">
                <text:p>9/10/2016</text:p>
              </table:table-cell>
              <table:table-cell office:value-type="float" office:value="22.516085593">
                <text:p>22.516085593</text:p>
              </table:table-cell>
            </table:table-row>
            <table:table-row>
              <table:table-cell office:value-type="string">
                <text:p>9/11/2016</text:p>
              </table:table-cell>
              <table:table-cell office:value-type="float" office:value="23.221716092">
                <text:p>23.221716092</text:p>
              </table:table-cell>
            </table:table-row>
            <table:table-row>
              <table:table-cell office:value-type="string">
                <text:p>9/12/2016</text:p>
              </table:table-cell>
              <table:table-cell office:value-type="float" office:value="23.19209254">
                <text:p>23.19209254</text:p>
              </table:table-cell>
            </table:table-row>
            <table:table-row>
              <table:table-cell office:value-type="string">
                <text:p>9/13/2016</text:p>
              </table:table-cell>
              <table:table-cell office:value-type="float" office:value="22.172975216">
                <text:p>22.172975216</text:p>
              </table:table-cell>
            </table:table-row>
            <table:table-row>
              <table:table-cell office:value-type="string">
                <text:p>9/14/2016</text:p>
              </table:table-cell>
              <table:table-cell office:value-type="float" office:value="21.847315101">
                <text:p>21.847315101</text:p>
              </table:table-cell>
            </table:table-row>
            <table:table-row>
              <table:table-cell office:value-type="string">
                <text:p>9/15/2016</text:p>
              </table:table-cell>
              <table:table-cell office:value-type="float" office:value="22.076869309">
                <text:p>22.076869309</text:p>
              </table:table-cell>
            </table:table-row>
            <table:table-row>
              <table:table-cell office:value-type="string">
                <text:p>9/16/2016</text:p>
              </table:table-cell>
              <table:table-cell office:value-type="float" office:value="21.913132122">
                <text:p>21.913132122</text:p>
              </table:table-cell>
            </table:table-row>
            <table:table-row>
              <table:table-cell office:value-type="string">
                <text:p>9/17/2016</text:p>
              </table:table-cell>
              <table:table-cell office:value-type="float" office:value="22.349371995">
                <text:p>22.349371995</text:p>
              </table:table-cell>
            </table:table-row>
            <table:table-row>
              <table:table-cell office:value-type="string">
                <text:p>9/18/2016</text:p>
              </table:table-cell>
              <table:table-cell office:value-type="float" office:value="22.722051979">
                <text:p>22.722051979</text:p>
              </table:table-cell>
            </table:table-row>
            <table:table-row>
              <table:table-cell office:value-type="string">
                <text:p>9/19/2016</text:p>
              </table:table-cell>
              <table:table-cell office:value-type="float" office:value="22.459974842">
                <text:p>22.459974842</text:p>
              </table:table-cell>
            </table:table-row>
            <table:table-row>
              <table:table-cell office:value-type="string">
                <text:p>9/20/2016</text:p>
              </table:table-cell>
              <table:table-cell office:value-type="float" office:value="22.114596899">
                <text:p>22.114596899</text:p>
              </table:table-cell>
            </table:table-row>
            <table:table-row>
              <table:table-cell office:value-type="string">
                <text:p>9/21/2016</text:p>
              </table:table-cell>
              <table:table-cell office:value-type="float" office:value="21.87537115">
                <text:p>21.87537115</text:p>
              </table:table-cell>
            </table:table-row>
            <table:table-row>
              <table:table-cell office:value-type="string">
                <text:p>9/22/2016</text:p>
              </table:table-cell>
              <table:table-cell office:value-type="float" office:value="21.99829379">
                <text:p>21.99829379</text:p>
              </table:table-cell>
            </table:table-row>
            <table:table-row>
              <table:table-cell office:value-type="string">
                <text:p>9/23/2016</text:p>
              </table:table-cell>
              <table:table-cell office:value-type="float" office:value="36.520780497">
                <text:p>36.520780497</text:p>
              </table:table-cell>
            </table:table-row>
            <table:table-row>
              <table:table-cell office:value-type="string">
                <text:p>9/24/2016</text:p>
              </table:table-cell>
              <table:table-cell office:value-type="float" office:value="33.231902597">
                <text:p>33.231902597</text:p>
              </table:table-cell>
            </table:table-row>
            <table:table-row>
              <table:table-cell office:value-type="string">
                <text:p>9/25/2016</text:p>
              </table:table-cell>
              <table:table-cell office:value-type="float" office:value="38.650733832">
                <text:p>38.650733832</text:p>
              </table:table-cell>
            </table:table-row>
            <table:table-row>
              <table:table-cell office:value-type="string">
                <text:p>9/26/2016</text:p>
              </table:table-cell>
              <table:table-cell office:value-type="float" office:value="43.188170153">
                <text:p>43.188170153</text:p>
              </table:table-cell>
            </table:table-row>
            <table:table-row>
              <table:table-cell office:value-type="string">
                <text:p>9/27/2016</text:p>
              </table:table-cell>
              <table:table-cell office:value-type="float" office:value="35.880566234">
                <text:p>35.880566234</text:p>
              </table:table-cell>
            </table:table-row>
            <table:table-row>
              <table:table-cell office:value-type="string">
                <text:p>9/29/2016</text:p>
              </table:table-cell>
              <table:table-cell office:value-type="float" office:value="30.521640536">
                <text:p>30.521640536</text:p>
              </table:table-cell>
            </table:table-row>
            <table:table-row>
              <table:table-cell office:value-type="string">
                <text:p>9/28/2016</text:p>
              </table:table-cell>
              <table:table-cell office:value-type="float" office:value="31.053957466">
                <text:p>31.053957466</text:p>
              </table:table-cell>
            </table:table-row>
            <table:table-row>
              <table:table-cell office:value-type="string">
                <text:p>9/30/2016</text:p>
              </table:table-cell>
              <table:table-cell office:value-type="float" office:value="29.817386069">
                <text:p>29.817386069</text:p>
              </table:table-cell>
            </table:table-row>
            <table:table-row>
              <table:table-cell office:value-type="string">
                <text:p>10/1/2016</text:p>
              </table:table-cell>
              <table:table-cell office:value-type="float" office:value="27.851144123">
                <text:p>27.851144123</text:p>
              </table:table-cell>
            </table:table-row>
            <table:table-row>
              <table:table-cell office:value-type="string">
                <text:p>10/2/2016</text:p>
              </table:table-cell>
              <table:table-cell office:value-type="float" office:value="29.274270351">
                <text:p>29.274270351</text:p>
              </table:table-cell>
            </table:table-row>
            <table:table-row>
              <table:table-cell office:value-type="string">
                <text:p>10/3/2016</text:p>
              </table:table-cell>
              <table:table-cell office:value-type="float" office:value="28.921116127">
                <text:p>28.921116127</text:p>
              </table:table-cell>
            </table:table-row>
            <table:table-row>
              <table:table-cell office:value-type="string">
                <text:p>10/4/2016</text:p>
              </table:table-cell>
              <table:table-cell office:value-type="float" office:value="25.71946674">
                <text:p>25.71946674</text:p>
              </table:table-cell>
            </table:table-row>
            <table:table-row>
              <table:table-cell office:value-type="string">
                <text:p>10/5/2016</text:p>
              </table:table-cell>
              <table:table-cell office:value-type="float" office:value="25.204877308">
                <text:p>25.204877308</text:p>
              </table:table-cell>
            </table:table-row>
            <table:table-row>
              <table:table-cell office:value-type="string">
                <text:p>10/6/2016</text:p>
              </table:table-cell>
              <table:table-cell office:value-type="float" office:value="23.383154022">
                <text:p>23.383154022</text:p>
              </table:table-cell>
            </table:table-row>
            <table:table-row>
              <table:table-cell office:value-type="string">
                <text:p>10/7/2016</text:p>
              </table:table-cell>
              <table:table-cell office:value-type="float" office:value="23.148248452">
                <text:p>23.148248452</text:p>
              </table:table-cell>
            </table:table-row>
            <table:table-row>
              <table:table-cell office:value-type="string">
                <text:p>10/8/2016</text:p>
              </table:table-cell>
              <table:table-cell office:value-type="float" office:value="23.382156317">
                <text:p>23.382156317</text:p>
              </table:table-cell>
            </table:table-row>
            <table:table-row>
              <table:table-cell office:value-type="string">
                <text:p>10/9/2016</text:p>
              </table:table-cell>
              <table:table-cell office:value-type="float" office:value="24.293403159">
                <text:p>24.293403159</text:p>
              </table:table-cell>
            </table:table-row>
            <table:table-row>
              <table:table-cell office:value-type="string">
                <text:p>10/10/2016</text:p>
              </table:table-cell>
              <table:table-cell office:value-type="float" office:value="23.808820587">
                <text:p>23.808820587</text:p>
              </table:table-cell>
            </table:table-row>
            <table:table-row>
              <table:table-cell office:value-type="string">
                <text:p>10/11/2016</text:p>
              </table:table-cell>
              <table:table-cell office:value-type="float" office:value="24.289033632">
                <text:p>24.289033632</text:p>
              </table:table-cell>
            </table:table-row>
            <table:table-row>
              <table:table-cell office:value-type="string">
                <text:p>10/12/2016</text:p>
              </table:table-cell>
              <table:table-cell office:value-type="float" office:value="26.037096488">
                <text:p>26.037096488</text:p>
              </table:table-cell>
            </table:table-row>
            <table:table-row>
              <table:table-cell office:value-type="string">
                <text:p>10/13/2016</text:p>
              </table:table-cell>
              <table:table-cell office:value-type="float" office:value="74.508549155">
                <text:p>74.508549155</text:p>
              </table:table-cell>
            </table:table-row>
            <table:table-row>
              <table:table-cell office:value-type="string">
                <text:p>10/14/2016</text:p>
              </table:table-cell>
              <table:table-cell office:value-type="float" office:value="47.491822159">
                <text:p>47.491822159</text:p>
              </table:table-cell>
            </table:table-row>
            <table:table-row>
              <table:table-cell office:value-type="string">
                <text:p>10/15/2016</text:p>
              </table:table-cell>
              <table:table-cell office:value-type="float" office:value="67.021626922">
                <text:p>67.021626922</text:p>
              </table:table-cell>
            </table:table-row>
            <table:table-row>
              <table:table-cell office:value-type="string">
                <text:p>10/16/2016</text:p>
              </table:table-cell>
              <table:table-cell office:value-type="float" office:value="64.860315135">
                <text:p>64.860315135</text:p>
              </table:table-cell>
            </table:table-row>
            <table:table-row>
              <table:table-cell office:value-type="string">
                <text:p>10/17/2016</text:p>
              </table:table-cell>
              <table:table-cell office:value-type="float" office:value="62.917625993">
                <text:p>62.917625993</text:p>
              </table:table-cell>
            </table:table-row>
            <table:table-row>
              <table:table-cell office:value-type="string">
                <text:p>10/18/2016</text:p>
              </table:table-cell>
              <table:table-cell office:value-type="float" office:value="56.109104953">
                <text:p>56.109104953</text:p>
              </table:table-cell>
            </table:table-row>
            <table:table-row>
              <table:table-cell office:value-type="string">
                <text:p>10/19/2016</text:p>
              </table:table-cell>
              <table:table-cell office:value-type="float" office:value="26.727015004">
                <text:p>26.727015004</text:p>
              </table:table-cell>
            </table:table-row>
            <table:table-row>
              <table:table-cell office:value-type="string">
                <text:p>10/20/2016</text:p>
              </table:table-cell>
              <table:table-cell office:value-type="float" office:value="28.388678071">
                <text:p>28.388678071</text:p>
              </table:table-cell>
            </table:table-row>
            <table:table-row>
              <table:table-cell office:value-type="string">
                <text:p>10/21/2016</text:p>
              </table:table-cell>
              <table:table-cell office:value-type="float" office:value="27.327186756">
                <text:p>27.327186756</text:p>
              </table:table-cell>
            </table:table-row>
            <table:table-row>
              <table:table-cell office:value-type="string">
                <text:p>10/22/2016</text:p>
              </table:table-cell>
              <table:table-cell office:value-type="float" office:value="25.56841966">
                <text:p>25.56841966</text:p>
              </table:table-cell>
            </table:table-row>
            <table:table-row>
              <table:table-cell office:value-type="string">
                <text:p>10/23/2016</text:p>
              </table:table-cell>
              <table:table-cell office:value-type="float" office:value="27.189463354">
                <text:p>27.189463354</text:p>
              </table:table-cell>
            </table:table-row>
            <table:table-row>
              <table:table-cell office:value-type="string">
                <text:p>10/24/2016</text:p>
              </table:table-cell>
              <table:table-cell office:value-type="float" office:value="26.738598194">
                <text:p>26.738598194</text:p>
              </table:table-cell>
            </table:table-row>
            <table:table-row>
              <table:table-cell office:value-type="string">
                <text:p>10/25/2016</text:p>
              </table:table-cell>
              <table:table-cell office:value-type="float" office:value="25.467763116">
                <text:p>25.467763116</text:p>
              </table:table-cell>
            </table:table-row>
            <table:table-row>
              <table:table-cell office:value-type="string">
                <text:p>10/26/2016</text:p>
              </table:table-cell>
              <table:table-cell office:value-type="float" office:value="24.766803093">
                <text:p>24.766803093</text:p>
              </table:table-cell>
            </table:table-row>
            <table:table-row>
              <table:table-cell office:value-type="string">
                <text:p>10/27/2016</text:p>
              </table:table-cell>
              <table:table-cell office:value-type="float" office:value="25.335805631">
                <text:p>25.335805631</text:p>
              </table:table-cell>
            </table:table-row>
            <table:table-row>
              <table:table-cell office:value-type="string">
                <text:p>10/28/2016</text:p>
              </table:table-cell>
              <table:table-cell office:value-type="float" office:value="26.393346615">
                <text:p>26.393346615</text:p>
              </table:table-cell>
            </table:table-row>
            <table:table-row>
              <table:table-cell office:value-type="string">
                <text:p>10/29/2016</text:p>
              </table:table-cell>
              <table:table-cell office:value-type="float" office:value="26.931401011">
                <text:p>26.931401011</text:p>
              </table:table-cell>
            </table:table-row>
            <table:table-row>
              <table:table-cell office:value-type="string">
                <text:p>10/30/2016</text:p>
              </table:table-cell>
              <table:table-cell office:value-type="float" office:value="25.710654068">
                <text:p>25.710654068</text:p>
              </table:table-cell>
            </table:table-row>
            <table:table-row>
              <table:table-cell office:value-type="string">
                <text:p>10/31/2016</text:p>
              </table:table-cell>
              <table:table-cell office:value-type="float" office:value="24.958279875">
                <text:p>24.958279875</text:p>
              </table:table-cell>
            </table:table-row>
            <table:table-row>
              <table:table-cell office:value-type="string">
                <text:p>11/1/2016</text:p>
              </table:table-cell>
              <table:table-cell office:value-type="float" office:value="27.306724366">
                <text:p>27.306724366</text:p>
              </table:table-cell>
            </table:table-row>
            <table:table-row>
              <table:table-cell office:value-type="string">
                <text:p>11/2/2016</text:p>
              </table:table-cell>
              <table:table-cell office:value-type="float" office:value="24.483859111">
                <text:p>24.483859111</text:p>
              </table:table-cell>
            </table:table-row>
            <table:table-row>
              <table:table-cell office:value-type="string">
                <text:p>11/3/2016</text:p>
              </table:table-cell>
              <table:table-cell office:value-type="float" office:value="24.961749448">
                <text:p>24.961749448</text:p>
              </table:table-cell>
            </table:table-row>
            <table:table-row>
              <table:table-cell office:value-type="string">
                <text:p>11/4/2016</text:p>
              </table:table-cell>
              <table:table-cell office:value-type="float" office:value="23.953353775">
                <text:p>23.953353775</text:p>
              </table:table-cell>
            </table:table-row>
            <table:table-row>
              <table:table-cell office:value-type="string">
                <text:p>11/5/2016</text:p>
              </table:table-cell>
              <table:table-cell office:value-type="float" office:value="24.196990421">
                <text:p>24.196990421</text:p>
              </table:table-cell>
            </table:table-row>
            <table:table-row>
              <table:table-cell office:value-type="string">
                <text:p>11/6/2016</text:p>
              </table:table-cell>
              <table:table-cell office:value-type="float" office:value="24.064007293">
                <text:p>24.064007293</text:p>
              </table:table-cell>
            </table:table-row>
            <table:table-row>
              <table:table-cell office:value-type="string">
                <text:p>11/7/2016</text:p>
              </table:table-cell>
              <table:table-cell office:value-type="float" office:value="24.556000429">
                <text:p>24.556000429</text:p>
              </table:table-cell>
            </table:table-row>
            <table:table-row>
              <table:table-cell office:value-type="string">
                <text:p>11/8/2016</text:p>
              </table:table-cell>
              <table:table-cell office:value-type="float" office:value="24.358801328">
                <text:p>24.358801328</text:p>
              </table:table-cell>
            </table:table-row>
            <table:table-row>
              <table:table-cell office:value-type="string">
                <text:p>11/9/2016</text:p>
              </table:table-cell>
              <table:table-cell office:value-type="float" office:value="25.674126403">
                <text:p>25.674126403</text:p>
              </table:table-cell>
            </table:table-row>
            <table:table-row>
              <table:table-cell office:value-type="string">
                <text:p>11/10/2016</text:p>
              </table:table-cell>
              <table:table-cell office:value-type="float" office:value="24.703835063">
                <text:p>24.703835063</text:p>
              </table:table-cell>
            </table:table-row>
            <table:table-row>
              <table:table-cell office:value-type="string">
                <text:p>11/11/2016</text:p>
              </table:table-cell>
              <table:table-cell office:value-type="float" office:value="28.889390493">
                <text:p>28.889390493</text:p>
              </table:table-cell>
            </table:table-row>
            <table:table-row>
              <table:table-cell office:value-type="string">
                <text:p>11/12/2016</text:p>
              </table:table-cell>
              <table:table-cell office:value-type="float" office:value="25.243993965">
                <text:p>25.243993965</text:p>
              </table:table-cell>
            </table:table-row>
            <table:table-row>
              <table:table-cell office:value-type="string">
                <text:p>11/13/2016</text:p>
              </table:table-cell>
              <table:table-cell office:value-type="float" office:value="25.168748733">
                <text:p>25.168748733</text:p>
              </table:table-cell>
            </table:table-row>
            <table:table-row>
              <table:table-cell office:value-type="string">
                <text:p>11/15/2016</text:p>
              </table:table-cell>
              <table:table-cell office:value-type="float" office:value="24.58612804">
                <text:p>24.58612804</text:p>
              </table:table-cell>
            </table:table-row>
            <table:table-row>
              <table:table-cell office:value-type="string">
                <text:p>11/14/2016</text:p>
              </table:table-cell>
              <table:table-cell office:value-type="float" office:value="24.969184273">
                <text:p>24.969184273</text:p>
              </table:table-cell>
            </table:table-row>
            <table:table-row>
              <table:table-cell office:value-type="string">
                <text:p>11/16/2016</text:p>
              </table:table-cell>
              <table:table-cell office:value-type="float" office:value="24.746018974">
                <text:p>24.746018974</text:p>
              </table:table-cell>
            </table:table-row>
            <table:table-row>
              <table:table-cell office:value-type="string">
                <text:p>11/17/2016</text:p>
              </table:table-cell>
              <table:table-cell office:value-type="float" office:value="24.334480804">
                <text:p>24.334480804</text:p>
              </table:table-cell>
            </table:table-row>
            <table:table-row>
              <table:table-cell office:value-type="string">
                <text:p>11/18/2016</text:p>
              </table:table-cell>
              <table:table-cell office:value-type="float" office:value="24.779293462">
                <text:p>24.779293462</text:p>
              </table:table-cell>
            </table:table-row>
            <table:table-row>
              <table:table-cell office:value-type="string">
                <text:p>11/19/2016</text:p>
              </table:table-cell>
              <table:table-cell office:value-type="float" office:value="24.367796634">
                <text:p>24.367796634</text:p>
              </table:table-cell>
            </table:table-row>
            <table:table-row>
              <table:table-cell office:value-type="string">
                <text:p>11/20/2016</text:p>
              </table:table-cell>
              <table:table-cell office:value-type="float" office:value="24.297865025">
                <text:p>24.297865025</text:p>
              </table:table-cell>
            </table:table-row>
            <table:table-row>
              <table:table-cell office:value-type="string">
                <text:p>11/21/2016</text:p>
              </table:table-cell>
              <table:table-cell office:value-type="float" office:value="24.827550548">
                <text:p>24.827550548</text:p>
              </table:table-cell>
            </table:table-row>
            <table:table-row>
              <table:table-cell office:value-type="string">
                <text:p>11/22/2016</text:p>
              </table:table-cell>
              <table:table-cell office:value-type="float" office:value="23.329377849">
                <text:p>23.329377849</text:p>
              </table:table-cell>
            </table:table-row>
            <table:table-row>
              <table:table-cell office:value-type="string">
                <text:p>11/23/2016</text:p>
              </table:table-cell>
              <table:table-cell office:value-type="float" office:value="24.571404785">
                <text:p>24.571404785</text:p>
              </table:table-cell>
            </table:table-row>
            <table:table-row>
              <table:table-cell office:value-type="string">
                <text:p>11/24/2016</text:p>
              </table:table-cell>
              <table:table-cell office:value-type="float" office:value="27.981297065">
                <text:p>27.981297065</text:p>
              </table:table-cell>
            </table:table-row>
            <table:table-row>
              <table:table-cell office:value-type="string">
                <text:p>11/25/2016</text:p>
              </table:table-cell>
              <table:table-cell office:value-type="float" office:value="24.440853301">
                <text:p>24.440853301</text:p>
              </table:table-cell>
            </table:table-row>
            <table:table-row>
              <table:table-cell office:value-type="string">
                <text:p>11/26/2016</text:p>
              </table:table-cell>
              <table:table-cell office:value-type="float" office:value="24.641800522">
                <text:p>24.641800522</text:p>
              </table:table-cell>
            </table:table-row>
            <table:table-row>
              <table:table-cell office:value-type="string">
                <text:p>11/27/2016</text:p>
              </table:table-cell>
              <table:table-cell office:value-type="float" office:value="25.256371561">
                <text:p>25.256371561</text:p>
              </table:table-cell>
            </table:table-row>
            <table:table-row>
              <table:table-cell office:value-type="string">
                <text:p>11/28/2016</text:p>
              </table:table-cell>
              <table:table-cell office:value-type="float" office:value="25.726139305">
                <text:p>25.726139305</text:p>
              </table:table-cell>
            </table:table-row>
            <table:table-row>
              <table:table-cell office:value-type="string">
                <text:p>11/29/2016</text:p>
              </table:table-cell>
              <table:table-cell office:value-type="float" office:value="25.163119754">
                <text:p>25.163119754</text:p>
              </table:table-cell>
            </table:table-row>
            <table:table-row>
              <table:table-cell office:value-type="string">
                <text:p>11/30/2016</text:p>
              </table:table-cell>
              <table:table-cell office:value-type="float" office:value="23.375317675">
                <text:p>23.375317675</text:p>
              </table:table-cell>
            </table:table-row>
            <table:table-row>
              <table:table-cell office:value-type="string">
                <text:p>12/1/2016</text:p>
              </table:table-cell>
              <table:table-cell office:value-type="float" office:value="22.785340768">
                <text:p>22.785340768</text:p>
              </table:table-cell>
            </table:table-row>
            <table:table-row>
              <table:table-cell office:value-type="string">
                <text:p>12/2/2016</text:p>
              </table:table-cell>
              <table:table-cell office:value-type="float" office:value="23.095222285">
                <text:p>23.095222285</text:p>
              </table:table-cell>
            </table:table-row>
            <table:table-row>
              <table:table-cell office:value-type="string">
                <text:p>12/3/2016</text:p>
              </table:table-cell>
              <table:table-cell office:value-type="float" office:value="22.832490174">
                <text:p>22.832490174</text:p>
              </table:table-cell>
            </table:table-row>
            <table:table-row>
              <table:table-cell office:value-type="string">
                <text:p>12/4/2016</text:p>
              </table:table-cell>
              <table:table-cell office:value-type="float" office:value="22.644586389">
                <text:p>22.644586389</text:p>
              </table:table-cell>
            </table:table-row>
            <table:table-row>
              <table:table-cell office:value-type="string">
                <text:p>12/5/2016</text:p>
              </table:table-cell>
              <table:table-cell office:value-type="float" office:value="23.613848731">
                <text:p>23.613848731</text:p>
              </table:table-cell>
            </table:table-row>
            <table:table-row>
              <table:table-cell office:value-type="string">
                <text:p>12/6/2016</text:p>
              </table:table-cell>
              <table:table-cell office:value-type="float" office:value="23.636815655">
                <text:p>23.636815655</text:p>
              </table:table-cell>
            </table:table-row>
            <table:table-row>
              <table:table-cell office:value-type="string">
                <text:p>12/7/2016</text:p>
              </table:table-cell>
              <table:table-cell office:value-type="float" office:value="23.374892164">
                <text:p>23.374892164</text:p>
              </table:table-cell>
            </table:table-row>
            <table:table-row>
              <table:table-cell office:value-type="string">
                <text:p>12/8/2016</text:p>
              </table:table-cell>
              <table:table-cell office:value-type="float" office:value="23.374892164">
                <text:p>23.374892164</text:p>
              </table:table-cell>
            </table:table-row>
            <table:table-row>
              <table:table-cell office:value-type="string">
                <text:p>12/9/2016</text:p>
              </table:table-cell>
              <table:table-cell office:value-type="float" office:value="22.949471336">
                <text:p>22.949471336</text:p>
              </table:table-cell>
            </table:table-row>
            <table:table-row>
              <table:table-cell office:value-type="string">
                <text:p>12/10/2016</text:p>
              </table:table-cell>
              <table:table-cell office:value-type="float" office:value="22.755035263">
                <text:p>22.755035263</text:p>
              </table:table-cell>
            </table:table-row>
            <table:table-row>
              <table:table-cell office:value-type="string">
                <text:p>12/11/2016</text:p>
              </table:table-cell>
              <table:table-cell office:value-type="float" office:value="23.102362744">
                <text:p>23.102362744</text:p>
              </table:table-cell>
            </table:table-row>
            <table:table-row>
              <table:table-cell office:value-type="string">
                <text:p>12/12/2016</text:p>
              </table:table-cell>
              <table:table-cell office:value-type="float" office:value="23.597952573">
                <text:p>23.597952573</text:p>
              </table:table-cell>
            </table:table-row>
            <table:table-row>
              <table:table-cell office:value-type="string">
                <text:p>12/13/2016</text:p>
              </table:table-cell>
              <table:table-cell office:value-type="float" office:value="22.64890191">
                <text:p>22.64890191</text:p>
              </table:table-cell>
            </table:table-row>
            <table:table-row>
              <table:table-cell office:value-type="string">
                <text:p>12/14/2016</text:p>
              </table:table-cell>
              <table:table-cell office:value-type="float" office:value="22.618352558">
                <text:p>22.618352558</text:p>
              </table:table-cell>
            </table:table-row>
            <table:table-row>
              <table:table-cell office:value-type="string">
                <text:p>12/15/2016</text:p>
              </table:table-cell>
              <table:table-cell office:value-type="float" office:value="23.094151934">
                <text:p>23.094151934</text:p>
              </table:table-cell>
            </table:table-row>
            <table:table-row>
              <table:table-cell office:value-type="string">
                <text:p>12/16/2016</text:p>
              </table:table-cell>
              <table:table-cell office:value-type="float" office:value="22.992393242">
                <text:p>22.992393242</text:p>
              </table:table-cell>
            </table:table-row>
            <table:table-row>
              <table:table-cell office:value-type="string">
                <text:p>12/17/2016</text:p>
              </table:table-cell>
              <table:table-cell office:value-type="float" office:value="23.595023607">
                <text:p>23.595023607</text:p>
              </table:table-cell>
            </table:table-row>
            <table:table-row>
              <table:table-cell office:value-type="string">
                <text:p>12/18/2016</text:p>
              </table:table-cell>
              <table:table-cell office:value-type="float" office:value="23.992718388">
                <text:p>23.992718388</text:p>
              </table:table-cell>
            </table:table-row>
            <table:table-row>
              <table:table-cell office:value-type="string">
                <text:p>12/19/2016</text:p>
              </table:table-cell>
              <table:table-cell office:value-type="float" office:value="23.123514564">
                <text:p>23.123514564</text:p>
              </table:table-cell>
            </table:table-row>
            <table:table-row>
              <table:table-cell office:value-type="string">
                <text:p>12/20/2016</text:p>
              </table:table-cell>
              <table:table-cell office:value-type="float" office:value="24.119840003">
                <text:p>24.119840003</text:p>
              </table:table-cell>
            </table:table-row>
            <table:table-row>
              <table:table-cell office:value-type="string">
                <text:p>12/21/2016</text:p>
              </table:table-cell>
              <table:table-cell office:value-type="float" office:value="23.592292635">
                <text:p>23.592292635</text:p>
              </table:table-cell>
            </table:table-row>
            <table:table-row>
              <table:table-cell office:value-type="string">
                <text:p>12/22/2016</text:p>
              </table:table-cell>
              <table:table-cell office:value-type="float" office:value="20.481256826">
                <text:p>20.481256826</text:p>
              </table:table-cell>
            </table:table-row>
            <table:table-row>
              <table:table-cell office:value-type="string">
                <text:p>12/23/2016</text:p>
              </table:table-cell>
              <table:table-cell office:value-type="float" office:value="21.89301728">
                <text:p>21.89301728</text:p>
              </table:table-cell>
            </table:table-row>
            <table:table-row>
              <table:table-cell office:value-type="string">
                <text:p>12/24/2016</text:p>
              </table:table-cell>
              <table:table-cell office:value-type="float" office:value="22.905581735">
                <text:p>22.905581735</text:p>
              </table:table-cell>
            </table:table-row>
            <table:table-row>
              <table:table-cell office:value-type="string">
                <text:p>12/25/2016</text:p>
              </table:table-cell>
              <table:table-cell office:value-type="float" office:value="22.736759512">
                <text:p>22.736759512</text:p>
              </table:table-cell>
            </table:table-row>
            <table:table-row>
              <table:table-cell office:value-type="string">
                <text:p>12/26/2016</text:p>
              </table:table-cell>
              <table:table-cell office:value-type="float" office:value="22.814139095">
                <text:p>22.814139095</text:p>
              </table:table-cell>
            </table:table-row>
            <table:table-row>
              <table:table-cell office:value-type="string">
                <text:p>12/27/2016</text:p>
              </table:table-cell>
              <table:table-cell office:value-type="float" office:value="23.152519818">
                <text:p>23.152519818</text:p>
              </table:table-cell>
            </table:table-row>
            <table:table-row>
              <table:table-cell office:value-type="string">
                <text:p>12/28/2016</text:p>
              </table:table-cell>
              <table:table-cell office:value-type="float" office:value="22.822250696">
                <text:p>22.822250696</text:p>
              </table:table-cell>
            </table:table-row>
            <table:table-row>
              <table:table-cell office:value-type="string">
                <text:p>12/29/2016</text:p>
              </table:table-cell>
              <table:table-cell office:value-type="float" office:value="23.046273651">
                <text:p>23.046273651</text:p>
              </table:table-cell>
            </table:table-row>
            <table:table-row>
              <table:table-cell office:value-type="string">
                <text:p>12/30/2016</text:p>
              </table:table-cell>
              <table:table-cell office:value-type="float" office:value="22.836679784">
                <text:p>22.836679784</text:p>
              </table:table-cell>
            </table:table-row>
            <table:table-row>
              <table:table-cell office:value-type="string">
                <text:p>12/31/2016</text:p>
              </table:table-cell>
              <table:table-cell office:value-type="float" office:value="22.450276633">
                <text:p>22.450276633</text:p>
              </table:table-cell>
            </table:table-row>
            <table:table-row>
              <table:table-cell office:value-type="string">
                <text:p>1/1/2017</text:p>
              </table:table-cell>
              <table:table-cell office:value-type="float" office:value="22.502464773">
                <text:p>22.502464773</text:p>
              </table:table-cell>
            </table:table-row>
            <table:table-row>
              <table:table-cell office:value-type="string">
                <text:p>1/2/2017</text:p>
              </table:table-cell>
              <table:table-cell office:value-type="float" office:value="22.989772352">
                <text:p>22.989772352</text:p>
              </table:table-cell>
            </table:table-row>
            <table:table-row>
              <table:table-cell office:value-type="string">
                <text:p>1/3/2017</text:p>
              </table:table-cell>
              <table:table-cell office:value-type="float" office:value="23.220439902">
                <text:p>23.220439902</text:p>
              </table:table-cell>
            </table:table-row>
            <table:table-row>
              <table:table-cell office:value-type="string">
                <text:p>1/4/2017</text:p>
              </table:table-cell>
              <table:table-cell office:value-type="float" office:value="23.038159919">
                <text:p>23.038159919</text:p>
              </table:table-cell>
            </table:table-row>
            <table:table-row>
              <table:table-cell office:value-type="string">
                <text:p>1/5/2017</text:p>
              </table:table-cell>
              <table:table-cell office:value-type="float" office:value="22.939235415">
                <text:p>22.939235415</text:p>
              </table:table-cell>
            </table:table-row>
            <table:table-row>
              <table:table-cell office:value-type="string">
                <text:p>1/6/2017</text:p>
              </table:table-cell>
              <table:table-cell office:value-type="float" office:value="23.009819425">
                <text:p>23.009819425</text:p>
              </table:table-cell>
            </table:table-row>
            <table:table-row>
              <table:table-cell office:value-type="string">
                <text:p>1/7/2017</text:p>
              </table:table-cell>
              <table:table-cell office:value-type="float" office:value="22.843513981">
                <text:p>22.843513981</text:p>
              </table:table-cell>
            </table:table-row>
            <table:table-row>
              <table:table-cell office:value-type="string">
                <text:p>1/8/2017</text:p>
              </table:table-cell>
              <table:table-cell office:value-type="float" office:value="22.998988736">
                <text:p>22.998988736</text:p>
              </table:table-cell>
            </table:table-row>
            <table:table-row>
              <table:table-cell office:value-type="string">
                <text:p>1/9/2017</text:p>
              </table:table-cell>
              <table:table-cell office:value-type="float" office:value="23.091635207">
                <text:p>23.091635207</text:p>
              </table:table-cell>
            </table:table-row>
            <table:table-row>
              <table:table-cell office:value-type="string">
                <text:p>1/10/2017</text:p>
              </table:table-cell>
              <table:table-cell office:value-type="float" office:value="22.532703925">
                <text:p>22.532703925</text:p>
              </table:table-cell>
            </table:table-row>
            <table:table-row>
              <table:table-cell office:value-type="string">
                <text:p>1/11/2017</text:p>
              </table:table-cell>
              <table:table-cell office:value-type="float" office:value="22.676639926">
                <text:p>22.676639926</text:p>
              </table:table-cell>
            </table:table-row>
            <table:table-row>
              <table:table-cell office:value-type="string">
                <text:p>1/12/2017</text:p>
              </table:table-cell>
              <table:table-cell office:value-type="float" office:value="23.040753981">
                <text:p>23.040753981</text:p>
              </table:table-cell>
            </table:table-row>
            <table:table-row>
              <table:table-cell office:value-type="string">
                <text:p>1/13/2017</text:p>
              </table:table-cell>
              <table:table-cell office:value-type="float" office:value="22.119879499">
                <text:p>22.119879499</text:p>
              </table:table-cell>
            </table:table-row>
            <table:table-row>
              <table:table-cell office:value-type="string">
                <text:p>1/14/2017</text:p>
              </table:table-cell>
              <table:table-cell office:value-type="float" office:value="22.409886093">
                <text:p>22.409886093</text:p>
              </table:table-cell>
            </table:table-row>
            <table:table-row>
              <table:table-cell office:value-type="string">
                <text:p>1/15/2017</text:p>
              </table:table-cell>
              <table:table-cell office:value-type="float" office:value="22.419878847">
                <text:p>22.419878847</text:p>
              </table:table-cell>
            </table:table-row>
            <table:table-row>
              <table:table-cell office:value-type="string">
                <text:p>1/16/2017</text:p>
              </table:table-cell>
              <table:table-cell office:value-type="float" office:value="22.395773525">
                <text:p>22.395773525</text:p>
              </table:table-cell>
            </table:table-row>
            <table:table-row>
              <table:table-cell office:value-type="string">
                <text:p>1/17/2017</text:p>
              </table:table-cell>
              <table:table-cell office:value-type="float" office:value="22.742343222">
                <text:p>22.742343222</text:p>
              </table:table-cell>
            </table:table-row>
            <table:table-row>
              <table:table-cell office:value-type="string">
                <text:p>1/18/2017</text:p>
              </table:table-cell>
              <table:table-cell office:value-type="float" office:value="22.420105832">
                <text:p>22.420105832</text:p>
              </table:table-cell>
            </table:table-row>
            <table:table-row>
              <table:table-cell office:value-type="string">
                <text:p>1/19/2017</text:p>
              </table:table-cell>
              <table:table-cell office:value-type="float" office:value="22.22864438">
                <text:p>22.22864438</text:p>
              </table:table-cell>
            </table:table-row>
            <table:table-row>
              <table:table-cell office:value-type="string">
                <text:p>1/20/2017</text:p>
              </table:table-cell>
              <table:table-cell office:value-type="float" office:value="22.369863556">
                <text:p>22.369863556</text:p>
              </table:table-cell>
            </table:table-row>
            <table:table-row>
              <table:table-cell office:value-type="string">
                <text:p>1/21/2017</text:p>
              </table:table-cell>
              <table:table-cell office:value-type="float" office:value="22.405633901">
                <text:p>22.405633901</text:p>
              </table:table-cell>
            </table:table-row>
            <table:table-row>
              <table:table-cell office:value-type="string">
                <text:p>1/22/2017</text:p>
              </table:table-cell>
              <table:table-cell office:value-type="float" office:value="22.118050371">
                <text:p>22.118050371</text:p>
              </table:table-cell>
            </table:table-row>
            <table:table-row>
              <table:table-cell office:value-type="string">
                <text:p>1/23/2017</text:p>
              </table:table-cell>
              <table:table-cell office:value-type="float" office:value="22.267116021">
                <text:p>22.267116021</text:p>
              </table:table-cell>
            </table:table-row>
            <table:table-row>
              <table:table-cell office:value-type="string">
                <text:p>1/24/2017</text:p>
              </table:table-cell>
              <table:table-cell office:value-type="float" office:value="22.08133407">
                <text:p>22.08133407</text:p>
              </table:table-cell>
            </table:table-row>
            <table:table-row>
              <table:table-cell office:value-type="string">
                <text:p>1/25/2017</text:p>
              </table:table-cell>
              <table:table-cell office:value-type="float" office:value="22.32986607">
                <text:p>22.32986607</text:p>
              </table:table-cell>
            </table:table-row>
            <table:table-row>
              <table:table-cell office:value-type="string">
                <text:p>1/26/2017</text:p>
              </table:table-cell>
              <table:table-cell office:value-type="float" office:value="22.478987111">
                <text:p>22.478987111</text:p>
              </table:table-cell>
            </table:table-row>
            <table:table-row>
              <table:table-cell office:value-type="string">
                <text:p>1/27/2017</text:p>
              </table:table-cell>
              <table:table-cell office:value-type="float" office:value="22.449741445">
                <text:p>22.449741445</text:p>
              </table:table-cell>
            </table:table-row>
            <table:table-row>
              <table:table-cell office:value-type="string">
                <text:p>1/28/2017</text:p>
              </table:table-cell>
              <table:table-cell office:value-type="float" office:value="22.219721089">
                <text:p>22.219721089</text:p>
              </table:table-cell>
            </table:table-row>
            <table:table-row>
              <table:table-cell office:value-type="string">
                <text:p>1/29/2017</text:p>
              </table:table-cell>
              <table:table-cell office:value-type="float" office:value="22.393586898">
                <text:p>22.393586898</text:p>
              </table:table-cell>
            </table:table-row>
            <table:table-row>
              <table:table-cell office:value-type="string">
                <text:p>1/30/2017</text:p>
              </table:table-cell>
              <table:table-cell office:value-type="float" office:value="22.234080218">
                <text:p>22.234080218</text:p>
              </table:table-cell>
            </table:table-row>
            <table:table-row>
              <table:table-cell office:value-type="string">
                <text:p>1/31/2017</text:p>
              </table:table-cell>
              <table:table-cell office:value-type="float" office:value="23.010693003">
                <text:p>23.010693003</text:p>
              </table:table-cell>
            </table:table-row>
            <table:table-row>
              <table:table-cell office:value-type="string">
                <text:p>2/1/2017</text:p>
              </table:table-cell>
              <table:table-cell office:value-type="float" office:value="22.534983936">
                <text:p>22.534983936</text:p>
              </table:table-cell>
            </table:table-row>
            <table:table-row>
              <table:table-cell office:value-type="string">
                <text:p>2/2/2017</text:p>
              </table:table-cell>
              <table:table-cell office:value-type="float" office:value="22.623466807">
                <text:p>22.623466807</text:p>
              </table:table-cell>
            </table:table-row>
            <table:table-row>
              <table:table-cell office:value-type="string">
                <text:p>2/3/2017</text:p>
              </table:table-cell>
              <table:table-cell office:value-type="float" office:value="22.508635957">
                <text:p>22.508635957</text:p>
              </table:table-cell>
            </table:table-row>
            <table:table-row>
              <table:table-cell office:value-type="string">
                <text:p>2/4/2017</text:p>
              </table:table-cell>
              <table:table-cell office:value-type="float" office:value="22.623314914">
                <text:p>22.623314914</text:p>
              </table:table-cell>
            </table:table-row>
            <table:table-row>
              <table:table-cell office:value-type="string">
                <text:p>2/5/2017</text:p>
              </table:table-cell>
              <table:table-cell office:value-type="float" office:value="22.331019732">
                <text:p>22.331019732</text:p>
              </table:table-cell>
            </table:table-row>
            <table:table-row>
              <table:table-cell office:value-type="string">
                <text:p>2/6/2017</text:p>
              </table:table-cell>
              <table:table-cell office:value-type="float" office:value="22.488425969">
                <text:p>22.488425969</text:p>
              </table:table-cell>
            </table:table-row>
            <table:table-row>
              <table:table-cell office:value-type="string">
                <text:p>2/7/2017</text:p>
              </table:table-cell>
              <table:table-cell office:value-type="float" office:value="22.381838948">
                <text:p>22.381838948</text:p>
              </table:table-cell>
            </table:table-row>
            <table:table-row>
              <table:table-cell office:value-type="string">
                <text:p>2/8/2017</text:p>
              </table:table-cell>
              <table:table-cell office:value-type="float" office:value="22.77022382">
                <text:p>22.77022382</text:p>
              </table:table-cell>
            </table:table-row>
            <table:table-row>
              <table:table-cell office:value-type="string">
                <text:p>2/9/2017</text:p>
              </table:table-cell>
              <table:table-cell office:value-type="float" office:value="22.865377988">
                <text:p>22.865377988</text:p>
              </table:table-cell>
            </table:table-row>
            <table:table-row>
              <table:table-cell office:value-type="string">
                <text:p>2/10/2017</text:p>
              </table:table-cell>
              <table:table-cell office:value-type="float" office:value="22.403621823">
                <text:p>22.403621823</text:p>
              </table:table-cell>
            </table:table-row>
            <table:table-row>
              <table:table-cell office:value-type="string">
                <text:p>2/11/2017</text:p>
              </table:table-cell>
              <table:table-cell office:value-type="float" office:value="22.195555854">
                <text:p>22.195555854</text:p>
              </table:table-cell>
            </table:table-row>
            <table:table-row>
              <table:table-cell office:value-type="string">
                <text:p>2/12/2017</text:p>
              </table:table-cell>
              <table:table-cell office:value-type="float" office:value="22.626108892">
                <text:p>22.626108892</text:p>
              </table:table-cell>
            </table:table-row>
            <table:table-row>
              <table:table-cell office:value-type="string">
                <text:p>2/13/2017</text:p>
              </table:table-cell>
              <table:table-cell office:value-type="float" office:value="23.210412106">
                <text:p>23.210412106</text:p>
              </table:table-cell>
            </table:table-row>
            <table:table-row>
              <table:table-cell office:value-type="string">
                <text:p>2/14/2017</text:p>
              </table:table-cell>
              <table:table-cell office:value-type="float" office:value="22.818886821">
                <text:p>22.818886821</text:p>
              </table:table-cell>
            </table:table-row>
            <table:table-row>
              <table:table-cell office:value-type="string">
                <text:p>2/15/2017</text:p>
              </table:table-cell>
              <table:table-cell office:value-type="float" office:value="31.915437681">
                <text:p>31.915437681</text:p>
              </table:table-cell>
            </table:table-row>
            <table:table-row>
              <table:table-cell office:value-type="string">
                <text:p>2/16/2017</text:p>
              </table:table-cell>
              <table:table-cell office:value-type="float" office:value="22.602328224">
                <text:p>22.602328224</text:p>
              </table:table-cell>
            </table:table-row>
            <table:table-row>
              <table:table-cell office:value-type="string">
                <text:p>2/17/2017</text:p>
              </table:table-cell>
              <table:table-cell office:value-type="float" office:value="22.533195533">
                <text:p>22.533195533</text:p>
              </table:table-cell>
            </table:table-row>
            <table:table-row>
              <table:table-cell office:value-type="string">
                <text:p>2/18/2017</text:p>
              </table:table-cell>
              <table:table-cell office:value-type="float" office:value="23.05794142">
                <text:p>23.05794142</text:p>
              </table:table-cell>
            </table:table-row>
            <table:table-row>
              <table:table-cell office:value-type="string">
                <text:p>2/19/2017</text:p>
              </table:table-cell>
              <table:table-cell office:value-type="float" office:value="22.391656238">
                <text:p>22.391656238</text:p>
              </table:table-cell>
            </table:table-row>
            <table:table-row>
              <table:table-cell office:value-type="string">
                <text:p>2/20/2017</text:p>
              </table:table-cell>
              <table:table-cell office:value-type="float" office:value="22.466228953">
                <text:p>22.466228953</text:p>
              </table:table-cell>
            </table:table-row>
            <table:table-row>
              <table:table-cell office:value-type="string">
                <text:p>2/21/2017</text:p>
              </table:table-cell>
              <table:table-cell office:value-type="float" office:value="22.56918722">
                <text:p>22.56918722</text:p>
              </table:table-cell>
            </table:table-row>
            <table:table-row>
              <table:table-cell office:value-type="string">
                <text:p>2/22/2017</text:p>
              </table:table-cell>
              <table:table-cell office:value-type="float" office:value="22.844411723">
                <text:p>22.844411723</text:p>
              </table:table-cell>
            </table:table-row>
            <table:table-row>
              <table:table-cell office:value-type="string">
                <text:p>2/23/2017</text:p>
              </table:table-cell>
              <table:table-cell office:value-type="float" office:value="22.741575515">
                <text:p>22.741575515</text:p>
              </table:table-cell>
            </table:table-row>
            <table:table-row>
              <table:table-cell office:value-type="string">
                <text:p>2/24/2017</text:p>
              </table:table-cell>
              <table:table-cell office:value-type="float" office:value="22.755690878">
                <text:p>22.755690878</text:p>
              </table:table-cell>
            </table:table-row>
            <table:table-row>
              <table:table-cell office:value-type="string">
                <text:p>2/25/2017</text:p>
              </table:table-cell>
              <table:table-cell office:value-type="float" office:value="22.580332911">
                <text:p>22.580332911</text:p>
              </table:table-cell>
            </table:table-row>
            <table:table-row>
              <table:table-cell office:value-type="string">
                <text:p>2/26/2017</text:p>
              </table:table-cell>
              <table:table-cell office:value-type="float" office:value="22.771424431">
                <text:p>22.771424431</text:p>
              </table:table-cell>
            </table:table-row>
            <table:table-row>
              <table:table-cell office:value-type="string">
                <text:p>2/27/2017</text:p>
              </table:table-cell>
              <table:table-cell office:value-type="float" office:value="23.193818563">
                <text:p>23.193818563</text:p>
              </table:table-cell>
            </table:table-row>
            <table:table-row>
              <table:table-cell office:value-type="string">
                <text:p>2/28/2017</text:p>
              </table:table-cell>
              <table:table-cell office:value-type="float" office:value="23.580755304">
                <text:p>23.580755304</text:p>
              </table:table-cell>
            </table:table-row>
            <table:table-row>
              <table:table-cell office:value-type="string">
                <text:p>3/1/2017</text:p>
              </table:table-cell>
              <table:table-cell office:value-type="float" office:value="27.402631555">
                <text:p>27.402631555</text:p>
              </table:table-cell>
            </table:table-row>
            <table:table-row>
              <table:table-cell office:value-type="string">
                <text:p>3/2/2017</text:p>
              </table:table-cell>
              <table:table-cell office:value-type="float" office:value="23.609865289">
                <text:p>23.609865289</text:p>
              </table:table-cell>
            </table:table-row>
            <table:table-row>
              <table:table-cell office:value-type="string">
                <text:p>3/3/2017</text:p>
              </table:table-cell>
              <table:table-cell office:value-type="float" office:value="23.008036079">
                <text:p>23.008036079</text:p>
              </table:table-cell>
            </table:table-row>
            <table:table-row>
              <table:table-cell office:value-type="string">
                <text:p>3/4/2017</text:p>
              </table:table-cell>
              <table:table-cell office:value-type="float" office:value="22.752613012">
                <text:p>22.752613012</text:p>
              </table:table-cell>
            </table:table-row>
            <table:table-row>
              <table:table-cell office:value-type="string">
                <text:p>3/5/2017</text:p>
              </table:table-cell>
              <table:table-cell office:value-type="float" office:value="22.459193729">
                <text:p>22.459193729</text:p>
              </table:table-cell>
            </table:table-row>
            <table:table-row>
              <table:table-cell office:value-type="string">
                <text:p>3/6/2017</text:p>
              </table:table-cell>
              <table:table-cell office:value-type="float" office:value="22.683379793">
                <text:p>22.683379793</text:p>
              </table:table-cell>
            </table:table-row>
            <table:table-row>
              <table:table-cell office:value-type="string">
                <text:p>3/7/2017</text:p>
              </table:table-cell>
              <table:table-cell office:value-type="float" office:value="22.439900327">
                <text:p>22.439900327</text:p>
              </table:table-cell>
            </table:table-row>
            <table:table-row>
              <table:table-cell office:value-type="string">
                <text:p>3/8/2017</text:p>
              </table:table-cell>
              <table:table-cell office:value-type="float" office:value="22.717981194">
                <text:p>22.717981194</text:p>
              </table:table-cell>
            </table:table-row>
            <table:table-row>
              <table:table-cell office:value-type="string">
                <text:p>3/9/2017</text:p>
              </table:table-cell>
              <table:table-cell office:value-type="float" office:value="22.460423289">
                <text:p>22.460423289</text:p>
              </table:table-cell>
            </table:table-row>
            <table:table-row>
              <table:table-cell office:value-type="string">
                <text:p>3/10/2017</text:p>
              </table:table-cell>
              <table:table-cell office:value-type="float" office:value="25.715550291">
                <text:p>25.715550291</text:p>
              </table:table-cell>
            </table:table-row>
            <table:table-row>
              <table:table-cell office:value-type="string">
                <text:p>3/11/2017</text:p>
              </table:table-cell>
              <table:table-cell office:value-type="float" office:value="22.822227019">
                <text:p>22.822227019</text:p>
              </table:table-cell>
            </table:table-row>
            <table:table-row>
              <table:table-cell office:value-type="string">
                <text:p>3/12/2017</text:p>
              </table:table-cell>
              <table:table-cell office:value-type="float" office:value="22.944292835">
                <text:p>22.944292835</text:p>
              </table:table-cell>
            </table:table-row>
            <table:table-row>
              <table:table-cell office:value-type="string">
                <text:p>3/13/2017</text:p>
              </table:table-cell>
              <table:table-cell office:value-type="float" office:value="23.503094188">
                <text:p>23.503094188</text:p>
              </table:table-cell>
            </table:table-row>
            <table:table-row>
              <table:table-cell office:value-type="string">
                <text:p>3/14/2017</text:p>
              </table:table-cell>
              <table:table-cell office:value-type="float" office:value="22.958465248">
                <text:p>22.958465248</text:p>
              </table:table-cell>
            </table:table-row>
            <table:table-row>
              <table:table-cell office:value-type="string">
                <text:p>3/15/2017</text:p>
              </table:table-cell>
              <table:table-cell office:value-type="float" office:value="22.877843867">
                <text:p>22.877843867</text:p>
              </table:table-cell>
            </table:table-row>
            <table:table-row>
              <table:table-cell office:value-type="string">
                <text:p>3/16/2017</text:p>
              </table:table-cell>
              <table:table-cell office:value-type="float" office:value="23.318234775">
                <text:p>23.318234775</text:p>
              </table:table-cell>
            </table:table-row>
            <table:table-row>
              <table:table-cell office:value-type="string">
                <text:p>3/17/2017</text:p>
              </table:table-cell>
              <table:table-cell office:value-type="float" office:value="27.329559604">
                <text:p>27.329559604</text:p>
              </table:table-cell>
            </table:table-row>
            <table:table-row>
              <table:table-cell office:value-type="string">
                <text:p>3/18/2017</text:p>
              </table:table-cell>
              <table:table-cell office:value-type="float" office:value="22.588280322">
                <text:p>22.588280322</text:p>
              </table:table-cell>
            </table:table-row>
            <table:table-row>
              <table:table-cell office:value-type="string">
                <text:p>3/19/2017</text:p>
              </table:table-cell>
              <table:table-cell office:value-type="float" office:value="22.676654708">
                <text:p>22.676654708</text:p>
              </table:table-cell>
            </table:table-row>
            <table:table-row>
              <table:table-cell office:value-type="string">
                <text:p>3/20/2017</text:p>
              </table:table-cell>
              <table:table-cell office:value-type="float" office:value="22.485861954">
                <text:p>22.485861954</text:p>
              </table:table-cell>
            </table:table-row>
            <table:table-row>
              <table:table-cell office:value-type="string">
                <text:p>3/21/2017</text:p>
              </table:table-cell>
              <table:table-cell office:value-type="float" office:value="22.401666063">
                <text:p>22.401666063</text:p>
              </table:table-cell>
            </table:table-row>
            <table:table-row>
              <table:table-cell office:value-type="string">
                <text:p>3/22/2017</text:p>
              </table:table-cell>
              <table:table-cell office:value-type="float" office:value="22.752454613">
                <text:p>22.752454613</text:p>
              </table:table-cell>
            </table:table-row>
            <table:table-row>
              <table:table-cell office:value-type="string">
                <text:p>3/23/2017</text:p>
              </table:table-cell>
              <table:table-cell office:value-type="float" office:value="22.541771175">
                <text:p>22.541771175</text:p>
              </table:table-cell>
            </table:table-row>
            <table:table-row>
              <table:table-cell office:value-type="string">
                <text:p>3/24/2017</text:p>
              </table:table-cell>
              <table:table-cell office:value-type="float" office:value="27.441833681">
                <text:p>27.441833681</text:p>
              </table:table-cell>
            </table:table-row>
            <table:table-row>
              <table:table-cell office:value-type="string">
                <text:p>3/25/2017</text:p>
              </table:table-cell>
              <table:table-cell office:value-type="float" office:value="23.01252966">
                <text:p>23.01252966</text:p>
              </table:table-cell>
            </table:table-row>
            <table:table-row>
              <table:table-cell office:value-type="string">
                <text:p>3/26/2017</text:p>
              </table:table-cell>
              <table:table-cell office:value-type="float" office:value="22.249849693">
                <text:p>22.249849693</text:p>
              </table:table-cell>
            </table:table-row>
            <table:table-row>
              <table:table-cell office:value-type="string">
                <text:p>3/27/2017</text:p>
              </table:table-cell>
              <table:table-cell office:value-type="float" office:value="22.24779456">
                <text:p>22.24779456</text:p>
              </table:table-cell>
            </table:table-row>
            <table:table-row>
              <table:table-cell office:value-type="string">
                <text:p>3/28/2017</text:p>
              </table:table-cell>
              <table:table-cell office:value-type="float" office:value="22.247087954">
                <text:p>22.247087954</text:p>
              </table:table-cell>
            </table:table-row>
            <table:table-row>
              <table:table-cell office:value-type="string">
                <text:p>3/29/2017</text:p>
              </table:table-cell>
              <table:table-cell office:value-type="float" office:value="22.264312196">
                <text:p>22.264312196</text:p>
              </table:table-cell>
            </table:table-row>
            <table:table-row>
              <table:table-cell office:value-type="string">
                <text:p>3/30/2017</text:p>
              </table:table-cell>
              <table:table-cell office:value-type="float" office:value="22.337722011">
                <text:p>22.337722011</text:p>
              </table:table-cell>
            </table:table-row>
            <table:table-row>
              <table:table-cell office:value-type="string">
                <text:p>3/31/2017</text:p>
              </table:table-cell>
              <table:table-cell office:value-type="float" office:value="22.421222086">
                <text:p>22.421222086</text:p>
              </table:table-cell>
            </table:table-row>
            <table:table-row>
              <table:table-cell office:value-type="string">
                <text:p>4/1/2017</text:p>
              </table:table-cell>
              <table:table-cell office:value-type="float" office:value="22.14565941">
                <text:p>22.14565941</text:p>
              </table:table-cell>
            </table:table-row>
            <table:table-row>
              <table:table-cell office:value-type="string">
                <text:p>4/2/2017</text:p>
              </table:table-cell>
              <table:table-cell office:value-type="float" office:value="22.176202916">
                <text:p>22.176202916</text:p>
              </table:table-cell>
            </table:table-row>
            <table:table-row>
              <table:table-cell office:value-type="string">
                <text:p>4/3/2017</text:p>
              </table:table-cell>
              <table:table-cell office:value-type="float" office:value="22.176569227">
                <text:p>22.176569227</text:p>
              </table:table-cell>
            </table:table-row>
            <table:table-row>
              <table:table-cell office:value-type="string">
                <text:p>4/4/2017</text:p>
              </table:table-cell>
              <table:table-cell office:value-type="float" office:value="22.335006404">
                <text:p>22.335006404</text:p>
              </table:table-cell>
            </table:table-row>
            <table:table-row>
              <table:table-cell office:value-type="string">
                <text:p>4/5/2017</text:p>
              </table:table-cell>
              <table:table-cell office:value-type="float" office:value="22.438228964">
                <text:p>22.438228964</text:p>
              </table:table-cell>
            </table:table-row>
            <table:table-row>
              <table:table-cell office:value-type="string">
                <text:p>4/6/2017</text:p>
              </table:table-cell>
              <table:table-cell office:value-type="float" office:value="22.774967565">
                <text:p>22.774967565</text:p>
              </table:table-cell>
            </table:table-row>
            <table:table-row>
              <table:table-cell office:value-type="string">
                <text:p>4/7/2017</text:p>
              </table:table-cell>
              <table:table-cell office:value-type="float" office:value="22.133175527">
                <text:p>22.133175527</text:p>
              </table:table-cell>
            </table:table-row>
            <table:table-row>
              <table:table-cell office:value-type="string">
                <text:p>4/8/2017</text:p>
              </table:table-cell>
              <table:table-cell office:value-type="float" office:value="22.13494328">
                <text:p>22.13494328</text:p>
              </table:table-cell>
            </table:table-row>
            <table:table-row>
              <table:table-cell office:value-type="string">
                <text:p>4/9/2017</text:p>
              </table:table-cell>
              <table:table-cell office:value-type="float" office:value="21.963656913">
                <text:p>21.963656913</text:p>
              </table:table-cell>
            </table:table-row>
            <table:table-row>
              <table:table-cell office:value-type="string">
                <text:p>4/10/2017</text:p>
              </table:table-cell>
              <table:table-cell office:value-type="float" office:value="22.330645586">
                <text:p>22.330645586</text:p>
              </table:table-cell>
            </table:table-row>
            <table:table-row>
              <table:table-cell office:value-type="string">
                <text:p>4/11/2017</text:p>
              </table:table-cell>
              <table:table-cell office:value-type="float" office:value="22.007626117">
                <text:p>22.007626117</text:p>
              </table:table-cell>
            </table:table-row>
            <table:table-row>
              <table:table-cell office:value-type="string">
                <text:p>4/12/2017</text:p>
              </table:table-cell>
              <table:table-cell office:value-type="float" office:value="23.067711028">
                <text:p>23.067711028</text:p>
              </table:table-cell>
            </table:table-row>
            <table:table-row>
              <table:table-cell office:value-type="string">
                <text:p>4/13/2017</text:p>
              </table:table-cell>
              <table:table-cell office:value-type="float" office:value="22.310955741">
                <text:p>22.310955741</text:p>
              </table:table-cell>
            </table:table-row>
            <table:table-row>
              <table:table-cell office:value-type="string">
                <text:p>4/14/2017</text:p>
              </table:table-cell>
              <table:table-cell office:value-type="float" office:value="22.257379067">
                <text:p>22.257379067</text:p>
              </table:table-cell>
            </table:table-row>
            <table:table-row>
              <table:table-cell office:value-type="string">
                <text:p>4/15/2017</text:p>
              </table:table-cell>
              <table:table-cell office:value-type="float" office:value="22.240477959">
                <text:p>22.240477959</text:p>
              </table:table-cell>
            </table:table-row>
            <table:table-row>
              <table:table-cell office:value-type="string">
                <text:p>4/16/2017</text:p>
              </table:table-cell>
              <table:table-cell office:value-type="float" office:value="22.100218538">
                <text:p>22.100218538</text:p>
              </table:table-cell>
            </table:table-row>
            <table:table-row>
              <table:table-cell office:value-type="string">
                <text:p>4/17/2017</text:p>
              </table:table-cell>
              <table:table-cell office:value-type="float" office:value="22.255010723">
                <text:p>22.255010723</text:p>
              </table:table-cell>
            </table:table-row>
            <table:table-row>
              <table:table-cell office:value-type="string">
                <text:p>4/18/2017</text:p>
              </table:table-cell>
              <table:table-cell office:value-type="float" office:value="22.747420158">
                <text:p>22.747420158</text:p>
              </table:table-cell>
            </table:table-row>
            <table:table-row>
              <table:table-cell office:value-type="string">
                <text:p>4/19/2017</text:p>
              </table:table-cell>
              <table:table-cell office:value-type="float" office:value="22.626922333">
                <text:p>22.626922333</text:p>
              </table:table-cell>
            </table:table-row>
            <table:table-row>
              <table:table-cell office:value-type="string">
                <text:p>4/20/2017</text:p>
              </table:table-cell>
              <table:table-cell office:value-type="float" office:value="22.480105997">
                <text:p>22.480105997</text:p>
              </table:table-cell>
            </table:table-row>
            <table:table-row>
              <table:table-cell office:value-type="string">
                <text:p>4/21/2017</text:p>
              </table:table-cell>
              <table:table-cell office:value-type="float" office:value="22.819358782">
                <text:p>22.819358782</text:p>
              </table:table-cell>
            </table:table-row>
            <table:table-row>
              <table:table-cell office:value-type="string">
                <text:p>4/22/2017</text:p>
              </table:table-cell>
              <table:table-cell office:value-type="float" office:value="22.63105248">
                <text:p>22.63105248</text:p>
              </table:table-cell>
            </table:table-row>
            <table:table-row>
              <table:table-cell office:value-type="string">
                <text:p>4/23/2017</text:p>
              </table:table-cell>
              <table:table-cell office:value-type="float" office:value="21.898039096">
                <text:p>21.898039096</text:p>
              </table:table-cell>
            </table:table-row>
            <table:table-row>
              <table:table-cell office:value-type="string">
                <text:p>4/24/2017</text:p>
              </table:table-cell>
              <table:table-cell office:value-type="float" office:value="22.9924214">
                <text:p>22.9924214</text:p>
              </table:table-cell>
            </table:table-row>
            <table:table-row>
              <table:table-cell office:value-type="string">
                <text:p>4/25/2017</text:p>
              </table:table-cell>
              <table:table-cell office:value-type="float" office:value="21.734015245">
                <text:p>21.734015245</text:p>
              </table:table-cell>
            </table:table-row>
            <table:table-row>
              <table:table-cell office:value-type="string">
                <text:p>4/26/2017</text:p>
              </table:table-cell>
              <table:table-cell office:value-type="float" office:value="22.048839796">
                <text:p>22.048839796</text:p>
              </table:table-cell>
            </table:table-row>
            <table:table-row>
              <table:table-cell office:value-type="string">
                <text:p>4/27/2017</text:p>
              </table:table-cell>
              <table:table-cell office:value-type="float" office:value="22.37794733">
                <text:p>22.37794733</text:p>
              </table:table-cell>
            </table:table-row>
            <table:table-row>
              <table:table-cell office:value-type="string">
                <text:p>4/28/2017</text:p>
              </table:table-cell>
              <table:table-cell office:value-type="float" office:value="22.130700584">
                <text:p>22.130700584</text:p>
              </table:table-cell>
            </table:table-row>
            <table:table-row>
              <table:table-cell office:value-type="string">
                <text:p>4/29/2017</text:p>
              </table:table-cell>
              <table:table-cell office:value-type="float" office:value="22.79920959">
                <text:p>22.79920959</text:p>
              </table:table-cell>
            </table:table-row>
            <table:table-row>
              <table:table-cell office:value-type="string">
                <text:p>4/30/2017</text:p>
              </table:table-cell>
              <table:table-cell office:value-type="float" office:value="22.5418451">
                <text:p>22.5418451</text:p>
              </table:table-cell>
            </table:table-row>
            <table:table-row>
              <table:table-cell office:value-type="string">
                <text:p>5/1/2017</text:p>
              </table:table-cell>
              <table:table-cell office:value-type="float" office:value="22.989649815">
                <text:p>22.989649815</text:p>
              </table:table-cell>
            </table:table-row>
            <table:table-row>
              <table:table-cell office:value-type="string">
                <text:p>5/2/2017</text:p>
              </table:table-cell>
              <table:table-cell office:value-type="float" office:value="22.975461233">
                <text:p>22.975461233</text:p>
              </table:table-cell>
            </table:table-row>
            <table:table-row>
              <table:table-cell office:value-type="string">
                <text:p>5/3/2017</text:p>
              </table:table-cell>
              <table:table-cell office:value-type="float" office:value="22.182605256">
                <text:p>22.182605256</text:p>
              </table:table-cell>
            </table:table-row>
            <table:table-row>
              <table:table-cell office:value-type="string">
                <text:p>5/4/2017</text:p>
              </table:table-cell>
              <table:table-cell office:value-type="float" office:value="22.523480694">
                <text:p>22.523480694</text:p>
              </table:table-cell>
            </table:table-row>
            <table:table-row>
              <table:table-cell office:value-type="string">
                <text:p>5/5/2017</text:p>
              </table:table-cell>
              <table:table-cell office:value-type="float" office:value="22.905913235">
                <text:p>22.905913235</text:p>
              </table:table-cell>
            </table:table-row>
            <table:table-row>
              <table:table-cell office:value-type="string">
                <text:p>5/6/2017</text:p>
              </table:table-cell>
              <table:table-cell office:value-type="float" office:value="22.25450712">
                <text:p>22.25450712</text:p>
              </table:table-cell>
            </table:table-row>
            <table:table-row>
              <table:table-cell office:value-type="string">
                <text:p>5/7/2017</text:p>
              </table:table-cell>
              <table:table-cell office:value-type="float" office:value="22.863576069">
                <text:p>22.863576069</text:p>
              </table:table-cell>
            </table:table-row>
            <table:table-row>
              <table:table-cell office:value-type="string">
                <text:p>5/8/2017</text:p>
              </table:table-cell>
              <table:table-cell office:value-type="float" office:value="22.304778708">
                <text:p>22.304778708</text:p>
              </table:table-cell>
            </table:table-row>
            <table:table-row>
              <table:table-cell office:value-type="string">
                <text:p>5/9/2017</text:p>
              </table:table-cell>
              <table:table-cell office:value-type="float" office:value="22.419891708">
                <text:p>22.419891708</text:p>
              </table:table-cell>
            </table:table-row>
            <table:table-row>
              <table:table-cell office:value-type="string">
                <text:p>5/10/2017</text:p>
              </table:table-cell>
              <table:table-cell office:value-type="float" office:value="22.14150161">
                <text:p>22.14150161</text:p>
              </table:table-cell>
            </table:table-row>
            <table:table-row>
              <table:table-cell office:value-type="string">
                <text:p>5/11/2017</text:p>
              </table:table-cell>
              <table:table-cell office:value-type="float" office:value="22.276386524">
                <text:p>22.276386524</text:p>
              </table:table-cell>
            </table:table-row>
            <table:table-row>
              <table:table-cell office:value-type="string">
                <text:p>5/12/2017</text:p>
              </table:table-cell>
              <table:table-cell office:value-type="float" office:value="22.224260597">
                <text:p>22.224260597</text:p>
              </table:table-cell>
            </table:table-row>
            <table:table-row>
              <table:table-cell office:value-type="string">
                <text:p>5/13/2017</text:p>
              </table:table-cell>
              <table:table-cell office:value-type="float" office:value="22.176736929">
                <text:p>22.176736929</text:p>
              </table:table-cell>
            </table:table-row>
            <table:table-row>
              <table:table-cell office:value-type="string">
                <text:p>5/14/2017</text:p>
              </table:table-cell>
              <table:table-cell office:value-type="float" office:value="22.054420864">
                <text:p>22.054420864</text:p>
              </table:table-cell>
            </table:table-row>
            <table:table-row>
              <table:table-cell office:value-type="string">
                <text:p>5/15/2017</text:p>
              </table:table-cell>
              <table:table-cell office:value-type="float" office:value="22.225479222">
                <text:p>22.225479222</text:p>
              </table:table-cell>
            </table:table-row>
            <table:table-row>
              <table:table-cell office:value-type="string">
                <text:p>5/16/2017</text:p>
              </table:table-cell>
              <table:table-cell office:value-type="float" office:value="22.338079736">
                <text:p>22.338079736</text:p>
              </table:table-cell>
            </table:table-row>
            <table:table-row>
              <table:table-cell office:value-type="string">
                <text:p>5/17/2017</text:p>
              </table:table-cell>
              <table:table-cell office:value-type="float" office:value="26.658490658">
                <text:p>26.658490658</text:p>
              </table:table-cell>
            </table:table-row>
            <table:table-row>
              <table:table-cell office:value-type="string">
                <text:p>5/18/2017</text:p>
              </table:table-cell>
              <table:table-cell office:value-type="float" office:value="22.641931556">
                <text:p>22.641931556</text:p>
              </table:table-cell>
            </table:table-row>
            <table:table-row>
              <table:table-cell office:value-type="string">
                <text:p>5/19/2017</text:p>
              </table:table-cell>
              <table:table-cell office:value-type="float" office:value="22.510140833">
                <text:p>22.510140833</text:p>
              </table:table-cell>
            </table:table-row>
            <table:table-row>
              <table:table-cell office:value-type="string">
                <text:p>5/20/2017</text:p>
              </table:table-cell>
              <table:table-cell office:value-type="float" office:value="22.578527232">
                <text:p>22.578527232</text:p>
              </table:table-cell>
            </table:table-row>
            <table:table-row>
              <table:table-cell office:value-type="string">
                <text:p>5/21/2017</text:p>
              </table:table-cell>
              <table:table-cell office:value-type="float" office:value="22.366670221">
                <text:p>22.366670221</text:p>
              </table:table-cell>
            </table:table-row>
            <table:table-row>
              <table:table-cell office:value-type="string">
                <text:p>5/22/2017</text:p>
              </table:table-cell>
              <table:table-cell office:value-type="float" office:value="22.950916506">
                <text:p>22.950916506</text:p>
              </table:table-cell>
            </table:table-row>
            <table:table-row>
              <table:table-cell office:value-type="string">
                <text:p>5/23/2017</text:p>
              </table:table-cell>
              <table:table-cell office:value-type="float" office:value="22.876914693">
                <text:p>22.876914693</text:p>
              </table:table-cell>
            </table:table-row>
            <table:table-row>
              <table:table-cell office:value-type="string">
                <text:p>5/24/2017</text:p>
              </table:table-cell>
              <table:table-cell office:value-type="float" office:value="23.511877462">
                <text:p>23.511877462</text:p>
              </table:table-cell>
            </table:table-row>
            <table:table-row>
              <table:table-cell office:value-type="string">
                <text:p>5/25/2017</text:p>
              </table:table-cell>
              <table:table-cell office:value-type="float" office:value="22.627478169">
                <text:p>22.627478169</text:p>
              </table:table-cell>
            </table:table-row>
            <table:table-row>
              <table:table-cell office:value-type="string">
                <text:p>5/26/2017</text:p>
              </table:table-cell>
              <table:table-cell office:value-type="float" office:value="22.767260891">
                <text:p>22.767260891</text:p>
              </table:table-cell>
            </table:table-row>
            <table:table-row>
              <table:table-cell office:value-type="string">
                <text:p>5/27/2017</text:p>
              </table:table-cell>
              <table:table-cell office:value-type="float" office:value="22.312210827">
                <text:p>22.312210827</text:p>
              </table:table-cell>
            </table:table-row>
            <table:table-row>
              <table:table-cell office:value-type="string">
                <text:p>5/28/2017</text:p>
              </table:table-cell>
              <table:table-cell office:value-type="float" office:value="21.916364414">
                <text:p>21.916364414</text:p>
              </table:table-cell>
            </table:table-row>
            <table:table-row>
              <table:table-cell office:value-type="string">
                <text:p>5/29/2017</text:p>
              </table:table-cell>
              <table:table-cell office:value-type="float" office:value="22.429141176">
                <text:p>22.429141176</text:p>
              </table:table-cell>
            </table:table-row>
            <table:table-row>
              <table:table-cell office:value-type="string">
                <text:p>5/30/2017</text:p>
              </table:table-cell>
              <table:table-cell office:value-type="float" office:value="24.758885831">
                <text:p>24.758885831</text:p>
              </table:table-cell>
            </table:table-row>
            <table:table-row>
              <table:table-cell office:value-type="string">
                <text:p>5/31/2017</text:p>
              </table:table-cell>
              <table:table-cell office:value-type="float" office:value="38.210063774">
                <text:p>38.210063774</text:p>
              </table:table-cell>
            </table:table-row>
            <table:table-row>
              <table:table-cell office:value-type="string">
                <text:p>6/1/2017</text:p>
              </table:table-cell>
              <table:table-cell office:value-type="float" office:value="23.80856295">
                <text:p>23.80856295</text:p>
              </table:table-cell>
            </table:table-row>
            <table:table-row>
              <table:table-cell office:value-type="string">
                <text:p>6/2/2017</text:p>
              </table:table-cell>
              <table:table-cell office:value-type="float" office:value="22.913829909">
                <text:p>22.913829909</text:p>
              </table:table-cell>
            </table:table-row>
            <table:table-row>
              <table:table-cell office:value-type="string">
                <text:p>6/3/2017</text:p>
              </table:table-cell>
              <table:table-cell office:value-type="float" office:value="22.677818318">
                <text:p>22.677818318</text:p>
              </table:table-cell>
            </table:table-row>
            <table:table-row>
              <table:table-cell office:value-type="string">
                <text:p>6/4/2017</text:p>
              </table:table-cell>
              <table:table-cell office:value-type="float" office:value="23.508783552">
                <text:p>23.508783552</text:p>
              </table:table-cell>
            </table:table-row>
            <table:table-row>
              <table:table-cell office:value-type="string">
                <text:p>6/5/2017</text:p>
              </table:table-cell>
              <table:table-cell office:value-type="float" office:value="22.886137204">
                <text:p>22.886137204</text:p>
              </table:table-cell>
            </table:table-row>
            <table:table-row>
              <table:table-cell office:value-type="string">
                <text:p>6/6/2017</text:p>
              </table:table-cell>
              <table:table-cell office:value-type="float" office:value="23.539130279">
                <text:p>23.539130279</text:p>
              </table:table-cell>
            </table:table-row>
            <table:table-row>
              <table:table-cell office:value-type="string">
                <text:p>6/7/2017</text:p>
              </table:table-cell>
              <table:table-cell office:value-type="float" office:value="23.555770569">
                <text:p>23.555770569</text:p>
              </table:table-cell>
            </table:table-row>
            <table:table-row>
              <table:table-cell office:value-type="string">
                <text:p>6/8/2017</text:p>
              </table:table-cell>
              <table:table-cell office:value-type="float" office:value="23.571788218">
                <text:p>23.571788218</text:p>
              </table:table-cell>
            </table:table-row>
            <table:table-row>
              <table:table-cell office:value-type="string">
                <text:p>6/9/2017</text:p>
              </table:table-cell>
              <table:table-cell office:value-type="float" office:value="22.518978783">
                <text:p>22.518978783</text:p>
              </table:table-cell>
            </table:table-row>
            <table:table-row>
              <table:table-cell office:value-type="string">
                <text:p>6/10/2017</text:p>
              </table:table-cell>
              <table:table-cell office:value-type="float" office:value="22.422146714">
                <text:p>22.422146714</text:p>
              </table:table-cell>
            </table:table-row>
            <table:table-row>
              <table:table-cell office:value-type="string">
                <text:p>6/11/2017</text:p>
              </table:table-cell>
              <table:table-cell office:value-type="float" office:value="23.843612254">
                <text:p>23.843612254</text:p>
              </table:table-cell>
            </table:table-row>
            <table:table-row>
              <table:table-cell office:value-type="string">
                <text:p>6/12/2017</text:p>
              </table:table-cell>
              <table:table-cell office:value-type="float" office:value="30.39114109">
                <text:p>30.39114109</text:p>
              </table:table-cell>
            </table:table-row>
            <table:table-row>
              <table:table-cell office:value-type="string">
                <text:p>6/13/2017</text:p>
              </table:table-cell>
              <table:table-cell office:value-type="float" office:value="24.90391297">
                <text:p>24.90391297</text:p>
              </table:table-cell>
            </table:table-row>
            <table:table-row>
              <table:table-cell office:value-type="string">
                <text:p>6/14/2017</text:p>
              </table:table-cell>
              <table:table-cell office:value-type="float" office:value="22.812812579">
                <text:p>22.812812579</text:p>
              </table:table-cell>
            </table:table-row>
            <table:table-row>
              <table:table-cell office:value-type="string">
                <text:p>6/15/2017</text:p>
              </table:table-cell>
              <table:table-cell office:value-type="float" office:value="23.411815379">
                <text:p>23.411815379</text:p>
              </table:table-cell>
            </table:table-row>
            <table:table-row>
              <table:table-cell office:value-type="string">
                <text:p>6/16/2017</text:p>
              </table:table-cell>
              <table:table-cell office:value-type="float" office:value="22.083654403">
                <text:p>22.083654403</text:p>
              </table:table-cell>
            </table:table-row>
            <table:table-row>
              <table:table-cell office:value-type="string">
                <text:p>6/17/2017</text:p>
              </table:table-cell>
              <table:table-cell office:value-type="float" office:value="20.940055933">
                <text:p>20.940055933</text:p>
              </table:table-cell>
            </table:table-row>
            <table:table-row>
              <table:table-cell office:value-type="string">
                <text:p>6/18/2017</text:p>
              </table:table-cell>
              <table:table-cell office:value-type="float" office:value="19.777146521">
                <text:p>19.777146521</text:p>
              </table:table-cell>
            </table:table-row>
            <table:table-row>
              <table:table-cell office:value-type="string">
                <text:p>6/19/2017</text:p>
              </table:table-cell>
              <table:table-cell office:value-type="float" office:value="21.054562068">
                <text:p>21.054562068</text:p>
              </table:table-cell>
            </table:table-row>
            <table:table-row>
              <table:table-cell office:value-type="string">
                <text:p>6/20/2017</text:p>
              </table:table-cell>
              <table:table-cell office:value-type="float" office:value="35.606261848">
                <text:p>35.606261848</text:p>
              </table:table-cell>
            </table:table-row>
            <table:table-row>
              <table:table-cell office:value-type="string">
                <text:p>6/21/2017</text:p>
              </table:table-cell>
              <table:table-cell office:value-type="float" office:value="58.264077197">
                <text:p>58.264077197</text:p>
              </table:table-cell>
            </table:table-row>
            <table:table-row>
              <table:table-cell office:value-type="string">
                <text:p>6/22/2017</text:p>
              </table:table-cell>
              <table:table-cell office:value-type="float" office:value="41.150573699">
                <text:p>41.150573699</text:p>
              </table:table-cell>
            </table:table-row>
            <table:table-row>
              <table:table-cell office:value-type="string">
                <text:p>6/23/2017</text:p>
              </table:table-cell>
              <table:table-cell office:value-type="float" office:value="40.960227374">
                <text:p>40.960227374</text:p>
              </table:table-cell>
            </table:table-row>
            <table:table-row>
              <table:table-cell office:value-type="string">
                <text:p>6/24/2017</text:p>
              </table:table-cell>
              <table:table-cell office:value-type="float" office:value="47.309213754">
                <text:p>47.309213754</text:p>
              </table:table-cell>
            </table:table-row>
            <table:table-row>
              <table:table-cell office:value-type="string">
                <text:p>6/25/2017</text:p>
              </table:table-cell>
              <table:table-cell office:value-type="float" office:value="34.521352334">
                <text:p>34.521352334</text:p>
              </table:table-cell>
            </table:table-row>
            <table:table-row>
              <table:table-cell office:value-type="string">
                <text:p>6/26/2017</text:p>
              </table:table-cell>
              <table:table-cell office:value-type="float" office:value="49.580734026">
                <text:p>49.580734026</text:p>
              </table:table-cell>
            </table:table-row>
            <table:table-row>
              <table:table-cell office:value-type="string">
                <text:p>6/27/2017</text:p>
              </table:table-cell>
              <table:table-cell office:value-type="float" office:value="31.580245373">
                <text:p>31.580245373</text:p>
              </table:table-cell>
            </table:table-row>
            <table:table-row>
              <table:table-cell office:value-type="string">
                <text:p>6/28/2017</text:p>
              </table:table-cell>
              <table:table-cell office:value-type="float" office:value="43.482890266">
                <text:p>43.482890266</text:p>
              </table:table-cell>
            </table:table-row>
            <table:table-row>
              <table:table-cell office:value-type="string">
                <text:p>6/29/2017</text:p>
              </table:table-cell>
              <table:table-cell office:value-type="float" office:value="35.022170593">
                <text:p>35.022170593</text:p>
              </table:table-cell>
            </table:table-row>
            <table:table-row>
              <table:table-cell office:value-type="string">
                <text:p>6/30/2017</text:p>
              </table:table-cell>
              <table:table-cell office:value-type="float" office:value="27.223635401">
                <text:p>27.223635401</text:p>
              </table:table-cell>
            </table:table-row>
            <table:table-row>
              <table:table-cell office:value-type="string">
                <text:p>7/1/2017</text:p>
              </table:table-cell>
              <table:table-cell office:value-type="float" office:value="26.68972858">
                <text:p>26.68972858</text:p>
              </table:table-cell>
            </table:table-row>
            <table:table-row>
              <table:table-cell office:value-type="string">
                <text:p>7/2/2017</text:p>
              </table:table-cell>
              <table:table-cell office:value-type="float" office:value="25.58133328">
                <text:p>25.58133328</text:p>
              </table:table-cell>
            </table:table-row>
            <table:table-row>
              <table:table-cell office:value-type="string">
                <text:p>7/3/2017</text:p>
              </table:table-cell>
              <table:table-cell office:value-type="float" office:value="28.117349173">
                <text:p>28.117349173</text:p>
              </table:table-cell>
            </table:table-row>
            <table:table-row>
              <table:table-cell office:value-type="string">
                <text:p>7/4/2017</text:p>
              </table:table-cell>
              <table:table-cell office:value-type="float" office:value="24.664144555">
                <text:p>24.664144555</text:p>
              </table:table-cell>
            </table:table-row>
            <table:table-row>
              <table:table-cell office:value-type="string">
                <text:p>7/5/2017</text:p>
              </table:table-cell>
              <table:table-cell office:value-type="float" office:value="26.133024523">
                <text:p>26.133024523</text:p>
              </table:table-cell>
            </table:table-row>
            <table:table-row>
              <table:table-cell office:value-type="string">
                <text:p>7/6/2017</text:p>
              </table:table-cell>
              <table:table-cell office:value-type="float" office:value="24.841070314">
                <text:p>24.841070314</text:p>
              </table:table-cell>
            </table:table-row>
            <table:table-row>
              <table:table-cell office:value-type="string">
                <text:p>7/7/2017</text:p>
              </table:table-cell>
              <table:table-cell office:value-type="float" office:value="27.021742038">
                <text:p>27.021742038</text:p>
              </table:table-cell>
            </table:table-row>
            <table:table-row>
              <table:table-cell office:value-type="string">
                <text:p>7/8/2017</text:p>
              </table:table-cell>
              <table:table-cell office:value-type="float" office:value="26.089973919">
                <text:p>26.089973919</text:p>
              </table:table-cell>
            </table:table-row>
            <table:table-row>
              <table:table-cell office:value-type="string">
                <text:p>7/9/2017</text:p>
              </table:table-cell>
              <table:table-cell office:value-type="float" office:value="26.860797614">
                <text:p>26.860797614</text:p>
              </table:table-cell>
            </table:table-row>
            <table:table-row>
              <table:table-cell office:value-type="string">
                <text:p>7/10/2017</text:p>
              </table:table-cell>
              <table:table-cell office:value-type="float" office:value="22.840512365">
                <text:p>22.840512365</text:p>
              </table:table-cell>
            </table:table-row>
            <table:table-row>
              <table:table-cell office:value-type="string">
                <text:p>7/11/2017</text:p>
              </table:table-cell>
              <table:table-cell office:value-type="float" office:value="24.575033101">
                <text:p>24.575033101</text:p>
              </table:table-cell>
            </table:table-row>
            <table:table-row>
              <table:table-cell office:value-type="string">
                <text:p>7/12/2017</text:p>
              </table:table-cell>
              <table:table-cell office:value-type="float" office:value="24.301621064">
                <text:p>24.301621064</text:p>
              </table:table-cell>
            </table:table-row>
            <table:table-row>
              <table:table-cell office:value-type="string">
                <text:p>7/13/2017</text:p>
              </table:table-cell>
              <table:table-cell office:value-type="float" office:value="23.629822115">
                <text:p>23.629822115</text:p>
              </table:table-cell>
            </table:table-row>
            <table:table-row>
              <table:table-cell office:value-type="string">
                <text:p>7/14/2017</text:p>
              </table:table-cell>
              <table:table-cell office:value-type="float" office:value="23.119742999">
                <text:p>23.119742999</text:p>
              </table:table-cell>
            </table:table-row>
            <table:table-row>
              <table:table-cell office:value-type="string">
                <text:p>7/15/2017</text:p>
              </table:table-cell>
              <table:table-cell office:value-type="float" office:value="26.644007281">
                <text:p>26.644007281</text:p>
              </table:table-cell>
            </table:table-row>
            <table:table-row>
              <table:table-cell office:value-type="string">
                <text:p>7/16/2017</text:p>
              </table:table-cell>
              <table:table-cell office:value-type="float" office:value="24.22525447">
                <text:p>24.22525447</text:p>
              </table:table-cell>
            </table:table-row>
            <table:table-row>
              <table:table-cell office:value-type="string">
                <text:p>7/17/2017</text:p>
              </table:table-cell>
              <table:table-cell office:value-type="float" office:value="25.00845129">
                <text:p>25.00845129</text:p>
              </table:table-cell>
            </table:table-row>
            <table:table-row>
              <table:table-cell office:value-type="string">
                <text:p>7/18/2017</text:p>
              </table:table-cell>
              <table:table-cell office:value-type="float" office:value="26.922445269">
                <text:p>26.922445269</text:p>
              </table:table-cell>
            </table:table-row>
            <table:table-row>
              <table:table-cell office:value-type="string">
                <text:p>7/19/2017</text:p>
              </table:table-cell>
              <table:table-cell office:value-type="float" office:value="25.859171423">
                <text:p>25.859171423</text:p>
              </table:table-cell>
            </table:table-row>
            <table:table-row>
              <table:table-cell office:value-type="string">
                <text:p>7/20/2017</text:p>
              </table:table-cell>
              <table:table-cell office:value-type="float" office:value="23.785270501">
                <text:p>23.785270501</text:p>
              </table:table-cell>
            </table:table-row>
            <table:table-row>
              <table:table-cell office:value-type="string">
                <text:p>7/21/2017</text:p>
              </table:table-cell>
              <table:table-cell office:value-type="float" office:value="34.121661718">
                <text:p>34.121661718</text:p>
              </table:table-cell>
            </table:table-row>
            <table:table-row>
              <table:table-cell office:value-type="string">
                <text:p>7/22/2017</text:p>
              </table:table-cell>
              <table:table-cell office:value-type="float" office:value="24.728177686">
                <text:p>24.728177686</text:p>
              </table:table-cell>
            </table:table-row>
            <table:table-row>
              <table:table-cell office:value-type="string">
                <text:p>7/23/2017</text:p>
              </table:table-cell>
              <table:table-cell office:value-type="float" office:value="24.411781141">
                <text:p>24.411781141</text:p>
              </table:table-cell>
            </table:table-row>
            <table:table-row>
              <table:table-cell office:value-type="string">
                <text:p>7/24/2017</text:p>
              </table:table-cell>
              <table:table-cell office:value-type="float" office:value="24.99364532">
                <text:p>24.99364532</text:p>
              </table:table-cell>
            </table:table-row>
            <table:table-row>
              <table:table-cell office:value-type="string">
                <text:p>7/25/2017</text:p>
              </table:table-cell>
              <table:table-cell office:value-type="float" office:value="26.699669746">
                <text:p>26.699669746</text:p>
              </table:table-cell>
            </table:table-row>
            <table:table-row>
              <table:table-cell office:value-type="string">
                <text:p>7/26/2017</text:p>
              </table:table-cell>
              <table:table-cell office:value-type="float" office:value="26.644959295">
                <text:p>26.644959295</text:p>
              </table:table-cell>
            </table:table-row>
            <table:table-row>
              <table:table-cell office:value-type="string">
                <text:p>7/27/2017</text:p>
              </table:table-cell>
              <table:table-cell office:value-type="float" office:value="25.75957627">
                <text:p>25.75957627</text:p>
              </table:table-cell>
            </table:table-row>
            <table:table-row>
              <table:table-cell office:value-type="string">
                <text:p>7/28/2017</text:p>
              </table:table-cell>
              <table:table-cell office:value-type="float" office:value="25.160319003">
                <text:p>25.160319003</text:p>
              </table:table-cell>
            </table:table-row>
            <table:table-row>
              <table:table-cell office:value-type="string">
                <text:p>7/29/2017</text:p>
              </table:table-cell>
              <table:table-cell office:value-type="float" office:value="24.073380192">
                <text:p>24.073380192</text:p>
              </table:table-cell>
            </table:table-row>
            <table:table-row>
              <table:table-cell office:value-type="string">
                <text:p>7/30/2017</text:p>
              </table:table-cell>
              <table:table-cell office:value-type="float" office:value="23.908993567">
                <text:p>23.908993567</text:p>
              </table:table-cell>
            </table:table-row>
            <table:table-row>
              <table:table-cell office:value-type="string">
                <text:p>7/31/2017</text:p>
              </table:table-cell>
              <table:table-cell office:value-type="float" office:value="22.305961187">
                <text:p>22.305961187</text:p>
              </table:table-cell>
            </table:table-row>
            <table:table-row>
              <table:table-cell office:value-type="string">
                <text:p>8/1/2017</text:p>
              </table:table-cell>
              <table:table-cell office:value-type="float" office:value="25.462492943">
                <text:p>25.462492943</text:p>
              </table:table-cell>
            </table:table-row>
            <table:table-row>
              <table:table-cell office:value-type="string">
                <text:p>8/2/2017</text:p>
              </table:table-cell>
              <table:table-cell office:value-type="float" office:value="25.1455399">
                <text:p>25.1455399</text:p>
              </table:table-cell>
            </table:table-row>
            <table:table-row>
              <table:table-cell office:value-type="string">
                <text:p>8/3/2017</text:p>
              </table:table-cell>
              <table:table-cell office:value-type="float" office:value="24.881344614">
                <text:p>24.881344614</text:p>
              </table:table-cell>
            </table:table-row>
            <table:table-row>
              <table:table-cell office:value-type="string">
                <text:p>8/4/2017</text:p>
              </table:table-cell>
              <table:table-cell office:value-type="float" office:value="22.630338284">
                <text:p>22.630338284</text:p>
              </table:table-cell>
            </table:table-row>
            <table:table-row>
              <table:table-cell office:value-type="string">
                <text:p>8/5/2017</text:p>
              </table:table-cell>
              <table:table-cell office:value-type="float" office:value="23.984146001">
                <text:p>23.984146001</text:p>
              </table:table-cell>
            </table:table-row>
            <table:table-row>
              <table:table-cell office:value-type="string">
                <text:p>8/6/2017</text:p>
              </table:table-cell>
              <table:table-cell office:value-type="float" office:value="24.293412889">
                <text:p>24.293412889</text:p>
              </table:table-cell>
            </table:table-row>
            <table:table-row>
              <table:table-cell office:value-type="string">
                <text:p>8/7/2017</text:p>
              </table:table-cell>
              <table:table-cell office:value-type="float" office:value="25.187717437">
                <text:p>25.187717437</text:p>
              </table:table-cell>
            </table:table-row>
            <table:table-row>
              <table:table-cell office:value-type="string">
                <text:p>8/8/2017</text:p>
              </table:table-cell>
              <table:table-cell office:value-type="float" office:value="23.836962422">
                <text:p>23.836962422</text:p>
              </table:table-cell>
            </table:table-row>
            <table:table-row>
              <table:table-cell office:value-type="string">
                <text:p>8/9/2017</text:p>
              </table:table-cell>
              <table:table-cell office:value-type="float" office:value="24.062207266">
                <text:p>24.062207266</text:p>
              </table:table-cell>
            </table:table-row>
            <table:table-row>
              <table:table-cell office:value-type="string">
                <text:p>8/10/2017</text:p>
              </table:table-cell>
              <table:table-cell office:value-type="float" office:value="24.244829373">
                <text:p>24.244829373</text:p>
              </table:table-cell>
            </table:table-row>
            <table:table-row>
              <table:table-cell office:value-type="string">
                <text:p>8/11/2017</text:p>
              </table:table-cell>
              <table:table-cell office:value-type="float" office:value="25.055821756">
                <text:p>25.055821756</text:p>
              </table:table-cell>
            </table:table-row>
            <table:table-row>
              <table:table-cell office:value-type="string">
                <text:p>8/12/2017</text:p>
              </table:table-cell>
              <table:table-cell office:value-type="float" office:value="24.802395477">
                <text:p>24.802395477</text:p>
              </table:table-cell>
            </table:table-row>
            <table:table-row>
              <table:table-cell office:value-type="string">
                <text:p>8/13/2017</text:p>
              </table:table-cell>
              <table:table-cell office:value-type="float" office:value="22.053673388">
                <text:p>22.053673388</text:p>
              </table:table-cell>
            </table:table-row>
            <table:table-row>
              <table:table-cell office:value-type="string">
                <text:p>8/14/2017</text:p>
              </table:table-cell>
              <table:table-cell office:value-type="float" office:value="22.124106465">
                <text:p>22.124106465</text:p>
              </table:table-cell>
            </table:table-row>
            <table:table-row>
              <table:table-cell office:value-type="string">
                <text:p>8/15/2017</text:p>
              </table:table-cell>
              <table:table-cell office:value-type="float" office:value="21.732658516">
                <text:p>21.732658516</text:p>
              </table:table-cell>
            </table:table-row>
            <table:table-row>
              <table:table-cell office:value-type="string">
                <text:p>8/16/2017</text:p>
              </table:table-cell>
              <table:table-cell office:value-type="float" office:value="34.716303601">
                <text:p>34.716303601</text:p>
              </table:table-cell>
            </table:table-row>
            <table:table-row>
              <table:table-cell office:value-type="string">
                <text:p>8/17/2017</text:p>
              </table:table-cell>
              <table:table-cell office:value-type="float" office:value="29.04502565">
                <text:p>29.04502565</text:p>
              </table:table-cell>
            </table:table-row>
            <table:table-row>
              <table:table-cell office:value-type="string">
                <text:p>8/18/2017</text:p>
              </table:table-cell>
              <table:table-cell office:value-type="float" office:value="44.653492844">
                <text:p>44.653492844</text:p>
              </table:table-cell>
            </table:table-row>
            <table:table-row>
              <table:table-cell office:value-type="string">
                <text:p>8/19/2017</text:p>
              </table:table-cell>
              <table:table-cell office:value-type="float" office:value="25.853813413">
                <text:p>25.853813413</text:p>
              </table:table-cell>
            </table:table-row>
            <table:table-row>
              <table:table-cell office:value-type="string">
                <text:p>8/20/2017</text:p>
              </table:table-cell>
              <table:table-cell office:value-type="float" office:value="22.972240493">
                <text:p>22.972240493</text:p>
              </table:table-cell>
            </table:table-row>
            <table:table-row>
              <table:table-cell office:value-type="string">
                <text:p>8/21/2017</text:p>
              </table:table-cell>
              <table:table-cell office:value-type="float" office:value="23.061643547">
                <text:p>23.061643547</text:p>
              </table:table-cell>
            </table:table-row>
            <table:table-row>
              <table:table-cell office:value-type="string">
                <text:p>8/22/2017</text:p>
              </table:table-cell>
              <table:table-cell office:value-type="float" office:value="23.423033219">
                <text:p>23.423033219</text:p>
              </table:table-cell>
            </table:table-row>
            <table:table-row>
              <table:table-cell office:value-type="string">
                <text:p>8/23/2017</text:p>
              </table:table-cell>
              <table:table-cell office:value-type="float" office:value="23.256200293">
                <text:p>23.256200293</text:p>
              </table:table-cell>
            </table:table-row>
            <table:table-row>
              <table:table-cell office:value-type="string">
                <text:p>8/24/2017</text:p>
              </table:table-cell>
              <table:table-cell office:value-type="float" office:value="24.488987225">
                <text:p>24.488987225</text:p>
              </table:table-cell>
            </table:table-row>
            <table:table-row>
              <table:table-cell office:value-type="string">
                <text:p>8/25/2017</text:p>
              </table:table-cell>
              <table:table-cell office:value-type="float" office:value="25.311366617">
                <text:p>25.311366617</text:p>
              </table:table-cell>
            </table:table-row>
            <table:table-row>
              <table:table-cell office:value-type="string">
                <text:p>8/26/2017</text:p>
              </table:table-cell>
              <table:table-cell office:value-type="float" office:value="22.816054496">
                <text:p>22.816054496</text:p>
              </table:table-cell>
            </table:table-row>
            <table:table-row>
              <table:table-cell office:value-type="string">
                <text:p>8/27/2017</text:p>
              </table:table-cell>
              <table:table-cell office:value-type="float" office:value="22.152769744">
                <text:p>22.152769744</text:p>
              </table:table-cell>
            </table:table-row>
            <table:table-row>
              <table:table-cell office:value-type="string">
                <text:p>8/28/2017</text:p>
              </table:table-cell>
              <table:table-cell office:value-type="float" office:value="23.023333378">
                <text:p>23.023333378</text:p>
              </table:table-cell>
            </table:table-row>
            <table:table-row>
              <table:table-cell office:value-type="string">
                <text:p>8/29/2017</text:p>
              </table:table-cell>
              <table:table-cell office:value-type="float" office:value="26.062902403">
                <text:p>26.062902403</text:p>
              </table:table-cell>
            </table:table-row>
            <table:table-row>
              <table:table-cell office:value-type="string">
                <text:p>8/30/2017</text:p>
              </table:table-cell>
              <table:table-cell office:value-type="float" office:value="25.922353625">
                <text:p>25.922353625</text:p>
              </table:table-cell>
            </table:table-row>
            <table:table-row>
              <table:table-cell office:value-type="string">
                <text:p>8/31/2017</text:p>
              </table:table-cell>
              <table:table-cell office:value-type="float" office:value="36.202779201">
                <text:p>36.202779201</text:p>
              </table:table-cell>
            </table:table-row>
            <table:table-row>
              <table:table-cell office:value-type="string">
                <text:p>9/1/2017</text:p>
              </table:table-cell>
              <table:table-cell office:value-type="float" office:value="29.038234385">
                <text:p>29.038234385</text:p>
              </table:table-cell>
            </table:table-row>
            <table:table-row>
              <table:table-cell office:value-type="string">
                <text:p>9/2/2017</text:p>
              </table:table-cell>
              <table:table-cell office:value-type="float" office:value="62.682734227">
                <text:p>62.682734227</text:p>
              </table:table-cell>
            </table:table-row>
            <table:table-row>
              <table:table-cell office:value-type="string">
                <text:p>9/3/2017</text:p>
              </table:table-cell>
              <table:table-cell office:value-type="float" office:value="24.625907338">
                <text:p>24.625907338</text:p>
              </table:table-cell>
            </table:table-row>
            <table:table-row>
              <table:table-cell office:value-type="string">
                <text:p>9/4/2017</text:p>
              </table:table-cell>
              <table:table-cell office:value-type="float" office:value="27.792328086">
                <text:p>27.792328086</text:p>
              </table:table-cell>
            </table:table-row>
            <table:table-row>
              <table:table-cell office:value-type="string">
                <text:p>9/5/2017</text:p>
              </table:table-cell>
              <table:table-cell office:value-type="float" office:value="30.139309787">
                <text:p>30.139309787</text:p>
              </table:table-cell>
            </table:table-row>
            <table:table-row>
              <table:table-cell office:value-type="string">
                <text:p>9/6/2017</text:p>
              </table:table-cell>
              <table:table-cell office:value-type="float" office:value="36.519706124">
                <text:p>36.519706124</text:p>
              </table:table-cell>
            </table:table-row>
            <table:table-row>
              <table:table-cell office:value-type="string">
                <text:p>9/7/2017</text:p>
              </table:table-cell>
              <table:table-cell office:value-type="float" office:value="36.147491376">
                <text:p>36.147491376</text:p>
              </table:table-cell>
            </table:table-row>
            <table:table-row>
              <table:table-cell office:value-type="string">
                <text:p>9/8/2017</text:p>
              </table:table-cell>
              <table:table-cell office:value-type="float" office:value="42.275877643">
                <text:p>42.275877643</text:p>
              </table:table-cell>
            </table:table-row>
            <table:table-row>
              <table:table-cell office:value-type="string">
                <text:p>9/9/2017</text:p>
              </table:table-cell>
              <table:table-cell office:value-type="float" office:value="29.941043195">
                <text:p>29.941043195</text:p>
              </table:table-cell>
            </table:table-row>
            <table:table-row>
              <table:table-cell office:value-type="string">
                <text:p>9/10/2017</text:p>
              </table:table-cell>
              <table:table-cell office:value-type="float" office:value="36.135150446">
                <text:p>36.135150446</text:p>
              </table:table-cell>
            </table:table-row>
            <table:table-row>
              <table:table-cell office:value-type="string">
                <text:p>9/11/2017</text:p>
              </table:table-cell>
              <table:table-cell office:value-type="float" office:value="26.441744516">
                <text:p>26.441744516</text:p>
              </table:table-cell>
            </table:table-row>
            <table:table-row>
              <table:table-cell office:value-type="string">
                <text:p>9/12/2017</text:p>
              </table:table-cell>
              <table:table-cell office:value-type="float" office:value="28.430040166">
                <text:p>28.430040166</text:p>
              </table:table-cell>
            </table:table-row>
            <table:table-row>
              <table:table-cell office:value-type="string">
                <text:p>9/13/2017</text:p>
              </table:table-cell>
              <table:table-cell office:value-type="float" office:value="27.123610125">
                <text:p>27.123610125</text:p>
              </table:table-cell>
            </table:table-row>
            <table:table-row>
              <table:table-cell office:value-type="string">
                <text:p>9/14/2017</text:p>
              </table:table-cell>
              <table:table-cell office:value-type="float" office:value="28.372005082">
                <text:p>28.372005082</text:p>
              </table:table-cell>
            </table:table-row>
            <table:table-row>
              <table:table-cell office:value-type="string">
                <text:p>9/15/2017</text:p>
              </table:table-cell>
              <table:table-cell office:value-type="float" office:value="35.527257414">
                <text:p>35.527257414</text:p>
              </table:table-cell>
            </table:table-row>
            <table:table-row>
              <table:table-cell office:value-type="string">
                <text:p>9/16/2017</text:p>
              </table:table-cell>
              <table:table-cell office:value-type="float" office:value="35.2811164">
                <text:p>35.2811164</text:p>
              </table:table-cell>
            </table:table-row>
            <table:table-row>
              <table:table-cell office:value-type="string">
                <text:p>9/17/2017</text:p>
              </table:table-cell>
              <table:table-cell office:value-type="float" office:value="32.847109838">
                <text:p>32.847109838</text:p>
              </table:table-cell>
            </table:table-row>
            <table:table-row>
              <table:table-cell office:value-type="string">
                <text:p>9/18/2017</text:p>
              </table:table-cell>
              <table:table-cell office:value-type="float" office:value="27.527967857">
                <text:p>27.527967857</text:p>
              </table:table-cell>
            </table:table-row>
            <table:table-row>
              <table:table-cell office:value-type="string">
                <text:p>9/19/2017</text:p>
              </table:table-cell>
              <table:table-cell office:value-type="float" office:value="28.240983765">
                <text:p>28.240983765</text:p>
              </table:table-cell>
            </table:table-row>
            <table:table-row>
              <table:table-cell office:value-type="string">
                <text:p>9/20/2017</text:p>
              </table:table-cell>
              <table:table-cell office:value-type="float" office:value="30.102925181">
                <text:p>30.102925181</text:p>
              </table:table-cell>
            </table:table-row>
            <table:table-row>
              <table:table-cell office:value-type="string">
                <text:p>9/21/2017</text:p>
              </table:table-cell>
              <table:table-cell office:value-type="float" office:value="23.98389801">
                <text:p>23.98389801</text:p>
              </table:table-cell>
            </table:table-row>
            <table:table-row>
              <table:table-cell office:value-type="string">
                <text:p>9/22/2017</text:p>
              </table:table-cell>
              <table:table-cell office:value-type="float" office:value="24.379043547">
                <text:p>24.379043547</text:p>
              </table:table-cell>
            </table:table-row>
            <table:table-row>
              <table:table-cell office:value-type="string">
                <text:p>9/23/2017</text:p>
              </table:table-cell>
              <table:table-cell office:value-type="float" office:value="23.562292733">
                <text:p>23.562292733</text:p>
              </table:table-cell>
            </table:table-row>
            <table:table-row>
              <table:table-cell office:value-type="string">
                <text:p>9/24/2017</text:p>
              </table:table-cell>
              <table:table-cell office:value-type="float" office:value="28.226701571">
                <text:p>28.226701571</text:p>
              </table:table-cell>
            </table:table-row>
            <table:table-row>
              <table:table-cell office:value-type="string">
                <text:p>9/25/2017</text:p>
              </table:table-cell>
              <table:table-cell office:value-type="float" office:value="25.547420148">
                <text:p>25.547420148</text:p>
              </table:table-cell>
            </table:table-row>
            <table:table-row>
              <table:table-cell office:value-type="string">
                <text:p>9/26/2017</text:p>
              </table:table-cell>
              <table:table-cell office:value-type="float" office:value="24.57194991">
                <text:p>24.57194991</text:p>
              </table:table-cell>
            </table:table-row>
            <table:table-row>
              <table:table-cell office:value-type="string">
                <text:p>9/27/2017</text:p>
              </table:table-cell>
              <table:table-cell office:value-type="float" office:value="26.548967736">
                <text:p>26.548967736</text:p>
              </table:table-cell>
            </table:table-row>
            <table:table-row>
              <table:table-cell office:value-type="string">
                <text:p>9/28/2017</text:p>
              </table:table-cell>
              <table:table-cell office:value-type="float" office:value="25.409632808">
                <text:p>25.409632808</text:p>
              </table:table-cell>
            </table:table-row>
            <table:table-row>
              <table:table-cell office:value-type="string">
                <text:p>9/29/2017</text:p>
              </table:table-cell>
              <table:table-cell office:value-type="float" office:value="23.184436268">
                <text:p>23.184436268</text:p>
              </table:table-cell>
            </table:table-row>
            <table:table-row>
              <table:table-cell office:value-type="string">
                <text:p>9/30/2017</text:p>
              </table:table-cell>
              <table:table-cell office:value-type="float" office:value="26.23141209">
                <text:p>26.23141209</text:p>
              </table:table-cell>
            </table:table-row>
            <table:table-row>
              <table:table-cell office:value-type="string">
                <text:p>10/1/2017</text:p>
              </table:table-cell>
              <table:table-cell office:value-type="float" office:value="24.190581701">
                <text:p>24.190581701</text:p>
              </table:table-cell>
            </table:table-row>
            <table:table-row>
              <table:table-cell office:value-type="string">
                <text:p>10/2/2017</text:p>
              </table:table-cell>
              <table:table-cell office:value-type="float" office:value="25.37687952">
                <text:p>25.37687952</text:p>
              </table:table-cell>
            </table:table-row>
            <table:table-row>
              <table:table-cell office:value-type="string">
                <text:p>10/3/2017</text:p>
              </table:table-cell>
              <table:table-cell office:value-type="float" office:value="23.882103385">
                <text:p>23.882103385</text:p>
              </table:table-cell>
            </table:table-row>
            <table:table-row>
              <table:table-cell office:value-type="string">
                <text:p>10/4/2017</text:p>
              </table:table-cell>
              <table:table-cell office:value-type="float" office:value="23.689836678">
                <text:p>23.689836678</text:p>
              </table:table-cell>
            </table:table-row>
            <table:table-row>
              <table:table-cell office:value-type="string">
                <text:p>10/5/2017</text:p>
              </table:table-cell>
              <table:table-cell office:value-type="float" office:value="24.302843665">
                <text:p>24.302843665</text:p>
              </table:table-cell>
            </table:table-row>
            <table:table-row>
              <table:table-cell office:value-type="string">
                <text:p>10/6/2017</text:p>
              </table:table-cell>
              <table:table-cell office:value-type="float" office:value="25.759310387">
                <text:p>25.759310387</text:p>
              </table:table-cell>
            </table:table-row>
            <table:table-row>
              <table:table-cell office:value-type="string">
                <text:p>10/7/2017</text:p>
              </table:table-cell>
              <table:table-cell office:value-type="float" office:value="22.70574474">
                <text:p>22.70574474</text:p>
              </table:table-cell>
            </table:table-row>
            <table:table-row>
              <table:table-cell office:value-type="string">
                <text:p>10/8/2017</text:p>
              </table:table-cell>
              <table:table-cell office:value-type="float" office:value="24.091593642">
                <text:p>24.091593642</text:p>
              </table:table-cell>
            </table:table-row>
            <table:table-row>
              <table:table-cell office:value-type="string">
                <text:p>10/9/2017</text:p>
              </table:table-cell>
              <table:table-cell office:value-type="float" office:value="24.174030452">
                <text:p>24.174030452</text:p>
              </table:table-cell>
            </table:table-row>
            <table:table-row>
              <table:table-cell office:value-type="string">
                <text:p>10/10/2017</text:p>
              </table:table-cell>
              <table:table-cell office:value-type="float" office:value="25.058292801">
                <text:p>25.058292801</text:p>
              </table:table-cell>
            </table:table-row>
            <table:table-row>
              <table:table-cell office:value-type="string">
                <text:p>10/11/2017</text:p>
              </table:table-cell>
              <table:table-cell office:value-type="float" office:value="30.039329444">
                <text:p>30.039329444</text:p>
              </table:table-cell>
            </table:table-row>
            <table:table-row>
              <table:table-cell office:value-type="string">
                <text:p>10/12/2017</text:p>
              </table:table-cell>
              <table:table-cell office:value-type="float" office:value="24.512657109">
                <text:p>24.512657109</text:p>
              </table:table-cell>
            </table:table-row>
            <table:table-row>
              <table:table-cell office:value-type="string">
                <text:p>10/13/2017</text:p>
              </table:table-cell>
              <table:table-cell office:value-type="float" office:value="26.489325565">
                <text:p>26.489325565</text:p>
              </table:table-cell>
            </table:table-row>
            <table:table-row>
              <table:table-cell office:value-type="string">
                <text:p>10/14/2017</text:p>
              </table:table-cell>
              <table:table-cell office:value-type="float" office:value="24.196653845">
                <text:p>24.196653845</text:p>
              </table:table-cell>
            </table:table-row>
            <table:table-row>
              <table:table-cell office:value-type="string">
                <text:p>10/15/2017</text:p>
              </table:table-cell>
              <table:table-cell office:value-type="float" office:value="23.514174126">
                <text:p>23.514174126</text:p>
              </table:table-cell>
            </table:table-row>
            <table:table-row>
              <table:table-cell office:value-type="string">
                <text:p>10/16/2017</text:p>
              </table:table-cell>
              <table:table-cell office:value-type="float" office:value="16.678649826">
                <text:p>16.678649826</text:p>
              </table:table-cell>
            </table:table-row>
            <table:table-row>
              <table:table-cell office:value-type="string">
                <text:p>10/17/2017</text:p>
              </table:table-cell>
              <table:table-cell office:value-type="float" office:value="14.194850634">
                <text:p>14.194850634</text:p>
              </table:table-cell>
            </table:table-row>
            <table:table-row>
              <table:table-cell office:value-type="string">
                <text:p>10/18/2017</text:p>
              </table:table-cell>
              <table:table-cell office:value-type="float" office:value="14.081137033">
                <text:p>14.081137033</text:p>
              </table:table-cell>
            </table:table-row>
            <table:table-row>
              <table:table-cell office:value-type="string">
                <text:p>10/19/2017</text:p>
              </table:table-cell>
              <table:table-cell office:value-type="float" office:value="12.235259269">
                <text:p>12.235259269</text:p>
              </table:table-cell>
            </table:table-row>
            <table:table-row>
              <table:table-cell office:value-type="string">
                <text:p>10/20/2017</text:p>
              </table:table-cell>
              <table:table-cell office:value-type="float" office:value="14.610349751">
                <text:p>14.610349751</text:p>
              </table:table-cell>
            </table:table-row>
            <table:table-row>
              <table:table-cell office:value-type="string">
                <text:p>10/21/2017</text:p>
              </table:table-cell>
              <table:table-cell office:value-type="float" office:value="12.128683877">
                <text:p>12.128683877</text:p>
              </table:table-cell>
            </table:table-row>
            <table:table-row>
              <table:table-cell office:value-type="string">
                <text:p>10/22/2017</text:p>
              </table:table-cell>
              <table:table-cell office:value-type="float" office:value="10.751750663">
                <text:p>10.751750663</text:p>
              </table:table-cell>
            </table:table-row>
            <table:table-row>
              <table:table-cell office:value-type="string">
                <text:p>10/23/2017</text:p>
              </table:table-cell>
              <table:table-cell office:value-type="float" office:value="13.780011469">
                <text:p>13.780011469</text:p>
              </table:table-cell>
            </table:table-row>
            <table:table-row>
              <table:table-cell office:value-type="string">
                <text:p>10/24/2017</text:p>
              </table:table-cell>
              <table:table-cell office:value-type="float" office:value="14.415708346">
                <text:p>14.415708346</text:p>
              </table:table-cell>
            </table:table-row>
            <table:table-row>
              <table:table-cell office:value-type="string">
                <text:p>10/25/2017</text:p>
              </table:table-cell>
              <table:table-cell office:value-type="float" office:value="12.720316553">
                <text:p>12.720316553</text:p>
              </table:table-cell>
            </table:table-row>
            <table:table-row>
              <table:table-cell office:value-type="string">
                <text:p>10/26/2017</text:p>
              </table:table-cell>
              <table:table-cell office:value-type="float" office:value="12.385996259">
                <text:p>12.385996259</text:p>
              </table:table-cell>
            </table:table-row>
            <table:table-row>
              <table:table-cell office:value-type="string">
                <text:p>10/27/2017</text:p>
              </table:table-cell>
              <table:table-cell office:value-type="float" office:value="11.545392383">
                <text:p>11.545392383</text:p>
              </table:table-cell>
            </table:table-row>
            <table:table-row>
              <table:table-cell office:value-type="string">
                <text:p>10/28/2017</text:p>
              </table:table-cell>
              <table:table-cell office:value-type="float" office:value="10.491940195">
                <text:p>10.491940195</text:p>
              </table:table-cell>
            </table:table-row>
            <table:table-row>
              <table:table-cell office:value-type="string">
                <text:p>10/29/2017</text:p>
              </table:table-cell>
              <table:table-cell office:value-type="float" office:value="10.371979124">
                <text:p>10.371979124</text:p>
              </table:table-cell>
            </table:table-row>
            <table:table-row>
              <table:table-cell office:value-type="string">
                <text:p>10/30/2017</text:p>
              </table:table-cell>
              <table:table-cell office:value-type="float" office:value="11.808258897">
                <text:p>11.808258897</text:p>
              </table:table-cell>
            </table:table-row>
            <table:table-row>
              <table:table-cell office:value-type="string">
                <text:p>10/31/2017</text:p>
              </table:table-cell>
              <table:table-cell office:value-type="float" office:value="13.692446133">
                <text:p>13.692446133</text:p>
              </table:table-cell>
            </table:table-row>
            <table:table-row>
              <table:table-cell office:value-type="string">
                <text:p>11/1/2017</text:p>
              </table:table-cell>
              <table:table-cell office:value-type="float" office:value="14.979336359">
                <text:p>14.979336359</text:p>
              </table:table-cell>
            </table:table-row>
            <table:table-row>
              <table:table-cell office:value-type="string">
                <text:p>11/2/2017</text:p>
              </table:table-cell>
              <table:table-cell office:value-type="float" office:value="15.919836477">
                <text:p>15.919836477</text:p>
              </table:table-cell>
            </table:table-row>
            <table:table-row>
              <table:table-cell office:value-type="string">
                <text:p>11/3/2017</text:p>
              </table:table-cell>
              <table:table-cell office:value-type="float" office:value="12.781813101">
                <text:p>12.781813101</text:p>
              </table:table-cell>
            </table:table-row>
            <table:table-row>
              <table:table-cell office:value-type="string">
                <text:p>11/4/2017</text:p>
              </table:table-cell>
              <table:table-cell office:value-type="float" office:value="11.624799927">
                <text:p>11.624799927</text:p>
              </table:table-cell>
            </table:table-row>
            <table:table-row>
              <table:table-cell office:value-type="string">
                <text:p>11/5/2017</text:p>
              </table:table-cell>
              <table:table-cell office:value-type="float" office:value="10.703460687">
                <text:p>10.703460687</text:p>
              </table:table-cell>
            </table:table-row>
            <table:table-row>
              <table:table-cell office:value-type="string">
                <text:p>11/6/2017</text:p>
              </table:table-cell>
              <table:table-cell office:value-type="float" office:value="10.433598351">
                <text:p>10.433598351</text:p>
              </table:table-cell>
            </table:table-row>
            <table:table-row>
              <table:table-cell office:value-type="string">
                <text:p>11/7/2017</text:p>
              </table:table-cell>
              <table:table-cell office:value-type="float" office:value="13.393206633">
                <text:p>13.393206633</text:p>
              </table:table-cell>
            </table:table-row>
            <table:table-row>
              <table:table-cell office:value-type="string">
                <text:p>11/8/2017</text:p>
              </table:table-cell>
              <table:table-cell office:value-type="float" office:value="16.154783877">
                <text:p>16.154783877</text:p>
              </table:table-cell>
            </table:table-row>
            <table:table-row>
              <table:table-cell office:value-type="string">
                <text:p>11/9/2017</text:p>
              </table:table-cell>
              <table:table-cell office:value-type="float" office:value="15.785570759">
                <text:p>15.785570759</text:p>
              </table:table-cell>
            </table:table-row>
            <table:table-row>
              <table:table-cell office:value-type="string">
                <text:p>11/10/2017</text:p>
              </table:table-cell>
              <table:table-cell office:value-type="float" office:value="15.036090671">
                <text:p>15.036090671</text:p>
              </table:table-cell>
            </table:table-row>
            <table:table-row>
              <table:table-cell office:value-type="string">
                <text:p>11/11/2017</text:p>
              </table:table-cell>
              <table:table-cell office:value-type="float" office:value="15.394750336">
                <text:p>15.394750336</text:p>
              </table:table-cell>
            </table:table-row>
            <table:table-row>
              <table:table-cell office:value-type="string">
                <text:p>11/12/2017</text:p>
              </table:table-cell>
              <table:table-cell office:value-type="float" office:value="18.011273725">
                <text:p>18.011273725</text:p>
              </table:table-cell>
            </table:table-row>
            <table:table-row>
              <table:table-cell office:value-type="string">
                <text:p>11/13/2017</text:p>
              </table:table-cell>
              <table:table-cell office:value-type="float" office:value="16.603636136">
                <text:p>16.603636136</text:p>
              </table:table-cell>
            </table:table-row>
            <table:table-row>
              <table:table-cell office:value-type="string">
                <text:p>11/14/2017</text:p>
              </table:table-cell>
              <table:table-cell office:value-type="float" office:value="16.704405736">
                <text:p>16.704405736</text:p>
              </table:table-cell>
            </table:table-row>
            <table:table-row>
              <table:table-cell office:value-type="string">
                <text:p>11/15/2017</text:p>
              </table:table-cell>
              <table:table-cell office:value-type="float" office:value="17.408995522">
                <text:p>17.408995522</text:p>
              </table:table-cell>
            </table:table-row>
            <table:table-row>
              <table:table-cell office:value-type="string">
                <text:p>11/16/2017</text:p>
              </table:table-cell>
              <table:table-cell office:value-type="float" office:value="16.023943398">
                <text:p>16.023943398</text:p>
              </table:table-cell>
            </table:table-row>
            <table:table-row>
              <table:table-cell office:value-type="string">
                <text:p>11/17/2017</text:p>
              </table:table-cell>
              <table:table-cell office:value-type="float" office:value="16.406020669">
                <text:p>16.406020669</text:p>
              </table:table-cell>
            </table:table-row>
            <table:table-row>
              <table:table-cell office:value-type="string">
                <text:p>11/18/2017</text:p>
              </table:table-cell>
              <table:table-cell office:value-type="float" office:value="13.339014477">
                <text:p>13.339014477</text:p>
              </table:table-cell>
            </table:table-row>
            <table:table-row>
              <table:table-cell office:value-type="string">
                <text:p>11/19/2017</text:p>
              </table:table-cell>
              <table:table-cell office:value-type="float" office:value="14.229082585">
                <text:p>14.229082585</text:p>
              </table:table-cell>
            </table:table-row>
            <table:table-row>
              <table:table-cell office:value-type="string">
                <text:p>11/20/2017</text:p>
              </table:table-cell>
              <table:table-cell office:value-type="float" office:value="16.089304528">
                <text:p>16.089304528</text:p>
              </table:table-cell>
            </table:table-row>
            <table:table-row>
              <table:table-cell office:value-type="string">
                <text:p>11/21/2017</text:p>
              </table:table-cell>
              <table:table-cell office:value-type="float" office:value="17.548793491">
                <text:p>17.548793491</text:p>
              </table:table-cell>
            </table:table-row>
            <table:table-row>
              <table:table-cell office:value-type="string">
                <text:p>11/22/2017</text:p>
              </table:table-cell>
              <table:table-cell office:value-type="float" office:value="16.469836119">
                <text:p>16.469836119</text:p>
              </table:table-cell>
            </table:table-row>
            <table:table-row>
              <table:table-cell office:value-type="string">
                <text:p>11/23/2017</text:p>
              </table:table-cell>
              <table:table-cell office:value-type="float" office:value="15.992127664">
                <text:p>15.992127664</text:p>
              </table:table-cell>
            </table:table-row>
            <table:table-row>
              <table:table-cell office:value-type="string">
                <text:p>11/24/2017</text:p>
              </table:table-cell>
              <table:table-cell office:value-type="float" office:value="15.456892039">
                <text:p>15.456892039</text:p>
              </table:table-cell>
            </table:table-row>
            <table:table-row>
              <table:table-cell office:value-type="string">
                <text:p>11/25/2017</text:p>
              </table:table-cell>
              <table:table-cell office:value-type="float" office:value="12.891179323">
                <text:p>12.891179323</text:p>
              </table:table-cell>
            </table:table-row>
            <table:table-row>
              <table:table-cell office:value-type="string">
                <text:p>11/26/2017</text:p>
              </table:table-cell>
              <table:table-cell office:value-type="float" office:value="14.953923259">
                <text:p>14.953923259</text:p>
              </table:table-cell>
            </table:table-row>
            <table:table-row>
              <table:table-cell office:value-type="string">
                <text:p>11/27/2017</text:p>
              </table:table-cell>
              <table:table-cell office:value-type="float" office:value="15.53733787">
                <text:p>15.53733787</text:p>
              </table:table-cell>
            </table:table-row>
            <table:table-row>
              <table:table-cell office:value-type="string">
                <text:p>11/28/2017</text:p>
              </table:table-cell>
              <table:table-cell office:value-type="float" office:value="16.779210323">
                <text:p>16.779210323</text:p>
              </table:table-cell>
            </table:table-row>
            <table:table-row>
              <table:table-cell office:value-type="string">
                <text:p>11/29/2017</text:p>
              </table:table-cell>
              <table:table-cell office:value-type="float" office:value="17.499867713">
                <text:p>17.499867713</text:p>
              </table:table-cell>
            </table:table-row>
            <table:table-row>
              <table:table-cell office:value-type="string">
                <text:p>11/30/2017</text:p>
              </table:table-cell>
              <table:table-cell office:value-type="float" office:value="16.35403832">
                <text:p>16.35403832</text:p>
              </table:table-cell>
            </table:table-row>
            <table:table-row>
              <table:table-cell office:value-type="string">
                <text:p>12/1/2017</text:p>
              </table:table-cell>
              <table:table-cell office:value-type="float" office:value="14.561757161">
                <text:p>14.561757161</text:p>
              </table:table-cell>
            </table:table-row>
            <table:table-row>
              <table:table-cell office:value-type="string">
                <text:p>12/2/2017</text:p>
              </table:table-cell>
              <table:table-cell office:value-type="float" office:value="13.179215357">
                <text:p>13.179215357</text:p>
              </table:table-cell>
            </table:table-row>
            <table:table-row>
              <table:table-cell office:value-type="string">
                <text:p>12/3/2017</text:p>
              </table:table-cell>
              <table:table-cell office:value-type="float" office:value="14.068434201">
                <text:p>14.068434201</text:p>
              </table:table-cell>
            </table:table-row>
            <table:table-row>
              <table:table-cell office:value-type="string">
                <text:p>12/4/2017</text:p>
              </table:table-cell>
              <table:table-cell office:value-type="float" office:value="21.962218932">
                <text:p>21.962218932</text:p>
              </table:table-cell>
            </table:table-row>
            <table:table-row>
              <table:table-cell office:value-type="string">
                <text:p>12/5/2017</text:p>
              </table:table-cell>
              <table:table-cell office:value-type="float" office:value="30.921177676">
                <text:p>30.921177676</text:p>
              </table:table-cell>
            </table:table-row>
            <table:table-row>
              <table:table-cell office:value-type="string">
                <text:p>12/6/2017</text:p>
              </table:table-cell>
              <table:table-cell office:value-type="float" office:value="42.116421717">
                <text:p>42.1164217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